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64.91pt"/>
    </style:style>
    <style:style style:name="co3" style:family="table-column">
      <style:table-column-properties fo:break-before="auto" style:column-width="63.41pt"/>
    </style:style>
    <style:style style:name="co4" style:family="table-column">
      <style:table-column-properties fo:break-before="auto" style:column-width="67.15pt"/>
    </style:style>
    <style:style style:name="co5" style:family="table-column">
      <style:table-column-properties fo:break-before="auto" style:column-width="65.65pt"/>
    </style:style>
    <style:style style:name="co6" style:family="table-column">
      <style:table-column-properties fo:break-before="auto" style:column-width="62.65pt"/>
    </style:style>
    <style:style style:name="co7" style:family="table-column">
      <style:table-column-properties fo:break-before="auto" style:column-width="69.3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nkroll_sample" table:style-name="ta1">
        <table:table-source xlink:type="simple" xlink:href="../bankroll_sample.csv" table:table-name="bankroll_sample" table:filter-name="Text - txt - csv (StarCalc)" table:filter-options="9/59/44,34,76,1,,0,false,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Perfect Anne</text:p>
          </table:table-cell>
          <table:table-cell office:value-type="string" calcext:value-type="string">
            <text:p>Perfect Beth</text:p>
          </table:table-cell>
          <table:table-cell office:value-type="string" calcext:value-type="string">
            <text:p>Perfect Callie</text:p>
          </table:table-cell>
          <table:table-cell office:value-type="string" calcext:value-type="string">
            <text:p>Perfect Dora</text:p>
          </table:table-cell>
          <table:table-cell office:value-type="string" calcext:value-type="string">
            <text:p>Perfect Edna</text:p>
          </table:table-cell>
          <table:table-cell office:value-type="string" calcext:value-type="string">
            <text:p>Perfect Fran</text:p>
          </table:table-cell>
          <table:table-cell office:value-type="string" calcext:value-type="string">
            <text:p>Perfect Grac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625" calcext:value-type="float">
            <text:p>10625</text:p>
          </table:table-cell>
          <table:table-cell office:value-type="float" office:value="10655" calcext:value-type="float">
            <text:p>10655</text:p>
          </table:table-cell>
          <table:table-cell office:value-type="float" office:value="10162.5" calcext:value-type="float">
            <text:p>10162.5</text:p>
          </table:table-cell>
          <table:table-cell office:value-type="float" office:value="10605" calcext:value-type="float">
            <text:p>10605</text:p>
          </table:table-cell>
          <table:table-cell office:value-type="float" office:value="9705" calcext:value-type="float">
            <text:p>9705</text:p>
          </table:table-cell>
          <table:table-cell office:value-type="float" office:value="9970" calcext:value-type="float">
            <text:p>9970</text:p>
          </table:table-cell>
          <table:table-cell office:value-type="float" office:value="10655" calcext:value-type="float">
            <text:p>106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250" calcext:value-type="float">
            <text:p>10250</text:p>
          </table:table-cell>
          <table:table-cell office:value-type="float" office:value="10635" calcext:value-type="float">
            <text:p>10635</text:p>
          </table:table-cell>
          <table:table-cell office:value-type="float" office:value="10062.5" calcext:value-type="float">
            <text:p>10062.5</text:p>
          </table:table-cell>
          <table:table-cell office:value-type="float" office:value="10700" calcext:value-type="float">
            <text:p>10700</text:p>
          </table:table-cell>
          <table:table-cell office:value-type="float" office:value="10540" calcext:value-type="float">
            <text:p>10540</text:p>
          </table:table-cell>
          <table:table-cell office:value-type="float" office:value="9410" calcext:value-type="float">
            <text:p>941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160" calcext:value-type="float">
            <text:p>10160</text:p>
          </table:table-cell>
          <table:table-cell office:value-type="float" office:value="10350" calcext:value-type="float">
            <text:p>10350</text:p>
          </table:table-cell>
          <table:table-cell office:value-type="float" office:value="9787.5" calcext:value-type="float">
            <text:p>9787.5</text:p>
          </table:table-cell>
          <table:table-cell office:value-type="float" office:value="10695" calcext:value-type="float">
            <text:p>10695</text:p>
          </table:table-cell>
          <table:table-cell office:value-type="float" office:value="10740" calcext:value-type="float">
            <text:p>10740</text:p>
          </table:table-cell>
          <table:table-cell office:value-type="float" office:value="9395" calcext:value-type="float">
            <text:p>9395</text:p>
          </table:table-cell>
          <table:table-cell office:value-type="float" office:value="10750" calcext:value-type="float">
            <text:p>1075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80" calcext:value-type="float">
            <text:p>10080</text:p>
          </table:table-cell>
          <table:table-cell office:value-type="float" office:value="10710" calcext:value-type="float">
            <text:p>10710</text:p>
          </table:table-cell>
          <table:table-cell office:value-type="float" office:value="9857.5" calcext:value-type="float">
            <text:p>9857.5</text:p>
          </table:table-cell>
          <table:table-cell office:value-type="float" office:value="10775" calcext:value-type="float">
            <text:p>10775</text:p>
          </table:table-cell>
          <table:table-cell office:value-type="float" office:value="11315" calcext:value-type="float">
            <text:p>11315</text:p>
          </table:table-cell>
          <table:table-cell office:value-type="float" office:value="9380" calcext:value-type="float">
            <text:p>9380</text:p>
          </table:table-cell>
          <table:table-cell office:value-type="float" office:value="10830" calcext:value-type="float">
            <text:p>108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245" calcext:value-type="float">
            <text:p>10245</text:p>
          </table:table-cell>
          <table:table-cell office:value-type="float" office:value="11020" calcext:value-type="float">
            <text:p>11020</text:p>
          </table:table-cell>
          <table:table-cell office:value-type="float" office:value="9982.5" calcext:value-type="float">
            <text:p>9982.5</text:p>
          </table:table-cell>
          <table:table-cell office:value-type="float" office:value="10980" calcext:value-type="float">
            <text:p>10980</text:p>
          </table:table-cell>
          <table:table-cell office:value-type="float" office:value="11470" calcext:value-type="float">
            <text:p>11470</text:p>
          </table:table-cell>
          <table:table-cell office:value-type="float" office:value="9535" calcext:value-type="float">
            <text:p>9535</text:p>
          </table:table-cell>
          <table:table-cell office:value-type="float" office:value="10910" calcext:value-type="float">
            <text:p>1091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320" calcext:value-type="float">
            <text:p>10320</text:p>
          </table:table-cell>
          <table:table-cell office:value-type="float" office:value="10865" calcext:value-type="float">
            <text:p>10865</text:p>
          </table:table-cell>
          <table:table-cell office:value-type="float" office:value="9877.5" calcext:value-type="float">
            <text:p>9877.5</text:p>
          </table:table-cell>
          <table:table-cell office:value-type="float" office:value="11120" calcext:value-type="float">
            <text:p>11120</text:p>
          </table:table-cell>
          <table:table-cell office:value-type="float" office:value="12002.5" calcext:value-type="float">
            <text:p>12002.5</text:p>
          </table:table-cell>
          <table:table-cell office:value-type="float" office:value="9795" calcext:value-type="float">
            <text:p>9795</text:p>
          </table:table-cell>
          <table:table-cell office:value-type="float" office:value="10980" calcext:value-type="float">
            <text:p>1098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265" calcext:value-type="float">
            <text:p>10265</text:p>
          </table:table-cell>
          <table:table-cell office:value-type="float" office:value="10920" calcext:value-type="float">
            <text:p>10920</text:p>
          </table:table-cell>
          <table:table-cell office:value-type="float" office:value="10617.5" calcext:value-type="float">
            <text:p>10617.5</text:p>
          </table:table-cell>
          <table:table-cell office:value-type="float" office:value="12605" calcext:value-type="float">
            <text:p>12605</text:p>
          </table:table-cell>
          <table:table-cell office:value-type="float" office:value="11977.5" calcext:value-type="float">
            <text:p>11977.5</text:p>
          </table:table-cell>
          <table:table-cell office:value-type="float" office:value="10300" calcext:value-type="float">
            <text:p>10300</text:p>
          </table:table-cell>
          <table:table-cell office:value-type="float" office:value="11075" calcext:value-type="float">
            <text:p>1107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265" calcext:value-type="float">
            <text:p>10265</text:p>
          </table:table-cell>
          <table:table-cell office:value-type="float" office:value="10940" calcext:value-type="float">
            <text:p>10940</text:p>
          </table:table-cell>
          <table:table-cell office:value-type="float" office:value="10567.5" calcext:value-type="float">
            <text:p>10567.5</text:p>
          </table:table-cell>
          <table:table-cell office:value-type="float" office:value="12585" calcext:value-type="float">
            <text:p>12585</text:p>
          </table:table-cell>
          <table:table-cell office:value-type="float" office:value="11652.5" calcext:value-type="float">
            <text:p>11652.5</text:p>
          </table:table-cell>
          <table:table-cell office:value-type="float" office:value="10010" calcext:value-type="float">
            <text:p>10010</text:p>
          </table:table-cell>
          <table:table-cell office:value-type="float" office:value="10845" calcext:value-type="float">
            <text:p>1084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155" calcext:value-type="float">
            <text:p>10155</text:p>
          </table:table-cell>
          <table:table-cell office:value-type="float" office:value="10665" calcext:value-type="float">
            <text:p>10665</text:p>
          </table:table-cell>
          <table:table-cell office:value-type="float" office:value="10857.5" calcext:value-type="float">
            <text:p>10857.5</text:p>
          </table:table-cell>
          <table:table-cell office:value-type="float" office:value="12465" calcext:value-type="float">
            <text:p>12465</text:p>
          </table:table-cell>
          <table:table-cell office:value-type="float" office:value="11587.5" calcext:value-type="float">
            <text:p>11587.5</text:p>
          </table:table-cell>
          <table:table-cell office:value-type="float" office:value="10025" calcext:value-type="float">
            <text:p>10025</text:p>
          </table:table-cell>
          <table:table-cell office:value-type="float" office:value="11050" calcext:value-type="float">
            <text:p>110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740" calcext:value-type="float">
            <text:p>9740</text:p>
          </table:table-cell>
          <table:table-cell office:value-type="float" office:value="10385" calcext:value-type="float">
            <text:p>10385</text:p>
          </table:table-cell>
          <table:table-cell office:value-type="float" office:value="10642.5" calcext:value-type="float">
            <text:p>10642.5</text:p>
          </table:table-cell>
          <table:table-cell office:value-type="float" office:value="12125" calcext:value-type="float">
            <text:p>12125</text:p>
          </table:table-cell>
          <table:table-cell office:value-type="float" office:value="11432.5" calcext:value-type="float">
            <text:p>11432.5</text:p>
          </table:table-cell>
          <table:table-cell office:value-type="float" office:value="10420" calcext:value-type="float">
            <text:p>10420</text:p>
          </table:table-cell>
          <table:table-cell office:value-type="float" office:value="10745" calcext:value-type="float">
            <text:p>1074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665" calcext:value-type="float">
            <text:p>9665</text:p>
          </table:table-cell>
          <table:table-cell office:value-type="float" office:value="10635" calcext:value-type="float">
            <text:p>10635</text:p>
          </table:table-cell>
          <table:table-cell office:value-type="float" office:value="10997.5" calcext:value-type="float">
            <text:p>10997.5</text:p>
          </table:table-cell>
          <table:table-cell office:value-type="float" office:value="11980" calcext:value-type="float">
            <text:p>11980</text:p>
          </table:table-cell>
          <table:table-cell office:value-type="float" office:value="11177.5" calcext:value-type="float">
            <text:p>11177.5</text:p>
          </table:table-cell>
          <table:table-cell office:value-type="float" office:value="10280" calcext:value-type="float">
            <text:p>10280</text:p>
          </table:table-cell>
          <table:table-cell office:value-type="float" office:value="10605" calcext:value-type="float">
            <text:p>106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700" calcext:value-type="float">
            <text:p>9700</text:p>
          </table:table-cell>
          <table:table-cell office:value-type="float" office:value="10695" calcext:value-type="float">
            <text:p>10695</text:p>
          </table:table-cell>
          <table:table-cell office:value-type="float" office:value="11107.5" calcext:value-type="float">
            <text:p>11107.5</text:p>
          </table:table-cell>
          <table:table-cell office:value-type="float" office:value="11710" calcext:value-type="float">
            <text:p>11710</text:p>
          </table:table-cell>
          <table:table-cell office:value-type="float" office:value="11257.5" calcext:value-type="float">
            <text:p>11257.5</text:p>
          </table:table-cell>
          <table:table-cell office:value-type="float" office:value="10170" calcext:value-type="float">
            <text:p>10170</text:p>
          </table:table-cell>
          <table:table-cell office:value-type="float" office:value="10335" calcext:value-type="float">
            <text:p>1033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515" calcext:value-type="float">
            <text:p>9515</text:p>
          </table:table-cell>
          <table:table-cell office:value-type="float" office:value="11045" calcext:value-type="float">
            <text:p>11045</text:p>
          </table:table-cell>
          <table:table-cell office:value-type="float" office:value="10842.5" calcext:value-type="float">
            <text:p>10842.5</text:p>
          </table:table-cell>
          <table:table-cell office:value-type="float" office:value="12065" calcext:value-type="float">
            <text:p>12065</text:p>
          </table:table-cell>
          <table:table-cell office:value-type="float" office:value="11457.5" calcext:value-type="float">
            <text:p>11457.5</text:p>
          </table:table-cell>
          <table:table-cell office:value-type="float" office:value="10320" calcext:value-type="float">
            <text:p>10320</text:p>
          </table:table-cell>
          <table:table-cell office:value-type="float" office:value="9975" calcext:value-type="float">
            <text:p>997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260" calcext:value-type="float">
            <text:p>9260</text:p>
          </table:table-cell>
          <table:table-cell office:value-type="float" office:value="11247.5" calcext:value-type="float">
            <text:p>11247.5</text:p>
          </table:table-cell>
          <table:table-cell office:value-type="float" office:value="11022.5" calcext:value-type="float">
            <text:p>11022.5</text:p>
          </table:table-cell>
          <table:table-cell office:value-type="float" office:value="12145" calcext:value-type="float">
            <text:p>12145</text:p>
          </table:table-cell>
          <table:table-cell office:value-type="float" office:value="11277.5" calcext:value-type="float">
            <text:p>11277.5</text:p>
          </table:table-cell>
          <table:table-cell office:value-type="float" office:value="11155" calcext:value-type="float">
            <text:p>11155</text:p>
          </table:table-cell>
          <table:table-cell office:value-type="float" office:value="10195" calcext:value-type="float">
            <text:p>1019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645" calcext:value-type="float">
            <text:p>9645</text:p>
          </table:table-cell>
          <table:table-cell office:value-type="float" office:value="10677.5" calcext:value-type="float">
            <text:p>10677.5</text:p>
          </table:table-cell>
          <table:table-cell office:value-type="float" office:value="10587.5" calcext:value-type="float">
            <text:p>10587.5</text:p>
          </table:table-cell>
          <table:table-cell office:value-type="float" office:value="12435" calcext:value-type="float">
            <text:p>12435</text:p>
          </table:table-cell>
          <table:table-cell office:value-type="float" office:value="11292.5" calcext:value-type="float">
            <text:p>11292.5</text:p>
          </table:table-cell>
          <table:table-cell office:value-type="float" office:value="10895" calcext:value-type="float">
            <text:p>10895</text:p>
          </table:table-cell>
          <table:table-cell office:value-type="float" office:value="10035" calcext:value-type="float">
            <text:p>1003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572.5" calcext:value-type="float">
            <text:p>9572.5</text:p>
          </table:table-cell>
          <table:table-cell office:value-type="float" office:value="11065" calcext:value-type="float">
            <text:p>11065</text:p>
          </table:table-cell>
          <table:table-cell office:value-type="float" office:value="10775" calcext:value-type="float">
            <text:p>10775</text:p>
          </table:table-cell>
          <table:table-cell office:value-type="float" office:value="12002.5" calcext:value-type="float">
            <text:p>12002.5</text:p>
          </table:table-cell>
          <table:table-cell office:value-type="float" office:value="11232.5" calcext:value-type="float">
            <text:p>11232.5</text:p>
          </table:table-cell>
          <table:table-cell office:value-type="float" office:value="10722.5" calcext:value-type="float">
            <text:p>10722.5</text:p>
          </table:table-cell>
          <table:table-cell office:value-type="float" office:value="10197.5" calcext:value-type="float">
            <text:p>10197.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377.5" calcext:value-type="float">
            <text:p>9377.5</text:p>
          </table:table-cell>
          <table:table-cell office:value-type="float" office:value="11660" calcext:value-type="float">
            <text:p>11660</text:p>
          </table:table-cell>
          <table:table-cell office:value-type="float" office:value="11740" calcext:value-type="float">
            <text:p>11740</text:p>
          </table:table-cell>
          <table:table-cell office:value-type="float" office:value="12142.5" calcext:value-type="float">
            <text:p>12142.5</text:p>
          </table:table-cell>
          <table:table-cell office:value-type="float" office:value="12092.5" calcext:value-type="float">
            <text:p>12092.5</text:p>
          </table:table-cell>
          <table:table-cell office:value-type="float" office:value="11615" calcext:value-type="float">
            <text:p>11615</text:p>
          </table:table-cell>
          <table:table-cell office:value-type="float" office:value="11142.5" calcext:value-type="float">
            <text:p>11142.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787.5" calcext:value-type="float">
            <text:p>8787.5</text:p>
          </table:table-cell>
          <table:table-cell office:value-type="float" office:value="11585" calcext:value-type="float">
            <text:p>11585</text:p>
          </table:table-cell>
          <table:table-cell office:value-type="float" office:value="11645" calcext:value-type="float">
            <text:p>11645</text:p>
          </table:table-cell>
          <table:table-cell office:value-type="float" office:value="11912.5" calcext:value-type="float">
            <text:p>11912.5</text:p>
          </table:table-cell>
          <table:table-cell office:value-type="float" office:value="11527.5" calcext:value-type="float">
            <text:p>11527.5</text:p>
          </table:table-cell>
          <table:table-cell office:value-type="float" office:value="11065" calcext:value-type="float">
            <text:p>11065</text:p>
          </table:table-cell>
          <table:table-cell office:value-type="float" office:value="10817.5" calcext:value-type="float">
            <text:p>10817.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82.5" calcext:value-type="float">
            <text:p>10082.5</text:p>
          </table:table-cell>
          <table:table-cell office:value-type="float" office:value="11815" calcext:value-type="float">
            <text:p>11815</text:p>
          </table:table-cell>
          <table:table-cell office:value-type="float" office:value="11865" calcext:value-type="float">
            <text:p>11865</text:p>
          </table:table-cell>
          <table:table-cell office:value-type="float" office:value="12270" calcext:value-type="float">
            <text:p>12270</text:p>
          </table:table-cell>
          <table:table-cell office:value-type="float" office:value="11512.5" calcext:value-type="float">
            <text:p>11512.5</text:p>
          </table:table-cell>
          <table:table-cell office:value-type="float" office:value="11590" calcext:value-type="float">
            <text:p>11590</text:p>
          </table:table-cell>
          <table:table-cell office:value-type="float" office:value="10827.5" calcext:value-type="float">
            <text:p>10827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857.5" calcext:value-type="float">
            <text:p>9857.5</text:p>
          </table:table-cell>
          <table:table-cell office:value-type="float" office:value="11430" calcext:value-type="float">
            <text:p>11430</text:p>
          </table:table-cell>
          <table:table-cell office:value-type="float" office:value="11165" calcext:value-type="float">
            <text:p>11165</text:p>
          </table:table-cell>
          <table:table-cell office:value-type="float" office:value="12205" calcext:value-type="float">
            <text:p>12205</text:p>
          </table:table-cell>
          <table:table-cell office:value-type="float" office:value="10887.5" calcext:value-type="float">
            <text:p>10887.5</text:p>
          </table:table-cell>
          <table:table-cell office:value-type="float" office:value="11460" calcext:value-type="float">
            <text:p>11460</text:p>
          </table:table-cell>
          <table:table-cell office:value-type="float" office:value="10572.5" calcext:value-type="float">
            <text:p>10572.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825" calcext:value-type="float">
            <text:p>9825</text:p>
          </table:table-cell>
          <table:table-cell office:value-type="float" office:value="12005" calcext:value-type="float">
            <text:p>12005</text:p>
          </table:table-cell>
          <table:table-cell office:value-type="float" office:value="11685" calcext:value-type="float">
            <text:p>11685</text:p>
          </table:table-cell>
          <table:table-cell office:value-type="float" office:value="12325" calcext:value-type="float">
            <text:p>12325</text:p>
          </table:table-cell>
          <table:table-cell office:value-type="float" office:value="10602.5" calcext:value-type="float">
            <text:p>10602.5</text:p>
          </table:table-cell>
          <table:table-cell office:value-type="float" office:value="11772.5" calcext:value-type="float">
            <text:p>11772.5</text:p>
          </table:table-cell>
          <table:table-cell office:value-type="float" office:value="10142.5" calcext:value-type="float">
            <text:p>10142.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375" calcext:value-type="float">
            <text:p>9375</text:p>
          </table:table-cell>
          <table:table-cell office:value-type="float" office:value="11455" calcext:value-type="float">
            <text:p>11455</text:p>
          </table:table-cell>
          <table:table-cell office:value-type="float" office:value="11870" calcext:value-type="float">
            <text:p>11870</text:p>
          </table:table-cell>
          <table:table-cell office:value-type="float" office:value="11690" calcext:value-type="float">
            <text:p>11690</text:p>
          </table:table-cell>
          <table:table-cell office:value-type="float" office:value="10662.5" calcext:value-type="float">
            <text:p>10662.5</text:p>
          </table:table-cell>
          <table:table-cell office:value-type="float" office:value="12252.5" calcext:value-type="float">
            <text:p>12252.5</text:p>
          </table:table-cell>
          <table:table-cell office:value-type="float" office:value="10682.5" calcext:value-type="float">
            <text:p>10682.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940" calcext:value-type="float">
            <text:p>8940</text:p>
          </table:table-cell>
          <table:table-cell office:value-type="float" office:value="11315" calcext:value-type="float">
            <text:p>11315</text:p>
          </table:table-cell>
          <table:table-cell office:value-type="float" office:value="11590" calcext:value-type="float">
            <text:p>11590</text:p>
          </table:table-cell>
          <table:table-cell office:value-type="float" office:value="11572.5" calcext:value-type="float">
            <text:p>11572.5</text:p>
          </table:table-cell>
          <table:table-cell office:value-type="float" office:value="10672.5" calcext:value-type="float">
            <text:p>10672.5</text:p>
          </table:table-cell>
          <table:table-cell office:value-type="float" office:value="12335" calcext:value-type="float">
            <text:p>12335</text:p>
          </table:table-cell>
          <table:table-cell office:value-type="float" office:value="10477.5" calcext:value-type="float">
            <text:p>10477.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230" calcext:value-type="float">
            <text:p>9230</text:p>
          </table:table-cell>
          <table:table-cell office:value-type="float" office:value="11220" calcext:value-type="float">
            <text:p>11220</text:p>
          </table:table-cell>
          <table:table-cell office:value-type="float" office:value="11680" calcext:value-type="float">
            <text:p>11680</text:p>
          </table:table-cell>
          <table:table-cell office:value-type="float" office:value="11342.5" calcext:value-type="float">
            <text:p>11342.5</text:p>
          </table:table-cell>
          <table:table-cell office:value-type="float" office:value="10447.5" calcext:value-type="float">
            <text:p>10447.5</text:p>
          </table:table-cell>
          <table:table-cell office:value-type="float" office:value="12130" calcext:value-type="float">
            <text:p>12130</text:p>
          </table:table-cell>
          <table:table-cell office:value-type="float" office:value="9967.5" calcext:value-type="float">
            <text:p>9967.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325" calcext:value-type="float">
            <text:p>9325</text:p>
          </table:table-cell>
          <table:table-cell office:value-type="float" office:value="11410" calcext:value-type="float">
            <text:p>11410</text:p>
          </table:table-cell>
          <table:table-cell office:value-type="float" office:value="11775" calcext:value-type="float">
            <text:p>11775</text:p>
          </table:table-cell>
          <table:table-cell office:value-type="float" office:value="11577.5" calcext:value-type="float">
            <text:p>11577.5</text:p>
          </table:table-cell>
          <table:table-cell office:value-type="float" office:value="10537.5" calcext:value-type="float">
            <text:p>10537.5</text:p>
          </table:table-cell>
          <table:table-cell office:value-type="float" office:value="12185" calcext:value-type="float">
            <text:p>12185</text:p>
          </table:table-cell>
          <table:table-cell office:value-type="float" office:value="10012.5" calcext:value-type="float">
            <text:p>10012.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000" calcext:value-type="float">
            <text:p>9000</text:p>
          </table:table-cell>
          <table:table-cell office:value-type="float" office:value="11865" calcext:value-type="float">
            <text:p>11865</text:p>
          </table:table-cell>
          <table:table-cell office:value-type="float" office:value="12140" calcext:value-type="float">
            <text:p>12140</text:p>
          </table:table-cell>
          <table:table-cell office:value-type="float" office:value="12462.5" calcext:value-type="float">
            <text:p>12462.5</text:p>
          </table:table-cell>
          <table:table-cell office:value-type="float" office:value="11052.5" calcext:value-type="float">
            <text:p>11052.5</text:p>
          </table:table-cell>
          <table:table-cell office:value-type="float" office:value="12870" calcext:value-type="float">
            <text:p>12870</text:p>
          </table:table-cell>
          <table:table-cell office:value-type="float" office:value="9582.5" calcext:value-type="float">
            <text:p>9582.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780" calcext:value-type="float">
            <text:p>8780</text:p>
          </table:table-cell>
          <table:table-cell office:value-type="float" office:value="11700" calcext:value-type="float">
            <text:p>11700</text:p>
          </table:table-cell>
          <table:table-cell office:value-type="float" office:value="11930" calcext:value-type="float">
            <text:p>11930</text:p>
          </table:table-cell>
          <table:table-cell office:value-type="float" office:value="11987.5" calcext:value-type="float">
            <text:p>11987.5</text:p>
          </table:table-cell>
          <table:table-cell office:value-type="float" office:value="10792.5" calcext:value-type="float">
            <text:p>10792.5</text:p>
          </table:table-cell>
          <table:table-cell office:value-type="float" office:value="12815" calcext:value-type="float">
            <text:p>12815</text:p>
          </table:table-cell>
          <table:table-cell office:value-type="float" office:value="9287.5" calcext:value-type="float">
            <text:p>9287.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595" calcext:value-type="float">
            <text:p>8595</text:p>
          </table:table-cell>
          <table:table-cell office:value-type="float" office:value="11860" calcext:value-type="float">
            <text:p>11860</text:p>
          </table:table-cell>
          <table:table-cell office:value-type="float" office:value="11690" calcext:value-type="float">
            <text:p>11690</text:p>
          </table:table-cell>
          <table:table-cell office:value-type="float" office:value="12167.5" calcext:value-type="float">
            <text:p>12167.5</text:p>
          </table:table-cell>
          <table:table-cell office:value-type="float" office:value="11477.5" calcext:value-type="float">
            <text:p>11477.5</text:p>
          </table:table-cell>
          <table:table-cell office:value-type="float" office:value="12610" calcext:value-type="float">
            <text:p>12610</text:p>
          </table:table-cell>
          <table:table-cell office:value-type="float" office:value="8827.5" calcext:value-type="float">
            <text:p>8827.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495" calcext:value-type="float">
            <text:p>8495</text:p>
          </table:table-cell>
          <table:table-cell office:value-type="float" office:value="11650" calcext:value-type="float">
            <text:p>11650</text:p>
          </table:table-cell>
          <table:table-cell office:value-type="float" office:value="12085" calcext:value-type="float">
            <text:p>12085</text:p>
          </table:table-cell>
          <table:table-cell office:value-type="float" office:value="12517.5" calcext:value-type="float">
            <text:p>12517.5</text:p>
          </table:table-cell>
          <table:table-cell office:value-type="float" office:value="11527.5" calcext:value-type="float">
            <text:p>11527.5</text:p>
          </table:table-cell>
          <table:table-cell office:value-type="float" office:value="12645" calcext:value-type="float">
            <text:p>12645</text:p>
          </table:table-cell>
          <table:table-cell office:value-type="float" office:value="8797.5" calcext:value-type="float">
            <text:p>8797.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535" calcext:value-type="float">
            <text:p>8535</text:p>
          </table:table-cell>
          <table:table-cell office:value-type="float" office:value="11480" calcext:value-type="float">
            <text:p>11480</text:p>
          </table:table-cell>
          <table:table-cell office:value-type="float" office:value="11980" calcext:value-type="float">
            <text:p>11980</text:p>
          </table:table-cell>
          <table:table-cell office:value-type="float" office:value="12587.5" calcext:value-type="float">
            <text:p>12587.5</text:p>
          </table:table-cell>
          <table:table-cell office:value-type="float" office:value="11352.5" calcext:value-type="float">
            <text:p>11352.5</text:p>
          </table:table-cell>
          <table:table-cell office:value-type="float" office:value="12500" calcext:value-type="float">
            <text:p>12500</text:p>
          </table:table-cell>
          <table:table-cell office:value-type="float" office:value="8647.5" calcext:value-type="float">
            <text:p>8647.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75" calcext:value-type="float">
            <text:p>9675</text:p>
          </table:table-cell>
          <table:table-cell office:value-type="float" office:value="12067.5" calcext:value-type="float">
            <text:p>12067.5</text:p>
          </table:table-cell>
          <table:table-cell office:value-type="float" office:value="12925" calcext:value-type="float">
            <text:p>12925</text:p>
          </table:table-cell>
          <table:table-cell office:value-type="float" office:value="13402.5" calcext:value-type="float">
            <text:p>13402.5</text:p>
          </table:table-cell>
          <table:table-cell office:value-type="float" office:value="11602.5" calcext:value-type="float">
            <text:p>11602.5</text:p>
          </table:table-cell>
          <table:table-cell office:value-type="float" office:value="13115" calcext:value-type="float">
            <text:p>13115</text:p>
          </table:table-cell>
          <table:table-cell office:value-type="float" office:value="8622.5" calcext:value-type="float">
            <text:p>8622.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9660" calcext:value-type="float">
            <text:p>9660</text:p>
          </table:table-cell>
          <table:table-cell office:value-type="float" office:value="12122.5" calcext:value-type="float">
            <text:p>12122.5</text:p>
          </table:table-cell>
          <table:table-cell office:value-type="float" office:value="13070" calcext:value-type="float">
            <text:p>13070</text:p>
          </table:table-cell>
          <table:table-cell office:value-type="float" office:value="13557.5" calcext:value-type="float">
            <text:p>13557.5</text:p>
          </table:table-cell>
          <table:table-cell office:value-type="float" office:value="11652.5" calcext:value-type="float">
            <text:p>11652.5</text:p>
          </table:table-cell>
          <table:table-cell office:value-type="float" office:value="13175" calcext:value-type="float">
            <text:p>13175</text:p>
          </table:table-cell>
          <table:table-cell office:value-type="float" office:value="8922.5" calcext:value-type="float">
            <text:p>8922.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9455" calcext:value-type="float">
            <text:p>9455</text:p>
          </table:table-cell>
          <table:table-cell office:value-type="float" office:value="11867.5" calcext:value-type="float">
            <text:p>11867.5</text:p>
          </table:table-cell>
          <table:table-cell office:value-type="float" office:value="13110" calcext:value-type="float">
            <text:p>13110</text:p>
          </table:table-cell>
          <table:table-cell office:value-type="float" office:value="13377.5" calcext:value-type="float">
            <text:p>13377.5</text:p>
          </table:table-cell>
          <table:table-cell office:value-type="float" office:value="11742.5" calcext:value-type="float">
            <text:p>11742.5</text:p>
          </table:table-cell>
          <table:table-cell office:value-type="float" office:value="12960" calcext:value-type="float">
            <text:p>12960</text:p>
          </table:table-cell>
          <table:table-cell office:value-type="float" office:value="8787.5" calcext:value-type="float">
            <text:p>8787.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0067.5" calcext:value-type="float">
            <text:p>10067.5</text:p>
          </table:table-cell>
          <table:table-cell office:value-type="float" office:value="12012.5" calcext:value-type="float">
            <text:p>12012.5</text:p>
          </table:table-cell>
          <table:table-cell office:value-type="float" office:value="13365" calcext:value-type="float">
            <text:p>13365</text:p>
          </table:table-cell>
          <table:table-cell office:value-type="float" office:value="13352.5" calcext:value-type="float">
            <text:p>13352.5</text:p>
          </table:table-cell>
          <table:table-cell office:value-type="float" office:value="11977.5" calcext:value-type="float">
            <text:p>11977.5</text:p>
          </table:table-cell>
          <table:table-cell office:value-type="float" office:value="12905" calcext:value-type="float">
            <text:p>12905</text:p>
          </table:table-cell>
          <table:table-cell office:value-type="float" office:value="9247.5" calcext:value-type="float">
            <text:p>9247.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9987.5" calcext:value-type="float">
            <text:p>9987.5</text:p>
          </table:table-cell>
          <table:table-cell office:value-type="float" office:value="11957.5" calcext:value-type="float">
            <text:p>11957.5</text:p>
          </table:table-cell>
          <table:table-cell office:value-type="float" office:value="13480" calcext:value-type="float">
            <text:p>13480</text:p>
          </table:table-cell>
          <table:table-cell office:value-type="float" office:value="13112.5" calcext:value-type="float">
            <text:p>13112.5</text:p>
          </table:table-cell>
          <table:table-cell office:value-type="float" office:value="11837.5" calcext:value-type="float">
            <text:p>11837.5</text:p>
          </table:table-cell>
          <table:table-cell office:value-type="float" office:value="12870" calcext:value-type="float">
            <text:p>12870</text:p>
          </table:table-cell>
          <table:table-cell office:value-type="float" office:value="9197.5" calcext:value-type="float">
            <text:p>9197.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0067.5" calcext:value-type="float">
            <text:p>10067.5</text:p>
          </table:table-cell>
          <table:table-cell office:value-type="float" office:value="12182.5" calcext:value-type="float">
            <text:p>12182.5</text:p>
          </table:table-cell>
          <table:table-cell office:value-type="float" office:value="13495" calcext:value-type="float">
            <text:p>13495</text:p>
          </table:table-cell>
          <table:table-cell office:value-type="float" office:value="13192.5" calcext:value-type="float">
            <text:p>13192.5</text:p>
          </table:table-cell>
          <table:table-cell office:value-type="float" office:value="11902.5" calcext:value-type="float">
            <text:p>11902.5</text:p>
          </table:table-cell>
          <table:table-cell office:value-type="float" office:value="12950" calcext:value-type="float">
            <text:p>12950</text:p>
          </table:table-cell>
          <table:table-cell office:value-type="float" office:value="9292.5" calcext:value-type="float">
            <text:p>9292.5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9372.5" calcext:value-type="float">
            <text:p>9372.5</text:p>
          </table:table-cell>
          <table:table-cell office:value-type="float" office:value="11657.5" calcext:value-type="float">
            <text:p>11657.5</text:p>
          </table:table-cell>
          <table:table-cell office:value-type="float" office:value="13315" calcext:value-type="float">
            <text:p>13315</text:p>
          </table:table-cell>
          <table:table-cell office:value-type="float" office:value="13157.5" calcext:value-type="float">
            <text:p>13157.5</text:p>
          </table:table-cell>
          <table:table-cell office:value-type="float" office:value="11827.5" calcext:value-type="float">
            <text:p>11827.5</text:p>
          </table:table-cell>
          <table:table-cell office:value-type="float" office:value="12185" calcext:value-type="float">
            <text:p>12185</text:p>
          </table:table-cell>
          <table:table-cell office:value-type="float" office:value="8742.5" calcext:value-type="float">
            <text:p>8742.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9337.5" calcext:value-type="float">
            <text:p>9337.5</text:p>
          </table:table-cell>
          <table:table-cell office:value-type="float" office:value="11462.5" calcext:value-type="float">
            <text:p>11462.5</text:p>
          </table:table-cell>
          <table:table-cell office:value-type="float" office:value="13210" calcext:value-type="float">
            <text:p>13210</text:p>
          </table:table-cell>
          <table:table-cell office:value-type="float" office:value="13197.5" calcext:value-type="float">
            <text:p>13197.5</text:p>
          </table:table-cell>
          <table:table-cell office:value-type="float" office:value="11852.5" calcext:value-type="float">
            <text:p>11852.5</text:p>
          </table:table-cell>
          <table:table-cell office:value-type="float" office:value="12190" calcext:value-type="float">
            <text:p>12190</text:p>
          </table:table-cell>
          <table:table-cell office:value-type="float" office:value="8642.5" calcext:value-type="float">
            <text:p>8642.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9422.5" calcext:value-type="float">
            <text:p>9422.5</text:p>
          </table:table-cell>
          <table:table-cell office:value-type="float" office:value="11732.5" calcext:value-type="float">
            <text:p>11732.5</text:p>
          </table:table-cell>
          <table:table-cell office:value-type="float" office:value="13727.5" calcext:value-type="float">
            <text:p>13727.5</text:p>
          </table:table-cell>
          <table:table-cell office:value-type="float" office:value="13337.5" calcext:value-type="float">
            <text:p>13337.5</text:p>
          </table:table-cell>
          <table:table-cell office:value-type="float" office:value="12092.5" calcext:value-type="float">
            <text:p>12092.5</text:p>
          </table:table-cell>
          <table:table-cell office:value-type="float" office:value="12055" calcext:value-type="float">
            <text:p>12055</text:p>
          </table:table-cell>
          <table:table-cell office:value-type="float" office:value="8837.5" calcext:value-type="float">
            <text:p>8837.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277.5" calcext:value-type="float">
            <text:p>9277.5</text:p>
          </table:table-cell>
          <table:table-cell office:value-type="float" office:value="11537.5" calcext:value-type="float">
            <text:p>11537.5</text:p>
          </table:table-cell>
          <table:table-cell office:value-type="float" office:value="13517.5" calcext:value-type="float">
            <text:p>13517.5</text:p>
          </table:table-cell>
          <table:table-cell office:value-type="float" office:value="13162.5" calcext:value-type="float">
            <text:p>13162.5</text:p>
          </table:table-cell>
          <table:table-cell office:value-type="float" office:value="11892.5" calcext:value-type="float">
            <text:p>11892.5</text:p>
          </table:table-cell>
          <table:table-cell office:value-type="float" office:value="12110" calcext:value-type="float">
            <text:p>12110</text:p>
          </table:table-cell>
          <table:table-cell office:value-type="float" office:value="8617.5" calcext:value-type="float">
            <text:p>8617.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9195" calcext:value-type="float">
            <text:p>9195</text:p>
          </table:table-cell>
          <table:table-cell office:value-type="float" office:value="11320" calcext:value-type="float">
            <text:p>11320</text:p>
          </table:table-cell>
          <table:table-cell office:value-type="float" office:value="13335" calcext:value-type="float">
            <text:p>13335</text:p>
          </table:table-cell>
          <table:table-cell office:value-type="float" office:value="13477.5" calcext:value-type="float">
            <text:p>13477.5</text:p>
          </table:table-cell>
          <table:table-cell office:value-type="float" office:value="11675" calcext:value-type="float">
            <text:p>11675</text:p>
          </table:table-cell>
          <table:table-cell office:value-type="float" office:value="11862.5" calcext:value-type="float">
            <text:p>11862.5</text:p>
          </table:table-cell>
          <table:table-cell office:value-type="float" office:value="7925" calcext:value-type="float">
            <text:p>792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9480" calcext:value-type="float">
            <text:p>9480</text:p>
          </table:table-cell>
          <table:table-cell office:value-type="float" office:value="10945" calcext:value-type="float">
            <text:p>10945</text:p>
          </table:table-cell>
          <table:table-cell office:value-type="float" office:value="13070" calcext:value-type="float">
            <text:p>13070</text:p>
          </table:table-cell>
          <table:table-cell office:value-type="float" office:value="13037.5" calcext:value-type="float">
            <text:p>13037.5</text:p>
          </table:table-cell>
          <table:table-cell office:value-type="float" office:value="11645" calcext:value-type="float">
            <text:p>11645</text:p>
          </table:table-cell>
          <table:table-cell office:value-type="float" office:value="11777.5" calcext:value-type="float">
            <text:p>11777.5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9335" calcext:value-type="float">
            <text:p>9335</text:p>
          </table:table-cell>
          <table:table-cell office:value-type="float" office:value="10815" calcext:value-type="float">
            <text:p>10815</text:p>
          </table:table-cell>
          <table:table-cell office:value-type="float" office:value="12915" calcext:value-type="float">
            <text:p>12915</text:p>
          </table:table-cell>
          <table:table-cell office:value-type="float" office:value="12742.5" calcext:value-type="float">
            <text:p>12742.5</text:p>
          </table:table-cell>
          <table:table-cell office:value-type="float" office:value="11675" calcext:value-type="float">
            <text:p>11675</text:p>
          </table:table-cell>
          <table:table-cell office:value-type="float" office:value="11637.5" calcext:value-type="float">
            <text:p>11637.5</text:p>
          </table:table-cell>
          <table:table-cell office:value-type="float" office:value="7795" calcext:value-type="float">
            <text:p>7795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9475" calcext:value-type="float">
            <text:p>9475</text:p>
          </table:table-cell>
          <table:table-cell office:value-type="float" office:value="10910" calcext:value-type="float">
            <text:p>10910</text:p>
          </table:table-cell>
          <table:table-cell office:value-type="float" office:value="12835" calcext:value-type="float">
            <text:p>12835</text:p>
          </table:table-cell>
          <table:table-cell office:value-type="float" office:value="12887.5" calcext:value-type="float">
            <text:p>12887.5</text:p>
          </table:table-cell>
          <table:table-cell office:value-type="float" office:value="11900" calcext:value-type="float">
            <text:p>11900</text:p>
          </table:table-cell>
          <table:table-cell office:value-type="float" office:value="11717.5" calcext:value-type="float">
            <text:p>11717.5</text:p>
          </table:table-cell>
          <table:table-cell office:value-type="float" office:value="7975" calcext:value-type="float">
            <text:p>797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065" calcext:value-type="float">
            <text:p>10065</text:p>
          </table:table-cell>
          <table:table-cell office:value-type="float" office:value="10680" calcext:value-type="float">
            <text:p>10680</text:p>
          </table:table-cell>
          <table:table-cell office:value-type="float" office:value="13245" calcext:value-type="float">
            <text:p>13245</text:p>
          </table:table-cell>
          <table:table-cell office:value-type="float" office:value="12957.5" calcext:value-type="float">
            <text:p>12957.5</text:p>
          </table:table-cell>
          <table:table-cell office:value-type="float" office:value="12310" calcext:value-type="float">
            <text:p>12310</text:p>
          </table:table-cell>
          <table:table-cell office:value-type="float" office:value="12387.5" calcext:value-type="float">
            <text:p>12387.5</text:p>
          </table:table-cell>
          <table:table-cell office:value-type="float" office:value="8005" calcext:value-type="float">
            <text:p>800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130" calcext:value-type="float">
            <text:p>10130</text:p>
          </table:table-cell>
          <table:table-cell office:value-type="float" office:value="10665" calcext:value-type="float">
            <text:p>10665</text:p>
          </table:table-cell>
          <table:table-cell office:value-type="float" office:value="13200" calcext:value-type="float">
            <text:p>13200</text:p>
          </table:table-cell>
          <table:table-cell office:value-type="float" office:value="12922.5" calcext:value-type="float">
            <text:p>12922.5</text:p>
          </table:table-cell>
          <table:table-cell office:value-type="float" office:value="12275" calcext:value-type="float">
            <text:p>12275</text:p>
          </table:table-cell>
          <table:table-cell office:value-type="float" office:value="12217.5" calcext:value-type="float">
            <text:p>12217.5</text:p>
          </table:table-cell>
          <table:table-cell office:value-type="float" office:value="8070" calcext:value-type="float">
            <text:p>807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0290" calcext:value-type="float">
            <text:p>10290</text:p>
          </table:table-cell>
          <table:table-cell office:value-type="float" office:value="10520" calcext:value-type="float">
            <text:p>10520</text:p>
          </table:table-cell>
          <table:table-cell office:value-type="float" office:value="12945" calcext:value-type="float">
            <text:p>12945</text:p>
          </table:table-cell>
          <table:table-cell office:value-type="float" office:value="12667.5" calcext:value-type="float">
            <text:p>12667.5</text:p>
          </table:table-cell>
          <table:table-cell office:value-type="float" office:value="12232.5" calcext:value-type="float">
            <text:p>12232.5</text:p>
          </table:table-cell>
          <table:table-cell office:value-type="float" office:value="12172.5" calcext:value-type="float">
            <text:p>12172.5</text:p>
          </table:table-cell>
          <table:table-cell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0605" calcext:value-type="float">
            <text:p>10605</text:p>
          </table:table-cell>
          <table:table-cell office:value-type="float" office:value="10645" calcext:value-type="float">
            <text:p>10645</text:p>
          </table:table-cell>
          <table:table-cell office:value-type="float" office:value="12930" calcext:value-type="float">
            <text:p>12930</text:p>
          </table:table-cell>
          <table:table-cell office:value-type="float" office:value="12692.5" calcext:value-type="float">
            <text:p>12692.5</text:p>
          </table:table-cell>
          <table:table-cell office:value-type="float" office:value="12162.5" calcext:value-type="float">
            <text:p>12162.5</text:p>
          </table:table-cell>
          <table:table-cell office:value-type="float" office:value="12317.5" calcext:value-type="float">
            <text:p>12317.5</text:p>
          </table:table-cell>
          <table:table-cell office:value-type="float" office:value="7915" calcext:value-type="float">
            <text:p>7915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0735" calcext:value-type="float">
            <text:p>10735</text:p>
          </table:table-cell>
          <table:table-cell office:value-type="float" office:value="10880" calcext:value-type="float">
            <text:p>10880</text:p>
          </table:table-cell>
          <table:table-cell office:value-type="float" office:value="13112.5" calcext:value-type="float">
            <text:p>13112.5</text:p>
          </table:table-cell>
          <table:table-cell office:value-type="float" office:value="12632.5" calcext:value-type="float">
            <text:p>12632.5</text:p>
          </table:table-cell>
          <table:table-cell office:value-type="float" office:value="12235" calcext:value-type="float">
            <text:p>12235</text:p>
          </table:table-cell>
          <table:table-cell office:value-type="float" office:value="12077.5" calcext:value-type="float">
            <text:p>12077.5</text:p>
          </table:table-cell>
          <table:table-cell office:value-type="float" office:value="7845" calcext:value-type="float">
            <text:p>784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060" calcext:value-type="float">
            <text:p>11060</text:p>
          </table:table-cell>
          <table:table-cell office:value-type="float" office:value="13837.5" calcext:value-type="float">
            <text:p>13837.5</text:p>
          </table:table-cell>
          <table:table-cell office:value-type="float" office:value="12950" calcext:value-type="float">
            <text:p>12950</text:p>
          </table:table-cell>
          <table:table-cell office:value-type="float" office:value="12175" calcext:value-type="float">
            <text:p>12175</text:p>
          </table:table-cell>
          <table:table-cell office:value-type="float" office:value="12172.5" calcext:value-type="float">
            <text:p>12172.5</text:p>
          </table:table-cell>
          <table:table-cell office:value-type="float" office:value="7785" calcext:value-type="float">
            <text:p>7785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1470" calcext:value-type="float">
            <text:p>11470</text:p>
          </table:table-cell>
          <table:table-cell office:value-type="float" office:value="11135" calcext:value-type="float">
            <text:p>11135</text:p>
          </table:table-cell>
          <table:table-cell office:value-type="float" office:value="14122.5" calcext:value-type="float">
            <text:p>14122.5</text:p>
          </table:table-cell>
          <table:table-cell office:value-type="float" office:value="13065" calcext:value-type="float">
            <text:p>13065</text:p>
          </table:table-cell>
          <table:table-cell office:value-type="float" office:value="12475" calcext:value-type="float">
            <text:p>12475</text:p>
          </table:table-cell>
          <table:table-cell office:value-type="float" office:value="12187.5" calcext:value-type="float">
            <text:p>12187.5</text:p>
          </table:table-cell>
          <table:table-cell office:value-type="float" office:value="8340" calcext:value-type="float">
            <text:p>8340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1872.5" calcext:value-type="float">
            <text:p>11872.5</text:p>
          </table:table-cell>
          <table:table-cell office:value-type="float" office:value="11005" calcext:value-type="float">
            <text:p>11005</text:p>
          </table:table-cell>
          <table:table-cell office:value-type="float" office:value="14362.5" calcext:value-type="float">
            <text:p>14362.5</text:p>
          </table:table-cell>
          <table:table-cell office:value-type="float" office:value="13200" calcext:value-type="float">
            <text:p>13200</text:p>
          </table:table-cell>
          <table:table-cell office:value-type="float" office:value="12760" calcext:value-type="float">
            <text:p>12760</text:p>
          </table:table-cell>
          <table:table-cell office:value-type="float" office:value="12117.5" calcext:value-type="float">
            <text:p>12117.5</text:p>
          </table:table-cell>
          <table:table-cell office:value-type="float" office:value="8430" calcext:value-type="float">
            <text:p>8430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1547.5" calcext:value-type="float">
            <text:p>11547.5</text:p>
          </table:table-cell>
          <table:table-cell office:value-type="float" office:value="10720" calcext:value-type="float">
            <text:p>10720</text:p>
          </table:table-cell>
          <table:table-cell office:value-type="float" office:value="14102.5" calcext:value-type="float">
            <text:p>14102.5</text:p>
          </table:table-cell>
          <table:table-cell office:value-type="float" office:value="12865" calcext:value-type="float">
            <text:p>12865</text:p>
          </table:table-cell>
          <table:table-cell office:value-type="float" office:value="12560" calcext:value-type="float">
            <text:p>12560</text:p>
          </table:table-cell>
          <table:table-cell office:value-type="float" office:value="11707.5" calcext:value-type="float">
            <text:p>11707.5</text:p>
          </table:table-cell>
          <table:table-cell office:value-type="float" office:value="8395" calcext:value-type="float">
            <text:p>8395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1292.5" calcext:value-type="float">
            <text:p>11292.5</text:p>
          </table:table-cell>
          <table:table-cell office:value-type="float" office:value="10665" calcext:value-type="float">
            <text:p>10665</text:p>
          </table:table-cell>
          <table:table-cell office:value-type="float" office:value="13972.5" calcext:value-type="float">
            <text:p>13972.5</text:p>
          </table:table-cell>
          <table:table-cell office:value-type="float" office:value="11380" calcext:value-type="float">
            <text:p>11380</text:p>
          </table:table-cell>
          <table:table-cell office:value-type="float" office:value="14265" calcext:value-type="float">
            <text:p>14265</text:p>
          </table:table-cell>
          <table:table-cell office:value-type="float" office:value="11347.5" calcext:value-type="float">
            <text:p>11347.5</text:p>
          </table:table-cell>
          <table:table-cell office:value-type="float" office:value="8150" calcext:value-type="float">
            <text:p>8150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1922.5" calcext:value-type="float">
            <text:p>11922.5</text:p>
          </table:table-cell>
          <table:table-cell office:value-type="float" office:value="10535" calcext:value-type="float">
            <text:p>10535</text:p>
          </table:table-cell>
          <table:table-cell office:value-type="float" office:value="14737.5" calcext:value-type="float">
            <text:p>14737.5</text:p>
          </table:table-cell>
          <table:table-cell office:value-type="float" office:value="11265" calcext:value-type="float">
            <text:p>11265</text:p>
          </table:table-cell>
          <table:table-cell office:value-type="float" office:value="14675" calcext:value-type="float">
            <text:p>14675</text:p>
          </table:table-cell>
          <table:table-cell office:value-type="float" office:value="11452.5" calcext:value-type="float">
            <text:p>11452.5</text:p>
          </table:table-cell>
          <table:table-cell office:value-type="float" office:value="8255" calcext:value-type="float">
            <text:p>8255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2147.5" calcext:value-type="float">
            <text:p>12147.5</text:p>
          </table:table-cell>
          <table:table-cell office:value-type="float" office:value="10870" calcext:value-type="float">
            <text:p>10870</text:p>
          </table:table-cell>
          <table:table-cell office:value-type="float" office:value="14452.5" calcext:value-type="float">
            <text:p>14452.5</text:p>
          </table:table-cell>
          <table:table-cell office:value-type="float" office:value="11510" calcext:value-type="float">
            <text:p>11510</text:p>
          </table:table-cell>
          <table:table-cell office:value-type="float" office:value="14705" calcext:value-type="float">
            <text:p>14705</text:p>
          </table:table-cell>
          <table:table-cell office:value-type="float" office:value="11597.5" calcext:value-type="float">
            <text:p>11597.5</text:p>
          </table:table-cell>
          <table:table-cell office:value-type="float" office:value="8245" calcext:value-type="float">
            <text:p>8245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2352.5" calcext:value-type="float">
            <text:p>12352.5</text:p>
          </table:table-cell>
          <table:table-cell office:value-type="float" office:value="11010" calcext:value-type="float">
            <text:p>11010</text:p>
          </table:table-cell>
          <table:table-cell office:value-type="float" office:value="14677.5" calcext:value-type="float">
            <text:p>14677.5</text:p>
          </table:table-cell>
          <table:table-cell office:value-type="float" office:value="11555" calcext:value-type="float">
            <text:p>11555</text:p>
          </table:table-cell>
          <table:table-cell office:value-type="float" office:value="14735" calcext:value-type="float">
            <text:p>14735</text:p>
          </table:table-cell>
          <table:table-cell office:value-type="float" office:value="11902.5" calcext:value-type="float">
            <text:p>11902.5</text:p>
          </table:table-cell>
          <table:table-cell office:value-type="float" office:value="8450" calcext:value-type="float">
            <text:p>8450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2332.5" calcext:value-type="float">
            <text:p>12332.5</text:p>
          </table:table-cell>
          <table:table-cell office:value-type="float" office:value="10810" calcext:value-type="float">
            <text:p>10810</text:p>
          </table:table-cell>
          <table:table-cell office:value-type="float" office:value="14517.5" calcext:value-type="float">
            <text:p>14517.5</text:p>
          </table:table-cell>
          <table:table-cell office:value-type="float" office:value="11610" calcext:value-type="float">
            <text:p>11610</text:p>
          </table:table-cell>
          <table:table-cell office:value-type="float" office:value="14660" calcext:value-type="float">
            <text:p>14660</text:p>
          </table:table-cell>
          <table:table-cell office:value-type="float" office:value="11657.5" calcext:value-type="float">
            <text:p>11657.5</text:p>
          </table:table-cell>
          <table:table-cell office:value-type="float" office:value="8320" calcext:value-type="float">
            <text:p>8320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2662.5" calcext:value-type="float">
            <text:p>12662.5</text:p>
          </table:table-cell>
          <table:table-cell office:value-type="float" office:value="10815" calcext:value-type="float">
            <text:p>10815</text:p>
          </table:table-cell>
          <table:table-cell office:value-type="float" office:value="14487.5" calcext:value-type="float">
            <text:p>14487.5</text:p>
          </table:table-cell>
          <table:table-cell office:value-type="float" office:value="11610" calcext:value-type="float">
            <text:p>11610</text:p>
          </table:table-cell>
          <table:table-cell office:value-type="float" office:value="14425" calcext:value-type="float">
            <text:p>14425</text:p>
          </table:table-cell>
          <table:table-cell office:value-type="float" office:value="11807.5" calcext:value-type="float">
            <text:p>11807.5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2347.5" calcext:value-type="float">
            <text:p>12347.5</text:p>
          </table:table-cell>
          <table:table-cell office:value-type="float" office:value="9955" calcext:value-type="float">
            <text:p>9955</text:p>
          </table:table-cell>
          <table:table-cell office:value-type="float" office:value="13847.5" calcext:value-type="float">
            <text:p>13847.5</text:p>
          </table:table-cell>
          <table:table-cell office:value-type="float" office:value="11380" calcext:value-type="float">
            <text:p>11380</text:p>
          </table:table-cell>
          <table:table-cell office:value-type="float" office:value="13540" calcext:value-type="float">
            <text:p>13540</text:p>
          </table:table-cell>
          <table:table-cell office:value-type="float" office:value="10762.5" calcext:value-type="float">
            <text:p>10762.5</text:p>
          </table:table-cell>
          <table:table-cell office:value-type="float" office:value="8245" calcext:value-type="float">
            <text:p>8245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2232.5" calcext:value-type="float">
            <text:p>12232.5</text:p>
          </table:table-cell>
          <table:table-cell office:value-type="float" office:value="9530" calcext:value-type="float">
            <text:p>9530</text:p>
          </table:table-cell>
          <table:table-cell office:value-type="float" office:value="13352.5" calcext:value-type="float">
            <text:p>13352.5</text:p>
          </table:table-cell>
          <table:table-cell office:value-type="float" office:value="11045" calcext:value-type="float">
            <text:p>11045</text:p>
          </table:table-cell>
          <table:table-cell office:value-type="float" office:value="13310" calcext:value-type="float">
            <text:p>13310</text:p>
          </table:table-cell>
          <table:table-cell office:value-type="float" office:value="10042.5" calcext:value-type="float">
            <text:p>10042.5</text:p>
          </table:table-cell>
          <table:table-cell office:value-type="float" office:value="7965" calcext:value-type="float">
            <text:p>7965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2587.5" calcext:value-type="float">
            <text:p>12587.5</text:p>
          </table:table-cell>
          <table:table-cell office:value-type="float" office:value="8910" calcext:value-type="float">
            <text:p>8910</text:p>
          </table:table-cell>
          <table:table-cell office:value-type="float" office:value="13287.5" calcext:value-type="float">
            <text:p>13287.5</text:p>
          </table:table-cell>
          <table:table-cell office:value-type="float" office:value="10515" calcext:value-type="float">
            <text:p>10515</text:p>
          </table:table-cell>
          <table:table-cell office:value-type="float" office:value="13300" calcext:value-type="float">
            <text:p>13300</text:p>
          </table:table-cell>
          <table:table-cell office:value-type="float" office:value="9137.5" calcext:value-type="float">
            <text:p>9137.5</text:p>
          </table:table-cell>
          <table:table-cell office:value-type="float" office:value="7460" calcext:value-type="float">
            <text:p>7460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2452.5" calcext:value-type="float">
            <text:p>12452.5</text:p>
          </table:table-cell>
          <table:table-cell office:value-type="float" office:value="8890" calcext:value-type="float">
            <text:p>8890</text:p>
          </table:table-cell>
          <table:table-cell office:value-type="float" office:value="13362.5" calcext:value-type="float">
            <text:p>13362.5</text:p>
          </table:table-cell>
          <table:table-cell office:value-type="float" office:value="10815" calcext:value-type="float">
            <text:p>10815</text:p>
          </table:table-cell>
          <table:table-cell office:value-type="float" office:value="13210" calcext:value-type="float">
            <text:p>13210</text:p>
          </table:table-cell>
          <table:table-cell office:value-type="float" office:value="9062.5" calcext:value-type="float">
            <text:p>9062.5</text:p>
          </table:table-cell>
          <table:table-cell office:value-type="float" office:value="7530" calcext:value-type="float">
            <text:p>7530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2165" calcext:value-type="float">
            <text:p>12165</text:p>
          </table:table-cell>
          <table:table-cell office:value-type="float" office:value="9105" calcext:value-type="float">
            <text:p>9105</text:p>
          </table:table-cell>
          <table:table-cell office:value-type="float" office:value="13097.5" calcext:value-type="float">
            <text:p>13097.5</text:p>
          </table:table-cell>
          <table:table-cell office:value-type="float" office:value="11142.5" calcext:value-type="float">
            <text:p>11142.5</text:p>
          </table:table-cell>
          <table:table-cell office:value-type="float" office:value="13390" calcext:value-type="float">
            <text:p>13390</text:p>
          </table:table-cell>
          <table:table-cell office:value-type="float" office:value="8822.5" calcext:value-type="float">
            <text:p>8822.5</text:p>
          </table:table-cell>
          <table:table-cell office:value-type="float" office:value="8070" calcext:value-type="float">
            <text:p>8070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1955" calcext:value-type="float">
            <text:p>11955</text:p>
          </table:table-cell>
          <table:table-cell office:value-type="float" office:value="8465" calcext:value-type="float">
            <text:p>8465</text:p>
          </table:table-cell>
          <table:table-cell office:value-type="float" office:value="12827.5" calcext:value-type="float">
            <text:p>12827.5</text:p>
          </table:table-cell>
          <table:table-cell office:value-type="float" office:value="11292.5" calcext:value-type="float">
            <text:p>11292.5</text:p>
          </table:table-cell>
          <table:table-cell office:value-type="float" office:value="13745" calcext:value-type="float">
            <text:p>13745</text:p>
          </table:table-cell>
          <table:table-cell office:value-type="float" office:value="9327.5" calcext:value-type="float">
            <text:p>9327.5</text:p>
          </table:table-cell>
          <table:table-cell office:value-type="float" office:value="7925" calcext:value-type="float">
            <text:p>7925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1965" calcext:value-type="float">
            <text:p>11965</text:p>
          </table:table-cell>
          <table:table-cell office:value-type="float" office:value="8595" calcext:value-type="float">
            <text:p>8595</text:p>
          </table:table-cell>
          <table:table-cell office:value-type="float" office:value="12682.5" calcext:value-type="float">
            <text:p>12682.5</text:p>
          </table:table-cell>
          <table:table-cell office:value-type="float" office:value="11372.5" calcext:value-type="float">
            <text:p>11372.5</text:p>
          </table:table-cell>
          <table:table-cell office:value-type="float" office:value="13645" calcext:value-type="float">
            <text:p>13645</text:p>
          </table:table-cell>
          <table:table-cell office:value-type="float" office:value="9467.5" calcext:value-type="float">
            <text:p>9467.5</text:p>
          </table:table-cell>
          <table:table-cell office:value-type="float" office:value="7965" calcext:value-type="float">
            <text:p>7965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12160" calcext:value-type="float">
            <text:p>12160</text:p>
          </table:table-cell>
          <table:table-cell office:value-type="float" office:value="9025" calcext:value-type="float">
            <text:p>9025</text:p>
          </table:table-cell>
          <table:table-cell office:value-type="float" office:value="12452.5" calcext:value-type="float">
            <text:p>12452.5</text:p>
          </table:table-cell>
          <table:table-cell office:value-type="float" office:value="11302.5" calcext:value-type="float">
            <text:p>11302.5</text:p>
          </table:table-cell>
          <table:table-cell office:value-type="float" office:value="13760" calcext:value-type="float">
            <text:p>13760</text:p>
          </table:table-cell>
          <table:table-cell office:value-type="float" office:value="9750" calcext:value-type="float">
            <text:p>9750</text:p>
          </table:table-cell>
          <table:table-cell office:value-type="float" office:value="8155" calcext:value-type="float">
            <text:p>8155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2980" calcext:value-type="float">
            <text:p>12980</text:p>
          </table:table-cell>
          <table:table-cell office:value-type="float" office:value="9185" calcext:value-type="float">
            <text:p>9185</text:p>
          </table:table-cell>
          <table:table-cell office:value-type="float" office:value="12532.5" calcext:value-type="float">
            <text:p>12532.5</text:p>
          </table:table-cell>
          <table:table-cell office:value-type="float" office:value="11632.5" calcext:value-type="float">
            <text:p>11632.5</text:p>
          </table:table-cell>
          <table:table-cell office:value-type="float" office:value="13830" calcext:value-type="float">
            <text:p>13830</text:p>
          </table:table-cell>
          <table:table-cell office:value-type="float" office:value="9475" calcext:value-type="float">
            <text:p>9475</text:p>
          </table:table-cell>
          <table:table-cell office:value-type="float" office:value="8390" calcext:value-type="float">
            <text:p>8390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12755" calcext:value-type="float">
            <text:p>12755</text:p>
          </table:table-cell>
          <table:table-cell office:value-type="float" office:value="9110" calcext:value-type="float">
            <text:p>9110</text:p>
          </table:table-cell>
          <table:table-cell office:value-type="float" office:value="12542.5" calcext:value-type="float">
            <text:p>12542.5</text:p>
          </table:table-cell>
          <table:table-cell office:value-type="float" office:value="11127.5" calcext:value-type="float">
            <text:p>11127.5</text:p>
          </table:table-cell>
          <table:table-cell office:value-type="float" office:value="13445" calcext:value-type="float">
            <text:p>13445</text:p>
          </table:table-cell>
          <table:table-cell office:value-type="float" office:value="9200" calcext:value-type="float">
            <text:p>9200</text:p>
          </table:table-cell>
          <table:table-cell office:value-type="float" office:value="8060" calcext:value-type="float">
            <text:p>806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760" calcext:value-type="float">
            <text:p>12760</text:p>
          </table:table-cell>
          <table:table-cell office:value-type="float" office:value="8640" calcext:value-type="float">
            <text:p>8640</text:p>
          </table:table-cell>
          <table:table-cell office:value-type="float" office:value="12467.5" calcext:value-type="float">
            <text:p>12467.5</text:p>
          </table:table-cell>
          <table:table-cell office:value-type="float" office:value="11002.5" calcext:value-type="float">
            <text:p>11002.5</text:p>
          </table:table-cell>
          <table:table-cell office:value-type="float" office:value="13560" calcext:value-type="float">
            <text:p>13560</text:p>
          </table:table-cell>
          <table:table-cell office:value-type="float" office:value="9085" calcext:value-type="float">
            <text:p>9085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2400" calcext:value-type="float">
            <text:p>12400</text:p>
          </table:table-cell>
          <table:table-cell office:value-type="float" office:value="8105" calcext:value-type="float">
            <text:p>8105</text:p>
          </table:table-cell>
          <table:table-cell office:value-type="float" office:value="12862.5" calcext:value-type="float">
            <text:p>12862.5</text:p>
          </table:table-cell>
          <table:table-cell office:value-type="float" office:value="10827.5" calcext:value-type="float">
            <text:p>10827.5</text:p>
          </table:table-cell>
          <table:table-cell office:value-type="float" office:value="13815" calcext:value-type="float">
            <text:p>13815</text:p>
          </table:table-cell>
          <table:table-cell office:value-type="float" office:value="8985" calcext:value-type="float">
            <text:p>8985</text:p>
          </table:table-cell>
          <table:table-cell office:value-type="float" office:value="8040" calcext:value-type="float">
            <text:p>8040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2250" calcext:value-type="float">
            <text:p>12250</text:p>
          </table:table-cell>
          <table:table-cell office:value-type="float" office:value="8030" calcext:value-type="float">
            <text:p>8030</text:p>
          </table:table-cell>
          <table:table-cell office:value-type="float" office:value="12377.5" calcext:value-type="float">
            <text:p>12377.5</text:p>
          </table:table-cell>
          <table:table-cell office:value-type="float" office:value="10587.5" calcext:value-type="float">
            <text:p>10587.5</text:p>
          </table:table-cell>
          <table:table-cell office:value-type="float" office:value="13755" calcext:value-type="float">
            <text:p>13755</text:p>
          </table:table-cell>
          <table:table-cell office:value-type="float" office:value="8530" calcext:value-type="float">
            <text:p>8530</text:p>
          </table:table-cell>
          <table:table-cell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12605" calcext:value-type="float">
            <text:p>12605</text:p>
          </table:table-cell>
          <table:table-cell office:value-type="float" office:value="7262.5" calcext:value-type="float">
            <text:p>7262.5</text:p>
          </table:table-cell>
          <table:table-cell office:value-type="float" office:value="12107.5" calcext:value-type="float">
            <text:p>12107.5</text:p>
          </table:table-cell>
          <table:table-cell office:value-type="float" office:value="10312.5" calcext:value-type="float">
            <text:p>10312.5</text:p>
          </table:table-cell>
          <table:table-cell office:value-type="float" office:value="13882.5" calcext:value-type="float">
            <text:p>13882.5</text:p>
          </table:table-cell>
          <table:table-cell office:value-type="float" office:value="8585" calcext:value-type="float">
            <text:p>8585</text:p>
          </table:table-cell>
          <table:table-cell office:value-type="float" office:value="7505" calcext:value-type="float">
            <text:p>7505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13180" calcext:value-type="float">
            <text:p>13180</text:p>
          </table:table-cell>
          <table:table-cell office:value-type="float" office:value="7167.5" calcext:value-type="float">
            <text:p>7167.5</text:p>
          </table:table-cell>
          <table:table-cell office:value-type="float" office:value="12622.5" calcext:value-type="float">
            <text:p>12622.5</text:p>
          </table:table-cell>
          <table:table-cell office:value-type="float" office:value="10377.5" calcext:value-type="float">
            <text:p>10377.5</text:p>
          </table:table-cell>
          <table:table-cell office:value-type="float" office:value="13982.5" calcext:value-type="float">
            <text:p>13982.5</text:p>
          </table:table-cell>
          <table:table-cell office:value-type="float" office:value="8507.5" calcext:value-type="float">
            <text:p>8507.5</text:p>
          </table:table-cell>
          <table:table-cell office:value-type="float" office:value="7130" calcext:value-type="float">
            <text:p>7130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2345" calcext:value-type="float">
            <text:p>12345</text:p>
          </table:table-cell>
          <table:table-cell office:value-type="float" office:value="7322.5" calcext:value-type="float">
            <text:p>7322.5</text:p>
          </table:table-cell>
          <table:table-cell office:value-type="float" office:value="12462.5" calcext:value-type="float">
            <text:p>12462.5</text:p>
          </table:table-cell>
          <table:table-cell office:value-type="float" office:value="10247.5" calcext:value-type="float">
            <text:p>10247.5</text:p>
          </table:table-cell>
          <table:table-cell office:value-type="float" office:value="14177.5" calcext:value-type="float">
            <text:p>14177.5</text:p>
          </table:table-cell>
          <table:table-cell office:value-type="float" office:value="7652.5" calcext:value-type="float">
            <text:p>7652.5</text:p>
          </table:table-cell>
          <table:table-cell office:value-type="float" office:value="7080" calcext:value-type="float">
            <text:p>7080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12355" calcext:value-type="float">
            <text:p>12355</text:p>
          </table:table-cell>
          <table:table-cell office:value-type="float" office:value="7502.5" calcext:value-type="float">
            <text:p>7502.5</text:p>
          </table:table-cell>
          <table:table-cell office:value-type="float" office:value="12527.5" calcext:value-type="float">
            <text:p>12527.5</text:p>
          </table:table-cell>
          <table:table-cell office:value-type="float" office:value="10397.5" calcext:value-type="float">
            <text:p>10397.5</text:p>
          </table:table-cell>
          <table:table-cell office:value-type="float" office:value="14262.5" calcext:value-type="float">
            <text:p>14262.5</text:p>
          </table:table-cell>
          <table:table-cell office:value-type="float" office:value="7862.5" calcext:value-type="float">
            <text:p>7862.5</text:p>
          </table:table-cell>
          <table:table-cell office:value-type="float" office:value="7180" calcext:value-type="float">
            <text:p>7180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12405" calcext:value-type="float">
            <text:p>12405</text:p>
          </table:table-cell>
          <table:table-cell office:value-type="float" office:value="7637.5" calcext:value-type="float">
            <text:p>7637.5</text:p>
          </table:table-cell>
          <table:table-cell office:value-type="float" office:value="12692.5" calcext:value-type="float">
            <text:p>12692.5</text:p>
          </table:table-cell>
          <table:table-cell office:value-type="float" office:value="10132.5" calcext:value-type="float">
            <text:p>10132.5</text:p>
          </table:table-cell>
          <table:table-cell office:value-type="float" office:value="14087.5" calcext:value-type="float">
            <text:p>14087.5</text:p>
          </table:table-cell>
          <table:table-cell office:value-type="float" office:value="8147.5" calcext:value-type="float">
            <text:p>8147.5</text:p>
          </table:table-cell>
          <table:table-cell office:value-type="float" office:value="7075" calcext:value-type="float">
            <text:p>7075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2445" calcext:value-type="float">
            <text:p>12445</text:p>
          </table:table-cell>
          <table:table-cell office:value-type="float" office:value="7602.5" calcext:value-type="float">
            <text:p>7602.5</text:p>
          </table:table-cell>
          <table:table-cell office:value-type="float" office:value="12827.5" calcext:value-type="float">
            <text:p>12827.5</text:p>
          </table:table-cell>
          <table:table-cell office:value-type="float" office:value="10192.5" calcext:value-type="float">
            <text:p>10192.5</text:p>
          </table:table-cell>
          <table:table-cell office:value-type="float" office:value="14082.5" calcext:value-type="float">
            <text:p>14082.5</text:p>
          </table:table-cell>
          <table:table-cell office:value-type="float" office:value="8247.5" calcext:value-type="float">
            <text:p>8247.5</text:p>
          </table:table-cell>
          <table:table-cell office:value-type="float" office:value="7050" calcext:value-type="float">
            <text:p>7050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12565" calcext:value-type="float">
            <text:p>12565</text:p>
          </table:table-cell>
          <table:table-cell office:value-type="float" office:value="7857.5" calcext:value-type="float">
            <text:p>7857.5</text:p>
          </table:table-cell>
          <table:table-cell office:value-type="float" office:value="12752.5" calcext:value-type="float">
            <text:p>12752.5</text:p>
          </table:table-cell>
          <table:table-cell office:value-type="float" office:value="10102.5" calcext:value-type="float">
            <text:p>10102.5</text:p>
          </table:table-cell>
          <table:table-cell office:value-type="float" office:value="14137.5" calcext:value-type="float">
            <text:p>14137.5</text:p>
          </table:table-cell>
          <table:table-cell office:value-type="float" office:value="8082.5" calcext:value-type="float">
            <text:p>8082.5</text:p>
          </table:table-cell>
          <table:table-cell office:value-type="float" office:value="7220" calcext:value-type="float">
            <text:p>722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330" calcext:value-type="float">
            <text:p>12330</text:p>
          </table:table-cell>
          <table:table-cell office:value-type="float" office:value="7912.5" calcext:value-type="float">
            <text:p>7912.5</text:p>
          </table:table-cell>
          <table:table-cell office:value-type="float" office:value="12762.5" calcext:value-type="float">
            <text:p>12762.5</text:p>
          </table:table-cell>
          <table:table-cell office:value-type="float" office:value="10052.5" calcext:value-type="float">
            <text:p>10052.5</text:p>
          </table:table-cell>
          <table:table-cell office:value-type="float" office:value="14417.5" calcext:value-type="float">
            <text:p>14417.5</text:p>
          </table:table-cell>
          <table:table-cell office:value-type="float" office:value="8632.5" calcext:value-type="float">
            <text:p>8632.5</text:p>
          </table:table-cell>
          <table:table-cell office:value-type="float" office:value="7855" calcext:value-type="float">
            <text:p>7855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12250" calcext:value-type="float">
            <text:p>12250</text:p>
          </table:table-cell>
          <table:table-cell office:value-type="float" office:value="7902.5" calcext:value-type="float">
            <text:p>7902.5</text:p>
          </table:table-cell>
          <table:table-cell office:value-type="float" office:value="12527.5" calcext:value-type="float">
            <text:p>12527.5</text:p>
          </table:table-cell>
          <table:table-cell office:value-type="float" office:value="10127.5" calcext:value-type="float">
            <text:p>10127.5</text:p>
          </table:table-cell>
          <table:table-cell office:value-type="float" office:value="14387.5" calcext:value-type="float">
            <text:p>14387.5</text:p>
          </table:table-cell>
          <table:table-cell office:value-type="float" office:value="8797.5" calcext:value-type="float">
            <text:p>8797.5</text:p>
          </table:table-cell>
          <table:table-cell office:value-type="float" office:value="7885" calcext:value-type="float">
            <text:p>7885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12185" calcext:value-type="float">
            <text:p>12185</text:p>
          </table:table-cell>
          <table:table-cell office:value-type="float" office:value="7502.5" calcext:value-type="float">
            <text:p>7502.5</text:p>
          </table:table-cell>
          <table:table-cell office:value-type="float" office:value="12202.5" calcext:value-type="float">
            <text:p>12202.5</text:p>
          </table:table-cell>
          <table:table-cell office:value-type="float" office:value="9962.5" calcext:value-type="float">
            <text:p>9962.5</text:p>
          </table:table-cell>
          <table:table-cell office:value-type="float" office:value="14217.5" calcext:value-type="float">
            <text:p>14217.5</text:p>
          </table:table-cell>
          <table:table-cell office:value-type="float" office:value="8862.5" calcext:value-type="float">
            <text:p>8862.5</text:p>
          </table:table-cell>
          <table:table-cell office:value-type="float" office:value="7910" calcext:value-type="float">
            <text:p>7910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12035" calcext:value-type="float">
            <text:p>12035</text:p>
          </table:table-cell>
          <table:table-cell office:value-type="float" office:value="7417.5" calcext:value-type="float">
            <text:p>7417.5</text:p>
          </table:table-cell>
          <table:table-cell office:value-type="float" office:value="11982.5" calcext:value-type="float">
            <text:p>11982.5</text:p>
          </table:table-cell>
          <table:table-cell office:value-type="float" office:value="9752.5" calcext:value-type="float">
            <text:p>9752.5</text:p>
          </table:table-cell>
          <table:table-cell office:value-type="float" office:value="14047.5" calcext:value-type="float">
            <text:p>14047.5</text:p>
          </table:table-cell>
          <table:table-cell office:value-type="float" office:value="8702.5" calcext:value-type="float">
            <text:p>8702.5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11970" calcext:value-type="float">
            <text:p>11970</text:p>
          </table:table-cell>
          <table:table-cell office:value-type="float" office:value="7587.5" calcext:value-type="float">
            <text:p>7587.5</text:p>
          </table:table-cell>
          <table:table-cell office:value-type="float" office:value="12410" calcext:value-type="float">
            <text:p>12410</text:p>
          </table:table-cell>
          <table:table-cell office:value-type="float" office:value="9562.5" calcext:value-type="float">
            <text:p>9562.5</text:p>
          </table:table-cell>
          <table:table-cell office:value-type="float" office:value="14067.5" calcext:value-type="float">
            <text:p>14067.5</text:p>
          </table:table-cell>
          <table:table-cell office:value-type="float" office:value="8467.5" calcext:value-type="float">
            <text:p>8467.5</text:p>
          </table:table-cell>
          <table:table-cell office:value-type="float" office:value="7752.5" calcext:value-type="float">
            <text:p>7752.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1520" calcext:value-type="float">
            <text:p>11520</text:p>
          </table:table-cell>
          <table:table-cell office:value-type="float" office:value="7172.5" calcext:value-type="float">
            <text:p>7172.5</text:p>
          </table:table-cell>
          <table:table-cell office:value-type="float" office:value="12080" calcext:value-type="float">
            <text:p>12080</text:p>
          </table:table-cell>
          <table:table-cell office:value-type="float" office:value="9347.5" calcext:value-type="float">
            <text:p>9347.5</text:p>
          </table:table-cell>
          <table:table-cell office:value-type="float" office:value="14112.5" calcext:value-type="float">
            <text:p>14112.5</text:p>
          </table:table-cell>
          <table:table-cell office:value-type="float" office:value="8557.5" calcext:value-type="float">
            <text:p>8557.5</text:p>
          </table:table-cell>
          <table:table-cell office:value-type="float" office:value="7662.5" calcext:value-type="float">
            <text:p>7662.5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12110" calcext:value-type="float">
            <text:p>12110</text:p>
          </table:table-cell>
          <table:table-cell office:value-type="float" office:value="7222.5" calcext:value-type="float">
            <text:p>7222.5</text:p>
          </table:table-cell>
          <table:table-cell office:value-type="float" office:value="12675" calcext:value-type="float">
            <text:p>12675</text:p>
          </table:table-cell>
          <table:table-cell office:value-type="float" office:value="9517.5" calcext:value-type="float">
            <text:p>9517.5</text:p>
          </table:table-cell>
          <table:table-cell office:value-type="float" office:value="14522.5" calcext:value-type="float">
            <text:p>14522.5</text:p>
          </table:table-cell>
          <table:table-cell office:value-type="float" office:value="8607.5" calcext:value-type="float">
            <text:p>8607.5</text:p>
          </table:table-cell>
          <table:table-cell office:value-type="float" office:value="8527.5" calcext:value-type="float">
            <text:p>8527.5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12120" calcext:value-type="float">
            <text:p>12120</text:p>
          </table:table-cell>
          <table:table-cell office:value-type="float" office:value="7212.5" calcext:value-type="float">
            <text:p>7212.5</text:p>
          </table:table-cell>
          <table:table-cell office:value-type="float" office:value="12520" calcext:value-type="float">
            <text:p>12520</text:p>
          </table:table-cell>
          <table:table-cell office:value-type="float" office:value="9582.5" calcext:value-type="float">
            <text:p>9582.5</text:p>
          </table:table-cell>
          <table:table-cell office:value-type="float" office:value="14537.5" calcext:value-type="float">
            <text:p>14537.5</text:p>
          </table:table-cell>
          <table:table-cell office:value-type="float" office:value="8507.5" calcext:value-type="float">
            <text:p>8507.5</text:p>
          </table:table-cell>
          <table:table-cell office:value-type="float" office:value="8397.5" calcext:value-type="float">
            <text:p>8397.5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2325" calcext:value-type="float">
            <text:p>12325</text:p>
          </table:table-cell>
          <table:table-cell office:value-type="float" office:value="6992.5" calcext:value-type="float">
            <text:p>6992.5</text:p>
          </table:table-cell>
          <table:table-cell office:value-type="float" office:value="12702.5" calcext:value-type="float">
            <text:p>12702.5</text:p>
          </table:table-cell>
          <table:table-cell office:value-type="float" office:value="9472.5" calcext:value-type="float">
            <text:p>9472.5</text:p>
          </table:table-cell>
          <table:table-cell office:value-type="float" office:value="14522.5" calcext:value-type="float">
            <text:p>14522.5</text:p>
          </table:table-cell>
          <table:table-cell office:value-type="float" office:value="8122.5" calcext:value-type="float">
            <text:p>8122.5</text:p>
          </table:table-cell>
          <table:table-cell office:value-type="float" office:value="8282.5" calcext:value-type="float">
            <text:p>8282.5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11760" calcext:value-type="float">
            <text:p>11760</text:p>
          </table:table-cell>
          <table:table-cell office:value-type="float" office:value="6922.5" calcext:value-type="float">
            <text:p>6922.5</text:p>
          </table:table-cell>
          <table:table-cell office:value-type="float" office:value="11637.5" calcext:value-type="float">
            <text:p>11637.5</text:p>
          </table:table-cell>
          <table:table-cell office:value-type="float" office:value="8737.5" calcext:value-type="float">
            <text:p>8737.5</text:p>
          </table:table-cell>
          <table:table-cell office:value-type="float" office:value="14022.5" calcext:value-type="float">
            <text:p>14022.5</text:p>
          </table:table-cell>
          <table:table-cell office:value-type="float" office:value="7122.5" calcext:value-type="float">
            <text:p>7122.5</text:p>
          </table:table-cell>
          <table:table-cell office:value-type="float" office:value="8432.5" calcext:value-type="float">
            <text:p>8432.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1440" calcext:value-type="float">
            <text:p>11440</text:p>
          </table:table-cell>
          <table:table-cell office:value-type="float" office:value="6742.5" calcext:value-type="float">
            <text:p>6742.5</text:p>
          </table:table-cell>
          <table:table-cell office:value-type="float" office:value="11522.5" calcext:value-type="float">
            <text:p>11522.5</text:p>
          </table:table-cell>
          <table:table-cell office:value-type="float" office:value="8482.5" calcext:value-type="float">
            <text:p>8482.5</text:p>
          </table:table-cell>
          <table:table-cell office:value-type="float" office:value="13652.5" calcext:value-type="float">
            <text:p>13652.5</text:p>
          </table:table-cell>
          <table:table-cell office:value-type="float" office:value="6477.5" calcext:value-type="float">
            <text:p>6477.5</text:p>
          </table:table-cell>
          <table:table-cell office:value-type="float" office:value="8072.5" calcext:value-type="float">
            <text:p>8072.5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11470" calcext:value-type="float">
            <text:p>11470</text:p>
          </table:table-cell>
          <table:table-cell office:value-type="float" office:value="6752.5" calcext:value-type="float">
            <text:p>6752.5</text:p>
          </table:table-cell>
          <table:table-cell office:value-type="float" office:value="11952.5" calcext:value-type="float">
            <text:p>11952.5</text:p>
          </table:table-cell>
          <table:table-cell office:value-type="float" office:value="8177.5" calcext:value-type="float">
            <text:p>8177.5</text:p>
          </table:table-cell>
          <table:table-cell office:value-type="float" office:value="13777.5" calcext:value-type="float">
            <text:p>13777.5</text:p>
          </table:table-cell>
          <table:table-cell office:value-type="float" office:value="6687.5" calcext:value-type="float">
            <text:p>6687.5</text:p>
          </table:table-cell>
          <table:table-cell office:value-type="float" office:value="8142.5" calcext:value-type="float">
            <text:p>8142.5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11010" calcext:value-type="float">
            <text:p>11010</text:p>
          </table:table-cell>
          <table:table-cell office:value-type="float" office:value="7252.5" calcext:value-type="float">
            <text:p>7252.5</text:p>
          </table:table-cell>
          <table:table-cell office:value-type="float" office:value="11962.5" calcext:value-type="float">
            <text:p>11962.5</text:p>
          </table:table-cell>
          <table:table-cell office:value-type="float" office:value="8372.5" calcext:value-type="float">
            <text:p>8372.5</text:p>
          </table:table-cell>
          <table:table-cell office:value-type="float" office:value="13992.5" calcext:value-type="float">
            <text:p>13992.5</text:p>
          </table:table-cell>
          <table:table-cell office:value-type="float" office:value="6522.5" calcext:value-type="float">
            <text:p>6522.5</text:p>
          </table:table-cell>
          <table:table-cell office:value-type="float" office:value="7782.5" calcext:value-type="float">
            <text:p>7782.5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10820" calcext:value-type="float">
            <text:p>10820</text:p>
          </table:table-cell>
          <table:table-cell office:value-type="float" office:value="7462.5" calcext:value-type="float">
            <text:p>7462.5</text:p>
          </table:table-cell>
          <table:table-cell office:value-type="float" office:value="11977.5" calcext:value-type="float">
            <text:p>11977.5</text:p>
          </table:table-cell>
          <table:table-cell office:value-type="float" office:value="8432.5" calcext:value-type="float">
            <text:p>8432.5</text:p>
          </table:table-cell>
          <table:table-cell office:value-type="float" office:value="13937.5" calcext:value-type="float">
            <text:p>13937.5</text:p>
          </table:table-cell>
          <table:table-cell office:value-type="float" office:value="6685" calcext:value-type="float">
            <text:p>6685</text:p>
          </table:table-cell>
          <table:table-cell office:value-type="float" office:value="7757.5" calcext:value-type="float">
            <text:p>7757.5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10295" calcext:value-type="float">
            <text:p>10295</text:p>
          </table:table-cell>
          <table:table-cell office:value-type="float" office:value="7157.5" calcext:value-type="float">
            <text:p>7157.5</text:p>
          </table:table-cell>
          <table:table-cell office:value-type="float" office:value="12877.5" calcext:value-type="float">
            <text:p>12877.5</text:p>
          </table:table-cell>
          <table:table-cell office:value-type="float" office:value="8742.5" calcext:value-type="float">
            <text:p>8742.5</text:p>
          </table:table-cell>
          <table:table-cell office:value-type="float" office:value="13562.5" calcext:value-type="float">
            <text:p>13562.5</text:p>
          </table:table-cell>
          <table:table-cell office:value-type="float" office:value="6485" calcext:value-type="float">
            <text:p>6485</text:p>
          </table:table-cell>
          <table:table-cell office:value-type="float" office:value="7747.5" calcext:value-type="float">
            <text:p>7747.5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0335" calcext:value-type="float">
            <text:p>10335</text:p>
          </table:table-cell>
          <table:table-cell office:value-type="float" office:value="7157.5" calcext:value-type="float">
            <text:p>7157.5</text:p>
          </table:table-cell>
          <table:table-cell office:value-type="float" office:value="12847.5" calcext:value-type="float">
            <text:p>12847.5</text:p>
          </table:table-cell>
          <table:table-cell office:value-type="float" office:value="8652.5" calcext:value-type="float">
            <text:p>8652.5</text:p>
          </table:table-cell>
          <table:table-cell office:value-type="float" office:value="13662.5" calcext:value-type="float">
            <text:p>13662.5</text:p>
          </table:table-cell>
          <table:table-cell office:value-type="float" office:value="6500" calcext:value-type="float">
            <text:p>6500</text:p>
          </table:table-cell>
          <table:table-cell office:value-type="float" office:value="7687.5" calcext:value-type="float">
            <text:p>7687.5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10365" calcext:value-type="float">
            <text:p>10365</text:p>
          </table:table-cell>
          <table:table-cell office:value-type="float" office:value="6997.5" calcext:value-type="float">
            <text:p>6997.5</text:p>
          </table:table-cell>
          <table:table-cell office:value-type="float" office:value="12542.5" calcext:value-type="float">
            <text:p>12542.5</text:p>
          </table:table-cell>
          <table:table-cell office:value-type="float" office:value="8722.5" calcext:value-type="float">
            <text:p>8722.5</text:p>
          </table:table-cell>
          <table:table-cell office:value-type="float" office:value="13762.5" calcext:value-type="float">
            <text:p>13762.5</text:p>
          </table:table-cell>
          <table:table-cell office:value-type="float" office:value="6405" calcext:value-type="float">
            <text:p>6405</text:p>
          </table:table-cell>
          <table:table-cell office:value-type="float" office:value="7642.5" calcext:value-type="float">
            <text:p>7642.5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10570" calcext:value-type="float">
            <text:p>10570</text:p>
          </table:table-cell>
          <table:table-cell office:value-type="float" office:value="7227.5" calcext:value-type="float">
            <text:p>7227.5</text:p>
          </table:table-cell>
          <table:table-cell office:value-type="float" office:value="12717.5" calcext:value-type="float">
            <text:p>12717.5</text:p>
          </table:table-cell>
          <table:table-cell office:value-type="float" office:value="9122.5" calcext:value-type="float">
            <text:p>9122.5</text:p>
          </table:table-cell>
          <table:table-cell office:value-type="float" office:value="13757.5" calcext:value-type="float">
            <text:p>13757.5</text:p>
          </table:table-cell>
          <table:table-cell office:value-type="float" office:value="6265" calcext:value-type="float">
            <text:p>6265</text:p>
          </table:table-cell>
          <table:table-cell office:value-type="float" office:value="7907.5" calcext:value-type="float">
            <text:p>7907.5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10802.5" calcext:value-type="float">
            <text:p>10802.5</text:p>
          </table:table-cell>
          <table:table-cell office:value-type="float" office:value="7742.5" calcext:value-type="float">
            <text:p>7742.5</text:p>
          </table:table-cell>
          <table:table-cell office:value-type="float" office:value="13372.5" calcext:value-type="float">
            <text:p>13372.5</text:p>
          </table:table-cell>
          <table:table-cell office:value-type="float" office:value="9800" calcext:value-type="float">
            <text:p>9800</text:p>
          </table:table-cell>
          <table:table-cell office:value-type="float" office:value="14292.5" calcext:value-type="float">
            <text:p>14292.5</text:p>
          </table:table-cell>
          <table:table-cell office:value-type="float" office:value="6280" calcext:value-type="float">
            <text:p>6280</text:p>
          </table:table-cell>
          <table:table-cell office:value-type="float" office:value="8037.5" calcext:value-type="float">
            <text:p>8037.5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10635" calcext:value-type="float">
            <text:p>10635</text:p>
          </table:table-cell>
          <table:table-cell office:value-type="float" office:value="7877.5" calcext:value-type="float">
            <text:p>7877.5</text:p>
          </table:table-cell>
          <table:table-cell office:value-type="float" office:value="13440" calcext:value-type="float">
            <text:p>13440</text:p>
          </table:table-cell>
          <table:table-cell office:value-type="float" office:value="10175" calcext:value-type="float">
            <text:p>10175</text:p>
          </table:table-cell>
          <table:table-cell office:value-type="float" office:value="14445" calcext:value-type="float">
            <text:p>14445</text:p>
          </table:table-cell>
          <table:table-cell office:value-type="float" office:value="6830" calcext:value-type="float">
            <text:p>6830</text:p>
          </table:table-cell>
          <table:table-cell office:value-type="float" office:value="7887.5" calcext:value-type="float">
            <text:p>7887.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695" calcext:value-type="float">
            <text:p>10695</text:p>
          </table:table-cell>
          <table:table-cell office:value-type="float" office:value="8492.5" calcext:value-type="float">
            <text:p>8492.5</text:p>
          </table:table-cell>
          <table:table-cell office:value-type="float" office:value="13935" calcext:value-type="float">
            <text:p>13935</text:p>
          </table:table-cell>
          <table:table-cell office:value-type="float" office:value="10057.5" calcext:value-type="float">
            <text:p>10057.5</text:p>
          </table:table-cell>
          <table:table-cell office:value-type="float" office:value="14455" calcext:value-type="float">
            <text:p>14455</text:p>
          </table:table-cell>
          <table:table-cell office:value-type="float" office:value="7405" calcext:value-type="float">
            <text:p>7405</text:p>
          </table:table-cell>
          <table:table-cell office:value-type="float" office:value="8077.5" calcext:value-type="float">
            <text:p>8077.5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10655" calcext:value-type="float">
            <text:p>10655</text:p>
          </table:table-cell>
          <table:table-cell office:value-type="float" office:value="8567.5" calcext:value-type="float">
            <text:p>8567.5</text:p>
          </table:table-cell>
          <table:table-cell office:value-type="float" office:value="14060" calcext:value-type="float">
            <text:p>14060</text:p>
          </table:table-cell>
          <table:table-cell office:value-type="float" office:value="10062.5" calcext:value-type="float">
            <text:p>10062.5</text:p>
          </table:table-cell>
          <table:table-cell office:value-type="float" office:value="14420" calcext:value-type="float">
            <text:p>14420</text:p>
          </table:table-cell>
          <table:table-cell office:value-type="float" office:value="7440" calcext:value-type="float">
            <text:p>7440</text:p>
          </table:table-cell>
          <table:table-cell office:value-type="float" office:value="8142.5" calcext:value-type="float">
            <text:p>8142.5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10455" calcext:value-type="float">
            <text:p>10455</text:p>
          </table:table-cell>
          <table:table-cell office:value-type="float" office:value="8472.5" calcext:value-type="float">
            <text:p>8472.5</text:p>
          </table:table-cell>
          <table:table-cell office:value-type="float" office:value="14060" calcext:value-type="float">
            <text:p>14060</text:p>
          </table:table-cell>
          <table:table-cell office:value-type="float" office:value="10077.5" calcext:value-type="float">
            <text:p>10077.5</text:p>
          </table:table-cell>
          <table:table-cell office:value-type="float" office:value="14105" calcext:value-type="float">
            <text:p>14105</text:p>
          </table:table-cell>
          <table:table-cell office:value-type="float" office:value="7225" calcext:value-type="float">
            <text:p>7225</text:p>
          </table:table-cell>
          <table:table-cell office:value-type="float" office:value="8262.5" calcext:value-type="float">
            <text:p>8262.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10390" calcext:value-type="float">
            <text:p>10390</text:p>
          </table:table-cell>
          <table:table-cell office:value-type="float" office:value="8467.5" calcext:value-type="float">
            <text:p>8467.5</text:p>
          </table:table-cell>
          <table:table-cell office:value-type="float" office:value="13925" calcext:value-type="float">
            <text:p>13925</text:p>
          </table:table-cell>
          <table:table-cell office:value-type="float" office:value="10012.5" calcext:value-type="float">
            <text:p>10012.5</text:p>
          </table:table-cell>
          <table:table-cell office:value-type="float" office:value="13965" calcext:value-type="float">
            <text:p>13965</text:p>
          </table:table-cell>
          <table:table-cell office:value-type="float" office:value="7045" calcext:value-type="float">
            <text:p>7045</text:p>
          </table:table-cell>
          <table:table-cell office:value-type="float" office:value="8112.5" calcext:value-type="float">
            <text:p>8112.5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10630" calcext:value-type="float">
            <text:p>10630</text:p>
          </table:table-cell>
          <table:table-cell office:value-type="float" office:value="8782.5" calcext:value-type="float">
            <text:p>8782.5</text:p>
          </table:table-cell>
          <table:table-cell office:value-type="float" office:value="14020" calcext:value-type="float">
            <text:p>14020</text:p>
          </table:table-cell>
          <table:table-cell office:value-type="float" office:value="10637.5" calcext:value-type="float">
            <text:p>10637.5</text:p>
          </table:table-cell>
          <table:table-cell office:value-type="float" office:value="14040" calcext:value-type="float">
            <text:p>14040</text:p>
          </table:table-cell>
          <table:table-cell office:value-type="float" office:value="7145" calcext:value-type="float">
            <text:p>7145</text:p>
          </table:table-cell>
          <table:table-cell office:value-type="float" office:value="8352.5" calcext:value-type="float">
            <text:p>8352.5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10210" calcext:value-type="float">
            <text:p>10210</text:p>
          </table:table-cell>
          <table:table-cell office:value-type="float" office:value="9147.5" calcext:value-type="float">
            <text:p>9147.5</text:p>
          </table:table-cell>
          <table:table-cell office:value-type="float" office:value="14125" calcext:value-type="float">
            <text:p>14125</text:p>
          </table:table-cell>
          <table:table-cell office:value-type="float" office:value="10772.5" calcext:value-type="float">
            <text:p>10772.5</text:p>
          </table:table-cell>
          <table:table-cell office:value-type="float" office:value="14125" calcext:value-type="float">
            <text:p>14125</text:p>
          </table:table-cell>
          <table:table-cell office:value-type="float" office:value="7005" calcext:value-type="float">
            <text:p>7005</text:p>
          </table:table-cell>
          <table:table-cell office:value-type="float" office:value="7892.5" calcext:value-type="float">
            <text:p>7892.5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10310" calcext:value-type="float">
            <text:p>10310</text:p>
          </table:table-cell>
          <table:table-cell office:value-type="float" office:value="9332.5" calcext:value-type="float">
            <text:p>9332.5</text:p>
          </table:table-cell>
          <table:table-cell office:value-type="float" office:value="14215" calcext:value-type="float">
            <text:p>14215</text:p>
          </table:table-cell>
          <table:table-cell office:value-type="float" office:value="10997.5" calcext:value-type="float">
            <text:p>10997.5</text:p>
          </table:table-cell>
          <table:table-cell office:value-type="float" office:value="14552.5" calcext:value-type="float">
            <text:p>14552.5</text:p>
          </table:table-cell>
          <table:table-cell office:value-type="float" office:value="7297.5" calcext:value-type="float">
            <text:p>7297.5</text:p>
          </table:table-cell>
          <table:table-cell office:value-type="float" office:value="8047.5" calcext:value-type="float">
            <text:p>8047.5</text:p>
          </table:table-cell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9965" calcext:value-type="float">
            <text:p>9965</text:p>
          </table:table-cell>
          <table:table-cell office:value-type="float" office:value="8917.5" calcext:value-type="float">
            <text:p>8917.5</text:p>
          </table:table-cell>
          <table:table-cell office:value-type="float" office:value="14420" calcext:value-type="float">
            <text:p>14420</text:p>
          </table:table-cell>
          <table:table-cell office:value-type="float" office:value="11132.5" calcext:value-type="float">
            <text:p>11132.5</text:p>
          </table:table-cell>
          <table:table-cell office:value-type="float" office:value="14742.5" calcext:value-type="float">
            <text:p>14742.5</text:p>
          </table:table-cell>
          <table:table-cell office:value-type="float" office:value="7162.5" calcext:value-type="float">
            <text:p>7162.5</text:p>
          </table:table-cell>
          <table:table-cell office:value-type="float" office:value="8322.5" calcext:value-type="float">
            <text:p>8322.5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9735" calcext:value-type="float">
            <text:p>9735</text:p>
          </table:table-cell>
          <table:table-cell office:value-type="float" office:value="8197.5" calcext:value-type="float">
            <text:p>8197.5</text:p>
          </table:table-cell>
          <table:table-cell office:value-type="float" office:value="14355" calcext:value-type="float">
            <text:p>14355</text:p>
          </table:table-cell>
          <table:table-cell office:value-type="float" office:value="11055" calcext:value-type="float">
            <text:p>11055</text:p>
          </table:table-cell>
          <table:table-cell office:value-type="float" office:value="15095" calcext:value-type="float">
            <text:p>15095</text:p>
          </table:table-cell>
          <table:table-cell office:value-type="float" office:value="7472.5" calcext:value-type="float">
            <text:p>7472.5</text:p>
          </table:table-cell>
          <table:table-cell office:value-type="float" office:value="8157.5" calcext:value-type="float">
            <text:p>8157.5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9280" calcext:value-type="float">
            <text:p>9280</text:p>
          </table:table-cell>
          <table:table-cell office:value-type="float" office:value="7657.5" calcext:value-type="float">
            <text:p>7657.5</text:p>
          </table:table-cell>
          <table:table-cell office:value-type="float" office:value="13385" calcext:value-type="float">
            <text:p>13385</text:p>
          </table:table-cell>
          <table:table-cell office:value-type="float" office:value="11165" calcext:value-type="float">
            <text:p>11165</text:p>
          </table:table-cell>
          <table:table-cell office:value-type="float" office:value="14645" calcext:value-type="float">
            <text:p>14645</text:p>
          </table:table-cell>
          <table:table-cell office:value-type="float" office:value="7377.5" calcext:value-type="float">
            <text:p>7377.5</text:p>
          </table:table-cell>
          <table:table-cell office:value-type="float" office:value="7222.5" calcext:value-type="float">
            <text:p>7222.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9605" calcext:value-type="float">
            <text:p>9605</text:p>
          </table:table-cell>
          <table:table-cell office:value-type="float" office:value="7487.5" calcext:value-type="float">
            <text:p>7487.5</text:p>
          </table:table-cell>
          <table:table-cell office:value-type="float" office:value="13135" calcext:value-type="float">
            <text:p>13135</text:p>
          </table:table-cell>
          <table:table-cell office:value-type="float" office:value="11185" calcext:value-type="float">
            <text:p>11185</text:p>
          </table:table-cell>
          <table:table-cell office:value-type="float" office:value="14725" calcext:value-type="float">
            <text:p>14725</text:p>
          </table:table-cell>
          <table:table-cell office:value-type="float" office:value="7252.5" calcext:value-type="float">
            <text:p>7252.5</text:p>
          </table:table-cell>
          <table:table-cell office:value-type="float" office:value="6932.5" calcext:value-type="float">
            <text:p>6932.5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9445" calcext:value-type="float">
            <text:p>9445</text:p>
          </table:table-cell>
          <table:table-cell office:value-type="float" office:value="7937.5" calcext:value-type="float">
            <text:p>7937.5</text:p>
          </table:table-cell>
          <table:table-cell office:value-type="float" office:value="13280" calcext:value-type="float">
            <text:p>13280</text:p>
          </table:table-cell>
          <table:table-cell office:value-type="float" office:value="11035" calcext:value-type="float">
            <text:p>11035</text:p>
          </table:table-cell>
          <table:table-cell office:value-type="float" office:value="14465" calcext:value-type="float">
            <text:p>14465</text:p>
          </table:table-cell>
          <table:table-cell office:value-type="float" office:value="7002.5" calcext:value-type="float">
            <text:p>7002.5</text:p>
          </table:table-cell>
          <table:table-cell office:value-type="float" office:value="6710" calcext:value-type="float">
            <text:p>6710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9195" calcext:value-type="float">
            <text:p>9195</text:p>
          </table:table-cell>
          <table:table-cell office:value-type="float" office:value="7817.5" calcext:value-type="float">
            <text:p>7817.5</text:p>
          </table:table-cell>
          <table:table-cell office:value-type="float" office:value="13305" calcext:value-type="float">
            <text:p>13305</text:p>
          </table:table-cell>
          <table:table-cell office:value-type="float" office:value="10765" calcext:value-type="float">
            <text:p>10765</text:p>
          </table:table-cell>
          <table:table-cell office:value-type="float" office:value="14610" calcext:value-type="float">
            <text:p>14610</text:p>
          </table:table-cell>
          <table:table-cell office:value-type="float" office:value="6862.5" calcext:value-type="float">
            <text:p>6862.5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9350" calcext:value-type="float">
            <text:p>9350</text:p>
          </table:table-cell>
          <table:table-cell office:value-type="float" office:value="8402.5" calcext:value-type="float">
            <text:p>8402.5</text:p>
          </table:table-cell>
          <table:table-cell office:value-type="float" office:value="13257.5" calcext:value-type="float">
            <text:p>13257.5</text:p>
          </table:table-cell>
          <table:table-cell office:value-type="float" office:value="10690" calcext:value-type="float">
            <text:p>10690</text:p>
          </table:table-cell>
          <table:table-cell office:value-type="float" office:value="14470" calcext:value-type="float">
            <text:p>14470</text:p>
          </table:table-cell>
          <table:table-cell office:value-type="float" office:value="7272.5" calcext:value-type="float">
            <text:p>7272.5</text:p>
          </table:table-cell>
          <table:table-cell office:value-type="float" office:value="7075" calcext:value-type="float">
            <text:p>7075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9270" calcext:value-type="float">
            <text:p>9270</text:p>
          </table:table-cell>
          <table:table-cell office:value-type="float" office:value="8552.5" calcext:value-type="float">
            <text:p>8552.5</text:p>
          </table:table-cell>
          <table:table-cell office:value-type="float" office:value="13327.5" calcext:value-type="float">
            <text:p>13327.5</text:p>
          </table:table-cell>
          <table:table-cell office:value-type="float" office:value="10865" calcext:value-type="float">
            <text:p>10865</text:p>
          </table:table-cell>
          <table:table-cell office:value-type="float" office:value="14695" calcext:value-type="float">
            <text:p>14695</text:p>
          </table:table-cell>
          <table:table-cell office:value-type="float" office:value="7377.5" calcext:value-type="float">
            <text:p>7377.5</text:p>
          </table:table-cell>
          <table:table-cell office:value-type="float" office:value="6980" calcext:value-type="float">
            <text:p>6980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9395" calcext:value-type="float">
            <text:p>9395</text:p>
          </table:table-cell>
          <table:table-cell office:value-type="float" office:value="8507.5" calcext:value-type="float">
            <text:p>8507.5</text:p>
          </table:table-cell>
          <table:table-cell office:value-type="float" office:value="13187.5" calcext:value-type="float">
            <text:p>13187.5</text:p>
          </table:table-cell>
          <table:table-cell office:value-type="float" office:value="10450" calcext:value-type="float">
            <text:p>10450</text:p>
          </table:table-cell>
          <table:table-cell office:value-type="float" office:value="14170" calcext:value-type="float">
            <text:p>14170</text:p>
          </table:table-cell>
          <table:table-cell office:value-type="float" office:value="7247.5" calcext:value-type="float">
            <text:p>7247.5</text:p>
          </table:table-cell>
          <table:table-cell office:value-type="float" office:value="7240" calcext:value-type="float">
            <text:p>7240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9450" calcext:value-type="float">
            <text:p>9450</text:p>
          </table:table-cell>
          <table:table-cell office:value-type="float" office:value="8472.5" calcext:value-type="float">
            <text:p>8472.5</text:p>
          </table:table-cell>
          <table:table-cell office:value-type="float" office:value="13292.5" calcext:value-type="float">
            <text:p>13292.5</text:p>
          </table:table-cell>
          <table:table-cell office:value-type="float" office:value="10535" calcext:value-type="float">
            <text:p>10535</text:p>
          </table:table-cell>
          <table:table-cell office:value-type="float" office:value="14050" calcext:value-type="float">
            <text:p>14050</text:p>
          </table:table-cell>
          <table:table-cell office:value-type="float" office:value="7137.5" calcext:value-type="float">
            <text:p>7137.5</text:p>
          </table:table-cell>
          <table:table-cell office:value-type="float" office:value="7225" calcext:value-type="float">
            <text:p>7225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9710" calcext:value-type="float">
            <text:p>9710</text:p>
          </table:table-cell>
          <table:table-cell office:value-type="float" office:value="8627.5" calcext:value-type="float">
            <text:p>8627.5</text:p>
          </table:table-cell>
          <table:table-cell office:value-type="float" office:value="13497.5" calcext:value-type="float">
            <text:p>13497.5</text:p>
          </table:table-cell>
          <table:table-cell office:value-type="float" office:value="10620" calcext:value-type="float">
            <text:p>10620</text:p>
          </table:table-cell>
          <table:table-cell office:value-type="float" office:value="14310" calcext:value-type="float">
            <text:p>14310</text:p>
          </table:table-cell>
          <table:table-cell office:value-type="float" office:value="7232.5" calcext:value-type="float">
            <text:p>7232.5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9890" calcext:value-type="float">
            <text:p>9890</text:p>
          </table:table-cell>
          <table:table-cell office:value-type="float" office:value="8077.5" calcext:value-type="float">
            <text:p>8077.5</text:p>
          </table:table-cell>
          <table:table-cell office:value-type="float" office:value="13542.5" calcext:value-type="float">
            <text:p>13542.5</text:p>
          </table:table-cell>
          <table:table-cell office:value-type="float" office:value="10015" calcext:value-type="float">
            <text:p>10015</text:p>
          </table:table-cell>
          <table:table-cell office:value-type="float" office:value="13725" calcext:value-type="float">
            <text:p>13725</text:p>
          </table:table-cell>
          <table:table-cell office:value-type="float" office:value="6922.5" calcext:value-type="float">
            <text:p>6922.5</text:p>
          </table:table-cell>
          <table:table-cell office:value-type="float" office:value="7317.5" calcext:value-type="float">
            <text:p>7317.5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10175" calcext:value-type="float">
            <text:p>10175</text:p>
          </table:table-cell>
          <table:table-cell office:value-type="float" office:value="8117.5" calcext:value-type="float">
            <text:p>8117.5</text:p>
          </table:table-cell>
          <table:table-cell office:value-type="float" office:value="13547.5" calcext:value-type="float">
            <text:p>13547.5</text:p>
          </table:table-cell>
          <table:table-cell office:value-type="float" office:value="10250" calcext:value-type="float">
            <text:p>10250</text:p>
          </table:table-cell>
          <table:table-cell office:value-type="float" office:value="14010" calcext:value-type="float">
            <text:p>14010</text:p>
          </table:table-cell>
          <table:table-cell office:value-type="float" office:value="6932.5" calcext:value-type="float">
            <text:p>6932.5</text:p>
          </table:table-cell>
          <table:table-cell office:value-type="float" office:value="7522.5" calcext:value-type="float">
            <text:p>7522.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0165" calcext:value-type="float">
            <text:p>10165</text:p>
          </table:table-cell>
          <table:table-cell office:value-type="float" office:value="8157.5" calcext:value-type="float">
            <text:p>8157.5</text:p>
          </table:table-cell>
          <table:table-cell office:value-type="float" office:value="13242.5" calcext:value-type="float">
            <text:p>13242.5</text:p>
          </table:table-cell>
          <table:table-cell office:value-type="float" office:value="9605" calcext:value-type="float">
            <text:p>9605</text:p>
          </table:table-cell>
          <table:table-cell office:value-type="float" office:value="13870" calcext:value-type="float">
            <text:p>13870</text:p>
          </table:table-cell>
          <table:table-cell office:value-type="float" office:value="6867.5" calcext:value-type="float">
            <text:p>6867.5</text:p>
          </table:table-cell>
          <table:table-cell office:value-type="float" office:value="7485" calcext:value-type="float">
            <text:p>7485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9930" calcext:value-type="float">
            <text:p>9930</text:p>
          </table:table-cell>
          <table:table-cell office:value-type="float" office:value="8332.5" calcext:value-type="float">
            <text:p>8332.5</text:p>
          </table:table-cell>
          <table:table-cell office:value-type="float" office:value="12507.5" calcext:value-type="float">
            <text:p>12507.5</text:p>
          </table:table-cell>
          <table:table-cell office:value-type="float" office:value="9890" calcext:value-type="float">
            <text:p>9890</text:p>
          </table:table-cell>
          <table:table-cell office:value-type="float" office:value="13710" calcext:value-type="float">
            <text:p>13710</text:p>
          </table:table-cell>
          <table:table-cell office:value-type="float" office:value="6317.5" calcext:value-type="float">
            <text:p>6317.5</text:p>
          </table:table-cell>
          <table:table-cell office:value-type="float" office:value="6855" calcext:value-type="float">
            <text:p>6855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9970" calcext:value-type="float">
            <text:p>9970</text:p>
          </table:table-cell>
          <table:table-cell office:value-type="float" office:value="8362.5" calcext:value-type="float">
            <text:p>8362.5</text:p>
          </table:table-cell>
          <table:table-cell office:value-type="float" office:value="12547.5" calcext:value-type="float">
            <text:p>12547.5</text:p>
          </table:table-cell>
          <table:table-cell office:value-type="float" office:value="9950" calcext:value-type="float">
            <text:p>9950</text:p>
          </table:table-cell>
          <table:table-cell office:value-type="float" office:value="13455" calcext:value-type="float">
            <text:p>13455</text:p>
          </table:table-cell>
          <table:table-cell office:value-type="float" office:value="6242.5" calcext:value-type="float">
            <text:p>6242.5</text:p>
          </table:table-cell>
          <table:table-cell office:value-type="float" office:value="6890" calcext:value-type="float">
            <text:p>6890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9805" calcext:value-type="float">
            <text:p>9805</text:p>
          </table:table-cell>
          <table:table-cell office:value-type="float" office:value="8277.5" calcext:value-type="float">
            <text:p>8277.5</text:p>
          </table:table-cell>
          <table:table-cell office:value-type="float" office:value="12902.5" calcext:value-type="float">
            <text:p>12902.5</text:p>
          </table:table-cell>
          <table:table-cell office:value-type="float" office:value="10060" calcext:value-type="float">
            <text:p>10060</text:p>
          </table:table-cell>
          <table:table-cell office:value-type="float" office:value="13815" calcext:value-type="float">
            <text:p>13815</text:p>
          </table:table-cell>
          <table:table-cell office:value-type="float" office:value="6202.5" calcext:value-type="float">
            <text:p>6202.5</text:p>
          </table:table-cell>
          <table:table-cell office:value-type="float" office:value="7040" calcext:value-type="float">
            <text:p>7040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9525" calcext:value-type="float">
            <text:p>9525</text:p>
          </table:table-cell>
          <table:table-cell office:value-type="float" office:value="7917.5" calcext:value-type="float">
            <text:p>7917.5</text:p>
          </table:table-cell>
          <table:table-cell office:value-type="float" office:value="12557.5" calcext:value-type="float">
            <text:p>12557.5</text:p>
          </table:table-cell>
          <table:table-cell office:value-type="float" office:value="9725" calcext:value-type="float">
            <text:p>9725</text:p>
          </table:table-cell>
          <table:table-cell office:value-type="float" office:value="13600" calcext:value-type="float">
            <text:p>13600</text:p>
          </table:table-cell>
          <table:table-cell office:value-type="float" office:value="6212.5" calcext:value-type="float">
            <text:p>6212.5</text:p>
          </table:table-cell>
          <table:table-cell office:value-type="float" office:value="7252.5" calcext:value-type="float">
            <text:p>7252.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9825" calcext:value-type="float">
            <text:p>9825</text:p>
          </table:table-cell>
          <table:table-cell office:value-type="float" office:value="7767.5" calcext:value-type="float">
            <text:p>7767.5</text:p>
          </table:table-cell>
          <table:table-cell office:value-type="float" office:value="12567.5" calcext:value-type="float">
            <text:p>12567.5</text:p>
          </table:table-cell>
          <table:table-cell office:value-type="float" office:value="9580" calcext:value-type="float">
            <text:p>9580</text:p>
          </table:table-cell>
          <table:table-cell office:value-type="float" office:value="13030" calcext:value-type="float">
            <text:p>13030</text:p>
          </table:table-cell>
          <table:table-cell office:value-type="float" office:value="6012.5" calcext:value-type="float">
            <text:p>6012.5</text:p>
          </table:table-cell>
          <table:table-cell office:value-type="float" office:value="7007.5" calcext:value-type="float">
            <text:p>7007.5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9215" calcext:value-type="float">
            <text:p>9215</text:p>
          </table:table-cell>
          <table:table-cell office:value-type="float" office:value="7147.5" calcext:value-type="float">
            <text:p>7147.5</text:p>
          </table:table-cell>
          <table:table-cell office:value-type="float" office:value="12432.5" calcext:value-type="float">
            <text:p>12432.5</text:p>
          </table:table-cell>
          <table:table-cell office:value-type="float" office:value="9435" calcext:value-type="float">
            <text:p>9435</text:p>
          </table:table-cell>
          <table:table-cell office:value-type="float" office:value="12670" calcext:value-type="float">
            <text:p>12670</text:p>
          </table:table-cell>
          <table:table-cell office:value-type="float" office:value="5697.5" calcext:value-type="float">
            <text:p>5697.5</text:p>
          </table:table-cell>
          <table:table-cell office:value-type="float" office:value="6777.5" calcext:value-type="float">
            <text:p>6777.5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9225" calcext:value-type="float">
            <text:p>9225</text:p>
          </table:table-cell>
          <table:table-cell office:value-type="float" office:value="7187.5" calcext:value-type="float">
            <text:p>7187.5</text:p>
          </table:table-cell>
          <table:table-cell office:value-type="float" office:value="12472.5" calcext:value-type="float">
            <text:p>12472.5</text:p>
          </table:table-cell>
          <table:table-cell office:value-type="float" office:value="9680" calcext:value-type="float">
            <text:p>9680</text:p>
          </table:table-cell>
          <table:table-cell office:value-type="float" office:value="12590" calcext:value-type="float">
            <text:p>12590</text:p>
          </table:table-cell>
          <table:table-cell office:value-type="float" office:value="5497.5" calcext:value-type="float">
            <text:p>5497.5</text:p>
          </table:table-cell>
          <table:table-cell office:value-type="float" office:value="6882.5" calcext:value-type="float">
            <text:p>6882.5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9210" calcext:value-type="float">
            <text:p>9210</text:p>
          </table:table-cell>
          <table:table-cell office:value-type="float" office:value="7257.5" calcext:value-type="float">
            <text:p>7257.5</text:p>
          </table:table-cell>
          <table:table-cell office:value-type="float" office:value="12502.5" calcext:value-type="float">
            <text:p>12502.5</text:p>
          </table:table-cell>
          <table:table-cell office:value-type="float" office:value="9550" calcext:value-type="float">
            <text:p>9550</text:p>
          </table:table-cell>
          <table:table-cell office:value-type="float" office:value="12240" calcext:value-type="float">
            <text:p>12240</text:p>
          </table:table-cell>
          <table:table-cell office:value-type="float" office:value="5367.5" calcext:value-type="float">
            <text:p>5367.5</text:p>
          </table:table-cell>
          <table:table-cell office:value-type="float" office:value="6612.5" calcext:value-type="float">
            <text:p>6612.5</text:p>
          </table:table-cell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9060" calcext:value-type="float">
            <text:p>9060</text:p>
          </table:table-cell>
          <table:table-cell office:value-type="float" office:value="7767.5" calcext:value-type="float">
            <text:p>7767.5</text:p>
          </table:table-cell>
          <table:table-cell office:value-type="float" office:value="12302.5" calcext:value-type="float">
            <text:p>12302.5</text:p>
          </table:table-cell>
          <table:table-cell office:value-type="float" office:value="9500" calcext:value-type="float">
            <text:p>9500</text:p>
          </table:table-cell>
          <table:table-cell office:value-type="float" office:value="12080" calcext:value-type="float">
            <text:p>12080</text:p>
          </table:table-cell>
          <table:table-cell office:value-type="float" office:value="5610" calcext:value-type="float">
            <text:p>5610</text:p>
          </table:table-cell>
          <table:table-cell office:value-type="float" office:value="6292.5" calcext:value-type="float">
            <text:p>6292.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9155" calcext:value-type="float">
            <text:p>9155</text:p>
          </table:table-cell>
          <table:table-cell office:value-type="float" office:value="7767.5" calcext:value-type="float">
            <text:p>7767.5</text:p>
          </table:table-cell>
          <table:table-cell office:value-type="float" office:value="12412.5" calcext:value-type="float">
            <text:p>12412.5</text:p>
          </table:table-cell>
          <table:table-cell office:value-type="float" office:value="9410" calcext:value-type="float">
            <text:p>9410</text:p>
          </table:table-cell>
          <table:table-cell office:value-type="float" office:value="11950" calcext:value-type="float">
            <text:p>11950</text:p>
          </table:table-cell>
          <table:table-cell office:value-type="float" office:value="5655" calcext:value-type="float">
            <text:p>5655</text:p>
          </table:table-cell>
          <table:table-cell office:value-type="float" office:value="6277.5" calcext:value-type="float">
            <text:p>6277.5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8990" calcext:value-type="float">
            <text:p>8990</text:p>
          </table:table-cell>
          <table:table-cell office:value-type="float" office:value="8080" calcext:value-type="float">
            <text:p>8080</text:p>
          </table:table-cell>
          <table:table-cell office:value-type="float" office:value="12102.5" calcext:value-type="float">
            <text:p>12102.5</text:p>
          </table:table-cell>
          <table:table-cell office:value-type="float" office:value="10250" calcext:value-type="float">
            <text:p>10250</text:p>
          </table:table-cell>
          <table:table-cell office:value-type="float" office:value="12060" calcext:value-type="float">
            <text:p>12060</text:p>
          </table:table-cell>
          <table:table-cell office:value-type="float" office:value="5625" calcext:value-type="float">
            <text:p>5625</text:p>
          </table:table-cell>
          <table:table-cell office:value-type="float" office:value="6817.5" calcext:value-type="float">
            <text:p>6817.5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8695" calcext:value-type="float">
            <text:p>8695</text:p>
          </table:table-cell>
          <table:table-cell office:value-type="float" office:value="7970" calcext:value-type="float">
            <text:p>7970</text:p>
          </table:table-cell>
          <table:table-cell office:value-type="float" office:value="11942.5" calcext:value-type="float">
            <text:p>11942.5</text:p>
          </table:table-cell>
          <table:table-cell office:value-type="float" office:value="9895" calcext:value-type="float">
            <text:p>9895</text:p>
          </table:table-cell>
          <table:table-cell office:value-type="float" office:value="11980" calcext:value-type="float">
            <text:p>11980</text:p>
          </table:table-cell>
          <table:table-cell office:value-type="float" office:value="5980" calcext:value-type="float">
            <text:p>5980</text:p>
          </table:table-cell>
          <table:table-cell office:value-type="float" office:value="6432.5" calcext:value-type="float">
            <text:p>6432.5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8565" calcext:value-type="float">
            <text:p>8565</text:p>
          </table:table-cell>
          <table:table-cell office:value-type="float" office:value="7840" calcext:value-type="float">
            <text:p>7840</text:p>
          </table:table-cell>
          <table:table-cell office:value-type="float" office:value="12207.5" calcext:value-type="float">
            <text:p>12207.5</text:p>
          </table:table-cell>
          <table:table-cell office:value-type="float" office:value="9930" calcext:value-type="float">
            <text:p>9930</text:p>
          </table:table-cell>
          <table:table-cell office:value-type="float" office:value="11805" calcext:value-type="float">
            <text:p>11805</text:p>
          </table:table-cell>
          <table:table-cell office:value-type="float" office:value="5630" calcext:value-type="float">
            <text:p>5630</text:p>
          </table:table-cell>
          <table:table-cell office:value-type="float" office:value="6352.5" calcext:value-type="float">
            <text:p>6352.5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8290" calcext:value-type="float">
            <text:p>8290</text:p>
          </table:table-cell>
          <table:table-cell office:value-type="float" office:value="7670" calcext:value-type="float">
            <text:p>7670</text:p>
          </table:table-cell>
          <table:table-cell office:value-type="float" office:value="11827.5" calcext:value-type="float">
            <text:p>11827.5</text:p>
          </table:table-cell>
          <table:table-cell office:value-type="float" office:value="9185" calcext:value-type="float">
            <text:p>9185</text:p>
          </table:table-cell>
          <table:table-cell office:value-type="float" office:value="11630" calcext:value-type="float">
            <text:p>11630</text:p>
          </table:table-cell>
          <table:table-cell office:value-type="float" office:value="5200" calcext:value-type="float">
            <text:p>5200</text:p>
          </table:table-cell>
          <table:table-cell office:value-type="float" office:value="6362.5" calcext:value-type="float">
            <text:p>6362.5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8255" calcext:value-type="float">
            <text:p>8255</text:p>
          </table:table-cell>
          <table:table-cell office:value-type="float" office:value="7570" calcext:value-type="float">
            <text:p>7570</text:p>
          </table:table-cell>
          <table:table-cell office:value-type="float" office:value="11667.5" calcext:value-type="float">
            <text:p>11667.5</text:p>
          </table:table-cell>
          <table:table-cell office:value-type="float" office:value="9310" calcext:value-type="float">
            <text:p>9310</text:p>
          </table:table-cell>
          <table:table-cell office:value-type="float" office:value="11680" calcext:value-type="float">
            <text:p>11680</text:p>
          </table:table-cell>
          <table:table-cell office:value-type="float" office:value="5942.5" calcext:value-type="float">
            <text:p>5942.5</text:p>
          </table:table-cell>
          <table:table-cell office:value-type="float" office:value="6287.5" calcext:value-type="float">
            <text:p>6287.5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8150" calcext:value-type="float">
            <text:p>8150</text:p>
          </table:table-cell>
          <table:table-cell office:value-type="float" office:value="7560" calcext:value-type="float">
            <text:p>7560</text:p>
          </table:table-cell>
          <table:table-cell office:value-type="float" office:value="11742.5" calcext:value-type="float">
            <text:p>11742.5</text:p>
          </table:table-cell>
          <table:table-cell office:value-type="float" office:value="9510" calcext:value-type="float">
            <text:p>9510</text:p>
          </table:table-cell>
          <table:table-cell office:value-type="float" office:value="11580" calcext:value-type="float">
            <text:p>11580</text:p>
          </table:table-cell>
          <table:table-cell office:value-type="float" office:value="5907.5" calcext:value-type="float">
            <text:p>5907.5</text:p>
          </table:table-cell>
          <table:table-cell office:value-type="float" office:value="6307.5" calcext:value-type="float">
            <text:p>6307.5</text:p>
          </table:table-cell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8425" calcext:value-type="float">
            <text:p>8425</text:p>
          </table:table-cell>
          <table:table-cell office:value-type="float" office:value="7345" calcext:value-type="float">
            <text:p>7345</text:p>
          </table:table-cell>
          <table:table-cell office:value-type="float" office:value="11442.5" calcext:value-type="float">
            <text:p>11442.5</text:p>
          </table:table-cell>
          <table:table-cell office:value-type="float" office:value="9455" calcext:value-type="float">
            <text:p>9455</text:p>
          </table:table-cell>
          <table:table-cell office:value-type="float" office:value="11415" calcext:value-type="float">
            <text:p>11415</text:p>
          </table:table-cell>
          <table:table-cell office:value-type="float" office:value="5487.5" calcext:value-type="float">
            <text:p>5487.5</text:p>
          </table:table-cell>
          <table:table-cell office:value-type="float" office:value="6652.5" calcext:value-type="float">
            <text:p>6652.5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9225" calcext:value-type="float">
            <text:p>9225</text:p>
          </table:table-cell>
          <table:table-cell office:value-type="float" office:value="6410" calcext:value-type="float">
            <text:p>6410</text:p>
          </table:table-cell>
          <table:table-cell office:value-type="float" office:value="11660" calcext:value-type="float">
            <text:p>11660</text:p>
          </table:table-cell>
          <table:table-cell office:value-type="float" office:value="8195" calcext:value-type="float">
            <text:p>8195</text:p>
          </table:table-cell>
          <table:table-cell office:value-type="float" office:value="10852.5" calcext:value-type="float">
            <text:p>10852.5</text:p>
          </table:table-cell>
          <table:table-cell office:value-type="float" office:value="4787.5" calcext:value-type="float">
            <text:p>4787.5</text:p>
          </table:table-cell>
          <table:table-cell office:value-type="float" office:value="6072.5" calcext:value-type="float">
            <text:p>6072.5</text:p>
          </table:table-cell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9250" calcext:value-type="float">
            <text:p>9250</text:p>
          </table:table-cell>
          <table:table-cell office:value-type="float" office:value="7115" calcext:value-type="float">
            <text:p>7115</text:p>
          </table:table-cell>
          <table:table-cell office:value-type="float" office:value="12185" calcext:value-type="float">
            <text:p>12185</text:p>
          </table:table-cell>
          <table:table-cell office:value-type="float" office:value="8995" calcext:value-type="float">
            <text:p>8995</text:p>
          </table:table-cell>
          <table:table-cell office:value-type="float" office:value="11635" calcext:value-type="float">
            <text:p>11635</text:p>
          </table:table-cell>
          <table:table-cell office:value-type="float" office:value="5602.5" calcext:value-type="float">
            <text:p>5602.5</text:p>
          </table:table-cell>
          <table:table-cell office:value-type="float" office:value="6927.5" calcext:value-type="float">
            <text:p>6927.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9245" calcext:value-type="float">
            <text:p>9245</text:p>
          </table:table-cell>
          <table:table-cell office:value-type="float" office:value="7080" calcext:value-type="float">
            <text:p>7080</text:p>
          </table:table-cell>
          <table:table-cell office:value-type="float" office:value="12535" calcext:value-type="float">
            <text:p>12535</text:p>
          </table:table-cell>
          <table:table-cell office:value-type="float" office:value="8420" calcext:value-type="float">
            <text:p>8420</text:p>
          </table:table-cell>
          <table:table-cell office:value-type="float" office:value="11560" calcext:value-type="float">
            <text:p>11560</text:p>
          </table:table-cell>
          <table:table-cell office:value-type="float" office:value="5592.5" calcext:value-type="float">
            <text:p>5592.5</text:p>
          </table:table-cell>
          <table:table-cell office:value-type="float" office:value="7412.5" calcext:value-type="float">
            <text:p>7412.5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9435" calcext:value-type="float">
            <text:p>9435</text:p>
          </table:table-cell>
          <table:table-cell office:value-type="float" office:value="7295" calcext:value-type="float">
            <text:p>7295</text:p>
          </table:table-cell>
          <table:table-cell office:value-type="float" office:value="13125" calcext:value-type="float">
            <text:p>13125</text:p>
          </table:table-cell>
          <table:table-cell office:value-type="float" office:value="9335" calcext:value-type="float">
            <text:p>9335</text:p>
          </table:table-cell>
          <table:table-cell office:value-type="float" office:value="11875" calcext:value-type="float">
            <text:p>11875</text:p>
          </table:table-cell>
          <table:table-cell office:value-type="float" office:value="5917.5" calcext:value-type="float">
            <text:p>5917.5</text:p>
          </table:table-cell>
          <table:table-cell office:value-type="float" office:value="7667.5" calcext:value-type="float">
            <text:p>7667.5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9525" calcext:value-type="float">
            <text:p>9525</text:p>
          </table:table-cell>
          <table:table-cell office:value-type="float" office:value="7280" calcext:value-type="float">
            <text:p>7280</text:p>
          </table:table-cell>
          <table:table-cell office:value-type="float" office:value="13170" calcext:value-type="float">
            <text:p>13170</text:p>
          </table:table-cell>
          <table:table-cell office:value-type="float" office:value="9325" calcext:value-type="float">
            <text:p>9325</text:p>
          </table:table-cell>
          <table:table-cell office:value-type="float" office:value="11845" calcext:value-type="float">
            <text:p>11845</text:p>
          </table:table-cell>
          <table:table-cell office:value-type="float" office:value="5897.5" calcext:value-type="float">
            <text:p>5897.5</text:p>
          </table:table-cell>
          <table:table-cell office:value-type="float" office:value="7612.5" calcext:value-type="float">
            <text:p>7612.5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9310" calcext:value-type="float">
            <text:p>9310</text:p>
          </table:table-cell>
          <table:table-cell office:value-type="float" office:value="7235" calcext:value-type="float">
            <text:p>7235</text:p>
          </table:table-cell>
          <table:table-cell office:value-type="float" office:value="13070" calcext:value-type="float">
            <text:p>13070</text:p>
          </table:table-cell>
          <table:table-cell office:value-type="float" office:value="9440" calcext:value-type="float">
            <text:p>9440</text:p>
          </table:table-cell>
          <table:table-cell office:value-type="float" office:value="11475" calcext:value-type="float">
            <text:p>11475</text:p>
          </table:table-cell>
          <table:table-cell office:value-type="float" office:value="5757.5" calcext:value-type="float">
            <text:p>5757.5</text:p>
          </table:table-cell>
          <table:table-cell office:value-type="float" office:value="7497.5" calcext:value-type="float">
            <text:p>7497.5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9262.5" calcext:value-type="float">
            <text:p>9262.5</text:p>
          </table:table-cell>
          <table:table-cell office:value-type="float" office:value="6982.5" calcext:value-type="float">
            <text:p>6982.5</text:p>
          </table:table-cell>
          <table:table-cell office:value-type="float" office:value="12522.5" calcext:value-type="float">
            <text:p>12522.5</text:p>
          </table:table-cell>
          <table:table-cell office:value-type="float" office:value="9152.5" calcext:value-type="float">
            <text:p>9152.5</text:p>
          </table:table-cell>
          <table:table-cell office:value-type="float" office:value="11377.5" calcext:value-type="float">
            <text:p>11377.5</text:p>
          </table:table-cell>
          <table:table-cell office:value-type="float" office:value="5195" calcext:value-type="float">
            <text:p>5195</text:p>
          </table:table-cell>
          <table:table-cell office:value-type="float" office:value="7285" calcext:value-type="float">
            <text:p>7285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9220" calcext:value-type="float">
            <text:p>9220</text:p>
          </table:table-cell>
          <table:table-cell office:value-type="float" office:value="6980" calcext:value-type="float">
            <text:p>6980</text:p>
          </table:table-cell>
          <table:table-cell office:value-type="float" office:value="12132.5" calcext:value-type="float">
            <text:p>12132.5</text:p>
          </table:table-cell>
          <table:table-cell office:value-type="float" office:value="9092.5" calcext:value-type="float">
            <text:p>9092.5</text:p>
          </table:table-cell>
          <table:table-cell office:value-type="float" office:value="11242.5" calcext:value-type="float">
            <text:p>11242.5</text:p>
          </table:table-cell>
          <table:table-cell office:value-type="float" office:value="5617.5" calcext:value-type="float">
            <text:p>5617.5</text:p>
          </table:table-cell>
          <table:table-cell office:value-type="float" office:value="7280" calcext:value-type="float">
            <text:p>7280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8580" calcext:value-type="float">
            <text:p>8580</text:p>
          </table:table-cell>
          <table:table-cell office:value-type="float" office:value="6630" calcext:value-type="float">
            <text:p>6630</text:p>
          </table:table-cell>
          <table:table-cell office:value-type="float" office:value="12137.5" calcext:value-type="float">
            <text:p>12137.5</text:p>
          </table:table-cell>
          <table:table-cell office:value-type="float" office:value="9042.5" calcext:value-type="float">
            <text:p>9042.5</text:p>
          </table:table-cell>
          <table:table-cell office:value-type="float" office:value="10727.5" calcext:value-type="float">
            <text:p>10727.5</text:p>
          </table:table-cell>
          <table:table-cell office:value-type="float" office:value="6055" calcext:value-type="float">
            <text:p>6055</text:p>
          </table:table-cell>
          <table:table-cell office:value-type="float" office:value="7065" calcext:value-type="float">
            <text:p>7065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9120" calcext:value-type="float">
            <text:p>9120</text:p>
          </table:table-cell>
          <table:table-cell office:value-type="float" office:value="7400" calcext:value-type="float">
            <text:p>7400</text:p>
          </table:table-cell>
          <table:table-cell office:value-type="float" office:value="12147.5" calcext:value-type="float">
            <text:p>12147.5</text:p>
          </table:table-cell>
          <table:table-cell office:value-type="float" office:value="8877.5" calcext:value-type="float">
            <text:p>8877.5</text:p>
          </table:table-cell>
          <table:table-cell office:value-type="float" office:value="11312.5" calcext:value-type="float">
            <text:p>11312.5</text:p>
          </table:table-cell>
          <table:table-cell office:value-type="float" office:value="6955" calcext:value-type="float">
            <text:p>6955</text:p>
          </table:table-cell>
          <table:table-cell office:value-type="float" office:value="7110" calcext:value-type="float">
            <text:p>7110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9015" calcext:value-type="float">
            <text:p>9015</text:p>
          </table:table-cell>
          <table:table-cell office:value-type="float" office:value="7375" calcext:value-type="float">
            <text:p>7375</text:p>
          </table:table-cell>
          <table:table-cell office:value-type="float" office:value="12427.5" calcext:value-type="float">
            <text:p>12427.5</text:p>
          </table:table-cell>
          <table:table-cell office:value-type="float" office:value="9112.5" calcext:value-type="float">
            <text:p>9112.5</text:p>
          </table:table-cell>
          <table:table-cell office:value-type="float" office:value="11522.5" calcext:value-type="float">
            <text:p>11522.5</text:p>
          </table:table-cell>
          <table:table-cell office:value-type="float" office:value="7320" calcext:value-type="float">
            <text:p>7320</text:p>
          </table:table-cell>
          <table:table-cell office:value-type="float" office:value="7075" calcext:value-type="float">
            <text:p>7075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8460" calcext:value-type="float">
            <text:p>8460</text:p>
          </table:table-cell>
          <table:table-cell office:value-type="float" office:value="6965" calcext:value-type="float">
            <text:p>6965</text:p>
          </table:table-cell>
          <table:table-cell office:value-type="float" office:value="12297.5" calcext:value-type="float">
            <text:p>12297.5</text:p>
          </table:table-cell>
          <table:table-cell office:value-type="float" office:value="9037.5" calcext:value-type="float">
            <text:p>9037.5</text:p>
          </table:table-cell>
          <table:table-cell office:value-type="float" office:value="10807.5" calcext:value-type="float">
            <text:p>10807.5</text:p>
          </table:table-cell>
          <table:table-cell office:value-type="float" office:value="7080" calcext:value-type="float">
            <text:p>7080</text:p>
          </table:table-cell>
          <table:table-cell office:value-type="float" office:value="6815" calcext:value-type="float">
            <text:p>681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8380" calcext:value-type="float">
            <text:p>8380</text:p>
          </table:table-cell>
          <table:table-cell office:value-type="float" office:value="6835" calcext:value-type="float">
            <text:p>6835</text:p>
          </table:table-cell>
          <table:table-cell office:value-type="float" office:value="12047.5" calcext:value-type="float">
            <text:p>12047.5</text:p>
          </table:table-cell>
          <table:table-cell office:value-type="float" office:value="8777.5" calcext:value-type="float">
            <text:p>8777.5</text:p>
          </table:table-cell>
          <table:table-cell office:value-type="float" office:value="10952.5" calcext:value-type="float">
            <text:p>10952.5</text:p>
          </table:table-cell>
          <table:table-cell office:value-type="float" office:value="7220" calcext:value-type="float">
            <text:p>7220</text:p>
          </table:table-cell>
          <table:table-cell office:value-type="float" office:value="6835" calcext:value-type="float">
            <text:p>6835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8135" calcext:value-type="float">
            <text:p>8135</text:p>
          </table:table-cell>
          <table:table-cell office:value-type="float" office:value="6515" calcext:value-type="float">
            <text:p>6515</text:p>
          </table:table-cell>
          <table:table-cell office:value-type="float" office:value="11502.5" calcext:value-type="float">
            <text:p>11502.5</text:p>
          </table:table-cell>
          <table:table-cell office:value-type="float" office:value="8067.5" calcext:value-type="float">
            <text:p>8067.5</text:p>
          </table:table-cell>
          <table:table-cell office:value-type="float" office:value="10732.5" calcext:value-type="float">
            <text:p>10732.5</text:p>
          </table:table-cell>
          <table:table-cell office:value-type="float" office:value="7030" calcext:value-type="float">
            <text:p>7030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8430" calcext:value-type="float">
            <text:p>8430</text:p>
          </table:table-cell>
          <table:table-cell office:value-type="float" office:value="7370" calcext:value-type="float">
            <text:p>7370</text:p>
          </table:table-cell>
          <table:table-cell office:value-type="float" office:value="11937.5" calcext:value-type="float">
            <text:p>11937.5</text:p>
          </table:table-cell>
          <table:table-cell office:value-type="float" office:value="8822.5" calcext:value-type="float">
            <text:p>8822.5</text:p>
          </table:table-cell>
          <table:table-cell office:value-type="float" office:value="11122.5" calcext:value-type="float">
            <text:p>11122.5</text:p>
          </table:table-cell>
          <table:table-cell office:value-type="float" office:value="7620" calcext:value-type="float">
            <text:p>7620</text:p>
          </table:table-cell>
          <table:table-cell office:value-type="float" office:value="6900" calcext:value-type="float">
            <text:p>6900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8902.5" calcext:value-type="float">
            <text:p>8902.5</text:p>
          </table:table-cell>
          <table:table-cell office:value-type="float" office:value="7765" calcext:value-type="float">
            <text:p>7765</text:p>
          </table:table-cell>
          <table:table-cell office:value-type="float" office:value="12170" calcext:value-type="float">
            <text:p>12170</text:p>
          </table:table-cell>
          <table:table-cell office:value-type="float" office:value="9220" calcext:value-type="float">
            <text:p>9220</text:p>
          </table:table-cell>
          <table:table-cell office:value-type="float" office:value="11522.5" calcext:value-type="float">
            <text:p>11522.5</text:p>
          </table:table-cell>
          <table:table-cell office:value-type="float" office:value="7550" calcext:value-type="float">
            <text:p>7550</text:p>
          </table:table-cell>
          <table:table-cell office:value-type="float" office:value="7045" calcext:value-type="float">
            <text:p>7045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8167.5" calcext:value-type="float">
            <text:p>8167.5</text:p>
          </table:table-cell>
          <table:table-cell office:value-type="float" office:value="7450" calcext:value-type="float">
            <text:p>7450</text:p>
          </table:table-cell>
          <table:table-cell office:value-type="float" office:value="11095" calcext:value-type="float">
            <text:p>11095</text:p>
          </table:table-cell>
          <table:table-cell office:value-type="float" office:value="8410" calcext:value-type="float">
            <text:p>8410</text:p>
          </table:table-cell>
          <table:table-cell office:value-type="float" office:value="10907.5" calcext:value-type="float">
            <text:p>10907.5</text:p>
          </table:table-cell>
          <table:table-cell office:value-type="float" office:value="6900" calcext:value-type="float">
            <text:p>6900</text:p>
          </table:table-cell>
          <table:table-cell office:value-type="float" office:value="6270" calcext:value-type="float">
            <text:p>6270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8142.5" calcext:value-type="float">
            <text:p>8142.5</text:p>
          </table:table-cell>
          <table:table-cell office:value-type="float" office:value="7550" calcext:value-type="float">
            <text:p>7550</text:p>
          </table:table-cell>
          <table:table-cell office:value-type="float" office:value="10870" calcext:value-type="float">
            <text:p>10870</text:p>
          </table:table-cell>
          <table:table-cell office:value-type="float" office:value="8355" calcext:value-type="float">
            <text:p>8355</text:p>
          </table:table-cell>
          <table:table-cell office:value-type="float" office:value="11117.5" calcext:value-type="float">
            <text:p>11117.5</text:p>
          </table:table-cell>
          <table:table-cell office:value-type="float" office:value="6620" calcext:value-type="float">
            <text:p>6620</text:p>
          </table:table-cell>
          <table:table-cell office:value-type="float" office:value="6190" calcext:value-type="float">
            <text:p>6190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7977.5" calcext:value-type="float">
            <text:p>7977.5</text:p>
          </table:table-cell>
          <table:table-cell office:value-type="float" office:value="7945" calcext:value-type="float">
            <text:p>7945</text:p>
          </table:table-cell>
          <table:table-cell office:value-type="float" office:value="10395" calcext:value-type="float">
            <text:p>10395</text:p>
          </table:table-cell>
          <table:table-cell office:value-type="float" office:value="8545" calcext:value-type="float">
            <text:p>8545</text:p>
          </table:table-cell>
          <table:table-cell office:value-type="float" office:value="11707.5" calcext:value-type="float">
            <text:p>11707.5</text:p>
          </table:table-cell>
          <table:table-cell office:value-type="float" office:value="6815" calcext:value-type="float">
            <text:p>6815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7882.5" calcext:value-type="float">
            <text:p>7882.5</text:p>
          </table:table-cell>
          <table:table-cell office:value-type="float" office:value="8030" calcext:value-type="float">
            <text:p>8030</text:p>
          </table:table-cell>
          <table:table-cell office:value-type="float" office:value="10430" calcext:value-type="float">
            <text:p>10430</text:p>
          </table:table-cell>
          <table:table-cell office:value-type="float" office:value="8300" calcext:value-type="float">
            <text:p>8300</text:p>
          </table:table-cell>
          <table:table-cell office:value-type="float" office:value="11852.5" calcext:value-type="float">
            <text:p>11852.5</text:p>
          </table:table-cell>
          <table:table-cell office:value-type="float" office:value="6655" calcext:value-type="float">
            <text:p>6655</text:p>
          </table:table-cell>
          <table:table-cell office:value-type="float" office:value="5980" calcext:value-type="float">
            <text:p>5980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7652.5" calcext:value-type="float">
            <text:p>7652.5</text:p>
          </table:table-cell>
          <table:table-cell office:value-type="float" office:value="7630" calcext:value-type="float">
            <text:p>7630</text:p>
          </table:table-cell>
          <table:table-cell office:value-type="float" office:value="10270" calcext:value-type="float">
            <text:p>10270</text:p>
          </table:table-cell>
          <table:table-cell office:value-type="float" office:value="8220" calcext:value-type="float">
            <text:p>8220</text:p>
          </table:table-cell>
          <table:table-cell office:value-type="float" office:value="11947.5" calcext:value-type="float">
            <text:p>11947.5</text:p>
          </table:table-cell>
          <table:table-cell office:value-type="float" office:value="6637.5" calcext:value-type="float">
            <text:p>6637.5</text:p>
          </table:table-cell>
          <table:table-cell office:value-type="float" office:value="6015" calcext:value-type="float">
            <text:p>6015</text:p>
          </table:table-cell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7832.5" calcext:value-type="float">
            <text:p>7832.5</text:p>
          </table:table-cell>
          <table:table-cell office:value-type="float" office:value="7640" calcext:value-type="float">
            <text:p>7640</text:p>
          </table:table-cell>
          <table:table-cell office:value-type="float" office:value="10240" calcext:value-type="float">
            <text:p>10240</text:p>
          </table:table-cell>
          <table:table-cell office:value-type="float" office:value="8465" calcext:value-type="float">
            <text:p>8465</text:p>
          </table:table-cell>
          <table:table-cell office:value-type="float" office:value="11637.5" calcext:value-type="float">
            <text:p>11637.5</text:p>
          </table:table-cell>
          <table:table-cell office:value-type="float" office:value="6992.5" calcext:value-type="float">
            <text:p>6992.5</text:p>
          </table:table-cell>
          <table:table-cell office:value-type="float" office:value="6080" calcext:value-type="float">
            <text:p>608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8102.5" calcext:value-type="float">
            <text:p>8102.5</text:p>
          </table:table-cell>
          <table:table-cell office:value-type="float" office:value="7630" calcext:value-type="float">
            <text:p>7630</text:p>
          </table:table-cell>
          <table:table-cell office:value-type="float" office:value="10115" calcext:value-type="float">
            <text:p>10115</text:p>
          </table:table-cell>
          <table:table-cell office:value-type="float" office:value="8520" calcext:value-type="float">
            <text:p>8520</text:p>
          </table:table-cell>
          <table:table-cell office:value-type="float" office:value="11817.5" calcext:value-type="float">
            <text:p>11817.5</text:p>
          </table:table-cell>
          <table:table-cell office:value-type="float" office:value="6957.5" calcext:value-type="float">
            <text:p>6957.5</text:p>
          </table:table-cell>
          <table:table-cell office:value-type="float" office:value="6185" calcext:value-type="float">
            <text:p>6185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7972.5" calcext:value-type="float">
            <text:p>7972.5</text:p>
          </table:table-cell>
          <table:table-cell office:value-type="float" office:value="7590" calcext:value-type="float">
            <text:p>7590</text:p>
          </table:table-cell>
          <table:table-cell office:value-type="float" office:value="9735" calcext:value-type="float">
            <text:p>9735</text:p>
          </table:table-cell>
          <table:table-cell office:value-type="float" office:value="8520" calcext:value-type="float">
            <text:p>8520</text:p>
          </table:table-cell>
          <table:table-cell office:value-type="float" office:value="11747.5" calcext:value-type="float">
            <text:p>11747.5</text:p>
          </table:table-cell>
          <table:table-cell office:value-type="float" office:value="6882.5" calcext:value-type="float">
            <text:p>6882.5</text:p>
          </table:table-cell>
          <table:table-cell office:value-type="float" office:value="5880" calcext:value-type="float">
            <text:p>5880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7392.5" calcext:value-type="float">
            <text:p>7392.5</text:p>
          </table:table-cell>
          <table:table-cell office:value-type="float" office:value="7180" calcext:value-type="float">
            <text:p>7180</text:p>
          </table:table-cell>
          <table:table-cell office:value-type="float" office:value="9550" calcext:value-type="float">
            <text:p>9550</text:p>
          </table:table-cell>
          <table:table-cell office:value-type="float" office:value="8820" calcext:value-type="float">
            <text:p>8820</text:p>
          </table:table-cell>
          <table:table-cell office:value-type="float" office:value="11227.5" calcext:value-type="float">
            <text:p>11227.5</text:p>
          </table:table-cell>
          <table:table-cell office:value-type="float" office:value="6547.5" calcext:value-type="float">
            <text:p>6547.5</text:p>
          </table:table-cell>
          <table:table-cell office:value-type="float" office:value="5815" calcext:value-type="float">
            <text:p>5815</text:p>
          </table:table-cell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7422.5" calcext:value-type="float">
            <text:p>7422.5</text:p>
          </table:table-cell>
          <table:table-cell office:value-type="float" office:value="7205" calcext:value-type="float">
            <text:p>7205</text:p>
          </table:table-cell>
          <table:table-cell office:value-type="float" office:value="9625" calcext:value-type="float">
            <text:p>9625</text:p>
          </table:table-cell>
          <table:table-cell office:value-type="float" office:value="8730" calcext:value-type="float">
            <text:p>8730</text:p>
          </table:table-cell>
          <table:table-cell office:value-type="float" office:value="11222.5" calcext:value-type="float">
            <text:p>11222.5</text:p>
          </table:table-cell>
          <table:table-cell office:value-type="float" office:value="6617.5" calcext:value-type="float">
            <text:p>6617.5</text:p>
          </table:table-cell>
          <table:table-cell office:value-type="float" office:value="5790" calcext:value-type="float">
            <text:p>5790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7237.5" calcext:value-type="float">
            <text:p>7237.5</text:p>
          </table:table-cell>
          <table:table-cell office:value-type="float" office:value="7170" calcext:value-type="float">
            <text:p>7170</text:p>
          </table:table-cell>
          <table:table-cell office:value-type="float" office:value="9305" calcext:value-type="float">
            <text:p>9305</text:p>
          </table:table-cell>
          <table:table-cell office:value-type="float" office:value="8600" calcext:value-type="float">
            <text:p>8600</text:p>
          </table:table-cell>
          <table:table-cell office:value-type="float" office:value="11342.5" calcext:value-type="float">
            <text:p>11342.5</text:p>
          </table:table-cell>
          <table:table-cell office:value-type="float" office:value="6622.5" calcext:value-type="float">
            <text:p>6622.5</text:p>
          </table:table-cell>
          <table:table-cell office:value-type="float" office:value="5945" calcext:value-type="float">
            <text:p>5945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7067.5" calcext:value-type="float">
            <text:p>7067.5</text:p>
          </table:table-cell>
          <table:table-cell office:value-type="float" office:value="7095" calcext:value-type="float">
            <text:p>7095</text:p>
          </table:table-cell>
          <table:table-cell office:value-type="float" office:value="9230" calcext:value-type="float">
            <text:p>9230</text:p>
          </table:table-cell>
          <table:table-cell office:value-type="float" office:value="8715" calcext:value-type="float">
            <text:p>8715</text:p>
          </table:table-cell>
          <table:table-cell office:value-type="float" office:value="11017.5" calcext:value-type="float">
            <text:p>11017.5</text:p>
          </table:table-cell>
          <table:table-cell office:value-type="float" office:value="6682.5" calcext:value-type="float">
            <text:p>6682.5</text:p>
          </table:table-cell>
          <table:table-cell office:value-type="float" office:value="5875" calcext:value-type="float">
            <text:p>5875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6767.5" calcext:value-type="float">
            <text:p>6767.5</text:p>
          </table:table-cell>
          <table:table-cell office:value-type="float" office:value="7090" calcext:value-type="float">
            <text:p>7090</text:p>
          </table:table-cell>
          <table:table-cell office:value-type="float" office:value="9150" calcext:value-type="float">
            <text:p>9150</text:p>
          </table:table-cell>
          <table:table-cell office:value-type="float" office:value="8675" calcext:value-type="float">
            <text:p>8675</text:p>
          </table:table-cell>
          <table:table-cell office:value-type="float" office:value="10902.5" calcext:value-type="float">
            <text:p>10902.5</text:p>
          </table:table-cell>
          <table:table-cell office:value-type="float" office:value="6652.5" calcext:value-type="float">
            <text:p>6652.5</text:p>
          </table:table-cell>
          <table:table-cell office:value-type="float" office:value="5825" calcext:value-type="float">
            <text:p>5825</text:p>
          </table:table-cell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7087.5" calcext:value-type="float">
            <text:p>7087.5</text:p>
          </table:table-cell>
          <table:table-cell office:value-type="float" office:value="7120" calcext:value-type="float">
            <text:p>7120</text:p>
          </table:table-cell>
          <table:table-cell office:value-type="float" office:value="9190" calcext:value-type="float">
            <text:p>9190</text:p>
          </table:table-cell>
          <table:table-cell office:value-type="float" office:value="8700" calcext:value-type="float">
            <text:p>8700</text:p>
          </table:table-cell>
          <table:table-cell office:value-type="float" office:value="11212.5" calcext:value-type="float">
            <text:p>11212.5</text:p>
          </table:table-cell>
          <table:table-cell office:value-type="float" office:value="6482.5" calcext:value-type="float">
            <text:p>6482.5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6690" calcext:value-type="float">
            <text:p>6690</text:p>
          </table:table-cell>
          <table:table-cell office:value-type="float" office:value="7310" calcext:value-type="float">
            <text:p>7310</text:p>
          </table:table-cell>
          <table:table-cell office:value-type="float" office:value="10325" calcext:value-type="float">
            <text:p>10325</text:p>
          </table:table-cell>
          <table:table-cell office:value-type="float" office:value="9207.5" calcext:value-type="float">
            <text:p>9207.5</text:p>
          </table:table-cell>
          <table:table-cell office:value-type="float" office:value="11742.5" calcext:value-type="float">
            <text:p>11742.5</text:p>
          </table:table-cell>
          <table:table-cell office:value-type="float" office:value="6647.5" calcext:value-type="float">
            <text:p>6647.5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6945" calcext:value-type="float">
            <text:p>6945</text:p>
          </table:table-cell>
          <table:table-cell office:value-type="float" office:value="7315" calcext:value-type="float">
            <text:p>7315</text:p>
          </table:table-cell>
          <table:table-cell office:value-type="float" office:value="10700" calcext:value-type="float">
            <text:p>10700</text:p>
          </table:table-cell>
          <table:table-cell office:value-type="float" office:value="9447.5" calcext:value-type="float">
            <text:p>9447.5</text:p>
          </table:table-cell>
          <table:table-cell office:value-type="float" office:value="12370" calcext:value-type="float">
            <text:p>12370</text:p>
          </table:table-cell>
          <table:table-cell office:value-type="float" office:value="6887.5" calcext:value-type="float">
            <text:p>6887.5</text:p>
          </table:table-cell>
          <table:table-cell office:value-type="float" office:value="6425" calcext:value-type="float">
            <text:p>642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7230" calcext:value-type="float">
            <text:p>7230</text:p>
          </table:table-cell>
          <table:table-cell office:value-type="float" office:value="7340" calcext:value-type="float">
            <text:p>7340</text:p>
          </table:table-cell>
          <table:table-cell office:value-type="float" office:value="10945" calcext:value-type="float">
            <text:p>10945</text:p>
          </table:table-cell>
          <table:table-cell office:value-type="float" office:value="9652.5" calcext:value-type="float">
            <text:p>9652.5</text:p>
          </table:table-cell>
          <table:table-cell office:value-type="float" office:value="12225" calcext:value-type="float">
            <text:p>12225</text:p>
          </table:table-cell>
          <table:table-cell office:value-type="float" office:value="6782.5" calcext:value-type="float">
            <text:p>6782.5</text:p>
          </table:table-cell>
          <table:table-cell office:value-type="float" office:value="6495" calcext:value-type="float">
            <text:p>6495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7107.5" calcext:value-type="float">
            <text:p>7107.5</text:p>
          </table:table-cell>
          <table:table-cell office:value-type="float" office:value="7515" calcext:value-type="float">
            <text:p>7515</text:p>
          </table:table-cell>
          <table:table-cell office:value-type="float" office:value="10802.5" calcext:value-type="float">
            <text:p>10802.5</text:p>
          </table:table-cell>
          <table:table-cell office:value-type="float" office:value="9610" calcext:value-type="float">
            <text:p>9610</text:p>
          </table:table-cell>
          <table:table-cell office:value-type="float" office:value="11732.5" calcext:value-type="float">
            <text:p>11732.5</text:p>
          </table:table-cell>
          <table:table-cell office:value-type="float" office:value="6565" calcext:value-type="float">
            <text:p>6565</text:p>
          </table:table-cell>
          <table:table-cell office:value-type="float" office:value="5952.5" calcext:value-type="float">
            <text:p>5952.5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7182.5" calcext:value-type="float">
            <text:p>7182.5</text:p>
          </table:table-cell>
          <table:table-cell office:value-type="float" office:value="7605" calcext:value-type="float">
            <text:p>7605</text:p>
          </table:table-cell>
          <table:table-cell office:value-type="float" office:value="11117.5" calcext:value-type="float">
            <text:p>11117.5</text:p>
          </table:table-cell>
          <table:table-cell office:value-type="float" office:value="9410" calcext:value-type="float">
            <text:p>9410</text:p>
          </table:table-cell>
          <table:table-cell office:value-type="float" office:value="11382.5" calcext:value-type="float">
            <text:p>11382.5</text:p>
          </table:table-cell>
          <table:table-cell office:value-type="float" office:value="7070" calcext:value-type="float">
            <text:p>7070</text:p>
          </table:table-cell>
          <table:table-cell office:value-type="float" office:value="5932.5" calcext:value-type="float">
            <text:p>5932.5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7097.5" calcext:value-type="float">
            <text:p>7097.5</text:p>
          </table:table-cell>
          <table:table-cell office:value-type="float" office:value="7580" calcext:value-type="float">
            <text:p>7580</text:p>
          </table:table-cell>
          <table:table-cell office:value-type="float" office:value="11067.5" calcext:value-type="float">
            <text:p>11067.5</text:p>
          </table:table-cell>
          <table:table-cell office:value-type="float" office:value="9530" calcext:value-type="float">
            <text:p>9530</text:p>
          </table:table-cell>
          <table:table-cell office:value-type="float" office:value="11272.5" calcext:value-type="float">
            <text:p>11272.5</text:p>
          </table:table-cell>
          <table:table-cell office:value-type="float" office:value="7155" calcext:value-type="float">
            <text:p>7155</text:p>
          </table:table-cell>
          <table:table-cell office:value-type="float" office:value="5947.5" calcext:value-type="float">
            <text:p>5947.5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7327.5" calcext:value-type="float">
            <text:p>7327.5</text:p>
          </table:table-cell>
          <table:table-cell office:value-type="float" office:value="7410" calcext:value-type="float">
            <text:p>7410</text:p>
          </table:table-cell>
          <table:table-cell office:value-type="float" office:value="11227.5" calcext:value-type="float">
            <text:p>11227.5</text:p>
          </table:table-cell>
          <table:table-cell office:value-type="float" office:value="9580" calcext:value-type="float">
            <text:p>9580</text:p>
          </table:table-cell>
          <table:table-cell office:value-type="float" office:value="11067.5" calcext:value-type="float">
            <text:p>11067.5</text:p>
          </table:table-cell>
          <table:table-cell office:value-type="float" office:value="7720" calcext:value-type="float">
            <text:p>7720</text:p>
          </table:table-cell>
          <table:table-cell office:value-type="float" office:value="5987.5" calcext:value-type="float">
            <text:p>5987.5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7007.5" calcext:value-type="float">
            <text:p>7007.5</text:p>
          </table:table-cell>
          <table:table-cell office:value-type="float" office:value="7450" calcext:value-type="float">
            <text:p>7450</text:p>
          </table:table-cell>
          <table:table-cell office:value-type="float" office:value="10945" calcext:value-type="float">
            <text:p>10945</text:p>
          </table:table-cell>
          <table:table-cell office:value-type="float" office:value="9205" calcext:value-type="float">
            <text:p>9205</text:p>
          </table:table-cell>
          <table:table-cell office:value-type="float" office:value="11267.5" calcext:value-type="float">
            <text:p>11267.5</text:p>
          </table:table-cell>
          <table:table-cell office:value-type="float" office:value="6435" calcext:value-type="float">
            <text:p>6435</text:p>
          </table:table-cell>
          <table:table-cell office:value-type="float" office:value="5207.5" calcext:value-type="float">
            <text:p>5207.5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6597.5" calcext:value-type="float">
            <text:p>6597.5</text:p>
          </table:table-cell>
          <table:table-cell office:value-type="float" office:value="7375" calcext:value-type="float">
            <text:p>7375</text:p>
          </table:table-cell>
          <table:table-cell office:value-type="float" office:value="10770" calcext:value-type="float">
            <text:p>10770</text:p>
          </table:table-cell>
          <table:table-cell office:value-type="float" office:value="9370" calcext:value-type="float">
            <text:p>9370</text:p>
          </table:table-cell>
          <table:table-cell office:value-type="float" office:value="10657.5" calcext:value-type="float">
            <text:p>10657.5</text:p>
          </table:table-cell>
          <table:table-cell office:value-type="float" office:value="6390" calcext:value-type="float">
            <text:p>6390</text:p>
          </table:table-cell>
          <table:table-cell office:value-type="float" office:value="5392.5" calcext:value-type="float">
            <text:p>5392.5</text:p>
          </table:table-cell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6387.5" calcext:value-type="float">
            <text:p>6387.5</text:p>
          </table:table-cell>
          <table:table-cell office:value-type="float" office:value="7427.5" calcext:value-type="float">
            <text:p>7427.5</text:p>
          </table:table-cell>
          <table:table-cell office:value-type="float" office:value="10375" calcext:value-type="float">
            <text:p>10375</text:p>
          </table:table-cell>
          <table:table-cell office:value-type="float" office:value="9020" calcext:value-type="float">
            <text:p>9020</text:p>
          </table:table-cell>
          <table:table-cell office:value-type="float" office:value="10762.5" calcext:value-type="float">
            <text:p>10762.5</text:p>
          </table:table-cell>
          <table:table-cell office:value-type="float" office:value="6045" calcext:value-type="float">
            <text:p>6045</text:p>
          </table:table-cell>
          <table:table-cell office:value-type="float" office:value="5477.5" calcext:value-type="float">
            <text:p>5477.5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7025" calcext:value-type="float">
            <text:p>7025</text:p>
          </table:table-cell>
          <table:table-cell office:value-type="float" office:value="7497.5" calcext:value-type="float">
            <text:p>7497.5</text:p>
          </table:table-cell>
          <table:table-cell office:value-type="float" office:value="10150" calcext:value-type="float">
            <text:p>10150</text:p>
          </table:table-cell>
          <table:table-cell office:value-type="float" office:value="9185" calcext:value-type="float">
            <text:p>9185</text:p>
          </table:table-cell>
          <table:table-cell office:value-type="float" office:value="10842.5" calcext:value-type="float">
            <text:p>10842.5</text:p>
          </table:table-cell>
          <table:table-cell office:value-type="float" office:value="5320" calcext:value-type="float">
            <text:p>5320</text:p>
          </table:table-cell>
          <table:table-cell office:value-type="float" office:value="5432.5" calcext:value-type="float">
            <text:p>5432.5</text:p>
          </table:table-cell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7200" calcext:value-type="float">
            <text:p>7200</text:p>
          </table:table-cell>
          <table:table-cell office:value-type="float" office:value="7327.5" calcext:value-type="float">
            <text:p>7327.5</text:p>
          </table:table-cell>
          <table:table-cell office:value-type="float" office:value="10140" calcext:value-type="float">
            <text:p>10140</text:p>
          </table:table-cell>
          <table:table-cell office:value-type="float" office:value="9380" calcext:value-type="float">
            <text:p>9380</text:p>
          </table:table-cell>
          <table:table-cell office:value-type="float" office:value="10937.5" calcext:value-type="float">
            <text:p>10937.5</text:p>
          </table:table-cell>
          <table:table-cell office:value-type="float" office:value="5445" calcext:value-type="float">
            <text:p>5445</text:p>
          </table:table-cell>
          <table:table-cell office:value-type="float" office:value="5762.5" calcext:value-type="float">
            <text:p>5762.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7187.5" calcext:value-type="float">
            <text:p>7187.5</text:p>
          </table:table-cell>
          <table:table-cell office:value-type="float" office:value="7265" calcext:value-type="float">
            <text:p>7265</text:p>
          </table:table-cell>
          <table:table-cell office:value-type="float" office:value="10610" calcext:value-type="float">
            <text:p>10610</text:p>
          </table:table-cell>
          <table:table-cell office:value-type="float" office:value="9512.5" calcext:value-type="float">
            <text:p>9512.5</text:p>
          </table:table-cell>
          <table:table-cell office:value-type="float" office:value="11022.5" calcext:value-type="float">
            <text:p>11022.5</text:p>
          </table:table-cell>
          <table:table-cell office:value-type="float" office:value="5415" calcext:value-type="float">
            <text:p>5415</text:p>
          </table:table-cell>
          <table:table-cell office:value-type="float" office:value="5770" calcext:value-type="float">
            <text:p>5770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7637.5" calcext:value-type="float">
            <text:p>7637.5</text:p>
          </table:table-cell>
          <table:table-cell office:value-type="float" office:value="7300" calcext:value-type="float">
            <text:p>7300</text:p>
          </table:table-cell>
          <table:table-cell office:value-type="float" office:value="10715" calcext:value-type="float">
            <text:p>10715</text:p>
          </table:table-cell>
          <table:table-cell office:value-type="float" office:value="9507.5" calcext:value-type="float">
            <text:p>9507.5</text:p>
          </table:table-cell>
          <table:table-cell office:value-type="float" office:value="11122.5" calcext:value-type="float">
            <text:p>11122.5</text:p>
          </table:table-cell>
          <table:table-cell office:value-type="float" office:value="5440" calcext:value-type="float">
            <text:p>5440</text:p>
          </table:table-cell>
          <table:table-cell office:value-type="float" office:value="6087.5" calcext:value-type="float">
            <text:p>6087.5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7632.5" calcext:value-type="float">
            <text:p>7632.5</text:p>
          </table:table-cell>
          <table:table-cell office:value-type="float" office:value="7425" calcext:value-type="float">
            <text:p>7425</text:p>
          </table:table-cell>
          <table:table-cell office:value-type="float" office:value="10880" calcext:value-type="float">
            <text:p>10880</text:p>
          </table:table-cell>
          <table:table-cell office:value-type="float" office:value="9552.5" calcext:value-type="float">
            <text:p>9552.5</text:p>
          </table:table-cell>
          <table:table-cell office:value-type="float" office:value="11087.5" calcext:value-type="float">
            <text:p>11087.5</text:p>
          </table:table-cell>
          <table:table-cell office:value-type="float" office:value="5490" calcext:value-type="float">
            <text:p>5490</text:p>
          </table:table-cell>
          <table:table-cell office:value-type="float" office:value="6027.5" calcext:value-type="float">
            <text:p>6027.5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7977.5" calcext:value-type="float">
            <text:p>7977.5</text:p>
          </table:table-cell>
          <table:table-cell office:value-type="float" office:value="7640" calcext:value-type="float">
            <text:p>7640</text:p>
          </table:table-cell>
          <table:table-cell office:value-type="float" office:value="11355" calcext:value-type="float">
            <text:p>11355</text:p>
          </table:table-cell>
          <table:table-cell office:value-type="float" office:value="10027.5" calcext:value-type="float">
            <text:p>10027.5</text:p>
          </table:table-cell>
          <table:table-cell office:value-type="float" office:value="11507.5" calcext:value-type="float">
            <text:p>11507.5</text:p>
          </table:table-cell>
          <table:table-cell office:value-type="float" office:value="5350" calcext:value-type="float">
            <text:p>5350</text:p>
          </table:table-cell>
          <table:table-cell office:value-type="float" office:value="6447.5" calcext:value-type="float">
            <text:p>6447.5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8037.5" calcext:value-type="float">
            <text:p>8037.5</text:p>
          </table:table-cell>
          <table:table-cell office:value-type="float" office:value="7510" calcext:value-type="float">
            <text:p>7510</text:p>
          </table:table-cell>
          <table:table-cell office:value-type="float" office:value="11355" calcext:value-type="float">
            <text:p>11355</text:p>
          </table:table-cell>
          <table:table-cell office:value-type="float" office:value="10032.5" calcext:value-type="float">
            <text:p>10032.5</text:p>
          </table:table-cell>
          <table:table-cell office:value-type="float" office:value="11612.5" calcext:value-type="float">
            <text:p>11612.5</text:p>
          </table:table-cell>
          <table:table-cell office:value-type="float" office:value="5040" calcext:value-type="float">
            <text:p>5040</text:p>
          </table:table-cell>
          <table:table-cell office:value-type="float" office:value="6602.5" calcext:value-type="float">
            <text:p>6602.5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8342.5" calcext:value-type="float">
            <text:p>8342.5</text:p>
          </table:table-cell>
          <table:table-cell office:value-type="float" office:value="7860" calcext:value-type="float">
            <text:p>7860</text:p>
          </table:table-cell>
          <table:table-cell office:value-type="float" office:value="11825" calcext:value-type="float">
            <text:p>11825</text:p>
          </table:table-cell>
          <table:table-cell office:value-type="float" office:value="10177.5" calcext:value-type="float">
            <text:p>10177.5</text:p>
          </table:table-cell>
          <table:table-cell office:value-type="float" office:value="11827.5" calcext:value-type="float">
            <text:p>11827.5</text:p>
          </table:table-cell>
          <table:table-cell office:value-type="float" office:value="5215" calcext:value-type="float">
            <text:p>5215</text:p>
          </table:table-cell>
          <table:table-cell office:value-type="float" office:value="7052.5" calcext:value-type="float">
            <text:p>7052.5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8720" calcext:value-type="float">
            <text:p>8720</text:p>
          </table:table-cell>
          <table:table-cell office:value-type="float" office:value="7172.5" calcext:value-type="float">
            <text:p>7172.5</text:p>
          </table:table-cell>
          <table:table-cell office:value-type="float" office:value="11007.5" calcext:value-type="float">
            <text:p>11007.5</text:p>
          </table:table-cell>
          <table:table-cell office:value-type="float" office:value="10060" calcext:value-type="float">
            <text:p>10060</text:p>
          </table:table-cell>
          <table:table-cell office:value-type="float" office:value="11550" calcext:value-type="float">
            <text:p>11550</text:p>
          </table:table-cell>
          <table:table-cell office:value-type="float" office:value="5172.5" calcext:value-type="float">
            <text:p>5172.5</text:p>
          </table:table-cell>
          <table:table-cell office:value-type="float" office:value="6345" calcext:value-type="float">
            <text:p>6345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8870" calcext:value-type="float">
            <text:p>8870</text:p>
          </table:table-cell>
          <table:table-cell office:value-type="float" office:value="7460" calcext:value-type="float">
            <text:p>7460</text:p>
          </table:table-cell>
          <table:table-cell office:value-type="float" office:value="10807.5" calcext:value-type="float">
            <text:p>10807.5</text:p>
          </table:table-cell>
          <table:table-cell office:value-type="float" office:value="10125" calcext:value-type="float">
            <text:p>10125</text:p>
          </table:table-cell>
          <table:table-cell office:value-type="float" office:value="11590" calcext:value-type="float">
            <text:p>11590</text:p>
          </table:table-cell>
          <table:table-cell office:value-type="float" office:value="5122.5" calcext:value-type="float">
            <text:p>5122.5</text:p>
          </table:table-cell>
          <table:table-cell office:value-type="float" office:value="6575" calcext:value-type="float">
            <text:p>6575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8700" calcext:value-type="float">
            <text:p>8700</text:p>
          </table:table-cell>
          <table:table-cell office:value-type="float" office:value="7510" calcext:value-type="float">
            <text:p>7510</text:p>
          </table:table-cell>
          <table:table-cell office:value-type="float" office:value="10627.5" calcext:value-type="float">
            <text:p>10627.5</text:p>
          </table:table-cell>
          <table:table-cell office:value-type="float" office:value="10030" calcext:value-type="float">
            <text:p>10030</text:p>
          </table:table-cell>
          <table:table-cell office:value-type="float" office:value="11600" calcext:value-type="float">
            <text:p>11600</text:p>
          </table:table-cell>
          <table:table-cell office:value-type="float" office:value="5032.5" calcext:value-type="float">
            <text:p>5032.5</text:p>
          </table:table-cell>
          <table:table-cell office:value-type="float" office:value="6510" calcext:value-type="float">
            <text:p>6510</text:p>
          </table:table-cell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8635" calcext:value-type="float">
            <text:p>8635</text:p>
          </table:table-cell>
          <table:table-cell office:value-type="float" office:value="7390" calcext:value-type="float">
            <text:p>7390</text:p>
          </table:table-cell>
          <table:table-cell office:value-type="float" office:value="10802.5" calcext:value-type="float">
            <text:p>10802.5</text:p>
          </table:table-cell>
          <table:table-cell office:value-type="float" office:value="10000" calcext:value-type="float">
            <text:p>10000</text:p>
          </table:table-cell>
          <table:table-cell office:value-type="float" office:value="11485" calcext:value-type="float">
            <text:p>11485</text:p>
          </table:table-cell>
          <table:table-cell office:value-type="float" office:value="5157.5" calcext:value-type="float">
            <text:p>5157.5</text:p>
          </table:table-cell>
          <table:table-cell office:value-type="float" office:value="6615" calcext:value-type="float">
            <text:p>661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8755" calcext:value-type="float">
            <text:p>8755</text:p>
          </table:table-cell>
          <table:table-cell office:value-type="float" office:value="7255" calcext:value-type="float">
            <text:p>7255</text:p>
          </table:table-cell>
          <table:table-cell office:value-type="float" office:value="10797.5" calcext:value-type="float">
            <text:p>10797.5</text:p>
          </table:table-cell>
          <table:table-cell office:value-type="float" office:value="9965" calcext:value-type="float">
            <text:p>9965</text:p>
          </table:table-cell>
          <table:table-cell office:value-type="float" office:value="11575" calcext:value-type="float">
            <text:p>11575</text:p>
          </table:table-cell>
          <table:table-cell office:value-type="float" office:value="4992.5" calcext:value-type="float">
            <text:p>4992.5</text:p>
          </table:table-cell>
          <table:table-cell office:value-type="float" office:value="6670" calcext:value-type="float">
            <text:p>6670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8935" calcext:value-type="float">
            <text:p>8935</text:p>
          </table:table-cell>
          <table:table-cell office:value-type="float" office:value="8005" calcext:value-type="float">
            <text:p>8005</text:p>
          </table:table-cell>
          <table:table-cell office:value-type="float" office:value="10852.5" calcext:value-type="float">
            <text:p>10852.5</text:p>
          </table:table-cell>
          <table:table-cell office:value-type="float" office:value="9515" calcext:value-type="float">
            <text:p>9515</text:p>
          </table:table-cell>
          <table:table-cell office:value-type="float" office:value="11565" calcext:value-type="float">
            <text:p>11565</text:p>
          </table:table-cell>
          <table:table-cell office:value-type="float" office:value="4282.5" calcext:value-type="float">
            <text:p>4282.5</text:p>
          </table:table-cell>
          <table:table-cell office:value-type="float" office:value="7095" calcext:value-type="float">
            <text:p>7095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9140" calcext:value-type="float">
            <text:p>9140</text:p>
          </table:table-cell>
          <table:table-cell office:value-type="float" office:value="7980" calcext:value-type="float">
            <text:p>7980</text:p>
          </table:table-cell>
          <table:table-cell office:value-type="float" office:value="10912.5" calcext:value-type="float">
            <text:p>10912.5</text:p>
          </table:table-cell>
          <table:table-cell office:value-type="float" office:value="9070" calcext:value-type="float">
            <text:p>9070</text:p>
          </table:table-cell>
          <table:table-cell office:value-type="float" office:value="11655" calcext:value-type="float">
            <text:p>11655</text:p>
          </table:table-cell>
          <table:table-cell office:value-type="float" office:value="4217.5" calcext:value-type="float">
            <text:p>4217.5</text:p>
          </table:table-cell>
          <table:table-cell office:value-type="float" office:value="7180" calcext:value-type="float">
            <text:p>7180</text:p>
          </table:table-cell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9325" calcext:value-type="float">
            <text:p>9325</text:p>
          </table:table-cell>
          <table:table-cell office:value-type="float" office:value="8650" calcext:value-type="float">
            <text:p>8650</text:p>
          </table:table-cell>
          <table:table-cell office:value-type="float" office:value="11517.5" calcext:value-type="float">
            <text:p>11517.5</text:p>
          </table:table-cell>
          <table:table-cell office:value-type="float" office:value="9045" calcext:value-type="float">
            <text:p>9045</text:p>
          </table:table-cell>
          <table:table-cell office:value-type="float" office:value="11355" calcext:value-type="float">
            <text:p>11355</text:p>
          </table:table-cell>
          <table:table-cell office:value-type="float" office:value="4722.5" calcext:value-type="float">
            <text:p>4722.5</text:p>
          </table:table-cell>
          <table:table-cell office:value-type="float" office:value="7475" calcext:value-type="float">
            <text:p>7475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9290" calcext:value-type="float">
            <text:p>9290</text:p>
          </table:table-cell>
          <table:table-cell office:value-type="float" office:value="9550" calcext:value-type="float">
            <text:p>9550</text:p>
          </table:table-cell>
          <table:table-cell office:value-type="float" office:value="11327.5" calcext:value-type="float">
            <text:p>11327.5</text:p>
          </table:table-cell>
          <table:table-cell office:value-type="float" office:value="8840" calcext:value-type="float">
            <text:p>8840</text:p>
          </table:table-cell>
          <table:table-cell office:value-type="float" office:value="11930" calcext:value-type="float">
            <text:p>11930</text:p>
          </table:table-cell>
          <table:table-cell office:value-type="float" office:value="4737.5" calcext:value-type="float">
            <text:p>4737.5</text:p>
          </table:table-cell>
          <table:table-cell office:value-type="float" office:value="7805" calcext:value-type="float">
            <text:p>7805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9972.5" calcext:value-type="float">
            <text:p>9972.5</text:p>
          </table:table-cell>
          <table:table-cell office:value-type="float" office:value="9415" calcext:value-type="float">
            <text:p>9415</text:p>
          </table:table-cell>
          <table:table-cell office:value-type="float" office:value="12152.5" calcext:value-type="float">
            <text:p>12152.5</text:p>
          </table:table-cell>
          <table:table-cell office:value-type="float" office:value="9050" calcext:value-type="float">
            <text:p>9050</text:p>
          </table:table-cell>
          <table:table-cell office:value-type="float" office:value="12115" calcext:value-type="float">
            <text:p>12115</text:p>
          </table:table-cell>
          <table:table-cell office:value-type="float" office:value="4997.5" calcext:value-type="float">
            <text:p>4997.5</text:p>
          </table:table-cell>
          <table:table-cell office:value-type="float" office:value="8177.5" calcext:value-type="float">
            <text:p>8177.5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10097.5" calcext:value-type="float">
            <text:p>10097.5</text:p>
          </table:table-cell>
          <table:table-cell office:value-type="float" office:value="9530" calcext:value-type="float">
            <text:p>9530</text:p>
          </table:table-cell>
          <table:table-cell office:value-type="float" office:value="12237.5" calcext:value-type="float">
            <text:p>12237.5</text:p>
          </table:table-cell>
          <table:table-cell office:value-type="float" office:value="8810" calcext:value-type="float">
            <text:p>8810</text:p>
          </table:table-cell>
          <table:table-cell office:value-type="float" office:value="11965" calcext:value-type="float">
            <text:p>11965</text:p>
          </table:table-cell>
          <table:table-cell office:value-type="float" office:value="4802.5" calcext:value-type="float">
            <text:p>4802.5</text:p>
          </table:table-cell>
          <table:table-cell office:value-type="float" office:value="8162.5" calcext:value-type="float">
            <text:p>8162.5</text:p>
          </table:table-cell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10732.5" calcext:value-type="float">
            <text:p>10732.5</text:p>
          </table:table-cell>
          <table:table-cell office:value-type="float" office:value="8805" calcext:value-type="float">
            <text:p>8805</text:p>
          </table:table-cell>
          <table:table-cell office:value-type="float" office:value="11837.5" calcext:value-type="float">
            <text:p>11837.5</text:p>
          </table:table-cell>
          <table:table-cell office:value-type="float" office:value="8600" calcext:value-type="float">
            <text:p>8600</text:p>
          </table:table-cell>
          <table:table-cell office:value-type="float" office:value="11955" calcext:value-type="float">
            <text:p>11955</text:p>
          </table:table-cell>
          <table:table-cell office:value-type="float" office:value="5367.5" calcext:value-type="float">
            <text:p>5367.5</text:p>
          </table:table-cell>
          <table:table-cell office:value-type="float" office:value="7612.5" calcext:value-type="float">
            <text:p>7612.5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10692.5" calcext:value-type="float">
            <text:p>10692.5</text:p>
          </table:table-cell>
          <table:table-cell office:value-type="float" office:value="8840" calcext:value-type="float">
            <text:p>8840</text:p>
          </table:table-cell>
          <table:table-cell office:value-type="float" office:value="11652.5" calcext:value-type="float">
            <text:p>11652.5</text:p>
          </table:table-cell>
          <table:table-cell office:value-type="float" office:value="8590" calcext:value-type="float">
            <text:p>8590</text:p>
          </table:table-cell>
          <table:table-cell office:value-type="float" office:value="11940" calcext:value-type="float">
            <text:p>11940</text:p>
          </table:table-cell>
          <table:table-cell office:value-type="float" office:value="5307.5" calcext:value-type="float">
            <text:p>5307.5</text:p>
          </table:table-cell>
          <table:table-cell office:value-type="float" office:value="7452.5" calcext:value-type="float">
            <text:p>7452.5</text:p>
          </table:table-cell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10540" calcext:value-type="float">
            <text:p>10540</text:p>
          </table:table-cell>
          <table:table-cell office:value-type="float" office:value="8830" calcext:value-type="float">
            <text:p>8830</text:p>
          </table:table-cell>
          <table:table-cell office:value-type="float" office:value="11597.5" calcext:value-type="float">
            <text:p>11597.5</text:p>
          </table:table-cell>
          <table:table-cell office:value-type="float" office:value="8690" calcext:value-type="float">
            <text:p>8690</text:p>
          </table:table-cell>
          <table:table-cell office:value-type="float" office:value="11945" calcext:value-type="float">
            <text:p>11945</text:p>
          </table:table-cell>
          <table:table-cell office:value-type="float" office:value="5227.5" calcext:value-type="float">
            <text:p>5227.5</text:p>
          </table:table-cell>
          <table:table-cell office:value-type="float" office:value="7342.5" calcext:value-type="float">
            <text:p>7342.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500" calcext:value-type="float">
            <text:p>10500</text:p>
          </table:table-cell>
          <table:table-cell office:value-type="float" office:value="8950" calcext:value-type="float">
            <text:p>8950</text:p>
          </table:table-cell>
          <table:table-cell office:value-type="float" office:value="11412.5" calcext:value-type="float">
            <text:p>11412.5</text:p>
          </table:table-cell>
          <table:table-cell office:value-type="float" office:value="8770" calcext:value-type="float">
            <text:p>8770</text:p>
          </table:table-cell>
          <table:table-cell office:value-type="float" office:value="11865" calcext:value-type="float">
            <text:p>11865</text:p>
          </table:table-cell>
          <table:table-cell office:value-type="float" office:value="4952.5" calcext:value-type="float">
            <text:p>4952.5</text:p>
          </table:table-cell>
          <table:table-cell office:value-type="float" office:value="7452.5" calcext:value-type="float">
            <text:p>7452.5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10640" calcext:value-type="float">
            <text:p>10640</text:p>
          </table:table-cell>
          <table:table-cell office:value-type="float" office:value="9000" calcext:value-type="float">
            <text:p>9000</text:p>
          </table:table-cell>
          <table:table-cell office:value-type="float" office:value="11612.5" calcext:value-type="float">
            <text:p>11612.5</text:p>
          </table:table-cell>
          <table:table-cell office:value-type="float" office:value="8915" calcext:value-type="float">
            <text:p>8915</text:p>
          </table:table-cell>
          <table:table-cell office:value-type="float" office:value="11962.5" calcext:value-type="float">
            <text:p>11962.5</text:p>
          </table:table-cell>
          <table:table-cell office:value-type="float" office:value="4662.5" calcext:value-type="float">
            <text:p>4662.5</text:p>
          </table:table-cell>
          <table:table-cell office:value-type="float" office:value="7802.5" calcext:value-type="float">
            <text:p>7802.5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10210" calcext:value-type="float">
            <text:p>10210</text:p>
          </table:table-cell>
          <table:table-cell office:value-type="float" office:value="8425" calcext:value-type="float">
            <text:p>8425</text:p>
          </table:table-cell>
          <table:table-cell office:value-type="float" office:value="11960" calcext:value-type="float">
            <text:p>11960</text:p>
          </table:table-cell>
          <table:table-cell office:value-type="float" office:value="9527.5" calcext:value-type="float">
            <text:p>9527.5</text:p>
          </table:table-cell>
          <table:table-cell office:value-type="float" office:value="11642.5" calcext:value-type="float">
            <text:p>11642.5</text:p>
          </table:table-cell>
          <table:table-cell office:value-type="float" office:value="5072.5" calcext:value-type="float">
            <text:p>5072.5</text:p>
          </table:table-cell>
          <table:table-cell office:value-type="float" office:value="8007.5" calcext:value-type="float">
            <text:p>8007.5</text:p>
          </table:table-cell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float" office:value="9515" calcext:value-type="float">
            <text:p>9515</text:p>
          </table:table-cell>
          <table:table-cell office:value-type="float" office:value="9255" calcext:value-type="float">
            <text:p>9255</text:p>
          </table:table-cell>
          <table:table-cell office:value-type="float" office:value="12005" calcext:value-type="float">
            <text:p>12005</text:p>
          </table:table-cell>
          <table:table-cell office:value-type="float" office:value="9637.5" calcext:value-type="float">
            <text:p>9637.5</text:p>
          </table:table-cell>
          <table:table-cell office:value-type="float" office:value="11162.5" calcext:value-type="float">
            <text:p>11162.5</text:p>
          </table:table-cell>
          <table:table-cell office:value-type="float" office:value="3797.5" calcext:value-type="float">
            <text:p>3797.5</text:p>
          </table:table-cell>
          <table:table-cell office:value-type="float" office:value="8112.5" calcext:value-type="float">
            <text:p>8112.5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9525" calcext:value-type="float">
            <text:p>9525</text:p>
          </table:table-cell>
          <table:table-cell office:value-type="float" office:value="9780" calcext:value-type="float">
            <text:p>9780</text:p>
          </table:table-cell>
          <table:table-cell office:value-type="float" office:value="12060" calcext:value-type="float">
            <text:p>12060</text:p>
          </table:table-cell>
          <table:table-cell office:value-type="float" office:value="9957.5" calcext:value-type="float">
            <text:p>9957.5</text:p>
          </table:table-cell>
          <table:table-cell office:value-type="float" office:value="11467.5" calcext:value-type="float">
            <text:p>11467.5</text:p>
          </table:table-cell>
          <table:table-cell office:value-type="float" office:value="3847.5" calcext:value-type="float">
            <text:p>3847.5</text:p>
          </table:table-cell>
          <table:table-cell office:value-type="float" office:value="7937.5" calcext:value-type="float">
            <text:p>7937.5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9675" calcext:value-type="float">
            <text:p>9675</text:p>
          </table:table-cell>
          <table:table-cell office:value-type="float" office:value="9640" calcext:value-type="float">
            <text:p>9640</text:p>
          </table:table-cell>
          <table:table-cell office:value-type="float" office:value="12285" calcext:value-type="float">
            <text:p>12285</text:p>
          </table:table-cell>
          <table:table-cell office:value-type="float" office:value="10212.5" calcext:value-type="float">
            <text:p>10212.5</text:p>
          </table:table-cell>
          <table:table-cell office:value-type="float" office:value="11762.5" calcext:value-type="float">
            <text:p>11762.5</text:p>
          </table:table-cell>
          <table:table-cell office:value-type="float" office:value="3992.5" calcext:value-type="float">
            <text:p>3992.5</text:p>
          </table:table-cell>
          <table:table-cell office:value-type="float" office:value="7827.5" calcext:value-type="float">
            <text:p>7827.5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10155" calcext:value-type="float">
            <text:p>10155</text:p>
          </table:table-cell>
          <table:table-cell office:value-type="float" office:value="9990" calcext:value-type="float">
            <text:p>9990</text:p>
          </table:table-cell>
          <table:table-cell office:value-type="float" office:value="12460" calcext:value-type="float">
            <text:p>12460</text:p>
          </table:table-cell>
          <table:table-cell office:value-type="float" office:value="10392.5" calcext:value-type="float">
            <text:p>10392.5</text:p>
          </table:table-cell>
          <table:table-cell office:value-type="float" office:value="11902.5" calcext:value-type="float">
            <text:p>11902.5</text:p>
          </table:table-cell>
          <table:table-cell office:value-type="float" office:value="4562.5" calcext:value-type="float">
            <text:p>4562.5</text:p>
          </table:table-cell>
          <table:table-cell office:value-type="float" office:value="8292.5" calcext:value-type="float">
            <text:p>8292.5</text:p>
          </table:table-cell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10230" calcext:value-type="float">
            <text:p>10230</text:p>
          </table:table-cell>
          <table:table-cell office:value-type="float" office:value="10067.5" calcext:value-type="float">
            <text:p>10067.5</text:p>
          </table:table-cell>
          <table:table-cell office:value-type="float" office:value="12562.5" calcext:value-type="float">
            <text:p>12562.5</text:p>
          </table:table-cell>
          <table:table-cell office:value-type="float" office:value="10352.5" calcext:value-type="float">
            <text:p>10352.5</text:p>
          </table:table-cell>
          <table:table-cell office:value-type="float" office:value="11702.5" calcext:value-type="float">
            <text:p>11702.5</text:p>
          </table:table-cell>
          <table:table-cell office:value-type="float" office:value="4727.5" calcext:value-type="float">
            <text:p>4727.5</text:p>
          </table:table-cell>
          <table:table-cell office:value-type="float" office:value="8582.5" calcext:value-type="float">
            <text:p>8582.5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11410" calcext:value-type="float">
            <text:p>11410</text:p>
          </table:table-cell>
          <table:table-cell office:value-type="float" office:value="10500" calcext:value-type="float">
            <text:p>10500</text:p>
          </table:table-cell>
          <table:table-cell office:value-type="float" office:value="12367.5" calcext:value-type="float">
            <text:p>12367.5</text:p>
          </table:table-cell>
          <table:table-cell office:value-type="float" office:value="10962.5" calcext:value-type="float">
            <text:p>10962.5</text:p>
          </table:table-cell>
          <table:table-cell office:value-type="float" office:value="11777.5" calcext:value-type="float">
            <text:p>11777.5</text:p>
          </table:table-cell>
          <table:table-cell office:value-type="float" office:value="4027.5" calcext:value-type="float">
            <text:p>4027.5</text:p>
          </table:table-cell>
          <table:table-cell office:value-type="float" office:value="9057.5" calcext:value-type="float">
            <text:p>9057.5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10105" calcext:value-type="float">
            <text:p>10105</text:p>
          </table:table-cell>
          <table:table-cell office:value-type="float" office:value="9735" calcext:value-type="float">
            <text:p>9735</text:p>
          </table:table-cell>
          <table:table-cell office:value-type="float" office:value="12007.5" calcext:value-type="float">
            <text:p>12007.5</text:p>
          </table:table-cell>
          <table:table-cell office:value-type="float" office:value="10960" calcext:value-type="float">
            <text:p>10960</text:p>
          </table:table-cell>
          <table:table-cell office:value-type="float" office:value="11492.5" calcext:value-type="float">
            <text:p>11492.5</text:p>
          </table:table-cell>
          <table:table-cell office:value-type="float" office:value="4262.5" calcext:value-type="float">
            <text:p>4262.5</text:p>
          </table:table-cell>
          <table:table-cell office:value-type="float" office:value="7742.5" calcext:value-type="float">
            <text:p>7742.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0195" calcext:value-type="float">
            <text:p>10195</text:p>
          </table:table-cell>
          <table:table-cell office:value-type="float" office:value="9630" calcext:value-type="float">
            <text:p>9630</text:p>
          </table:table-cell>
          <table:table-cell office:value-type="float" office:value="11862.5" calcext:value-type="float">
            <text:p>11862.5</text:p>
          </table:table-cell>
          <table:table-cell office:value-type="float" office:value="10900" calcext:value-type="float">
            <text:p>10900</text:p>
          </table:table-cell>
          <table:table-cell office:value-type="float" office:value="11560" calcext:value-type="float">
            <text:p>11560</text:p>
          </table:table-cell>
          <table:table-cell office:value-type="float" office:value="4257.5" calcext:value-type="float">
            <text:p>4257.5</text:p>
          </table:table-cell>
          <table:table-cell office:value-type="float" office:value="7847.5" calcext:value-type="float">
            <text:p>7847.5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9995" calcext:value-type="float">
            <text:p>9995</text:p>
          </table:table-cell>
          <table:table-cell office:value-type="float" office:value="9380" calcext:value-type="float">
            <text:p>9380</text:p>
          </table:table-cell>
          <table:table-cell office:value-type="float" office:value="11937.5" calcext:value-type="float">
            <text:p>11937.5</text:p>
          </table:table-cell>
          <table:table-cell office:value-type="float" office:value="11090" calcext:value-type="float">
            <text:p>11090</text:p>
          </table:table-cell>
          <table:table-cell office:value-type="float" office:value="11480" calcext:value-type="float">
            <text:p>11480</text:p>
          </table:table-cell>
          <table:table-cell office:value-type="float" office:value="4412.5" calcext:value-type="float">
            <text:p>4412.5</text:p>
          </table:table-cell>
          <table:table-cell office:value-type="float" office:value="7552.5" calcext:value-type="float">
            <text:p>7552.5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9555" calcext:value-type="float">
            <text:p>9555</text:p>
          </table:table-cell>
          <table:table-cell office:value-type="float" office:value="9415" calcext:value-type="float">
            <text:p>9415</text:p>
          </table:table-cell>
          <table:table-cell office:value-type="float" office:value="11962.5" calcext:value-type="float">
            <text:p>11962.5</text:p>
          </table:table-cell>
          <table:table-cell office:value-type="float" office:value="10715" calcext:value-type="float">
            <text:p>10715</text:p>
          </table:table-cell>
          <table:table-cell office:value-type="float" office:value="11045" calcext:value-type="float">
            <text:p>11045</text:p>
          </table:table-cell>
          <table:table-cell office:value-type="float" office:value="4237.5" calcext:value-type="float">
            <text:p>4237.5</text:p>
          </table:table-cell>
          <table:table-cell office:value-type="float" office:value="7287.5" calcext:value-type="float">
            <text:p>7287.5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9765" calcext:value-type="float">
            <text:p>9765</text:p>
          </table:table-cell>
          <table:table-cell office:value-type="float" office:value="9690" calcext:value-type="float">
            <text:p>9690</text:p>
          </table:table-cell>
          <table:table-cell office:value-type="float" office:value="12207.5" calcext:value-type="float">
            <text:p>12207.5</text:p>
          </table:table-cell>
          <table:table-cell office:value-type="float" office:value="11035" calcext:value-type="float">
            <text:p>11035</text:p>
          </table:table-cell>
          <table:table-cell office:value-type="float" office:value="11475" calcext:value-type="float">
            <text:p>11475</text:p>
          </table:table-cell>
          <table:table-cell office:value-type="float" office:value="4702.5" calcext:value-type="float">
            <text:p>4702.5</text:p>
          </table:table-cell>
          <table:table-cell office:value-type="float" office:value="7432.5" calcext:value-type="float">
            <text:p>7432.5</text:p>
          </table:table-cell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9625" calcext:value-type="float">
            <text:p>9625</text:p>
          </table:table-cell>
          <table:table-cell office:value-type="float" office:value="9820" calcext:value-type="float">
            <text:p>9820</text:p>
          </table:table-cell>
          <table:table-cell office:value-type="float" office:value="12002.5" calcext:value-type="float">
            <text:p>12002.5</text:p>
          </table:table-cell>
          <table:table-cell office:value-type="float" office:value="11040" calcext:value-type="float">
            <text:p>11040</text:p>
          </table:table-cell>
          <table:table-cell office:value-type="float" office:value="11390" calcext:value-type="float">
            <text:p>11390</text:p>
          </table:table-cell>
          <table:table-cell office:value-type="float" office:value="4927.5" calcext:value-type="float">
            <text:p>4927.5</text:p>
          </table:table-cell>
          <table:table-cell office:value-type="float" office:value="7627.5" calcext:value-type="float">
            <text:p>7627.5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9600" calcext:value-type="float">
            <text:p>9600</text:p>
          </table:table-cell>
          <table:table-cell office:value-type="float" office:value="9890" calcext:value-type="float">
            <text:p>9890</text:p>
          </table:table-cell>
          <table:table-cell office:value-type="float" office:value="11827.5" calcext:value-type="float">
            <text:p>11827.5</text:p>
          </table:table-cell>
          <table:table-cell office:value-type="float" office:value="10905" calcext:value-type="float">
            <text:p>10905</text:p>
          </table:table-cell>
          <table:table-cell office:value-type="float" office:value="11340" calcext:value-type="float">
            <text:p>11340</text:p>
          </table:table-cell>
          <table:table-cell office:value-type="float" office:value="4922.5" calcext:value-type="float">
            <text:p>4922.5</text:p>
          </table:table-cell>
          <table:table-cell office:value-type="float" office:value="7547.5" calcext:value-type="float">
            <text:p>7547.5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0310" calcext:value-type="float">
            <text:p>10310</text:p>
          </table:table-cell>
          <table:table-cell office:value-type="float" office:value="9815" calcext:value-type="float">
            <text:p>9815</text:p>
          </table:table-cell>
          <table:table-cell office:value-type="float" office:value="12407.5" calcext:value-type="float">
            <text:p>12407.5</text:p>
          </table:table-cell>
          <table:table-cell office:value-type="float" office:value="11220" calcext:value-type="float">
            <text:p>11220</text:p>
          </table:table-cell>
          <table:table-cell office:value-type="float" office:value="12265" calcext:value-type="float">
            <text:p>12265</text:p>
          </table:table-cell>
          <table:table-cell office:value-type="float" office:value="5242.5" calcext:value-type="float">
            <text:p>5242.5</text:p>
          </table:table-cell>
          <table:table-cell office:value-type="float" office:value="8172.5" calcext:value-type="float">
            <text:p>8172.5</text:p>
          </table:table-cell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10555" calcext:value-type="float">
            <text:p>10555</text:p>
          </table:table-cell>
          <table:table-cell office:value-type="float" office:value="9765" calcext:value-type="float">
            <text:p>9765</text:p>
          </table:table-cell>
          <table:table-cell office:value-type="float" office:value="12702.5" calcext:value-type="float">
            <text:p>12702.5</text:p>
          </table:table-cell>
          <table:table-cell office:value-type="float" office:value="11155" calcext:value-type="float">
            <text:p>11155</text:p>
          </table:table-cell>
          <table:table-cell office:value-type="float" office:value="12250" calcext:value-type="float">
            <text:p>12250</text:p>
          </table:table-cell>
          <table:table-cell office:value-type="float" office:value="5352.5" calcext:value-type="float">
            <text:p>5352.5</text:p>
          </table:table-cell>
          <table:table-cell office:value-type="float" office:value="7937.5" calcext:value-type="float">
            <text:p>7937.5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10725" calcext:value-type="float">
            <text:p>10725</text:p>
          </table:table-cell>
          <table:table-cell office:value-type="float" office:value="9640" calcext:value-type="float">
            <text:p>9640</text:p>
          </table:table-cell>
          <table:table-cell office:value-type="float" office:value="12547.5" calcext:value-type="float">
            <text:p>12547.5</text:p>
          </table:table-cell>
          <table:table-cell office:value-type="float" office:value="11060" calcext:value-type="float">
            <text:p>11060</text:p>
          </table:table-cell>
          <table:table-cell office:value-type="float" office:value="12015" calcext:value-type="float">
            <text:p>12015</text:p>
          </table:table-cell>
          <table:table-cell office:value-type="float" office:value="4982.5" calcext:value-type="float">
            <text:p>4982.5</text:p>
          </table:table-cell>
          <table:table-cell office:value-type="float" office:value="7737.5" calcext:value-type="float">
            <text:p>7737.5</text:p>
          </table:table-cell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10355" calcext:value-type="float">
            <text:p>10355</text:p>
          </table:table-cell>
          <table:table-cell office:value-type="float" office:value="9937.5" calcext:value-type="float">
            <text:p>9937.5</text:p>
          </table:table-cell>
          <table:table-cell office:value-type="float" office:value="12632.5" calcext:value-type="float">
            <text:p>12632.5</text:p>
          </table:table-cell>
          <table:table-cell office:value-type="float" office:value="11410" calcext:value-type="float">
            <text:p>11410</text:p>
          </table:table-cell>
          <table:table-cell office:value-type="float" office:value="12085" calcext:value-type="float">
            <text:p>12085</text:p>
          </table:table-cell>
          <table:table-cell office:value-type="float" office:value="5022.5" calcext:value-type="float">
            <text:p>5022.5</text:p>
          </table:table-cell>
          <table:table-cell office:value-type="float" office:value="8097.5" calcext:value-type="float">
            <text:p>8097.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9995" calcext:value-type="float">
            <text:p>9995</text:p>
          </table:table-cell>
          <table:table-cell office:value-type="float" office:value="10202.5" calcext:value-type="float">
            <text:p>10202.5</text:p>
          </table:table-cell>
          <table:table-cell office:value-type="float" office:value="12792.5" calcext:value-type="float">
            <text:p>12792.5</text:p>
          </table:table-cell>
          <table:table-cell office:value-type="float" office:value="11445" calcext:value-type="float">
            <text:p>11445</text:p>
          </table:table-cell>
          <table:table-cell office:value-type="float" office:value="12225" calcext:value-type="float">
            <text:p>12225</text:p>
          </table:table-cell>
          <table:table-cell office:value-type="float" office:value="5112.5" calcext:value-type="float">
            <text:p>5112.5</text:p>
          </table:table-cell>
          <table:table-cell office:value-type="float" office:value="7882.5" calcext:value-type="float">
            <text:p>7882.5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9870" calcext:value-type="float">
            <text:p>9870</text:p>
          </table:table-cell>
          <table:table-cell office:value-type="float" office:value="9957.5" calcext:value-type="float">
            <text:p>9957.5</text:p>
          </table:table-cell>
          <table:table-cell office:value-type="float" office:value="13002.5" calcext:value-type="float">
            <text:p>13002.5</text:p>
          </table:table-cell>
          <table:table-cell office:value-type="float" office:value="11310" calcext:value-type="float">
            <text:p>11310</text:p>
          </table:table-cell>
          <table:table-cell office:value-type="float" office:value="11990" calcext:value-type="float">
            <text:p>11990</text:p>
          </table:table-cell>
          <table:table-cell office:value-type="float" office:value="4927.5" calcext:value-type="float">
            <text:p>4927.5</text:p>
          </table:table-cell>
          <table:table-cell office:value-type="float" office:value="7872.5" calcext:value-type="float">
            <text:p>7872.5</text:p>
          </table:table-cell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9840" calcext:value-type="float">
            <text:p>9840</text:p>
          </table:table-cell>
          <table:table-cell office:value-type="float" office:value="10202.5" calcext:value-type="float">
            <text:p>10202.5</text:p>
          </table:table-cell>
          <table:table-cell office:value-type="float" office:value="13022.5" calcext:value-type="float">
            <text:p>13022.5</text:p>
          </table:table-cell>
          <table:table-cell office:value-type="float" office:value="11505" calcext:value-type="float">
            <text:p>11505</text:p>
          </table:table-cell>
          <table:table-cell office:value-type="float" office:value="11910" calcext:value-type="float">
            <text:p>11910</text:p>
          </table:table-cell>
          <table:table-cell office:value-type="float" office:value="5037.5" calcext:value-type="float">
            <text:p>5037.5</text:p>
          </table:table-cell>
          <table:table-cell office:value-type="float" office:value="7862.5" calcext:value-type="float">
            <text:p>7862.5</text:p>
          </table:table-cell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10600" calcext:value-type="float">
            <text:p>10600</text:p>
          </table:table-cell>
          <table:table-cell office:value-type="float" office:value="10792.5" calcext:value-type="float">
            <text:p>10792.5</text:p>
          </table:table-cell>
          <table:table-cell office:value-type="float" office:value="14002.5" calcext:value-type="float">
            <text:p>14002.5</text:p>
          </table:table-cell>
          <table:table-cell office:value-type="float" office:value="12115" calcext:value-type="float">
            <text:p>12115</text:p>
          </table:table-cell>
          <table:table-cell office:value-type="float" office:value="12622.5" calcext:value-type="float">
            <text:p>12622.5</text:p>
          </table:table-cell>
          <table:table-cell office:value-type="float" office:value="5742.5" calcext:value-type="float">
            <text:p>5742.5</text:p>
          </table:table-cell>
          <table:table-cell office:value-type="float" office:value="8250" calcext:value-type="float">
            <text:p>8250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10665" calcext:value-type="float">
            <text:p>10665</text:p>
          </table:table-cell>
          <table:table-cell office:value-type="float" office:value="10292.5" calcext:value-type="float">
            <text:p>10292.5</text:p>
          </table:table-cell>
          <table:table-cell office:value-type="float" office:value="14042.5" calcext:value-type="float">
            <text:p>14042.5</text:p>
          </table:table-cell>
          <table:table-cell office:value-type="float" office:value="12207.5" calcext:value-type="float">
            <text:p>12207.5</text:p>
          </table:table-cell>
          <table:table-cell office:value-type="float" office:value="12692.5" calcext:value-type="float">
            <text:p>12692.5</text:p>
          </table:table-cell>
          <table:table-cell office:value-type="float" office:value="6037.5" calcext:value-type="float">
            <text:p>6037.5</text:p>
          </table:table-cell>
          <table:table-cell office:value-type="float" office:value="7995" calcext:value-type="float">
            <text:p>7995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10835" calcext:value-type="float">
            <text:p>10835</text:p>
          </table:table-cell>
          <table:table-cell office:value-type="float" office:value="10537.5" calcext:value-type="float">
            <text:p>10537.5</text:p>
          </table:table-cell>
          <table:table-cell office:value-type="float" office:value="14287.5" calcext:value-type="float">
            <text:p>14287.5</text:p>
          </table:table-cell>
          <table:table-cell office:value-type="float" office:value="12127.5" calcext:value-type="float">
            <text:p>12127.5</text:p>
          </table:table-cell>
          <table:table-cell office:value-type="float" office:value="12752.5" calcext:value-type="float">
            <text:p>12752.5</text:p>
          </table:table-cell>
          <table:table-cell office:value-type="float" office:value="6057.5" calcext:value-type="float">
            <text:p>6057.5</text:p>
          </table:table-cell>
          <table:table-cell office:value-type="float" office:value="7825" calcext:value-type="float">
            <text:p>7825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11145" calcext:value-type="float">
            <text:p>11145</text:p>
          </table:table-cell>
          <table:table-cell office:value-type="float" office:value="11082.5" calcext:value-type="float">
            <text:p>11082.5</text:p>
          </table:table-cell>
          <table:table-cell office:value-type="float" office:value="14552.5" calcext:value-type="float">
            <text:p>14552.5</text:p>
          </table:table-cell>
          <table:table-cell office:value-type="float" office:value="12052.5" calcext:value-type="float">
            <text:p>12052.5</text:p>
          </table:table-cell>
          <table:table-cell office:value-type="float" office:value="13567.5" calcext:value-type="float">
            <text:p>13567.5</text:p>
          </table:table-cell>
          <table:table-cell office:value-type="float" office:value="5807.5" calcext:value-type="float">
            <text:p>5807.5</text:p>
          </table:table-cell>
          <table:table-cell office:value-type="float" office:value="8410" calcext:value-type="float">
            <text:p>8410</text:p>
          </table:table-cell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10915" calcext:value-type="float">
            <text:p>10915</text:p>
          </table:table-cell>
          <table:table-cell office:value-type="float" office:value="11007.5" calcext:value-type="float">
            <text:p>11007.5</text:p>
          </table:table-cell>
          <table:table-cell office:value-type="float" office:value="14582.5" calcext:value-type="float">
            <text:p>14582.5</text:p>
          </table:table-cell>
          <table:table-cell office:value-type="float" office:value="12277.5" calcext:value-type="float">
            <text:p>12277.5</text:p>
          </table:table-cell>
          <table:table-cell office:value-type="float" office:value="13497.5" calcext:value-type="float">
            <text:p>13497.5</text:p>
          </table:table-cell>
          <table:table-cell office:value-type="float" office:value="5512.5" calcext:value-type="float">
            <text:p>5512.5</text:p>
          </table:table-cell>
          <table:table-cell office:value-type="float" office:value="8515" calcext:value-type="float">
            <text:p>8515</text:p>
          </table:table-cell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11235" calcext:value-type="float">
            <text:p>11235</text:p>
          </table:table-cell>
          <table:table-cell office:value-type="float" office:value="11292.5" calcext:value-type="float">
            <text:p>11292.5</text:p>
          </table:table-cell>
          <table:table-cell office:value-type="float" office:value="15167.5" calcext:value-type="float">
            <text:p>15167.5</text:p>
          </table:table-cell>
          <table:table-cell office:value-type="float" office:value="12357.5" calcext:value-type="float">
            <text:p>12357.5</text:p>
          </table:table-cell>
          <table:table-cell office:value-type="float" office:value="13747.5" calcext:value-type="float">
            <text:p>13747.5</text:p>
          </table:table-cell>
          <table:table-cell office:value-type="float" office:value="5777.5" calcext:value-type="float">
            <text:p>5777.5</text:p>
          </table:table-cell>
          <table:table-cell office:value-type="float" office:value="8655" calcext:value-type="float">
            <text:p>8655</text:p>
          </table:table-cell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10725" calcext:value-type="float">
            <text:p>10725</text:p>
          </table:table-cell>
          <table:table-cell office:value-type="float" office:value="11482.5" calcext:value-type="float">
            <text:p>11482.5</text:p>
          </table:table-cell>
          <table:table-cell office:value-type="float" office:value="14922.5" calcext:value-type="float">
            <text:p>14922.5</text:p>
          </table:table-cell>
          <table:table-cell office:value-type="float" office:value="12437.5" calcext:value-type="float">
            <text:p>12437.5</text:p>
          </table:table-cell>
          <table:table-cell office:value-type="float" office:value="13497.5" calcext:value-type="float">
            <text:p>13497.5</text:p>
          </table:table-cell>
          <table:table-cell office:value-type="float" office:value="6047.5" calcext:value-type="float">
            <text:p>6047.5</text:p>
          </table:table-cell>
          <table:table-cell office:value-type="float" office:value="8260" calcext:value-type="float">
            <text:p>8260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10935" calcext:value-type="float">
            <text:p>10935</text:p>
          </table:table-cell>
          <table:table-cell office:value-type="float" office:value="11552.5" calcext:value-type="float">
            <text:p>11552.5</text:p>
          </table:table-cell>
          <table:table-cell office:value-type="float" office:value="14957.5" calcext:value-type="float">
            <text:p>14957.5</text:p>
          </table:table-cell>
          <table:table-cell office:value-type="float" office:value="12647.5" calcext:value-type="float">
            <text:p>12647.5</text:p>
          </table:table-cell>
          <table:table-cell office:value-type="float" office:value="13537.5" calcext:value-type="float">
            <text:p>13537.5</text:p>
          </table:table-cell>
          <table:table-cell office:value-type="float" office:value="6302.5" calcext:value-type="float">
            <text:p>6302.5</text:p>
          </table:table-cell>
          <table:table-cell office:value-type="float" office:value="8370" calcext:value-type="float">
            <text:p>8370</text:p>
          </table:table-cell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11045" calcext:value-type="float">
            <text:p>11045</text:p>
          </table:table-cell>
          <table:table-cell office:value-type="float" office:value="11657.5" calcext:value-type="float">
            <text:p>11657.5</text:p>
          </table:table-cell>
          <table:table-cell office:value-type="float" office:value="15327.5" calcext:value-type="float">
            <text:p>15327.5</text:p>
          </table:table-cell>
          <table:table-cell office:value-type="float" office:value="12507.5" calcext:value-type="float">
            <text:p>12507.5</text:p>
          </table:table-cell>
          <table:table-cell office:value-type="float" office:value="14107.5" calcext:value-type="float">
            <text:p>14107.5</text:p>
          </table:table-cell>
          <table:table-cell office:value-type="float" office:value="6697.5" calcext:value-type="float">
            <text:p>6697.5</text:p>
          </table:table-cell>
          <table:table-cell office:value-type="float" office:value="8605" calcext:value-type="float">
            <text:p>8605</text:p>
          </table:table-cell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10965" calcext:value-type="float">
            <text:p>10965</text:p>
          </table:table-cell>
          <table:table-cell office:value-type="float" office:value="11542.5" calcext:value-type="float">
            <text:p>11542.5</text:p>
          </table:table-cell>
          <table:table-cell office:value-type="float" office:value="15262.5" calcext:value-type="float">
            <text:p>15262.5</text:p>
          </table:table-cell>
          <table:table-cell office:value-type="float" office:value="12652.5" calcext:value-type="float">
            <text:p>12652.5</text:p>
          </table:table-cell>
          <table:table-cell office:value-type="float" office:value="13977.5" calcext:value-type="float">
            <text:p>13977.5</text:p>
          </table:table-cell>
          <table:table-cell office:value-type="float" office:value="6467.5" calcext:value-type="float">
            <text:p>6467.5</text:p>
          </table:table-cell>
          <table:table-cell office:value-type="float" office:value="8305" calcext:value-type="float">
            <text:p>8305</text:p>
          </table:table-cell>
        </table:table-row>
        <table:table-row table:style-name="ro1">
          <table:table-cell office:value-type="float" office:value="23300" calcext:value-type="float">
            <text:p>23300</text:p>
          </table:table-cell>
          <table:table-cell office:value-type="float" office:value="12190" calcext:value-type="float">
            <text:p>12190</text:p>
          </table:table-cell>
          <table:table-cell office:value-type="float" office:value="11852.5" calcext:value-type="float">
            <text:p>11852.5</text:p>
          </table:table-cell>
          <table:table-cell office:value-type="float" office:value="15992.5" calcext:value-type="float">
            <text:p>15992.5</text:p>
          </table:table-cell>
          <table:table-cell office:value-type="float" office:value="13037.5" calcext:value-type="float">
            <text:p>13037.5</text:p>
          </table:table-cell>
          <table:table-cell office:value-type="float" office:value="14307.5" calcext:value-type="float">
            <text:p>14307.5</text:p>
          </table:table-cell>
          <table:table-cell office:value-type="float" office:value="6892.5" calcext:value-type="float">
            <text:p>6892.5</text:p>
          </table:table-cell>
          <table:table-cell office:value-type="float" office:value="8492.5" calcext:value-type="float">
            <text:p>8492.5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12410" calcext:value-type="float">
            <text:p>12410</text:p>
          </table:table-cell>
          <table:table-cell office:value-type="float" office:value="11892.5" calcext:value-type="float">
            <text:p>11892.5</text:p>
          </table:table-cell>
          <table:table-cell office:value-type="float" office:value="15992.5" calcext:value-type="float">
            <text:p>15992.5</text:p>
          </table:table-cell>
          <table:table-cell office:value-type="float" office:value="12857.5" calcext:value-type="float">
            <text:p>12857.5</text:p>
          </table:table-cell>
          <table:table-cell office:value-type="float" office:value="14012.5" calcext:value-type="float">
            <text:p>14012.5</text:p>
          </table:table-cell>
          <table:table-cell office:value-type="float" office:value="6922.5" calcext:value-type="float">
            <text:p>6922.5</text:p>
          </table:table-cell>
          <table:table-cell office:value-type="float" office:value="8392.5" calcext:value-type="float">
            <text:p>8392.5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13105" calcext:value-type="float">
            <text:p>13105</text:p>
          </table:table-cell>
          <table:table-cell office:value-type="float" office:value="12312.5" calcext:value-type="float">
            <text:p>12312.5</text:p>
          </table:table-cell>
          <table:table-cell office:value-type="float" office:value="16037.5" calcext:value-type="float">
            <text:p>16037.5</text:p>
          </table:table-cell>
          <table:table-cell office:value-type="float" office:value="12882.5" calcext:value-type="float">
            <text:p>12882.5</text:p>
          </table:table-cell>
          <table:table-cell office:value-type="float" office:value="14797.5" calcext:value-type="float">
            <text:p>14797.5</text:p>
          </table:table-cell>
          <table:table-cell office:value-type="float" office:value="7522.5" calcext:value-type="float">
            <text:p>7522.5</text:p>
          </table:table-cell>
          <table:table-cell office:value-type="float" office:value="8622.5" calcext:value-type="float">
            <text:p>8622.5</text:p>
          </table:table-cell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13165" calcext:value-type="float">
            <text:p>13165</text:p>
          </table:table-cell>
          <table:table-cell office:value-type="float" office:value="12297.5" calcext:value-type="float">
            <text:p>12297.5</text:p>
          </table:table-cell>
          <table:table-cell office:value-type="float" office:value="16227.5" calcext:value-type="float">
            <text:p>16227.5</text:p>
          </table:table-cell>
          <table:table-cell office:value-type="float" office:value="12997.5" calcext:value-type="float">
            <text:p>12997.5</text:p>
          </table:table-cell>
          <table:table-cell office:value-type="float" office:value="14942.5" calcext:value-type="float">
            <text:p>14942.5</text:p>
          </table:table-cell>
          <table:table-cell office:value-type="float" office:value="7652.5" calcext:value-type="float">
            <text:p>7652.5</text:p>
          </table:table-cell>
          <table:table-cell office:value-type="float" office:value="8682.5" calcext:value-type="float">
            <text:p>8682.5</text:p>
          </table:table-cell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12687.5" calcext:value-type="float">
            <text:p>12687.5</text:p>
          </table:table-cell>
          <table:table-cell office:value-type="float" office:value="13792.5" calcext:value-type="float">
            <text:p>13792.5</text:p>
          </table:table-cell>
          <table:table-cell office:value-type="float" office:value="16417.5" calcext:value-type="float">
            <text:p>16417.5</text:p>
          </table:table-cell>
          <table:table-cell office:value-type="float" office:value="13082.5" calcext:value-type="float">
            <text:p>13082.5</text:p>
          </table:table-cell>
          <table:table-cell office:value-type="float" office:value="15242.5" calcext:value-type="float">
            <text:p>15242.5</text:p>
          </table:table-cell>
          <table:table-cell office:value-type="float" office:value="7167.5" calcext:value-type="float">
            <text:p>7167.5</text:p>
          </table:table-cell>
          <table:table-cell office:value-type="float" office:value="8477.5" calcext:value-type="float">
            <text:p>8477.5</text:p>
          </table:table-cell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12227.5" calcext:value-type="float">
            <text:p>12227.5</text:p>
          </table:table-cell>
          <table:table-cell office:value-type="float" office:value="14642.5" calcext:value-type="float">
            <text:p>14642.5</text:p>
          </table:table-cell>
          <table:table-cell office:value-type="float" office:value="15982.5" calcext:value-type="float">
            <text:p>15982.5</text:p>
          </table:table-cell>
          <table:table-cell office:value-type="float" office:value="12777.5" calcext:value-type="float">
            <text:p>12777.5</text:p>
          </table:table-cell>
          <table:table-cell office:value-type="float" office:value="14467.5" calcext:value-type="float">
            <text:p>14467.5</text:p>
          </table:table-cell>
          <table:table-cell office:value-type="float" office:value="7262.5" calcext:value-type="float">
            <text:p>7262.5</text:p>
          </table:table-cell>
          <table:table-cell office:value-type="float" office:value="8762.5" calcext:value-type="float">
            <text:p>8762.5</text:p>
          </table:table-cell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12412.5" calcext:value-type="float">
            <text:p>12412.5</text:p>
          </table:table-cell>
          <table:table-cell office:value-type="float" office:value="15152.5" calcext:value-type="float">
            <text:p>15152.5</text:p>
          </table:table-cell>
          <table:table-cell office:value-type="float" office:value="16092.5" calcext:value-type="float">
            <text:p>16092.5</text:p>
          </table:table-cell>
          <table:table-cell office:value-type="float" office:value="12792.5" calcext:value-type="float">
            <text:p>12792.5</text:p>
          </table:table-cell>
          <table:table-cell office:value-type="float" office:value="15390" calcext:value-type="float">
            <text:p>15390</text:p>
          </table:table-cell>
          <table:table-cell office:value-type="float" office:value="7702.5" calcext:value-type="float">
            <text:p>7702.5</text:p>
          </table:table-cell>
          <table:table-cell office:value-type="float" office:value="8802.5" calcext:value-type="float">
            <text:p>8802.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2212.5" calcext:value-type="float">
            <text:p>12212.5</text:p>
          </table:table-cell>
          <table:table-cell office:value-type="float" office:value="15117.5" calcext:value-type="float">
            <text:p>15117.5</text:p>
          </table:table-cell>
          <table:table-cell office:value-type="float" office:value="16107.5" calcext:value-type="float">
            <text:p>16107.5</text:p>
          </table:table-cell>
          <table:table-cell office:value-type="float" office:value="12352.5" calcext:value-type="float">
            <text:p>12352.5</text:p>
          </table:table-cell>
          <table:table-cell office:value-type="float" office:value="15325" calcext:value-type="float">
            <text:p>15325</text:p>
          </table:table-cell>
          <table:table-cell office:value-type="float" office:value="7572.5" calcext:value-type="float">
            <text:p>7572.5</text:p>
          </table:table-cell>
          <table:table-cell office:value-type="float" office:value="8697.5" calcext:value-type="float">
            <text:p>8697.5</text:p>
          </table:table-cell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12172.5" calcext:value-type="float">
            <text:p>12172.5</text:p>
          </table:table-cell>
          <table:table-cell office:value-type="float" office:value="15112.5" calcext:value-type="float">
            <text:p>15112.5</text:p>
          </table:table-cell>
          <table:table-cell office:value-type="float" office:value="16222.5" calcext:value-type="float">
            <text:p>16222.5</text:p>
          </table:table-cell>
          <table:table-cell office:value-type="float" office:value="12662.5" calcext:value-type="float">
            <text:p>12662.5</text:p>
          </table:table-cell>
          <table:table-cell office:value-type="float" office:value="15235" calcext:value-type="float">
            <text:p>15235</text:p>
          </table:table-cell>
          <table:table-cell office:value-type="float" office:value="7462.5" calcext:value-type="float">
            <text:p>7462.5</text:p>
          </table:table-cell>
          <table:table-cell office:value-type="float" office:value="8742.5" calcext:value-type="float">
            <text:p>8742.5</text:p>
          </table:table-cell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11927.5" calcext:value-type="float">
            <text:p>11927.5</text:p>
          </table:table-cell>
          <table:table-cell office:value-type="float" office:value="15057.5" calcext:value-type="float">
            <text:p>15057.5</text:p>
          </table:table-cell>
          <table:table-cell office:value-type="float" office:value="16002.5" calcext:value-type="float">
            <text:p>16002.5</text:p>
          </table:table-cell>
          <table:table-cell office:value-type="float" office:value="12722.5" calcext:value-type="float">
            <text:p>12722.5</text:p>
          </table:table-cell>
          <table:table-cell office:value-type="float" office:value="15065" calcext:value-type="float">
            <text:p>15065</text:p>
          </table:table-cell>
          <table:table-cell office:value-type="float" office:value="7467.5" calcext:value-type="float">
            <text:p>7467.5</text:p>
          </table:table-cell>
          <table:table-cell office:value-type="float" office:value="8732.5" calcext:value-type="float">
            <text:p>8732.5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11877.5" calcext:value-type="float">
            <text:p>11877.5</text:p>
          </table:table-cell>
          <table:table-cell office:value-type="float" office:value="15027.5" calcext:value-type="float">
            <text:p>15027.5</text:p>
          </table:table-cell>
          <table:table-cell office:value-type="float" office:value="15977.5" calcext:value-type="float">
            <text:p>15977.5</text:p>
          </table:table-cell>
          <table:table-cell office:value-type="float" office:value="12882.5" calcext:value-type="float">
            <text:p>12882.5</text:p>
          </table:table-cell>
          <table:table-cell office:value-type="float" office:value="15195" calcext:value-type="float">
            <text:p>15195</text:p>
          </table:table-cell>
          <table:table-cell office:value-type="float" office:value="7382.5" calcext:value-type="float">
            <text:p>7382.5</text:p>
          </table:table-cell>
          <table:table-cell office:value-type="float" office:value="8707.5" calcext:value-type="float">
            <text:p>8707.5</text:p>
          </table:table-cell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12237.5" calcext:value-type="float">
            <text:p>12237.5</text:p>
          </table:table-cell>
          <table:table-cell office:value-type="float" office:value="15302.5" calcext:value-type="float">
            <text:p>15302.5</text:p>
          </table:table-cell>
          <table:table-cell office:value-type="float" office:value="16097.5" calcext:value-type="float">
            <text:p>16097.5</text:p>
          </table:table-cell>
          <table:table-cell office:value-type="float" office:value="12722.5" calcext:value-type="float">
            <text:p>12722.5</text:p>
          </table:table-cell>
          <table:table-cell office:value-type="float" office:value="14745" calcext:value-type="float">
            <text:p>14745</text:p>
          </table:table-cell>
          <table:table-cell office:value-type="float" office:value="7550" calcext:value-type="float">
            <text:p>7550</text:p>
          </table:table-cell>
          <table:table-cell office:value-type="float" office:value="8857.5" calcext:value-type="float">
            <text:p>8857.5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12092.5" calcext:value-type="float">
            <text:p>12092.5</text:p>
          </table:table-cell>
          <table:table-cell office:value-type="float" office:value="15397.5" calcext:value-type="float">
            <text:p>15397.5</text:p>
          </table:table-cell>
          <table:table-cell office:value-type="float" office:value="16012.5" calcext:value-type="float">
            <text:p>16012.5</text:p>
          </table:table-cell>
          <table:table-cell office:value-type="float" office:value="12542.5" calcext:value-type="float">
            <text:p>12542.5</text:p>
          </table:table-cell>
          <table:table-cell office:value-type="float" office:value="14355" calcext:value-type="float">
            <text:p>14355</text:p>
          </table:table-cell>
          <table:table-cell office:value-type="float" office:value="7560" calcext:value-type="float">
            <text:p>7560</text:p>
          </table:table-cell>
          <table:table-cell office:value-type="float" office:value="9042.5" calcext:value-type="float">
            <text:p>9042.5</text:p>
          </table:table-cell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12317.5" calcext:value-type="float">
            <text:p>12317.5</text:p>
          </table:table-cell>
          <table:table-cell office:value-type="float" office:value="15327.5" calcext:value-type="float">
            <text:p>15327.5</text:p>
          </table:table-cell>
          <table:table-cell office:value-type="float" office:value="15707.5" calcext:value-type="float">
            <text:p>15707.5</text:p>
          </table:table-cell>
          <table:table-cell office:value-type="float" office:value="12212.5" calcext:value-type="float">
            <text:p>12212.5</text:p>
          </table:table-cell>
          <table:table-cell office:value-type="float" office:value="13965" calcext:value-type="float">
            <text:p>13965</text:p>
          </table:table-cell>
          <table:table-cell office:value-type="float" office:value="7880" calcext:value-type="float">
            <text:p>7880</text:p>
          </table:table-cell>
          <table:table-cell office:value-type="float" office:value="9027.5" calcext:value-type="float">
            <text:p>9027.5</text:p>
          </table:table-cell>
        </table:table-row>
        <table:table-row table:style-name="ro1">
          <table:table-cell office:value-type="float" office:value="24700" calcext:value-type="float">
            <text:p>24700</text:p>
          </table:table-cell>
          <table:table-cell office:value-type="float" office:value="12227.5" calcext:value-type="float">
            <text:p>12227.5</text:p>
          </table:table-cell>
          <table:table-cell office:value-type="float" office:value="15242.5" calcext:value-type="float">
            <text:p>15242.5</text:p>
          </table:table-cell>
          <table:table-cell office:value-type="float" office:value="15207.5" calcext:value-type="float">
            <text:p>15207.5</text:p>
          </table:table-cell>
          <table:table-cell office:value-type="float" office:value="12027.5" calcext:value-type="float">
            <text:p>12027.5</text:p>
          </table:table-cell>
          <table:table-cell office:value-type="float" office:value="13900" calcext:value-type="float">
            <text:p>13900</text:p>
          </table:table-cell>
          <table:table-cell office:value-type="float" office:value="7760" calcext:value-type="float">
            <text:p>7760</text:p>
          </table:table-cell>
          <table:table-cell office:value-type="float" office:value="9192.5" calcext:value-type="float">
            <text:p>9192.5</text:p>
          </table:table-cell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11942.5" calcext:value-type="float">
            <text:p>11942.5</text:p>
          </table:table-cell>
          <table:table-cell office:value-type="float" office:value="15452.5" calcext:value-type="float">
            <text:p>15452.5</text:p>
          </table:table-cell>
          <table:table-cell office:value-type="float" office:value="15052.5" calcext:value-type="float">
            <text:p>15052.5</text:p>
          </table:table-cell>
          <table:table-cell office:value-type="float" office:value="12097.5" calcext:value-type="float">
            <text:p>12097.5</text:p>
          </table:table-cell>
          <table:table-cell office:value-type="float" office:value="14020" calcext:value-type="float">
            <text:p>14020</text:p>
          </table:table-cell>
          <table:table-cell office:value-type="float" office:value="7740" calcext:value-type="float">
            <text:p>7740</text:p>
          </table:table-cell>
          <table:table-cell office:value-type="float" office:value="8952.5" calcext:value-type="float">
            <text:p>8952.5</text:p>
          </table:table-cell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11752.5" calcext:value-type="float">
            <text:p>11752.5</text:p>
          </table:table-cell>
          <table:table-cell office:value-type="float" office:value="15482.5" calcext:value-type="float">
            <text:p>15482.5</text:p>
          </table:table-cell>
          <table:table-cell office:value-type="float" office:value="15092.5" calcext:value-type="float">
            <text:p>15092.5</text:p>
          </table:table-cell>
          <table:table-cell office:value-type="float" office:value="11847.5" calcext:value-type="float">
            <text:p>11847.5</text:p>
          </table:table-cell>
          <table:table-cell office:value-type="float" office:value="13822.5" calcext:value-type="float">
            <text:p>13822.5</text:p>
          </table:table-cell>
          <table:table-cell office:value-type="float" office:value="7380" calcext:value-type="float">
            <text:p>7380</text:p>
          </table:table-cell>
          <table:table-cell office:value-type="float" office:value="9227.5" calcext:value-type="float">
            <text:p>9227.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1762.5" calcext:value-type="float">
            <text:p>11762.5</text:p>
          </table:table-cell>
          <table:table-cell office:value-type="float" office:value="15052.5" calcext:value-type="float">
            <text:p>15052.5</text:p>
          </table:table-cell>
          <table:table-cell office:value-type="float" office:value="14957.5" calcext:value-type="float">
            <text:p>14957.5</text:p>
          </table:table-cell>
          <table:table-cell office:value-type="float" office:value="11727.5" calcext:value-type="float">
            <text:p>11727.5</text:p>
          </table:table-cell>
          <table:table-cell office:value-type="float" office:value="13787.5" calcext:value-type="float">
            <text:p>13787.5</text:p>
          </table:table-cell>
          <table:table-cell office:value-type="float" office:value="6860" calcext:value-type="float">
            <text:p>6860</text:p>
          </table:table-cell>
          <table:table-cell office:value-type="float" office:value="8597.5" calcext:value-type="float">
            <text:p>8597.5</text:p>
          </table:table-cell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11827.5" calcext:value-type="float">
            <text:p>11827.5</text:p>
          </table:table-cell>
          <table:table-cell office:value-type="float" office:value="14917.5" calcext:value-type="float">
            <text:p>14917.5</text:p>
          </table:table-cell>
          <table:table-cell office:value-type="float" office:value="15377.5" calcext:value-type="float">
            <text:p>15377.5</text:p>
          </table:table-cell>
          <table:table-cell office:value-type="float" office:value="11787.5" calcext:value-type="float">
            <text:p>11787.5</text:p>
          </table:table-cell>
          <table:table-cell office:value-type="float" office:value="13942.5" calcext:value-type="float">
            <text:p>13942.5</text:p>
          </table:table-cell>
          <table:table-cell office:value-type="float" office:value="7020" calcext:value-type="float">
            <text:p>7020</text:p>
          </table:table-cell>
          <table:table-cell office:value-type="float" office:value="8587.5" calcext:value-type="float">
            <text:p>8587.5</text:p>
          </table:table-cell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1882.5" calcext:value-type="float">
            <text:p>11882.5</text:p>
          </table:table-cell>
          <table:table-cell office:value-type="float" office:value="14827.5" calcext:value-type="float">
            <text:p>14827.5</text:p>
          </table:table-cell>
          <table:table-cell office:value-type="float" office:value="15362.5" calcext:value-type="float">
            <text:p>15362.5</text:p>
          </table:table-cell>
          <table:table-cell office:value-type="float" office:value="12042.5" calcext:value-type="float">
            <text:p>12042.5</text:p>
          </table:table-cell>
          <table:table-cell office:value-type="float" office:value="13817.5" calcext:value-type="float">
            <text:p>13817.5</text:p>
          </table:table-cell>
          <table:table-cell office:value-type="float" office:value="7210" calcext:value-type="float">
            <text:p>7210</text:p>
          </table:table-cell>
          <table:table-cell office:value-type="float" office:value="8555" calcext:value-type="float">
            <text:p>8555</text:p>
          </table:table-cell>
        </table:table-row>
        <table:table-row table:style-name="ro1">
          <table:table-cell office:value-type="float" office:value="25300" calcext:value-type="float">
            <text:p>25300</text:p>
          </table:table-cell>
          <table:table-cell office:value-type="float" office:value="12082.5" calcext:value-type="float">
            <text:p>12082.5</text:p>
          </table:table-cell>
          <table:table-cell office:value-type="float" office:value="14577.5" calcext:value-type="float">
            <text:p>14577.5</text:p>
          </table:table-cell>
          <table:table-cell office:value-type="float" office:value="14692.5" calcext:value-type="float">
            <text:p>14692.5</text:p>
          </table:table-cell>
          <table:table-cell office:value-type="float" office:value="12367.5" calcext:value-type="float">
            <text:p>12367.5</text:p>
          </table:table-cell>
          <table:table-cell office:value-type="float" office:value="14012.5" calcext:value-type="float">
            <text:p>14012.5</text:p>
          </table:table-cell>
          <table:table-cell office:value-type="float" office:value="7575" calcext:value-type="float">
            <text:p>7575</text:p>
          </table:table-cell>
          <table:table-cell office:value-type="float" office:value="8575" calcext:value-type="float">
            <text:p>8575</text:p>
          </table:table-cell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float" office:value="12172.5" calcext:value-type="float">
            <text:p>12172.5</text:p>
          </table:table-cell>
          <table:table-cell office:value-type="float" office:value="15002.5" calcext:value-type="float">
            <text:p>15002.5</text:p>
          </table:table-cell>
          <table:table-cell office:value-type="float" office:value="14517.5" calcext:value-type="float">
            <text:p>14517.5</text:p>
          </table:table-cell>
          <table:table-cell office:value-type="float" office:value="12485" calcext:value-type="float">
            <text:p>12485</text:p>
          </table:table-cell>
          <table:table-cell office:value-type="float" office:value="13882.5" calcext:value-type="float">
            <text:p>13882.5</text:p>
          </table:table-cell>
          <table:table-cell office:value-type="float" office:value="8057.5" calcext:value-type="float">
            <text:p>8057.5</text:p>
          </table:table-cell>
          <table:table-cell office:value-type="float" office:value="8895" calcext:value-type="float">
            <text:p>8895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12237.5" calcext:value-type="float">
            <text:p>12237.5</text:p>
          </table:table-cell>
          <table:table-cell office:value-type="float" office:value="15010" calcext:value-type="float">
            <text:p>15010</text:p>
          </table:table-cell>
          <table:table-cell office:value-type="float" office:value="14172.5" calcext:value-type="float">
            <text:p>14172.5</text:p>
          </table:table-cell>
          <table:table-cell office:value-type="float" office:value="12150" calcext:value-type="float">
            <text:p>12150</text:p>
          </table:table-cell>
          <table:table-cell office:value-type="float" office:value="13772.5" calcext:value-type="float">
            <text:p>13772.5</text:p>
          </table:table-cell>
          <table:table-cell office:value-type="float" office:value="8037.5" calcext:value-type="float">
            <text:p>8037.5</text:p>
          </table:table-cell>
          <table:table-cell office:value-type="float" office:value="9102.5" calcext:value-type="float">
            <text:p>9102.5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12137.5" calcext:value-type="float">
            <text:p>12137.5</text:p>
          </table:table-cell>
          <table:table-cell office:value-type="float" office:value="15265" calcext:value-type="float">
            <text:p>15265</text:p>
          </table:table-cell>
          <table:table-cell office:value-type="float" office:value="14162.5" calcext:value-type="float">
            <text:p>14162.5</text:p>
          </table:table-cell>
          <table:table-cell office:value-type="float" office:value="12320" calcext:value-type="float">
            <text:p>12320</text:p>
          </table:table-cell>
          <table:table-cell office:value-type="float" office:value="13932.5" calcext:value-type="float">
            <text:p>13932.5</text:p>
          </table:table-cell>
          <table:table-cell office:value-type="float" office:value="8187.5" calcext:value-type="float">
            <text:p>8187.5</text:p>
          </table:table-cell>
          <table:table-cell office:value-type="float" office:value="9002.5" calcext:value-type="float">
            <text:p>9002.5</text:p>
          </table:table-cell>
        </table:table-row>
        <table:table-row table:style-name="ro1">
          <table:table-cell office:value-type="float" office:value="25700" calcext:value-type="float">
            <text:p>25700</text:p>
          </table:table-cell>
          <table:table-cell office:value-type="float" office:value="12257.5" calcext:value-type="float">
            <text:p>12257.5</text:p>
          </table:table-cell>
          <table:table-cell office:value-type="float" office:value="15295" calcext:value-type="float">
            <text:p>15295</text:p>
          </table:table-cell>
          <table:table-cell office:value-type="float" office:value="14022.5" calcext:value-type="float">
            <text:p>14022.5</text:p>
          </table:table-cell>
          <table:table-cell office:value-type="float" office:value="12155" calcext:value-type="float">
            <text:p>12155</text:p>
          </table:table-cell>
          <table:table-cell office:value-type="float" office:value="13982.5" calcext:value-type="float">
            <text:p>13982.5</text:p>
          </table:table-cell>
          <table:table-cell office:value-type="float" office:value="8562.5" calcext:value-type="float">
            <text:p>8562.5</text:p>
          </table:table-cell>
          <table:table-cell office:value-type="float" office:value="8887.5" calcext:value-type="float">
            <text:p>8887.5</text:p>
          </table:table-cell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12205" calcext:value-type="float">
            <text:p>12205</text:p>
          </table:table-cell>
          <table:table-cell office:value-type="float" office:value="15127.5" calcext:value-type="float">
            <text:p>15127.5</text:p>
          </table:table-cell>
          <table:table-cell office:value-type="float" office:value="13785" calcext:value-type="float">
            <text:p>13785</text:p>
          </table:table-cell>
          <table:table-cell office:value-type="float" office:value="11597.5" calcext:value-type="float">
            <text:p>11597.5</text:p>
          </table:table-cell>
          <table:table-cell office:value-type="float" office:value="13895" calcext:value-type="float">
            <text:p>13895</text:p>
          </table:table-cell>
          <table:table-cell office:value-type="float" office:value="8220" calcext:value-type="float">
            <text:p>8220</text:p>
          </table:table-cell>
          <table:table-cell office:value-type="float" office:value="8775" calcext:value-type="float">
            <text:p>8775</text:p>
          </table:table-cell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float" office:value="12050" calcext:value-type="float">
            <text:p>12050</text:p>
          </table:table-cell>
          <table:table-cell office:value-type="float" office:value="15082.5" calcext:value-type="float">
            <text:p>15082.5</text:p>
          </table:table-cell>
          <table:table-cell office:value-type="float" office:value="13480" calcext:value-type="float">
            <text:p>13480</text:p>
          </table:table-cell>
          <table:table-cell office:value-type="float" office:value="11747.5" calcext:value-type="float">
            <text:p>11747.5</text:p>
          </table:table-cell>
          <table:table-cell office:value-type="float" office:value="13935" calcext:value-type="float">
            <text:p>13935</text:p>
          </table:table-cell>
          <table:table-cell office:value-type="float" office:value="8617.5" calcext:value-type="float">
            <text:p>8617.5</text:p>
          </table:table-cell>
          <table:table-cell office:value-type="float" office:value="8865" calcext:value-type="float">
            <text:p>886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12075" calcext:value-type="float">
            <text:p>12075</text:p>
          </table:table-cell>
          <table:table-cell office:value-type="float" office:value="15400" calcext:value-type="float">
            <text:p>15400</text:p>
          </table:table-cell>
          <table:table-cell office:value-type="float" office:value="13535" calcext:value-type="float">
            <text:p>13535</text:p>
          </table:table-cell>
          <table:table-cell office:value-type="float" office:value="11822.5" calcext:value-type="float">
            <text:p>11822.5</text:p>
          </table:table-cell>
          <table:table-cell office:value-type="float" office:value="14310" calcext:value-type="float">
            <text:p>14310</text:p>
          </table:table-cell>
          <table:table-cell office:value-type="float" office:value="9010" calcext:value-type="float">
            <text:p>9010</text:p>
          </table:table-cell>
          <table:table-cell office:value-type="float" office:value="9305" calcext:value-type="float">
            <text:p>9305</text:p>
          </table:table-cell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12055" calcext:value-type="float">
            <text:p>12055</text:p>
          </table:table-cell>
          <table:table-cell office:value-type="float" office:value="15630" calcext:value-type="float">
            <text:p>15630</text:p>
          </table:table-cell>
          <table:table-cell office:value-type="float" office:value="13560" calcext:value-type="float">
            <text:p>13560</text:p>
          </table:table-cell>
          <table:table-cell office:value-type="float" office:value="11952.5" calcext:value-type="float">
            <text:p>11952.5</text:p>
          </table:table-cell>
          <table:table-cell office:value-type="float" office:value="14400" calcext:value-type="float">
            <text:p>14400</text:p>
          </table:table-cell>
          <table:table-cell office:value-type="float" office:value="8870" calcext:value-type="float">
            <text:p>8870</text:p>
          </table:table-cell>
          <table:table-cell office:value-type="float" office:value="9165" calcext:value-type="float">
            <text:p>9165</text:p>
          </table:table-cell>
        </table:table-row>
        <table:table-row table:style-name="ro1">
          <table:table-cell office:value-type="float" office:value="26200" calcext:value-type="float">
            <text:p>26200</text:p>
          </table:table-cell>
          <table:table-cell office:value-type="float" office:value="12627.5" calcext:value-type="float">
            <text:p>12627.5</text:p>
          </table:table-cell>
          <table:table-cell office:value-type="float" office:value="15887.5" calcext:value-type="float">
            <text:p>15887.5</text:p>
          </table:table-cell>
          <table:table-cell office:value-type="float" office:value="14210" calcext:value-type="float">
            <text:p>14210</text:p>
          </table:table-cell>
          <table:table-cell office:value-type="float" office:value="12497.5" calcext:value-type="float">
            <text:p>12497.5</text:p>
          </table:table-cell>
          <table:table-cell office:value-type="float" office:value="15205" calcext:value-type="float">
            <text:p>15205</text:p>
          </table:table-cell>
          <table:table-cell office:value-type="float" office:value="8837.5" calcext:value-type="float">
            <text:p>8837.5</text:p>
          </table:table-cell>
          <table:table-cell office:value-type="float" office:value="9550" calcext:value-type="float">
            <text:p>9550</text:p>
          </table:table-cell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float" office:value="13087.5" calcext:value-type="float">
            <text:p>13087.5</text:p>
          </table:table-cell>
          <table:table-cell office:value-type="float" office:value="16025" calcext:value-type="float">
            <text:p>16025</text:p>
          </table:table-cell>
          <table:table-cell office:value-type="float" office:value="13920" calcext:value-type="float">
            <text:p>13920</text:p>
          </table:table-cell>
          <table:table-cell office:value-type="float" office:value="12812.5" calcext:value-type="float">
            <text:p>12812.5</text:p>
          </table:table-cell>
          <table:table-cell office:value-type="float" office:value="14805" calcext:value-type="float">
            <text:p>14805</text:p>
          </table:table-cell>
          <table:table-cell office:value-type="float" office:value="9365" calcext:value-type="float">
            <text:p>9365</text:p>
          </table:table-cell>
          <table:table-cell office:value-type="float" office:value="10207.5" calcext:value-type="float">
            <text:p>10207.5</text:p>
          </table:table-cell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13337.5" calcext:value-type="float">
            <text:p>13337.5</text:p>
          </table:table-cell>
          <table:table-cell office:value-type="float" office:value="16645" calcext:value-type="float">
            <text:p>16645</text:p>
          </table:table-cell>
          <table:table-cell office:value-type="float" office:value="14467.5" calcext:value-type="float">
            <text:p>14467.5</text:p>
          </table:table-cell>
          <table:table-cell office:value-type="float" office:value="13287.5" calcext:value-type="float">
            <text:p>13287.5</text:p>
          </table:table-cell>
          <table:table-cell office:value-type="float" office:value="15045" calcext:value-type="float">
            <text:p>15045</text:p>
          </table:table-cell>
          <table:table-cell office:value-type="float" office:value="9890" calcext:value-type="float">
            <text:p>9890</text:p>
          </table:table-cell>
          <table:table-cell office:value-type="float" office:value="10512.5" calcext:value-type="float">
            <text:p>10512.5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13412.5" calcext:value-type="float">
            <text:p>13412.5</text:p>
          </table:table-cell>
          <table:table-cell office:value-type="float" office:value="17055" calcext:value-type="float">
            <text:p>17055</text:p>
          </table:table-cell>
          <table:table-cell office:value-type="float" office:value="14082.5" calcext:value-type="float">
            <text:p>14082.5</text:p>
          </table:table-cell>
          <table:table-cell office:value-type="float" office:value="13292.5" calcext:value-type="float">
            <text:p>13292.5</text:p>
          </table:table-cell>
          <table:table-cell office:value-type="float" office:value="15030" calcext:value-type="float">
            <text:p>15030</text:p>
          </table:table-cell>
          <table:table-cell office:value-type="float" office:value="10015" calcext:value-type="float">
            <text:p>10015</text:p>
          </table:table-cell>
          <table:table-cell office:value-type="float" office:value="11137.5" calcext:value-type="float">
            <text:p>11137.5</text:p>
          </table:table-cell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13377.5" calcext:value-type="float">
            <text:p>13377.5</text:p>
          </table:table-cell>
          <table:table-cell office:value-type="float" office:value="17325" calcext:value-type="float">
            <text:p>17325</text:p>
          </table:table-cell>
          <table:table-cell office:value-type="float" office:value="14317.5" calcext:value-type="float">
            <text:p>14317.5</text:p>
          </table:table-cell>
          <table:table-cell office:value-type="float" office:value="13347.5" calcext:value-type="float">
            <text:p>13347.5</text:p>
          </table:table-cell>
          <table:table-cell office:value-type="float" office:value="15260" calcext:value-type="float">
            <text:p>15260</text:p>
          </table:table-cell>
          <table:table-cell office:value-type="float" office:value="10125" calcext:value-type="float">
            <text:p>10125</text:p>
          </table:table-cell>
          <table:table-cell office:value-type="float" office:value="11097.5" calcext:value-type="float">
            <text:p>11097.5</text:p>
          </table:table-cell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float" office:value="13692.5" calcext:value-type="float">
            <text:p>13692.5</text:p>
          </table:table-cell>
          <table:table-cell office:value-type="float" office:value="17575" calcext:value-type="float">
            <text:p>17575</text:p>
          </table:table-cell>
          <table:table-cell office:value-type="float" office:value="14477.5" calcext:value-type="float">
            <text:p>14477.5</text:p>
          </table:table-cell>
          <table:table-cell office:value-type="float" office:value="13382.5" calcext:value-type="float">
            <text:p>13382.5</text:p>
          </table:table-cell>
          <table:table-cell office:value-type="float" office:value="15380" calcext:value-type="float">
            <text:p>15380</text:p>
          </table:table-cell>
          <table:table-cell office:value-type="float" office:value="10330" calcext:value-type="float">
            <text:p>10330</text:p>
          </table:table-cell>
          <table:table-cell office:value-type="float" office:value="11337.5" calcext:value-type="float">
            <text:p>11337.5</text:p>
          </table:table-cell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13182.5" calcext:value-type="float">
            <text:p>13182.5</text:p>
          </table:table-cell>
          <table:table-cell office:value-type="float" office:value="17670" calcext:value-type="float">
            <text:p>17670</text:p>
          </table:table-cell>
          <table:table-cell office:value-type="float" office:value="13977.5" calcext:value-type="float">
            <text:p>13977.5</text:p>
          </table:table-cell>
          <table:table-cell office:value-type="float" office:value="13407.5" calcext:value-type="float">
            <text:p>13407.5</text:p>
          </table:table-cell>
          <table:table-cell office:value-type="float" office:value="14925" calcext:value-type="float">
            <text:p>14925</text:p>
          </table:table-cell>
          <table:table-cell office:value-type="float" office:value="10290" calcext:value-type="float">
            <text:p>10290</text:p>
          </table:table-cell>
          <table:table-cell office:value-type="float" office:value="10532.5" calcext:value-type="float">
            <text:p>10532.5</text:p>
          </table:table-cell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float" office:value="13187.5" calcext:value-type="float">
            <text:p>13187.5</text:p>
          </table:table-cell>
          <table:table-cell office:value-type="float" office:value="18240" calcext:value-type="float">
            <text:p>18240</text:p>
          </table:table-cell>
          <table:table-cell office:value-type="float" office:value="14142.5" calcext:value-type="float">
            <text:p>14142.5</text:p>
          </table:table-cell>
          <table:table-cell office:value-type="float" office:value="13697.5" calcext:value-type="float">
            <text:p>13697.5</text:p>
          </table:table-cell>
          <table:table-cell office:value-type="float" office:value="15200" calcext:value-type="float">
            <text:p>15200</text:p>
          </table:table-cell>
          <table:table-cell office:value-type="float" office:value="10415" calcext:value-type="float">
            <text:p>10415</text:p>
          </table:table-cell>
          <table:table-cell office:value-type="float" office:value="10847.5" calcext:value-type="float">
            <text:p>10847.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13027.5" calcext:value-type="float">
            <text:p>13027.5</text:p>
          </table:table-cell>
          <table:table-cell office:value-type="float" office:value="18240" calcext:value-type="float">
            <text:p>18240</text:p>
          </table:table-cell>
          <table:table-cell office:value-type="float" office:value="13862.5" calcext:value-type="float">
            <text:p>13862.5</text:p>
          </table:table-cell>
          <table:table-cell office:value-type="float" office:value="13820" calcext:value-type="float">
            <text:p>13820</text:p>
          </table:table-cell>
          <table:table-cell office:value-type="float" office:value="14935" calcext:value-type="float">
            <text:p>14935</text:p>
          </table:table-cell>
          <table:table-cell office:value-type="float" office:value="10175" calcext:value-type="float">
            <text:p>10175</text:p>
          </table:table-cell>
          <table:table-cell office:value-type="float" office:value="10612.5" calcext:value-type="float">
            <text:p>10612.5</text:p>
          </table:table-cell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float" office:value="13187.5" calcext:value-type="float">
            <text:p>13187.5</text:p>
          </table:table-cell>
          <table:table-cell office:value-type="float" office:value="18005" calcext:value-type="float">
            <text:p>18005</text:p>
          </table:table-cell>
          <table:table-cell office:value-type="float" office:value="13702.5" calcext:value-type="float">
            <text:p>13702.5</text:p>
          </table:table-cell>
          <table:table-cell office:value-type="float" office:value="13975" calcext:value-type="float">
            <text:p>13975</text:p>
          </table:table-cell>
          <table:table-cell office:value-type="float" office:value="14670" calcext:value-type="float">
            <text:p>14670</text:p>
          </table:table-cell>
          <table:table-cell office:value-type="float" office:value="10160" calcext:value-type="float">
            <text:p>10160</text:p>
          </table:table-cell>
          <table:table-cell office:value-type="float" office:value="10697.5" calcext:value-type="float">
            <text:p>10697.5</text:p>
          </table:table-cell>
        </table:table-row>
        <table:table-row table:style-name="ro1">
          <table:table-cell office:value-type="float" office:value="27200" calcext:value-type="float">
            <text:p>27200</text:p>
          </table:table-cell>
          <table:table-cell office:value-type="float" office:value="12962.5" calcext:value-type="float">
            <text:p>12962.5</text:p>
          </table:table-cell>
          <table:table-cell office:value-type="float" office:value="17890" calcext:value-type="float">
            <text:p>17890</text:p>
          </table:table-cell>
          <table:table-cell office:value-type="float" office:value="13467.5" calcext:value-type="float">
            <text:p>13467.5</text:p>
          </table:table-cell>
          <table:table-cell office:value-type="float" office:value="13820" calcext:value-type="float">
            <text:p>13820</text:p>
          </table:table-cell>
          <table:table-cell office:value-type="float" office:value="14590" calcext:value-type="float">
            <text:p>14590</text:p>
          </table:table-cell>
          <table:table-cell office:value-type="float" office:value="9990" calcext:value-type="float">
            <text:p>9990</text:p>
          </table:table-cell>
          <table:table-cell office:value-type="float" office:value="10527.5" calcext:value-type="float">
            <text:p>10527.5</text:p>
          </table:table-cell>
        </table:table-row>
        <table:table-row table:style-name="ro1">
          <table:table-cell office:value-type="float" office:value="27300" calcext:value-type="float">
            <text:p>27300</text:p>
          </table:table-cell>
          <table:table-cell office:value-type="float" office:value="12647.5" calcext:value-type="float">
            <text:p>12647.5</text:p>
          </table:table-cell>
          <table:table-cell office:value-type="float" office:value="17520" calcext:value-type="float">
            <text:p>17520</text:p>
          </table:table-cell>
          <table:table-cell office:value-type="float" office:value="13222.5" calcext:value-type="float">
            <text:p>13222.5</text:p>
          </table:table-cell>
          <table:table-cell office:value-type="float" office:value="13585" calcext:value-type="float">
            <text:p>13585</text:p>
          </table:table-cell>
          <table:table-cell office:value-type="float" office:value="14395" calcext:value-type="float">
            <text:p>14395</text:p>
          </table:table-cell>
          <table:table-cell office:value-type="float" office:value="9745" calcext:value-type="float">
            <text:p>9745</text:p>
          </table:table-cell>
          <table:table-cell office:value-type="float" office:value="10817.5" calcext:value-type="float">
            <text:p>10817.5</text:p>
          </table:table-cell>
        </table:table-row>
        <table:table-row table:style-name="ro1">
          <table:table-cell office:value-type="float" office:value="27400" calcext:value-type="float">
            <text:p>27400</text:p>
          </table:table-cell>
          <table:table-cell office:value-type="float" office:value="12542.5" calcext:value-type="float">
            <text:p>12542.5</text:p>
          </table:table-cell>
          <table:table-cell office:value-type="float" office:value="17690" calcext:value-type="float">
            <text:p>17690</text:p>
          </table:table-cell>
          <table:table-cell office:value-type="float" office:value="13167.5" calcext:value-type="float">
            <text:p>13167.5</text:p>
          </table:table-cell>
          <table:table-cell office:value-type="float" office:value="13745" calcext:value-type="float">
            <text:p>13745</text:p>
          </table:table-cell>
          <table:table-cell office:value-type="float" office:value="14305" calcext:value-type="float">
            <text:p>14305</text:p>
          </table:table-cell>
          <table:table-cell office:value-type="float" office:value="9860" calcext:value-type="float">
            <text:p>9860</text:p>
          </table:table-cell>
          <table:table-cell office:value-type="float" office:value="10792.5" calcext:value-type="float">
            <text:p>10792.5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12422.5" calcext:value-type="float">
            <text:p>12422.5</text:p>
          </table:table-cell>
          <table:table-cell office:value-type="float" office:value="17675" calcext:value-type="float">
            <text:p>17675</text:p>
          </table:table-cell>
          <table:table-cell office:value-type="float" office:value="12902.5" calcext:value-type="float">
            <text:p>12902.5</text:p>
          </table:table-cell>
          <table:table-cell office:value-type="float" office:value="13700" calcext:value-type="float">
            <text:p>13700</text:p>
          </table:table-cell>
          <table:table-cell office:value-type="float" office:value="14135" calcext:value-type="float">
            <text:p>14135</text:p>
          </table:table-cell>
          <table:table-cell office:value-type="float" office:value="9715" calcext:value-type="float">
            <text:p>9715</text:p>
          </table:table-cell>
          <table:table-cell office:value-type="float" office:value="10812.5" calcext:value-type="float">
            <text:p>10812.5</text:p>
          </table:table-cell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12462.5" calcext:value-type="float">
            <text:p>12462.5</text:p>
          </table:table-cell>
          <table:table-cell office:value-type="float" office:value="17330" calcext:value-type="float">
            <text:p>17330</text:p>
          </table:table-cell>
          <table:table-cell office:value-type="float" office:value="12967.5" calcext:value-type="float">
            <text:p>12967.5</text:p>
          </table:table-cell>
          <table:table-cell office:value-type="float" office:value="13350" calcext:value-type="float">
            <text:p>13350</text:p>
          </table:table-cell>
          <table:table-cell office:value-type="float" office:value="14120" calcext:value-type="float">
            <text:p>14120</text:p>
          </table:table-cell>
          <table:table-cell office:value-type="float" office:value="9355" calcext:value-type="float">
            <text:p>9355</text:p>
          </table:table-cell>
          <table:table-cell office:value-type="float" office:value="10417.5" calcext:value-type="float">
            <text:p>10417.5</text:p>
          </table:table-cell>
        </table:table-row>
        <table:table-row table:style-name="ro1">
          <table:table-cell office:value-type="float" office:value="27700" calcext:value-type="float">
            <text:p>27700</text:p>
          </table:table-cell>
          <table:table-cell office:value-type="float" office:value="11867.5" calcext:value-type="float">
            <text:p>11867.5</text:p>
          </table:table-cell>
          <table:table-cell office:value-type="float" office:value="17440" calcext:value-type="float">
            <text:p>17440</text:p>
          </table:table-cell>
          <table:table-cell office:value-type="float" office:value="12402.5" calcext:value-type="float">
            <text:p>12402.5</text:p>
          </table:table-cell>
          <table:table-cell office:value-type="float" office:value="13625" calcext:value-type="float">
            <text:p>13625</text:p>
          </table:table-cell>
          <table:table-cell office:value-type="float" office:value="13485" calcext:value-type="float">
            <text:p>13485</text:p>
          </table:table-cell>
          <table:table-cell office:value-type="float" office:value="9065" calcext:value-type="float">
            <text:p>9065</text:p>
          </table:table-cell>
          <table:table-cell office:value-type="float" office:value="9712.5" calcext:value-type="float">
            <text:p>9712.5</text:p>
          </table:table-cell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11892.5" calcext:value-type="float">
            <text:p>11892.5</text:p>
          </table:table-cell>
          <table:table-cell office:value-type="float" office:value="17345" calcext:value-type="float">
            <text:p>17345</text:p>
          </table:table-cell>
          <table:table-cell office:value-type="float" office:value="12527.5" calcext:value-type="float">
            <text:p>12527.5</text:p>
          </table:table-cell>
          <table:table-cell office:value-type="float" office:value="13805" calcext:value-type="float">
            <text:p>13805</text:p>
          </table:table-cell>
          <table:table-cell office:value-type="float" office:value="13490" calcext:value-type="float">
            <text:p>13490</text:p>
          </table:table-cell>
          <table:table-cell office:value-type="float" office:value="9030" calcext:value-type="float">
            <text:p>9030</text:p>
          </table:table-cell>
          <table:table-cell office:value-type="float" office:value="9627.5" calcext:value-type="float">
            <text:p>9627.5</text:p>
          </table:table-cell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float" office:value="11912.5" calcext:value-type="float">
            <text:p>11912.5</text:p>
          </table:table-cell>
          <table:table-cell office:value-type="float" office:value="17145" calcext:value-type="float">
            <text:p>17145</text:p>
          </table:table-cell>
          <table:table-cell office:value-type="float" office:value="12422.5" calcext:value-type="float">
            <text:p>12422.5</text:p>
          </table:table-cell>
          <table:table-cell office:value-type="float" office:value="13630" calcext:value-type="float">
            <text:p>13630</text:p>
          </table:table-cell>
          <table:table-cell office:value-type="float" office:value="13195" calcext:value-type="float">
            <text:p>13195</text:p>
          </table:table-cell>
          <table:table-cell office:value-type="float" office:value="8870" calcext:value-type="float">
            <text:p>8870</text:p>
          </table:table-cell>
          <table:table-cell office:value-type="float" office:value="9412.5" calcext:value-type="float">
            <text:p>9412.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11832.5" calcext:value-type="float">
            <text:p>11832.5</text:p>
          </table:table-cell>
          <table:table-cell office:value-type="float" office:value="16945" calcext:value-type="float">
            <text:p>16945</text:p>
          </table:table-cell>
          <table:table-cell office:value-type="float" office:value="12357.5" calcext:value-type="float">
            <text:p>12357.5</text:p>
          </table:table-cell>
          <table:table-cell office:value-type="float" office:value="13425" calcext:value-type="float">
            <text:p>13425</text:p>
          </table:table-cell>
          <table:table-cell office:value-type="float" office:value="13260" calcext:value-type="float">
            <text:p>13260</text:p>
          </table:table-cell>
          <table:table-cell office:value-type="float" office:value="8740" calcext:value-type="float">
            <text:p>8740</text:p>
          </table:table-cell>
          <table:table-cell office:value-type="float" office:value="9142.5" calcext:value-type="float">
            <text:p>9142.5</text:p>
          </table:table-cell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float" office:value="12065" calcext:value-type="float">
            <text:p>12065</text:p>
          </table:table-cell>
          <table:table-cell office:value-type="float" office:value="16975" calcext:value-type="float">
            <text:p>16975</text:p>
          </table:table-cell>
          <table:table-cell office:value-type="float" office:value="12262.5" calcext:value-type="float">
            <text:p>12262.5</text:p>
          </table:table-cell>
          <table:table-cell office:value-type="float" office:value="13630" calcext:value-type="float">
            <text:p>13630</text:p>
          </table:table-cell>
          <table:table-cell office:value-type="float" office:value="13780" calcext:value-type="float">
            <text:p>13780</text:p>
          </table:table-cell>
          <table:table-cell office:value-type="float" office:value="8665" calcext:value-type="float">
            <text:p>8665</text:p>
          </table:table-cell>
          <table:table-cell office:value-type="float" office:value="9152.5" calcext:value-type="float">
            <text:p>9152.5</text:p>
          </table:table-cell>
        </table:table-row>
        <table:table-row table:style-name="ro1">
          <table:table-cell office:value-type="float" office:value="28200" calcext:value-type="float">
            <text:p>28200</text:p>
          </table:table-cell>
          <table:table-cell office:value-type="float" office:value="12295" calcext:value-type="float">
            <text:p>12295</text:p>
          </table:table-cell>
          <table:table-cell office:value-type="float" office:value="17180" calcext:value-type="float">
            <text:p>17180</text:p>
          </table:table-cell>
          <table:table-cell office:value-type="float" office:value="12112.5" calcext:value-type="float">
            <text:p>12112.5</text:p>
          </table:table-cell>
          <table:table-cell office:value-type="float" office:value="13425" calcext:value-type="float">
            <text:p>13425</text:p>
          </table:table-cell>
          <table:table-cell office:value-type="float" office:value="13885" calcext:value-type="float">
            <text:p>13885</text:p>
          </table:table-cell>
          <table:table-cell office:value-type="float" office:value="8565" calcext:value-type="float">
            <text:p>8565</text:p>
          </table:table-cell>
          <table:table-cell office:value-type="float" office:value="8972.5" calcext:value-type="float">
            <text:p>8972.5</text:p>
          </table:table-cell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float" office:value="11515" calcext:value-type="float">
            <text:p>11515</text:p>
          </table:table-cell>
          <table:table-cell office:value-type="float" office:value="16525" calcext:value-type="float">
            <text:p>16525</text:p>
          </table:table-cell>
          <table:table-cell office:value-type="float" office:value="12797.5" calcext:value-type="float">
            <text:p>12797.5</text:p>
          </table:table-cell>
          <table:table-cell office:value-type="float" office:value="13080" calcext:value-type="float">
            <text:p>13080</text:p>
          </table:table-cell>
          <table:table-cell office:value-type="float" office:value="13145" calcext:value-type="float">
            <text:p>13145</text:p>
          </table:table-cell>
          <table:table-cell office:value-type="float" office:value="9185" calcext:value-type="float">
            <text:p>9185</text:p>
          </table:table-cell>
          <table:table-cell office:value-type="float" office:value="9162.5" calcext:value-type="float">
            <text:p>9162.5</text:p>
          </table:table-cell>
        </table:table-row>
        <table:table-row table:style-name="ro1">
          <table:table-cell office:value-type="float" office:value="28400" calcext:value-type="float">
            <text:p>28400</text:p>
          </table:table-cell>
          <table:table-cell office:value-type="float" office:value="11945" calcext:value-type="float">
            <text:p>11945</text:p>
          </table:table-cell>
          <table:table-cell office:value-type="float" office:value="16925" calcext:value-type="float">
            <text:p>16925</text:p>
          </table:table-cell>
          <table:table-cell office:value-type="float" office:value="13137.5" calcext:value-type="float">
            <text:p>13137.5</text:p>
          </table:table-cell>
          <table:table-cell office:value-type="float" office:value="13220" calcext:value-type="float">
            <text:p>13220</text:p>
          </table:table-cell>
          <table:table-cell office:value-type="float" office:value="13430" calcext:value-type="float">
            <text:p>13430</text:p>
          </table:table-cell>
          <table:table-cell office:value-type="float" office:value="9350" calcext:value-type="float">
            <text:p>9350</text:p>
          </table:table-cell>
          <table:table-cell office:value-type="float" office:value="9830" calcext:value-type="float">
            <text:p>9830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11805" calcext:value-type="float">
            <text:p>11805</text:p>
          </table:table-cell>
          <table:table-cell office:value-type="float" office:value="17130" calcext:value-type="float">
            <text:p>17130</text:p>
          </table:table-cell>
          <table:table-cell office:value-type="float" office:value="13072.5" calcext:value-type="float">
            <text:p>13072.5</text:p>
          </table:table-cell>
          <table:table-cell office:value-type="float" office:value="13245" calcext:value-type="float">
            <text:p>13245</text:p>
          </table:table-cell>
          <table:table-cell office:value-type="float" office:value="13260" calcext:value-type="float">
            <text:p>13260</text:p>
          </table:table-cell>
          <table:table-cell office:value-type="float" office:value="9420" calcext:value-type="float">
            <text:p>9420</text:p>
          </table:table-cell>
          <table:table-cell office:value-type="float" office:value="9925" calcext:value-type="float">
            <text:p>9925</text:p>
          </table:table-cell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11995" calcext:value-type="float">
            <text:p>11995</text:p>
          </table:table-cell>
          <table:table-cell office:value-type="float" office:value="16890" calcext:value-type="float">
            <text:p>16890</text:p>
          </table:table-cell>
          <table:table-cell office:value-type="float" office:value="13307.5" calcext:value-type="float">
            <text:p>13307.5</text:p>
          </table:table-cell>
          <table:table-cell office:value-type="float" office:value="12275" calcext:value-type="float">
            <text:p>12275</text:p>
          </table:table-cell>
          <table:table-cell office:value-type="float" office:value="13397.5" calcext:value-type="float">
            <text:p>13397.5</text:p>
          </table:table-cell>
          <table:table-cell office:value-type="float" office:value="9410" calcext:value-type="float">
            <text:p>9410</text:p>
          </table:table-cell>
          <table:table-cell office:value-type="float" office:value="9612.5" calcext:value-type="float">
            <text:p>9612.5</text:p>
          </table:table-cell>
        </table:table-row>
        <table:table-row table:style-name="ro1">
          <table:table-cell office:value-type="float" office:value="28700" calcext:value-type="float">
            <text:p>28700</text:p>
          </table:table-cell>
          <table:table-cell office:value-type="float" office:value="12110" calcext:value-type="float">
            <text:p>12110</text:p>
          </table:table-cell>
          <table:table-cell office:value-type="float" office:value="16995" calcext:value-type="float">
            <text:p>16995</text:p>
          </table:table-cell>
          <table:table-cell office:value-type="float" office:value="13287.5" calcext:value-type="float">
            <text:p>13287.5</text:p>
          </table:table-cell>
          <table:table-cell office:value-type="float" office:value="12385" calcext:value-type="float">
            <text:p>12385</text:p>
          </table:table-cell>
          <table:table-cell office:value-type="float" office:value="13462.5" calcext:value-type="float">
            <text:p>13462.5</text:p>
          </table:table-cell>
          <table:table-cell office:value-type="float" office:value="9755" calcext:value-type="float">
            <text:p>9755</text:p>
          </table:table-cell>
          <table:table-cell office:value-type="float" office:value="9462.5" calcext:value-type="float">
            <text:p>9462.5</text:p>
          </table:table-cell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2105" calcext:value-type="float">
            <text:p>12105</text:p>
          </table:table-cell>
          <table:table-cell office:value-type="float" office:value="15865" calcext:value-type="float">
            <text:p>15865</text:p>
          </table:table-cell>
          <table:table-cell office:value-type="float" office:value="12612.5" calcext:value-type="float">
            <text:p>12612.5</text:p>
          </table:table-cell>
          <table:table-cell office:value-type="float" office:value="11720" calcext:value-type="float">
            <text:p>11720</text:p>
          </table:table-cell>
          <table:table-cell office:value-type="float" office:value="12962.5" calcext:value-type="float">
            <text:p>12962.5</text:p>
          </table:table-cell>
          <table:table-cell office:value-type="float" office:value="9005" calcext:value-type="float">
            <text:p>9005</text:p>
          </table:table-cell>
          <table:table-cell office:value-type="float" office:value="8177.5" calcext:value-type="float">
            <text:p>8177.5</text:p>
          </table:table-cell>
        </table:table-row>
        <table:table-row table:style-name="ro1">
          <table:table-cell office:value-type="float" office:value="28900" calcext:value-type="float">
            <text:p>28900</text:p>
          </table:table-cell>
          <table:table-cell office:value-type="float" office:value="12020" calcext:value-type="float">
            <text:p>12020</text:p>
          </table:table-cell>
          <table:table-cell office:value-type="float" office:value="15790" calcext:value-type="float">
            <text:p>15790</text:p>
          </table:table-cell>
          <table:table-cell office:value-type="float" office:value="12797.5" calcext:value-type="float">
            <text:p>12797.5</text:p>
          </table:table-cell>
          <table:table-cell office:value-type="float" office:value="11800" calcext:value-type="float">
            <text:p>11800</text:p>
          </table:table-cell>
          <table:table-cell office:value-type="float" office:value="12942.5" calcext:value-type="float">
            <text:p>12942.5</text:p>
          </table:table-cell>
          <table:table-cell office:value-type="float" office:value="9045" calcext:value-type="float">
            <text:p>9045</text:p>
          </table:table-cell>
          <table:table-cell office:value-type="float" office:value="8287.5" calcext:value-type="float">
            <text:p>8287.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11900" calcext:value-type="float">
            <text:p>11900</text:p>
          </table:table-cell>
          <table:table-cell office:value-type="float" office:value="15780" calcext:value-type="float">
            <text:p>15780</text:p>
          </table:table-cell>
          <table:table-cell office:value-type="float" office:value="12542.5" calcext:value-type="float">
            <text:p>12542.5</text:p>
          </table:table-cell>
          <table:table-cell office:value-type="float" office:value="11760" calcext:value-type="float">
            <text:p>11760</text:p>
          </table:table-cell>
          <table:table-cell office:value-type="float" office:value="12787.5" calcext:value-type="float">
            <text:p>12787.5</text:p>
          </table:table-cell>
          <table:table-cell office:value-type="float" office:value="9015" calcext:value-type="float">
            <text:p>9015</text:p>
          </table:table-cell>
          <table:table-cell office:value-type="float" office:value="8397.5" calcext:value-type="float">
            <text:p>8397.5</text:p>
          </table:table-cell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11745" calcext:value-type="float">
            <text:p>11745</text:p>
          </table:table-cell>
          <table:table-cell office:value-type="float" office:value="15675" calcext:value-type="float">
            <text:p>15675</text:p>
          </table:table-cell>
          <table:table-cell office:value-type="float" office:value="12372.5" calcext:value-type="float">
            <text:p>12372.5</text:p>
          </table:table-cell>
          <table:table-cell office:value-type="float" office:value="11475" calcext:value-type="float">
            <text:p>11475</text:p>
          </table:table-cell>
          <table:table-cell office:value-type="float" office:value="12532.5" calcext:value-type="float">
            <text:p>12532.5</text:p>
          </table:table-cell>
          <table:table-cell office:value-type="float" office:value="8905" calcext:value-type="float">
            <text:p>8905</text:p>
          </table:table-cell>
          <table:table-cell office:value-type="float" office:value="8247.5" calcext:value-type="float">
            <text:p>8247.5</text:p>
          </table:table-cell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11620" calcext:value-type="float">
            <text:p>11620</text:p>
          </table:table-cell>
          <table:table-cell office:value-type="float" office:value="16050" calcext:value-type="float">
            <text:p>16050</text:p>
          </table:table-cell>
          <table:table-cell office:value-type="float" office:value="12107.5" calcext:value-type="float">
            <text:p>12107.5</text:p>
          </table:table-cell>
          <table:table-cell office:value-type="float" office:value="11522.5" calcext:value-type="float">
            <text:p>11522.5</text:p>
          </table:table-cell>
          <table:table-cell office:value-type="float" office:value="12147.5" calcext:value-type="float">
            <text:p>12147.5</text:p>
          </table:table-cell>
          <table:table-cell office:value-type="float" office:value="9095" calcext:value-type="float">
            <text:p>9095</text:p>
          </table:table-cell>
          <table:table-cell office:value-type="float" office:value="8482.5" calcext:value-type="float">
            <text:p>8482.5</text:p>
          </table:table-cell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float" office:value="11305" calcext:value-type="float">
            <text:p>11305</text:p>
          </table:table-cell>
          <table:table-cell office:value-type="float" office:value="16012.5" calcext:value-type="float">
            <text:p>16012.5</text:p>
          </table:table-cell>
          <table:table-cell office:value-type="float" office:value="11727.5" calcext:value-type="float">
            <text:p>11727.5</text:p>
          </table:table-cell>
          <table:table-cell office:value-type="float" office:value="11672.5" calcext:value-type="float">
            <text:p>11672.5</text:p>
          </table:table-cell>
          <table:table-cell office:value-type="float" office:value="11712.5" calcext:value-type="float">
            <text:p>11712.5</text:p>
          </table:table-cell>
          <table:table-cell office:value-type="float" office:value="9000" calcext:value-type="float">
            <text:p>9000</text:p>
          </table:table-cell>
          <table:table-cell office:value-type="float" office:value="8217.5" calcext:value-type="float">
            <text:p>8217.5</text:p>
          </table:table-cell>
        </table:table-row>
        <table:table-row table:style-name="ro1">
          <table:table-cell office:value-type="float" office:value="29400" calcext:value-type="float">
            <text:p>29400</text:p>
          </table:table-cell>
          <table:table-cell office:value-type="float" office:value="11815" calcext:value-type="float">
            <text:p>11815</text:p>
          </table:table-cell>
          <table:table-cell office:value-type="float" office:value="15837.5" calcext:value-type="float">
            <text:p>15837.5</text:p>
          </table:table-cell>
          <table:table-cell office:value-type="float" office:value="11462.5" calcext:value-type="float">
            <text:p>11462.5</text:p>
          </table:table-cell>
          <table:table-cell office:value-type="float" office:value="11827.5" calcext:value-type="float">
            <text:p>11827.5</text:p>
          </table:table-cell>
          <table:table-cell office:value-type="float" office:value="11932.5" calcext:value-type="float">
            <text:p>11932.5</text:p>
          </table:table-cell>
          <table:table-cell office:value-type="float" office:value="9440" calcext:value-type="float">
            <text:p>9440</text:p>
          </table:table-cell>
          <table:table-cell office:value-type="float" office:value="8187.5" calcext:value-type="float">
            <text:p>8187.5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12080" calcext:value-type="float">
            <text:p>12080</text:p>
          </table:table-cell>
          <table:table-cell office:value-type="float" office:value="16127.5" calcext:value-type="float">
            <text:p>16127.5</text:p>
          </table:table-cell>
          <table:table-cell office:value-type="float" office:value="11542.5" calcext:value-type="float">
            <text:p>11542.5</text:p>
          </table:table-cell>
          <table:table-cell office:value-type="float" office:value="11877.5" calcext:value-type="float">
            <text:p>11877.5</text:p>
          </table:table-cell>
          <table:table-cell office:value-type="float" office:value="12807.5" calcext:value-type="float">
            <text:p>12807.5</text:p>
          </table:table-cell>
          <table:table-cell office:value-type="float" office:value="9610" calcext:value-type="float">
            <text:p>9610</text:p>
          </table:table-cell>
          <table:table-cell office:value-type="float" office:value="8415" calcext:value-type="float">
            <text:p>8415</text:p>
          </table:table-cell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11450" calcext:value-type="float">
            <text:p>11450</text:p>
          </table:table-cell>
          <table:table-cell office:value-type="float" office:value="15012.5" calcext:value-type="float">
            <text:p>15012.5</text:p>
          </table:table-cell>
          <table:table-cell office:value-type="float" office:value="11527.5" calcext:value-type="float">
            <text:p>11527.5</text:p>
          </table:table-cell>
          <table:table-cell office:value-type="float" office:value="11617.5" calcext:value-type="float">
            <text:p>11617.5</text:p>
          </table:table-cell>
          <table:table-cell office:value-type="float" office:value="12757.5" calcext:value-type="float">
            <text:p>12757.5</text:p>
          </table:table-cell>
          <table:table-cell office:value-type="float" office:value="8975" calcext:value-type="float">
            <text:p>8975</text:p>
          </table:table-cell>
          <table:table-cell office:value-type="float" office:value="7635" calcext:value-type="float">
            <text:p>7635</text:p>
          </table:table-cell>
        </table:table-row>
        <table:table-row table:style-name="ro1">
          <table:table-cell office:value-type="float" office:value="29700" calcext:value-type="float">
            <text:p>29700</text:p>
          </table:table-cell>
          <table:table-cell office:value-type="float" office:value="11545" calcext:value-type="float">
            <text:p>11545</text:p>
          </table:table-cell>
          <table:table-cell office:value-type="float" office:value="14707.5" calcext:value-type="float">
            <text:p>14707.5</text:p>
          </table:table-cell>
          <table:table-cell office:value-type="float" office:value="11377.5" calcext:value-type="float">
            <text:p>11377.5</text:p>
          </table:table-cell>
          <table:table-cell office:value-type="float" office:value="11387.5" calcext:value-type="float">
            <text:p>11387.5</text:p>
          </table:table-cell>
          <table:table-cell office:value-type="float" office:value="12517.5" calcext:value-type="float">
            <text:p>12517.5</text:p>
          </table:table-cell>
          <table:table-cell office:value-type="float" office:value="8975" calcext:value-type="float">
            <text:p>8975</text:p>
          </table:table-cell>
          <table:table-cell office:value-type="float" office:value="7125" calcext:value-type="float">
            <text:p>7125</text:p>
          </table:table-cell>
        </table:table-row>
        <table:table-row table:style-name="ro1">
          <table:table-cell office:value-type="float" office:value="29800" calcext:value-type="float">
            <text:p>29800</text:p>
          </table:table-cell>
          <table:table-cell office:value-type="float" office:value="11545" calcext:value-type="float">
            <text:p>11545</text:p>
          </table:table-cell>
          <table:table-cell office:value-type="float" office:value="14847.5" calcext:value-type="float">
            <text:p>14847.5</text:p>
          </table:table-cell>
          <table:table-cell office:value-type="float" office:value="11232.5" calcext:value-type="float">
            <text:p>11232.5</text:p>
          </table:table-cell>
          <table:table-cell office:value-type="float" office:value="11162.5" calcext:value-type="float">
            <text:p>11162.5</text:p>
          </table:table-cell>
          <table:table-cell office:value-type="float" office:value="12422.5" calcext:value-type="float">
            <text:p>12422.5</text:p>
          </table:table-cell>
          <table:table-cell office:value-type="float" office:value="8915" calcext:value-type="float">
            <text:p>8915</text:p>
          </table:table-cell>
          <table:table-cell office:value-type="float" office:value="7320" calcext:value-type="float">
            <text:p>7320</text:p>
          </table:table-cell>
        </table:table-row>
        <table:table-row table:style-name="ro1">
          <table:table-cell office:value-type="float" office:value="29900" calcext:value-type="float">
            <text:p>29900</text:p>
          </table:table-cell>
          <table:table-cell office:value-type="float" office:value="11875" calcext:value-type="float">
            <text:p>11875</text:p>
          </table:table-cell>
          <table:table-cell office:value-type="float" office:value="14922.5" calcext:value-type="float">
            <text:p>14922.5</text:p>
          </table:table-cell>
          <table:table-cell office:value-type="float" office:value="11522.5" calcext:value-type="float">
            <text:p>11522.5</text:p>
          </table:table-cell>
          <table:table-cell office:value-type="float" office:value="11265" calcext:value-type="float">
            <text:p>11265</text:p>
          </table:table-cell>
          <table:table-cell office:value-type="float" office:value="12667.5" calcext:value-type="float">
            <text:p>12667.5</text:p>
          </table:table-cell>
          <table:table-cell office:value-type="float" office:value="8555" calcext:value-type="float">
            <text:p>8555</text:p>
          </table:table-cell>
          <table:table-cell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2200" calcext:value-type="float">
            <text:p>12200</text:p>
          </table:table-cell>
          <table:table-cell office:value-type="float" office:value="15437.5" calcext:value-type="float">
            <text:p>15437.5</text:p>
          </table:table-cell>
          <table:table-cell office:value-type="float" office:value="11910" calcext:value-type="float">
            <text:p>11910</text:p>
          </table:table-cell>
          <table:table-cell office:value-type="float" office:value="10660" calcext:value-type="float">
            <text:p>10660</text:p>
          </table:table-cell>
          <table:table-cell office:value-type="float" office:value="13240" calcext:value-type="float">
            <text:p>13240</text:p>
          </table:table-cell>
          <table:table-cell office:value-type="float" office:value="8745" calcext:value-type="float">
            <text:p>8745</text:p>
          </table:table-cell>
          <table:table-cell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11910" calcext:value-type="float">
            <text:p>11910</text:p>
          </table:table-cell>
          <table:table-cell office:value-type="float" office:value="15067.5" calcext:value-type="float">
            <text:p>15067.5</text:p>
          </table:table-cell>
          <table:table-cell office:value-type="float" office:value="11350" calcext:value-type="float">
            <text:p>11350</text:p>
          </table:table-cell>
          <table:table-cell office:value-type="float" office:value="10700" calcext:value-type="float">
            <text:p>10700</text:p>
          </table:table-cell>
          <table:table-cell office:value-type="float" office:value="12855" calcext:value-type="float">
            <text:p>12855</text:p>
          </table:table-cell>
          <table:table-cell office:value-type="float" office:value="7795" calcext:value-type="float">
            <text:p>7795</text:p>
          </table:table-cell>
          <table:table-cell office:value-type="float" office:value="7965" calcext:value-type="float">
            <text:p>7965</text:p>
          </table:table-cell>
        </table:table-row>
        <table:table-row table:style-name="ro1">
          <table:table-cell office:value-type="float" office:value="30200" calcext:value-type="float">
            <text:p>30200</text:p>
          </table:table-cell>
          <table:table-cell office:value-type="float" office:value="12165" calcext:value-type="float">
            <text:p>12165</text:p>
          </table:table-cell>
          <table:table-cell office:value-type="float" office:value="15452.5" calcext:value-type="float">
            <text:p>15452.5</text:p>
          </table:table-cell>
          <table:table-cell office:value-type="float" office:value="11215" calcext:value-type="float">
            <text:p>11215</text:p>
          </table:table-cell>
          <table:table-cell office:value-type="float" office:value="10860" calcext:value-type="float">
            <text:p>10860</text:p>
          </table:table-cell>
          <table:table-cell office:value-type="float" office:value="13235" calcext:value-type="float">
            <text:p>13235</text:p>
          </table:table-cell>
          <table:table-cell office:value-type="float" office:value="7890" calcext:value-type="float">
            <text:p>7890</text:p>
          </table:table-cell>
          <table:table-cell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float" office:value="11397.5" calcext:value-type="float">
            <text:p>11397.5</text:p>
          </table:table-cell>
          <table:table-cell office:value-type="float" office:value="15710" calcext:value-type="float">
            <text:p>15710</text:p>
          </table:table-cell>
          <table:table-cell office:value-type="float" office:value="11072.5" calcext:value-type="float">
            <text:p>11072.5</text:p>
          </table:table-cell>
          <table:table-cell office:value-type="float" office:value="11037.5" calcext:value-type="float">
            <text:p>11037.5</text:p>
          </table:table-cell>
          <table:table-cell office:value-type="float" office:value="13205" calcext:value-type="float">
            <text:p>13205</text:p>
          </table:table-cell>
          <table:table-cell office:value-type="float" office:value="7327.5" calcext:value-type="float">
            <text:p>7327.5</text:p>
          </table:table-cell>
          <table:table-cell office:value-type="float" office:value="7537.5" calcext:value-type="float">
            <text:p>7537.5</text:p>
          </table:table-cell>
        </table:table-row>
        <table:table-row table:style-name="ro1">
          <table:table-cell office:value-type="float" office:value="30400" calcext:value-type="float">
            <text:p>30400</text:p>
          </table:table-cell>
          <table:table-cell office:value-type="float" office:value="11102.5" calcext:value-type="float">
            <text:p>11102.5</text:p>
          </table:table-cell>
          <table:table-cell office:value-type="float" office:value="15940" calcext:value-type="float">
            <text:p>15940</text:p>
          </table:table-cell>
          <table:table-cell office:value-type="float" office:value="11332.5" calcext:value-type="float">
            <text:p>11332.5</text:p>
          </table:table-cell>
          <table:table-cell office:value-type="float" office:value="11082.5" calcext:value-type="float">
            <text:p>11082.5</text:p>
          </table:table-cell>
          <table:table-cell office:value-type="float" office:value="13245" calcext:value-type="float">
            <text:p>13245</text:p>
          </table:table-cell>
          <table:table-cell office:value-type="float" office:value="7555" calcext:value-type="float">
            <text:p>7555</text:p>
          </table:table-cell>
          <table:table-cell office:value-type="float" office:value="7827.5" calcext:value-type="float">
            <text:p>7827.5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10992.5" calcext:value-type="float">
            <text:p>10992.5</text:p>
          </table:table-cell>
          <table:table-cell office:value-type="float" office:value="15900" calcext:value-type="float">
            <text:p>15900</text:p>
          </table:table-cell>
          <table:table-cell office:value-type="float" office:value="10657.5" calcext:value-type="float">
            <text:p>10657.5</text:p>
          </table:table-cell>
          <table:table-cell office:value-type="float" office:value="10552.5" calcext:value-type="float">
            <text:p>10552.5</text:p>
          </table:table-cell>
          <table:table-cell office:value-type="float" office:value="13055" calcext:value-type="float">
            <text:p>13055</text:p>
          </table:table-cell>
          <table:table-cell office:value-type="float" office:value="6835" calcext:value-type="float">
            <text:p>6835</text:p>
          </table:table-cell>
          <table:table-cell office:value-type="float" office:value="7777.5" calcext:value-type="float">
            <text:p>7777.5</text:p>
          </table:table-cell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10767.5" calcext:value-type="float">
            <text:p>10767.5</text:p>
          </table:table-cell>
          <table:table-cell office:value-type="float" office:value="15145" calcext:value-type="float">
            <text:p>15145</text:p>
          </table:table-cell>
          <table:table-cell office:value-type="float" office:value="9772.5" calcext:value-type="float">
            <text:p>9772.5</text:p>
          </table:table-cell>
          <table:table-cell office:value-type="float" office:value="10327.5" calcext:value-type="float">
            <text:p>10327.5</text:p>
          </table:table-cell>
          <table:table-cell office:value-type="float" office:value="13030" calcext:value-type="float">
            <text:p>13030</text:p>
          </table:table-cell>
          <table:table-cell office:value-type="float" office:value="7375" calcext:value-type="float">
            <text:p>7375</text:p>
          </table:table-cell>
          <table:table-cell office:value-type="float" office:value="7267.5" calcext:value-type="float">
            <text:p>7267.5</text:p>
          </table:table-cell>
        </table:table-row>
        <table:table-row table:style-name="ro1">
          <table:table-cell office:value-type="float" office:value="30700" calcext:value-type="float">
            <text:p>30700</text:p>
          </table:table-cell>
          <table:table-cell office:value-type="float" office:value="10607.5" calcext:value-type="float">
            <text:p>10607.5</text:p>
          </table:table-cell>
          <table:table-cell office:value-type="float" office:value="15335" calcext:value-type="float">
            <text:p>15335</text:p>
          </table:table-cell>
          <table:table-cell office:value-type="float" office:value="9887.5" calcext:value-type="float">
            <text:p>9887.5</text:p>
          </table:table-cell>
          <table:table-cell office:value-type="float" office:value="10597.5" calcext:value-type="float">
            <text:p>10597.5</text:p>
          </table:table-cell>
          <table:table-cell office:value-type="float" office:value="13935" calcext:value-type="float">
            <text:p>13935</text:p>
          </table:table-cell>
          <table:table-cell office:value-type="float" office:value="7850" calcext:value-type="float">
            <text:p>7850</text:p>
          </table:table-cell>
          <table:table-cell office:value-type="float" office:value="7707.5" calcext:value-type="float">
            <text:p>7707.5</text:p>
          </table:table-cell>
        </table:table-row>
        <table:table-row table:style-name="ro1">
          <table:table-cell office:value-type="float" office:value="30800" calcext:value-type="float">
            <text:p>30800</text:p>
          </table:table-cell>
          <table:table-cell office:value-type="float" office:value="10802.5" calcext:value-type="float">
            <text:p>10802.5</text:p>
          </table:table-cell>
          <table:table-cell office:value-type="float" office:value="15675" calcext:value-type="float">
            <text:p>15675</text:p>
          </table:table-cell>
          <table:table-cell office:value-type="float" office:value="9927.5" calcext:value-type="float">
            <text:p>9927.5</text:p>
          </table:table-cell>
          <table:table-cell office:value-type="float" office:value="10907.5" calcext:value-type="float">
            <text:p>10907.5</text:p>
          </table:table-cell>
          <table:table-cell office:value-type="float" office:value="14125" calcext:value-type="float">
            <text:p>14125</text:p>
          </table:table-cell>
          <table:table-cell office:value-type="float" office:value="7980" calcext:value-type="float">
            <text:p>7980</text:p>
          </table:table-cell>
          <table:table-cell office:value-type="float" office:value="7367.5" calcext:value-type="float">
            <text:p>7367.5</text:p>
          </table:table-cell>
        </table:table-row>
        <table:table-row table:style-name="ro1">
          <table:table-cell office:value-type="float" office:value="30900" calcext:value-type="float">
            <text:p>30900</text:p>
          </table:table-cell>
          <table:table-cell office:value-type="float" office:value="12187.5" calcext:value-type="float">
            <text:p>12187.5</text:p>
          </table:table-cell>
          <table:table-cell office:value-type="float" office:value="16210" calcext:value-type="float">
            <text:p>16210</text:p>
          </table:table-cell>
          <table:table-cell office:value-type="float" office:value="10072.5" calcext:value-type="float">
            <text:p>10072.5</text:p>
          </table:table-cell>
          <table:table-cell office:value-type="float" office:value="11527.5" calcext:value-type="float">
            <text:p>11527.5</text:p>
          </table:table-cell>
          <table:table-cell office:value-type="float" office:value="15035" calcext:value-type="float">
            <text:p>15035</text:p>
          </table:table-cell>
          <table:table-cell office:value-type="float" office:value="8725" calcext:value-type="float">
            <text:p>8725</text:p>
          </table:table-cell>
          <table:table-cell office:value-type="float" office:value="8865" calcext:value-type="float">
            <text:p>886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12017.5" calcext:value-type="float">
            <text:p>12017.5</text:p>
          </table:table-cell>
          <table:table-cell office:value-type="float" office:value="15925" calcext:value-type="float">
            <text:p>15925</text:p>
          </table:table-cell>
          <table:table-cell office:value-type="float" office:value="10747.5" calcext:value-type="float">
            <text:p>10747.5</text:p>
          </table:table-cell>
          <table:table-cell office:value-type="float" office:value="12220" calcext:value-type="float">
            <text:p>12220</text:p>
          </table:table-cell>
          <table:table-cell office:value-type="float" office:value="14655" calcext:value-type="float">
            <text:p>14655</text:p>
          </table:table-cell>
          <table:table-cell office:value-type="float" office:value="8520" calcext:value-type="float">
            <text:p>8520</text:p>
          </table:table-cell>
          <table:table-cell office:value-type="float" office:value="8355" calcext:value-type="float">
            <text:p>8355</text:p>
          </table:table-cell>
        </table:table-row>
        <table:table-row table:style-name="ro1">
          <table:table-cell office:value-type="float" office:value="31100" calcext:value-type="float">
            <text:p>31100</text:p>
          </table:table-cell>
          <table:table-cell office:value-type="float" office:value="11862.5" calcext:value-type="float">
            <text:p>11862.5</text:p>
          </table:table-cell>
          <table:table-cell office:value-type="float" office:value="16345" calcext:value-type="float">
            <text:p>16345</text:p>
          </table:table-cell>
          <table:table-cell office:value-type="float" office:value="10202.5" calcext:value-type="float">
            <text:p>10202.5</text:p>
          </table:table-cell>
          <table:table-cell office:value-type="float" office:value="12685" calcext:value-type="float">
            <text:p>12685</text:p>
          </table:table-cell>
          <table:table-cell office:value-type="float" office:value="15357.5" calcext:value-type="float">
            <text:p>15357.5</text:p>
          </table:table-cell>
          <table:table-cell office:value-type="float" office:value="9230" calcext:value-type="float">
            <text:p>9230</text:p>
          </table:table-cell>
          <table:table-cell office:value-type="float" office:value="7975" calcext:value-type="float">
            <text:p>7975</text:p>
          </table:table-cell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float" office:value="12327.5" calcext:value-type="float">
            <text:p>12327.5</text:p>
          </table:table-cell>
          <table:table-cell office:value-type="float" office:value="16330" calcext:value-type="float">
            <text:p>16330</text:p>
          </table:table-cell>
          <table:table-cell office:value-type="float" office:value="10382.5" calcext:value-type="float">
            <text:p>10382.5</text:p>
          </table:table-cell>
          <table:table-cell office:value-type="float" office:value="12935" calcext:value-type="float">
            <text:p>12935</text:p>
          </table:table-cell>
          <table:table-cell office:value-type="float" office:value="15462.5" calcext:value-type="float">
            <text:p>15462.5</text:p>
          </table:table-cell>
          <table:table-cell office:value-type="float" office:value="9665" calcext:value-type="float">
            <text:p>9665</text:p>
          </table:table-cell>
          <table:table-cell office:value-type="float" office:value="8320" calcext:value-type="float">
            <text:p>8320</text:p>
          </table:table-cell>
        </table:table-row>
        <table:table-row table:style-name="ro1">
          <table:table-cell office:value-type="float" office:value="31300" calcext:value-type="float">
            <text:p>31300</text:p>
          </table:table-cell>
          <table:table-cell office:value-type="float" office:value="12477.5" calcext:value-type="float">
            <text:p>12477.5</text:p>
          </table:table-cell>
          <table:table-cell office:value-type="float" office:value="16205" calcext:value-type="float">
            <text:p>16205</text:p>
          </table:table-cell>
          <table:table-cell office:value-type="float" office:value="10267.5" calcext:value-type="float">
            <text:p>10267.5</text:p>
          </table:table-cell>
          <table:table-cell office:value-type="float" office:value="12875" calcext:value-type="float">
            <text:p>12875</text:p>
          </table:table-cell>
          <table:table-cell office:value-type="float" office:value="15392.5" calcext:value-type="float">
            <text:p>15392.5</text:p>
          </table:table-cell>
          <table:table-cell office:value-type="float" office:value="9545" calcext:value-type="float">
            <text:p>9545</text:p>
          </table:table-cell>
          <table:table-cell office:value-type="float" office:value="8195" calcext:value-type="float">
            <text:p>8195</text:p>
          </table:table-cell>
        </table:table-row>
        <table:table-row table:style-name="ro1">
          <table:table-cell office:value-type="float" office:value="31400" calcext:value-type="float">
            <text:p>31400</text:p>
          </table:table-cell>
          <table:table-cell office:value-type="float" office:value="12402.5" calcext:value-type="float">
            <text:p>12402.5</text:p>
          </table:table-cell>
          <table:table-cell office:value-type="float" office:value="15760" calcext:value-type="float">
            <text:p>15760</text:p>
          </table:table-cell>
          <table:table-cell office:value-type="float" office:value="10172.5" calcext:value-type="float">
            <text:p>10172.5</text:p>
          </table:table-cell>
          <table:table-cell office:value-type="float" office:value="12995" calcext:value-type="float">
            <text:p>12995</text:p>
          </table:table-cell>
          <table:table-cell office:value-type="float" office:value="15372.5" calcext:value-type="float">
            <text:p>15372.5</text:p>
          </table:table-cell>
          <table:table-cell office:value-type="float" office:value="9075" calcext:value-type="float">
            <text:p>9075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12407.5" calcext:value-type="float">
            <text:p>12407.5</text:p>
          </table:table-cell>
          <table:table-cell office:value-type="float" office:value="15615" calcext:value-type="float">
            <text:p>15615</text:p>
          </table:table-cell>
          <table:table-cell office:value-type="float" office:value="9847.5" calcext:value-type="float">
            <text:p>9847.5</text:p>
          </table:table-cell>
          <table:table-cell office:value-type="float" office:value="13265" calcext:value-type="float">
            <text:p>13265</text:p>
          </table:table-cell>
          <table:table-cell office:value-type="float" office:value="14942.5" calcext:value-type="float">
            <text:p>14942.5</text:p>
          </table:table-cell>
          <table:table-cell office:value-type="float" office:value="8765" calcext:value-type="float">
            <text:p>8765</text:p>
          </table:table-cell>
          <table:table-cell office:value-type="float" office:value="7370" calcext:value-type="float">
            <text:p>7370</text:p>
          </table:table-cell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12177.5" calcext:value-type="float">
            <text:p>12177.5</text:p>
          </table:table-cell>
          <table:table-cell office:value-type="float" office:value="15900" calcext:value-type="float">
            <text:p>15900</text:p>
          </table:table-cell>
          <table:table-cell office:value-type="float" office:value="10222.5" calcext:value-type="float">
            <text:p>10222.5</text:p>
          </table:table-cell>
          <table:table-cell office:value-type="float" office:value="13445" calcext:value-type="float">
            <text:p>13445</text:p>
          </table:table-cell>
          <table:table-cell office:value-type="float" office:value="15277.5" calcext:value-type="float">
            <text:p>15277.5</text:p>
          </table:table-cell>
          <table:table-cell office:value-type="float" office:value="8520" calcext:value-type="float">
            <text:p>8520</text:p>
          </table:table-cell>
          <table:table-cell office:value-type="float" office:value="7430" calcext:value-type="float">
            <text:p>7430</text:p>
          </table:table-cell>
        </table:table-row>
        <table:table-row table:style-name="ro1">
          <table:table-cell office:value-type="float" office:value="31700" calcext:value-type="float">
            <text:p>31700</text:p>
          </table:table-cell>
          <table:table-cell office:value-type="float" office:value="12007.5" calcext:value-type="float">
            <text:p>12007.5</text:p>
          </table:table-cell>
          <table:table-cell office:value-type="float" office:value="15965" calcext:value-type="float">
            <text:p>15965</text:p>
          </table:table-cell>
          <table:table-cell office:value-type="float" office:value="10142.5" calcext:value-type="float">
            <text:p>10142.5</text:p>
          </table:table-cell>
          <table:table-cell office:value-type="float" office:value="13465" calcext:value-type="float">
            <text:p>13465</text:p>
          </table:table-cell>
          <table:table-cell office:value-type="float" office:value="15312.5" calcext:value-type="float">
            <text:p>15312.5</text:p>
          </table:table-cell>
          <table:table-cell office:value-type="float" office:value="8715" calcext:value-type="float">
            <text:p>8715</text:p>
          </table:table-cell>
          <table:table-cell office:value-type="float" office:value="7355" calcext:value-type="float">
            <text:p>7355</text:p>
          </table:table-cell>
        </table:table-row>
        <table:table-row table:style-name="ro1">
          <table:table-cell office:value-type="float" office:value="31800" calcext:value-type="float">
            <text:p>31800</text:p>
          </table:table-cell>
          <table:table-cell office:value-type="float" office:value="12217.5" calcext:value-type="float">
            <text:p>12217.5</text:p>
          </table:table-cell>
          <table:table-cell office:value-type="float" office:value="16080" calcext:value-type="float">
            <text:p>16080</text:p>
          </table:table-cell>
          <table:table-cell office:value-type="float" office:value="10432.5" calcext:value-type="float">
            <text:p>10432.5</text:p>
          </table:table-cell>
          <table:table-cell office:value-type="float" office:value="13540" calcext:value-type="float">
            <text:p>13540</text:p>
          </table:table-cell>
          <table:table-cell office:value-type="float" office:value="15607.5" calcext:value-type="float">
            <text:p>15607.5</text:p>
          </table:table-cell>
          <table:table-cell office:value-type="float" office:value="9010" calcext:value-type="float">
            <text:p>9010</text:p>
          </table:table-cell>
          <table:table-cell office:value-type="float" office:value="7400" calcext:value-type="float">
            <text:p>7400</text:p>
          </table:table-cell>
        </table:table-row>
        <table:table-row table:style-name="ro1">
          <table:table-cell office:value-type="float" office:value="31900" calcext:value-type="float">
            <text:p>31900</text:p>
          </table:table-cell>
          <table:table-cell office:value-type="float" office:value="12057.5" calcext:value-type="float">
            <text:p>12057.5</text:p>
          </table:table-cell>
          <table:table-cell office:value-type="float" office:value="15915" calcext:value-type="float">
            <text:p>15915</text:p>
          </table:table-cell>
          <table:table-cell office:value-type="float" office:value="10542.5" calcext:value-type="float">
            <text:p>10542.5</text:p>
          </table:table-cell>
          <table:table-cell office:value-type="float" office:value="13480" calcext:value-type="float">
            <text:p>13480</text:p>
          </table:table-cell>
          <table:table-cell office:value-type="float" office:value="15717.5" calcext:value-type="float">
            <text:p>15717.5</text:p>
          </table:table-cell>
          <table:table-cell office:value-type="float" office:value="8890" calcext:value-type="float">
            <text:p>8890</text:p>
          </table:table-cell>
          <table:table-cell office:value-type="float" office:value="7400" calcext:value-type="float">
            <text:p>7400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1902.5" calcext:value-type="float">
            <text:p>11902.5</text:p>
          </table:table-cell>
          <table:table-cell office:value-type="float" office:value="15725" calcext:value-type="float">
            <text:p>15725</text:p>
          </table:table-cell>
          <table:table-cell office:value-type="float" office:value="9827.5" calcext:value-type="float">
            <text:p>9827.5</text:p>
          </table:table-cell>
          <table:table-cell office:value-type="float" office:value="12875" calcext:value-type="float">
            <text:p>12875</text:p>
          </table:table-cell>
          <table:table-cell office:value-type="float" office:value="15087.5" calcext:value-type="float">
            <text:p>15087.5</text:p>
          </table:table-cell>
          <table:table-cell office:value-type="float" office:value="8690" calcext:value-type="float">
            <text:p>8690</text:p>
          </table:table-cell>
          <table:table-cell office:value-type="float" office:value="7010" calcext:value-type="float">
            <text:p>7010</text:p>
          </table:table-cell>
        </table:table-row>
        <table:table-row table:style-name="ro1">
          <table:table-cell office:value-type="float" office:value="32100" calcext:value-type="float">
            <text:p>32100</text:p>
          </table:table-cell>
          <table:table-cell office:value-type="float" office:value="10902.5" calcext:value-type="float">
            <text:p>10902.5</text:p>
          </table:table-cell>
          <table:table-cell office:value-type="float" office:value="15400" calcext:value-type="float">
            <text:p>15400</text:p>
          </table:table-cell>
          <table:table-cell office:value-type="float" office:value="9472.5" calcext:value-type="float">
            <text:p>9472.5</text:p>
          </table:table-cell>
          <table:table-cell office:value-type="float" office:value="13595" calcext:value-type="float">
            <text:p>13595</text:p>
          </table:table-cell>
          <table:table-cell office:value-type="float" office:value="14182.5" calcext:value-type="float">
            <text:p>14182.5</text:p>
          </table:table-cell>
          <table:table-cell office:value-type="float" office:value="8930" calcext:value-type="float">
            <text:p>8930</text:p>
          </table:table-cell>
          <table:table-cell office:value-type="float" office:value="6050" calcext:value-type="float">
            <text:p>6050</text:p>
          </table:table-cell>
        </table:table-row>
        <table:table-row table:style-name="ro1">
          <table:table-cell office:value-type="float" office:value="32200" calcext:value-type="float">
            <text:p>32200</text:p>
          </table:table-cell>
          <table:table-cell office:value-type="float" office:value="11142.5" calcext:value-type="float">
            <text:p>11142.5</text:p>
          </table:table-cell>
          <table:table-cell office:value-type="float" office:value="15430" calcext:value-type="float">
            <text:p>15430</text:p>
          </table:table-cell>
          <table:table-cell office:value-type="float" office:value="9312.5" calcext:value-type="float">
            <text:p>9312.5</text:p>
          </table:table-cell>
          <table:table-cell office:value-type="float" office:value="13515" calcext:value-type="float">
            <text:p>13515</text:p>
          </table:table-cell>
          <table:table-cell office:value-type="float" office:value="14122.5" calcext:value-type="float">
            <text:p>14122.5</text:p>
          </table:table-cell>
          <table:table-cell office:value-type="float" office:value="9185" calcext:value-type="float">
            <text:p>9185</text:p>
          </table:table-cell>
          <table:table-cell office:value-type="float" office:value="6145" calcext:value-type="float">
            <text:p>6145</text:p>
          </table:table-cell>
        </table:table-row>
        <table:table-row table:style-name="ro1">
          <table:table-cell office:value-type="float" office:value="32300" calcext:value-type="float">
            <text:p>32300</text:p>
          </table:table-cell>
          <table:table-cell office:value-type="float" office:value="11272.5" calcext:value-type="float">
            <text:p>11272.5</text:p>
          </table:table-cell>
          <table:table-cell office:value-type="float" office:value="15835" calcext:value-type="float">
            <text:p>15835</text:p>
          </table:table-cell>
          <table:table-cell office:value-type="float" office:value="9582.5" calcext:value-type="float">
            <text:p>9582.5</text:p>
          </table:table-cell>
          <table:table-cell office:value-type="float" office:value="13620" calcext:value-type="float">
            <text:p>13620</text:p>
          </table:table-cell>
          <table:table-cell office:value-type="float" office:value="14367.5" calcext:value-type="float">
            <text:p>14367.5</text:p>
          </table:table-cell>
          <table:table-cell office:value-type="float" office:value="9200" calcext:value-type="float">
            <text:p>9200</text:p>
          </table:table-cell>
          <table:table-cell office:value-type="float" office:value="6390" calcext:value-type="float">
            <text:p>6390</text:p>
          </table:table-cell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1532.5" calcext:value-type="float">
            <text:p>11532.5</text:p>
          </table:table-cell>
          <table:table-cell office:value-type="float" office:value="15510" calcext:value-type="float">
            <text:p>15510</text:p>
          </table:table-cell>
          <table:table-cell office:value-type="float" office:value="9825" calcext:value-type="float">
            <text:p>9825</text:p>
          </table:table-cell>
          <table:table-cell office:value-type="float" office:value="14005" calcext:value-type="float">
            <text:p>14005</text:p>
          </table:table-cell>
          <table:table-cell office:value-type="float" office:value="15252.5" calcext:value-type="float">
            <text:p>15252.5</text:p>
          </table:table-cell>
          <table:table-cell office:value-type="float" office:value="9335" calcext:value-type="float">
            <text:p>9335</text:p>
          </table:table-cell>
          <table:table-cell office:value-type="float" office:value="6845" calcext:value-type="float">
            <text:p>6845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11467.5" calcext:value-type="float">
            <text:p>11467.5</text:p>
          </table:table-cell>
          <table:table-cell office:value-type="float" office:value="15300" calcext:value-type="float">
            <text:p>15300</text:p>
          </table:table-cell>
          <table:table-cell office:value-type="float" office:value="9875" calcext:value-type="float">
            <text:p>9875</text:p>
          </table:table-cell>
          <table:table-cell office:value-type="float" office:value="13960" calcext:value-type="float">
            <text:p>13960</text:p>
          </table:table-cell>
          <table:table-cell office:value-type="float" office:value="15237.5" calcext:value-type="float">
            <text:p>15237.5</text:p>
          </table:table-cell>
          <table:table-cell office:value-type="float" office:value="9095" calcext:value-type="float">
            <text:p>9095</text:p>
          </table:table-cell>
          <table:table-cell office:value-type="float" office:value="6625" calcext:value-type="float">
            <text:p>6625</text:p>
          </table:table-cell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11532.5" calcext:value-type="float">
            <text:p>11532.5</text:p>
          </table:table-cell>
          <table:table-cell office:value-type="float" office:value="15285" calcext:value-type="float">
            <text:p>15285</text:p>
          </table:table-cell>
          <table:table-cell office:value-type="float" office:value="9935" calcext:value-type="float">
            <text:p>9935</text:p>
          </table:table-cell>
          <table:table-cell office:value-type="float" office:value="13815" calcext:value-type="float">
            <text:p>13815</text:p>
          </table:table-cell>
          <table:table-cell office:value-type="float" office:value="15152.5" calcext:value-type="float">
            <text:p>15152.5</text:p>
          </table:table-cell>
          <table:table-cell office:value-type="float" office:value="8975" calcext:value-type="float">
            <text:p>8975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float" office:value="32700" calcext:value-type="float">
            <text:p>32700</text:p>
          </table:table-cell>
          <table:table-cell office:value-type="float" office:value="11447.5" calcext:value-type="float">
            <text:p>11447.5</text:p>
          </table:table-cell>
          <table:table-cell office:value-type="float" office:value="14800" calcext:value-type="float">
            <text:p>14800</text:p>
          </table:table-cell>
          <table:table-cell office:value-type="float" office:value="9690" calcext:value-type="float">
            <text:p>9690</text:p>
          </table:table-cell>
          <table:table-cell office:value-type="float" office:value="13740" calcext:value-type="float">
            <text:p>13740</text:p>
          </table:table-cell>
          <table:table-cell office:value-type="float" office:value="14962.5" calcext:value-type="float">
            <text:p>14962.5</text:p>
          </table:table-cell>
          <table:table-cell office:value-type="float" office:value="8960" calcext:value-type="float">
            <text:p>8960</text:p>
          </table:table-cell>
          <table:table-cell office:value-type="float" office:value="6270" calcext:value-type="float">
            <text:p>6270</text:p>
          </table:table-cell>
        </table:table-row>
        <table:table-row table:style-name="ro1">
          <table:table-cell office:value-type="float" office:value="32800" calcext:value-type="float">
            <text:p>32800</text:p>
          </table:table-cell>
          <table:table-cell office:value-type="float" office:value="11412.5" calcext:value-type="float">
            <text:p>11412.5</text:p>
          </table:table-cell>
          <table:table-cell office:value-type="float" office:value="15020" calcext:value-type="float">
            <text:p>15020</text:p>
          </table:table-cell>
          <table:table-cell office:value-type="float" office:value="9405" calcext:value-type="float">
            <text:p>9405</text:p>
          </table:table-cell>
          <table:table-cell office:value-type="float" office:value="13575" calcext:value-type="float">
            <text:p>13575</text:p>
          </table:table-cell>
          <table:table-cell office:value-type="float" office:value="14912.5" calcext:value-type="float">
            <text:p>14912.5</text:p>
          </table:table-cell>
          <table:table-cell office:value-type="float" office:value="8880" calcext:value-type="float">
            <text:p>8880</text:p>
          </table:table-cell>
          <table:table-cell office:value-type="float" office:value="6135" calcext:value-type="float">
            <text:p>6135</text:p>
          </table:table-cell>
        </table:table-row>
        <table:table-row table:style-name="ro1">
          <table:table-cell office:value-type="float" office:value="32900" calcext:value-type="float">
            <text:p>32900</text:p>
          </table:table-cell>
          <table:table-cell office:value-type="float" office:value="11427.5" calcext:value-type="float">
            <text:p>11427.5</text:p>
          </table:table-cell>
          <table:table-cell office:value-type="float" office:value="15245" calcext:value-type="float">
            <text:p>15245</text:p>
          </table:table-cell>
          <table:table-cell office:value-type="float" office:value="9370" calcext:value-type="float">
            <text:p>9370</text:p>
          </table:table-cell>
          <table:table-cell office:value-type="float" office:value="13555" calcext:value-type="float">
            <text:p>13555</text:p>
          </table:table-cell>
          <table:table-cell office:value-type="float" office:value="14957.5" calcext:value-type="float">
            <text:p>14957.5</text:p>
          </table:table-cell>
          <table:table-cell office:value-type="float" office:value="8850" calcext:value-type="float">
            <text:p>8850</text:p>
          </table:table-cell>
          <table:table-cell office:value-type="float" office:value="6050" calcext:value-type="float">
            <text:p>6050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11592.5" calcext:value-type="float">
            <text:p>11592.5</text:p>
          </table:table-cell>
          <table:table-cell office:value-type="float" office:value="15320" calcext:value-type="float">
            <text:p>15320</text:p>
          </table:table-cell>
          <table:table-cell office:value-type="float" office:value="9420" calcext:value-type="float">
            <text:p>9420</text:p>
          </table:table-cell>
          <table:table-cell office:value-type="float" office:value="13995" calcext:value-type="float">
            <text:p>13995</text:p>
          </table:table-cell>
          <table:table-cell office:value-type="float" office:value="15567.5" calcext:value-type="float">
            <text:p>15567.5</text:p>
          </table:table-cell>
          <table:table-cell office:value-type="float" office:value="8825" calcext:value-type="float">
            <text:p>8825</text:p>
          </table:table-cell>
          <table:table-cell office:value-type="float" office:value="6305" calcext:value-type="float">
            <text:p>6305</text:p>
          </table:table-cell>
        </table:table-row>
        <table:table-row table:style-name="ro1">
          <table:table-cell office:value-type="float" office:value="33100" calcext:value-type="float">
            <text:p>33100</text:p>
          </table:table-cell>
          <table:table-cell office:value-type="float" office:value="11437.5" calcext:value-type="float">
            <text:p>11437.5</text:p>
          </table:table-cell>
          <table:table-cell office:value-type="float" office:value="15327.5" calcext:value-type="float">
            <text:p>15327.5</text:p>
          </table:table-cell>
          <table:table-cell office:value-type="float" office:value="9140" calcext:value-type="float">
            <text:p>9140</text:p>
          </table:table-cell>
          <table:table-cell office:value-type="float" office:value="13600" calcext:value-type="float">
            <text:p>13600</text:p>
          </table:table-cell>
          <table:table-cell office:value-type="float" office:value="15207.5" calcext:value-type="float">
            <text:p>15207.5</text:p>
          </table:table-cell>
          <table:table-cell office:value-type="float" office:value="8460" calcext:value-type="float">
            <text:p>8460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float" office:value="33200" calcext:value-type="float">
            <text:p>33200</text:p>
          </table:table-cell>
          <table:table-cell office:value-type="float" office:value="11367.5" calcext:value-type="float">
            <text:p>11367.5</text:p>
          </table:table-cell>
          <table:table-cell office:value-type="float" office:value="15307.5" calcext:value-type="float">
            <text:p>15307.5</text:p>
          </table:table-cell>
          <table:table-cell office:value-type="float" office:value="9085" calcext:value-type="float">
            <text:p>9085</text:p>
          </table:table-cell>
          <table:table-cell office:value-type="float" office:value="13882.5" calcext:value-type="float">
            <text:p>13882.5</text:p>
          </table:table-cell>
          <table:table-cell office:value-type="float" office:value="14867.5" calcext:value-type="float">
            <text:p>14867.5</text:p>
          </table:table-cell>
          <table:table-cell office:value-type="float" office:value="8480" calcext:value-type="float">
            <text:p>8480</text:p>
          </table:table-cell>
          <table:table-cell office:value-type="float" office:value="6095" calcext:value-type="float">
            <text:p>6095</text:p>
          </table:table-cell>
        </table:table-row>
        <table:table-row table:style-name="ro1">
          <table:table-cell office:value-type="float" office:value="33300" calcext:value-type="float">
            <text:p>33300</text:p>
          </table:table-cell>
          <table:table-cell office:value-type="float" office:value="11107.5" calcext:value-type="float">
            <text:p>11107.5</text:p>
          </table:table-cell>
          <table:table-cell office:value-type="float" office:value="15197.5" calcext:value-type="float">
            <text:p>15197.5</text:p>
          </table:table-cell>
          <table:table-cell office:value-type="float" office:value="8680" calcext:value-type="float">
            <text:p>8680</text:p>
          </table:table-cell>
          <table:table-cell office:value-type="float" office:value="13582.5" calcext:value-type="float">
            <text:p>13582.5</text:p>
          </table:table-cell>
          <table:table-cell office:value-type="float" office:value="15097.5" calcext:value-type="float">
            <text:p>15097.5</text:p>
          </table:table-cell>
          <table:table-cell office:value-type="float" office:value="8010" calcext:value-type="float">
            <text:p>8010</text:p>
          </table:table-cell>
          <table:table-cell office:value-type="float" office:value="5795" calcext:value-type="float">
            <text:p>5795</text:p>
          </table:table-cell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float" office:value="11602.5" calcext:value-type="float">
            <text:p>11602.5</text:p>
          </table:table-cell>
          <table:table-cell office:value-type="float" office:value="15322.5" calcext:value-type="float">
            <text:p>15322.5</text:p>
          </table:table-cell>
          <table:table-cell office:value-type="float" office:value="8230" calcext:value-type="float">
            <text:p>8230</text:p>
          </table:table-cell>
          <table:table-cell office:value-type="float" office:value="14387.5" calcext:value-type="float">
            <text:p>14387.5</text:p>
          </table:table-cell>
          <table:table-cell office:value-type="float" office:value="15627.5" calcext:value-type="float">
            <text:p>15627.5</text:p>
          </table:table-cell>
          <table:table-cell office:value-type="float" office:value="8790" calcext:value-type="float">
            <text:p>8790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10832.5" calcext:value-type="float">
            <text:p>10832.5</text:p>
          </table:table-cell>
          <table:table-cell office:value-type="float" office:value="15230" calcext:value-type="float">
            <text:p>15230</text:p>
          </table:table-cell>
          <table:table-cell office:value-type="float" office:value="7440" calcext:value-type="float">
            <text:p>7440</text:p>
          </table:table-cell>
          <table:table-cell office:value-type="float" office:value="14172.5" calcext:value-type="float">
            <text:p>14172.5</text:p>
          </table:table-cell>
          <table:table-cell office:value-type="float" office:value="15147.5" calcext:value-type="float">
            <text:p>15147.5</text:p>
          </table:table-cell>
          <table:table-cell office:value-type="float" office:value="8070" calcext:value-type="float">
            <text:p>8070</text:p>
          </table:table-cell>
          <table:table-cell office:value-type="float" office:value="6317.5" calcext:value-type="float">
            <text:p>6317.5</text:p>
          </table:table-cell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11002.5" calcext:value-type="float">
            <text:p>11002.5</text:p>
          </table:table-cell>
          <table:table-cell office:value-type="float" office:value="15205" calcext:value-type="float">
            <text:p>15205</text:p>
          </table:table-cell>
          <table:table-cell office:value-type="float" office:value="7445" calcext:value-type="float">
            <text:p>7445</text:p>
          </table:table-cell>
          <table:table-cell office:value-type="float" office:value="14527.5" calcext:value-type="float">
            <text:p>14527.5</text:p>
          </table:table-cell>
          <table:table-cell office:value-type="float" office:value="15372.5" calcext:value-type="float">
            <text:p>15372.5</text:p>
          </table:table-cell>
          <table:table-cell office:value-type="float" office:value="7685" calcext:value-type="float">
            <text:p>7685</text:p>
          </table:table-cell>
          <table:table-cell office:value-type="float" office:value="5782.5" calcext:value-type="float">
            <text:p>5782.5</text:p>
          </table:table-cell>
        </table:table-row>
        <table:table-row table:style-name="ro1">
          <table:table-cell office:value-type="float" office:value="33700" calcext:value-type="float">
            <text:p>33700</text:p>
          </table:table-cell>
          <table:table-cell office:value-type="float" office:value="10947.5" calcext:value-type="float">
            <text:p>10947.5</text:p>
          </table:table-cell>
          <table:table-cell office:value-type="float" office:value="15315" calcext:value-type="float">
            <text:p>15315</text:p>
          </table:table-cell>
          <table:table-cell office:value-type="float" office:value="7695" calcext:value-type="float">
            <text:p>7695</text:p>
          </table:table-cell>
          <table:table-cell office:value-type="float" office:value="14377.5" calcext:value-type="float">
            <text:p>14377.5</text:p>
          </table:table-cell>
          <table:table-cell office:value-type="float" office:value="15082.5" calcext:value-type="float">
            <text:p>15082.5</text:p>
          </table:table-cell>
          <table:table-cell office:value-type="float" office:value="7965" calcext:value-type="float">
            <text:p>7965</text:p>
          </table:table-cell>
          <table:table-cell office:value-type="float" office:value="5917.5" calcext:value-type="float">
            <text:p>5917.5</text:p>
          </table:table-cell>
        </table:table-row>
        <table:table-row table:style-name="ro1">
          <table:table-cell office:value-type="float" office:value="33800" calcext:value-type="float">
            <text:p>33800</text:p>
          </table:table-cell>
          <table:table-cell office:value-type="float" office:value="10467.5" calcext:value-type="float">
            <text:p>10467.5</text:p>
          </table:table-cell>
          <table:table-cell office:value-type="float" office:value="15335" calcext:value-type="float">
            <text:p>15335</text:p>
          </table:table-cell>
          <table:table-cell office:value-type="float" office:value="7405" calcext:value-type="float">
            <text:p>7405</text:p>
          </table:table-cell>
          <table:table-cell office:value-type="float" office:value="14207.5" calcext:value-type="float">
            <text:p>14207.5</text:p>
          </table:table-cell>
          <table:table-cell office:value-type="float" office:value="14822.5" calcext:value-type="float">
            <text:p>14822.5</text:p>
          </table:table-cell>
          <table:table-cell office:value-type="float" office:value="7550" calcext:value-type="float">
            <text:p>7550</text:p>
          </table:table-cell>
          <table:table-cell office:value-type="float" office:value="6192.5" calcext:value-type="float">
            <text:p>6192.5</text:p>
          </table:table-cell>
        </table:table-row>
        <table:table-row table:style-name="ro1">
          <table:table-cell office:value-type="float" office:value="33900" calcext:value-type="float">
            <text:p>33900</text:p>
          </table:table-cell>
          <table:table-cell office:value-type="float" office:value="10542.5" calcext:value-type="float">
            <text:p>10542.5</text:p>
          </table:table-cell>
          <table:table-cell office:value-type="float" office:value="14775" calcext:value-type="float">
            <text:p>14775</text:p>
          </table:table-cell>
          <table:table-cell office:value-type="float" office:value="7385" calcext:value-type="float">
            <text:p>7385</text:p>
          </table:table-cell>
          <table:table-cell office:value-type="float" office:value="14127.5" calcext:value-type="float">
            <text:p>14127.5</text:p>
          </table:table-cell>
          <table:table-cell office:value-type="float" office:value="14467.5" calcext:value-type="float">
            <text:p>14467.5</text:p>
          </table:table-cell>
          <table:table-cell office:value-type="float" office:value="7060" calcext:value-type="float">
            <text:p>7060</text:p>
          </table:table-cell>
          <table:table-cell office:value-type="float" office:value="5967.5" calcext:value-type="float">
            <text:p>5967.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10502.5" calcext:value-type="float">
            <text:p>10502.5</text:p>
          </table:table-cell>
          <table:table-cell office:value-type="float" office:value="14885" calcext:value-type="float">
            <text:p>14885</text:p>
          </table:table-cell>
          <table:table-cell office:value-type="float" office:value="7345" calcext:value-type="float">
            <text:p>7345</text:p>
          </table:table-cell>
          <table:table-cell office:value-type="float" office:value="14097.5" calcext:value-type="float">
            <text:p>14097.5</text:p>
          </table:table-cell>
          <table:table-cell office:value-type="float" office:value="14477.5" calcext:value-type="float">
            <text:p>14477.5</text:p>
          </table:table-cell>
          <table:table-cell office:value-type="float" office:value="7105" calcext:value-type="float">
            <text:p>7105</text:p>
          </table:table-cell>
          <table:table-cell office:value-type="float" office:value="5807.5" calcext:value-type="float">
            <text:p>5807.5</text:p>
          </table:table-cell>
        </table:table-row>
        <table:table-row table:style-name="ro1">
          <table:table-cell office:value-type="float" office:value="34100" calcext:value-type="float">
            <text:p>34100</text:p>
          </table:table-cell>
          <table:table-cell office:value-type="float" office:value="11317.5" calcext:value-type="float">
            <text:p>11317.5</text:p>
          </table:table-cell>
          <table:table-cell office:value-type="float" office:value="15580" calcext:value-type="float">
            <text:p>15580</text:p>
          </table:table-cell>
          <table:table-cell office:value-type="float" office:value="7565" calcext:value-type="float">
            <text:p>7565</text:p>
          </table:table-cell>
          <table:table-cell office:value-type="float" office:value="14722.5" calcext:value-type="float">
            <text:p>14722.5</text:p>
          </table:table-cell>
          <table:table-cell office:value-type="float" office:value="15132.5" calcext:value-type="float">
            <text:p>15132.5</text:p>
          </table:table-cell>
          <table:table-cell office:value-type="float" office:value="7560" calcext:value-type="float">
            <text:p>7560</text:p>
          </table:table-cell>
          <table:table-cell office:value-type="float" office:value="6177.5" calcext:value-type="float">
            <text:p>6177.5</text:p>
          </table:table-cell>
        </table:table-row>
        <table:table-row table:style-name="ro1">
          <table:table-cell office:value-type="float" office:value="34200" calcext:value-type="float">
            <text:p>34200</text:p>
          </table:table-cell>
          <table:table-cell office:value-type="float" office:value="11237.5" calcext:value-type="float">
            <text:p>11237.5</text:p>
          </table:table-cell>
          <table:table-cell office:value-type="float" office:value="15770" calcext:value-type="float">
            <text:p>15770</text:p>
          </table:table-cell>
          <table:table-cell office:value-type="float" office:value="7445" calcext:value-type="float">
            <text:p>7445</text:p>
          </table:table-cell>
          <table:table-cell office:value-type="float" office:value="14902.5" calcext:value-type="float">
            <text:p>14902.5</text:p>
          </table:table-cell>
          <table:table-cell office:value-type="float" office:value="15232.5" calcext:value-type="float">
            <text:p>15232.5</text:p>
          </table:table-cell>
          <table:table-cell office:value-type="float" office:value="7685" calcext:value-type="float">
            <text:p>7685</text:p>
          </table:table-cell>
          <table:table-cell office:value-type="float" office:value="6297.5" calcext:value-type="float">
            <text:p>6297.5</text:p>
          </table:table-cell>
        </table:table-row>
        <table:table-row table:style-name="ro1">
          <table:table-cell office:value-type="float" office:value="34300" calcext:value-type="float">
            <text:p>34300</text:p>
          </table:table-cell>
          <table:table-cell office:value-type="float" office:value="11317.5" calcext:value-type="float">
            <text:p>11317.5</text:p>
          </table:table-cell>
          <table:table-cell office:value-type="float" office:value="15675" calcext:value-type="float">
            <text:p>15675</text:p>
          </table:table-cell>
          <table:table-cell office:value-type="float" office:value="7340" calcext:value-type="float">
            <text:p>7340</text:p>
          </table:table-cell>
          <table:table-cell office:value-type="float" office:value="14827.5" calcext:value-type="float">
            <text:p>14827.5</text:p>
          </table:table-cell>
          <table:table-cell office:value-type="float" office:value="15327.5" calcext:value-type="float">
            <text:p>15327.5</text:p>
          </table:table-cell>
          <table:table-cell office:value-type="float" office:value="7715" calcext:value-type="float">
            <text:p>7715</text:p>
          </table:table-cell>
          <table:table-cell office:value-type="float" office:value="6307.5" calcext:value-type="float">
            <text:p>6307.5</text:p>
          </table:table-cell>
        </table:table-row>
        <table:table-row table:style-name="ro1">
          <table:table-cell office:value-type="float" office:value="34400" calcext:value-type="float">
            <text:p>34400</text:p>
          </table:table-cell>
          <table:table-cell office:value-type="float" office:value="10997.5" calcext:value-type="float">
            <text:p>10997.5</text:p>
          </table:table-cell>
          <table:table-cell office:value-type="float" office:value="15930" calcext:value-type="float">
            <text:p>15930</text:p>
          </table:table-cell>
          <table:table-cell office:value-type="float" office:value="7335" calcext:value-type="float">
            <text:p>7335</text:p>
          </table:table-cell>
          <table:table-cell office:value-type="float" office:value="14432.5" calcext:value-type="float">
            <text:p>14432.5</text:p>
          </table:table-cell>
          <table:table-cell office:value-type="float" office:value="15187.5" calcext:value-type="float">
            <text:p>15187.5</text:p>
          </table:table-cell>
          <table:table-cell office:value-type="float" office:value="7730" calcext:value-type="float">
            <text:p>7730</text:p>
          </table:table-cell>
          <table:table-cell office:value-type="float" office:value="5962.5" calcext:value-type="float">
            <text:p>5962.5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11017.5" calcext:value-type="float">
            <text:p>11017.5</text:p>
          </table:table-cell>
          <table:table-cell office:value-type="float" office:value="15875" calcext:value-type="float">
            <text:p>15875</text:p>
          </table:table-cell>
          <table:table-cell office:value-type="float" office:value="7115" calcext:value-type="float">
            <text:p>7115</text:p>
          </table:table-cell>
          <table:table-cell office:value-type="float" office:value="14352.5" calcext:value-type="float">
            <text:p>14352.5</text:p>
          </table:table-cell>
          <table:table-cell office:value-type="float" office:value="14982.5" calcext:value-type="float">
            <text:p>14982.5</text:p>
          </table:table-cell>
          <table:table-cell office:value-type="float" office:value="7855" calcext:value-type="float">
            <text:p>7855</text:p>
          </table:table-cell>
          <table:table-cell office:value-type="float" office:value="5977.5" calcext:value-type="float">
            <text:p>5977.5</text:p>
          </table:table-cell>
        </table:table-row>
        <table:table-row table:style-name="ro1">
          <table:table-cell office:value-type="float" office:value="34600" calcext:value-type="float">
            <text:p>34600</text:p>
          </table:table-cell>
          <table:table-cell office:value-type="float" office:value="11432.5" calcext:value-type="float">
            <text:p>11432.5</text:p>
          </table:table-cell>
          <table:table-cell office:value-type="float" office:value="15645" calcext:value-type="float">
            <text:p>15645</text:p>
          </table:table-cell>
          <table:table-cell office:value-type="float" office:value="7090" calcext:value-type="float">
            <text:p>7090</text:p>
          </table:table-cell>
          <table:table-cell office:value-type="float" office:value="15312.5" calcext:value-type="float">
            <text:p>15312.5</text:p>
          </table:table-cell>
          <table:table-cell office:value-type="float" office:value="15202.5" calcext:value-type="float">
            <text:p>15202.5</text:p>
          </table:table-cell>
          <table:table-cell office:value-type="float" office:value="7930" calcext:value-type="float">
            <text:p>7930</text:p>
          </table:table-cell>
          <table:table-cell office:value-type="float" office:value="6247.5" calcext:value-type="float">
            <text:p>6247.5</text:p>
          </table:table-cell>
        </table:table-row>
        <table:table-row table:style-name="ro1">
          <table:table-cell office:value-type="float" office:value="34700" calcext:value-type="float">
            <text:p>34700</text:p>
          </table:table-cell>
          <table:table-cell office:value-type="float" office:value="11392.5" calcext:value-type="float">
            <text:p>11392.5</text:p>
          </table:table-cell>
          <table:table-cell office:value-type="float" office:value="15595" calcext:value-type="float">
            <text:p>15595</text:p>
          </table:table-cell>
          <table:table-cell office:value-type="float" office:value="7280" calcext:value-type="float">
            <text:p>7280</text:p>
          </table:table-cell>
          <table:table-cell office:value-type="float" office:value="15047.5" calcext:value-type="float">
            <text:p>15047.5</text:p>
          </table:table-cell>
          <table:table-cell office:value-type="float" office:value="15177.5" calcext:value-type="float">
            <text:p>15177.5</text:p>
          </table:table-cell>
          <table:table-cell office:value-type="float" office:value="7940" calcext:value-type="float">
            <text:p>7940</text:p>
          </table:table-cell>
          <table:table-cell office:value-type="float" office:value="6232.5" calcext:value-type="float">
            <text:p>6232.5</text:p>
          </table:table-cell>
        </table:table-row>
        <table:table-row table:style-name="ro1">
          <table:table-cell office:value-type="float" office:value="34800" calcext:value-type="float">
            <text:p>34800</text:p>
          </table:table-cell>
          <table:table-cell office:value-type="float" office:value="11377.5" calcext:value-type="float">
            <text:p>11377.5</text:p>
          </table:table-cell>
          <table:table-cell office:value-type="float" office:value="15330" calcext:value-type="float">
            <text:p>15330</text:p>
          </table:table-cell>
          <table:table-cell office:value-type="float" office:value="7465" calcext:value-type="float">
            <text:p>7465</text:p>
          </table:table-cell>
          <table:table-cell office:value-type="float" office:value="14787.5" calcext:value-type="float">
            <text:p>14787.5</text:p>
          </table:table-cell>
          <table:table-cell office:value-type="float" office:value="15177.5" calcext:value-type="float">
            <text:p>15177.5</text:p>
          </table:table-cell>
          <table:table-cell office:value-type="float" office:value="7775" calcext:value-type="float">
            <text:p>7775</text:p>
          </table:table-cell>
          <table:table-cell office:value-type="float" office:value="6052.5" calcext:value-type="float">
            <text:p>6052.5</text:p>
          </table:table-cell>
        </table:table-row>
        <table:table-row table:style-name="ro1">
          <table:table-cell office:value-type="float" office:value="34900" calcext:value-type="float">
            <text:p>34900</text:p>
          </table:table-cell>
          <table:table-cell office:value-type="float" office:value="11487.5" calcext:value-type="float">
            <text:p>11487.5</text:p>
          </table:table-cell>
          <table:table-cell office:value-type="float" office:value="15585" calcext:value-type="float">
            <text:p>15585</text:p>
          </table:table-cell>
          <table:table-cell office:value-type="float" office:value="7460" calcext:value-type="float">
            <text:p>7460</text:p>
          </table:table-cell>
          <table:table-cell office:value-type="float" office:value="14807.5" calcext:value-type="float">
            <text:p>14807.5</text:p>
          </table:table-cell>
          <table:table-cell office:value-type="float" office:value="15187.5" calcext:value-type="float">
            <text:p>15187.5</text:p>
          </table:table-cell>
          <table:table-cell office:value-type="float" office:value="7675" calcext:value-type="float">
            <text:p>7675</text:p>
          </table:table-cell>
          <table:table-cell office:value-type="float" office:value="5997.5" calcext:value-type="float">
            <text:p>5997.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1547.5" calcext:value-type="float">
            <text:p>11547.5</text:p>
          </table:table-cell>
          <table:table-cell office:value-type="float" office:value="15410" calcext:value-type="float">
            <text:p>15410</text:p>
          </table:table-cell>
          <table:table-cell office:value-type="float" office:value="7585" calcext:value-type="float">
            <text:p>7585</text:p>
          </table:table-cell>
          <table:table-cell office:value-type="float" office:value="14887.5" calcext:value-type="float">
            <text:p>14887.5</text:p>
          </table:table-cell>
          <table:table-cell office:value-type="float" office:value="14977.5" calcext:value-type="float">
            <text:p>14977.5</text:p>
          </table:table-cell>
          <table:table-cell office:value-type="float" office:value="7790" calcext:value-type="float">
            <text:p>7790</text:p>
          </table:table-cell>
          <table:table-cell office:value-type="float" office:value="5962.5" calcext:value-type="float">
            <text:p>5962.5</text:p>
          </table:table-cell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11407.5" calcext:value-type="float">
            <text:p>11407.5</text:p>
          </table:table-cell>
          <table:table-cell office:value-type="float" office:value="15305" calcext:value-type="float">
            <text:p>15305</text:p>
          </table:table-cell>
          <table:table-cell office:value-type="float" office:value="7600" calcext:value-type="float">
            <text:p>7600</text:p>
          </table:table-cell>
          <table:table-cell office:value-type="float" office:value="14512.5" calcext:value-type="float">
            <text:p>14512.5</text:p>
          </table:table-cell>
          <table:table-cell office:value-type="float" office:value="15122.5" calcext:value-type="float">
            <text:p>15122.5</text:p>
          </table:table-cell>
          <table:table-cell office:value-type="float" office:value="7855" calcext:value-type="float">
            <text:p>7855</text:p>
          </table:table-cell>
          <table:table-cell office:value-type="float" office:value="6072.5" calcext:value-type="float">
            <text:p>6072.5</text:p>
          </table:table-cell>
        </table:table-row>
        <table:table-row table:style-name="ro1">
          <table:table-cell office:value-type="float" office:value="35200" calcext:value-type="float">
            <text:p>35200</text:p>
          </table:table-cell>
          <table:table-cell office:value-type="float" office:value="10850" calcext:value-type="float">
            <text:p>10850</text:p>
          </table:table-cell>
          <table:table-cell office:value-type="float" office:value="15140" calcext:value-type="float">
            <text:p>15140</text:p>
          </table:table-cell>
          <table:table-cell office:value-type="float" office:value="7275" calcext:value-type="float">
            <text:p>7275</text:p>
          </table:table-cell>
          <table:table-cell office:value-type="float" office:value="13897.5" calcext:value-type="float">
            <text:p>13897.5</text:p>
          </table:table-cell>
          <table:table-cell office:value-type="float" office:value="14482.5" calcext:value-type="float">
            <text:p>14482.5</text:p>
          </table:table-cell>
          <table:table-cell office:value-type="float" office:value="7597.5" calcext:value-type="float">
            <text:p>7597.5</text:p>
          </table:table-cell>
          <table:table-cell office:value-type="float" office:value="5762.5" calcext:value-type="float">
            <text:p>5762.5</text:p>
          </table:table-cell>
        </table:table-row>
        <table:table-row table:style-name="ro1">
          <table:table-cell office:value-type="float" office:value="35300" calcext:value-type="float">
            <text:p>35300</text:p>
          </table:table-cell>
          <table:table-cell office:value-type="float" office:value="11090" calcext:value-type="float">
            <text:p>11090</text:p>
          </table:table-cell>
          <table:table-cell office:value-type="float" office:value="15065" calcext:value-type="float">
            <text:p>15065</text:p>
          </table:table-cell>
          <table:table-cell office:value-type="float" office:value="7195" calcext:value-type="float">
            <text:p>7195</text:p>
          </table:table-cell>
          <table:table-cell office:value-type="float" office:value="13752.5" calcext:value-type="float">
            <text:p>13752.5</text:p>
          </table:table-cell>
          <table:table-cell office:value-type="float" office:value="14572.5" calcext:value-type="float">
            <text:p>14572.5</text:p>
          </table:table-cell>
          <table:table-cell office:value-type="float" office:value="7707.5" calcext:value-type="float">
            <text:p>7707.5</text:p>
          </table:table-cell>
          <table:table-cell office:value-type="float" office:value="5817.5" calcext:value-type="float">
            <text:p>5817.5</text:p>
          </table:table-cell>
        </table:table-row>
        <table:table-row table:style-name="ro1">
          <table:table-cell office:value-type="float" office:value="35400" calcext:value-type="float">
            <text:p>35400</text:p>
          </table:table-cell>
          <table:table-cell office:value-type="float" office:value="11385" calcext:value-type="float">
            <text:p>11385</text:p>
          </table:table-cell>
          <table:table-cell office:value-type="float" office:value="15075" calcext:value-type="float">
            <text:p>15075</text:p>
          </table:table-cell>
          <table:table-cell office:value-type="float" office:value="7260" calcext:value-type="float">
            <text:p>7260</text:p>
          </table:table-cell>
          <table:table-cell office:value-type="float" office:value="13782.5" calcext:value-type="float">
            <text:p>13782.5</text:p>
          </table:table-cell>
          <table:table-cell office:value-type="float" office:value="14742.5" calcext:value-type="float">
            <text:p>14742.5</text:p>
          </table:table-cell>
          <table:table-cell office:value-type="float" office:value="7667.5" calcext:value-type="float">
            <text:p>7667.5</text:p>
          </table:table-cell>
          <table:table-cell office:value-type="float" office:value="5957.5" calcext:value-type="float">
            <text:p>5957.5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11575" calcext:value-type="float">
            <text:p>11575</text:p>
          </table:table-cell>
          <table:table-cell office:value-type="float" office:value="15177.5" calcext:value-type="float">
            <text:p>15177.5</text:p>
          </table:table-cell>
          <table:table-cell office:value-type="float" office:value="7060" calcext:value-type="float">
            <text:p>7060</text:p>
          </table:table-cell>
          <table:table-cell office:value-type="float" office:value="13732.5" calcext:value-type="float">
            <text:p>13732.5</text:p>
          </table:table-cell>
          <table:table-cell office:value-type="float" office:value="14762.5" calcext:value-type="float">
            <text:p>14762.5</text:p>
          </table:table-cell>
          <table:table-cell office:value-type="float" office:value="7577.5" calcext:value-type="float">
            <text:p>7577.5</text:p>
          </table:table-cell>
          <table:table-cell office:value-type="float" office:value="5932.5" calcext:value-type="float">
            <text:p>5932.5</text:p>
          </table:table-cell>
        </table:table-row>
        <table:table-row table:style-name="ro1">
          <table:table-cell office:value-type="float" office:value="35600" calcext:value-type="float">
            <text:p>35600</text:p>
          </table:table-cell>
          <table:table-cell office:value-type="float" office:value="11545" calcext:value-type="float">
            <text:p>11545</text:p>
          </table:table-cell>
          <table:table-cell office:value-type="float" office:value="15112.5" calcext:value-type="float">
            <text:p>15112.5</text:p>
          </table:table-cell>
          <table:table-cell office:value-type="float" office:value="6935" calcext:value-type="float">
            <text:p>6935</text:p>
          </table:table-cell>
          <table:table-cell office:value-type="float" office:value="13772.5" calcext:value-type="float">
            <text:p>13772.5</text:p>
          </table:table-cell>
          <table:table-cell office:value-type="float" office:value="14772.5" calcext:value-type="float">
            <text:p>14772.5</text:p>
          </table:table-cell>
          <table:table-cell office:value-type="float" office:value="7597.5" calcext:value-type="float">
            <text:p>7597.5</text:p>
          </table:table-cell>
          <table:table-cell office:value-type="float" office:value="6017.5" calcext:value-type="float">
            <text:p>6017.5</text:p>
          </table:table-cell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float" office:value="11430" calcext:value-type="float">
            <text:p>11430</text:p>
          </table:table-cell>
          <table:table-cell office:value-type="float" office:value="15042.5" calcext:value-type="float">
            <text:p>15042.5</text:p>
          </table:table-cell>
          <table:table-cell office:value-type="float" office:value="6810" calcext:value-type="float">
            <text:p>6810</text:p>
          </table:table-cell>
          <table:table-cell office:value-type="float" office:value="13752.5" calcext:value-type="float">
            <text:p>13752.5</text:p>
          </table:table-cell>
          <table:table-cell office:value-type="float" office:value="14512.5" calcext:value-type="float">
            <text:p>14512.5</text:p>
          </table:table-cell>
          <table:table-cell office:value-type="float" office:value="7522.5" calcext:value-type="float">
            <text:p>7522.5</text:p>
          </table:table-cell>
          <table:table-cell office:value-type="float" office:value="5812.5" calcext:value-type="float">
            <text:p>5812.5</text:p>
          </table:table-cell>
        </table:table-row>
        <table:table-row table:style-name="ro1">
          <table:table-cell office:value-type="float" office:value="35800" calcext:value-type="float">
            <text:p>35800</text:p>
          </table:table-cell>
          <table:table-cell office:value-type="float" office:value="11210" calcext:value-type="float">
            <text:p>11210</text:p>
          </table:table-cell>
          <table:table-cell office:value-type="float" office:value="14802.5" calcext:value-type="float">
            <text:p>14802.5</text:p>
          </table:table-cell>
          <table:table-cell office:value-type="float" office:value="6620" calcext:value-type="float">
            <text:p>6620</text:p>
          </table:table-cell>
          <table:table-cell office:value-type="float" office:value="13532.5" calcext:value-type="float">
            <text:p>13532.5</text:p>
          </table:table-cell>
          <table:table-cell office:value-type="float" office:value="14307.5" calcext:value-type="float">
            <text:p>14307.5</text:p>
          </table:table-cell>
          <table:table-cell office:value-type="float" office:value="7712.5" calcext:value-type="float">
            <text:p>7712.5</text:p>
          </table:table-cell>
          <table:table-cell office:value-type="float" office:value="5887.5" calcext:value-type="float">
            <text:p>5887.5</text:p>
          </table:table-cell>
        </table:table-row>
        <table:table-row table:style-name="ro1">
          <table:table-cell office:value-type="float" office:value="35900" calcext:value-type="float">
            <text:p>35900</text:p>
          </table:table-cell>
          <table:table-cell office:value-type="float" office:value="11357.5" calcext:value-type="float">
            <text:p>11357.5</text:p>
          </table:table-cell>
          <table:table-cell office:value-type="float" office:value="14975" calcext:value-type="float">
            <text:p>14975</text:p>
          </table:table-cell>
          <table:table-cell office:value-type="float" office:value="6877.5" calcext:value-type="float">
            <text:p>6877.5</text:p>
          </table:table-cell>
          <table:table-cell office:value-type="float" office:value="13470" calcext:value-type="float">
            <text:p>13470</text:p>
          </table:table-cell>
          <table:table-cell office:value-type="float" office:value="14040" calcext:value-type="float">
            <text:p>14040</text:p>
          </table:table-cell>
          <table:table-cell office:value-type="float" office:value="7930" calcext:value-type="float">
            <text:p>7930</text:p>
          </table:table-cell>
          <table:table-cell office:value-type="float" office:value="5865" calcext:value-type="float">
            <text:p>586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1362.5" calcext:value-type="float">
            <text:p>11362.5</text:p>
          </table:table-cell>
          <table:table-cell office:value-type="float" office:value="14915" calcext:value-type="float">
            <text:p>14915</text:p>
          </table:table-cell>
          <table:table-cell office:value-type="float" office:value="6862.5" calcext:value-type="float">
            <text:p>6862.5</text:p>
          </table:table-cell>
          <table:table-cell office:value-type="float" office:value="13320" calcext:value-type="float">
            <text:p>13320</text:p>
          </table:table-cell>
          <table:table-cell office:value-type="float" office:value="14155" calcext:value-type="float">
            <text:p>14155</text:p>
          </table:table-cell>
          <table:table-cell office:value-type="float" office:value="7760" calcext:value-type="float">
            <text:p>7760</text:p>
          </table:table-cell>
          <table:table-cell office:value-type="float" office:value="5830" calcext:value-type="float">
            <text:p>5830</text:p>
          </table:table-cell>
        </table:table-row>
        <table:table-row table:style-name="ro1">
          <table:table-cell office:value-type="float" office:value="36100" calcext:value-type="float">
            <text:p>36100</text:p>
          </table:table-cell>
          <table:table-cell office:value-type="float" office:value="11387.5" calcext:value-type="float">
            <text:p>11387.5</text:p>
          </table:table-cell>
          <table:table-cell office:value-type="float" office:value="14805" calcext:value-type="float">
            <text:p>14805</text:p>
          </table:table-cell>
          <table:table-cell office:value-type="float" office:value="6922.5" calcext:value-type="float">
            <text:p>6922.5</text:p>
          </table:table-cell>
          <table:table-cell office:value-type="float" office:value="13405" calcext:value-type="float">
            <text:p>13405</text:p>
          </table:table-cell>
          <table:table-cell office:value-type="float" office:value="14280" calcext:value-type="float">
            <text:p>14280</text:p>
          </table:table-cell>
          <table:table-cell office:value-type="float" office:value="7785" calcext:value-type="float">
            <text:p>7785</text:p>
          </table:table-cell>
          <table:table-cell office:value-type="float" office:value="5795" calcext:value-type="float">
            <text:p>5795</text:p>
          </table:table-cell>
        </table:table-row>
        <table:table-row table:style-name="ro1">
          <table:table-cell office:value-type="float" office:value="36200" calcext:value-type="float">
            <text:p>36200</text:p>
          </table:table-cell>
          <table:table-cell office:value-type="float" office:value="11202.5" calcext:value-type="float">
            <text:p>11202.5</text:p>
          </table:table-cell>
          <table:table-cell office:value-type="float" office:value="15105" calcext:value-type="float">
            <text:p>15105</text:p>
          </table:table-cell>
          <table:table-cell office:value-type="float" office:value="7102.5" calcext:value-type="float">
            <text:p>7102.5</text:p>
          </table:table-cell>
          <table:table-cell office:value-type="float" office:value="13415" calcext:value-type="float">
            <text:p>13415</text:p>
          </table:table-cell>
          <table:table-cell office:value-type="float" office:value="13875" calcext:value-type="float">
            <text:p>13875</text:p>
          </table:table-cell>
          <table:table-cell office:value-type="float" office:value="7735" calcext:value-type="float">
            <text:p>7735</text:p>
          </table:table-cell>
          <table:table-cell office:value-type="float" office:value="6050" calcext:value-type="float">
            <text:p>6050</text:p>
          </table:table-cell>
        </table:table-row>
        <table:table-row table:style-name="ro1">
          <table:table-cell office:value-type="float" office:value="36300" calcext:value-type="float">
            <text:p>36300</text:p>
          </table:table-cell>
          <table:table-cell office:value-type="float" office:value="11217.5" calcext:value-type="float">
            <text:p>11217.5</text:p>
          </table:table-cell>
          <table:table-cell office:value-type="float" office:value="15330" calcext:value-type="float">
            <text:p>15330</text:p>
          </table:table-cell>
          <table:table-cell office:value-type="float" office:value="7352.5" calcext:value-type="float">
            <text:p>7352.5</text:p>
          </table:table-cell>
          <table:table-cell office:value-type="float" office:value="13265" calcext:value-type="float">
            <text:p>13265</text:p>
          </table:table-cell>
          <table:table-cell office:value-type="float" office:value="13580" calcext:value-type="float">
            <text:p>13580</text:p>
          </table:table-cell>
          <table:table-cell office:value-type="float" office:value="7820" calcext:value-type="float">
            <text:p>7820</text:p>
          </table:table-cell>
          <table:table-cell office:value-type="float" office:value="6280" calcext:value-type="float">
            <text:p>6280</text:p>
          </table:table-cell>
        </table:table-row>
        <table:table-row table:style-name="ro1">
          <table:table-cell office:value-type="float" office:value="36400" calcext:value-type="float">
            <text:p>36400</text:p>
          </table:table-cell>
          <table:table-cell office:value-type="float" office:value="11197.5" calcext:value-type="float">
            <text:p>11197.5</text:p>
          </table:table-cell>
          <table:table-cell office:value-type="float" office:value="15305" calcext:value-type="float">
            <text:p>15305</text:p>
          </table:table-cell>
          <table:table-cell office:value-type="float" office:value="7327.5" calcext:value-type="float">
            <text:p>7327.5</text:p>
          </table:table-cell>
          <table:table-cell office:value-type="float" office:value="13520" calcext:value-type="float">
            <text:p>13520</text:p>
          </table:table-cell>
          <table:table-cell office:value-type="float" office:value="13615" calcext:value-type="float">
            <text:p>13615</text:p>
          </table:table-cell>
          <table:table-cell office:value-type="float" office:value="7987.5" calcext:value-type="float">
            <text:p>7987.5</text:p>
          </table:table-cell>
          <table:table-cell office:value-type="float" office:value="6722.5" calcext:value-type="float">
            <text:p>6722.5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11407.5" calcext:value-type="float">
            <text:p>11407.5</text:p>
          </table:table-cell>
          <table:table-cell office:value-type="float" office:value="15135" calcext:value-type="float">
            <text:p>15135</text:p>
          </table:table-cell>
          <table:table-cell office:value-type="float" office:value="7297.5" calcext:value-type="float">
            <text:p>7297.5</text:p>
          </table:table-cell>
          <table:table-cell office:value-type="float" office:value="13400" calcext:value-type="float">
            <text:p>13400</text:p>
          </table:table-cell>
          <table:table-cell office:value-type="float" office:value="13380" calcext:value-type="float">
            <text:p>13380</text:p>
          </table:table-cell>
          <table:table-cell office:value-type="float" office:value="8112.5" calcext:value-type="float">
            <text:p>8112.5</text:p>
          </table:table-cell>
          <table:table-cell office:value-type="float" office:value="6657.5" calcext:value-type="float">
            <text:p>6657.5</text:p>
          </table:table-cell>
        </table:table-row>
        <table:table-row table:style-name="ro1">
          <table:table-cell office:value-type="float" office:value="36600" calcext:value-type="float">
            <text:p>36600</text:p>
          </table:table-cell>
          <table:table-cell office:value-type="float" office:value="11857.5" calcext:value-type="float">
            <text:p>11857.5</text:p>
          </table:table-cell>
          <table:table-cell office:value-type="float" office:value="14955" calcext:value-type="float">
            <text:p>14955</text:p>
          </table:table-cell>
          <table:table-cell office:value-type="float" office:value="7405" calcext:value-type="float">
            <text:p>7405</text:p>
          </table:table-cell>
          <table:table-cell office:value-type="float" office:value="15025" calcext:value-type="float">
            <text:p>15025</text:p>
          </table:table-cell>
          <table:table-cell office:value-type="float" office:value="12595" calcext:value-type="float">
            <text:p>12595</text:p>
          </table:table-cell>
          <table:table-cell office:value-type="float" office:value="7552.5" calcext:value-type="float">
            <text:p>7552.5</text:p>
          </table:table-cell>
          <table:table-cell office:value-type="float" office:value="6007.5" calcext:value-type="float">
            <text:p>6007.5</text:p>
          </table:table-cell>
        </table:table-row>
        <table:table-row table:style-name="ro1">
          <table:table-cell office:value-type="float" office:value="36700" calcext:value-type="float">
            <text:p>36700</text:p>
          </table:table-cell>
          <table:table-cell office:value-type="float" office:value="11652.5" calcext:value-type="float">
            <text:p>11652.5</text:p>
          </table:table-cell>
          <table:table-cell office:value-type="float" office:value="14735" calcext:value-type="float">
            <text:p>14735</text:p>
          </table:table-cell>
          <table:table-cell office:value-type="float" office:value="7225" calcext:value-type="float">
            <text:p>7225</text:p>
          </table:table-cell>
          <table:table-cell office:value-type="float" office:value="14875" calcext:value-type="float">
            <text:p>14875</text:p>
          </table:table-cell>
          <table:table-cell office:value-type="float" office:value="12385" calcext:value-type="float">
            <text:p>12385</text:p>
          </table:table-cell>
          <table:table-cell office:value-type="float" office:value="7552.5" calcext:value-type="float">
            <text:p>7552.5</text:p>
          </table:table-cell>
          <table:table-cell office:value-type="float" office:value="5787.5" calcext:value-type="float">
            <text:p>5787.5</text:p>
          </table:table-cell>
        </table:table-row>
        <table:table-row table:style-name="ro1">
          <table:table-cell office:value-type="float" office:value="36800" calcext:value-type="float">
            <text:p>36800</text:p>
          </table:table-cell>
          <table:table-cell office:value-type="float" office:value="11242.5" calcext:value-type="float">
            <text:p>11242.5</text:p>
          </table:table-cell>
          <table:table-cell office:value-type="float" office:value="14835" calcext:value-type="float">
            <text:p>14835</text:p>
          </table:table-cell>
          <table:table-cell office:value-type="float" office:value="6755" calcext:value-type="float">
            <text:p>6755</text:p>
          </table:table-cell>
          <table:table-cell office:value-type="float" office:value="14585" calcext:value-type="float">
            <text:p>14585</text:p>
          </table:table-cell>
          <table:table-cell office:value-type="float" office:value="11880" calcext:value-type="float">
            <text:p>11880</text:p>
          </table:table-cell>
          <table:table-cell office:value-type="float" office:value="7022.5" calcext:value-type="float">
            <text:p>7022.5</text:p>
          </table:table-cell>
          <table:table-cell office:value-type="float" office:value="5892.5" calcext:value-type="float">
            <text:p>5892.5</text:p>
          </table:table-cell>
        </table:table-row>
        <table:table-row table:style-name="ro1">
          <table:table-cell office:value-type="float" office:value="36900" calcext:value-type="float">
            <text:p>36900</text:p>
          </table:table-cell>
          <table:table-cell office:value-type="float" office:value="11087.5" calcext:value-type="float">
            <text:p>11087.5</text:p>
          </table:table-cell>
          <table:table-cell office:value-type="float" office:value="14905" calcext:value-type="float">
            <text:p>14905</text:p>
          </table:table-cell>
          <table:table-cell office:value-type="float" office:value="6890" calcext:value-type="float">
            <text:p>6890</text:p>
          </table:table-cell>
          <table:table-cell office:value-type="float" office:value="14710" calcext:value-type="float">
            <text:p>14710</text:p>
          </table:table-cell>
          <table:table-cell office:value-type="float" office:value="12040" calcext:value-type="float">
            <text:p>12040</text:p>
          </table:table-cell>
          <table:table-cell office:value-type="float" office:value="7012.5" calcext:value-type="float">
            <text:p>7012.5</text:p>
          </table:table-cell>
          <table:table-cell office:value-type="float" office:value="5782.5" calcext:value-type="float">
            <text:p>5782.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11017.5" calcext:value-type="float">
            <text:p>11017.5</text:p>
          </table:table-cell>
          <table:table-cell office:value-type="float" office:value="14675" calcext:value-type="float">
            <text:p>14675</text:p>
          </table:table-cell>
          <table:table-cell office:value-type="float" office:value="6770" calcext:value-type="float">
            <text:p>6770</text:p>
          </table:table-cell>
          <table:table-cell office:value-type="float" office:value="14720" calcext:value-type="float">
            <text:p>14720</text:p>
          </table:table-cell>
          <table:table-cell office:value-type="float" office:value="11890" calcext:value-type="float">
            <text:p>11890</text:p>
          </table:table-cell>
          <table:table-cell office:value-type="float" office:value="6772.5" calcext:value-type="float">
            <text:p>6772.5</text:p>
          </table:table-cell>
          <table:table-cell office:value-type="float" office:value="5577.5" calcext:value-type="float">
            <text:p>5577.5</text:p>
          </table:table-cell>
        </table:table-row>
        <table:table-row table:style-name="ro1">
          <table:table-cell office:value-type="float" office:value="37100" calcext:value-type="float">
            <text:p>37100</text:p>
          </table:table-cell>
          <table:table-cell office:value-type="float" office:value="12212.5" calcext:value-type="float">
            <text:p>12212.5</text:p>
          </table:table-cell>
          <table:table-cell office:value-type="float" office:value="15290" calcext:value-type="float">
            <text:p>15290</text:p>
          </table:table-cell>
          <table:table-cell office:value-type="float" office:value="7447.5" calcext:value-type="float">
            <text:p>7447.5</text:p>
          </table:table-cell>
          <table:table-cell office:value-type="float" office:value="14500" calcext:value-type="float">
            <text:p>14500</text:p>
          </table:table-cell>
          <table:table-cell office:value-type="float" office:value="12232.5" calcext:value-type="float">
            <text:p>12232.5</text:p>
          </table:table-cell>
          <table:table-cell office:value-type="float" office:value="7435" calcext:value-type="float">
            <text:p>7435</text:p>
          </table:table-cell>
          <table:table-cell office:value-type="float" office:value="5717.5" calcext:value-type="float">
            <text:p>5717.5</text:p>
          </table:table-cell>
        </table:table-row>
        <table:table-row table:style-name="ro1">
          <table:table-cell office:value-type="float" office:value="37200" calcext:value-type="float">
            <text:p>37200</text:p>
          </table:table-cell>
          <table:table-cell office:value-type="float" office:value="12012.5" calcext:value-type="float">
            <text:p>12012.5</text:p>
          </table:table-cell>
          <table:table-cell office:value-type="float" office:value="15020" calcext:value-type="float">
            <text:p>15020</text:p>
          </table:table-cell>
          <table:table-cell office:value-type="float" office:value="7242.5" calcext:value-type="float">
            <text:p>7242.5</text:p>
          </table:table-cell>
          <table:table-cell office:value-type="float" office:value="14605" calcext:value-type="float">
            <text:p>14605</text:p>
          </table:table-cell>
          <table:table-cell office:value-type="float" office:value="12112.5" calcext:value-type="float">
            <text:p>12112.5</text:p>
          </table:table-cell>
          <table:table-cell office:value-type="float" office:value="6925" calcext:value-type="float">
            <text:p>6925</text:p>
          </table:table-cell>
          <table:table-cell office:value-type="float" office:value="5787.5" calcext:value-type="float">
            <text:p>5787.5</text:p>
          </table:table-cell>
        </table:table-row>
        <table:table-row table:style-name="ro1">
          <table:table-cell office:value-type="float" office:value="37300" calcext:value-type="float">
            <text:p>37300</text:p>
          </table:table-cell>
          <table:table-cell office:value-type="float" office:value="11442.5" calcext:value-type="float">
            <text:p>11442.5</text:p>
          </table:table-cell>
          <table:table-cell office:value-type="float" office:value="14745" calcext:value-type="float">
            <text:p>14745</text:p>
          </table:table-cell>
          <table:table-cell office:value-type="float" office:value="7117.5" calcext:value-type="float">
            <text:p>7117.5</text:p>
          </table:table-cell>
          <table:table-cell office:value-type="float" office:value="14065" calcext:value-type="float">
            <text:p>14065</text:p>
          </table:table-cell>
          <table:table-cell office:value-type="float" office:value="11667.5" calcext:value-type="float">
            <text:p>11667.5</text:p>
          </table:table-cell>
          <table:table-cell office:value-type="float" office:value="6370" calcext:value-type="float">
            <text:p>6370</text:p>
          </table:table-cell>
          <table:table-cell office:value-type="float" office:value="5412.5" calcext:value-type="float">
            <text:p>5412.5</text:p>
          </table:table-cell>
        </table:table-row>
        <table:table-row table:style-name="ro1">
          <table:table-cell office:value-type="float" office:value="37400" calcext:value-type="float">
            <text:p>37400</text:p>
          </table:table-cell>
          <table:table-cell office:value-type="float" office:value="11642.5" calcext:value-type="float">
            <text:p>11642.5</text:p>
          </table:table-cell>
          <table:table-cell office:value-type="float" office:value="14740" calcext:value-type="float">
            <text:p>14740</text:p>
          </table:table-cell>
          <table:table-cell office:value-type="float" office:value="8367.5" calcext:value-type="float">
            <text:p>8367.5</text:p>
          </table:table-cell>
          <table:table-cell office:value-type="float" office:value="14360" calcext:value-type="float">
            <text:p>14360</text:p>
          </table:table-cell>
          <table:table-cell office:value-type="float" office:value="12107.5" calcext:value-type="float">
            <text:p>12107.5</text:p>
          </table:table-cell>
          <table:table-cell office:value-type="float" office:value="7505" calcext:value-type="float">
            <text:p>7505</text:p>
          </table:table-cell>
          <table:table-cell office:value-type="float" office:value="6077.5" calcext:value-type="float">
            <text:p>6077.5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12297.5" calcext:value-type="float">
            <text:p>12297.5</text:p>
          </table:table-cell>
          <table:table-cell office:value-type="float" office:value="15305" calcext:value-type="float">
            <text:p>15305</text:p>
          </table:table-cell>
          <table:table-cell office:value-type="float" office:value="8082.5" calcext:value-type="float">
            <text:p>8082.5</text:p>
          </table:table-cell>
          <table:table-cell office:value-type="float" office:value="14345" calcext:value-type="float">
            <text:p>14345</text:p>
          </table:table-cell>
          <table:table-cell office:value-type="float" office:value="12637.5" calcext:value-type="float">
            <text:p>12637.5</text:p>
          </table:table-cell>
          <table:table-cell office:value-type="float" office:value="7935" calcext:value-type="float">
            <text:p>7935</text:p>
          </table:table-cell>
          <table:table-cell office:value-type="float" office:value="6662.5" calcext:value-type="float">
            <text:p>6662.5</text:p>
          </table:table-cell>
        </table:table-row>
        <table:table-row table:style-name="ro1">
          <table:table-cell office:value-type="float" office:value="37600" calcext:value-type="float">
            <text:p>37600</text:p>
          </table:table-cell>
          <table:table-cell office:value-type="float" office:value="12327.5" calcext:value-type="float">
            <text:p>12327.5</text:p>
          </table:table-cell>
          <table:table-cell office:value-type="float" office:value="15390" calcext:value-type="float">
            <text:p>15390</text:p>
          </table:table-cell>
          <table:table-cell office:value-type="float" office:value="8077.5" calcext:value-type="float">
            <text:p>8077.5</text:p>
          </table:table-cell>
          <table:table-cell office:value-type="float" office:value="14345" calcext:value-type="float">
            <text:p>14345</text:p>
          </table:table-cell>
          <table:table-cell office:value-type="float" office:value="12627.5" calcext:value-type="float">
            <text:p>12627.5</text:p>
          </table:table-cell>
          <table:table-cell office:value-type="float" office:value="8080" calcext:value-type="float">
            <text:p>8080</text:p>
          </table:table-cell>
          <table:table-cell office:value-type="float" office:value="6627.5" calcext:value-type="float">
            <text:p>6627.5</text:p>
          </table:table-cell>
        </table:table-row>
        <table:table-row table:style-name="ro1">
          <table:table-cell office:value-type="float" office:value="37700" calcext:value-type="float">
            <text:p>37700</text:p>
          </table:table-cell>
          <table:table-cell office:value-type="float" office:value="12422.5" calcext:value-type="float">
            <text:p>12422.5</text:p>
          </table:table-cell>
          <table:table-cell office:value-type="float" office:value="16325" calcext:value-type="float">
            <text:p>16325</text:p>
          </table:table-cell>
          <table:table-cell office:value-type="float" office:value="8552.5" calcext:value-type="float">
            <text:p>8552.5</text:p>
          </table:table-cell>
          <table:table-cell office:value-type="float" office:value="14625" calcext:value-type="float">
            <text:p>14625</text:p>
          </table:table-cell>
          <table:table-cell office:value-type="float" office:value="13297.5" calcext:value-type="float">
            <text:p>13297.5</text:p>
          </table:table-cell>
          <table:table-cell office:value-type="float" office:value="7940" calcext:value-type="float">
            <text:p>7940</text:p>
          </table:table-cell>
          <table:table-cell office:value-type="float" office:value="6537.5" calcext:value-type="float">
            <text:p>6537.5</text:p>
          </table:table-cell>
        </table:table-row>
        <table:table-row table:style-name="ro1">
          <table:table-cell office:value-type="float" office:value="37800" calcext:value-type="float">
            <text:p>37800</text:p>
          </table:table-cell>
          <table:table-cell office:value-type="float" office:value="12332.5" calcext:value-type="float">
            <text:p>12332.5</text:p>
          </table:table-cell>
          <table:table-cell office:value-type="float" office:value="16225" calcext:value-type="float">
            <text:p>16225</text:p>
          </table:table-cell>
          <table:table-cell office:value-type="float" office:value="8432.5" calcext:value-type="float">
            <text:p>8432.5</text:p>
          </table:table-cell>
          <table:table-cell office:value-type="float" office:value="14365" calcext:value-type="float">
            <text:p>14365</text:p>
          </table:table-cell>
          <table:table-cell office:value-type="float" office:value="13137.5" calcext:value-type="float">
            <text:p>13137.5</text:p>
          </table:table-cell>
          <table:table-cell office:value-type="float" office:value="7795" calcext:value-type="float">
            <text:p>7795</text:p>
          </table:table-cell>
          <table:table-cell office:value-type="float" office:value="6472.5" calcext:value-type="float">
            <text:p>6472.5</text:p>
          </table:table-cell>
        </table:table-row>
        <table:table-row table:style-name="ro1">
          <table:table-cell office:value-type="float" office:value="37900" calcext:value-type="float">
            <text:p>37900</text:p>
          </table:table-cell>
          <table:table-cell office:value-type="float" office:value="12232.5" calcext:value-type="float">
            <text:p>12232.5</text:p>
          </table:table-cell>
          <table:table-cell office:value-type="float" office:value="16245" calcext:value-type="float">
            <text:p>16245</text:p>
          </table:table-cell>
          <table:table-cell office:value-type="float" office:value="8752.5" calcext:value-type="float">
            <text:p>8752.5</text:p>
          </table:table-cell>
          <table:table-cell office:value-type="float" office:value="13820" calcext:value-type="float">
            <text:p>13820</text:p>
          </table:table-cell>
          <table:table-cell office:value-type="float" office:value="13127.5" calcext:value-type="float">
            <text:p>13127.5</text:p>
          </table:table-cell>
          <table:table-cell office:value-type="float" office:value="8070" calcext:value-type="float">
            <text:p>8070</text:p>
          </table:table-cell>
          <table:table-cell office:value-type="float" office:value="6635" calcext:value-type="float">
            <text:p>6635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12035" calcext:value-type="float">
            <text:p>12035</text:p>
          </table:table-cell>
          <table:table-cell office:value-type="float" office:value="16352.5" calcext:value-type="float">
            <text:p>16352.5</text:p>
          </table:table-cell>
          <table:table-cell office:value-type="float" office:value="8520" calcext:value-type="float">
            <text:p>8520</text:p>
          </table:table-cell>
          <table:table-cell office:value-type="float" office:value="14257.5" calcext:value-type="float">
            <text:p>14257.5</text:p>
          </table:table-cell>
          <table:table-cell office:value-type="float" office:value="13620" calcext:value-type="float">
            <text:p>13620</text:p>
          </table:table-cell>
          <table:table-cell office:value-type="float" office:value="7972.5" calcext:value-type="float">
            <text:p>7972.5</text:p>
          </table:table-cell>
          <table:table-cell office:value-type="float" office:value="6827.5" calcext:value-type="float">
            <text:p>6827.5</text:p>
          </table:table-cell>
        </table:table-row>
        <table:table-row table:style-name="ro1">
          <table:table-cell office:value-type="float" office:value="38100" calcext:value-type="float">
            <text:p>38100</text:p>
          </table:table-cell>
          <table:table-cell office:value-type="float" office:value="13380" calcext:value-type="float">
            <text:p>13380</text:p>
          </table:table-cell>
          <table:table-cell office:value-type="float" office:value="17307.5" calcext:value-type="float">
            <text:p>17307.5</text:p>
          </table:table-cell>
          <table:table-cell office:value-type="float" office:value="10172.5" calcext:value-type="float">
            <text:p>10172.5</text:p>
          </table:table-cell>
          <table:table-cell office:value-type="float" office:value="14992.5" calcext:value-type="float">
            <text:p>14992.5</text:p>
          </table:table-cell>
          <table:table-cell office:value-type="float" office:value="13555" calcext:value-type="float">
            <text:p>13555</text:p>
          </table:table-cell>
          <table:table-cell office:value-type="float" office:value="7742.5" calcext:value-type="float">
            <text:p>7742.5</text:p>
          </table:table-cell>
          <table:table-cell office:value-type="float" office:value="7542.5" calcext:value-type="float">
            <text:p>7542.5</text:p>
          </table:table-cell>
        </table:table-row>
        <table:table-row table:style-name="ro1">
          <table:table-cell office:value-type="float" office:value="38200" calcext:value-type="float">
            <text:p>38200</text:p>
          </table:table-cell>
          <table:table-cell office:value-type="float" office:value="13660" calcext:value-type="float">
            <text:p>13660</text:p>
          </table:table-cell>
          <table:table-cell office:value-type="float" office:value="17727.5" calcext:value-type="float">
            <text:p>17727.5</text:p>
          </table:table-cell>
          <table:table-cell office:value-type="float" office:value="10197.5" calcext:value-type="float">
            <text:p>10197.5</text:p>
          </table:table-cell>
          <table:table-cell office:value-type="float" office:value="15202.5" calcext:value-type="float">
            <text:p>15202.5</text:p>
          </table:table-cell>
          <table:table-cell office:value-type="float" office:value="13765" calcext:value-type="float">
            <text:p>13765</text:p>
          </table:table-cell>
          <table:table-cell office:value-type="float" office:value="7642.5" calcext:value-type="float">
            <text:p>7642.5</text:p>
          </table:table-cell>
          <table:table-cell office:value-type="float" office:value="7542.5" calcext:value-type="float">
            <text:p>7542.5</text:p>
          </table:table-cell>
        </table:table-row>
        <table:table-row table:style-name="ro1">
          <table:table-cell office:value-type="float" office:value="38300" calcext:value-type="float">
            <text:p>38300</text:p>
          </table:table-cell>
          <table:table-cell office:value-type="float" office:value="14325" calcext:value-type="float">
            <text:p>14325</text:p>
          </table:table-cell>
          <table:table-cell office:value-type="float" office:value="18335" calcext:value-type="float">
            <text:p>18335</text:p>
          </table:table-cell>
          <table:table-cell office:value-type="float" office:value="10257.5" calcext:value-type="float">
            <text:p>10257.5</text:p>
          </table:table-cell>
          <table:table-cell office:value-type="float" office:value="15422.5" calcext:value-type="float">
            <text:p>15422.5</text:p>
          </table:table-cell>
          <table:table-cell office:value-type="float" office:value="14497.5" calcext:value-type="float">
            <text:p>14497.5</text:p>
          </table:table-cell>
          <table:table-cell office:value-type="float" office:value="8095" calcext:value-type="float">
            <text:p>8095</text:p>
          </table:table-cell>
          <table:table-cell office:value-type="float" office:value="8097.5" calcext:value-type="float">
            <text:p>8097.5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14615" calcext:value-type="float">
            <text:p>14615</text:p>
          </table:table-cell>
          <table:table-cell office:value-type="float" office:value="18520" calcext:value-type="float">
            <text:p>18520</text:p>
          </table:table-cell>
          <table:table-cell office:value-type="float" office:value="10777.5" calcext:value-type="float">
            <text:p>10777.5</text:p>
          </table:table-cell>
          <table:table-cell office:value-type="float" office:value="15887.5" calcext:value-type="float">
            <text:p>15887.5</text:p>
          </table:table-cell>
          <table:table-cell office:value-type="float" office:value="14342.5" calcext:value-type="float">
            <text:p>14342.5</text:p>
          </table:table-cell>
          <table:table-cell office:value-type="float" office:value="8120" calcext:value-type="float">
            <text:p>8120</text:p>
          </table:table-cell>
          <table:table-cell office:value-type="float" office:value="8547.5" calcext:value-type="float">
            <text:p>8547.5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14535" calcext:value-type="float">
            <text:p>14535</text:p>
          </table:table-cell>
          <table:table-cell office:value-type="float" office:value="18465" calcext:value-type="float">
            <text:p>18465</text:p>
          </table:table-cell>
          <table:table-cell office:value-type="float" office:value="10397.5" calcext:value-type="float">
            <text:p>10397.5</text:p>
          </table:table-cell>
          <table:table-cell office:value-type="float" office:value="15642.5" calcext:value-type="float">
            <text:p>15642.5</text:p>
          </table:table-cell>
          <table:table-cell office:value-type="float" office:value="14352.5" calcext:value-type="float">
            <text:p>14352.5</text:p>
          </table:table-cell>
          <table:table-cell office:value-type="float" office:value="8080" calcext:value-type="float">
            <text:p>8080</text:p>
          </table:table-cell>
          <table:table-cell office:value-type="float" office:value="8322.5" calcext:value-type="float">
            <text:p>8322.5</text:p>
          </table:table-cell>
        </table:table-row>
        <table:table-row table:style-name="ro1">
          <table:table-cell office:value-type="float" office:value="38600" calcext:value-type="float">
            <text:p>38600</text:p>
          </table:table-cell>
          <table:table-cell office:value-type="float" office:value="14815" calcext:value-type="float">
            <text:p>14815</text:p>
          </table:table-cell>
          <table:table-cell office:value-type="float" office:value="18405" calcext:value-type="float">
            <text:p>18405</text:p>
          </table:table-cell>
          <table:table-cell office:value-type="float" office:value="10177.5" calcext:value-type="float">
            <text:p>10177.5</text:p>
          </table:table-cell>
          <table:table-cell office:value-type="float" office:value="15577.5" calcext:value-type="float">
            <text:p>15577.5</text:p>
          </table:table-cell>
          <table:table-cell office:value-type="float" office:value="14277.5" calcext:value-type="float">
            <text:p>14277.5</text:p>
          </table:table-cell>
          <table:table-cell office:value-type="float" office:value="7910" calcext:value-type="float">
            <text:p>7910</text:p>
          </table:table-cell>
          <table:table-cell office:value-type="float" office:value="8262.5" calcext:value-type="float">
            <text:p>8262.5</text:p>
          </table:table-cell>
        </table:table-row>
        <table:table-row table:style-name="ro1">
          <table:table-cell office:value-type="float" office:value="38700" calcext:value-type="float">
            <text:p>38700</text:p>
          </table:table-cell>
          <table:table-cell office:value-type="float" office:value="15110" calcext:value-type="float">
            <text:p>15110</text:p>
          </table:table-cell>
          <table:table-cell office:value-type="float" office:value="18275" calcext:value-type="float">
            <text:p>18275</text:p>
          </table:table-cell>
          <table:table-cell office:value-type="float" office:value="9682.5" calcext:value-type="float">
            <text:p>9682.5</text:p>
          </table:table-cell>
          <table:table-cell office:value-type="float" office:value="15287.5" calcext:value-type="float">
            <text:p>15287.5</text:p>
          </table:table-cell>
          <table:table-cell office:value-type="float" office:value="14167.5" calcext:value-type="float">
            <text:p>14167.5</text:p>
          </table:table-cell>
          <table:table-cell office:value-type="float" office:value="7720" calcext:value-type="float">
            <text:p>7720</text:p>
          </table:table-cell>
          <table:table-cell office:value-type="float" office:value="8367.5" calcext:value-type="float">
            <text:p>8367.5</text:p>
          </table:table-cell>
        </table:table-row>
        <table:table-row table:style-name="ro1">
          <table:table-cell office:value-type="float" office:value="38800" calcext:value-type="float">
            <text:p>38800</text:p>
          </table:table-cell>
          <table:table-cell office:value-type="float" office:value="14710" calcext:value-type="float">
            <text:p>14710</text:p>
          </table:table-cell>
          <table:table-cell office:value-type="float" office:value="18075" calcext:value-type="float">
            <text:p>18075</text:p>
          </table:table-cell>
          <table:table-cell office:value-type="float" office:value="9797.5" calcext:value-type="float">
            <text:p>9797.5</text:p>
          </table:table-cell>
          <table:table-cell office:value-type="float" office:value="15332.5" calcext:value-type="float">
            <text:p>15332.5</text:p>
          </table:table-cell>
          <table:table-cell office:value-type="float" office:value="13697.5" calcext:value-type="float">
            <text:p>13697.5</text:p>
          </table:table-cell>
          <table:table-cell office:value-type="float" office:value="7260" calcext:value-type="float">
            <text:p>7260</text:p>
          </table:table-cell>
          <table:table-cell office:value-type="float" office:value="8327.5" calcext:value-type="float">
            <text:p>8327.5</text:p>
          </table:table-cell>
        </table:table-row>
        <table:table-row table:style-name="ro1">
          <table:table-cell office:value-type="float" office:value="38900" calcext:value-type="float">
            <text:p>38900</text:p>
          </table:table-cell>
          <table:table-cell office:value-type="float" office:value="14890" calcext:value-type="float">
            <text:p>14890</text:p>
          </table:table-cell>
          <table:table-cell office:value-type="float" office:value="17855" calcext:value-type="float">
            <text:p>17855</text:p>
          </table:table-cell>
          <table:table-cell office:value-type="float" office:value="9492.5" calcext:value-type="float">
            <text:p>9492.5</text:p>
          </table:table-cell>
          <table:table-cell office:value-type="float" office:value="15402.5" calcext:value-type="float">
            <text:p>15402.5</text:p>
          </table:table-cell>
          <table:table-cell office:value-type="float" office:value="14002.5" calcext:value-type="float">
            <text:p>14002.5</text:p>
          </table:table-cell>
          <table:table-cell office:value-type="float" office:value="7390" calcext:value-type="float">
            <text:p>7390</text:p>
          </table:table-cell>
          <table:table-cell office:value-type="float" office:value="8867.5" calcext:value-type="float">
            <text:p>8867.5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15245" calcext:value-type="float">
            <text:p>15245</text:p>
          </table:table-cell>
          <table:table-cell office:value-type="float" office:value="17780" calcext:value-type="float">
            <text:p>17780</text:p>
          </table:table-cell>
          <table:table-cell office:value-type="float" office:value="9632.5" calcext:value-type="float">
            <text:p>9632.5</text:p>
          </table:table-cell>
          <table:table-cell office:value-type="float" office:value="15232.5" calcext:value-type="float">
            <text:p>15232.5</text:p>
          </table:table-cell>
          <table:table-cell office:value-type="float" office:value="13882.5" calcext:value-type="float">
            <text:p>13882.5</text:p>
          </table:table-cell>
          <table:table-cell office:value-type="float" office:value="7280" calcext:value-type="float">
            <text:p>7280</text:p>
          </table:table-cell>
          <table:table-cell office:value-type="float" office:value="9037.5" calcext:value-type="float">
            <text:p>9037.5</text:p>
          </table:table-cell>
        </table:table-row>
        <table:table-row table:style-name="ro1">
          <table:table-cell office:value-type="float" office:value="39100" calcext:value-type="float">
            <text:p>39100</text:p>
          </table:table-cell>
          <table:table-cell office:value-type="float" office:value="15565" calcext:value-type="float">
            <text:p>15565</text:p>
          </table:table-cell>
          <table:table-cell office:value-type="float" office:value="17790" calcext:value-type="float">
            <text:p>17790</text:p>
          </table:table-cell>
          <table:table-cell office:value-type="float" office:value="9677.5" calcext:value-type="float">
            <text:p>9677.5</text:p>
          </table:table-cell>
          <table:table-cell office:value-type="float" office:value="15117.5" calcext:value-type="float">
            <text:p>15117.5</text:p>
          </table:table-cell>
          <table:table-cell office:value-type="float" office:value="13862.5" calcext:value-type="float">
            <text:p>13862.5</text:p>
          </table:table-cell>
          <table:table-cell office:value-type="float" office:value="7375" calcext:value-type="float">
            <text:p>7375</text:p>
          </table:table-cell>
          <table:table-cell office:value-type="float" office:value="9152.5" calcext:value-type="float">
            <text:p>9152.5</text:p>
          </table:table-cell>
        </table:table-row>
        <table:table-row table:style-name="ro1">
          <table:table-cell office:value-type="float" office:value="39200" calcext:value-type="float">
            <text:p>39200</text:p>
          </table:table-cell>
          <table:table-cell office:value-type="float" office:value="15775" calcext:value-type="float">
            <text:p>15775</text:p>
          </table:table-cell>
          <table:table-cell office:value-type="float" office:value="17795" calcext:value-type="float">
            <text:p>17795</text:p>
          </table:table-cell>
          <table:table-cell office:value-type="float" office:value="9867.5" calcext:value-type="float">
            <text:p>9867.5</text:p>
          </table:table-cell>
          <table:table-cell office:value-type="float" office:value="15287.5" calcext:value-type="float">
            <text:p>15287.5</text:p>
          </table:table-cell>
          <table:table-cell office:value-type="float" office:value="14022.5" calcext:value-type="float">
            <text:p>14022.5</text:p>
          </table:table-cell>
          <table:table-cell office:value-type="float" office:value="7445" calcext:value-type="float">
            <text:p>7445</text:p>
          </table:table-cell>
          <table:table-cell office:value-type="float" office:value="9180" calcext:value-type="float">
            <text:p>9180</text:p>
          </table:table-cell>
        </table:table-row>
        <table:table-row table:style-name="ro1">
          <table:table-cell office:value-type="float" office:value="39300" calcext:value-type="float">
            <text:p>39300</text:p>
          </table:table-cell>
          <table:table-cell office:value-type="float" office:value="16120" calcext:value-type="float">
            <text:p>16120</text:p>
          </table:table-cell>
          <table:table-cell office:value-type="float" office:value="17825" calcext:value-type="float">
            <text:p>17825</text:p>
          </table:table-cell>
          <table:table-cell office:value-type="float" office:value="10312.5" calcext:value-type="float">
            <text:p>10312.5</text:p>
          </table:table-cell>
          <table:table-cell office:value-type="float" office:value="15467.5" calcext:value-type="float">
            <text:p>15467.5</text:p>
          </table:table-cell>
          <table:table-cell office:value-type="float" office:value="14372.5" calcext:value-type="float">
            <text:p>14372.5</text:p>
          </table:table-cell>
          <table:table-cell office:value-type="float" office:value="7810" calcext:value-type="float">
            <text:p>7810</text:p>
          </table:table-cell>
          <table:table-cell office:value-type="float" office:value="9285" calcext:value-type="float">
            <text:p>9285</text:p>
          </table:table-cell>
        </table:table-row>
        <table:table-row table:style-name="ro1">
          <table:table-cell office:value-type="float" office:value="39400" calcext:value-type="float">
            <text:p>39400</text:p>
          </table:table-cell>
          <table:table-cell office:value-type="float" office:value="16275" calcext:value-type="float">
            <text:p>16275</text:p>
          </table:table-cell>
          <table:table-cell office:value-type="float" office:value="17765" calcext:value-type="float">
            <text:p>17765</text:p>
          </table:table-cell>
          <table:table-cell office:value-type="float" office:value="10042.5" calcext:value-type="float">
            <text:p>10042.5</text:p>
          </table:table-cell>
          <table:table-cell office:value-type="float" office:value="15422.5" calcext:value-type="float">
            <text:p>15422.5</text:p>
          </table:table-cell>
          <table:table-cell office:value-type="float" office:value="14302.5" calcext:value-type="float">
            <text:p>14302.5</text:p>
          </table:table-cell>
          <table:table-cell office:value-type="float" office:value="7565" calcext:value-type="float">
            <text:p>7565</text:p>
          </table:table-cell>
          <table:table-cell office:value-type="float" office:value="9010" calcext:value-type="float">
            <text:p>9010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16560" calcext:value-type="float">
            <text:p>16560</text:p>
          </table:table-cell>
          <table:table-cell office:value-type="float" office:value="17765" calcext:value-type="float">
            <text:p>17765</text:p>
          </table:table-cell>
          <table:table-cell office:value-type="float" office:value="10082.5" calcext:value-type="float">
            <text:p>10082.5</text:p>
          </table:table-cell>
          <table:table-cell office:value-type="float" office:value="15912.5" calcext:value-type="float">
            <text:p>15912.5</text:p>
          </table:table-cell>
          <table:table-cell office:value-type="float" office:value="14547.5" calcext:value-type="float">
            <text:p>14547.5</text:p>
          </table:table-cell>
          <table:table-cell office:value-type="float" office:value="7640" calcext:value-type="float">
            <text:p>7640</text:p>
          </table:table-cell>
          <table:table-cell office:value-type="float" office:value="8765" calcext:value-type="float">
            <text:p>8765</text:p>
          </table:table-cell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6440" calcext:value-type="float">
            <text:p>16440</text:p>
          </table:table-cell>
          <table:table-cell office:value-type="float" office:value="17570" calcext:value-type="float">
            <text:p>17570</text:p>
          </table:table-cell>
          <table:table-cell office:value-type="float" office:value="9897.5" calcext:value-type="float">
            <text:p>9897.5</text:p>
          </table:table-cell>
          <table:table-cell office:value-type="float" office:value="15552.5" calcext:value-type="float">
            <text:p>15552.5</text:p>
          </table:table-cell>
          <table:table-cell office:value-type="float" office:value="14572.5" calcext:value-type="float">
            <text:p>14572.5</text:p>
          </table:table-cell>
          <table:table-cell office:value-type="float" office:value="7205" calcext:value-type="float">
            <text:p>7205</text:p>
          </table:table-cell>
          <table:table-cell office:value-type="float" office:value="8570" calcext:value-type="float">
            <text:p>8570</text:p>
          </table:table-cell>
        </table:table-row>
        <table:table-row table:style-name="ro1">
          <table:table-cell office:value-type="float" office:value="39700" calcext:value-type="float">
            <text:p>39700</text:p>
          </table:table-cell>
          <table:table-cell office:value-type="float" office:value="16025" calcext:value-type="float">
            <text:p>16025</text:p>
          </table:table-cell>
          <table:table-cell office:value-type="float" office:value="17490" calcext:value-type="float">
            <text:p>17490</text:p>
          </table:table-cell>
          <table:table-cell office:value-type="float" office:value="10275" calcext:value-type="float">
            <text:p>10275</text:p>
          </table:table-cell>
          <table:table-cell office:value-type="float" office:value="15252.5" calcext:value-type="float">
            <text:p>15252.5</text:p>
          </table:table-cell>
          <table:table-cell office:value-type="float" office:value="14922.5" calcext:value-type="float">
            <text:p>14922.5</text:p>
          </table:table-cell>
          <table:table-cell office:value-type="float" office:value="7600" calcext:value-type="float">
            <text:p>7600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float" office:value="39800" calcext:value-type="float">
            <text:p>39800</text:p>
          </table:table-cell>
          <table:table-cell office:value-type="float" office:value="16115" calcext:value-type="float">
            <text:p>16115</text:p>
          </table:table-cell>
          <table:table-cell office:value-type="float" office:value="17675" calcext:value-type="float">
            <text:p>17675</text:p>
          </table:table-cell>
          <table:table-cell office:value-type="float" office:value="10245" calcext:value-type="float">
            <text:p>10245</text:p>
          </table:table-cell>
          <table:table-cell office:value-type="float" office:value="15272.5" calcext:value-type="float">
            <text:p>15272.5</text:p>
          </table:table-cell>
          <table:table-cell office:value-type="float" office:value="14817.5" calcext:value-type="float">
            <text:p>14817.5</text:p>
          </table:table-cell>
          <table:table-cell office:value-type="float" office:value="7415" calcext:value-type="float">
            <text:p>7415</text:p>
          </table:table-cell>
          <table:table-cell office:value-type="float" office:value="8175" calcext:value-type="float">
            <text:p>8175</text:p>
          </table:table-cell>
        </table:table-row>
        <table:table-row table:style-name="ro1">
          <table:table-cell office:value-type="float" office:value="39900" calcext:value-type="float">
            <text:p>39900</text:p>
          </table:table-cell>
          <table:table-cell office:value-type="float" office:value="16355" calcext:value-type="float">
            <text:p>16355</text:p>
          </table:table-cell>
          <table:table-cell office:value-type="float" office:value="16950" calcext:value-type="float">
            <text:p>16950</text:p>
          </table:table-cell>
          <table:table-cell office:value-type="float" office:value="9965" calcext:value-type="float">
            <text:p>9965</text:p>
          </table:table-cell>
          <table:table-cell office:value-type="float" office:value="14782.5" calcext:value-type="float">
            <text:p>14782.5</text:p>
          </table:table-cell>
          <table:table-cell office:value-type="float" office:value="14387.5" calcext:value-type="float">
            <text:p>14387.5</text:p>
          </table:table-cell>
          <table:table-cell office:value-type="float" office:value="6955" calcext:value-type="float">
            <text:p>6955</text:p>
          </table:table-cell>
          <table:table-cell office:value-type="float" office:value="7435" calcext:value-type="float">
            <text:p>743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6110" calcext:value-type="float">
            <text:p>16110</text:p>
          </table:table-cell>
          <table:table-cell office:value-type="float" office:value="16580" calcext:value-type="float">
            <text:p>16580</text:p>
          </table:table-cell>
          <table:table-cell office:value-type="float" office:value="9630" calcext:value-type="float">
            <text:p>9630</text:p>
          </table:table-cell>
          <table:table-cell office:value-type="float" office:value="14342.5" calcext:value-type="float">
            <text:p>14342.5</text:p>
          </table:table-cell>
          <table:table-cell office:value-type="float" office:value="14665" calcext:value-type="float">
            <text:p>14665</text:p>
          </table:table-cell>
          <table:table-cell office:value-type="float" office:value="6390" calcext:value-type="float">
            <text:p>6390</text:p>
          </table:table-cell>
          <table:table-cell office:value-type="float" office:value="7220" calcext:value-type="float">
            <text:p>7220</text:p>
          </table:table-cell>
        </table:table-row>
        <table:table-row table:style-name="ro1">
          <table:table-cell office:value-type="float" office:value="40100" calcext:value-type="float">
            <text:p>40100</text:p>
          </table:table-cell>
          <table:table-cell office:value-type="float" office:value="16025" calcext:value-type="float">
            <text:p>16025</text:p>
          </table:table-cell>
          <table:table-cell office:value-type="float" office:value="16285" calcext:value-type="float">
            <text:p>16285</text:p>
          </table:table-cell>
          <table:table-cell office:value-type="float" office:value="9640" calcext:value-type="float">
            <text:p>9640</text:p>
          </table:table-cell>
          <table:table-cell office:value-type="float" office:value="14227.5" calcext:value-type="float">
            <text:p>14227.5</text:p>
          </table:table-cell>
          <table:table-cell office:value-type="float" office:value="14490" calcext:value-type="float">
            <text:p>14490</text:p>
          </table:table-cell>
          <table:table-cell office:value-type="float" office:value="6305" calcext:value-type="float">
            <text:p>6305</text:p>
          </table:table-cell>
          <table:table-cell office:value-type="float" office:value="7435" calcext:value-type="float">
            <text:p>7435</text:p>
          </table:table-cell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float" office:value="16560" calcext:value-type="float">
            <text:p>16560</text:p>
          </table:table-cell>
          <table:table-cell office:value-type="float" office:value="16220" calcext:value-type="float">
            <text:p>16220</text:p>
          </table:table-cell>
          <table:table-cell office:value-type="float" office:value="9585" calcext:value-type="float">
            <text:p>9585</text:p>
          </table:table-cell>
          <table:table-cell office:value-type="float" office:value="14457.5" calcext:value-type="float">
            <text:p>14457.5</text:p>
          </table:table-cell>
          <table:table-cell office:value-type="float" office:value="14395" calcext:value-type="float">
            <text:p>14395</text:p>
          </table:table-cell>
          <table:table-cell office:value-type="float" office:value="6315" calcext:value-type="float">
            <text:p>6315</text:p>
          </table:table-cell>
          <table:table-cell office:value-type="float" office:value="8020" calcext:value-type="float">
            <text:p>8020</text:p>
          </table:table-cell>
        </table:table-row>
        <table:table-row table:style-name="ro1">
          <table:table-cell office:value-type="float" office:value="40300" calcext:value-type="float">
            <text:p>40300</text:p>
          </table:table-cell>
          <table:table-cell office:value-type="float" office:value="16340" calcext:value-type="float">
            <text:p>16340</text:p>
          </table:table-cell>
          <table:table-cell office:value-type="float" office:value="15985" calcext:value-type="float">
            <text:p>15985</text:p>
          </table:table-cell>
          <table:table-cell office:value-type="float" office:value="9600" calcext:value-type="float">
            <text:p>9600</text:p>
          </table:table-cell>
          <table:table-cell office:value-type="float" office:value="14652.5" calcext:value-type="float">
            <text:p>14652.5</text:p>
          </table:table-cell>
          <table:table-cell office:value-type="float" office:value="14485" calcext:value-type="float">
            <text:p>14485</text:p>
          </table:table-cell>
          <table:table-cell office:value-type="float" office:value="6510" calcext:value-type="float">
            <text:p>6510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float" office:value="16345" calcext:value-type="float">
            <text:p>16345</text:p>
          </table:table-cell>
          <table:table-cell office:value-type="float" office:value="16445" calcext:value-type="float">
            <text:p>16445</text:p>
          </table:table-cell>
          <table:table-cell office:value-type="float" office:value="9855" calcext:value-type="float">
            <text:p>9855</text:p>
          </table:table-cell>
          <table:table-cell office:value-type="float" office:value="14542.5" calcext:value-type="float">
            <text:p>14542.5</text:p>
          </table:table-cell>
          <table:table-cell office:value-type="float" office:value="14545" calcext:value-type="float">
            <text:p>14545</text:p>
          </table:table-cell>
          <table:table-cell office:value-type="float" office:value="6830" calcext:value-type="float">
            <text:p>6830</text:p>
          </table:table-cell>
          <table:table-cell office:value-type="float" office:value="8340" calcext:value-type="float">
            <text:p>8340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15855" calcext:value-type="float">
            <text:p>15855</text:p>
          </table:table-cell>
          <table:table-cell office:value-type="float" office:value="16645" calcext:value-type="float">
            <text:p>16645</text:p>
          </table:table-cell>
          <table:table-cell office:value-type="float" office:value="9865" calcext:value-type="float">
            <text:p>9865</text:p>
          </table:table-cell>
          <table:table-cell office:value-type="float" office:value="14057.5" calcext:value-type="float">
            <text:p>14057.5</text:p>
          </table:table-cell>
          <table:table-cell office:value-type="float" office:value="14365" calcext:value-type="float">
            <text:p>14365</text:p>
          </table:table-cell>
          <table:table-cell office:value-type="float" office:value="6770" calcext:value-type="float">
            <text:p>6770</text:p>
          </table:table-cell>
          <table:table-cell office:value-type="float" office:value="8295" calcext:value-type="float">
            <text:p>8295</text:p>
          </table:table-cell>
        </table:table-row>
        <table:table-row table:style-name="ro1">
          <table:table-cell office:value-type="float" office:value="40600" calcext:value-type="float">
            <text:p>40600</text:p>
          </table:table-cell>
          <table:table-cell office:value-type="float" office:value="15875" calcext:value-type="float">
            <text:p>15875</text:p>
          </table:table-cell>
          <table:table-cell office:value-type="float" office:value="16410" calcext:value-type="float">
            <text:p>16410</text:p>
          </table:table-cell>
          <table:table-cell office:value-type="float" office:value="9675" calcext:value-type="float">
            <text:p>9675</text:p>
          </table:table-cell>
          <table:table-cell office:value-type="float" office:value="14157.5" calcext:value-type="float">
            <text:p>14157.5</text:p>
          </table:table-cell>
          <table:table-cell office:value-type="float" office:value="14180" calcext:value-type="float">
            <text:p>14180</text:p>
          </table:table-cell>
          <table:table-cell office:value-type="float" office:value="6620" calcext:value-type="float">
            <text:p>6620</text:p>
          </table:table-cell>
          <table:table-cell office:value-type="float" office:value="8130" calcext:value-type="float">
            <text:p>8130</text:p>
          </table:table-cell>
        </table:table-row>
        <table:table-row table:style-name="ro1">
          <table:table-cell office:value-type="float" office:value="40700" calcext:value-type="float">
            <text:p>40700</text:p>
          </table:table-cell>
          <table:table-cell office:value-type="float" office:value="16250" calcext:value-type="float">
            <text:p>16250</text:p>
          </table:table-cell>
          <table:table-cell office:value-type="float" office:value="16320" calcext:value-type="float">
            <text:p>16320</text:p>
          </table:table-cell>
          <table:table-cell office:value-type="float" office:value="9955" calcext:value-type="float">
            <text:p>9955</text:p>
          </table:table-cell>
          <table:table-cell office:value-type="float" office:value="14147.5" calcext:value-type="float">
            <text:p>14147.5</text:p>
          </table:table-cell>
          <table:table-cell office:value-type="float" office:value="13825" calcext:value-type="float">
            <text:p>13825</text:p>
          </table:table-cell>
          <table:table-cell office:value-type="float" office:value="6380" calcext:value-type="float">
            <text:p>6380</text:p>
          </table:table-cell>
          <table:table-cell office:value-type="float" office:value="8682.5" calcext:value-type="float">
            <text:p>8682.5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float" office:value="16120" calcext:value-type="float">
            <text:p>16120</text:p>
          </table:table-cell>
          <table:table-cell office:value-type="float" office:value="16365" calcext:value-type="float">
            <text:p>16365</text:p>
          </table:table-cell>
          <table:table-cell office:value-type="float" office:value="9885" calcext:value-type="float">
            <text:p>9885</text:p>
          </table:table-cell>
          <table:table-cell office:value-type="float" office:value="14282.5" calcext:value-type="float">
            <text:p>14282.5</text:p>
          </table:table-cell>
          <table:table-cell office:value-type="float" office:value="13705" calcext:value-type="float">
            <text:p>13705</text:p>
          </table:table-cell>
          <table:table-cell office:value-type="float" office:value="6495" calcext:value-type="float">
            <text:p>6495</text:p>
          </table:table-cell>
          <table:table-cell office:value-type="float" office:value="8767.5" calcext:value-type="float">
            <text:p>8767.5</text:p>
          </table:table-cell>
        </table:table-row>
        <table:table-row table:style-name="ro1">
          <table:table-cell office:value-type="float" office:value="40900" calcext:value-type="float">
            <text:p>40900</text:p>
          </table:table-cell>
          <table:table-cell office:value-type="float" office:value="15815" calcext:value-type="float">
            <text:p>15815</text:p>
          </table:table-cell>
          <table:table-cell office:value-type="float" office:value="16680" calcext:value-type="float">
            <text:p>16680</text:p>
          </table:table-cell>
          <table:table-cell office:value-type="float" office:value="9650" calcext:value-type="float">
            <text:p>9650</text:p>
          </table:table-cell>
          <table:table-cell office:value-type="float" office:value="14642.5" calcext:value-type="float">
            <text:p>14642.5</text:p>
          </table:table-cell>
          <table:table-cell office:value-type="float" office:value="14065" calcext:value-type="float">
            <text:p>14065</text:p>
          </table:table-cell>
          <table:table-cell office:value-type="float" office:value="6050" calcext:value-type="float">
            <text:p>6050</text:p>
          </table:table-cell>
          <table:table-cell office:value-type="float" office:value="8282.5" calcext:value-type="float">
            <text:p>8282.5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15845" calcext:value-type="float">
            <text:p>15845</text:p>
          </table:table-cell>
          <table:table-cell office:value-type="float" office:value="16490" calcext:value-type="float">
            <text:p>16490</text:p>
          </table:table-cell>
          <table:table-cell office:value-type="float" office:value="9775" calcext:value-type="float">
            <text:p>9775</text:p>
          </table:table-cell>
          <table:table-cell office:value-type="float" office:value="14737.5" calcext:value-type="float">
            <text:p>14737.5</text:p>
          </table:table-cell>
          <table:table-cell office:value-type="float" office:value="14090" calcext:value-type="float">
            <text:p>14090</text:p>
          </table:table-cell>
          <table:table-cell office:value-type="float" office:value="6010" calcext:value-type="float">
            <text:p>6010</text:p>
          </table:table-cell>
          <table:table-cell office:value-type="float" office:value="8242.5" calcext:value-type="float">
            <text:p>8242.5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float" office:value="16205" calcext:value-type="float">
            <text:p>16205</text:p>
          </table:table-cell>
          <table:table-cell office:value-type="float" office:value="16385" calcext:value-type="float">
            <text:p>16385</text:p>
          </table:table-cell>
          <table:table-cell office:value-type="float" office:value="9725" calcext:value-type="float">
            <text:p>9725</text:p>
          </table:table-cell>
          <table:table-cell office:value-type="float" office:value="15042.5" calcext:value-type="float">
            <text:p>15042.5</text:p>
          </table:table-cell>
          <table:table-cell office:value-type="float" office:value="14600" calcext:value-type="float">
            <text:p>14600</text:p>
          </table:table-cell>
          <table:table-cell office:value-type="float" office:value="6170" calcext:value-type="float">
            <text:p>6170</text:p>
          </table:table-cell>
          <table:table-cell office:value-type="float" office:value="8697.5" calcext:value-type="float">
            <text:p>8697.5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float" office:value="16190" calcext:value-type="float">
            <text:p>16190</text:p>
          </table:table-cell>
          <table:table-cell office:value-type="float" office:value="16295" calcext:value-type="float">
            <text:p>16295</text:p>
          </table:table-cell>
          <table:table-cell office:value-type="float" office:value="9450" calcext:value-type="float">
            <text:p>9450</text:p>
          </table:table-cell>
          <table:table-cell office:value-type="float" office:value="14372.5" calcext:value-type="float">
            <text:p>14372.5</text:p>
          </table:table-cell>
          <table:table-cell office:value-type="float" office:value="14380" calcext:value-type="float">
            <text:p>14380</text:p>
          </table:table-cell>
          <table:table-cell office:value-type="float" office:value="5670" calcext:value-type="float">
            <text:p>5670</text:p>
          </table:table-cell>
          <table:table-cell office:value-type="float" office:value="8497.5" calcext:value-type="float">
            <text:p>8497.5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float" office:value="15985" calcext:value-type="float">
            <text:p>15985</text:p>
          </table:table-cell>
          <table:table-cell office:value-type="float" office:value="16450" calcext:value-type="float">
            <text:p>16450</text:p>
          </table:table-cell>
          <table:table-cell office:value-type="float" office:value="9250" calcext:value-type="float">
            <text:p>9250</text:p>
          </table:table-cell>
          <table:table-cell office:value-type="float" office:value="14277.5" calcext:value-type="float">
            <text:p>14277.5</text:p>
          </table:table-cell>
          <table:table-cell office:value-type="float" office:value="14385" calcext:value-type="float">
            <text:p>14385</text:p>
          </table:table-cell>
          <table:table-cell office:value-type="float" office:value="5465" calcext:value-type="float">
            <text:p>5465</text:p>
          </table:table-cell>
          <table:table-cell office:value-type="float" office:value="8407.5" calcext:value-type="float">
            <text:p>8407.5</text:p>
          </table:table-cell>
        </table:table-row>
        <table:table-row table:style-name="ro1">
          <table:table-cell office:value-type="float" office:value="41400" calcext:value-type="float">
            <text:p>41400</text:p>
          </table:table-cell>
          <table:table-cell office:value-type="float" office:value="16010" calcext:value-type="float">
            <text:p>16010</text:p>
          </table:table-cell>
          <table:table-cell office:value-type="float" office:value="16440" calcext:value-type="float">
            <text:p>16440</text:p>
          </table:table-cell>
          <table:table-cell office:value-type="float" office:value="8920" calcext:value-type="float">
            <text:p>8920</text:p>
          </table:table-cell>
          <table:table-cell office:value-type="float" office:value="14212.5" calcext:value-type="float">
            <text:p>14212.5</text:p>
          </table:table-cell>
          <table:table-cell office:value-type="float" office:value="14010" calcext:value-type="float">
            <text:p>14010</text:p>
          </table:table-cell>
          <table:table-cell office:value-type="float" office:value="5255" calcext:value-type="float">
            <text:p>5255</text:p>
          </table:table-cell>
          <table:table-cell office:value-type="float" office:value="8922.5" calcext:value-type="float">
            <text:p>8922.5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16017.5" calcext:value-type="float">
            <text:p>16017.5</text:p>
          </table:table-cell>
          <table:table-cell office:value-type="float" office:value="16632.5" calcext:value-type="float">
            <text:p>16632.5</text:p>
          </table:table-cell>
          <table:table-cell office:value-type="float" office:value="9122.5" calcext:value-type="float">
            <text:p>9122.5</text:p>
          </table:table-cell>
          <table:table-cell office:value-type="float" office:value="14330" calcext:value-type="float">
            <text:p>14330</text:p>
          </table:table-cell>
          <table:table-cell office:value-type="float" office:value="14022.5" calcext:value-type="float">
            <text:p>14022.5</text:p>
          </table:table-cell>
          <table:table-cell office:value-type="float" office:value="5362.5" calcext:value-type="float">
            <text:p>5362.5</text:p>
          </table:table-cell>
          <table:table-cell office:value-type="float" office:value="9130" calcext:value-type="float">
            <text:p>9130</text:p>
          </table:table-cell>
        </table:table-row>
        <table:table-row table:style-name="ro1">
          <table:table-cell office:value-type="float" office:value="41600" calcext:value-type="float">
            <text:p>41600</text:p>
          </table:table-cell>
          <table:table-cell office:value-type="float" office:value="16132.5" calcext:value-type="float">
            <text:p>16132.5</text:p>
          </table:table-cell>
          <table:table-cell office:value-type="float" office:value="16567.5" calcext:value-type="float">
            <text:p>16567.5</text:p>
          </table:table-cell>
          <table:table-cell office:value-type="float" office:value="9112.5" calcext:value-type="float">
            <text:p>9112.5</text:p>
          </table:table-cell>
          <table:table-cell office:value-type="float" office:value="14370" calcext:value-type="float">
            <text:p>14370</text:p>
          </table:table-cell>
          <table:table-cell office:value-type="float" office:value="14092.5" calcext:value-type="float">
            <text:p>14092.5</text:p>
          </table:table-cell>
          <table:table-cell office:value-type="float" office:value="5422.5" calcext:value-type="float">
            <text:p>5422.5</text:p>
          </table:table-cell>
          <table:table-cell office:value-type="float" office:value="9265" calcext:value-type="float">
            <text:p>9265</text:p>
          </table:table-cell>
        </table:table-row>
        <table:table-row table:style-name="ro1">
          <table:table-cell office:value-type="float" office:value="41700" calcext:value-type="float">
            <text:p>41700</text:p>
          </table:table-cell>
          <table:table-cell office:value-type="float" office:value="16527.5" calcext:value-type="float">
            <text:p>16527.5</text:p>
          </table:table-cell>
          <table:table-cell office:value-type="float" office:value="17317.5" calcext:value-type="float">
            <text:p>17317.5</text:p>
          </table:table-cell>
          <table:table-cell office:value-type="float" office:value="9460" calcext:value-type="float">
            <text:p>9460</text:p>
          </table:table-cell>
          <table:table-cell office:value-type="float" office:value="14720" calcext:value-type="float">
            <text:p>14720</text:p>
          </table:table-cell>
          <table:table-cell office:value-type="float" office:value="14572.5" calcext:value-type="float">
            <text:p>14572.5</text:p>
          </table:table-cell>
          <table:table-cell office:value-type="float" office:value="5567.5" calcext:value-type="float">
            <text:p>5567.5</text:p>
          </table:table-cell>
          <table:table-cell office:value-type="float" office:value="9360" calcext:value-type="float">
            <text:p>9360</text:p>
          </table:table-cell>
        </table:table-row>
        <table:table-row table:style-name="ro1">
          <table:table-cell office:value-type="float" office:value="41800" calcext:value-type="float">
            <text:p>41800</text:p>
          </table:table-cell>
          <table:table-cell office:value-type="float" office:value="17162.5" calcext:value-type="float">
            <text:p>17162.5</text:p>
          </table:table-cell>
          <table:table-cell office:value-type="float" office:value="17282.5" calcext:value-type="float">
            <text:p>17282.5</text:p>
          </table:table-cell>
          <table:table-cell office:value-type="float" office:value="9315" calcext:value-type="float">
            <text:p>9315</text:p>
          </table:table-cell>
          <table:table-cell office:value-type="float" office:value="15030" calcext:value-type="float">
            <text:p>15030</text:p>
          </table:table-cell>
          <table:table-cell office:value-type="float" office:value="14687.5" calcext:value-type="float">
            <text:p>14687.5</text:p>
          </table:table-cell>
          <table:table-cell office:value-type="float" office:value="5412.5" calcext:value-type="float">
            <text:p>5412.5</text:p>
          </table:table-cell>
          <table:table-cell office:value-type="float" office:value="9290" calcext:value-type="float">
            <text:p>9290</text:p>
          </table:table-cell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float" office:value="17300" calcext:value-type="float">
            <text:p>17300</text:p>
          </table:table-cell>
          <table:table-cell office:value-type="float" office:value="17027.5" calcext:value-type="float">
            <text:p>17027.5</text:p>
          </table:table-cell>
          <table:table-cell office:value-type="float" office:value="8980" calcext:value-type="float">
            <text:p>8980</text:p>
          </table:table-cell>
          <table:table-cell office:value-type="float" office:value="15250" calcext:value-type="float">
            <text:p>15250</text:p>
          </table:table-cell>
          <table:table-cell office:value-type="float" office:value="14592.5" calcext:value-type="float">
            <text:p>14592.5</text:p>
          </table:table-cell>
          <table:table-cell office:value-type="float" office:value="5342.5" calcext:value-type="float">
            <text:p>5342.5</text:p>
          </table:table-cell>
          <table:table-cell office:value-type="float" office:value="8965" calcext:value-type="float">
            <text:p>8965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17155" calcext:value-type="float">
            <text:p>17155</text:p>
          </table:table-cell>
          <table:table-cell office:value-type="float" office:value="16377.5" calcext:value-type="float">
            <text:p>16377.5</text:p>
          </table:table-cell>
          <table:table-cell office:value-type="float" office:value="8210" calcext:value-type="float">
            <text:p>8210</text:p>
          </table:table-cell>
          <table:table-cell office:value-type="float" office:value="14665" calcext:value-type="float">
            <text:p>14665</text:p>
          </table:table-cell>
          <table:table-cell office:value-type="float" office:value="14757.5" calcext:value-type="float">
            <text:p>14757.5</text:p>
          </table:table-cell>
          <table:table-cell office:value-type="float" office:value="5627.5" calcext:value-type="float">
            <text:p>5627.5</text:p>
          </table:table-cell>
          <table:table-cell office:value-type="float" office:value="8965" calcext:value-type="float">
            <text:p>8965</text:p>
          </table:table-cell>
        </table:table-row>
        <table:table-row table:style-name="ro1">
          <table:table-cell office:value-type="float" office:value="42100" calcext:value-type="float">
            <text:p>42100</text:p>
          </table:table-cell>
          <table:table-cell office:value-type="float" office:value="17175" calcext:value-type="float">
            <text:p>17175</text:p>
          </table:table-cell>
          <table:table-cell office:value-type="float" office:value="16292.5" calcext:value-type="float">
            <text:p>16292.5</text:p>
          </table:table-cell>
          <table:table-cell office:value-type="float" office:value="8130" calcext:value-type="float">
            <text:p>8130</text:p>
          </table:table-cell>
          <table:table-cell office:value-type="float" office:value="14805" calcext:value-type="float">
            <text:p>14805</text:p>
          </table:table-cell>
          <table:table-cell office:value-type="float" office:value="14622.5" calcext:value-type="float">
            <text:p>14622.5</text:p>
          </table:table-cell>
          <table:table-cell office:value-type="float" office:value="5512.5" calcext:value-type="float">
            <text:p>5512.5</text:p>
          </table:table-cell>
          <table:table-cell office:value-type="float" office:value="9005" calcext:value-type="float">
            <text:p>9005</text:p>
          </table:table-cell>
        </table:table-row>
        <table:table-row table:style-name="ro1">
          <table:table-cell office:value-type="float" office:value="42200" calcext:value-type="float">
            <text:p>42200</text:p>
          </table:table-cell>
          <table:table-cell office:value-type="float" office:value="17290" calcext:value-type="float">
            <text:p>17290</text:p>
          </table:table-cell>
          <table:table-cell office:value-type="float" office:value="16342.5" calcext:value-type="float">
            <text:p>16342.5</text:p>
          </table:table-cell>
          <table:table-cell office:value-type="float" office:value="8445" calcext:value-type="float">
            <text:p>8445</text:p>
          </table:table-cell>
          <table:table-cell office:value-type="float" office:value="15030" calcext:value-type="float">
            <text:p>15030</text:p>
          </table:table-cell>
          <table:table-cell office:value-type="float" office:value="14872.5" calcext:value-type="float">
            <text:p>14872.5</text:p>
          </table:table-cell>
          <table:table-cell office:value-type="float" office:value="5477.5" calcext:value-type="float">
            <text:p>5477.5</text:p>
          </table:table-cell>
          <table:table-cell office:value-type="float" office:value="9240" calcext:value-type="float">
            <text:p>9240</text:p>
          </table:table-cell>
        </table:table-row>
        <table:table-row table:style-name="ro1">
          <table:table-cell office:value-type="float" office:value="42300" calcext:value-type="float">
            <text:p>42300</text:p>
          </table:table-cell>
          <table:table-cell office:value-type="float" office:value="17240" calcext:value-type="float">
            <text:p>17240</text:p>
          </table:table-cell>
          <table:table-cell office:value-type="float" office:value="16297.5" calcext:value-type="float">
            <text:p>16297.5</text:p>
          </table:table-cell>
          <table:table-cell office:value-type="float" office:value="7945" calcext:value-type="float">
            <text:p>7945</text:p>
          </table:table-cell>
          <table:table-cell office:value-type="float" office:value="14885" calcext:value-type="float">
            <text:p>14885</text:p>
          </table:table-cell>
          <table:table-cell office:value-type="float" office:value="14542.5" calcext:value-type="float">
            <text:p>14542.5</text:p>
          </table:table-cell>
          <table:table-cell office:value-type="float" office:value="5437.5" calcext:value-type="float">
            <text:p>5437.5</text:p>
          </table:table-cell>
          <table:table-cell office:value-type="float" office:value="9440" calcext:value-type="float">
            <text:p>9440</text:p>
          </table:table-cell>
        </table:table-row>
        <table:table-row table:style-name="ro1">
          <table:table-cell office:value-type="float" office:value="42400" calcext:value-type="float">
            <text:p>42400</text:p>
          </table:table-cell>
          <table:table-cell office:value-type="float" office:value="17430" calcext:value-type="float">
            <text:p>17430</text:p>
          </table:table-cell>
          <table:table-cell office:value-type="float" office:value="16587.5" calcext:value-type="float">
            <text:p>16587.5</text:p>
          </table:table-cell>
          <table:table-cell office:value-type="float" office:value="8435" calcext:value-type="float">
            <text:p>8435</text:p>
          </table:table-cell>
          <table:table-cell office:value-type="float" office:value="15297.5" calcext:value-type="float">
            <text:p>15297.5</text:p>
          </table:table-cell>
          <table:table-cell office:value-type="float" office:value="14002.5" calcext:value-type="float">
            <text:p>14002.5</text:p>
          </table:table-cell>
          <table:table-cell office:value-type="float" office:value="5677.5" calcext:value-type="float">
            <text:p>5677.5</text:p>
          </table:table-cell>
          <table:table-cell office:value-type="float" office:value="9932.5" calcext:value-type="float">
            <text:p>9932.5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17305" calcext:value-type="float">
            <text:p>17305</text:p>
          </table:table-cell>
          <table:table-cell office:value-type="float" office:value="16492.5" calcext:value-type="float">
            <text:p>16492.5</text:p>
          </table:table-cell>
          <table:table-cell office:value-type="float" office:value="8410" calcext:value-type="float">
            <text:p>8410</text:p>
          </table:table-cell>
          <table:table-cell office:value-type="float" office:value="15302.5" calcext:value-type="float">
            <text:p>15302.5</text:p>
          </table:table-cell>
          <table:table-cell office:value-type="float" office:value="13952.5" calcext:value-type="float">
            <text:p>13952.5</text:p>
          </table:table-cell>
          <table:table-cell office:value-type="float" office:value="5647.5" calcext:value-type="float">
            <text:p>5647.5</text:p>
          </table:table-cell>
          <table:table-cell office:value-type="float" office:value="9757.5" calcext:value-type="float">
            <text:p>9757.5</text:p>
          </table:table-cell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float" office:value="17040" calcext:value-type="float">
            <text:p>17040</text:p>
          </table:table-cell>
          <table:table-cell office:value-type="float" office:value="16502.5" calcext:value-type="float">
            <text:p>16502.5</text:p>
          </table:table-cell>
          <table:table-cell office:value-type="float" office:value="8170" calcext:value-type="float">
            <text:p>8170</text:p>
          </table:table-cell>
          <table:table-cell office:value-type="float" office:value="15017.5" calcext:value-type="float">
            <text:p>15017.5</text:p>
          </table:table-cell>
          <table:table-cell office:value-type="float" office:value="13867.5" calcext:value-type="float">
            <text:p>13867.5</text:p>
          </table:table-cell>
          <table:table-cell office:value-type="float" office:value="5607.5" calcext:value-type="float">
            <text:p>5607.5</text:p>
          </table:table-cell>
          <table:table-cell office:value-type="float" office:value="9557.5" calcext:value-type="float">
            <text:p>9557.5</text:p>
          </table:table-cell>
        </table:table-row>
        <table:table-row table:style-name="ro1">
          <table:table-cell office:value-type="float" office:value="42700" calcext:value-type="float">
            <text:p>42700</text:p>
          </table:table-cell>
          <table:table-cell office:value-type="float" office:value="17085" calcext:value-type="float">
            <text:p>17085</text:p>
          </table:table-cell>
          <table:table-cell office:value-type="float" office:value="16487.5" calcext:value-type="float">
            <text:p>16487.5</text:p>
          </table:table-cell>
          <table:table-cell office:value-type="float" office:value="8525" calcext:value-type="float">
            <text:p>8525</text:p>
          </table:table-cell>
          <table:table-cell office:value-type="float" office:value="15185" calcext:value-type="float">
            <text:p>15185</text:p>
          </table:table-cell>
          <table:table-cell office:value-type="float" office:value="13652.5" calcext:value-type="float">
            <text:p>13652.5</text:p>
          </table:table-cell>
          <table:table-cell office:value-type="float" office:value="5905" calcext:value-type="float">
            <text:p>5905</text:p>
          </table:table-cell>
          <table:table-cell office:value-type="float" office:value="9740" calcext:value-type="float">
            <text:p>9740</text:p>
          </table:table-cell>
        </table:table-row>
        <table:table-row table:style-name="ro1">
          <table:table-cell office:value-type="float" office:value="42800" calcext:value-type="float">
            <text:p>42800</text:p>
          </table:table-cell>
          <table:table-cell office:value-type="float" office:value="18055" calcext:value-type="float">
            <text:p>18055</text:p>
          </table:table-cell>
          <table:table-cell office:value-type="float" office:value="16782.5" calcext:value-type="float">
            <text:p>16782.5</text:p>
          </table:table-cell>
          <table:table-cell office:value-type="float" office:value="9130" calcext:value-type="float">
            <text:p>9130</text:p>
          </table:table-cell>
          <table:table-cell office:value-type="float" office:value="15510" calcext:value-type="float">
            <text:p>15510</text:p>
          </table:table-cell>
          <table:table-cell office:value-type="float" office:value="13652.5" calcext:value-type="float">
            <text:p>13652.5</text:p>
          </table:table-cell>
          <table:table-cell office:value-type="float" office:value="6670" calcext:value-type="float">
            <text:p>6670</text:p>
          </table:table-cell>
          <table:table-cell office:value-type="float" office:value="10390" calcext:value-type="float">
            <text:p>10390</text:p>
          </table:table-cell>
        </table:table-row>
        <table:table-row table:style-name="ro1">
          <table:table-cell office:value-type="float" office:value="42900" calcext:value-type="float">
            <text:p>42900</text:p>
          </table:table-cell>
          <table:table-cell office:value-type="float" office:value="18810" calcext:value-type="float">
            <text:p>18810</text:p>
          </table:table-cell>
          <table:table-cell office:value-type="float" office:value="16517.5" calcext:value-type="float">
            <text:p>16517.5</text:p>
          </table:table-cell>
          <table:table-cell office:value-type="float" office:value="8800" calcext:value-type="float">
            <text:p>8800</text:p>
          </table:table-cell>
          <table:table-cell office:value-type="float" office:value="15585" calcext:value-type="float">
            <text:p>15585</text:p>
          </table:table-cell>
          <table:table-cell office:value-type="float" office:value="12702.5" calcext:value-type="float">
            <text:p>12702.5</text:p>
          </table:table-cell>
          <table:table-cell office:value-type="float" office:value="6675" calcext:value-type="float">
            <text:p>6675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17415" calcext:value-type="float">
            <text:p>17415</text:p>
          </table:table-cell>
          <table:table-cell office:value-type="float" office:value="15557.5" calcext:value-type="float">
            <text:p>15557.5</text:p>
          </table:table-cell>
          <table:table-cell office:value-type="float" office:value="7625" calcext:value-type="float">
            <text:p>7625</text:p>
          </table:table-cell>
          <table:table-cell office:value-type="float" office:value="15235" calcext:value-type="float">
            <text:p>15235</text:p>
          </table:table-cell>
          <table:table-cell office:value-type="float" office:value="12712.5" calcext:value-type="float">
            <text:p>12712.5</text:p>
          </table:table-cell>
          <table:table-cell office:value-type="float" office:value="6500" calcext:value-type="float">
            <text:p>6500</text:p>
          </table:table-cell>
          <table:table-cell office:value-type="float" office:value="9390" calcext:value-type="float">
            <text:p>9390</text:p>
          </table:table-cell>
        </table:table-row>
        <table:table-row table:style-name="ro1">
          <table:table-cell office:value-type="float" office:value="43100" calcext:value-type="float">
            <text:p>43100</text:p>
          </table:table-cell>
          <table:table-cell office:value-type="float" office:value="17320" calcext:value-type="float">
            <text:p>17320</text:p>
          </table:table-cell>
          <table:table-cell office:value-type="float" office:value="15632.5" calcext:value-type="float">
            <text:p>15632.5</text:p>
          </table:table-cell>
          <table:table-cell office:value-type="float" office:value="7965" calcext:value-type="float">
            <text:p>7965</text:p>
          </table:table-cell>
          <table:table-cell office:value-type="float" office:value="15310" calcext:value-type="float">
            <text:p>15310</text:p>
          </table:table-cell>
          <table:table-cell office:value-type="float" office:value="12817.5" calcext:value-type="float">
            <text:p>12817.5</text:p>
          </table:table-cell>
          <table:table-cell office:value-type="float" office:value="6625" calcext:value-type="float">
            <text:p>6625</text:p>
          </table:table-cell>
          <table:table-cell office:value-type="float" office:value="9575" calcext:value-type="float">
            <text:p>9575</text:p>
          </table:table-cell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7290" calcext:value-type="float">
            <text:p>17290</text:p>
          </table:table-cell>
          <table:table-cell office:value-type="float" office:value="15590" calcext:value-type="float">
            <text:p>15590</text:p>
          </table:table-cell>
          <table:table-cell office:value-type="float" office:value="7940" calcext:value-type="float">
            <text:p>7940</text:p>
          </table:table-cell>
          <table:table-cell office:value-type="float" office:value="15330" calcext:value-type="float">
            <text:p>15330</text:p>
          </table:table-cell>
          <table:table-cell office:value-type="float" office:value="12660" calcext:value-type="float">
            <text:p>12660</text:p>
          </table:table-cell>
          <table:table-cell office:value-type="float" office:value="6975" calcext:value-type="float">
            <text:p>6975</text:p>
          </table:table-cell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float" office:value="43300" calcext:value-type="float">
            <text:p>43300</text:p>
          </table:table-cell>
          <table:table-cell office:value-type="float" office:value="17495" calcext:value-type="float">
            <text:p>17495</text:p>
          </table:table-cell>
          <table:table-cell office:value-type="float" office:value="15615" calcext:value-type="float">
            <text:p>15615</text:p>
          </table:table-cell>
          <table:table-cell office:value-type="float" office:value="8425" calcext:value-type="float">
            <text:p>8425</text:p>
          </table:table-cell>
          <table:table-cell office:value-type="float" office:value="15175" calcext:value-type="float">
            <text:p>15175</text:p>
          </table:table-cell>
          <table:table-cell office:value-type="float" office:value="13045" calcext:value-type="float">
            <text:p>13045</text:p>
          </table:table-cell>
          <table:table-cell office:value-type="float" office:value="7340" calcext:value-type="float">
            <text:p>7340</text:p>
          </table:table-cell>
          <table:table-cell office:value-type="float" office:value="9625" calcext:value-type="float">
            <text:p>9625</text:p>
          </table:table-cell>
        </table:table-row>
        <table:table-row table:style-name="ro1">
          <table:table-cell office:value-type="float" office:value="43400" calcext:value-type="float">
            <text:p>43400</text:p>
          </table:table-cell>
          <table:table-cell office:value-type="float" office:value="17230" calcext:value-type="float">
            <text:p>17230</text:p>
          </table:table-cell>
          <table:table-cell office:value-type="float" office:value="15465" calcext:value-type="float">
            <text:p>15465</text:p>
          </table:table-cell>
          <table:table-cell office:value-type="float" office:value="8735" calcext:value-type="float">
            <text:p>8735</text:p>
          </table:table-cell>
          <table:table-cell office:value-type="float" office:value="14880" calcext:value-type="float">
            <text:p>14880</text:p>
          </table:table-cell>
          <table:table-cell office:value-type="float" office:value="12585" calcext:value-type="float">
            <text:p>12585</text:p>
          </table:table-cell>
          <table:table-cell office:value-type="float" office:value="7140" calcext:value-type="float">
            <text:p>7140</text:p>
          </table:table-cell>
          <table:table-cell office:value-type="float" office:value="9725" calcext:value-type="float">
            <text:p>9725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16780" calcext:value-type="float">
            <text:p>16780</text:p>
          </table:table-cell>
          <table:table-cell office:value-type="float" office:value="15195" calcext:value-type="float">
            <text:p>15195</text:p>
          </table:table-cell>
          <table:table-cell office:value-type="float" office:value="8695" calcext:value-type="float">
            <text:p>8695</text:p>
          </table:table-cell>
          <table:table-cell office:value-type="float" office:value="14462.5" calcext:value-type="float">
            <text:p>14462.5</text:p>
          </table:table-cell>
          <table:table-cell office:value-type="float" office:value="12150" calcext:value-type="float">
            <text:p>12150</text:p>
          </table:table-cell>
          <table:table-cell office:value-type="float" office:value="7410" calcext:value-type="float">
            <text:p>7410</text:p>
          </table:table-cell>
          <table:table-cell office:value-type="float" office:value="9915" calcext:value-type="float">
            <text:p>9915</text:p>
          </table:table-cell>
        </table:table-row>
        <table:table-row table:style-name="ro1">
          <table:table-cell office:value-type="float" office:value="43600" calcext:value-type="float">
            <text:p>43600</text:p>
          </table:table-cell>
          <table:table-cell office:value-type="float" office:value="17315" calcext:value-type="float">
            <text:p>17315</text:p>
          </table:table-cell>
          <table:table-cell office:value-type="float" office:value="15425" calcext:value-type="float">
            <text:p>15425</text:p>
          </table:table-cell>
          <table:table-cell office:value-type="float" office:value="9060" calcext:value-type="float">
            <text:p>9060</text:p>
          </table:table-cell>
          <table:table-cell office:value-type="float" office:value="14605" calcext:value-type="float">
            <text:p>14605</text:p>
          </table:table-cell>
          <table:table-cell office:value-type="float" office:value="12335" calcext:value-type="float">
            <text:p>12335</text:p>
          </table:table-cell>
          <table:table-cell office:value-type="float" office:value="7630" calcext:value-type="float">
            <text:p>7630</text:p>
          </table:table-cell>
          <table:table-cell office:value-type="float" office:value="10140" calcext:value-type="float">
            <text:p>10140</text:p>
          </table:table-cell>
        </table:table-row>
        <table:table-row table:style-name="ro1">
          <table:table-cell office:value-type="float" office:value="43700" calcext:value-type="float">
            <text:p>43700</text:p>
          </table:table-cell>
          <table:table-cell office:value-type="float" office:value="17195" calcext:value-type="float">
            <text:p>17195</text:p>
          </table:table-cell>
          <table:table-cell office:value-type="float" office:value="15380" calcext:value-type="float">
            <text:p>15380</text:p>
          </table:table-cell>
          <table:table-cell office:value-type="float" office:value="8605" calcext:value-type="float">
            <text:p>8605</text:p>
          </table:table-cell>
          <table:table-cell office:value-type="float" office:value="14195" calcext:value-type="float">
            <text:p>14195</text:p>
          </table:table-cell>
          <table:table-cell office:value-type="float" office:value="11905" calcext:value-type="float">
            <text:p>11905</text:p>
          </table:table-cell>
          <table:table-cell office:value-type="float" office:value="7570" calcext:value-type="float">
            <text:p>7570</text:p>
          </table:table-cell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43800" calcext:value-type="float">
            <text:p>43800</text:p>
          </table:table-cell>
          <table:table-cell office:value-type="float" office:value="17335" calcext:value-type="float">
            <text:p>17335</text:p>
          </table:table-cell>
          <table:table-cell office:value-type="float" office:value="15415" calcext:value-type="float">
            <text:p>15415</text:p>
          </table:table-cell>
          <table:table-cell office:value-type="float" office:value="8615" calcext:value-type="float">
            <text:p>8615</text:p>
          </table:table-cell>
          <table:table-cell office:value-type="float" office:value="14040" calcext:value-type="float">
            <text:p>14040</text:p>
          </table:table-cell>
          <table:table-cell office:value-type="float" office:value="11900" calcext:value-type="float">
            <text:p>11900</text:p>
          </table:table-cell>
          <table:table-cell office:value-type="float" office:value="7345" calcext:value-type="float">
            <text:p>7345</text:p>
          </table:table-cell>
          <table:table-cell office:value-type="float" office:value="10120" calcext:value-type="float">
            <text:p>10120</text:p>
          </table:table-cell>
        </table:table-row>
        <table:table-row table:style-name="ro1">
          <table:table-cell office:value-type="float" office:value="43900" calcext:value-type="float">
            <text:p>43900</text:p>
          </table:table-cell>
          <table:table-cell office:value-type="float" office:value="16885" calcext:value-type="float">
            <text:p>16885</text:p>
          </table:table-cell>
          <table:table-cell office:value-type="float" office:value="15540" calcext:value-type="float">
            <text:p>15540</text:p>
          </table:table-cell>
          <table:table-cell office:value-type="float" office:value="8830" calcext:value-type="float">
            <text:p>8830</text:p>
          </table:table-cell>
          <table:table-cell office:value-type="float" office:value="13980" calcext:value-type="float">
            <text:p>13980</text:p>
          </table:table-cell>
          <table:table-cell office:value-type="float" office:value="11990" calcext:value-type="float">
            <text:p>11990</text:p>
          </table:table-cell>
          <table:table-cell office:value-type="float" office:value="7445" calcext:value-type="float">
            <text:p>7445</text:p>
          </table:table-cell>
          <table:table-cell office:value-type="float" office:value="10045" calcext:value-type="float">
            <text:p>10045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17070" calcext:value-type="float">
            <text:p>17070</text:p>
          </table:table-cell>
          <table:table-cell office:value-type="float" office:value="15345" calcext:value-type="float">
            <text:p>15345</text:p>
          </table:table-cell>
          <table:table-cell office:value-type="float" office:value="9147.5" calcext:value-type="float">
            <text:p>9147.5</text:p>
          </table:table-cell>
          <table:table-cell office:value-type="float" office:value="14240" calcext:value-type="float">
            <text:p>14240</text:p>
          </table:table-cell>
          <table:table-cell office:value-type="float" office:value="12330" calcext:value-type="float">
            <text:p>12330</text:p>
          </table:table-cell>
          <table:table-cell office:value-type="float" office:value="7545" calcext:value-type="float">
            <text:p>7545</text:p>
          </table:table-cell>
          <table:table-cell office:value-type="float" office:value="9925" calcext:value-type="float">
            <text:p>9925</text:p>
          </table:table-cell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float" office:value="17100" calcext:value-type="float">
            <text:p>17100</text:p>
          </table:table-cell>
          <table:table-cell office:value-type="float" office:value="15030" calcext:value-type="float">
            <text:p>15030</text:p>
          </table:table-cell>
          <table:table-cell office:value-type="float" office:value="9062.5" calcext:value-type="float">
            <text:p>9062.5</text:p>
          </table:table-cell>
          <table:table-cell office:value-type="float" office:value="14095" calcext:value-type="float">
            <text:p>14095</text:p>
          </table:table-cell>
          <table:table-cell office:value-type="float" office:value="12140" calcext:value-type="float">
            <text:p>12140</text:p>
          </table:table-cell>
          <table:table-cell office:value-type="float" office:value="7680" calcext:value-type="float">
            <text:p>7680</text:p>
          </table:table-cell>
          <table:table-cell office:value-type="float" office:value="9980" calcext:value-type="float">
            <text:p>9980</text:p>
          </table:table-cell>
        </table:table-row>
        <table:table-row table:style-name="ro1">
          <table:table-cell office:value-type="float" office:value="44200" calcext:value-type="float">
            <text:p>44200</text:p>
          </table:table-cell>
          <table:table-cell office:value-type="float" office:value="17022.5" calcext:value-type="float">
            <text:p>17022.5</text:p>
          </table:table-cell>
          <table:table-cell office:value-type="float" office:value="14707.5" calcext:value-type="float">
            <text:p>14707.5</text:p>
          </table:table-cell>
          <table:table-cell office:value-type="float" office:value="9755" calcext:value-type="float">
            <text:p>9755</text:p>
          </table:table-cell>
          <table:table-cell office:value-type="float" office:value="14157.5" calcext:value-type="float">
            <text:p>14157.5</text:p>
          </table:table-cell>
          <table:table-cell office:value-type="float" office:value="11822.5" calcext:value-type="float">
            <text:p>11822.5</text:p>
          </table:table-cell>
          <table:table-cell office:value-type="float" office:value="7642.5" calcext:value-type="float">
            <text:p>7642.5</text:p>
          </table:table-cell>
          <table:table-cell office:value-type="float" office:value="9632.5" calcext:value-type="float">
            <text:p>9632.5</text:p>
          </table:table-cell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float" office:value="17397.5" calcext:value-type="float">
            <text:p>17397.5</text:p>
          </table:table-cell>
          <table:table-cell office:value-type="float" office:value="14937.5" calcext:value-type="float">
            <text:p>14937.5</text:p>
          </table:table-cell>
          <table:table-cell office:value-type="float" office:value="10105" calcext:value-type="float">
            <text:p>10105</text:p>
          </table:table-cell>
          <table:table-cell office:value-type="float" office:value="14497.5" calcext:value-type="float">
            <text:p>14497.5</text:p>
          </table:table-cell>
          <table:table-cell office:value-type="float" office:value="12040" calcext:value-type="float">
            <text:p>12040</text:p>
          </table:table-cell>
          <table:table-cell office:value-type="float" office:value="7632.5" calcext:value-type="float">
            <text:p>7632.5</text:p>
          </table:table-cell>
          <table:table-cell office:value-type="float" office:value="9592.5" calcext:value-type="float">
            <text:p>9592.5</text:p>
          </table:table-cell>
        </table:table-row>
        <table:table-row table:style-name="ro1">
          <table:table-cell office:value-type="float" office:value="44400" calcext:value-type="float">
            <text:p>44400</text:p>
          </table:table-cell>
          <table:table-cell office:value-type="float" office:value="17107.5" calcext:value-type="float">
            <text:p>17107.5</text:p>
          </table:table-cell>
          <table:table-cell office:value-type="float" office:value="14762.5" calcext:value-type="float">
            <text:p>14762.5</text:p>
          </table:table-cell>
          <table:table-cell office:value-type="float" office:value="10005" calcext:value-type="float">
            <text:p>10005</text:p>
          </table:table-cell>
          <table:table-cell office:value-type="float" office:value="13972.5" calcext:value-type="float">
            <text:p>13972.5</text:p>
          </table:table-cell>
          <table:table-cell office:value-type="float" office:value="11800" calcext:value-type="float">
            <text:p>11800</text:p>
          </table:table-cell>
          <table:table-cell office:value-type="float" office:value="7442.5" calcext:value-type="float">
            <text:p>7442.5</text:p>
          </table:table-cell>
          <table:table-cell office:value-type="float" office:value="9367.5" calcext:value-type="float">
            <text:p>9367.5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16782.5" calcext:value-type="float">
            <text:p>16782.5</text:p>
          </table:table-cell>
          <table:table-cell office:value-type="float" office:value="14727.5" calcext:value-type="float">
            <text:p>14727.5</text:p>
          </table:table-cell>
          <table:table-cell office:value-type="float" office:value="9885" calcext:value-type="float">
            <text:p>9885</text:p>
          </table:table-cell>
          <table:table-cell office:value-type="float" office:value="13477.5" calcext:value-type="float">
            <text:p>13477.5</text:p>
          </table:table-cell>
          <table:table-cell office:value-type="float" office:value="11700" calcext:value-type="float">
            <text:p>11700</text:p>
          </table:table-cell>
          <table:table-cell office:value-type="float" office:value="7062.5" calcext:value-type="float">
            <text:p>7062.5</text:p>
          </table:table-cell>
          <table:table-cell office:value-type="float" office:value="9327.5" calcext:value-type="float">
            <text:p>9327.5</text:p>
          </table:table-cell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float" office:value="16912.5" calcext:value-type="float">
            <text:p>16912.5</text:p>
          </table:table-cell>
          <table:table-cell office:value-type="float" office:value="15007.5" calcext:value-type="float">
            <text:p>15007.5</text:p>
          </table:table-cell>
          <table:table-cell office:value-type="float" office:value="10005" calcext:value-type="float">
            <text:p>10005</text:p>
          </table:table-cell>
          <table:table-cell office:value-type="float" office:value="13517.5" calcext:value-type="float">
            <text:p>13517.5</text:p>
          </table:table-cell>
          <table:table-cell office:value-type="float" office:value="11630" calcext:value-type="float">
            <text:p>11630</text:p>
          </table:table-cell>
          <table:table-cell office:value-type="float" office:value="7312.5" calcext:value-type="float">
            <text:p>7312.5</text:p>
          </table:table-cell>
          <table:table-cell office:value-type="float" office:value="9347.5" calcext:value-type="float">
            <text:p>9347.5</text:p>
          </table:table-cell>
        </table:table-row>
        <table:table-row table:style-name="ro1">
          <table:table-cell office:value-type="float" office:value="44700" calcext:value-type="float">
            <text:p>44700</text:p>
          </table:table-cell>
          <table:table-cell office:value-type="float" office:value="17002.5" calcext:value-type="float">
            <text:p>17002.5</text:p>
          </table:table-cell>
          <table:table-cell office:value-type="float" office:value="15042.5" calcext:value-type="float">
            <text:p>15042.5</text:p>
          </table:table-cell>
          <table:table-cell office:value-type="float" office:value="10175" calcext:value-type="float">
            <text:p>10175</text:p>
          </table:table-cell>
          <table:table-cell office:value-type="float" office:value="13517.5" calcext:value-type="float">
            <text:p>13517.5</text:p>
          </table:table-cell>
          <table:table-cell office:value-type="float" office:value="11380" calcext:value-type="float">
            <text:p>11380</text:p>
          </table:table-cell>
          <table:table-cell office:value-type="float" office:value="7367.5" calcext:value-type="float">
            <text:p>7367.5</text:p>
          </table:table-cell>
          <table:table-cell office:value-type="float" office:value="9532.5" calcext:value-type="float">
            <text:p>9532.5</text:p>
          </table:table-cell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float" office:value="16965" calcext:value-type="float">
            <text:p>16965</text:p>
          </table:table-cell>
          <table:table-cell office:value-type="float" office:value="15120" calcext:value-type="float">
            <text:p>15120</text:p>
          </table:table-cell>
          <table:table-cell office:value-type="float" office:value="10317.5" calcext:value-type="float">
            <text:p>10317.5</text:p>
          </table:table-cell>
          <table:table-cell office:value-type="float" office:value="13600" calcext:value-type="float">
            <text:p>13600</text:p>
          </table:table-cell>
          <table:table-cell office:value-type="float" office:value="11282.5" calcext:value-type="float">
            <text:p>11282.5</text:p>
          </table:table-cell>
          <table:table-cell office:value-type="float" office:value="7790" calcext:value-type="float">
            <text:p>7790</text:p>
          </table:table-cell>
          <table:table-cell office:value-type="float" office:value="9315" calcext:value-type="float">
            <text:p>9315</text:p>
          </table:table-cell>
        </table:table-row>
        <table:table-row table:style-name="ro1">
          <table:table-cell office:value-type="float" office:value="44900" calcext:value-type="float">
            <text:p>44900</text:p>
          </table:table-cell>
          <table:table-cell office:value-type="float" office:value="17475" calcext:value-type="float">
            <text:p>17475</text:p>
          </table:table-cell>
          <table:table-cell office:value-type="float" office:value="14070" calcext:value-type="float">
            <text:p>14070</text:p>
          </table:table-cell>
          <table:table-cell office:value-type="float" office:value="10442.5" calcext:value-type="float">
            <text:p>10442.5</text:p>
          </table:table-cell>
          <table:table-cell office:value-type="float" office:value="14215" calcext:value-type="float">
            <text:p>14215</text:p>
          </table:table-cell>
          <table:table-cell office:value-type="float" office:value="11162.5" calcext:value-type="float">
            <text:p>11162.5</text:p>
          </table:table-cell>
          <table:table-cell office:value-type="float" office:value="8835" calcext:value-type="float">
            <text:p>8835</text:p>
          </table:table-cell>
          <table:table-cell office:value-type="float" office:value="9625" calcext:value-type="float">
            <text:p>962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7645" calcext:value-type="float">
            <text:p>17645</text:p>
          </table:table-cell>
          <table:table-cell office:value-type="float" office:value="14370" calcext:value-type="float">
            <text:p>14370</text:p>
          </table:table-cell>
          <table:table-cell office:value-type="float" office:value="10822.5" calcext:value-type="float">
            <text:p>10822.5</text:p>
          </table:table-cell>
          <table:table-cell office:value-type="float" office:value="14995" calcext:value-type="float">
            <text:p>14995</text:p>
          </table:table-cell>
          <table:table-cell office:value-type="float" office:value="11502.5" calcext:value-type="float">
            <text:p>11502.5</text:p>
          </table:table-cell>
          <table:table-cell office:value-type="float" office:value="9030" calcext:value-type="float">
            <text:p>9030</text:p>
          </table:table-cell>
          <table:table-cell office:value-type="float" office:value="9720" calcext:value-type="float">
            <text:p>9720</text:p>
          </table:table-cell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float" office:value="17500" calcext:value-type="float">
            <text:p>17500</text:p>
          </table:table-cell>
          <table:table-cell office:value-type="float" office:value="14895" calcext:value-type="float">
            <text:p>14895</text:p>
          </table:table-cell>
          <table:table-cell office:value-type="float" office:value="10767.5" calcext:value-type="float">
            <text:p>10767.5</text:p>
          </table:table-cell>
          <table:table-cell office:value-type="float" office:value="15050" calcext:value-type="float">
            <text:p>15050</text:p>
          </table:table-cell>
          <table:table-cell office:value-type="float" office:value="11532.5" calcext:value-type="float">
            <text:p>11532.5</text:p>
          </table:table-cell>
          <table:table-cell office:value-type="float" office:value="9010" calcext:value-type="float">
            <text:p>9010</text:p>
          </table:table-cell>
          <table:table-cell office:value-type="float" office:value="9630" calcext:value-type="float">
            <text:p>9630</text:p>
          </table:table-cell>
        </table:table-row>
        <table:table-row table:style-name="ro1">
          <table:table-cell office:value-type="float" office:value="45200" calcext:value-type="float">
            <text:p>45200</text:p>
          </table:table-cell>
          <table:table-cell office:value-type="float" office:value="17445" calcext:value-type="float">
            <text:p>17445</text:p>
          </table:table-cell>
          <table:table-cell office:value-type="float" office:value="14940" calcext:value-type="float">
            <text:p>14940</text:p>
          </table:table-cell>
          <table:table-cell office:value-type="float" office:value="10642.5" calcext:value-type="float">
            <text:p>10642.5</text:p>
          </table:table-cell>
          <table:table-cell office:value-type="float" office:value="15075" calcext:value-type="float">
            <text:p>15075</text:p>
          </table:table-cell>
          <table:table-cell office:value-type="float" office:value="11392.5" calcext:value-type="float">
            <text:p>11392.5</text:p>
          </table:table-cell>
          <table:table-cell office:value-type="float" office:value="9120" calcext:value-type="float">
            <text:p>9120</text:p>
          </table:table-cell>
          <table:table-cell office:value-type="float" office:value="9460" calcext:value-type="float">
            <text:p>9460</text:p>
          </table:table-cell>
        </table:table-row>
        <table:table-row table:style-name="ro1">
          <table:table-cell office:value-type="float" office:value="45300" calcext:value-type="float">
            <text:p>45300</text:p>
          </table:table-cell>
          <table:table-cell office:value-type="float" office:value="17405" calcext:value-type="float">
            <text:p>17405</text:p>
          </table:table-cell>
          <table:table-cell office:value-type="float" office:value="14800" calcext:value-type="float">
            <text:p>14800</text:p>
          </table:table-cell>
          <table:table-cell office:value-type="float" office:value="10492.5" calcext:value-type="float">
            <text:p>10492.5</text:p>
          </table:table-cell>
          <table:table-cell office:value-type="float" office:value="15245" calcext:value-type="float">
            <text:p>15245</text:p>
          </table:table-cell>
          <table:table-cell office:value-type="float" office:value="11402.5" calcext:value-type="float">
            <text:p>11402.5</text:p>
          </table:table-cell>
          <table:table-cell office:value-type="float" office:value="9105" calcext:value-type="float">
            <text:p>9105</text:p>
          </table:table-cell>
          <table:table-cell office:value-type="float" office:value="9425" calcext:value-type="float">
            <text:p>9425</text:p>
          </table:table-cell>
        </table:table-row>
        <table:table-row table:style-name="ro1">
          <table:table-cell office:value-type="float" office:value="45400" calcext:value-type="float">
            <text:p>45400</text:p>
          </table:table-cell>
          <table:table-cell office:value-type="float" office:value="17470" calcext:value-type="float">
            <text:p>17470</text:p>
          </table:table-cell>
          <table:table-cell office:value-type="float" office:value="15190" calcext:value-type="float">
            <text:p>15190</text:p>
          </table:table-cell>
          <table:table-cell office:value-type="float" office:value="10557.5" calcext:value-type="float">
            <text:p>10557.5</text:p>
          </table:table-cell>
          <table:table-cell office:value-type="float" office:value="15135" calcext:value-type="float">
            <text:p>15135</text:p>
          </table:table-cell>
          <table:table-cell office:value-type="float" office:value="11672.5" calcext:value-type="float">
            <text:p>11672.5</text:p>
          </table:table-cell>
          <table:table-cell office:value-type="float" office:value="9045" calcext:value-type="float">
            <text:p>9045</text:p>
          </table:table-cell>
          <table:table-cell office:value-type="float" office:value="9720" calcext:value-type="float">
            <text:p>9720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17200" calcext:value-type="float">
            <text:p>17200</text:p>
          </table:table-cell>
          <table:table-cell office:value-type="float" office:value="14725" calcext:value-type="float">
            <text:p>14725</text:p>
          </table:table-cell>
          <table:table-cell office:value-type="float" office:value="10757.5" calcext:value-type="float">
            <text:p>10757.5</text:p>
          </table:table-cell>
          <table:table-cell office:value-type="float" office:value="14910" calcext:value-type="float">
            <text:p>14910</text:p>
          </table:table-cell>
          <table:table-cell office:value-type="float" office:value="12002.5" calcext:value-type="float">
            <text:p>12002.5</text:p>
          </table:table-cell>
          <table:table-cell office:value-type="float" office:value="8930" calcext:value-type="float">
            <text:p>893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45600" calcext:value-type="float">
            <text:p>45600</text:p>
          </table:table-cell>
          <table:table-cell office:value-type="float" office:value="16800" calcext:value-type="float">
            <text:p>16800</text:p>
          </table:table-cell>
          <table:table-cell office:value-type="float" office:value="14250" calcext:value-type="float">
            <text:p>14250</text:p>
          </table:table-cell>
          <table:table-cell office:value-type="float" office:value="10907.5" calcext:value-type="float">
            <text:p>10907.5</text:p>
          </table:table-cell>
          <table:table-cell office:value-type="float" office:value="14625" calcext:value-type="float">
            <text:p>14625</text:p>
          </table:table-cell>
          <table:table-cell office:value-type="float" office:value="11752.5" calcext:value-type="float">
            <text:p>11752.5</text:p>
          </table:table-cell>
          <table:table-cell office:value-type="float" office:value="8647.5" calcext:value-type="float">
            <text:p>8647.5</text:p>
          </table:table-cell>
          <table:table-cell office:value-type="float" office:value="9735" calcext:value-type="float">
            <text:p>9735</text:p>
          </table:table-cell>
        </table:table-row>
        <table:table-row table:style-name="ro1">
          <table:table-cell office:value-type="float" office:value="45700" calcext:value-type="float">
            <text:p>45700</text:p>
          </table:table-cell>
          <table:table-cell office:value-type="float" office:value="17300" calcext:value-type="float">
            <text:p>17300</text:p>
          </table:table-cell>
          <table:table-cell office:value-type="float" office:value="14432.5" calcext:value-type="float">
            <text:p>14432.5</text:p>
          </table:table-cell>
          <table:table-cell office:value-type="float" office:value="11407.5" calcext:value-type="float">
            <text:p>11407.5</text:p>
          </table:table-cell>
          <table:table-cell office:value-type="float" office:value="15610" calcext:value-type="float">
            <text:p>15610</text:p>
          </table:table-cell>
          <table:table-cell office:value-type="float" office:value="12082.5" calcext:value-type="float">
            <text:p>12082.5</text:p>
          </table:table-cell>
          <table:table-cell office:value-type="float" office:value="8832.5" calcext:value-type="float">
            <text:p>8832.5</text:p>
          </table:table-cell>
          <table:table-cell office:value-type="float" office:value="10285" calcext:value-type="float">
            <text:p>10285</text:p>
          </table:table-cell>
        </table:table-row>
        <table:table-row table:style-name="ro1">
          <table:table-cell office:value-type="float" office:value="45800" calcext:value-type="float">
            <text:p>45800</text:p>
          </table:table-cell>
          <table:table-cell office:value-type="float" office:value="17395" calcext:value-type="float">
            <text:p>17395</text:p>
          </table:table-cell>
          <table:table-cell office:value-type="float" office:value="14037.5" calcext:value-type="float">
            <text:p>14037.5</text:p>
          </table:table-cell>
          <table:table-cell office:value-type="float" office:value="10925" calcext:value-type="float">
            <text:p>10925</text:p>
          </table:table-cell>
          <table:table-cell office:value-type="float" office:value="15010" calcext:value-type="float">
            <text:p>15010</text:p>
          </table:table-cell>
          <table:table-cell office:value-type="float" office:value="12245" calcext:value-type="float">
            <text:p>12245</text:p>
          </table:table-cell>
          <table:table-cell office:value-type="float" office:value="8105" calcext:value-type="float">
            <text:p>8105</text:p>
          </table:table-cell>
          <table:table-cell office:value-type="float" office:value="10275" calcext:value-type="float">
            <text:p>10275</text:p>
          </table:table-cell>
        </table:table-row>
        <table:table-row table:style-name="ro1">
          <table:table-cell office:value-type="float" office:value="45900" calcext:value-type="float">
            <text:p>45900</text:p>
          </table:table-cell>
          <table:table-cell office:value-type="float" office:value="17770" calcext:value-type="float">
            <text:p>17770</text:p>
          </table:table-cell>
          <table:table-cell office:value-type="float" office:value="13762.5" calcext:value-type="float">
            <text:p>13762.5</text:p>
          </table:table-cell>
          <table:table-cell office:value-type="float" office:value="10675" calcext:value-type="float">
            <text:p>10675</text:p>
          </table:table-cell>
          <table:table-cell office:value-type="float" office:value="14965" calcext:value-type="float">
            <text:p>14965</text:p>
          </table:table-cell>
          <table:table-cell office:value-type="float" office:value="12130" calcext:value-type="float">
            <text:p>12130</text:p>
          </table:table-cell>
          <table:table-cell office:value-type="float" office:value="8010" calcext:value-type="float">
            <text:p>8010</text:p>
          </table:table-cell>
          <table:table-cell office:value-type="float" office:value="10020" calcext:value-type="float">
            <text:p>10020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17915" calcext:value-type="float">
            <text:p>17915</text:p>
          </table:table-cell>
          <table:table-cell office:value-type="float" office:value="13927.5" calcext:value-type="float">
            <text:p>13927.5</text:p>
          </table:table-cell>
          <table:table-cell office:value-type="float" office:value="10595" calcext:value-type="float">
            <text:p>10595</text:p>
          </table:table-cell>
          <table:table-cell office:value-type="float" office:value="14795" calcext:value-type="float">
            <text:p>14795</text:p>
          </table:table-cell>
          <table:table-cell office:value-type="float" office:value="11970" calcext:value-type="float">
            <text:p>11970</text:p>
          </table:table-cell>
          <table:table-cell office:value-type="float" office:value="8425" calcext:value-type="float">
            <text:p>8425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float" office:value="46100" calcext:value-type="float">
            <text:p>46100</text:p>
          </table:table-cell>
          <table:table-cell office:value-type="float" office:value="18755" calcext:value-type="float">
            <text:p>18755</text:p>
          </table:table-cell>
          <table:table-cell office:value-type="float" office:value="14167.5" calcext:value-type="float">
            <text:p>14167.5</text:p>
          </table:table-cell>
          <table:table-cell office:value-type="float" office:value="10685" calcext:value-type="float">
            <text:p>10685</text:p>
          </table:table-cell>
          <table:table-cell office:value-type="float" office:value="16887.5" calcext:value-type="float">
            <text:p>16887.5</text:p>
          </table:table-cell>
          <table:table-cell office:value-type="float" office:value="12700" calcext:value-type="float">
            <text:p>12700</text:p>
          </table:table-cell>
          <table:table-cell office:value-type="float" office:value="9395" calcext:value-type="float">
            <text:p>9395</text:p>
          </table:table-cell>
          <table:table-cell office:value-type="float" office:value="9875" calcext:value-type="float">
            <text:p>9875</text:p>
          </table:table-cell>
        </table:table-row>
        <table:table-row table:style-name="ro1">
          <table:table-cell office:value-type="float" office:value="46200" calcext:value-type="float">
            <text:p>46200</text:p>
          </table:table-cell>
          <table:table-cell office:value-type="float" office:value="18730" calcext:value-type="float">
            <text:p>18730</text:p>
          </table:table-cell>
          <table:table-cell office:value-type="float" office:value="14177.5" calcext:value-type="float">
            <text:p>14177.5</text:p>
          </table:table-cell>
          <table:table-cell office:value-type="float" office:value="10690" calcext:value-type="float">
            <text:p>10690</text:p>
          </table:table-cell>
          <table:table-cell office:value-type="float" office:value="17002.5" calcext:value-type="float">
            <text:p>17002.5</text:p>
          </table:table-cell>
          <table:table-cell office:value-type="float" office:value="12810" calcext:value-type="float">
            <text:p>12810</text:p>
          </table:table-cell>
          <table:table-cell office:value-type="float" office:value="9620" calcext:value-type="float">
            <text:p>9620</text:p>
          </table:table-cell>
          <table:table-cell office:value-type="float" office:value="9775" calcext:value-type="float">
            <text:p>9775</text:p>
          </table:table-cell>
        </table:table-row>
        <table:table-row table:style-name="ro1">
          <table:table-cell office:value-type="float" office:value="46300" calcext:value-type="float">
            <text:p>46300</text:p>
          </table:table-cell>
          <table:table-cell office:value-type="float" office:value="18425" calcext:value-type="float">
            <text:p>18425</text:p>
          </table:table-cell>
          <table:table-cell office:value-type="float" office:value="13872.5" calcext:value-type="float">
            <text:p>13872.5</text:p>
          </table:table-cell>
          <table:table-cell office:value-type="float" office:value="10575" calcext:value-type="float">
            <text:p>10575</text:p>
          </table:table-cell>
          <table:table-cell office:value-type="float" office:value="16802.5" calcext:value-type="float">
            <text:p>16802.5</text:p>
          </table:table-cell>
          <table:table-cell office:value-type="float" office:value="12950" calcext:value-type="float">
            <text:p>12950</text:p>
          </table:table-cell>
          <table:table-cell office:value-type="float" office:value="9465" calcext:value-type="float">
            <text:p>9465</text:p>
          </table:table-cell>
          <table:table-cell office:value-type="float" office:value="9455" calcext:value-type="float">
            <text:p>9455</text:p>
          </table:table-cell>
        </table:table-row>
        <table:table-row table:style-name="ro1">
          <table:table-cell office:value-type="float" office:value="46400" calcext:value-type="float">
            <text:p>46400</text:p>
          </table:table-cell>
          <table:table-cell office:value-type="float" office:value="18595" calcext:value-type="float">
            <text:p>18595</text:p>
          </table:table-cell>
          <table:table-cell office:value-type="float" office:value="13662.5" calcext:value-type="float">
            <text:p>13662.5</text:p>
          </table:table-cell>
          <table:table-cell office:value-type="float" office:value="10510" calcext:value-type="float">
            <text:p>10510</text:p>
          </table:table-cell>
          <table:table-cell office:value-type="float" office:value="16712.5" calcext:value-type="float">
            <text:p>16712.5</text:p>
          </table:table-cell>
          <table:table-cell office:value-type="float" office:value="13000" calcext:value-type="float">
            <text:p>13000</text:p>
          </table:table-cell>
          <table:table-cell office:value-type="float" office:value="9490" calcext:value-type="float">
            <text:p>9490</text:p>
          </table:table-cell>
          <table:table-cell office:value-type="float" office:value="9275" calcext:value-type="float">
            <text:p>9275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18610" calcext:value-type="float">
            <text:p>18610</text:p>
          </table:table-cell>
          <table:table-cell office:value-type="float" office:value="13912.5" calcext:value-type="float">
            <text:p>13912.5</text:p>
          </table:table-cell>
          <table:table-cell office:value-type="float" office:value="10685" calcext:value-type="float">
            <text:p>10685</text:p>
          </table:table-cell>
          <table:table-cell office:value-type="float" office:value="16722.5" calcext:value-type="float">
            <text:p>16722.5</text:p>
          </table:table-cell>
          <table:table-cell office:value-type="float" office:value="12845" calcext:value-type="float">
            <text:p>12845</text:p>
          </table:table-cell>
          <table:table-cell office:value-type="float" office:value="9275" calcext:value-type="float">
            <text:p>9275</text:p>
          </table:table-cell>
          <table:table-cell office:value-type="float" office:value="9425" calcext:value-type="float">
            <text:p>9425</text:p>
          </table:table-cell>
        </table:table-row>
        <table:table-row table:style-name="ro1">
          <table:table-cell office:value-type="float" office:value="46600" calcext:value-type="float">
            <text:p>46600</text:p>
          </table:table-cell>
          <table:table-cell office:value-type="float" office:value="18805" calcext:value-type="float">
            <text:p>18805</text:p>
          </table:table-cell>
          <table:table-cell office:value-type="float" office:value="13917.5" calcext:value-type="float">
            <text:p>13917.5</text:p>
          </table:table-cell>
          <table:table-cell office:value-type="float" office:value="10605" calcext:value-type="float">
            <text:p>10605</text:p>
          </table:table-cell>
          <table:table-cell office:value-type="float" office:value="16807.5" calcext:value-type="float">
            <text:p>16807.5</text:p>
          </table:table-cell>
          <table:table-cell office:value-type="float" office:value="12760" calcext:value-type="float">
            <text:p>12760</text:p>
          </table:table-cell>
          <table:table-cell office:value-type="float" office:value="9480" calcext:value-type="float">
            <text:p>9480</text:p>
          </table:table-cell>
          <table:table-cell office:value-type="float" office:value="9380" calcext:value-type="float">
            <text:p>9380</text:p>
          </table:table-cell>
        </table:table-row>
        <table:table-row table:style-name="ro1">
          <table:table-cell office:value-type="float" office:value="46700" calcext:value-type="float">
            <text:p>46700</text:p>
          </table:table-cell>
          <table:table-cell office:value-type="float" office:value="19635" calcext:value-type="float">
            <text:p>19635</text:p>
          </table:table-cell>
          <table:table-cell office:value-type="float" office:value="14642.5" calcext:value-type="float">
            <text:p>14642.5</text:p>
          </table:table-cell>
          <table:table-cell office:value-type="float" office:value="11070" calcext:value-type="float">
            <text:p>11070</text:p>
          </table:table-cell>
          <table:table-cell office:value-type="float" office:value="17377.5" calcext:value-type="float">
            <text:p>17377.5</text:p>
          </table:table-cell>
          <table:table-cell office:value-type="float" office:value="13330" calcext:value-type="float">
            <text:p>13330</text:p>
          </table:table-cell>
          <table:table-cell office:value-type="float" office:value="10265" calcext:value-type="float">
            <text:p>10265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9790" calcext:value-type="float">
            <text:p>19790</text:p>
          </table:table-cell>
          <table:table-cell office:value-type="float" office:value="14757.5" calcext:value-type="float">
            <text:p>14757.5</text:p>
          </table:table-cell>
          <table:table-cell office:value-type="float" office:value="10970" calcext:value-type="float">
            <text:p>10970</text:p>
          </table:table-cell>
          <table:table-cell office:value-type="float" office:value="17427.5" calcext:value-type="float">
            <text:p>17427.5</text:p>
          </table:table-cell>
          <table:table-cell office:value-type="float" office:value="13825" calcext:value-type="float">
            <text:p>13825</text:p>
          </table:table-cell>
          <table:table-cell office:value-type="float" office:value="10375" calcext:value-type="float">
            <text:p>10375</text:p>
          </table:table-cell>
          <table:table-cell office:value-type="float" office:value="10335" calcext:value-type="float">
            <text:p>10335</text:p>
          </table:table-cell>
        </table:table-row>
        <table:table-row table:style-name="ro1">
          <table:table-cell office:value-type="float" office:value="46900" calcext:value-type="float">
            <text:p>46900</text:p>
          </table:table-cell>
          <table:table-cell office:value-type="float" office:value="20025" calcext:value-type="float">
            <text:p>20025</text:p>
          </table:table-cell>
          <table:table-cell office:value-type="float" office:value="15115" calcext:value-type="float">
            <text:p>15115</text:p>
          </table:table-cell>
          <table:table-cell office:value-type="float" office:value="11172.5" calcext:value-type="float">
            <text:p>11172.5</text:p>
          </table:table-cell>
          <table:table-cell office:value-type="float" office:value="17312.5" calcext:value-type="float">
            <text:p>17312.5</text:p>
          </table:table-cell>
          <table:table-cell office:value-type="float" office:value="13775" calcext:value-type="float">
            <text:p>13775</text:p>
          </table:table-cell>
          <table:table-cell office:value-type="float" office:value="10650" calcext:value-type="float">
            <text:p>10650</text:p>
          </table:table-cell>
          <table:table-cell office:value-type="float" office:value="10155" calcext:value-type="float">
            <text:p>10155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19500" calcext:value-type="float">
            <text:p>19500</text:p>
          </table:table-cell>
          <table:table-cell office:value-type="float" office:value="14867.5" calcext:value-type="float">
            <text:p>14867.5</text:p>
          </table:table-cell>
          <table:table-cell office:value-type="float" office:value="11050" calcext:value-type="float">
            <text:p>11050</text:p>
          </table:table-cell>
          <table:table-cell office:value-type="float" office:value="17100" calcext:value-type="float">
            <text:p>17100</text:p>
          </table:table-cell>
          <table:table-cell office:value-type="float" office:value="13390" calcext:value-type="float">
            <text:p>13390</text:p>
          </table:table-cell>
          <table:table-cell office:value-type="float" office:value="10365" calcext:value-type="float">
            <text:p>10365</text:p>
          </table:table-cell>
          <table:table-cell office:value-type="float" office:value="9850" calcext:value-type="float">
            <text:p>9850</text:p>
          </table:table-cell>
        </table:table-row>
        <table:table-row table:style-name="ro1">
          <table:table-cell office:value-type="float" office:value="47100" calcext:value-type="float">
            <text:p>47100</text:p>
          </table:table-cell>
          <table:table-cell office:value-type="float" office:value="19425" calcext:value-type="float">
            <text:p>19425</text:p>
          </table:table-cell>
          <table:table-cell office:value-type="float" office:value="14927.5" calcext:value-type="float">
            <text:p>14927.5</text:p>
          </table:table-cell>
          <table:table-cell office:value-type="float" office:value="10975" calcext:value-type="float">
            <text:p>10975</text:p>
          </table:table-cell>
          <table:table-cell office:value-type="float" office:value="17300" calcext:value-type="float">
            <text:p>17300</text:p>
          </table:table-cell>
          <table:table-cell office:value-type="float" office:value="13305" calcext:value-type="float">
            <text:p>13305</text:p>
          </table:table-cell>
          <table:table-cell office:value-type="float" office:value="10470" calcext:value-type="float">
            <text:p>10470</text:p>
          </table:table-cell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float" office:value="47200" calcext:value-type="float">
            <text:p>47200</text:p>
          </table:table-cell>
          <table:table-cell office:value-type="float" office:value="19290" calcext:value-type="float">
            <text:p>19290</text:p>
          </table:table-cell>
          <table:table-cell office:value-type="float" office:value="14722.5" calcext:value-type="float">
            <text:p>14722.5</text:p>
          </table:table-cell>
          <table:table-cell office:value-type="float" office:value="10835" calcext:value-type="float">
            <text:p>10835</text:p>
          </table:table-cell>
          <table:table-cell office:value-type="float" office:value="17260" calcext:value-type="float">
            <text:p>17260</text:p>
          </table:table-cell>
          <table:table-cell office:value-type="float" office:value="13595" calcext:value-type="float">
            <text:p>13595</text:p>
          </table:table-cell>
          <table:table-cell office:value-type="float" office:value="10460" calcext:value-type="float">
            <text:p>10460</text:p>
          </table:table-cell>
          <table:table-cell office:value-type="float" office:value="10075" calcext:value-type="float">
            <text:p>10075</text:p>
          </table:table-cell>
        </table:table-row>
        <table:table-row table:style-name="ro1">
          <table:table-cell office:value-type="float" office:value="47300" calcext:value-type="float">
            <text:p>47300</text:p>
          </table:table-cell>
          <table:table-cell office:value-type="float" office:value="19505" calcext:value-type="float">
            <text:p>19505</text:p>
          </table:table-cell>
          <table:table-cell office:value-type="float" office:value="14982.5" calcext:value-type="float">
            <text:p>14982.5</text:p>
          </table:table-cell>
          <table:table-cell office:value-type="float" office:value="11010" calcext:value-type="float">
            <text:p>11010</text:p>
          </table:table-cell>
          <table:table-cell office:value-type="float" office:value="17655" calcext:value-type="float">
            <text:p>17655</text:p>
          </table:table-cell>
          <table:table-cell office:value-type="float" office:value="13570" calcext:value-type="float">
            <text:p>13570</text:p>
          </table:table-cell>
          <table:table-cell office:value-type="float" office:value="10705" calcext:value-type="float">
            <text:p>10705</text:p>
          </table:table-cell>
          <table:table-cell office:value-type="float" office:value="10195" calcext:value-type="float">
            <text:p>10195</text:p>
          </table:table-cell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float" office:value="19615" calcext:value-type="float">
            <text:p>19615</text:p>
          </table:table-cell>
          <table:table-cell office:value-type="float" office:value="15302.5" calcext:value-type="float">
            <text:p>15302.5</text:p>
          </table:table-cell>
          <table:table-cell office:value-type="float" office:value="11062.5" calcext:value-type="float">
            <text:p>11062.5</text:p>
          </table:table-cell>
          <table:table-cell office:value-type="float" office:value="17875" calcext:value-type="float">
            <text:p>17875</text:p>
          </table:table-cell>
          <table:table-cell office:value-type="float" office:value="13920" calcext:value-type="float">
            <text:p>13920</text:p>
          </table:table-cell>
          <table:table-cell office:value-type="float" office:value="11220" calcext:value-type="float">
            <text:p>11220</text:p>
          </table:table-cell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19695" calcext:value-type="float">
            <text:p>19695</text:p>
          </table:table-cell>
          <table:table-cell office:value-type="float" office:value="15032.5" calcext:value-type="float">
            <text:p>15032.5</text:p>
          </table:table-cell>
          <table:table-cell office:value-type="float" office:value="10842.5" calcext:value-type="float">
            <text:p>10842.5</text:p>
          </table:table-cell>
          <table:table-cell office:value-type="float" office:value="18025" calcext:value-type="float">
            <text:p>18025</text:p>
          </table:table-cell>
          <table:table-cell office:value-type="float" office:value="14105" calcext:value-type="float">
            <text:p>14105</text:p>
          </table:table-cell>
          <table:table-cell office:value-type="float" office:value="11480" calcext:value-type="float">
            <text:p>11480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47600" calcext:value-type="float">
            <text:p>47600</text:p>
          </table:table-cell>
          <table:table-cell office:value-type="float" office:value="19595" calcext:value-type="float">
            <text:p>19595</text:p>
          </table:table-cell>
          <table:table-cell office:value-type="float" office:value="14887.5" calcext:value-type="float">
            <text:p>14887.5</text:p>
          </table:table-cell>
          <table:table-cell office:value-type="float" office:value="10237.5" calcext:value-type="float">
            <text:p>10237.5</text:p>
          </table:table-cell>
          <table:table-cell office:value-type="float" office:value="17650" calcext:value-type="float">
            <text:p>17650</text:p>
          </table:table-cell>
          <table:table-cell office:value-type="float" office:value="13795" calcext:value-type="float">
            <text:p>13795</text:p>
          </table:table-cell>
          <table:table-cell office:value-type="float" office:value="11130" calcext:value-type="float">
            <text:p>11130</text:p>
          </table:table-cell>
          <table:table-cell office:value-type="float" office:value="9455" calcext:value-type="float">
            <text:p>9455</text:p>
          </table:table-cell>
        </table:table-row>
        <table:table-row table:style-name="ro1">
          <table:table-cell office:value-type="float" office:value="47700" calcext:value-type="float">
            <text:p>47700</text:p>
          </table:table-cell>
          <table:table-cell office:value-type="float" office:value="19795" calcext:value-type="float">
            <text:p>19795</text:p>
          </table:table-cell>
          <table:table-cell office:value-type="float" office:value="15207.5" calcext:value-type="float">
            <text:p>15207.5</text:p>
          </table:table-cell>
          <table:table-cell office:value-type="float" office:value="10392.5" calcext:value-type="float">
            <text:p>10392.5</text:p>
          </table:table-cell>
          <table:table-cell office:value-type="float" office:value="17570" calcext:value-type="float">
            <text:p>17570</text:p>
          </table:table-cell>
          <table:table-cell office:value-type="float" office:value="13735" calcext:value-type="float">
            <text:p>13735</text:p>
          </table:table-cell>
          <table:table-cell office:value-type="float" office:value="11080" calcext:value-type="float">
            <text:p>11080</text:p>
          </table:table-cell>
          <table:table-cell office:value-type="float" office:value="9465" calcext:value-type="float">
            <text:p>9465</text:p>
          </table:table-cell>
        </table:table-row>
        <table:table-row table:style-name="ro1">
          <table:table-cell office:value-type="float" office:value="47800" calcext:value-type="float">
            <text:p>47800</text:p>
          </table:table-cell>
          <table:table-cell office:value-type="float" office:value="19790" calcext:value-type="float">
            <text:p>19790</text:p>
          </table:table-cell>
          <table:table-cell office:value-type="float" office:value="15055" calcext:value-type="float">
            <text:p>15055</text:p>
          </table:table-cell>
          <table:table-cell office:value-type="float" office:value="10412.5" calcext:value-type="float">
            <text:p>10412.5</text:p>
          </table:table-cell>
          <table:table-cell office:value-type="float" office:value="17605" calcext:value-type="float">
            <text:p>17605</text:p>
          </table:table-cell>
          <table:table-cell office:value-type="float" office:value="13740" calcext:value-type="float">
            <text:p>13740</text:p>
          </table:table-cell>
          <table:table-cell office:value-type="float" office:value="11095" calcext:value-type="float">
            <text:p>11095</text:p>
          </table:table-cell>
          <table:table-cell office:value-type="float" office:value="9470" calcext:value-type="float">
            <text:p>9470</text:p>
          </table:table-cell>
        </table:table-row>
        <table:table-row table:style-name="ro1">
          <table:table-cell office:value-type="float" office:value="47900" calcext:value-type="float">
            <text:p>47900</text:p>
          </table:table-cell>
          <table:table-cell office:value-type="float" office:value="19605" calcext:value-type="float">
            <text:p>19605</text:p>
          </table:table-cell>
          <table:table-cell office:value-type="float" office:value="15290" calcext:value-type="float">
            <text:p>15290</text:p>
          </table:table-cell>
          <table:table-cell office:value-type="float" office:value="10012.5" calcext:value-type="float">
            <text:p>10012.5</text:p>
          </table:table-cell>
          <table:table-cell office:value-type="float" office:value="17320" calcext:value-type="float">
            <text:p>17320</text:p>
          </table:table-cell>
          <table:table-cell office:value-type="float" office:value="13610" calcext:value-type="float">
            <text:p>13610</text:p>
          </table:table-cell>
          <table:table-cell office:value-type="float" office:value="10610" calcext:value-type="float">
            <text:p>10610</text:p>
          </table:table-cell>
          <table:table-cell office:value-type="float" office:value="9352.5" calcext:value-type="float">
            <text:p>9352.5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19270" calcext:value-type="float">
            <text:p>19270</text:p>
          </table:table-cell>
          <table:table-cell office:value-type="float" office:value="15595" calcext:value-type="float">
            <text:p>15595</text:p>
          </table:table-cell>
          <table:table-cell office:value-type="float" office:value="9722.5" calcext:value-type="float">
            <text:p>9722.5</text:p>
          </table:table-cell>
          <table:table-cell office:value-type="float" office:value="17045" calcext:value-type="float">
            <text:p>17045</text:p>
          </table:table-cell>
          <table:table-cell office:value-type="float" office:value="13305" calcext:value-type="float">
            <text:p>13305</text:p>
          </table:table-cell>
          <table:table-cell office:value-type="float" office:value="10940" calcext:value-type="float">
            <text:p>10940</text:p>
          </table:table-cell>
          <table:table-cell office:value-type="float" office:value="9042.5" calcext:value-type="float">
            <text:p>9042.5</text:p>
          </table:table-cell>
        </table:table-row>
        <table:table-row table:style-name="ro1">
          <table:table-cell office:value-type="float" office:value="48100" calcext:value-type="float">
            <text:p>48100</text:p>
          </table:table-cell>
          <table:table-cell office:value-type="float" office:value="19360" calcext:value-type="float">
            <text:p>19360</text:p>
          </table:table-cell>
          <table:table-cell office:value-type="float" office:value="15525" calcext:value-type="float">
            <text:p>15525</text:p>
          </table:table-cell>
          <table:table-cell office:value-type="float" office:value="9597.5" calcext:value-type="float">
            <text:p>9597.5</text:p>
          </table:table-cell>
          <table:table-cell office:value-type="float" office:value="16945" calcext:value-type="float">
            <text:p>16945</text:p>
          </table:table-cell>
          <table:table-cell office:value-type="float" office:value="13370" calcext:value-type="float">
            <text:p>13370</text:p>
          </table:table-cell>
          <table:table-cell office:value-type="float" office:value="11025" calcext:value-type="float">
            <text:p>11025</text:p>
          </table:table-cell>
          <table:table-cell office:value-type="float" office:value="9182.5" calcext:value-type="float">
            <text:p>9182.5</text:p>
          </table:table-cell>
        </table:table-row>
        <table:table-row table:style-name="ro1">
          <table:table-cell office:value-type="float" office:value="48200" calcext:value-type="float">
            <text:p>48200</text:p>
          </table:table-cell>
          <table:table-cell office:value-type="float" office:value="18715" calcext:value-type="float">
            <text:p>18715</text:p>
          </table:table-cell>
          <table:table-cell office:value-type="float" office:value="15810" calcext:value-type="float">
            <text:p>15810</text:p>
          </table:table-cell>
          <table:table-cell office:value-type="float" office:value="8927.5" calcext:value-type="float">
            <text:p>8927.5</text:p>
          </table:table-cell>
          <table:table-cell office:value-type="float" office:value="15875" calcext:value-type="float">
            <text:p>15875</text:p>
          </table:table-cell>
          <table:table-cell office:value-type="float" office:value="12910" calcext:value-type="float">
            <text:p>12910</text:p>
          </table:table-cell>
          <table:table-cell office:value-type="float" office:value="10820" calcext:value-type="float">
            <text:p>10820</text:p>
          </table:table-cell>
          <table:table-cell office:value-type="float" office:value="8267.5" calcext:value-type="float">
            <text:p>8267.5</text:p>
          </table:table-cell>
        </table:table-row>
        <table:table-row table:style-name="ro1">
          <table:table-cell office:value-type="float" office:value="48300" calcext:value-type="float">
            <text:p>48300</text:p>
          </table:table-cell>
          <table:table-cell office:value-type="float" office:value="18320" calcext:value-type="float">
            <text:p>18320</text:p>
          </table:table-cell>
          <table:table-cell office:value-type="float" office:value="14945" calcext:value-type="float">
            <text:p>14945</text:p>
          </table:table-cell>
          <table:table-cell office:value-type="float" office:value="8017.5" calcext:value-type="float">
            <text:p>8017.5</text:p>
          </table:table-cell>
          <table:table-cell office:value-type="float" office:value="15880" calcext:value-type="float">
            <text:p>15880</text:p>
          </table:table-cell>
          <table:table-cell office:value-type="float" office:value="13067.5" calcext:value-type="float">
            <text:p>13067.5</text:p>
          </table:table-cell>
          <table:table-cell office:value-type="float" office:value="10125" calcext:value-type="float">
            <text:p>10125</text:p>
          </table:table-cell>
          <table:table-cell office:value-type="float" office:value="7112.5" calcext:value-type="float">
            <text:p>7112.5</text:p>
          </table:table-cell>
        </table:table-row>
        <table:table-row table:style-name="ro1">
          <table:table-cell office:value-type="float" office:value="48400" calcext:value-type="float">
            <text:p>48400</text:p>
          </table:table-cell>
          <table:table-cell office:value-type="float" office:value="17905" calcext:value-type="float">
            <text:p>17905</text:p>
          </table:table-cell>
          <table:table-cell office:value-type="float" office:value="14450" calcext:value-type="float">
            <text:p>14450</text:p>
          </table:table-cell>
          <table:table-cell office:value-type="float" office:value="7582.5" calcext:value-type="float">
            <text:p>7582.5</text:p>
          </table:table-cell>
          <table:table-cell office:value-type="float" office:value="15865" calcext:value-type="float">
            <text:p>15865</text:p>
          </table:table-cell>
          <table:table-cell office:value-type="float" office:value="12587.5" calcext:value-type="float">
            <text:p>12587.5</text:p>
          </table:table-cell>
          <table:table-cell office:value-type="float" office:value="9840" calcext:value-type="float">
            <text:p>9840</text:p>
          </table:table-cell>
          <table:table-cell office:value-type="float" office:value="6847.5" calcext:value-type="float">
            <text:p>6847.5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17770" calcext:value-type="float">
            <text:p>17770</text:p>
          </table:table-cell>
          <table:table-cell office:value-type="float" office:value="14280" calcext:value-type="float">
            <text:p>14280</text:p>
          </table:table-cell>
          <table:table-cell office:value-type="float" office:value="7452.5" calcext:value-type="float">
            <text:p>7452.5</text:p>
          </table:table-cell>
          <table:table-cell office:value-type="float" office:value="15955" calcext:value-type="float">
            <text:p>15955</text:p>
          </table:table-cell>
          <table:table-cell office:value-type="float" office:value="12387.5" calcext:value-type="float">
            <text:p>12387.5</text:p>
          </table:table-cell>
          <table:table-cell office:value-type="float" office:value="9875" calcext:value-type="float">
            <text:p>9875</text:p>
          </table:table-cell>
          <table:table-cell office:value-type="float" office:value="6757.5" calcext:value-type="float">
            <text:p>6757.5</text:p>
          </table:table-cell>
        </table:table-row>
        <table:table-row table:style-name="ro1">
          <table:table-cell office:value-type="float" office:value="48600" calcext:value-type="float">
            <text:p>48600</text:p>
          </table:table-cell>
          <table:table-cell office:value-type="float" office:value="17475" calcext:value-type="float">
            <text:p>17475</text:p>
          </table:table-cell>
          <table:table-cell office:value-type="float" office:value="14260" calcext:value-type="float">
            <text:p>14260</text:p>
          </table:table-cell>
          <table:table-cell office:value-type="float" office:value="7187.5" calcext:value-type="float">
            <text:p>7187.5</text:p>
          </table:table-cell>
          <table:table-cell office:value-type="float" office:value="16070" calcext:value-type="float">
            <text:p>16070</text:p>
          </table:table-cell>
          <table:table-cell office:value-type="float" office:value="12232.5" calcext:value-type="float">
            <text:p>12232.5</text:p>
          </table:table-cell>
          <table:table-cell office:value-type="float" office:value="9755" calcext:value-type="float">
            <text:p>9755</text:p>
          </table:table-cell>
          <table:table-cell office:value-type="float" office:value="6702.5" calcext:value-type="float">
            <text:p>6702.5</text:p>
          </table:table-cell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float" office:value="17320" calcext:value-type="float">
            <text:p>17320</text:p>
          </table:table-cell>
          <table:table-cell office:value-type="float" office:value="14070" calcext:value-type="float">
            <text:p>14070</text:p>
          </table:table-cell>
          <table:table-cell office:value-type="float" office:value="7217.5" calcext:value-type="float">
            <text:p>7217.5</text:p>
          </table:table-cell>
          <table:table-cell office:value-type="float" office:value="15625" calcext:value-type="float">
            <text:p>15625</text:p>
          </table:table-cell>
          <table:table-cell office:value-type="float" office:value="12342.5" calcext:value-type="float">
            <text:p>12342.5</text:p>
          </table:table-cell>
          <table:table-cell office:value-type="float" office:value="9890" calcext:value-type="float">
            <text:p>9890</text:p>
          </table:table-cell>
          <table:table-cell office:value-type="float" office:value="6887.5" calcext:value-type="float">
            <text:p>6887.5</text:p>
          </table:table-cell>
        </table:table-row>
        <table:table-row table:style-name="ro1">
          <table:table-cell office:value-type="float" office:value="48800" calcext:value-type="float">
            <text:p>48800</text:p>
          </table:table-cell>
          <table:table-cell office:value-type="float" office:value="17450" calcext:value-type="float">
            <text:p>17450</text:p>
          </table:table-cell>
          <table:table-cell office:value-type="float" office:value="13755" calcext:value-type="float">
            <text:p>13755</text:p>
          </table:table-cell>
          <table:table-cell office:value-type="float" office:value="7107.5" calcext:value-type="float">
            <text:p>7107.5</text:p>
          </table:table-cell>
          <table:table-cell office:value-type="float" office:value="15620" calcext:value-type="float">
            <text:p>15620</text:p>
          </table:table-cell>
          <table:table-cell office:value-type="float" office:value="12432.5" calcext:value-type="float">
            <text:p>12432.5</text:p>
          </table:table-cell>
          <table:table-cell office:value-type="float" office:value="9985" calcext:value-type="float">
            <text:p>9985</text:p>
          </table:table-cell>
          <table:table-cell office:value-type="float" office:value="6947.5" calcext:value-type="float">
            <text:p>6947.5</text:p>
          </table:table-cell>
        </table:table-row>
        <table:table-row table:style-name="ro1">
          <table:table-cell office:value-type="float" office:value="48900" calcext:value-type="float">
            <text:p>48900</text:p>
          </table:table-cell>
          <table:table-cell office:value-type="float" office:value="17420" calcext:value-type="float">
            <text:p>17420</text:p>
          </table:table-cell>
          <table:table-cell office:value-type="float" office:value="13725" calcext:value-type="float">
            <text:p>13725</text:p>
          </table:table-cell>
          <table:table-cell office:value-type="float" office:value="7012.5" calcext:value-type="float">
            <text:p>7012.5</text:p>
          </table:table-cell>
          <table:table-cell office:value-type="float" office:value="15555" calcext:value-type="float">
            <text:p>15555</text:p>
          </table:table-cell>
          <table:table-cell office:value-type="float" office:value="12257.5" calcext:value-type="float">
            <text:p>12257.5</text:p>
          </table:table-cell>
          <table:table-cell office:value-type="float" office:value="9755" calcext:value-type="float">
            <text:p>9755</text:p>
          </table:table-cell>
          <table:table-cell office:value-type="float" office:value="6747.5" calcext:value-type="float">
            <text:p>6747.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17605" calcext:value-type="float">
            <text:p>17605</text:p>
          </table:table-cell>
          <table:table-cell office:value-type="float" office:value="14350" calcext:value-type="float">
            <text:p>14350</text:p>
          </table:table-cell>
          <table:table-cell office:value-type="float" office:value="7137.5" calcext:value-type="float">
            <text:p>7137.5</text:p>
          </table:table-cell>
          <table:table-cell office:value-type="float" office:value="15690" calcext:value-type="float">
            <text:p>15690</text:p>
          </table:table-cell>
          <table:table-cell office:value-type="float" office:value="12917.5" calcext:value-type="float">
            <text:p>12917.5</text:p>
          </table:table-cell>
          <table:table-cell office:value-type="float" office:value="10115" calcext:value-type="float">
            <text:p>10115</text:p>
          </table:table-cell>
          <table:table-cell office:value-type="float" office:value="7337.5" calcext:value-type="float">
            <text:p>7337.5</text:p>
          </table:table-cell>
        </table:table-row>
        <table:table-row table:style-name="ro1">
          <table:table-cell office:value-type="float" office:value="49100" calcext:value-type="float">
            <text:p>49100</text:p>
          </table:table-cell>
          <table:table-cell office:value-type="float" office:value="18110" calcext:value-type="float">
            <text:p>18110</text:p>
          </table:table-cell>
          <table:table-cell office:value-type="float" office:value="14440" calcext:value-type="float">
            <text:p>14440</text:p>
          </table:table-cell>
          <table:table-cell office:value-type="float" office:value="7932.5" calcext:value-type="float">
            <text:p>7932.5</text:p>
          </table:table-cell>
          <table:table-cell office:value-type="float" office:value="16755" calcext:value-type="float">
            <text:p>16755</text:p>
          </table:table-cell>
          <table:table-cell office:value-type="float" office:value="13527.5" calcext:value-type="float">
            <text:p>13527.5</text:p>
          </table:table-cell>
          <table:table-cell office:value-type="float" office:value="10960" calcext:value-type="float">
            <text:p>10960</text:p>
          </table:table-cell>
          <table:table-cell office:value-type="float" office:value="7982.5" calcext:value-type="float">
            <text:p>7982.5</text:p>
          </table:table-cell>
        </table:table-row>
        <table:table-row table:style-name="ro1">
          <table:table-cell office:value-type="float" office:value="49200" calcext:value-type="float">
            <text:p>49200</text:p>
          </table:table-cell>
          <table:table-cell office:value-type="float" office:value="17990" calcext:value-type="float">
            <text:p>17990</text:p>
          </table:table-cell>
          <table:table-cell office:value-type="float" office:value="14055" calcext:value-type="float">
            <text:p>14055</text:p>
          </table:table-cell>
          <table:table-cell office:value-type="float" office:value="7782.5" calcext:value-type="float">
            <text:p>7782.5</text:p>
          </table:table-cell>
          <table:table-cell office:value-type="float" office:value="16580" calcext:value-type="float">
            <text:p>16580</text:p>
          </table:table-cell>
          <table:table-cell office:value-type="float" office:value="13117.5" calcext:value-type="float">
            <text:p>13117.5</text:p>
          </table:table-cell>
          <table:table-cell office:value-type="float" office:value="10875" calcext:value-type="float">
            <text:p>10875</text:p>
          </table:table-cell>
          <table:table-cell office:value-type="float" office:value="7937.5" calcext:value-type="float">
            <text:p>7937.5</text:p>
          </table:table-cell>
        </table:table-row>
        <table:table-row table:style-name="ro1">
          <table:table-cell office:value-type="float" office:value="49300" calcext:value-type="float">
            <text:p>49300</text:p>
          </table:table-cell>
          <table:table-cell office:value-type="float" office:value="17935" calcext:value-type="float">
            <text:p>17935</text:p>
          </table:table-cell>
          <table:table-cell office:value-type="float" office:value="14090" calcext:value-type="float">
            <text:p>14090</text:p>
          </table:table-cell>
          <table:table-cell office:value-type="float" office:value="7192.5" calcext:value-type="float">
            <text:p>7192.5</text:p>
          </table:table-cell>
          <table:table-cell office:value-type="float" office:value="16255" calcext:value-type="float">
            <text:p>16255</text:p>
          </table:table-cell>
          <table:table-cell office:value-type="float" office:value="13282.5" calcext:value-type="float">
            <text:p>13282.5</text:p>
          </table:table-cell>
          <table:table-cell office:value-type="float" office:value="11085" calcext:value-type="float">
            <text:p>11085</text:p>
          </table:table-cell>
          <table:table-cell office:value-type="float" office:value="7752.5" calcext:value-type="float">
            <text:p>7752.5</text:p>
          </table:table-cell>
        </table:table-row>
        <table:table-row table:style-name="ro1">
          <table:table-cell office:value-type="float" office:value="49400" calcext:value-type="float">
            <text:p>49400</text:p>
          </table:table-cell>
          <table:table-cell office:value-type="float" office:value="17685" calcext:value-type="float">
            <text:p>17685</text:p>
          </table:table-cell>
          <table:table-cell office:value-type="float" office:value="13455" calcext:value-type="float">
            <text:p>13455</text:p>
          </table:table-cell>
          <table:table-cell office:value-type="float" office:value="7025" calcext:value-type="float">
            <text:p>7025</text:p>
          </table:table-cell>
          <table:table-cell office:value-type="float" office:value="16280" calcext:value-type="float">
            <text:p>16280</text:p>
          </table:table-cell>
          <table:table-cell office:value-type="float" office:value="12822.5" calcext:value-type="float">
            <text:p>12822.5</text:p>
          </table:table-cell>
          <table:table-cell office:value-type="float" office:value="10860" calcext:value-type="float">
            <text:p>10860</text:p>
          </table:table-cell>
          <table:table-cell office:value-type="float" office:value="7357.5" calcext:value-type="float">
            <text:p>7357.5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17995" calcext:value-type="float">
            <text:p>17995</text:p>
          </table:table-cell>
          <table:table-cell office:value-type="float" office:value="13625" calcext:value-type="float">
            <text:p>13625</text:p>
          </table:table-cell>
          <table:table-cell office:value-type="float" office:value="7395" calcext:value-type="float">
            <text:p>7395</text:p>
          </table:table-cell>
          <table:table-cell office:value-type="float" office:value="16545" calcext:value-type="float">
            <text:p>16545</text:p>
          </table:table-cell>
          <table:table-cell office:value-type="float" office:value="12947.5" calcext:value-type="float">
            <text:p>12947.5</text:p>
          </table:table-cell>
          <table:table-cell office:value-type="float" office:value="11145" calcext:value-type="float">
            <text:p>11145</text:p>
          </table:table-cell>
          <table:table-cell office:value-type="float" office:value="7567.5" calcext:value-type="float">
            <text:p>7567.5</text:p>
          </table:table-cell>
        </table:table-row>
        <table:table-row table:style-name="ro1">
          <table:table-cell office:value-type="float" office:value="49600" calcext:value-type="float">
            <text:p>49600</text:p>
          </table:table-cell>
          <table:table-cell office:value-type="float" office:value="18412.5" calcext:value-type="float">
            <text:p>18412.5</text:p>
          </table:table-cell>
          <table:table-cell office:value-type="float" office:value="13332.5" calcext:value-type="float">
            <text:p>13332.5</text:p>
          </table:table-cell>
          <table:table-cell office:value-type="float" office:value="7617.5" calcext:value-type="float">
            <text:p>7617.5</text:p>
          </table:table-cell>
          <table:table-cell office:value-type="float" office:value="17172.5" calcext:value-type="float">
            <text:p>17172.5</text:p>
          </table:table-cell>
          <table:table-cell office:value-type="float" office:value="13315" calcext:value-type="float">
            <text:p>13315</text:p>
          </table:table-cell>
          <table:table-cell office:value-type="float" office:value="11900" calcext:value-type="float">
            <text:p>11900</text:p>
          </table:table-cell>
          <table:table-cell office:value-type="float" office:value="7955" calcext:value-type="float">
            <text:p>7955</text:p>
          </table:table-cell>
        </table:table-row>
        <table:table-row table:style-name="ro1">
          <table:table-cell office:value-type="float" office:value="49700" calcext:value-type="float">
            <text:p>49700</text:p>
          </table:table-cell>
          <table:table-cell office:value-type="float" office:value="19167.5" calcext:value-type="float">
            <text:p>19167.5</text:p>
          </table:table-cell>
          <table:table-cell office:value-type="float" office:value="12852.5" calcext:value-type="float">
            <text:p>12852.5</text:p>
          </table:table-cell>
          <table:table-cell office:value-type="float" office:value="7475" calcext:value-type="float">
            <text:p>7475</text:p>
          </table:table-cell>
          <table:table-cell office:value-type="float" office:value="16672.5" calcext:value-type="float">
            <text:p>16672.5</text:p>
          </table:table-cell>
          <table:table-cell office:value-type="float" office:value="12885" calcext:value-type="float">
            <text:p>12885</text:p>
          </table:table-cell>
          <table:table-cell office:value-type="float" office:value="11505" calcext:value-type="float">
            <text:p>11505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49800" calcext:value-type="float">
            <text:p>49800</text:p>
          </table:table-cell>
          <table:table-cell office:value-type="float" office:value="19307.5" calcext:value-type="float">
            <text:p>19307.5</text:p>
          </table:table-cell>
          <table:table-cell office:value-type="float" office:value="12922.5" calcext:value-type="float">
            <text:p>12922.5</text:p>
          </table:table-cell>
          <table:table-cell office:value-type="float" office:value="7530" calcext:value-type="float">
            <text:p>7530</text:p>
          </table:table-cell>
          <table:table-cell office:value-type="float" office:value="16692.5" calcext:value-type="float">
            <text:p>16692.5</text:p>
          </table:table-cell>
          <table:table-cell office:value-type="float" office:value="12945" calcext:value-type="float">
            <text:p>12945</text:p>
          </table:table-cell>
          <table:table-cell office:value-type="float" office:value="11760" calcext:value-type="float">
            <text:p>11760</text:p>
          </table:table-cell>
          <table:table-cell office:value-type="float" office:value="7575" calcext:value-type="float">
            <text:p>7575</text:p>
          </table:table-cell>
        </table:table-row>
        <table:table-row table:style-name="ro1">
          <table:table-cell office:value-type="float" office:value="49900" calcext:value-type="float">
            <text:p>49900</text:p>
          </table:table-cell>
          <table:table-cell office:value-type="float" office:value="19157.5" calcext:value-type="float">
            <text:p>19157.5</text:p>
          </table:table-cell>
          <table:table-cell office:value-type="float" office:value="12997.5" calcext:value-type="float">
            <text:p>12997.5</text:p>
          </table:table-cell>
          <table:table-cell office:value-type="float" office:value="7690" calcext:value-type="float">
            <text:p>7690</text:p>
          </table:table-cell>
          <table:table-cell office:value-type="float" office:value="16612.5" calcext:value-type="float">
            <text:p>16612.5</text:p>
          </table:table-cell>
          <table:table-cell office:value-type="float" office:value="12845" calcext:value-type="float">
            <text:p>12845</text:p>
          </table:table-cell>
          <table:table-cell office:value-type="float" office:value="11560" calcext:value-type="float">
            <text:p>11560</text:p>
          </table:table-cell>
          <table:table-cell office:value-type="float" office:value="7410" calcext:value-type="float">
            <text:p>741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8992.5" calcext:value-type="float">
            <text:p>18992.5</text:p>
          </table:table-cell>
          <table:table-cell office:value-type="float" office:value="12877.5" calcext:value-type="float">
            <text:p>12877.5</text:p>
          </table:table-cell>
          <table:table-cell office:value-type="float" office:value="7785" calcext:value-type="float">
            <text:p>7785</text:p>
          </table:table-cell>
          <table:table-cell office:value-type="float" office:value="16427.5" calcext:value-type="float">
            <text:p>16427.5</text:p>
          </table:table-cell>
          <table:table-cell office:value-type="float" office:value="12885" calcext:value-type="float">
            <text:p>12885</text:p>
          </table:table-cell>
          <table:table-cell office:value-type="float" office:value="11590" calcext:value-type="float">
            <text:p>11590</text:p>
          </table:table-cell>
          <table:table-cell office:value-type="float" office:value="7240" calcext:value-type="float">
            <text:p>7240</text:p>
          </table:table-cell>
        </table:table-row>
        <table:table-row table:style-name="ro1">
          <table:table-cell office:value-type="float" office:value="50100" calcext:value-type="float">
            <text:p>50100</text:p>
          </table:table-cell>
          <table:table-cell office:value-type="float" office:value="18962.5" calcext:value-type="float">
            <text:p>18962.5</text:p>
          </table:table-cell>
          <table:table-cell office:value-type="float" office:value="13072.5" calcext:value-type="float">
            <text:p>13072.5</text:p>
          </table:table-cell>
          <table:table-cell office:value-type="float" office:value="8045" calcext:value-type="float">
            <text:p>8045</text:p>
          </table:table-cell>
          <table:table-cell office:value-type="float" office:value="16472.5" calcext:value-type="float">
            <text:p>16472.5</text:p>
          </table:table-cell>
          <table:table-cell office:value-type="float" office:value="12930" calcext:value-type="float">
            <text:p>12930</text:p>
          </table:table-cell>
          <table:table-cell office:value-type="float" office:value="11510" calcext:value-type="float">
            <text:p>11510</text:p>
          </table:table-cell>
          <table:table-cell office:value-type="float" office:value="7355" calcext:value-type="float">
            <text:p>7355</text:p>
          </table:table-cell>
        </table:table-row>
        <table:table-row table:style-name="ro1">
          <table:table-cell office:value-type="float" office:value="50200" calcext:value-type="float">
            <text:p>50200</text:p>
          </table:table-cell>
          <table:table-cell office:value-type="float" office:value="19067.5" calcext:value-type="float">
            <text:p>19067.5</text:p>
          </table:table-cell>
          <table:table-cell office:value-type="float" office:value="12997.5" calcext:value-type="float">
            <text:p>12997.5</text:p>
          </table:table-cell>
          <table:table-cell office:value-type="float" office:value="8130" calcext:value-type="float">
            <text:p>8130</text:p>
          </table:table-cell>
          <table:table-cell office:value-type="float" office:value="16612.5" calcext:value-type="float">
            <text:p>16612.5</text:p>
          </table:table-cell>
          <table:table-cell office:value-type="float" office:value="12905" calcext:value-type="float">
            <text:p>12905</text:p>
          </table:table-cell>
          <table:table-cell office:value-type="float" office:value="11710" calcext:value-type="float">
            <text:p>11710</text:p>
          </table:table-cell>
          <table:table-cell office:value-type="float" office:value="7290" calcext:value-type="float">
            <text:p>7290</text:p>
          </table:table-cell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19257.5" calcext:value-type="float">
            <text:p>19257.5</text:p>
          </table:table-cell>
          <table:table-cell office:value-type="float" office:value="12867.5" calcext:value-type="float">
            <text:p>12867.5</text:p>
          </table:table-cell>
          <table:table-cell office:value-type="float" office:value="8415" calcext:value-type="float">
            <text:p>8415</text:p>
          </table:table-cell>
          <table:table-cell office:value-type="float" office:value="16557.5" calcext:value-type="float">
            <text:p>16557.5</text:p>
          </table:table-cell>
          <table:table-cell office:value-type="float" office:value="13035" calcext:value-type="float">
            <text:p>13035</text:p>
          </table:table-cell>
          <table:table-cell office:value-type="float" office:value="11700" calcext:value-type="float">
            <text:p>11700</text:p>
          </table:table-cell>
          <table:table-cell office:value-type="float" office:value="7245" calcext:value-type="float">
            <text:p>7245</text:p>
          </table:table-cell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9202.5" calcext:value-type="float">
            <text:p>19202.5</text:p>
          </table:table-cell>
          <table:table-cell office:value-type="float" office:value="12687.5" calcext:value-type="float">
            <text:p>12687.5</text:p>
          </table:table-cell>
          <table:table-cell office:value-type="float" office:value="8340" calcext:value-type="float">
            <text:p>8340</text:p>
          </table:table-cell>
          <table:table-cell office:value-type="float" office:value="16502.5" calcext:value-type="float">
            <text:p>16502.5</text:p>
          </table:table-cell>
          <table:table-cell office:value-type="float" office:value="13010" calcext:value-type="float">
            <text:p>13010</text:p>
          </table:table-cell>
          <table:table-cell office:value-type="float" office:value="11530" calcext:value-type="float">
            <text:p>11530</text:p>
          </table:table-cell>
          <table:table-cell office:value-type="float" office:value="7445" calcext:value-type="float">
            <text:p>7445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20357.5" calcext:value-type="float">
            <text:p>20357.5</text:p>
          </table:table-cell>
          <table:table-cell office:value-type="float" office:value="13487.5" calcext:value-type="float">
            <text:p>13487.5</text:p>
          </table:table-cell>
          <table:table-cell office:value-type="float" office:value="8455" calcext:value-type="float">
            <text:p>8455</text:p>
          </table:table-cell>
          <table:table-cell office:value-type="float" office:value="16342.5" calcext:value-type="float">
            <text:p>16342.5</text:p>
          </table:table-cell>
          <table:table-cell office:value-type="float" office:value="12980" calcext:value-type="float">
            <text:p>12980</text:p>
          </table:table-cell>
          <table:table-cell office:value-type="float" office:value="11690" calcext:value-type="float">
            <text:p>11690</text:p>
          </table:table-cell>
          <table:table-cell office:value-type="float" office:value="7725" calcext:value-type="float">
            <text:p>7725</text:p>
          </table:table-cell>
        </table:table-row>
        <table:table-row table:style-name="ro1">
          <table:table-cell office:value-type="float" office:value="50600" calcext:value-type="float">
            <text:p>50600</text:p>
          </table:table-cell>
          <table:table-cell office:value-type="float" office:value="20312.5" calcext:value-type="float">
            <text:p>20312.5</text:p>
          </table:table-cell>
          <table:table-cell office:value-type="float" office:value="13677.5" calcext:value-type="float">
            <text:p>13677.5</text:p>
          </table:table-cell>
          <table:table-cell office:value-type="float" office:value="8300" calcext:value-type="float">
            <text:p>8300</text:p>
          </table:table-cell>
          <table:table-cell office:value-type="float" office:value="16302.5" calcext:value-type="float">
            <text:p>16302.5</text:p>
          </table:table-cell>
          <table:table-cell office:value-type="float" office:value="13045" calcext:value-type="float">
            <text:p>13045</text:p>
          </table:table-cell>
          <table:table-cell office:value-type="float" office:value="11640" calcext:value-type="float">
            <text:p>11640</text:p>
          </table:table-cell>
          <table:table-cell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50700" calcext:value-type="float">
            <text:p>50700</text:p>
          </table:table-cell>
          <table:table-cell office:value-type="float" office:value="20547.5" calcext:value-type="float">
            <text:p>20547.5</text:p>
          </table:table-cell>
          <table:table-cell office:value-type="float" office:value="13692.5" calcext:value-type="float">
            <text:p>13692.5</text:p>
          </table:table-cell>
          <table:table-cell office:value-type="float" office:value="8235" calcext:value-type="float">
            <text:p>8235</text:p>
          </table:table-cell>
          <table:table-cell office:value-type="float" office:value="16447.5" calcext:value-type="float">
            <text:p>16447.5</text:p>
          </table:table-cell>
          <table:table-cell office:value-type="float" office:value="13150" calcext:value-type="float">
            <text:p>13150</text:p>
          </table:table-cell>
          <table:table-cell office:value-type="float" office:value="11695" calcext:value-type="float">
            <text:p>11695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50800" calcext:value-type="float">
            <text:p>50800</text:p>
          </table:table-cell>
          <table:table-cell office:value-type="float" office:value="20267.5" calcext:value-type="float">
            <text:p>20267.5</text:p>
          </table:table-cell>
          <table:table-cell office:value-type="float" office:value="14082.5" calcext:value-type="float">
            <text:p>14082.5</text:p>
          </table:table-cell>
          <table:table-cell office:value-type="float" office:value="8190" calcext:value-type="float">
            <text:p>8190</text:p>
          </table:table-cell>
          <table:table-cell office:value-type="float" office:value="16457.5" calcext:value-type="float">
            <text:p>16457.5</text:p>
          </table:table-cell>
          <table:table-cell office:value-type="float" office:value="12855" calcext:value-type="float">
            <text:p>12855</text:p>
          </table:table-cell>
          <table:table-cell office:value-type="float" office:value="11665" calcext:value-type="float">
            <text:p>11665</text:p>
          </table:table-cell>
          <table:table-cell office:value-type="float" office:value="7170" calcext:value-type="float">
            <text:p>7170</text:p>
          </table:table-cell>
        </table:table-row>
        <table:table-row table:style-name="ro1">
          <table:table-cell office:value-type="float" office:value="50900" calcext:value-type="float">
            <text:p>50900</text:p>
          </table:table-cell>
          <table:table-cell office:value-type="float" office:value="20352.5" calcext:value-type="float">
            <text:p>20352.5</text:p>
          </table:table-cell>
          <table:table-cell office:value-type="float" office:value="13967.5" calcext:value-type="float">
            <text:p>13967.5</text:p>
          </table:table-cell>
          <table:table-cell office:value-type="float" office:value="8235" calcext:value-type="float">
            <text:p>8235</text:p>
          </table:table-cell>
          <table:table-cell office:value-type="float" office:value="16252.5" calcext:value-type="float">
            <text:p>16252.5</text:p>
          </table:table-cell>
          <table:table-cell office:value-type="float" office:value="12500" calcext:value-type="float">
            <text:p>12500</text:p>
          </table:table-cell>
          <table:table-cell office:value-type="float" office:value="11600" calcext:value-type="float">
            <text:p>11600</text:p>
          </table:table-cell>
          <table:table-cell office:value-type="float" office:value="6860" calcext:value-type="float">
            <text:p>6860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20782.5" calcext:value-type="float">
            <text:p>20782.5</text:p>
          </table:table-cell>
          <table:table-cell office:value-type="float" office:value="13477.5" calcext:value-type="float">
            <text:p>13477.5</text:p>
          </table:table-cell>
          <table:table-cell office:value-type="float" office:value="7515" calcext:value-type="float">
            <text:p>7515</text:p>
          </table:table-cell>
          <table:table-cell office:value-type="float" office:value="15632.5" calcext:value-type="float">
            <text:p>15632.5</text:p>
          </table:table-cell>
          <table:table-cell office:value-type="float" office:value="12295" calcext:value-type="float">
            <text:p>12295</text:p>
          </table:table-cell>
          <table:table-cell office:value-type="float" office:value="11185" calcext:value-type="float">
            <text:p>11185</text:p>
          </table:table-cell>
          <table:table-cell office:value-type="float" office:value="6965" calcext:value-type="float">
            <text:p>6965</text:p>
          </table:table-cell>
        </table:table-row>
        <table:table-row table:style-name="ro1">
          <table:table-cell office:value-type="float" office:value="51100" calcext:value-type="float">
            <text:p>51100</text:p>
          </table:table-cell>
          <table:table-cell office:value-type="float" office:value="20870" calcext:value-type="float">
            <text:p>20870</text:p>
          </table:table-cell>
          <table:table-cell office:value-type="float" office:value="13872.5" calcext:value-type="float">
            <text:p>13872.5</text:p>
          </table:table-cell>
          <table:table-cell office:value-type="float" office:value="7925" calcext:value-type="float">
            <text:p>7925</text:p>
          </table:table-cell>
          <table:table-cell office:value-type="float" office:value="16252.5" calcext:value-type="float">
            <text:p>16252.5</text:p>
          </table:table-cell>
          <table:table-cell office:value-type="float" office:value="13210" calcext:value-type="float">
            <text:p>13210</text:p>
          </table:table-cell>
          <table:table-cell office:value-type="float" office:value="11455" calcext:value-type="float">
            <text:p>11455</text:p>
          </table:table-cell>
          <table:table-cell office:value-type="float" office:value="7875" calcext:value-type="float">
            <text:p>7875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21280" calcext:value-type="float">
            <text:p>21280</text:p>
          </table:table-cell>
          <table:table-cell office:value-type="float" office:value="14202.5" calcext:value-type="float">
            <text:p>14202.5</text:p>
          </table:table-cell>
          <table:table-cell office:value-type="float" office:value="8355" calcext:value-type="float">
            <text:p>8355</text:p>
          </table:table-cell>
          <table:table-cell office:value-type="float" office:value="16967.5" calcext:value-type="float">
            <text:p>16967.5</text:p>
          </table:table-cell>
          <table:table-cell office:value-type="float" office:value="13765" calcext:value-type="float">
            <text:p>13765</text:p>
          </table:table-cell>
          <table:table-cell office:value-type="float" office:value="11655" calcext:value-type="float">
            <text:p>11655</text:p>
          </table:table-cell>
          <table:table-cell office:value-type="float" office:value="8180" calcext:value-type="float">
            <text:p>8180</text:p>
          </table:table-cell>
        </table:table-row>
        <table:table-row table:style-name="ro1">
          <table:table-cell office:value-type="float" office:value="51300" calcext:value-type="float">
            <text:p>51300</text:p>
          </table:table-cell>
          <table:table-cell office:value-type="float" office:value="21510" calcext:value-type="float">
            <text:p>21510</text:p>
          </table:table-cell>
          <table:table-cell office:value-type="float" office:value="14252.5" calcext:value-type="float">
            <text:p>14252.5</text:p>
          </table:table-cell>
          <table:table-cell office:value-type="float" office:value="8635" calcext:value-type="float">
            <text:p>8635</text:p>
          </table:table-cell>
          <table:table-cell office:value-type="float" office:value="17252.5" calcext:value-type="float">
            <text:p>17252.5</text:p>
          </table:table-cell>
          <table:table-cell office:value-type="float" office:value="13950" calcext:value-type="float">
            <text:p>13950</text:p>
          </table:table-cell>
          <table:table-cell office:value-type="float" office:value="11940" calcext:value-type="float">
            <text:p>11940</text:p>
          </table:table-cell>
          <table:table-cell office:value-type="float" office:value="8655" calcext:value-type="float">
            <text:p>8655</text:p>
          </table:table-cell>
        </table:table-row>
        <table:table-row table:style-name="ro1">
          <table:table-cell office:value-type="float" office:value="51400" calcext:value-type="float">
            <text:p>51400</text:p>
          </table:table-cell>
          <table:table-cell office:value-type="float" office:value="22145" calcext:value-type="float">
            <text:p>22145</text:p>
          </table:table-cell>
          <table:table-cell office:value-type="float" office:value="14507.5" calcext:value-type="float">
            <text:p>14507.5</text:p>
          </table:table-cell>
          <table:table-cell office:value-type="float" office:value="9715" calcext:value-type="float">
            <text:p>9715</text:p>
          </table:table-cell>
          <table:table-cell office:value-type="float" office:value="17360" calcext:value-type="float">
            <text:p>17360</text:p>
          </table:table-cell>
          <table:table-cell office:value-type="float" office:value="13945" calcext:value-type="float">
            <text:p>13945</text:p>
          </table:table-cell>
          <table:table-cell office:value-type="float" office:value="11970" calcext:value-type="float">
            <text:p>11970</text:p>
          </table:table-cell>
          <table:table-cell office:value-type="float" office:value="9045" calcext:value-type="float">
            <text:p>9045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22295" calcext:value-type="float">
            <text:p>22295</text:p>
          </table:table-cell>
          <table:table-cell office:value-type="float" office:value="14592.5" calcext:value-type="float">
            <text:p>14592.5</text:p>
          </table:table-cell>
          <table:table-cell office:value-type="float" office:value="9635" calcext:value-type="float">
            <text:p>9635</text:p>
          </table:table-cell>
          <table:table-cell office:value-type="float" office:value="17370" calcext:value-type="float">
            <text:p>17370</text:p>
          </table:table-cell>
          <table:table-cell office:value-type="float" office:value="13925" calcext:value-type="float">
            <text:p>13925</text:p>
          </table:table-cell>
          <table:table-cell office:value-type="float" office:value="12110" calcext:value-type="float">
            <text:p>1211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51600" calcext:value-type="float">
            <text:p>51600</text:p>
          </table:table-cell>
          <table:table-cell office:value-type="float" office:value="21590" calcext:value-type="float">
            <text:p>21590</text:p>
          </table:table-cell>
          <table:table-cell office:value-type="float" office:value="14387.5" calcext:value-type="float">
            <text:p>14387.5</text:p>
          </table:table-cell>
          <table:table-cell office:value-type="float" office:value="10060" calcext:value-type="float">
            <text:p>10060</text:p>
          </table:table-cell>
          <table:table-cell office:value-type="float" office:value="17090" calcext:value-type="float">
            <text:p>17090</text:p>
          </table:table-cell>
          <table:table-cell office:value-type="float" office:value="13690" calcext:value-type="float">
            <text:p>13690</text:p>
          </table:table-cell>
          <table:table-cell office:value-type="float" office:value="11460" calcext:value-type="float">
            <text:p>11460</text:p>
          </table:table-cell>
          <table:table-cell office:value-type="float" office:value="8735" calcext:value-type="float">
            <text:p>8735</text:p>
          </table:table-cell>
        </table:table-row>
        <table:table-row table:style-name="ro1">
          <table:table-cell office:value-type="float" office:value="51700" calcext:value-type="float">
            <text:p>51700</text:p>
          </table:table-cell>
          <table:table-cell office:value-type="float" office:value="21670" calcext:value-type="float">
            <text:p>21670</text:p>
          </table:table-cell>
          <table:table-cell office:value-type="float" office:value="15017.5" calcext:value-type="float">
            <text:p>15017.5</text:p>
          </table:table-cell>
          <table:table-cell office:value-type="float" office:value="10537.5" calcext:value-type="float">
            <text:p>10537.5</text:p>
          </table:table-cell>
          <table:table-cell office:value-type="float" office:value="17345" calcext:value-type="float">
            <text:p>17345</text:p>
          </table:table-cell>
          <table:table-cell office:value-type="float" office:value="13615" calcext:value-type="float">
            <text:p>13615</text:p>
          </table:table-cell>
          <table:table-cell office:value-type="float" office:value="11655" calcext:value-type="float">
            <text:p>11655</text:p>
          </table:table-cell>
          <table:table-cell office:value-type="float" office:value="9100" calcext:value-type="float">
            <text:p>9100</text:p>
          </table:table-cell>
        </table:table-row>
        <table:table-row table:style-name="ro1">
          <table:table-cell office:value-type="float" office:value="51800" calcext:value-type="float">
            <text:p>51800</text:p>
          </table:table-cell>
          <table:table-cell office:value-type="float" office:value="21070" calcext:value-type="float">
            <text:p>21070</text:p>
          </table:table-cell>
          <table:table-cell office:value-type="float" office:value="13972.5" calcext:value-type="float">
            <text:p>13972.5</text:p>
          </table:table-cell>
          <table:table-cell office:value-type="float" office:value="10252.5" calcext:value-type="float">
            <text:p>10252.5</text:p>
          </table:table-cell>
          <table:table-cell office:value-type="float" office:value="16690" calcext:value-type="float">
            <text:p>16690</text:p>
          </table:table-cell>
          <table:table-cell office:value-type="float" office:value="12725" calcext:value-type="float">
            <text:p>12725</text:p>
          </table:table-cell>
          <table:table-cell office:value-type="float" office:value="11190" calcext:value-type="float">
            <text:p>11190</text:p>
          </table:table-cell>
          <table:table-cell office:value-type="float" office:value="8440" calcext:value-type="float">
            <text:p>8440</text:p>
          </table:table-cell>
        </table:table-row>
        <table:table-row table:style-name="ro1">
          <table:table-cell office:value-type="float" office:value="51900" calcext:value-type="float">
            <text:p>51900</text:p>
          </table:table-cell>
          <table:table-cell office:value-type="float" office:value="20870" calcext:value-type="float">
            <text:p>20870</text:p>
          </table:table-cell>
          <table:table-cell office:value-type="float" office:value="13617.5" calcext:value-type="float">
            <text:p>13617.5</text:p>
          </table:table-cell>
          <table:table-cell office:value-type="float" office:value="10117.5" calcext:value-type="float">
            <text:p>10117.5</text:p>
          </table:table-cell>
          <table:table-cell office:value-type="float" office:value="16670" calcext:value-type="float">
            <text:p>16670</text:p>
          </table:table-cell>
          <table:table-cell office:value-type="float" office:value="12465" calcext:value-type="float">
            <text:p>12465</text:p>
          </table:table-cell>
          <table:table-cell office:value-type="float" office:value="10905" calcext:value-type="float">
            <text:p>10905</text:p>
          </table:table-cell>
          <table:table-cell office:value-type="float" office:value="8245" calcext:value-type="float">
            <text:p>824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20700" calcext:value-type="float">
            <text:p>20700</text:p>
          </table:table-cell>
          <table:table-cell office:value-type="float" office:value="13742.5" calcext:value-type="float">
            <text:p>13742.5</text:p>
          </table:table-cell>
          <table:table-cell office:value-type="float" office:value="9852.5" calcext:value-type="float">
            <text:p>9852.5</text:p>
          </table:table-cell>
          <table:table-cell office:value-type="float" office:value="16580" calcext:value-type="float">
            <text:p>16580</text:p>
          </table:table-cell>
          <table:table-cell office:value-type="float" office:value="12280" calcext:value-type="float">
            <text:p>12280</text:p>
          </table:table-cell>
          <table:table-cell office:value-type="float" office:value="10775" calcext:value-type="float">
            <text:p>10775</text:p>
          </table:table-cell>
          <table:table-cell office:value-type="float" office:value="8050" calcext:value-type="float">
            <text:p>8050</text:p>
          </table:table-cell>
        </table:table-row>
        <table:table-row table:style-name="ro1">
          <table:table-cell office:value-type="float" office:value="52100" calcext:value-type="float">
            <text:p>52100</text:p>
          </table:table-cell>
          <table:table-cell office:value-type="float" office:value="20510" calcext:value-type="float">
            <text:p>20510</text:p>
          </table:table-cell>
          <table:table-cell office:value-type="float" office:value="13847.5" calcext:value-type="float">
            <text:p>13847.5</text:p>
          </table:table-cell>
          <table:table-cell office:value-type="float" office:value="10002.5" calcext:value-type="float">
            <text:p>10002.5</text:p>
          </table:table-cell>
          <table:table-cell office:value-type="float" office:value="16640" calcext:value-type="float">
            <text:p>16640</text:p>
          </table:table-cell>
          <table:table-cell office:value-type="float" office:value="12335" calcext:value-type="float">
            <text:p>12335</text:p>
          </table:table-cell>
          <table:table-cell office:value-type="float" office:value="10695" calcext:value-type="float">
            <text:p>10695</text:p>
          </table:table-cell>
          <table:table-cell office:value-type="float" office:value="8045" calcext:value-type="float">
            <text:p>8045</text:p>
          </table:table-cell>
        </table:table-row>
        <table:table-row table:style-name="ro1">
          <table:table-cell office:value-type="float" office:value="52200" calcext:value-type="float">
            <text:p>52200</text:p>
          </table:table-cell>
          <table:table-cell office:value-type="float" office:value="20465" calcext:value-type="float">
            <text:p>20465</text:p>
          </table:table-cell>
          <table:table-cell office:value-type="float" office:value="13802.5" calcext:value-type="float">
            <text:p>13802.5</text:p>
          </table:table-cell>
          <table:table-cell office:value-type="float" office:value="10117.5" calcext:value-type="float">
            <text:p>10117.5</text:p>
          </table:table-cell>
          <table:table-cell office:value-type="float" office:value="16960" calcext:value-type="float">
            <text:p>16960</text:p>
          </table:table-cell>
          <table:table-cell office:value-type="float" office:value="12375" calcext:value-type="float">
            <text:p>12375</text:p>
          </table:table-cell>
          <table:table-cell office:value-type="float" office:value="11025" calcext:value-type="float">
            <text:p>11025</text:p>
          </table:table-cell>
          <table:table-cell office:value-type="float" office:value="8155" calcext:value-type="float">
            <text:p>8155</text:p>
          </table:table-cell>
        </table:table-row>
        <table:table-row table:style-name="ro1">
          <table:table-cell office:value-type="float" office:value="52300" calcext:value-type="float">
            <text:p>52300</text:p>
          </table:table-cell>
          <table:table-cell office:value-type="float" office:value="20365" calcext:value-type="float">
            <text:p>20365</text:p>
          </table:table-cell>
          <table:table-cell office:value-type="float" office:value="13652.5" calcext:value-type="float">
            <text:p>13652.5</text:p>
          </table:table-cell>
          <table:table-cell office:value-type="float" office:value="10247.5" calcext:value-type="float">
            <text:p>10247.5</text:p>
          </table:table-cell>
          <table:table-cell office:value-type="float" office:value="16825" calcext:value-type="float">
            <text:p>16825</text:p>
          </table:table-cell>
          <table:table-cell office:value-type="float" office:value="12175" calcext:value-type="float">
            <text:p>12175</text:p>
          </table:table-cell>
          <table:table-cell office:value-type="float" office:value="10890" calcext:value-type="float">
            <text:p>10890</text:p>
          </table:table-cell>
          <table:table-cell office:value-type="float" office:value="7915" calcext:value-type="float">
            <text:p>7915</text:p>
          </table:table-cell>
        </table:table-row>
        <table:table-row table:style-name="ro1">
          <table:table-cell office:value-type="float" office:value="52400" calcext:value-type="float">
            <text:p>52400</text:p>
          </table:table-cell>
          <table:table-cell office:value-type="float" office:value="19980" calcext:value-type="float">
            <text:p>19980</text:p>
          </table:table-cell>
          <table:table-cell office:value-type="float" office:value="14957.5" calcext:value-type="float">
            <text:p>14957.5</text:p>
          </table:table-cell>
          <table:table-cell office:value-type="float" office:value="10462.5" calcext:value-type="float">
            <text:p>10462.5</text:p>
          </table:table-cell>
          <table:table-cell office:value-type="float" office:value="17645" calcext:value-type="float">
            <text:p>17645</text:p>
          </table:table-cell>
          <table:table-cell office:value-type="float" office:value="12575" calcext:value-type="float">
            <text:p>12575</text:p>
          </table:table-cell>
          <table:table-cell office:value-type="float" office:value="11550" calcext:value-type="float">
            <text:p>11550</text:p>
          </table:table-cell>
          <table:table-cell office:value-type="float" office:value="8495" calcext:value-type="float">
            <text:p>849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20000" calcext:value-type="float">
            <text:p>20000</text:p>
          </table:table-cell>
          <table:table-cell office:value-type="float" office:value="14707.5" calcext:value-type="float">
            <text:p>14707.5</text:p>
          </table:table-cell>
          <table:table-cell office:value-type="float" office:value="10417.5" calcext:value-type="float">
            <text:p>10417.5</text:p>
          </table:table-cell>
          <table:table-cell office:value-type="float" office:value="17495" calcext:value-type="float">
            <text:p>17495</text:p>
          </table:table-cell>
          <table:table-cell office:value-type="float" office:value="12605" calcext:value-type="float">
            <text:p>12605</text:p>
          </table:table-cell>
          <table:table-cell office:value-type="float" office:value="11185" calcext:value-type="float">
            <text:p>11185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float" office:value="52600" calcext:value-type="float">
            <text:p>52600</text:p>
          </table:table-cell>
          <table:table-cell office:value-type="float" office:value="20225" calcext:value-type="float">
            <text:p>20225</text:p>
          </table:table-cell>
          <table:table-cell office:value-type="float" office:value="14982.5" calcext:value-type="float">
            <text:p>14982.5</text:p>
          </table:table-cell>
          <table:table-cell office:value-type="float" office:value="10212.5" calcext:value-type="float">
            <text:p>10212.5</text:p>
          </table:table-cell>
          <table:table-cell office:value-type="float" office:value="17410" calcext:value-type="float">
            <text:p>17410</text:p>
          </table:table-cell>
          <table:table-cell office:value-type="float" office:value="13090" calcext:value-type="float">
            <text:p>13090</text:p>
          </table:table-cell>
          <table:table-cell office:value-type="float" office:value="11340" calcext:value-type="float">
            <text:p>11340</text:p>
          </table:table-cell>
          <table:table-cell office:value-type="float" office:value="8995" calcext:value-type="float">
            <text:p>8995</text:p>
          </table:table-cell>
        </table:table-row>
        <table:table-row table:style-name="ro1">
          <table:table-cell office:value-type="float" office:value="52700" calcext:value-type="float">
            <text:p>52700</text:p>
          </table:table-cell>
          <table:table-cell office:value-type="float" office:value="19970" calcext:value-type="float">
            <text:p>19970</text:p>
          </table:table-cell>
          <table:table-cell office:value-type="float" office:value="15157.5" calcext:value-type="float">
            <text:p>15157.5</text:p>
          </table:table-cell>
          <table:table-cell office:value-type="float" office:value="10147.5" calcext:value-type="float">
            <text:p>10147.5</text:p>
          </table:table-cell>
          <table:table-cell office:value-type="float" office:value="17310" calcext:value-type="float">
            <text:p>17310</text:p>
          </table:table-cell>
          <table:table-cell office:value-type="float" office:value="12885" calcext:value-type="float">
            <text:p>12885</text:p>
          </table:table-cell>
          <table:table-cell office:value-type="float" office:value="11305" calcext:value-type="float">
            <text:p>11305</text:p>
          </table:table-cell>
          <table:table-cell office:value-type="float" office:value="8895" calcext:value-type="float">
            <text:p>8895</text:p>
          </table:table-cell>
        </table:table-row>
        <table:table-row table:style-name="ro1">
          <table:table-cell office:value-type="float" office:value="52800" calcext:value-type="float">
            <text:p>52800</text:p>
          </table:table-cell>
          <table:table-cell office:value-type="float" office:value="20065" calcext:value-type="float">
            <text:p>20065</text:p>
          </table:table-cell>
          <table:table-cell office:value-type="float" office:value="15107.5" calcext:value-type="float">
            <text:p>15107.5</text:p>
          </table:table-cell>
          <table:table-cell office:value-type="float" office:value="10132.5" calcext:value-type="float">
            <text:p>10132.5</text:p>
          </table:table-cell>
          <table:table-cell office:value-type="float" office:value="17345" calcext:value-type="float">
            <text:p>17345</text:p>
          </table:table-cell>
          <table:table-cell office:value-type="float" office:value="12865" calcext:value-type="float">
            <text:p>12865</text:p>
          </table:table-cell>
          <table:table-cell office:value-type="float" office:value="11475" calcext:value-type="float">
            <text:p>11475</text:p>
          </table:table-cell>
          <table:table-cell office:value-type="float" office:value="8790" calcext:value-type="float">
            <text:p>8790</text:p>
          </table:table-cell>
        </table:table-row>
        <table:table-row table:style-name="ro1">
          <table:table-cell office:value-type="float" office:value="52900" calcext:value-type="float">
            <text:p>52900</text:p>
          </table:table-cell>
          <table:table-cell office:value-type="float" office:value="20350" calcext:value-type="float">
            <text:p>20350</text:p>
          </table:table-cell>
          <table:table-cell office:value-type="float" office:value="15237.5" calcext:value-type="float">
            <text:p>15237.5</text:p>
          </table:table-cell>
          <table:table-cell office:value-type="float" office:value="10287.5" calcext:value-type="float">
            <text:p>10287.5</text:p>
          </table:table-cell>
          <table:table-cell office:value-type="float" office:value="17140" calcext:value-type="float">
            <text:p>17140</text:p>
          </table:table-cell>
          <table:table-cell office:value-type="float" office:value="13170" calcext:value-type="float">
            <text:p>13170</text:p>
          </table:table-cell>
          <table:table-cell office:value-type="float" office:value="11570" calcext:value-type="float">
            <text:p>11570</text:p>
          </table:table-cell>
          <table:table-cell office:value-type="float" office:value="8665" calcext:value-type="float">
            <text:p>8665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20245" calcext:value-type="float">
            <text:p>20245</text:p>
          </table:table-cell>
          <table:table-cell office:value-type="float" office:value="15247.5" calcext:value-type="float">
            <text:p>15247.5</text:p>
          </table:table-cell>
          <table:table-cell office:value-type="float" office:value="10137.5" calcext:value-type="float">
            <text:p>10137.5</text:p>
          </table:table-cell>
          <table:table-cell office:value-type="float" office:value="17635" calcext:value-type="float">
            <text:p>17635</text:p>
          </table:table-cell>
          <table:table-cell office:value-type="float" office:value="12735" calcext:value-type="float">
            <text:p>12735</text:p>
          </table:table-cell>
          <table:table-cell office:value-type="float" office:value="11050" calcext:value-type="float">
            <text:p>11050</text:p>
          </table:table-cell>
          <table:table-cell office:value-type="float" office:value="8975" calcext:value-type="float">
            <text:p>8975</text:p>
          </table:table-cell>
        </table:table-row>
        <table:table-row table:style-name="ro1">
          <table:table-cell office:value-type="float" office:value="53100" calcext:value-type="float">
            <text:p>53100</text:p>
          </table:table-cell>
          <table:table-cell office:value-type="float" office:value="19835" calcext:value-type="float">
            <text:p>19835</text:p>
          </table:table-cell>
          <table:table-cell office:value-type="float" office:value="15072.5" calcext:value-type="float">
            <text:p>15072.5</text:p>
          </table:table-cell>
          <table:table-cell office:value-type="float" office:value="10132.5" calcext:value-type="float">
            <text:p>10132.5</text:p>
          </table:table-cell>
          <table:table-cell office:value-type="float" office:value="17385" calcext:value-type="float">
            <text:p>17385</text:p>
          </table:table-cell>
          <table:table-cell office:value-type="float" office:value="12920" calcext:value-type="float">
            <text:p>12920</text:p>
          </table:table-cell>
          <table:table-cell office:value-type="float" office:value="10755" calcext:value-type="float">
            <text:p>10755</text:p>
          </table:table-cell>
          <table:table-cell office:value-type="float" office:value="8735" calcext:value-type="float">
            <text:p>8735</text:p>
          </table:table-cell>
        </table:table-row>
        <table:table-row table:style-name="ro1">
          <table:table-cell office:value-type="float" office:value="53200" calcext:value-type="float">
            <text:p>53200</text:p>
          </table:table-cell>
          <table:table-cell office:value-type="float" office:value="19745" calcext:value-type="float">
            <text:p>19745</text:p>
          </table:table-cell>
          <table:table-cell office:value-type="float" office:value="15182.5" calcext:value-type="float">
            <text:p>15182.5</text:p>
          </table:table-cell>
          <table:table-cell office:value-type="float" office:value="9862.5" calcext:value-type="float">
            <text:p>9862.5</text:p>
          </table:table-cell>
          <table:table-cell office:value-type="float" office:value="17220" calcext:value-type="float">
            <text:p>17220</text:p>
          </table:table-cell>
          <table:table-cell office:value-type="float" office:value="12755" calcext:value-type="float">
            <text:p>12755</text:p>
          </table:table-cell>
          <table:table-cell office:value-type="float" office:value="10570" calcext:value-type="float">
            <text:p>10570</text:p>
          </table:table-cell>
          <table:table-cell office:value-type="float" office:value="8610" calcext:value-type="float">
            <text:p>8610</text:p>
          </table:table-cell>
        </table:table-row>
        <table:table-row table:style-name="ro1">
          <table:table-cell office:value-type="float" office:value="53300" calcext:value-type="float">
            <text:p>53300</text:p>
          </table:table-cell>
          <table:table-cell office:value-type="float" office:value="19310" calcext:value-type="float">
            <text:p>19310</text:p>
          </table:table-cell>
          <table:table-cell office:value-type="float" office:value="15367.5" calcext:value-type="float">
            <text:p>15367.5</text:p>
          </table:table-cell>
          <table:table-cell office:value-type="float" office:value="9687.5" calcext:value-type="float">
            <text:p>9687.5</text:p>
          </table:table-cell>
          <table:table-cell office:value-type="float" office:value="16930" calcext:value-type="float">
            <text:p>16930</text:p>
          </table:table-cell>
          <table:table-cell office:value-type="float" office:value="11960" calcext:value-type="float">
            <text:p>11960</text:p>
          </table:table-cell>
          <table:table-cell office:value-type="float" office:value="10350" calcext:value-type="float">
            <text:p>10350</text:p>
          </table:table-cell>
          <table:table-cell office:value-type="float" office:value="8625" calcext:value-type="float">
            <text:p>8625</text:p>
          </table:table-cell>
        </table:table-row>
        <table:table-row table:style-name="ro1">
          <table:table-cell office:value-type="float" office:value="53400" calcext:value-type="float">
            <text:p>53400</text:p>
          </table:table-cell>
          <table:table-cell office:value-type="float" office:value="19465" calcext:value-type="float">
            <text:p>19465</text:p>
          </table:table-cell>
          <table:table-cell office:value-type="float" office:value="15367.5" calcext:value-type="float">
            <text:p>15367.5</text:p>
          </table:table-cell>
          <table:table-cell office:value-type="float" office:value="9617.5" calcext:value-type="float">
            <text:p>9617.5</text:p>
          </table:table-cell>
          <table:table-cell office:value-type="float" office:value="16675" calcext:value-type="float">
            <text:p>16675</text:p>
          </table:table-cell>
          <table:table-cell office:value-type="float" office:value="11525" calcext:value-type="float">
            <text:p>11525</text:p>
          </table:table-cell>
          <table:table-cell office:value-type="float" office:value="10315" calcext:value-type="float">
            <text:p>10315</text:p>
          </table:table-cell>
          <table:table-cell office:value-type="float" office:value="8640" calcext:value-type="float">
            <text:p>8640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19860" calcext:value-type="float">
            <text:p>19860</text:p>
          </table:table-cell>
          <table:table-cell office:value-type="float" office:value="15272.5" calcext:value-type="float">
            <text:p>15272.5</text:p>
          </table:table-cell>
          <table:table-cell office:value-type="float" office:value="9617.5" calcext:value-type="float">
            <text:p>9617.5</text:p>
          </table:table-cell>
          <table:table-cell office:value-type="float" office:value="16810" calcext:value-type="float">
            <text:p>16810</text:p>
          </table:table-cell>
          <table:table-cell office:value-type="float" office:value="11620" calcext:value-type="float">
            <text:p>11620</text:p>
          </table:table-cell>
          <table:table-cell office:value-type="float" office:value="10355" calcext:value-type="float">
            <text:p>10355</text:p>
          </table:table-cell>
          <table:table-cell office:value-type="float" office:value="8635" calcext:value-type="float">
            <text:p>8635</text:p>
          </table:table-cell>
        </table:table-row>
        <table:table-row table:style-name="ro1">
          <table:table-cell office:value-type="float" office:value="53600" calcext:value-type="float">
            <text:p>53600</text:p>
          </table:table-cell>
          <table:table-cell office:value-type="float" office:value="19700" calcext:value-type="float">
            <text:p>19700</text:p>
          </table:table-cell>
          <table:table-cell office:value-type="float" office:value="15052.5" calcext:value-type="float">
            <text:p>15052.5</text:p>
          </table:table-cell>
          <table:table-cell office:value-type="float" office:value="9017.5" calcext:value-type="float">
            <text:p>9017.5</text:p>
          </table:table-cell>
          <table:table-cell office:value-type="float" office:value="16820" calcext:value-type="float">
            <text:p>16820</text:p>
          </table:table-cell>
          <table:table-cell office:value-type="float" office:value="11005" calcext:value-type="float">
            <text:p>11005</text:p>
          </table:table-cell>
          <table:table-cell office:value-type="float" office:value="10335" calcext:value-type="float">
            <text:p>10335</text:p>
          </table:table-cell>
          <table:table-cell office:value-type="float" office:value="8835" calcext:value-type="float">
            <text:p>8835</text:p>
          </table:table-cell>
        </table:table-row>
        <table:table-row table:style-name="ro1">
          <table:table-cell office:value-type="float" office:value="53700" calcext:value-type="float">
            <text:p>53700</text:p>
          </table:table-cell>
          <table:table-cell office:value-type="float" office:value="19285" calcext:value-type="float">
            <text:p>19285</text:p>
          </table:table-cell>
          <table:table-cell office:value-type="float" office:value="14912.5" calcext:value-type="float">
            <text:p>14912.5</text:p>
          </table:table-cell>
          <table:table-cell office:value-type="float" office:value="8917.5" calcext:value-type="float">
            <text:p>8917.5</text:p>
          </table:table-cell>
          <table:table-cell office:value-type="float" office:value="16840" calcext:value-type="float">
            <text:p>16840</text:p>
          </table:table-cell>
          <table:table-cell office:value-type="float" office:value="11220" calcext:value-type="float">
            <text:p>11220</text:p>
          </table:table-cell>
          <table:table-cell office:value-type="float" office:value="10140" calcext:value-type="float">
            <text:p>10140</text:p>
          </table:table-cell>
          <table:table-cell office:value-type="float" office:value="9045" calcext:value-type="float">
            <text:p>9045</text:p>
          </table:table-cell>
        </table:table-row>
        <table:table-row table:style-name="ro1">
          <table:table-cell office:value-type="float" office:value="53800" calcext:value-type="float">
            <text:p>53800</text:p>
          </table:table-cell>
          <table:table-cell office:value-type="float" office:value="19455" calcext:value-type="float">
            <text:p>19455</text:p>
          </table:table-cell>
          <table:table-cell office:value-type="float" office:value="15132.5" calcext:value-type="float">
            <text:p>15132.5</text:p>
          </table:table-cell>
          <table:table-cell office:value-type="float" office:value="9292.5" calcext:value-type="float">
            <text:p>9292.5</text:p>
          </table:table-cell>
          <table:table-cell office:value-type="float" office:value="16805" calcext:value-type="float">
            <text:p>16805</text:p>
          </table:table-cell>
          <table:table-cell office:value-type="float" office:value="11655" calcext:value-type="float">
            <text:p>11655</text:p>
          </table:table-cell>
          <table:table-cell office:value-type="float" office:value="10740" calcext:value-type="float">
            <text:p>10740</text:p>
          </table:table-cell>
          <table:table-cell office:value-type="float" office:value="9597.5" calcext:value-type="float">
            <text:p>9597.5</text:p>
          </table:table-cell>
        </table:table-row>
        <table:table-row table:style-name="ro1">
          <table:table-cell office:value-type="float" office:value="53900" calcext:value-type="float">
            <text:p>53900</text:p>
          </table:table-cell>
          <table:table-cell office:value-type="float" office:value="19962.5" calcext:value-type="float">
            <text:p>19962.5</text:p>
          </table:table-cell>
          <table:table-cell office:value-type="float" office:value="15257.5" calcext:value-type="float">
            <text:p>15257.5</text:p>
          </table:table-cell>
          <table:table-cell office:value-type="float" office:value="9477.5" calcext:value-type="float">
            <text:p>9477.5</text:p>
          </table:table-cell>
          <table:table-cell office:value-type="float" office:value="17155" calcext:value-type="float">
            <text:p>17155</text:p>
          </table:table-cell>
          <table:table-cell office:value-type="float" office:value="11840" calcext:value-type="float">
            <text:p>11840</text:p>
          </table:table-cell>
          <table:table-cell office:value-type="float" office:value="10945" calcext:value-type="float">
            <text:p>10945</text:p>
          </table:table-cell>
          <table:table-cell office:value-type="float" office:value="10185" calcext:value-type="float">
            <text:p>1018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9692.5" calcext:value-type="float">
            <text:p>19692.5</text:p>
          </table:table-cell>
          <table:table-cell office:value-type="float" office:value="15292.5" calcext:value-type="float">
            <text:p>15292.5</text:p>
          </table:table-cell>
          <table:table-cell office:value-type="float" office:value="9372.5" calcext:value-type="float">
            <text:p>9372.5</text:p>
          </table:table-cell>
          <table:table-cell office:value-type="float" office:value="16905" calcext:value-type="float">
            <text:p>16905</text:p>
          </table:table-cell>
          <table:table-cell office:value-type="float" office:value="11585" calcext:value-type="float">
            <text:p>11585</text:p>
          </table:table-cell>
          <table:table-cell office:value-type="float" office:value="10545" calcext:value-type="float">
            <text:p>10545</text:p>
          </table:table-cell>
          <table:table-cell office:value-type="float" office:value="9945" calcext:value-type="float">
            <text:p>9945</text:p>
          </table:table-cell>
        </table:table-row>
        <table:table-row table:style-name="ro1">
          <table:table-cell office:value-type="float" office:value="54100" calcext:value-type="float">
            <text:p>54100</text:p>
          </table:table-cell>
          <table:table-cell office:value-type="float" office:value="19552.5" calcext:value-type="float">
            <text:p>19552.5</text:p>
          </table:table-cell>
          <table:table-cell office:value-type="float" office:value="14832.5" calcext:value-type="float">
            <text:p>14832.5</text:p>
          </table:table-cell>
          <table:table-cell office:value-type="float" office:value="9152.5" calcext:value-type="float">
            <text:p>9152.5</text:p>
          </table:table-cell>
          <table:table-cell office:value-type="float" office:value="17225" calcext:value-type="float">
            <text:p>17225</text:p>
          </table:table-cell>
          <table:table-cell office:value-type="float" office:value="11190" calcext:value-type="float">
            <text:p>11190</text:p>
          </table:table-cell>
          <table:table-cell office:value-type="float" office:value="10310" calcext:value-type="float">
            <text:p>10310</text:p>
          </table:table-cell>
          <table:table-cell office:value-type="float" office:value="10190" calcext:value-type="float">
            <text:p>10190</text:p>
          </table:table-cell>
        </table:table-row>
        <table:table-row table:style-name="ro1">
          <table:table-cell office:value-type="float" office:value="54200" calcext:value-type="float">
            <text:p>54200</text:p>
          </table:table-cell>
          <table:table-cell office:value-type="float" office:value="19477.5" calcext:value-type="float">
            <text:p>19477.5</text:p>
          </table:table-cell>
          <table:table-cell office:value-type="float" office:value="15170" calcext:value-type="float">
            <text:p>15170</text:p>
          </table:table-cell>
          <table:table-cell office:value-type="float" office:value="8872.5" calcext:value-type="float">
            <text:p>8872.5</text:p>
          </table:table-cell>
          <table:table-cell office:value-type="float" office:value="16895" calcext:value-type="float">
            <text:p>16895</text:p>
          </table:table-cell>
          <table:table-cell office:value-type="float" office:value="10865" calcext:value-type="float">
            <text:p>10865</text:p>
          </table:table-cell>
          <table:table-cell office:value-type="float" office:value="9870" calcext:value-type="float">
            <text:p>9870</text:p>
          </table:table-cell>
          <table:table-cell office:value-type="float" office:value="9420" calcext:value-type="float">
            <text:p>9420</text:p>
          </table:table-cell>
        </table:table-row>
        <table:table-row table:style-name="ro1">
          <table:table-cell office:value-type="float" office:value="54300" calcext:value-type="float">
            <text:p>54300</text:p>
          </table:table-cell>
          <table:table-cell office:value-type="float" office:value="19927.5" calcext:value-type="float">
            <text:p>19927.5</text:p>
          </table:table-cell>
          <table:table-cell office:value-type="float" office:value="15395" calcext:value-type="float">
            <text:p>15395</text:p>
          </table:table-cell>
          <table:table-cell office:value-type="float" office:value="9182.5" calcext:value-type="float">
            <text:p>9182.5</text:p>
          </table:table-cell>
          <table:table-cell office:value-type="float" office:value="16955" calcext:value-type="float">
            <text:p>16955</text:p>
          </table:table-cell>
          <table:table-cell office:value-type="float" office:value="10910" calcext:value-type="float">
            <text:p>10910</text:p>
          </table:table-cell>
          <table:table-cell office:value-type="float" office:value="10280" calcext:value-type="float">
            <text:p>10280</text:p>
          </table:table-cell>
          <table:table-cell office:value-type="float" office:value="9700" calcext:value-type="float">
            <text:p>9700</text:p>
          </table:table-cell>
        </table:table-row>
        <table:table-row table:style-name="ro1">
          <table:table-cell office:value-type="float" office:value="54400" calcext:value-type="float">
            <text:p>54400</text:p>
          </table:table-cell>
          <table:table-cell office:value-type="float" office:value="20442.5" calcext:value-type="float">
            <text:p>20442.5</text:p>
          </table:table-cell>
          <table:table-cell office:value-type="float" office:value="15290" calcext:value-type="float">
            <text:p>15290</text:p>
          </table:table-cell>
          <table:table-cell office:value-type="float" office:value="9497.5" calcext:value-type="float">
            <text:p>9497.5</text:p>
          </table:table-cell>
          <table:table-cell office:value-type="float" office:value="17190" calcext:value-type="float">
            <text:p>17190</text:p>
          </table:table-cell>
          <table:table-cell office:value-type="float" office:value="11470" calcext:value-type="float">
            <text:p>11470</text:p>
          </table:table-cell>
          <table:table-cell office:value-type="float" office:value="10620" calcext:value-type="float">
            <text:p>10620</text:p>
          </table:table-cell>
          <table:table-cell office:value-type="float" office:value="10115" calcext:value-type="float">
            <text:p>10115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20327.5" calcext:value-type="float">
            <text:p>20327.5</text:p>
          </table:table-cell>
          <table:table-cell office:value-type="float" office:value="15425" calcext:value-type="float">
            <text:p>15425</text:p>
          </table:table-cell>
          <table:table-cell office:value-type="float" office:value="9537.5" calcext:value-type="float">
            <text:p>9537.5</text:p>
          </table:table-cell>
          <table:table-cell office:value-type="float" office:value="17115" calcext:value-type="float">
            <text:p>17115</text:p>
          </table:table-cell>
          <table:table-cell office:value-type="float" office:value="11410" calcext:value-type="float">
            <text:p>11410</text:p>
          </table:table-cell>
          <table:table-cell office:value-type="float" office:value="10775" calcext:value-type="float">
            <text:p>10775</text:p>
          </table:table-cell>
          <table:table-cell office:value-type="float" office:value="10055" calcext:value-type="float">
            <text:p>10055</text:p>
          </table:table-cell>
        </table:table-row>
        <table:table-row table:style-name="ro1">
          <table:table-cell office:value-type="float" office:value="54600" calcext:value-type="float">
            <text:p>54600</text:p>
          </table:table-cell>
          <table:table-cell office:value-type="float" office:value="20222.5" calcext:value-type="float">
            <text:p>20222.5</text:p>
          </table:table-cell>
          <table:table-cell office:value-type="float" office:value="15940" calcext:value-type="float">
            <text:p>15940</text:p>
          </table:table-cell>
          <table:table-cell office:value-type="float" office:value="9962.5" calcext:value-type="float">
            <text:p>9962.5</text:p>
          </table:table-cell>
          <table:table-cell office:value-type="float" office:value="17185" calcext:value-type="float">
            <text:p>17185</text:p>
          </table:table-cell>
          <table:table-cell office:value-type="float" office:value="11800" calcext:value-type="float">
            <text:p>11800</text:p>
          </table:table-cell>
          <table:table-cell office:value-type="float" office:value="11045" calcext:value-type="float">
            <text:p>11045</text:p>
          </table:table-cell>
          <table:table-cell office:value-type="float" office:value="10245" calcext:value-type="float">
            <text:p>10245</text:p>
          </table:table-cell>
        </table:table-row>
        <table:table-row table:style-name="ro1">
          <table:table-cell office:value-type="float" office:value="54700" calcext:value-type="float">
            <text:p>54700</text:p>
          </table:table-cell>
          <table:table-cell office:value-type="float" office:value="19940" calcext:value-type="float">
            <text:p>19940</text:p>
          </table:table-cell>
          <table:table-cell office:value-type="float" office:value="16055" calcext:value-type="float">
            <text:p>16055</text:p>
          </table:table-cell>
          <table:table-cell office:value-type="float" office:value="10107.5" calcext:value-type="float">
            <text:p>10107.5</text:p>
          </table:table-cell>
          <table:table-cell office:value-type="float" office:value="17267.5" calcext:value-type="float">
            <text:p>17267.5</text:p>
          </table:table-cell>
          <table:table-cell office:value-type="float" office:value="11752.5" calcext:value-type="float">
            <text:p>11752.5</text:p>
          </table:table-cell>
          <table:table-cell office:value-type="float" office:value="11057.5" calcext:value-type="float">
            <text:p>11057.5</text:p>
          </table:table-cell>
          <table:table-cell office:value-type="float" office:value="10062.5" calcext:value-type="float">
            <text:p>10062.5</text:p>
          </table:table-cell>
        </table:table-row>
        <table:table-row table:style-name="ro1">
          <table:table-cell office:value-type="float" office:value="54800" calcext:value-type="float">
            <text:p>54800</text:p>
          </table:table-cell>
          <table:table-cell office:value-type="float" office:value="19585" calcext:value-type="float">
            <text:p>19585</text:p>
          </table:table-cell>
          <table:table-cell office:value-type="float" office:value="15805" calcext:value-type="float">
            <text:p>15805</text:p>
          </table:table-cell>
          <table:table-cell office:value-type="float" office:value="10032.5" calcext:value-type="float">
            <text:p>10032.5</text:p>
          </table:table-cell>
          <table:table-cell office:value-type="float" office:value="17007.5" calcext:value-type="float">
            <text:p>17007.5</text:p>
          </table:table-cell>
          <table:table-cell office:value-type="float" office:value="11487.5" calcext:value-type="float">
            <text:p>11487.5</text:p>
          </table:table-cell>
          <table:table-cell office:value-type="float" office:value="11062.5" calcext:value-type="float">
            <text:p>11062.5</text:p>
          </table:table-cell>
          <table:table-cell office:value-type="float" office:value="10112.5" calcext:value-type="float">
            <text:p>10112.5</text:p>
          </table:table-cell>
        </table:table-row>
        <table:table-row table:style-name="ro1">
          <table:table-cell office:value-type="float" office:value="54900" calcext:value-type="float">
            <text:p>54900</text:p>
          </table:table-cell>
          <table:table-cell office:value-type="float" office:value="19227.5" calcext:value-type="float">
            <text:p>19227.5</text:p>
          </table:table-cell>
          <table:table-cell office:value-type="float" office:value="15145" calcext:value-type="float">
            <text:p>15145</text:p>
          </table:table-cell>
          <table:table-cell office:value-type="float" office:value="9662.5" calcext:value-type="float">
            <text:p>9662.5</text:p>
          </table:table-cell>
          <table:table-cell office:value-type="float" office:value="16797.5" calcext:value-type="float">
            <text:p>16797.5</text:p>
          </table:table-cell>
          <table:table-cell office:value-type="float" office:value="11207.5" calcext:value-type="float">
            <text:p>11207.5</text:p>
          </table:table-cell>
          <table:table-cell office:value-type="float" office:value="10542.5" calcext:value-type="float">
            <text:p>10542.5</text:p>
          </table:table-cell>
          <table:table-cell office:value-type="float" office:value="9837.5" calcext:value-type="float">
            <text:p>9837.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9522.5" calcext:value-type="float">
            <text:p>19522.5</text:p>
          </table:table-cell>
          <table:table-cell office:value-type="float" office:value="15370" calcext:value-type="float">
            <text:p>15370</text:p>
          </table:table-cell>
          <table:table-cell office:value-type="float" office:value="10107.5" calcext:value-type="float">
            <text:p>10107.5</text:p>
          </table:table-cell>
          <table:table-cell office:value-type="float" office:value="17202.5" calcext:value-type="float">
            <text:p>17202.5</text:p>
          </table:table-cell>
          <table:table-cell office:value-type="float" office:value="11432.5" calcext:value-type="float">
            <text:p>11432.5</text:p>
          </table:table-cell>
          <table:table-cell office:value-type="float" office:value="10867.5" calcext:value-type="float">
            <text:p>10867.5</text:p>
          </table:table-cell>
          <table:table-cell office:value-type="float" office:value="10052.5" calcext:value-type="float">
            <text:p>10052.5</text:p>
          </table:table-cell>
        </table:table-row>
        <table:table-row table:style-name="ro1">
          <table:table-cell office:value-type="float" office:value="55100" calcext:value-type="float">
            <text:p>55100</text:p>
          </table:table-cell>
          <table:table-cell office:value-type="float" office:value="19612.5" calcext:value-type="float">
            <text:p>19612.5</text:p>
          </table:table-cell>
          <table:table-cell office:value-type="float" office:value="15245" calcext:value-type="float">
            <text:p>15245</text:p>
          </table:table-cell>
          <table:table-cell office:value-type="float" office:value="9967.5" calcext:value-type="float">
            <text:p>9967.5</text:p>
          </table:table-cell>
          <table:table-cell office:value-type="float" office:value="17157.5" calcext:value-type="float">
            <text:p>17157.5</text:p>
          </table:table-cell>
          <table:table-cell office:value-type="float" office:value="10962.5" calcext:value-type="float">
            <text:p>10962.5</text:p>
          </table:table-cell>
          <table:table-cell office:value-type="float" office:value="10737.5" calcext:value-type="float">
            <text:p>10737.5</text:p>
          </table:table-cell>
          <table:table-cell office:value-type="float" office:value="9912.5" calcext:value-type="float">
            <text:p>9912.5</text:p>
          </table:table-cell>
        </table:table-row>
        <table:table-row table:style-name="ro1">
          <table:table-cell office:value-type="float" office:value="55200" calcext:value-type="float">
            <text:p>55200</text:p>
          </table:table-cell>
          <table:table-cell office:value-type="float" office:value="19497.5" calcext:value-type="float">
            <text:p>19497.5</text:p>
          </table:table-cell>
          <table:table-cell office:value-type="float" office:value="15255" calcext:value-type="float">
            <text:p>15255</text:p>
          </table:table-cell>
          <table:table-cell office:value-type="float" office:value="10022.5" calcext:value-type="float">
            <text:p>10022.5</text:p>
          </table:table-cell>
          <table:table-cell office:value-type="float" office:value="17272.5" calcext:value-type="float">
            <text:p>17272.5</text:p>
          </table:table-cell>
          <table:table-cell office:value-type="float" office:value="10902.5" calcext:value-type="float">
            <text:p>10902.5</text:p>
          </table:table-cell>
          <table:table-cell office:value-type="float" office:value="10822.5" calcext:value-type="float">
            <text:p>10822.5</text:p>
          </table:table-cell>
          <table:table-cell office:value-type="float" office:value="9977.5" calcext:value-type="float">
            <text:p>9977.5</text:p>
          </table:table-cell>
        </table:table-row>
        <table:table-row table:style-name="ro1">
          <table:table-cell office:value-type="float" office:value="55300" calcext:value-type="float">
            <text:p>55300</text:p>
          </table:table-cell>
          <table:table-cell office:value-type="float" office:value="19527.5" calcext:value-type="float">
            <text:p>19527.5</text:p>
          </table:table-cell>
          <table:table-cell office:value-type="float" office:value="15375" calcext:value-type="float">
            <text:p>15375</text:p>
          </table:table-cell>
          <table:table-cell office:value-type="float" office:value="9912.5" calcext:value-type="float">
            <text:p>9912.5</text:p>
          </table:table-cell>
          <table:table-cell office:value-type="float" office:value="17377.5" calcext:value-type="float">
            <text:p>17377.5</text:p>
          </table:table-cell>
          <table:table-cell office:value-type="float" office:value="10832.5" calcext:value-type="float">
            <text:p>10832.5</text:p>
          </table:table-cell>
          <table:table-cell office:value-type="float" office:value="10827.5" calcext:value-type="float">
            <text:p>10827.5</text:p>
          </table:table-cell>
          <table:table-cell office:value-type="float" office:value="10227.5" calcext:value-type="float">
            <text:p>10227.5</text:p>
          </table:table-cell>
        </table:table-row>
        <table:table-row table:style-name="ro1">
          <table:table-cell office:value-type="float" office:value="55400" calcext:value-type="float">
            <text:p>55400</text:p>
          </table:table-cell>
          <table:table-cell office:value-type="float" office:value="19627.5" calcext:value-type="float">
            <text:p>19627.5</text:p>
          </table:table-cell>
          <table:table-cell office:value-type="float" office:value="15390" calcext:value-type="float">
            <text:p>15390</text:p>
          </table:table-cell>
          <table:table-cell office:value-type="float" office:value="9932.5" calcext:value-type="float">
            <text:p>9932.5</text:p>
          </table:table-cell>
          <table:table-cell office:value-type="float" office:value="17242.5" calcext:value-type="float">
            <text:p>17242.5</text:p>
          </table:table-cell>
          <table:table-cell office:value-type="float" office:value="10832.5" calcext:value-type="float">
            <text:p>10832.5</text:p>
          </table:table-cell>
          <table:table-cell office:value-type="float" office:value="10912.5" calcext:value-type="float">
            <text:p>10912.5</text:p>
          </table:table-cell>
          <table:table-cell office:value-type="float" office:value="10307.5" calcext:value-type="float">
            <text:p>10307.5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19037.5" calcext:value-type="float">
            <text:p>19037.5</text:p>
          </table:table-cell>
          <table:table-cell office:value-type="float" office:value="14745" calcext:value-type="float">
            <text:p>14745</text:p>
          </table:table-cell>
          <table:table-cell office:value-type="float" office:value="9832.5" calcext:value-type="float">
            <text:p>9832.5</text:p>
          </table:table-cell>
          <table:table-cell office:value-type="float" office:value="17217.5" calcext:value-type="float">
            <text:p>17217.5</text:p>
          </table:table-cell>
          <table:table-cell office:value-type="float" office:value="10492.5" calcext:value-type="float">
            <text:p>10492.5</text:p>
          </table:table-cell>
          <table:table-cell office:value-type="float" office:value="10870" calcext:value-type="float">
            <text:p>10870</text:p>
          </table:table-cell>
          <table:table-cell office:value-type="float" office:value="10192.5" calcext:value-type="float">
            <text:p>10192.5</text:p>
          </table:table-cell>
        </table:table-row>
        <table:table-row table:style-name="ro1">
          <table:table-cell office:value-type="float" office:value="55600" calcext:value-type="float">
            <text:p>55600</text:p>
          </table:table-cell>
          <table:table-cell office:value-type="float" office:value="18962.5" calcext:value-type="float">
            <text:p>18962.5</text:p>
          </table:table-cell>
          <table:table-cell office:value-type="float" office:value="14490" calcext:value-type="float">
            <text:p>14490</text:p>
          </table:table-cell>
          <table:table-cell office:value-type="float" office:value="9772.5" calcext:value-type="float">
            <text:p>9772.5</text:p>
          </table:table-cell>
          <table:table-cell office:value-type="float" office:value="17297.5" calcext:value-type="float">
            <text:p>17297.5</text:p>
          </table:table-cell>
          <table:table-cell office:value-type="float" office:value="10427.5" calcext:value-type="float">
            <text:p>10427.5</text:p>
          </table:table-cell>
          <table:table-cell office:value-type="float" office:value="10925" calcext:value-type="float">
            <text:p>10925</text:p>
          </table:table-cell>
          <table:table-cell office:value-type="float" office:value="9897.5" calcext:value-type="float">
            <text:p>9897.5</text:p>
          </table:table-cell>
        </table:table-row>
        <table:table-row table:style-name="ro1">
          <table:table-cell office:value-type="float" office:value="55700" calcext:value-type="float">
            <text:p>55700</text:p>
          </table:table-cell>
          <table:table-cell office:value-type="float" office:value="18997.5" calcext:value-type="float">
            <text:p>18997.5</text:p>
          </table:table-cell>
          <table:table-cell office:value-type="float" office:value="14715" calcext:value-type="float">
            <text:p>14715</text:p>
          </table:table-cell>
          <table:table-cell office:value-type="float" office:value="9792.5" calcext:value-type="float">
            <text:p>9792.5</text:p>
          </table:table-cell>
          <table:table-cell office:value-type="float" office:value="17562.5" calcext:value-type="float">
            <text:p>17562.5</text:p>
          </table:table-cell>
          <table:table-cell office:value-type="float" office:value="10537.5" calcext:value-type="float">
            <text:p>10537.5</text:p>
          </table:table-cell>
          <table:table-cell office:value-type="float" office:value="10870" calcext:value-type="float">
            <text:p>10870</text:p>
          </table:table-cell>
          <table:table-cell office:value-type="float" office:value="9882.5" calcext:value-type="float">
            <text:p>9882.5</text:p>
          </table:table-cell>
        </table:table-row>
        <table:table-row table:style-name="ro1">
          <table:table-cell office:value-type="float" office:value="55800" calcext:value-type="float">
            <text:p>55800</text:p>
          </table:table-cell>
          <table:table-cell office:value-type="float" office:value="19045" calcext:value-type="float">
            <text:p>19045</text:p>
          </table:table-cell>
          <table:table-cell office:value-type="float" office:value="15227.5" calcext:value-type="float">
            <text:p>15227.5</text:p>
          </table:table-cell>
          <table:table-cell office:value-type="float" office:value="9857.5" calcext:value-type="float">
            <text:p>9857.5</text:p>
          </table:table-cell>
          <table:table-cell office:value-type="float" office:value="17632.5" calcext:value-type="float">
            <text:p>17632.5</text:p>
          </table:table-cell>
          <table:table-cell office:value-type="float" office:value="10787.5" calcext:value-type="float">
            <text:p>10787.5</text:p>
          </table:table-cell>
          <table:table-cell office:value-type="float" office:value="10967.5" calcext:value-type="float">
            <text:p>10967.5</text:p>
          </table:table-cell>
          <table:table-cell office:value-type="float" office:value="9152.5" calcext:value-type="float">
            <text:p>9152.5</text:p>
          </table:table-cell>
        </table:table-row>
        <table:table-row table:style-name="ro1">
          <table:table-cell office:value-type="float" office:value="55900" calcext:value-type="float">
            <text:p>55900</text:p>
          </table:table-cell>
          <table:table-cell office:value-type="float" office:value="19005" calcext:value-type="float">
            <text:p>19005</text:p>
          </table:table-cell>
          <table:table-cell office:value-type="float" office:value="15277.5" calcext:value-type="float">
            <text:p>15277.5</text:p>
          </table:table-cell>
          <table:table-cell office:value-type="float" office:value="9622.5" calcext:value-type="float">
            <text:p>9622.5</text:p>
          </table:table-cell>
          <table:table-cell office:value-type="float" office:value="17522.5" calcext:value-type="float">
            <text:p>17522.5</text:p>
          </table:table-cell>
          <table:table-cell office:value-type="float" office:value="10672.5" calcext:value-type="float">
            <text:p>10672.5</text:p>
          </table:table-cell>
          <table:table-cell office:value-type="float" office:value="10972.5" calcext:value-type="float">
            <text:p>10972.5</text:p>
          </table:table-cell>
          <table:table-cell office:value-type="float" office:value="9177.5" calcext:value-type="float">
            <text:p>9177.5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18960" calcext:value-type="float">
            <text:p>18960</text:p>
          </table:table-cell>
          <table:table-cell office:value-type="float" office:value="15267.5" calcext:value-type="float">
            <text:p>15267.5</text:p>
          </table:table-cell>
          <table:table-cell office:value-type="float" office:value="9582.5" calcext:value-type="float">
            <text:p>9582.5</text:p>
          </table:table-cell>
          <table:table-cell office:value-type="float" office:value="17612.5" calcext:value-type="float">
            <text:p>17612.5</text:p>
          </table:table-cell>
          <table:table-cell office:value-type="float" office:value="10987.5" calcext:value-type="float">
            <text:p>10987.5</text:p>
          </table:table-cell>
          <table:table-cell office:value-type="float" office:value="10797.5" calcext:value-type="float">
            <text:p>10797.5</text:p>
          </table:table-cell>
          <table:table-cell office:value-type="float" office:value="9062.5" calcext:value-type="float">
            <text:p>9062.5</text:p>
          </table:table-cell>
        </table:table-row>
        <table:table-row table:style-name="ro1">
          <table:table-cell office:value-type="float" office:value="56100" calcext:value-type="float">
            <text:p>56100</text:p>
          </table:table-cell>
          <table:table-cell office:value-type="float" office:value="18965" calcext:value-type="float">
            <text:p>18965</text:p>
          </table:table-cell>
          <table:table-cell office:value-type="float" office:value="15277.5" calcext:value-type="float">
            <text:p>15277.5</text:p>
          </table:table-cell>
          <table:table-cell office:value-type="float" office:value="9637.5" calcext:value-type="float">
            <text:p>9637.5</text:p>
          </table:table-cell>
          <table:table-cell office:value-type="float" office:value="17537.5" calcext:value-type="float">
            <text:p>17537.5</text:p>
          </table:table-cell>
          <table:table-cell office:value-type="float" office:value="11127.5" calcext:value-type="float">
            <text:p>11127.5</text:p>
          </table:table-cell>
          <table:table-cell office:value-type="float" office:value="10642.5" calcext:value-type="float">
            <text:p>10642.5</text:p>
          </table:table-cell>
          <table:table-cell office:value-type="float" office:value="8967.5" calcext:value-type="float">
            <text:p>8967.5</text:p>
          </table:table-cell>
        </table:table-row>
        <table:table-row table:style-name="ro1">
          <table:table-cell office:value-type="float" office:value="56200" calcext:value-type="float">
            <text:p>56200</text:p>
          </table:table-cell>
          <table:table-cell office:value-type="float" office:value="18975" calcext:value-type="float">
            <text:p>18975</text:p>
          </table:table-cell>
          <table:table-cell office:value-type="float" office:value="14787.5" calcext:value-type="float">
            <text:p>14787.5</text:p>
          </table:table-cell>
          <table:table-cell office:value-type="float" office:value="9452.5" calcext:value-type="float">
            <text:p>9452.5</text:p>
          </table:table-cell>
          <table:table-cell office:value-type="float" office:value="17822.5" calcext:value-type="float">
            <text:p>17822.5</text:p>
          </table:table-cell>
          <table:table-cell office:value-type="float" office:value="11437.5" calcext:value-type="float">
            <text:p>11437.5</text:p>
          </table:table-cell>
          <table:table-cell office:value-type="float" office:value="10787.5" calcext:value-type="float">
            <text:p>10787.5</text:p>
          </table:table-cell>
          <table:table-cell office:value-type="float" office:value="8822.5" calcext:value-type="float">
            <text:p>8822.5</text:p>
          </table:table-cell>
        </table:table-row>
        <table:table-row table:style-name="ro1">
          <table:table-cell office:value-type="float" office:value="56300" calcext:value-type="float">
            <text:p>56300</text:p>
          </table:table-cell>
          <table:table-cell office:value-type="float" office:value="18485" calcext:value-type="float">
            <text:p>18485</text:p>
          </table:table-cell>
          <table:table-cell office:value-type="float" office:value="14337.5" calcext:value-type="float">
            <text:p>14337.5</text:p>
          </table:table-cell>
          <table:table-cell office:value-type="float" office:value="8652.5" calcext:value-type="float">
            <text:p>8652.5</text:p>
          </table:table-cell>
          <table:table-cell office:value-type="float" office:value="17327.5" calcext:value-type="float">
            <text:p>17327.5</text:p>
          </table:table-cell>
          <table:table-cell office:value-type="float" office:value="12012.5" calcext:value-type="float">
            <text:p>12012.5</text:p>
          </table:table-cell>
          <table:table-cell office:value-type="float" office:value="10272.5" calcext:value-type="float">
            <text:p>10272.5</text:p>
          </table:table-cell>
          <table:table-cell office:value-type="float" office:value="8362.5" calcext:value-type="float">
            <text:p>8362.5</text:p>
          </table:table-cell>
        </table:table-row>
        <table:table-row table:style-name="ro1">
          <table:table-cell office:value-type="float" office:value="56400" calcext:value-type="float">
            <text:p>56400</text:p>
          </table:table-cell>
          <table:table-cell office:value-type="float" office:value="18485" calcext:value-type="float">
            <text:p>18485</text:p>
          </table:table-cell>
          <table:table-cell office:value-type="float" office:value="14432.5" calcext:value-type="float">
            <text:p>14432.5</text:p>
          </table:table-cell>
          <table:table-cell office:value-type="float" office:value="8307.5" calcext:value-type="float">
            <text:p>8307.5</text:p>
          </table:table-cell>
          <table:table-cell office:value-type="float" office:value="17182.5" calcext:value-type="float">
            <text:p>17182.5</text:p>
          </table:table-cell>
          <table:table-cell office:value-type="float" office:value="11912.5" calcext:value-type="float">
            <text:p>11912.5</text:p>
          </table:table-cell>
          <table:table-cell office:value-type="float" office:value="10092.5" calcext:value-type="float">
            <text:p>10092.5</text:p>
          </table:table-cell>
          <table:table-cell office:value-type="float" office:value="8177.5" calcext:value-type="float">
            <text:p>8177.5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18185" calcext:value-type="float">
            <text:p>18185</text:p>
          </table:table-cell>
          <table:table-cell office:value-type="float" office:value="14577.5" calcext:value-type="float">
            <text:p>14577.5</text:p>
          </table:table-cell>
          <table:table-cell office:value-type="float" office:value="8387.5" calcext:value-type="float">
            <text:p>8387.5</text:p>
          </table:table-cell>
          <table:table-cell office:value-type="float" office:value="17072.5" calcext:value-type="float">
            <text:p>17072.5</text:p>
          </table:table-cell>
          <table:table-cell office:value-type="float" office:value="11972.5" calcext:value-type="float">
            <text:p>11972.5</text:p>
          </table:table-cell>
          <table:table-cell office:value-type="float" office:value="9917.5" calcext:value-type="float">
            <text:p>9917.5</text:p>
          </table:table-cell>
          <table:table-cell office:value-type="float" office:value="8422.5" calcext:value-type="float">
            <text:p>8422.5</text:p>
          </table:table-cell>
        </table:table-row>
        <table:table-row table:style-name="ro1">
          <table:table-cell office:value-type="float" office:value="56600" calcext:value-type="float">
            <text:p>56600</text:p>
          </table:table-cell>
          <table:table-cell office:value-type="float" office:value="18230" calcext:value-type="float">
            <text:p>18230</text:p>
          </table:table-cell>
          <table:table-cell office:value-type="float" office:value="14337.5" calcext:value-type="float">
            <text:p>14337.5</text:p>
          </table:table-cell>
          <table:table-cell office:value-type="float" office:value="9052.5" calcext:value-type="float">
            <text:p>9052.5</text:p>
          </table:table-cell>
          <table:table-cell office:value-type="float" office:value="16662.5" calcext:value-type="float">
            <text:p>16662.5</text:p>
          </table:table-cell>
          <table:table-cell office:value-type="float" office:value="12172.5" calcext:value-type="float">
            <text:p>12172.5</text:p>
          </table:table-cell>
          <table:table-cell office:value-type="float" office:value="9627.5" calcext:value-type="float">
            <text:p>9627.5</text:p>
          </table:table-cell>
          <table:table-cell office:value-type="float" office:value="7537.5" calcext:value-type="float">
            <text:p>7537.5</text:p>
          </table:table-cell>
        </table:table-row>
        <table:table-row table:style-name="ro1">
          <table:table-cell office:value-type="float" office:value="56700" calcext:value-type="float">
            <text:p>56700</text:p>
          </table:table-cell>
          <table:table-cell office:value-type="float" office:value="18365" calcext:value-type="float">
            <text:p>18365</text:p>
          </table:table-cell>
          <table:table-cell office:value-type="float" office:value="14417.5" calcext:value-type="float">
            <text:p>14417.5</text:p>
          </table:table-cell>
          <table:table-cell office:value-type="float" office:value="8837.5" calcext:value-type="float">
            <text:p>8837.5</text:p>
          </table:table-cell>
          <table:table-cell office:value-type="float" office:value="16497.5" calcext:value-type="float">
            <text:p>16497.5</text:p>
          </table:table-cell>
          <table:table-cell office:value-type="float" office:value="12212.5" calcext:value-type="float">
            <text:p>12212.5</text:p>
          </table:table-cell>
          <table:table-cell office:value-type="float" office:value="9627.5" calcext:value-type="float">
            <text:p>9627.5</text:p>
          </table:table-cell>
          <table:table-cell office:value-type="float" office:value="7530" calcext:value-type="float">
            <text:p>7530</text:p>
          </table:table-cell>
        </table:table-row>
        <table:table-row table:style-name="ro1">
          <table:table-cell office:value-type="float" office:value="56800" calcext:value-type="float">
            <text:p>56800</text:p>
          </table:table-cell>
          <table:table-cell office:value-type="float" office:value="17665" calcext:value-type="float">
            <text:p>17665</text:p>
          </table:table-cell>
          <table:table-cell office:value-type="float" office:value="14172.5" calcext:value-type="float">
            <text:p>14172.5</text:p>
          </table:table-cell>
          <table:table-cell office:value-type="float" office:value="8492.5" calcext:value-type="float">
            <text:p>8492.5</text:p>
          </table:table-cell>
          <table:table-cell office:value-type="float" office:value="16275" calcext:value-type="float">
            <text:p>16275</text:p>
          </table:table-cell>
          <table:table-cell office:value-type="float" office:value="11835" calcext:value-type="float">
            <text:p>11835</text:p>
          </table:table-cell>
          <table:table-cell office:value-type="float" office:value="9627.5" calcext:value-type="float">
            <text:p>9627.5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float" office:value="56900" calcext:value-type="float">
            <text:p>56900</text:p>
          </table:table-cell>
          <table:table-cell office:value-type="float" office:value="17390" calcext:value-type="float">
            <text:p>17390</text:p>
          </table:table-cell>
          <table:table-cell office:value-type="float" office:value="14387.5" calcext:value-type="float">
            <text:p>14387.5</text:p>
          </table:table-cell>
          <table:table-cell office:value-type="float" office:value="8307.5" calcext:value-type="float">
            <text:p>8307.5</text:p>
          </table:table-cell>
          <table:table-cell office:value-type="float" office:value="16245" calcext:value-type="float">
            <text:p>16245</text:p>
          </table:table-cell>
          <table:table-cell office:value-type="float" office:value="11710" calcext:value-type="float">
            <text:p>11710</text:p>
          </table:table-cell>
          <table:table-cell office:value-type="float" office:value="9492.5" calcext:value-type="float">
            <text:p>9492.5</text:p>
          </table:table-cell>
          <table:table-cell office:value-type="float" office:value="7045" calcext:value-type="float">
            <text:p>7045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17225" calcext:value-type="float">
            <text:p>17225</text:p>
          </table:table-cell>
          <table:table-cell office:value-type="float" office:value="14117.5" calcext:value-type="float">
            <text:p>14117.5</text:p>
          </table:table-cell>
          <table:table-cell office:value-type="float" office:value="8780" calcext:value-type="float">
            <text:p>8780</text:p>
          </table:table-cell>
          <table:table-cell office:value-type="float" office:value="16250" calcext:value-type="float">
            <text:p>16250</text:p>
          </table:table-cell>
          <table:table-cell office:value-type="float" office:value="11245" calcext:value-type="float">
            <text:p>11245</text:p>
          </table:table-cell>
          <table:table-cell office:value-type="float" office:value="9117.5" calcext:value-type="float">
            <text:p>9117.5</text:p>
          </table:table-cell>
          <table:table-cell office:value-type="float" office:value="7060" calcext:value-type="float">
            <text:p>7060</text:p>
          </table:table-cell>
        </table:table-row>
        <table:table-row table:style-name="ro1">
          <table:table-cell office:value-type="float" office:value="57100" calcext:value-type="float">
            <text:p>57100</text:p>
          </table:table-cell>
          <table:table-cell office:value-type="float" office:value="17280" calcext:value-type="float">
            <text:p>17280</text:p>
          </table:table-cell>
          <table:table-cell office:value-type="float" office:value="14002.5" calcext:value-type="float">
            <text:p>14002.5</text:p>
          </table:table-cell>
          <table:table-cell office:value-type="float" office:value="8750" calcext:value-type="float">
            <text:p>8750</text:p>
          </table:table-cell>
          <table:table-cell office:value-type="float" office:value="16350" calcext:value-type="float">
            <text:p>16350</text:p>
          </table:table-cell>
          <table:table-cell office:value-type="float" office:value="11350" calcext:value-type="float">
            <text:p>11350</text:p>
          </table:table-cell>
          <table:table-cell office:value-type="float" office:value="9472.5" calcext:value-type="float">
            <text:p>9472.5</text:p>
          </table:table-cell>
          <table:table-cell office:value-type="float" office:value="6520" calcext:value-type="float">
            <text:p>6520</text:p>
          </table:table-cell>
        </table:table-row>
        <table:table-row table:style-name="ro1">
          <table:table-cell office:value-type="float" office:value="57200" calcext:value-type="float">
            <text:p>57200</text:p>
          </table:table-cell>
          <table:table-cell office:value-type="float" office:value="17375" calcext:value-type="float">
            <text:p>17375</text:p>
          </table:table-cell>
          <table:table-cell office:value-type="float" office:value="14152.5" calcext:value-type="float">
            <text:p>14152.5</text:p>
          </table:table-cell>
          <table:table-cell office:value-type="float" office:value="9025" calcext:value-type="float">
            <text:p>9025</text:p>
          </table:table-cell>
          <table:table-cell office:value-type="float" office:value="16295" calcext:value-type="float">
            <text:p>16295</text:p>
          </table:table-cell>
          <table:table-cell office:value-type="float" office:value="11415" calcext:value-type="float">
            <text:p>11415</text:p>
          </table:table-cell>
          <table:table-cell office:value-type="float" office:value="9512.5" calcext:value-type="float">
            <text:p>9512.5</text:p>
          </table:table-cell>
          <table:table-cell office:value-type="float" office:value="6550" calcext:value-type="float">
            <text:p>6550</text:p>
          </table:table-cell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float" office:value="17110" calcext:value-type="float">
            <text:p>17110</text:p>
          </table:table-cell>
          <table:table-cell office:value-type="float" office:value="14237.5" calcext:value-type="float">
            <text:p>14237.5</text:p>
          </table:table-cell>
          <table:table-cell office:value-type="float" office:value="8505" calcext:value-type="float">
            <text:p>8505</text:p>
          </table:table-cell>
          <table:table-cell office:value-type="float" office:value="16430" calcext:value-type="float">
            <text:p>16430</text:p>
          </table:table-cell>
          <table:table-cell office:value-type="float" office:value="11265" calcext:value-type="float">
            <text:p>11265</text:p>
          </table:table-cell>
          <table:table-cell office:value-type="float" office:value="9367.5" calcext:value-type="float">
            <text:p>9367.5</text:p>
          </table:table-cell>
          <table:table-cell office:value-type="float" office:value="6635" calcext:value-type="float">
            <text:p>6635</text:p>
          </table:table-cell>
        </table:table-row>
        <table:table-row table:style-name="ro1">
          <table:table-cell office:value-type="float" office:value="57400" calcext:value-type="float">
            <text:p>57400</text:p>
          </table:table-cell>
          <table:table-cell office:value-type="float" office:value="17065" calcext:value-type="float">
            <text:p>17065</text:p>
          </table:table-cell>
          <table:table-cell office:value-type="float" office:value="14397.5" calcext:value-type="float">
            <text:p>14397.5</text:p>
          </table:table-cell>
          <table:table-cell office:value-type="float" office:value="8575" calcext:value-type="float">
            <text:p>8575</text:p>
          </table:table-cell>
          <table:table-cell office:value-type="float" office:value="16335" calcext:value-type="float">
            <text:p>16335</text:p>
          </table:table-cell>
          <table:table-cell office:value-type="float" office:value="11245" calcext:value-type="float">
            <text:p>11245</text:p>
          </table:table-cell>
          <table:table-cell office:value-type="float" office:value="9367.5" calcext:value-type="float">
            <text:p>9367.5</text:p>
          </table:table-cell>
          <table:table-cell office:value-type="float" office:value="6590" calcext:value-type="float">
            <text:p>6590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17185" calcext:value-type="float">
            <text:p>17185</text:p>
          </table:table-cell>
          <table:table-cell office:value-type="float" office:value="14477.5" calcext:value-type="float">
            <text:p>14477.5</text:p>
          </table:table-cell>
          <table:table-cell office:value-type="float" office:value="8640" calcext:value-type="float">
            <text:p>8640</text:p>
          </table:table-cell>
          <table:table-cell office:value-type="float" office:value="16660" calcext:value-type="float">
            <text:p>16660</text:p>
          </table:table-cell>
          <table:table-cell office:value-type="float" office:value="11435" calcext:value-type="float">
            <text:p>11435</text:p>
          </table:table-cell>
          <table:table-cell office:value-type="float" office:value="9620" calcext:value-type="float">
            <text:p>9620</text:p>
          </table:table-cell>
          <table:table-cell office:value-type="float" office:value="6515" calcext:value-type="float">
            <text:p>6515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7485" calcext:value-type="float">
            <text:p>17485</text:p>
          </table:table-cell>
          <table:table-cell office:value-type="float" office:value="14792.5" calcext:value-type="float">
            <text:p>14792.5</text:p>
          </table:table-cell>
          <table:table-cell office:value-type="float" office:value="8855" calcext:value-type="float">
            <text:p>8855</text:p>
          </table:table-cell>
          <table:table-cell office:value-type="float" office:value="16625" calcext:value-type="float">
            <text:p>16625</text:p>
          </table:table-cell>
          <table:table-cell office:value-type="float" office:value="11875" calcext:value-type="float">
            <text:p>11875</text:p>
          </table:table-cell>
          <table:table-cell office:value-type="float" office:value="9670" calcext:value-type="float">
            <text:p>9670</text:p>
          </table:table-cell>
          <table:table-cell office:value-type="float" office:value="6835" calcext:value-type="float">
            <text:p>6835</text:p>
          </table:table-cell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17450" calcext:value-type="float">
            <text:p>17450</text:p>
          </table:table-cell>
          <table:table-cell office:value-type="float" office:value="14737.5" calcext:value-type="float">
            <text:p>14737.5</text:p>
          </table:table-cell>
          <table:table-cell office:value-type="float" office:value="8670" calcext:value-type="float">
            <text:p>8670</text:p>
          </table:table-cell>
          <table:table-cell office:value-type="float" office:value="16050" calcext:value-type="float">
            <text:p>16050</text:p>
          </table:table-cell>
          <table:table-cell office:value-type="float" office:value="12375" calcext:value-type="float">
            <text:p>12375</text:p>
          </table:table-cell>
          <table:table-cell office:value-type="float" office:value="9545" calcext:value-type="float">
            <text:p>9545</text:p>
          </table:table-cell>
          <table:table-cell office:value-type="float" office:value="6990" calcext:value-type="float">
            <text:p>6990</text:p>
          </table:table-cell>
        </table:table-row>
        <table:table-row table:style-name="ro1">
          <table:table-cell office:value-type="float" office:value="57800" calcext:value-type="float">
            <text:p>57800</text:p>
          </table:table-cell>
          <table:table-cell office:value-type="float" office:value="17485" calcext:value-type="float">
            <text:p>17485</text:p>
          </table:table-cell>
          <table:table-cell office:value-type="float" office:value="14862.5" calcext:value-type="float">
            <text:p>14862.5</text:p>
          </table:table-cell>
          <table:table-cell office:value-type="float" office:value="8715" calcext:value-type="float">
            <text:p>8715</text:p>
          </table:table-cell>
          <table:table-cell office:value-type="float" office:value="16005" calcext:value-type="float">
            <text:p>16005</text:p>
          </table:table-cell>
          <table:table-cell office:value-type="float" office:value="12425" calcext:value-type="float">
            <text:p>12425</text:p>
          </table:table-cell>
          <table:table-cell office:value-type="float" office:value="9445" calcext:value-type="float">
            <text:p>9445</text:p>
          </table:table-cell>
          <table:table-cell office:value-type="float" office:value="7005" calcext:value-type="float">
            <text:p>7005</text:p>
          </table:table-cell>
        </table:table-row>
        <table:table-row table:style-name="ro1">
          <table:table-cell office:value-type="float" office:value="57900" calcext:value-type="float">
            <text:p>57900</text:p>
          </table:table-cell>
          <table:table-cell office:value-type="float" office:value="17630" calcext:value-type="float">
            <text:p>17630</text:p>
          </table:table-cell>
          <table:table-cell office:value-type="float" office:value="14747.5" calcext:value-type="float">
            <text:p>14747.5</text:p>
          </table:table-cell>
          <table:table-cell office:value-type="float" office:value="8775" calcext:value-type="float">
            <text:p>8775</text:p>
          </table:table-cell>
          <table:table-cell office:value-type="float" office:value="15980" calcext:value-type="float">
            <text:p>15980</text:p>
          </table:table-cell>
          <table:table-cell office:value-type="float" office:value="12550" calcext:value-type="float">
            <text:p>12550</text:p>
          </table:table-cell>
          <table:table-cell office:value-type="float" office:value="9857.5" calcext:value-type="float">
            <text:p>9857.5</text:p>
          </table:table-cell>
          <table:table-cell office:value-type="float" office:value="7290" calcext:value-type="float">
            <text:p>7290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18060" calcext:value-type="float">
            <text:p>18060</text:p>
          </table:table-cell>
          <table:table-cell office:value-type="float" office:value="14702.5" calcext:value-type="float">
            <text:p>14702.5</text:p>
          </table:table-cell>
          <table:table-cell office:value-type="float" office:value="9580" calcext:value-type="float">
            <text:p>9580</text:p>
          </table:table-cell>
          <table:table-cell office:value-type="float" office:value="15795" calcext:value-type="float">
            <text:p>15795</text:p>
          </table:table-cell>
          <table:table-cell office:value-type="float" office:value="12725" calcext:value-type="float">
            <text:p>12725</text:p>
          </table:table-cell>
          <table:table-cell office:value-type="float" office:value="10267.5" calcext:value-type="float">
            <text:p>10267.5</text:p>
          </table:table-cell>
          <table:table-cell office:value-type="float" office:value="7545" calcext:value-type="float">
            <text:p>7545</text:p>
          </table:table-cell>
        </table:table-row>
        <table:table-row table:style-name="ro1">
          <table:table-cell office:value-type="float" office:value="58100" calcext:value-type="float">
            <text:p>58100</text:p>
          </table:table-cell>
          <table:table-cell office:value-type="float" office:value="17905" calcext:value-type="float">
            <text:p>17905</text:p>
          </table:table-cell>
          <table:table-cell office:value-type="float" office:value="14637.5" calcext:value-type="float">
            <text:p>14637.5</text:p>
          </table:table-cell>
          <table:table-cell office:value-type="float" office:value="9400" calcext:value-type="float">
            <text:p>9400</text:p>
          </table:table-cell>
          <table:table-cell office:value-type="float" office:value="15640" calcext:value-type="float">
            <text:p>15640</text:p>
          </table:table-cell>
          <table:table-cell office:value-type="float" office:value="12665" calcext:value-type="float">
            <text:p>12665</text:p>
          </table:table-cell>
          <table:table-cell office:value-type="float" office:value="10022.5" calcext:value-type="float">
            <text:p>10022.5</text:p>
          </table:table-cell>
          <table:table-cell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58200" calcext:value-type="float">
            <text:p>58200</text:p>
          </table:table-cell>
          <table:table-cell office:value-type="float" office:value="17635" calcext:value-type="float">
            <text:p>17635</text:p>
          </table:table-cell>
          <table:table-cell office:value-type="float" office:value="14332.5" calcext:value-type="float">
            <text:p>14332.5</text:p>
          </table:table-cell>
          <table:table-cell office:value-type="float" office:value="9390" calcext:value-type="float">
            <text:p>9390</text:p>
          </table:table-cell>
          <table:table-cell office:value-type="float" office:value="15785" calcext:value-type="float">
            <text:p>15785</text:p>
          </table:table-cell>
          <table:table-cell office:value-type="float" office:value="12870" calcext:value-type="float">
            <text:p>12870</text:p>
          </table:table-cell>
          <table:table-cell office:value-type="float" office:value="9327.5" calcext:value-type="float">
            <text:p>9327.5</text:p>
          </table:table-cell>
          <table:table-cell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58300" calcext:value-type="float">
            <text:p>58300</text:p>
          </table:table-cell>
          <table:table-cell office:value-type="float" office:value="17960" calcext:value-type="float">
            <text:p>17960</text:p>
          </table:table-cell>
          <table:table-cell office:value-type="float" office:value="14772.5" calcext:value-type="float">
            <text:p>14772.5</text:p>
          </table:table-cell>
          <table:table-cell office:value-type="float" office:value="9310" calcext:value-type="float">
            <text:p>9310</text:p>
          </table:table-cell>
          <table:table-cell office:value-type="float" office:value="15990" calcext:value-type="float">
            <text:p>15990</text:p>
          </table:table-cell>
          <table:table-cell office:value-type="float" office:value="12520" calcext:value-type="float">
            <text:p>12520</text:p>
          </table:table-cell>
          <table:table-cell office:value-type="float" office:value="9627.5" calcext:value-type="float">
            <text:p>9627.5</text:p>
          </table:table-cell>
          <table:table-cell office:value-type="float" office:value="6585" calcext:value-type="float">
            <text:p>6585</text:p>
          </table:table-cell>
        </table:table-row>
        <table:table-row table:style-name="ro1">
          <table:table-cell office:value-type="float" office:value="58400" calcext:value-type="float">
            <text:p>58400</text:p>
          </table:table-cell>
          <table:table-cell office:value-type="float" office:value="18160" calcext:value-type="float">
            <text:p>18160</text:p>
          </table:table-cell>
          <table:table-cell office:value-type="float" office:value="14522.5" calcext:value-type="float">
            <text:p>14522.5</text:p>
          </table:table-cell>
          <table:table-cell office:value-type="float" office:value="9530" calcext:value-type="float">
            <text:p>9530</text:p>
          </table:table-cell>
          <table:table-cell office:value-type="float" office:value="16130" calcext:value-type="float">
            <text:p>16130</text:p>
          </table:table-cell>
          <table:table-cell office:value-type="float" office:value="12820" calcext:value-type="float">
            <text:p>12820</text:p>
          </table:table-cell>
          <table:table-cell office:value-type="float" office:value="9867.5" calcext:value-type="float">
            <text:p>9867.5</text:p>
          </table:table-cell>
          <table:table-cell office:value-type="float" office:value="6770" calcext:value-type="float">
            <text:p>6770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17995" calcext:value-type="float">
            <text:p>17995</text:p>
          </table:table-cell>
          <table:table-cell office:value-type="float" office:value="14407.5" calcext:value-type="float">
            <text:p>14407.5</text:p>
          </table:table-cell>
          <table:table-cell office:value-type="float" office:value="9685" calcext:value-type="float">
            <text:p>9685</text:p>
          </table:table-cell>
          <table:table-cell office:value-type="float" office:value="15950" calcext:value-type="float">
            <text:p>15950</text:p>
          </table:table-cell>
          <table:table-cell office:value-type="float" office:value="12725" calcext:value-type="float">
            <text:p>12725</text:p>
          </table:table-cell>
          <table:table-cell office:value-type="float" office:value="9812.5" calcext:value-type="float">
            <text:p>9812.5</text:p>
          </table:table-cell>
          <table:table-cell office:value-type="float" office:value="6630" calcext:value-type="float">
            <text:p>6630</text:p>
          </table:table-cell>
        </table:table-row>
        <table:table-row table:style-name="ro1">
          <table:table-cell office:value-type="float" office:value="58600" calcext:value-type="float">
            <text:p>58600</text:p>
          </table:table-cell>
          <table:table-cell office:value-type="float" office:value="18150" calcext:value-type="float">
            <text:p>18150</text:p>
          </table:table-cell>
          <table:table-cell office:value-type="float" office:value="13817.5" calcext:value-type="float">
            <text:p>13817.5</text:p>
          </table:table-cell>
          <table:table-cell office:value-type="float" office:value="9615" calcext:value-type="float">
            <text:p>9615</text:p>
          </table:table-cell>
          <table:table-cell office:value-type="float" office:value="15705" calcext:value-type="float">
            <text:p>15705</text:p>
          </table:table-cell>
          <table:table-cell office:value-type="float" office:value="12815" calcext:value-type="float">
            <text:p>12815</text:p>
          </table:table-cell>
          <table:table-cell office:value-type="float" office:value="9837.5" calcext:value-type="float">
            <text:p>9837.5</text:p>
          </table:table-cell>
          <table:table-cell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58700" calcext:value-type="float">
            <text:p>58700</text:p>
          </table:table-cell>
          <table:table-cell office:value-type="float" office:value="18025" calcext:value-type="float">
            <text:p>18025</text:p>
          </table:table-cell>
          <table:table-cell office:value-type="float" office:value="13692.5" calcext:value-type="float">
            <text:p>13692.5</text:p>
          </table:table-cell>
          <table:table-cell office:value-type="float" office:value="9520" calcext:value-type="float">
            <text:p>9520</text:p>
          </table:table-cell>
          <table:table-cell office:value-type="float" office:value="15520" calcext:value-type="float">
            <text:p>15520</text:p>
          </table:table-cell>
          <table:table-cell office:value-type="float" office:value="12855" calcext:value-type="float">
            <text:p>12855</text:p>
          </table:table-cell>
          <table:table-cell office:value-type="float" office:value="9937.5" calcext:value-type="float">
            <text:p>9937.5</text:p>
          </table:table-cell>
          <table:table-cell office:value-type="float" office:value="6015" calcext:value-type="float">
            <text:p>6015</text:p>
          </table:table-cell>
        </table:table-row>
        <table:table-row table:style-name="ro1">
          <table:table-cell office:value-type="float" office:value="58800" calcext:value-type="float">
            <text:p>58800</text:p>
          </table:table-cell>
          <table:table-cell office:value-type="float" office:value="17845" calcext:value-type="float">
            <text:p>17845</text:p>
          </table:table-cell>
          <table:table-cell office:value-type="float" office:value="13247.5" calcext:value-type="float">
            <text:p>13247.5</text:p>
          </table:table-cell>
          <table:table-cell office:value-type="float" office:value="8820" calcext:value-type="float">
            <text:p>8820</text:p>
          </table:table-cell>
          <table:table-cell office:value-type="float" office:value="14935" calcext:value-type="float">
            <text:p>14935</text:p>
          </table:table-cell>
          <table:table-cell office:value-type="float" office:value="12810" calcext:value-type="float">
            <text:p>12810</text:p>
          </table:table-cell>
          <table:table-cell office:value-type="float" office:value="9217.5" calcext:value-type="float">
            <text:p>9217.5</text:p>
          </table:table-cell>
          <table:table-cell office:value-type="float" office:value="5885" calcext:value-type="float">
            <text:p>5885</text:p>
          </table:table-cell>
        </table:table-row>
        <table:table-row table:style-name="ro1">
          <table:table-cell office:value-type="float" office:value="58900" calcext:value-type="float">
            <text:p>58900</text:p>
          </table:table-cell>
          <table:table-cell office:value-type="float" office:value="18040" calcext:value-type="float">
            <text:p>18040</text:p>
          </table:table-cell>
          <table:table-cell office:value-type="float" office:value="12977.5" calcext:value-type="float">
            <text:p>12977.5</text:p>
          </table:table-cell>
          <table:table-cell office:value-type="float" office:value="8275" calcext:value-type="float">
            <text:p>8275</text:p>
          </table:table-cell>
          <table:table-cell office:value-type="float" office:value="14595" calcext:value-type="float">
            <text:p>14595</text:p>
          </table:table-cell>
          <table:table-cell office:value-type="float" office:value="12595" calcext:value-type="float">
            <text:p>12595</text:p>
          </table:table-cell>
          <table:table-cell office:value-type="float" office:value="8837.5" calcext:value-type="float">
            <text:p>8837.5</text:p>
          </table:table-cell>
          <table:table-cell office:value-type="float" office:value="5585" calcext:value-type="float">
            <text:p>558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17915" calcext:value-type="float">
            <text:p>17915</text:p>
          </table:table-cell>
          <table:table-cell office:value-type="float" office:value="13017.5" calcext:value-type="float">
            <text:p>13017.5</text:p>
          </table:table-cell>
          <table:table-cell office:value-type="float" office:value="8155" calcext:value-type="float">
            <text:p>8155</text:p>
          </table:table-cell>
          <table:table-cell office:value-type="float" office:value="14505" calcext:value-type="float">
            <text:p>14505</text:p>
          </table:table-cell>
          <table:table-cell office:value-type="float" office:value="12475" calcext:value-type="float">
            <text:p>12475</text:p>
          </table:table-cell>
          <table:table-cell office:value-type="float" office:value="8782.5" calcext:value-type="float">
            <text:p>8782.5</text:p>
          </table:table-cell>
          <table:table-cell office:value-type="float" office:value="5520" calcext:value-type="float">
            <text:p>5520</text:p>
          </table:table-cell>
        </table:table-row>
        <table:table-row table:style-name="ro1">
          <table:table-cell office:value-type="float" office:value="59100" calcext:value-type="float">
            <text:p>59100</text:p>
          </table:table-cell>
          <table:table-cell office:value-type="float" office:value="17750" calcext:value-type="float">
            <text:p>17750</text:p>
          </table:table-cell>
          <table:table-cell office:value-type="float" office:value="13162.5" calcext:value-type="float">
            <text:p>13162.5</text:p>
          </table:table-cell>
          <table:table-cell office:value-type="float" office:value="7950" calcext:value-type="float">
            <text:p>7950</text:p>
          </table:table-cell>
          <table:table-cell office:value-type="float" office:value="14820" calcext:value-type="float">
            <text:p>14820</text:p>
          </table:table-cell>
          <table:table-cell office:value-type="float" office:value="12420" calcext:value-type="float">
            <text:p>12420</text:p>
          </table:table-cell>
          <table:table-cell office:value-type="float" office:value="8485" calcext:value-type="float">
            <text:p>8485</text:p>
          </table:table-cell>
          <table:table-cell office:value-type="float" office:value="5775" calcext:value-type="float">
            <text:p>5775</text:p>
          </table:table-cell>
        </table:table-row>
        <table:table-row table:style-name="ro1">
          <table:table-cell office:value-type="float" office:value="59200" calcext:value-type="float">
            <text:p>59200</text:p>
          </table:table-cell>
          <table:table-cell office:value-type="float" office:value="17525" calcext:value-type="float">
            <text:p>17525</text:p>
          </table:table-cell>
          <table:table-cell office:value-type="float" office:value="13272.5" calcext:value-type="float">
            <text:p>13272.5</text:p>
          </table:table-cell>
          <table:table-cell office:value-type="float" office:value="7725" calcext:value-type="float">
            <text:p>7725</text:p>
          </table:table-cell>
          <table:table-cell office:value-type="float" office:value="15215" calcext:value-type="float">
            <text:p>15215</text:p>
          </table:table-cell>
          <table:table-cell office:value-type="float" office:value="12735" calcext:value-type="float">
            <text:p>12735</text:p>
          </table:table-cell>
          <table:table-cell office:value-type="float" office:value="8530" calcext:value-type="float">
            <text:p>8530</text:p>
          </table:table-cell>
          <table:table-cell office:value-type="float" office:value="5505" calcext:value-type="float">
            <text:p>5505</text:p>
          </table:table-cell>
        </table:table-row>
        <table:table-row table:style-name="ro1">
          <table:table-cell office:value-type="float" office:value="59300" calcext:value-type="float">
            <text:p>59300</text:p>
          </table:table-cell>
          <table:table-cell office:value-type="float" office:value="17130" calcext:value-type="float">
            <text:p>17130</text:p>
          </table:table-cell>
          <table:table-cell office:value-type="float" office:value="13017.5" calcext:value-type="float">
            <text:p>13017.5</text:p>
          </table:table-cell>
          <table:table-cell office:value-type="float" office:value="7650" calcext:value-type="float">
            <text:p>7650</text:p>
          </table:table-cell>
          <table:table-cell office:value-type="float" office:value="15100" calcext:value-type="float">
            <text:p>15100</text:p>
          </table:table-cell>
          <table:table-cell office:value-type="float" office:value="12700" calcext:value-type="float">
            <text:p>12700</text:p>
          </table:table-cell>
          <table:table-cell office:value-type="float" office:value="8605" calcext:value-type="float">
            <text:p>8605</text:p>
          </table:table-cell>
          <table:table-cell office:value-type="float" office:value="5365" calcext:value-type="float">
            <text:p>5365</text:p>
          </table:table-cell>
        </table:table-row>
        <table:table-row table:style-name="ro1">
          <table:table-cell office:value-type="float" office:value="59400" calcext:value-type="float">
            <text:p>59400</text:p>
          </table:table-cell>
          <table:table-cell office:value-type="float" office:value="17925" calcext:value-type="float">
            <text:p>17925</text:p>
          </table:table-cell>
          <table:table-cell office:value-type="float" office:value="12922.5" calcext:value-type="float">
            <text:p>12922.5</text:p>
          </table:table-cell>
          <table:table-cell office:value-type="float" office:value="8265" calcext:value-type="float">
            <text:p>8265</text:p>
          </table:table-cell>
          <table:table-cell office:value-type="float" office:value="15325" calcext:value-type="float">
            <text:p>15325</text:p>
          </table:table-cell>
          <table:table-cell office:value-type="float" office:value="12697.5" calcext:value-type="float">
            <text:p>12697.5</text:p>
          </table:table-cell>
          <table:table-cell office:value-type="float" office:value="8645" calcext:value-type="float">
            <text:p>8645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17227.5" calcext:value-type="float">
            <text:p>17227.5</text:p>
          </table:table-cell>
          <table:table-cell office:value-type="float" office:value="13072.5" calcext:value-type="float">
            <text:p>13072.5</text:p>
          </table:table-cell>
          <table:table-cell office:value-type="float" office:value="7835" calcext:value-type="float">
            <text:p>7835</text:p>
          </table:table-cell>
          <table:table-cell office:value-type="float" office:value="15225" calcext:value-type="float">
            <text:p>15225</text:p>
          </table:table-cell>
          <table:table-cell office:value-type="float" office:value="12852.5" calcext:value-type="float">
            <text:p>12852.5</text:p>
          </table:table-cell>
          <table:table-cell office:value-type="float" office:value="8515" calcext:value-type="float">
            <text:p>8515</text:p>
          </table:table-cell>
          <table:table-cell office:value-type="float" office:value="5285" calcext:value-type="float">
            <text:p>5285</text:p>
          </table:table-cell>
        </table:table-row>
        <table:table-row table:style-name="ro1">
          <table:table-cell office:value-type="float" office:value="59600" calcext:value-type="float">
            <text:p>59600</text:p>
          </table:table-cell>
          <table:table-cell office:value-type="float" office:value="16832.5" calcext:value-type="float">
            <text:p>16832.5</text:p>
          </table:table-cell>
          <table:table-cell office:value-type="float" office:value="12947.5" calcext:value-type="float">
            <text:p>12947.5</text:p>
          </table:table-cell>
          <table:table-cell office:value-type="float" office:value="7755" calcext:value-type="float">
            <text:p>7755</text:p>
          </table:table-cell>
          <table:table-cell office:value-type="float" office:value="15305" calcext:value-type="float">
            <text:p>15305</text:p>
          </table:table-cell>
          <table:table-cell office:value-type="float" office:value="12947.5" calcext:value-type="float">
            <text:p>12947.5</text:p>
          </table:table-cell>
          <table:table-cell office:value-type="float" office:value="8230" calcext:value-type="float">
            <text:p>8230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float" office:value="59700" calcext:value-type="float">
            <text:p>59700</text:p>
          </table:table-cell>
          <table:table-cell office:value-type="float" office:value="17067.5" calcext:value-type="float">
            <text:p>17067.5</text:p>
          </table:table-cell>
          <table:table-cell office:value-type="float" office:value="13287.5" calcext:value-type="float">
            <text:p>13287.5</text:p>
          </table:table-cell>
          <table:table-cell office:value-type="float" office:value="9720" calcext:value-type="float">
            <text:p>9720</text:p>
          </table:table-cell>
          <table:table-cell office:value-type="float" office:value="15755" calcext:value-type="float">
            <text:p>15755</text:p>
          </table:table-cell>
          <table:table-cell office:value-type="float" office:value="14097.5" calcext:value-type="float">
            <text:p>14097.5</text:p>
          </table:table-cell>
          <table:table-cell office:value-type="float" office:value="8175" calcext:value-type="float">
            <text:p>8175</text:p>
          </table:table-cell>
          <table:table-cell office:value-type="float" office:value="5820" calcext:value-type="float">
            <text:p>5820</text:p>
          </table:table-cell>
        </table:table-row>
        <table:table-row table:style-name="ro1">
          <table:table-cell office:value-type="float" office:value="59800" calcext:value-type="float">
            <text:p>59800</text:p>
          </table:table-cell>
          <table:table-cell office:value-type="float" office:value="17422.5" calcext:value-type="float">
            <text:p>17422.5</text:p>
          </table:table-cell>
          <table:table-cell office:value-type="float" office:value="13482.5" calcext:value-type="float">
            <text:p>13482.5</text:p>
          </table:table-cell>
          <table:table-cell office:value-type="float" office:value="9625" calcext:value-type="float">
            <text:p>9625</text:p>
          </table:table-cell>
          <table:table-cell office:value-type="float" office:value="15707.5" calcext:value-type="float">
            <text:p>15707.5</text:p>
          </table:table-cell>
          <table:table-cell office:value-type="float" office:value="14372.5" calcext:value-type="float">
            <text:p>14372.5</text:p>
          </table:table-cell>
          <table:table-cell office:value-type="float" office:value="8365" calcext:value-type="float">
            <text:p>8365</text:p>
          </table:table-cell>
          <table:table-cell office:value-type="float" office:value="5810" calcext:value-type="float">
            <text:p>5810</text:p>
          </table:table-cell>
        </table:table-row>
        <table:table-row table:style-name="ro1">
          <table:table-cell office:value-type="float" office:value="59900" calcext:value-type="float">
            <text:p>59900</text:p>
          </table:table-cell>
          <table:table-cell office:value-type="float" office:value="17157.5" calcext:value-type="float">
            <text:p>17157.5</text:p>
          </table:table-cell>
          <table:table-cell office:value-type="float" office:value="13132.5" calcext:value-type="float">
            <text:p>13132.5</text:p>
          </table:table-cell>
          <table:table-cell office:value-type="float" office:value="9670" calcext:value-type="float">
            <text:p>9670</text:p>
          </table:table-cell>
          <table:table-cell office:value-type="float" office:value="15557.5" calcext:value-type="float">
            <text:p>15557.5</text:p>
          </table:table-cell>
          <table:table-cell office:value-type="float" office:value="14397.5" calcext:value-type="float">
            <text:p>14397.5</text:p>
          </table:table-cell>
          <table:table-cell office:value-type="float" office:value="8235" calcext:value-type="float">
            <text:p>8235</text:p>
          </table:table-cell>
          <table:table-cell office:value-type="float" office:value="5705" calcext:value-type="float">
            <text:p>570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7067.5" calcext:value-type="float">
            <text:p>17067.5</text:p>
          </table:table-cell>
          <table:table-cell office:value-type="float" office:value="13192.5" calcext:value-type="float">
            <text:p>13192.5</text:p>
          </table:table-cell>
          <table:table-cell office:value-type="float" office:value="9865" calcext:value-type="float">
            <text:p>9865</text:p>
          </table:table-cell>
          <table:table-cell office:value-type="float" office:value="15572.5" calcext:value-type="float">
            <text:p>15572.5</text:p>
          </table:table-cell>
          <table:table-cell office:value-type="float" office:value="14742.5" calcext:value-type="float">
            <text:p>14742.5</text:p>
          </table:table-cell>
          <table:table-cell office:value-type="float" office:value="8345" calcext:value-type="float">
            <text:p>8345</text:p>
          </table:table-cell>
          <table:table-cell office:value-type="float" office:value="6030" calcext:value-type="float">
            <text:p>6030</text:p>
          </table:table-cell>
        </table:table-row>
        <table:table-row table:style-name="ro1">
          <table:table-cell office:value-type="float" office:value="60100" calcext:value-type="float">
            <text:p>60100</text:p>
          </table:table-cell>
          <table:table-cell office:value-type="float" office:value="16225" calcext:value-type="float">
            <text:p>16225</text:p>
          </table:table-cell>
          <table:table-cell office:value-type="float" office:value="13525" calcext:value-type="float">
            <text:p>13525</text:p>
          </table:table-cell>
          <table:table-cell office:value-type="float" office:value="9757.5" calcext:value-type="float">
            <text:p>9757.5</text:p>
          </table:table-cell>
          <table:table-cell office:value-type="float" office:value="15245" calcext:value-type="float">
            <text:p>15245</text:p>
          </table:table-cell>
          <table:table-cell office:value-type="float" office:value="14640" calcext:value-type="float">
            <text:p>14640</text:p>
          </table:table-cell>
          <table:table-cell office:value-type="float" office:value="7357.5" calcext:value-type="float">
            <text:p>7357.5</text:p>
          </table:table-cell>
          <table:table-cell office:value-type="float" office:value="5702.5" calcext:value-type="float">
            <text:p>5702.5</text:p>
          </table:table-cell>
        </table:table-row>
        <table:table-row table:style-name="ro1">
          <table:table-cell office:value-type="float" office:value="60200" calcext:value-type="float">
            <text:p>60200</text:p>
          </table:table-cell>
          <table:table-cell office:value-type="float" office:value="16410" calcext:value-type="float">
            <text:p>16410</text:p>
          </table:table-cell>
          <table:table-cell office:value-type="float" office:value="13860" calcext:value-type="float">
            <text:p>13860</text:p>
          </table:table-cell>
          <table:table-cell office:value-type="float" office:value="10162.5" calcext:value-type="float">
            <text:p>10162.5</text:p>
          </table:table-cell>
          <table:table-cell office:value-type="float" office:value="15580" calcext:value-type="float">
            <text:p>15580</text:p>
          </table:table-cell>
          <table:table-cell office:value-type="float" office:value="15135" calcext:value-type="float">
            <text:p>15135</text:p>
          </table:table-cell>
          <table:table-cell office:value-type="float" office:value="7637.5" calcext:value-type="float">
            <text:p>7637.5</text:p>
          </table:table-cell>
          <table:table-cell office:value-type="float" office:value="6137.5" calcext:value-type="float">
            <text:p>6137.5</text:p>
          </table:table-cell>
        </table:table-row>
        <table:table-row table:style-name="ro1">
          <table:table-cell office:value-type="float" office:value="60300" calcext:value-type="float">
            <text:p>60300</text:p>
          </table:table-cell>
          <table:table-cell office:value-type="float" office:value="16555" calcext:value-type="float">
            <text:p>16555</text:p>
          </table:table-cell>
          <table:table-cell office:value-type="float" office:value="13780" calcext:value-type="float">
            <text:p>13780</text:p>
          </table:table-cell>
          <table:table-cell office:value-type="float" office:value="10242.5" calcext:value-type="float">
            <text:p>10242.5</text:p>
          </table:table-cell>
          <table:table-cell office:value-type="float" office:value="15775" calcext:value-type="float">
            <text:p>15775</text:p>
          </table:table-cell>
          <table:table-cell office:value-type="float" office:value="15070" calcext:value-type="float">
            <text:p>15070</text:p>
          </table:table-cell>
          <table:table-cell office:value-type="float" office:value="7875" calcext:value-type="float">
            <text:p>7875</text:p>
          </table:table-cell>
          <table:table-cell office:value-type="float" office:value="5997.5" calcext:value-type="float">
            <text:p>5997.5</text:p>
          </table:table-cell>
        </table:table-row>
        <table:table-row table:style-name="ro1">
          <table:table-cell office:value-type="float" office:value="60400" calcext:value-type="float">
            <text:p>60400</text:p>
          </table:table-cell>
          <table:table-cell office:value-type="float" office:value="16160" calcext:value-type="float">
            <text:p>16160</text:p>
          </table:table-cell>
          <table:table-cell office:value-type="float" office:value="13390" calcext:value-type="float">
            <text:p>13390</text:p>
          </table:table-cell>
          <table:table-cell office:value-type="float" office:value="9422.5" calcext:value-type="float">
            <text:p>9422.5</text:p>
          </table:table-cell>
          <table:table-cell office:value-type="float" office:value="15700" calcext:value-type="float">
            <text:p>15700</text:p>
          </table:table-cell>
          <table:table-cell office:value-type="float" office:value="14610" calcext:value-type="float">
            <text:p>14610</text:p>
          </table:table-cell>
          <table:table-cell office:value-type="float" office:value="7105" calcext:value-type="float">
            <text:p>7105</text:p>
          </table:table-cell>
          <table:table-cell office:value-type="float" office:value="5442.5" calcext:value-type="float">
            <text:p>5442.5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15875" calcext:value-type="float">
            <text:p>15875</text:p>
          </table:table-cell>
          <table:table-cell office:value-type="float" office:value="13470" calcext:value-type="float">
            <text:p>13470</text:p>
          </table:table-cell>
          <table:table-cell office:value-type="float" office:value="9857.5" calcext:value-type="float">
            <text:p>9857.5</text:p>
          </table:table-cell>
          <table:table-cell office:value-type="float" office:value="15700" calcext:value-type="float">
            <text:p>15700</text:p>
          </table:table-cell>
          <table:table-cell office:value-type="float" office:value="14625" calcext:value-type="float">
            <text:p>14625</text:p>
          </table:table-cell>
          <table:table-cell office:value-type="float" office:value="7000" calcext:value-type="float">
            <text:p>7000</text:p>
          </table:table-cell>
          <table:table-cell office:value-type="float" office:value="5542.5" calcext:value-type="float">
            <text:p>5542.5</text:p>
          </table:table-cell>
        </table:table-row>
        <table:table-row table:style-name="ro1">
          <table:table-cell office:value-type="float" office:value="60600" calcext:value-type="float">
            <text:p>60600</text:p>
          </table:table-cell>
          <table:table-cell office:value-type="float" office:value="16010" calcext:value-type="float">
            <text:p>16010</text:p>
          </table:table-cell>
          <table:table-cell office:value-type="float" office:value="13575" calcext:value-type="float">
            <text:p>13575</text:p>
          </table:table-cell>
          <table:table-cell office:value-type="float" office:value="10082.5" calcext:value-type="float">
            <text:p>10082.5</text:p>
          </table:table-cell>
          <table:table-cell office:value-type="float" office:value="15670" calcext:value-type="float">
            <text:p>15670</text:p>
          </table:table-cell>
          <table:table-cell office:value-type="float" office:value="14635" calcext:value-type="float">
            <text:p>14635</text:p>
          </table:table-cell>
          <table:table-cell office:value-type="float" office:value="7100" calcext:value-type="float">
            <text:p>7100</text:p>
          </table:table-cell>
          <table:table-cell office:value-type="float" office:value="5707.5" calcext:value-type="float">
            <text:p>5707.5</text:p>
          </table:table-cell>
        </table:table-row>
        <table:table-row table:style-name="ro1">
          <table:table-cell office:value-type="float" office:value="60700" calcext:value-type="float">
            <text:p>60700</text:p>
          </table:table-cell>
          <table:table-cell office:value-type="float" office:value="15665" calcext:value-type="float">
            <text:p>15665</text:p>
          </table:table-cell>
          <table:table-cell office:value-type="float" office:value="13937.5" calcext:value-type="float">
            <text:p>13937.5</text:p>
          </table:table-cell>
          <table:table-cell office:value-type="float" office:value="9982.5" calcext:value-type="float">
            <text:p>9982.5</text:p>
          </table:table-cell>
          <table:table-cell office:value-type="float" office:value="15625" calcext:value-type="float">
            <text:p>15625</text:p>
          </table:table-cell>
          <table:table-cell office:value-type="float" office:value="14565" calcext:value-type="float">
            <text:p>14565</text:p>
          </table:table-cell>
          <table:table-cell office:value-type="float" office:value="7040" calcext:value-type="float">
            <text:p>7040</text:p>
          </table:table-cell>
          <table:table-cell office:value-type="float" office:value="5282.5" calcext:value-type="float">
            <text:p>5282.5</text:p>
          </table:table-cell>
        </table:table-row>
        <table:table-row table:style-name="ro1">
          <table:table-cell office:value-type="float" office:value="60800" calcext:value-type="float">
            <text:p>60800</text:p>
          </table:table-cell>
          <table:table-cell office:value-type="float" office:value="15435" calcext:value-type="float">
            <text:p>15435</text:p>
          </table:table-cell>
          <table:table-cell office:value-type="float" office:value="13472.5" calcext:value-type="float">
            <text:p>13472.5</text:p>
          </table:table-cell>
          <table:table-cell office:value-type="float" office:value="9612.5" calcext:value-type="float">
            <text:p>9612.5</text:p>
          </table:table-cell>
          <table:table-cell office:value-type="float" office:value="15085" calcext:value-type="float">
            <text:p>15085</text:p>
          </table:table-cell>
          <table:table-cell office:value-type="float" office:value="14070" calcext:value-type="float">
            <text:p>14070</text:p>
          </table:table-cell>
          <table:table-cell office:value-type="float" office:value="6870" calcext:value-type="float">
            <text:p>6870</text:p>
          </table:table-cell>
          <table:table-cell office:value-type="float" office:value="5102.5" calcext:value-type="float">
            <text:p>5102.5</text:p>
          </table:table-cell>
        </table:table-row>
        <table:table-row table:style-name="ro1">
          <table:table-cell office:value-type="float" office:value="60900" calcext:value-type="float">
            <text:p>60900</text:p>
          </table:table-cell>
          <table:table-cell office:value-type="float" office:value="15745" calcext:value-type="float">
            <text:p>15745</text:p>
          </table:table-cell>
          <table:table-cell office:value-type="float" office:value="13642.5" calcext:value-type="float">
            <text:p>13642.5</text:p>
          </table:table-cell>
          <table:table-cell office:value-type="float" office:value="9727.5" calcext:value-type="float">
            <text:p>9727.5</text:p>
          </table:table-cell>
          <table:table-cell office:value-type="float" office:value="15480" calcext:value-type="float">
            <text:p>15480</text:p>
          </table:table-cell>
          <table:table-cell office:value-type="float" office:value="14165" calcext:value-type="float">
            <text:p>14165</text:p>
          </table:table-cell>
          <table:table-cell office:value-type="float" office:value="7040" calcext:value-type="float">
            <text:p>7040</text:p>
          </table:table-cell>
          <table:table-cell office:value-type="float" office:value="5197.5" calcext:value-type="float">
            <text:p>5197.5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15655" calcext:value-type="float">
            <text:p>15655</text:p>
          </table:table-cell>
          <table:table-cell office:value-type="float" office:value="13442.5" calcext:value-type="float">
            <text:p>13442.5</text:p>
          </table:table-cell>
          <table:table-cell office:value-type="float" office:value="9442.5" calcext:value-type="float">
            <text:p>9442.5</text:p>
          </table:table-cell>
          <table:table-cell office:value-type="float" office:value="15355" calcext:value-type="float">
            <text:p>15355</text:p>
          </table:table-cell>
          <table:table-cell office:value-type="float" office:value="13920" calcext:value-type="float">
            <text:p>13920</text:p>
          </table:table-cell>
          <table:table-cell office:value-type="float" office:value="6910" calcext:value-type="float">
            <text:p>6910</text:p>
          </table:table-cell>
          <table:table-cell office:value-type="float" office:value="5172.5" calcext:value-type="float">
            <text:p>5172.5</text:p>
          </table:table-cell>
        </table:table-row>
        <table:table-row table:style-name="ro1">
          <table:table-cell office:value-type="float" office:value="61100" calcext:value-type="float">
            <text:p>61100</text:p>
          </table:table-cell>
          <table:table-cell office:value-type="float" office:value="15325" calcext:value-type="float">
            <text:p>15325</text:p>
          </table:table-cell>
          <table:table-cell office:value-type="float" office:value="13512.5" calcext:value-type="float">
            <text:p>13512.5</text:p>
          </table:table-cell>
          <table:table-cell office:value-type="float" office:value="8867.5" calcext:value-type="float">
            <text:p>8867.5</text:p>
          </table:table-cell>
          <table:table-cell office:value-type="float" office:value="15080" calcext:value-type="float">
            <text:p>15080</text:p>
          </table:table-cell>
          <table:table-cell office:value-type="float" office:value="13650" calcext:value-type="float">
            <text:p>13650</text:p>
          </table:table-cell>
          <table:table-cell office:value-type="float" office:value="6505" calcext:value-type="float">
            <text:p>6505</text:p>
          </table:table-cell>
          <table:table-cell office:value-type="float" office:value="4892.5" calcext:value-type="float">
            <text:p>4892.5</text:p>
          </table:table-cell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5270" calcext:value-type="float">
            <text:p>15270</text:p>
          </table:table-cell>
          <table:table-cell office:value-type="float" office:value="13537.5" calcext:value-type="float">
            <text:p>13537.5</text:p>
          </table:table-cell>
          <table:table-cell office:value-type="float" office:value="8937.5" calcext:value-type="float">
            <text:p>8937.5</text:p>
          </table:table-cell>
          <table:table-cell office:value-type="float" office:value="15390" calcext:value-type="float">
            <text:p>15390</text:p>
          </table:table-cell>
          <table:table-cell office:value-type="float" office:value="13535" calcext:value-type="float">
            <text:p>13535</text:p>
          </table:table-cell>
          <table:table-cell office:value-type="float" office:value="6370" calcext:value-type="float">
            <text:p>6370</text:p>
          </table:table-cell>
          <table:table-cell office:value-type="float" office:value="4922.5" calcext:value-type="float">
            <text:p>4922.5</text:p>
          </table:table-cell>
        </table:table-row>
        <table:table-row table:style-name="ro1">
          <table:table-cell office:value-type="float" office:value="61300" calcext:value-type="float">
            <text:p>61300</text:p>
          </table:table-cell>
          <table:table-cell office:value-type="float" office:value="15035" calcext:value-type="float">
            <text:p>15035</text:p>
          </table:table-cell>
          <table:table-cell office:value-type="float" office:value="13487.5" calcext:value-type="float">
            <text:p>13487.5</text:p>
          </table:table-cell>
          <table:table-cell office:value-type="float" office:value="8882.5" calcext:value-type="float">
            <text:p>8882.5</text:p>
          </table:table-cell>
          <table:table-cell office:value-type="float" office:value="15370" calcext:value-type="float">
            <text:p>15370</text:p>
          </table:table-cell>
          <table:table-cell office:value-type="float" office:value="13495" calcext:value-type="float">
            <text:p>13495</text:p>
          </table:table-cell>
          <table:table-cell office:value-type="float" office:value="6400" calcext:value-type="float">
            <text:p>6400</text:p>
          </table:table-cell>
          <table:table-cell office:value-type="float" office:value="4772.5" calcext:value-type="float">
            <text:p>4772.5</text:p>
          </table:table-cell>
        </table:table-row>
        <table:table-row table:style-name="ro1">
          <table:table-cell office:value-type="float" office:value="61400" calcext:value-type="float">
            <text:p>61400</text:p>
          </table:table-cell>
          <table:table-cell office:value-type="float" office:value="15315" calcext:value-type="float">
            <text:p>15315</text:p>
          </table:table-cell>
          <table:table-cell office:value-type="float" office:value="13662.5" calcext:value-type="float">
            <text:p>13662.5</text:p>
          </table:table-cell>
          <table:table-cell office:value-type="float" office:value="9042.5" calcext:value-type="float">
            <text:p>9042.5</text:p>
          </table:table-cell>
          <table:table-cell office:value-type="float" office:value="15385" calcext:value-type="float">
            <text:p>15385</text:p>
          </table:table-cell>
          <table:table-cell office:value-type="float" office:value="13925" calcext:value-type="float">
            <text:p>13925</text:p>
          </table:table-cell>
          <table:table-cell office:value-type="float" office:value="6425" calcext:value-type="float">
            <text:p>6425</text:p>
          </table:table-cell>
          <table:table-cell office:value-type="float" office:value="4842.5" calcext:value-type="float">
            <text:p>4842.5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15420" calcext:value-type="float">
            <text:p>15420</text:p>
          </table:table-cell>
          <table:table-cell office:value-type="float" office:value="13647.5" calcext:value-type="float">
            <text:p>13647.5</text:p>
          </table:table-cell>
          <table:table-cell office:value-type="float" office:value="9302.5" calcext:value-type="float">
            <text:p>9302.5</text:p>
          </table:table-cell>
          <table:table-cell office:value-type="float" office:value="15230" calcext:value-type="float">
            <text:p>15230</text:p>
          </table:table-cell>
          <table:table-cell office:value-type="float" office:value="13910" calcext:value-type="float">
            <text:p>13910</text:p>
          </table:table-cell>
          <table:table-cell office:value-type="float" office:value="6335" calcext:value-type="float">
            <text:p>6335</text:p>
          </table:table-cell>
          <table:table-cell office:value-type="float" office:value="4667.5" calcext:value-type="float">
            <text:p>4667.5</text:p>
          </table:table-cell>
        </table:table-row>
        <table:table-row table:style-name="ro1">
          <table:table-cell office:value-type="float" office:value="61600" calcext:value-type="float">
            <text:p>61600</text:p>
          </table:table-cell>
          <table:table-cell office:value-type="float" office:value="15265" calcext:value-type="float">
            <text:p>15265</text:p>
          </table:table-cell>
          <table:table-cell office:value-type="float" office:value="13602.5" calcext:value-type="float">
            <text:p>13602.5</text:p>
          </table:table-cell>
          <table:table-cell office:value-type="float" office:value="9322.5" calcext:value-type="float">
            <text:p>9322.5</text:p>
          </table:table-cell>
          <table:table-cell office:value-type="float" office:value="15535" calcext:value-type="float">
            <text:p>15535</text:p>
          </table:table-cell>
          <table:table-cell office:value-type="float" office:value="13495" calcext:value-type="float">
            <text:p>13495</text:p>
          </table:table-cell>
          <table:table-cell office:value-type="float" office:value="6265" calcext:value-type="float">
            <text:p>6265</text:p>
          </table:table-cell>
          <table:table-cell office:value-type="float" office:value="4627.5" calcext:value-type="float">
            <text:p>4627.5</text:p>
          </table:table-cell>
        </table:table-row>
        <table:table-row table:style-name="ro1">
          <table:table-cell office:value-type="float" office:value="61700" calcext:value-type="float">
            <text:p>61700</text:p>
          </table:table-cell>
          <table:table-cell office:value-type="float" office:value="15015" calcext:value-type="float">
            <text:p>15015</text:p>
          </table:table-cell>
          <table:table-cell office:value-type="float" office:value="12482.5" calcext:value-type="float">
            <text:p>12482.5</text:p>
          </table:table-cell>
          <table:table-cell office:value-type="float" office:value="8447.5" calcext:value-type="float">
            <text:p>8447.5</text:p>
          </table:table-cell>
          <table:table-cell office:value-type="float" office:value="15725" calcext:value-type="float">
            <text:p>15725</text:p>
          </table:table-cell>
          <table:table-cell office:value-type="float" office:value="13180" calcext:value-type="float">
            <text:p>13180</text:p>
          </table:table-cell>
          <table:table-cell office:value-type="float" office:value="5055" calcext:value-type="float">
            <text:p>5055</text:p>
          </table:table-cell>
          <table:table-cell office:value-type="float" office:value="4087.5" calcext:value-type="float">
            <text:p>4087.5</text:p>
          </table:table-cell>
        </table:table-row>
        <table:table-row table:style-name="ro1">
          <table:table-cell office:value-type="float" office:value="61800" calcext:value-type="float">
            <text:p>61800</text:p>
          </table:table-cell>
          <table:table-cell office:value-type="float" office:value="15190" calcext:value-type="float">
            <text:p>15190</text:p>
          </table:table-cell>
          <table:table-cell office:value-type="float" office:value="12457.5" calcext:value-type="float">
            <text:p>12457.5</text:p>
          </table:table-cell>
          <table:table-cell office:value-type="float" office:value="8527.5" calcext:value-type="float">
            <text:p>8527.5</text:p>
          </table:table-cell>
          <table:table-cell office:value-type="float" office:value="15745" calcext:value-type="float">
            <text:p>15745</text:p>
          </table:table-cell>
          <table:table-cell office:value-type="float" office:value="13435" calcext:value-type="float">
            <text:p>13435</text:p>
          </table:table-cell>
          <table:table-cell office:value-type="float" office:value="5140" calcext:value-type="float">
            <text:p>5140</text:p>
          </table:table-cell>
          <table:table-cell office:value-type="float" office:value="4257.5" calcext:value-type="float">
            <text:p>4257.5</text:p>
          </table:table-cell>
        </table:table-row>
        <table:table-row table:style-name="ro1">
          <table:table-cell office:value-type="float" office:value="61900" calcext:value-type="float">
            <text:p>61900</text:p>
          </table:table-cell>
          <table:table-cell office:value-type="float" office:value="15147.5" calcext:value-type="float">
            <text:p>15147.5</text:p>
          </table:table-cell>
          <table:table-cell office:value-type="float" office:value="12017.5" calcext:value-type="float">
            <text:p>12017.5</text:p>
          </table:table-cell>
          <table:table-cell office:value-type="float" office:value="7877.5" calcext:value-type="float">
            <text:p>7877.5</text:p>
          </table:table-cell>
          <table:table-cell office:value-type="float" office:value="15205" calcext:value-type="float">
            <text:p>15205</text:p>
          </table:table-cell>
          <table:table-cell office:value-type="float" office:value="13342.5" calcext:value-type="float">
            <text:p>13342.5</text:p>
          </table:table-cell>
          <table:table-cell office:value-type="float" office:value="4775" calcext:value-type="float">
            <text:p>4775</text:p>
          </table:table-cell>
          <table:table-cell office:value-type="float" office:value="4372.5" calcext:value-type="float">
            <text:p>4372.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14962.5" calcext:value-type="float">
            <text:p>14962.5</text:p>
          </table:table-cell>
          <table:table-cell office:value-type="float" office:value="12940" calcext:value-type="float">
            <text:p>12940</text:p>
          </table:table-cell>
          <table:table-cell office:value-type="float" office:value="8427.5" calcext:value-type="float">
            <text:p>8427.5</text:p>
          </table:table-cell>
          <table:table-cell office:value-type="float" office:value="16410" calcext:value-type="float">
            <text:p>16410</text:p>
          </table:table-cell>
          <table:table-cell office:value-type="float" office:value="13847.5" calcext:value-type="float">
            <text:p>13847.5</text:p>
          </table:table-cell>
          <table:table-cell office:value-type="float" office:value="4990" calcext:value-type="float">
            <text:p>4990</text:p>
          </table:table-cell>
          <table:table-cell office:value-type="float" office:value="4622.5" calcext:value-type="float">
            <text:p>4622.5</text:p>
          </table:table-cell>
        </table:table-row>
        <table:table-row table:style-name="ro1">
          <table:table-cell office:value-type="float" office:value="62100" calcext:value-type="float">
            <text:p>62100</text:p>
          </table:table-cell>
          <table:table-cell office:value-type="float" office:value="14890" calcext:value-type="float">
            <text:p>14890</text:p>
          </table:table-cell>
          <table:table-cell office:value-type="float" office:value="13292.5" calcext:value-type="float">
            <text:p>13292.5</text:p>
          </table:table-cell>
          <table:table-cell office:value-type="float" office:value="8772.5" calcext:value-type="float">
            <text:p>8772.5</text:p>
          </table:table-cell>
          <table:table-cell office:value-type="float" office:value="16227.5" calcext:value-type="float">
            <text:p>16227.5</text:p>
          </table:table-cell>
          <table:table-cell office:value-type="float" office:value="13830" calcext:value-type="float">
            <text:p>13830</text:p>
          </table:table-cell>
          <table:table-cell office:value-type="float" office:value="5007.5" calcext:value-type="float">
            <text:p>5007.5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62200" calcext:value-type="float">
            <text:p>62200</text:p>
          </table:table-cell>
          <table:table-cell office:value-type="float" office:value="14540" calcext:value-type="float">
            <text:p>14540</text:p>
          </table:table-cell>
          <table:table-cell office:value-type="float" office:value="13062.5" calcext:value-type="float">
            <text:p>13062.5</text:p>
          </table:table-cell>
          <table:table-cell office:value-type="float" office:value="8727.5" calcext:value-type="float">
            <text:p>8727.5</text:p>
          </table:table-cell>
          <table:table-cell office:value-type="float" office:value="16047.5" calcext:value-type="float">
            <text:p>16047.5</text:p>
          </table:table-cell>
          <table:table-cell office:value-type="float" office:value="13935" calcext:value-type="float">
            <text:p>13935</text:p>
          </table:table-cell>
          <table:table-cell office:value-type="float" office:value="4612.5" calcext:value-type="float">
            <text:p>4612.5</text:p>
          </table:table-cell>
          <table:table-cell office:value-type="float" office:value="3945" calcext:value-type="float">
            <text:p>3945</text:p>
          </table:table-cell>
        </table:table-row>
        <table:table-row table:style-name="ro1">
          <table:table-cell office:value-type="float" office:value="62300" calcext:value-type="float">
            <text:p>62300</text:p>
          </table:table-cell>
          <table:table-cell office:value-type="float" office:value="14610" calcext:value-type="float">
            <text:p>14610</text:p>
          </table:table-cell>
          <table:table-cell office:value-type="float" office:value="13292.5" calcext:value-type="float">
            <text:p>13292.5</text:p>
          </table:table-cell>
          <table:table-cell office:value-type="float" office:value="8992.5" calcext:value-type="float">
            <text:p>8992.5</text:p>
          </table:table-cell>
          <table:table-cell office:value-type="float" office:value="15737.5" calcext:value-type="float">
            <text:p>15737.5</text:p>
          </table:table-cell>
          <table:table-cell office:value-type="float" office:value="13825" calcext:value-type="float">
            <text:p>13825</text:p>
          </table:table-cell>
          <table:table-cell office:value-type="float" office:value="5030" calcext:value-type="float">
            <text:p>5030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62400" calcext:value-type="float">
            <text:p>62400</text:p>
          </table:table-cell>
          <table:table-cell office:value-type="float" office:value="14520" calcext:value-type="float">
            <text:p>14520</text:p>
          </table:table-cell>
          <table:table-cell office:value-type="float" office:value="13242.5" calcext:value-type="float">
            <text:p>13242.5</text:p>
          </table:table-cell>
          <table:table-cell office:value-type="float" office:value="9152.5" calcext:value-type="float">
            <text:p>9152.5</text:p>
          </table:table-cell>
          <table:table-cell office:value-type="float" office:value="15962.5" calcext:value-type="float">
            <text:p>15962.5</text:p>
          </table:table-cell>
          <table:table-cell office:value-type="float" office:value="14060" calcext:value-type="float">
            <text:p>14060</text:p>
          </table:table-cell>
          <table:table-cell office:value-type="float" office:value="5205" calcext:value-type="float">
            <text:p>5205</text:p>
          </table:table-cell>
          <table:table-cell office:value-type="float" office:value="4445" calcext:value-type="float">
            <text:p>4445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14720" calcext:value-type="float">
            <text:p>14720</text:p>
          </table:table-cell>
          <table:table-cell office:value-type="float" office:value="13307.5" calcext:value-type="float">
            <text:p>13307.5</text:p>
          </table:table-cell>
          <table:table-cell office:value-type="float" office:value="9047.5" calcext:value-type="float">
            <text:p>9047.5</text:p>
          </table:table-cell>
          <table:table-cell office:value-type="float" office:value="16637.5" calcext:value-type="float">
            <text:p>16637.5</text:p>
          </table:table-cell>
          <table:table-cell office:value-type="float" office:value="14205" calcext:value-type="float">
            <text:p>14205</text:p>
          </table:table-cell>
          <table:table-cell office:value-type="float" office:value="4940" calcext:value-type="float">
            <text:p>4940</text:p>
          </table:table-cell>
          <table:table-cell office:value-type="float" office:value="4195" calcext:value-type="float">
            <text:p>4195</text:p>
          </table:table-cell>
        </table:table-row>
        <table:table-row table:style-name="ro1">
          <table:table-cell office:value-type="float" office:value="62600" calcext:value-type="float">
            <text:p>62600</text:p>
          </table:table-cell>
          <table:table-cell office:value-type="float" office:value="14370" calcext:value-type="float">
            <text:p>14370</text:p>
          </table:table-cell>
          <table:table-cell office:value-type="float" office:value="12882.5" calcext:value-type="float">
            <text:p>12882.5</text:p>
          </table:table-cell>
          <table:table-cell office:value-type="float" office:value="8417.5" calcext:value-type="float">
            <text:p>8417.5</text:p>
          </table:table-cell>
          <table:table-cell office:value-type="float" office:value="17122.5" calcext:value-type="float">
            <text:p>17122.5</text:p>
          </table:table-cell>
          <table:table-cell office:value-type="float" office:value="14470" calcext:value-type="float">
            <text:p>14470</text:p>
          </table:table-cell>
          <table:table-cell office:value-type="float" office:value="5980" calcext:value-type="float">
            <text:p>5980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62700" calcext:value-type="float">
            <text:p>62700</text:p>
          </table:table-cell>
          <table:table-cell office:value-type="float" office:value="14440" calcext:value-type="float">
            <text:p>14440</text:p>
          </table:table-cell>
          <table:table-cell office:value-type="float" office:value="13037.5" calcext:value-type="float">
            <text:p>13037.5</text:p>
          </table:table-cell>
          <table:table-cell office:value-type="float" office:value="8642.5" calcext:value-type="float">
            <text:p>8642.5</text:p>
          </table:table-cell>
          <table:table-cell office:value-type="float" office:value="17287.5" calcext:value-type="float">
            <text:p>17287.5</text:p>
          </table:table-cell>
          <table:table-cell office:value-type="float" office:value="14275" calcext:value-type="float">
            <text:p>14275</text:p>
          </table:table-cell>
          <table:table-cell office:value-type="float" office:value="6005" calcext:value-type="float">
            <text:p>6005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float" office:value="62800" calcext:value-type="float">
            <text:p>62800</text:p>
          </table:table-cell>
          <table:table-cell office:value-type="float" office:value="14095" calcext:value-type="float">
            <text:p>14095</text:p>
          </table:table-cell>
          <table:table-cell office:value-type="float" office:value="12422.5" calcext:value-type="float">
            <text:p>12422.5</text:p>
          </table:table-cell>
          <table:table-cell office:value-type="float" office:value="8547.5" calcext:value-type="float">
            <text:p>8547.5</text:p>
          </table:table-cell>
          <table:table-cell office:value-type="float" office:value="16932.5" calcext:value-type="float">
            <text:p>16932.5</text:p>
          </table:table-cell>
          <table:table-cell office:value-type="float" office:value="14340" calcext:value-type="float">
            <text:p>14340</text:p>
          </table:table-cell>
          <table:table-cell office:value-type="float" office:value="5665" calcext:value-type="float">
            <text:p>5665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62900" calcext:value-type="float">
            <text:p>62900</text:p>
          </table:table-cell>
          <table:table-cell office:value-type="float" office:value="14252.5" calcext:value-type="float">
            <text:p>14252.5</text:p>
          </table:table-cell>
          <table:table-cell office:value-type="float" office:value="12267.5" calcext:value-type="float">
            <text:p>12267.5</text:p>
          </table:table-cell>
          <table:table-cell office:value-type="float" office:value="8312.5" calcext:value-type="float">
            <text:p>8312.5</text:p>
          </table:table-cell>
          <table:table-cell office:value-type="float" office:value="16895" calcext:value-type="float">
            <text:p>16895</text:p>
          </table:table-cell>
          <table:table-cell office:value-type="float" office:value="14285" calcext:value-type="float">
            <text:p>14285</text:p>
          </table:table-cell>
          <table:table-cell office:value-type="float" office:value="5870" calcext:value-type="float">
            <text:p>5870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3652.5" calcext:value-type="float">
            <text:p>13652.5</text:p>
          </table:table-cell>
          <table:table-cell office:value-type="float" office:value="11947.5" calcext:value-type="float">
            <text:p>11947.5</text:p>
          </table:table-cell>
          <table:table-cell office:value-type="float" office:value="8122.5" calcext:value-type="float">
            <text:p>8122.5</text:p>
          </table:table-cell>
          <table:table-cell office:value-type="float" office:value="16810" calcext:value-type="float">
            <text:p>16810</text:p>
          </table:table-cell>
          <table:table-cell office:value-type="float" office:value="14155" calcext:value-type="float">
            <text:p>14155</text:p>
          </table:table-cell>
          <table:table-cell office:value-type="float" office:value="5775" calcext:value-type="float">
            <text:p>5775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office:value-type="float" office:value="63100" calcext:value-type="float">
            <text:p>63100</text:p>
          </table:table-cell>
          <table:table-cell office:value-type="float" office:value="13182.5" calcext:value-type="float">
            <text:p>13182.5</text:p>
          </table:table-cell>
          <table:table-cell office:value-type="float" office:value="11127.5" calcext:value-type="float">
            <text:p>11127.5</text:p>
          </table:table-cell>
          <table:table-cell office:value-type="float" office:value="7322.5" calcext:value-type="float">
            <text:p>7322.5</text:p>
          </table:table-cell>
          <table:table-cell office:value-type="float" office:value="16657.5" calcext:value-type="float">
            <text:p>16657.5</text:p>
          </table:table-cell>
          <table:table-cell office:value-type="float" office:value="13500" calcext:value-type="float">
            <text:p>13500</text:p>
          </table:table-cell>
          <table:table-cell office:value-type="float" office:value="4875" calcext:value-type="float">
            <text:p>4875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63200" calcext:value-type="float">
            <text:p>63200</text:p>
          </table:table-cell>
          <table:table-cell office:value-type="float" office:value="12897.5" calcext:value-type="float">
            <text:p>12897.5</text:p>
          </table:table-cell>
          <table:table-cell office:value-type="float" office:value="11282.5" calcext:value-type="float">
            <text:p>11282.5</text:p>
          </table:table-cell>
          <table:table-cell office:value-type="float" office:value="7227.5" calcext:value-type="float">
            <text:p>7227.5</text:p>
          </table:table-cell>
          <table:table-cell office:value-type="float" office:value="16887.5" calcext:value-type="float">
            <text:p>16887.5</text:p>
          </table:table-cell>
          <table:table-cell office:value-type="float" office:value="12957.5" calcext:value-type="float">
            <text:p>12957.5</text:p>
          </table:table-cell>
          <table:table-cell office:value-type="float" office:value="5210" calcext:value-type="float">
            <text:p>5210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float" office:value="63300" calcext:value-type="float">
            <text:p>63300</text:p>
          </table:table-cell>
          <table:table-cell office:value-type="float" office:value="12302.5" calcext:value-type="float">
            <text:p>12302.5</text:p>
          </table:table-cell>
          <table:table-cell office:value-type="float" office:value="11257.5" calcext:value-type="float">
            <text:p>11257.5</text:p>
          </table:table-cell>
          <table:table-cell office:value-type="float" office:value="6407.5" calcext:value-type="float">
            <text:p>6407.5</text:p>
          </table:table-cell>
          <table:table-cell office:value-type="float" office:value="16892.5" calcext:value-type="float">
            <text:p>16892.5</text:p>
          </table:table-cell>
          <table:table-cell office:value-type="float" office:value="12192.5" calcext:value-type="float">
            <text:p>12192.5</text:p>
          </table:table-cell>
          <table:table-cell office:value-type="float" office:value="5147.5" calcext:value-type="float">
            <text:p>5147.5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float" office:value="63400" calcext:value-type="float">
            <text:p>63400</text:p>
          </table:table-cell>
          <table:table-cell office:value-type="float" office:value="11987.5" calcext:value-type="float">
            <text:p>11987.5</text:p>
          </table:table-cell>
          <table:table-cell office:value-type="float" office:value="11057.5" calcext:value-type="float">
            <text:p>11057.5</text:p>
          </table:table-cell>
          <table:table-cell office:value-type="float" office:value="6247.5" calcext:value-type="float">
            <text:p>6247.5</text:p>
          </table:table-cell>
          <table:table-cell office:value-type="float" office:value="16802.5" calcext:value-type="float">
            <text:p>16802.5</text:p>
          </table:table-cell>
          <table:table-cell office:value-type="float" office:value="12347.5" calcext:value-type="float">
            <text:p>12347.5</text:p>
          </table:table-cell>
          <table:table-cell office:value-type="float" office:value="5337.5" calcext:value-type="float">
            <text:p>5337.5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12432.5" calcext:value-type="float">
            <text:p>12432.5</text:p>
          </table:table-cell>
          <table:table-cell office:value-type="float" office:value="11102.5" calcext:value-type="float">
            <text:p>11102.5</text:p>
          </table:table-cell>
          <table:table-cell office:value-type="float" office:value="6397.5" calcext:value-type="float">
            <text:p>6397.5</text:p>
          </table:table-cell>
          <table:table-cell office:value-type="float" office:value="16772.5" calcext:value-type="float">
            <text:p>16772.5</text:p>
          </table:table-cell>
          <table:table-cell office:value-type="float" office:value="13010" calcext:value-type="float">
            <text:p>13010</text:p>
          </table:table-cell>
          <table:table-cell office:value-type="float" office:value="5272.5" calcext:value-type="float">
            <text:p>5272.5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63600" calcext:value-type="float">
            <text:p>63600</text:p>
          </table:table-cell>
          <table:table-cell office:value-type="float" office:value="12412.5" calcext:value-type="float">
            <text:p>12412.5</text:p>
          </table:table-cell>
          <table:table-cell office:value-type="float" office:value="11257.5" calcext:value-type="float">
            <text:p>11257.5</text:p>
          </table:table-cell>
          <table:table-cell office:value-type="float" office:value="6332.5" calcext:value-type="float">
            <text:p>6332.5</text:p>
          </table:table-cell>
          <table:table-cell office:value-type="float" office:value="16857.5" calcext:value-type="float">
            <text:p>16857.5</text:p>
          </table:table-cell>
          <table:table-cell office:value-type="float" office:value="13005" calcext:value-type="float">
            <text:p>13005</text:p>
          </table:table-cell>
          <table:table-cell office:value-type="float" office:value="5452.5" calcext:value-type="float">
            <text:p>5452.5</text:p>
          </table:table-cell>
          <table:table-cell office:value-type="float" office:value="3165" calcext:value-type="float">
            <text:p>3165</text:p>
          </table:table-cell>
        </table:table-row>
        <table:table-row table:style-name="ro1">
          <table:table-cell office:value-type="float" office:value="63700" calcext:value-type="float">
            <text:p>63700</text:p>
          </table:table-cell>
          <table:table-cell office:value-type="float" office:value="12812.5" calcext:value-type="float">
            <text:p>12812.5</text:p>
          </table:table-cell>
          <table:table-cell office:value-type="float" office:value="11187.5" calcext:value-type="float">
            <text:p>11187.5</text:p>
          </table:table-cell>
          <table:table-cell office:value-type="float" office:value="5882.5" calcext:value-type="float">
            <text:p>5882.5</text:p>
          </table:table-cell>
          <table:table-cell office:value-type="float" office:value="17217.5" calcext:value-type="float">
            <text:p>17217.5</text:p>
          </table:table-cell>
          <table:table-cell office:value-type="float" office:value="12600" calcext:value-type="float">
            <text:p>12600</text:p>
          </table:table-cell>
          <table:table-cell office:value-type="float" office:value="5312.5" calcext:value-type="float">
            <text:p>5312.5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63800" calcext:value-type="float">
            <text:p>63800</text:p>
          </table:table-cell>
          <table:table-cell office:value-type="float" office:value="13047.5" calcext:value-type="float">
            <text:p>13047.5</text:p>
          </table:table-cell>
          <table:table-cell office:value-type="float" office:value="11102.5" calcext:value-type="float">
            <text:p>11102.5</text:p>
          </table:table-cell>
          <table:table-cell office:value-type="float" office:value="6542.5" calcext:value-type="float">
            <text:p>6542.5</text:p>
          </table:table-cell>
          <table:table-cell office:value-type="float" office:value="17672.5" calcext:value-type="float">
            <text:p>17672.5</text:p>
          </table:table-cell>
          <table:table-cell office:value-type="float" office:value="13155" calcext:value-type="float">
            <text:p>13155</text:p>
          </table:table-cell>
          <table:table-cell office:value-type="float" office:value="6412.5" calcext:value-type="float">
            <text:p>6412.5</text:p>
          </table:table-cell>
          <table:table-cell office:value-type="float" office:value="2675" calcext:value-type="float">
            <text:p>2675</text:p>
          </table:table-cell>
        </table:table-row>
        <table:table-row table:style-name="ro1">
          <table:table-cell office:value-type="float" office:value="63900" calcext:value-type="float">
            <text:p>63900</text:p>
          </table:table-cell>
          <table:table-cell office:value-type="float" office:value="12717.5" calcext:value-type="float">
            <text:p>12717.5</text:p>
          </table:table-cell>
          <table:table-cell office:value-type="float" office:value="11302.5" calcext:value-type="float">
            <text:p>11302.5</text:p>
          </table:table-cell>
          <table:table-cell office:value-type="float" office:value="6665" calcext:value-type="float">
            <text:p>6665</text:p>
          </table:table-cell>
          <table:table-cell office:value-type="float" office:value="17542.5" calcext:value-type="float">
            <text:p>17542.5</text:p>
          </table:table-cell>
          <table:table-cell office:value-type="float" office:value="13552.5" calcext:value-type="float">
            <text:p>13552.5</text:p>
          </table:table-cell>
          <table:table-cell office:value-type="float" office:value="6467.5" calcext:value-type="float">
            <text:p>6467.5</text:p>
          </table:table-cell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2457.5" calcext:value-type="float">
            <text:p>12457.5</text:p>
          </table:table-cell>
          <table:table-cell office:value-type="float" office:value="11300" calcext:value-type="float">
            <text:p>11300</text:p>
          </table:table-cell>
          <table:table-cell office:value-type="float" office:value="7010" calcext:value-type="float">
            <text:p>7010</text:p>
          </table:table-cell>
          <table:table-cell office:value-type="float" office:value="17767.5" calcext:value-type="float">
            <text:p>17767.5</text:p>
          </table:table-cell>
          <table:table-cell office:value-type="float" office:value="13322.5" calcext:value-type="float">
            <text:p>13322.5</text:p>
          </table:table-cell>
          <table:table-cell office:value-type="float" office:value="6162.5" calcext:value-type="float">
            <text:p>6162.5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float" office:value="64100" calcext:value-type="float">
            <text:p>64100</text:p>
          </table:table-cell>
          <table:table-cell office:value-type="float" office:value="12422.5" calcext:value-type="float">
            <text:p>12422.5</text:p>
          </table:table-cell>
          <table:table-cell office:value-type="float" office:value="11320" calcext:value-type="float">
            <text:p>11320</text:p>
          </table:table-cell>
          <table:table-cell office:value-type="float" office:value="7105" calcext:value-type="float">
            <text:p>7105</text:p>
          </table:table-cell>
          <table:table-cell office:value-type="float" office:value="18037.5" calcext:value-type="float">
            <text:p>18037.5</text:p>
          </table:table-cell>
          <table:table-cell office:value-type="float" office:value="12972.5" calcext:value-type="float">
            <text:p>12972.5</text:p>
          </table:table-cell>
          <table:table-cell office:value-type="float" office:value="6367.5" calcext:value-type="float">
            <text:p>6367.5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64200" calcext:value-type="float">
            <text:p>64200</text:p>
          </table:table-cell>
          <table:table-cell office:value-type="float" office:value="12157.5" calcext:value-type="float">
            <text:p>12157.5</text:p>
          </table:table-cell>
          <table:table-cell office:value-type="float" office:value="11220" calcext:value-type="float">
            <text:p>11220</text:p>
          </table:table-cell>
          <table:table-cell office:value-type="float" office:value="7570" calcext:value-type="float">
            <text:p>7570</text:p>
          </table:table-cell>
          <table:table-cell office:value-type="float" office:value="18067.5" calcext:value-type="float">
            <text:p>18067.5</text:p>
          </table:table-cell>
          <table:table-cell office:value-type="float" office:value="12857.5" calcext:value-type="float">
            <text:p>12857.5</text:p>
          </table:table-cell>
          <table:table-cell office:value-type="float" office:value="6637.5" calcext:value-type="float">
            <text:p>6637.5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64300" calcext:value-type="float">
            <text:p>64300</text:p>
          </table:table-cell>
          <table:table-cell office:value-type="float" office:value="12507.5" calcext:value-type="float">
            <text:p>12507.5</text:p>
          </table:table-cell>
          <table:table-cell office:value-type="float" office:value="11220" calcext:value-type="float">
            <text:p>11220</text:p>
          </table:table-cell>
          <table:table-cell office:value-type="float" office:value="7540" calcext:value-type="float">
            <text:p>7540</text:p>
          </table:table-cell>
          <table:table-cell office:value-type="float" office:value="17757.5" calcext:value-type="float">
            <text:p>17757.5</text:p>
          </table:table-cell>
          <table:table-cell office:value-type="float" office:value="12812.5" calcext:value-type="float">
            <text:p>12812.5</text:p>
          </table:table-cell>
          <table:table-cell office:value-type="float" office:value="6737.5" calcext:value-type="float">
            <text:p>6737.5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float" office:value="64400" calcext:value-type="float">
            <text:p>64400</text:p>
          </table:table-cell>
          <table:table-cell office:value-type="float" office:value="12442.5" calcext:value-type="float">
            <text:p>12442.5</text:p>
          </table:table-cell>
          <table:table-cell office:value-type="float" office:value="11135" calcext:value-type="float">
            <text:p>11135</text:p>
          </table:table-cell>
          <table:table-cell office:value-type="float" office:value="7460" calcext:value-type="float">
            <text:p>7460</text:p>
          </table:table-cell>
          <table:table-cell office:value-type="float" office:value="17972.5" calcext:value-type="float">
            <text:p>17972.5</text:p>
          </table:table-cell>
          <table:table-cell office:value-type="float" office:value="12907.5" calcext:value-type="float">
            <text:p>12907.5</text:p>
          </table:table-cell>
          <table:table-cell office:value-type="float" office:value="7377.5" calcext:value-type="float">
            <text:p>7377.5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12032.5" calcext:value-type="float">
            <text:p>12032.5</text:p>
          </table:table-cell>
          <table:table-cell office:value-type="float" office:value="10785" calcext:value-type="float">
            <text:p>10785</text:p>
          </table:table-cell>
          <table:table-cell office:value-type="float" office:value="7085" calcext:value-type="float">
            <text:p>7085</text:p>
          </table:table-cell>
          <table:table-cell office:value-type="float" office:value="17607.5" calcext:value-type="float">
            <text:p>17607.5</text:p>
          </table:table-cell>
          <table:table-cell office:value-type="float" office:value="12357.5" calcext:value-type="float">
            <text:p>12357.5</text:p>
          </table:table-cell>
          <table:table-cell office:value-type="float" office:value="7192.5" calcext:value-type="float">
            <text:p>7192.5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64600" calcext:value-type="float">
            <text:p>64600</text:p>
          </table:table-cell>
          <table:table-cell office:value-type="float" office:value="12357.5" calcext:value-type="float">
            <text:p>12357.5</text:p>
          </table:table-cell>
          <table:table-cell office:value-type="float" office:value="10595" calcext:value-type="float">
            <text:p>10595</text:p>
          </table:table-cell>
          <table:table-cell office:value-type="float" office:value="6925" calcext:value-type="float">
            <text:p>6925</text:p>
          </table:table-cell>
          <table:table-cell office:value-type="float" office:value="17312.5" calcext:value-type="float">
            <text:p>17312.5</text:p>
          </table:table-cell>
          <table:table-cell office:value-type="float" office:value="12002.5" calcext:value-type="float">
            <text:p>12002.5</text:p>
          </table:table-cell>
          <table:table-cell office:value-type="float" office:value="6907.5" calcext:value-type="float">
            <text:p>6907.5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64700" calcext:value-type="float">
            <text:p>64700</text:p>
          </table:table-cell>
          <table:table-cell office:value-type="float" office:value="12437.5" calcext:value-type="float">
            <text:p>12437.5</text:p>
          </table:table-cell>
          <table:table-cell office:value-type="float" office:value="9490" calcext:value-type="float">
            <text:p>9490</text:p>
          </table:table-cell>
          <table:table-cell office:value-type="float" office:value="6625" calcext:value-type="float">
            <text:p>6625</text:p>
          </table:table-cell>
          <table:table-cell office:value-type="float" office:value="17335" calcext:value-type="float">
            <text:p>17335</text:p>
          </table:table-cell>
          <table:table-cell office:value-type="float" office:value="11997.5" calcext:value-type="float">
            <text:p>11997.5</text:p>
          </table:table-cell>
          <table:table-cell office:value-type="float" office:value="7437.5" calcext:value-type="float">
            <text:p>7437.5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2620" calcext:value-type="float">
            <text:p>12620</text:p>
          </table:table-cell>
          <table:table-cell office:value-type="float" office:value="8760" calcext:value-type="float">
            <text:p>8760</text:p>
          </table:table-cell>
          <table:table-cell office:value-type="float" office:value="6600" calcext:value-type="float">
            <text:p>6600</text:p>
          </table:table-cell>
          <table:table-cell office:value-type="float" office:value="17295" calcext:value-type="float">
            <text:p>17295</text:p>
          </table:table-cell>
          <table:table-cell office:value-type="float" office:value="12147.5" calcext:value-type="float">
            <text:p>12147.5</text:p>
          </table:table-cell>
          <table:table-cell office:value-type="float" office:value="6832.5" calcext:value-type="float">
            <text:p>6832.5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64900" calcext:value-type="float">
            <text:p>64900</text:p>
          </table:table-cell>
          <table:table-cell office:value-type="float" office:value="12475" calcext:value-type="float">
            <text:p>12475</text:p>
          </table:table-cell>
          <table:table-cell office:value-type="float" office:value="8655" calcext:value-type="float">
            <text:p>8655</text:p>
          </table:table-cell>
          <table:table-cell office:value-type="float" office:value="6510" calcext:value-type="float">
            <text:p>6510</text:p>
          </table:table-cell>
          <table:table-cell office:value-type="float" office:value="17405" calcext:value-type="float">
            <text:p>17405</text:p>
          </table:table-cell>
          <table:table-cell office:value-type="float" office:value="12117.5" calcext:value-type="float">
            <text:p>12117.5</text:p>
          </table:table-cell>
          <table:table-cell office:value-type="float" office:value="6617.5" calcext:value-type="float">
            <text:p>6617.5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2640" calcext:value-type="float">
            <text:p>12640</text:p>
          </table:table-cell>
          <table:table-cell office:value-type="float" office:value="9545" calcext:value-type="float">
            <text:p>9545</text:p>
          </table:table-cell>
          <table:table-cell office:value-type="float" office:value="6865" calcext:value-type="float">
            <text:p>6865</text:p>
          </table:table-cell>
          <table:table-cell office:value-type="float" office:value="17635" calcext:value-type="float">
            <text:p>17635</text:p>
          </table:table-cell>
          <table:table-cell office:value-type="float" office:value="12567.5" calcext:value-type="float">
            <text:p>12567.5</text:p>
          </table:table-cell>
          <table:table-cell office:value-type="float" office:value="6952.5" calcext:value-type="float">
            <text:p>6952.5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float" office:value="65100" calcext:value-type="float">
            <text:p>65100</text:p>
          </table:table-cell>
          <table:table-cell office:value-type="float" office:value="12825" calcext:value-type="float">
            <text:p>12825</text:p>
          </table:table-cell>
          <table:table-cell office:value-type="float" office:value="9705" calcext:value-type="float">
            <text:p>9705</text:p>
          </table:table-cell>
          <table:table-cell office:value-type="float" office:value="6950" calcext:value-type="float">
            <text:p>6950</text:p>
          </table:table-cell>
          <table:table-cell office:value-type="float" office:value="17760" calcext:value-type="float">
            <text:p>17760</text:p>
          </table:table-cell>
          <table:table-cell office:value-type="float" office:value="12727.5" calcext:value-type="float">
            <text:p>12727.5</text:p>
          </table:table-cell>
          <table:table-cell office:value-type="float" office:value="7152.5" calcext:value-type="float">
            <text:p>7152.5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65200" calcext:value-type="float">
            <text:p>65200</text:p>
          </table:table-cell>
          <table:table-cell office:value-type="float" office:value="13152.5" calcext:value-type="float">
            <text:p>13152.5</text:p>
          </table:table-cell>
          <table:table-cell office:value-type="float" office:value="10400" calcext:value-type="float">
            <text:p>10400</text:p>
          </table:table-cell>
          <table:table-cell office:value-type="float" office:value="7500" calcext:value-type="float">
            <text:p>7500</text:p>
          </table:table-cell>
          <table:table-cell office:value-type="float" office:value="18150" calcext:value-type="float">
            <text:p>18150</text:p>
          </table:table-cell>
          <table:table-cell office:value-type="float" office:value="12342.5" calcext:value-type="float">
            <text:p>12342.5</text:p>
          </table:table-cell>
          <table:table-cell office:value-type="float" office:value="7317.5" calcext:value-type="float">
            <text:p>7317.5</text:p>
          </table:table-cell>
          <table:table-cell office:value-type="float" office:value="3295" calcext:value-type="float">
            <text:p>3295</text:p>
          </table:table-cell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float" office:value="13027.5" calcext:value-type="float">
            <text:p>13027.5</text:p>
          </table:table-cell>
          <table:table-cell office:value-type="float" office:value="10435" calcext:value-type="float">
            <text:p>10435</text:p>
          </table:table-cell>
          <table:table-cell office:value-type="float" office:value="7520" calcext:value-type="float">
            <text:p>7520</text:p>
          </table:table-cell>
          <table:table-cell office:value-type="float" office:value="18500" calcext:value-type="float">
            <text:p>18500</text:p>
          </table:table-cell>
          <table:table-cell office:value-type="float" office:value="12142.5" calcext:value-type="float">
            <text:p>12142.5</text:p>
          </table:table-cell>
          <table:table-cell office:value-type="float" office:value="7247.5" calcext:value-type="float">
            <text:p>7247.5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65400" calcext:value-type="float">
            <text:p>65400</text:p>
          </table:table-cell>
          <table:table-cell office:value-type="float" office:value="13022.5" calcext:value-type="float">
            <text:p>13022.5</text:p>
          </table:table-cell>
          <table:table-cell office:value-type="float" office:value="10425" calcext:value-type="float">
            <text:p>10425</text:p>
          </table:table-cell>
          <table:table-cell office:value-type="float" office:value="7850" calcext:value-type="float">
            <text:p>7850</text:p>
          </table:table-cell>
          <table:table-cell office:value-type="float" office:value="18540" calcext:value-type="float">
            <text:p>18540</text:p>
          </table:table-cell>
          <table:table-cell office:value-type="float" office:value="12372.5" calcext:value-type="float">
            <text:p>12372.5</text:p>
          </table:table-cell>
          <table:table-cell office:value-type="float" office:value="7447.5" calcext:value-type="float">
            <text:p>7447.5</text:p>
          </table:table-cell>
          <table:table-cell office:value-type="float" office:value="3735" calcext:value-type="float">
            <text:p>3735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12687.5" calcext:value-type="float">
            <text:p>12687.5</text:p>
          </table:table-cell>
          <table:table-cell office:value-type="float" office:value="9840" calcext:value-type="float">
            <text:p>9840</text:p>
          </table:table-cell>
          <table:table-cell office:value-type="float" office:value="7525" calcext:value-type="float">
            <text:p>7525</text:p>
          </table:table-cell>
          <table:table-cell office:value-type="float" office:value="18075" calcext:value-type="float">
            <text:p>18075</text:p>
          </table:table-cell>
          <table:table-cell office:value-type="float" office:value="12207.5" calcext:value-type="float">
            <text:p>12207.5</text:p>
          </table:table-cell>
          <table:table-cell office:value-type="float" office:value="7522.5" calcext:value-type="float">
            <text:p>7522.5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65600" calcext:value-type="float">
            <text:p>65600</text:p>
          </table:table-cell>
          <table:table-cell office:value-type="float" office:value="14132.5" calcext:value-type="float">
            <text:p>14132.5</text:p>
          </table:table-cell>
          <table:table-cell office:value-type="float" office:value="9885" calcext:value-type="float">
            <text:p>9885</text:p>
          </table:table-cell>
          <table:table-cell office:value-type="float" office:value="7660" calcext:value-type="float">
            <text:p>7660</text:p>
          </table:table-cell>
          <table:table-cell office:value-type="float" office:value="18650" calcext:value-type="float">
            <text:p>18650</text:p>
          </table:table-cell>
          <table:table-cell office:value-type="float" office:value="12737.5" calcext:value-type="float">
            <text:p>12737.5</text:p>
          </table:table-cell>
          <table:table-cell office:value-type="float" office:value="8267.5" calcext:value-type="float">
            <text:p>8267.5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65700" calcext:value-type="float">
            <text:p>65700</text:p>
          </table:table-cell>
          <table:table-cell office:value-type="float" office:value="14612.5" calcext:value-type="float">
            <text:p>14612.5</text:p>
          </table:table-cell>
          <table:table-cell office:value-type="float" office:value="10360" calcext:value-type="float">
            <text:p>10360</text:p>
          </table:table-cell>
          <table:table-cell office:value-type="float" office:value="7700" calcext:value-type="float">
            <text:p>7700</text:p>
          </table:table-cell>
          <table:table-cell office:value-type="float" office:value="18655" calcext:value-type="float">
            <text:p>18655</text:p>
          </table:table-cell>
          <table:table-cell office:value-type="float" office:value="12937.5" calcext:value-type="float">
            <text:p>12937.5</text:p>
          </table:table-cell>
          <table:table-cell office:value-type="float" office:value="8207.5" calcext:value-type="float">
            <text:p>8207.5</text:p>
          </table:table-cell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65800" calcext:value-type="float">
            <text:p>65800</text:p>
          </table:table-cell>
          <table:table-cell office:value-type="float" office:value="14482.5" calcext:value-type="float">
            <text:p>14482.5</text:p>
          </table:table-cell>
          <table:table-cell office:value-type="float" office:value="11425" calcext:value-type="float">
            <text:p>11425</text:p>
          </table:table-cell>
          <table:table-cell office:value-type="float" office:value="7325" calcext:value-type="float">
            <text:p>7325</text:p>
          </table:table-cell>
          <table:table-cell office:value-type="float" office:value="18095" calcext:value-type="float">
            <text:p>18095</text:p>
          </table:table-cell>
          <table:table-cell office:value-type="float" office:value="12672.5" calcext:value-type="float">
            <text:p>12672.5</text:p>
          </table:table-cell>
          <table:table-cell office:value-type="float" office:value="8292.5" calcext:value-type="float">
            <text:p>8292.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65900" calcext:value-type="float">
            <text:p>65900</text:p>
          </table:table-cell>
          <table:table-cell office:value-type="float" office:value="14672.5" calcext:value-type="float">
            <text:p>14672.5</text:p>
          </table:table-cell>
          <table:table-cell office:value-type="float" office:value="11520" calcext:value-type="float">
            <text:p>11520</text:p>
          </table:table-cell>
          <table:table-cell office:value-type="float" office:value="7430" calcext:value-type="float">
            <text:p>7430</text:p>
          </table:table-cell>
          <table:table-cell office:value-type="float" office:value="18330" calcext:value-type="float">
            <text:p>18330</text:p>
          </table:table-cell>
          <table:table-cell office:value-type="float" office:value="12677.5" calcext:value-type="float">
            <text:p>12677.5</text:p>
          </table:table-cell>
          <table:table-cell office:value-type="float" office:value="8962.5" calcext:value-type="float">
            <text:p>8962.5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14757.5" calcext:value-type="float">
            <text:p>14757.5</text:p>
          </table:table-cell>
          <table:table-cell office:value-type="float" office:value="11905" calcext:value-type="float">
            <text:p>11905</text:p>
          </table:table-cell>
          <table:table-cell office:value-type="float" office:value="7640" calcext:value-type="float">
            <text:p>7640</text:p>
          </table:table-cell>
          <table:table-cell office:value-type="float" office:value="18785" calcext:value-type="float">
            <text:p>18785</text:p>
          </table:table-cell>
          <table:table-cell office:value-type="float" office:value="12827.5" calcext:value-type="float">
            <text:p>12827.5</text:p>
          </table:table-cell>
          <table:table-cell office:value-type="float" office:value="9242.5" calcext:value-type="float">
            <text:p>9242.5</text:p>
          </table:table-cell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66100" calcext:value-type="float">
            <text:p>66100</text:p>
          </table:table-cell>
          <table:table-cell office:value-type="float" office:value="14062.5" calcext:value-type="float">
            <text:p>14062.5</text:p>
          </table:table-cell>
          <table:table-cell office:value-type="float" office:value="10980" calcext:value-type="float">
            <text:p>10980</text:p>
          </table:table-cell>
          <table:table-cell office:value-type="float" office:value="7200" calcext:value-type="float">
            <text:p>7200</text:p>
          </table:table-cell>
          <table:table-cell office:value-type="float" office:value="17780" calcext:value-type="float">
            <text:p>17780</text:p>
          </table:table-cell>
          <table:table-cell office:value-type="float" office:value="12057.5" calcext:value-type="float">
            <text:p>12057.5</text:p>
          </table:table-cell>
          <table:table-cell office:value-type="float" office:value="8282.5" calcext:value-type="float">
            <text:p>8282.5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float" office:value="66200" calcext:value-type="float">
            <text:p>66200</text:p>
          </table:table-cell>
          <table:table-cell office:value-type="float" office:value="14127.5" calcext:value-type="float">
            <text:p>14127.5</text:p>
          </table:table-cell>
          <table:table-cell office:value-type="float" office:value="10960" calcext:value-type="float">
            <text:p>10960</text:p>
          </table:table-cell>
          <table:table-cell office:value-type="float" office:value="7245" calcext:value-type="float">
            <text:p>7245</text:p>
          </table:table-cell>
          <table:table-cell office:value-type="float" office:value="17585" calcext:value-type="float">
            <text:p>17585</text:p>
          </table:table-cell>
          <table:table-cell office:value-type="float" office:value="12057.5" calcext:value-type="float">
            <text:p>12057.5</text:p>
          </table:table-cell>
          <table:table-cell office:value-type="float" office:value="8532.5" calcext:value-type="float">
            <text:p>8532.5</text:p>
          </table:table-cell>
          <table:table-cell office:value-type="float" office:value="3315" calcext:value-type="float">
            <text:p>3315</text:p>
          </table:table-cell>
        </table:table-row>
        <table:table-row table:style-name="ro1">
          <table:table-cell office:value-type="float" office:value="66300" calcext:value-type="float">
            <text:p>66300</text:p>
          </table:table-cell>
          <table:table-cell office:value-type="float" office:value="15032.5" calcext:value-type="float">
            <text:p>15032.5</text:p>
          </table:table-cell>
          <table:table-cell office:value-type="float" office:value="11540" calcext:value-type="float">
            <text:p>11540</text:p>
          </table:table-cell>
          <table:table-cell office:value-type="float" office:value="7225" calcext:value-type="float">
            <text:p>7225</text:p>
          </table:table-cell>
          <table:table-cell office:value-type="float" office:value="18410" calcext:value-type="float">
            <text:p>18410</text:p>
          </table:table-cell>
          <table:table-cell office:value-type="float" office:value="11787.5" calcext:value-type="float">
            <text:p>11787.5</text:p>
          </table:table-cell>
          <table:table-cell office:value-type="float" office:value="8257.5" calcext:value-type="float">
            <text:p>8257.5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float" office:value="66400" calcext:value-type="float">
            <text:p>66400</text:p>
          </table:table-cell>
          <table:table-cell office:value-type="float" office:value="14737.5" calcext:value-type="float">
            <text:p>14737.5</text:p>
          </table:table-cell>
          <table:table-cell office:value-type="float" office:value="12282.5" calcext:value-type="float">
            <text:p>12282.5</text:p>
          </table:table-cell>
          <table:table-cell office:value-type="float" office:value="7230" calcext:value-type="float">
            <text:p>7230</text:p>
          </table:table-cell>
          <table:table-cell office:value-type="float" office:value="17685" calcext:value-type="float">
            <text:p>17685</text:p>
          </table:table-cell>
          <table:table-cell office:value-type="float" office:value="11957.5" calcext:value-type="float">
            <text:p>11957.5</text:p>
          </table:table-cell>
          <table:table-cell office:value-type="float" office:value="8567.5" calcext:value-type="float">
            <text:p>8567.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14452.5" calcext:value-type="float">
            <text:p>14452.5</text:p>
          </table:table-cell>
          <table:table-cell office:value-type="float" office:value="12357.5" calcext:value-type="float">
            <text:p>12357.5</text:p>
          </table:table-cell>
          <table:table-cell office:value-type="float" office:value="7195" calcext:value-type="float">
            <text:p>7195</text:p>
          </table:table-cell>
          <table:table-cell office:value-type="float" office:value="17295" calcext:value-type="float">
            <text:p>17295</text:p>
          </table:table-cell>
          <table:table-cell office:value-type="float" office:value="11752.5" calcext:value-type="float">
            <text:p>11752.5</text:p>
          </table:table-cell>
          <table:table-cell office:value-type="float" office:value="8647.5" calcext:value-type="float">
            <text:p>8647.5</text:p>
          </table:table-cell>
          <table:table-cell office:value-type="float" office:value="3635" calcext:value-type="float">
            <text:p>3635</text:p>
          </table:table-cell>
        </table:table-row>
        <table:table-row table:style-name="ro1">
          <table:table-cell office:value-type="float" office:value="66600" calcext:value-type="float">
            <text:p>66600</text:p>
          </table:table-cell>
          <table:table-cell office:value-type="float" office:value="14052.5" calcext:value-type="float">
            <text:p>14052.5</text:p>
          </table:table-cell>
          <table:table-cell office:value-type="float" office:value="12422.5" calcext:value-type="float">
            <text:p>12422.5</text:p>
          </table:table-cell>
          <table:table-cell office:value-type="float" office:value="7395" calcext:value-type="float">
            <text:p>7395</text:p>
          </table:table-cell>
          <table:table-cell office:value-type="float" office:value="17120" calcext:value-type="float">
            <text:p>17120</text:p>
          </table:table-cell>
          <table:table-cell office:value-type="float" office:value="11622.5" calcext:value-type="float">
            <text:p>11622.5</text:p>
          </table:table-cell>
          <table:table-cell office:value-type="float" office:value="8292.5" calcext:value-type="float">
            <text:p>8292.5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float" office:value="66700" calcext:value-type="float">
            <text:p>66700</text:p>
          </table:table-cell>
          <table:table-cell office:value-type="float" office:value="14017.5" calcext:value-type="float">
            <text:p>14017.5</text:p>
          </table:table-cell>
          <table:table-cell office:value-type="float" office:value="12237.5" calcext:value-type="float">
            <text:p>12237.5</text:p>
          </table:table-cell>
          <table:table-cell office:value-type="float" office:value="7465" calcext:value-type="float">
            <text:p>7465</text:p>
          </table:table-cell>
          <table:table-cell office:value-type="float" office:value="17110" calcext:value-type="float">
            <text:p>17110</text:p>
          </table:table-cell>
          <table:table-cell office:value-type="float" office:value="11557.5" calcext:value-type="float">
            <text:p>11557.5</text:p>
          </table:table-cell>
          <table:table-cell office:value-type="float" office:value="8177.5" calcext:value-type="float">
            <text:p>8177.5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66800" calcext:value-type="float">
            <text:p>66800</text:p>
          </table:table-cell>
          <table:table-cell office:value-type="float" office:value="14222.5" calcext:value-type="float">
            <text:p>14222.5</text:p>
          </table:table-cell>
          <table:table-cell office:value-type="float" office:value="12057.5" calcext:value-type="float">
            <text:p>12057.5</text:p>
          </table:table-cell>
          <table:table-cell office:value-type="float" office:value="7390" calcext:value-type="float">
            <text:p>7390</text:p>
          </table:table-cell>
          <table:table-cell office:value-type="float" office:value="16940" calcext:value-type="float">
            <text:p>16940</text:p>
          </table:table-cell>
          <table:table-cell office:value-type="float" office:value="11342.5" calcext:value-type="float">
            <text:p>11342.5</text:p>
          </table:table-cell>
          <table:table-cell office:value-type="float" office:value="7852.5" calcext:value-type="float">
            <text:p>7852.5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float" office:value="66900" calcext:value-type="float">
            <text:p>66900</text:p>
          </table:table-cell>
          <table:table-cell office:value-type="float" office:value="14852.5" calcext:value-type="float">
            <text:p>14852.5</text:p>
          </table:table-cell>
          <table:table-cell office:value-type="float" office:value="12647.5" calcext:value-type="float">
            <text:p>12647.5</text:p>
          </table:table-cell>
          <table:table-cell office:value-type="float" office:value="7905" calcext:value-type="float">
            <text:p>7905</text:p>
          </table:table-cell>
          <table:table-cell office:value-type="float" office:value="17515" calcext:value-type="float">
            <text:p>17515</text:p>
          </table:table-cell>
          <table:table-cell office:value-type="float" office:value="11855" calcext:value-type="float">
            <text:p>11855</text:p>
          </table:table-cell>
          <table:table-cell office:value-type="float" office:value="8457.5" calcext:value-type="float">
            <text:p>8457.5</text:p>
          </table:table-cell>
          <table:table-cell office:value-type="float" office:value="4225" calcext:value-type="float">
            <text:p>4225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14707.5" calcext:value-type="float">
            <text:p>14707.5</text:p>
          </table:table-cell>
          <table:table-cell office:value-type="float" office:value="12710" calcext:value-type="float">
            <text:p>12710</text:p>
          </table:table-cell>
          <table:table-cell office:value-type="float" office:value="8007.5" calcext:value-type="float">
            <text:p>8007.5</text:p>
          </table:table-cell>
          <table:table-cell office:value-type="float" office:value="17687.5" calcext:value-type="float">
            <text:p>17687.5</text:p>
          </table:table-cell>
          <table:table-cell office:value-type="float" office:value="11825" calcext:value-type="float">
            <text:p>11825</text:p>
          </table:table-cell>
          <table:table-cell office:value-type="float" office:value="8117.5" calcext:value-type="float">
            <text:p>8117.5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14912.5" calcext:value-type="float">
            <text:p>14912.5</text:p>
          </table:table-cell>
          <table:table-cell office:value-type="float" office:value="12870" calcext:value-type="float">
            <text:p>12870</text:p>
          </table:table-cell>
          <table:table-cell office:value-type="float" office:value="8352.5" calcext:value-type="float">
            <text:p>8352.5</text:p>
          </table:table-cell>
          <table:table-cell office:value-type="float" office:value="18012.5" calcext:value-type="float">
            <text:p>18012.5</text:p>
          </table:table-cell>
          <table:table-cell office:value-type="float" office:value="12205" calcext:value-type="float">
            <text:p>12205</text:p>
          </table:table-cell>
          <table:table-cell office:value-type="float" office:value="8497.5" calcext:value-type="float">
            <text:p>8497.5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float" office:value="67200" calcext:value-type="float">
            <text:p>67200</text:p>
          </table:table-cell>
          <table:table-cell office:value-type="float" office:value="14367.5" calcext:value-type="float">
            <text:p>14367.5</text:p>
          </table:table-cell>
          <table:table-cell office:value-type="float" office:value="12905" calcext:value-type="float">
            <text:p>12905</text:p>
          </table:table-cell>
          <table:table-cell office:value-type="float" office:value="7912.5" calcext:value-type="float">
            <text:p>7912.5</text:p>
          </table:table-cell>
          <table:table-cell office:value-type="float" office:value="18137.5" calcext:value-type="float">
            <text:p>18137.5</text:p>
          </table:table-cell>
          <table:table-cell office:value-type="float" office:value="12200" calcext:value-type="float">
            <text:p>12200</text:p>
          </table:table-cell>
          <table:table-cell office:value-type="float" office:value="7637.5" calcext:value-type="float">
            <text:p>7637.5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float" office:value="67300" calcext:value-type="float">
            <text:p>67300</text:p>
          </table:table-cell>
          <table:table-cell office:value-type="float" office:value="14517.5" calcext:value-type="float">
            <text:p>14517.5</text:p>
          </table:table-cell>
          <table:table-cell office:value-type="float" office:value="12800" calcext:value-type="float">
            <text:p>12800</text:p>
          </table:table-cell>
          <table:table-cell office:value-type="float" office:value="7892.5" calcext:value-type="float">
            <text:p>7892.5</text:p>
          </table:table-cell>
          <table:table-cell office:value-type="float" office:value="17887.5" calcext:value-type="float">
            <text:p>17887.5</text:p>
          </table:table-cell>
          <table:table-cell office:value-type="float" office:value="12105" calcext:value-type="float">
            <text:p>12105</text:p>
          </table:table-cell>
          <table:table-cell office:value-type="float" office:value="7517.5" calcext:value-type="float">
            <text:p>7517.5</text:p>
          </table:table-cell>
          <table:table-cell office:value-type="float" office:value="4940" calcext:value-type="float">
            <text:p>4940</text:p>
          </table:table-cell>
        </table:table-row>
        <table:table-row table:style-name="ro1">
          <table:table-cell office:value-type="float" office:value="67400" calcext:value-type="float">
            <text:p>67400</text:p>
          </table:table-cell>
          <table:table-cell office:value-type="float" office:value="14477.5" calcext:value-type="float">
            <text:p>14477.5</text:p>
          </table:table-cell>
          <table:table-cell office:value-type="float" office:value="12415" calcext:value-type="float">
            <text:p>12415</text:p>
          </table:table-cell>
          <table:table-cell office:value-type="float" office:value="7807.5" calcext:value-type="float">
            <text:p>7807.5</text:p>
          </table:table-cell>
          <table:table-cell office:value-type="float" office:value="17487.5" calcext:value-type="float">
            <text:p>17487.5</text:p>
          </table:table-cell>
          <table:table-cell office:value-type="float" office:value="12060" calcext:value-type="float">
            <text:p>12060</text:p>
          </table:table-cell>
          <table:table-cell office:value-type="float" office:value="7462.5" calcext:value-type="float">
            <text:p>7462.5</text:p>
          </table:table-cell>
          <table:table-cell office:value-type="float" office:value="4620" calcext:value-type="float">
            <text:p>4620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13957.5" calcext:value-type="float">
            <text:p>13957.5</text:p>
          </table:table-cell>
          <table:table-cell office:value-type="float" office:value="11770" calcext:value-type="float">
            <text:p>11770</text:p>
          </table:table-cell>
          <table:table-cell office:value-type="float" office:value="6827.5" calcext:value-type="float">
            <text:p>6827.5</text:p>
          </table:table-cell>
          <table:table-cell office:value-type="float" office:value="17077.5" calcext:value-type="float">
            <text:p>17077.5</text:p>
          </table:table-cell>
          <table:table-cell office:value-type="float" office:value="12352.5" calcext:value-type="float">
            <text:p>12352.5</text:p>
          </table:table-cell>
          <table:table-cell office:value-type="float" office:value="6322.5" calcext:value-type="float">
            <text:p>6322.5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67600" calcext:value-type="float">
            <text:p>67600</text:p>
          </table:table-cell>
          <table:table-cell office:value-type="float" office:value="14392.5" calcext:value-type="float">
            <text:p>14392.5</text:p>
          </table:table-cell>
          <table:table-cell office:value-type="float" office:value="11772.5" calcext:value-type="float">
            <text:p>11772.5</text:p>
          </table:table-cell>
          <table:table-cell office:value-type="float" office:value="6457.5" calcext:value-type="float">
            <text:p>6457.5</text:p>
          </table:table-cell>
          <table:table-cell office:value-type="float" office:value="16957.5" calcext:value-type="float">
            <text:p>16957.5</text:p>
          </table:table-cell>
          <table:table-cell office:value-type="float" office:value="12645" calcext:value-type="float">
            <text:p>12645</text:p>
          </table:table-cell>
          <table:table-cell office:value-type="float" office:value="6240" calcext:value-type="float">
            <text:p>6240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67700" calcext:value-type="float">
            <text:p>67700</text:p>
          </table:table-cell>
          <table:table-cell office:value-type="float" office:value="14885" calcext:value-type="float">
            <text:p>14885</text:p>
          </table:table-cell>
          <table:table-cell office:value-type="float" office:value="11587.5" calcext:value-type="float">
            <text:p>11587.5</text:p>
          </table:table-cell>
          <table:table-cell office:value-type="float" office:value="6447.5" calcext:value-type="float">
            <text:p>6447.5</text:p>
          </table:table-cell>
          <table:table-cell office:value-type="float" office:value="16927.5" calcext:value-type="float">
            <text:p>16927.5</text:p>
          </table:table-cell>
          <table:table-cell office:value-type="float" office:value="12850" calcext:value-type="float">
            <text:p>12850</text:p>
          </table:table-cell>
          <table:table-cell office:value-type="float" office:value="5905" calcext:value-type="float">
            <text:p>5905</text:p>
          </table:table-cell>
          <table:table-cell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67800" calcext:value-type="float">
            <text:p>67800</text:p>
          </table:table-cell>
          <table:table-cell office:value-type="float" office:value="15165" calcext:value-type="float">
            <text:p>15165</text:p>
          </table:table-cell>
          <table:table-cell office:value-type="float" office:value="11932.5" calcext:value-type="float">
            <text:p>11932.5</text:p>
          </table:table-cell>
          <table:table-cell office:value-type="float" office:value="6692.5" calcext:value-type="float">
            <text:p>6692.5</text:p>
          </table:table-cell>
          <table:table-cell office:value-type="float" office:value="17270" calcext:value-type="float">
            <text:p>17270</text:p>
          </table:table-cell>
          <table:table-cell office:value-type="float" office:value="13232.5" calcext:value-type="float">
            <text:p>13232.5</text:p>
          </table:table-cell>
          <table:table-cell office:value-type="float" office:value="6185" calcext:value-type="float">
            <text:p>6185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float" office:value="67900" calcext:value-type="float">
            <text:p>67900</text:p>
          </table:table-cell>
          <table:table-cell office:value-type="float" office:value="15100" calcext:value-type="float">
            <text:p>15100</text:p>
          </table:table-cell>
          <table:table-cell office:value-type="float" office:value="11992.5" calcext:value-type="float">
            <text:p>11992.5</text:p>
          </table:table-cell>
          <table:table-cell office:value-type="float" office:value="6632.5" calcext:value-type="float">
            <text:p>6632.5</text:p>
          </table:table-cell>
          <table:table-cell office:value-type="float" office:value="17410" calcext:value-type="float">
            <text:p>17410</text:p>
          </table:table-cell>
          <table:table-cell office:value-type="float" office:value="13117.5" calcext:value-type="float">
            <text:p>13117.5</text:p>
          </table:table-cell>
          <table:table-cell office:value-type="float" office:value="6225" calcext:value-type="float">
            <text:p>6225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15135" calcext:value-type="float">
            <text:p>15135</text:p>
          </table:table-cell>
          <table:table-cell office:value-type="float" office:value="11982.5" calcext:value-type="float">
            <text:p>11982.5</text:p>
          </table:table-cell>
          <table:table-cell office:value-type="float" office:value="6587.5" calcext:value-type="float">
            <text:p>6587.5</text:p>
          </table:table-cell>
          <table:table-cell office:value-type="float" office:value="17410" calcext:value-type="float">
            <text:p>17410</text:p>
          </table:table-cell>
          <table:table-cell office:value-type="float" office:value="13042.5" calcext:value-type="float">
            <text:p>13042.5</text:p>
          </table:table-cell>
          <table:table-cell office:value-type="float" office:value="6125" calcext:value-type="float">
            <text:p>6125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float" office:value="68100" calcext:value-type="float">
            <text:p>68100</text:p>
          </table:table-cell>
          <table:table-cell office:value-type="float" office:value="15155" calcext:value-type="float">
            <text:p>15155</text:p>
          </table:table-cell>
          <table:table-cell office:value-type="float" office:value="12262.5" calcext:value-type="float">
            <text:p>12262.5</text:p>
          </table:table-cell>
          <table:table-cell office:value-type="float" office:value="6817.5" calcext:value-type="float">
            <text:p>6817.5</text:p>
          </table:table-cell>
          <table:table-cell office:value-type="float" office:value="17435" calcext:value-type="float">
            <text:p>17435</text:p>
          </table:table-cell>
          <table:table-cell office:value-type="float" office:value="12897.5" calcext:value-type="float">
            <text:p>12897.5</text:p>
          </table:table-cell>
          <table:table-cell office:value-type="float" office:value="6470" calcext:value-type="float">
            <text:p>6470</text:p>
          </table:table-cell>
          <table:table-cell office:value-type="float" office:value="4210" calcext:value-type="float">
            <text:p>4210</text:p>
          </table:table-cell>
        </table:table-row>
        <table:table-row table:style-name="ro1">
          <table:table-cell office:value-type="float" office:value="68200" calcext:value-type="float">
            <text:p>68200</text:p>
          </table:table-cell>
          <table:table-cell office:value-type="float" office:value="15540" calcext:value-type="float">
            <text:p>15540</text:p>
          </table:table-cell>
          <table:table-cell office:value-type="float" office:value="12557.5" calcext:value-type="float">
            <text:p>12557.5</text:p>
          </table:table-cell>
          <table:table-cell office:value-type="float" office:value="7212.5" calcext:value-type="float">
            <text:p>7212.5</text:p>
          </table:table-cell>
          <table:table-cell office:value-type="float" office:value="17385" calcext:value-type="float">
            <text:p>17385</text:p>
          </table:table-cell>
          <table:table-cell office:value-type="float" office:value="12822.5" calcext:value-type="float">
            <text:p>12822.5</text:p>
          </table:table-cell>
          <table:table-cell office:value-type="float" office:value="6680" calcext:value-type="float">
            <text:p>6680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float" office:value="68300" calcext:value-type="float">
            <text:p>68300</text:p>
          </table:table-cell>
          <table:table-cell office:value-type="float" office:value="15650" calcext:value-type="float">
            <text:p>15650</text:p>
          </table:table-cell>
          <table:table-cell office:value-type="float" office:value="12067.5" calcext:value-type="float">
            <text:p>12067.5</text:p>
          </table:table-cell>
          <table:table-cell office:value-type="float" office:value="6692.5" calcext:value-type="float">
            <text:p>6692.5</text:p>
          </table:table-cell>
          <table:table-cell office:value-type="float" office:value="16500" calcext:value-type="float">
            <text:p>16500</text:p>
          </table:table-cell>
          <table:table-cell office:value-type="float" office:value="12557.5" calcext:value-type="float">
            <text:p>12557.5</text:p>
          </table:table-cell>
          <table:table-cell office:value-type="float" office:value="7327.5" calcext:value-type="float">
            <text:p>7327.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5535" calcext:value-type="float">
            <text:p>15535</text:p>
          </table:table-cell>
          <table:table-cell office:value-type="float" office:value="11817.5" calcext:value-type="float">
            <text:p>11817.5</text:p>
          </table:table-cell>
          <table:table-cell office:value-type="float" office:value="6787.5" calcext:value-type="float">
            <text:p>6787.5</text:p>
          </table:table-cell>
          <table:table-cell office:value-type="float" office:value="16320" calcext:value-type="float">
            <text:p>16320</text:p>
          </table:table-cell>
          <table:table-cell office:value-type="float" office:value="12302.5" calcext:value-type="float">
            <text:p>12302.5</text:p>
          </table:table-cell>
          <table:table-cell office:value-type="float" office:value="7102.5" calcext:value-type="float">
            <text:p>7102.5</text:p>
          </table:table-cell>
          <table:table-cell office:value-type="float" office:value="3515" calcext:value-type="float">
            <text:p>3515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15525" calcext:value-type="float">
            <text:p>15525</text:p>
          </table:table-cell>
          <table:table-cell office:value-type="float" office:value="11702.5" calcext:value-type="float">
            <text:p>11702.5</text:p>
          </table:table-cell>
          <table:table-cell office:value-type="float" office:value="6897.5" calcext:value-type="float">
            <text:p>6897.5</text:p>
          </table:table-cell>
          <table:table-cell office:value-type="float" office:value="16305" calcext:value-type="float">
            <text:p>16305</text:p>
          </table:table-cell>
          <table:table-cell office:value-type="float" office:value="12312.5" calcext:value-type="float">
            <text:p>12312.5</text:p>
          </table:table-cell>
          <table:table-cell office:value-type="float" office:value="7142.5" calcext:value-type="float">
            <text:p>7142.5</text:p>
          </table:table-cell>
          <table:table-cell office:value-type="float" office:value="3505" calcext:value-type="float">
            <text:p>3505</text:p>
          </table:table-cell>
        </table:table-row>
        <table:table-row table:style-name="ro1">
          <table:table-cell office:value-type="float" office:value="68600" calcext:value-type="float">
            <text:p>68600</text:p>
          </table:table-cell>
          <table:table-cell office:value-type="float" office:value="16285" calcext:value-type="float">
            <text:p>16285</text:p>
          </table:table-cell>
          <table:table-cell office:value-type="float" office:value="11827.5" calcext:value-type="float">
            <text:p>11827.5</text:p>
          </table:table-cell>
          <table:table-cell office:value-type="float" office:value="7232.5" calcext:value-type="float">
            <text:p>7232.5</text:p>
          </table:table-cell>
          <table:table-cell office:value-type="float" office:value="16435" calcext:value-type="float">
            <text:p>16435</text:p>
          </table:table-cell>
          <table:table-cell office:value-type="float" office:value="12352.5" calcext:value-type="float">
            <text:p>12352.5</text:p>
          </table:table-cell>
          <table:table-cell office:value-type="float" office:value="6697.5" calcext:value-type="float">
            <text:p>6697.5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float" office:value="68700" calcext:value-type="float">
            <text:p>68700</text:p>
          </table:table-cell>
          <table:table-cell office:value-type="float" office:value="16812.5" calcext:value-type="float">
            <text:p>16812.5</text:p>
          </table:table-cell>
          <table:table-cell office:value-type="float" office:value="11810" calcext:value-type="float">
            <text:p>11810</text:p>
          </table:table-cell>
          <table:table-cell office:value-type="float" office:value="7577.5" calcext:value-type="float">
            <text:p>7577.5</text:p>
          </table:table-cell>
          <table:table-cell office:value-type="float" office:value="16177.5" calcext:value-type="float">
            <text:p>16177.5</text:p>
          </table:table-cell>
          <table:table-cell office:value-type="float" office:value="12240" calcext:value-type="float">
            <text:p>12240</text:p>
          </table:table-cell>
          <table:table-cell office:value-type="float" office:value="6470" calcext:value-type="float">
            <text:p>6470</text:p>
          </table:table-cell>
          <table:table-cell office:value-type="float" office:value="2902.5" calcext:value-type="float">
            <text:p>2902.5</text:p>
          </table:table-cell>
        </table:table-row>
        <table:table-row table:style-name="ro1">
          <table:table-cell office:value-type="float" office:value="68800" calcext:value-type="float">
            <text:p>68800</text:p>
          </table:table-cell>
          <table:table-cell office:value-type="float" office:value="17142.5" calcext:value-type="float">
            <text:p>17142.5</text:p>
          </table:table-cell>
          <table:table-cell office:value-type="float" office:value="12505" calcext:value-type="float">
            <text:p>12505</text:p>
          </table:table-cell>
          <table:table-cell office:value-type="float" office:value="7452.5" calcext:value-type="float">
            <text:p>7452.5</text:p>
          </table:table-cell>
          <table:table-cell office:value-type="float" office:value="16532.5" calcext:value-type="float">
            <text:p>16532.5</text:p>
          </table:table-cell>
          <table:table-cell office:value-type="float" office:value="12270" calcext:value-type="float">
            <text:p>12270</text:p>
          </table:table-cell>
          <table:table-cell office:value-type="float" office:value="6925" calcext:value-type="float">
            <text:p>6925</text:p>
          </table:table-cell>
          <table:table-cell office:value-type="float" office:value="3527.5" calcext:value-type="float">
            <text:p>3527.5</text:p>
          </table:table-cell>
        </table:table-row>
        <table:table-row table:style-name="ro1">
          <table:table-cell office:value-type="float" office:value="68900" calcext:value-type="float">
            <text:p>68900</text:p>
          </table:table-cell>
          <table:table-cell office:value-type="float" office:value="16762.5" calcext:value-type="float">
            <text:p>16762.5</text:p>
          </table:table-cell>
          <table:table-cell office:value-type="float" office:value="12810" calcext:value-type="float">
            <text:p>12810</text:p>
          </table:table-cell>
          <table:table-cell office:value-type="float" office:value="6777.5" calcext:value-type="float">
            <text:p>6777.5</text:p>
          </table:table-cell>
          <table:table-cell office:value-type="float" office:value="16670" calcext:value-type="float">
            <text:p>16670</text:p>
          </table:table-cell>
          <table:table-cell office:value-type="float" office:value="12200" calcext:value-type="float">
            <text:p>12200</text:p>
          </table:table-cell>
          <table:table-cell office:value-type="float" office:value="6675" calcext:value-type="float">
            <text:p>6675</text:p>
          </table:table-cell>
          <table:table-cell office:value-type="float" office:value="2947.5" calcext:value-type="float">
            <text:p>2947.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16637.5" calcext:value-type="float">
            <text:p>16637.5</text:p>
          </table:table-cell>
          <table:table-cell office:value-type="float" office:value="12955" calcext:value-type="float">
            <text:p>12955</text:p>
          </table:table-cell>
          <table:table-cell office:value-type="float" office:value="6877.5" calcext:value-type="float">
            <text:p>6877.5</text:p>
          </table:table-cell>
          <table:table-cell office:value-type="float" office:value="17210" calcext:value-type="float">
            <text:p>17210</text:p>
          </table:table-cell>
          <table:table-cell office:value-type="float" office:value="12900" calcext:value-type="float">
            <text:p>12900</text:p>
          </table:table-cell>
          <table:table-cell office:value-type="float" office:value="6765" calcext:value-type="float">
            <text:p>6765</text:p>
          </table:table-cell>
          <table:table-cell office:value-type="float" office:value="3237.5" calcext:value-type="float">
            <text:p>3237.5</text:p>
          </table:table-cell>
        </table:table-row>
        <table:table-row table:style-name="ro1">
          <table:table-cell office:value-type="float" office:value="69100" calcext:value-type="float">
            <text:p>69100</text:p>
          </table:table-cell>
          <table:table-cell office:value-type="float" office:value="16952.5" calcext:value-type="float">
            <text:p>16952.5</text:p>
          </table:table-cell>
          <table:table-cell office:value-type="float" office:value="12485" calcext:value-type="float">
            <text:p>12485</text:p>
          </table:table-cell>
          <table:table-cell office:value-type="float" office:value="6687.5" calcext:value-type="float">
            <text:p>6687.5</text:p>
          </table:table-cell>
          <table:table-cell office:value-type="float" office:value="16717.5" calcext:value-type="float">
            <text:p>16717.5</text:p>
          </table:table-cell>
          <table:table-cell office:value-type="float" office:value="12330" calcext:value-type="float">
            <text:p>12330</text:p>
          </table:table-cell>
          <table:table-cell office:value-type="float" office:value="6325" calcext:value-type="float">
            <text:p>6325</text:p>
          </table:table-cell>
          <table:table-cell office:value-type="float" office:value="2712.5" calcext:value-type="float">
            <text:p>2712.5</text:p>
          </table:table-cell>
        </table:table-row>
        <table:table-row table:style-name="ro1">
          <table:table-cell office:value-type="float" office:value="69200" calcext:value-type="float">
            <text:p>69200</text:p>
          </table:table-cell>
          <table:table-cell office:value-type="float" office:value="17112.5" calcext:value-type="float">
            <text:p>17112.5</text:p>
          </table:table-cell>
          <table:table-cell office:value-type="float" office:value="12795" calcext:value-type="float">
            <text:p>12795</text:p>
          </table:table-cell>
          <table:table-cell office:value-type="float" office:value="6427.5" calcext:value-type="float">
            <text:p>6427.5</text:p>
          </table:table-cell>
          <table:table-cell office:value-type="float" office:value="17212.5" calcext:value-type="float">
            <text:p>17212.5</text:p>
          </table:table-cell>
          <table:table-cell office:value-type="float" office:value="12525" calcext:value-type="float">
            <text:p>12525</text:p>
          </table:table-cell>
          <table:table-cell office:value-type="float" office:value="6340" calcext:value-type="float">
            <text:p>6340</text:p>
          </table:table-cell>
          <table:table-cell office:value-type="float" office:value="2592.5" calcext:value-type="float">
            <text:p>2592.5</text:p>
          </table:table-cell>
        </table:table-row>
        <table:table-row table:style-name="ro1">
          <table:table-cell office:value-type="float" office:value="69300" calcext:value-type="float">
            <text:p>69300</text:p>
          </table:table-cell>
          <table:table-cell office:value-type="float" office:value="16877.5" calcext:value-type="float">
            <text:p>16877.5</text:p>
          </table:table-cell>
          <table:table-cell office:value-type="float" office:value="12955" calcext:value-type="float">
            <text:p>12955</text:p>
          </table:table-cell>
          <table:table-cell office:value-type="float" office:value="5952.5" calcext:value-type="float">
            <text:p>5952.5</text:p>
          </table:table-cell>
          <table:table-cell office:value-type="float" office:value="16872.5" calcext:value-type="float">
            <text:p>16872.5</text:p>
          </table:table-cell>
          <table:table-cell office:value-type="float" office:value="12220" calcext:value-type="float">
            <text:p>12220</text:p>
          </table:table-cell>
          <table:table-cell office:value-type="float" office:value="6060" calcext:value-type="float">
            <text:p>6060</text:p>
          </table:table-cell>
          <table:table-cell office:value-type="float" office:value="2327.5" calcext:value-type="float">
            <text:p>2327.5</text:p>
          </table:table-cell>
        </table:table-row>
        <table:table-row table:style-name="ro1">
          <table:table-cell office:value-type="float" office:value="69400" calcext:value-type="float">
            <text:p>69400</text:p>
          </table:table-cell>
          <table:table-cell office:value-type="float" office:value="16747.5" calcext:value-type="float">
            <text:p>16747.5</text:p>
          </table:table-cell>
          <table:table-cell office:value-type="float" office:value="12760" calcext:value-type="float">
            <text:p>12760</text:p>
          </table:table-cell>
          <table:table-cell office:value-type="float" office:value="5862.5" calcext:value-type="float">
            <text:p>5862.5</text:p>
          </table:table-cell>
          <table:table-cell office:value-type="float" office:value="16717.5" calcext:value-type="float">
            <text:p>16717.5</text:p>
          </table:table-cell>
          <table:table-cell office:value-type="float" office:value="12210" calcext:value-type="float">
            <text:p>12210</text:p>
          </table:table-cell>
          <table:table-cell office:value-type="float" office:value="6060" calcext:value-type="float">
            <text:p>6060</text:p>
          </table:table-cell>
          <table:table-cell office:value-type="float" office:value="2357.5" calcext:value-type="float">
            <text:p>2357.5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float" office:value="16022.5" calcext:value-type="float">
            <text:p>16022.5</text:p>
          </table:table-cell>
          <table:table-cell office:value-type="float" office:value="12985" calcext:value-type="float">
            <text:p>12985</text:p>
          </table:table-cell>
          <table:table-cell office:value-type="float" office:value="5527.5" calcext:value-type="float">
            <text:p>5527.5</text:p>
          </table:table-cell>
          <table:table-cell office:value-type="float" office:value="17162.5" calcext:value-type="float">
            <text:p>17162.5</text:p>
          </table:table-cell>
          <table:table-cell office:value-type="float" office:value="12430" calcext:value-type="float">
            <text:p>12430</text:p>
          </table:table-cell>
          <table:table-cell office:value-type="float" office:value="5925" calcext:value-type="float">
            <text:p>5925</text:p>
          </table:table-cell>
          <table:table-cell office:value-type="float" office:value="2237.5" calcext:value-type="float">
            <text:p>2237.5</text:p>
          </table:table-cell>
        </table:table-row>
        <table:table-row table:style-name="ro1">
          <table:table-cell office:value-type="float" office:value="69600" calcext:value-type="float">
            <text:p>69600</text:p>
          </table:table-cell>
          <table:table-cell office:value-type="float" office:value="16077.5" calcext:value-type="float">
            <text:p>16077.5</text:p>
          </table:table-cell>
          <table:table-cell office:value-type="float" office:value="13100" calcext:value-type="float">
            <text:p>13100</text:p>
          </table:table-cell>
          <table:table-cell office:value-type="float" office:value="5197.5" calcext:value-type="float">
            <text:p>5197.5</text:p>
          </table:table-cell>
          <table:table-cell office:value-type="float" office:value="17290" calcext:value-type="float">
            <text:p>17290</text:p>
          </table:table-cell>
          <table:table-cell office:value-type="float" office:value="12175" calcext:value-type="float">
            <text:p>12175</text:p>
          </table:table-cell>
          <table:table-cell office:value-type="float" office:value="5595" calcext:value-type="float">
            <text:p>5595</text:p>
          </table:table-cell>
          <table:table-cell office:value-type="float" office:value="2307.5" calcext:value-type="float">
            <text:p>2307.5</text:p>
          </table:table-cell>
        </table:table-row>
        <table:table-row table:style-name="ro1">
          <table:table-cell office:value-type="float" office:value="69700" calcext:value-type="float">
            <text:p>69700</text:p>
          </table:table-cell>
          <table:table-cell office:value-type="float" office:value="15537.5" calcext:value-type="float">
            <text:p>15537.5</text:p>
          </table:table-cell>
          <table:table-cell office:value-type="float" office:value="13520" calcext:value-type="float">
            <text:p>13520</text:p>
          </table:table-cell>
          <table:table-cell office:value-type="float" office:value="4197.5" calcext:value-type="float">
            <text:p>4197.5</text:p>
          </table:table-cell>
          <table:table-cell office:value-type="float" office:value="16755" calcext:value-type="float">
            <text:p>16755</text:p>
          </table:table-cell>
          <table:table-cell office:value-type="float" office:value="11020" calcext:value-type="float">
            <text:p>11020</text:p>
          </table:table-cell>
          <table:table-cell office:value-type="float" office:value="4875" calcext:value-type="float">
            <text:p>4875</text:p>
          </table:table-cell>
          <table:table-cell office:value-type="float" office:value="1657.5" calcext:value-type="float">
            <text:p>1657.5</text:p>
          </table:table-cell>
        </table:table-row>
        <table:table-row table:style-name="ro1">
          <table:table-cell office:value-type="float" office:value="69800" calcext:value-type="float">
            <text:p>69800</text:p>
          </table:table-cell>
          <table:table-cell office:value-type="float" office:value="15457.5" calcext:value-type="float">
            <text:p>15457.5</text:p>
          </table:table-cell>
          <table:table-cell office:value-type="float" office:value="13515" calcext:value-type="float">
            <text:p>13515</text:p>
          </table:table-cell>
          <table:table-cell office:value-type="float" office:value="3722.5" calcext:value-type="float">
            <text:p>3722.5</text:p>
          </table:table-cell>
          <table:table-cell office:value-type="float" office:value="16095" calcext:value-type="float">
            <text:p>16095</text:p>
          </table:table-cell>
          <table:table-cell office:value-type="float" office:value="11050" calcext:value-type="float">
            <text:p>11050</text:p>
          </table:table-cell>
          <table:table-cell office:value-type="float" office:value="4345" calcext:value-type="float">
            <text:p>4345</text:p>
          </table:table-cell>
          <table:table-cell office:value-type="float" office:value="1967.5" calcext:value-type="float">
            <text:p>1967.5</text:p>
          </table:table-cell>
        </table:table-row>
        <table:table-row table:style-name="ro1">
          <table:table-cell office:value-type="float" office:value="69900" calcext:value-type="float">
            <text:p>69900</text:p>
          </table:table-cell>
          <table:table-cell office:value-type="float" office:value="15235" calcext:value-type="float">
            <text:p>15235</text:p>
          </table:table-cell>
          <table:table-cell office:value-type="float" office:value="13255" calcext:value-type="float">
            <text:p>13255</text:p>
          </table:table-cell>
          <table:table-cell office:value-type="float" office:value="3410" calcext:value-type="float">
            <text:p>3410</text:p>
          </table:table-cell>
          <table:table-cell office:value-type="float" office:value="15810" calcext:value-type="float">
            <text:p>15810</text:p>
          </table:table-cell>
          <table:table-cell office:value-type="float" office:value="11015" calcext:value-type="float">
            <text:p>11015</text:p>
          </table:table-cell>
          <table:table-cell office:value-type="float" office:value="4020" calcext:value-type="float">
            <text:p>4020</text:p>
          </table:table-cell>
          <table:table-cell office:value-type="float" office:value="1732.5" calcext:value-type="float">
            <text:p>1732.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6235" calcext:value-type="float">
            <text:p>16235</text:p>
          </table:table-cell>
          <table:table-cell office:value-type="float" office:value="14330" calcext:value-type="float">
            <text:p>14330</text:p>
          </table:table-cell>
          <table:table-cell office:value-type="float" office:value="3545" calcext:value-type="float">
            <text:p>3545</text:p>
          </table:table-cell>
          <table:table-cell office:value-type="float" office:value="16440" calcext:value-type="float">
            <text:p>16440</text:p>
          </table:table-cell>
          <table:table-cell office:value-type="float" office:value="11870" calcext:value-type="float">
            <text:p>11870</text:p>
          </table:table-cell>
          <table:table-cell office:value-type="float" office:value="5170" calcext:value-type="float">
            <text:p>5170</text:p>
          </table:table-cell>
          <table:table-cell office:value-type="float" office:value="2227.5" calcext:value-type="float">
            <text:p>2227.5</text:p>
          </table:table-cell>
        </table:table-row>
        <table:table-row table:style-name="ro1">
          <table:table-cell office:value-type="float" office:value="70100" calcext:value-type="float">
            <text:p>70100</text:p>
          </table:table-cell>
          <table:table-cell office:value-type="float" office:value="16535" calcext:value-type="float">
            <text:p>16535</text:p>
          </table:table-cell>
          <table:table-cell office:value-type="float" office:value="14400" calcext:value-type="float">
            <text:p>14400</text:p>
          </table:table-cell>
          <table:table-cell office:value-type="float" office:value="3610" calcext:value-type="float">
            <text:p>3610</text:p>
          </table:table-cell>
          <table:table-cell office:value-type="float" office:value="16685" calcext:value-type="float">
            <text:p>16685</text:p>
          </table:table-cell>
          <table:table-cell office:value-type="float" office:value="12020" calcext:value-type="float">
            <text:p>12020</text:p>
          </table:table-cell>
          <table:table-cell office:value-type="float" office:value="5555" calcext:value-type="float">
            <text:p>5555</text:p>
          </table:table-cell>
          <table:table-cell office:value-type="float" office:value="2557.5" calcext:value-type="float">
            <text:p>2557.5</text:p>
          </table:table-cell>
        </table:table-row>
        <table:table-row table:style-name="ro1">
          <table:table-cell office:value-type="float" office:value="70200" calcext:value-type="float">
            <text:p>70200</text:p>
          </table:table-cell>
          <table:table-cell office:value-type="float" office:value="16405" calcext:value-type="float">
            <text:p>16405</text:p>
          </table:table-cell>
          <table:table-cell office:value-type="float" office:value="14300" calcext:value-type="float">
            <text:p>14300</text:p>
          </table:table-cell>
          <table:table-cell office:value-type="float" office:value="3625" calcext:value-type="float">
            <text:p>3625</text:p>
          </table:table-cell>
          <table:table-cell office:value-type="float" office:value="16625" calcext:value-type="float">
            <text:p>16625</text:p>
          </table:table-cell>
          <table:table-cell office:value-type="float" office:value="11635" calcext:value-type="float">
            <text:p>11635</text:p>
          </table:table-cell>
          <table:table-cell office:value-type="float" office:value="5385" calcext:value-type="float">
            <text:p>5385</text:p>
          </table:table-cell>
          <table:table-cell office:value-type="float" office:value="2517.5" calcext:value-type="float">
            <text:p>2517.5</text:p>
          </table:table-cell>
        </table:table-row>
        <table:table-row table:style-name="ro1">
          <table:table-cell office:value-type="float" office:value="70300" calcext:value-type="float">
            <text:p>70300</text:p>
          </table:table-cell>
          <table:table-cell office:value-type="float" office:value="16550" calcext:value-type="float">
            <text:p>16550</text:p>
          </table:table-cell>
          <table:table-cell office:value-type="float" office:value="14145" calcext:value-type="float">
            <text:p>14145</text:p>
          </table:table-cell>
          <table:table-cell office:value-type="float" office:value="3460" calcext:value-type="float">
            <text:p>3460</text:p>
          </table:table-cell>
          <table:table-cell office:value-type="float" office:value="16610" calcext:value-type="float">
            <text:p>16610</text:p>
          </table:table-cell>
          <table:table-cell office:value-type="float" office:value="11660" calcext:value-type="float">
            <text:p>11660</text:p>
          </table:table-cell>
          <table:table-cell office:value-type="float" office:value="5360" calcext:value-type="float">
            <text:p>5360</text:p>
          </table:table-cell>
          <table:table-cell office:value-type="float" office:value="2522.5" calcext:value-type="float">
            <text:p>2522.5</text:p>
          </table:table-cell>
        </table:table-row>
        <table:table-row table:style-name="ro1">
          <table:table-cell office:value-type="float" office:value="70400" calcext:value-type="float">
            <text:p>70400</text:p>
          </table:table-cell>
          <table:table-cell office:value-type="float" office:value="17565" calcext:value-type="float">
            <text:p>17565</text:p>
          </table:table-cell>
          <table:table-cell office:value-type="float" office:value="14350" calcext:value-type="float">
            <text:p>14350</text:p>
          </table:table-cell>
          <table:table-cell office:value-type="float" office:value="3670" calcext:value-type="float">
            <text:p>3670</text:p>
          </table:table-cell>
          <table:table-cell office:value-type="float" office:value="17170" calcext:value-type="float">
            <text:p>17170</text:p>
          </table:table-cell>
          <table:table-cell office:value-type="float" office:value="12315" calcext:value-type="float">
            <text:p>12315</text:p>
          </table:table-cell>
          <table:table-cell office:value-type="float" office:value="5660" calcext:value-type="float">
            <text:p>5660</text:p>
          </table:table-cell>
          <table:table-cell office:value-type="float" office:value="2837.5" calcext:value-type="float">
            <text:p>2837.5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17635" calcext:value-type="float">
            <text:p>17635</text:p>
          </table:table-cell>
          <table:table-cell office:value-type="float" office:value="14340" calcext:value-type="float">
            <text:p>14340</text:p>
          </table:table-cell>
          <table:table-cell office:value-type="float" office:value="3770" calcext:value-type="float">
            <text:p>3770</text:p>
          </table:table-cell>
          <table:table-cell office:value-type="float" office:value="17480" calcext:value-type="float">
            <text:p>17480</text:p>
          </table:table-cell>
          <table:table-cell office:value-type="float" office:value="12345" calcext:value-type="float">
            <text:p>12345</text:p>
          </table:table-cell>
          <table:table-cell office:value-type="float" office:value="5795" calcext:value-type="float">
            <text:p>5795</text:p>
          </table:table-cell>
          <table:table-cell office:value-type="float" office:value="2837.5" calcext:value-type="float">
            <text:p>2837.5</text:p>
          </table:table-cell>
        </table:table-row>
        <table:table-row table:style-name="ro1">
          <table:table-cell office:value-type="float" office:value="70600" calcext:value-type="float">
            <text:p>70600</text:p>
          </table:table-cell>
          <table:table-cell office:value-type="float" office:value="17755" calcext:value-type="float">
            <text:p>17755</text:p>
          </table:table-cell>
          <table:table-cell office:value-type="float" office:value="14480" calcext:value-type="float">
            <text:p>14480</text:p>
          </table:table-cell>
          <table:table-cell office:value-type="float" office:value="3995" calcext:value-type="float">
            <text:p>3995</text:p>
          </table:table-cell>
          <table:table-cell office:value-type="float" office:value="17745" calcext:value-type="float">
            <text:p>17745</text:p>
          </table:table-cell>
          <table:table-cell office:value-type="float" office:value="12560" calcext:value-type="float">
            <text:p>12560</text:p>
          </table:table-cell>
          <table:table-cell office:value-type="float" office:value="6030" calcext:value-type="float">
            <text:p>6030</text:p>
          </table:table-cell>
          <table:table-cell office:value-type="float" office:value="3067.5" calcext:value-type="float">
            <text:p>3067.5</text:p>
          </table:table-cell>
        </table:table-row>
        <table:table-row table:style-name="ro1">
          <table:table-cell office:value-type="float" office:value="70700" calcext:value-type="float">
            <text:p>70700</text:p>
          </table:table-cell>
          <table:table-cell office:value-type="float" office:value="17297.5" calcext:value-type="float">
            <text:p>17297.5</text:p>
          </table:table-cell>
          <table:table-cell office:value-type="float" office:value="14292.5" calcext:value-type="float">
            <text:p>14292.5</text:p>
          </table:table-cell>
          <table:table-cell office:value-type="float" office:value="3817.5" calcext:value-type="float">
            <text:p>3817.5</text:p>
          </table:table-cell>
          <table:table-cell office:value-type="float" office:value="17757.5" calcext:value-type="float">
            <text:p>17757.5</text:p>
          </table:table-cell>
          <table:table-cell office:value-type="float" office:value="12342.5" calcext:value-type="float">
            <text:p>12342.5</text:p>
          </table:table-cell>
          <table:table-cell office:value-type="float" office:value="5437.5" calcext:value-type="float">
            <text:p>5437.5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70800" calcext:value-type="float">
            <text:p>70800</text:p>
          </table:table-cell>
          <table:table-cell office:value-type="float" office:value="17742.5" calcext:value-type="float">
            <text:p>17742.5</text:p>
          </table:table-cell>
          <table:table-cell office:value-type="float" office:value="14612.5" calcext:value-type="float">
            <text:p>14612.5</text:p>
          </table:table-cell>
          <table:table-cell office:value-type="float" office:value="4452.5" calcext:value-type="float">
            <text:p>4452.5</text:p>
          </table:table-cell>
          <table:table-cell office:value-type="float" office:value="18437.5" calcext:value-type="float">
            <text:p>18437.5</text:p>
          </table:table-cell>
          <table:table-cell office:value-type="float" office:value="12182.5" calcext:value-type="float">
            <text:p>12182.5</text:p>
          </table:table-cell>
          <table:table-cell office:value-type="float" office:value="5667.5" calcext:value-type="float">
            <text:p>5667.5</text:p>
          </table:table-cell>
          <table:table-cell office:value-type="float" office:value="2895" calcext:value-type="float">
            <text:p>2895</text:p>
          </table:table-cell>
        </table:table-row>
        <table:table-row table:style-name="ro1">
          <table:table-cell office:value-type="float" office:value="70900" calcext:value-type="float">
            <text:p>70900</text:p>
          </table:table-cell>
          <table:table-cell office:value-type="float" office:value="17782.5" calcext:value-type="float">
            <text:p>17782.5</text:p>
          </table:table-cell>
          <table:table-cell office:value-type="float" office:value="14857.5" calcext:value-type="float">
            <text:p>14857.5</text:p>
          </table:table-cell>
          <table:table-cell office:value-type="float" office:value="4412.5" calcext:value-type="float">
            <text:p>4412.5</text:p>
          </table:table-cell>
          <table:table-cell office:value-type="float" office:value="18212.5" calcext:value-type="float">
            <text:p>18212.5</text:p>
          </table:table-cell>
          <table:table-cell office:value-type="float" office:value="12372.5" calcext:value-type="float">
            <text:p>12372.5</text:p>
          </table:table-cell>
          <table:table-cell office:value-type="float" office:value="5702.5" calcext:value-type="float">
            <text:p>5702.5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17807.5" calcext:value-type="float">
            <text:p>17807.5</text:p>
          </table:table-cell>
          <table:table-cell office:value-type="float" office:value="15307.5" calcext:value-type="float">
            <text:p>15307.5</text:p>
          </table:table-cell>
          <table:table-cell office:value-type="float" office:value="4512.5" calcext:value-type="float">
            <text:p>4512.5</text:p>
          </table:table-cell>
          <table:table-cell office:value-type="float" office:value="18417.5" calcext:value-type="float">
            <text:p>18417.5</text:p>
          </table:table-cell>
          <table:table-cell office:value-type="float" office:value="12357.5" calcext:value-type="float">
            <text:p>12357.5</text:p>
          </table:table-cell>
          <table:table-cell office:value-type="float" office:value="5762.5" calcext:value-type="float">
            <text:p>5762.5</text:p>
          </table:table-cell>
          <table:table-cell office:value-type="float" office:value="2965" calcext:value-type="float">
            <text:p>2965</text:p>
          </table:table-cell>
        </table:table-row>
        <table:table-row table:style-name="ro1">
          <table:table-cell office:value-type="float" office:value="71100" calcext:value-type="float">
            <text:p>71100</text:p>
          </table:table-cell>
          <table:table-cell office:value-type="float" office:value="18585" calcext:value-type="float">
            <text:p>18585</text:p>
          </table:table-cell>
          <table:table-cell office:value-type="float" office:value="15662.5" calcext:value-type="float">
            <text:p>15662.5</text:p>
          </table:table-cell>
          <table:table-cell office:value-type="float" office:value="5692.5" calcext:value-type="float">
            <text:p>5692.5</text:p>
          </table:table-cell>
          <table:table-cell office:value-type="float" office:value="18402.5" calcext:value-type="float">
            <text:p>18402.5</text:p>
          </table:table-cell>
          <table:table-cell office:value-type="float" office:value="13745" calcext:value-type="float">
            <text:p>13745</text:p>
          </table:table-cell>
          <table:table-cell office:value-type="float" office:value="6207.5" calcext:value-type="float">
            <text:p>6207.5</text:p>
          </table:table-cell>
          <table:table-cell office:value-type="float" office:value="3290" calcext:value-type="float">
            <text:p>3290</text:p>
          </table:table-cell>
        </table:table-row>
        <table:table-row table:style-name="ro1">
          <table:table-cell office:value-type="float" office:value="71200" calcext:value-type="float">
            <text:p>71200</text:p>
          </table:table-cell>
          <table:table-cell office:value-type="float" office:value="18145" calcext:value-type="float">
            <text:p>18145</text:p>
          </table:table-cell>
          <table:table-cell office:value-type="float" office:value="14887.5" calcext:value-type="float">
            <text:p>14887.5</text:p>
          </table:table-cell>
          <table:table-cell office:value-type="float" office:value="6057.5" calcext:value-type="float">
            <text:p>6057.5</text:p>
          </table:table-cell>
          <table:table-cell office:value-type="float" office:value="17612.5" calcext:value-type="float">
            <text:p>17612.5</text:p>
          </table:table-cell>
          <table:table-cell office:value-type="float" office:value="13365" calcext:value-type="float">
            <text:p>13365</text:p>
          </table:table-cell>
          <table:table-cell office:value-type="float" office:value="5987.5" calcext:value-type="float">
            <text:p>5987.5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71300" calcext:value-type="float">
            <text:p>71300</text:p>
          </table:table-cell>
          <table:table-cell office:value-type="float" office:value="17500" calcext:value-type="float">
            <text:p>17500</text:p>
          </table:table-cell>
          <table:table-cell office:value-type="float" office:value="14152.5" calcext:value-type="float">
            <text:p>14152.5</text:p>
          </table:table-cell>
          <table:table-cell office:value-type="float" office:value="5287.5" calcext:value-type="float">
            <text:p>5287.5</text:p>
          </table:table-cell>
          <table:table-cell office:value-type="float" office:value="17882.5" calcext:value-type="float">
            <text:p>17882.5</text:p>
          </table:table-cell>
          <table:table-cell office:value-type="float" office:value="13715" calcext:value-type="float">
            <text:p>13715</text:p>
          </table:table-cell>
          <table:table-cell office:value-type="float" office:value="5402.5" calcext:value-type="float">
            <text:p>5402.5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float" office:value="71400" calcext:value-type="float">
            <text:p>71400</text:p>
          </table:table-cell>
          <table:table-cell office:value-type="float" office:value="17150" calcext:value-type="float">
            <text:p>17150</text:p>
          </table:table-cell>
          <table:table-cell office:value-type="float" office:value="14032.5" calcext:value-type="float">
            <text:p>14032.5</text:p>
          </table:table-cell>
          <table:table-cell office:value-type="float" office:value="5317.5" calcext:value-type="float">
            <text:p>5317.5</text:p>
          </table:table-cell>
          <table:table-cell office:value-type="float" office:value="17297.5" calcext:value-type="float">
            <text:p>17297.5</text:p>
          </table:table-cell>
          <table:table-cell office:value-type="float" office:value="13075" calcext:value-type="float">
            <text:p>13075</text:p>
          </table:table-cell>
          <table:table-cell office:value-type="float" office:value="4737.5" calcext:value-type="float">
            <text:p>4737.5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float" office:value="17035" calcext:value-type="float">
            <text:p>17035</text:p>
          </table:table-cell>
          <table:table-cell office:value-type="float" office:value="14032.5" calcext:value-type="float">
            <text:p>14032.5</text:p>
          </table:table-cell>
          <table:table-cell office:value-type="float" office:value="5417.5" calcext:value-type="float">
            <text:p>5417.5</text:p>
          </table:table-cell>
          <table:table-cell office:value-type="float" office:value="17432.5" calcext:value-type="float">
            <text:p>17432.5</text:p>
          </table:table-cell>
          <table:table-cell office:value-type="float" office:value="13345" calcext:value-type="float">
            <text:p>13345</text:p>
          </table:table-cell>
          <table:table-cell office:value-type="float" office:value="4362.5" calcext:value-type="float">
            <text:p>4362.5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71600" calcext:value-type="float">
            <text:p>71600</text:p>
          </table:table-cell>
          <table:table-cell office:value-type="float" office:value="16855" calcext:value-type="float">
            <text:p>16855</text:p>
          </table:table-cell>
          <table:table-cell office:value-type="float" office:value="13982.5" calcext:value-type="float">
            <text:p>13982.5</text:p>
          </table:table-cell>
          <table:table-cell office:value-type="float" office:value="5222.5" calcext:value-type="float">
            <text:p>5222.5</text:p>
          </table:table-cell>
          <table:table-cell office:value-type="float" office:value="17267.5" calcext:value-type="float">
            <text:p>17267.5</text:p>
          </table:table-cell>
          <table:table-cell office:value-type="float" office:value="13470" calcext:value-type="float">
            <text:p>13470</text:p>
          </table:table-cell>
          <table:table-cell office:value-type="float" office:value="4307.5" calcext:value-type="float">
            <text:p>4307.5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71700" calcext:value-type="float">
            <text:p>71700</text:p>
          </table:table-cell>
          <table:table-cell office:value-type="float" office:value="16930" calcext:value-type="float">
            <text:p>16930</text:p>
          </table:table-cell>
          <table:table-cell office:value-type="float" office:value="13857.5" calcext:value-type="float">
            <text:p>13857.5</text:p>
          </table:table-cell>
          <table:table-cell office:value-type="float" office:value="5282.5" calcext:value-type="float">
            <text:p>5282.5</text:p>
          </table:table-cell>
          <table:table-cell office:value-type="float" office:value="17157.5" calcext:value-type="float">
            <text:p>17157.5</text:p>
          </table:table-cell>
          <table:table-cell office:value-type="float" office:value="13545" calcext:value-type="float">
            <text:p>13545</text:p>
          </table:table-cell>
          <table:table-cell office:value-type="float" office:value="4207.5" calcext:value-type="float">
            <text:p>4207.5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float" office:value="71800" calcext:value-type="float">
            <text:p>71800</text:p>
          </table:table-cell>
          <table:table-cell office:value-type="float" office:value="17220" calcext:value-type="float">
            <text:p>17220</text:p>
          </table:table-cell>
          <table:table-cell office:value-type="float" office:value="14397.5" calcext:value-type="float">
            <text:p>14397.5</text:p>
          </table:table-cell>
          <table:table-cell office:value-type="float" office:value="5527.5" calcext:value-type="float">
            <text:p>5527.5</text:p>
          </table:table-cell>
          <table:table-cell office:value-type="float" office:value="17167.5" calcext:value-type="float">
            <text:p>17167.5</text:p>
          </table:table-cell>
          <table:table-cell office:value-type="float" office:value="13565" calcext:value-type="float">
            <text:p>13565</text:p>
          </table:table-cell>
          <table:table-cell office:value-type="float" office:value="4637.5" calcext:value-type="float">
            <text:p>4637.5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71900" calcext:value-type="float">
            <text:p>71900</text:p>
          </table:table-cell>
          <table:table-cell office:value-type="float" office:value="17225" calcext:value-type="float">
            <text:p>17225</text:p>
          </table:table-cell>
          <table:table-cell office:value-type="float" office:value="14277.5" calcext:value-type="float">
            <text:p>14277.5</text:p>
          </table:table-cell>
          <table:table-cell office:value-type="float" office:value="5077.5" calcext:value-type="float">
            <text:p>5077.5</text:p>
          </table:table-cell>
          <table:table-cell office:value-type="float" office:value="17207.5" calcext:value-type="float">
            <text:p>17207.5</text:p>
          </table:table-cell>
          <table:table-cell office:value-type="float" office:value="13325" calcext:value-type="float">
            <text:p>13325</text:p>
          </table:table-cell>
          <table:table-cell office:value-type="float" office:value="4392.5" calcext:value-type="float">
            <text:p>4392.5</text:p>
          </table:table-cell>
          <table:table-cell office:value-type="float" office:value="2955" calcext:value-type="float">
            <text:p>295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7592.5" calcext:value-type="float">
            <text:p>17592.5</text:p>
          </table:table-cell>
          <table:table-cell office:value-type="float" office:value="14320" calcext:value-type="float">
            <text:p>14320</text:p>
          </table:table-cell>
          <table:table-cell office:value-type="float" office:value="4927.5" calcext:value-type="float">
            <text:p>4927.5</text:p>
          </table:table-cell>
          <table:table-cell office:value-type="float" office:value="17557.5" calcext:value-type="float">
            <text:p>17557.5</text:p>
          </table:table-cell>
          <table:table-cell office:value-type="float" office:value="13210" calcext:value-type="float">
            <text:p>13210</text:p>
          </table:table-cell>
          <table:table-cell office:value-type="float" office:value="4447.5" calcext:value-type="float">
            <text:p>4447.5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72100" calcext:value-type="float">
            <text:p>72100</text:p>
          </table:table-cell>
          <table:table-cell office:value-type="float" office:value="17742.5" calcext:value-type="float">
            <text:p>17742.5</text:p>
          </table:table-cell>
          <table:table-cell office:value-type="float" office:value="15110" calcext:value-type="float">
            <text:p>15110</text:p>
          </table:table-cell>
          <table:table-cell office:value-type="float" office:value="5252.5" calcext:value-type="float">
            <text:p>5252.5</text:p>
          </table:table-cell>
          <table:table-cell office:value-type="float" office:value="18022.5" calcext:value-type="float">
            <text:p>18022.5</text:p>
          </table:table-cell>
          <table:table-cell office:value-type="float" office:value="13990" calcext:value-type="float">
            <text:p>13990</text:p>
          </table:table-cell>
          <table:table-cell office:value-type="float" office:value="5197.5" calcext:value-type="float">
            <text:p>5197.5</text:p>
          </table:table-cell>
          <table:table-cell office:value-type="float" office:value="3715" calcext:value-type="float">
            <text:p>3715</text:p>
          </table:table-cell>
        </table:table-row>
        <table:table-row table:style-name="ro1">
          <table:table-cell office:value-type="float" office:value="72200" calcext:value-type="float">
            <text:p>72200</text:p>
          </table:table-cell>
          <table:table-cell office:value-type="float" office:value="18052.5" calcext:value-type="float">
            <text:p>18052.5</text:p>
          </table:table-cell>
          <table:table-cell office:value-type="float" office:value="15530" calcext:value-type="float">
            <text:p>15530</text:p>
          </table:table-cell>
          <table:table-cell office:value-type="float" office:value="5712.5" calcext:value-type="float">
            <text:p>5712.5</text:p>
          </table:table-cell>
          <table:table-cell office:value-type="float" office:value="18087.5" calcext:value-type="float">
            <text:p>18087.5</text:p>
          </table:table-cell>
          <table:table-cell office:value-type="float" office:value="14340" calcext:value-type="float">
            <text:p>14340</text:p>
          </table:table-cell>
          <table:table-cell office:value-type="float" office:value="5467.5" calcext:value-type="float">
            <text:p>5467.5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office:value-type="float" office:value="72300" calcext:value-type="float">
            <text:p>72300</text:p>
          </table:table-cell>
          <table:table-cell office:value-type="float" office:value="18347.5" calcext:value-type="float">
            <text:p>18347.5</text:p>
          </table:table-cell>
          <table:table-cell office:value-type="float" office:value="14910" calcext:value-type="float">
            <text:p>14910</text:p>
          </table:table-cell>
          <table:table-cell office:value-type="float" office:value="5722.5" calcext:value-type="float">
            <text:p>5722.5</text:p>
          </table:table-cell>
          <table:table-cell office:value-type="float" office:value="17967.5" calcext:value-type="float">
            <text:p>17967.5</text:p>
          </table:table-cell>
          <table:table-cell office:value-type="float" office:value="14215" calcext:value-type="float">
            <text:p>14215</text:p>
          </table:table-cell>
          <table:table-cell office:value-type="float" office:value="5452.5" calcext:value-type="float">
            <text:p>5452.5</text:p>
          </table:table-cell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72400" calcext:value-type="float">
            <text:p>72400</text:p>
          </table:table-cell>
          <table:table-cell office:value-type="float" office:value="18377.5" calcext:value-type="float">
            <text:p>18377.5</text:p>
          </table:table-cell>
          <table:table-cell office:value-type="float" office:value="14285" calcext:value-type="float">
            <text:p>14285</text:p>
          </table:table-cell>
          <table:table-cell office:value-type="float" office:value="6445" calcext:value-type="float">
            <text:p>6445</text:p>
          </table:table-cell>
          <table:table-cell office:value-type="float" office:value="17757.5" calcext:value-type="float">
            <text:p>17757.5</text:p>
          </table:table-cell>
          <table:table-cell office:value-type="float" office:value="13920" calcext:value-type="float">
            <text:p>13920</text:p>
          </table:table-cell>
          <table:table-cell office:value-type="float" office:value="5967.5" calcext:value-type="float">
            <text:p>5967.5</text:p>
          </table:table-cell>
          <table:table-cell office:value-type="float" office:value="5005" calcext:value-type="float">
            <text:p>5005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18340" calcext:value-type="float">
            <text:p>18340</text:p>
          </table:table-cell>
          <table:table-cell office:value-type="float" office:value="14015" calcext:value-type="float">
            <text:p>14015</text:p>
          </table:table-cell>
          <table:table-cell office:value-type="float" office:value="6377.5" calcext:value-type="float">
            <text:p>6377.5</text:p>
          </table:table-cell>
          <table:table-cell office:value-type="float" office:value="17992.5" calcext:value-type="float">
            <text:p>17992.5</text:p>
          </table:table-cell>
          <table:table-cell office:value-type="float" office:value="14137.5" calcext:value-type="float">
            <text:p>14137.5</text:p>
          </table:table-cell>
          <table:table-cell office:value-type="float" office:value="5812.5" calcext:value-type="float">
            <text:p>5812.5</text:p>
          </table:table-cell>
          <table:table-cell office:value-type="float" office:value="5747.5" calcext:value-type="float">
            <text:p>5747.5</text:p>
          </table:table-cell>
        </table:table-row>
        <table:table-row table:style-name="ro1">
          <table:table-cell office:value-type="float" office:value="72600" calcext:value-type="float">
            <text:p>72600</text:p>
          </table:table-cell>
          <table:table-cell office:value-type="float" office:value="18152.5" calcext:value-type="float">
            <text:p>18152.5</text:p>
          </table:table-cell>
          <table:table-cell office:value-type="float" office:value="14087.5" calcext:value-type="float">
            <text:p>14087.5</text:p>
          </table:table-cell>
          <table:table-cell office:value-type="float" office:value="6495" calcext:value-type="float">
            <text:p>6495</text:p>
          </table:table-cell>
          <table:table-cell office:value-type="float" office:value="17540" calcext:value-type="float">
            <text:p>17540</text:p>
          </table:table-cell>
          <table:table-cell office:value-type="float" office:value="14000" calcext:value-type="float">
            <text:p>14000</text:p>
          </table:table-cell>
          <table:table-cell office:value-type="float" office:value="5535" calcext:value-type="float">
            <text:p>5535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72700" calcext:value-type="float">
            <text:p>72700</text:p>
          </table:table-cell>
          <table:table-cell office:value-type="float" office:value="17982.5" calcext:value-type="float">
            <text:p>17982.5</text:p>
          </table:table-cell>
          <table:table-cell office:value-type="float" office:value="13972.5" calcext:value-type="float">
            <text:p>13972.5</text:p>
          </table:table-cell>
          <table:table-cell office:value-type="float" office:value="6320" calcext:value-type="float">
            <text:p>6320</text:p>
          </table:table-cell>
          <table:table-cell office:value-type="float" office:value="17405" calcext:value-type="float">
            <text:p>17405</text:p>
          </table:table-cell>
          <table:table-cell office:value-type="float" office:value="14335" calcext:value-type="float">
            <text:p>14335</text:p>
          </table:table-cell>
          <table:table-cell office:value-type="float" office:value="5355" calcext:value-type="float">
            <text:p>5355</text:p>
          </table:table-cell>
          <table:table-cell office:value-type="float" office:value="5140" calcext:value-type="float">
            <text:p>5140</text:p>
          </table:table-cell>
        </table:table-row>
        <table:table-row table:style-name="ro1">
          <table:table-cell office:value-type="float" office:value="72800" calcext:value-type="float">
            <text:p>72800</text:p>
          </table:table-cell>
          <table:table-cell office:value-type="float" office:value="18137.5" calcext:value-type="float">
            <text:p>18137.5</text:p>
          </table:table-cell>
          <table:table-cell office:value-type="float" office:value="13632.5" calcext:value-type="float">
            <text:p>13632.5</text:p>
          </table:table-cell>
          <table:table-cell office:value-type="float" office:value="6715" calcext:value-type="float">
            <text:p>6715</text:p>
          </table:table-cell>
          <table:table-cell office:value-type="float" office:value="17600" calcext:value-type="float">
            <text:p>17600</text:p>
          </table:table-cell>
          <table:table-cell office:value-type="float" office:value="13610" calcext:value-type="float">
            <text:p>13610</text:p>
          </table:table-cell>
          <table:table-cell office:value-type="float" office:value="5862.5" calcext:value-type="float">
            <text:p>5862.5</text:p>
          </table:table-cell>
          <table:table-cell office:value-type="float" office:value="4970" calcext:value-type="float">
            <text:p>4970</text:p>
          </table:table-cell>
        </table:table-row>
        <table:table-row table:style-name="ro1">
          <table:table-cell office:value-type="float" office:value="72900" calcext:value-type="float">
            <text:p>72900</text:p>
          </table:table-cell>
          <table:table-cell office:value-type="float" office:value="17615" calcext:value-type="float">
            <text:p>17615</text:p>
          </table:table-cell>
          <table:table-cell office:value-type="float" office:value="13890" calcext:value-type="float">
            <text:p>13890</text:p>
          </table:table-cell>
          <table:table-cell office:value-type="float" office:value="6352.5" calcext:value-type="float">
            <text:p>6352.5</text:p>
          </table:table-cell>
          <table:table-cell office:value-type="float" office:value="17647.5" calcext:value-type="float">
            <text:p>17647.5</text:p>
          </table:table-cell>
          <table:table-cell office:value-type="float" office:value="13202.5" calcext:value-type="float">
            <text:p>13202.5</text:p>
          </table:table-cell>
          <table:table-cell office:value-type="float" office:value="5710" calcext:value-type="float">
            <text:p>5710</text:p>
          </table:table-cell>
          <table:table-cell office:value-type="float" office:value="4667.5" calcext:value-type="float">
            <text:p>4667.5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17540" calcext:value-type="float">
            <text:p>17540</text:p>
          </table:table-cell>
          <table:table-cell office:value-type="float" office:value="13895" calcext:value-type="float">
            <text:p>13895</text:p>
          </table:table-cell>
          <table:table-cell office:value-type="float" office:value="6247.5" calcext:value-type="float">
            <text:p>6247.5</text:p>
          </table:table-cell>
          <table:table-cell office:value-type="float" office:value="17922.5" calcext:value-type="float">
            <text:p>17922.5</text:p>
          </table:table-cell>
          <table:table-cell office:value-type="float" office:value="13575" calcext:value-type="float">
            <text:p>13575</text:p>
          </table:table-cell>
          <table:table-cell office:value-type="float" office:value="5820" calcext:value-type="float">
            <text:p>5820</text:p>
          </table:table-cell>
          <table:table-cell office:value-type="float" office:value="5072.5" calcext:value-type="float">
            <text:p>5072.5</text:p>
          </table:table-cell>
        </table:table-row>
        <table:table-row table:style-name="ro1">
          <table:table-cell office:value-type="float" office:value="73100" calcext:value-type="float">
            <text:p>73100</text:p>
          </table:table-cell>
          <table:table-cell office:value-type="float" office:value="17355" calcext:value-type="float">
            <text:p>17355</text:p>
          </table:table-cell>
          <table:table-cell office:value-type="float" office:value="13875" calcext:value-type="float">
            <text:p>13875</text:p>
          </table:table-cell>
          <table:table-cell office:value-type="float" office:value="6117.5" calcext:value-type="float">
            <text:p>6117.5</text:p>
          </table:table-cell>
          <table:table-cell office:value-type="float" office:value="17777.5" calcext:value-type="float">
            <text:p>17777.5</text:p>
          </table:table-cell>
          <table:table-cell office:value-type="float" office:value="13385" calcext:value-type="float">
            <text:p>13385</text:p>
          </table:table-cell>
          <table:table-cell office:value-type="float" office:value="5585" calcext:value-type="float">
            <text:p>5585</text:p>
          </table:table-cell>
          <table:table-cell office:value-type="float" office:value="5012.5" calcext:value-type="float">
            <text:p>5012.5</text:p>
          </table:table-cell>
        </table:table-row>
        <table:table-row table:style-name="ro1">
          <table:table-cell office:value-type="float" office:value="73200" calcext:value-type="float">
            <text:p>73200</text:p>
          </table:table-cell>
          <table:table-cell office:value-type="float" office:value="17440" calcext:value-type="float">
            <text:p>17440</text:p>
          </table:table-cell>
          <table:table-cell office:value-type="float" office:value="13380" calcext:value-type="float">
            <text:p>13380</text:p>
          </table:table-cell>
          <table:table-cell office:value-type="float" office:value="5722.5" calcext:value-type="float">
            <text:p>5722.5</text:p>
          </table:table-cell>
          <table:table-cell office:value-type="float" office:value="17822.5" calcext:value-type="float">
            <text:p>17822.5</text:p>
          </table:table-cell>
          <table:table-cell office:value-type="float" office:value="13345" calcext:value-type="float">
            <text:p>13345</text:p>
          </table:table-cell>
          <table:table-cell office:value-type="float" office:value="5325" calcext:value-type="float">
            <text:p>5325</text:p>
          </table:table-cell>
          <table:table-cell office:value-type="float" office:value="4967.5" calcext:value-type="float">
            <text:p>4967.5</text:p>
          </table:table-cell>
        </table:table-row>
        <table:table-row table:style-name="ro1">
          <table:table-cell office:value-type="float" office:value="73300" calcext:value-type="float">
            <text:p>73300</text:p>
          </table:table-cell>
          <table:table-cell office:value-type="float" office:value="17715" calcext:value-type="float">
            <text:p>17715</text:p>
          </table:table-cell>
          <table:table-cell office:value-type="float" office:value="13480" calcext:value-type="float">
            <text:p>13480</text:p>
          </table:table-cell>
          <table:table-cell office:value-type="float" office:value="6057.5" calcext:value-type="float">
            <text:p>6057.5</text:p>
          </table:table-cell>
          <table:table-cell office:value-type="float" office:value="17992.5" calcext:value-type="float">
            <text:p>17992.5</text:p>
          </table:table-cell>
          <table:table-cell office:value-type="float" office:value="13470" calcext:value-type="float">
            <text:p>13470</text:p>
          </table:table-cell>
          <table:table-cell office:value-type="float" office:value="5460" calcext:value-type="float">
            <text:p>5460</text:p>
          </table:table-cell>
          <table:table-cell office:value-type="float" office:value="5142.5" calcext:value-type="float">
            <text:p>5142.5</text:p>
          </table:table-cell>
        </table:table-row>
        <table:table-row table:style-name="ro1">
          <table:table-cell office:value-type="float" office:value="73400" calcext:value-type="float">
            <text:p>73400</text:p>
          </table:table-cell>
          <table:table-cell office:value-type="float" office:value="17285" calcext:value-type="float">
            <text:p>17285</text:p>
          </table:table-cell>
          <table:table-cell office:value-type="float" office:value="13275" calcext:value-type="float">
            <text:p>13275</text:p>
          </table:table-cell>
          <table:table-cell office:value-type="float" office:value="5617.5" calcext:value-type="float">
            <text:p>5617.5</text:p>
          </table:table-cell>
          <table:table-cell office:value-type="float" office:value="17687.5" calcext:value-type="float">
            <text:p>17687.5</text:p>
          </table:table-cell>
          <table:table-cell office:value-type="float" office:value="12440" calcext:value-type="float">
            <text:p>12440</text:p>
          </table:table-cell>
          <table:table-cell office:value-type="float" office:value="4995" calcext:value-type="float">
            <text:p>4995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float" office:value="17725" calcext:value-type="float">
            <text:p>17725</text:p>
          </table:table-cell>
          <table:table-cell office:value-type="float" office:value="13415" calcext:value-type="float">
            <text:p>13415</text:p>
          </table:table-cell>
          <table:table-cell office:value-type="float" office:value="5677.5" calcext:value-type="float">
            <text:p>5677.5</text:p>
          </table:table-cell>
          <table:table-cell office:value-type="float" office:value="17772.5" calcext:value-type="float">
            <text:p>17772.5</text:p>
          </table:table-cell>
          <table:table-cell office:value-type="float" office:value="12455" calcext:value-type="float">
            <text:p>12455</text:p>
          </table:table-cell>
          <table:table-cell office:value-type="float" office:value="5220" calcext:value-type="float">
            <text:p>5220</text:p>
          </table:table-cell>
          <table:table-cell office:value-type="float" office:value="5130" calcext:value-type="float">
            <text:p>5130</text:p>
          </table:table-cell>
        </table:table-row>
        <table:table-row table:style-name="ro1">
          <table:table-cell office:value-type="float" office:value="73600" calcext:value-type="float">
            <text:p>73600</text:p>
          </table:table-cell>
          <table:table-cell office:value-type="float" office:value="17810" calcext:value-type="float">
            <text:p>17810</text:p>
          </table:table-cell>
          <table:table-cell office:value-type="float" office:value="13000" calcext:value-type="float">
            <text:p>13000</text:p>
          </table:table-cell>
          <table:table-cell office:value-type="float" office:value="5547.5" calcext:value-type="float">
            <text:p>5547.5</text:p>
          </table:table-cell>
          <table:table-cell office:value-type="float" office:value="18002.5" calcext:value-type="float">
            <text:p>18002.5</text:p>
          </table:table-cell>
          <table:table-cell office:value-type="float" office:value="12530" calcext:value-type="float">
            <text:p>12530</text:p>
          </table:table-cell>
          <table:table-cell office:value-type="float" office:value="4705" calcext:value-type="float">
            <text:p>4705</text:p>
          </table:table-cell>
          <table:table-cell office:value-type="float" office:value="5190" calcext:value-type="float">
            <text:p>5190</text:p>
          </table:table-cell>
        </table:table-row>
        <table:table-row table:style-name="ro1">
          <table:table-cell office:value-type="float" office:value="73700" calcext:value-type="float">
            <text:p>73700</text:p>
          </table:table-cell>
          <table:table-cell office:value-type="float" office:value="17480" calcext:value-type="float">
            <text:p>17480</text:p>
          </table:table-cell>
          <table:table-cell office:value-type="float" office:value="12365" calcext:value-type="float">
            <text:p>12365</text:p>
          </table:table-cell>
          <table:table-cell office:value-type="float" office:value="4982.5" calcext:value-type="float">
            <text:p>4982.5</text:p>
          </table:table-cell>
          <table:table-cell office:value-type="float" office:value="17957.5" calcext:value-type="float">
            <text:p>17957.5</text:p>
          </table:table-cell>
          <table:table-cell office:value-type="float" office:value="11975" calcext:value-type="float">
            <text:p>11975</text:p>
          </table:table-cell>
          <table:table-cell office:value-type="float" office:value="4330" calcext:value-type="float">
            <text:p>4330</text:p>
          </table:table-cell>
          <table:table-cell office:value-type="float" office:value="4535" calcext:value-type="float">
            <text:p>4535</text:p>
          </table:table-cell>
        </table:table-row>
        <table:table-row table:style-name="ro1">
          <table:table-cell office:value-type="float" office:value="73800" calcext:value-type="float">
            <text:p>73800</text:p>
          </table:table-cell>
          <table:table-cell office:value-type="float" office:value="17285" calcext:value-type="float">
            <text:p>17285</text:p>
          </table:table-cell>
          <table:table-cell office:value-type="float" office:value="11795" calcext:value-type="float">
            <text:p>11795</text:p>
          </table:table-cell>
          <table:table-cell office:value-type="float" office:value="4522.5" calcext:value-type="float">
            <text:p>4522.5</text:p>
          </table:table-cell>
          <table:table-cell office:value-type="float" office:value="18367.5" calcext:value-type="float">
            <text:p>18367.5</text:p>
          </table:table-cell>
          <table:table-cell office:value-type="float" office:value="11855" calcext:value-type="float">
            <text:p>11855</text:p>
          </table:table-cell>
          <table:table-cell office:value-type="float" office:value="4035" calcext:value-type="float">
            <text:p>4035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73900" calcext:value-type="float">
            <text:p>73900</text:p>
          </table:table-cell>
          <table:table-cell office:value-type="float" office:value="17005" calcext:value-type="float">
            <text:p>17005</text:p>
          </table:table-cell>
          <table:table-cell office:value-type="float" office:value="11810" calcext:value-type="float">
            <text:p>11810</text:p>
          </table:table-cell>
          <table:table-cell office:value-type="float" office:value="4432.5" calcext:value-type="float">
            <text:p>4432.5</text:p>
          </table:table-cell>
          <table:table-cell office:value-type="float" office:value="18302.5" calcext:value-type="float">
            <text:p>18302.5</text:p>
          </table:table-cell>
          <table:table-cell office:value-type="float" office:value="11835" calcext:value-type="float">
            <text:p>11835</text:p>
          </table:table-cell>
          <table:table-cell office:value-type="float" office:value="4010" calcext:value-type="float">
            <text:p>4010</text:p>
          </table:table-cell>
          <table:table-cell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17100" calcext:value-type="float">
            <text:p>17100</text:p>
          </table:table-cell>
          <table:table-cell office:value-type="float" office:value="11845" calcext:value-type="float">
            <text:p>11845</text:p>
          </table:table-cell>
          <table:table-cell office:value-type="float" office:value="4437.5" calcext:value-type="float">
            <text:p>4437.5</text:p>
          </table:table-cell>
          <table:table-cell office:value-type="float" office:value="18037.5" calcext:value-type="float">
            <text:p>18037.5</text:p>
          </table:table-cell>
          <table:table-cell office:value-type="float" office:value="11950" calcext:value-type="float">
            <text:p>11950</text:p>
          </table:table-cell>
          <table:table-cell office:value-type="float" office:value="3920" calcext:value-type="float">
            <text:p>3920</text:p>
          </table:table-cell>
          <table:table-cell office:value-type="float" office:value="3570" calcext:value-type="float">
            <text:p>3570</text:p>
          </table:table-cell>
        </table:table-row>
        <table:table-row table:style-name="ro1">
          <table:table-cell office:value-type="float" office:value="74100" calcext:value-type="float">
            <text:p>74100</text:p>
          </table:table-cell>
          <table:table-cell office:value-type="float" office:value="17010" calcext:value-type="float">
            <text:p>17010</text:p>
          </table:table-cell>
          <table:table-cell office:value-type="float" office:value="11900" calcext:value-type="float">
            <text:p>11900</text:p>
          </table:table-cell>
          <table:table-cell office:value-type="float" office:value="4367.5" calcext:value-type="float">
            <text:p>4367.5</text:p>
          </table:table-cell>
          <table:table-cell office:value-type="float" office:value="18027.5" calcext:value-type="float">
            <text:p>18027.5</text:p>
          </table:table-cell>
          <table:table-cell office:value-type="float" office:value="11765" calcext:value-type="float">
            <text:p>11765</text:p>
          </table:table-cell>
          <table:table-cell office:value-type="float" office:value="3840" calcext:value-type="float">
            <text:p>3840</text:p>
          </table:table-cell>
          <table:table-cell office:value-type="float" office:value="3415" calcext:value-type="float">
            <text:p>3415</text:p>
          </table:table-cell>
        </table:table-row>
        <table:table-row table:style-name="ro1">
          <table:table-cell office:value-type="float" office:value="74200" calcext:value-type="float">
            <text:p>74200</text:p>
          </table:table-cell>
          <table:table-cell office:value-type="float" office:value="17015" calcext:value-type="float">
            <text:p>17015</text:p>
          </table:table-cell>
          <table:table-cell office:value-type="float" office:value="11742.5" calcext:value-type="float">
            <text:p>11742.5</text:p>
          </table:table-cell>
          <table:table-cell office:value-type="float" office:value="3837.5" calcext:value-type="float">
            <text:p>3837.5</text:p>
          </table:table-cell>
          <table:table-cell office:value-type="float" office:value="18067.5" calcext:value-type="float">
            <text:p>18067.5</text:p>
          </table:table-cell>
          <table:table-cell office:value-type="float" office:value="11495" calcext:value-type="float">
            <text:p>11495</text:p>
          </table:table-cell>
          <table:table-cell office:value-type="float" office:value="3822.5" calcext:value-type="float">
            <text:p>3822.5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74300" calcext:value-type="float">
            <text:p>74300</text:p>
          </table:table-cell>
          <table:table-cell office:value-type="float" office:value="17395" calcext:value-type="float">
            <text:p>17395</text:p>
          </table:table-cell>
          <table:table-cell office:value-type="float" office:value="12092.5" calcext:value-type="float">
            <text:p>12092.5</text:p>
          </table:table-cell>
          <table:table-cell office:value-type="float" office:value="4752.5" calcext:value-type="float">
            <text:p>4752.5</text:p>
          </table:table-cell>
          <table:table-cell office:value-type="float" office:value="18567.5" calcext:value-type="float">
            <text:p>18567.5</text:p>
          </table:table-cell>
          <table:table-cell office:value-type="float" office:value="12435" calcext:value-type="float">
            <text:p>12435</text:p>
          </table:table-cell>
          <table:table-cell office:value-type="float" office:value="4347.5" calcext:value-type="float">
            <text:p>4347.5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74400" calcext:value-type="float">
            <text:p>74400</text:p>
          </table:table-cell>
          <table:table-cell office:value-type="float" office:value="17665" calcext:value-type="float">
            <text:p>17665</text:p>
          </table:table-cell>
          <table:table-cell office:value-type="float" office:value="12482.5" calcext:value-type="float">
            <text:p>12482.5</text:p>
          </table:table-cell>
          <table:table-cell office:value-type="float" office:value="5145" calcext:value-type="float">
            <text:p>5145</text:p>
          </table:table-cell>
          <table:table-cell office:value-type="float" office:value="19447.5" calcext:value-type="float">
            <text:p>19447.5</text:p>
          </table:table-cell>
          <table:table-cell office:value-type="float" office:value="12955" calcext:value-type="float">
            <text:p>12955</text:p>
          </table:table-cell>
          <table:table-cell office:value-type="float" office:value="4667.5" calcext:value-type="float">
            <text:p>4667.5</text:p>
          </table:table-cell>
          <table:table-cell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float" office:value="17305" calcext:value-type="float">
            <text:p>17305</text:p>
          </table:table-cell>
          <table:table-cell office:value-type="float" office:value="12767.5" calcext:value-type="float">
            <text:p>12767.5</text:p>
          </table:table-cell>
          <table:table-cell office:value-type="float" office:value="4520" calcext:value-type="float">
            <text:p>4520</text:p>
          </table:table-cell>
          <table:table-cell office:value-type="float" office:value="18727.5" calcext:value-type="float">
            <text:p>18727.5</text:p>
          </table:table-cell>
          <table:table-cell office:value-type="float" office:value="13540" calcext:value-type="float">
            <text:p>13540</text:p>
          </table:table-cell>
          <table:table-cell office:value-type="float" office:value="4577.5" calcext:value-type="float">
            <text:p>4577.5</text:p>
          </table:table-cell>
          <table:table-cell office:value-type="float" office:value="3515" calcext:value-type="float">
            <text:p>3515</text:p>
          </table:table-cell>
        </table:table-row>
        <table:table-row table:style-name="ro1">
          <table:table-cell office:value-type="float" office:value="74600" calcext:value-type="float">
            <text:p>74600</text:p>
          </table:table-cell>
          <table:table-cell office:value-type="float" office:value="17420" calcext:value-type="float">
            <text:p>17420</text:p>
          </table:table-cell>
          <table:table-cell office:value-type="float" office:value="13222.5" calcext:value-type="float">
            <text:p>13222.5</text:p>
          </table:table-cell>
          <table:table-cell office:value-type="float" office:value="4585" calcext:value-type="float">
            <text:p>4585</text:p>
          </table:table-cell>
          <table:table-cell office:value-type="float" office:value="19157.5" calcext:value-type="float">
            <text:p>19157.5</text:p>
          </table:table-cell>
          <table:table-cell office:value-type="float" office:value="13470" calcext:value-type="float">
            <text:p>13470</text:p>
          </table:table-cell>
          <table:table-cell office:value-type="float" office:value="5377.5" calcext:value-type="float">
            <text:p>5377.5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74700" calcext:value-type="float">
            <text:p>74700</text:p>
          </table:table-cell>
          <table:table-cell office:value-type="float" office:value="17792.5" calcext:value-type="float">
            <text:p>17792.5</text:p>
          </table:table-cell>
          <table:table-cell office:value-type="float" office:value="13512.5" calcext:value-type="float">
            <text:p>13512.5</text:p>
          </table:table-cell>
          <table:table-cell office:value-type="float" office:value="4910" calcext:value-type="float">
            <text:p>4910</text:p>
          </table:table-cell>
          <table:table-cell office:value-type="float" office:value="19147.5" calcext:value-type="float">
            <text:p>19147.5</text:p>
          </table:table-cell>
          <table:table-cell office:value-type="float" office:value="13930" calcext:value-type="float">
            <text:p>13930</text:p>
          </table:table-cell>
          <table:table-cell office:value-type="float" office:value="5620" calcext:value-type="float">
            <text:p>5620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float" office:value="74800" calcext:value-type="float">
            <text:p>74800</text:p>
          </table:table-cell>
          <table:table-cell office:value-type="float" office:value="17687.5" calcext:value-type="float">
            <text:p>17687.5</text:p>
          </table:table-cell>
          <table:table-cell office:value-type="float" office:value="13367.5" calcext:value-type="float">
            <text:p>13367.5</text:p>
          </table:table-cell>
          <table:table-cell office:value-type="float" office:value="4875" calcext:value-type="float">
            <text:p>4875</text:p>
          </table:table-cell>
          <table:table-cell office:value-type="float" office:value="19312.5" calcext:value-type="float">
            <text:p>19312.5</text:p>
          </table:table-cell>
          <table:table-cell office:value-type="float" office:value="13700" calcext:value-type="float">
            <text:p>13700</text:p>
          </table:table-cell>
          <table:table-cell office:value-type="float" office:value="5655" calcext:value-type="float">
            <text:p>5655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74900" calcext:value-type="float">
            <text:p>74900</text:p>
          </table:table-cell>
          <table:table-cell office:value-type="float" office:value="18152.5" calcext:value-type="float">
            <text:p>18152.5</text:p>
          </table:table-cell>
          <table:table-cell office:value-type="float" office:value="12962.5" calcext:value-type="float">
            <text:p>12962.5</text:p>
          </table:table-cell>
          <table:table-cell office:value-type="float" office:value="4700" calcext:value-type="float">
            <text:p>4700</text:p>
          </table:table-cell>
          <table:table-cell office:value-type="float" office:value="19232.5" calcext:value-type="float">
            <text:p>19232.5</text:p>
          </table:table-cell>
          <table:table-cell office:value-type="float" office:value="13385" calcext:value-type="float">
            <text:p>13385</text:p>
          </table:table-cell>
          <table:table-cell office:value-type="float" office:value="5000" calcext:value-type="float">
            <text:p>5000</text:p>
          </table:table-cell>
          <table:table-cell office:value-type="float" office:value="3345" calcext:value-type="float">
            <text:p>334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8227.5" calcext:value-type="float">
            <text:p>18227.5</text:p>
          </table:table-cell>
          <table:table-cell office:value-type="float" office:value="13087.5" calcext:value-type="float">
            <text:p>13087.5</text:p>
          </table:table-cell>
          <table:table-cell office:value-type="float" office:value="4610" calcext:value-type="float">
            <text:p>4610</text:p>
          </table:table-cell>
          <table:table-cell office:value-type="float" office:value="19217.5" calcext:value-type="float">
            <text:p>19217.5</text:p>
          </table:table-cell>
          <table:table-cell office:value-type="float" office:value="13395" calcext:value-type="float">
            <text:p>13395</text:p>
          </table:table-cell>
          <table:table-cell office:value-type="float" office:value="4995" calcext:value-type="float">
            <text:p>4995</text:p>
          </table:table-cell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float" office:value="75100" calcext:value-type="float">
            <text:p>75100</text:p>
          </table:table-cell>
          <table:table-cell office:value-type="float" office:value="17927.5" calcext:value-type="float">
            <text:p>17927.5</text:p>
          </table:table-cell>
          <table:table-cell office:value-type="float" office:value="12982.5" calcext:value-type="float">
            <text:p>12982.5</text:p>
          </table:table-cell>
          <table:table-cell office:value-type="float" office:value="4760" calcext:value-type="float">
            <text:p>4760</text:p>
          </table:table-cell>
          <table:table-cell office:value-type="float" office:value="19137.5" calcext:value-type="float">
            <text:p>19137.5</text:p>
          </table:table-cell>
          <table:table-cell office:value-type="float" office:value="13310" calcext:value-type="float">
            <text:p>13310</text:p>
          </table:table-cell>
          <table:table-cell office:value-type="float" office:value="5195" calcext:value-type="float">
            <text:p>5195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75200" calcext:value-type="float">
            <text:p>75200</text:p>
          </table:table-cell>
          <table:table-cell office:value-type="float" office:value="18002.5" calcext:value-type="float">
            <text:p>18002.5</text:p>
          </table:table-cell>
          <table:table-cell office:value-type="float" office:value="12912.5" calcext:value-type="float">
            <text:p>12912.5</text:p>
          </table:table-cell>
          <table:table-cell office:value-type="float" office:value="4730" calcext:value-type="float">
            <text:p>4730</text:p>
          </table:table-cell>
          <table:table-cell office:value-type="float" office:value="19127.5" calcext:value-type="float">
            <text:p>19127.5</text:p>
          </table:table-cell>
          <table:table-cell office:value-type="float" office:value="13120" calcext:value-type="float">
            <text:p>13120</text:p>
          </table:table-cell>
          <table:table-cell office:value-type="float" office:value="5010" calcext:value-type="float">
            <text:p>5010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75300" calcext:value-type="float">
            <text:p>75300</text:p>
          </table:table-cell>
          <table:table-cell office:value-type="float" office:value="18827.5" calcext:value-type="float">
            <text:p>18827.5</text:p>
          </table:table-cell>
          <table:table-cell office:value-type="float" office:value="13942.5" calcext:value-type="float">
            <text:p>13942.5</text:p>
          </table:table-cell>
          <table:table-cell office:value-type="float" office:value="4765" calcext:value-type="float">
            <text:p>4765</text:p>
          </table:table-cell>
          <table:table-cell office:value-type="float" office:value="19767.5" calcext:value-type="float">
            <text:p>19767.5</text:p>
          </table:table-cell>
          <table:table-cell office:value-type="float" office:value="13575" calcext:value-type="float">
            <text:p>13575</text:p>
          </table:table-cell>
          <table:table-cell office:value-type="float" office:value="5900" calcext:value-type="float">
            <text:p>5900</text:p>
          </table:table-cell>
          <table:table-cell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75400" calcext:value-type="float">
            <text:p>75400</text:p>
          </table:table-cell>
          <table:table-cell office:value-type="float" office:value="18737.5" calcext:value-type="float">
            <text:p>18737.5</text:p>
          </table:table-cell>
          <table:table-cell office:value-type="float" office:value="14037.5" calcext:value-type="float">
            <text:p>14037.5</text:p>
          </table:table-cell>
          <table:table-cell office:value-type="float" office:value="4745" calcext:value-type="float">
            <text:p>4745</text:p>
          </table:table-cell>
          <table:table-cell office:value-type="float" office:value="19897.5" calcext:value-type="float">
            <text:p>19897.5</text:p>
          </table:table-cell>
          <table:table-cell office:value-type="float" office:value="13705" calcext:value-type="float">
            <text:p>13705</text:p>
          </table:table-cell>
          <table:table-cell office:value-type="float" office:value="6255" calcext:value-type="float">
            <text:p>6255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float" office:value="17765" calcext:value-type="float">
            <text:p>17765</text:p>
          </table:table-cell>
          <table:table-cell office:value-type="float" office:value="13655" calcext:value-type="float">
            <text:p>13655</text:p>
          </table:table-cell>
          <table:table-cell office:value-type="float" office:value="4912.5" calcext:value-type="float">
            <text:p>4912.5</text:p>
          </table:table-cell>
          <table:table-cell office:value-type="float" office:value="19420" calcext:value-type="float">
            <text:p>19420</text:p>
          </table:table-cell>
          <table:table-cell office:value-type="float" office:value="13412.5" calcext:value-type="float">
            <text:p>13412.5</text:p>
          </table:table-cell>
          <table:table-cell office:value-type="float" office:value="5912.5" calcext:value-type="float">
            <text:p>5912.5</text:p>
          </table:table-cell>
          <table:table-cell office:value-type="float" office:value="2947.5" calcext:value-type="float">
            <text:p>2947.5</text:p>
          </table:table-cell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8165" calcext:value-type="float">
            <text:p>18165</text:p>
          </table:table-cell>
          <table:table-cell office:value-type="float" office:value="13725" calcext:value-type="float">
            <text:p>13725</text:p>
          </table:table-cell>
          <table:table-cell office:value-type="float" office:value="5012.5" calcext:value-type="float">
            <text:p>5012.5</text:p>
          </table:table-cell>
          <table:table-cell office:value-type="float" office:value="19695" calcext:value-type="float">
            <text:p>19695</text:p>
          </table:table-cell>
          <table:table-cell office:value-type="float" office:value="13567.5" calcext:value-type="float">
            <text:p>13567.5</text:p>
          </table:table-cell>
          <table:table-cell office:value-type="float" office:value="5947.5" calcext:value-type="float">
            <text:p>5947.5</text:p>
          </table:table-cell>
          <table:table-cell office:value-type="float" office:value="3027.5" calcext:value-type="float">
            <text:p>3027.5</text:p>
          </table:table-cell>
        </table:table-row>
        <table:table-row table:style-name="ro1">
          <table:table-cell office:value-type="float" office:value="75700" calcext:value-type="float">
            <text:p>75700</text:p>
          </table:table-cell>
          <table:table-cell office:value-type="float" office:value="18082.5" calcext:value-type="float">
            <text:p>18082.5</text:p>
          </table:table-cell>
          <table:table-cell office:value-type="float" office:value="13300" calcext:value-type="float">
            <text:p>13300</text:p>
          </table:table-cell>
          <table:table-cell office:value-type="float" office:value="4777.5" calcext:value-type="float">
            <text:p>4777.5</text:p>
          </table:table-cell>
          <table:table-cell office:value-type="float" office:value="19315" calcext:value-type="float">
            <text:p>19315</text:p>
          </table:table-cell>
          <table:table-cell office:value-type="float" office:value="13232.5" calcext:value-type="float">
            <text:p>13232.5</text:p>
          </table:table-cell>
          <table:table-cell office:value-type="float" office:value="6077.5" calcext:value-type="float">
            <text:p>6077.5</text:p>
          </table:table-cell>
          <table:table-cell office:value-type="float" office:value="3327.5" calcext:value-type="float">
            <text:p>3327.5</text:p>
          </table:table-cell>
        </table:table-row>
        <table:table-row table:style-name="ro1">
          <table:table-cell office:value-type="float" office:value="75800" calcext:value-type="float">
            <text:p>75800</text:p>
          </table:table-cell>
          <table:table-cell office:value-type="float" office:value="17502.5" calcext:value-type="float">
            <text:p>17502.5</text:p>
          </table:table-cell>
          <table:table-cell office:value-type="float" office:value="12890" calcext:value-type="float">
            <text:p>12890</text:p>
          </table:table-cell>
          <table:table-cell office:value-type="float" office:value="4727.5" calcext:value-type="float">
            <text:p>4727.5</text:p>
          </table:table-cell>
          <table:table-cell office:value-type="float" office:value="19540" calcext:value-type="float">
            <text:p>19540</text:p>
          </table:table-cell>
          <table:table-cell office:value-type="float" office:value="13137.5" calcext:value-type="float">
            <text:p>13137.5</text:p>
          </table:table-cell>
          <table:table-cell office:value-type="float" office:value="6117.5" calcext:value-type="float">
            <text:p>6117.5</text:p>
          </table:table-cell>
          <table:table-cell office:value-type="float" office:value="3392.5" calcext:value-type="float">
            <text:p>3392.5</text:p>
          </table:table-cell>
        </table:table-row>
        <table:table-row table:style-name="ro1">
          <table:table-cell office:value-type="float" office:value="75900" calcext:value-type="float">
            <text:p>75900</text:p>
          </table:table-cell>
          <table:table-cell office:value-type="float" office:value="17582.5" calcext:value-type="float">
            <text:p>17582.5</text:p>
          </table:table-cell>
          <table:table-cell office:value-type="float" office:value="12620" calcext:value-type="float">
            <text:p>12620</text:p>
          </table:table-cell>
          <table:table-cell office:value-type="float" office:value="4717.5" calcext:value-type="float">
            <text:p>4717.5</text:p>
          </table:table-cell>
          <table:table-cell office:value-type="float" office:value="19480" calcext:value-type="float">
            <text:p>19480</text:p>
          </table:table-cell>
          <table:table-cell office:value-type="float" office:value="13402.5" calcext:value-type="float">
            <text:p>13402.5</text:p>
          </table:table-cell>
          <table:table-cell office:value-type="float" office:value="6377.5" calcext:value-type="float">
            <text:p>6377.5</text:p>
          </table:table-cell>
          <table:table-cell office:value-type="float" office:value="3122.5" calcext:value-type="float">
            <text:p>3122.5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17547.5" calcext:value-type="float">
            <text:p>17547.5</text:p>
          </table:table-cell>
          <table:table-cell office:value-type="float" office:value="12275" calcext:value-type="float">
            <text:p>12275</text:p>
          </table:table-cell>
          <table:table-cell office:value-type="float" office:value="4437.5" calcext:value-type="float">
            <text:p>4437.5</text:p>
          </table:table-cell>
          <table:table-cell office:value-type="float" office:value="19335" calcext:value-type="float">
            <text:p>19335</text:p>
          </table:table-cell>
          <table:table-cell office:value-type="float" office:value="13077.5" calcext:value-type="float">
            <text:p>13077.5</text:p>
          </table:table-cell>
          <table:table-cell office:value-type="float" office:value="6307.5" calcext:value-type="float">
            <text:p>6307.5</text:p>
          </table:table-cell>
          <table:table-cell office:value-type="float" office:value="2862.5" calcext:value-type="float">
            <text:p>2862.5</text:p>
          </table:table-cell>
        </table:table-row>
        <table:table-row table:style-name="ro1">
          <table:table-cell office:value-type="float" office:value="76100" calcext:value-type="float">
            <text:p>76100</text:p>
          </table:table-cell>
          <table:table-cell office:value-type="float" office:value="17152.5" calcext:value-type="float">
            <text:p>17152.5</text:p>
          </table:table-cell>
          <table:table-cell office:value-type="float" office:value="11855" calcext:value-type="float">
            <text:p>11855</text:p>
          </table:table-cell>
          <table:table-cell office:value-type="float" office:value="4427.5" calcext:value-type="float">
            <text:p>4427.5</text:p>
          </table:table-cell>
          <table:table-cell office:value-type="float" office:value="19640" calcext:value-type="float">
            <text:p>19640</text:p>
          </table:table-cell>
          <table:table-cell office:value-type="float" office:value="13117.5" calcext:value-type="float">
            <text:p>13117.5</text:p>
          </table:table-cell>
          <table:table-cell office:value-type="float" office:value="6347.5" calcext:value-type="float">
            <text:p>6347.5</text:p>
          </table:table-cell>
          <table:table-cell office:value-type="float" office:value="3122.5" calcext:value-type="float">
            <text:p>3122.5</text:p>
          </table:table-cell>
        </table:table-row>
        <table:table-row table:style-name="ro1">
          <table:table-cell office:value-type="float" office:value="76200" calcext:value-type="float">
            <text:p>76200</text:p>
          </table:table-cell>
          <table:table-cell office:value-type="float" office:value="16797.5" calcext:value-type="float">
            <text:p>16797.5</text:p>
          </table:table-cell>
          <table:table-cell office:value-type="float" office:value="11720" calcext:value-type="float">
            <text:p>11720</text:p>
          </table:table-cell>
          <table:table-cell office:value-type="float" office:value="4487.5" calcext:value-type="float">
            <text:p>4487.5</text:p>
          </table:table-cell>
          <table:table-cell office:value-type="float" office:value="19415" calcext:value-type="float">
            <text:p>19415</text:p>
          </table:table-cell>
          <table:table-cell office:value-type="float" office:value="12852.5" calcext:value-type="float">
            <text:p>12852.5</text:p>
          </table:table-cell>
          <table:table-cell office:value-type="float" office:value="6212.5" calcext:value-type="float">
            <text:p>6212.5</text:p>
          </table:table-cell>
          <table:table-cell office:value-type="float" office:value="2732.5" calcext:value-type="float">
            <text:p>2732.5</text:p>
          </table:table-cell>
        </table:table-row>
        <table:table-row table:style-name="ro1">
          <table:table-cell office:value-type="float" office:value="76300" calcext:value-type="float">
            <text:p>76300</text:p>
          </table:table-cell>
          <table:table-cell office:value-type="float" office:value="16865" calcext:value-type="float">
            <text:p>16865</text:p>
          </table:table-cell>
          <table:table-cell office:value-type="float" office:value="11057.5" calcext:value-type="float">
            <text:p>11057.5</text:p>
          </table:table-cell>
          <table:table-cell office:value-type="float" office:value="3687.5" calcext:value-type="float">
            <text:p>3687.5</text:p>
          </table:table-cell>
          <table:table-cell office:value-type="float" office:value="18612.5" calcext:value-type="float">
            <text:p>18612.5</text:p>
          </table:table-cell>
          <table:table-cell office:value-type="float" office:value="12030" calcext:value-type="float">
            <text:p>12030</text:p>
          </table:table-cell>
          <table:table-cell office:value-type="float" office:value="5930" calcext:value-type="float">
            <text:p>5930</text:p>
          </table:table-cell>
          <table:table-cell office:value-type="float" office:value="2292.5" calcext:value-type="float">
            <text:p>2292.5</text:p>
          </table:table-cell>
        </table:table-row>
        <table:table-row table:style-name="ro1">
          <table:table-cell office:value-type="float" office:value="76400" calcext:value-type="float">
            <text:p>76400</text:p>
          </table:table-cell>
          <table:table-cell office:value-type="float" office:value="16800" calcext:value-type="float">
            <text:p>16800</text:p>
          </table:table-cell>
          <table:table-cell office:value-type="float" office:value="11127.5" calcext:value-type="float">
            <text:p>11127.5</text:p>
          </table:table-cell>
          <table:table-cell office:value-type="float" office:value="3662.5" calcext:value-type="float">
            <text:p>3662.5</text:p>
          </table:table-cell>
          <table:table-cell office:value-type="float" office:value="18512.5" calcext:value-type="float">
            <text:p>18512.5</text:p>
          </table:table-cell>
          <table:table-cell office:value-type="float" office:value="12125" calcext:value-type="float">
            <text:p>12125</text:p>
          </table:table-cell>
          <table:table-cell office:value-type="float" office:value="5970" calcext:value-type="float">
            <text:p>5970</text:p>
          </table:table-cell>
          <table:table-cell office:value-type="float" office:value="2222.5" calcext:value-type="float">
            <text:p>2222.5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float" office:value="16920" calcext:value-type="float">
            <text:p>16920</text:p>
          </table:table-cell>
          <table:table-cell office:value-type="float" office:value="11447.5" calcext:value-type="float">
            <text:p>11447.5</text:p>
          </table:table-cell>
          <table:table-cell office:value-type="float" office:value="3992.5" calcext:value-type="float">
            <text:p>3992.5</text:p>
          </table:table-cell>
          <table:table-cell office:value-type="float" office:value="18702.5" calcext:value-type="float">
            <text:p>18702.5</text:p>
          </table:table-cell>
          <table:table-cell office:value-type="float" office:value="12450" calcext:value-type="float">
            <text:p>12450</text:p>
          </table:table-cell>
          <table:table-cell office:value-type="float" office:value="6345" calcext:value-type="float">
            <text:p>6345</text:p>
          </table:table-cell>
          <table:table-cell office:value-type="float" office:value="2882.5" calcext:value-type="float">
            <text:p>2882.5</text:p>
          </table:table-cell>
        </table:table-row>
        <table:table-row table:style-name="ro1">
          <table:table-cell office:value-type="float" office:value="76600" calcext:value-type="float">
            <text:p>76600</text:p>
          </table:table-cell>
          <table:table-cell office:value-type="float" office:value="16855" calcext:value-type="float">
            <text:p>16855</text:p>
          </table:table-cell>
          <table:table-cell office:value-type="float" office:value="11192.5" calcext:value-type="float">
            <text:p>11192.5</text:p>
          </table:table-cell>
          <table:table-cell office:value-type="float" office:value="3897.5" calcext:value-type="float">
            <text:p>3897.5</text:p>
          </table:table-cell>
          <table:table-cell office:value-type="float" office:value="18547.5" calcext:value-type="float">
            <text:p>18547.5</text:p>
          </table:table-cell>
          <table:table-cell office:value-type="float" office:value="12375" calcext:value-type="float">
            <text:p>12375</text:p>
          </table:table-cell>
          <table:table-cell office:value-type="float" office:value="6170" calcext:value-type="float">
            <text:p>6170</text:p>
          </table:table-cell>
          <table:table-cell office:value-type="float" office:value="2927.5" calcext:value-type="float">
            <text:p>2927.5</text:p>
          </table:table-cell>
        </table:table-row>
        <table:table-row table:style-name="ro1">
          <table:table-cell office:value-type="float" office:value="76700" calcext:value-type="float">
            <text:p>76700</text:p>
          </table:table-cell>
          <table:table-cell office:value-type="float" office:value="17167.5" calcext:value-type="float">
            <text:p>17167.5</text:p>
          </table:table-cell>
          <table:table-cell office:value-type="float" office:value="11102.5" calcext:value-type="float">
            <text:p>11102.5</text:p>
          </table:table-cell>
          <table:table-cell office:value-type="float" office:value="4192.5" calcext:value-type="float">
            <text:p>4192.5</text:p>
          </table:table-cell>
          <table:table-cell office:value-type="float" office:value="19085" calcext:value-type="float">
            <text:p>19085</text:p>
          </table:table-cell>
          <table:table-cell office:value-type="float" office:value="12445" calcext:value-type="float">
            <text:p>12445</text:p>
          </table:table-cell>
          <table:table-cell office:value-type="float" office:value="6085" calcext:value-type="float">
            <text:p>6085</text:p>
          </table:table-cell>
          <table:table-cell office:value-type="float" office:value="3067.5" calcext:value-type="float">
            <text:p>3067.5</text:p>
          </table:table-cell>
        </table:table-row>
        <table:table-row table:style-name="ro1">
          <table:table-cell office:value-type="float" office:value="76800" calcext:value-type="float">
            <text:p>76800</text:p>
          </table:table-cell>
          <table:table-cell office:value-type="float" office:value="17637.5" calcext:value-type="float">
            <text:p>17637.5</text:p>
          </table:table-cell>
          <table:table-cell office:value-type="float" office:value="11525" calcext:value-type="float">
            <text:p>11525</text:p>
          </table:table-cell>
          <table:table-cell office:value-type="float" office:value="4022.5" calcext:value-type="float">
            <text:p>4022.5</text:p>
          </table:table-cell>
          <table:table-cell office:value-type="float" office:value="19015" calcext:value-type="float">
            <text:p>19015</text:p>
          </table:table-cell>
          <table:table-cell office:value-type="float" office:value="12000" calcext:value-type="float">
            <text:p>12000</text:p>
          </table:table-cell>
          <table:table-cell office:value-type="float" office:value="5580" calcext:value-type="float">
            <text:p>5580</text:p>
          </table:table-cell>
          <table:table-cell office:value-type="float" office:value="3405" calcext:value-type="float">
            <text:p>3405</text:p>
          </table:table-cell>
        </table:table-row>
        <table:table-row table:style-name="ro1">
          <table:table-cell office:value-type="float" office:value="76900" calcext:value-type="float">
            <text:p>76900</text:p>
          </table:table-cell>
          <table:table-cell office:value-type="float" office:value="17582.5" calcext:value-type="float">
            <text:p>17582.5</text:p>
          </table:table-cell>
          <table:table-cell office:value-type="float" office:value="11265" calcext:value-type="float">
            <text:p>11265</text:p>
          </table:table-cell>
          <table:table-cell office:value-type="float" office:value="3752.5" calcext:value-type="float">
            <text:p>3752.5</text:p>
          </table:table-cell>
          <table:table-cell office:value-type="float" office:value="19000" calcext:value-type="float">
            <text:p>19000</text:p>
          </table:table-cell>
          <table:table-cell office:value-type="float" office:value="12030" calcext:value-type="float">
            <text:p>12030</text:p>
          </table:table-cell>
          <table:table-cell office:value-type="float" office:value="5300" calcext:value-type="float">
            <text:p>5300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16822.5" calcext:value-type="float">
            <text:p>16822.5</text:p>
          </table:table-cell>
          <table:table-cell office:value-type="float" office:value="10830" calcext:value-type="float">
            <text:p>10830</text:p>
          </table:table-cell>
          <table:table-cell office:value-type="float" office:value="4437.5" calcext:value-type="float">
            <text:p>4437.5</text:p>
          </table:table-cell>
          <table:table-cell office:value-type="float" office:value="18055" calcext:value-type="float">
            <text:p>18055</text:p>
          </table:table-cell>
          <table:table-cell office:value-type="float" office:value="12910" calcext:value-type="float">
            <text:p>12910</text:p>
          </table:table-cell>
          <table:table-cell office:value-type="float" office:value="5135" calcext:value-type="float">
            <text:p>5135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77100" calcext:value-type="float">
            <text:p>77100</text:p>
          </table:table-cell>
          <table:table-cell office:value-type="float" office:value="16412.5" calcext:value-type="float">
            <text:p>16412.5</text:p>
          </table:table-cell>
          <table:table-cell office:value-type="float" office:value="10920" calcext:value-type="float">
            <text:p>10920</text:p>
          </table:table-cell>
          <table:table-cell office:value-type="float" office:value="3982.5" calcext:value-type="float">
            <text:p>3982.5</text:p>
          </table:table-cell>
          <table:table-cell office:value-type="float" office:value="18340" calcext:value-type="float">
            <text:p>18340</text:p>
          </table:table-cell>
          <table:table-cell office:value-type="float" office:value="13345" calcext:value-type="float">
            <text:p>13345</text:p>
          </table:table-cell>
          <table:table-cell office:value-type="float" office:value="5627.5" calcext:value-type="float">
            <text:p>5627.5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float" office:value="77200" calcext:value-type="float">
            <text:p>77200</text:p>
          </table:table-cell>
          <table:table-cell office:value-type="float" office:value="16607.5" calcext:value-type="float">
            <text:p>16607.5</text:p>
          </table:table-cell>
          <table:table-cell office:value-type="float" office:value="11420" calcext:value-type="float">
            <text:p>11420</text:p>
          </table:table-cell>
          <table:table-cell office:value-type="float" office:value="4167.5" calcext:value-type="float">
            <text:p>4167.5</text:p>
          </table:table-cell>
          <table:table-cell office:value-type="float" office:value="18770" calcext:value-type="float">
            <text:p>18770</text:p>
          </table:table-cell>
          <table:table-cell office:value-type="float" office:value="14257.5" calcext:value-type="float">
            <text:p>14257.5</text:p>
          </table:table-cell>
          <table:table-cell office:value-type="float" office:value="5605" calcext:value-type="float">
            <text:p>5605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float" office:value="77300" calcext:value-type="float">
            <text:p>77300</text:p>
          </table:table-cell>
          <table:table-cell office:value-type="float" office:value="16817.5" calcext:value-type="float">
            <text:p>16817.5</text:p>
          </table:table-cell>
          <table:table-cell office:value-type="float" office:value="11350" calcext:value-type="float">
            <text:p>11350</text:p>
          </table:table-cell>
          <table:table-cell office:value-type="float" office:value="4432.5" calcext:value-type="float">
            <text:p>4432.5</text:p>
          </table:table-cell>
          <table:table-cell office:value-type="float" office:value="18820" calcext:value-type="float">
            <text:p>18820</text:p>
          </table:table-cell>
          <table:table-cell office:value-type="float" office:value="14437.5" calcext:value-type="float">
            <text:p>14437.5</text:p>
          </table:table-cell>
          <table:table-cell office:value-type="float" office:value="5580" calcext:value-type="float">
            <text:p>5580</text:p>
          </table:table-cell>
          <table:table-cell office:value-type="float" office:value="4130" calcext:value-type="float">
            <text:p>4130</text:p>
          </table:table-cell>
        </table:table-row>
        <table:table-row table:style-name="ro1">
          <table:table-cell office:value-type="float" office:value="77400" calcext:value-type="float">
            <text:p>77400</text:p>
          </table:table-cell>
          <table:table-cell office:value-type="float" office:value="16397.5" calcext:value-type="float">
            <text:p>16397.5</text:p>
          </table:table-cell>
          <table:table-cell office:value-type="float" office:value="11235" calcext:value-type="float">
            <text:p>11235</text:p>
          </table:table-cell>
          <table:table-cell office:value-type="float" office:value="3617.5" calcext:value-type="float">
            <text:p>3617.5</text:p>
          </table:table-cell>
          <table:table-cell office:value-type="float" office:value="17810" calcext:value-type="float">
            <text:p>17810</text:p>
          </table:table-cell>
          <table:table-cell office:value-type="float" office:value="13907.5" calcext:value-type="float">
            <text:p>13907.5</text:p>
          </table:table-cell>
          <table:table-cell office:value-type="float" office:value="4875" calcext:value-type="float">
            <text:p>4875</text:p>
          </table:table-cell>
          <table:table-cell office:value-type="float" office:value="4702.5" calcext:value-type="float">
            <text:p>4702.5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16432.5" calcext:value-type="float">
            <text:p>16432.5</text:p>
          </table:table-cell>
          <table:table-cell office:value-type="float" office:value="11220" calcext:value-type="float">
            <text:p>11220</text:p>
          </table:table-cell>
          <table:table-cell office:value-type="float" office:value="3532.5" calcext:value-type="float">
            <text:p>3532.5</text:p>
          </table:table-cell>
          <table:table-cell office:value-type="float" office:value="17770" calcext:value-type="float">
            <text:p>17770</text:p>
          </table:table-cell>
          <table:table-cell office:value-type="float" office:value="13942.5" calcext:value-type="float">
            <text:p>13942.5</text:p>
          </table:table-cell>
          <table:table-cell office:value-type="float" office:value="5165" calcext:value-type="float">
            <text:p>5165</text:p>
          </table:table-cell>
          <table:table-cell office:value-type="float" office:value="4852.5" calcext:value-type="float">
            <text:p>4852.5</text:p>
          </table:table-cell>
        </table:table-row>
        <table:table-row table:style-name="ro1">
          <table:table-cell office:value-type="float" office:value="77600" calcext:value-type="float">
            <text:p>77600</text:p>
          </table:table-cell>
          <table:table-cell office:value-type="float" office:value="16572.5" calcext:value-type="float">
            <text:p>16572.5</text:p>
          </table:table-cell>
          <table:table-cell office:value-type="float" office:value="11070" calcext:value-type="float">
            <text:p>11070</text:p>
          </table:table-cell>
          <table:table-cell office:value-type="float" office:value="3417.5" calcext:value-type="float">
            <text:p>3417.5</text:p>
          </table:table-cell>
          <table:table-cell office:value-type="float" office:value="17540" calcext:value-type="float">
            <text:p>17540</text:p>
          </table:table-cell>
          <table:table-cell office:value-type="float" office:value="14047.5" calcext:value-type="float">
            <text:p>14047.5</text:p>
          </table:table-cell>
          <table:table-cell office:value-type="float" office:value="5205" calcext:value-type="float">
            <text:p>5205</text:p>
          </table:table-cell>
          <table:table-cell office:value-type="float" office:value="4647.5" calcext:value-type="float">
            <text:p>4647.5</text:p>
          </table:table-cell>
        </table:table-row>
        <table:table-row table:style-name="ro1">
          <table:table-cell office:value-type="float" office:value="77700" calcext:value-type="float">
            <text:p>77700</text:p>
          </table:table-cell>
          <table:table-cell office:value-type="float" office:value="16662.5" calcext:value-type="float">
            <text:p>16662.5</text:p>
          </table:table-cell>
          <table:table-cell office:value-type="float" office:value="11250" calcext:value-type="float">
            <text:p>11250</text:p>
          </table:table-cell>
          <table:table-cell office:value-type="float" office:value="3802.5" calcext:value-type="float">
            <text:p>3802.5</text:p>
          </table:table-cell>
          <table:table-cell office:value-type="float" office:value="17415" calcext:value-type="float">
            <text:p>17415</text:p>
          </table:table-cell>
          <table:table-cell office:value-type="float" office:value="14012.5" calcext:value-type="float">
            <text:p>14012.5</text:p>
          </table:table-cell>
          <table:table-cell office:value-type="float" office:value="5265" calcext:value-type="float">
            <text:p>5265</text:p>
          </table:table-cell>
          <table:table-cell office:value-type="float" office:value="4542.5" calcext:value-type="float">
            <text:p>4542.5</text:p>
          </table:table-cell>
        </table:table-row>
        <table:table-row table:style-name="ro1">
          <table:table-cell office:value-type="float" office:value="77800" calcext:value-type="float">
            <text:p>77800</text:p>
          </table:table-cell>
          <table:table-cell office:value-type="float" office:value="17090" calcext:value-type="float">
            <text:p>17090</text:p>
          </table:table-cell>
          <table:table-cell office:value-type="float" office:value="11102.5" calcext:value-type="float">
            <text:p>11102.5</text:p>
          </table:table-cell>
          <table:table-cell office:value-type="float" office:value="3390" calcext:value-type="float">
            <text:p>3390</text:p>
          </table:table-cell>
          <table:table-cell office:value-type="float" office:value="18197.5" calcext:value-type="float">
            <text:p>18197.5</text:p>
          </table:table-cell>
          <table:table-cell office:value-type="float" office:value="14300" calcext:value-type="float">
            <text:p>14300</text:p>
          </table:table-cell>
          <table:table-cell office:value-type="float" office:value="5477.5" calcext:value-type="float">
            <text:p>5477.5</text:p>
          </table:table-cell>
          <table:table-cell office:value-type="float" office:value="4685" calcext:value-type="float">
            <text:p>4685</text:p>
          </table:table-cell>
        </table:table-row>
        <table:table-row table:style-name="ro1">
          <table:table-cell office:value-type="float" office:value="77900" calcext:value-type="float">
            <text:p>77900</text:p>
          </table:table-cell>
          <table:table-cell office:value-type="float" office:value="16622.5" calcext:value-type="float">
            <text:p>16622.5</text:p>
          </table:table-cell>
          <table:table-cell office:value-type="float" office:value="11120" calcext:value-type="float">
            <text:p>11120</text:p>
          </table:table-cell>
          <table:table-cell office:value-type="float" office:value="3467.5" calcext:value-type="float">
            <text:p>3467.5</text:p>
          </table:table-cell>
          <table:table-cell office:value-type="float" office:value="18030" calcext:value-type="float">
            <text:p>18030</text:p>
          </table:table-cell>
          <table:table-cell office:value-type="float" office:value="14485" calcext:value-type="float">
            <text:p>14485</text:p>
          </table:table-cell>
          <table:table-cell office:value-type="float" office:value="6095" calcext:value-type="float">
            <text:p>6095</text:p>
          </table:table-cell>
          <table:table-cell office:value-type="float" office:value="4777.5" calcext:value-type="float">
            <text:p>4777.5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16072.5" calcext:value-type="float">
            <text:p>16072.5</text:p>
          </table:table-cell>
          <table:table-cell office:value-type="float" office:value="10860" calcext:value-type="float">
            <text:p>10860</text:p>
          </table:table-cell>
          <table:table-cell office:value-type="float" office:value="3092.5" calcext:value-type="float">
            <text:p>3092.5</text:p>
          </table:table-cell>
          <table:table-cell office:value-type="float" office:value="17910" calcext:value-type="float">
            <text:p>17910</text:p>
          </table:table-cell>
          <table:table-cell office:value-type="float" office:value="14030" calcext:value-type="float">
            <text:p>14030</text:p>
          </table:table-cell>
          <table:table-cell office:value-type="float" office:value="6015" calcext:value-type="float">
            <text:p>6015</text:p>
          </table:table-cell>
          <table:table-cell office:value-type="float" office:value="4302.5" calcext:value-type="float">
            <text:p>4302.5</text:p>
          </table:table-cell>
        </table:table-row>
        <table:table-row table:style-name="ro1">
          <table:table-cell office:value-type="float" office:value="78100" calcext:value-type="float">
            <text:p>78100</text:p>
          </table:table-cell>
          <table:table-cell office:value-type="float" office:value="16202.5" calcext:value-type="float">
            <text:p>16202.5</text:p>
          </table:table-cell>
          <table:table-cell office:value-type="float" office:value="10930" calcext:value-type="float">
            <text:p>10930</text:p>
          </table:table-cell>
          <table:table-cell office:value-type="float" office:value="3092.5" calcext:value-type="float">
            <text:p>3092.5</text:p>
          </table:table-cell>
          <table:table-cell office:value-type="float" office:value="18330" calcext:value-type="float">
            <text:p>18330</text:p>
          </table:table-cell>
          <table:table-cell office:value-type="float" office:value="14220" calcext:value-type="float">
            <text:p>14220</text:p>
          </table:table-cell>
          <table:table-cell office:value-type="float" office:value="5875" calcext:value-type="float">
            <text:p>5875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float" office:value="78200" calcext:value-type="float">
            <text:p>78200</text:p>
          </table:table-cell>
          <table:table-cell office:value-type="float" office:value="15952.5" calcext:value-type="float">
            <text:p>15952.5</text:p>
          </table:table-cell>
          <table:table-cell office:value-type="float" office:value="10275" calcext:value-type="float">
            <text:p>10275</text:p>
          </table:table-cell>
          <table:table-cell office:value-type="float" office:value="3542.5" calcext:value-type="float">
            <text:p>3542.5</text:p>
          </table:table-cell>
          <table:table-cell office:value-type="float" office:value="18415" calcext:value-type="float">
            <text:p>18415</text:p>
          </table:table-cell>
          <table:table-cell office:value-type="float" office:value="13530" calcext:value-type="float">
            <text:p>13530</text:p>
          </table:table-cell>
          <table:table-cell office:value-type="float" office:value="5260" calcext:value-type="float">
            <text:p>5260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float" office:value="78300" calcext:value-type="float">
            <text:p>78300</text:p>
          </table:table-cell>
          <table:table-cell office:value-type="float" office:value="15597.5" calcext:value-type="float">
            <text:p>15597.5</text:p>
          </table:table-cell>
          <table:table-cell office:value-type="float" office:value="10532.5" calcext:value-type="float">
            <text:p>10532.5</text:p>
          </table:table-cell>
          <table:table-cell office:value-type="float" office:value="3527.5" calcext:value-type="float">
            <text:p>3527.5</text:p>
          </table:table-cell>
          <table:table-cell office:value-type="float" office:value="18622.5" calcext:value-type="float">
            <text:p>18622.5</text:p>
          </table:table-cell>
          <table:table-cell office:value-type="float" office:value="13405" calcext:value-type="float">
            <text:p>13405</text:p>
          </table:table-cell>
          <table:table-cell office:value-type="float" office:value="5190" calcext:value-type="float">
            <text:p>5190</text:p>
          </table:table-cell>
          <table:table-cell office:value-type="float" office:value="4510" calcext:value-type="float">
            <text:p>4510</text:p>
          </table:table-cell>
        </table:table-row>
        <table:table-row table:style-name="ro1">
          <table:table-cell office:value-type="float" office:value="78400" calcext:value-type="float">
            <text:p>78400</text:p>
          </table:table-cell>
          <table:table-cell office:value-type="float" office:value="15395" calcext:value-type="float">
            <text:p>15395</text:p>
          </table:table-cell>
          <table:table-cell office:value-type="float" office:value="10282.5" calcext:value-type="float">
            <text:p>10282.5</text:p>
          </table:table-cell>
          <table:table-cell office:value-type="float" office:value="3470" calcext:value-type="float">
            <text:p>3470</text:p>
          </table:table-cell>
          <table:table-cell office:value-type="float" office:value="18082.5" calcext:value-type="float">
            <text:p>18082.5</text:p>
          </table:table-cell>
          <table:table-cell office:value-type="float" office:value="13115" calcext:value-type="float">
            <text:p>13115</text:p>
          </table:table-cell>
          <table:table-cell office:value-type="float" office:value="4865" calcext:value-type="float">
            <text:p>4865</text:p>
          </table:table-cell>
          <table:table-cell office:value-type="float" office:value="4812.5" calcext:value-type="float">
            <text:p>4812.5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float" office:value="15175" calcext:value-type="float">
            <text:p>15175</text:p>
          </table:table-cell>
          <table:table-cell office:value-type="float" office:value="10372.5" calcext:value-type="float">
            <text:p>10372.5</text:p>
          </table:table-cell>
          <table:table-cell office:value-type="float" office:value="3520" calcext:value-type="float">
            <text:p>3520</text:p>
          </table:table-cell>
          <table:table-cell office:value-type="float" office:value="17957.5" calcext:value-type="float">
            <text:p>17957.5</text:p>
          </table:table-cell>
          <table:table-cell office:value-type="float" office:value="13030" calcext:value-type="float">
            <text:p>13030</text:p>
          </table:table-cell>
          <table:table-cell office:value-type="float" office:value="4940" calcext:value-type="float">
            <text:p>4940</text:p>
          </table:table-cell>
          <table:table-cell office:value-type="float" office:value="4722.5" calcext:value-type="float">
            <text:p>4722.5</text:p>
          </table:table-cell>
        </table:table-row>
        <table:table-row table:style-name="ro1">
          <table:table-cell office:value-type="float" office:value="78600" calcext:value-type="float">
            <text:p>78600</text:p>
          </table:table-cell>
          <table:table-cell office:value-type="float" office:value="15520" calcext:value-type="float">
            <text:p>15520</text:p>
          </table:table-cell>
          <table:table-cell office:value-type="float" office:value="10472.5" calcext:value-type="float">
            <text:p>10472.5</text:p>
          </table:table-cell>
          <table:table-cell office:value-type="float" office:value="3315" calcext:value-type="float">
            <text:p>3315</text:p>
          </table:table-cell>
          <table:table-cell office:value-type="float" office:value="18057.5" calcext:value-type="float">
            <text:p>18057.5</text:p>
          </table:table-cell>
          <table:table-cell office:value-type="float" office:value="13240" calcext:value-type="float">
            <text:p>13240</text:p>
          </table:table-cell>
          <table:table-cell office:value-type="float" office:value="4785" calcext:value-type="float">
            <text:p>4785</text:p>
          </table:table-cell>
          <table:table-cell office:value-type="float" office:value="4927.5" calcext:value-type="float">
            <text:p>4927.5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  <table:table-cell office:value-type="float" office:value="15505" calcext:value-type="float">
            <text:p>15505</text:p>
          </table:table-cell>
          <table:table-cell office:value-type="float" office:value="10402.5" calcext:value-type="float">
            <text:p>10402.5</text:p>
          </table:table-cell>
          <table:table-cell office:value-type="float" office:value="3555" calcext:value-type="float">
            <text:p>3555</text:p>
          </table:table-cell>
          <table:table-cell office:value-type="float" office:value="18352.5" calcext:value-type="float">
            <text:p>18352.5</text:p>
          </table:table-cell>
          <table:table-cell office:value-type="float" office:value="13350" calcext:value-type="float">
            <text:p>13350</text:p>
          </table:table-cell>
          <table:table-cell office:value-type="float" office:value="4990" calcext:value-type="float">
            <text:p>4990</text:p>
          </table:table-cell>
          <table:table-cell office:value-type="float" office:value="5620" calcext:value-type="float">
            <text:p>5620</text:p>
          </table:table-cell>
        </table:table-row>
        <table:table-row table:style-name="ro1">
          <table:table-cell office:value-type="float" office:value="78800" calcext:value-type="float">
            <text:p>78800</text:p>
          </table:table-cell>
          <table:table-cell office:value-type="float" office:value="15555" calcext:value-type="float">
            <text:p>15555</text:p>
          </table:table-cell>
          <table:table-cell office:value-type="float" office:value="10572.5" calcext:value-type="float">
            <text:p>10572.5</text:p>
          </table:table-cell>
          <table:table-cell office:value-type="float" office:value="3665" calcext:value-type="float">
            <text:p>3665</text:p>
          </table:table-cell>
          <table:table-cell office:value-type="float" office:value="18562.5" calcext:value-type="float">
            <text:p>18562.5</text:p>
          </table:table-cell>
          <table:table-cell office:value-type="float" office:value="13510" calcext:value-type="float">
            <text:p>13510</text:p>
          </table:table-cell>
          <table:table-cell office:value-type="float" office:value="5415" calcext:value-type="float">
            <text:p>5415</text:p>
          </table:table-cell>
          <table:table-cell office:value-type="float" office:value="5870" calcext:value-type="float">
            <text:p>5870</text:p>
          </table:table-cell>
        </table:table-row>
        <table:table-row table:style-name="ro1">
          <table:table-cell office:value-type="float" office:value="78900" calcext:value-type="float">
            <text:p>78900</text:p>
          </table:table-cell>
          <table:table-cell office:value-type="float" office:value="15570" calcext:value-type="float">
            <text:p>15570</text:p>
          </table:table-cell>
          <table:table-cell office:value-type="float" office:value="10602.5" calcext:value-type="float">
            <text:p>10602.5</text:p>
          </table:table-cell>
          <table:table-cell office:value-type="float" office:value="3745" calcext:value-type="float">
            <text:p>3745</text:p>
          </table:table-cell>
          <table:table-cell office:value-type="float" office:value="18427.5" calcext:value-type="float">
            <text:p>18427.5</text:p>
          </table:table-cell>
          <table:table-cell office:value-type="float" office:value="13365" calcext:value-type="float">
            <text:p>13365</text:p>
          </table:table-cell>
          <table:table-cell office:value-type="float" office:value="5515" calcext:value-type="float">
            <text:p>5515</text:p>
          </table:table-cell>
          <table:table-cell office:value-type="float" office:value="5755" calcext:value-type="float">
            <text:p>5755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16475" calcext:value-type="float">
            <text:p>16475</text:p>
          </table:table-cell>
          <table:table-cell office:value-type="float" office:value="10717.5" calcext:value-type="float">
            <text:p>10717.5</text:p>
          </table:table-cell>
          <table:table-cell office:value-type="float" office:value="3960" calcext:value-type="float">
            <text:p>3960</text:p>
          </table:table-cell>
          <table:table-cell office:value-type="float" office:value="18912.5" calcext:value-type="float">
            <text:p>18912.5</text:p>
          </table:table-cell>
          <table:table-cell office:value-type="float" office:value="13895" calcext:value-type="float">
            <text:p>13895</text:p>
          </table:table-cell>
          <table:table-cell office:value-type="float" office:value="5620" calcext:value-type="float">
            <text:p>5620</text:p>
          </table:table-cell>
          <table:table-cell office:value-type="float" office:value="6280" calcext:value-type="float">
            <text:p>6280</text:p>
          </table:table-cell>
        </table:table-row>
        <table:table-row table:style-name="ro1">
          <table:table-cell office:value-type="float" office:value="79100" calcext:value-type="float">
            <text:p>79100</text:p>
          </table:table-cell>
          <table:table-cell office:value-type="float" office:value="16480" calcext:value-type="float">
            <text:p>16480</text:p>
          </table:table-cell>
          <table:table-cell office:value-type="float" office:value="10922.5" calcext:value-type="float">
            <text:p>10922.5</text:p>
          </table:table-cell>
          <table:table-cell office:value-type="float" office:value="3745" calcext:value-type="float">
            <text:p>3745</text:p>
          </table:table-cell>
          <table:table-cell office:value-type="float" office:value="18587.5" calcext:value-type="float">
            <text:p>18587.5</text:p>
          </table:table-cell>
          <table:table-cell office:value-type="float" office:value="13380" calcext:value-type="float">
            <text:p>13380</text:p>
          </table:table-cell>
          <table:table-cell office:value-type="float" office:value="5545" calcext:value-type="float">
            <text:p>5545</text:p>
          </table:table-cell>
          <table:table-cell office:value-type="float" office:value="5875" calcext:value-type="float">
            <text:p>5875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16450" calcext:value-type="float">
            <text:p>16450</text:p>
          </table:table-cell>
          <table:table-cell office:value-type="float" office:value="10742.5" calcext:value-type="float">
            <text:p>10742.5</text:p>
          </table:table-cell>
          <table:table-cell office:value-type="float" office:value="3780" calcext:value-type="float">
            <text:p>3780</text:p>
          </table:table-cell>
          <table:table-cell office:value-type="float" office:value="18372.5" calcext:value-type="float">
            <text:p>18372.5</text:p>
          </table:table-cell>
          <table:table-cell office:value-type="float" office:value="13515" calcext:value-type="float">
            <text:p>13515</text:p>
          </table:table-cell>
          <table:table-cell office:value-type="float" office:value="5625" calcext:value-type="float">
            <text:p>5625</text:p>
          </table:table-cell>
          <table:table-cell office:value-type="float" office:value="5825" calcext:value-type="float">
            <text:p>5825</text:p>
          </table:table-cell>
        </table:table-row>
        <table:table-row table:style-name="ro1">
          <table:table-cell office:value-type="float" office:value="79300" calcext:value-type="float">
            <text:p>79300</text:p>
          </table:table-cell>
          <table:table-cell office:value-type="float" office:value="16680" calcext:value-type="float">
            <text:p>16680</text:p>
          </table:table-cell>
          <table:table-cell office:value-type="float" office:value="11077.5" calcext:value-type="float">
            <text:p>11077.5</text:p>
          </table:table-cell>
          <table:table-cell office:value-type="float" office:value="3725" calcext:value-type="float">
            <text:p>3725</text:p>
          </table:table-cell>
          <table:table-cell office:value-type="float" office:value="18322.5" calcext:value-type="float">
            <text:p>18322.5</text:p>
          </table:table-cell>
          <table:table-cell office:value-type="float" office:value="13560" calcext:value-type="float">
            <text:p>13560</text:p>
          </table:table-cell>
          <table:table-cell office:value-type="float" office:value="5505" calcext:value-type="float">
            <text:p>5505</text:p>
          </table:table-cell>
          <table:table-cell office:value-type="float" office:value="5950" calcext:value-type="float">
            <text:p>5950</text:p>
          </table:table-cell>
        </table:table-row>
        <table:table-row table:style-name="ro1">
          <table:table-cell office:value-type="float" office:value="79400" calcext:value-type="float">
            <text:p>79400</text:p>
          </table:table-cell>
          <table:table-cell office:value-type="float" office:value="16180" calcext:value-type="float">
            <text:p>16180</text:p>
          </table:table-cell>
          <table:table-cell office:value-type="float" office:value="10637.5" calcext:value-type="float">
            <text:p>10637.5</text:p>
          </table:table-cell>
          <table:table-cell office:value-type="float" office:value="3727.5" calcext:value-type="float">
            <text:p>3727.5</text:p>
          </table:table-cell>
          <table:table-cell office:value-type="float" office:value="17762.5" calcext:value-type="float">
            <text:p>17762.5</text:p>
          </table:table-cell>
          <table:table-cell office:value-type="float" office:value="13667.5" calcext:value-type="float">
            <text:p>13667.5</text:p>
          </table:table-cell>
          <table:table-cell office:value-type="float" office:value="5340" calcext:value-type="float">
            <text:p>5340</text:p>
          </table:table-cell>
          <table:table-cell office:value-type="float" office:value="6155" calcext:value-type="float">
            <text:p>6155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float" office:value="16155" calcext:value-type="float">
            <text:p>16155</text:p>
          </table:table-cell>
          <table:table-cell office:value-type="float" office:value="10542.5" calcext:value-type="float">
            <text:p>10542.5</text:p>
          </table:table-cell>
          <table:table-cell office:value-type="float" office:value="3797.5" calcext:value-type="float">
            <text:p>3797.5</text:p>
          </table:table-cell>
          <table:table-cell office:value-type="float" office:value="17537.5" calcext:value-type="float">
            <text:p>17537.5</text:p>
          </table:table-cell>
          <table:table-cell office:value-type="float" office:value="13537.5" calcext:value-type="float">
            <text:p>13537.5</text:p>
          </table:table-cell>
          <table:table-cell office:value-type="float" office:value="4980" calcext:value-type="float">
            <text:p>4980</text:p>
          </table:table-cell>
          <table:table-cell office:value-type="float" office:value="6035" calcext:value-type="float">
            <text:p>6035</text:p>
          </table:table-cell>
        </table:table-row>
        <table:table-row table:style-name="ro1">
          <table:table-cell office:value-type="float" office:value="79600" calcext:value-type="float">
            <text:p>79600</text:p>
          </table:table-cell>
          <table:table-cell office:value-type="float" office:value="16170" calcext:value-type="float">
            <text:p>16170</text:p>
          </table:table-cell>
          <table:table-cell office:value-type="float" office:value="10657.5" calcext:value-type="float">
            <text:p>10657.5</text:p>
          </table:table-cell>
          <table:table-cell office:value-type="float" office:value="3762.5" calcext:value-type="float">
            <text:p>3762.5</text:p>
          </table:table-cell>
          <table:table-cell office:value-type="float" office:value="17517.5" calcext:value-type="float">
            <text:p>17517.5</text:p>
          </table:table-cell>
          <table:table-cell office:value-type="float" office:value="13637.5" calcext:value-type="float">
            <text:p>13637.5</text:p>
          </table:table-cell>
          <table:table-cell office:value-type="float" office:value="4985" calcext:value-type="float">
            <text:p>4985</text:p>
          </table:table-cell>
          <table:table-cell office:value-type="float" office:value="5990" calcext:value-type="float">
            <text:p>5990</text:p>
          </table:table-cell>
        </table:table-row>
        <table:table-row table:style-name="ro1">
          <table:table-cell office:value-type="float" office:value="79700" calcext:value-type="float">
            <text:p>79700</text:p>
          </table:table-cell>
          <table:table-cell office:value-type="float" office:value="16230" calcext:value-type="float">
            <text:p>16230</text:p>
          </table:table-cell>
          <table:table-cell office:value-type="float" office:value="10522.5" calcext:value-type="float">
            <text:p>10522.5</text:p>
          </table:table-cell>
          <table:table-cell office:value-type="float" office:value="3622.5" calcext:value-type="float">
            <text:p>3622.5</text:p>
          </table:table-cell>
          <table:table-cell office:value-type="float" office:value="18302.5" calcext:value-type="float">
            <text:p>18302.5</text:p>
          </table:table-cell>
          <table:table-cell office:value-type="float" office:value="12252.5" calcext:value-type="float">
            <text:p>12252.5</text:p>
          </table:table-cell>
          <table:table-cell office:value-type="float" office:value="3635" calcext:value-type="float">
            <text:p>3635</text:p>
          </table:table-cell>
          <table:table-cell office:value-type="float" office:value="5720" calcext:value-type="float">
            <text:p>5720</text:p>
          </table:table-cell>
        </table:table-row>
        <table:table-row table:style-name="ro1">
          <table:table-cell office:value-type="float" office:value="79800" calcext:value-type="float">
            <text:p>79800</text:p>
          </table:table-cell>
          <table:table-cell office:value-type="float" office:value="16760" calcext:value-type="float">
            <text:p>16760</text:p>
          </table:table-cell>
          <table:table-cell office:value-type="float" office:value="10827.5" calcext:value-type="float">
            <text:p>10827.5</text:p>
          </table:table-cell>
          <table:table-cell office:value-type="float" office:value="3322.5" calcext:value-type="float">
            <text:p>3322.5</text:p>
          </table:table-cell>
          <table:table-cell office:value-type="float" office:value="18222.5" calcext:value-type="float">
            <text:p>18222.5</text:p>
          </table:table-cell>
          <table:table-cell office:value-type="float" office:value="12872.5" calcext:value-type="float">
            <text:p>12872.5</text:p>
          </table:table-cell>
          <table:table-cell office:value-type="float" office:value="3740" calcext:value-type="float">
            <text:p>3740</text:p>
          </table:table-cell>
          <table:table-cell office:value-type="float" office:value="6030" calcext:value-type="float">
            <text:p>6030</text:p>
          </table:table-cell>
        </table:table-row>
        <table:table-row table:style-name="ro1">
          <table:table-cell office:value-type="float" office:value="79900" calcext:value-type="float">
            <text:p>79900</text:p>
          </table:table-cell>
          <table:table-cell office:value-type="float" office:value="16062.5" calcext:value-type="float">
            <text:p>16062.5</text:p>
          </table:table-cell>
          <table:table-cell office:value-type="float" office:value="10702.5" calcext:value-type="float">
            <text:p>10702.5</text:p>
          </table:table-cell>
          <table:table-cell office:value-type="float" office:value="3132.5" calcext:value-type="float">
            <text:p>3132.5</text:p>
          </table:table-cell>
          <table:table-cell office:value-type="float" office:value="18750" calcext:value-type="float">
            <text:p>18750</text:p>
          </table:table-cell>
          <table:table-cell office:value-type="float" office:value="12227.5" calcext:value-type="float">
            <text:p>12227.5</text:p>
          </table:table-cell>
          <table:table-cell office:value-type="float" office:value="3675" calcext:value-type="float">
            <text:p>3675</text:p>
          </table:table-cell>
          <table:table-cell office:value-type="float" office:value="5255" calcext:value-type="float">
            <text:p>525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5522.5" calcext:value-type="float">
            <text:p>15522.5</text:p>
          </table:table-cell>
          <table:table-cell office:value-type="float" office:value="10817.5" calcext:value-type="float">
            <text:p>10817.5</text:p>
          </table:table-cell>
          <table:table-cell office:value-type="float" office:value="2817.5" calcext:value-type="float">
            <text:p>2817.5</text:p>
          </table:table-cell>
          <table:table-cell office:value-type="float" office:value="18470" calcext:value-type="float">
            <text:p>18470</text:p>
          </table:table-cell>
          <table:table-cell office:value-type="float" office:value="12027.5" calcext:value-type="float">
            <text:p>12027.5</text:p>
          </table:table-cell>
          <table:table-cell office:value-type="float" office:value="3470" calcext:value-type="float">
            <text:p>3470</text:p>
          </table:table-cell>
          <table:table-cell office:value-type="float" office:value="5005" calcext:value-type="float">
            <text:p>5005</text:p>
          </table:table-cell>
        </table:table-row>
        <table:table-row table:style-name="ro1">
          <table:table-cell office:value-type="float" office:value="80100" calcext:value-type="float">
            <text:p>80100</text:p>
          </table:table-cell>
          <table:table-cell office:value-type="float" office:value="15662.5" calcext:value-type="float">
            <text:p>15662.5</text:p>
          </table:table-cell>
          <table:table-cell office:value-type="float" office:value="10802.5" calcext:value-type="float">
            <text:p>10802.5</text:p>
          </table:table-cell>
          <table:table-cell office:value-type="float" office:value="2952.5" calcext:value-type="float">
            <text:p>2952.5</text:p>
          </table:table-cell>
          <table:table-cell office:value-type="float" office:value="18665" calcext:value-type="float">
            <text:p>18665</text:p>
          </table:table-cell>
          <table:table-cell office:value-type="float" office:value="12057.5" calcext:value-type="float">
            <text:p>12057.5</text:p>
          </table:table-cell>
          <table:table-cell office:value-type="float" office:value="3635" calcext:value-type="float">
            <text:p>3635</text:p>
          </table:table-cell>
          <table:table-cell office:value-type="float" office:value="5315" calcext:value-type="float">
            <text:p>5315</text:p>
          </table:table-cell>
        </table:table-row>
        <table:table-row table:style-name="ro1">
          <table:table-cell office:value-type="float" office:value="80200" calcext:value-type="float">
            <text:p>80200</text:p>
          </table:table-cell>
          <table:table-cell office:value-type="float" office:value="15717.5" calcext:value-type="float">
            <text:p>15717.5</text:p>
          </table:table-cell>
          <table:table-cell office:value-type="float" office:value="10632.5" calcext:value-type="float">
            <text:p>10632.5</text:p>
          </table:table-cell>
          <table:table-cell office:value-type="float" office:value="2812.5" calcext:value-type="float">
            <text:p>2812.5</text:p>
          </table:table-cell>
          <table:table-cell office:value-type="float" office:value="18455" calcext:value-type="float">
            <text:p>18455</text:p>
          </table:table-cell>
          <table:table-cell office:value-type="float" office:value="12292.5" calcext:value-type="float">
            <text:p>12292.5</text:p>
          </table:table-cell>
          <table:table-cell office:value-type="float" office:value="3570" calcext:value-type="float">
            <text:p>3570</text:p>
          </table:table-cell>
          <table:table-cell office:value-type="float" office:value="5225" calcext:value-type="float">
            <text:p>5225</text:p>
          </table:table-cell>
        </table:table-row>
        <table:table-row table:style-name="ro1">
          <table:table-cell office:value-type="float" office:value="80300" calcext:value-type="float">
            <text:p>80300</text:p>
          </table:table-cell>
          <table:table-cell office:value-type="float" office:value="15987.5" calcext:value-type="float">
            <text:p>15987.5</text:p>
          </table:table-cell>
          <table:table-cell office:value-type="float" office:value="10652.5" calcext:value-type="float">
            <text:p>10652.5</text:p>
          </table:table-cell>
          <table:table-cell office:value-type="float" office:value="2882.5" calcext:value-type="float">
            <text:p>2882.5</text:p>
          </table:table-cell>
          <table:table-cell office:value-type="float" office:value="18485" calcext:value-type="float">
            <text:p>18485</text:p>
          </table:table-cell>
          <table:table-cell office:value-type="float" office:value="12212.5" calcext:value-type="float">
            <text:p>12212.5</text:p>
          </table:table-cell>
          <table:table-cell office:value-type="float" office:value="3555" calcext:value-type="float">
            <text:p>3555</text:p>
          </table:table-cell>
          <table:table-cell office:value-type="float" office:value="5295" calcext:value-type="float">
            <text:p>5295</text:p>
          </table:table-cell>
        </table:table-row>
        <table:table-row table:style-name="ro1">
          <table:table-cell office:value-type="float" office:value="80400" calcext:value-type="float">
            <text:p>80400</text:p>
          </table:table-cell>
          <table:table-cell office:value-type="float" office:value="15932.5" calcext:value-type="float">
            <text:p>15932.5</text:p>
          </table:table-cell>
          <table:table-cell office:value-type="float" office:value="10662.5" calcext:value-type="float">
            <text:p>10662.5</text:p>
          </table:table-cell>
          <table:table-cell office:value-type="float" office:value="2767.5" calcext:value-type="float">
            <text:p>2767.5</text:p>
          </table:table-cell>
          <table:table-cell office:value-type="float" office:value="18465" calcext:value-type="float">
            <text:p>18465</text:p>
          </table:table-cell>
          <table:table-cell office:value-type="float" office:value="12307.5" calcext:value-type="float">
            <text:p>12307.5</text:p>
          </table:table-cell>
          <table:table-cell office:value-type="float" office:value="3900" calcext:value-type="float">
            <text:p>3900</text:p>
          </table:table-cell>
          <table:table-cell office:value-type="float" office:value="4980" calcext:value-type="float">
            <text:p>4980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15625" calcext:value-type="float">
            <text:p>15625</text:p>
          </table:table-cell>
          <table:table-cell office:value-type="float" office:value="10820" calcext:value-type="float">
            <text:p>10820</text:p>
          </table:table-cell>
          <table:table-cell office:value-type="float" office:value="2550" calcext:value-type="float">
            <text:p>2550</text:p>
          </table:table-cell>
          <table:table-cell office:value-type="float" office:value="18212.5" calcext:value-type="float">
            <text:p>18212.5</text:p>
          </table:table-cell>
          <table:table-cell office:value-type="float" office:value="12505" calcext:value-type="float">
            <text:p>12505</text:p>
          </table:table-cell>
          <table:table-cell office:value-type="float" office:value="3847.5" calcext:value-type="float">
            <text:p>3847.5</text:p>
          </table:table-cell>
          <table:table-cell office:value-type="float" office:value="4937.5" calcext:value-type="float">
            <text:p>4937.5</text:p>
          </table:table-cell>
        </table:table-row>
        <table:table-row table:style-name="ro1">
          <table:table-cell office:value-type="float" office:value="80600" calcext:value-type="float">
            <text:p>80600</text:p>
          </table:table-cell>
          <table:table-cell office:value-type="float" office:value="15525" calcext:value-type="float">
            <text:p>15525</text:p>
          </table:table-cell>
          <table:table-cell office:value-type="float" office:value="11010" calcext:value-type="float">
            <text:p>11010</text:p>
          </table:table-cell>
          <table:table-cell office:value-type="float" office:value="2540" calcext:value-type="float">
            <text:p>2540</text:p>
          </table:table-cell>
          <table:table-cell office:value-type="float" office:value="18582.5" calcext:value-type="float">
            <text:p>18582.5</text:p>
          </table:table-cell>
          <table:table-cell office:value-type="float" office:value="12370" calcext:value-type="float">
            <text:p>12370</text:p>
          </table:table-cell>
          <table:table-cell office:value-type="float" office:value="3582.5" calcext:value-type="float">
            <text:p>3582.5</text:p>
          </table:table-cell>
          <table:table-cell office:value-type="float" office:value="5142.5" calcext:value-type="float">
            <text:p>5142.5</text:p>
          </table:table-cell>
        </table:table-row>
        <table:table-row table:style-name="ro1">
          <table:table-cell office:value-type="float" office:value="80700" calcext:value-type="float">
            <text:p>80700</text:p>
          </table:table-cell>
          <table:table-cell office:value-type="float" office:value="16245" calcext:value-type="float">
            <text:p>16245</text:p>
          </table:table-cell>
          <table:table-cell office:value-type="float" office:value="11715" calcext:value-type="float">
            <text:p>11715</text:p>
          </table:table-cell>
          <table:table-cell office:value-type="float" office:value="3555" calcext:value-type="float">
            <text:p>3555</text:p>
          </table:table-cell>
          <table:table-cell office:value-type="float" office:value="19172.5" calcext:value-type="float">
            <text:p>19172.5</text:p>
          </table:table-cell>
          <table:table-cell office:value-type="float" office:value="13190" calcext:value-type="float">
            <text:p>13190</text:p>
          </table:table-cell>
          <table:table-cell office:value-type="float" office:value="4327.5" calcext:value-type="float">
            <text:p>4327.5</text:p>
          </table:table-cell>
          <table:table-cell office:value-type="float" office:value="6017.5" calcext:value-type="float">
            <text:p>6017.5</text:p>
          </table:table-cell>
        </table:table-row>
        <table:table-row table:style-name="ro1">
          <table:table-cell office:value-type="float" office:value="80800" calcext:value-type="float">
            <text:p>80800</text:p>
          </table:table-cell>
          <table:table-cell office:value-type="float" office:value="16275" calcext:value-type="float">
            <text:p>16275</text:p>
          </table:table-cell>
          <table:table-cell office:value-type="float" office:value="11905" calcext:value-type="float">
            <text:p>11905</text:p>
          </table:table-cell>
          <table:table-cell office:value-type="float" office:value="3640" calcext:value-type="float">
            <text:p>3640</text:p>
          </table:table-cell>
          <table:table-cell office:value-type="float" office:value="19142.5" calcext:value-type="float">
            <text:p>19142.5</text:p>
          </table:table-cell>
          <table:table-cell office:value-type="float" office:value="13195" calcext:value-type="float">
            <text:p>13195</text:p>
          </table:table-cell>
          <table:table-cell office:value-type="float" office:value="4322.5" calcext:value-type="float">
            <text:p>4322.5</text:p>
          </table:table-cell>
          <table:table-cell office:value-type="float" office:value="6172.5" calcext:value-type="float">
            <text:p>6172.5</text:p>
          </table:table-cell>
        </table:table-row>
        <table:table-row table:style-name="ro1">
          <table:table-cell office:value-type="float" office:value="80900" calcext:value-type="float">
            <text:p>80900</text:p>
          </table:table-cell>
          <table:table-cell office:value-type="float" office:value="15805" calcext:value-type="float">
            <text:p>15805</text:p>
          </table:table-cell>
          <table:table-cell office:value-type="float" office:value="11920" calcext:value-type="float">
            <text:p>11920</text:p>
          </table:table-cell>
          <table:table-cell office:value-type="float" office:value="3245" calcext:value-type="float">
            <text:p>3245</text:p>
          </table:table-cell>
          <table:table-cell office:value-type="float" office:value="18907.5" calcext:value-type="float">
            <text:p>18907.5</text:p>
          </table:table-cell>
          <table:table-cell office:value-type="float" office:value="12805" calcext:value-type="float">
            <text:p>12805</text:p>
          </table:table-cell>
          <table:table-cell office:value-type="float" office:value="4167.5" calcext:value-type="float">
            <text:p>4167.5</text:p>
          </table:table-cell>
          <table:table-cell office:value-type="float" office:value="6397.5" calcext:value-type="float">
            <text:p>6397.5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15895" calcext:value-type="float">
            <text:p>15895</text:p>
          </table:table-cell>
          <table:table-cell office:value-type="float" office:value="11830" calcext:value-type="float">
            <text:p>11830</text:p>
          </table:table-cell>
          <table:table-cell office:value-type="float" office:value="3040" calcext:value-type="float">
            <text:p>3040</text:p>
          </table:table-cell>
          <table:table-cell office:value-type="float" office:value="19007.5" calcext:value-type="float">
            <text:p>19007.5</text:p>
          </table:table-cell>
          <table:table-cell office:value-type="float" office:value="12790" calcext:value-type="float">
            <text:p>12790</text:p>
          </table:table-cell>
          <table:table-cell office:value-type="float" office:value="3972.5" calcext:value-type="float">
            <text:p>3972.5</text:p>
          </table:table-cell>
          <table:table-cell office:value-type="float" office:value="6382.5" calcext:value-type="float">
            <text:p>6382.5</text:p>
          </table:table-cell>
        </table:table-row>
        <table:table-row table:style-name="ro1">
          <table:table-cell office:value-type="float" office:value="81100" calcext:value-type="float">
            <text:p>81100</text:p>
          </table:table-cell>
          <table:table-cell office:value-type="float" office:value="15850" calcext:value-type="float">
            <text:p>15850</text:p>
          </table:table-cell>
          <table:table-cell office:value-type="float" office:value="12020" calcext:value-type="float">
            <text:p>12020</text:p>
          </table:table-cell>
          <table:table-cell office:value-type="float" office:value="3050" calcext:value-type="float">
            <text:p>3050</text:p>
          </table:table-cell>
          <table:table-cell office:value-type="float" office:value="18737.5" calcext:value-type="float">
            <text:p>18737.5</text:p>
          </table:table-cell>
          <table:table-cell office:value-type="float" office:value="12785" calcext:value-type="float">
            <text:p>12785</text:p>
          </table:table-cell>
          <table:table-cell office:value-type="float" office:value="4072.5" calcext:value-type="float">
            <text:p>4072.5</text:p>
          </table:table-cell>
          <table:table-cell office:value-type="float" office:value="6192.5" calcext:value-type="float">
            <text:p>6192.5</text:p>
          </table:table-cell>
        </table:table-row>
        <table:table-row table:style-name="ro1">
          <table:table-cell office:value-type="float" office:value="81200" calcext:value-type="float">
            <text:p>81200</text:p>
          </table:table-cell>
          <table:table-cell office:value-type="float" office:value="17127.5" calcext:value-type="float">
            <text:p>17127.5</text:p>
          </table:table-cell>
          <table:table-cell office:value-type="float" office:value="12042.5" calcext:value-type="float">
            <text:p>12042.5</text:p>
          </table:table-cell>
          <table:table-cell office:value-type="float" office:value="4570" calcext:value-type="float">
            <text:p>4570</text:p>
          </table:table-cell>
          <table:table-cell office:value-type="float" office:value="18480" calcext:value-type="float">
            <text:p>18480</text:p>
          </table:table-cell>
          <table:table-cell office:value-type="float" office:value="13682.5" calcext:value-type="float">
            <text:p>13682.5</text:p>
          </table:table-cell>
          <table:table-cell office:value-type="float" office:value="5015" calcext:value-type="float">
            <text:p>5015</text:p>
          </table:table-cell>
          <table:table-cell office:value-type="float" office:value="6890" calcext:value-type="float">
            <text:p>6890</text:p>
          </table:table-cell>
        </table:table-row>
        <table:table-row table:style-name="ro1">
          <table:table-cell office:value-type="float" office:value="81300" calcext:value-type="float">
            <text:p>81300</text:p>
          </table:table-cell>
          <table:table-cell office:value-type="float" office:value="16457.5" calcext:value-type="float">
            <text:p>16457.5</text:p>
          </table:table-cell>
          <table:table-cell office:value-type="float" office:value="11467.5" calcext:value-type="float">
            <text:p>11467.5</text:p>
          </table:table-cell>
          <table:table-cell office:value-type="float" office:value="4515" calcext:value-type="float">
            <text:p>4515</text:p>
          </table:table-cell>
          <table:table-cell office:value-type="float" office:value="18310" calcext:value-type="float">
            <text:p>18310</text:p>
          </table:table-cell>
          <table:table-cell office:value-type="float" office:value="13222.5" calcext:value-type="float">
            <text:p>13222.5</text:p>
          </table:table-cell>
          <table:table-cell office:value-type="float" office:value="4405" calcext:value-type="float">
            <text:p>4405</text:p>
          </table:table-cell>
          <table:table-cell office:value-type="float" office:value="7417.5" calcext:value-type="float">
            <text:p>7417.5</text:p>
          </table:table-cell>
        </table:table-row>
        <table:table-row table:style-name="ro1">
          <table:table-cell office:value-type="float" office:value="81400" calcext:value-type="float">
            <text:p>81400</text:p>
          </table:table-cell>
          <table:table-cell office:value-type="float" office:value="15852.5" calcext:value-type="float">
            <text:p>15852.5</text:p>
          </table:table-cell>
          <table:table-cell office:value-type="float" office:value="11507.5" calcext:value-type="float">
            <text:p>11507.5</text:p>
          </table:table-cell>
          <table:table-cell office:value-type="float" office:value="4275" calcext:value-type="float">
            <text:p>4275</text:p>
          </table:table-cell>
          <table:table-cell office:value-type="float" office:value="17915" calcext:value-type="float">
            <text:p>17915</text:p>
          </table:table-cell>
          <table:table-cell office:value-type="float" office:value="12927.5" calcext:value-type="float">
            <text:p>12927.5</text:p>
          </table:table-cell>
          <table:table-cell office:value-type="float" office:value="4455" calcext:value-type="float">
            <text:p>4455</text:p>
          </table:table-cell>
          <table:table-cell office:value-type="float" office:value="6792.5" calcext:value-type="float">
            <text:p>6792.5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float" office:value="15355" calcext:value-type="float">
            <text:p>15355</text:p>
          </table:table-cell>
          <table:table-cell office:value-type="float" office:value="11330" calcext:value-type="float">
            <text:p>11330</text:p>
          </table:table-cell>
          <table:table-cell office:value-type="float" office:value="3752.5" calcext:value-type="float">
            <text:p>3752.5</text:p>
          </table:table-cell>
          <table:table-cell office:value-type="float" office:value="17607.5" calcext:value-type="float">
            <text:p>17607.5</text:p>
          </table:table-cell>
          <table:table-cell office:value-type="float" office:value="12655" calcext:value-type="float">
            <text:p>12655</text:p>
          </table:table-cell>
          <table:table-cell office:value-type="float" office:value="4177.5" calcext:value-type="float">
            <text:p>4177.5</text:p>
          </table:table-cell>
          <table:table-cell office:value-type="float" office:value="6755" calcext:value-type="float">
            <text:p>6755</text:p>
          </table:table-cell>
        </table:table-row>
        <table:table-row table:style-name="ro1">
          <table:table-cell office:value-type="float" office:value="81600" calcext:value-type="float">
            <text:p>81600</text:p>
          </table:table-cell>
          <table:table-cell office:value-type="float" office:value="15010" calcext:value-type="float">
            <text:p>15010</text:p>
          </table:table-cell>
          <table:table-cell office:value-type="float" office:value="11485" calcext:value-type="float">
            <text:p>11485</text:p>
          </table:table-cell>
          <table:table-cell office:value-type="float" office:value="3327.5" calcext:value-type="float">
            <text:p>3327.5</text:p>
          </table:table-cell>
          <table:table-cell office:value-type="float" office:value="17832.5" calcext:value-type="float">
            <text:p>17832.5</text:p>
          </table:table-cell>
          <table:table-cell office:value-type="float" office:value="12565" calcext:value-type="float">
            <text:p>12565</text:p>
          </table:table-cell>
          <table:table-cell office:value-type="float" office:value="4367.5" calcext:value-type="float">
            <text:p>4367.5</text:p>
          </table:table-cell>
          <table:table-cell office:value-type="float" office:value="6510" calcext:value-type="float">
            <text:p>6510</text:p>
          </table:table-cell>
        </table:table-row>
        <table:table-row table:style-name="ro1">
          <table:table-cell office:value-type="float" office:value="81700" calcext:value-type="float">
            <text:p>81700</text:p>
          </table:table-cell>
          <table:table-cell office:value-type="float" office:value="15572.5" calcext:value-type="float">
            <text:p>15572.5</text:p>
          </table:table-cell>
          <table:table-cell office:value-type="float" office:value="11255" calcext:value-type="float">
            <text:p>11255</text:p>
          </table:table-cell>
          <table:table-cell office:value-type="float" office:value="4282.5" calcext:value-type="float">
            <text:p>4282.5</text:p>
          </table:table-cell>
          <table:table-cell office:value-type="float" office:value="18202.5" calcext:value-type="float">
            <text:p>18202.5</text:p>
          </table:table-cell>
          <table:table-cell office:value-type="float" office:value="13762.5" calcext:value-type="float">
            <text:p>13762.5</text:p>
          </table:table-cell>
          <table:table-cell office:value-type="float" office:value="4952.5" calcext:value-type="float">
            <text:p>4952.5</text:p>
          </table:table-cell>
          <table:table-cell office:value-type="float" office:value="7205" calcext:value-type="float">
            <text:p>7205</text:p>
          </table:table-cell>
        </table:table-row>
        <table:table-row table:style-name="ro1">
          <table:table-cell office:value-type="float" office:value="81800" calcext:value-type="float">
            <text:p>81800</text:p>
          </table:table-cell>
          <table:table-cell office:value-type="float" office:value="15582.5" calcext:value-type="float">
            <text:p>15582.5</text:p>
          </table:table-cell>
          <table:table-cell office:value-type="float" office:value="11120" calcext:value-type="float">
            <text:p>11120</text:p>
          </table:table-cell>
          <table:table-cell office:value-type="float" office:value="4107.5" calcext:value-type="float">
            <text:p>4107.5</text:p>
          </table:table-cell>
          <table:table-cell office:value-type="float" office:value="18022.5" calcext:value-type="float">
            <text:p>18022.5</text:p>
          </table:table-cell>
          <table:table-cell office:value-type="float" office:value="13637.5" calcext:value-type="float">
            <text:p>13637.5</text:p>
          </table:table-cell>
          <table:table-cell office:value-type="float" office:value="4737.5" calcext:value-type="float">
            <text:p>4737.5</text:p>
          </table:table-cell>
          <table:table-cell office:value-type="float" office:value="7090" calcext:value-type="float">
            <text:p>7090</text:p>
          </table:table-cell>
        </table:table-row>
        <table:table-row table:style-name="ro1">
          <table:table-cell office:value-type="float" office:value="81900" calcext:value-type="float">
            <text:p>81900</text:p>
          </table:table-cell>
          <table:table-cell office:value-type="float" office:value="15960" calcext:value-type="float">
            <text:p>15960</text:p>
          </table:table-cell>
          <table:table-cell office:value-type="float" office:value="11397.5" calcext:value-type="float">
            <text:p>11397.5</text:p>
          </table:table-cell>
          <table:table-cell office:value-type="float" office:value="4565" calcext:value-type="float">
            <text:p>4565</text:p>
          </table:table-cell>
          <table:table-cell office:value-type="float" office:value="18140" calcext:value-type="float">
            <text:p>18140</text:p>
          </table:table-cell>
          <table:table-cell office:value-type="float" office:value="13755" calcext:value-type="float">
            <text:p>13755</text:p>
          </table:table-cell>
          <table:table-cell office:value-type="float" office:value="5395" calcext:value-type="float">
            <text:p>5395</text:p>
          </table:table-cell>
          <table:table-cell office:value-type="float" office:value="7537.5" calcext:value-type="float">
            <text:p>7537.5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16215" calcext:value-type="float">
            <text:p>16215</text:p>
          </table:table-cell>
          <table:table-cell office:value-type="float" office:value="11337.5" calcext:value-type="float">
            <text:p>11337.5</text:p>
          </table:table-cell>
          <table:table-cell office:value-type="float" office:value="4310" calcext:value-type="float">
            <text:p>4310</text:p>
          </table:table-cell>
          <table:table-cell office:value-type="float" office:value="18585" calcext:value-type="float">
            <text:p>18585</text:p>
          </table:table-cell>
          <table:table-cell office:value-type="float" office:value="13585" calcext:value-type="float">
            <text:p>13585</text:p>
          </table:table-cell>
          <table:table-cell office:value-type="float" office:value="4875" calcext:value-type="float">
            <text:p>4875</text:p>
          </table:table-cell>
          <table:table-cell office:value-type="float" office:value="7127.5" calcext:value-type="float">
            <text:p>7127.5</text:p>
          </table:table-cell>
        </table:table-row>
        <table:table-row table:style-name="ro1">
          <table:table-cell office:value-type="float" office:value="82100" calcext:value-type="float">
            <text:p>82100</text:p>
          </table:table-cell>
          <table:table-cell office:value-type="float" office:value="16295" calcext:value-type="float">
            <text:p>16295</text:p>
          </table:table-cell>
          <table:table-cell office:value-type="float" office:value="11422.5" calcext:value-type="float">
            <text:p>11422.5</text:p>
          </table:table-cell>
          <table:table-cell office:value-type="float" office:value="4300" calcext:value-type="float">
            <text:p>4300</text:p>
          </table:table-cell>
          <table:table-cell office:value-type="float" office:value="18735" calcext:value-type="float">
            <text:p>18735</text:p>
          </table:table-cell>
          <table:table-cell office:value-type="float" office:value="13900" calcext:value-type="float">
            <text:p>13900</text:p>
          </table:table-cell>
          <table:table-cell office:value-type="float" office:value="4905" calcext:value-type="float">
            <text:p>4905</text:p>
          </table:table-cell>
          <table:table-cell office:value-type="float" office:value="7277.5" calcext:value-type="float">
            <text:p>7277.5</text:p>
          </table:table-cell>
        </table:table-row>
        <table:table-row table:style-name="ro1">
          <table:table-cell office:value-type="float" office:value="82200" calcext:value-type="float">
            <text:p>82200</text:p>
          </table:table-cell>
          <table:table-cell office:value-type="float" office:value="16115" calcext:value-type="float">
            <text:p>16115</text:p>
          </table:table-cell>
          <table:table-cell office:value-type="float" office:value="11337.5" calcext:value-type="float">
            <text:p>11337.5</text:p>
          </table:table-cell>
          <table:table-cell office:value-type="float" office:value="4210" calcext:value-type="float">
            <text:p>4210</text:p>
          </table:table-cell>
          <table:table-cell office:value-type="float" office:value="18655" calcext:value-type="float">
            <text:p>18655</text:p>
          </table:table-cell>
          <table:table-cell office:value-type="float" office:value="13985" calcext:value-type="float">
            <text:p>13985</text:p>
          </table:table-cell>
          <table:table-cell office:value-type="float" office:value="4605" calcext:value-type="float">
            <text:p>4605</text:p>
          </table:table-cell>
          <table:table-cell office:value-type="float" office:value="7312.5" calcext:value-type="float">
            <text:p>7312.5</text:p>
          </table:table-cell>
        </table:table-row>
        <table:table-row table:style-name="ro1">
          <table:table-cell office:value-type="float" office:value="82300" calcext:value-type="float">
            <text:p>82300</text:p>
          </table:table-cell>
          <table:table-cell office:value-type="float" office:value="16092.5" calcext:value-type="float">
            <text:p>16092.5</text:p>
          </table:table-cell>
          <table:table-cell office:value-type="float" office:value="10645" calcext:value-type="float">
            <text:p>10645</text:p>
          </table:table-cell>
          <table:table-cell office:value-type="float" office:value="2992.5" calcext:value-type="float">
            <text:p>2992.5</text:p>
          </table:table-cell>
          <table:table-cell office:value-type="float" office:value="18867.5" calcext:value-type="float">
            <text:p>18867.5</text:p>
          </table:table-cell>
          <table:table-cell office:value-type="float" office:value="13587.5" calcext:value-type="float">
            <text:p>13587.5</text:p>
          </table:table-cell>
          <table:table-cell office:value-type="float" office:value="4722.5" calcext:value-type="float">
            <text:p>4722.5</text:p>
          </table:table-cell>
          <table:table-cell office:value-type="float" office:value="6615" calcext:value-type="float">
            <text:p>6615</text:p>
          </table:table-cell>
        </table:table-row>
        <table:table-row table:style-name="ro1">
          <table:table-cell office:value-type="float" office:value="82400" calcext:value-type="float">
            <text:p>82400</text:p>
          </table:table-cell>
          <table:table-cell office:value-type="float" office:value="15772.5" calcext:value-type="float">
            <text:p>15772.5</text:p>
          </table:table-cell>
          <table:table-cell office:value-type="float" office:value="10885" calcext:value-type="float">
            <text:p>10885</text:p>
          </table:table-cell>
          <table:table-cell office:value-type="float" office:value="2987.5" calcext:value-type="float">
            <text:p>2987.5</text:p>
          </table:table-cell>
          <table:table-cell office:value-type="float" office:value="18997.5" calcext:value-type="float">
            <text:p>18997.5</text:p>
          </table:table-cell>
          <table:table-cell office:value-type="float" office:value="13502.5" calcext:value-type="float">
            <text:p>13502.5</text:p>
          </table:table-cell>
          <table:table-cell office:value-type="float" office:value="4737.5" calcext:value-type="float">
            <text:p>4737.5</text:p>
          </table:table-cell>
          <table:table-cell office:value-type="float" office:value="6560" calcext:value-type="float">
            <text:p>6560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15397.5" calcext:value-type="float">
            <text:p>15397.5</text:p>
          </table:table-cell>
          <table:table-cell office:value-type="float" office:value="11200" calcext:value-type="float">
            <text:p>11200</text:p>
          </table:table-cell>
          <table:table-cell office:value-type="float" office:value="2687.5" calcext:value-type="float">
            <text:p>2687.5</text:p>
          </table:table-cell>
          <table:table-cell office:value-type="float" office:value="19377.5" calcext:value-type="float">
            <text:p>19377.5</text:p>
          </table:table-cell>
          <table:table-cell office:value-type="float" office:value="14172.5" calcext:value-type="float">
            <text:p>14172.5</text:p>
          </table:table-cell>
          <table:table-cell office:value-type="float" office:value="5872.5" calcext:value-type="float">
            <text:p>5872.5</text:p>
          </table:table-cell>
          <table:table-cell office:value-type="float" office:value="6910" calcext:value-type="float">
            <text:p>6910</text:p>
          </table:table-cell>
        </table:table-row>
        <table:table-row table:style-name="ro1">
          <table:table-cell office:value-type="float" office:value="82600" calcext:value-type="float">
            <text:p>82600</text:p>
          </table:table-cell>
          <table:table-cell office:value-type="float" office:value="14972.5" calcext:value-type="float">
            <text:p>14972.5</text:p>
          </table:table-cell>
          <table:table-cell office:value-type="float" office:value="10100" calcext:value-type="float">
            <text:p>10100</text:p>
          </table:table-cell>
          <table:table-cell office:value-type="float" office:value="2527.5" calcext:value-type="float">
            <text:p>2527.5</text:p>
          </table:table-cell>
          <table:table-cell office:value-type="float" office:value="18382.5" calcext:value-type="float">
            <text:p>18382.5</text:p>
          </table:table-cell>
          <table:table-cell office:value-type="float" office:value="15065" calcext:value-type="float">
            <text:p>15065</text:p>
          </table:table-cell>
          <table:table-cell office:value-type="float" office:value="5427.5" calcext:value-type="float">
            <text:p>5427.5</text:p>
          </table:table-cell>
          <table:table-cell office:value-type="float" office:value="5680" calcext:value-type="float">
            <text:p>5680</text:p>
          </table:table-cell>
        </table:table-row>
        <table:table-row table:style-name="ro1">
          <table:table-cell office:value-type="float" office:value="82700" calcext:value-type="float">
            <text:p>82700</text:p>
          </table:table-cell>
          <table:table-cell office:value-type="float" office:value="14700" calcext:value-type="float">
            <text:p>14700</text:p>
          </table:table-cell>
          <table:table-cell office:value-type="float" office:value="10395" calcext:value-type="float">
            <text:p>10395</text:p>
          </table:table-cell>
          <table:table-cell office:value-type="float" office:value="2807.5" calcext:value-type="float">
            <text:p>2807.5</text:p>
          </table:table-cell>
          <table:table-cell office:value-type="float" office:value="17982.5" calcext:value-type="float">
            <text:p>17982.5</text:p>
          </table:table-cell>
          <table:table-cell office:value-type="float" office:value="15335" calcext:value-type="float">
            <text:p>15335</text:p>
          </table:table-cell>
          <table:table-cell office:value-type="float" office:value="5257.5" calcext:value-type="float">
            <text:p>5257.5</text:p>
          </table:table-cell>
          <table:table-cell office:value-type="float" office:value="5595" calcext:value-type="float">
            <text:p>5595</text:p>
          </table:table-cell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14570" calcext:value-type="float">
            <text:p>14570</text:p>
          </table:table-cell>
          <table:table-cell office:value-type="float" office:value="10140" calcext:value-type="float">
            <text:p>10140</text:p>
          </table:table-cell>
          <table:table-cell office:value-type="float" office:value="2577.5" calcext:value-type="float">
            <text:p>2577.5</text:p>
          </table:table-cell>
          <table:table-cell office:value-type="float" office:value="18175" calcext:value-type="float">
            <text:p>18175</text:p>
          </table:table-cell>
          <table:table-cell office:value-type="float" office:value="15550" calcext:value-type="float">
            <text:p>15550</text:p>
          </table:table-cell>
          <table:table-cell office:value-type="float" office:value="5237.5" calcext:value-type="float">
            <text:p>5237.5</text:p>
          </table:table-cell>
          <table:table-cell office:value-type="float" office:value="5530" calcext:value-type="float">
            <text:p>5530</text:p>
          </table:table-cell>
        </table:table-row>
        <table:table-row table:style-name="ro1">
          <table:table-cell office:value-type="float" office:value="82900" calcext:value-type="float">
            <text:p>82900</text:p>
          </table:table-cell>
          <table:table-cell office:value-type="float" office:value="14230" calcext:value-type="float">
            <text:p>14230</text:p>
          </table:table-cell>
          <table:table-cell office:value-type="float" office:value="9770" calcext:value-type="float">
            <text:p>9770</text:p>
          </table:table-cell>
          <table:table-cell office:value-type="float" office:value="2342.5" calcext:value-type="float">
            <text:p>2342.5</text:p>
          </table:table-cell>
          <table:table-cell office:value-type="float" office:value="17965" calcext:value-type="float">
            <text:p>17965</text:p>
          </table:table-cell>
          <table:table-cell office:value-type="float" office:value="15520" calcext:value-type="float">
            <text:p>15520</text:p>
          </table:table-cell>
          <table:table-cell office:value-type="float" office:value="4882.5" calcext:value-type="float">
            <text:p>4882.5</text:p>
          </table:table-cell>
          <table:table-cell office:value-type="float" office:value="5190" calcext:value-type="float">
            <text:p>5190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14195" calcext:value-type="float">
            <text:p>14195</text:p>
          </table:table-cell>
          <table:table-cell office:value-type="float" office:value="10117.5" calcext:value-type="float">
            <text:p>10117.5</text:p>
          </table:table-cell>
          <table:table-cell office:value-type="float" office:value="2677.5" calcext:value-type="float">
            <text:p>2677.5</text:p>
          </table:table-cell>
          <table:table-cell office:value-type="float" office:value="18107.5" calcext:value-type="float">
            <text:p>18107.5</text:p>
          </table:table-cell>
          <table:table-cell office:value-type="float" office:value="15435" calcext:value-type="float">
            <text:p>15435</text:p>
          </table:table-cell>
          <table:table-cell office:value-type="float" office:value="5152.5" calcext:value-type="float">
            <text:p>5152.5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float" office:value="83100" calcext:value-type="float">
            <text:p>83100</text:p>
          </table:table-cell>
          <table:table-cell office:value-type="float" office:value="14085" calcext:value-type="float">
            <text:p>14085</text:p>
          </table:table-cell>
          <table:table-cell office:value-type="float" office:value="10367.5" calcext:value-type="float">
            <text:p>10367.5</text:p>
          </table:table-cell>
          <table:table-cell office:value-type="float" office:value="2687.5" calcext:value-type="float">
            <text:p>2687.5</text:p>
          </table:table-cell>
          <table:table-cell office:value-type="float" office:value="18082.5" calcext:value-type="float">
            <text:p>18082.5</text:p>
          </table:table-cell>
          <table:table-cell office:value-type="float" office:value="15360" calcext:value-type="float">
            <text:p>15360</text:p>
          </table:table-cell>
          <table:table-cell office:value-type="float" office:value="5087.5" calcext:value-type="float">
            <text:p>5087.5</text:p>
          </table:table-cell>
          <table:table-cell office:value-type="float" office:value="5380" calcext:value-type="float">
            <text:p>5380</text:p>
          </table:table-cell>
        </table:table-row>
        <table:table-row table:style-name="ro1">
          <table:table-cell office:value-type="float" office:value="83200" calcext:value-type="float">
            <text:p>83200</text:p>
          </table:table-cell>
          <table:table-cell office:value-type="float" office:value="14200" calcext:value-type="float">
            <text:p>14200</text:p>
          </table:table-cell>
          <table:table-cell office:value-type="float" office:value="10642.5" calcext:value-type="float">
            <text:p>10642.5</text:p>
          </table:table-cell>
          <table:table-cell office:value-type="float" office:value="2667.5" calcext:value-type="float">
            <text:p>2667.5</text:p>
          </table:table-cell>
          <table:table-cell office:value-type="float" office:value="18362.5" calcext:value-type="float">
            <text:p>18362.5</text:p>
          </table:table-cell>
          <table:table-cell office:value-type="float" office:value="15225" calcext:value-type="float">
            <text:p>15225</text:p>
          </table:table-cell>
          <table:table-cell office:value-type="float" office:value="5107.5" calcext:value-type="float">
            <text:p>5107.5</text:p>
          </table:table-cell>
          <table:table-cell office:value-type="float" office:value="5540" calcext:value-type="float">
            <text:p>5540</text:p>
          </table:table-cell>
        </table:table-row>
        <table:table-row table:style-name="ro1">
          <table:table-cell office:value-type="float" office:value="83300" calcext:value-type="float">
            <text:p>83300</text:p>
          </table:table-cell>
          <table:table-cell office:value-type="float" office:value="14205" calcext:value-type="float">
            <text:p>14205</text:p>
          </table:table-cell>
          <table:table-cell office:value-type="float" office:value="10552.5" calcext:value-type="float">
            <text:p>10552.5</text:p>
          </table:table-cell>
          <table:table-cell office:value-type="float" office:value="2612.5" calcext:value-type="float">
            <text:p>2612.5</text:p>
          </table:table-cell>
          <table:table-cell office:value-type="float" office:value="18612.5" calcext:value-type="float">
            <text:p>18612.5</text:p>
          </table:table-cell>
          <table:table-cell office:value-type="float" office:value="15290" calcext:value-type="float">
            <text:p>15290</text:p>
          </table:table-cell>
          <table:table-cell office:value-type="float" office:value="5257.5" calcext:value-type="float">
            <text:p>5257.5</text:p>
          </table:table-cell>
          <table:table-cell office:value-type="float" office:value="5165" calcext:value-type="float">
            <text:p>5165</text:p>
          </table:table-cell>
        </table:table-row>
        <table:table-row table:style-name="ro1">
          <table:table-cell office:value-type="float" office:value="83400" calcext:value-type="float">
            <text:p>83400</text:p>
          </table:table-cell>
          <table:table-cell office:value-type="float" office:value="14325" calcext:value-type="float">
            <text:p>14325</text:p>
          </table:table-cell>
          <table:table-cell office:value-type="float" office:value="10357.5" calcext:value-type="float">
            <text:p>10357.5</text:p>
          </table:table-cell>
          <table:table-cell office:value-type="float" office:value="2702.5" calcext:value-type="float">
            <text:p>2702.5</text:p>
          </table:table-cell>
          <table:table-cell office:value-type="float" office:value="18412.5" calcext:value-type="float">
            <text:p>18412.5</text:p>
          </table:table-cell>
          <table:table-cell office:value-type="float" office:value="15245" calcext:value-type="float">
            <text:p>15245</text:p>
          </table:table-cell>
          <table:table-cell office:value-type="float" office:value="5192.5" calcext:value-type="float">
            <text:p>5192.5</text:p>
          </table:table-cell>
          <table:table-cell office:value-type="float" office:value="5065" calcext:value-type="float">
            <text:p>5065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float" office:value="14190" calcext:value-type="float">
            <text:p>14190</text:p>
          </table:table-cell>
          <table:table-cell office:value-type="float" office:value="10042.5" calcext:value-type="float">
            <text:p>10042.5</text:p>
          </table:table-cell>
          <table:table-cell office:value-type="float" office:value="2587.5" calcext:value-type="float">
            <text:p>2587.5</text:p>
          </table:table-cell>
          <table:table-cell office:value-type="float" office:value="18382.5" calcext:value-type="float">
            <text:p>18382.5</text:p>
          </table:table-cell>
          <table:table-cell office:value-type="float" office:value="14735" calcext:value-type="float">
            <text:p>14735</text:p>
          </table:table-cell>
          <table:table-cell office:value-type="float" office:value="5360" calcext:value-type="float">
            <text:p>5360</text:p>
          </table:table-cell>
          <table:table-cell office:value-type="float" office:value="4915" calcext:value-type="float">
            <text:p>4915</text:p>
          </table:table-cell>
        </table:table-row>
        <table:table-row table:style-name="ro1">
          <table:table-cell office:value-type="float" office:value="83600" calcext:value-type="float">
            <text:p>83600</text:p>
          </table:table-cell>
          <table:table-cell office:value-type="float" office:value="14352.5" calcext:value-type="float">
            <text:p>14352.5</text:p>
          </table:table-cell>
          <table:table-cell office:value-type="float" office:value="10232.5" calcext:value-type="float">
            <text:p>10232.5</text:p>
          </table:table-cell>
          <table:table-cell office:value-type="float" office:value="2577.5" calcext:value-type="float">
            <text:p>2577.5</text:p>
          </table:table-cell>
          <table:table-cell office:value-type="float" office:value="18610" calcext:value-type="float">
            <text:p>18610</text:p>
          </table:table-cell>
          <table:table-cell office:value-type="float" office:value="14597.5" calcext:value-type="float">
            <text:p>14597.5</text:p>
          </table:table-cell>
          <table:table-cell office:value-type="float" office:value="5202.5" calcext:value-type="float">
            <text:p>5202.5</text:p>
          </table:table-cell>
          <table:table-cell office:value-type="float" office:value="5152.5" calcext:value-type="float">
            <text:p>5152.5</text:p>
          </table:table-cell>
        </table:table-row>
        <table:table-row table:style-name="ro1">
          <table:table-cell office:value-type="float" office:value="83700" calcext:value-type="float">
            <text:p>83700</text:p>
          </table:table-cell>
          <table:table-cell office:value-type="float" office:value="13927.5" calcext:value-type="float">
            <text:p>13927.5</text:p>
          </table:table-cell>
          <table:table-cell office:value-type="float" office:value="10117.5" calcext:value-type="float">
            <text:p>10117.5</text:p>
          </table:table-cell>
          <table:table-cell office:value-type="float" office:value="2362.5" calcext:value-type="float">
            <text:p>2362.5</text:p>
          </table:table-cell>
          <table:table-cell office:value-type="float" office:value="18365" calcext:value-type="float">
            <text:p>18365</text:p>
          </table:table-cell>
          <table:table-cell office:value-type="float" office:value="14577.5" calcext:value-type="float">
            <text:p>14577.5</text:p>
          </table:table-cell>
          <table:table-cell office:value-type="float" office:value="4837.5" calcext:value-type="float">
            <text:p>4837.5</text:p>
          </table:table-cell>
          <table:table-cell office:value-type="float" office:value="5312.5" calcext:value-type="float">
            <text:p>5312.5</text:p>
          </table:table-cell>
        </table:table-row>
        <table:table-row table:style-name="ro1">
          <table:table-cell office:value-type="float" office:value="83800" calcext:value-type="float">
            <text:p>83800</text:p>
          </table:table-cell>
          <table:table-cell office:value-type="float" office:value="14177.5" calcext:value-type="float">
            <text:p>14177.5</text:p>
          </table:table-cell>
          <table:table-cell office:value-type="float" office:value="10352.5" calcext:value-type="float">
            <text:p>10352.5</text:p>
          </table:table-cell>
          <table:table-cell office:value-type="float" office:value="2372.5" calcext:value-type="float">
            <text:p>2372.5</text:p>
          </table:table-cell>
          <table:table-cell office:value-type="float" office:value="18470" calcext:value-type="float">
            <text:p>18470</text:p>
          </table:table-cell>
          <table:table-cell office:value-type="float" office:value="14607.5" calcext:value-type="float">
            <text:p>14607.5</text:p>
          </table:table-cell>
          <table:table-cell office:value-type="float" office:value="4972.5" calcext:value-type="float">
            <text:p>4972.5</text:p>
          </table:table-cell>
          <table:table-cell office:value-type="float" office:value="5447.5" calcext:value-type="float">
            <text:p>5447.5</text:p>
          </table:table-cell>
        </table:table-row>
        <table:table-row table:style-name="ro1">
          <table:table-cell office:value-type="float" office:value="83900" calcext:value-type="float">
            <text:p>83900</text:p>
          </table:table-cell>
          <table:table-cell office:value-type="float" office:value="14357.5" calcext:value-type="float">
            <text:p>14357.5</text:p>
          </table:table-cell>
          <table:table-cell office:value-type="float" office:value="10037.5" calcext:value-type="float">
            <text:p>10037.5</text:p>
          </table:table-cell>
          <table:table-cell office:value-type="float" office:value="2267.5" calcext:value-type="float">
            <text:p>2267.5</text:p>
          </table:table-cell>
          <table:table-cell office:value-type="float" office:value="18455" calcext:value-type="float">
            <text:p>18455</text:p>
          </table:table-cell>
          <table:table-cell office:value-type="float" office:value="14562.5" calcext:value-type="float">
            <text:p>14562.5</text:p>
          </table:table-cell>
          <table:table-cell office:value-type="float" office:value="5217.5" calcext:value-type="float">
            <text:p>5217.5</text:p>
          </table:table-cell>
          <table:table-cell office:value-type="float" office:value="5477.5" calcext:value-type="float">
            <text:p>5477.5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14487.5" calcext:value-type="float">
            <text:p>14487.5</text:p>
          </table:table-cell>
          <table:table-cell office:value-type="float" office:value="10952.5" calcext:value-type="float">
            <text:p>10952.5</text:p>
          </table:table-cell>
          <table:table-cell office:value-type="float" office:value="2167.5" calcext:value-type="float">
            <text:p>2167.5</text:p>
          </table:table-cell>
          <table:table-cell office:value-type="float" office:value="18510" calcext:value-type="float">
            <text:p>18510</text:p>
          </table:table-cell>
          <table:table-cell office:value-type="float" office:value="14467.5" calcext:value-type="float">
            <text:p>14467.5</text:p>
          </table:table-cell>
          <table:table-cell office:value-type="float" office:value="4232.5" calcext:value-type="float">
            <text:p>4232.5</text:p>
          </table:table-cell>
          <table:table-cell office:value-type="float" office:value="6262.5" calcext:value-type="float">
            <text:p>6262.5</text:p>
          </table:table-cell>
        </table:table-row>
        <table:table-row table:style-name="ro1">
          <table:table-cell office:value-type="float" office:value="84100" calcext:value-type="float">
            <text:p>84100</text:p>
          </table:table-cell>
          <table:table-cell office:value-type="float" office:value="14002.5" calcext:value-type="float">
            <text:p>14002.5</text:p>
          </table:table-cell>
          <table:table-cell office:value-type="float" office:value="10752.5" calcext:value-type="float">
            <text:p>10752.5</text:p>
          </table:table-cell>
          <table:table-cell office:value-type="float" office:value="2012.5" calcext:value-type="float">
            <text:p>2012.5</text:p>
          </table:table-cell>
          <table:table-cell office:value-type="float" office:value="18355" calcext:value-type="float">
            <text:p>18355</text:p>
          </table:table-cell>
          <table:table-cell office:value-type="float" office:value="14347.5" calcext:value-type="float">
            <text:p>14347.5</text:p>
          </table:table-cell>
          <table:table-cell office:value-type="float" office:value="4162.5" calcext:value-type="float">
            <text:p>4162.5</text:p>
          </table:table-cell>
          <table:table-cell office:value-type="float" office:value="6112.5" calcext:value-type="float">
            <text:p>6112.5</text:p>
          </table:table-cell>
        </table:table-row>
        <table:table-row table:style-name="ro1">
          <table:table-cell office:value-type="float" office:value="84200" calcext:value-type="float">
            <text:p>84200</text:p>
          </table:table-cell>
          <table:table-cell office:value-type="float" office:value="13337.5" calcext:value-type="float">
            <text:p>13337.5</text:p>
          </table:table-cell>
          <table:table-cell office:value-type="float" office:value="9602.5" calcext:value-type="float">
            <text:p>9602.5</text:p>
          </table:table-cell>
          <table:table-cell office:value-type="float" office:value="837.5" calcext:value-type="float">
            <text:p>837.5</text:p>
          </table:table-cell>
          <table:table-cell office:value-type="float" office:value="18670" calcext:value-type="float">
            <text:p>18670</text:p>
          </table:table-cell>
          <table:table-cell office:value-type="float" office:value="13187.5" calcext:value-type="float">
            <text:p>13187.5</text:p>
          </table:table-cell>
          <table:table-cell office:value-type="float" office:value="3427.5" calcext:value-type="float">
            <text:p>3427.5</text:p>
          </table:table-cell>
          <table:table-cell office:value-type="float" office:value="4882.5" calcext:value-type="float">
            <text:p>4882.5</text:p>
          </table:table-cell>
        </table:table-row>
        <table:table-row table:style-name="ro1">
          <table:table-cell office:value-type="float" office:value="84300" calcext:value-type="float">
            <text:p>84300</text:p>
          </table:table-cell>
          <table:table-cell office:value-type="float" office:value="13370" calcext:value-type="float">
            <text:p>13370</text:p>
          </table:table-cell>
          <table:table-cell office:value-type="float" office:value="9435" calcext:value-type="float">
            <text:p>9435</text:p>
          </table:table-cell>
          <table:table-cell office:value-type="float" office:value="1100" calcext:value-type="float">
            <text:p>1100</text:p>
          </table:table-cell>
          <table:table-cell office:value-type="float" office:value="18995" calcext:value-type="float">
            <text:p>18995</text:p>
          </table:table-cell>
          <table:table-cell office:value-type="float" office:value="13495" calcext:value-type="float">
            <text:p>13495</text:p>
          </table:table-cell>
          <table:table-cell office:value-type="float" office:value="3300" calcext:value-type="float">
            <text:p>3300</text:p>
          </table:table-cell>
          <table:table-cell office:value-type="float" office:value="4965" calcext:value-type="float">
            <text:p>4965</text:p>
          </table:table-cell>
        </table:table-row>
        <table:table-row table:style-name="ro1">
          <table:table-cell office:value-type="float" office:value="84400" calcext:value-type="float">
            <text:p>84400</text:p>
          </table:table-cell>
          <table:table-cell office:value-type="float" office:value="13945" calcext:value-type="float">
            <text:p>13945</text:p>
          </table:table-cell>
          <table:table-cell office:value-type="float" office:value="9750" calcext:value-type="float">
            <text:p>9750</text:p>
          </table:table-cell>
          <table:table-cell office:value-type="float" office:value="1630" calcext:value-type="float">
            <text:p>1630</text:p>
          </table:table-cell>
          <table:table-cell office:value-type="float" office:value="19250" calcext:value-type="float">
            <text:p>19250</text:p>
          </table:table-cell>
          <table:table-cell office:value-type="float" office:value="13865" calcext:value-type="float">
            <text:p>13865</text:p>
          </table:table-cell>
          <table:table-cell office:value-type="float" office:value="3660" calcext:value-type="float">
            <text:p>3660</text:p>
          </table:table-cell>
          <table:table-cell office:value-type="float" office:value="5225" calcext:value-type="float">
            <text:p>5225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float" office:value="14337.5" calcext:value-type="float">
            <text:p>14337.5</text:p>
          </table:table-cell>
          <table:table-cell office:value-type="float" office:value="9755" calcext:value-type="float">
            <text:p>9755</text:p>
          </table:table-cell>
          <table:table-cell office:value-type="float" office:value="1545" calcext:value-type="float">
            <text:p>1545</text:p>
          </table:table-cell>
          <table:table-cell office:value-type="float" office:value="19185" calcext:value-type="float">
            <text:p>19185</text:p>
          </table:table-cell>
          <table:table-cell office:value-type="float" office:value="13640" calcext:value-type="float">
            <text:p>13640</text:p>
          </table:table-cell>
          <table:table-cell office:value-type="float" office:value="3090" calcext:value-type="float">
            <text:p>3090</text:p>
          </table:table-cell>
          <table:table-cell office:value-type="float" office:value="4925" calcext:value-type="float">
            <text:p>4925</text:p>
          </table:table-cell>
        </table:table-row>
        <table:table-row table:style-name="ro1">
          <table:table-cell office:value-type="float" office:value="84600" calcext:value-type="float">
            <text:p>84600</text:p>
          </table:table-cell>
          <table:table-cell office:value-type="float" office:value="14217.5" calcext:value-type="float">
            <text:p>14217.5</text:p>
          </table:table-cell>
          <table:table-cell office:value-type="float" office:value="9850" calcext:value-type="float">
            <text:p>9850</text:p>
          </table:table-cell>
          <table:table-cell office:value-type="float" office:value="1575" calcext:value-type="float">
            <text:p>1575</text:p>
          </table:table-cell>
          <table:table-cell office:value-type="float" office:value="19285" calcext:value-type="float">
            <text:p>19285</text:p>
          </table:table-cell>
          <table:table-cell office:value-type="float" office:value="13930" calcext:value-type="float">
            <text:p>13930</text:p>
          </table:table-cell>
          <table:table-cell office:value-type="float" office:value="2720" calcext:value-type="float">
            <text:p>2720</text:p>
          </table:table-cell>
          <table:table-cell office:value-type="float" office:value="4995" calcext:value-type="float">
            <text:p>4995</text:p>
          </table:table-cell>
        </table:table-row>
        <table:table-row table:style-name="ro1">
          <table:table-cell office:value-type="float" office:value="84700" calcext:value-type="float">
            <text:p>84700</text:p>
          </table:table-cell>
          <table:table-cell office:value-type="float" office:value="13942.5" calcext:value-type="float">
            <text:p>13942.5</text:p>
          </table:table-cell>
          <table:table-cell office:value-type="float" office:value="9840" calcext:value-type="float">
            <text:p>9840</text:p>
          </table:table-cell>
          <table:table-cell office:value-type="float" office:value="1585" calcext:value-type="float">
            <text:p>1585</text:p>
          </table:table-cell>
          <table:table-cell office:value-type="float" office:value="19080" calcext:value-type="float">
            <text:p>19080</text:p>
          </table:table-cell>
          <table:table-cell office:value-type="float" office:value="13925" calcext:value-type="float">
            <text:p>13925</text:p>
          </table:table-cell>
          <table:table-cell office:value-type="float" office:value="2770" calcext:value-type="float">
            <text:p>2770</text:p>
          </table:table-cell>
          <table:table-cell office:value-type="float" office:value="5070" calcext:value-type="float">
            <text:p>5070</text:p>
          </table:table-cell>
        </table:table-row>
        <table:table-row table:style-name="ro1">
          <table:table-cell office:value-type="float" office:value="84800" calcext:value-type="float">
            <text:p>84800</text:p>
          </table:table-cell>
          <table:table-cell office:value-type="float" office:value="13842.5" calcext:value-type="float">
            <text:p>13842.5</text:p>
          </table:table-cell>
          <table:table-cell office:value-type="float" office:value="9385" calcext:value-type="float">
            <text:p>9385</text:p>
          </table:table-cell>
          <table:table-cell office:value-type="float" office:value="1330" calcext:value-type="float">
            <text:p>1330</text:p>
          </table:table-cell>
          <table:table-cell office:value-type="float" office:value="19175" calcext:value-type="float">
            <text:p>19175</text:p>
          </table:table-cell>
          <table:table-cell office:value-type="float" office:value="13770" calcext:value-type="float">
            <text:p>13770</text:p>
          </table:table-cell>
          <table:table-cell office:value-type="float" office:value="2897.5" calcext:value-type="float">
            <text:p>2897.5</text:p>
          </table:table-cell>
          <table:table-cell office:value-type="float" office:value="4480" calcext:value-type="float">
            <text:p>4480</text:p>
          </table:table-cell>
        </table:table-row>
        <table:table-row table:style-name="ro1">
          <table:table-cell office:value-type="float" office:value="84900" calcext:value-type="float">
            <text:p>84900</text:p>
          </table:table-cell>
          <table:table-cell office:value-type="float" office:value="14427.5" calcext:value-type="float">
            <text:p>14427.5</text:p>
          </table:table-cell>
          <table:table-cell office:value-type="float" office:value="9530" calcext:value-type="float">
            <text:p>9530</text:p>
          </table:table-cell>
          <table:table-cell office:value-type="float" office:value="1600" calcext:value-type="float">
            <text:p>1600</text:p>
          </table:table-cell>
          <table:table-cell office:value-type="float" office:value="19235" calcext:value-type="float">
            <text:p>19235</text:p>
          </table:table-cell>
          <table:table-cell office:value-type="float" office:value="13870" calcext:value-type="float">
            <text:p>13870</text:p>
          </table:table-cell>
          <table:table-cell office:value-type="float" office:value="3142.5" calcext:value-type="float">
            <text:p>3142.5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4227.5" calcext:value-type="float">
            <text:p>14227.5</text:p>
          </table:table-cell>
          <table:table-cell office:value-type="float" office:value="9485" calcext:value-type="float">
            <text:p>9485</text:p>
          </table:table-cell>
          <table:table-cell office:value-type="float" office:value="1565" calcext:value-type="float">
            <text:p>1565</text:p>
          </table:table-cell>
          <table:table-cell office:value-type="float" office:value="19115" calcext:value-type="float">
            <text:p>19115</text:p>
          </table:table-cell>
          <table:table-cell office:value-type="float" office:value="13980" calcext:value-type="float">
            <text:p>13980</text:p>
          </table:table-cell>
          <table:table-cell office:value-type="float" office:value="3092.5" calcext:value-type="float">
            <text:p>3092.5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85100" calcext:value-type="float">
            <text:p>85100</text:p>
          </table:table-cell>
          <table:table-cell office:value-type="float" office:value="14452.5" calcext:value-type="float">
            <text:p>14452.5</text:p>
          </table:table-cell>
          <table:table-cell office:value-type="float" office:value="9595" calcext:value-type="float">
            <text:p>9595</text:p>
          </table:table-cell>
          <table:table-cell office:value-type="float" office:value="2035" calcext:value-type="float">
            <text:p>2035</text:p>
          </table:table-cell>
          <table:table-cell office:value-type="float" office:value="18930" calcext:value-type="float">
            <text:p>18930</text:p>
          </table:table-cell>
          <table:table-cell office:value-type="float" office:value="14185" calcext:value-type="float">
            <text:p>14185</text:p>
          </table:table-cell>
          <table:table-cell office:value-type="float" office:value="3407.5" calcext:value-type="float">
            <text:p>3407.5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float" office:value="85200" calcext:value-type="float">
            <text:p>85200</text:p>
          </table:table-cell>
          <table:table-cell office:value-type="float" office:value="14487.5" calcext:value-type="float">
            <text:p>14487.5</text:p>
          </table:table-cell>
          <table:table-cell office:value-type="float" office:value="9695" calcext:value-type="float">
            <text:p>9695</text:p>
          </table:table-cell>
          <table:table-cell office:value-type="float" office:value="1945" calcext:value-type="float">
            <text:p>1945</text:p>
          </table:table-cell>
          <table:table-cell office:value-type="float" office:value="19085" calcext:value-type="float">
            <text:p>19085</text:p>
          </table:table-cell>
          <table:table-cell office:value-type="float" office:value="14355" calcext:value-type="float">
            <text:p>14355</text:p>
          </table:table-cell>
          <table:table-cell office:value-type="float" office:value="3837.5" calcext:value-type="float">
            <text:p>3837.5</text:p>
          </table:table-cell>
          <table:table-cell office:value-type="float" office:value="5205" calcext:value-type="float">
            <text:p>5205</text:p>
          </table:table-cell>
        </table:table-row>
        <table:table-row table:style-name="ro1">
          <table:table-cell office:value-type="float" office:value="85300" calcext:value-type="float">
            <text:p>85300</text:p>
          </table:table-cell>
          <table:table-cell office:value-type="float" office:value="15517.5" calcext:value-type="float">
            <text:p>15517.5</text:p>
          </table:table-cell>
          <table:table-cell office:value-type="float" office:value="10600" calcext:value-type="float">
            <text:p>10600</text:p>
          </table:table-cell>
          <table:table-cell office:value-type="float" office:value="2805" calcext:value-type="float">
            <text:p>2805</text:p>
          </table:table-cell>
          <table:table-cell office:value-type="float" office:value="20435" calcext:value-type="float">
            <text:p>20435</text:p>
          </table:table-cell>
          <table:table-cell office:value-type="float" office:value="15140" calcext:value-type="float">
            <text:p>15140</text:p>
          </table:table-cell>
          <table:table-cell office:value-type="float" office:value="5862.5" calcext:value-type="float">
            <text:p>5862.5</text:p>
          </table:table-cell>
          <table:table-cell office:value-type="float" office:value="5880" calcext:value-type="float">
            <text:p>5880</text:p>
          </table:table-cell>
        </table:table-row>
        <table:table-row table:style-name="ro1">
          <table:table-cell office:value-type="float" office:value="85400" calcext:value-type="float">
            <text:p>85400</text:p>
          </table:table-cell>
          <table:table-cell office:value-type="float" office:value="15342.5" calcext:value-type="float">
            <text:p>15342.5</text:p>
          </table:table-cell>
          <table:table-cell office:value-type="float" office:value="10445" calcext:value-type="float">
            <text:p>10445</text:p>
          </table:table-cell>
          <table:table-cell office:value-type="float" office:value="2530" calcext:value-type="float">
            <text:p>2530</text:p>
          </table:table-cell>
          <table:table-cell office:value-type="float" office:value="20130" calcext:value-type="float">
            <text:p>20130</text:p>
          </table:table-cell>
          <table:table-cell office:value-type="float" office:value="15150" calcext:value-type="float">
            <text:p>15150</text:p>
          </table:table-cell>
          <table:table-cell office:value-type="float" office:value="5652.5" calcext:value-type="float">
            <text:p>5652.5</text:p>
          </table:table-cell>
          <table:table-cell office:value-type="float" office:value="5515" calcext:value-type="float">
            <text:p>5515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14987.5" calcext:value-type="float">
            <text:p>14987.5</text:p>
          </table:table-cell>
          <table:table-cell office:value-type="float" office:value="9920" calcext:value-type="float">
            <text:p>9920</text:p>
          </table:table-cell>
          <table:table-cell office:value-type="float" office:value="2670" calcext:value-type="float">
            <text:p>2670</text:p>
          </table:table-cell>
          <table:table-cell office:value-type="float" office:value="20130" calcext:value-type="float">
            <text:p>20130</text:p>
          </table:table-cell>
          <table:table-cell office:value-type="float" office:value="14995" calcext:value-type="float">
            <text:p>14995</text:p>
          </table:table-cell>
          <table:table-cell office:value-type="float" office:value="5697.5" calcext:value-type="float">
            <text:p>5697.5</text:p>
          </table:table-cell>
          <table:table-cell office:value-type="float" office:value="5390" calcext:value-type="float">
            <text:p>5390</text:p>
          </table:table-cell>
        </table:table-row>
        <table:table-row table:style-name="ro1">
          <table:table-cell office:value-type="float" office:value="85600" calcext:value-type="float">
            <text:p>85600</text:p>
          </table:table-cell>
          <table:table-cell office:value-type="float" office:value="15067.5" calcext:value-type="float">
            <text:p>15067.5</text:p>
          </table:table-cell>
          <table:table-cell office:value-type="float" office:value="9930" calcext:value-type="float">
            <text:p>9930</text:p>
          </table:table-cell>
          <table:table-cell office:value-type="float" office:value="2625" calcext:value-type="float">
            <text:p>2625</text:p>
          </table:table-cell>
          <table:table-cell office:value-type="float" office:value="20110" calcext:value-type="float">
            <text:p>20110</text:p>
          </table:table-cell>
          <table:table-cell office:value-type="float" office:value="15070" calcext:value-type="float">
            <text:p>15070</text:p>
          </table:table-cell>
          <table:table-cell office:value-type="float" office:value="5532.5" calcext:value-type="float">
            <text:p>5532.5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float" office:value="85700" calcext:value-type="float">
            <text:p>85700</text:p>
          </table:table-cell>
          <table:table-cell office:value-type="float" office:value="14972.5" calcext:value-type="float">
            <text:p>14972.5</text:p>
          </table:table-cell>
          <table:table-cell office:value-type="float" office:value="9975" calcext:value-type="float">
            <text:p>9975</text:p>
          </table:table-cell>
          <table:table-cell office:value-type="float" office:value="2590" calcext:value-type="float">
            <text:p>2590</text:p>
          </table:table-cell>
          <table:table-cell office:value-type="float" office:value="20025" calcext:value-type="float">
            <text:p>20025</text:p>
          </table:table-cell>
          <table:table-cell office:value-type="float" office:value="15335" calcext:value-type="float">
            <text:p>15335</text:p>
          </table:table-cell>
          <table:table-cell office:value-type="float" office:value="5607.5" calcext:value-type="float">
            <text:p>5607.5</text:p>
          </table:table-cell>
          <table:table-cell office:value-type="float" office:value="5505" calcext:value-type="float">
            <text:p>5505</text:p>
          </table:table-cell>
        </table:table-row>
        <table:table-row table:style-name="ro1">
          <table:table-cell office:value-type="float" office:value="85800" calcext:value-type="float">
            <text:p>85800</text:p>
          </table:table-cell>
          <table:table-cell office:value-type="float" office:value="14977.5" calcext:value-type="float">
            <text:p>14977.5</text:p>
          </table:table-cell>
          <table:table-cell office:value-type="float" office:value="10040" calcext:value-type="float">
            <text:p>10040</text:p>
          </table:table-cell>
          <table:table-cell office:value-type="float" office:value="2680" calcext:value-type="float">
            <text:p>2680</text:p>
          </table:table-cell>
          <table:table-cell office:value-type="float" office:value="20005" calcext:value-type="float">
            <text:p>20005</text:p>
          </table:table-cell>
          <table:table-cell office:value-type="float" office:value="15170" calcext:value-type="float">
            <text:p>15170</text:p>
          </table:table-cell>
          <table:table-cell office:value-type="float" office:value="5517.5" calcext:value-type="float">
            <text:p>5517.5</text:p>
          </table:table-cell>
          <table:table-cell office:value-type="float" office:value="5670" calcext:value-type="float">
            <text:p>5670</text:p>
          </table:table-cell>
        </table:table-row>
        <table:table-row table:style-name="ro1">
          <table:table-cell office:value-type="float" office:value="85900" calcext:value-type="float">
            <text:p>85900</text:p>
          </table:table-cell>
          <table:table-cell office:value-type="float" office:value="15002.5" calcext:value-type="float">
            <text:p>15002.5</text:p>
          </table:table-cell>
          <table:table-cell office:value-type="float" office:value="9770" calcext:value-type="float">
            <text:p>9770</text:p>
          </table:table-cell>
          <table:table-cell office:value-type="float" office:value="2580" calcext:value-type="float">
            <text:p>2580</text:p>
          </table:table-cell>
          <table:table-cell office:value-type="float" office:value="19850" calcext:value-type="float">
            <text:p>19850</text:p>
          </table:table-cell>
          <table:table-cell office:value-type="float" office:value="15100" calcext:value-type="float">
            <text:p>15100</text:p>
          </table:table-cell>
          <table:table-cell office:value-type="float" office:value="5512.5" calcext:value-type="float">
            <text:p>5512.5</text:p>
          </table:table-cell>
          <table:table-cell office:value-type="float" office:value="5660" calcext:value-type="float">
            <text:p>5660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14537.5" calcext:value-type="float">
            <text:p>14537.5</text:p>
          </table:table-cell>
          <table:table-cell office:value-type="float" office:value="9945" calcext:value-type="float">
            <text:p>9945</text:p>
          </table:table-cell>
          <table:table-cell office:value-type="float" office:value="2360" calcext:value-type="float">
            <text:p>2360</text:p>
          </table:table-cell>
          <table:table-cell office:value-type="float" office:value="20055" calcext:value-type="float">
            <text:p>20055</text:p>
          </table:table-cell>
          <table:table-cell office:value-type="float" office:value="14780" calcext:value-type="float">
            <text:p>14780</text:p>
          </table:table-cell>
          <table:table-cell office:value-type="float" office:value="5187.5" calcext:value-type="float">
            <text:p>5187.5</text:p>
          </table:table-cell>
          <table:table-cell office:value-type="float" office:value="6285" calcext:value-type="float">
            <text:p>6285</text:p>
          </table:table-cell>
        </table:table-row>
        <table:table-row table:style-name="ro1">
          <table:table-cell office:value-type="float" office:value="86100" calcext:value-type="float">
            <text:p>86100</text:p>
          </table:table-cell>
          <table:table-cell office:value-type="float" office:value="14632.5" calcext:value-type="float">
            <text:p>14632.5</text:p>
          </table:table-cell>
          <table:table-cell office:value-type="float" office:value="9830" calcext:value-type="float">
            <text:p>9830</text:p>
          </table:table-cell>
          <table:table-cell office:value-type="float" office:value="2507.5" calcext:value-type="float">
            <text:p>2507.5</text:p>
          </table:table-cell>
          <table:table-cell office:value-type="float" office:value="20130" calcext:value-type="float">
            <text:p>20130</text:p>
          </table:table-cell>
          <table:table-cell office:value-type="float" office:value="15042.5" calcext:value-type="float">
            <text:p>15042.5</text:p>
          </table:table-cell>
          <table:table-cell office:value-type="float" office:value="5457.5" calcext:value-type="float">
            <text:p>5457.5</text:p>
          </table:table-cell>
          <table:table-cell office:value-type="float" office:value="6155" calcext:value-type="float">
            <text:p>6155</text:p>
          </table:table-cell>
        </table:table-row>
        <table:table-row table:style-name="ro1">
          <table:table-cell office:value-type="float" office:value="86200" calcext:value-type="float">
            <text:p>86200</text:p>
          </table:table-cell>
          <table:table-cell office:value-type="float" office:value="14512.5" calcext:value-type="float">
            <text:p>14512.5</text:p>
          </table:table-cell>
          <table:table-cell office:value-type="float" office:value="9850" calcext:value-type="float">
            <text:p>9850</text:p>
          </table:table-cell>
          <table:table-cell office:value-type="float" office:value="2572.5" calcext:value-type="float">
            <text:p>2572.5</text:p>
          </table:table-cell>
          <table:table-cell office:value-type="float" office:value="20160" calcext:value-type="float">
            <text:p>20160</text:p>
          </table:table-cell>
          <table:table-cell office:value-type="float" office:value="14732.5" calcext:value-type="float">
            <text:p>14732.5</text:p>
          </table:table-cell>
          <table:table-cell office:value-type="float" office:value="5687.5" calcext:value-type="float">
            <text:p>5687.5</text:p>
          </table:table-cell>
          <table:table-cell office:value-type="float" office:value="6345" calcext:value-type="float">
            <text:p>6345</text:p>
          </table:table-cell>
        </table:table-row>
        <table:table-row table:style-name="ro1">
          <table:table-cell office:value-type="float" office:value="86300" calcext:value-type="float">
            <text:p>86300</text:p>
          </table:table-cell>
          <table:table-cell office:value-type="float" office:value="14512.5" calcext:value-type="float">
            <text:p>14512.5</text:p>
          </table:table-cell>
          <table:table-cell office:value-type="float" office:value="9810" calcext:value-type="float">
            <text:p>9810</text:p>
          </table:table-cell>
          <table:table-cell office:value-type="float" office:value="2507.5" calcext:value-type="float">
            <text:p>2507.5</text:p>
          </table:table-cell>
          <table:table-cell office:value-type="float" office:value="20220" calcext:value-type="float">
            <text:p>20220</text:p>
          </table:table-cell>
          <table:table-cell office:value-type="float" office:value="15432.5" calcext:value-type="float">
            <text:p>15432.5</text:p>
          </table:table-cell>
          <table:table-cell office:value-type="float" office:value="5422.5" calcext:value-type="float">
            <text:p>5422.5</text:p>
          </table:table-cell>
          <table:table-cell office:value-type="float" office:value="6090" calcext:value-type="float">
            <text:p>6090</text:p>
          </table:table-cell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14562.5" calcext:value-type="float">
            <text:p>14562.5</text:p>
          </table:table-cell>
          <table:table-cell office:value-type="float" office:value="9720" calcext:value-type="float">
            <text:p>9720</text:p>
          </table:table-cell>
          <table:table-cell office:value-type="float" office:value="2407.5" calcext:value-type="float">
            <text:p>2407.5</text:p>
          </table:table-cell>
          <table:table-cell office:value-type="float" office:value="20140" calcext:value-type="float">
            <text:p>20140</text:p>
          </table:table-cell>
          <table:table-cell office:value-type="float" office:value="15382.5" calcext:value-type="float">
            <text:p>15382.5</text:p>
          </table:table-cell>
          <table:table-cell office:value-type="float" office:value="5362.5" calcext:value-type="float">
            <text:p>5362.5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float" office:value="14487.5" calcext:value-type="float">
            <text:p>14487.5</text:p>
          </table:table-cell>
          <table:table-cell office:value-type="float" office:value="9945" calcext:value-type="float">
            <text:p>9945</text:p>
          </table:table-cell>
          <table:table-cell office:value-type="float" office:value="2352.5" calcext:value-type="float">
            <text:p>2352.5</text:p>
          </table:table-cell>
          <table:table-cell office:value-type="float" office:value="20280" calcext:value-type="float">
            <text:p>20280</text:p>
          </table:table-cell>
          <table:table-cell office:value-type="float" office:value="15412.5" calcext:value-type="float">
            <text:p>15412.5</text:p>
          </table:table-cell>
          <table:table-cell office:value-type="float" office:value="5587.5" calcext:value-type="float">
            <text:p>5587.5</text:p>
          </table:table-cell>
          <table:table-cell office:value-type="float" office:value="6290" calcext:value-type="float">
            <text:p>6290</text:p>
          </table:table-cell>
        </table:table-row>
        <table:table-row table:style-name="ro1">
          <table:table-cell office:value-type="float" office:value="86600" calcext:value-type="float">
            <text:p>86600</text:p>
          </table:table-cell>
          <table:table-cell office:value-type="float" office:value="14317.5" calcext:value-type="float">
            <text:p>14317.5</text:p>
          </table:table-cell>
          <table:table-cell office:value-type="float" office:value="10155" calcext:value-type="float">
            <text:p>10155</text:p>
          </table:table-cell>
          <table:table-cell office:value-type="float" office:value="2262.5" calcext:value-type="float">
            <text:p>2262.5</text:p>
          </table:table-cell>
          <table:table-cell office:value-type="float" office:value="20135" calcext:value-type="float">
            <text:p>20135</text:p>
          </table:table-cell>
          <table:table-cell office:value-type="float" office:value="15582.5" calcext:value-type="float">
            <text:p>15582.5</text:p>
          </table:table-cell>
          <table:table-cell office:value-type="float" office:value="5792.5" calcext:value-type="float">
            <text:p>5792.5</text:p>
          </table:table-cell>
          <table:table-cell office:value-type="float" office:value="6215" calcext:value-type="float">
            <text:p>6215</text:p>
          </table:table-cell>
        </table:table-row>
        <table:table-row table:style-name="ro1">
          <table:table-cell office:value-type="float" office:value="86700" calcext:value-type="float">
            <text:p>86700</text:p>
          </table:table-cell>
          <table:table-cell office:value-type="float" office:value="14272.5" calcext:value-type="float">
            <text:p>14272.5</text:p>
          </table:table-cell>
          <table:table-cell office:value-type="float" office:value="9800" calcext:value-type="float">
            <text:p>9800</text:p>
          </table:table-cell>
          <table:table-cell office:value-type="float" office:value="2212.5" calcext:value-type="float">
            <text:p>2212.5</text:p>
          </table:table-cell>
          <table:table-cell office:value-type="float" office:value="19875" calcext:value-type="float">
            <text:p>19875</text:p>
          </table:table-cell>
          <table:table-cell office:value-type="float" office:value="15487.5" calcext:value-type="float">
            <text:p>15487.5</text:p>
          </table:table-cell>
          <table:table-cell office:value-type="float" office:value="5677.5" calcext:value-type="float">
            <text:p>5677.5</text:p>
          </table:table-cell>
          <table:table-cell office:value-type="float" office:value="5905" calcext:value-type="float">
            <text:p>5905</text:p>
          </table:table-cell>
        </table:table-row>
        <table:table-row table:style-name="ro1">
          <table:table-cell office:value-type="float" office:value="86800" calcext:value-type="float">
            <text:p>86800</text:p>
          </table:table-cell>
          <table:table-cell office:value-type="float" office:value="14247.5" calcext:value-type="float">
            <text:p>14247.5</text:p>
          </table:table-cell>
          <table:table-cell office:value-type="float" office:value="9685" calcext:value-type="float">
            <text:p>9685</text:p>
          </table:table-cell>
          <table:table-cell office:value-type="float" office:value="2097.5" calcext:value-type="float">
            <text:p>2097.5</text:p>
          </table:table-cell>
          <table:table-cell office:value-type="float" office:value="19750" calcext:value-type="float">
            <text:p>19750</text:p>
          </table:table-cell>
          <table:table-cell office:value-type="float" office:value="15522.5" calcext:value-type="float">
            <text:p>15522.5</text:p>
          </table:table-cell>
          <table:table-cell office:value-type="float" office:value="5432.5" calcext:value-type="float">
            <text:p>5432.5</text:p>
          </table:table-cell>
          <table:table-cell office:value-type="float" office:value="5725" calcext:value-type="float">
            <text:p>5725</text:p>
          </table:table-cell>
        </table:table-row>
        <table:table-row table:style-name="ro1">
          <table:table-cell office:value-type="float" office:value="86900" calcext:value-type="float">
            <text:p>86900</text:p>
          </table:table-cell>
          <table:table-cell office:value-type="float" office:value="14187.5" calcext:value-type="float">
            <text:p>14187.5</text:p>
          </table:table-cell>
          <table:table-cell office:value-type="float" office:value="9760" calcext:value-type="float">
            <text:p>9760</text:p>
          </table:table-cell>
          <table:table-cell office:value-type="float" office:value="2357.5" calcext:value-type="float">
            <text:p>2357.5</text:p>
          </table:table-cell>
          <table:table-cell office:value-type="float" office:value="19690" calcext:value-type="float">
            <text:p>19690</text:p>
          </table:table-cell>
          <table:table-cell office:value-type="float" office:value="15512.5" calcext:value-type="float">
            <text:p>15512.5</text:p>
          </table:table-cell>
          <table:table-cell office:value-type="float" office:value="5272.5" calcext:value-type="float">
            <text:p>5272.5</text:p>
          </table:table-cell>
          <table:table-cell office:value-type="float" office:value="5595" calcext:value-type="float">
            <text:p>559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14092.5" calcext:value-type="float">
            <text:p>14092.5</text:p>
          </table:table-cell>
          <table:table-cell office:value-type="float" office:value="9925" calcext:value-type="float">
            <text:p>9925</text:p>
          </table:table-cell>
          <table:table-cell office:value-type="float" office:value="2692.5" calcext:value-type="float">
            <text:p>2692.5</text:p>
          </table:table-cell>
          <table:table-cell office:value-type="float" office:value="19640" calcext:value-type="float">
            <text:p>19640</text:p>
          </table:table-cell>
          <table:table-cell office:value-type="float" office:value="15392.5" calcext:value-type="float">
            <text:p>15392.5</text:p>
          </table:table-cell>
          <table:table-cell office:value-type="float" office:value="5607.5" calcext:value-type="float">
            <text:p>5607.5</text:p>
          </table:table-cell>
          <table:table-cell office:value-type="float" office:value="5485" calcext:value-type="float">
            <text:p>5485</text:p>
          </table:table-cell>
        </table:table-row>
        <table:table-row table:style-name="ro1">
          <table:table-cell office:value-type="float" office:value="87100" calcext:value-type="float">
            <text:p>87100</text:p>
          </table:table-cell>
          <table:table-cell office:value-type="float" office:value="13682.5" calcext:value-type="float">
            <text:p>13682.5</text:p>
          </table:table-cell>
          <table:table-cell office:value-type="float" office:value="9960" calcext:value-type="float">
            <text:p>9960</text:p>
          </table:table-cell>
          <table:table-cell office:value-type="float" office:value="2712.5" calcext:value-type="float">
            <text:p>2712.5</text:p>
          </table:table-cell>
          <table:table-cell office:value-type="float" office:value="19575" calcext:value-type="float">
            <text:p>19575</text:p>
          </table:table-cell>
          <table:table-cell office:value-type="float" office:value="15487.5" calcext:value-type="float">
            <text:p>15487.5</text:p>
          </table:table-cell>
          <table:table-cell office:value-type="float" office:value="5827.5" calcext:value-type="float">
            <text:p>5827.5</text:p>
          </table:table-cell>
          <table:table-cell office:value-type="float" office:value="5615" calcext:value-type="float">
            <text:p>5615</text:p>
          </table:table-cell>
        </table:table-row>
        <table:table-row table:style-name="ro1">
          <table:table-cell office:value-type="float" office:value="87200" calcext:value-type="float">
            <text:p>87200</text:p>
          </table:table-cell>
          <table:table-cell office:value-type="float" office:value="13512.5" calcext:value-type="float">
            <text:p>13512.5</text:p>
          </table:table-cell>
          <table:table-cell office:value-type="float" office:value="10115" calcext:value-type="float">
            <text:p>10115</text:p>
          </table:table-cell>
          <table:table-cell office:value-type="float" office:value="2832.5" calcext:value-type="float">
            <text:p>2832.5</text:p>
          </table:table-cell>
          <table:table-cell office:value-type="float" office:value="19560" calcext:value-type="float">
            <text:p>19560</text:p>
          </table:table-cell>
          <table:table-cell office:value-type="float" office:value="15302.5" calcext:value-type="float">
            <text:p>15302.5</text:p>
          </table:table-cell>
          <table:table-cell office:value-type="float" office:value="5622.5" calcext:value-type="float">
            <text:p>5622.5</text:p>
          </table:table-cell>
          <table:table-cell office:value-type="float" office:value="5725" calcext:value-type="float">
            <text:p>5725</text:p>
          </table:table-cell>
        </table:table-row>
        <table:table-row table:style-name="ro1">
          <table:table-cell office:value-type="float" office:value="87300" calcext:value-type="float">
            <text:p>87300</text:p>
          </table:table-cell>
          <table:table-cell office:value-type="float" office:value="14155" calcext:value-type="float">
            <text:p>14155</text:p>
          </table:table-cell>
          <table:table-cell office:value-type="float" office:value="10240" calcext:value-type="float">
            <text:p>10240</text:p>
          </table:table-cell>
          <table:table-cell office:value-type="float" office:value="2682.5" calcext:value-type="float">
            <text:p>2682.5</text:p>
          </table:table-cell>
          <table:table-cell office:value-type="float" office:value="20147.5" calcext:value-type="float">
            <text:p>20147.5</text:p>
          </table:table-cell>
          <table:table-cell office:value-type="float" office:value="15037.5" calcext:value-type="float">
            <text:p>15037.5</text:p>
          </table:table-cell>
          <table:table-cell office:value-type="float" office:value="5672.5" calcext:value-type="float">
            <text:p>5672.5</text:p>
          </table:table-cell>
          <table:table-cell office:value-type="float" office:value="5935" calcext:value-type="float">
            <text:p>5935</text:p>
          </table:table-cell>
        </table:table-row>
        <table:table-row table:style-name="ro1">
          <table:table-cell office:value-type="float" office:value="87400" calcext:value-type="float">
            <text:p>87400</text:p>
          </table:table-cell>
          <table:table-cell office:value-type="float" office:value="14205" calcext:value-type="float">
            <text:p>14205</text:p>
          </table:table-cell>
          <table:table-cell office:value-type="float" office:value="10210" calcext:value-type="float">
            <text:p>10210</text:p>
          </table:table-cell>
          <table:table-cell office:value-type="float" office:value="2862.5" calcext:value-type="float">
            <text:p>2862.5</text:p>
          </table:table-cell>
          <table:table-cell office:value-type="float" office:value="20477.5" calcext:value-type="float">
            <text:p>20477.5</text:p>
          </table:table-cell>
          <table:table-cell office:value-type="float" office:value="14792.5" calcext:value-type="float">
            <text:p>14792.5</text:p>
          </table:table-cell>
          <table:table-cell office:value-type="float" office:value="5967.5" calcext:value-type="float">
            <text:p>5967.5</text:p>
          </table:table-cell>
          <table:table-cell office:value-type="float" office:value="5820" calcext:value-type="float">
            <text:p>5820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13900" calcext:value-type="float">
            <text:p>13900</text:p>
          </table:table-cell>
          <table:table-cell office:value-type="float" office:value="10085" calcext:value-type="float">
            <text:p>10085</text:p>
          </table:table-cell>
          <table:table-cell office:value-type="float" office:value="2667.5" calcext:value-type="float">
            <text:p>2667.5</text:p>
          </table:table-cell>
          <table:table-cell office:value-type="float" office:value="20047.5" calcext:value-type="float">
            <text:p>20047.5</text:p>
          </table:table-cell>
          <table:table-cell office:value-type="float" office:value="14432.5" calcext:value-type="float">
            <text:p>14432.5</text:p>
          </table:table-cell>
          <table:table-cell office:value-type="float" office:value="5717.5" calcext:value-type="float">
            <text:p>5717.5</text:p>
          </table:table-cell>
          <table:table-cell office:value-type="float" office:value="5525" calcext:value-type="float">
            <text:p>5525</text:p>
          </table:table-cell>
        </table:table-row>
        <table:table-row table:style-name="ro1">
          <table:table-cell office:value-type="float" office:value="87600" calcext:value-type="float">
            <text:p>87600</text:p>
          </table:table-cell>
          <table:table-cell office:value-type="float" office:value="13970" calcext:value-type="float">
            <text:p>13970</text:p>
          </table:table-cell>
          <table:table-cell office:value-type="float" office:value="10220" calcext:value-type="float">
            <text:p>10220</text:p>
          </table:table-cell>
          <table:table-cell office:value-type="float" office:value="2677.5" calcext:value-type="float">
            <text:p>2677.5</text:p>
          </table:table-cell>
          <table:table-cell office:value-type="float" office:value="20262.5" calcext:value-type="float">
            <text:p>20262.5</text:p>
          </table:table-cell>
          <table:table-cell office:value-type="float" office:value="14362.5" calcext:value-type="float">
            <text:p>14362.5</text:p>
          </table:table-cell>
          <table:table-cell office:value-type="float" office:value="5837.5" calcext:value-type="float">
            <text:p>5837.5</text:p>
          </table:table-cell>
          <table:table-cell office:value-type="float" office:value="5640" calcext:value-type="float">
            <text:p>5640</text:p>
          </table:table-cell>
        </table:table-row>
        <table:table-row table:style-name="ro1">
          <table:table-cell office:value-type="float" office:value="87700" calcext:value-type="float">
            <text:p>87700</text:p>
          </table:table-cell>
          <table:table-cell office:value-type="float" office:value="13955" calcext:value-type="float">
            <text:p>13955</text:p>
          </table:table-cell>
          <table:table-cell office:value-type="float" office:value="10835" calcext:value-type="float">
            <text:p>10835</text:p>
          </table:table-cell>
          <table:table-cell office:value-type="float" office:value="2897.5" calcext:value-type="float">
            <text:p>2897.5</text:p>
          </table:table-cell>
          <table:table-cell office:value-type="float" office:value="20877.5" calcext:value-type="float">
            <text:p>20877.5</text:p>
          </table:table-cell>
          <table:table-cell office:value-type="float" office:value="14792.5" calcext:value-type="float">
            <text:p>14792.5</text:p>
          </table:table-cell>
          <table:table-cell office:value-type="float" office:value="6382.5" calcext:value-type="float">
            <text:p>6382.5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87800" calcext:value-type="float">
            <text:p>87800</text:p>
          </table:table-cell>
          <table:table-cell office:value-type="float" office:value="14140" calcext:value-type="float">
            <text:p>14140</text:p>
          </table:table-cell>
          <table:table-cell office:value-type="float" office:value="11250" calcext:value-type="float">
            <text:p>11250</text:p>
          </table:table-cell>
          <table:table-cell office:value-type="float" office:value="3252.5" calcext:value-type="float">
            <text:p>3252.5</text:p>
          </table:table-cell>
          <table:table-cell office:value-type="float" office:value="21012.5" calcext:value-type="float">
            <text:p>21012.5</text:p>
          </table:table-cell>
          <table:table-cell office:value-type="float" office:value="14962.5" calcext:value-type="float">
            <text:p>14962.5</text:p>
          </table:table-cell>
          <table:table-cell office:value-type="float" office:value="6462.5" calcext:value-type="float">
            <text:p>6462.5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float" office:value="87900" calcext:value-type="float">
            <text:p>87900</text:p>
          </table:table-cell>
          <table:table-cell office:value-type="float" office:value="14405" calcext:value-type="float">
            <text:p>14405</text:p>
          </table:table-cell>
          <table:table-cell office:value-type="float" office:value="11360" calcext:value-type="float">
            <text:p>11360</text:p>
          </table:table-cell>
          <table:table-cell office:value-type="float" office:value="2765" calcext:value-type="float">
            <text:p>2765</text:p>
          </table:table-cell>
          <table:table-cell office:value-type="float" office:value="21707.5" calcext:value-type="float">
            <text:p>21707.5</text:p>
          </table:table-cell>
          <table:table-cell office:value-type="float" office:value="15497.5" calcext:value-type="float">
            <text:p>15497.5</text:p>
          </table:table-cell>
          <table:table-cell office:value-type="float" office:value="7007.5" calcext:value-type="float">
            <text:p>7007.5</text:p>
          </table:table-cell>
          <table:table-cell office:value-type="float" office:value="6055" calcext:value-type="float">
            <text:p>6055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14875" calcext:value-type="float">
            <text:p>14875</text:p>
          </table:table-cell>
          <table:table-cell office:value-type="float" office:value="10995" calcext:value-type="float">
            <text:p>10995</text:p>
          </table:table-cell>
          <table:table-cell office:value-type="float" office:value="2755" calcext:value-type="float">
            <text:p>2755</text:p>
          </table:table-cell>
          <table:table-cell office:value-type="float" office:value="21240" calcext:value-type="float">
            <text:p>21240</text:p>
          </table:table-cell>
          <table:table-cell office:value-type="float" office:value="15407.5" calcext:value-type="float">
            <text:p>15407.5</text:p>
          </table:table-cell>
          <table:table-cell office:value-type="float" office:value="7282.5" calcext:value-type="float">
            <text:p>7282.5</text:p>
          </table:table-cell>
          <table:table-cell office:value-type="float" office:value="5905" calcext:value-type="float">
            <text:p>5905</text:p>
          </table:table-cell>
        </table:table-row>
        <table:table-row table:style-name="ro1">
          <table:table-cell office:value-type="float" office:value="88100" calcext:value-type="float">
            <text:p>88100</text:p>
          </table:table-cell>
          <table:table-cell office:value-type="float" office:value="14875" calcext:value-type="float">
            <text:p>14875</text:p>
          </table:table-cell>
          <table:table-cell office:value-type="float" office:value="10515" calcext:value-type="float">
            <text:p>10515</text:p>
          </table:table-cell>
          <table:table-cell office:value-type="float" office:value="1950" calcext:value-type="float">
            <text:p>1950</text:p>
          </table:table-cell>
          <table:table-cell office:value-type="float" office:value="21070" calcext:value-type="float">
            <text:p>21070</text:p>
          </table:table-cell>
          <table:table-cell office:value-type="float" office:value="15127.5" calcext:value-type="float">
            <text:p>15127.5</text:p>
          </table:table-cell>
          <table:table-cell office:value-type="float" office:value="6677.5" calcext:value-type="float">
            <text:p>6677.5</text:p>
          </table:table-cell>
          <table:table-cell office:value-type="float" office:value="5295" calcext:value-type="float">
            <text:p>5295</text:p>
          </table:table-cell>
        </table:table-row>
        <table:table-row table:style-name="ro1">
          <table:table-cell office:value-type="float" office:value="88200" calcext:value-type="float">
            <text:p>88200</text:p>
          </table:table-cell>
          <table:table-cell office:value-type="float" office:value="15210" calcext:value-type="float">
            <text:p>15210</text:p>
          </table:table-cell>
          <table:table-cell office:value-type="float" office:value="10720" calcext:value-type="float">
            <text:p>10720</text:p>
          </table:table-cell>
          <table:table-cell office:value-type="float" office:value="2577.5" calcext:value-type="float">
            <text:p>2577.5</text:p>
          </table:table-cell>
          <table:table-cell office:value-type="float" office:value="21775" calcext:value-type="float">
            <text:p>21775</text:p>
          </table:table-cell>
          <table:table-cell office:value-type="float" office:value="15582.5" calcext:value-type="float">
            <text:p>15582.5</text:p>
          </table:table-cell>
          <table:table-cell office:value-type="float" office:value="7437.5" calcext:value-type="float">
            <text:p>7437.5</text:p>
          </table:table-cell>
          <table:table-cell office:value-type="float" office:value="5490" calcext:value-type="float">
            <text:p>5490</text:p>
          </table:table-cell>
        </table:table-row>
        <table:table-row table:style-name="ro1">
          <table:table-cell office:value-type="float" office:value="88300" calcext:value-type="float">
            <text:p>88300</text:p>
          </table:table-cell>
          <table:table-cell office:value-type="float" office:value="15355" calcext:value-type="float">
            <text:p>15355</text:p>
          </table:table-cell>
          <table:table-cell office:value-type="float" office:value="10790" calcext:value-type="float">
            <text:p>10790</text:p>
          </table:table-cell>
          <table:table-cell office:value-type="float" office:value="2667.5" calcext:value-type="float">
            <text:p>2667.5</text:p>
          </table:table-cell>
          <table:table-cell office:value-type="float" office:value="21980" calcext:value-type="float">
            <text:p>21980</text:p>
          </table:table-cell>
          <table:table-cell office:value-type="float" office:value="15282.5" calcext:value-type="float">
            <text:p>15282.5</text:p>
          </table:table-cell>
          <table:table-cell office:value-type="float" office:value="7682.5" calcext:value-type="float">
            <text:p>7682.5</text:p>
          </table:table-cell>
          <table:table-cell office:value-type="float" office:value="5947.5" calcext:value-type="float">
            <text:p>5947.5</text:p>
          </table:table-cell>
        </table:table-row>
        <table:table-row table:style-name="ro1">
          <table:table-cell office:value-type="float" office:value="88400" calcext:value-type="float">
            <text:p>88400</text:p>
          </table:table-cell>
          <table:table-cell office:value-type="float" office:value="15467.5" calcext:value-type="float">
            <text:p>15467.5</text:p>
          </table:table-cell>
          <table:table-cell office:value-type="float" office:value="10632.5" calcext:value-type="float">
            <text:p>10632.5</text:p>
          </table:table-cell>
          <table:table-cell office:value-type="float" office:value="2990" calcext:value-type="float">
            <text:p>2990</text:p>
          </table:table-cell>
          <table:table-cell office:value-type="float" office:value="22167.5" calcext:value-type="float">
            <text:p>22167.5</text:p>
          </table:table-cell>
          <table:table-cell office:value-type="float" office:value="15680" calcext:value-type="float">
            <text:p>15680</text:p>
          </table:table-cell>
          <table:table-cell office:value-type="float" office:value="8020" calcext:value-type="float">
            <text:p>8020</text:p>
          </table:table-cell>
          <table:table-cell office:value-type="float" office:value="6045" calcext:value-type="float">
            <text:p>6045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float" office:value="15280" calcext:value-type="float">
            <text:p>15280</text:p>
          </table:table-cell>
          <table:table-cell office:value-type="float" office:value="10712.5" calcext:value-type="float">
            <text:p>10712.5</text:p>
          </table:table-cell>
          <table:table-cell office:value-type="float" office:value="3147.5" calcext:value-type="float">
            <text:p>3147.5</text:p>
          </table:table-cell>
          <table:table-cell office:value-type="float" office:value="21830" calcext:value-type="float">
            <text:p>21830</text:p>
          </table:table-cell>
          <table:table-cell office:value-type="float" office:value="15855" calcext:value-type="float">
            <text:p>15855</text:p>
          </table:table-cell>
          <table:table-cell office:value-type="float" office:value="7397.5" calcext:value-type="float">
            <text:p>7397.5</text:p>
          </table:table-cell>
          <table:table-cell office:value-type="float" office:value="5502.5" calcext:value-type="float">
            <text:p>5502.5</text:p>
          </table:table-cell>
        </table:table-row>
        <table:table-row table:style-name="ro1">
          <table:table-cell office:value-type="float" office:value="88600" calcext:value-type="float">
            <text:p>88600</text:p>
          </table:table-cell>
          <table:table-cell office:value-type="float" office:value="15590" calcext:value-type="float">
            <text:p>15590</text:p>
          </table:table-cell>
          <table:table-cell office:value-type="float" office:value="11362.5" calcext:value-type="float">
            <text:p>11362.5</text:p>
          </table:table-cell>
          <table:table-cell office:value-type="float" office:value="3082.5" calcext:value-type="float">
            <text:p>3082.5</text:p>
          </table:table-cell>
          <table:table-cell office:value-type="float" office:value="22075" calcext:value-type="float">
            <text:p>22075</text:p>
          </table:table-cell>
          <table:table-cell office:value-type="float" office:value="16365" calcext:value-type="float">
            <text:p>16365</text:p>
          </table:table-cell>
          <table:table-cell office:value-type="float" office:value="8177.5" calcext:value-type="float">
            <text:p>8177.5</text:p>
          </table:table-cell>
          <table:table-cell office:value-type="float" office:value="5242.5" calcext:value-type="float">
            <text:p>5242.5</text:p>
          </table:table-cell>
        </table:table-row>
        <table:table-row table:style-name="ro1">
          <table:table-cell office:value-type="float" office:value="88700" calcext:value-type="float">
            <text:p>88700</text:p>
          </table:table-cell>
          <table:table-cell office:value-type="float" office:value="15665" calcext:value-type="float">
            <text:p>15665</text:p>
          </table:table-cell>
          <table:table-cell office:value-type="float" office:value="11342.5" calcext:value-type="float">
            <text:p>11342.5</text:p>
          </table:table-cell>
          <table:table-cell office:value-type="float" office:value="3257.5" calcext:value-type="float">
            <text:p>3257.5</text:p>
          </table:table-cell>
          <table:table-cell office:value-type="float" office:value="21870" calcext:value-type="float">
            <text:p>21870</text:p>
          </table:table-cell>
          <table:table-cell office:value-type="float" office:value="16700" calcext:value-type="float">
            <text:p>16700</text:p>
          </table:table-cell>
          <table:table-cell office:value-type="float" office:value="8672.5" calcext:value-type="float">
            <text:p>8672.5</text:p>
          </table:table-cell>
          <table:table-cell office:value-type="float" office:value="5557.5" calcext:value-type="float">
            <text:p>5557.5</text:p>
          </table:table-cell>
        </table:table-row>
        <table:table-row table:style-name="ro1">
          <table:table-cell office:value-type="float" office:value="88800" calcext:value-type="float">
            <text:p>88800</text:p>
          </table:table-cell>
          <table:table-cell office:value-type="float" office:value="15500" calcext:value-type="float">
            <text:p>15500</text:p>
          </table:table-cell>
          <table:table-cell office:value-type="float" office:value="11102.5" calcext:value-type="float">
            <text:p>11102.5</text:p>
          </table:table-cell>
          <table:table-cell office:value-type="float" office:value="2982.5" calcext:value-type="float">
            <text:p>2982.5</text:p>
          </table:table-cell>
          <table:table-cell office:value-type="float" office:value="22265" calcext:value-type="float">
            <text:p>22265</text:p>
          </table:table-cell>
          <table:table-cell office:value-type="float" office:value="16745" calcext:value-type="float">
            <text:p>16745</text:p>
          </table:table-cell>
          <table:table-cell office:value-type="float" office:value="8462.5" calcext:value-type="float">
            <text:p>8462.5</text:p>
          </table:table-cell>
          <table:table-cell office:value-type="float" office:value="5642.5" calcext:value-type="float">
            <text:p>5642.5</text:p>
          </table:table-cell>
        </table:table-row>
        <table:table-row table:style-name="ro1">
          <table:table-cell office:value-type="float" office:value="88900" calcext:value-type="float">
            <text:p>88900</text:p>
          </table:table-cell>
          <table:table-cell office:value-type="float" office:value="15420" calcext:value-type="float">
            <text:p>15420</text:p>
          </table:table-cell>
          <table:table-cell office:value-type="float" office:value="10267.5" calcext:value-type="float">
            <text:p>10267.5</text:p>
          </table:table-cell>
          <table:table-cell office:value-type="float" office:value="2472.5" calcext:value-type="float">
            <text:p>2472.5</text:p>
          </table:table-cell>
          <table:table-cell office:value-type="float" office:value="22155" calcext:value-type="float">
            <text:p>22155</text:p>
          </table:table-cell>
          <table:table-cell office:value-type="float" office:value="16735" calcext:value-type="float">
            <text:p>16735</text:p>
          </table:table-cell>
          <table:table-cell office:value-type="float" office:value="8617.5" calcext:value-type="float">
            <text:p>8617.5</text:p>
          </table:table-cell>
          <table:table-cell office:value-type="float" office:value="5492.5" calcext:value-type="float">
            <text:p>5492.5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15825" calcext:value-type="float">
            <text:p>15825</text:p>
          </table:table-cell>
          <table:table-cell office:value-type="float" office:value="9852.5" calcext:value-type="float">
            <text:p>9852.5</text:p>
          </table:table-cell>
          <table:table-cell office:value-type="float" office:value="2232.5" calcext:value-type="float">
            <text:p>2232.5</text:p>
          </table:table-cell>
          <table:table-cell office:value-type="float" office:value="21790" calcext:value-type="float">
            <text:p>21790</text:p>
          </table:table-cell>
          <table:table-cell office:value-type="float" office:value="16580" calcext:value-type="float">
            <text:p>16580</text:p>
          </table:table-cell>
          <table:table-cell office:value-type="float" office:value="8877.5" calcext:value-type="float">
            <text:p>8877.5</text:p>
          </table:table-cell>
          <table:table-cell office:value-type="float" office:value="5577.5" calcext:value-type="float">
            <text:p>5577.5</text:p>
          </table:table-cell>
        </table:table-row>
        <table:table-row table:style-name="ro1">
          <table:table-cell office:value-type="float" office:value="89100" calcext:value-type="float">
            <text:p>89100</text:p>
          </table:table-cell>
          <table:table-cell office:value-type="float" office:value="15815" calcext:value-type="float">
            <text:p>15815</text:p>
          </table:table-cell>
          <table:table-cell office:value-type="float" office:value="9692.5" calcext:value-type="float">
            <text:p>9692.5</text:p>
          </table:table-cell>
          <table:table-cell office:value-type="float" office:value="2217.5" calcext:value-type="float">
            <text:p>2217.5</text:p>
          </table:table-cell>
          <table:table-cell office:value-type="float" office:value="21945" calcext:value-type="float">
            <text:p>21945</text:p>
          </table:table-cell>
          <table:table-cell office:value-type="float" office:value="16450" calcext:value-type="float">
            <text:p>16450</text:p>
          </table:table-cell>
          <table:table-cell office:value-type="float" office:value="9002.5" calcext:value-type="float">
            <text:p>9002.5</text:p>
          </table:table-cell>
          <table:table-cell office:value-type="float" office:value="5722.5" calcext:value-type="float">
            <text:p>5722.5</text:p>
          </table:table-cell>
        </table:table-row>
        <table:table-row table:style-name="ro1">
          <table:table-cell office:value-type="float" office:value="89200" calcext:value-type="float">
            <text:p>89200</text:p>
          </table:table-cell>
          <table:table-cell office:value-type="float" office:value="15680" calcext:value-type="float">
            <text:p>15680</text:p>
          </table:table-cell>
          <table:table-cell office:value-type="float" office:value="9397.5" calcext:value-type="float">
            <text:p>9397.5</text:p>
          </table:table-cell>
          <table:table-cell office:value-type="float" office:value="2087.5" calcext:value-type="float">
            <text:p>2087.5</text:p>
          </table:table-cell>
          <table:table-cell office:value-type="float" office:value="21745" calcext:value-type="float">
            <text:p>21745</text:p>
          </table:table-cell>
          <table:table-cell office:value-type="float" office:value="16960" calcext:value-type="float">
            <text:p>16960</text:p>
          </table:table-cell>
          <table:table-cell office:value-type="float" office:value="8507.5" calcext:value-type="float">
            <text:p>8507.5</text:p>
          </table:table-cell>
          <table:table-cell office:value-type="float" office:value="5022.5" calcext:value-type="float">
            <text:p>5022.5</text:p>
          </table:table-cell>
        </table:table-row>
        <table:table-row table:style-name="ro1">
          <table:table-cell office:value-type="float" office:value="89300" calcext:value-type="float">
            <text:p>89300</text:p>
          </table:table-cell>
          <table:table-cell office:value-type="float" office:value="15875" calcext:value-type="float">
            <text:p>15875</text:p>
          </table:table-cell>
          <table:table-cell office:value-type="float" office:value="9302.5" calcext:value-type="float">
            <text:p>9302.5</text:p>
          </table:table-cell>
          <table:table-cell office:value-type="float" office:value="2022.5" calcext:value-type="float">
            <text:p>2022.5</text:p>
          </table:table-cell>
          <table:table-cell office:value-type="float" office:value="21495" calcext:value-type="float">
            <text:p>21495</text:p>
          </table:table-cell>
          <table:table-cell office:value-type="float" office:value="16940" calcext:value-type="float">
            <text:p>16940</text:p>
          </table:table-cell>
          <table:table-cell office:value-type="float" office:value="8557.5" calcext:value-type="float">
            <text:p>8557.5</text:p>
          </table:table-cell>
          <table:table-cell office:value-type="float" office:value="4957.5" calcext:value-type="float">
            <text:p>4957.5</text:p>
          </table:table-cell>
        </table:table-row>
        <table:table-row table:style-name="ro1">
          <table:table-cell office:value-type="float" office:value="89400" calcext:value-type="float">
            <text:p>89400</text:p>
          </table:table-cell>
          <table:table-cell office:value-type="float" office:value="15925" calcext:value-type="float">
            <text:p>15925</text:p>
          </table:table-cell>
          <table:table-cell office:value-type="float" office:value="9147.5" calcext:value-type="float">
            <text:p>9147.5</text:p>
          </table:table-cell>
          <table:table-cell office:value-type="float" office:value="2082.5" calcext:value-type="float">
            <text:p>2082.5</text:p>
          </table:table-cell>
          <table:table-cell office:value-type="float" office:value="21672.5" calcext:value-type="float">
            <text:p>21672.5</text:p>
          </table:table-cell>
          <table:table-cell office:value-type="float" office:value="16690" calcext:value-type="float">
            <text:p>16690</text:p>
          </table:table-cell>
          <table:table-cell office:value-type="float" office:value="8647.5" calcext:value-type="float">
            <text:p>8647.5</text:p>
          </table:table-cell>
          <table:table-cell office:value-type="float" office:value="5037.5" calcext:value-type="float">
            <text:p>5037.5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float" office:value="16015" calcext:value-type="float">
            <text:p>16015</text:p>
          </table:table-cell>
          <table:table-cell office:value-type="float" office:value="9582.5" calcext:value-type="float">
            <text:p>9582.5</text:p>
          </table:table-cell>
          <table:table-cell office:value-type="float" office:value="1962.5" calcext:value-type="float">
            <text:p>1962.5</text:p>
          </table:table-cell>
          <table:table-cell office:value-type="float" office:value="21832.5" calcext:value-type="float">
            <text:p>21832.5</text:p>
          </table:table-cell>
          <table:table-cell office:value-type="float" office:value="16765" calcext:value-type="float">
            <text:p>16765</text:p>
          </table:table-cell>
          <table:table-cell office:value-type="float" office:value="8182.5" calcext:value-type="float">
            <text:p>8182.5</text:p>
          </table:table-cell>
          <table:table-cell office:value-type="float" office:value="5497.5" calcext:value-type="float">
            <text:p>5497.5</text:p>
          </table:table-cell>
        </table:table-row>
        <table:table-row table:style-name="ro1">
          <table:table-cell office:value-type="float" office:value="89600" calcext:value-type="float">
            <text:p>89600</text:p>
          </table:table-cell>
          <table:table-cell office:value-type="float" office:value="15925" calcext:value-type="float">
            <text:p>15925</text:p>
          </table:table-cell>
          <table:table-cell office:value-type="float" office:value="9797.5" calcext:value-type="float">
            <text:p>9797.5</text:p>
          </table:table-cell>
          <table:table-cell office:value-type="float" office:value="1987.5" calcext:value-type="float">
            <text:p>1987.5</text:p>
          </table:table-cell>
          <table:table-cell office:value-type="float" office:value="21402.5" calcext:value-type="float">
            <text:p>21402.5</text:p>
          </table:table-cell>
          <table:table-cell office:value-type="float" office:value="16785" calcext:value-type="float">
            <text:p>16785</text:p>
          </table:table-cell>
          <table:table-cell office:value-type="float" office:value="7902.5" calcext:value-type="float">
            <text:p>7902.5</text:p>
          </table:table-cell>
          <table:table-cell office:value-type="float" office:value="5307.5" calcext:value-type="float">
            <text:p>5307.5</text:p>
          </table:table-cell>
        </table:table-row>
        <table:table-row table:style-name="ro1">
          <table:table-cell office:value-type="float" office:value="89700" calcext:value-type="float">
            <text:p>89700</text:p>
          </table:table-cell>
          <table:table-cell office:value-type="float" office:value="16200" calcext:value-type="float">
            <text:p>16200</text:p>
          </table:table-cell>
          <table:table-cell office:value-type="float" office:value="10292.5" calcext:value-type="float">
            <text:p>10292.5</text:p>
          </table:table-cell>
          <table:table-cell office:value-type="float" office:value="2457.5" calcext:value-type="float">
            <text:p>2457.5</text:p>
          </table:table-cell>
          <table:table-cell office:value-type="float" office:value="21457.5" calcext:value-type="float">
            <text:p>21457.5</text:p>
          </table:table-cell>
          <table:table-cell office:value-type="float" office:value="17085" calcext:value-type="float">
            <text:p>17085</text:p>
          </table:table-cell>
          <table:table-cell office:value-type="float" office:value="8585" calcext:value-type="float">
            <text:p>8585</text:p>
          </table:table-cell>
          <table:table-cell office:value-type="float" office:value="5817.5" calcext:value-type="float">
            <text:p>5817.5</text:p>
          </table:table-cell>
        </table:table-row>
        <table:table-row table:style-name="ro1">
          <table:table-cell office:value-type="float" office:value="89800" calcext:value-type="float">
            <text:p>89800</text:p>
          </table:table-cell>
          <table:table-cell office:value-type="float" office:value="16150" calcext:value-type="float">
            <text:p>16150</text:p>
          </table:table-cell>
          <table:table-cell office:value-type="float" office:value="10482.5" calcext:value-type="float">
            <text:p>10482.5</text:p>
          </table:table-cell>
          <table:table-cell office:value-type="float" office:value="2467.5" calcext:value-type="float">
            <text:p>2467.5</text:p>
          </table:table-cell>
          <table:table-cell office:value-type="float" office:value="21537.5" calcext:value-type="float">
            <text:p>21537.5</text:p>
          </table:table-cell>
          <table:table-cell office:value-type="float" office:value="17295" calcext:value-type="float">
            <text:p>17295</text:p>
          </table:table-cell>
          <table:table-cell office:value-type="float" office:value="8720" calcext:value-type="float">
            <text:p>8720</text:p>
          </table:table-cell>
          <table:table-cell office:value-type="float" office:value="5772.5" calcext:value-type="float">
            <text:p>5772.5</text:p>
          </table:table-cell>
        </table:table-row>
        <table:table-row table:style-name="ro1">
          <table:table-cell office:value-type="float" office:value="89900" calcext:value-type="float">
            <text:p>89900</text:p>
          </table:table-cell>
          <table:table-cell office:value-type="float" office:value="16220" calcext:value-type="float">
            <text:p>16220</text:p>
          </table:table-cell>
          <table:table-cell office:value-type="float" office:value="10587.5" calcext:value-type="float">
            <text:p>10587.5</text:p>
          </table:table-cell>
          <table:table-cell office:value-type="float" office:value="2602.5" calcext:value-type="float">
            <text:p>2602.5</text:p>
          </table:table-cell>
          <table:table-cell office:value-type="float" office:value="21337.5" calcext:value-type="float">
            <text:p>21337.5</text:p>
          </table:table-cell>
          <table:table-cell office:value-type="float" office:value="17417.5" calcext:value-type="float">
            <text:p>17417.5</text:p>
          </table:table-cell>
          <table:table-cell office:value-type="float" office:value="9115" calcext:value-type="float">
            <text:p>9115</text:p>
          </table:table-cell>
          <table:table-cell office:value-type="float" office:value="5915" calcext:value-type="float">
            <text:p>591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6425" calcext:value-type="float">
            <text:p>16425</text:p>
          </table:table-cell>
          <table:table-cell office:value-type="float" office:value="10517.5" calcext:value-type="float">
            <text:p>10517.5</text:p>
          </table:table-cell>
          <table:table-cell office:value-type="float" office:value="2362.5" calcext:value-type="float">
            <text:p>2362.5</text:p>
          </table:table-cell>
          <table:table-cell office:value-type="float" office:value="21792.5" calcext:value-type="float">
            <text:p>21792.5</text:p>
          </table:table-cell>
          <table:table-cell office:value-type="float" office:value="17567.5" calcext:value-type="float">
            <text:p>17567.5</text:p>
          </table:table-cell>
          <table:table-cell office:value-type="float" office:value="8850" calcext:value-type="float">
            <text:p>8850</text:p>
          </table:table-cell>
          <table:table-cell office:value-type="float" office:value="6395" calcext:value-type="float">
            <text:p>6395</text:p>
          </table:table-cell>
        </table:table-row>
        <table:table-row table:style-name="ro1">
          <table:table-cell office:value-type="float" office:value="90100" calcext:value-type="float">
            <text:p>90100</text:p>
          </table:table-cell>
          <table:table-cell office:value-type="float" office:value="16480" calcext:value-type="float">
            <text:p>16480</text:p>
          </table:table-cell>
          <table:table-cell office:value-type="float" office:value="10532.5" calcext:value-type="float">
            <text:p>10532.5</text:p>
          </table:table-cell>
          <table:table-cell office:value-type="float" office:value="2597.5" calcext:value-type="float">
            <text:p>2597.5</text:p>
          </table:table-cell>
          <table:table-cell office:value-type="float" office:value="21797.5" calcext:value-type="float">
            <text:p>21797.5</text:p>
          </table:table-cell>
          <table:table-cell office:value-type="float" office:value="17677.5" calcext:value-type="float">
            <text:p>17677.5</text:p>
          </table:table-cell>
          <table:table-cell office:value-type="float" office:value="8930" calcext:value-type="float">
            <text:p>8930</text:p>
          </table:table-cell>
          <table:table-cell office:value-type="float" office:value="6445" calcext:value-type="float">
            <text:p>6445</text:p>
          </table:table-cell>
        </table:table-row>
        <table:table-row table:style-name="ro1">
          <table:table-cell office:value-type="float" office:value="90200" calcext:value-type="float">
            <text:p>90200</text:p>
          </table:table-cell>
          <table:table-cell office:value-type="float" office:value="16775" calcext:value-type="float">
            <text:p>16775</text:p>
          </table:table-cell>
          <table:table-cell office:value-type="float" office:value="10837.5" calcext:value-type="float">
            <text:p>10837.5</text:p>
          </table:table-cell>
          <table:table-cell office:value-type="float" office:value="2892.5" calcext:value-type="float">
            <text:p>2892.5</text:p>
          </table:table-cell>
          <table:table-cell office:value-type="float" office:value="22002.5" calcext:value-type="float">
            <text:p>22002.5</text:p>
          </table:table-cell>
          <table:table-cell office:value-type="float" office:value="18017.5" calcext:value-type="float">
            <text:p>18017.5</text:p>
          </table:table-cell>
          <table:table-cell office:value-type="float" office:value="9030" calcext:value-type="float">
            <text:p>9030</text:p>
          </table:table-cell>
          <table:table-cell office:value-type="float" office:value="6570" calcext:value-type="float">
            <text:p>6570</text:p>
          </table:table-cell>
        </table:table-row>
        <table:table-row table:style-name="ro1">
          <table:table-cell office:value-type="float" office:value="90300" calcext:value-type="float">
            <text:p>90300</text:p>
          </table:table-cell>
          <table:table-cell office:value-type="float" office:value="17055" calcext:value-type="float">
            <text:p>17055</text:p>
          </table:table-cell>
          <table:table-cell office:value-type="float" office:value="10807.5" calcext:value-type="float">
            <text:p>10807.5</text:p>
          </table:table-cell>
          <table:table-cell office:value-type="float" office:value="3012.5" calcext:value-type="float">
            <text:p>3012.5</text:p>
          </table:table-cell>
          <table:table-cell office:value-type="float" office:value="21662.5" calcext:value-type="float">
            <text:p>21662.5</text:p>
          </table:table-cell>
          <table:table-cell office:value-type="float" office:value="17917.5" calcext:value-type="float">
            <text:p>17917.5</text:p>
          </table:table-cell>
          <table:table-cell office:value-type="float" office:value="9155" calcext:value-type="float">
            <text:p>9155</text:p>
          </table:table-cell>
          <table:table-cell office:value-type="float" office:value="6565" calcext:value-type="float">
            <text:p>6565</text:p>
          </table:table-cell>
        </table:table-row>
        <table:table-row table:style-name="ro1">
          <table:table-cell office:value-type="float" office:value="90400" calcext:value-type="float">
            <text:p>90400</text:p>
          </table:table-cell>
          <table:table-cell office:value-type="float" office:value="17642.5" calcext:value-type="float">
            <text:p>17642.5</text:p>
          </table:table-cell>
          <table:table-cell office:value-type="float" office:value="11192.5" calcext:value-type="float">
            <text:p>11192.5</text:p>
          </table:table-cell>
          <table:table-cell office:value-type="float" office:value="3097.5" calcext:value-type="float">
            <text:p>3097.5</text:p>
          </table:table-cell>
          <table:table-cell office:value-type="float" office:value="21932.5" calcext:value-type="float">
            <text:p>21932.5</text:p>
          </table:table-cell>
          <table:table-cell office:value-type="float" office:value="18017.5" calcext:value-type="float">
            <text:p>18017.5</text:p>
          </table:table-cell>
          <table:table-cell office:value-type="float" office:value="8735" calcext:value-type="float">
            <text:p>8735</text:p>
          </table:table-cell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float" office:value="17947.5" calcext:value-type="float">
            <text:p>17947.5</text:p>
          </table:table-cell>
          <table:table-cell office:value-type="float" office:value="11387.5" calcext:value-type="float">
            <text:p>11387.5</text:p>
          </table:table-cell>
          <table:table-cell office:value-type="float" office:value="3422.5" calcext:value-type="float">
            <text:p>3422.5</text:p>
          </table:table-cell>
          <table:table-cell office:value-type="float" office:value="22197.5" calcext:value-type="float">
            <text:p>22197.5</text:p>
          </table:table-cell>
          <table:table-cell office:value-type="float" office:value="17947.5" calcext:value-type="float">
            <text:p>17947.5</text:p>
          </table:table-cell>
          <table:table-cell office:value-type="float" office:value="8800" calcext:value-type="float">
            <text:p>8800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float" office:value="90600" calcext:value-type="float">
            <text:p>90600</text:p>
          </table:table-cell>
          <table:table-cell office:value-type="float" office:value="17852.5" calcext:value-type="float">
            <text:p>17852.5</text:p>
          </table:table-cell>
          <table:table-cell office:value-type="float" office:value="11407.5" calcext:value-type="float">
            <text:p>11407.5</text:p>
          </table:table-cell>
          <table:table-cell office:value-type="float" office:value="3227.5" calcext:value-type="float">
            <text:p>3227.5</text:p>
          </table:table-cell>
          <table:table-cell office:value-type="float" office:value="22172.5" calcext:value-type="float">
            <text:p>22172.5</text:p>
          </table:table-cell>
          <table:table-cell office:value-type="float" office:value="18102.5" calcext:value-type="float">
            <text:p>18102.5</text:p>
          </table:table-cell>
          <table:table-cell office:value-type="float" office:value="8830" calcext:value-type="float">
            <text:p>8830</text:p>
          </table:table-cell>
          <table:table-cell office:value-type="float" office:value="6255" calcext:value-type="float">
            <text:p>6255</text:p>
          </table:table-cell>
        </table:table-row>
        <table:table-row table:style-name="ro1">
          <table:table-cell office:value-type="float" office:value="90700" calcext:value-type="float">
            <text:p>90700</text:p>
          </table:table-cell>
          <table:table-cell office:value-type="float" office:value="17492.5" calcext:value-type="float">
            <text:p>17492.5</text:p>
          </table:table-cell>
          <table:table-cell office:value-type="float" office:value="11062.5" calcext:value-type="float">
            <text:p>11062.5</text:p>
          </table:table-cell>
          <table:table-cell office:value-type="float" office:value="2707.5" calcext:value-type="float">
            <text:p>2707.5</text:p>
          </table:table-cell>
          <table:table-cell office:value-type="float" office:value="22062.5" calcext:value-type="float">
            <text:p>22062.5</text:p>
          </table:table-cell>
          <table:table-cell office:value-type="float" office:value="18027.5" calcext:value-type="float">
            <text:p>18027.5</text:p>
          </table:table-cell>
          <table:table-cell office:value-type="float" office:value="9040" calcext:value-type="float">
            <text:p>9040</text:p>
          </table:table-cell>
          <table:table-cell office:value-type="float" office:value="6065" calcext:value-type="float">
            <text:p>6065</text:p>
          </table:table-cell>
        </table:table-row>
        <table:table-row table:style-name="ro1">
          <table:table-cell office:value-type="float" office:value="90800" calcext:value-type="float">
            <text:p>90800</text:p>
          </table:table-cell>
          <table:table-cell office:value-type="float" office:value="17472.5" calcext:value-type="float">
            <text:p>17472.5</text:p>
          </table:table-cell>
          <table:table-cell office:value-type="float" office:value="11077.5" calcext:value-type="float">
            <text:p>11077.5</text:p>
          </table:table-cell>
          <table:table-cell office:value-type="float" office:value="2792.5" calcext:value-type="float">
            <text:p>2792.5</text:p>
          </table:table-cell>
          <table:table-cell office:value-type="float" office:value="22017.5" calcext:value-type="float">
            <text:p>22017.5</text:p>
          </table:table-cell>
          <table:table-cell office:value-type="float" office:value="18192.5" calcext:value-type="float">
            <text:p>18192.5</text:p>
          </table:table-cell>
          <table:table-cell office:value-type="float" office:value="9100" calcext:value-type="float">
            <text:p>9100</text:p>
          </table:table-cell>
          <table:table-cell office:value-type="float" office:value="6125" calcext:value-type="float">
            <text:p>6125</text:p>
          </table:table-cell>
        </table:table-row>
        <table:table-row table:style-name="ro1">
          <table:table-cell office:value-type="float" office:value="90900" calcext:value-type="float">
            <text:p>90900</text:p>
          </table:table-cell>
          <table:table-cell office:value-type="float" office:value="17797.5" calcext:value-type="float">
            <text:p>17797.5</text:p>
          </table:table-cell>
          <table:table-cell office:value-type="float" office:value="10512.5" calcext:value-type="float">
            <text:p>10512.5</text:p>
          </table:table-cell>
          <table:table-cell office:value-type="float" office:value="2457.5" calcext:value-type="float">
            <text:p>2457.5</text:p>
          </table:table-cell>
          <table:table-cell office:value-type="float" office:value="21927.5" calcext:value-type="float">
            <text:p>21927.5</text:p>
          </table:table-cell>
          <table:table-cell office:value-type="float" office:value="17897.5" calcext:value-type="float">
            <text:p>17897.5</text:p>
          </table:table-cell>
          <table:table-cell office:value-type="float" office:value="8780" calcext:value-type="float">
            <text:p>8780</text:p>
          </table:table-cell>
          <table:table-cell office:value-type="float" office:value="6125" calcext:value-type="float">
            <text:p>6125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17892.5" calcext:value-type="float">
            <text:p>17892.5</text:p>
          </table:table-cell>
          <table:table-cell office:value-type="float" office:value="10462.5" calcext:value-type="float">
            <text:p>10462.5</text:p>
          </table:table-cell>
          <table:table-cell office:value-type="float" office:value="2572.5" calcext:value-type="float">
            <text:p>2572.5</text:p>
          </table:table-cell>
          <table:table-cell office:value-type="float" office:value="21957.5" calcext:value-type="float">
            <text:p>21957.5</text:p>
          </table:table-cell>
          <table:table-cell office:value-type="float" office:value="17957.5" calcext:value-type="float">
            <text:p>17957.5</text:p>
          </table:table-cell>
          <table:table-cell office:value-type="float" office:value="8685" calcext:value-type="float">
            <text:p>8685</text:p>
          </table:table-cell>
          <table:table-cell office:value-type="float" office:value="6355" calcext:value-type="float">
            <text:p>6355</text:p>
          </table:table-cell>
        </table:table-row>
        <table:table-row table:style-name="ro1">
          <table:table-cell office:value-type="float" office:value="91100" calcext:value-type="float">
            <text:p>91100</text:p>
          </table:table-cell>
          <table:table-cell office:value-type="float" office:value="17697.5" calcext:value-type="float">
            <text:p>17697.5</text:p>
          </table:table-cell>
          <table:table-cell office:value-type="float" office:value="10007.5" calcext:value-type="float">
            <text:p>10007.5</text:p>
          </table:table-cell>
          <table:table-cell office:value-type="float" office:value="2197.5" calcext:value-type="float">
            <text:p>2197.5</text:p>
          </table:table-cell>
          <table:table-cell office:value-type="float" office:value="21557.5" calcext:value-type="float">
            <text:p>21557.5</text:p>
          </table:table-cell>
          <table:table-cell office:value-type="float" office:value="18152.5" calcext:value-type="float">
            <text:p>18152.5</text:p>
          </table:table-cell>
          <table:table-cell office:value-type="float" office:value="8710" calcext:value-type="float">
            <text:p>8710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float" office:value="17937.5" calcext:value-type="float">
            <text:p>17937.5</text:p>
          </table:table-cell>
          <table:table-cell office:value-type="float" office:value="10072.5" calcext:value-type="float">
            <text:p>10072.5</text:p>
          </table:table-cell>
          <table:table-cell office:value-type="float" office:value="2467.5" calcext:value-type="float">
            <text:p>2467.5</text:p>
          </table:table-cell>
          <table:table-cell office:value-type="float" office:value="21422.5" calcext:value-type="float">
            <text:p>21422.5</text:p>
          </table:table-cell>
          <table:table-cell office:value-type="float" office:value="18192.5" calcext:value-type="float">
            <text:p>18192.5</text:p>
          </table:table-cell>
          <table:table-cell office:value-type="float" office:value="8695" calcext:value-type="float">
            <text:p>8695</text:p>
          </table:table-cell>
          <table:table-cell office:value-type="float" office:value="5955" calcext:value-type="float">
            <text:p>5955</text:p>
          </table:table-cell>
        </table:table-row>
        <table:table-row table:style-name="ro1">
          <table:table-cell office:value-type="float" office:value="91300" calcext:value-type="float">
            <text:p>91300</text:p>
          </table:table-cell>
          <table:table-cell office:value-type="float" office:value="18057.5" calcext:value-type="float">
            <text:p>18057.5</text:p>
          </table:table-cell>
          <table:table-cell office:value-type="float" office:value="9992.5" calcext:value-type="float">
            <text:p>9992.5</text:p>
          </table:table-cell>
          <table:table-cell office:value-type="float" office:value="2317.5" calcext:value-type="float">
            <text:p>2317.5</text:p>
          </table:table-cell>
          <table:table-cell office:value-type="float" office:value="21282.5" calcext:value-type="float">
            <text:p>21282.5</text:p>
          </table:table-cell>
          <table:table-cell office:value-type="float" office:value="17992.5" calcext:value-type="float">
            <text:p>17992.5</text:p>
          </table:table-cell>
          <table:table-cell office:value-type="float" office:value="8645" calcext:value-type="float">
            <text:p>8645</text:p>
          </table:table-cell>
          <table:table-cell office:value-type="float" office:value="5850" calcext:value-type="float">
            <text:p>5850</text:p>
          </table:table-cell>
        </table:table-row>
        <table:table-row table:style-name="ro1">
          <table:table-cell office:value-type="float" office:value="91400" calcext:value-type="float">
            <text:p>91400</text:p>
          </table:table-cell>
          <table:table-cell office:value-type="float" office:value="17452.5" calcext:value-type="float">
            <text:p>17452.5</text:p>
          </table:table-cell>
          <table:table-cell office:value-type="float" office:value="9792.5" calcext:value-type="float">
            <text:p>9792.5</text:p>
          </table:table-cell>
          <table:table-cell office:value-type="float" office:value="1902.5" calcext:value-type="float">
            <text:p>1902.5</text:p>
          </table:table-cell>
          <table:table-cell office:value-type="float" office:value="21542.5" calcext:value-type="float">
            <text:p>21542.5</text:p>
          </table:table-cell>
          <table:table-cell office:value-type="float" office:value="17917.5" calcext:value-type="float">
            <text:p>17917.5</text:p>
          </table:table-cell>
          <table:table-cell office:value-type="float" office:value="8015" calcext:value-type="float">
            <text:p>8015</text:p>
          </table:table-cell>
          <table:table-cell office:value-type="float" office:value="5355" calcext:value-type="float">
            <text:p>5355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float" office:value="17062.5" calcext:value-type="float">
            <text:p>17062.5</text:p>
          </table:table-cell>
          <table:table-cell office:value-type="float" office:value="9347.5" calcext:value-type="float">
            <text:p>9347.5</text:p>
          </table:table-cell>
          <table:table-cell office:value-type="float" office:value="1642.5" calcext:value-type="float">
            <text:p>1642.5</text:p>
          </table:table-cell>
          <table:table-cell office:value-type="float" office:value="21372.5" calcext:value-type="float">
            <text:p>21372.5</text:p>
          </table:table-cell>
          <table:table-cell office:value-type="float" office:value="17587.5" calcext:value-type="float">
            <text:p>17587.5</text:p>
          </table:table-cell>
          <table:table-cell office:value-type="float" office:value="7700" calcext:value-type="float">
            <text:p>7700</text:p>
          </table:table-cell>
          <table:table-cell office:value-type="float" office:value="5160" calcext:value-type="float">
            <text:p>5160</text:p>
          </table:table-cell>
        </table:table-row>
        <table:table-row table:style-name="ro1">
          <table:table-cell office:value-type="float" office:value="91600" calcext:value-type="float">
            <text:p>91600</text:p>
          </table:table-cell>
          <table:table-cell office:value-type="float" office:value="17107.5" calcext:value-type="float">
            <text:p>17107.5</text:p>
          </table:table-cell>
          <table:table-cell office:value-type="float" office:value="9227.5" calcext:value-type="float">
            <text:p>9227.5</text:p>
          </table:table-cell>
          <table:table-cell office:value-type="float" office:value="1542.5" calcext:value-type="float">
            <text:p>1542.5</text:p>
          </table:table-cell>
          <table:table-cell office:value-type="float" office:value="21572.5" calcext:value-type="float">
            <text:p>21572.5</text:p>
          </table:table-cell>
          <table:table-cell office:value-type="float" office:value="17502.5" calcext:value-type="float">
            <text:p>17502.5</text:p>
          </table:table-cell>
          <table:table-cell office:value-type="float" office:value="7635" calcext:value-type="float">
            <text:p>7635</text:p>
          </table:table-cell>
          <table:table-cell office:value-type="float" office:value="5215" calcext:value-type="float">
            <text:p>5215</text:p>
          </table:table-cell>
        </table:table-row>
        <table:table-row table:style-name="ro1">
          <table:table-cell office:value-type="float" office:value="91700" calcext:value-type="float">
            <text:p>91700</text:p>
          </table:table-cell>
          <table:table-cell office:value-type="float" office:value="17192.5" calcext:value-type="float">
            <text:p>17192.5</text:p>
          </table:table-cell>
          <table:table-cell office:value-type="float" office:value="9427.5" calcext:value-type="float">
            <text:p>9427.5</text:p>
          </table:table-cell>
          <table:table-cell office:value-type="float" office:value="1852.5" calcext:value-type="float">
            <text:p>1852.5</text:p>
          </table:table-cell>
          <table:table-cell office:value-type="float" office:value="21602.5" calcext:value-type="float">
            <text:p>21602.5</text:p>
          </table:table-cell>
          <table:table-cell office:value-type="float" office:value="17547.5" calcext:value-type="float">
            <text:p>17547.5</text:p>
          </table:table-cell>
          <table:table-cell office:value-type="float" office:value="7625" calcext:value-type="float">
            <text:p>7625</text:p>
          </table:table-cell>
          <table:table-cell office:value-type="float" office:value="5210" calcext:value-type="float">
            <text:p>5210</text:p>
          </table:table-cell>
        </table:table-row>
        <table:table-row table:style-name="ro1">
          <table:table-cell office:value-type="float" office:value="91800" calcext:value-type="float">
            <text:p>91800</text:p>
          </table:table-cell>
          <table:table-cell office:value-type="float" office:value="17402.5" calcext:value-type="float">
            <text:p>17402.5</text:p>
          </table:table-cell>
          <table:table-cell office:value-type="float" office:value="8415" calcext:value-type="float">
            <text:p>8415</text:p>
          </table:table-cell>
          <table:table-cell office:value-type="float" office:value="3232.5" calcext:value-type="float">
            <text:p>3232.5</text:p>
          </table:table-cell>
          <table:table-cell office:value-type="float" office:value="21065" calcext:value-type="float">
            <text:p>21065</text:p>
          </table:table-cell>
          <table:table-cell office:value-type="float" office:value="17515" calcext:value-type="float">
            <text:p>17515</text:p>
          </table:table-cell>
          <table:table-cell office:value-type="float" office:value="9110" calcext:value-type="float">
            <text:p>9110</text:p>
          </table:table-cell>
          <table:table-cell office:value-type="float" office:value="4517.5" calcext:value-type="float">
            <text:p>4517.5</text:p>
          </table:table-cell>
        </table:table-row>
        <table:table-row table:style-name="ro1">
          <table:table-cell office:value-type="float" office:value="91900" calcext:value-type="float">
            <text:p>91900</text:p>
          </table:table-cell>
          <table:table-cell office:value-type="float" office:value="17807.5" calcext:value-type="float">
            <text:p>17807.5</text:p>
          </table:table-cell>
          <table:table-cell office:value-type="float" office:value="8575" calcext:value-type="float">
            <text:p>8575</text:p>
          </table:table-cell>
          <table:table-cell office:value-type="float" office:value="3312.5" calcext:value-type="float">
            <text:p>3312.5</text:p>
          </table:table-cell>
          <table:table-cell office:value-type="float" office:value="21550" calcext:value-type="float">
            <text:p>21550</text:p>
          </table:table-cell>
          <table:table-cell office:value-type="float" office:value="17780" calcext:value-type="float">
            <text:p>17780</text:p>
          </table:table-cell>
          <table:table-cell office:value-type="float" office:value="9225" calcext:value-type="float">
            <text:p>9225</text:p>
          </table:table-cell>
          <table:table-cell office:value-type="float" office:value="4797.5" calcext:value-type="float">
            <text:p>4797.5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17767.5" calcext:value-type="float">
            <text:p>17767.5</text:p>
          </table:table-cell>
          <table:table-cell office:value-type="float" office:value="8635" calcext:value-type="float">
            <text:p>8635</text:p>
          </table:table-cell>
          <table:table-cell office:value-type="float" office:value="3407.5" calcext:value-type="float">
            <text:p>3407.5</text:p>
          </table:table-cell>
          <table:table-cell office:value-type="float" office:value="21690" calcext:value-type="float">
            <text:p>21690</text:p>
          </table:table-cell>
          <table:table-cell office:value-type="float" office:value="17890" calcext:value-type="float">
            <text:p>17890</text:p>
          </table:table-cell>
          <table:table-cell office:value-type="float" office:value="9180" calcext:value-type="float">
            <text:p>9180</text:p>
          </table:table-cell>
          <table:table-cell office:value-type="float" office:value="4977.5" calcext:value-type="float">
            <text:p>4977.5</text:p>
          </table:table-cell>
        </table:table-row>
        <table:table-row table:style-name="ro1">
          <table:table-cell office:value-type="float" office:value="92100" calcext:value-type="float">
            <text:p>92100</text:p>
          </table:table-cell>
          <table:table-cell office:value-type="float" office:value="18202.5" calcext:value-type="float">
            <text:p>18202.5</text:p>
          </table:table-cell>
          <table:table-cell office:value-type="float" office:value="8155" calcext:value-type="float">
            <text:p>8155</text:p>
          </table:table-cell>
          <table:table-cell office:value-type="float" office:value="3747.5" calcext:value-type="float">
            <text:p>3747.5</text:p>
          </table:table-cell>
          <table:table-cell office:value-type="float" office:value="21760" calcext:value-type="float">
            <text:p>21760</text:p>
          </table:table-cell>
          <table:table-cell office:value-type="float" office:value="17630" calcext:value-type="float">
            <text:p>17630</text:p>
          </table:table-cell>
          <table:table-cell office:value-type="float" office:value="9550" calcext:value-type="float">
            <text:p>9550</text:p>
          </table:table-cell>
          <table:table-cell office:value-type="float" office:value="5137.5" calcext:value-type="float">
            <text:p>5137.5</text:p>
          </table:table-cell>
        </table:table-row>
        <table:table-row table:style-name="ro1">
          <table:table-cell office:value-type="float" office:value="92200" calcext:value-type="float">
            <text:p>92200</text:p>
          </table:table-cell>
          <table:table-cell office:value-type="float" office:value="18852.5" calcext:value-type="float">
            <text:p>18852.5</text:p>
          </table:table-cell>
          <table:table-cell office:value-type="float" office:value="8645" calcext:value-type="float">
            <text:p>8645</text:p>
          </table:table-cell>
          <table:table-cell office:value-type="float" office:value="4152.5" calcext:value-type="float">
            <text:p>4152.5</text:p>
          </table:table-cell>
          <table:table-cell office:value-type="float" office:value="22170" calcext:value-type="float">
            <text:p>22170</text:p>
          </table:table-cell>
          <table:table-cell office:value-type="float" office:value="17735" calcext:value-type="float">
            <text:p>17735</text:p>
          </table:table-cell>
          <table:table-cell office:value-type="float" office:value="10380" calcext:value-type="float">
            <text:p>10380</text:p>
          </table:table-cell>
          <table:table-cell office:value-type="float" office:value="5957.5" calcext:value-type="float">
            <text:p>5957.5</text:p>
          </table:table-cell>
        </table:table-row>
        <table:table-row table:style-name="ro1">
          <table:table-cell office:value-type="float" office:value="92300" calcext:value-type="float">
            <text:p>92300</text:p>
          </table:table-cell>
          <table:table-cell office:value-type="float" office:value="18947.5" calcext:value-type="float">
            <text:p>18947.5</text:p>
          </table:table-cell>
          <table:table-cell office:value-type="float" office:value="8655" calcext:value-type="float">
            <text:p>8655</text:p>
          </table:table-cell>
          <table:table-cell office:value-type="float" office:value="4057.5" calcext:value-type="float">
            <text:p>4057.5</text:p>
          </table:table-cell>
          <table:table-cell office:value-type="float" office:value="22470" calcext:value-type="float">
            <text:p>22470</text:p>
          </table:table-cell>
          <table:table-cell office:value-type="float" office:value="17645" calcext:value-type="float">
            <text:p>17645</text:p>
          </table:table-cell>
          <table:table-cell office:value-type="float" office:value="10680" calcext:value-type="float">
            <text:p>10680</text:p>
          </table:table-cell>
          <table:table-cell office:value-type="float" office:value="5987.5" calcext:value-type="float">
            <text:p>5987.5</text:p>
          </table:table-cell>
        </table:table-row>
        <table:table-row table:style-name="ro1">
          <table:table-cell office:value-type="float" office:value="92400" calcext:value-type="float">
            <text:p>92400</text:p>
          </table:table-cell>
          <table:table-cell office:value-type="float" office:value="19052.5" calcext:value-type="float">
            <text:p>19052.5</text:p>
          </table:table-cell>
          <table:table-cell office:value-type="float" office:value="7410" calcext:value-type="float">
            <text:p>7410</text:p>
          </table:table-cell>
          <table:table-cell office:value-type="float" office:value="3387.5" calcext:value-type="float">
            <text:p>3387.5</text:p>
          </table:table-cell>
          <table:table-cell office:value-type="float" office:value="22890" calcext:value-type="float">
            <text:p>22890</text:p>
          </table:table-cell>
          <table:table-cell office:value-type="float" office:value="16710" calcext:value-type="float">
            <text:p>16710</text:p>
          </table:table-cell>
          <table:table-cell office:value-type="float" office:value="10415" calcext:value-type="float">
            <text:p>10415</text:p>
          </table:table-cell>
          <table:table-cell office:value-type="float" office:value="6410" calcext:value-type="float">
            <text:p>6410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18882.5" calcext:value-type="float">
            <text:p>18882.5</text:p>
          </table:table-cell>
          <table:table-cell office:value-type="float" office:value="7115" calcext:value-type="float">
            <text:p>7115</text:p>
          </table:table-cell>
          <table:table-cell office:value-type="float" office:value="3077.5" calcext:value-type="float">
            <text:p>3077.5</text:p>
          </table:table-cell>
          <table:table-cell office:value-type="float" office:value="22535" calcext:value-type="float">
            <text:p>22535</text:p>
          </table:table-cell>
          <table:table-cell office:value-type="float" office:value="16440" calcext:value-type="float">
            <text:p>16440</text:p>
          </table:table-cell>
          <table:table-cell office:value-type="float" office:value="10255" calcext:value-type="float">
            <text:p>10255</text:p>
          </table:table-cell>
          <table:table-cell office:value-type="float" office:value="6260" calcext:value-type="float">
            <text:p>6260</text:p>
          </table:table-cell>
        </table:table-row>
        <table:table-row table:style-name="ro1">
          <table:table-cell office:value-type="float" office:value="92600" calcext:value-type="float">
            <text:p>92600</text:p>
          </table:table-cell>
          <table:table-cell office:value-type="float" office:value="18650" calcext:value-type="float">
            <text:p>18650</text:p>
          </table:table-cell>
          <table:table-cell office:value-type="float" office:value="7337.5" calcext:value-type="float">
            <text:p>7337.5</text:p>
          </table:table-cell>
          <table:table-cell office:value-type="float" office:value="3132.5" calcext:value-type="float">
            <text:p>3132.5</text:p>
          </table:table-cell>
          <table:table-cell office:value-type="float" office:value="22377.5" calcext:value-type="float">
            <text:p>22377.5</text:p>
          </table:table-cell>
          <table:table-cell office:value-type="float" office:value="16287.5" calcext:value-type="float">
            <text:p>16287.5</text:p>
          </table:table-cell>
          <table:table-cell office:value-type="float" office:value="10187.5" calcext:value-type="float">
            <text:p>10187.5</text:p>
          </table:table-cell>
          <table:table-cell office:value-type="float" office:value="6292.5" calcext:value-type="float">
            <text:p>6292.5</text:p>
          </table:table-cell>
        </table:table-row>
        <table:table-row table:style-name="ro1">
          <table:table-cell office:value-type="float" office:value="92700" calcext:value-type="float">
            <text:p>92700</text:p>
          </table:table-cell>
          <table:table-cell office:value-type="float" office:value="18745" calcext:value-type="float">
            <text:p>18745</text:p>
          </table:table-cell>
          <table:table-cell office:value-type="float" office:value="7467.5" calcext:value-type="float">
            <text:p>7467.5</text:p>
          </table:table-cell>
          <table:table-cell office:value-type="float" office:value="3402.5" calcext:value-type="float">
            <text:p>3402.5</text:p>
          </table:table-cell>
          <table:table-cell office:value-type="float" office:value="22657.5" calcext:value-type="float">
            <text:p>22657.5</text:p>
          </table:table-cell>
          <table:table-cell office:value-type="float" office:value="16047.5" calcext:value-type="float">
            <text:p>16047.5</text:p>
          </table:table-cell>
          <table:table-cell office:value-type="float" office:value="9962.5" calcext:value-type="float">
            <text:p>9962.5</text:p>
          </table:table-cell>
          <table:table-cell office:value-type="float" office:value="6687.5" calcext:value-type="float">
            <text:p>6687.5</text:p>
          </table:table-cell>
        </table:table-row>
        <table:table-row table:style-name="ro1">
          <table:table-cell office:value-type="float" office:value="92800" calcext:value-type="float">
            <text:p>92800</text:p>
          </table:table-cell>
          <table:table-cell office:value-type="float" office:value="19365" calcext:value-type="float">
            <text:p>19365</text:p>
          </table:table-cell>
          <table:table-cell office:value-type="float" office:value="8017.5" calcext:value-type="float">
            <text:p>8017.5</text:p>
          </table:table-cell>
          <table:table-cell office:value-type="float" office:value="3237.5" calcext:value-type="float">
            <text:p>3237.5</text:p>
          </table:table-cell>
          <table:table-cell office:value-type="float" office:value="23012.5" calcext:value-type="float">
            <text:p>23012.5</text:p>
          </table:table-cell>
          <table:table-cell office:value-type="float" office:value="16177.5" calcext:value-type="float">
            <text:p>16177.5</text:p>
          </table:table-cell>
          <table:table-cell office:value-type="float" office:value="10042.5" calcext:value-type="float">
            <text:p>10042.5</text:p>
          </table:table-cell>
          <table:table-cell office:value-type="float" office:value="6697.5" calcext:value-type="float">
            <text:p>6697.5</text:p>
          </table:table-cell>
        </table:table-row>
        <table:table-row table:style-name="ro1">
          <table:table-cell office:value-type="float" office:value="92900" calcext:value-type="float">
            <text:p>92900</text:p>
          </table:table-cell>
          <table:table-cell office:value-type="float" office:value="19540" calcext:value-type="float">
            <text:p>19540</text:p>
          </table:table-cell>
          <table:table-cell office:value-type="float" office:value="8172.5" calcext:value-type="float">
            <text:p>8172.5</text:p>
          </table:table-cell>
          <table:table-cell office:value-type="float" office:value="3067.5" calcext:value-type="float">
            <text:p>3067.5</text:p>
          </table:table-cell>
          <table:table-cell office:value-type="float" office:value="23107.5" calcext:value-type="float">
            <text:p>23107.5</text:p>
          </table:table-cell>
          <table:table-cell office:value-type="float" office:value="16692.5" calcext:value-type="float">
            <text:p>16692.5</text:p>
          </table:table-cell>
          <table:table-cell office:value-type="float" office:value="9822.5" calcext:value-type="float">
            <text:p>9822.5</text:p>
          </table:table-cell>
          <table:table-cell office:value-type="float" office:value="7277.5" calcext:value-type="float">
            <text:p>7277.5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19505" calcext:value-type="float">
            <text:p>19505</text:p>
          </table:table-cell>
          <table:table-cell office:value-type="float" office:value="8412.5" calcext:value-type="float">
            <text:p>8412.5</text:p>
          </table:table-cell>
          <table:table-cell office:value-type="float" office:value="3242.5" calcext:value-type="float">
            <text:p>3242.5</text:p>
          </table:table-cell>
          <table:table-cell office:value-type="float" office:value="23237.5" calcext:value-type="float">
            <text:p>23237.5</text:p>
          </table:table-cell>
          <table:table-cell office:value-type="float" office:value="16957.5" calcext:value-type="float">
            <text:p>16957.5</text:p>
          </table:table-cell>
          <table:table-cell office:value-type="float" office:value="9597.5" calcext:value-type="float">
            <text:p>9597.5</text:p>
          </table:table-cell>
          <table:table-cell office:value-type="float" office:value="7652.5" calcext:value-type="float">
            <text:p>7652.5</text:p>
          </table:table-cell>
        </table:table-row>
        <table:table-row table:style-name="ro1">
          <table:table-cell office:value-type="float" office:value="93100" calcext:value-type="float">
            <text:p>93100</text:p>
          </table:table-cell>
          <table:table-cell office:value-type="float" office:value="19365" calcext:value-type="float">
            <text:p>19365</text:p>
          </table:table-cell>
          <table:table-cell office:value-type="float" office:value="8682.5" calcext:value-type="float">
            <text:p>8682.5</text:p>
          </table:table-cell>
          <table:table-cell office:value-type="float" office:value="2892.5" calcext:value-type="float">
            <text:p>2892.5</text:p>
          </table:table-cell>
          <table:table-cell office:value-type="float" office:value="23347.5" calcext:value-type="float">
            <text:p>23347.5</text:p>
          </table:table-cell>
          <table:table-cell office:value-type="float" office:value="17557.5" calcext:value-type="float">
            <text:p>17557.5</text:p>
          </table:table-cell>
          <table:table-cell office:value-type="float" office:value="9917.5" calcext:value-type="float">
            <text:p>9917.5</text:p>
          </table:table-cell>
          <table:table-cell office:value-type="float" office:value="7867.5" calcext:value-type="float">
            <text:p>7867.5</text:p>
          </table:table-cell>
        </table:table-row>
        <table:table-row table:style-name="ro1">
          <table:table-cell office:value-type="float" office:value="93200" calcext:value-type="float">
            <text:p>93200</text:p>
          </table:table-cell>
          <table:table-cell office:value-type="float" office:value="19650" calcext:value-type="float">
            <text:p>19650</text:p>
          </table:table-cell>
          <table:table-cell office:value-type="float" office:value="8902.5" calcext:value-type="float">
            <text:p>8902.5</text:p>
          </table:table-cell>
          <table:table-cell office:value-type="float" office:value="3132.5" calcext:value-type="float">
            <text:p>3132.5</text:p>
          </table:table-cell>
          <table:table-cell office:value-type="float" office:value="23172.5" calcext:value-type="float">
            <text:p>23172.5</text:p>
          </table:table-cell>
          <table:table-cell office:value-type="float" office:value="18467.5" calcext:value-type="float">
            <text:p>18467.5</text:p>
          </table:table-cell>
          <table:table-cell office:value-type="float" office:value="10067.5" calcext:value-type="float">
            <text:p>10067.5</text:p>
          </table:table-cell>
          <table:table-cell office:value-type="float" office:value="8447.5" calcext:value-type="float">
            <text:p>8447.5</text:p>
          </table:table-cell>
        </table:table-row>
        <table:table-row table:style-name="ro1">
          <table:table-cell office:value-type="float" office:value="93300" calcext:value-type="float">
            <text:p>93300</text:p>
          </table:table-cell>
          <table:table-cell office:value-type="float" office:value="19300" calcext:value-type="float">
            <text:p>19300</text:p>
          </table:table-cell>
          <table:table-cell office:value-type="float" office:value="8737.5" calcext:value-type="float">
            <text:p>8737.5</text:p>
          </table:table-cell>
          <table:table-cell office:value-type="float" office:value="2552.5" calcext:value-type="float">
            <text:p>2552.5</text:p>
          </table:table-cell>
          <table:table-cell office:value-type="float" office:value="22577.5" calcext:value-type="float">
            <text:p>22577.5</text:p>
          </table:table-cell>
          <table:table-cell office:value-type="float" office:value="18117.5" calcext:value-type="float">
            <text:p>18117.5</text:p>
          </table:table-cell>
          <table:table-cell office:value-type="float" office:value="9817.5" calcext:value-type="float">
            <text:p>9817.5</text:p>
          </table:table-cell>
          <table:table-cell office:value-type="float" office:value="8262.5" calcext:value-type="float">
            <text:p>8262.5</text:p>
          </table:table-cell>
        </table:table-row>
        <table:table-row table:style-name="ro1">
          <table:table-cell office:value-type="float" office:value="93400" calcext:value-type="float">
            <text:p>93400</text:p>
          </table:table-cell>
          <table:table-cell office:value-type="float" office:value="19635" calcext:value-type="float">
            <text:p>19635</text:p>
          </table:table-cell>
          <table:table-cell office:value-type="float" office:value="9217.5" calcext:value-type="float">
            <text:p>9217.5</text:p>
          </table:table-cell>
          <table:table-cell office:value-type="float" office:value="3202.5" calcext:value-type="float">
            <text:p>3202.5</text:p>
          </table:table-cell>
          <table:table-cell office:value-type="float" office:value="23127.5" calcext:value-type="float">
            <text:p>23127.5</text:p>
          </table:table-cell>
          <table:table-cell office:value-type="float" office:value="18042.5" calcext:value-type="float">
            <text:p>18042.5</text:p>
          </table:table-cell>
          <table:table-cell office:value-type="float" office:value="10192.5" calcext:value-type="float">
            <text:p>10192.5</text:p>
          </table:table-cell>
          <table:table-cell office:value-type="float" office:value="8377.5" calcext:value-type="float">
            <text:p>8377.5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float" office:value="19335" calcext:value-type="float">
            <text:p>19335</text:p>
          </table:table-cell>
          <table:table-cell office:value-type="float" office:value="9512.5" calcext:value-type="float">
            <text:p>9512.5</text:p>
          </table:table-cell>
          <table:table-cell office:value-type="float" office:value="2627.5" calcext:value-type="float">
            <text:p>2627.5</text:p>
          </table:table-cell>
          <table:table-cell office:value-type="float" office:value="23477.5" calcext:value-type="float">
            <text:p>23477.5</text:p>
          </table:table-cell>
          <table:table-cell office:value-type="float" office:value="18062.5" calcext:value-type="float">
            <text:p>18062.5</text:p>
          </table:table-cell>
          <table:table-cell office:value-type="float" office:value="9672.5" calcext:value-type="float">
            <text:p>9672.5</text:p>
          </table:table-cell>
          <table:table-cell office:value-type="float" office:value="8622.5" calcext:value-type="float">
            <text:p>8622.5</text:p>
          </table:table-cell>
        </table:table-row>
        <table:table-row table:style-name="ro1">
          <table:table-cell office:value-type="float" office:value="93600" calcext:value-type="float">
            <text:p>93600</text:p>
          </table:table-cell>
          <table:table-cell office:value-type="float" office:value="19040" calcext:value-type="float">
            <text:p>19040</text:p>
          </table:table-cell>
          <table:table-cell office:value-type="float" office:value="9872.5" calcext:value-type="float">
            <text:p>9872.5</text:p>
          </table:table-cell>
          <table:table-cell office:value-type="float" office:value="2682.5" calcext:value-type="float">
            <text:p>2682.5</text:p>
          </table:table-cell>
          <table:table-cell office:value-type="float" office:value="23787.5" calcext:value-type="float">
            <text:p>23787.5</text:p>
          </table:table-cell>
          <table:table-cell office:value-type="float" office:value="17872.5" calcext:value-type="float">
            <text:p>17872.5</text:p>
          </table:table-cell>
          <table:table-cell office:value-type="float" office:value="9852.5" calcext:value-type="float">
            <text:p>9852.5</text:p>
          </table:table-cell>
          <table:table-cell office:value-type="float" office:value="8592.5" calcext:value-type="float">
            <text:p>8592.5</text:p>
          </table:table-cell>
        </table:table-row>
        <table:table-row table:style-name="ro1">
          <table:table-cell office:value-type="float" office:value="93700" calcext:value-type="float">
            <text:p>93700</text:p>
          </table:table-cell>
          <table:table-cell office:value-type="float" office:value="19295" calcext:value-type="float">
            <text:p>19295</text:p>
          </table:table-cell>
          <table:table-cell office:value-type="float" office:value="9922.5" calcext:value-type="float">
            <text:p>9922.5</text:p>
          </table:table-cell>
          <table:table-cell office:value-type="float" office:value="2742.5" calcext:value-type="float">
            <text:p>2742.5</text:p>
          </table:table-cell>
          <table:table-cell office:value-type="float" office:value="23762.5" calcext:value-type="float">
            <text:p>23762.5</text:p>
          </table:table-cell>
          <table:table-cell office:value-type="float" office:value="17847.5" calcext:value-type="float">
            <text:p>17847.5</text:p>
          </table:table-cell>
          <table:table-cell office:value-type="float" office:value="9682.5" calcext:value-type="float">
            <text:p>9682.5</text:p>
          </table:table-cell>
          <table:table-cell office:value-type="float" office:value="8437.5" calcext:value-type="float">
            <text:p>8437.5</text:p>
          </table:table-cell>
        </table:table-row>
        <table:table-row table:style-name="ro1">
          <table:table-cell office:value-type="float" office:value="93800" calcext:value-type="float">
            <text:p>93800</text:p>
          </table:table-cell>
          <table:table-cell office:value-type="float" office:value="19405" calcext:value-type="float">
            <text:p>19405</text:p>
          </table:table-cell>
          <table:table-cell office:value-type="float" office:value="9752.5" calcext:value-type="float">
            <text:p>9752.5</text:p>
          </table:table-cell>
          <table:table-cell office:value-type="float" office:value="2557.5" calcext:value-type="float">
            <text:p>2557.5</text:p>
          </table:table-cell>
          <table:table-cell office:value-type="float" office:value="23917.5" calcext:value-type="float">
            <text:p>23917.5</text:p>
          </table:table-cell>
          <table:table-cell office:value-type="float" office:value="17942.5" calcext:value-type="float">
            <text:p>17942.5</text:p>
          </table:table-cell>
          <table:table-cell office:value-type="float" office:value="9572.5" calcext:value-type="float">
            <text:p>9572.5</text:p>
          </table:table-cell>
          <table:table-cell office:value-type="float" office:value="8492.5" calcext:value-type="float">
            <text:p>8492.5</text:p>
          </table:table-cell>
        </table:table-row>
        <table:table-row table:style-name="ro1">
          <table:table-cell office:value-type="float" office:value="93900" calcext:value-type="float">
            <text:p>93900</text:p>
          </table:table-cell>
          <table:table-cell office:value-type="float" office:value="19345" calcext:value-type="float">
            <text:p>19345</text:p>
          </table:table-cell>
          <table:table-cell office:value-type="float" office:value="9762.5" calcext:value-type="float">
            <text:p>9762.5</text:p>
          </table:table-cell>
          <table:table-cell office:value-type="float" office:value="2587.5" calcext:value-type="float">
            <text:p>2587.5</text:p>
          </table:table-cell>
          <table:table-cell office:value-type="float" office:value="23747.5" calcext:value-type="float">
            <text:p>23747.5</text:p>
          </table:table-cell>
          <table:table-cell office:value-type="float" office:value="17927.5" calcext:value-type="float">
            <text:p>17927.5</text:p>
          </table:table-cell>
          <table:table-cell office:value-type="float" office:value="9687.5" calcext:value-type="float">
            <text:p>9687.5</text:p>
          </table:table-cell>
          <table:table-cell office:value-type="float" office:value="8547.5" calcext:value-type="float">
            <text:p>8547.5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19580" calcext:value-type="float">
            <text:p>19580</text:p>
          </table:table-cell>
          <table:table-cell office:value-type="float" office:value="9502.5" calcext:value-type="float">
            <text:p>9502.5</text:p>
          </table:table-cell>
          <table:table-cell office:value-type="float" office:value="2597.5" calcext:value-type="float">
            <text:p>2597.5</text:p>
          </table:table-cell>
          <table:table-cell office:value-type="float" office:value="23607.5" calcext:value-type="float">
            <text:p>23607.5</text:p>
          </table:table-cell>
          <table:table-cell office:value-type="float" office:value="17742.5" calcext:value-type="float">
            <text:p>17742.5</text:p>
          </table:table-cell>
          <table:table-cell office:value-type="float" office:value="9432.5" calcext:value-type="float">
            <text:p>9432.5</text:p>
          </table:table-cell>
          <table:table-cell office:value-type="float" office:value="8612.5" calcext:value-type="float">
            <text:p>8612.5</text:p>
          </table:table-cell>
        </table:table-row>
        <table:table-row table:style-name="ro1">
          <table:table-cell office:value-type="float" office:value="94100" calcext:value-type="float">
            <text:p>94100</text:p>
          </table:table-cell>
          <table:table-cell office:value-type="float" office:value="19350" calcext:value-type="float">
            <text:p>19350</text:p>
          </table:table-cell>
          <table:table-cell office:value-type="float" office:value="9412.5" calcext:value-type="float">
            <text:p>9412.5</text:p>
          </table:table-cell>
          <table:table-cell office:value-type="float" office:value="2472.5" calcext:value-type="float">
            <text:p>2472.5</text:p>
          </table:table-cell>
          <table:table-cell office:value-type="float" office:value="23642.5" calcext:value-type="float">
            <text:p>23642.5</text:p>
          </table:table-cell>
          <table:table-cell office:value-type="float" office:value="17707.5" calcext:value-type="float">
            <text:p>17707.5</text:p>
          </table:table-cell>
          <table:table-cell office:value-type="float" office:value="9627.5" calcext:value-type="float">
            <text:p>9627.5</text:p>
          </table:table-cell>
          <table:table-cell office:value-type="float" office:value="8587.5" calcext:value-type="float">
            <text:p>8587.5</text:p>
          </table:table-cell>
        </table:table-row>
        <table:table-row table:style-name="ro1">
          <table:table-cell office:value-type="float" office:value="94200" calcext:value-type="float">
            <text:p>94200</text:p>
          </table:table-cell>
          <table:table-cell office:value-type="float" office:value="19075" calcext:value-type="float">
            <text:p>19075</text:p>
          </table:table-cell>
          <table:table-cell office:value-type="float" office:value="9240" calcext:value-type="float">
            <text:p>9240</text:p>
          </table:table-cell>
          <table:table-cell office:value-type="float" office:value="2232.5" calcext:value-type="float">
            <text:p>2232.5</text:p>
          </table:table-cell>
          <table:table-cell office:value-type="float" office:value="23417.5" calcext:value-type="float">
            <text:p>23417.5</text:p>
          </table:table-cell>
          <table:table-cell office:value-type="float" office:value="17527.5" calcext:value-type="float">
            <text:p>17527.5</text:p>
          </table:table-cell>
          <table:table-cell office:value-type="float" office:value="9777.5" calcext:value-type="float">
            <text:p>9777.5</text:p>
          </table:table-cell>
          <table:table-cell office:value-type="float" office:value="8252.5" calcext:value-type="float">
            <text:p>8252.5</text:p>
          </table:table-cell>
        </table:table-row>
        <table:table-row table:style-name="ro1">
          <table:table-cell office:value-type="float" office:value="94300" calcext:value-type="float">
            <text:p>94300</text:p>
          </table:table-cell>
          <table:table-cell office:value-type="float" office:value="18707.5" calcext:value-type="float">
            <text:p>18707.5</text:p>
          </table:table-cell>
          <table:table-cell office:value-type="float" office:value="9182.5" calcext:value-type="float">
            <text:p>9182.5</text:p>
          </table:table-cell>
          <table:table-cell office:value-type="float" office:value="2100" calcext:value-type="float">
            <text:p>2100</text:p>
          </table:table-cell>
          <table:table-cell office:value-type="float" office:value="23105" calcext:value-type="float">
            <text:p>23105</text:p>
          </table:table-cell>
          <table:table-cell office:value-type="float" office:value="17530" calcext:value-type="float">
            <text:p>17530</text:p>
          </table:table-cell>
          <table:table-cell office:value-type="float" office:value="9485" calcext:value-type="float">
            <text:p>9485</text:p>
          </table:table-cell>
          <table:table-cell office:value-type="float" office:value="8240" calcext:value-type="float">
            <text:p>8240</text:p>
          </table:table-cell>
        </table:table-row>
        <table:table-row table:style-name="ro1">
          <table:table-cell office:value-type="float" office:value="94400" calcext:value-type="float">
            <text:p>94400</text:p>
          </table:table-cell>
          <table:table-cell office:value-type="float" office:value="18892.5" calcext:value-type="float">
            <text:p>18892.5</text:p>
          </table:table-cell>
          <table:table-cell office:value-type="float" office:value="9665" calcext:value-type="float">
            <text:p>9665</text:p>
          </table:table-cell>
          <table:table-cell office:value-type="float" office:value="2417.5" calcext:value-type="float">
            <text:p>2417.5</text:p>
          </table:table-cell>
          <table:table-cell office:value-type="float" office:value="23032.5" calcext:value-type="float">
            <text:p>23032.5</text:p>
          </table:table-cell>
          <table:table-cell office:value-type="float" office:value="17367.5" calcext:value-type="float">
            <text:p>17367.5</text:p>
          </table:table-cell>
          <table:table-cell office:value-type="float" office:value="9607.5" calcext:value-type="float">
            <text:p>9607.5</text:p>
          </table:table-cell>
          <table:table-cell office:value-type="float" office:value="8507.5" calcext:value-type="float">
            <text:p>8507.5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float" office:value="19042.5" calcext:value-type="float">
            <text:p>19042.5</text:p>
          </table:table-cell>
          <table:table-cell office:value-type="float" office:value="9625" calcext:value-type="float">
            <text:p>9625</text:p>
          </table:table-cell>
          <table:table-cell office:value-type="float" office:value="2642.5" calcext:value-type="float">
            <text:p>2642.5</text:p>
          </table:table-cell>
          <table:table-cell office:value-type="float" office:value="22952.5" calcext:value-type="float">
            <text:p>22952.5</text:p>
          </table:table-cell>
          <table:table-cell office:value-type="float" office:value="17242.5" calcext:value-type="float">
            <text:p>17242.5</text:p>
          </table:table-cell>
          <table:table-cell office:value-type="float" office:value="10040" calcext:value-type="float">
            <text:p>10040</text:p>
          </table:table-cell>
          <table:table-cell office:value-type="float" office:value="8437.5" calcext:value-type="float">
            <text:p>8437.5</text:p>
          </table:table-cell>
        </table:table-row>
        <table:table-row table:style-name="ro1">
          <table:table-cell office:value-type="float" office:value="94600" calcext:value-type="float">
            <text:p>94600</text:p>
          </table:table-cell>
          <table:table-cell office:value-type="float" office:value="19262.5" calcext:value-type="float">
            <text:p>19262.5</text:p>
          </table:table-cell>
          <table:table-cell office:value-type="float" office:value="9560" calcext:value-type="float">
            <text:p>9560</text:p>
          </table:table-cell>
          <table:table-cell office:value-type="float" office:value="3127.5" calcext:value-type="float">
            <text:p>3127.5</text:p>
          </table:table-cell>
          <table:table-cell office:value-type="float" office:value="23222.5" calcext:value-type="float">
            <text:p>23222.5</text:p>
          </table:table-cell>
          <table:table-cell office:value-type="float" office:value="17537.5" calcext:value-type="float">
            <text:p>17537.5</text:p>
          </table:table-cell>
          <table:table-cell office:value-type="float" office:value="10530" calcext:value-type="float">
            <text:p>10530</text:p>
          </table:table-cell>
          <table:table-cell office:value-type="float" office:value="8797.5" calcext:value-type="float">
            <text:p>8797.5</text:p>
          </table:table-cell>
        </table:table-row>
        <table:table-row table:style-name="ro1">
          <table:table-cell office:value-type="float" office:value="94700" calcext:value-type="float">
            <text:p>94700</text:p>
          </table:table-cell>
          <table:table-cell office:value-type="float" office:value="19667.5" calcext:value-type="float">
            <text:p>19667.5</text:p>
          </table:table-cell>
          <table:table-cell office:value-type="float" office:value="9870" calcext:value-type="float">
            <text:p>9870</text:p>
          </table:table-cell>
          <table:table-cell office:value-type="float" office:value="3237.5" calcext:value-type="float">
            <text:p>3237.5</text:p>
          </table:table-cell>
          <table:table-cell office:value-type="float" office:value="23252.5" calcext:value-type="float">
            <text:p>23252.5</text:p>
          </table:table-cell>
          <table:table-cell office:value-type="float" office:value="17472.5" calcext:value-type="float">
            <text:p>17472.5</text:p>
          </table:table-cell>
          <table:table-cell office:value-type="float" office:value="10515" calcext:value-type="float">
            <text:p>10515</text:p>
          </table:table-cell>
          <table:table-cell office:value-type="float" office:value="8827.5" calcext:value-type="float">
            <text:p>8827.5</text:p>
          </table:table-cell>
        </table:table-row>
        <table:table-row table:style-name="ro1">
          <table:table-cell office:value-type="float" office:value="94800" calcext:value-type="float">
            <text:p>94800</text:p>
          </table:table-cell>
          <table:table-cell office:value-type="float" office:value="19227.5" calcext:value-type="float">
            <text:p>19227.5</text:p>
          </table:table-cell>
          <table:table-cell office:value-type="float" office:value="10265" calcext:value-type="float">
            <text:p>10265</text:p>
          </table:table-cell>
          <table:table-cell office:value-type="float" office:value="3512.5" calcext:value-type="float">
            <text:p>3512.5</text:p>
          </table:table-cell>
          <table:table-cell office:value-type="float" office:value="23377.5" calcext:value-type="float">
            <text:p>23377.5</text:p>
          </table:table-cell>
          <table:table-cell office:value-type="float" office:value="17902.5" calcext:value-type="float">
            <text:p>17902.5</text:p>
          </table:table-cell>
          <table:table-cell office:value-type="float" office:value="10660" calcext:value-type="float">
            <text:p>10660</text:p>
          </table:table-cell>
          <table:table-cell office:value-type="float" office:value="9172.5" calcext:value-type="float">
            <text:p>9172.5</text:p>
          </table:table-cell>
        </table:table-row>
        <table:table-row table:style-name="ro1">
          <table:table-cell office:value-type="float" office:value="94900" calcext:value-type="float">
            <text:p>94900</text:p>
          </table:table-cell>
          <table:table-cell office:value-type="float" office:value="20092.5" calcext:value-type="float">
            <text:p>20092.5</text:p>
          </table:table-cell>
          <table:table-cell office:value-type="float" office:value="10817.5" calcext:value-type="float">
            <text:p>10817.5</text:p>
          </table:table-cell>
          <table:table-cell office:value-type="float" office:value="3485" calcext:value-type="float">
            <text:p>3485</text:p>
          </table:table-cell>
          <table:table-cell office:value-type="float" office:value="24027.5" calcext:value-type="float">
            <text:p>24027.5</text:p>
          </table:table-cell>
          <table:table-cell office:value-type="float" office:value="18672.5" calcext:value-type="float">
            <text:p>18672.5</text:p>
          </table:table-cell>
          <table:table-cell office:value-type="float" office:value="11160" calcext:value-type="float">
            <text:p>11160</text:p>
          </table:table-cell>
          <table:table-cell office:value-type="float" office:value="9377.5" calcext:value-type="float">
            <text:p>9377.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0722.5" calcext:value-type="float">
            <text:p>20722.5</text:p>
          </table:table-cell>
          <table:table-cell office:value-type="float" office:value="11412.5" calcext:value-type="float">
            <text:p>11412.5</text:p>
          </table:table-cell>
          <table:table-cell office:value-type="float" office:value="4125" calcext:value-type="float">
            <text:p>4125</text:p>
          </table:table-cell>
          <table:table-cell office:value-type="float" office:value="24682.5" calcext:value-type="float">
            <text:p>24682.5</text:p>
          </table:table-cell>
          <table:table-cell office:value-type="float" office:value="19232.5" calcext:value-type="float">
            <text:p>19232.5</text:p>
          </table:table-cell>
          <table:table-cell office:value-type="float" office:value="11865" calcext:value-type="float">
            <text:p>11865</text:p>
          </table:table-cell>
          <table:table-cell office:value-type="float" office:value="10552.5" calcext:value-type="float">
            <text:p>10552.5</text:p>
          </table:table-cell>
        </table:table-row>
        <table:table-row table:style-name="ro1">
          <table:table-cell office:value-type="float" office:value="95100" calcext:value-type="float">
            <text:p>95100</text:p>
          </table:table-cell>
          <table:table-cell office:value-type="float" office:value="20587.5" calcext:value-type="float">
            <text:p>20587.5</text:p>
          </table:table-cell>
          <table:table-cell office:value-type="float" office:value="11417.5" calcext:value-type="float">
            <text:p>11417.5</text:p>
          </table:table-cell>
          <table:table-cell office:value-type="float" office:value="4130" calcext:value-type="float">
            <text:p>4130</text:p>
          </table:table-cell>
          <table:table-cell office:value-type="float" office:value="24627.5" calcext:value-type="float">
            <text:p>24627.5</text:p>
          </table:table-cell>
          <table:table-cell office:value-type="float" office:value="19237.5" calcext:value-type="float">
            <text:p>19237.5</text:p>
          </table:table-cell>
          <table:table-cell office:value-type="float" office:value="11870" calcext:value-type="float">
            <text:p>11870</text:p>
          </table:table-cell>
          <table:table-cell office:value-type="float" office:value="10437.5" calcext:value-type="float">
            <text:p>10437.5</text:p>
          </table:table-cell>
        </table:table-row>
        <table:table-row table:style-name="ro1">
          <table:table-cell office:value-type="float" office:value="95200" calcext:value-type="float">
            <text:p>95200</text:p>
          </table:table-cell>
          <table:table-cell office:value-type="float" office:value="20622.5" calcext:value-type="float">
            <text:p>20622.5</text:p>
          </table:table-cell>
          <table:table-cell office:value-type="float" office:value="11627.5" calcext:value-type="float">
            <text:p>11627.5</text:p>
          </table:table-cell>
          <table:table-cell office:value-type="float" office:value="4190" calcext:value-type="float">
            <text:p>4190</text:p>
          </table:table-cell>
          <table:table-cell office:value-type="float" office:value="24587.5" calcext:value-type="float">
            <text:p>24587.5</text:p>
          </table:table-cell>
          <table:table-cell office:value-type="float" office:value="19207.5" calcext:value-type="float">
            <text:p>19207.5</text:p>
          </table:table-cell>
          <table:table-cell office:value-type="float" office:value="12100" calcext:value-type="float">
            <text:p>12100</text:p>
          </table:table-cell>
          <table:table-cell office:value-type="float" office:value="10502.5" calcext:value-type="float">
            <text:p>10502.5</text:p>
          </table:table-cell>
        </table:table-row>
        <table:table-row table:style-name="ro1">
          <table:table-cell office:value-type="float" office:value="95300" calcext:value-type="float">
            <text:p>95300</text:p>
          </table:table-cell>
          <table:table-cell office:value-type="float" office:value="20677.5" calcext:value-type="float">
            <text:p>20677.5</text:p>
          </table:table-cell>
          <table:table-cell office:value-type="float" office:value="11607.5" calcext:value-type="float">
            <text:p>11607.5</text:p>
          </table:table-cell>
          <table:table-cell office:value-type="float" office:value="3845" calcext:value-type="float">
            <text:p>3845</text:p>
          </table:table-cell>
          <table:table-cell office:value-type="float" office:value="24462.5" calcext:value-type="float">
            <text:p>24462.5</text:p>
          </table:table-cell>
          <table:table-cell office:value-type="float" office:value="19222.5" calcext:value-type="float">
            <text:p>19222.5</text:p>
          </table:table-cell>
          <table:table-cell office:value-type="float" office:value="12105" calcext:value-type="float">
            <text:p>12105</text:p>
          </table:table-cell>
          <table:table-cell office:value-type="float" office:value="10562.5" calcext:value-type="float">
            <text:p>10562.5</text:p>
          </table:table-cell>
        </table:table-row>
        <table:table-row table:style-name="ro1">
          <table:table-cell office:value-type="float" office:value="95400" calcext:value-type="float">
            <text:p>95400</text:p>
          </table:table-cell>
          <table:table-cell office:value-type="float" office:value="20822.5" calcext:value-type="float">
            <text:p>20822.5</text:p>
          </table:table-cell>
          <table:table-cell office:value-type="float" office:value="11272.5" calcext:value-type="float">
            <text:p>11272.5</text:p>
          </table:table-cell>
          <table:table-cell office:value-type="float" office:value="4342.5" calcext:value-type="float">
            <text:p>4342.5</text:p>
          </table:table-cell>
          <table:table-cell office:value-type="float" office:value="24577.5" calcext:value-type="float">
            <text:p>24577.5</text:p>
          </table:table-cell>
          <table:table-cell office:value-type="float" office:value="19707.5" calcext:value-type="float">
            <text:p>19707.5</text:p>
          </table:table-cell>
          <table:table-cell office:value-type="float" office:value="12045" calcext:value-type="float">
            <text:p>12045</text:p>
          </table:table-cell>
          <table:table-cell office:value-type="float" office:value="10982.5" calcext:value-type="float">
            <text:p>10982.5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float" office:value="21237.5" calcext:value-type="float">
            <text:p>21237.5</text:p>
          </table:table-cell>
          <table:table-cell office:value-type="float" office:value="11162.5" calcext:value-type="float">
            <text:p>11162.5</text:p>
          </table:table-cell>
          <table:table-cell office:value-type="float" office:value="4392.5" calcext:value-type="float">
            <text:p>4392.5</text:p>
          </table:table-cell>
          <table:table-cell office:value-type="float" office:value="24417.5" calcext:value-type="float">
            <text:p>24417.5</text:p>
          </table:table-cell>
          <table:table-cell office:value-type="float" office:value="19342.5" calcext:value-type="float">
            <text:p>19342.5</text:p>
          </table:table-cell>
          <table:table-cell office:value-type="float" office:value="11640" calcext:value-type="float">
            <text:p>11640</text:p>
          </table:table-cell>
          <table:table-cell office:value-type="float" office:value="10782.5" calcext:value-type="float">
            <text:p>10782.5</text:p>
          </table:table-cell>
        </table:table-row>
        <table:table-row table:style-name="ro1">
          <table:table-cell office:value-type="float" office:value="95600" calcext:value-type="float">
            <text:p>95600</text:p>
          </table:table-cell>
          <table:table-cell office:value-type="float" office:value="21097.5" calcext:value-type="float">
            <text:p>21097.5</text:p>
          </table:table-cell>
          <table:table-cell office:value-type="float" office:value="11042.5" calcext:value-type="float">
            <text:p>11042.5</text:p>
          </table:table-cell>
          <table:table-cell office:value-type="float" office:value="4137.5" calcext:value-type="float">
            <text:p>4137.5</text:p>
          </table:table-cell>
          <table:table-cell office:value-type="float" office:value="24432.5" calcext:value-type="float">
            <text:p>24432.5</text:p>
          </table:table-cell>
          <table:table-cell office:value-type="float" office:value="19262.5" calcext:value-type="float">
            <text:p>19262.5</text:p>
          </table:table-cell>
          <table:table-cell office:value-type="float" office:value="11410" calcext:value-type="float">
            <text:p>11410</text:p>
          </table:table-cell>
          <table:table-cell office:value-type="float" office:value="10632.5" calcext:value-type="float">
            <text:p>10632.5</text:p>
          </table:table-cell>
        </table:table-row>
        <table:table-row table:style-name="ro1">
          <table:table-cell office:value-type="float" office:value="95700" calcext:value-type="float">
            <text:p>95700</text:p>
          </table:table-cell>
          <table:table-cell office:value-type="float" office:value="21082.5" calcext:value-type="float">
            <text:p>21082.5</text:p>
          </table:table-cell>
          <table:table-cell office:value-type="float" office:value="10852.5" calcext:value-type="float">
            <text:p>10852.5</text:p>
          </table:table-cell>
          <table:table-cell office:value-type="float" office:value="4152.5" calcext:value-type="float">
            <text:p>4152.5</text:p>
          </table:table-cell>
          <table:table-cell office:value-type="float" office:value="24592.5" calcext:value-type="float">
            <text:p>24592.5</text:p>
          </table:table-cell>
          <table:table-cell office:value-type="float" office:value="19577.5" calcext:value-type="float">
            <text:p>19577.5</text:p>
          </table:table-cell>
          <table:table-cell office:value-type="float" office:value="11320" calcext:value-type="float">
            <text:p>11320</text:p>
          </table:table-cell>
          <table:table-cell office:value-type="float" office:value="10637.5" calcext:value-type="float">
            <text:p>10637.5</text:p>
          </table:table-cell>
        </table:table-row>
        <table:table-row table:style-name="ro1">
          <table:table-cell office:value-type="float" office:value="95800" calcext:value-type="float">
            <text:p>95800</text:p>
          </table:table-cell>
          <table:table-cell office:value-type="float" office:value="21127.5" calcext:value-type="float">
            <text:p>21127.5</text:p>
          </table:table-cell>
          <table:table-cell office:value-type="float" office:value="11295" calcext:value-type="float">
            <text:p>11295</text:p>
          </table:table-cell>
          <table:table-cell office:value-type="float" office:value="4882.5" calcext:value-type="float">
            <text:p>4882.5</text:p>
          </table:table-cell>
          <table:table-cell office:value-type="float" office:value="24982.5" calcext:value-type="float">
            <text:p>24982.5</text:p>
          </table:table-cell>
          <table:table-cell office:value-type="float" office:value="19752.5" calcext:value-type="float">
            <text:p>19752.5</text:p>
          </table:table-cell>
          <table:table-cell office:value-type="float" office:value="11735" calcext:value-type="float">
            <text:p>11735</text:p>
          </table:table-cell>
          <table:table-cell office:value-type="float" office:value="10602.5" calcext:value-type="float">
            <text:p>10602.5</text:p>
          </table:table-cell>
        </table:table-row>
        <table:table-row table:style-name="ro1">
          <table:table-cell office:value-type="float" office:value="95900" calcext:value-type="float">
            <text:p>95900</text:p>
          </table:table-cell>
          <table:table-cell office:value-type="float" office:value="20802.5" calcext:value-type="float">
            <text:p>20802.5</text:p>
          </table:table-cell>
          <table:table-cell office:value-type="float" office:value="10820" calcext:value-type="float">
            <text:p>10820</text:p>
          </table:table-cell>
          <table:table-cell office:value-type="float" office:value="4962.5" calcext:value-type="float">
            <text:p>4962.5</text:p>
          </table:table-cell>
          <table:table-cell office:value-type="float" office:value="25147.5" calcext:value-type="float">
            <text:p>25147.5</text:p>
          </table:table-cell>
          <table:table-cell office:value-type="float" office:value="19642.5" calcext:value-type="float">
            <text:p>19642.5</text:p>
          </table:table-cell>
          <table:table-cell office:value-type="float" office:value="11110" calcext:value-type="float">
            <text:p>11110</text:p>
          </table:table-cell>
          <table:table-cell office:value-type="float" office:value="10402.5" calcext:value-type="float">
            <text:p>10402.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20862.5" calcext:value-type="float">
            <text:p>20862.5</text:p>
          </table:table-cell>
          <table:table-cell office:value-type="float" office:value="11115" calcext:value-type="float">
            <text:p>11115</text:p>
          </table:table-cell>
          <table:table-cell office:value-type="float" office:value="5042.5" calcext:value-type="float">
            <text:p>5042.5</text:p>
          </table:table-cell>
          <table:table-cell office:value-type="float" office:value="25137.5" calcext:value-type="float">
            <text:p>25137.5</text:p>
          </table:table-cell>
          <table:table-cell office:value-type="float" office:value="19517.5" calcext:value-type="float">
            <text:p>19517.5</text:p>
          </table:table-cell>
          <table:table-cell office:value-type="float" office:value="11050" calcext:value-type="float">
            <text:p>11050</text:p>
          </table:table-cell>
          <table:table-cell office:value-type="float" office:value="10527.5" calcext:value-type="float">
            <text:p>10527.5</text:p>
          </table:table-cell>
        </table:table-row>
        <table:table-row table:style-name="ro1">
          <table:table-cell office:value-type="float" office:value="96100" calcext:value-type="float">
            <text:p>96100</text:p>
          </table:table-cell>
          <table:table-cell office:value-type="float" office:value="21052.5" calcext:value-type="float">
            <text:p>21052.5</text:p>
          </table:table-cell>
          <table:table-cell office:value-type="float" office:value="10895" calcext:value-type="float">
            <text:p>10895</text:p>
          </table:table-cell>
          <table:table-cell office:value-type="float" office:value="4867.5" calcext:value-type="float">
            <text:p>4867.5</text:p>
          </table:table-cell>
          <table:table-cell office:value-type="float" office:value="25107.5" calcext:value-type="float">
            <text:p>25107.5</text:p>
          </table:table-cell>
          <table:table-cell office:value-type="float" office:value="19207.5" calcext:value-type="float">
            <text:p>19207.5</text:p>
          </table:table-cell>
          <table:table-cell office:value-type="float" office:value="11370" calcext:value-type="float">
            <text:p>11370</text:p>
          </table:table-cell>
          <table:table-cell office:value-type="float" office:value="10327.5" calcext:value-type="float">
            <text:p>10327.5</text:p>
          </table:table-cell>
        </table:table-row>
        <table:table-row table:style-name="ro1">
          <table:table-cell office:value-type="float" office:value="96200" calcext:value-type="float">
            <text:p>96200</text:p>
          </table:table-cell>
          <table:table-cell office:value-type="float" office:value="20872.5" calcext:value-type="float">
            <text:p>20872.5</text:p>
          </table:table-cell>
          <table:table-cell office:value-type="float" office:value="10645" calcext:value-type="float">
            <text:p>10645</text:p>
          </table:table-cell>
          <table:table-cell office:value-type="float" office:value="4527.5" calcext:value-type="float">
            <text:p>4527.5</text:p>
          </table:table-cell>
          <table:table-cell office:value-type="float" office:value="25007.5" calcext:value-type="float">
            <text:p>25007.5</text:p>
          </table:table-cell>
          <table:table-cell office:value-type="float" office:value="19082.5" calcext:value-type="float">
            <text:p>19082.5</text:p>
          </table:table-cell>
          <table:table-cell office:value-type="float" office:value="11150" calcext:value-type="float">
            <text:p>11150</text:p>
          </table:table-cell>
          <table:table-cell office:value-type="float" office:value="10242.5" calcext:value-type="float">
            <text:p>10242.5</text:p>
          </table:table-cell>
        </table:table-row>
        <table:table-row table:style-name="ro1">
          <table:table-cell office:value-type="float" office:value="96300" calcext:value-type="float">
            <text:p>96300</text:p>
          </table:table-cell>
          <table:table-cell office:value-type="float" office:value="20612.5" calcext:value-type="float">
            <text:p>20612.5</text:p>
          </table:table-cell>
          <table:table-cell office:value-type="float" office:value="10460" calcext:value-type="float">
            <text:p>10460</text:p>
          </table:table-cell>
          <table:table-cell office:value-type="float" office:value="4387.5" calcext:value-type="float">
            <text:p>4387.5</text:p>
          </table:table-cell>
          <table:table-cell office:value-type="float" office:value="24767.5" calcext:value-type="float">
            <text:p>24767.5</text:p>
          </table:table-cell>
          <table:table-cell office:value-type="float" office:value="19207.5" calcext:value-type="float">
            <text:p>19207.5</text:p>
          </table:table-cell>
          <table:table-cell office:value-type="float" office:value="11000" calcext:value-type="float">
            <text:p>11000</text:p>
          </table:table-cell>
          <table:table-cell office:value-type="float" office:value="10057.5" calcext:value-type="float">
            <text:p>10057.5</text:p>
          </table:table-cell>
        </table:table-row>
        <table:table-row table:style-name="ro1">
          <table:table-cell office:value-type="float" office:value="96400" calcext:value-type="float">
            <text:p>96400</text:p>
          </table:table-cell>
          <table:table-cell office:value-type="float" office:value="20807.5" calcext:value-type="float">
            <text:p>20807.5</text:p>
          </table:table-cell>
          <table:table-cell office:value-type="float" office:value="10155" calcext:value-type="float">
            <text:p>10155</text:p>
          </table:table-cell>
          <table:table-cell office:value-type="float" office:value="4322.5" calcext:value-type="float">
            <text:p>4322.5</text:p>
          </table:table-cell>
          <table:table-cell office:value-type="float" office:value="24612.5" calcext:value-type="float">
            <text:p>24612.5</text:p>
          </table:table-cell>
          <table:table-cell office:value-type="float" office:value="19342.5" calcext:value-type="float">
            <text:p>19342.5</text:p>
          </table:table-cell>
          <table:table-cell office:value-type="float" office:value="11150" calcext:value-type="float">
            <text:p>11150</text:p>
          </table:table-cell>
          <table:table-cell office:value-type="float" office:value="10257.5" calcext:value-type="float">
            <text:p>10257.5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float" office:value="21157.5" calcext:value-type="float">
            <text:p>21157.5</text:p>
          </table:table-cell>
          <table:table-cell office:value-type="float" office:value="10535" calcext:value-type="float">
            <text:p>10535</text:p>
          </table:table-cell>
          <table:table-cell office:value-type="float" office:value="4297.5" calcext:value-type="float">
            <text:p>4297.5</text:p>
          </table:table-cell>
          <table:table-cell office:value-type="float" office:value="24517.5" calcext:value-type="float">
            <text:p>24517.5</text:p>
          </table:table-cell>
          <table:table-cell office:value-type="float" office:value="19682.5" calcext:value-type="float">
            <text:p>19682.5</text:p>
          </table:table-cell>
          <table:table-cell office:value-type="float" office:value="11495" calcext:value-type="float">
            <text:p>11495</text:p>
          </table:table-cell>
          <table:table-cell office:value-type="float" office:value="10652.5" calcext:value-type="float">
            <text:p>10652.5</text:p>
          </table:table-cell>
        </table:table-row>
        <table:table-row table:style-name="ro1">
          <table:table-cell office:value-type="float" office:value="96600" calcext:value-type="float">
            <text:p>96600</text:p>
          </table:table-cell>
          <table:table-cell office:value-type="float" office:value="20837.5" calcext:value-type="float">
            <text:p>20837.5</text:p>
          </table:table-cell>
          <table:table-cell office:value-type="float" office:value="10592.5" calcext:value-type="float">
            <text:p>10592.5</text:p>
          </table:table-cell>
          <table:table-cell office:value-type="float" office:value="4182.5" calcext:value-type="float">
            <text:p>4182.5</text:p>
          </table:table-cell>
          <table:table-cell office:value-type="float" office:value="24132.5" calcext:value-type="float">
            <text:p>24132.5</text:p>
          </table:table-cell>
          <table:table-cell office:value-type="float" office:value="19757.5" calcext:value-type="float">
            <text:p>19757.5</text:p>
          </table:table-cell>
          <table:table-cell office:value-type="float" office:value="11295" calcext:value-type="float">
            <text:p>11295</text:p>
          </table:table-cell>
          <table:table-cell office:value-type="float" office:value="10552.5" calcext:value-type="float">
            <text:p>10552.5</text:p>
          </table:table-cell>
        </table:table-row>
        <table:table-row table:style-name="ro1">
          <table:table-cell office:value-type="float" office:value="96700" calcext:value-type="float">
            <text:p>96700</text:p>
          </table:table-cell>
          <table:table-cell office:value-type="float" office:value="20477.5" calcext:value-type="float">
            <text:p>20477.5</text:p>
          </table:table-cell>
          <table:table-cell office:value-type="float" office:value="10467.5" calcext:value-type="float">
            <text:p>10467.5</text:p>
          </table:table-cell>
          <table:table-cell office:value-type="float" office:value="4387.5" calcext:value-type="float">
            <text:p>4387.5</text:p>
          </table:table-cell>
          <table:table-cell office:value-type="float" office:value="23777.5" calcext:value-type="float">
            <text:p>23777.5</text:p>
          </table:table-cell>
          <table:table-cell office:value-type="float" office:value="19622.5" calcext:value-type="float">
            <text:p>19622.5</text:p>
          </table:table-cell>
          <table:table-cell office:value-type="float" office:value="11465" calcext:value-type="float">
            <text:p>11465</text:p>
          </table:table-cell>
          <table:table-cell office:value-type="float" office:value="10307.5" calcext:value-type="float">
            <text:p>10307.5</text:p>
          </table:table-cell>
        </table:table-row>
        <table:table-row table:style-name="ro1">
          <table:table-cell office:value-type="float" office:value="96800" calcext:value-type="float">
            <text:p>96800</text:p>
          </table:table-cell>
          <table:table-cell office:value-type="float" office:value="20572.5" calcext:value-type="float">
            <text:p>20572.5</text:p>
          </table:table-cell>
          <table:table-cell office:value-type="float" office:value="10367.5" calcext:value-type="float">
            <text:p>10367.5</text:p>
          </table:table-cell>
          <table:table-cell office:value-type="float" office:value="4437.5" calcext:value-type="float">
            <text:p>4437.5</text:p>
          </table:table-cell>
          <table:table-cell office:value-type="float" office:value="23622.5" calcext:value-type="float">
            <text:p>23622.5</text:p>
          </table:table-cell>
          <table:table-cell office:value-type="float" office:value="19752.5" calcext:value-type="float">
            <text:p>19752.5</text:p>
          </table:table-cell>
          <table:table-cell office:value-type="float" office:value="11610" calcext:value-type="float">
            <text:p>11610</text:p>
          </table:table-cell>
          <table:table-cell office:value-type="float" office:value="10357.5" calcext:value-type="float">
            <text:p>10357.5</text:p>
          </table:table-cell>
        </table:table-row>
        <table:table-row table:style-name="ro1">
          <table:table-cell office:value-type="float" office:value="96900" calcext:value-type="float">
            <text:p>96900</text:p>
          </table:table-cell>
          <table:table-cell office:value-type="float" office:value="20677.5" calcext:value-type="float">
            <text:p>20677.5</text:p>
          </table:table-cell>
          <table:table-cell office:value-type="float" office:value="9992.5" calcext:value-type="float">
            <text:p>9992.5</text:p>
          </table:table-cell>
          <table:table-cell office:value-type="float" office:value="4622.5" calcext:value-type="float">
            <text:p>4622.5</text:p>
          </table:table-cell>
          <table:table-cell office:value-type="float" office:value="23517.5" calcext:value-type="float">
            <text:p>23517.5</text:p>
          </table:table-cell>
          <table:table-cell office:value-type="float" office:value="19202.5" calcext:value-type="float">
            <text:p>19202.5</text:p>
          </table:table-cell>
          <table:table-cell office:value-type="float" office:value="11680" calcext:value-type="float">
            <text:p>11680</text:p>
          </table:table-cell>
          <table:table-cell office:value-type="float" office:value="10807.5" calcext:value-type="float">
            <text:p>10807.5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20802.5" calcext:value-type="float">
            <text:p>20802.5</text:p>
          </table:table-cell>
          <table:table-cell office:value-type="float" office:value="10012.5" calcext:value-type="float">
            <text:p>10012.5</text:p>
          </table:table-cell>
          <table:table-cell office:value-type="float" office:value="4882.5" calcext:value-type="float">
            <text:p>4882.5</text:p>
          </table:table-cell>
          <table:table-cell office:value-type="float" office:value="23612.5" calcext:value-type="float">
            <text:p>23612.5</text:p>
          </table:table-cell>
          <table:table-cell office:value-type="float" office:value="19337.5" calcext:value-type="float">
            <text:p>19337.5</text:p>
          </table:table-cell>
          <table:table-cell office:value-type="float" office:value="11675" calcext:value-type="float">
            <text:p>11675</text:p>
          </table:table-cell>
          <table:table-cell office:value-type="float" office:value="10837.5" calcext:value-type="float">
            <text:p>10837.5</text:p>
          </table:table-cell>
        </table:table-row>
        <table:table-row table:style-name="ro1">
          <table:table-cell office:value-type="float" office:value="97100" calcext:value-type="float">
            <text:p>97100</text:p>
          </table:table-cell>
          <table:table-cell office:value-type="float" office:value="21387.5" calcext:value-type="float">
            <text:p>21387.5</text:p>
          </table:table-cell>
          <table:table-cell office:value-type="float" office:value="9597.5" calcext:value-type="float">
            <text:p>9597.5</text:p>
          </table:table-cell>
          <table:table-cell office:value-type="float" office:value="5330" calcext:value-type="float">
            <text:p>5330</text:p>
          </table:table-cell>
          <table:table-cell office:value-type="float" office:value="24047.5" calcext:value-type="float">
            <text:p>24047.5</text:p>
          </table:table-cell>
          <table:table-cell office:value-type="float" office:value="19397.5" calcext:value-type="float">
            <text:p>19397.5</text:p>
          </table:table-cell>
          <table:table-cell office:value-type="float" office:value="11865" calcext:value-type="float">
            <text:p>11865</text:p>
          </table:table-cell>
          <table:table-cell office:value-type="float" office:value="10767.5" calcext:value-type="float">
            <text:p>10767.5</text:p>
          </table:table-cell>
        </table:table-row>
        <table:table-row table:style-name="ro1">
          <table:table-cell office:value-type="float" office:value="97200" calcext:value-type="float">
            <text:p>97200</text:p>
          </table:table-cell>
          <table:table-cell office:value-type="float" office:value="21552.5" calcext:value-type="float">
            <text:p>21552.5</text:p>
          </table:table-cell>
          <table:table-cell office:value-type="float" office:value="9362.5" calcext:value-type="float">
            <text:p>9362.5</text:p>
          </table:table-cell>
          <table:table-cell office:value-type="float" office:value="5305" calcext:value-type="float">
            <text:p>5305</text:p>
          </table:table-cell>
          <table:table-cell office:value-type="float" office:value="24057.5" calcext:value-type="float">
            <text:p>24057.5</text:p>
          </table:table-cell>
          <table:table-cell office:value-type="float" office:value="19152.5" calcext:value-type="float">
            <text:p>19152.5</text:p>
          </table:table-cell>
          <table:table-cell office:value-type="float" office:value="11730" calcext:value-type="float">
            <text:p>11730</text:p>
          </table:table-cell>
          <table:table-cell office:value-type="float" office:value="10847.5" calcext:value-type="float">
            <text:p>10847.5</text:p>
          </table:table-cell>
        </table:table-row>
        <table:table-row table:style-name="ro1">
          <table:table-cell office:value-type="float" office:value="97300" calcext:value-type="float">
            <text:p>97300</text:p>
          </table:table-cell>
          <table:table-cell office:value-type="float" office:value="21562.5" calcext:value-type="float">
            <text:p>21562.5</text:p>
          </table:table-cell>
          <table:table-cell office:value-type="float" office:value="9497.5" calcext:value-type="float">
            <text:p>9497.5</text:p>
          </table:table-cell>
          <table:table-cell office:value-type="float" office:value="5030" calcext:value-type="float">
            <text:p>5030</text:p>
          </table:table-cell>
          <table:table-cell office:value-type="float" office:value="23917.5" calcext:value-type="float">
            <text:p>23917.5</text:p>
          </table:table-cell>
          <table:table-cell office:value-type="float" office:value="19212.5" calcext:value-type="float">
            <text:p>19212.5</text:p>
          </table:table-cell>
          <table:table-cell office:value-type="float" office:value="11590" calcext:value-type="float">
            <text:p>11590</text:p>
          </table:table-cell>
          <table:table-cell office:value-type="float" office:value="10787.5" calcext:value-type="float">
            <text:p>10787.5</text:p>
          </table:table-cell>
        </table:table-row>
        <table:table-row table:style-name="ro1">
          <table:table-cell office:value-type="float" office:value="97400" calcext:value-type="float">
            <text:p>97400</text:p>
          </table:table-cell>
          <table:table-cell office:value-type="float" office:value="21847.5" calcext:value-type="float">
            <text:p>21847.5</text:p>
          </table:table-cell>
          <table:table-cell office:value-type="float" office:value="9722.5" calcext:value-type="float">
            <text:p>9722.5</text:p>
          </table:table-cell>
          <table:table-cell office:value-type="float" office:value="5120" calcext:value-type="float">
            <text:p>5120</text:p>
          </table:table-cell>
          <table:table-cell office:value-type="float" office:value="24117.5" calcext:value-type="float">
            <text:p>24117.5</text:p>
          </table:table-cell>
          <table:table-cell office:value-type="float" office:value="19332.5" calcext:value-type="float">
            <text:p>19332.5</text:p>
          </table:table-cell>
          <table:table-cell office:value-type="float" office:value="11690" calcext:value-type="float">
            <text:p>11690</text:p>
          </table:table-cell>
          <table:table-cell office:value-type="float" office:value="11092.5" calcext:value-type="float">
            <text:p>11092.5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21772.5" calcext:value-type="float">
            <text:p>21772.5</text:p>
          </table:table-cell>
          <table:table-cell office:value-type="float" office:value="9442.5" calcext:value-type="float">
            <text:p>9442.5</text:p>
          </table:table-cell>
          <table:table-cell office:value-type="float" office:value="5260" calcext:value-type="float">
            <text:p>5260</text:p>
          </table:table-cell>
          <table:table-cell office:value-type="float" office:value="23817.5" calcext:value-type="float">
            <text:p>23817.5</text:p>
          </table:table-cell>
          <table:table-cell office:value-type="float" office:value="19147.5" calcext:value-type="float">
            <text:p>19147.5</text:p>
          </table:table-cell>
          <table:table-cell office:value-type="float" office:value="11550" calcext:value-type="float">
            <text:p>11550</text:p>
          </table:table-cell>
          <table:table-cell office:value-type="float" office:value="11132.5" calcext:value-type="float">
            <text:p>11132.5</text:p>
          </table:table-cell>
        </table:table-row>
        <table:table-row table:style-name="ro1">
          <table:table-cell office:value-type="float" office:value="97600" calcext:value-type="float">
            <text:p>97600</text:p>
          </table:table-cell>
          <table:table-cell office:value-type="float" office:value="21232.5" calcext:value-type="float">
            <text:p>21232.5</text:p>
          </table:table-cell>
          <table:table-cell office:value-type="float" office:value="8442.5" calcext:value-type="float">
            <text:p>8442.5</text:p>
          </table:table-cell>
          <table:table-cell office:value-type="float" office:value="5430" calcext:value-type="float">
            <text:p>5430</text:p>
          </table:table-cell>
          <table:table-cell office:value-type="float" office:value="22702.5" calcext:value-type="float">
            <text:p>22702.5</text:p>
          </table:table-cell>
          <table:table-cell office:value-type="float" office:value="19147.5" calcext:value-type="float">
            <text:p>19147.5</text:p>
          </table:table-cell>
          <table:table-cell office:value-type="float" office:value="11035" calcext:value-type="float">
            <text:p>11035</text:p>
          </table:table-cell>
          <table:table-cell office:value-type="float" office:value="10572.5" calcext:value-type="float">
            <text:p>10572.5</text:p>
          </table:table-cell>
        </table:table-row>
        <table:table-row table:style-name="ro1">
          <table:table-cell office:value-type="float" office:value="97700" calcext:value-type="float">
            <text:p>97700</text:p>
          </table:table-cell>
          <table:table-cell office:value-type="float" office:value="21277.5" calcext:value-type="float">
            <text:p>21277.5</text:p>
          </table:table-cell>
          <table:table-cell office:value-type="float" office:value="8287.5" calcext:value-type="float">
            <text:p>8287.5</text:p>
          </table:table-cell>
          <table:table-cell office:value-type="float" office:value="5510" calcext:value-type="float">
            <text:p>5510</text:p>
          </table:table-cell>
          <table:table-cell office:value-type="float" office:value="23017.5" calcext:value-type="float">
            <text:p>23017.5</text:p>
          </table:table-cell>
          <table:table-cell office:value-type="float" office:value="19512.5" calcext:value-type="float">
            <text:p>19512.5</text:p>
          </table:table-cell>
          <table:table-cell office:value-type="float" office:value="10775" calcext:value-type="float">
            <text:p>10775</text:p>
          </table:table-cell>
          <table:table-cell office:value-type="float" office:value="10972.5" calcext:value-type="float">
            <text:p>10972.5</text:p>
          </table:table-cell>
        </table:table-row>
        <table:table-row table:style-name="ro1">
          <table:table-cell office:value-type="float" office:value="97800" calcext:value-type="float">
            <text:p>97800</text:p>
          </table:table-cell>
          <table:table-cell office:value-type="float" office:value="21672.5" calcext:value-type="float">
            <text:p>21672.5</text:p>
          </table:table-cell>
          <table:table-cell office:value-type="float" office:value="8722.5" calcext:value-type="float">
            <text:p>8722.5</text:p>
          </table:table-cell>
          <table:table-cell office:value-type="float" office:value="5795" calcext:value-type="float">
            <text:p>5795</text:p>
          </table:table-cell>
          <table:table-cell office:value-type="float" office:value="23732.5" calcext:value-type="float">
            <text:p>23732.5</text:p>
          </table:table-cell>
          <table:table-cell office:value-type="float" office:value="18937.5" calcext:value-type="float">
            <text:p>18937.5</text:p>
          </table:table-cell>
          <table:table-cell office:value-type="float" office:value="10185" calcext:value-type="float">
            <text:p>10185</text:p>
          </table:table-cell>
          <table:table-cell office:value-type="float" office:value="9927.5" calcext:value-type="float">
            <text:p>9927.5</text:p>
          </table:table-cell>
        </table:table-row>
        <table:table-row table:style-name="ro1">
          <table:table-cell office:value-type="float" office:value="97900" calcext:value-type="float">
            <text:p>97900</text:p>
          </table:table-cell>
          <table:table-cell office:value-type="float" office:value="21832.5" calcext:value-type="float">
            <text:p>21832.5</text:p>
          </table:table-cell>
          <table:table-cell office:value-type="float" office:value="8742.5" calcext:value-type="float">
            <text:p>8742.5</text:p>
          </table:table-cell>
          <table:table-cell office:value-type="float" office:value="5830" calcext:value-type="float">
            <text:p>5830</text:p>
          </table:table-cell>
          <table:table-cell office:value-type="float" office:value="23567.5" calcext:value-type="float">
            <text:p>23567.5</text:p>
          </table:table-cell>
          <table:table-cell office:value-type="float" office:value="18812.5" calcext:value-type="float">
            <text:p>18812.5</text:p>
          </table:table-cell>
          <table:table-cell office:value-type="float" office:value="10280" calcext:value-type="float">
            <text:p>10280</text:p>
          </table:table-cell>
          <table:table-cell office:value-type="float" office:value="9742.5" calcext:value-type="float">
            <text:p>9742.5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21717.5" calcext:value-type="float">
            <text:p>21717.5</text:p>
          </table:table-cell>
          <table:table-cell office:value-type="float" office:value="9087.5" calcext:value-type="float">
            <text:p>9087.5</text:p>
          </table:table-cell>
          <table:table-cell office:value-type="float" office:value="5850" calcext:value-type="float">
            <text:p>5850</text:p>
          </table:table-cell>
          <table:table-cell office:value-type="float" office:value="23787.5" calcext:value-type="float">
            <text:p>23787.5</text:p>
          </table:table-cell>
          <table:table-cell office:value-type="float" office:value="18892.5" calcext:value-type="float">
            <text:p>18892.5</text:p>
          </table:table-cell>
          <table:table-cell office:value-type="float" office:value="10540" calcext:value-type="float">
            <text:p>10540</text:p>
          </table:table-cell>
          <table:table-cell office:value-type="float" office:value="9777.5" calcext:value-type="float">
            <text:p>9777.5</text:p>
          </table:table-cell>
        </table:table-row>
        <table:table-row table:style-name="ro1">
          <table:table-cell office:value-type="float" office:value="98100" calcext:value-type="float">
            <text:p>98100</text:p>
          </table:table-cell>
          <table:table-cell office:value-type="float" office:value="21892.5" calcext:value-type="float">
            <text:p>21892.5</text:p>
          </table:table-cell>
          <table:table-cell office:value-type="float" office:value="9152.5" calcext:value-type="float">
            <text:p>9152.5</text:p>
          </table:table-cell>
          <table:table-cell office:value-type="float" office:value="5995" calcext:value-type="float">
            <text:p>5995</text:p>
          </table:table-cell>
          <table:table-cell office:value-type="float" office:value="23747.5" calcext:value-type="float">
            <text:p>23747.5</text:p>
          </table:table-cell>
          <table:table-cell office:value-type="float" office:value="18907.5" calcext:value-type="float">
            <text:p>18907.5</text:p>
          </table:table-cell>
          <table:table-cell office:value-type="float" office:value="10635" calcext:value-type="float">
            <text:p>10635</text:p>
          </table:table-cell>
          <table:table-cell office:value-type="float" office:value="9852.5" calcext:value-type="float">
            <text:p>9852.5</text:p>
          </table:table-cell>
        </table:table-row>
        <table:table-row table:style-name="ro1">
          <table:table-cell office:value-type="float" office:value="98200" calcext:value-type="float">
            <text:p>98200</text:p>
          </table:table-cell>
          <table:table-cell office:value-type="float" office:value="21822.5" calcext:value-type="float">
            <text:p>21822.5</text:p>
          </table:table-cell>
          <table:table-cell office:value-type="float" office:value="9202.5" calcext:value-type="float">
            <text:p>9202.5</text:p>
          </table:table-cell>
          <table:table-cell office:value-type="float" office:value="6060" calcext:value-type="float">
            <text:p>6060</text:p>
          </table:table-cell>
          <table:table-cell office:value-type="float" office:value="24062.5" calcext:value-type="float">
            <text:p>24062.5</text:p>
          </table:table-cell>
          <table:table-cell office:value-type="float" office:value="19072.5" calcext:value-type="float">
            <text:p>19072.5</text:p>
          </table:table-cell>
          <table:table-cell office:value-type="float" office:value="10335" calcext:value-type="float">
            <text:p>10335</text:p>
          </table:table-cell>
          <table:table-cell office:value-type="float" office:value="9562.5" calcext:value-type="float">
            <text:p>9562.5</text:p>
          </table:table-cell>
        </table:table-row>
        <table:table-row table:style-name="ro1">
          <table:table-cell office:value-type="float" office:value="98300" calcext:value-type="float">
            <text:p>98300</text:p>
          </table:table-cell>
          <table:table-cell office:value-type="float" office:value="21217.5" calcext:value-type="float">
            <text:p>21217.5</text:p>
          </table:table-cell>
          <table:table-cell office:value-type="float" office:value="9517.5" calcext:value-type="float">
            <text:p>9517.5</text:p>
          </table:table-cell>
          <table:table-cell office:value-type="float" office:value="6120" calcext:value-type="float">
            <text:p>6120</text:p>
          </table:table-cell>
          <table:table-cell office:value-type="float" office:value="24092.5" calcext:value-type="float">
            <text:p>24092.5</text:p>
          </table:table-cell>
          <table:table-cell office:value-type="float" office:value="19057.5" calcext:value-type="float">
            <text:p>19057.5</text:p>
          </table:table-cell>
          <table:table-cell office:value-type="float" office:value="10155" calcext:value-type="float">
            <text:p>10155</text:p>
          </table:table-cell>
          <table:table-cell office:value-type="float" office:value="9232.5" calcext:value-type="float">
            <text:p>9232.5</text:p>
          </table:table-cell>
        </table:table-row>
        <table:table-row table:style-name="ro1">
          <table:table-cell office:value-type="float" office:value="98400" calcext:value-type="float">
            <text:p>98400</text:p>
          </table:table-cell>
          <table:table-cell office:value-type="float" office:value="21042.5" calcext:value-type="float">
            <text:p>21042.5</text:p>
          </table:table-cell>
          <table:table-cell office:value-type="float" office:value="9412.5" calcext:value-type="float">
            <text:p>9412.5</text:p>
          </table:table-cell>
          <table:table-cell office:value-type="float" office:value="6120" calcext:value-type="float">
            <text:p>6120</text:p>
          </table:table-cell>
          <table:table-cell office:value-type="float" office:value="23957.5" calcext:value-type="float">
            <text:p>23957.5</text:p>
          </table:table-cell>
          <table:table-cell office:value-type="float" office:value="19227.5" calcext:value-type="float">
            <text:p>19227.5</text:p>
          </table:table-cell>
          <table:table-cell office:value-type="float" office:value="10310" calcext:value-type="float">
            <text:p>10310</text:p>
          </table:table-cell>
          <table:table-cell office:value-type="float" office:value="9327.5" calcext:value-type="float">
            <text:p>9327.5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float" office:value="20862.5" calcext:value-type="float">
            <text:p>20862.5</text:p>
          </table:table-cell>
          <table:table-cell office:value-type="float" office:value="9182.5" calcext:value-type="float">
            <text:p>9182.5</text:p>
          </table:table-cell>
          <table:table-cell office:value-type="float" office:value="5575" calcext:value-type="float">
            <text:p>5575</text:p>
          </table:table-cell>
          <table:table-cell office:value-type="float" office:value="24267.5" calcext:value-type="float">
            <text:p>24267.5</text:p>
          </table:table-cell>
          <table:table-cell office:value-type="float" office:value="18707.5" calcext:value-type="float">
            <text:p>18707.5</text:p>
          </table:table-cell>
          <table:table-cell office:value-type="float" office:value="9760" calcext:value-type="float">
            <text:p>9760</text:p>
          </table:table-cell>
          <table:table-cell office:value-type="float" office:value="8917.5" calcext:value-type="float">
            <text:p>8917.5</text:p>
          </table:table-cell>
        </table:table-row>
        <table:table-row table:style-name="ro1">
          <table:table-cell office:value-type="float" office:value="98600" calcext:value-type="float">
            <text:p>98600</text:p>
          </table:table-cell>
          <table:table-cell office:value-type="float" office:value="20942.5" calcext:value-type="float">
            <text:p>20942.5</text:p>
          </table:table-cell>
          <table:table-cell office:value-type="float" office:value="9622.5" calcext:value-type="float">
            <text:p>9622.5</text:p>
          </table:table-cell>
          <table:table-cell office:value-type="float" office:value="6150" calcext:value-type="float">
            <text:p>6150</text:p>
          </table:table-cell>
          <table:table-cell office:value-type="float" office:value="24132.5" calcext:value-type="float">
            <text:p>24132.5</text:p>
          </table:table-cell>
          <table:table-cell office:value-type="float" office:value="18797.5" calcext:value-type="float">
            <text:p>18797.5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float" office:value="98700" calcext:value-type="float">
            <text:p>98700</text:p>
          </table:table-cell>
          <table:table-cell office:value-type="float" office:value="20895" calcext:value-type="float">
            <text:p>20895</text:p>
          </table:table-cell>
          <table:table-cell office:value-type="float" office:value="9982.5" calcext:value-type="float">
            <text:p>9982.5</text:p>
          </table:table-cell>
          <table:table-cell office:value-type="float" office:value="6060" calcext:value-type="float">
            <text:p>6060</text:p>
          </table:table-cell>
          <table:table-cell office:value-type="float" office:value="24187.5" calcext:value-type="float">
            <text:p>24187.5</text:p>
          </table:table-cell>
          <table:table-cell office:value-type="float" office:value="19102.5" calcext:value-type="float">
            <text:p>19102.5</text:p>
          </table:table-cell>
          <table:table-cell office:value-type="float" office:value="10165" calcext:value-type="float">
            <text:p>10165</text:p>
          </table:table-cell>
          <table:table-cell office:value-type="float" office:value="9575" calcext:value-type="float">
            <text:p>9575</text:p>
          </table:table-cell>
        </table:table-row>
        <table:table-row table:style-name="ro1">
          <table:table-cell office:value-type="float" office:value="98800" calcext:value-type="float">
            <text:p>98800</text:p>
          </table:table-cell>
          <table:table-cell office:value-type="float" office:value="20832.5" calcext:value-type="float">
            <text:p>20832.5</text:p>
          </table:table-cell>
          <table:table-cell office:value-type="float" office:value="9170" calcext:value-type="float">
            <text:p>9170</text:p>
          </table:table-cell>
          <table:table-cell office:value-type="float" office:value="5997.5" calcext:value-type="float">
            <text:p>5997.5</text:p>
          </table:table-cell>
          <table:table-cell office:value-type="float" office:value="24100" calcext:value-type="float">
            <text:p>24100</text:p>
          </table:table-cell>
          <table:table-cell office:value-type="float" office:value="18500" calcext:value-type="float">
            <text:p>18500</text:p>
          </table:table-cell>
          <table:table-cell office:value-type="float" office:value="9737.5" calcext:value-type="float">
            <text:p>9737.5</text:p>
          </table:table-cell>
          <table:table-cell office:value-type="float" office:value="9937.5" calcext:value-type="float">
            <text:p>9937.5</text:p>
          </table:table-cell>
        </table:table-row>
        <table:table-row table:style-name="ro1">
          <table:table-cell office:value-type="float" office:value="98900" calcext:value-type="float">
            <text:p>98900</text:p>
          </table:table-cell>
          <table:table-cell office:value-type="float" office:value="20842.5" calcext:value-type="float">
            <text:p>20842.5</text:p>
          </table:table-cell>
          <table:table-cell office:value-type="float" office:value="9200" calcext:value-type="float">
            <text:p>9200</text:p>
          </table:table-cell>
          <table:table-cell office:value-type="float" office:value="5812.5" calcext:value-type="float">
            <text:p>5812.5</text:p>
          </table:table-cell>
          <table:table-cell office:value-type="float" office:value="24080" calcext:value-type="float">
            <text:p>24080</text:p>
          </table:table-cell>
          <table:table-cell office:value-type="float" office:value="18475" calcext:value-type="float">
            <text:p>18475</text:p>
          </table:table-cell>
          <table:table-cell office:value-type="float" office:value="9782.5" calcext:value-type="float">
            <text:p>9782.5</text:p>
          </table:table-cell>
          <table:table-cell office:value-type="float" office:value="9842.5" calcext:value-type="float">
            <text:p>9842.5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20667.5" calcext:value-type="float">
            <text:p>20667.5</text:p>
          </table:table-cell>
          <table:table-cell office:value-type="float" office:value="9745" calcext:value-type="float">
            <text:p>9745</text:p>
          </table:table-cell>
          <table:table-cell office:value-type="float" office:value="6137.5" calcext:value-type="float">
            <text:p>6137.5</text:p>
          </table:table-cell>
          <table:table-cell office:value-type="float" office:value="23330" calcext:value-type="float">
            <text:p>23330</text:p>
          </table:table-cell>
          <table:table-cell office:value-type="float" office:value="19060" calcext:value-type="float">
            <text:p>19060</text:p>
          </table:table-cell>
          <table:table-cell office:value-type="float" office:value="9747.5" calcext:value-type="float">
            <text:p>9747.5</text:p>
          </table:table-cell>
          <table:table-cell office:value-type="float" office:value="9987.5" calcext:value-type="float">
            <text:p>9987.5</text:p>
          </table:table-cell>
        </table:table-row>
        <table:table-row table:style-name="ro1">
          <table:table-cell office:value-type="float" office:value="99100" calcext:value-type="float">
            <text:p>99100</text:p>
          </table:table-cell>
          <table:table-cell office:value-type="float" office:value="20617.5" calcext:value-type="float">
            <text:p>20617.5</text:p>
          </table:table-cell>
          <table:table-cell office:value-type="float" office:value="9655" calcext:value-type="float">
            <text:p>9655</text:p>
          </table:table-cell>
          <table:table-cell office:value-type="float" office:value="6187.5" calcext:value-type="float">
            <text:p>6187.5</text:p>
          </table:table-cell>
          <table:table-cell office:value-type="float" office:value="22845" calcext:value-type="float">
            <text:p>22845</text:p>
          </table:table-cell>
          <table:table-cell office:value-type="float" office:value="19065" calcext:value-type="float">
            <text:p>19065</text:p>
          </table:table-cell>
          <table:table-cell office:value-type="float" office:value="9982.5" calcext:value-type="float">
            <text:p>9982.5</text:p>
          </table:table-cell>
          <table:table-cell office:value-type="float" office:value="9757.5" calcext:value-type="float">
            <text:p>9757.5</text:p>
          </table:table-cell>
        </table:table-row>
        <table:table-row table:style-name="ro1">
          <table:table-cell office:value-type="float" office:value="99200" calcext:value-type="float">
            <text:p>99200</text:p>
          </table:table-cell>
          <table:table-cell office:value-type="float" office:value="20617.5" calcext:value-type="float">
            <text:p>20617.5</text:p>
          </table:table-cell>
          <table:table-cell office:value-type="float" office:value="9415" calcext:value-type="float">
            <text:p>9415</text:p>
          </table:table-cell>
          <table:table-cell office:value-type="float" office:value="5827.5" calcext:value-type="float">
            <text:p>5827.5</text:p>
          </table:table-cell>
          <table:table-cell office:value-type="float" office:value="22655" calcext:value-type="float">
            <text:p>22655</text:p>
          </table:table-cell>
          <table:table-cell office:value-type="float" office:value="19045" calcext:value-type="float">
            <text:p>19045</text:p>
          </table:table-cell>
          <table:table-cell office:value-type="float" office:value="9882.5" calcext:value-type="float">
            <text:p>9882.5</text:p>
          </table:table-cell>
          <table:table-cell office:value-type="float" office:value="9712.5" calcext:value-type="float">
            <text:p>9712.5</text:p>
          </table:table-cell>
        </table:table-row>
        <table:table-row table:style-name="ro1">
          <table:table-cell office:value-type="float" office:value="99300" calcext:value-type="float">
            <text:p>99300</text:p>
          </table:table-cell>
          <table:table-cell office:value-type="float" office:value="20625" calcext:value-type="float">
            <text:p>20625</text:p>
          </table:table-cell>
          <table:table-cell office:value-type="float" office:value="9390" calcext:value-type="float">
            <text:p>9390</text:p>
          </table:table-cell>
          <table:table-cell office:value-type="float" office:value="5692.5" calcext:value-type="float">
            <text:p>5692.5</text:p>
          </table:table-cell>
          <table:table-cell office:value-type="float" office:value="22665" calcext:value-type="float">
            <text:p>22665</text:p>
          </table:table-cell>
          <table:table-cell office:value-type="float" office:value="19170" calcext:value-type="float">
            <text:p>19170</text:p>
          </table:table-cell>
          <table:table-cell office:value-type="float" office:value="9872.5" calcext:value-type="float">
            <text:p>9872.5</text:p>
          </table:table-cell>
          <table:table-cell office:value-type="float" office:value="10237.5" calcext:value-type="float">
            <text:p>10237.5</text:p>
          </table:table-cell>
        </table:table-row>
        <table:table-row table:style-name="ro1">
          <table:table-cell office:value-type="float" office:value="99400" calcext:value-type="float">
            <text:p>99400</text:p>
          </table:table-cell>
          <table:table-cell office:value-type="float" office:value="20807.5" calcext:value-type="float">
            <text:p>20807.5</text:p>
          </table:table-cell>
          <table:table-cell office:value-type="float" office:value="9145" calcext:value-type="float">
            <text:p>9145</text:p>
          </table:table-cell>
          <table:table-cell office:value-type="float" office:value="5397.5" calcext:value-type="float">
            <text:p>5397.5</text:p>
          </table:table-cell>
          <table:table-cell office:value-type="float" office:value="22642.5" calcext:value-type="float">
            <text:p>22642.5</text:p>
          </table:table-cell>
          <table:table-cell office:value-type="float" office:value="19030" calcext:value-type="float">
            <text:p>19030</text:p>
          </table:table-cell>
          <table:table-cell office:value-type="float" office:value="9657.5" calcext:value-type="float">
            <text:p>9657.5</text:p>
          </table:table-cell>
          <table:table-cell office:value-type="float" office:value="10087.5" calcext:value-type="float">
            <text:p>10087.5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float" office:value="20522.5" calcext:value-type="float">
            <text:p>20522.5</text:p>
          </table:table-cell>
          <table:table-cell office:value-type="float" office:value="9260" calcext:value-type="float">
            <text:p>9260</text:p>
          </table:table-cell>
          <table:table-cell office:value-type="float" office:value="5567.5" calcext:value-type="float">
            <text:p>5567.5</text:p>
          </table:table-cell>
          <table:table-cell office:value-type="float" office:value="22727.5" calcext:value-type="float">
            <text:p>22727.5</text:p>
          </table:table-cell>
          <table:table-cell office:value-type="float" office:value="19010" calcext:value-type="float">
            <text:p>19010</text:p>
          </table:table-cell>
          <table:table-cell office:value-type="float" office:value="9527.5" calcext:value-type="float">
            <text:p>9527.5</text:p>
          </table:table-cell>
          <table:table-cell office:value-type="float" office:value="9847.5" calcext:value-type="float">
            <text:p>9847.5</text:p>
          </table:table-cell>
        </table:table-row>
        <table:table-row table:style-name="ro1">
          <table:table-cell office:value-type="float" office:value="99600" calcext:value-type="float">
            <text:p>99600</text:p>
          </table:table-cell>
          <table:table-cell office:value-type="float" office:value="20452.5" calcext:value-type="float">
            <text:p>20452.5</text:p>
          </table:table-cell>
          <table:table-cell office:value-type="float" office:value="9450" calcext:value-type="float">
            <text:p>9450</text:p>
          </table:table-cell>
          <table:table-cell office:value-type="float" office:value="5677.5" calcext:value-type="float">
            <text:p>5677.5</text:p>
          </table:table-cell>
          <table:table-cell office:value-type="float" office:value="22672.5" calcext:value-type="float">
            <text:p>22672.5</text:p>
          </table:table-cell>
          <table:table-cell office:value-type="float" office:value="18970" calcext:value-type="float">
            <text:p>18970</text:p>
          </table:table-cell>
          <table:table-cell office:value-type="float" office:value="9882.5" calcext:value-type="float">
            <text:p>9882.5</text:p>
          </table:table-cell>
          <table:table-cell office:value-type="float" office:value="10072.5" calcext:value-type="float">
            <text:p>10072.5</text:p>
          </table:table-cell>
        </table:table-row>
        <table:table-row table:style-name="ro1">
          <table:table-cell office:value-type="float" office:value="99700" calcext:value-type="float">
            <text:p>99700</text:p>
          </table:table-cell>
          <table:table-cell office:value-type="float" office:value="20422.5" calcext:value-type="float">
            <text:p>20422.5</text:p>
          </table:table-cell>
          <table:table-cell office:value-type="float" office:value="9790" calcext:value-type="float">
            <text:p>9790</text:p>
          </table:table-cell>
          <table:table-cell office:value-type="float" office:value="5662.5" calcext:value-type="float">
            <text:p>5662.5</text:p>
          </table:table-cell>
          <table:table-cell office:value-type="float" office:value="22902.5" calcext:value-type="float">
            <text:p>22902.5</text:p>
          </table:table-cell>
          <table:table-cell office:value-type="float" office:value="19290" calcext:value-type="float">
            <text:p>19290</text:p>
          </table:table-cell>
          <table:table-cell office:value-type="float" office:value="9517.5" calcext:value-type="float">
            <text:p>9517.5</text:p>
          </table:table-cell>
          <table:table-cell office:value-type="float" office:value="9952.5" calcext:value-type="float">
            <text:p>9952.5</text:p>
          </table:table-cell>
        </table:table-row>
        <table:table-row table:style-name="ro1">
          <table:table-cell office:value-type="float" office:value="99800" calcext:value-type="float">
            <text:p>99800</text:p>
          </table:table-cell>
          <table:table-cell office:value-type="float" office:value="20657.5" calcext:value-type="float">
            <text:p>20657.5</text:p>
          </table:table-cell>
          <table:table-cell office:value-type="float" office:value="10025" calcext:value-type="float">
            <text:p>10025</text:p>
          </table:table-cell>
          <table:table-cell office:value-type="float" office:value="5672.5" calcext:value-type="float">
            <text:p>5672.5</text:p>
          </table:table-cell>
          <table:table-cell office:value-type="float" office:value="22452.5" calcext:value-type="float">
            <text:p>22452.5</text:p>
          </table:table-cell>
          <table:table-cell office:value-type="float" office:value="19280" calcext:value-type="float">
            <text:p>19280</text:p>
          </table:table-cell>
          <table:table-cell office:value-type="float" office:value="9732.5" calcext:value-type="float">
            <text:p>9732.5</text:p>
          </table:table-cell>
          <table:table-cell office:value-type="float" office:value="9942.5" calcext:value-type="float">
            <text:p>9942.5</text:p>
          </table:table-cell>
        </table:table-row>
        <table:table-row table:style-name="ro1">
          <table:table-cell office:value-type="float" office:value="99900" calcext:value-type="float">
            <text:p>99900</text:p>
          </table:table-cell>
          <table:table-cell office:value-type="float" office:value="20817.5" calcext:value-type="float">
            <text:p>20817.5</text:p>
          </table:table-cell>
          <table:table-cell office:value-type="float" office:value="9800" calcext:value-type="float">
            <text:p>9800</text:p>
          </table:table-cell>
          <table:table-cell office:value-type="float" office:value="5927.5" calcext:value-type="float">
            <text:p>5927.5</text:p>
          </table:table-cell>
          <table:table-cell office:value-type="float" office:value="23055" calcext:value-type="float">
            <text:p>23055</text:p>
          </table:table-cell>
          <table:table-cell office:value-type="float" office:value="19745" calcext:value-type="float">
            <text:p>19745</text:p>
          </table:table-cell>
          <table:table-cell office:value-type="float" office:value="9932.5" calcext:value-type="float">
            <text:p>9932.5</text:p>
          </table:table-cell>
          <table:table-cell office:value-type="float" office:value="10202.5" calcext:value-type="float">
            <text:p>10202.5</text:p>
          </table:table-cell>
        </table:table-row>
      </table:table>
      <table:table table:name="chart" table:style-name="ta1">
        <table:shapes>
          <draw:frame draw:z-index="0" draw:style-name="gr1" draw:text-style-name="P1" svg:width="1634.34pt" svg:height="813.17pt" svg:x="0pt" svg:y="0pt">
            <draw:object draw:notify-on-update-of-ranges="bankroll_sample.B1:bankroll_sample.B1 bankroll_sample.B2:bankroll_sample.B1001 bankroll_sample.C1:bankroll_sample.C1 bankroll_sample.C2:bankroll_sample.C1001 bankroll_sample.D1:bankroll_sample.D1 bankroll_sample.D2:bankroll_sample.D1001 bankroll_sample.E1:bankroll_sample.E1 bankroll_sample.E2:bankroll_sample.E1001 bankroll_sample.F1:bankroll_sample.F1 bankroll_sample.F2:bankroll_sample.F1001 bankroll_sample.G1:bankroll_sample.G1 bankroll_sample.G2:bankroll_sample.G1001 bankroll_sample.H1:bankroll_sample.H1 bankroll_sample.H2:bankroll_sample.H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 style:data-style-name="N2" text:time-value="13:01:59.154702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0:44:57.724449768</meta:creation-date>
    <meta:generator>LibreOffice/6.0.7.3$Linux_X86_64 LibreOffice_project/00m0$Build-3</meta:generator>
    <dc:date>2019-03-15T13:02:40.430055685</dc:date>
    <meta:editing-duration>PT26M29S</meta:editing-duration>
    <meta:editing-cycles>9</meta:editing-cycles>
    <meta:document-statistic meta:table-count="2" meta:cell-count="80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7.657cm" svg:height="28.688cm" xlink:href=".." xlink:type="simple" chart:class="chart:line" chart:style-name="ch1">
        <chart:legend svg:x="2.348cm" svg:y="26.165cm" style:legend-expansion="custom" chartooo:width="5.407cm" chartooo:height="1.593cm" style:legend-expansion-aspect-ratio="3.39422473320778" chart:style-name="ch2"/>
        <chart:plot-area chart:style-name="ch3" table:cell-range-address="bankroll_sample.B1:bankroll_sample.H1001" chart:data-source-has-labels="row" svg:x="1.305cm" svg:y="0.373cm" svg:width="54.971cm" svg:height="25.39cm">
          <chartooo:coordinate-region svg:x="2.482cm" svg:y="0.572cm" svg:width="53.761cm" svg:height="24.2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ankroll_sample.B2:bankroll_sample.B1001" chart:label-cell-address="bankroll_sample.B1:bankroll_sample.B1" chart:class="chart:line">
            <chart:data-point chart:repeated="1000"/>
          </chart:series>
          <chart:series chart:style-name="ch7" chart:values-cell-range-address="bankroll_sample.C2:bankroll_sample.C1001" chart:label-cell-address="bankroll_sample.C1:bankroll_sample.C1" chart:class="chart:line">
            <chart:data-point chart:repeated="1000"/>
          </chart:series>
          <chart:series chart:style-name="ch8" chart:values-cell-range-address="bankroll_sample.D2:bankroll_sample.D1001" chart:label-cell-address="bankroll_sample.D1:bankroll_sample.D1" chart:class="chart:line">
            <chart:data-point chart:repeated="1000"/>
          </chart:series>
          <chart:series chart:style-name="ch9" chart:values-cell-range-address="bankroll_sample.E2:bankroll_sample.E1001" chart:label-cell-address="bankroll_sample.E1:bankroll_sample.E1" chart:class="chart:line">
            <chart:data-point chart:repeated="1000"/>
          </chart:series>
          <chart:series chart:style-name="ch10" chart:values-cell-range-address="bankroll_sample.F2:bankroll_sample.F1001" chart:label-cell-address="bankroll_sample.F1:bankroll_sample.F1" chart:class="chart:line">
            <chart:data-point chart:repeated="1000"/>
          </chart:series>
          <chart:series chart:style-name="ch11" chart:values-cell-range-address="bankroll_sample.G2:bankroll_sample.G1001" chart:label-cell-address="bankroll_sample.G1:bankroll_sample.G1" chart:class="chart:line">
            <chart:data-point chart:repeated="1000"/>
          </chart:series>
          <chart:series chart:style-name="ch12" chart:values-cell-range-address="bankroll_sample.H2:bankroll_sample.H1001" chart:label-cell-address="bankroll_sample.H1:bankroll_sample.H1" chart:class="chart:line">
            <chart:data-point chart:repeated="10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ect Anne</text:p>
                <draw:g>
                  <svg:desc>bankroll_sample.B1:bankroll_sample.B1</svg:desc>
                </draw:g>
              </table:table-cell>
              <table:table-cell office:value-type="string">
                <text:p>Perfect Beth</text:p>
                <draw:g>
                  <svg:desc>bankroll_sample.C1:bankroll_sample.C1</svg:desc>
                </draw:g>
              </table:table-cell>
              <table:table-cell office:value-type="string">
                <text:p>Perfect Callie</text:p>
                <draw:g>
                  <svg:desc>bankroll_sample.D1:bankroll_sample.D1</svg:desc>
                </draw:g>
              </table:table-cell>
              <table:table-cell office:value-type="string">
                <text:p>Perfect Dora</text:p>
                <draw:g>
                  <svg:desc>bankroll_sample.E1:bankroll_sample.E1</svg:desc>
                </draw:g>
              </table:table-cell>
              <table:table-cell office:value-type="string">
                <text:p>Perfect Edna</text:p>
                <draw:g>
                  <svg:desc>bankroll_sample.F1:bankroll_sample.F1</svg:desc>
                </draw:g>
              </table:table-cell>
              <table:table-cell office:value-type="string">
                <text:p>Perfect Fran</text:p>
                <draw:g>
                  <svg:desc>bankroll_sample.G1:bankroll_sample.G1</svg:desc>
                </draw:g>
              </table:table-cell>
              <table:table-cell office:value-type="string">
                <text:p>Perfect Grace</text:p>
                <draw:g>
                  <svg:desc>bankroll_sample.H1:bankroll_sample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bankroll_sample.B2:bankroll_sample.B1001</svg:desc>
                </draw:g>
              </table:table-cell>
              <table:table-cell office:value-type="float" office:value="10000">
                <text:p>10000</text:p>
                <draw:g>
                  <svg:desc>bankroll_sample.C2:bankroll_sample.C1001</svg:desc>
                </draw:g>
              </table:table-cell>
              <table:table-cell office:value-type="float" office:value="10000">
                <text:p>10000</text:p>
                <draw:g>
                  <svg:desc>bankroll_sample.D2:bankroll_sample.D1001</svg:desc>
                </draw:g>
              </table:table-cell>
              <table:table-cell office:value-type="float" office:value="10000">
                <text:p>10000</text:p>
                <draw:g>
                  <svg:desc>bankroll_sample.E2:bankroll_sample.E1001</svg:desc>
                </draw:g>
              </table:table-cell>
              <table:table-cell office:value-type="float" office:value="10000">
                <text:p>10000</text:p>
                <draw:g>
                  <svg:desc>bankroll_sample.F2:bankroll_sample.F1001</svg:desc>
                </draw:g>
              </table:table-cell>
              <table:table-cell office:value-type="float" office:value="10000">
                <text:p>10000</text:p>
                <draw:g>
                  <svg:desc>bankroll_sample.G2:bankroll_sample.G1001</svg:desc>
                </draw:g>
              </table:table-cell>
              <table:table-cell office:value-type="float" office:value="10000">
                <text:p>10000</text:p>
                <draw:g>
                  <svg:desc>bankroll_sample.H2:bankroll_sample.H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625">
                <text:p>10625</text:p>
              </table:table-cell>
              <table:table-cell office:value-type="float" office:value="10655">
                <text:p>10655</text:p>
              </table:table-cell>
              <table:table-cell office:value-type="float" office:value="10162.5">
                <text:p>10162.5</text:p>
              </table:table-cell>
              <table:table-cell office:value-type="float" office:value="10605">
                <text:p>10605</text:p>
              </table:table-cell>
              <table:table-cell office:value-type="float" office:value="9705">
                <text:p>9705</text:p>
              </table:table-cell>
              <table:table-cell office:value-type="float" office:value="9970">
                <text:p>9970</text:p>
              </table:table-cell>
              <table:table-cell office:value-type="float" office:value="10655">
                <text:p>10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0">
                <text:p>10250</text:p>
              </table:table-cell>
              <table:table-cell office:value-type="float" office:value="10635">
                <text:p>10635</text:p>
              </table:table-cell>
              <table:table-cell office:value-type="float" office:value="10062.5">
                <text:p>10062.5</text:p>
              </table:table-cell>
              <table:table-cell office:value-type="float" office:value="10700">
                <text:p>10700</text:p>
              </table:table-cell>
              <table:table-cell office:value-type="float" office:value="10540">
                <text:p>10540</text:p>
              </table:table-cell>
              <table:table-cell office:value-type="float" office:value="9410">
                <text:p>9410</text:p>
              </table:table-cell>
              <table:table-cell office:value-type="float" office:value="10900">
                <text:p>109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60">
                <text:p>10160</text:p>
              </table:table-cell>
              <table:table-cell office:value-type="float" office:value="10350">
                <text:p>10350</text:p>
              </table:table-cell>
              <table:table-cell office:value-type="float" office:value="9787.5">
                <text:p>9787.5</text:p>
              </table:table-cell>
              <table:table-cell office:value-type="float" office:value="10695">
                <text:p>10695</text:p>
              </table:table-cell>
              <table:table-cell office:value-type="float" office:value="10740">
                <text:p>10740</text:p>
              </table:table-cell>
              <table:table-cell office:value-type="float" office:value="9395">
                <text:p>9395</text:p>
              </table:table-cell>
              <table:table-cell office:value-type="float" office:value="10750">
                <text:p>107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80">
                <text:p>10080</text:p>
              </table:table-cell>
              <table:table-cell office:value-type="float" office:value="10710">
                <text:p>10710</text:p>
              </table:table-cell>
              <table:table-cell office:value-type="float" office:value="9857.5">
                <text:p>9857.5</text:p>
              </table:table-cell>
              <table:table-cell office:value-type="float" office:value="10775">
                <text:p>10775</text:p>
              </table:table-cell>
              <table:table-cell office:value-type="float" office:value="11315">
                <text:p>11315</text:p>
              </table:table-cell>
              <table:table-cell office:value-type="float" office:value="9380">
                <text:p>9380</text:p>
              </table:table-cell>
              <table:table-cell office:value-type="float" office:value="10830">
                <text:p>108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5">
                <text:p>10245</text:p>
              </table:table-cell>
              <table:table-cell office:value-type="float" office:value="11020">
                <text:p>11020</text:p>
              </table:table-cell>
              <table:table-cell office:value-type="float" office:value="9982.5">
                <text:p>9982.5</text:p>
              </table:table-cell>
              <table:table-cell office:value-type="float" office:value="10980">
                <text:p>10980</text:p>
              </table:table-cell>
              <table:table-cell office:value-type="float" office:value="11470">
                <text:p>11470</text:p>
              </table:table-cell>
              <table:table-cell office:value-type="float" office:value="9535">
                <text:p>9535</text:p>
              </table:table-cell>
              <table:table-cell office:value-type="float" office:value="10910">
                <text:p>109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20">
                <text:p>10320</text:p>
              </table:table-cell>
              <table:table-cell office:value-type="float" office:value="10865">
                <text:p>10865</text:p>
              </table:table-cell>
              <table:table-cell office:value-type="float" office:value="9877.5">
                <text:p>9877.5</text:p>
              </table:table-cell>
              <table:table-cell office:value-type="float" office:value="11120">
                <text:p>11120</text:p>
              </table:table-cell>
              <table:table-cell office:value-type="float" office:value="12002.5">
                <text:p>12002.5</text:p>
              </table:table-cell>
              <table:table-cell office:value-type="float" office:value="9795">
                <text:p>9795</text:p>
              </table:table-cell>
              <table:table-cell office:value-type="float" office:value="10980">
                <text:p>109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65">
                <text:p>10265</text:p>
              </table:table-cell>
              <table:table-cell office:value-type="float" office:value="10920">
                <text:p>10920</text:p>
              </table:table-cell>
              <table:table-cell office:value-type="float" office:value="10617.5">
                <text:p>10617.5</text:p>
              </table:table-cell>
              <table:table-cell office:value-type="float" office:value="12605">
                <text:p>12605</text:p>
              </table:table-cell>
              <table:table-cell office:value-type="float" office:value="11977.5">
                <text:p>11977.5</text:p>
              </table:table-cell>
              <table:table-cell office:value-type="float" office:value="10300">
                <text:p>10300</text:p>
              </table:table-cell>
              <table:table-cell office:value-type="float" office:value="11075">
                <text:p>11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65">
                <text:p>10265</text:p>
              </table:table-cell>
              <table:table-cell office:value-type="float" office:value="10940">
                <text:p>10940</text:p>
              </table:table-cell>
              <table:table-cell office:value-type="float" office:value="10567.5">
                <text:p>10567.5</text:p>
              </table:table-cell>
              <table:table-cell office:value-type="float" office:value="12585">
                <text:p>12585</text:p>
              </table:table-cell>
              <table:table-cell office:value-type="float" office:value="11652.5">
                <text:p>11652.5</text:p>
              </table:table-cell>
              <table:table-cell office:value-type="float" office:value="10010">
                <text:p>10010</text:p>
              </table:table-cell>
              <table:table-cell office:value-type="float" office:value="10845">
                <text:p>10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55">
                <text:p>10155</text:p>
              </table:table-cell>
              <table:table-cell office:value-type="float" office:value="10665">
                <text:p>10665</text:p>
              </table:table-cell>
              <table:table-cell office:value-type="float" office:value="10857.5">
                <text:p>10857.5</text:p>
              </table:table-cell>
              <table:table-cell office:value-type="float" office:value="12465">
                <text:p>12465</text:p>
              </table:table-cell>
              <table:table-cell office:value-type="float" office:value="11587.5">
                <text:p>11587.5</text:p>
              </table:table-cell>
              <table:table-cell office:value-type="float" office:value="10025">
                <text:p>10025</text:p>
              </table:table-cell>
              <table:table-cell office:value-type="float" office:value="11050">
                <text:p>110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40">
                <text:p>9740</text:p>
              </table:table-cell>
              <table:table-cell office:value-type="float" office:value="10385">
                <text:p>10385</text:p>
              </table:table-cell>
              <table:table-cell office:value-type="float" office:value="10642.5">
                <text:p>10642.5</text:p>
              </table:table-cell>
              <table:table-cell office:value-type="float" office:value="12125">
                <text:p>12125</text:p>
              </table:table-cell>
              <table:table-cell office:value-type="float" office:value="11432.5">
                <text:p>11432.5</text:p>
              </table:table-cell>
              <table:table-cell office:value-type="float" office:value="10420">
                <text:p>10420</text:p>
              </table:table-cell>
              <table:table-cell office:value-type="float" office:value="10745">
                <text:p>107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65">
                <text:p>9665</text:p>
              </table:table-cell>
              <table:table-cell office:value-type="float" office:value="10635">
                <text:p>10635</text:p>
              </table:table-cell>
              <table:table-cell office:value-type="float" office:value="10997.5">
                <text:p>10997.5</text:p>
              </table:table-cell>
              <table:table-cell office:value-type="float" office:value="11980">
                <text:p>11980</text:p>
              </table:table-cell>
              <table:table-cell office:value-type="float" office:value="11177.5">
                <text:p>11177.5</text:p>
              </table:table-cell>
              <table:table-cell office:value-type="float" office:value="10280">
                <text:p>10280</text:p>
              </table:table-cell>
              <table:table-cell office:value-type="float" office:value="10605">
                <text:p>106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00">
                <text:p>9700</text:p>
              </table:table-cell>
              <table:table-cell office:value-type="float" office:value="10695">
                <text:p>10695</text:p>
              </table:table-cell>
              <table:table-cell office:value-type="float" office:value="11107.5">
                <text:p>11107.5</text:p>
              </table:table-cell>
              <table:table-cell office:value-type="float" office:value="11710">
                <text:p>11710</text:p>
              </table:table-cell>
              <table:table-cell office:value-type="float" office:value="11257.5">
                <text:p>11257.5</text:p>
              </table:table-cell>
              <table:table-cell office:value-type="float" office:value="10170">
                <text:p>10170</text:p>
              </table:table-cell>
              <table:table-cell office:value-type="float" office:value="10335">
                <text:p>103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15">
                <text:p>9515</text:p>
              </table:table-cell>
              <table:table-cell office:value-type="float" office:value="11045">
                <text:p>11045</text:p>
              </table:table-cell>
              <table:table-cell office:value-type="float" office:value="10842.5">
                <text:p>10842.5</text:p>
              </table:table-cell>
              <table:table-cell office:value-type="float" office:value="12065">
                <text:p>12065</text:p>
              </table:table-cell>
              <table:table-cell office:value-type="float" office:value="11457.5">
                <text:p>11457.5</text:p>
              </table:table-cell>
              <table:table-cell office:value-type="float" office:value="10320">
                <text:p>10320</text:p>
              </table:table-cell>
              <table:table-cell office:value-type="float" office:value="9975">
                <text:p>99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60">
                <text:p>9260</text:p>
              </table:table-cell>
              <table:table-cell office:value-type="float" office:value="11247.5">
                <text:p>11247.5</text:p>
              </table:table-cell>
              <table:table-cell office:value-type="float" office:value="11022.5">
                <text:p>11022.5</text:p>
              </table:table-cell>
              <table:table-cell office:value-type="float" office:value="12145">
                <text:p>12145</text:p>
              </table:table-cell>
              <table:table-cell office:value-type="float" office:value="11277.5">
                <text:p>11277.5</text:p>
              </table:table-cell>
              <table:table-cell office:value-type="float" office:value="11155">
                <text:p>11155</text:p>
              </table:table-cell>
              <table:table-cell office:value-type="float" office:value="10195">
                <text:p>101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45">
                <text:p>9645</text:p>
              </table:table-cell>
              <table:table-cell office:value-type="float" office:value="10677.5">
                <text:p>10677.5</text:p>
              </table:table-cell>
              <table:table-cell office:value-type="float" office:value="10587.5">
                <text:p>10587.5</text:p>
              </table:table-cell>
              <table:table-cell office:value-type="float" office:value="12435">
                <text:p>12435</text:p>
              </table:table-cell>
              <table:table-cell office:value-type="float" office:value="11292.5">
                <text:p>11292.5</text:p>
              </table:table-cell>
              <table:table-cell office:value-type="float" office:value="10895">
                <text:p>10895</text:p>
              </table:table-cell>
              <table:table-cell office:value-type="float" office:value="10035">
                <text:p>10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72.5">
                <text:p>9572.5</text:p>
              </table:table-cell>
              <table:table-cell office:value-type="float" office:value="11065">
                <text:p>11065</text:p>
              </table:table-cell>
              <table:table-cell office:value-type="float" office:value="10775">
                <text:p>10775</text:p>
              </table:table-cell>
              <table:table-cell office:value-type="float" office:value="12002.5">
                <text:p>12002.5</text:p>
              </table:table-cell>
              <table:table-cell office:value-type="float" office:value="11232.5">
                <text:p>11232.5</text:p>
              </table:table-cell>
              <table:table-cell office:value-type="float" office:value="10722.5">
                <text:p>10722.5</text:p>
              </table:table-cell>
              <table:table-cell office:value-type="float" office:value="10197.5">
                <text:p>10197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377.5">
                <text:p>9377.5</text:p>
              </table:table-cell>
              <table:table-cell office:value-type="float" office:value="11660">
                <text:p>11660</text:p>
              </table:table-cell>
              <table:table-cell office:value-type="float" office:value="11740">
                <text:p>11740</text:p>
              </table:table-cell>
              <table:table-cell office:value-type="float" office:value="12142.5">
                <text:p>12142.5</text:p>
              </table:table-cell>
              <table:table-cell office:value-type="float" office:value="12092.5">
                <text:p>12092.5</text:p>
              </table:table-cell>
              <table:table-cell office:value-type="float" office:value="11615">
                <text:p>11615</text:p>
              </table:table-cell>
              <table:table-cell office:value-type="float" office:value="11142.5">
                <text:p>1114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87.5">
                <text:p>8787.5</text:p>
              </table:table-cell>
              <table:table-cell office:value-type="float" office:value="11585">
                <text:p>11585</text:p>
              </table:table-cell>
              <table:table-cell office:value-type="float" office:value="11645">
                <text:p>11645</text:p>
              </table:table-cell>
              <table:table-cell office:value-type="float" office:value="11912.5">
                <text:p>11912.5</text:p>
              </table:table-cell>
              <table:table-cell office:value-type="float" office:value="11527.5">
                <text:p>11527.5</text:p>
              </table:table-cell>
              <table:table-cell office:value-type="float" office:value="11065">
                <text:p>11065</text:p>
              </table:table-cell>
              <table:table-cell office:value-type="float" office:value="10817.5">
                <text:p>10817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82.5">
                <text:p>10082.5</text:p>
              </table:table-cell>
              <table:table-cell office:value-type="float" office:value="11815">
                <text:p>11815</text:p>
              </table:table-cell>
              <table:table-cell office:value-type="float" office:value="11865">
                <text:p>11865</text:p>
              </table:table-cell>
              <table:table-cell office:value-type="float" office:value="12270">
                <text:p>12270</text:p>
              </table:table-cell>
              <table:table-cell office:value-type="float" office:value="11512.5">
                <text:p>11512.5</text:p>
              </table:table-cell>
              <table:table-cell office:value-type="float" office:value="11590">
                <text:p>11590</text:p>
              </table:table-cell>
              <table:table-cell office:value-type="float" office:value="10827.5">
                <text:p>10827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57.5">
                <text:p>9857.5</text:p>
              </table:table-cell>
              <table:table-cell office:value-type="float" office:value="11430">
                <text:p>11430</text:p>
              </table:table-cell>
              <table:table-cell office:value-type="float" office:value="11165">
                <text:p>11165</text:p>
              </table:table-cell>
              <table:table-cell office:value-type="float" office:value="12205">
                <text:p>12205</text:p>
              </table:table-cell>
              <table:table-cell office:value-type="float" office:value="10887.5">
                <text:p>10887.5</text:p>
              </table:table-cell>
              <table:table-cell office:value-type="float" office:value="11460">
                <text:p>11460</text:p>
              </table:table-cell>
              <table:table-cell office:value-type="float" office:value="10572.5">
                <text:p>10572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25">
                <text:p>9825</text:p>
              </table:table-cell>
              <table:table-cell office:value-type="float" office:value="12005">
                <text:p>12005</text:p>
              </table:table-cell>
              <table:table-cell office:value-type="float" office:value="11685">
                <text:p>11685</text:p>
              </table:table-cell>
              <table:table-cell office:value-type="float" office:value="12325">
                <text:p>12325</text:p>
              </table:table-cell>
              <table:table-cell office:value-type="float" office:value="10602.5">
                <text:p>10602.5</text:p>
              </table:table-cell>
              <table:table-cell office:value-type="float" office:value="11772.5">
                <text:p>11772.5</text:p>
              </table:table-cell>
              <table:table-cell office:value-type="float" office:value="10142.5">
                <text:p>10142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75">
                <text:p>9375</text:p>
              </table:table-cell>
              <table:table-cell office:value-type="float" office:value="11455">
                <text:p>11455</text:p>
              </table:table-cell>
              <table:table-cell office:value-type="float" office:value="11870">
                <text:p>11870</text:p>
              </table:table-cell>
              <table:table-cell office:value-type="float" office:value="11690">
                <text:p>11690</text:p>
              </table:table-cell>
              <table:table-cell office:value-type="float" office:value="10662.5">
                <text:p>10662.5</text:p>
              </table:table-cell>
              <table:table-cell office:value-type="float" office:value="12252.5">
                <text:p>12252.5</text:p>
              </table:table-cell>
              <table:table-cell office:value-type="float" office:value="10682.5">
                <text:p>1068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40">
                <text:p>8940</text:p>
              </table:table-cell>
              <table:table-cell office:value-type="float" office:value="11315">
                <text:p>11315</text:p>
              </table:table-cell>
              <table:table-cell office:value-type="float" office:value="11590">
                <text:p>11590</text:p>
              </table:table-cell>
              <table:table-cell office:value-type="float" office:value="11572.5">
                <text:p>11572.5</text:p>
              </table:table-cell>
              <table:table-cell office:value-type="float" office:value="10672.5">
                <text:p>10672.5</text:p>
              </table:table-cell>
              <table:table-cell office:value-type="float" office:value="12335">
                <text:p>12335</text:p>
              </table:table-cell>
              <table:table-cell office:value-type="float" office:value="10477.5">
                <text:p>10477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30">
                <text:p>9230</text:p>
              </table:table-cell>
              <table:table-cell office:value-type="float" office:value="11220">
                <text:p>11220</text:p>
              </table:table-cell>
              <table:table-cell office:value-type="float" office:value="11680">
                <text:p>11680</text:p>
              </table:table-cell>
              <table:table-cell office:value-type="float" office:value="11342.5">
                <text:p>11342.5</text:p>
              </table:table-cell>
              <table:table-cell office:value-type="float" office:value="10447.5">
                <text:p>10447.5</text:p>
              </table:table-cell>
              <table:table-cell office:value-type="float" office:value="12130">
                <text:p>12130</text:p>
              </table:table-cell>
              <table:table-cell office:value-type="float" office:value="9967.5">
                <text:p>9967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25">
                <text:p>9325</text:p>
              </table:table-cell>
              <table:table-cell office:value-type="float" office:value="11410">
                <text:p>11410</text:p>
              </table:table-cell>
              <table:table-cell office:value-type="float" office:value="11775">
                <text:p>11775</text:p>
              </table:table-cell>
              <table:table-cell office:value-type="float" office:value="11577.5">
                <text:p>11577.5</text:p>
              </table:table-cell>
              <table:table-cell office:value-type="float" office:value="10537.5">
                <text:p>10537.5</text:p>
              </table:table-cell>
              <table:table-cell office:value-type="float" office:value="12185">
                <text:p>12185</text:p>
              </table:table-cell>
              <table:table-cell office:value-type="float" office:value="10012.5">
                <text:p>1001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0">
                <text:p>9000</text:p>
              </table:table-cell>
              <table:table-cell office:value-type="float" office:value="11865">
                <text:p>11865</text:p>
              </table:table-cell>
              <table:table-cell office:value-type="float" office:value="12140">
                <text:p>12140</text:p>
              </table:table-cell>
              <table:table-cell office:value-type="float" office:value="12462.5">
                <text:p>12462.5</text:p>
              </table:table-cell>
              <table:table-cell office:value-type="float" office:value="11052.5">
                <text:p>11052.5</text:p>
              </table:table-cell>
              <table:table-cell office:value-type="float" office:value="12870">
                <text:p>12870</text:p>
              </table:table-cell>
              <table:table-cell office:value-type="float" office:value="9582.5">
                <text:p>9582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780">
                <text:p>8780</text:p>
              </table:table-cell>
              <table:table-cell office:value-type="float" office:value="11700">
                <text:p>11700</text:p>
              </table:table-cell>
              <table:table-cell office:value-type="float" office:value="11930">
                <text:p>11930</text:p>
              </table:table-cell>
              <table:table-cell office:value-type="float" office:value="11987.5">
                <text:p>11987.5</text:p>
              </table:table-cell>
              <table:table-cell office:value-type="float" office:value="10792.5">
                <text:p>10792.5</text:p>
              </table:table-cell>
              <table:table-cell office:value-type="float" office:value="12815">
                <text:p>12815</text:p>
              </table:table-cell>
              <table:table-cell office:value-type="float" office:value="9287.5">
                <text:p>9287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595">
                <text:p>8595</text:p>
              </table:table-cell>
              <table:table-cell office:value-type="float" office:value="11860">
                <text:p>11860</text:p>
              </table:table-cell>
              <table:table-cell office:value-type="float" office:value="11690">
                <text:p>11690</text:p>
              </table:table-cell>
              <table:table-cell office:value-type="float" office:value="12167.5">
                <text:p>12167.5</text:p>
              </table:table-cell>
              <table:table-cell office:value-type="float" office:value="11477.5">
                <text:p>11477.5</text:p>
              </table:table-cell>
              <table:table-cell office:value-type="float" office:value="12610">
                <text:p>12610</text:p>
              </table:table-cell>
              <table:table-cell office:value-type="float" office:value="8827.5">
                <text:p>8827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95">
                <text:p>8495</text:p>
              </table:table-cell>
              <table:table-cell office:value-type="float" office:value="11650">
                <text:p>11650</text:p>
              </table:table-cell>
              <table:table-cell office:value-type="float" office:value="12085">
                <text:p>12085</text:p>
              </table:table-cell>
              <table:table-cell office:value-type="float" office:value="12517.5">
                <text:p>12517.5</text:p>
              </table:table-cell>
              <table:table-cell office:value-type="float" office:value="11527.5">
                <text:p>11527.5</text:p>
              </table:table-cell>
              <table:table-cell office:value-type="float" office:value="12645">
                <text:p>12645</text:p>
              </table:table-cell>
              <table:table-cell office:value-type="float" office:value="8797.5">
                <text:p>8797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535">
                <text:p>8535</text:p>
              </table:table-cell>
              <table:table-cell office:value-type="float" office:value="11480">
                <text:p>11480</text:p>
              </table:table-cell>
              <table:table-cell office:value-type="float" office:value="11980">
                <text:p>11980</text:p>
              </table:table-cell>
              <table:table-cell office:value-type="float" office:value="12587.5">
                <text:p>12587.5</text:p>
              </table:table-cell>
              <table:table-cell office:value-type="float" office:value="11352.5">
                <text:p>11352.5</text:p>
              </table:table-cell>
              <table:table-cell office:value-type="float" office:value="12500">
                <text:p>12500</text:p>
              </table:table-cell>
              <table:table-cell office:value-type="float" office:value="8647.5">
                <text:p>8647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75">
                <text:p>9675</text:p>
              </table:table-cell>
              <table:table-cell office:value-type="float" office:value="12067.5">
                <text:p>12067.5</text:p>
              </table:table-cell>
              <table:table-cell office:value-type="float" office:value="12925">
                <text:p>12925</text:p>
              </table:table-cell>
              <table:table-cell office:value-type="float" office:value="13402.5">
                <text:p>13402.5</text:p>
              </table:table-cell>
              <table:table-cell office:value-type="float" office:value="11602.5">
                <text:p>11602.5</text:p>
              </table:table-cell>
              <table:table-cell office:value-type="float" office:value="13115">
                <text:p>13115</text:p>
              </table:table-cell>
              <table:table-cell office:value-type="float" office:value="8622.5">
                <text:p>8622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60">
                <text:p>9660</text:p>
              </table:table-cell>
              <table:table-cell office:value-type="float" office:value="12122.5">
                <text:p>12122.5</text:p>
              </table:table-cell>
              <table:table-cell office:value-type="float" office:value="13070">
                <text:p>13070</text:p>
              </table:table-cell>
              <table:table-cell office:value-type="float" office:value="13557.5">
                <text:p>13557.5</text:p>
              </table:table-cell>
              <table:table-cell office:value-type="float" office:value="11652.5">
                <text:p>11652.5</text:p>
              </table:table-cell>
              <table:table-cell office:value-type="float" office:value="13175">
                <text:p>13175</text:p>
              </table:table-cell>
              <table:table-cell office:value-type="float" office:value="8922.5">
                <text:p>8922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455">
                <text:p>9455</text:p>
              </table:table-cell>
              <table:table-cell office:value-type="float" office:value="11867.5">
                <text:p>11867.5</text:p>
              </table:table-cell>
              <table:table-cell office:value-type="float" office:value="13110">
                <text:p>13110</text:p>
              </table:table-cell>
              <table:table-cell office:value-type="float" office:value="13377.5">
                <text:p>13377.5</text:p>
              </table:table-cell>
              <table:table-cell office:value-type="float" office:value="11742.5">
                <text:p>11742.5</text:p>
              </table:table-cell>
              <table:table-cell office:value-type="float" office:value="12960">
                <text:p>12960</text:p>
              </table:table-cell>
              <table:table-cell office:value-type="float" office:value="8787.5">
                <text:p>8787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67.5">
                <text:p>10067.5</text:p>
              </table:table-cell>
              <table:table-cell office:value-type="float" office:value="12012.5">
                <text:p>12012.5</text:p>
              </table:table-cell>
              <table:table-cell office:value-type="float" office:value="13365">
                <text:p>13365</text:p>
              </table:table-cell>
              <table:table-cell office:value-type="float" office:value="13352.5">
                <text:p>13352.5</text:p>
              </table:table-cell>
              <table:table-cell office:value-type="float" office:value="11977.5">
                <text:p>11977.5</text:p>
              </table:table-cell>
              <table:table-cell office:value-type="float" office:value="12905">
                <text:p>12905</text:p>
              </table:table-cell>
              <table:table-cell office:value-type="float" office:value="9247.5">
                <text:p>9247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87.5">
                <text:p>9987.5</text:p>
              </table:table-cell>
              <table:table-cell office:value-type="float" office:value="11957.5">
                <text:p>11957.5</text:p>
              </table:table-cell>
              <table:table-cell office:value-type="float" office:value="13480">
                <text:p>13480</text:p>
              </table:table-cell>
              <table:table-cell office:value-type="float" office:value="13112.5">
                <text:p>13112.5</text:p>
              </table:table-cell>
              <table:table-cell office:value-type="float" office:value="11837.5">
                <text:p>11837.5</text:p>
              </table:table-cell>
              <table:table-cell office:value-type="float" office:value="12870">
                <text:p>12870</text:p>
              </table:table-cell>
              <table:table-cell office:value-type="float" office:value="9197.5">
                <text:p>9197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67.5">
                <text:p>10067.5</text:p>
              </table:table-cell>
              <table:table-cell office:value-type="float" office:value="12182.5">
                <text:p>12182.5</text:p>
              </table:table-cell>
              <table:table-cell office:value-type="float" office:value="13495">
                <text:p>13495</text:p>
              </table:table-cell>
              <table:table-cell office:value-type="float" office:value="13192.5">
                <text:p>13192.5</text:p>
              </table:table-cell>
              <table:table-cell office:value-type="float" office:value="11902.5">
                <text:p>11902.5</text:p>
              </table:table-cell>
              <table:table-cell office:value-type="float" office:value="12950">
                <text:p>12950</text:p>
              </table:table-cell>
              <table:table-cell office:value-type="float" office:value="9292.5">
                <text:p>929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372.5">
                <text:p>9372.5</text:p>
              </table:table-cell>
              <table:table-cell office:value-type="float" office:value="11657.5">
                <text:p>11657.5</text:p>
              </table:table-cell>
              <table:table-cell office:value-type="float" office:value="13315">
                <text:p>13315</text:p>
              </table:table-cell>
              <table:table-cell office:value-type="float" office:value="13157.5">
                <text:p>13157.5</text:p>
              </table:table-cell>
              <table:table-cell office:value-type="float" office:value="11827.5">
                <text:p>11827.5</text:p>
              </table:table-cell>
              <table:table-cell office:value-type="float" office:value="12185">
                <text:p>12185</text:p>
              </table:table-cell>
              <table:table-cell office:value-type="float" office:value="8742.5">
                <text:p>8742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337.5">
                <text:p>9337.5</text:p>
              </table:table-cell>
              <table:table-cell office:value-type="float" office:value="11462.5">
                <text:p>11462.5</text:p>
              </table:table-cell>
              <table:table-cell office:value-type="float" office:value="13210">
                <text:p>13210</text:p>
              </table:table-cell>
              <table:table-cell office:value-type="float" office:value="13197.5">
                <text:p>13197.5</text:p>
              </table:table-cell>
              <table:table-cell office:value-type="float" office:value="11852.5">
                <text:p>11852.5</text:p>
              </table:table-cell>
              <table:table-cell office:value-type="float" office:value="12190">
                <text:p>12190</text:p>
              </table:table-cell>
              <table:table-cell office:value-type="float" office:value="8642.5">
                <text:p>8642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422.5">
                <text:p>9422.5</text:p>
              </table:table-cell>
              <table:table-cell office:value-type="float" office:value="11732.5">
                <text:p>11732.5</text:p>
              </table:table-cell>
              <table:table-cell office:value-type="float" office:value="13727.5">
                <text:p>13727.5</text:p>
              </table:table-cell>
              <table:table-cell office:value-type="float" office:value="13337.5">
                <text:p>13337.5</text:p>
              </table:table-cell>
              <table:table-cell office:value-type="float" office:value="12092.5">
                <text:p>12092.5</text:p>
              </table:table-cell>
              <table:table-cell office:value-type="float" office:value="12055">
                <text:p>12055</text:p>
              </table:table-cell>
              <table:table-cell office:value-type="float" office:value="8837.5">
                <text:p>8837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277.5">
                <text:p>9277.5</text:p>
              </table:table-cell>
              <table:table-cell office:value-type="float" office:value="11537.5">
                <text:p>11537.5</text:p>
              </table:table-cell>
              <table:table-cell office:value-type="float" office:value="13517.5">
                <text:p>13517.5</text:p>
              </table:table-cell>
              <table:table-cell office:value-type="float" office:value="13162.5">
                <text:p>13162.5</text:p>
              </table:table-cell>
              <table:table-cell office:value-type="float" office:value="11892.5">
                <text:p>11892.5</text:p>
              </table:table-cell>
              <table:table-cell office:value-type="float" office:value="12110">
                <text:p>12110</text:p>
              </table:table-cell>
              <table:table-cell office:value-type="float" office:value="8617.5">
                <text:p>8617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95">
                <text:p>9195</text:p>
              </table:table-cell>
              <table:table-cell office:value-type="float" office:value="11320">
                <text:p>11320</text:p>
              </table:table-cell>
              <table:table-cell office:value-type="float" office:value="13335">
                <text:p>13335</text:p>
              </table:table-cell>
              <table:table-cell office:value-type="float" office:value="13477.5">
                <text:p>13477.5</text:p>
              </table:table-cell>
              <table:table-cell office:value-type="float" office:value="11675">
                <text:p>11675</text:p>
              </table:table-cell>
              <table:table-cell office:value-type="float" office:value="11862.5">
                <text:p>11862.5</text:p>
              </table:table-cell>
              <table:table-cell office:value-type="float" office:value="7925">
                <text:p>79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480">
                <text:p>9480</text:p>
              </table:table-cell>
              <table:table-cell office:value-type="float" office:value="10945">
                <text:p>10945</text:p>
              </table:table-cell>
              <table:table-cell office:value-type="float" office:value="13070">
                <text:p>13070</text:p>
              </table:table-cell>
              <table:table-cell office:value-type="float" office:value="13037.5">
                <text:p>13037.5</text:p>
              </table:table-cell>
              <table:table-cell office:value-type="float" office:value="11645">
                <text:p>11645</text:p>
              </table:table-cell>
              <table:table-cell office:value-type="float" office:value="11777.5">
                <text:p>11777.5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335">
                <text:p>9335</text:p>
              </table:table-cell>
              <table:table-cell office:value-type="float" office:value="10815">
                <text:p>10815</text:p>
              </table:table-cell>
              <table:table-cell office:value-type="float" office:value="12915">
                <text:p>12915</text:p>
              </table:table-cell>
              <table:table-cell office:value-type="float" office:value="12742.5">
                <text:p>12742.5</text:p>
              </table:table-cell>
              <table:table-cell office:value-type="float" office:value="11675">
                <text:p>11675</text:p>
              </table:table-cell>
              <table:table-cell office:value-type="float" office:value="11637.5">
                <text:p>11637.5</text:p>
              </table:table-cell>
              <table:table-cell office:value-type="float" office:value="7795">
                <text:p>77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475">
                <text:p>9475</text:p>
              </table:table-cell>
              <table:table-cell office:value-type="float" office:value="10910">
                <text:p>10910</text:p>
              </table:table-cell>
              <table:table-cell office:value-type="float" office:value="12835">
                <text:p>12835</text:p>
              </table:table-cell>
              <table:table-cell office:value-type="float" office:value="12887.5">
                <text:p>12887.5</text:p>
              </table:table-cell>
              <table:table-cell office:value-type="float" office:value="11900">
                <text:p>11900</text:p>
              </table:table-cell>
              <table:table-cell office:value-type="float" office:value="11717.5">
                <text:p>11717.5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65">
                <text:p>10065</text:p>
              </table:table-cell>
              <table:table-cell office:value-type="float" office:value="10680">
                <text:p>10680</text:p>
              </table:table-cell>
              <table:table-cell office:value-type="float" office:value="13245">
                <text:p>13245</text:p>
              </table:table-cell>
              <table:table-cell office:value-type="float" office:value="12957.5">
                <text:p>12957.5</text:p>
              </table:table-cell>
              <table:table-cell office:value-type="float" office:value="12310">
                <text:p>12310</text:p>
              </table:table-cell>
              <table:table-cell office:value-type="float" office:value="12387.5">
                <text:p>12387.5</text:p>
              </table:table-cell>
              <table:table-cell office:value-type="float" office:value="8005">
                <text:p>80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130">
                <text:p>10130</text:p>
              </table:table-cell>
              <table:table-cell office:value-type="float" office:value="10665">
                <text:p>10665</text:p>
              </table:table-cell>
              <table:table-cell office:value-type="float" office:value="13200">
                <text:p>13200</text:p>
              </table:table-cell>
              <table:table-cell office:value-type="float" office:value="12922.5">
                <text:p>12922.5</text:p>
              </table:table-cell>
              <table:table-cell office:value-type="float" office:value="12275">
                <text:p>12275</text:p>
              </table:table-cell>
              <table:table-cell office:value-type="float" office:value="12217.5">
                <text:p>12217.5</text:p>
              </table:table-cell>
              <table:table-cell office:value-type="float" office:value="8070">
                <text:p>80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290">
                <text:p>10290</text:p>
              </table:table-cell>
              <table:table-cell office:value-type="float" office:value="10520">
                <text:p>10520</text:p>
              </table:table-cell>
              <table:table-cell office:value-type="float" office:value="12945">
                <text:p>12945</text:p>
              </table:table-cell>
              <table:table-cell office:value-type="float" office:value="12667.5">
                <text:p>12667.5</text:p>
              </table:table-cell>
              <table:table-cell office:value-type="float" office:value="12232.5">
                <text:p>12232.5</text:p>
              </table:table-cell>
              <table:table-cell office:value-type="float" office:value="12172.5">
                <text:p>12172.5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605">
                <text:p>10605</text:p>
              </table:table-cell>
              <table:table-cell office:value-type="float" office:value="10645">
                <text:p>10645</text:p>
              </table:table-cell>
              <table:table-cell office:value-type="float" office:value="12930">
                <text:p>12930</text:p>
              </table:table-cell>
              <table:table-cell office:value-type="float" office:value="12692.5">
                <text:p>12692.5</text:p>
              </table:table-cell>
              <table:table-cell office:value-type="float" office:value="12162.5">
                <text:p>12162.5</text:p>
              </table:table-cell>
              <table:table-cell office:value-type="float" office:value="12317.5">
                <text:p>12317.5</text:p>
              </table:table-cell>
              <table:table-cell office:value-type="float" office:value="7915">
                <text:p>79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735">
                <text:p>10735</text:p>
              </table:table-cell>
              <table:table-cell office:value-type="float" office:value="10880">
                <text:p>10880</text:p>
              </table:table-cell>
              <table:table-cell office:value-type="float" office:value="13112.5">
                <text:p>13112.5</text:p>
              </table:table-cell>
              <table:table-cell office:value-type="float" office:value="12632.5">
                <text:p>12632.5</text:p>
              </table:table-cell>
              <table:table-cell office:value-type="float" office:value="12235">
                <text:p>12235</text:p>
              </table:table-cell>
              <table:table-cell office:value-type="float" office:value="12077.5">
                <text:p>12077.5</text:p>
              </table:table-cell>
              <table:table-cell office:value-type="float" office:value="7845">
                <text:p>78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000">
                <text:p>11000</text:p>
              </table:table-cell>
              <table:table-cell office:value-type="float" office:value="11060">
                <text:p>11060</text:p>
              </table:table-cell>
              <table:table-cell office:value-type="float" office:value="13837.5">
                <text:p>13837.5</text:p>
              </table:table-cell>
              <table:table-cell office:value-type="float" office:value="12950">
                <text:p>12950</text:p>
              </table:table-cell>
              <table:table-cell office:value-type="float" office:value="12175">
                <text:p>12175</text:p>
              </table:table-cell>
              <table:table-cell office:value-type="float" office:value="12172.5">
                <text:p>12172.5</text:p>
              </table:table-cell>
              <table:table-cell office:value-type="float" office:value="7785">
                <text:p>77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470">
                <text:p>11470</text:p>
              </table:table-cell>
              <table:table-cell office:value-type="float" office:value="11135">
                <text:p>11135</text:p>
              </table:table-cell>
              <table:table-cell office:value-type="float" office:value="14122.5">
                <text:p>14122.5</text:p>
              </table:table-cell>
              <table:table-cell office:value-type="float" office:value="13065">
                <text:p>13065</text:p>
              </table:table-cell>
              <table:table-cell office:value-type="float" office:value="12475">
                <text:p>12475</text:p>
              </table:table-cell>
              <table:table-cell office:value-type="float" office:value="12187.5">
                <text:p>12187.5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872.5">
                <text:p>11872.5</text:p>
              </table:table-cell>
              <table:table-cell office:value-type="float" office:value="11005">
                <text:p>11005</text:p>
              </table:table-cell>
              <table:table-cell office:value-type="float" office:value="14362.5">
                <text:p>14362.5</text:p>
              </table:table-cell>
              <table:table-cell office:value-type="float" office:value="13200">
                <text:p>13200</text:p>
              </table:table-cell>
              <table:table-cell office:value-type="float" office:value="12760">
                <text:p>12760</text:p>
              </table:table-cell>
              <table:table-cell office:value-type="float" office:value="12117.5">
                <text:p>12117.5</text:p>
              </table:table-cell>
              <table:table-cell office:value-type="float" office:value="8430">
                <text:p>84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547.5">
                <text:p>11547.5</text:p>
              </table:table-cell>
              <table:table-cell office:value-type="float" office:value="10720">
                <text:p>10720</text:p>
              </table:table-cell>
              <table:table-cell office:value-type="float" office:value="14102.5">
                <text:p>14102.5</text:p>
              </table:table-cell>
              <table:table-cell office:value-type="float" office:value="12865">
                <text:p>12865</text:p>
              </table:table-cell>
              <table:table-cell office:value-type="float" office:value="12560">
                <text:p>12560</text:p>
              </table:table-cell>
              <table:table-cell office:value-type="float" office:value="11707.5">
                <text:p>11707.5</text:p>
              </table:table-cell>
              <table:table-cell office:value-type="float" office:value="8395">
                <text:p>83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292.5">
                <text:p>11292.5</text:p>
              </table:table-cell>
              <table:table-cell office:value-type="float" office:value="10665">
                <text:p>10665</text:p>
              </table:table-cell>
              <table:table-cell office:value-type="float" office:value="13972.5">
                <text:p>13972.5</text:p>
              </table:table-cell>
              <table:table-cell office:value-type="float" office:value="11380">
                <text:p>11380</text:p>
              </table:table-cell>
              <table:table-cell office:value-type="float" office:value="14265">
                <text:p>14265</text:p>
              </table:table-cell>
              <table:table-cell office:value-type="float" office:value="11347.5">
                <text:p>11347.5</text:p>
              </table:table-cell>
              <table:table-cell office:value-type="float" office:value="8150">
                <text:p>81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922.5">
                <text:p>11922.5</text:p>
              </table:table-cell>
              <table:table-cell office:value-type="float" office:value="10535">
                <text:p>10535</text:p>
              </table:table-cell>
              <table:table-cell office:value-type="float" office:value="14737.5">
                <text:p>14737.5</text:p>
              </table:table-cell>
              <table:table-cell office:value-type="float" office:value="11265">
                <text:p>11265</text:p>
              </table:table-cell>
              <table:table-cell office:value-type="float" office:value="14675">
                <text:p>14675</text:p>
              </table:table-cell>
              <table:table-cell office:value-type="float" office:value="11452.5">
                <text:p>11452.5</text:p>
              </table:table-cell>
              <table:table-cell office:value-type="float" office:value="8255">
                <text:p>82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147.5">
                <text:p>12147.5</text:p>
              </table:table-cell>
              <table:table-cell office:value-type="float" office:value="10870">
                <text:p>10870</text:p>
              </table:table-cell>
              <table:table-cell office:value-type="float" office:value="14452.5">
                <text:p>14452.5</text:p>
              </table:table-cell>
              <table:table-cell office:value-type="float" office:value="11510">
                <text:p>11510</text:p>
              </table:table-cell>
              <table:table-cell office:value-type="float" office:value="14705">
                <text:p>14705</text:p>
              </table:table-cell>
              <table:table-cell office:value-type="float" office:value="11597.5">
                <text:p>11597.5</text:p>
              </table:table-cell>
              <table:table-cell office:value-type="float" office:value="8245">
                <text:p>82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352.5">
                <text:p>12352.5</text:p>
              </table:table-cell>
              <table:table-cell office:value-type="float" office:value="11010">
                <text:p>11010</text:p>
              </table:table-cell>
              <table:table-cell office:value-type="float" office:value="14677.5">
                <text:p>14677.5</text:p>
              </table:table-cell>
              <table:table-cell office:value-type="float" office:value="11555">
                <text:p>11555</text:p>
              </table:table-cell>
              <table:table-cell office:value-type="float" office:value="14735">
                <text:p>14735</text:p>
              </table:table-cell>
              <table:table-cell office:value-type="float" office:value="11902.5">
                <text:p>11902.5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332.5">
                <text:p>12332.5</text:p>
              </table:table-cell>
              <table:table-cell office:value-type="float" office:value="10810">
                <text:p>10810</text:p>
              </table:table-cell>
              <table:table-cell office:value-type="float" office:value="14517.5">
                <text:p>14517.5</text:p>
              </table:table-cell>
              <table:table-cell office:value-type="float" office:value="11610">
                <text:p>11610</text:p>
              </table:table-cell>
              <table:table-cell office:value-type="float" office:value="14660">
                <text:p>14660</text:p>
              </table:table-cell>
              <table:table-cell office:value-type="float" office:value="11657.5">
                <text:p>11657.5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662.5">
                <text:p>12662.5</text:p>
              </table:table-cell>
              <table:table-cell office:value-type="float" office:value="10815">
                <text:p>10815</text:p>
              </table:table-cell>
              <table:table-cell office:value-type="float" office:value="14487.5">
                <text:p>14487.5</text:p>
              </table:table-cell>
              <table:table-cell office:value-type="float" office:value="11610">
                <text:p>11610</text:p>
              </table:table-cell>
              <table:table-cell office:value-type="float" office:value="14425">
                <text:p>14425</text:p>
              </table:table-cell>
              <table:table-cell office:value-type="float" office:value="11807.5">
                <text:p>11807.5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347.5">
                <text:p>12347.5</text:p>
              </table:table-cell>
              <table:table-cell office:value-type="float" office:value="9955">
                <text:p>9955</text:p>
              </table:table-cell>
              <table:table-cell office:value-type="float" office:value="13847.5">
                <text:p>13847.5</text:p>
              </table:table-cell>
              <table:table-cell office:value-type="float" office:value="11380">
                <text:p>11380</text:p>
              </table:table-cell>
              <table:table-cell office:value-type="float" office:value="13540">
                <text:p>13540</text:p>
              </table:table-cell>
              <table:table-cell office:value-type="float" office:value="10762.5">
                <text:p>10762.5</text:p>
              </table:table-cell>
              <table:table-cell office:value-type="float" office:value="8245">
                <text:p>82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32.5">
                <text:p>12232.5</text:p>
              </table:table-cell>
              <table:table-cell office:value-type="float" office:value="9530">
                <text:p>9530</text:p>
              </table:table-cell>
              <table:table-cell office:value-type="float" office:value="13352.5">
                <text:p>13352.5</text:p>
              </table:table-cell>
              <table:table-cell office:value-type="float" office:value="11045">
                <text:p>11045</text:p>
              </table:table-cell>
              <table:table-cell office:value-type="float" office:value="13310">
                <text:p>13310</text:p>
              </table:table-cell>
              <table:table-cell office:value-type="float" office:value="10042.5">
                <text:p>10042.5</text:p>
              </table:table-cell>
              <table:table-cell office:value-type="float" office:value="7965">
                <text:p>79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87.5">
                <text:p>12587.5</text:p>
              </table:table-cell>
              <table:table-cell office:value-type="float" office:value="8910">
                <text:p>8910</text:p>
              </table:table-cell>
              <table:table-cell office:value-type="float" office:value="13287.5">
                <text:p>13287.5</text:p>
              </table:table-cell>
              <table:table-cell office:value-type="float" office:value="10515">
                <text:p>10515</text:p>
              </table:table-cell>
              <table:table-cell office:value-type="float" office:value="13300">
                <text:p>13300</text:p>
              </table:table-cell>
              <table:table-cell office:value-type="float" office:value="9137.5">
                <text:p>9137.5</text:p>
              </table:table-cell>
              <table:table-cell office:value-type="float" office:value="7460">
                <text:p>74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452.5">
                <text:p>12452.5</text:p>
              </table:table-cell>
              <table:table-cell office:value-type="float" office:value="8890">
                <text:p>8890</text:p>
              </table:table-cell>
              <table:table-cell office:value-type="float" office:value="13362.5">
                <text:p>13362.5</text:p>
              </table:table-cell>
              <table:table-cell office:value-type="float" office:value="10815">
                <text:p>10815</text:p>
              </table:table-cell>
              <table:table-cell office:value-type="float" office:value="13210">
                <text:p>13210</text:p>
              </table:table-cell>
              <table:table-cell office:value-type="float" office:value="9062.5">
                <text:p>9062.5</text:p>
              </table:table-cell>
              <table:table-cell office:value-type="float" office:value="7530">
                <text:p>75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165">
                <text:p>12165</text:p>
              </table:table-cell>
              <table:table-cell office:value-type="float" office:value="9105">
                <text:p>9105</text:p>
              </table:table-cell>
              <table:table-cell office:value-type="float" office:value="13097.5">
                <text:p>13097.5</text:p>
              </table:table-cell>
              <table:table-cell office:value-type="float" office:value="11142.5">
                <text:p>11142.5</text:p>
              </table:table-cell>
              <table:table-cell office:value-type="float" office:value="13390">
                <text:p>13390</text:p>
              </table:table-cell>
              <table:table-cell office:value-type="float" office:value="8822.5">
                <text:p>8822.5</text:p>
              </table:table-cell>
              <table:table-cell office:value-type="float" office:value="8070">
                <text:p>80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955">
                <text:p>11955</text:p>
              </table:table-cell>
              <table:table-cell office:value-type="float" office:value="8465">
                <text:p>8465</text:p>
              </table:table-cell>
              <table:table-cell office:value-type="float" office:value="12827.5">
                <text:p>12827.5</text:p>
              </table:table-cell>
              <table:table-cell office:value-type="float" office:value="11292.5">
                <text:p>11292.5</text:p>
              </table:table-cell>
              <table:table-cell office:value-type="float" office:value="13745">
                <text:p>13745</text:p>
              </table:table-cell>
              <table:table-cell office:value-type="float" office:value="9327.5">
                <text:p>9327.5</text:p>
              </table:table-cell>
              <table:table-cell office:value-type="float" office:value="7925">
                <text:p>79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965">
                <text:p>11965</text:p>
              </table:table-cell>
              <table:table-cell office:value-type="float" office:value="8595">
                <text:p>8595</text:p>
              </table:table-cell>
              <table:table-cell office:value-type="float" office:value="12682.5">
                <text:p>12682.5</text:p>
              </table:table-cell>
              <table:table-cell office:value-type="float" office:value="11372.5">
                <text:p>11372.5</text:p>
              </table:table-cell>
              <table:table-cell office:value-type="float" office:value="13645">
                <text:p>13645</text:p>
              </table:table-cell>
              <table:table-cell office:value-type="float" office:value="9467.5">
                <text:p>9467.5</text:p>
              </table:table-cell>
              <table:table-cell office:value-type="float" office:value="7965">
                <text:p>79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160">
                <text:p>12160</text:p>
              </table:table-cell>
              <table:table-cell office:value-type="float" office:value="9025">
                <text:p>9025</text:p>
              </table:table-cell>
              <table:table-cell office:value-type="float" office:value="12452.5">
                <text:p>12452.5</text:p>
              </table:table-cell>
              <table:table-cell office:value-type="float" office:value="11302.5">
                <text:p>11302.5</text:p>
              </table:table-cell>
              <table:table-cell office:value-type="float" office:value="13760">
                <text:p>13760</text:p>
              </table:table-cell>
              <table:table-cell office:value-type="float" office:value="9750">
                <text:p>9750</text:p>
              </table:table-cell>
              <table:table-cell office:value-type="float" office:value="8155">
                <text:p>81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980">
                <text:p>12980</text:p>
              </table:table-cell>
              <table:table-cell office:value-type="float" office:value="9185">
                <text:p>9185</text:p>
              </table:table-cell>
              <table:table-cell office:value-type="float" office:value="12532.5">
                <text:p>12532.5</text:p>
              </table:table-cell>
              <table:table-cell office:value-type="float" office:value="11632.5">
                <text:p>11632.5</text:p>
              </table:table-cell>
              <table:table-cell office:value-type="float" office:value="13830">
                <text:p>13830</text:p>
              </table:table-cell>
              <table:table-cell office:value-type="float" office:value="9475">
                <text:p>9475</text:p>
              </table:table-cell>
              <table:table-cell office:value-type="float" office:value="8390">
                <text:p>83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755">
                <text:p>12755</text:p>
              </table:table-cell>
              <table:table-cell office:value-type="float" office:value="9110">
                <text:p>9110</text:p>
              </table:table-cell>
              <table:table-cell office:value-type="float" office:value="12542.5">
                <text:p>12542.5</text:p>
              </table:table-cell>
              <table:table-cell office:value-type="float" office:value="11127.5">
                <text:p>11127.5</text:p>
              </table:table-cell>
              <table:table-cell office:value-type="float" office:value="13445">
                <text:p>13445</text:p>
              </table:table-cell>
              <table:table-cell office:value-type="float" office:value="9200">
                <text:p>9200</text:p>
              </table:table-cell>
              <table:table-cell office:value-type="float" office:value="8060">
                <text:p>80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760">
                <text:p>12760</text:p>
              </table:table-cell>
              <table:table-cell office:value-type="float" office:value="8640">
                <text:p>8640</text:p>
              </table:table-cell>
              <table:table-cell office:value-type="float" office:value="12467.5">
                <text:p>12467.5</text:p>
              </table:table-cell>
              <table:table-cell office:value-type="float" office:value="11002.5">
                <text:p>11002.5</text:p>
              </table:table-cell>
              <table:table-cell office:value-type="float" office:value="13560">
                <text:p>13560</text:p>
              </table:table-cell>
              <table:table-cell office:value-type="float" office:value="9085">
                <text:p>9085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400">
                <text:p>12400</text:p>
              </table:table-cell>
              <table:table-cell office:value-type="float" office:value="8105">
                <text:p>8105</text:p>
              </table:table-cell>
              <table:table-cell office:value-type="float" office:value="12862.5">
                <text:p>12862.5</text:p>
              </table:table-cell>
              <table:table-cell office:value-type="float" office:value="10827.5">
                <text:p>10827.5</text:p>
              </table:table-cell>
              <table:table-cell office:value-type="float" office:value="13815">
                <text:p>13815</text:p>
              </table:table-cell>
              <table:table-cell office:value-type="float" office:value="8985">
                <text:p>8985</text:p>
              </table:table-cell>
              <table:table-cell office:value-type="float" office:value="8040">
                <text:p>80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250">
                <text:p>12250</text:p>
              </table:table-cell>
              <table:table-cell office:value-type="float" office:value="8030">
                <text:p>8030</text:p>
              </table:table-cell>
              <table:table-cell office:value-type="float" office:value="12377.5">
                <text:p>12377.5</text:p>
              </table:table-cell>
              <table:table-cell office:value-type="float" office:value="10587.5">
                <text:p>10587.5</text:p>
              </table:table-cell>
              <table:table-cell office:value-type="float" office:value="13755">
                <text:p>13755</text:p>
              </table:table-cell>
              <table:table-cell office:value-type="float" office:value="8530">
                <text:p>8530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605">
                <text:p>12605</text:p>
              </table:table-cell>
              <table:table-cell office:value-type="float" office:value="7262.5">
                <text:p>7262.5</text:p>
              </table:table-cell>
              <table:table-cell office:value-type="float" office:value="12107.5">
                <text:p>12107.5</text:p>
              </table:table-cell>
              <table:table-cell office:value-type="float" office:value="10312.5">
                <text:p>10312.5</text:p>
              </table:table-cell>
              <table:table-cell office:value-type="float" office:value="13882.5">
                <text:p>13882.5</text:p>
              </table:table-cell>
              <table:table-cell office:value-type="float" office:value="8585">
                <text:p>8585</text:p>
              </table:table-cell>
              <table:table-cell office:value-type="float" office:value="7505">
                <text:p>75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180">
                <text:p>13180</text:p>
              </table:table-cell>
              <table:table-cell office:value-type="float" office:value="7167.5">
                <text:p>7167.5</text:p>
              </table:table-cell>
              <table:table-cell office:value-type="float" office:value="12622.5">
                <text:p>12622.5</text:p>
              </table:table-cell>
              <table:table-cell office:value-type="float" office:value="10377.5">
                <text:p>10377.5</text:p>
              </table:table-cell>
              <table:table-cell office:value-type="float" office:value="13982.5">
                <text:p>13982.5</text:p>
              </table:table-cell>
              <table:table-cell office:value-type="float" office:value="8507.5">
                <text:p>8507.5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345">
                <text:p>12345</text:p>
              </table:table-cell>
              <table:table-cell office:value-type="float" office:value="7322.5">
                <text:p>7322.5</text:p>
              </table:table-cell>
              <table:table-cell office:value-type="float" office:value="12462.5">
                <text:p>12462.5</text:p>
              </table:table-cell>
              <table:table-cell office:value-type="float" office:value="10247.5">
                <text:p>10247.5</text:p>
              </table:table-cell>
              <table:table-cell office:value-type="float" office:value="14177.5">
                <text:p>14177.5</text:p>
              </table:table-cell>
              <table:table-cell office:value-type="float" office:value="7652.5">
                <text:p>7652.5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355">
                <text:p>12355</text:p>
              </table:table-cell>
              <table:table-cell office:value-type="float" office:value="7502.5">
                <text:p>7502.5</text:p>
              </table:table-cell>
              <table:table-cell office:value-type="float" office:value="12527.5">
                <text:p>12527.5</text:p>
              </table:table-cell>
              <table:table-cell office:value-type="float" office:value="10397.5">
                <text:p>10397.5</text:p>
              </table:table-cell>
              <table:table-cell office:value-type="float" office:value="14262.5">
                <text:p>14262.5</text:p>
              </table:table-cell>
              <table:table-cell office:value-type="float" office:value="7862.5">
                <text:p>7862.5</text:p>
              </table:table-cell>
              <table:table-cell office:value-type="float" office:value="7180">
                <text:p>71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405">
                <text:p>12405</text:p>
              </table:table-cell>
              <table:table-cell office:value-type="float" office:value="7637.5">
                <text:p>7637.5</text:p>
              </table:table-cell>
              <table:table-cell office:value-type="float" office:value="12692.5">
                <text:p>12692.5</text:p>
              </table:table-cell>
              <table:table-cell office:value-type="float" office:value="10132.5">
                <text:p>10132.5</text:p>
              </table:table-cell>
              <table:table-cell office:value-type="float" office:value="14087.5">
                <text:p>14087.5</text:p>
              </table:table-cell>
              <table:table-cell office:value-type="float" office:value="8147.5">
                <text:p>8147.5</text:p>
              </table:table-cell>
              <table:table-cell office:value-type="float" office:value="7075">
                <text:p>70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445">
                <text:p>12445</text:p>
              </table:table-cell>
              <table:table-cell office:value-type="float" office:value="7602.5">
                <text:p>7602.5</text:p>
              </table:table-cell>
              <table:table-cell office:value-type="float" office:value="12827.5">
                <text:p>12827.5</text:p>
              </table:table-cell>
              <table:table-cell office:value-type="float" office:value="10192.5">
                <text:p>10192.5</text:p>
              </table:table-cell>
              <table:table-cell office:value-type="float" office:value="14082.5">
                <text:p>14082.5</text:p>
              </table:table-cell>
              <table:table-cell office:value-type="float" office:value="8247.5">
                <text:p>8247.5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565">
                <text:p>12565</text:p>
              </table:table-cell>
              <table:table-cell office:value-type="float" office:value="7857.5">
                <text:p>7857.5</text:p>
              </table:table-cell>
              <table:table-cell office:value-type="float" office:value="12752.5">
                <text:p>12752.5</text:p>
              </table:table-cell>
              <table:table-cell office:value-type="float" office:value="10102.5">
                <text:p>10102.5</text:p>
              </table:table-cell>
              <table:table-cell office:value-type="float" office:value="14137.5">
                <text:p>14137.5</text:p>
              </table:table-cell>
              <table:table-cell office:value-type="float" office:value="8082.5">
                <text:p>8082.5</text:p>
              </table:table-cell>
              <table:table-cell office:value-type="float" office:value="7220">
                <text:p>72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330">
                <text:p>12330</text:p>
              </table:table-cell>
              <table:table-cell office:value-type="float" office:value="7912.5">
                <text:p>7912.5</text:p>
              </table:table-cell>
              <table:table-cell office:value-type="float" office:value="12762.5">
                <text:p>12762.5</text:p>
              </table:table-cell>
              <table:table-cell office:value-type="float" office:value="10052.5">
                <text:p>10052.5</text:p>
              </table:table-cell>
              <table:table-cell office:value-type="float" office:value="14417.5">
                <text:p>14417.5</text:p>
              </table:table-cell>
              <table:table-cell office:value-type="float" office:value="8632.5">
                <text:p>8632.5</text:p>
              </table:table-cell>
              <table:table-cell office:value-type="float" office:value="7855">
                <text:p>78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250">
                <text:p>12250</text:p>
              </table:table-cell>
              <table:table-cell office:value-type="float" office:value="7902.5">
                <text:p>7902.5</text:p>
              </table:table-cell>
              <table:table-cell office:value-type="float" office:value="12527.5">
                <text:p>12527.5</text:p>
              </table:table-cell>
              <table:table-cell office:value-type="float" office:value="10127.5">
                <text:p>10127.5</text:p>
              </table:table-cell>
              <table:table-cell office:value-type="float" office:value="14387.5">
                <text:p>14387.5</text:p>
              </table:table-cell>
              <table:table-cell office:value-type="float" office:value="8797.5">
                <text:p>8797.5</text:p>
              </table:table-cell>
              <table:table-cell office:value-type="float" office:value="7885">
                <text:p>78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85">
                <text:p>12185</text:p>
              </table:table-cell>
              <table:table-cell office:value-type="float" office:value="7502.5">
                <text:p>7502.5</text:p>
              </table:table-cell>
              <table:table-cell office:value-type="float" office:value="12202.5">
                <text:p>12202.5</text:p>
              </table:table-cell>
              <table:table-cell office:value-type="float" office:value="9962.5">
                <text:p>9962.5</text:p>
              </table:table-cell>
              <table:table-cell office:value-type="float" office:value="14217.5">
                <text:p>14217.5</text:p>
              </table:table-cell>
              <table:table-cell office:value-type="float" office:value="8862.5">
                <text:p>8862.5</text:p>
              </table:table-cell>
              <table:table-cell office:value-type="float" office:value="7910">
                <text:p>79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35">
                <text:p>12035</text:p>
              </table:table-cell>
              <table:table-cell office:value-type="float" office:value="7417.5">
                <text:p>7417.5</text:p>
              </table:table-cell>
              <table:table-cell office:value-type="float" office:value="11982.5">
                <text:p>11982.5</text:p>
              </table:table-cell>
              <table:table-cell office:value-type="float" office:value="9752.5">
                <text:p>9752.5</text:p>
              </table:table-cell>
              <table:table-cell office:value-type="float" office:value="14047.5">
                <text:p>14047.5</text:p>
              </table:table-cell>
              <table:table-cell office:value-type="float" office:value="8702.5">
                <text:p>8702.5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970">
                <text:p>11970</text:p>
              </table:table-cell>
              <table:table-cell office:value-type="float" office:value="7587.5">
                <text:p>7587.5</text:p>
              </table:table-cell>
              <table:table-cell office:value-type="float" office:value="12410">
                <text:p>12410</text:p>
              </table:table-cell>
              <table:table-cell office:value-type="float" office:value="9562.5">
                <text:p>9562.5</text:p>
              </table:table-cell>
              <table:table-cell office:value-type="float" office:value="14067.5">
                <text:p>14067.5</text:p>
              </table:table-cell>
              <table:table-cell office:value-type="float" office:value="8467.5">
                <text:p>8467.5</text:p>
              </table:table-cell>
              <table:table-cell office:value-type="float" office:value="7752.5">
                <text:p>7752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520">
                <text:p>11520</text:p>
              </table:table-cell>
              <table:table-cell office:value-type="float" office:value="7172.5">
                <text:p>7172.5</text:p>
              </table:table-cell>
              <table:table-cell office:value-type="float" office:value="12080">
                <text:p>12080</text:p>
              </table:table-cell>
              <table:table-cell office:value-type="float" office:value="9347.5">
                <text:p>9347.5</text:p>
              </table:table-cell>
              <table:table-cell office:value-type="float" office:value="14112.5">
                <text:p>14112.5</text:p>
              </table:table-cell>
              <table:table-cell office:value-type="float" office:value="8557.5">
                <text:p>8557.5</text:p>
              </table:table-cell>
              <table:table-cell office:value-type="float" office:value="7662.5">
                <text:p>7662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110">
                <text:p>12110</text:p>
              </table:table-cell>
              <table:table-cell office:value-type="float" office:value="7222.5">
                <text:p>7222.5</text:p>
              </table:table-cell>
              <table:table-cell office:value-type="float" office:value="12675">
                <text:p>12675</text:p>
              </table:table-cell>
              <table:table-cell office:value-type="float" office:value="9517.5">
                <text:p>9517.5</text:p>
              </table:table-cell>
              <table:table-cell office:value-type="float" office:value="14522.5">
                <text:p>14522.5</text:p>
              </table:table-cell>
              <table:table-cell office:value-type="float" office:value="8607.5">
                <text:p>8607.5</text:p>
              </table:table-cell>
              <table:table-cell office:value-type="float" office:value="8527.5">
                <text:p>8527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120">
                <text:p>12120</text:p>
              </table:table-cell>
              <table:table-cell office:value-type="float" office:value="7212.5">
                <text:p>7212.5</text:p>
              </table:table-cell>
              <table:table-cell office:value-type="float" office:value="12520">
                <text:p>12520</text:p>
              </table:table-cell>
              <table:table-cell office:value-type="float" office:value="9582.5">
                <text:p>9582.5</text:p>
              </table:table-cell>
              <table:table-cell office:value-type="float" office:value="14537.5">
                <text:p>14537.5</text:p>
              </table:table-cell>
              <table:table-cell office:value-type="float" office:value="8507.5">
                <text:p>8507.5</text:p>
              </table:table-cell>
              <table:table-cell office:value-type="float" office:value="8397.5">
                <text:p>8397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325">
                <text:p>12325</text:p>
              </table:table-cell>
              <table:table-cell office:value-type="float" office:value="6992.5">
                <text:p>6992.5</text:p>
              </table:table-cell>
              <table:table-cell office:value-type="float" office:value="12702.5">
                <text:p>12702.5</text:p>
              </table:table-cell>
              <table:table-cell office:value-type="float" office:value="9472.5">
                <text:p>9472.5</text:p>
              </table:table-cell>
              <table:table-cell office:value-type="float" office:value="14522.5">
                <text:p>14522.5</text:p>
              </table:table-cell>
              <table:table-cell office:value-type="float" office:value="8122.5">
                <text:p>8122.5</text:p>
              </table:table-cell>
              <table:table-cell office:value-type="float" office:value="8282.5">
                <text:p>8282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760">
                <text:p>11760</text:p>
              </table:table-cell>
              <table:table-cell office:value-type="float" office:value="6922.5">
                <text:p>6922.5</text:p>
              </table:table-cell>
              <table:table-cell office:value-type="float" office:value="11637.5">
                <text:p>11637.5</text:p>
              </table:table-cell>
              <table:table-cell office:value-type="float" office:value="8737.5">
                <text:p>8737.5</text:p>
              </table:table-cell>
              <table:table-cell office:value-type="float" office:value="14022.5">
                <text:p>14022.5</text:p>
              </table:table-cell>
              <table:table-cell office:value-type="float" office:value="7122.5">
                <text:p>7122.5</text:p>
              </table:table-cell>
              <table:table-cell office:value-type="float" office:value="8432.5">
                <text:p>8432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440">
                <text:p>11440</text:p>
              </table:table-cell>
              <table:table-cell office:value-type="float" office:value="6742.5">
                <text:p>6742.5</text:p>
              </table:table-cell>
              <table:table-cell office:value-type="float" office:value="11522.5">
                <text:p>11522.5</text:p>
              </table:table-cell>
              <table:table-cell office:value-type="float" office:value="8482.5">
                <text:p>8482.5</text:p>
              </table:table-cell>
              <table:table-cell office:value-type="float" office:value="13652.5">
                <text:p>13652.5</text:p>
              </table:table-cell>
              <table:table-cell office:value-type="float" office:value="6477.5">
                <text:p>6477.5</text:p>
              </table:table-cell>
              <table:table-cell office:value-type="float" office:value="8072.5">
                <text:p>8072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470">
                <text:p>11470</text:p>
              </table:table-cell>
              <table:table-cell office:value-type="float" office:value="6752.5">
                <text:p>6752.5</text:p>
              </table:table-cell>
              <table:table-cell office:value-type="float" office:value="11952.5">
                <text:p>11952.5</text:p>
              </table:table-cell>
              <table:table-cell office:value-type="float" office:value="8177.5">
                <text:p>8177.5</text:p>
              </table:table-cell>
              <table:table-cell office:value-type="float" office:value="13777.5">
                <text:p>13777.5</text:p>
              </table:table-cell>
              <table:table-cell office:value-type="float" office:value="6687.5">
                <text:p>6687.5</text:p>
              </table:table-cell>
              <table:table-cell office:value-type="float" office:value="8142.5">
                <text:p>8142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010">
                <text:p>11010</text:p>
              </table:table-cell>
              <table:table-cell office:value-type="float" office:value="7252.5">
                <text:p>7252.5</text:p>
              </table:table-cell>
              <table:table-cell office:value-type="float" office:value="11962.5">
                <text:p>11962.5</text:p>
              </table:table-cell>
              <table:table-cell office:value-type="float" office:value="8372.5">
                <text:p>8372.5</text:p>
              </table:table-cell>
              <table:table-cell office:value-type="float" office:value="13992.5">
                <text:p>13992.5</text:p>
              </table:table-cell>
              <table:table-cell office:value-type="float" office:value="6522.5">
                <text:p>6522.5</text:p>
              </table:table-cell>
              <table:table-cell office:value-type="float" office:value="7782.5">
                <text:p>7782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20">
                <text:p>10820</text:p>
              </table:table-cell>
              <table:table-cell office:value-type="float" office:value="7462.5">
                <text:p>7462.5</text:p>
              </table:table-cell>
              <table:table-cell office:value-type="float" office:value="11977.5">
                <text:p>11977.5</text:p>
              </table:table-cell>
              <table:table-cell office:value-type="float" office:value="8432.5">
                <text:p>8432.5</text:p>
              </table:table-cell>
              <table:table-cell office:value-type="float" office:value="13937.5">
                <text:p>13937.5</text:p>
              </table:table-cell>
              <table:table-cell office:value-type="float" office:value="6685">
                <text:p>6685</text:p>
              </table:table-cell>
              <table:table-cell office:value-type="float" office:value="7757.5">
                <text:p>7757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295">
                <text:p>10295</text:p>
              </table:table-cell>
              <table:table-cell office:value-type="float" office:value="7157.5">
                <text:p>7157.5</text:p>
              </table:table-cell>
              <table:table-cell office:value-type="float" office:value="12877.5">
                <text:p>12877.5</text:p>
              </table:table-cell>
              <table:table-cell office:value-type="float" office:value="8742.5">
                <text:p>8742.5</text:p>
              </table:table-cell>
              <table:table-cell office:value-type="float" office:value="13562.5">
                <text:p>13562.5</text:p>
              </table:table-cell>
              <table:table-cell office:value-type="float" office:value="6485">
                <text:p>6485</text:p>
              </table:table-cell>
              <table:table-cell office:value-type="float" office:value="7747.5">
                <text:p>7747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335">
                <text:p>10335</text:p>
              </table:table-cell>
              <table:table-cell office:value-type="float" office:value="7157.5">
                <text:p>7157.5</text:p>
              </table:table-cell>
              <table:table-cell office:value-type="float" office:value="12847.5">
                <text:p>12847.5</text:p>
              </table:table-cell>
              <table:table-cell office:value-type="float" office:value="8652.5">
                <text:p>8652.5</text:p>
              </table:table-cell>
              <table:table-cell office:value-type="float" office:value="13662.5">
                <text:p>13662.5</text:p>
              </table:table-cell>
              <table:table-cell office:value-type="float" office:value="6500">
                <text:p>6500</text:p>
              </table:table-cell>
              <table:table-cell office:value-type="float" office:value="7687.5">
                <text:p>7687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365">
                <text:p>10365</text:p>
              </table:table-cell>
              <table:table-cell office:value-type="float" office:value="6997.5">
                <text:p>6997.5</text:p>
              </table:table-cell>
              <table:table-cell office:value-type="float" office:value="12542.5">
                <text:p>12542.5</text:p>
              </table:table-cell>
              <table:table-cell office:value-type="float" office:value="8722.5">
                <text:p>8722.5</text:p>
              </table:table-cell>
              <table:table-cell office:value-type="float" office:value="13762.5">
                <text:p>13762.5</text:p>
              </table:table-cell>
              <table:table-cell office:value-type="float" office:value="6405">
                <text:p>6405</text:p>
              </table:table-cell>
              <table:table-cell office:value-type="float" office:value="7642.5">
                <text:p>7642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570">
                <text:p>10570</text:p>
              </table:table-cell>
              <table:table-cell office:value-type="float" office:value="7227.5">
                <text:p>7227.5</text:p>
              </table:table-cell>
              <table:table-cell office:value-type="float" office:value="12717.5">
                <text:p>12717.5</text:p>
              </table:table-cell>
              <table:table-cell office:value-type="float" office:value="9122.5">
                <text:p>9122.5</text:p>
              </table:table-cell>
              <table:table-cell office:value-type="float" office:value="13757.5">
                <text:p>13757.5</text:p>
              </table:table-cell>
              <table:table-cell office:value-type="float" office:value="6265">
                <text:p>6265</text:p>
              </table:table-cell>
              <table:table-cell office:value-type="float" office:value="7907.5">
                <text:p>7907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802.5">
                <text:p>10802.5</text:p>
              </table:table-cell>
              <table:table-cell office:value-type="float" office:value="7742.5">
                <text:p>7742.5</text:p>
              </table:table-cell>
              <table:table-cell office:value-type="float" office:value="13372.5">
                <text:p>13372.5</text:p>
              </table:table-cell>
              <table:table-cell office:value-type="float" office:value="9800">
                <text:p>9800</text:p>
              </table:table-cell>
              <table:table-cell office:value-type="float" office:value="14292.5">
                <text:p>14292.5</text:p>
              </table:table-cell>
              <table:table-cell office:value-type="float" office:value="6280">
                <text:p>6280</text:p>
              </table:table-cell>
              <table:table-cell office:value-type="float" office:value="8037.5">
                <text:p>8037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635">
                <text:p>10635</text:p>
              </table:table-cell>
              <table:table-cell office:value-type="float" office:value="7877.5">
                <text:p>7877.5</text:p>
              </table:table-cell>
              <table:table-cell office:value-type="float" office:value="13440">
                <text:p>13440</text:p>
              </table:table-cell>
              <table:table-cell office:value-type="float" office:value="10175">
                <text:p>10175</text:p>
              </table:table-cell>
              <table:table-cell office:value-type="float" office:value="14445">
                <text:p>14445</text:p>
              </table:table-cell>
              <table:table-cell office:value-type="float" office:value="6830">
                <text:p>6830</text:p>
              </table:table-cell>
              <table:table-cell office:value-type="float" office:value="7887.5">
                <text:p>7887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695">
                <text:p>10695</text:p>
              </table:table-cell>
              <table:table-cell office:value-type="float" office:value="8492.5">
                <text:p>8492.5</text:p>
              </table:table-cell>
              <table:table-cell office:value-type="float" office:value="13935">
                <text:p>13935</text:p>
              </table:table-cell>
              <table:table-cell office:value-type="float" office:value="10057.5">
                <text:p>10057.5</text:p>
              </table:table-cell>
              <table:table-cell office:value-type="float" office:value="14455">
                <text:p>14455</text:p>
              </table:table-cell>
              <table:table-cell office:value-type="float" office:value="7405">
                <text:p>7405</text:p>
              </table:table-cell>
              <table:table-cell office:value-type="float" office:value="8077.5">
                <text:p>8077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55">
                <text:p>10655</text:p>
              </table:table-cell>
              <table:table-cell office:value-type="float" office:value="8567.5">
                <text:p>8567.5</text:p>
              </table:table-cell>
              <table:table-cell office:value-type="float" office:value="14060">
                <text:p>14060</text:p>
              </table:table-cell>
              <table:table-cell office:value-type="float" office:value="10062.5">
                <text:p>10062.5</text:p>
              </table:table-cell>
              <table:table-cell office:value-type="float" office:value="14420">
                <text:p>14420</text:p>
              </table:table-cell>
              <table:table-cell office:value-type="float" office:value="7440">
                <text:p>7440</text:p>
              </table:table-cell>
              <table:table-cell office:value-type="float" office:value="8142.5">
                <text:p>8142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55">
                <text:p>10455</text:p>
              </table:table-cell>
              <table:table-cell office:value-type="float" office:value="8472.5">
                <text:p>8472.5</text:p>
              </table:table-cell>
              <table:table-cell office:value-type="float" office:value="14060">
                <text:p>14060</text:p>
              </table:table-cell>
              <table:table-cell office:value-type="float" office:value="10077.5">
                <text:p>10077.5</text:p>
              </table:table-cell>
              <table:table-cell office:value-type="float" office:value="14105">
                <text:p>14105</text:p>
              </table:table-cell>
              <table:table-cell office:value-type="float" office:value="7225">
                <text:p>7225</text:p>
              </table:table-cell>
              <table:table-cell office:value-type="float" office:value="8262.5">
                <text:p>8262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90">
                <text:p>10390</text:p>
              </table:table-cell>
              <table:table-cell office:value-type="float" office:value="8467.5">
                <text:p>8467.5</text:p>
              </table:table-cell>
              <table:table-cell office:value-type="float" office:value="13925">
                <text:p>13925</text:p>
              </table:table-cell>
              <table:table-cell office:value-type="float" office:value="10012.5">
                <text:p>10012.5</text:p>
              </table:table-cell>
              <table:table-cell office:value-type="float" office:value="13965">
                <text:p>13965</text:p>
              </table:table-cell>
              <table:table-cell office:value-type="float" office:value="7045">
                <text:p>7045</text:p>
              </table:table-cell>
              <table:table-cell office:value-type="float" office:value="8112.5">
                <text:p>8112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30">
                <text:p>10630</text:p>
              </table:table-cell>
              <table:table-cell office:value-type="float" office:value="8782.5">
                <text:p>8782.5</text:p>
              </table:table-cell>
              <table:table-cell office:value-type="float" office:value="14020">
                <text:p>14020</text:p>
              </table:table-cell>
              <table:table-cell office:value-type="float" office:value="10637.5">
                <text:p>10637.5</text:p>
              </table:table-cell>
              <table:table-cell office:value-type="float" office:value="14040">
                <text:p>14040</text:p>
              </table:table-cell>
              <table:table-cell office:value-type="float" office:value="7145">
                <text:p>7145</text:p>
              </table:table-cell>
              <table:table-cell office:value-type="float" office:value="8352.5">
                <text:p>8352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210">
                <text:p>10210</text:p>
              </table:table-cell>
              <table:table-cell office:value-type="float" office:value="9147.5">
                <text:p>9147.5</text:p>
              </table:table-cell>
              <table:table-cell office:value-type="float" office:value="14125">
                <text:p>14125</text:p>
              </table:table-cell>
              <table:table-cell office:value-type="float" office:value="10772.5">
                <text:p>10772.5</text:p>
              </table:table-cell>
              <table:table-cell office:value-type="float" office:value="14125">
                <text:p>14125</text:p>
              </table:table-cell>
              <table:table-cell office:value-type="float" office:value="7005">
                <text:p>7005</text:p>
              </table:table-cell>
              <table:table-cell office:value-type="float" office:value="7892.5">
                <text:p>7892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310">
                <text:p>10310</text:p>
              </table:table-cell>
              <table:table-cell office:value-type="float" office:value="9332.5">
                <text:p>9332.5</text:p>
              </table:table-cell>
              <table:table-cell office:value-type="float" office:value="14215">
                <text:p>14215</text:p>
              </table:table-cell>
              <table:table-cell office:value-type="float" office:value="10997.5">
                <text:p>10997.5</text:p>
              </table:table-cell>
              <table:table-cell office:value-type="float" office:value="14552.5">
                <text:p>14552.5</text:p>
              </table:table-cell>
              <table:table-cell office:value-type="float" office:value="7297.5">
                <text:p>7297.5</text:p>
              </table:table-cell>
              <table:table-cell office:value-type="float" office:value="8047.5">
                <text:p>8047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965">
                <text:p>9965</text:p>
              </table:table-cell>
              <table:table-cell office:value-type="float" office:value="8917.5">
                <text:p>8917.5</text:p>
              </table:table-cell>
              <table:table-cell office:value-type="float" office:value="14420">
                <text:p>14420</text:p>
              </table:table-cell>
              <table:table-cell office:value-type="float" office:value="11132.5">
                <text:p>11132.5</text:p>
              </table:table-cell>
              <table:table-cell office:value-type="float" office:value="14742.5">
                <text:p>14742.5</text:p>
              </table:table-cell>
              <table:table-cell office:value-type="float" office:value="7162.5">
                <text:p>7162.5</text:p>
              </table:table-cell>
              <table:table-cell office:value-type="float" office:value="8322.5">
                <text:p>8322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735">
                <text:p>9735</text:p>
              </table:table-cell>
              <table:table-cell office:value-type="float" office:value="8197.5">
                <text:p>8197.5</text:p>
              </table:table-cell>
              <table:table-cell office:value-type="float" office:value="14355">
                <text:p>14355</text:p>
              </table:table-cell>
              <table:table-cell office:value-type="float" office:value="11055">
                <text:p>11055</text:p>
              </table:table-cell>
              <table:table-cell office:value-type="float" office:value="15095">
                <text:p>15095</text:p>
              </table:table-cell>
              <table:table-cell office:value-type="float" office:value="7472.5">
                <text:p>7472.5</text:p>
              </table:table-cell>
              <table:table-cell office:value-type="float" office:value="8157.5">
                <text:p>8157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280">
                <text:p>9280</text:p>
              </table:table-cell>
              <table:table-cell office:value-type="float" office:value="7657.5">
                <text:p>7657.5</text:p>
              </table:table-cell>
              <table:table-cell office:value-type="float" office:value="13385">
                <text:p>13385</text:p>
              </table:table-cell>
              <table:table-cell office:value-type="float" office:value="11165">
                <text:p>11165</text:p>
              </table:table-cell>
              <table:table-cell office:value-type="float" office:value="14645">
                <text:p>14645</text:p>
              </table:table-cell>
              <table:table-cell office:value-type="float" office:value="7377.5">
                <text:p>7377.5</text:p>
              </table:table-cell>
              <table:table-cell office:value-type="float" office:value="7222.5">
                <text:p>7222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605">
                <text:p>9605</text:p>
              </table:table-cell>
              <table:table-cell office:value-type="float" office:value="7487.5">
                <text:p>7487.5</text:p>
              </table:table-cell>
              <table:table-cell office:value-type="float" office:value="13135">
                <text:p>13135</text:p>
              </table:table-cell>
              <table:table-cell office:value-type="float" office:value="11185">
                <text:p>11185</text:p>
              </table:table-cell>
              <table:table-cell office:value-type="float" office:value="14725">
                <text:p>14725</text:p>
              </table:table-cell>
              <table:table-cell office:value-type="float" office:value="7252.5">
                <text:p>7252.5</text:p>
              </table:table-cell>
              <table:table-cell office:value-type="float" office:value="6932.5">
                <text:p>6932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445">
                <text:p>9445</text:p>
              </table:table-cell>
              <table:table-cell office:value-type="float" office:value="7937.5">
                <text:p>7937.5</text:p>
              </table:table-cell>
              <table:table-cell office:value-type="float" office:value="13280">
                <text:p>13280</text:p>
              </table:table-cell>
              <table:table-cell office:value-type="float" office:value="11035">
                <text:p>11035</text:p>
              </table:table-cell>
              <table:table-cell office:value-type="float" office:value="14465">
                <text:p>14465</text:p>
              </table:table-cell>
              <table:table-cell office:value-type="float" office:value="7002.5">
                <text:p>7002.5</text:p>
              </table:table-cell>
              <table:table-cell office:value-type="float" office:value="6710">
                <text:p>67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195">
                <text:p>9195</text:p>
              </table:table-cell>
              <table:table-cell office:value-type="float" office:value="7817.5">
                <text:p>7817.5</text:p>
              </table:table-cell>
              <table:table-cell office:value-type="float" office:value="13305">
                <text:p>13305</text:p>
              </table:table-cell>
              <table:table-cell office:value-type="float" office:value="10765">
                <text:p>10765</text:p>
              </table:table-cell>
              <table:table-cell office:value-type="float" office:value="14610">
                <text:p>14610</text:p>
              </table:table-cell>
              <table:table-cell office:value-type="float" office:value="6862.5">
                <text:p>6862.5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350">
                <text:p>9350</text:p>
              </table:table-cell>
              <table:table-cell office:value-type="float" office:value="8402.5">
                <text:p>8402.5</text:p>
              </table:table-cell>
              <table:table-cell office:value-type="float" office:value="13257.5">
                <text:p>13257.5</text:p>
              </table:table-cell>
              <table:table-cell office:value-type="float" office:value="10690">
                <text:p>10690</text:p>
              </table:table-cell>
              <table:table-cell office:value-type="float" office:value="14470">
                <text:p>14470</text:p>
              </table:table-cell>
              <table:table-cell office:value-type="float" office:value="7272.5">
                <text:p>7272.5</text:p>
              </table:table-cell>
              <table:table-cell office:value-type="float" office:value="7075">
                <text:p>70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270">
                <text:p>9270</text:p>
              </table:table-cell>
              <table:table-cell office:value-type="float" office:value="8552.5">
                <text:p>8552.5</text:p>
              </table:table-cell>
              <table:table-cell office:value-type="float" office:value="13327.5">
                <text:p>13327.5</text:p>
              </table:table-cell>
              <table:table-cell office:value-type="float" office:value="10865">
                <text:p>10865</text:p>
              </table:table-cell>
              <table:table-cell office:value-type="float" office:value="14695">
                <text:p>14695</text:p>
              </table:table-cell>
              <table:table-cell office:value-type="float" office:value="7377.5">
                <text:p>7377.5</text:p>
              </table:table-cell>
              <table:table-cell office:value-type="float" office:value="6980">
                <text:p>69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395">
                <text:p>9395</text:p>
              </table:table-cell>
              <table:table-cell office:value-type="float" office:value="8507.5">
                <text:p>8507.5</text:p>
              </table:table-cell>
              <table:table-cell office:value-type="float" office:value="13187.5">
                <text:p>13187.5</text:p>
              </table:table-cell>
              <table:table-cell office:value-type="float" office:value="10450">
                <text:p>10450</text:p>
              </table:table-cell>
              <table:table-cell office:value-type="float" office:value="14170">
                <text:p>14170</text:p>
              </table:table-cell>
              <table:table-cell office:value-type="float" office:value="7247.5">
                <text:p>7247.5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450">
                <text:p>9450</text:p>
              </table:table-cell>
              <table:table-cell office:value-type="float" office:value="8472.5">
                <text:p>8472.5</text:p>
              </table:table-cell>
              <table:table-cell office:value-type="float" office:value="13292.5">
                <text:p>13292.5</text:p>
              </table:table-cell>
              <table:table-cell office:value-type="float" office:value="10535">
                <text:p>10535</text:p>
              </table:table-cell>
              <table:table-cell office:value-type="float" office:value="14050">
                <text:p>14050</text:p>
              </table:table-cell>
              <table:table-cell office:value-type="float" office:value="7137.5">
                <text:p>7137.5</text:p>
              </table:table-cell>
              <table:table-cell office:value-type="float" office:value="7225">
                <text:p>72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710">
                <text:p>9710</text:p>
              </table:table-cell>
              <table:table-cell office:value-type="float" office:value="8627.5">
                <text:p>8627.5</text:p>
              </table:table-cell>
              <table:table-cell office:value-type="float" office:value="13497.5">
                <text:p>13497.5</text:p>
              </table:table-cell>
              <table:table-cell office:value-type="float" office:value="10620">
                <text:p>10620</text:p>
              </table:table-cell>
              <table:table-cell office:value-type="float" office:value="14310">
                <text:p>14310</text:p>
              </table:table-cell>
              <table:table-cell office:value-type="float" office:value="7232.5">
                <text:p>7232.5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890">
                <text:p>9890</text:p>
              </table:table-cell>
              <table:table-cell office:value-type="float" office:value="8077.5">
                <text:p>8077.5</text:p>
              </table:table-cell>
              <table:table-cell office:value-type="float" office:value="13542.5">
                <text:p>13542.5</text:p>
              </table:table-cell>
              <table:table-cell office:value-type="float" office:value="10015">
                <text:p>10015</text:p>
              </table:table-cell>
              <table:table-cell office:value-type="float" office:value="13725">
                <text:p>13725</text:p>
              </table:table-cell>
              <table:table-cell office:value-type="float" office:value="6922.5">
                <text:p>6922.5</text:p>
              </table:table-cell>
              <table:table-cell office:value-type="float" office:value="7317.5">
                <text:p>7317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175">
                <text:p>10175</text:p>
              </table:table-cell>
              <table:table-cell office:value-type="float" office:value="8117.5">
                <text:p>8117.5</text:p>
              </table:table-cell>
              <table:table-cell office:value-type="float" office:value="13547.5">
                <text:p>13547.5</text:p>
              </table:table-cell>
              <table:table-cell office:value-type="float" office:value="10250">
                <text:p>10250</text:p>
              </table:table-cell>
              <table:table-cell office:value-type="float" office:value="14010">
                <text:p>14010</text:p>
              </table:table-cell>
              <table:table-cell office:value-type="float" office:value="6932.5">
                <text:p>6932.5</text:p>
              </table:table-cell>
              <table:table-cell office:value-type="float" office:value="7522.5">
                <text:p>7522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165">
                <text:p>10165</text:p>
              </table:table-cell>
              <table:table-cell office:value-type="float" office:value="8157.5">
                <text:p>8157.5</text:p>
              </table:table-cell>
              <table:table-cell office:value-type="float" office:value="13242.5">
                <text:p>13242.5</text:p>
              </table:table-cell>
              <table:table-cell office:value-type="float" office:value="9605">
                <text:p>9605</text:p>
              </table:table-cell>
              <table:table-cell office:value-type="float" office:value="13870">
                <text:p>13870</text:p>
              </table:table-cell>
              <table:table-cell office:value-type="float" office:value="6867.5">
                <text:p>6867.5</text:p>
              </table:table-cell>
              <table:table-cell office:value-type="float" office:value="7485">
                <text:p>74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930">
                <text:p>9930</text:p>
              </table:table-cell>
              <table:table-cell office:value-type="float" office:value="8332.5">
                <text:p>8332.5</text:p>
              </table:table-cell>
              <table:table-cell office:value-type="float" office:value="12507.5">
                <text:p>12507.5</text:p>
              </table:table-cell>
              <table:table-cell office:value-type="float" office:value="9890">
                <text:p>9890</text:p>
              </table:table-cell>
              <table:table-cell office:value-type="float" office:value="13710">
                <text:p>13710</text:p>
              </table:table-cell>
              <table:table-cell office:value-type="float" office:value="6317.5">
                <text:p>6317.5</text:p>
              </table:table-cell>
              <table:table-cell office:value-type="float" office:value="6855">
                <text:p>68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970">
                <text:p>9970</text:p>
              </table:table-cell>
              <table:table-cell office:value-type="float" office:value="8362.5">
                <text:p>8362.5</text:p>
              </table:table-cell>
              <table:table-cell office:value-type="float" office:value="12547.5">
                <text:p>12547.5</text:p>
              </table:table-cell>
              <table:table-cell office:value-type="float" office:value="9950">
                <text:p>9950</text:p>
              </table:table-cell>
              <table:table-cell office:value-type="float" office:value="13455">
                <text:p>13455</text:p>
              </table:table-cell>
              <table:table-cell office:value-type="float" office:value="6242.5">
                <text:p>6242.5</text:p>
              </table:table-cell>
              <table:table-cell office:value-type="float" office:value="6890">
                <text:p>689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805">
                <text:p>9805</text:p>
              </table:table-cell>
              <table:table-cell office:value-type="float" office:value="8277.5">
                <text:p>8277.5</text:p>
              </table:table-cell>
              <table:table-cell office:value-type="float" office:value="12902.5">
                <text:p>12902.5</text:p>
              </table:table-cell>
              <table:table-cell office:value-type="float" office:value="10060">
                <text:p>10060</text:p>
              </table:table-cell>
              <table:table-cell office:value-type="float" office:value="13815">
                <text:p>13815</text:p>
              </table:table-cell>
              <table:table-cell office:value-type="float" office:value="6202.5">
                <text:p>6202.5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525">
                <text:p>9525</text:p>
              </table:table-cell>
              <table:table-cell office:value-type="float" office:value="7917.5">
                <text:p>7917.5</text:p>
              </table:table-cell>
              <table:table-cell office:value-type="float" office:value="12557.5">
                <text:p>12557.5</text:p>
              </table:table-cell>
              <table:table-cell office:value-type="float" office:value="9725">
                <text:p>9725</text:p>
              </table:table-cell>
              <table:table-cell office:value-type="float" office:value="13600">
                <text:p>13600</text:p>
              </table:table-cell>
              <table:table-cell office:value-type="float" office:value="6212.5">
                <text:p>6212.5</text:p>
              </table:table-cell>
              <table:table-cell office:value-type="float" office:value="7252.5">
                <text:p>7252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825">
                <text:p>9825</text:p>
              </table:table-cell>
              <table:table-cell office:value-type="float" office:value="7767.5">
                <text:p>7767.5</text:p>
              </table:table-cell>
              <table:table-cell office:value-type="float" office:value="12567.5">
                <text:p>12567.5</text:p>
              </table:table-cell>
              <table:table-cell office:value-type="float" office:value="9580">
                <text:p>9580</text:p>
              </table:table-cell>
              <table:table-cell office:value-type="float" office:value="13030">
                <text:p>13030</text:p>
              </table:table-cell>
              <table:table-cell office:value-type="float" office:value="6012.5">
                <text:p>6012.5</text:p>
              </table:table-cell>
              <table:table-cell office:value-type="float" office:value="7007.5">
                <text:p>7007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215">
                <text:p>9215</text:p>
              </table:table-cell>
              <table:table-cell office:value-type="float" office:value="7147.5">
                <text:p>7147.5</text:p>
              </table:table-cell>
              <table:table-cell office:value-type="float" office:value="12432.5">
                <text:p>12432.5</text:p>
              </table:table-cell>
              <table:table-cell office:value-type="float" office:value="9435">
                <text:p>9435</text:p>
              </table:table-cell>
              <table:table-cell office:value-type="float" office:value="12670">
                <text:p>12670</text:p>
              </table:table-cell>
              <table:table-cell office:value-type="float" office:value="5697.5">
                <text:p>5697.5</text:p>
              </table:table-cell>
              <table:table-cell office:value-type="float" office:value="6777.5">
                <text:p>6777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225">
                <text:p>9225</text:p>
              </table:table-cell>
              <table:table-cell office:value-type="float" office:value="7187.5">
                <text:p>7187.5</text:p>
              </table:table-cell>
              <table:table-cell office:value-type="float" office:value="12472.5">
                <text:p>12472.5</text:p>
              </table:table-cell>
              <table:table-cell office:value-type="float" office:value="9680">
                <text:p>9680</text:p>
              </table:table-cell>
              <table:table-cell office:value-type="float" office:value="12590">
                <text:p>12590</text:p>
              </table:table-cell>
              <table:table-cell office:value-type="float" office:value="5497.5">
                <text:p>5497.5</text:p>
              </table:table-cell>
              <table:table-cell office:value-type="float" office:value="6882.5">
                <text:p>6882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210">
                <text:p>9210</text:p>
              </table:table-cell>
              <table:table-cell office:value-type="float" office:value="7257.5">
                <text:p>7257.5</text:p>
              </table:table-cell>
              <table:table-cell office:value-type="float" office:value="12502.5">
                <text:p>12502.5</text:p>
              </table:table-cell>
              <table:table-cell office:value-type="float" office:value="9550">
                <text:p>9550</text:p>
              </table:table-cell>
              <table:table-cell office:value-type="float" office:value="12240">
                <text:p>12240</text:p>
              </table:table-cell>
              <table:table-cell office:value-type="float" office:value="5367.5">
                <text:p>5367.5</text:p>
              </table:table-cell>
              <table:table-cell office:value-type="float" office:value="6612.5">
                <text:p>6612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060">
                <text:p>9060</text:p>
              </table:table-cell>
              <table:table-cell office:value-type="float" office:value="7767.5">
                <text:p>7767.5</text:p>
              </table:table-cell>
              <table:table-cell office:value-type="float" office:value="12302.5">
                <text:p>12302.5</text:p>
              </table:table-cell>
              <table:table-cell office:value-type="float" office:value="9500">
                <text:p>9500</text:p>
              </table:table-cell>
              <table:table-cell office:value-type="float" office:value="12080">
                <text:p>12080</text:p>
              </table:table-cell>
              <table:table-cell office:value-type="float" office:value="5610">
                <text:p>5610</text:p>
              </table:table-cell>
              <table:table-cell office:value-type="float" office:value="6292.5">
                <text:p>6292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155">
                <text:p>9155</text:p>
              </table:table-cell>
              <table:table-cell office:value-type="float" office:value="7767.5">
                <text:p>7767.5</text:p>
              </table:table-cell>
              <table:table-cell office:value-type="float" office:value="12412.5">
                <text:p>12412.5</text:p>
              </table:table-cell>
              <table:table-cell office:value-type="float" office:value="9410">
                <text:p>9410</text:p>
              </table:table-cell>
              <table:table-cell office:value-type="float" office:value="11950">
                <text:p>11950</text:p>
              </table:table-cell>
              <table:table-cell office:value-type="float" office:value="5655">
                <text:p>5655</text:p>
              </table:table-cell>
              <table:table-cell office:value-type="float" office:value="6277.5">
                <text:p>6277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990">
                <text:p>8990</text:p>
              </table:table-cell>
              <table:table-cell office:value-type="float" office:value="8080">
                <text:p>8080</text:p>
              </table:table-cell>
              <table:table-cell office:value-type="float" office:value="12102.5">
                <text:p>12102.5</text:p>
              </table:table-cell>
              <table:table-cell office:value-type="float" office:value="10250">
                <text:p>10250</text:p>
              </table:table-cell>
              <table:table-cell office:value-type="float" office:value="12060">
                <text:p>12060</text:p>
              </table:table-cell>
              <table:table-cell office:value-type="float" office:value="5625">
                <text:p>5625</text:p>
              </table:table-cell>
              <table:table-cell office:value-type="float" office:value="6817.5">
                <text:p>6817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695">
                <text:p>8695</text:p>
              </table:table-cell>
              <table:table-cell office:value-type="float" office:value="7970">
                <text:p>7970</text:p>
              </table:table-cell>
              <table:table-cell office:value-type="float" office:value="11942.5">
                <text:p>11942.5</text:p>
              </table:table-cell>
              <table:table-cell office:value-type="float" office:value="9895">
                <text:p>9895</text:p>
              </table:table-cell>
              <table:table-cell office:value-type="float" office:value="11980">
                <text:p>11980</text:p>
              </table:table-cell>
              <table:table-cell office:value-type="float" office:value="5980">
                <text:p>5980</text:p>
              </table:table-cell>
              <table:table-cell office:value-type="float" office:value="6432.5">
                <text:p>6432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565">
                <text:p>8565</text:p>
              </table:table-cell>
              <table:table-cell office:value-type="float" office:value="7840">
                <text:p>7840</text:p>
              </table:table-cell>
              <table:table-cell office:value-type="float" office:value="12207.5">
                <text:p>12207.5</text:p>
              </table:table-cell>
              <table:table-cell office:value-type="float" office:value="9930">
                <text:p>9930</text:p>
              </table:table-cell>
              <table:table-cell office:value-type="float" office:value="11805">
                <text:p>11805</text:p>
              </table:table-cell>
              <table:table-cell office:value-type="float" office:value="5630">
                <text:p>5630</text:p>
              </table:table-cell>
              <table:table-cell office:value-type="float" office:value="6352.5">
                <text:p>6352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290">
                <text:p>8290</text:p>
              </table:table-cell>
              <table:table-cell office:value-type="float" office:value="7670">
                <text:p>7670</text:p>
              </table:table-cell>
              <table:table-cell office:value-type="float" office:value="11827.5">
                <text:p>11827.5</text:p>
              </table:table-cell>
              <table:table-cell office:value-type="float" office:value="9185">
                <text:p>9185</text:p>
              </table:table-cell>
              <table:table-cell office:value-type="float" office:value="11630">
                <text:p>11630</text:p>
              </table:table-cell>
              <table:table-cell office:value-type="float" office:value="5200">
                <text:p>5200</text:p>
              </table:table-cell>
              <table:table-cell office:value-type="float" office:value="6362.5">
                <text:p>6362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255">
                <text:p>8255</text:p>
              </table:table-cell>
              <table:table-cell office:value-type="float" office:value="7570">
                <text:p>7570</text:p>
              </table:table-cell>
              <table:table-cell office:value-type="float" office:value="11667.5">
                <text:p>11667.5</text:p>
              </table:table-cell>
              <table:table-cell office:value-type="float" office:value="9310">
                <text:p>9310</text:p>
              </table:table-cell>
              <table:table-cell office:value-type="float" office:value="11680">
                <text:p>11680</text:p>
              </table:table-cell>
              <table:table-cell office:value-type="float" office:value="5942.5">
                <text:p>5942.5</text:p>
              </table:table-cell>
              <table:table-cell office:value-type="float" office:value="6287.5">
                <text:p>6287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150">
                <text:p>8150</text:p>
              </table:table-cell>
              <table:table-cell office:value-type="float" office:value="7560">
                <text:p>7560</text:p>
              </table:table-cell>
              <table:table-cell office:value-type="float" office:value="11742.5">
                <text:p>11742.5</text:p>
              </table:table-cell>
              <table:table-cell office:value-type="float" office:value="9510">
                <text:p>9510</text:p>
              </table:table-cell>
              <table:table-cell office:value-type="float" office:value="11580">
                <text:p>11580</text:p>
              </table:table-cell>
              <table:table-cell office:value-type="float" office:value="5907.5">
                <text:p>5907.5</text:p>
              </table:table-cell>
              <table:table-cell office:value-type="float" office:value="6307.5">
                <text:p>6307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425">
                <text:p>8425</text:p>
              </table:table-cell>
              <table:table-cell office:value-type="float" office:value="7345">
                <text:p>7345</text:p>
              </table:table-cell>
              <table:table-cell office:value-type="float" office:value="11442.5">
                <text:p>11442.5</text:p>
              </table:table-cell>
              <table:table-cell office:value-type="float" office:value="9455">
                <text:p>9455</text:p>
              </table:table-cell>
              <table:table-cell office:value-type="float" office:value="11415">
                <text:p>11415</text:p>
              </table:table-cell>
              <table:table-cell office:value-type="float" office:value="5487.5">
                <text:p>5487.5</text:p>
              </table:table-cell>
              <table:table-cell office:value-type="float" office:value="6652.5">
                <text:p>6652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225">
                <text:p>9225</text:p>
              </table:table-cell>
              <table:table-cell office:value-type="float" office:value="6410">
                <text:p>6410</text:p>
              </table:table-cell>
              <table:table-cell office:value-type="float" office:value="11660">
                <text:p>11660</text:p>
              </table:table-cell>
              <table:table-cell office:value-type="float" office:value="8195">
                <text:p>8195</text:p>
              </table:table-cell>
              <table:table-cell office:value-type="float" office:value="10852.5">
                <text:p>10852.5</text:p>
              </table:table-cell>
              <table:table-cell office:value-type="float" office:value="4787.5">
                <text:p>4787.5</text:p>
              </table:table-cell>
              <table:table-cell office:value-type="float" office:value="6072.5">
                <text:p>6072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250">
                <text:p>9250</text:p>
              </table:table-cell>
              <table:table-cell office:value-type="float" office:value="7115">
                <text:p>7115</text:p>
              </table:table-cell>
              <table:table-cell office:value-type="float" office:value="12185">
                <text:p>12185</text:p>
              </table:table-cell>
              <table:table-cell office:value-type="float" office:value="8995">
                <text:p>8995</text:p>
              </table:table-cell>
              <table:table-cell office:value-type="float" office:value="11635">
                <text:p>11635</text:p>
              </table:table-cell>
              <table:table-cell office:value-type="float" office:value="5602.5">
                <text:p>5602.5</text:p>
              </table:table-cell>
              <table:table-cell office:value-type="float" office:value="6927.5">
                <text:p>6927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245">
                <text:p>9245</text:p>
              </table:table-cell>
              <table:table-cell office:value-type="float" office:value="7080">
                <text:p>7080</text:p>
              </table:table-cell>
              <table:table-cell office:value-type="float" office:value="12535">
                <text:p>12535</text:p>
              </table:table-cell>
              <table:table-cell office:value-type="float" office:value="8420">
                <text:p>8420</text:p>
              </table:table-cell>
              <table:table-cell office:value-type="float" office:value="11560">
                <text:p>11560</text:p>
              </table:table-cell>
              <table:table-cell office:value-type="float" office:value="5592.5">
                <text:p>5592.5</text:p>
              </table:table-cell>
              <table:table-cell office:value-type="float" office:value="7412.5">
                <text:p>7412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435">
                <text:p>9435</text:p>
              </table:table-cell>
              <table:table-cell office:value-type="float" office:value="7295">
                <text:p>7295</text:p>
              </table:table-cell>
              <table:table-cell office:value-type="float" office:value="13125">
                <text:p>13125</text:p>
              </table:table-cell>
              <table:table-cell office:value-type="float" office:value="9335">
                <text:p>9335</text:p>
              </table:table-cell>
              <table:table-cell office:value-type="float" office:value="11875">
                <text:p>11875</text:p>
              </table:table-cell>
              <table:table-cell office:value-type="float" office:value="5917.5">
                <text:p>5917.5</text:p>
              </table:table-cell>
              <table:table-cell office:value-type="float" office:value="7667.5">
                <text:p>7667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525">
                <text:p>9525</text:p>
              </table:table-cell>
              <table:table-cell office:value-type="float" office:value="7280">
                <text:p>7280</text:p>
              </table:table-cell>
              <table:table-cell office:value-type="float" office:value="13170">
                <text:p>13170</text:p>
              </table:table-cell>
              <table:table-cell office:value-type="float" office:value="9325">
                <text:p>9325</text:p>
              </table:table-cell>
              <table:table-cell office:value-type="float" office:value="11845">
                <text:p>11845</text:p>
              </table:table-cell>
              <table:table-cell office:value-type="float" office:value="5897.5">
                <text:p>5897.5</text:p>
              </table:table-cell>
              <table:table-cell office:value-type="float" office:value="7612.5">
                <text:p>7612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310">
                <text:p>9310</text:p>
              </table:table-cell>
              <table:table-cell office:value-type="float" office:value="7235">
                <text:p>7235</text:p>
              </table:table-cell>
              <table:table-cell office:value-type="float" office:value="13070">
                <text:p>13070</text:p>
              </table:table-cell>
              <table:table-cell office:value-type="float" office:value="9440">
                <text:p>9440</text:p>
              </table:table-cell>
              <table:table-cell office:value-type="float" office:value="11475">
                <text:p>11475</text:p>
              </table:table-cell>
              <table:table-cell office:value-type="float" office:value="5757.5">
                <text:p>5757.5</text:p>
              </table:table-cell>
              <table:table-cell office:value-type="float" office:value="7497.5">
                <text:p>7497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262.5">
                <text:p>9262.5</text:p>
              </table:table-cell>
              <table:table-cell office:value-type="float" office:value="6982.5">
                <text:p>6982.5</text:p>
              </table:table-cell>
              <table:table-cell office:value-type="float" office:value="12522.5">
                <text:p>12522.5</text:p>
              </table:table-cell>
              <table:table-cell office:value-type="float" office:value="9152.5">
                <text:p>9152.5</text:p>
              </table:table-cell>
              <table:table-cell office:value-type="float" office:value="11377.5">
                <text:p>11377.5</text:p>
              </table:table-cell>
              <table:table-cell office:value-type="float" office:value="5195">
                <text:p>5195</text:p>
              </table:table-cell>
              <table:table-cell office:value-type="float" office:value="7285">
                <text:p>72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220">
                <text:p>9220</text:p>
              </table:table-cell>
              <table:table-cell office:value-type="float" office:value="6980">
                <text:p>6980</text:p>
              </table:table-cell>
              <table:table-cell office:value-type="float" office:value="12132.5">
                <text:p>12132.5</text:p>
              </table:table-cell>
              <table:table-cell office:value-type="float" office:value="9092.5">
                <text:p>9092.5</text:p>
              </table:table-cell>
              <table:table-cell office:value-type="float" office:value="11242.5">
                <text:p>11242.5</text:p>
              </table:table-cell>
              <table:table-cell office:value-type="float" office:value="5617.5">
                <text:p>5617.5</text:p>
              </table:table-cell>
              <table:table-cell office:value-type="float" office:value="7280">
                <text:p>72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580">
                <text:p>8580</text:p>
              </table:table-cell>
              <table:table-cell office:value-type="float" office:value="6630">
                <text:p>6630</text:p>
              </table:table-cell>
              <table:table-cell office:value-type="float" office:value="12137.5">
                <text:p>12137.5</text:p>
              </table:table-cell>
              <table:table-cell office:value-type="float" office:value="9042.5">
                <text:p>9042.5</text:p>
              </table:table-cell>
              <table:table-cell office:value-type="float" office:value="10727.5">
                <text:p>10727.5</text:p>
              </table:table-cell>
              <table:table-cell office:value-type="float" office:value="6055">
                <text:p>6055</text:p>
              </table:table-cell>
              <table:table-cell office:value-type="float" office:value="7065">
                <text:p>70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120">
                <text:p>9120</text:p>
              </table:table-cell>
              <table:table-cell office:value-type="float" office:value="7400">
                <text:p>7400</text:p>
              </table:table-cell>
              <table:table-cell office:value-type="float" office:value="12147.5">
                <text:p>12147.5</text:p>
              </table:table-cell>
              <table:table-cell office:value-type="float" office:value="8877.5">
                <text:p>8877.5</text:p>
              </table:table-cell>
              <table:table-cell office:value-type="float" office:value="11312.5">
                <text:p>11312.5</text:p>
              </table:table-cell>
              <table:table-cell office:value-type="float" office:value="6955">
                <text:p>6955</text:p>
              </table:table-cell>
              <table:table-cell office:value-type="float" office:value="7110">
                <text:p>711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015">
                <text:p>9015</text:p>
              </table:table-cell>
              <table:table-cell office:value-type="float" office:value="7375">
                <text:p>7375</text:p>
              </table:table-cell>
              <table:table-cell office:value-type="float" office:value="12427.5">
                <text:p>12427.5</text:p>
              </table:table-cell>
              <table:table-cell office:value-type="float" office:value="9112.5">
                <text:p>9112.5</text:p>
              </table:table-cell>
              <table:table-cell office:value-type="float" office:value="11522.5">
                <text:p>11522.5</text:p>
              </table:table-cell>
              <table:table-cell office:value-type="float" office:value="7320">
                <text:p>7320</text:p>
              </table:table-cell>
              <table:table-cell office:value-type="float" office:value="7075">
                <text:p>70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460">
                <text:p>8460</text:p>
              </table:table-cell>
              <table:table-cell office:value-type="float" office:value="6965">
                <text:p>6965</text:p>
              </table:table-cell>
              <table:table-cell office:value-type="float" office:value="12297.5">
                <text:p>12297.5</text:p>
              </table:table-cell>
              <table:table-cell office:value-type="float" office:value="9037.5">
                <text:p>9037.5</text:p>
              </table:table-cell>
              <table:table-cell office:value-type="float" office:value="10807.5">
                <text:p>10807.5</text:p>
              </table:table-cell>
              <table:table-cell office:value-type="float" office:value="7080">
                <text:p>7080</text:p>
              </table:table-cell>
              <table:table-cell office:value-type="float" office:value="6815">
                <text:p>68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380">
                <text:p>8380</text:p>
              </table:table-cell>
              <table:table-cell office:value-type="float" office:value="6835">
                <text:p>6835</text:p>
              </table:table-cell>
              <table:table-cell office:value-type="float" office:value="12047.5">
                <text:p>12047.5</text:p>
              </table:table-cell>
              <table:table-cell office:value-type="float" office:value="8777.5">
                <text:p>8777.5</text:p>
              </table:table-cell>
              <table:table-cell office:value-type="float" office:value="10952.5">
                <text:p>10952.5</text:p>
              </table:table-cell>
              <table:table-cell office:value-type="float" office:value="7220">
                <text:p>7220</text:p>
              </table:table-cell>
              <table:table-cell office:value-type="float" office:value="6835">
                <text:p>68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135">
                <text:p>8135</text:p>
              </table:table-cell>
              <table:table-cell office:value-type="float" office:value="6515">
                <text:p>6515</text:p>
              </table:table-cell>
              <table:table-cell office:value-type="float" office:value="11502.5">
                <text:p>11502.5</text:p>
              </table:table-cell>
              <table:table-cell office:value-type="float" office:value="8067.5">
                <text:p>8067.5</text:p>
              </table:table-cell>
              <table:table-cell office:value-type="float" office:value="10732.5">
                <text:p>10732.5</text:p>
              </table:table-cell>
              <table:table-cell office:value-type="float" office:value="7030">
                <text:p>7030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430">
                <text:p>8430</text:p>
              </table:table-cell>
              <table:table-cell office:value-type="float" office:value="7370">
                <text:p>7370</text:p>
              </table:table-cell>
              <table:table-cell office:value-type="float" office:value="11937.5">
                <text:p>11937.5</text:p>
              </table:table-cell>
              <table:table-cell office:value-type="float" office:value="8822.5">
                <text:p>8822.5</text:p>
              </table:table-cell>
              <table:table-cell office:value-type="float" office:value="11122.5">
                <text:p>11122.5</text:p>
              </table:table-cell>
              <table:table-cell office:value-type="float" office:value="7620">
                <text:p>7620</text:p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902.5">
                <text:p>8902.5</text:p>
              </table:table-cell>
              <table:table-cell office:value-type="float" office:value="7765">
                <text:p>7765</text:p>
              </table:table-cell>
              <table:table-cell office:value-type="float" office:value="12170">
                <text:p>12170</text:p>
              </table:table-cell>
              <table:table-cell office:value-type="float" office:value="9220">
                <text:p>9220</text:p>
              </table:table-cell>
              <table:table-cell office:value-type="float" office:value="11522.5">
                <text:p>11522.5</text:p>
              </table:table-cell>
              <table:table-cell office:value-type="float" office:value="7550">
                <text:p>7550</text:p>
              </table:table-cell>
              <table:table-cell office:value-type="float" office:value="7045">
                <text:p>70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167.5">
                <text:p>8167.5</text:p>
              </table:table-cell>
              <table:table-cell office:value-type="float" office:value="7450">
                <text:p>7450</text:p>
              </table:table-cell>
              <table:table-cell office:value-type="float" office:value="11095">
                <text:p>11095</text:p>
              </table:table-cell>
              <table:table-cell office:value-type="float" office:value="8410">
                <text:p>8410</text:p>
              </table:table-cell>
              <table:table-cell office:value-type="float" office:value="10907.5">
                <text:p>10907.5</text:p>
              </table:table-cell>
              <table:table-cell office:value-type="float" office:value="6900">
                <text:p>6900</text:p>
              </table:table-cell>
              <table:table-cell office:value-type="float" office:value="6270">
                <text:p>627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142.5">
                <text:p>8142.5</text:p>
              </table:table-cell>
              <table:table-cell office:value-type="float" office:value="7550">
                <text:p>7550</text:p>
              </table:table-cell>
              <table:table-cell office:value-type="float" office:value="10870">
                <text:p>10870</text:p>
              </table:table-cell>
              <table:table-cell office:value-type="float" office:value="8355">
                <text:p>8355</text:p>
              </table:table-cell>
              <table:table-cell office:value-type="float" office:value="11117.5">
                <text:p>11117.5</text:p>
              </table:table-cell>
              <table:table-cell office:value-type="float" office:value="6620">
                <text:p>6620</text:p>
              </table:table-cell>
              <table:table-cell office:value-type="float" office:value="6190">
                <text:p>619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977.5">
                <text:p>7977.5</text:p>
              </table:table-cell>
              <table:table-cell office:value-type="float" office:value="7945">
                <text:p>7945</text:p>
              </table:table-cell>
              <table:table-cell office:value-type="float" office:value="10395">
                <text:p>10395</text:p>
              </table:table-cell>
              <table:table-cell office:value-type="float" office:value="8545">
                <text:p>8545</text:p>
              </table:table-cell>
              <table:table-cell office:value-type="float" office:value="11707.5">
                <text:p>11707.5</text:p>
              </table:table-cell>
              <table:table-cell office:value-type="float" office:value="6815">
                <text:p>6815</text:p>
              </table:table-cell>
              <table:table-cell office:value-type="float" office:value="5965">
                <text:p>59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82.5">
                <text:p>7882.5</text:p>
              </table:table-cell>
              <table:table-cell office:value-type="float" office:value="8030">
                <text:p>8030</text:p>
              </table:table-cell>
              <table:table-cell office:value-type="float" office:value="10430">
                <text:p>10430</text:p>
              </table:table-cell>
              <table:table-cell office:value-type="float" office:value="8300">
                <text:p>8300</text:p>
              </table:table-cell>
              <table:table-cell office:value-type="float" office:value="11852.5">
                <text:p>11852.5</text:p>
              </table:table-cell>
              <table:table-cell office:value-type="float" office:value="6655">
                <text:p>6655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652.5">
                <text:p>7652.5</text:p>
              </table:table-cell>
              <table:table-cell office:value-type="float" office:value="7630">
                <text:p>7630</text:p>
              </table:table-cell>
              <table:table-cell office:value-type="float" office:value="10270">
                <text:p>10270</text:p>
              </table:table-cell>
              <table:table-cell office:value-type="float" office:value="8220">
                <text:p>8220</text:p>
              </table:table-cell>
              <table:table-cell office:value-type="float" office:value="11947.5">
                <text:p>11947.5</text:p>
              </table:table-cell>
              <table:table-cell office:value-type="float" office:value="6637.5">
                <text:p>6637.5</text:p>
              </table:table-cell>
              <table:table-cell office:value-type="float" office:value="6015">
                <text:p>60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832.5">
                <text:p>7832.5</text:p>
              </table:table-cell>
              <table:table-cell office:value-type="float" office:value="7640">
                <text:p>7640</text:p>
              </table:table-cell>
              <table:table-cell office:value-type="float" office:value="10240">
                <text:p>10240</text:p>
              </table:table-cell>
              <table:table-cell office:value-type="float" office:value="8465">
                <text:p>8465</text:p>
              </table:table-cell>
              <table:table-cell office:value-type="float" office:value="11637.5">
                <text:p>11637.5</text:p>
              </table:table-cell>
              <table:table-cell office:value-type="float" office:value="6992.5">
                <text:p>6992.5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102.5">
                <text:p>8102.5</text:p>
              </table:table-cell>
              <table:table-cell office:value-type="float" office:value="7630">
                <text:p>7630</text:p>
              </table:table-cell>
              <table:table-cell office:value-type="float" office:value="10115">
                <text:p>10115</text:p>
              </table:table-cell>
              <table:table-cell office:value-type="float" office:value="8520">
                <text:p>8520</text:p>
              </table:table-cell>
              <table:table-cell office:value-type="float" office:value="11817.5">
                <text:p>11817.5</text:p>
              </table:table-cell>
              <table:table-cell office:value-type="float" office:value="6957.5">
                <text:p>6957.5</text:p>
              </table:table-cell>
              <table:table-cell office:value-type="float" office:value="6185">
                <text:p>61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972.5">
                <text:p>7972.5</text:p>
              </table:table-cell>
              <table:table-cell office:value-type="float" office:value="7590">
                <text:p>7590</text:p>
              </table:table-cell>
              <table:table-cell office:value-type="float" office:value="9735">
                <text:p>9735</text:p>
              </table:table-cell>
              <table:table-cell office:value-type="float" office:value="8520">
                <text:p>8520</text:p>
              </table:table-cell>
              <table:table-cell office:value-type="float" office:value="11747.5">
                <text:p>11747.5</text:p>
              </table:table-cell>
              <table:table-cell office:value-type="float" office:value="6882.5">
                <text:p>6882.5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392.5">
                <text:p>7392.5</text:p>
              </table:table-cell>
              <table:table-cell office:value-type="float" office:value="7180">
                <text:p>7180</text:p>
              </table:table-cell>
              <table:table-cell office:value-type="float" office:value="9550">
                <text:p>9550</text:p>
              </table:table-cell>
              <table:table-cell office:value-type="float" office:value="8820">
                <text:p>8820</text:p>
              </table:table-cell>
              <table:table-cell office:value-type="float" office:value="11227.5">
                <text:p>11227.5</text:p>
              </table:table-cell>
              <table:table-cell office:value-type="float" office:value="6547.5">
                <text:p>6547.5</text:p>
              </table:table-cell>
              <table:table-cell office:value-type="float" office:value="5815">
                <text:p>58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422.5">
                <text:p>7422.5</text:p>
              </table:table-cell>
              <table:table-cell office:value-type="float" office:value="7205">
                <text:p>7205</text:p>
              </table:table-cell>
              <table:table-cell office:value-type="float" office:value="9625">
                <text:p>9625</text:p>
              </table:table-cell>
              <table:table-cell office:value-type="float" office:value="8730">
                <text:p>8730</text:p>
              </table:table-cell>
              <table:table-cell office:value-type="float" office:value="11222.5">
                <text:p>11222.5</text:p>
              </table:table-cell>
              <table:table-cell office:value-type="float" office:value="6617.5">
                <text:p>6617.5</text:p>
              </table:table-cell>
              <table:table-cell office:value-type="float" office:value="5790">
                <text:p>579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237.5">
                <text:p>7237.5</text:p>
              </table:table-cell>
              <table:table-cell office:value-type="float" office:value="7170">
                <text:p>7170</text:p>
              </table:table-cell>
              <table:table-cell office:value-type="float" office:value="9305">
                <text:p>9305</text:p>
              </table:table-cell>
              <table:table-cell office:value-type="float" office:value="8600">
                <text:p>8600</text:p>
              </table:table-cell>
              <table:table-cell office:value-type="float" office:value="11342.5">
                <text:p>11342.5</text:p>
              </table:table-cell>
              <table:table-cell office:value-type="float" office:value="6622.5">
                <text:p>6622.5</text:p>
              </table:table-cell>
              <table:table-cell office:value-type="float" office:value="5945">
                <text:p>59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067.5">
                <text:p>7067.5</text:p>
              </table:table-cell>
              <table:table-cell office:value-type="float" office:value="7095">
                <text:p>7095</text:p>
              </table:table-cell>
              <table:table-cell office:value-type="float" office:value="9230">
                <text:p>9230</text:p>
              </table:table-cell>
              <table:table-cell office:value-type="float" office:value="8715">
                <text:p>8715</text:p>
              </table:table-cell>
              <table:table-cell office:value-type="float" office:value="11017.5">
                <text:p>11017.5</text:p>
              </table:table-cell>
              <table:table-cell office:value-type="float" office:value="6682.5">
                <text:p>6682.5</text:p>
              </table:table-cell>
              <table:table-cell office:value-type="float" office:value="5875">
                <text:p>58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767.5">
                <text:p>6767.5</text:p>
              </table:table-cell>
              <table:table-cell office:value-type="float" office:value="7090">
                <text:p>7090</text:p>
              </table:table-cell>
              <table:table-cell office:value-type="float" office:value="9150">
                <text:p>9150</text:p>
              </table:table-cell>
              <table:table-cell office:value-type="float" office:value="8675">
                <text:p>8675</text:p>
              </table:table-cell>
              <table:table-cell office:value-type="float" office:value="10902.5">
                <text:p>10902.5</text:p>
              </table:table-cell>
              <table:table-cell office:value-type="float" office:value="6652.5">
                <text:p>6652.5</text:p>
              </table:table-cell>
              <table:table-cell office:value-type="float" office:value="5825">
                <text:p>58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087.5">
                <text:p>7087.5</text:p>
              </table:table-cell>
              <table:table-cell office:value-type="float" office:value="7120">
                <text:p>7120</text:p>
              </table:table-cell>
              <table:table-cell office:value-type="float" office:value="9190">
                <text:p>9190</text:p>
              </table:table-cell>
              <table:table-cell office:value-type="float" office:value="8700">
                <text:p>8700</text:p>
              </table:table-cell>
              <table:table-cell office:value-type="float" office:value="11212.5">
                <text:p>11212.5</text:p>
              </table:table-cell>
              <table:table-cell office:value-type="float" office:value="6482.5">
                <text:p>6482.5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690">
                <text:p>6690</text:p>
              </table:table-cell>
              <table:table-cell office:value-type="float" office:value="7310">
                <text:p>7310</text:p>
              </table:table-cell>
              <table:table-cell office:value-type="float" office:value="10325">
                <text:p>10325</text:p>
              </table:table-cell>
              <table:table-cell office:value-type="float" office:value="9207.5">
                <text:p>9207.5</text:p>
              </table:table-cell>
              <table:table-cell office:value-type="float" office:value="11742.5">
                <text:p>11742.5</text:p>
              </table:table-cell>
              <table:table-cell office:value-type="float" office:value="6647.5">
                <text:p>6647.5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45">
                <text:p>6945</text:p>
              </table:table-cell>
              <table:table-cell office:value-type="float" office:value="7315">
                <text:p>7315</text:p>
              </table:table-cell>
              <table:table-cell office:value-type="float" office:value="10700">
                <text:p>10700</text:p>
              </table:table-cell>
              <table:table-cell office:value-type="float" office:value="9447.5">
                <text:p>9447.5</text:p>
              </table:table-cell>
              <table:table-cell office:value-type="float" office:value="12370">
                <text:p>12370</text:p>
              </table:table-cell>
              <table:table-cell office:value-type="float" office:value="6887.5">
                <text:p>6887.5</text:p>
              </table:table-cell>
              <table:table-cell office:value-type="float" office:value="6425">
                <text:p>64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30">
                <text:p>7230</text:p>
              </table:table-cell>
              <table:table-cell office:value-type="float" office:value="7340">
                <text:p>7340</text:p>
              </table:table-cell>
              <table:table-cell office:value-type="float" office:value="10945">
                <text:p>10945</text:p>
              </table:table-cell>
              <table:table-cell office:value-type="float" office:value="9652.5">
                <text:p>9652.5</text:p>
              </table:table-cell>
              <table:table-cell office:value-type="float" office:value="12225">
                <text:p>12225</text:p>
              </table:table-cell>
              <table:table-cell office:value-type="float" office:value="6782.5">
                <text:p>6782.5</text:p>
              </table:table-cell>
              <table:table-cell office:value-type="float" office:value="6495">
                <text:p>64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07.5">
                <text:p>7107.5</text:p>
              </table:table-cell>
              <table:table-cell office:value-type="float" office:value="7515">
                <text:p>7515</text:p>
              </table:table-cell>
              <table:table-cell office:value-type="float" office:value="10802.5">
                <text:p>10802.5</text:p>
              </table:table-cell>
              <table:table-cell office:value-type="float" office:value="9610">
                <text:p>9610</text:p>
              </table:table-cell>
              <table:table-cell office:value-type="float" office:value="11732.5">
                <text:p>11732.5</text:p>
              </table:table-cell>
              <table:table-cell office:value-type="float" office:value="6565">
                <text:p>6565</text:p>
              </table:table-cell>
              <table:table-cell office:value-type="float" office:value="5952.5">
                <text:p>5952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182.5">
                <text:p>7182.5</text:p>
              </table:table-cell>
              <table:table-cell office:value-type="float" office:value="7605">
                <text:p>7605</text:p>
              </table:table-cell>
              <table:table-cell office:value-type="float" office:value="11117.5">
                <text:p>11117.5</text:p>
              </table:table-cell>
              <table:table-cell office:value-type="float" office:value="9410">
                <text:p>9410</text:p>
              </table:table-cell>
              <table:table-cell office:value-type="float" office:value="11382.5">
                <text:p>11382.5</text:p>
              </table:table-cell>
              <table:table-cell office:value-type="float" office:value="7070">
                <text:p>7070</text:p>
              </table:table-cell>
              <table:table-cell office:value-type="float" office:value="5932.5">
                <text:p>5932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097.5">
                <text:p>7097.5</text:p>
              </table:table-cell>
              <table:table-cell office:value-type="float" office:value="7580">
                <text:p>7580</text:p>
              </table:table-cell>
              <table:table-cell office:value-type="float" office:value="11067.5">
                <text:p>11067.5</text:p>
              </table:table-cell>
              <table:table-cell office:value-type="float" office:value="9530">
                <text:p>9530</text:p>
              </table:table-cell>
              <table:table-cell office:value-type="float" office:value="11272.5">
                <text:p>11272.5</text:p>
              </table:table-cell>
              <table:table-cell office:value-type="float" office:value="7155">
                <text:p>7155</text:p>
              </table:table-cell>
              <table:table-cell office:value-type="float" office:value="5947.5">
                <text:p>5947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327.5">
                <text:p>7327.5</text:p>
              </table:table-cell>
              <table:table-cell office:value-type="float" office:value="7410">
                <text:p>7410</text:p>
              </table:table-cell>
              <table:table-cell office:value-type="float" office:value="11227.5">
                <text:p>11227.5</text:p>
              </table:table-cell>
              <table:table-cell office:value-type="float" office:value="9580">
                <text:p>9580</text:p>
              </table:table-cell>
              <table:table-cell office:value-type="float" office:value="11067.5">
                <text:p>11067.5</text:p>
              </table:table-cell>
              <table:table-cell office:value-type="float" office:value="7720">
                <text:p>7720</text:p>
              </table:table-cell>
              <table:table-cell office:value-type="float" office:value="5987.5">
                <text:p>5987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007.5">
                <text:p>7007.5</text:p>
              </table:table-cell>
              <table:table-cell office:value-type="float" office:value="7450">
                <text:p>7450</text:p>
              </table:table-cell>
              <table:table-cell office:value-type="float" office:value="10945">
                <text:p>10945</text:p>
              </table:table-cell>
              <table:table-cell office:value-type="float" office:value="9205">
                <text:p>9205</text:p>
              </table:table-cell>
              <table:table-cell office:value-type="float" office:value="11267.5">
                <text:p>11267.5</text:p>
              </table:table-cell>
              <table:table-cell office:value-type="float" office:value="6435">
                <text:p>6435</text:p>
              </table:table-cell>
              <table:table-cell office:value-type="float" office:value="5207.5">
                <text:p>5207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597.5">
                <text:p>6597.5</text:p>
              </table:table-cell>
              <table:table-cell office:value-type="float" office:value="7375">
                <text:p>7375</text:p>
              </table:table-cell>
              <table:table-cell office:value-type="float" office:value="10770">
                <text:p>10770</text:p>
              </table:table-cell>
              <table:table-cell office:value-type="float" office:value="9370">
                <text:p>9370</text:p>
              </table:table-cell>
              <table:table-cell office:value-type="float" office:value="10657.5">
                <text:p>10657.5</text:p>
              </table:table-cell>
              <table:table-cell office:value-type="float" office:value="6390">
                <text:p>6390</text:p>
              </table:table-cell>
              <table:table-cell office:value-type="float" office:value="5392.5">
                <text:p>5392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387.5">
                <text:p>6387.5</text:p>
              </table:table-cell>
              <table:table-cell office:value-type="float" office:value="7427.5">
                <text:p>7427.5</text:p>
              </table:table-cell>
              <table:table-cell office:value-type="float" office:value="10375">
                <text:p>10375</text:p>
              </table:table-cell>
              <table:table-cell office:value-type="float" office:value="9020">
                <text:p>9020</text:p>
              </table:table-cell>
              <table:table-cell office:value-type="float" office:value="10762.5">
                <text:p>10762.5</text:p>
              </table:table-cell>
              <table:table-cell office:value-type="float" office:value="6045">
                <text:p>6045</text:p>
              </table:table-cell>
              <table:table-cell office:value-type="float" office:value="5477.5">
                <text:p>5477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025">
                <text:p>7025</text:p>
              </table:table-cell>
              <table:table-cell office:value-type="float" office:value="7497.5">
                <text:p>7497.5</text:p>
              </table:table-cell>
              <table:table-cell office:value-type="float" office:value="10150">
                <text:p>10150</text:p>
              </table:table-cell>
              <table:table-cell office:value-type="float" office:value="9185">
                <text:p>9185</text:p>
              </table:table-cell>
              <table:table-cell office:value-type="float" office:value="10842.5">
                <text:p>10842.5</text:p>
              </table:table-cell>
              <table:table-cell office:value-type="float" office:value="5320">
                <text:p>5320</text:p>
              </table:table-cell>
              <table:table-cell office:value-type="float" office:value="5432.5">
                <text:p>5432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200">
                <text:p>7200</text:p>
              </table:table-cell>
              <table:table-cell office:value-type="float" office:value="7327.5">
                <text:p>7327.5</text:p>
              </table:table-cell>
              <table:table-cell office:value-type="float" office:value="10140">
                <text:p>10140</text:p>
              </table:table-cell>
              <table:table-cell office:value-type="float" office:value="9380">
                <text:p>9380</text:p>
              </table:table-cell>
              <table:table-cell office:value-type="float" office:value="10937.5">
                <text:p>10937.5</text:p>
              </table:table-cell>
              <table:table-cell office:value-type="float" office:value="5445">
                <text:p>5445</text:p>
              </table:table-cell>
              <table:table-cell office:value-type="float" office:value="5762.5">
                <text:p>5762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87.5">
                <text:p>7187.5</text:p>
              </table:table-cell>
              <table:table-cell office:value-type="float" office:value="7265">
                <text:p>7265</text:p>
              </table:table-cell>
              <table:table-cell office:value-type="float" office:value="10610">
                <text:p>10610</text:p>
              </table:table-cell>
              <table:table-cell office:value-type="float" office:value="9512.5">
                <text:p>9512.5</text:p>
              </table:table-cell>
              <table:table-cell office:value-type="float" office:value="11022.5">
                <text:p>11022.5</text:p>
              </table:table-cell>
              <table:table-cell office:value-type="float" office:value="5415">
                <text:p>5415</text:p>
              </table:table-cell>
              <table:table-cell office:value-type="float" office:value="5770">
                <text:p>57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637.5">
                <text:p>7637.5</text:p>
              </table:table-cell>
              <table:table-cell office:value-type="float" office:value="7300">
                <text:p>7300</text:p>
              </table:table-cell>
              <table:table-cell office:value-type="float" office:value="10715">
                <text:p>10715</text:p>
              </table:table-cell>
              <table:table-cell office:value-type="float" office:value="9507.5">
                <text:p>9507.5</text:p>
              </table:table-cell>
              <table:table-cell office:value-type="float" office:value="11122.5">
                <text:p>11122.5</text:p>
              </table:table-cell>
              <table:table-cell office:value-type="float" office:value="5440">
                <text:p>5440</text:p>
              </table:table-cell>
              <table:table-cell office:value-type="float" office:value="6087.5">
                <text:p>6087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632.5">
                <text:p>7632.5</text:p>
              </table:table-cell>
              <table:table-cell office:value-type="float" office:value="7425">
                <text:p>7425</text:p>
              </table:table-cell>
              <table:table-cell office:value-type="float" office:value="10880">
                <text:p>10880</text:p>
              </table:table-cell>
              <table:table-cell office:value-type="float" office:value="9552.5">
                <text:p>9552.5</text:p>
              </table:table-cell>
              <table:table-cell office:value-type="float" office:value="11087.5">
                <text:p>11087.5</text:p>
              </table:table-cell>
              <table:table-cell office:value-type="float" office:value="5490">
                <text:p>5490</text:p>
              </table:table-cell>
              <table:table-cell office:value-type="float" office:value="6027.5">
                <text:p>6027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977.5">
                <text:p>7977.5</text:p>
              </table:table-cell>
              <table:table-cell office:value-type="float" office:value="7640">
                <text:p>7640</text:p>
              </table:table-cell>
              <table:table-cell office:value-type="float" office:value="11355">
                <text:p>11355</text:p>
              </table:table-cell>
              <table:table-cell office:value-type="float" office:value="10027.5">
                <text:p>10027.5</text:p>
              </table:table-cell>
              <table:table-cell office:value-type="float" office:value="11507.5">
                <text:p>11507.5</text:p>
              </table:table-cell>
              <table:table-cell office:value-type="float" office:value="5350">
                <text:p>5350</text:p>
              </table:table-cell>
              <table:table-cell office:value-type="float" office:value="6447.5">
                <text:p>6447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037.5">
                <text:p>8037.5</text:p>
              </table:table-cell>
              <table:table-cell office:value-type="float" office:value="7510">
                <text:p>7510</text:p>
              </table:table-cell>
              <table:table-cell office:value-type="float" office:value="11355">
                <text:p>11355</text:p>
              </table:table-cell>
              <table:table-cell office:value-type="float" office:value="10032.5">
                <text:p>10032.5</text:p>
              </table:table-cell>
              <table:table-cell office:value-type="float" office:value="11612.5">
                <text:p>11612.5</text:p>
              </table:table-cell>
              <table:table-cell office:value-type="float" office:value="5040">
                <text:p>5040</text:p>
              </table:table-cell>
              <table:table-cell office:value-type="float" office:value="6602.5">
                <text:p>6602.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342.5">
                <text:p>8342.5</text:p>
              </table:table-cell>
              <table:table-cell office:value-type="float" office:value="7860">
                <text:p>7860</text:p>
              </table:table-cell>
              <table:table-cell office:value-type="float" office:value="11825">
                <text:p>11825</text:p>
              </table:table-cell>
              <table:table-cell office:value-type="float" office:value="10177.5">
                <text:p>10177.5</text:p>
              </table:table-cell>
              <table:table-cell office:value-type="float" office:value="11827.5">
                <text:p>11827.5</text:p>
              </table:table-cell>
              <table:table-cell office:value-type="float" office:value="5215">
                <text:p>5215</text:p>
              </table:table-cell>
              <table:table-cell office:value-type="float" office:value="7052.5">
                <text:p>7052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720">
                <text:p>8720</text:p>
              </table:table-cell>
              <table:table-cell office:value-type="float" office:value="7172.5">
                <text:p>7172.5</text:p>
              </table:table-cell>
              <table:table-cell office:value-type="float" office:value="11007.5">
                <text:p>11007.5</text:p>
              </table:table-cell>
              <table:table-cell office:value-type="float" office:value="10060">
                <text:p>10060</text:p>
              </table:table-cell>
              <table:table-cell office:value-type="float" office:value="11550">
                <text:p>11550</text:p>
              </table:table-cell>
              <table:table-cell office:value-type="float" office:value="5172.5">
                <text:p>5172.5</text:p>
              </table:table-cell>
              <table:table-cell office:value-type="float" office:value="6345">
                <text:p>63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870">
                <text:p>8870</text:p>
              </table:table-cell>
              <table:table-cell office:value-type="float" office:value="7460">
                <text:p>7460</text:p>
              </table:table-cell>
              <table:table-cell office:value-type="float" office:value="10807.5">
                <text:p>10807.5</text:p>
              </table:table-cell>
              <table:table-cell office:value-type="float" office:value="10125">
                <text:p>10125</text:p>
              </table:table-cell>
              <table:table-cell office:value-type="float" office:value="11590">
                <text:p>11590</text:p>
              </table:table-cell>
              <table:table-cell office:value-type="float" office:value="5122.5">
                <text:p>5122.5</text:p>
              </table:table-cell>
              <table:table-cell office:value-type="float" office:value="6575">
                <text:p>65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700">
                <text:p>8700</text:p>
              </table:table-cell>
              <table:table-cell office:value-type="float" office:value="7510">
                <text:p>7510</text:p>
              </table:table-cell>
              <table:table-cell office:value-type="float" office:value="10627.5">
                <text:p>10627.5</text:p>
              </table:table-cell>
              <table:table-cell office:value-type="float" office:value="10030">
                <text:p>10030</text:p>
              </table:table-cell>
              <table:table-cell office:value-type="float" office:value="11600">
                <text:p>11600</text:p>
              </table:table-cell>
              <table:table-cell office:value-type="float" office:value="5032.5">
                <text:p>5032.5</text:p>
              </table:table-cell>
              <table:table-cell office:value-type="float" office:value="6510">
                <text:p>651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635">
                <text:p>8635</text:p>
              </table:table-cell>
              <table:table-cell office:value-type="float" office:value="7390">
                <text:p>7390</text:p>
              </table:table-cell>
              <table:table-cell office:value-type="float" office:value="10802.5">
                <text:p>10802.5</text:p>
              </table:table-cell>
              <table:table-cell office:value-type="float" office:value="10000">
                <text:p>10000</text:p>
              </table:table-cell>
              <table:table-cell office:value-type="float" office:value="11485">
                <text:p>11485</text:p>
              </table:table-cell>
              <table:table-cell office:value-type="float" office:value="5157.5">
                <text:p>5157.5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755">
                <text:p>8755</text:p>
              </table:table-cell>
              <table:table-cell office:value-type="float" office:value="7255">
                <text:p>7255</text:p>
              </table:table-cell>
              <table:table-cell office:value-type="float" office:value="10797.5">
                <text:p>10797.5</text:p>
              </table:table-cell>
              <table:table-cell office:value-type="float" office:value="9965">
                <text:p>9965</text:p>
              </table:table-cell>
              <table:table-cell office:value-type="float" office:value="11575">
                <text:p>11575</text:p>
              </table:table-cell>
              <table:table-cell office:value-type="float" office:value="4992.5">
                <text:p>4992.5</text:p>
              </table:table-cell>
              <table:table-cell office:value-type="float" office:value="6670">
                <text:p>667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935">
                <text:p>8935</text:p>
              </table:table-cell>
              <table:table-cell office:value-type="float" office:value="8005">
                <text:p>8005</text:p>
              </table:table-cell>
              <table:table-cell office:value-type="float" office:value="10852.5">
                <text:p>10852.5</text:p>
              </table:table-cell>
              <table:table-cell office:value-type="float" office:value="9515">
                <text:p>9515</text:p>
              </table:table-cell>
              <table:table-cell office:value-type="float" office:value="11565">
                <text:p>11565</text:p>
              </table:table-cell>
              <table:table-cell office:value-type="float" office:value="4282.5">
                <text:p>4282.5</text:p>
              </table:table-cell>
              <table:table-cell office:value-type="float" office:value="7095">
                <text:p>70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140">
                <text:p>9140</text:p>
              </table:table-cell>
              <table:table-cell office:value-type="float" office:value="7980">
                <text:p>7980</text:p>
              </table:table-cell>
              <table:table-cell office:value-type="float" office:value="10912.5">
                <text:p>10912.5</text:p>
              </table:table-cell>
              <table:table-cell office:value-type="float" office:value="9070">
                <text:p>9070</text:p>
              </table:table-cell>
              <table:table-cell office:value-type="float" office:value="11655">
                <text:p>11655</text:p>
              </table:table-cell>
              <table:table-cell office:value-type="float" office:value="4217.5">
                <text:p>4217.5</text:p>
              </table:table-cell>
              <table:table-cell office:value-type="float" office:value="7180">
                <text:p>71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25">
                <text:p>9325</text:p>
              </table:table-cell>
              <table:table-cell office:value-type="float" office:value="8650">
                <text:p>8650</text:p>
              </table:table-cell>
              <table:table-cell office:value-type="float" office:value="11517.5">
                <text:p>11517.5</text:p>
              </table:table-cell>
              <table:table-cell office:value-type="float" office:value="9045">
                <text:p>9045</text:p>
              </table:table-cell>
              <table:table-cell office:value-type="float" office:value="11355">
                <text:p>11355</text:p>
              </table:table-cell>
              <table:table-cell office:value-type="float" office:value="4722.5">
                <text:p>4722.5</text:p>
              </table:table-cell>
              <table:table-cell office:value-type="float" office:value="7475">
                <text:p>74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290">
                <text:p>9290</text:p>
              </table:table-cell>
              <table:table-cell office:value-type="float" office:value="9550">
                <text:p>9550</text:p>
              </table:table-cell>
              <table:table-cell office:value-type="float" office:value="11327.5">
                <text:p>11327.5</text:p>
              </table:table-cell>
              <table:table-cell office:value-type="float" office:value="8840">
                <text:p>8840</text:p>
              </table:table-cell>
              <table:table-cell office:value-type="float" office:value="11930">
                <text:p>11930</text:p>
              </table:table-cell>
              <table:table-cell office:value-type="float" office:value="4737.5">
                <text:p>4737.5</text:p>
              </table:table-cell>
              <table:table-cell office:value-type="float" office:value="7805">
                <text:p>78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972.5">
                <text:p>9972.5</text:p>
              </table:table-cell>
              <table:table-cell office:value-type="float" office:value="9415">
                <text:p>9415</text:p>
              </table:table-cell>
              <table:table-cell office:value-type="float" office:value="12152.5">
                <text:p>12152.5</text:p>
              </table:table-cell>
              <table:table-cell office:value-type="float" office:value="9050">
                <text:p>9050</text:p>
              </table:table-cell>
              <table:table-cell office:value-type="float" office:value="12115">
                <text:p>12115</text:p>
              </table:table-cell>
              <table:table-cell office:value-type="float" office:value="4997.5">
                <text:p>4997.5</text:p>
              </table:table-cell>
              <table:table-cell office:value-type="float" office:value="8177.5">
                <text:p>8177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097.5">
                <text:p>10097.5</text:p>
              </table:table-cell>
              <table:table-cell office:value-type="float" office:value="9530">
                <text:p>9530</text:p>
              </table:table-cell>
              <table:table-cell office:value-type="float" office:value="12237.5">
                <text:p>12237.5</text:p>
              </table:table-cell>
              <table:table-cell office:value-type="float" office:value="8810">
                <text:p>8810</text:p>
              </table:table-cell>
              <table:table-cell office:value-type="float" office:value="11965">
                <text:p>11965</text:p>
              </table:table-cell>
              <table:table-cell office:value-type="float" office:value="4802.5">
                <text:p>4802.5</text:p>
              </table:table-cell>
              <table:table-cell office:value-type="float" office:value="8162.5">
                <text:p>8162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732.5">
                <text:p>10732.5</text:p>
              </table:table-cell>
              <table:table-cell office:value-type="float" office:value="8805">
                <text:p>8805</text:p>
              </table:table-cell>
              <table:table-cell office:value-type="float" office:value="11837.5">
                <text:p>11837.5</text:p>
              </table:table-cell>
              <table:table-cell office:value-type="float" office:value="8600">
                <text:p>8600</text:p>
              </table:table-cell>
              <table:table-cell office:value-type="float" office:value="11955">
                <text:p>11955</text:p>
              </table:table-cell>
              <table:table-cell office:value-type="float" office:value="5367.5">
                <text:p>5367.5</text:p>
              </table:table-cell>
              <table:table-cell office:value-type="float" office:value="7612.5">
                <text:p>7612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692.5">
                <text:p>10692.5</text:p>
              </table:table-cell>
              <table:table-cell office:value-type="float" office:value="8840">
                <text:p>8840</text:p>
              </table:table-cell>
              <table:table-cell office:value-type="float" office:value="11652.5">
                <text:p>11652.5</text:p>
              </table:table-cell>
              <table:table-cell office:value-type="float" office:value="8590">
                <text:p>8590</text:p>
              </table:table-cell>
              <table:table-cell office:value-type="float" office:value="11940">
                <text:p>11940</text:p>
              </table:table-cell>
              <table:table-cell office:value-type="float" office:value="5307.5">
                <text:p>5307.5</text:p>
              </table:table-cell>
              <table:table-cell office:value-type="float" office:value="7452.5">
                <text:p>7452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540">
                <text:p>10540</text:p>
              </table:table-cell>
              <table:table-cell office:value-type="float" office:value="8830">
                <text:p>8830</text:p>
              </table:table-cell>
              <table:table-cell office:value-type="float" office:value="11597.5">
                <text:p>11597.5</text:p>
              </table:table-cell>
              <table:table-cell office:value-type="float" office:value="8690">
                <text:p>8690</text:p>
              </table:table-cell>
              <table:table-cell office:value-type="float" office:value="11945">
                <text:p>11945</text:p>
              </table:table-cell>
              <table:table-cell office:value-type="float" office:value="5227.5">
                <text:p>5227.5</text:p>
              </table:table-cell>
              <table:table-cell office:value-type="float" office:value="7342.5">
                <text:p>7342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500">
                <text:p>10500</text:p>
              </table:table-cell>
              <table:table-cell office:value-type="float" office:value="8950">
                <text:p>8950</text:p>
              </table:table-cell>
              <table:table-cell office:value-type="float" office:value="11412.5">
                <text:p>11412.5</text:p>
              </table:table-cell>
              <table:table-cell office:value-type="float" office:value="8770">
                <text:p>8770</text:p>
              </table:table-cell>
              <table:table-cell office:value-type="float" office:value="11865">
                <text:p>11865</text:p>
              </table:table-cell>
              <table:table-cell office:value-type="float" office:value="4952.5">
                <text:p>4952.5</text:p>
              </table:table-cell>
              <table:table-cell office:value-type="float" office:value="7452.5">
                <text:p>7452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640">
                <text:p>10640</text:p>
              </table:table-cell>
              <table:table-cell office:value-type="float" office:value="9000">
                <text:p>9000</text:p>
              </table:table-cell>
              <table:table-cell office:value-type="float" office:value="11612.5">
                <text:p>11612.5</text:p>
              </table:table-cell>
              <table:table-cell office:value-type="float" office:value="8915">
                <text:p>8915</text:p>
              </table:table-cell>
              <table:table-cell office:value-type="float" office:value="11962.5">
                <text:p>11962.5</text:p>
              </table:table-cell>
              <table:table-cell office:value-type="float" office:value="4662.5">
                <text:p>4662.5</text:p>
              </table:table-cell>
              <table:table-cell office:value-type="float" office:value="7802.5">
                <text:p>7802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210">
                <text:p>10210</text:p>
              </table:table-cell>
              <table:table-cell office:value-type="float" office:value="8425">
                <text:p>8425</text:p>
              </table:table-cell>
              <table:table-cell office:value-type="float" office:value="11960">
                <text:p>11960</text:p>
              </table:table-cell>
              <table:table-cell office:value-type="float" office:value="9527.5">
                <text:p>9527.5</text:p>
              </table:table-cell>
              <table:table-cell office:value-type="float" office:value="11642.5">
                <text:p>11642.5</text:p>
              </table:table-cell>
              <table:table-cell office:value-type="float" office:value="5072.5">
                <text:p>5072.5</text:p>
              </table:table-cell>
              <table:table-cell office:value-type="float" office:value="8007.5">
                <text:p>8007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515">
                <text:p>9515</text:p>
              </table:table-cell>
              <table:table-cell office:value-type="float" office:value="9255">
                <text:p>9255</text:p>
              </table:table-cell>
              <table:table-cell office:value-type="float" office:value="12005">
                <text:p>12005</text:p>
              </table:table-cell>
              <table:table-cell office:value-type="float" office:value="9637.5">
                <text:p>9637.5</text:p>
              </table:table-cell>
              <table:table-cell office:value-type="float" office:value="11162.5">
                <text:p>11162.5</text:p>
              </table:table-cell>
              <table:table-cell office:value-type="float" office:value="3797.5">
                <text:p>3797.5</text:p>
              </table:table-cell>
              <table:table-cell office:value-type="float" office:value="8112.5">
                <text:p>8112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525">
                <text:p>9525</text:p>
              </table:table-cell>
              <table:table-cell office:value-type="float" office:value="9780">
                <text:p>9780</text:p>
              </table:table-cell>
              <table:table-cell office:value-type="float" office:value="12060">
                <text:p>12060</text:p>
              </table:table-cell>
              <table:table-cell office:value-type="float" office:value="9957.5">
                <text:p>9957.5</text:p>
              </table:table-cell>
              <table:table-cell office:value-type="float" office:value="11467.5">
                <text:p>11467.5</text:p>
              </table:table-cell>
              <table:table-cell office:value-type="float" office:value="3847.5">
                <text:p>3847.5</text:p>
              </table:table-cell>
              <table:table-cell office:value-type="float" office:value="7937.5">
                <text:p>7937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675">
                <text:p>9675</text:p>
              </table:table-cell>
              <table:table-cell office:value-type="float" office:value="9640">
                <text:p>9640</text:p>
              </table:table-cell>
              <table:table-cell office:value-type="float" office:value="12285">
                <text:p>12285</text:p>
              </table:table-cell>
              <table:table-cell office:value-type="float" office:value="10212.5">
                <text:p>10212.5</text:p>
              </table:table-cell>
              <table:table-cell office:value-type="float" office:value="11762.5">
                <text:p>11762.5</text:p>
              </table:table-cell>
              <table:table-cell office:value-type="float" office:value="3992.5">
                <text:p>3992.5</text:p>
              </table:table-cell>
              <table:table-cell office:value-type="float" office:value="7827.5">
                <text:p>7827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155">
                <text:p>10155</text:p>
              </table:table-cell>
              <table:table-cell office:value-type="float" office:value="9990">
                <text:p>9990</text:p>
              </table:table-cell>
              <table:table-cell office:value-type="float" office:value="12460">
                <text:p>12460</text:p>
              </table:table-cell>
              <table:table-cell office:value-type="float" office:value="10392.5">
                <text:p>10392.5</text:p>
              </table:table-cell>
              <table:table-cell office:value-type="float" office:value="11902.5">
                <text:p>11902.5</text:p>
              </table:table-cell>
              <table:table-cell office:value-type="float" office:value="4562.5">
                <text:p>4562.5</text:p>
              </table:table-cell>
              <table:table-cell office:value-type="float" office:value="8292.5">
                <text:p>8292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230">
                <text:p>10230</text:p>
              </table:table-cell>
              <table:table-cell office:value-type="float" office:value="10067.5">
                <text:p>10067.5</text:p>
              </table:table-cell>
              <table:table-cell office:value-type="float" office:value="12562.5">
                <text:p>12562.5</text:p>
              </table:table-cell>
              <table:table-cell office:value-type="float" office:value="10352.5">
                <text:p>10352.5</text:p>
              </table:table-cell>
              <table:table-cell office:value-type="float" office:value="11702.5">
                <text:p>11702.5</text:p>
              </table:table-cell>
              <table:table-cell office:value-type="float" office:value="4727.5">
                <text:p>4727.5</text:p>
              </table:table-cell>
              <table:table-cell office:value-type="float" office:value="8582.5">
                <text:p>8582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410">
                <text:p>11410</text:p>
              </table:table-cell>
              <table:table-cell office:value-type="float" office:value="10500">
                <text:p>10500</text:p>
              </table:table-cell>
              <table:table-cell office:value-type="float" office:value="12367.5">
                <text:p>12367.5</text:p>
              </table:table-cell>
              <table:table-cell office:value-type="float" office:value="10962.5">
                <text:p>10962.5</text:p>
              </table:table-cell>
              <table:table-cell office:value-type="float" office:value="11777.5">
                <text:p>11777.5</text:p>
              </table:table-cell>
              <table:table-cell office:value-type="float" office:value="4027.5">
                <text:p>4027.5</text:p>
              </table:table-cell>
              <table:table-cell office:value-type="float" office:value="9057.5">
                <text:p>9057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105">
                <text:p>10105</text:p>
              </table:table-cell>
              <table:table-cell office:value-type="float" office:value="9735">
                <text:p>9735</text:p>
              </table:table-cell>
              <table:table-cell office:value-type="float" office:value="12007.5">
                <text:p>12007.5</text:p>
              </table:table-cell>
              <table:table-cell office:value-type="float" office:value="10960">
                <text:p>10960</text:p>
              </table:table-cell>
              <table:table-cell office:value-type="float" office:value="11492.5">
                <text:p>11492.5</text:p>
              </table:table-cell>
              <table:table-cell office:value-type="float" office:value="4262.5">
                <text:p>4262.5</text:p>
              </table:table-cell>
              <table:table-cell office:value-type="float" office:value="7742.5">
                <text:p>7742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195">
                <text:p>10195</text:p>
              </table:table-cell>
              <table:table-cell office:value-type="float" office:value="9630">
                <text:p>9630</text:p>
              </table:table-cell>
              <table:table-cell office:value-type="float" office:value="11862.5">
                <text:p>11862.5</text:p>
              </table:table-cell>
              <table:table-cell office:value-type="float" office:value="10900">
                <text:p>10900</text:p>
              </table:table-cell>
              <table:table-cell office:value-type="float" office:value="11560">
                <text:p>11560</text:p>
              </table:table-cell>
              <table:table-cell office:value-type="float" office:value="4257.5">
                <text:p>4257.5</text:p>
              </table:table-cell>
              <table:table-cell office:value-type="float" office:value="7847.5">
                <text:p>7847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995">
                <text:p>9995</text:p>
              </table:table-cell>
              <table:table-cell office:value-type="float" office:value="9380">
                <text:p>9380</text:p>
              </table:table-cell>
              <table:table-cell office:value-type="float" office:value="11937.5">
                <text:p>11937.5</text:p>
              </table:table-cell>
              <table:table-cell office:value-type="float" office:value="11090">
                <text:p>11090</text:p>
              </table:table-cell>
              <table:table-cell office:value-type="float" office:value="11480">
                <text:p>11480</text:p>
              </table:table-cell>
              <table:table-cell office:value-type="float" office:value="4412.5">
                <text:p>4412.5</text:p>
              </table:table-cell>
              <table:table-cell office:value-type="float" office:value="7552.5">
                <text:p>7552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555">
                <text:p>9555</text:p>
              </table:table-cell>
              <table:table-cell office:value-type="float" office:value="9415">
                <text:p>9415</text:p>
              </table:table-cell>
              <table:table-cell office:value-type="float" office:value="11962.5">
                <text:p>11962.5</text:p>
              </table:table-cell>
              <table:table-cell office:value-type="float" office:value="10715">
                <text:p>10715</text:p>
              </table:table-cell>
              <table:table-cell office:value-type="float" office:value="11045">
                <text:p>11045</text:p>
              </table:table-cell>
              <table:table-cell office:value-type="float" office:value="4237.5">
                <text:p>4237.5</text:p>
              </table:table-cell>
              <table:table-cell office:value-type="float" office:value="7287.5">
                <text:p>7287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765">
                <text:p>9765</text:p>
              </table:table-cell>
              <table:table-cell office:value-type="float" office:value="9690">
                <text:p>9690</text:p>
              </table:table-cell>
              <table:table-cell office:value-type="float" office:value="12207.5">
                <text:p>12207.5</text:p>
              </table:table-cell>
              <table:table-cell office:value-type="float" office:value="11035">
                <text:p>11035</text:p>
              </table:table-cell>
              <table:table-cell office:value-type="float" office:value="11475">
                <text:p>11475</text:p>
              </table:table-cell>
              <table:table-cell office:value-type="float" office:value="4702.5">
                <text:p>4702.5</text:p>
              </table:table-cell>
              <table:table-cell office:value-type="float" office:value="7432.5">
                <text:p>7432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625">
                <text:p>9625</text:p>
              </table:table-cell>
              <table:table-cell office:value-type="float" office:value="9820">
                <text:p>9820</text:p>
              </table:table-cell>
              <table:table-cell office:value-type="float" office:value="12002.5">
                <text:p>12002.5</text:p>
              </table:table-cell>
              <table:table-cell office:value-type="float" office:value="11040">
                <text:p>11040</text:p>
              </table:table-cell>
              <table:table-cell office:value-type="float" office:value="11390">
                <text:p>11390</text:p>
              </table:table-cell>
              <table:table-cell office:value-type="float" office:value="4927.5">
                <text:p>4927.5</text:p>
              </table:table-cell>
              <table:table-cell office:value-type="float" office:value="7627.5">
                <text:p>7627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600">
                <text:p>9600</text:p>
              </table:table-cell>
              <table:table-cell office:value-type="float" office:value="9890">
                <text:p>9890</text:p>
              </table:table-cell>
              <table:table-cell office:value-type="float" office:value="11827.5">
                <text:p>11827.5</text:p>
              </table:table-cell>
              <table:table-cell office:value-type="float" office:value="10905">
                <text:p>10905</text:p>
              </table:table-cell>
              <table:table-cell office:value-type="float" office:value="11340">
                <text:p>11340</text:p>
              </table:table-cell>
              <table:table-cell office:value-type="float" office:value="4922.5">
                <text:p>4922.5</text:p>
              </table:table-cell>
              <table:table-cell office:value-type="float" office:value="7547.5">
                <text:p>7547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310">
                <text:p>10310</text:p>
              </table:table-cell>
              <table:table-cell office:value-type="float" office:value="9815">
                <text:p>9815</text:p>
              </table:table-cell>
              <table:table-cell office:value-type="float" office:value="12407.5">
                <text:p>12407.5</text:p>
              </table:table-cell>
              <table:table-cell office:value-type="float" office:value="11220">
                <text:p>11220</text:p>
              </table:table-cell>
              <table:table-cell office:value-type="float" office:value="12265">
                <text:p>12265</text:p>
              </table:table-cell>
              <table:table-cell office:value-type="float" office:value="5242.5">
                <text:p>5242.5</text:p>
              </table:table-cell>
              <table:table-cell office:value-type="float" office:value="8172.5">
                <text:p>8172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555">
                <text:p>10555</text:p>
              </table:table-cell>
              <table:table-cell office:value-type="float" office:value="9765">
                <text:p>9765</text:p>
              </table:table-cell>
              <table:table-cell office:value-type="float" office:value="12702.5">
                <text:p>12702.5</text:p>
              </table:table-cell>
              <table:table-cell office:value-type="float" office:value="11155">
                <text:p>11155</text:p>
              </table:table-cell>
              <table:table-cell office:value-type="float" office:value="12250">
                <text:p>12250</text:p>
              </table:table-cell>
              <table:table-cell office:value-type="float" office:value="5352.5">
                <text:p>5352.5</text:p>
              </table:table-cell>
              <table:table-cell office:value-type="float" office:value="7937.5">
                <text:p>7937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725">
                <text:p>10725</text:p>
              </table:table-cell>
              <table:table-cell office:value-type="float" office:value="9640">
                <text:p>9640</text:p>
              </table:table-cell>
              <table:table-cell office:value-type="float" office:value="12547.5">
                <text:p>12547.5</text:p>
              </table:table-cell>
              <table:table-cell office:value-type="float" office:value="11060">
                <text:p>11060</text:p>
              </table:table-cell>
              <table:table-cell office:value-type="float" office:value="12015">
                <text:p>12015</text:p>
              </table:table-cell>
              <table:table-cell office:value-type="float" office:value="4982.5">
                <text:p>4982.5</text:p>
              </table:table-cell>
              <table:table-cell office:value-type="float" office:value="7737.5">
                <text:p>7737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355">
                <text:p>10355</text:p>
              </table:table-cell>
              <table:table-cell office:value-type="float" office:value="9937.5">
                <text:p>9937.5</text:p>
              </table:table-cell>
              <table:table-cell office:value-type="float" office:value="12632.5">
                <text:p>12632.5</text:p>
              </table:table-cell>
              <table:table-cell office:value-type="float" office:value="11410">
                <text:p>11410</text:p>
              </table:table-cell>
              <table:table-cell office:value-type="float" office:value="12085">
                <text:p>12085</text:p>
              </table:table-cell>
              <table:table-cell office:value-type="float" office:value="5022.5">
                <text:p>5022.5</text:p>
              </table:table-cell>
              <table:table-cell office:value-type="float" office:value="8097.5">
                <text:p>8097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995">
                <text:p>9995</text:p>
              </table:table-cell>
              <table:table-cell office:value-type="float" office:value="10202.5">
                <text:p>10202.5</text:p>
              </table:table-cell>
              <table:table-cell office:value-type="float" office:value="12792.5">
                <text:p>12792.5</text:p>
              </table:table-cell>
              <table:table-cell office:value-type="float" office:value="11445">
                <text:p>11445</text:p>
              </table:table-cell>
              <table:table-cell office:value-type="float" office:value="12225">
                <text:p>12225</text:p>
              </table:table-cell>
              <table:table-cell office:value-type="float" office:value="5112.5">
                <text:p>5112.5</text:p>
              </table:table-cell>
              <table:table-cell office:value-type="float" office:value="7882.5">
                <text:p>7882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870">
                <text:p>9870</text:p>
              </table:table-cell>
              <table:table-cell office:value-type="float" office:value="9957.5">
                <text:p>9957.5</text:p>
              </table:table-cell>
              <table:table-cell office:value-type="float" office:value="13002.5">
                <text:p>13002.5</text:p>
              </table:table-cell>
              <table:table-cell office:value-type="float" office:value="11310">
                <text:p>11310</text:p>
              </table:table-cell>
              <table:table-cell office:value-type="float" office:value="11990">
                <text:p>11990</text:p>
              </table:table-cell>
              <table:table-cell office:value-type="float" office:value="4927.5">
                <text:p>4927.5</text:p>
              </table:table-cell>
              <table:table-cell office:value-type="float" office:value="7872.5">
                <text:p>7872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840">
                <text:p>9840</text:p>
              </table:table-cell>
              <table:table-cell office:value-type="float" office:value="10202.5">
                <text:p>10202.5</text:p>
              </table:table-cell>
              <table:table-cell office:value-type="float" office:value="13022.5">
                <text:p>13022.5</text:p>
              </table:table-cell>
              <table:table-cell office:value-type="float" office:value="11505">
                <text:p>11505</text:p>
              </table:table-cell>
              <table:table-cell office:value-type="float" office:value="11910">
                <text:p>11910</text:p>
              </table:table-cell>
              <table:table-cell office:value-type="float" office:value="5037.5">
                <text:p>5037.5</text:p>
              </table:table-cell>
              <table:table-cell office:value-type="float" office:value="7862.5">
                <text:p>7862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600">
                <text:p>10600</text:p>
              </table:table-cell>
              <table:table-cell office:value-type="float" office:value="10792.5">
                <text:p>10792.5</text:p>
              </table:table-cell>
              <table:table-cell office:value-type="float" office:value="14002.5">
                <text:p>14002.5</text:p>
              </table:table-cell>
              <table:table-cell office:value-type="float" office:value="12115">
                <text:p>12115</text:p>
              </table:table-cell>
              <table:table-cell office:value-type="float" office:value="12622.5">
                <text:p>12622.5</text:p>
              </table:table-cell>
              <table:table-cell office:value-type="float" office:value="5742.5">
                <text:p>5742.5</text:p>
              </table:table-cell>
              <table:table-cell office:value-type="float" office:value="8250">
                <text:p>825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665">
                <text:p>10665</text:p>
              </table:table-cell>
              <table:table-cell office:value-type="float" office:value="10292.5">
                <text:p>10292.5</text:p>
              </table:table-cell>
              <table:table-cell office:value-type="float" office:value="14042.5">
                <text:p>14042.5</text:p>
              </table:table-cell>
              <table:table-cell office:value-type="float" office:value="12207.5">
                <text:p>12207.5</text:p>
              </table:table-cell>
              <table:table-cell office:value-type="float" office:value="12692.5">
                <text:p>12692.5</text:p>
              </table:table-cell>
              <table:table-cell office:value-type="float" office:value="6037.5">
                <text:p>6037.5</text:p>
              </table:table-cell>
              <table:table-cell office:value-type="float" office:value="7995">
                <text:p>79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835">
                <text:p>10835</text:p>
              </table:table-cell>
              <table:table-cell office:value-type="float" office:value="10537.5">
                <text:p>10537.5</text:p>
              </table:table-cell>
              <table:table-cell office:value-type="float" office:value="14287.5">
                <text:p>14287.5</text:p>
              </table:table-cell>
              <table:table-cell office:value-type="float" office:value="12127.5">
                <text:p>12127.5</text:p>
              </table:table-cell>
              <table:table-cell office:value-type="float" office:value="12752.5">
                <text:p>12752.5</text:p>
              </table:table-cell>
              <table:table-cell office:value-type="float" office:value="6057.5">
                <text:p>6057.5</text:p>
              </table:table-cell>
              <table:table-cell office:value-type="float" office:value="7825">
                <text:p>78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145">
                <text:p>11145</text:p>
              </table:table-cell>
              <table:table-cell office:value-type="float" office:value="11082.5">
                <text:p>11082.5</text:p>
              </table:table-cell>
              <table:table-cell office:value-type="float" office:value="14552.5">
                <text:p>14552.5</text:p>
              </table:table-cell>
              <table:table-cell office:value-type="float" office:value="12052.5">
                <text:p>12052.5</text:p>
              </table:table-cell>
              <table:table-cell office:value-type="float" office:value="13567.5">
                <text:p>13567.5</text:p>
              </table:table-cell>
              <table:table-cell office:value-type="float" office:value="5807.5">
                <text:p>5807.5</text:p>
              </table:table-cell>
              <table:table-cell office:value-type="float" office:value="8410">
                <text:p>841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915">
                <text:p>10915</text:p>
              </table:table-cell>
              <table:table-cell office:value-type="float" office:value="11007.5">
                <text:p>11007.5</text:p>
              </table:table-cell>
              <table:table-cell office:value-type="float" office:value="14582.5">
                <text:p>14582.5</text:p>
              </table:table-cell>
              <table:table-cell office:value-type="float" office:value="12277.5">
                <text:p>12277.5</text:p>
              </table:table-cell>
              <table:table-cell office:value-type="float" office:value="13497.5">
                <text:p>13497.5</text:p>
              </table:table-cell>
              <table:table-cell office:value-type="float" office:value="5512.5">
                <text:p>5512.5</text:p>
              </table:table-cell>
              <table:table-cell office:value-type="float" office:value="8515">
                <text:p>85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235">
                <text:p>11235</text:p>
              </table:table-cell>
              <table:table-cell office:value-type="float" office:value="11292.5">
                <text:p>11292.5</text:p>
              </table:table-cell>
              <table:table-cell office:value-type="float" office:value="15167.5">
                <text:p>15167.5</text:p>
              </table:table-cell>
              <table:table-cell office:value-type="float" office:value="12357.5">
                <text:p>12357.5</text:p>
              </table:table-cell>
              <table:table-cell office:value-type="float" office:value="13747.5">
                <text:p>13747.5</text:p>
              </table:table-cell>
              <table:table-cell office:value-type="float" office:value="5777.5">
                <text:p>5777.5</text:p>
              </table:table-cell>
              <table:table-cell office:value-type="float" office:value="8655">
                <text:p>86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725">
                <text:p>10725</text:p>
              </table:table-cell>
              <table:table-cell office:value-type="float" office:value="11482.5">
                <text:p>11482.5</text:p>
              </table:table-cell>
              <table:table-cell office:value-type="float" office:value="14922.5">
                <text:p>14922.5</text:p>
              </table:table-cell>
              <table:table-cell office:value-type="float" office:value="12437.5">
                <text:p>12437.5</text:p>
              </table:table-cell>
              <table:table-cell office:value-type="float" office:value="13497.5">
                <text:p>13497.5</text:p>
              </table:table-cell>
              <table:table-cell office:value-type="float" office:value="6047.5">
                <text:p>6047.5</text:p>
              </table:table-cell>
              <table:table-cell office:value-type="float" office:value="8260">
                <text:p>826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935">
                <text:p>10935</text:p>
              </table:table-cell>
              <table:table-cell office:value-type="float" office:value="11552.5">
                <text:p>11552.5</text:p>
              </table:table-cell>
              <table:table-cell office:value-type="float" office:value="14957.5">
                <text:p>14957.5</text:p>
              </table:table-cell>
              <table:table-cell office:value-type="float" office:value="12647.5">
                <text:p>12647.5</text:p>
              </table:table-cell>
              <table:table-cell office:value-type="float" office:value="13537.5">
                <text:p>13537.5</text:p>
              </table:table-cell>
              <table:table-cell office:value-type="float" office:value="6302.5">
                <text:p>6302.5</text:p>
              </table:table-cell>
              <table:table-cell office:value-type="float" office:value="8370">
                <text:p>837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045">
                <text:p>11045</text:p>
              </table:table-cell>
              <table:table-cell office:value-type="float" office:value="11657.5">
                <text:p>11657.5</text:p>
              </table:table-cell>
              <table:table-cell office:value-type="float" office:value="15327.5">
                <text:p>15327.5</text:p>
              </table:table-cell>
              <table:table-cell office:value-type="float" office:value="12507.5">
                <text:p>12507.5</text:p>
              </table:table-cell>
              <table:table-cell office:value-type="float" office:value="14107.5">
                <text:p>14107.5</text:p>
              </table:table-cell>
              <table:table-cell office:value-type="float" office:value="6697.5">
                <text:p>6697.5</text:p>
              </table:table-cell>
              <table:table-cell office:value-type="float" office:value="8605">
                <text:p>86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965">
                <text:p>10965</text:p>
              </table:table-cell>
              <table:table-cell office:value-type="float" office:value="11542.5">
                <text:p>11542.5</text:p>
              </table:table-cell>
              <table:table-cell office:value-type="float" office:value="15262.5">
                <text:p>15262.5</text:p>
              </table:table-cell>
              <table:table-cell office:value-type="float" office:value="12652.5">
                <text:p>12652.5</text:p>
              </table:table-cell>
              <table:table-cell office:value-type="float" office:value="13977.5">
                <text:p>13977.5</text:p>
              </table:table-cell>
              <table:table-cell office:value-type="float" office:value="6467.5">
                <text:p>6467.5</text:p>
              </table:table-cell>
              <table:table-cell office:value-type="float" office:value="8305">
                <text:p>83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190">
                <text:p>12190</text:p>
              </table:table-cell>
              <table:table-cell office:value-type="float" office:value="11852.5">
                <text:p>11852.5</text:p>
              </table:table-cell>
              <table:table-cell office:value-type="float" office:value="15992.5">
                <text:p>15992.5</text:p>
              </table:table-cell>
              <table:table-cell office:value-type="float" office:value="13037.5">
                <text:p>13037.5</text:p>
              </table:table-cell>
              <table:table-cell office:value-type="float" office:value="14307.5">
                <text:p>14307.5</text:p>
              </table:table-cell>
              <table:table-cell office:value-type="float" office:value="6892.5">
                <text:p>6892.5</text:p>
              </table:table-cell>
              <table:table-cell office:value-type="float" office:value="8492.5">
                <text:p>8492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410">
                <text:p>12410</text:p>
              </table:table-cell>
              <table:table-cell office:value-type="float" office:value="11892.5">
                <text:p>11892.5</text:p>
              </table:table-cell>
              <table:table-cell office:value-type="float" office:value="15992.5">
                <text:p>15992.5</text:p>
              </table:table-cell>
              <table:table-cell office:value-type="float" office:value="12857.5">
                <text:p>12857.5</text:p>
              </table:table-cell>
              <table:table-cell office:value-type="float" office:value="14012.5">
                <text:p>14012.5</text:p>
              </table:table-cell>
              <table:table-cell office:value-type="float" office:value="6922.5">
                <text:p>6922.5</text:p>
              </table:table-cell>
              <table:table-cell office:value-type="float" office:value="8392.5">
                <text:p>8392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105">
                <text:p>13105</text:p>
              </table:table-cell>
              <table:table-cell office:value-type="float" office:value="12312.5">
                <text:p>12312.5</text:p>
              </table:table-cell>
              <table:table-cell office:value-type="float" office:value="16037.5">
                <text:p>16037.5</text:p>
              </table:table-cell>
              <table:table-cell office:value-type="float" office:value="12882.5">
                <text:p>12882.5</text:p>
              </table:table-cell>
              <table:table-cell office:value-type="float" office:value="14797.5">
                <text:p>14797.5</text:p>
              </table:table-cell>
              <table:table-cell office:value-type="float" office:value="7522.5">
                <text:p>7522.5</text:p>
              </table:table-cell>
              <table:table-cell office:value-type="float" office:value="8622.5">
                <text:p>8622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165">
                <text:p>13165</text:p>
              </table:table-cell>
              <table:table-cell office:value-type="float" office:value="12297.5">
                <text:p>12297.5</text:p>
              </table:table-cell>
              <table:table-cell office:value-type="float" office:value="16227.5">
                <text:p>16227.5</text:p>
              </table:table-cell>
              <table:table-cell office:value-type="float" office:value="12997.5">
                <text:p>12997.5</text:p>
              </table:table-cell>
              <table:table-cell office:value-type="float" office:value="14942.5">
                <text:p>14942.5</text:p>
              </table:table-cell>
              <table:table-cell office:value-type="float" office:value="7652.5">
                <text:p>7652.5</text:p>
              </table:table-cell>
              <table:table-cell office:value-type="float" office:value="8682.5">
                <text:p>8682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687.5">
                <text:p>12687.5</text:p>
              </table:table-cell>
              <table:table-cell office:value-type="float" office:value="13792.5">
                <text:p>13792.5</text:p>
              </table:table-cell>
              <table:table-cell office:value-type="float" office:value="16417.5">
                <text:p>16417.5</text:p>
              </table:table-cell>
              <table:table-cell office:value-type="float" office:value="13082.5">
                <text:p>13082.5</text:p>
              </table:table-cell>
              <table:table-cell office:value-type="float" office:value="15242.5">
                <text:p>15242.5</text:p>
              </table:table-cell>
              <table:table-cell office:value-type="float" office:value="7167.5">
                <text:p>7167.5</text:p>
              </table:table-cell>
              <table:table-cell office:value-type="float" office:value="8477.5">
                <text:p>8477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227.5">
                <text:p>12227.5</text:p>
              </table:table-cell>
              <table:table-cell office:value-type="float" office:value="14642.5">
                <text:p>14642.5</text:p>
              </table:table-cell>
              <table:table-cell office:value-type="float" office:value="15982.5">
                <text:p>15982.5</text:p>
              </table:table-cell>
              <table:table-cell office:value-type="float" office:value="12777.5">
                <text:p>12777.5</text:p>
              </table:table-cell>
              <table:table-cell office:value-type="float" office:value="14467.5">
                <text:p>14467.5</text:p>
              </table:table-cell>
              <table:table-cell office:value-type="float" office:value="7262.5">
                <text:p>7262.5</text:p>
              </table:table-cell>
              <table:table-cell office:value-type="float" office:value="8762.5">
                <text:p>8762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412.5">
                <text:p>12412.5</text:p>
              </table:table-cell>
              <table:table-cell office:value-type="float" office:value="15152.5">
                <text:p>15152.5</text:p>
              </table:table-cell>
              <table:table-cell office:value-type="float" office:value="16092.5">
                <text:p>16092.5</text:p>
              </table:table-cell>
              <table:table-cell office:value-type="float" office:value="12792.5">
                <text:p>12792.5</text:p>
              </table:table-cell>
              <table:table-cell office:value-type="float" office:value="15390">
                <text:p>15390</text:p>
              </table:table-cell>
              <table:table-cell office:value-type="float" office:value="7702.5">
                <text:p>7702.5</text:p>
              </table:table-cell>
              <table:table-cell office:value-type="float" office:value="8802.5">
                <text:p>8802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212.5">
                <text:p>12212.5</text:p>
              </table:table-cell>
              <table:table-cell office:value-type="float" office:value="15117.5">
                <text:p>15117.5</text:p>
              </table:table-cell>
              <table:table-cell office:value-type="float" office:value="16107.5">
                <text:p>16107.5</text:p>
              </table:table-cell>
              <table:table-cell office:value-type="float" office:value="12352.5">
                <text:p>12352.5</text:p>
              </table:table-cell>
              <table:table-cell office:value-type="float" office:value="15325">
                <text:p>15325</text:p>
              </table:table-cell>
              <table:table-cell office:value-type="float" office:value="7572.5">
                <text:p>7572.5</text:p>
              </table:table-cell>
              <table:table-cell office:value-type="float" office:value="8697.5">
                <text:p>8697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172.5">
                <text:p>12172.5</text:p>
              </table:table-cell>
              <table:table-cell office:value-type="float" office:value="15112.5">
                <text:p>15112.5</text:p>
              </table:table-cell>
              <table:table-cell office:value-type="float" office:value="16222.5">
                <text:p>16222.5</text:p>
              </table:table-cell>
              <table:table-cell office:value-type="float" office:value="12662.5">
                <text:p>12662.5</text:p>
              </table:table-cell>
              <table:table-cell office:value-type="float" office:value="15235">
                <text:p>15235</text:p>
              </table:table-cell>
              <table:table-cell office:value-type="float" office:value="7462.5">
                <text:p>7462.5</text:p>
              </table:table-cell>
              <table:table-cell office:value-type="float" office:value="8742.5">
                <text:p>8742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927.5">
                <text:p>11927.5</text:p>
              </table:table-cell>
              <table:table-cell office:value-type="float" office:value="15057.5">
                <text:p>15057.5</text:p>
              </table:table-cell>
              <table:table-cell office:value-type="float" office:value="16002.5">
                <text:p>16002.5</text:p>
              </table:table-cell>
              <table:table-cell office:value-type="float" office:value="12722.5">
                <text:p>12722.5</text:p>
              </table:table-cell>
              <table:table-cell office:value-type="float" office:value="15065">
                <text:p>15065</text:p>
              </table:table-cell>
              <table:table-cell office:value-type="float" office:value="7467.5">
                <text:p>7467.5</text:p>
              </table:table-cell>
              <table:table-cell office:value-type="float" office:value="8732.5">
                <text:p>8732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877.5">
                <text:p>11877.5</text:p>
              </table:table-cell>
              <table:table-cell office:value-type="float" office:value="15027.5">
                <text:p>15027.5</text:p>
              </table:table-cell>
              <table:table-cell office:value-type="float" office:value="15977.5">
                <text:p>15977.5</text:p>
              </table:table-cell>
              <table:table-cell office:value-type="float" office:value="12882.5">
                <text:p>12882.5</text:p>
              </table:table-cell>
              <table:table-cell office:value-type="float" office:value="15195">
                <text:p>15195</text:p>
              </table:table-cell>
              <table:table-cell office:value-type="float" office:value="7382.5">
                <text:p>7382.5</text:p>
              </table:table-cell>
              <table:table-cell office:value-type="float" office:value="8707.5">
                <text:p>8707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37.5">
                <text:p>12237.5</text:p>
              </table:table-cell>
              <table:table-cell office:value-type="float" office:value="15302.5">
                <text:p>15302.5</text:p>
              </table:table-cell>
              <table:table-cell office:value-type="float" office:value="16097.5">
                <text:p>16097.5</text:p>
              </table:table-cell>
              <table:table-cell office:value-type="float" office:value="12722.5">
                <text:p>12722.5</text:p>
              </table:table-cell>
              <table:table-cell office:value-type="float" office:value="14745">
                <text:p>14745</text:p>
              </table:table-cell>
              <table:table-cell office:value-type="float" office:value="7550">
                <text:p>7550</text:p>
              </table:table-cell>
              <table:table-cell office:value-type="float" office:value="8857.5">
                <text:p>8857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092.5">
                <text:p>12092.5</text:p>
              </table:table-cell>
              <table:table-cell office:value-type="float" office:value="15397.5">
                <text:p>15397.5</text:p>
              </table:table-cell>
              <table:table-cell office:value-type="float" office:value="16012.5">
                <text:p>16012.5</text:p>
              </table:table-cell>
              <table:table-cell office:value-type="float" office:value="12542.5">
                <text:p>12542.5</text:p>
              </table:table-cell>
              <table:table-cell office:value-type="float" office:value="14355">
                <text:p>14355</text:p>
              </table:table-cell>
              <table:table-cell office:value-type="float" office:value="7560">
                <text:p>7560</text:p>
              </table:table-cell>
              <table:table-cell office:value-type="float" office:value="9042.5">
                <text:p>9042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17.5">
                <text:p>12317.5</text:p>
              </table:table-cell>
              <table:table-cell office:value-type="float" office:value="15327.5">
                <text:p>15327.5</text:p>
              </table:table-cell>
              <table:table-cell office:value-type="float" office:value="15707.5">
                <text:p>15707.5</text:p>
              </table:table-cell>
              <table:table-cell office:value-type="float" office:value="12212.5">
                <text:p>12212.5</text:p>
              </table:table-cell>
              <table:table-cell office:value-type="float" office:value="13965">
                <text:p>13965</text:p>
              </table:table-cell>
              <table:table-cell office:value-type="float" office:value="7880">
                <text:p>7880</text:p>
              </table:table-cell>
              <table:table-cell office:value-type="float" office:value="9027.5">
                <text:p>9027.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227.5">
                <text:p>12227.5</text:p>
              </table:table-cell>
              <table:table-cell office:value-type="float" office:value="15242.5">
                <text:p>15242.5</text:p>
              </table:table-cell>
              <table:table-cell office:value-type="float" office:value="15207.5">
                <text:p>15207.5</text:p>
              </table:table-cell>
              <table:table-cell office:value-type="float" office:value="12027.5">
                <text:p>12027.5</text:p>
              </table:table-cell>
              <table:table-cell office:value-type="float" office:value="13900">
                <text:p>13900</text:p>
              </table:table-cell>
              <table:table-cell office:value-type="float" office:value="7760">
                <text:p>7760</text:p>
              </table:table-cell>
              <table:table-cell office:value-type="float" office:value="9192.5">
                <text:p>9192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942.5">
                <text:p>11942.5</text:p>
              </table:table-cell>
              <table:table-cell office:value-type="float" office:value="15452.5">
                <text:p>15452.5</text:p>
              </table:table-cell>
              <table:table-cell office:value-type="float" office:value="15052.5">
                <text:p>15052.5</text:p>
              </table:table-cell>
              <table:table-cell office:value-type="float" office:value="12097.5">
                <text:p>12097.5</text:p>
              </table:table-cell>
              <table:table-cell office:value-type="float" office:value="14020">
                <text:p>14020</text:p>
              </table:table-cell>
              <table:table-cell office:value-type="float" office:value="7740">
                <text:p>7740</text:p>
              </table:table-cell>
              <table:table-cell office:value-type="float" office:value="8952.5">
                <text:p>8952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752.5">
                <text:p>11752.5</text:p>
              </table:table-cell>
              <table:table-cell office:value-type="float" office:value="15482.5">
                <text:p>15482.5</text:p>
              </table:table-cell>
              <table:table-cell office:value-type="float" office:value="15092.5">
                <text:p>15092.5</text:p>
              </table:table-cell>
              <table:table-cell office:value-type="float" office:value="11847.5">
                <text:p>11847.5</text:p>
              </table:table-cell>
              <table:table-cell office:value-type="float" office:value="13822.5">
                <text:p>13822.5</text:p>
              </table:table-cell>
              <table:table-cell office:value-type="float" office:value="7380">
                <text:p>7380</text:p>
              </table:table-cell>
              <table:table-cell office:value-type="float" office:value="9227.5">
                <text:p>9227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762.5">
                <text:p>11762.5</text:p>
              </table:table-cell>
              <table:table-cell office:value-type="float" office:value="15052.5">
                <text:p>15052.5</text:p>
              </table:table-cell>
              <table:table-cell office:value-type="float" office:value="14957.5">
                <text:p>14957.5</text:p>
              </table:table-cell>
              <table:table-cell office:value-type="float" office:value="11727.5">
                <text:p>11727.5</text:p>
              </table:table-cell>
              <table:table-cell office:value-type="float" office:value="13787.5">
                <text:p>13787.5</text:p>
              </table:table-cell>
              <table:table-cell office:value-type="float" office:value="6860">
                <text:p>6860</text:p>
              </table:table-cell>
              <table:table-cell office:value-type="float" office:value="8597.5">
                <text:p>8597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827.5">
                <text:p>11827.5</text:p>
              </table:table-cell>
              <table:table-cell office:value-type="float" office:value="14917.5">
                <text:p>14917.5</text:p>
              </table:table-cell>
              <table:table-cell office:value-type="float" office:value="15377.5">
                <text:p>15377.5</text:p>
              </table:table-cell>
              <table:table-cell office:value-type="float" office:value="11787.5">
                <text:p>11787.5</text:p>
              </table:table-cell>
              <table:table-cell office:value-type="float" office:value="13942.5">
                <text:p>13942.5</text:p>
              </table:table-cell>
              <table:table-cell office:value-type="float" office:value="7020">
                <text:p>7020</text:p>
              </table:table-cell>
              <table:table-cell office:value-type="float" office:value="8587.5">
                <text:p>8587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882.5">
                <text:p>11882.5</text:p>
              </table:table-cell>
              <table:table-cell office:value-type="float" office:value="14827.5">
                <text:p>14827.5</text:p>
              </table:table-cell>
              <table:table-cell office:value-type="float" office:value="15362.5">
                <text:p>15362.5</text:p>
              </table:table-cell>
              <table:table-cell office:value-type="float" office:value="12042.5">
                <text:p>12042.5</text:p>
              </table:table-cell>
              <table:table-cell office:value-type="float" office:value="13817.5">
                <text:p>13817.5</text:p>
              </table:table-cell>
              <table:table-cell office:value-type="float" office:value="7210">
                <text:p>7210</text:p>
              </table:table-cell>
              <table:table-cell office:value-type="float" office:value="8555">
                <text:p>85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082.5">
                <text:p>12082.5</text:p>
              </table:table-cell>
              <table:table-cell office:value-type="float" office:value="14577.5">
                <text:p>14577.5</text:p>
              </table:table-cell>
              <table:table-cell office:value-type="float" office:value="14692.5">
                <text:p>14692.5</text:p>
              </table:table-cell>
              <table:table-cell office:value-type="float" office:value="12367.5">
                <text:p>12367.5</text:p>
              </table:table-cell>
              <table:table-cell office:value-type="float" office:value="14012.5">
                <text:p>14012.5</text:p>
              </table:table-cell>
              <table:table-cell office:value-type="float" office:value="7575">
                <text:p>7575</text:p>
              </table:table-cell>
              <table:table-cell office:value-type="float" office:value="8575">
                <text:p>85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172.5">
                <text:p>12172.5</text:p>
              </table:table-cell>
              <table:table-cell office:value-type="float" office:value="15002.5">
                <text:p>15002.5</text:p>
              </table:table-cell>
              <table:table-cell office:value-type="float" office:value="14517.5">
                <text:p>14517.5</text:p>
              </table:table-cell>
              <table:table-cell office:value-type="float" office:value="12485">
                <text:p>12485</text:p>
              </table:table-cell>
              <table:table-cell office:value-type="float" office:value="13882.5">
                <text:p>13882.5</text:p>
              </table:table-cell>
              <table:table-cell office:value-type="float" office:value="8057.5">
                <text:p>8057.5</text:p>
              </table:table-cell>
              <table:table-cell office:value-type="float" office:value="8895">
                <text:p>88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237.5">
                <text:p>12237.5</text:p>
              </table:table-cell>
              <table:table-cell office:value-type="float" office:value="15010">
                <text:p>15010</text:p>
              </table:table-cell>
              <table:table-cell office:value-type="float" office:value="14172.5">
                <text:p>14172.5</text:p>
              </table:table-cell>
              <table:table-cell office:value-type="float" office:value="12150">
                <text:p>12150</text:p>
              </table:table-cell>
              <table:table-cell office:value-type="float" office:value="13772.5">
                <text:p>13772.5</text:p>
              </table:table-cell>
              <table:table-cell office:value-type="float" office:value="8037.5">
                <text:p>8037.5</text:p>
              </table:table-cell>
              <table:table-cell office:value-type="float" office:value="9102.5">
                <text:p>9102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137.5">
                <text:p>12137.5</text:p>
              </table:table-cell>
              <table:table-cell office:value-type="float" office:value="15265">
                <text:p>15265</text:p>
              </table:table-cell>
              <table:table-cell office:value-type="float" office:value="14162.5">
                <text:p>14162.5</text:p>
              </table:table-cell>
              <table:table-cell office:value-type="float" office:value="12320">
                <text:p>12320</text:p>
              </table:table-cell>
              <table:table-cell office:value-type="float" office:value="13932.5">
                <text:p>13932.5</text:p>
              </table:table-cell>
              <table:table-cell office:value-type="float" office:value="8187.5">
                <text:p>8187.5</text:p>
              </table:table-cell>
              <table:table-cell office:value-type="float" office:value="9002.5">
                <text:p>9002.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257.5">
                <text:p>12257.5</text:p>
              </table:table-cell>
              <table:table-cell office:value-type="float" office:value="15295">
                <text:p>15295</text:p>
              </table:table-cell>
              <table:table-cell office:value-type="float" office:value="14022.5">
                <text:p>14022.5</text:p>
              </table:table-cell>
              <table:table-cell office:value-type="float" office:value="12155">
                <text:p>12155</text:p>
              </table:table-cell>
              <table:table-cell office:value-type="float" office:value="13982.5">
                <text:p>13982.5</text:p>
              </table:table-cell>
              <table:table-cell office:value-type="float" office:value="8562.5">
                <text:p>8562.5</text:p>
              </table:table-cell>
              <table:table-cell office:value-type="float" office:value="8887.5">
                <text:p>8887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205">
                <text:p>12205</text:p>
              </table:table-cell>
              <table:table-cell office:value-type="float" office:value="15127.5">
                <text:p>15127.5</text:p>
              </table:table-cell>
              <table:table-cell office:value-type="float" office:value="13785">
                <text:p>13785</text:p>
              </table:table-cell>
              <table:table-cell office:value-type="float" office:value="11597.5">
                <text:p>11597.5</text:p>
              </table:table-cell>
              <table:table-cell office:value-type="float" office:value="13895">
                <text:p>13895</text:p>
              </table:table-cell>
              <table:table-cell office:value-type="float" office:value="8220">
                <text:p>8220</text:p>
              </table:table-cell>
              <table:table-cell office:value-type="float" office:value="8775">
                <text:p>87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050">
                <text:p>12050</text:p>
              </table:table-cell>
              <table:table-cell office:value-type="float" office:value="15082.5">
                <text:p>15082.5</text:p>
              </table:table-cell>
              <table:table-cell office:value-type="float" office:value="13480">
                <text:p>13480</text:p>
              </table:table-cell>
              <table:table-cell office:value-type="float" office:value="11747.5">
                <text:p>11747.5</text:p>
              </table:table-cell>
              <table:table-cell office:value-type="float" office:value="13935">
                <text:p>13935</text:p>
              </table:table-cell>
              <table:table-cell office:value-type="float" office:value="8617.5">
                <text:p>8617.5</text:p>
              </table:table-cell>
              <table:table-cell office:value-type="float" office:value="8865">
                <text:p>88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075">
                <text:p>12075</text:p>
              </table:table-cell>
              <table:table-cell office:value-type="float" office:value="15400">
                <text:p>15400</text:p>
              </table:table-cell>
              <table:table-cell office:value-type="float" office:value="13535">
                <text:p>13535</text:p>
              </table:table-cell>
              <table:table-cell office:value-type="float" office:value="11822.5">
                <text:p>11822.5</text:p>
              </table:table-cell>
              <table:table-cell office:value-type="float" office:value="14310">
                <text:p>14310</text:p>
              </table:table-cell>
              <table:table-cell office:value-type="float" office:value="9010">
                <text:p>9010</text:p>
              </table:table-cell>
              <table:table-cell office:value-type="float" office:value="9305">
                <text:p>93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055">
                <text:p>12055</text:p>
              </table:table-cell>
              <table:table-cell office:value-type="float" office:value="15630">
                <text:p>15630</text:p>
              </table:table-cell>
              <table:table-cell office:value-type="float" office:value="13560">
                <text:p>13560</text:p>
              </table:table-cell>
              <table:table-cell office:value-type="float" office:value="11952.5">
                <text:p>11952.5</text:p>
              </table:table-cell>
              <table:table-cell office:value-type="float" office:value="14400">
                <text:p>14400</text:p>
              </table:table-cell>
              <table:table-cell office:value-type="float" office:value="8870">
                <text:p>8870</text:p>
              </table:table-cell>
              <table:table-cell office:value-type="float" office:value="9165">
                <text:p>916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627.5">
                <text:p>12627.5</text:p>
              </table:table-cell>
              <table:table-cell office:value-type="float" office:value="15887.5">
                <text:p>15887.5</text:p>
              </table:table-cell>
              <table:table-cell office:value-type="float" office:value="14210">
                <text:p>14210</text:p>
              </table:table-cell>
              <table:table-cell office:value-type="float" office:value="12497.5">
                <text:p>12497.5</text:p>
              </table:table-cell>
              <table:table-cell office:value-type="float" office:value="15205">
                <text:p>15205</text:p>
              </table:table-cell>
              <table:table-cell office:value-type="float" office:value="8837.5">
                <text:p>8837.5</text:p>
              </table:table-cell>
              <table:table-cell office:value-type="float" office:value="9550">
                <text:p>955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087.5">
                <text:p>13087.5</text:p>
              </table:table-cell>
              <table:table-cell office:value-type="float" office:value="16025">
                <text:p>16025</text:p>
              </table:table-cell>
              <table:table-cell office:value-type="float" office:value="13920">
                <text:p>13920</text:p>
              </table:table-cell>
              <table:table-cell office:value-type="float" office:value="12812.5">
                <text:p>12812.5</text:p>
              </table:table-cell>
              <table:table-cell office:value-type="float" office:value="14805">
                <text:p>14805</text:p>
              </table:table-cell>
              <table:table-cell office:value-type="float" office:value="9365">
                <text:p>9365</text:p>
              </table:table-cell>
              <table:table-cell office:value-type="float" office:value="10207.5">
                <text:p>10207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337.5">
                <text:p>13337.5</text:p>
              </table:table-cell>
              <table:table-cell office:value-type="float" office:value="16645">
                <text:p>16645</text:p>
              </table:table-cell>
              <table:table-cell office:value-type="float" office:value="14467.5">
                <text:p>14467.5</text:p>
              </table:table-cell>
              <table:table-cell office:value-type="float" office:value="13287.5">
                <text:p>13287.5</text:p>
              </table:table-cell>
              <table:table-cell office:value-type="float" office:value="15045">
                <text:p>15045</text:p>
              </table:table-cell>
              <table:table-cell office:value-type="float" office:value="9890">
                <text:p>9890</text:p>
              </table:table-cell>
              <table:table-cell office:value-type="float" office:value="10512.5">
                <text:p>10512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412.5">
                <text:p>13412.5</text:p>
              </table:table-cell>
              <table:table-cell office:value-type="float" office:value="17055">
                <text:p>17055</text:p>
              </table:table-cell>
              <table:table-cell office:value-type="float" office:value="14082.5">
                <text:p>14082.5</text:p>
              </table:table-cell>
              <table:table-cell office:value-type="float" office:value="13292.5">
                <text:p>13292.5</text:p>
              </table:table-cell>
              <table:table-cell office:value-type="float" office:value="15030">
                <text:p>15030</text:p>
              </table:table-cell>
              <table:table-cell office:value-type="float" office:value="10015">
                <text:p>10015</text:p>
              </table:table-cell>
              <table:table-cell office:value-type="float" office:value="11137.5">
                <text:p>11137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77.5">
                <text:p>13377.5</text:p>
              </table:table-cell>
              <table:table-cell office:value-type="float" office:value="17325">
                <text:p>17325</text:p>
              </table:table-cell>
              <table:table-cell office:value-type="float" office:value="14317.5">
                <text:p>14317.5</text:p>
              </table:table-cell>
              <table:table-cell office:value-type="float" office:value="13347.5">
                <text:p>13347.5</text:p>
              </table:table-cell>
              <table:table-cell office:value-type="float" office:value="15260">
                <text:p>15260</text:p>
              </table:table-cell>
              <table:table-cell office:value-type="float" office:value="10125">
                <text:p>10125</text:p>
              </table:table-cell>
              <table:table-cell office:value-type="float" office:value="11097.5">
                <text:p>11097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692.5">
                <text:p>13692.5</text:p>
              </table:table-cell>
              <table:table-cell office:value-type="float" office:value="17575">
                <text:p>17575</text:p>
              </table:table-cell>
              <table:table-cell office:value-type="float" office:value="14477.5">
                <text:p>14477.5</text:p>
              </table:table-cell>
              <table:table-cell office:value-type="float" office:value="13382.5">
                <text:p>13382.5</text:p>
              </table:table-cell>
              <table:table-cell office:value-type="float" office:value="15380">
                <text:p>15380</text:p>
              </table:table-cell>
              <table:table-cell office:value-type="float" office:value="10330">
                <text:p>10330</text:p>
              </table:table-cell>
              <table:table-cell office:value-type="float" office:value="11337.5">
                <text:p>11337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182.5">
                <text:p>13182.5</text:p>
              </table:table-cell>
              <table:table-cell office:value-type="float" office:value="17670">
                <text:p>17670</text:p>
              </table:table-cell>
              <table:table-cell office:value-type="float" office:value="13977.5">
                <text:p>13977.5</text:p>
              </table:table-cell>
              <table:table-cell office:value-type="float" office:value="13407.5">
                <text:p>13407.5</text:p>
              </table:table-cell>
              <table:table-cell office:value-type="float" office:value="14925">
                <text:p>14925</text:p>
              </table:table-cell>
              <table:table-cell office:value-type="float" office:value="10290">
                <text:p>10290</text:p>
              </table:table-cell>
              <table:table-cell office:value-type="float" office:value="10532.5">
                <text:p>10532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187.5">
                <text:p>13187.5</text:p>
              </table:table-cell>
              <table:table-cell office:value-type="float" office:value="18240">
                <text:p>18240</text:p>
              </table:table-cell>
              <table:table-cell office:value-type="float" office:value="14142.5">
                <text:p>14142.5</text:p>
              </table:table-cell>
              <table:table-cell office:value-type="float" office:value="13697.5">
                <text:p>13697.5</text:p>
              </table:table-cell>
              <table:table-cell office:value-type="float" office:value="15200">
                <text:p>15200</text:p>
              </table:table-cell>
              <table:table-cell office:value-type="float" office:value="10415">
                <text:p>10415</text:p>
              </table:table-cell>
              <table:table-cell office:value-type="float" office:value="10847.5">
                <text:p>10847.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027.5">
                <text:p>13027.5</text:p>
              </table:table-cell>
              <table:table-cell office:value-type="float" office:value="18240">
                <text:p>18240</text:p>
              </table:table-cell>
              <table:table-cell office:value-type="float" office:value="13862.5">
                <text:p>13862.5</text:p>
              </table:table-cell>
              <table:table-cell office:value-type="float" office:value="13820">
                <text:p>13820</text:p>
              </table:table-cell>
              <table:table-cell office:value-type="float" office:value="14935">
                <text:p>14935</text:p>
              </table:table-cell>
              <table:table-cell office:value-type="float" office:value="10175">
                <text:p>10175</text:p>
              </table:table-cell>
              <table:table-cell office:value-type="float" office:value="10612.5">
                <text:p>10612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187.5">
                <text:p>13187.5</text:p>
              </table:table-cell>
              <table:table-cell office:value-type="float" office:value="18005">
                <text:p>18005</text:p>
              </table:table-cell>
              <table:table-cell office:value-type="float" office:value="13702.5">
                <text:p>13702.5</text:p>
              </table:table-cell>
              <table:table-cell office:value-type="float" office:value="13975">
                <text:p>13975</text:p>
              </table:table-cell>
              <table:table-cell office:value-type="float" office:value="14670">
                <text:p>14670</text:p>
              </table:table-cell>
              <table:table-cell office:value-type="float" office:value="10160">
                <text:p>10160</text:p>
              </table:table-cell>
              <table:table-cell office:value-type="float" office:value="10697.5">
                <text:p>10697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962.5">
                <text:p>12962.5</text:p>
              </table:table-cell>
              <table:table-cell office:value-type="float" office:value="17890">
                <text:p>17890</text:p>
              </table:table-cell>
              <table:table-cell office:value-type="float" office:value="13467.5">
                <text:p>13467.5</text:p>
              </table:table-cell>
              <table:table-cell office:value-type="float" office:value="13820">
                <text:p>13820</text:p>
              </table:table-cell>
              <table:table-cell office:value-type="float" office:value="14590">
                <text:p>14590</text:p>
              </table:table-cell>
              <table:table-cell office:value-type="float" office:value="9990">
                <text:p>9990</text:p>
              </table:table-cell>
              <table:table-cell office:value-type="float" office:value="10527.5">
                <text:p>10527.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647.5">
                <text:p>12647.5</text:p>
              </table:table-cell>
              <table:table-cell office:value-type="float" office:value="17520">
                <text:p>17520</text:p>
              </table:table-cell>
              <table:table-cell office:value-type="float" office:value="13222.5">
                <text:p>13222.5</text:p>
              </table:table-cell>
              <table:table-cell office:value-type="float" office:value="13585">
                <text:p>13585</text:p>
              </table:table-cell>
              <table:table-cell office:value-type="float" office:value="14395">
                <text:p>14395</text:p>
              </table:table-cell>
              <table:table-cell office:value-type="float" office:value="9745">
                <text:p>9745</text:p>
              </table:table-cell>
              <table:table-cell office:value-type="float" office:value="10817.5">
                <text:p>10817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542.5">
                <text:p>12542.5</text:p>
              </table:table-cell>
              <table:table-cell office:value-type="float" office:value="17690">
                <text:p>17690</text:p>
              </table:table-cell>
              <table:table-cell office:value-type="float" office:value="13167.5">
                <text:p>13167.5</text:p>
              </table:table-cell>
              <table:table-cell office:value-type="float" office:value="13745">
                <text:p>13745</text:p>
              </table:table-cell>
              <table:table-cell office:value-type="float" office:value="14305">
                <text:p>14305</text:p>
              </table:table-cell>
              <table:table-cell office:value-type="float" office:value="9860">
                <text:p>9860</text:p>
              </table:table-cell>
              <table:table-cell office:value-type="float" office:value="10792.5">
                <text:p>10792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422.5">
                <text:p>12422.5</text:p>
              </table:table-cell>
              <table:table-cell office:value-type="float" office:value="17675">
                <text:p>17675</text:p>
              </table:table-cell>
              <table:table-cell office:value-type="float" office:value="12902.5">
                <text:p>12902.5</text:p>
              </table:table-cell>
              <table:table-cell office:value-type="float" office:value="13700">
                <text:p>13700</text:p>
              </table:table-cell>
              <table:table-cell office:value-type="float" office:value="14135">
                <text:p>14135</text:p>
              </table:table-cell>
              <table:table-cell office:value-type="float" office:value="9715">
                <text:p>9715</text:p>
              </table:table-cell>
              <table:table-cell office:value-type="float" office:value="10812.5">
                <text:p>10812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462.5">
                <text:p>12462.5</text:p>
              </table:table-cell>
              <table:table-cell office:value-type="float" office:value="17330">
                <text:p>17330</text:p>
              </table:table-cell>
              <table:table-cell office:value-type="float" office:value="12967.5">
                <text:p>12967.5</text:p>
              </table:table-cell>
              <table:table-cell office:value-type="float" office:value="13350">
                <text:p>13350</text:p>
              </table:table-cell>
              <table:table-cell office:value-type="float" office:value="14120">
                <text:p>14120</text:p>
              </table:table-cell>
              <table:table-cell office:value-type="float" office:value="9355">
                <text:p>9355</text:p>
              </table:table-cell>
              <table:table-cell office:value-type="float" office:value="10417.5">
                <text:p>10417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867.5">
                <text:p>11867.5</text:p>
              </table:table-cell>
              <table:table-cell office:value-type="float" office:value="17440">
                <text:p>17440</text:p>
              </table:table-cell>
              <table:table-cell office:value-type="float" office:value="12402.5">
                <text:p>12402.5</text:p>
              </table:table-cell>
              <table:table-cell office:value-type="float" office:value="13625">
                <text:p>13625</text:p>
              </table:table-cell>
              <table:table-cell office:value-type="float" office:value="13485">
                <text:p>13485</text:p>
              </table:table-cell>
              <table:table-cell office:value-type="float" office:value="9065">
                <text:p>9065</text:p>
              </table:table-cell>
              <table:table-cell office:value-type="float" office:value="9712.5">
                <text:p>9712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892.5">
                <text:p>11892.5</text:p>
              </table:table-cell>
              <table:table-cell office:value-type="float" office:value="17345">
                <text:p>17345</text:p>
              </table:table-cell>
              <table:table-cell office:value-type="float" office:value="12527.5">
                <text:p>12527.5</text:p>
              </table:table-cell>
              <table:table-cell office:value-type="float" office:value="13805">
                <text:p>13805</text:p>
              </table:table-cell>
              <table:table-cell office:value-type="float" office:value="13490">
                <text:p>13490</text:p>
              </table:table-cell>
              <table:table-cell office:value-type="float" office:value="9030">
                <text:p>9030</text:p>
              </table:table-cell>
              <table:table-cell office:value-type="float" office:value="9627.5">
                <text:p>9627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912.5">
                <text:p>11912.5</text:p>
              </table:table-cell>
              <table:table-cell office:value-type="float" office:value="17145">
                <text:p>17145</text:p>
              </table:table-cell>
              <table:table-cell office:value-type="float" office:value="12422.5">
                <text:p>12422.5</text:p>
              </table:table-cell>
              <table:table-cell office:value-type="float" office:value="13630">
                <text:p>13630</text:p>
              </table:table-cell>
              <table:table-cell office:value-type="float" office:value="13195">
                <text:p>13195</text:p>
              </table:table-cell>
              <table:table-cell office:value-type="float" office:value="8870">
                <text:p>8870</text:p>
              </table:table-cell>
              <table:table-cell office:value-type="float" office:value="9412.5">
                <text:p>9412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832.5">
                <text:p>11832.5</text:p>
              </table:table-cell>
              <table:table-cell office:value-type="float" office:value="16945">
                <text:p>16945</text:p>
              </table:table-cell>
              <table:table-cell office:value-type="float" office:value="12357.5">
                <text:p>12357.5</text:p>
              </table:table-cell>
              <table:table-cell office:value-type="float" office:value="13425">
                <text:p>13425</text:p>
              </table:table-cell>
              <table:table-cell office:value-type="float" office:value="13260">
                <text:p>13260</text:p>
              </table:table-cell>
              <table:table-cell office:value-type="float" office:value="8740">
                <text:p>8740</text:p>
              </table:table-cell>
              <table:table-cell office:value-type="float" office:value="9142.5">
                <text:p>9142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065">
                <text:p>12065</text:p>
              </table:table-cell>
              <table:table-cell office:value-type="float" office:value="16975">
                <text:p>16975</text:p>
              </table:table-cell>
              <table:table-cell office:value-type="float" office:value="12262.5">
                <text:p>12262.5</text:p>
              </table:table-cell>
              <table:table-cell office:value-type="float" office:value="13630">
                <text:p>13630</text:p>
              </table:table-cell>
              <table:table-cell office:value-type="float" office:value="13780">
                <text:p>13780</text:p>
              </table:table-cell>
              <table:table-cell office:value-type="float" office:value="8665">
                <text:p>8665</text:p>
              </table:table-cell>
              <table:table-cell office:value-type="float" office:value="9152.5">
                <text:p>9152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295">
                <text:p>12295</text:p>
              </table:table-cell>
              <table:table-cell office:value-type="float" office:value="17180">
                <text:p>17180</text:p>
              </table:table-cell>
              <table:table-cell office:value-type="float" office:value="12112.5">
                <text:p>12112.5</text:p>
              </table:table-cell>
              <table:table-cell office:value-type="float" office:value="13425">
                <text:p>13425</text:p>
              </table:table-cell>
              <table:table-cell office:value-type="float" office:value="13885">
                <text:p>13885</text:p>
              </table:table-cell>
              <table:table-cell office:value-type="float" office:value="8565">
                <text:p>8565</text:p>
              </table:table-cell>
              <table:table-cell office:value-type="float" office:value="8972.5">
                <text:p>8972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515">
                <text:p>11515</text:p>
              </table:table-cell>
              <table:table-cell office:value-type="float" office:value="16525">
                <text:p>16525</text:p>
              </table:table-cell>
              <table:table-cell office:value-type="float" office:value="12797.5">
                <text:p>12797.5</text:p>
              </table:table-cell>
              <table:table-cell office:value-type="float" office:value="13080">
                <text:p>13080</text:p>
              </table:table-cell>
              <table:table-cell office:value-type="float" office:value="13145">
                <text:p>13145</text:p>
              </table:table-cell>
              <table:table-cell office:value-type="float" office:value="9185">
                <text:p>9185</text:p>
              </table:table-cell>
              <table:table-cell office:value-type="float" office:value="9162.5">
                <text:p>9162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945">
                <text:p>11945</text:p>
              </table:table-cell>
              <table:table-cell office:value-type="float" office:value="16925">
                <text:p>16925</text:p>
              </table:table-cell>
              <table:table-cell office:value-type="float" office:value="13137.5">
                <text:p>13137.5</text:p>
              </table:table-cell>
              <table:table-cell office:value-type="float" office:value="13220">
                <text:p>13220</text:p>
              </table:table-cell>
              <table:table-cell office:value-type="float" office:value="13430">
                <text:p>13430</text:p>
              </table:table-cell>
              <table:table-cell office:value-type="float" office:value="9350">
                <text:p>9350</text:p>
              </table:table-cell>
              <table:table-cell office:value-type="float" office:value="9830">
                <text:p>983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805">
                <text:p>11805</text:p>
              </table:table-cell>
              <table:table-cell office:value-type="float" office:value="17130">
                <text:p>17130</text:p>
              </table:table-cell>
              <table:table-cell office:value-type="float" office:value="13072.5">
                <text:p>13072.5</text:p>
              </table:table-cell>
              <table:table-cell office:value-type="float" office:value="13245">
                <text:p>13245</text:p>
              </table:table-cell>
              <table:table-cell office:value-type="float" office:value="13260">
                <text:p>13260</text:p>
              </table:table-cell>
              <table:table-cell office:value-type="float" office:value="9420">
                <text:p>9420</text:p>
              </table:table-cell>
              <table:table-cell office:value-type="float" office:value="9925">
                <text:p>99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995">
                <text:p>11995</text:p>
              </table:table-cell>
              <table:table-cell office:value-type="float" office:value="16890">
                <text:p>16890</text:p>
              </table:table-cell>
              <table:table-cell office:value-type="float" office:value="13307.5">
                <text:p>13307.5</text:p>
              </table:table-cell>
              <table:table-cell office:value-type="float" office:value="12275">
                <text:p>12275</text:p>
              </table:table-cell>
              <table:table-cell office:value-type="float" office:value="13397.5">
                <text:p>13397.5</text:p>
              </table:table-cell>
              <table:table-cell office:value-type="float" office:value="9410">
                <text:p>9410</text:p>
              </table:table-cell>
              <table:table-cell office:value-type="float" office:value="9612.5">
                <text:p>9612.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110">
                <text:p>12110</text:p>
              </table:table-cell>
              <table:table-cell office:value-type="float" office:value="16995">
                <text:p>16995</text:p>
              </table:table-cell>
              <table:table-cell office:value-type="float" office:value="13287.5">
                <text:p>13287.5</text:p>
              </table:table-cell>
              <table:table-cell office:value-type="float" office:value="12385">
                <text:p>12385</text:p>
              </table:table-cell>
              <table:table-cell office:value-type="float" office:value="13462.5">
                <text:p>13462.5</text:p>
              </table:table-cell>
              <table:table-cell office:value-type="float" office:value="9755">
                <text:p>9755</text:p>
              </table:table-cell>
              <table:table-cell office:value-type="float" office:value="9462.5">
                <text:p>9462.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105">
                <text:p>12105</text:p>
              </table:table-cell>
              <table:table-cell office:value-type="float" office:value="15865">
                <text:p>15865</text:p>
              </table:table-cell>
              <table:table-cell office:value-type="float" office:value="12612.5">
                <text:p>12612.5</text:p>
              </table:table-cell>
              <table:table-cell office:value-type="float" office:value="11720">
                <text:p>11720</text:p>
              </table:table-cell>
              <table:table-cell office:value-type="float" office:value="12962.5">
                <text:p>12962.5</text:p>
              </table:table-cell>
              <table:table-cell office:value-type="float" office:value="9005">
                <text:p>9005</text:p>
              </table:table-cell>
              <table:table-cell office:value-type="float" office:value="8177.5">
                <text:p>8177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020">
                <text:p>12020</text:p>
              </table:table-cell>
              <table:table-cell office:value-type="float" office:value="15790">
                <text:p>15790</text:p>
              </table:table-cell>
              <table:table-cell office:value-type="float" office:value="12797.5">
                <text:p>12797.5</text:p>
              </table:table-cell>
              <table:table-cell office:value-type="float" office:value="11800">
                <text:p>11800</text:p>
              </table:table-cell>
              <table:table-cell office:value-type="float" office:value="12942.5">
                <text:p>12942.5</text:p>
              </table:table-cell>
              <table:table-cell office:value-type="float" office:value="9045">
                <text:p>9045</text:p>
              </table:table-cell>
              <table:table-cell office:value-type="float" office:value="8287.5">
                <text:p>8287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900">
                <text:p>11900</text:p>
              </table:table-cell>
              <table:table-cell office:value-type="float" office:value="15780">
                <text:p>15780</text:p>
              </table:table-cell>
              <table:table-cell office:value-type="float" office:value="12542.5">
                <text:p>12542.5</text:p>
              </table:table-cell>
              <table:table-cell office:value-type="float" office:value="11760">
                <text:p>11760</text:p>
              </table:table-cell>
              <table:table-cell office:value-type="float" office:value="12787.5">
                <text:p>12787.5</text:p>
              </table:table-cell>
              <table:table-cell office:value-type="float" office:value="9015">
                <text:p>9015</text:p>
              </table:table-cell>
              <table:table-cell office:value-type="float" office:value="8397.5">
                <text:p>8397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745">
                <text:p>11745</text:p>
              </table:table-cell>
              <table:table-cell office:value-type="float" office:value="15675">
                <text:p>15675</text:p>
              </table:table-cell>
              <table:table-cell office:value-type="float" office:value="12372.5">
                <text:p>12372.5</text:p>
              </table:table-cell>
              <table:table-cell office:value-type="float" office:value="11475">
                <text:p>11475</text:p>
              </table:table-cell>
              <table:table-cell office:value-type="float" office:value="12532.5">
                <text:p>12532.5</text:p>
              </table:table-cell>
              <table:table-cell office:value-type="float" office:value="8905">
                <text:p>8905</text:p>
              </table:table-cell>
              <table:table-cell office:value-type="float" office:value="8247.5">
                <text:p>8247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620">
                <text:p>11620</text:p>
              </table:table-cell>
              <table:table-cell office:value-type="float" office:value="16050">
                <text:p>16050</text:p>
              </table:table-cell>
              <table:table-cell office:value-type="float" office:value="12107.5">
                <text:p>12107.5</text:p>
              </table:table-cell>
              <table:table-cell office:value-type="float" office:value="11522.5">
                <text:p>11522.5</text:p>
              </table:table-cell>
              <table:table-cell office:value-type="float" office:value="12147.5">
                <text:p>12147.5</text:p>
              </table:table-cell>
              <table:table-cell office:value-type="float" office:value="9095">
                <text:p>9095</text:p>
              </table:table-cell>
              <table:table-cell office:value-type="float" office:value="8482.5">
                <text:p>8482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305">
                <text:p>11305</text:p>
              </table:table-cell>
              <table:table-cell office:value-type="float" office:value="16012.5">
                <text:p>16012.5</text:p>
              </table:table-cell>
              <table:table-cell office:value-type="float" office:value="11727.5">
                <text:p>11727.5</text:p>
              </table:table-cell>
              <table:table-cell office:value-type="float" office:value="11672.5">
                <text:p>11672.5</text:p>
              </table:table-cell>
              <table:table-cell office:value-type="float" office:value="11712.5">
                <text:p>11712.5</text:p>
              </table:table-cell>
              <table:table-cell office:value-type="float" office:value="9000">
                <text:p>9000</text:p>
              </table:table-cell>
              <table:table-cell office:value-type="float" office:value="8217.5">
                <text:p>8217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815">
                <text:p>11815</text:p>
              </table:table-cell>
              <table:table-cell office:value-type="float" office:value="15837.5">
                <text:p>15837.5</text:p>
              </table:table-cell>
              <table:table-cell office:value-type="float" office:value="11462.5">
                <text:p>11462.5</text:p>
              </table:table-cell>
              <table:table-cell office:value-type="float" office:value="11827.5">
                <text:p>11827.5</text:p>
              </table:table-cell>
              <table:table-cell office:value-type="float" office:value="11932.5">
                <text:p>11932.5</text:p>
              </table:table-cell>
              <table:table-cell office:value-type="float" office:value="9440">
                <text:p>9440</text:p>
              </table:table-cell>
              <table:table-cell office:value-type="float" office:value="8187.5">
                <text:p>8187.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080">
                <text:p>12080</text:p>
              </table:table-cell>
              <table:table-cell office:value-type="float" office:value="16127.5">
                <text:p>16127.5</text:p>
              </table:table-cell>
              <table:table-cell office:value-type="float" office:value="11542.5">
                <text:p>11542.5</text:p>
              </table:table-cell>
              <table:table-cell office:value-type="float" office:value="11877.5">
                <text:p>11877.5</text:p>
              </table:table-cell>
              <table:table-cell office:value-type="float" office:value="12807.5">
                <text:p>12807.5</text:p>
              </table:table-cell>
              <table:table-cell office:value-type="float" office:value="9610">
                <text:p>9610</text:p>
              </table:table-cell>
              <table:table-cell office:value-type="float" office:value="8415">
                <text:p>84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450">
                <text:p>11450</text:p>
              </table:table-cell>
              <table:table-cell office:value-type="float" office:value="15012.5">
                <text:p>15012.5</text:p>
              </table:table-cell>
              <table:table-cell office:value-type="float" office:value="11527.5">
                <text:p>11527.5</text:p>
              </table:table-cell>
              <table:table-cell office:value-type="float" office:value="11617.5">
                <text:p>11617.5</text:p>
              </table:table-cell>
              <table:table-cell office:value-type="float" office:value="12757.5">
                <text:p>12757.5</text:p>
              </table:table-cell>
              <table:table-cell office:value-type="float" office:value="8975">
                <text:p>8975</text:p>
              </table:table-cell>
              <table:table-cell office:value-type="float" office:value="7635">
                <text:p>76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545">
                <text:p>11545</text:p>
              </table:table-cell>
              <table:table-cell office:value-type="float" office:value="14707.5">
                <text:p>14707.5</text:p>
              </table:table-cell>
              <table:table-cell office:value-type="float" office:value="11377.5">
                <text:p>11377.5</text:p>
              </table:table-cell>
              <table:table-cell office:value-type="float" office:value="11387.5">
                <text:p>11387.5</text:p>
              </table:table-cell>
              <table:table-cell office:value-type="float" office:value="12517.5">
                <text:p>12517.5</text:p>
              </table:table-cell>
              <table:table-cell office:value-type="float" office:value="8975">
                <text:p>8975</text:p>
              </table:table-cell>
              <table:table-cell office:value-type="float" office:value="7125">
                <text:p>71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545">
                <text:p>11545</text:p>
              </table:table-cell>
              <table:table-cell office:value-type="float" office:value="14847.5">
                <text:p>14847.5</text:p>
              </table:table-cell>
              <table:table-cell office:value-type="float" office:value="11232.5">
                <text:p>11232.5</text:p>
              </table:table-cell>
              <table:table-cell office:value-type="float" office:value="11162.5">
                <text:p>11162.5</text:p>
              </table:table-cell>
              <table:table-cell office:value-type="float" office:value="12422.5">
                <text:p>12422.5</text:p>
              </table:table-cell>
              <table:table-cell office:value-type="float" office:value="8915">
                <text:p>8915</text:p>
              </table:table-cell>
              <table:table-cell office:value-type="float" office:value="7320">
                <text:p>732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875">
                <text:p>11875</text:p>
              </table:table-cell>
              <table:table-cell office:value-type="float" office:value="14922.5">
                <text:p>14922.5</text:p>
              </table:table-cell>
              <table:table-cell office:value-type="float" office:value="11522.5">
                <text:p>11522.5</text:p>
              </table:table-cell>
              <table:table-cell office:value-type="float" office:value="11265">
                <text:p>11265</text:p>
              </table:table-cell>
              <table:table-cell office:value-type="float" office:value="12667.5">
                <text:p>12667.5</text:p>
              </table:table-cell>
              <table:table-cell office:value-type="float" office:value="8555">
                <text:p>8555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200">
                <text:p>12200</text:p>
              </table:table-cell>
              <table:table-cell office:value-type="float" office:value="15437.5">
                <text:p>15437.5</text:p>
              </table:table-cell>
              <table:table-cell office:value-type="float" office:value="11910">
                <text:p>11910</text:p>
              </table:table-cell>
              <table:table-cell office:value-type="float" office:value="10660">
                <text:p>10660</text:p>
              </table:table-cell>
              <table:table-cell office:value-type="float" office:value="13240">
                <text:p>13240</text:p>
              </table:table-cell>
              <table:table-cell office:value-type="float" office:value="8745">
                <text:p>8745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910">
                <text:p>11910</text:p>
              </table:table-cell>
              <table:table-cell office:value-type="float" office:value="15067.5">
                <text:p>15067.5</text:p>
              </table:table-cell>
              <table:table-cell office:value-type="float" office:value="11350">
                <text:p>11350</text:p>
              </table:table-cell>
              <table:table-cell office:value-type="float" office:value="10700">
                <text:p>10700</text:p>
              </table:table-cell>
              <table:table-cell office:value-type="float" office:value="12855">
                <text:p>12855</text:p>
              </table:table-cell>
              <table:table-cell office:value-type="float" office:value="7795">
                <text:p>7795</text:p>
              </table:table-cell>
              <table:table-cell office:value-type="float" office:value="7965">
                <text:p>796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165">
                <text:p>12165</text:p>
              </table:table-cell>
              <table:table-cell office:value-type="float" office:value="15452.5">
                <text:p>15452.5</text:p>
              </table:table-cell>
              <table:table-cell office:value-type="float" office:value="11215">
                <text:p>11215</text:p>
              </table:table-cell>
              <table:table-cell office:value-type="float" office:value="10860">
                <text:p>10860</text:p>
              </table:table-cell>
              <table:table-cell office:value-type="float" office:value="13235">
                <text:p>13235</text:p>
              </table:table-cell>
              <table:table-cell office:value-type="float" office:value="7890">
                <text:p>7890</text:p>
              </table:table-cell>
              <table:table-cell office:value-type="float" office:value="7970">
                <text:p>797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397.5">
                <text:p>11397.5</text:p>
              </table:table-cell>
              <table:table-cell office:value-type="float" office:value="15710">
                <text:p>15710</text:p>
              </table:table-cell>
              <table:table-cell office:value-type="float" office:value="11072.5">
                <text:p>11072.5</text:p>
              </table:table-cell>
              <table:table-cell office:value-type="float" office:value="11037.5">
                <text:p>11037.5</text:p>
              </table:table-cell>
              <table:table-cell office:value-type="float" office:value="13205">
                <text:p>13205</text:p>
              </table:table-cell>
              <table:table-cell office:value-type="float" office:value="7327.5">
                <text:p>7327.5</text:p>
              </table:table-cell>
              <table:table-cell office:value-type="float" office:value="7537.5">
                <text:p>7537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102.5">
                <text:p>11102.5</text:p>
              </table:table-cell>
              <table:table-cell office:value-type="float" office:value="15940">
                <text:p>15940</text:p>
              </table:table-cell>
              <table:table-cell office:value-type="float" office:value="11332.5">
                <text:p>11332.5</text:p>
              </table:table-cell>
              <table:table-cell office:value-type="float" office:value="11082.5">
                <text:p>11082.5</text:p>
              </table:table-cell>
              <table:table-cell office:value-type="float" office:value="13245">
                <text:p>13245</text:p>
              </table:table-cell>
              <table:table-cell office:value-type="float" office:value="7555">
                <text:p>7555</text:p>
              </table:table-cell>
              <table:table-cell office:value-type="float" office:value="7827.5">
                <text:p>7827.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992.5">
                <text:p>10992.5</text:p>
              </table:table-cell>
              <table:table-cell office:value-type="float" office:value="15900">
                <text:p>15900</text:p>
              </table:table-cell>
              <table:table-cell office:value-type="float" office:value="10657.5">
                <text:p>10657.5</text:p>
              </table:table-cell>
              <table:table-cell office:value-type="float" office:value="10552.5">
                <text:p>10552.5</text:p>
              </table:table-cell>
              <table:table-cell office:value-type="float" office:value="13055">
                <text:p>13055</text:p>
              </table:table-cell>
              <table:table-cell office:value-type="float" office:value="6835">
                <text:p>6835</text:p>
              </table:table-cell>
              <table:table-cell office:value-type="float" office:value="7777.5">
                <text:p>7777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767.5">
                <text:p>10767.5</text:p>
              </table:table-cell>
              <table:table-cell office:value-type="float" office:value="15145">
                <text:p>15145</text:p>
              </table:table-cell>
              <table:table-cell office:value-type="float" office:value="9772.5">
                <text:p>9772.5</text:p>
              </table:table-cell>
              <table:table-cell office:value-type="float" office:value="10327.5">
                <text:p>10327.5</text:p>
              </table:table-cell>
              <table:table-cell office:value-type="float" office:value="13030">
                <text:p>13030</text:p>
              </table:table-cell>
              <table:table-cell office:value-type="float" office:value="7375">
                <text:p>7375</text:p>
              </table:table-cell>
              <table:table-cell office:value-type="float" office:value="7267.5">
                <text:p>7267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607.5">
                <text:p>10607.5</text:p>
              </table:table-cell>
              <table:table-cell office:value-type="float" office:value="15335">
                <text:p>15335</text:p>
              </table:table-cell>
              <table:table-cell office:value-type="float" office:value="9887.5">
                <text:p>9887.5</text:p>
              </table:table-cell>
              <table:table-cell office:value-type="float" office:value="10597.5">
                <text:p>10597.5</text:p>
              </table:table-cell>
              <table:table-cell office:value-type="float" office:value="13935">
                <text:p>13935</text:p>
              </table:table-cell>
              <table:table-cell office:value-type="float" office:value="7850">
                <text:p>7850</text:p>
              </table:table-cell>
              <table:table-cell office:value-type="float" office:value="7707.5">
                <text:p>7707.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802.5">
                <text:p>10802.5</text:p>
              </table:table-cell>
              <table:table-cell office:value-type="float" office:value="15675">
                <text:p>15675</text:p>
              </table:table-cell>
              <table:table-cell office:value-type="float" office:value="9927.5">
                <text:p>9927.5</text:p>
              </table:table-cell>
              <table:table-cell office:value-type="float" office:value="10907.5">
                <text:p>10907.5</text:p>
              </table:table-cell>
              <table:table-cell office:value-type="float" office:value="14125">
                <text:p>14125</text:p>
              </table:table-cell>
              <table:table-cell office:value-type="float" office:value="7980">
                <text:p>7980</text:p>
              </table:table-cell>
              <table:table-cell office:value-type="float" office:value="7367.5">
                <text:p>7367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187.5">
                <text:p>12187.5</text:p>
              </table:table-cell>
              <table:table-cell office:value-type="float" office:value="16210">
                <text:p>16210</text:p>
              </table:table-cell>
              <table:table-cell office:value-type="float" office:value="10072.5">
                <text:p>10072.5</text:p>
              </table:table-cell>
              <table:table-cell office:value-type="float" office:value="11527.5">
                <text:p>11527.5</text:p>
              </table:table-cell>
              <table:table-cell office:value-type="float" office:value="15035">
                <text:p>15035</text:p>
              </table:table-cell>
              <table:table-cell office:value-type="float" office:value="8725">
                <text:p>8725</text:p>
              </table:table-cell>
              <table:table-cell office:value-type="float" office:value="8865">
                <text:p>88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017.5">
                <text:p>12017.5</text:p>
              </table:table-cell>
              <table:table-cell office:value-type="float" office:value="15925">
                <text:p>15925</text:p>
              </table:table-cell>
              <table:table-cell office:value-type="float" office:value="10747.5">
                <text:p>10747.5</text:p>
              </table:table-cell>
              <table:table-cell office:value-type="float" office:value="12220">
                <text:p>12220</text:p>
              </table:table-cell>
              <table:table-cell office:value-type="float" office:value="14655">
                <text:p>14655</text:p>
              </table:table-cell>
              <table:table-cell office:value-type="float" office:value="8520">
                <text:p>8520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862.5">
                <text:p>11862.5</text:p>
              </table:table-cell>
              <table:table-cell office:value-type="float" office:value="16345">
                <text:p>16345</text:p>
              </table:table-cell>
              <table:table-cell office:value-type="float" office:value="10202.5">
                <text:p>10202.5</text:p>
              </table:table-cell>
              <table:table-cell office:value-type="float" office:value="12685">
                <text:p>12685</text:p>
              </table:table-cell>
              <table:table-cell office:value-type="float" office:value="15357.5">
                <text:p>15357.5</text:p>
              </table:table-cell>
              <table:table-cell office:value-type="float" office:value="9230">
                <text:p>9230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327.5">
                <text:p>12327.5</text:p>
              </table:table-cell>
              <table:table-cell office:value-type="float" office:value="16330">
                <text:p>16330</text:p>
              </table:table-cell>
              <table:table-cell office:value-type="float" office:value="10382.5">
                <text:p>10382.5</text:p>
              </table:table-cell>
              <table:table-cell office:value-type="float" office:value="12935">
                <text:p>12935</text:p>
              </table:table-cell>
              <table:table-cell office:value-type="float" office:value="15462.5">
                <text:p>15462.5</text:p>
              </table:table-cell>
              <table:table-cell office:value-type="float" office:value="9665">
                <text:p>9665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477.5">
                <text:p>12477.5</text:p>
              </table:table-cell>
              <table:table-cell office:value-type="float" office:value="16205">
                <text:p>16205</text:p>
              </table:table-cell>
              <table:table-cell office:value-type="float" office:value="10267.5">
                <text:p>10267.5</text:p>
              </table:table-cell>
              <table:table-cell office:value-type="float" office:value="12875">
                <text:p>12875</text:p>
              </table:table-cell>
              <table:table-cell office:value-type="float" office:value="15392.5">
                <text:p>15392.5</text:p>
              </table:table-cell>
              <table:table-cell office:value-type="float" office:value="9545">
                <text:p>9545</text:p>
              </table:table-cell>
              <table:table-cell office:value-type="float" office:value="8195">
                <text:p>81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402.5">
                <text:p>12402.5</text:p>
              </table:table-cell>
              <table:table-cell office:value-type="float" office:value="15760">
                <text:p>15760</text:p>
              </table:table-cell>
              <table:table-cell office:value-type="float" office:value="10172.5">
                <text:p>10172.5</text:p>
              </table:table-cell>
              <table:table-cell office:value-type="float" office:value="12995">
                <text:p>12995</text:p>
              </table:table-cell>
              <table:table-cell office:value-type="float" office:value="15372.5">
                <text:p>15372.5</text:p>
              </table:table-cell>
              <table:table-cell office:value-type="float" office:value="9075">
                <text:p>9075</text:p>
              </table:table-cell>
              <table:table-cell office:value-type="float" office:value="8200">
                <text:p>82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407.5">
                <text:p>12407.5</text:p>
              </table:table-cell>
              <table:table-cell office:value-type="float" office:value="15615">
                <text:p>15615</text:p>
              </table:table-cell>
              <table:table-cell office:value-type="float" office:value="9847.5">
                <text:p>9847.5</text:p>
              </table:table-cell>
              <table:table-cell office:value-type="float" office:value="13265">
                <text:p>13265</text:p>
              </table:table-cell>
              <table:table-cell office:value-type="float" office:value="14942.5">
                <text:p>14942.5</text:p>
              </table:table-cell>
              <table:table-cell office:value-type="float" office:value="8765">
                <text:p>8765</text:p>
              </table:table-cell>
              <table:table-cell office:value-type="float" office:value="7370">
                <text:p>737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177.5">
                <text:p>12177.5</text:p>
              </table:table-cell>
              <table:table-cell office:value-type="float" office:value="15900">
                <text:p>15900</text:p>
              </table:table-cell>
              <table:table-cell office:value-type="float" office:value="10222.5">
                <text:p>10222.5</text:p>
              </table:table-cell>
              <table:table-cell office:value-type="float" office:value="13445">
                <text:p>13445</text:p>
              </table:table-cell>
              <table:table-cell office:value-type="float" office:value="15277.5">
                <text:p>15277.5</text:p>
              </table:table-cell>
              <table:table-cell office:value-type="float" office:value="8520">
                <text:p>8520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007.5">
                <text:p>12007.5</text:p>
              </table:table-cell>
              <table:table-cell office:value-type="float" office:value="15965">
                <text:p>15965</text:p>
              </table:table-cell>
              <table:table-cell office:value-type="float" office:value="10142.5">
                <text:p>10142.5</text:p>
              </table:table-cell>
              <table:table-cell office:value-type="float" office:value="13465">
                <text:p>13465</text:p>
              </table:table-cell>
              <table:table-cell office:value-type="float" office:value="15312.5">
                <text:p>15312.5</text:p>
              </table:table-cell>
              <table:table-cell office:value-type="float" office:value="8715">
                <text:p>8715</text:p>
              </table:table-cell>
              <table:table-cell office:value-type="float" office:value="7355">
                <text:p>73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217.5">
                <text:p>12217.5</text:p>
              </table:table-cell>
              <table:table-cell office:value-type="float" office:value="16080">
                <text:p>16080</text:p>
              </table:table-cell>
              <table:table-cell office:value-type="float" office:value="10432.5">
                <text:p>10432.5</text:p>
              </table:table-cell>
              <table:table-cell office:value-type="float" office:value="13540">
                <text:p>13540</text:p>
              </table:table-cell>
              <table:table-cell office:value-type="float" office:value="15607.5">
                <text:p>15607.5</text:p>
              </table:table-cell>
              <table:table-cell office:value-type="float" office:value="9010">
                <text:p>9010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057.5">
                <text:p>12057.5</text:p>
              </table:table-cell>
              <table:table-cell office:value-type="float" office:value="15915">
                <text:p>15915</text:p>
              </table:table-cell>
              <table:table-cell office:value-type="float" office:value="10542.5">
                <text:p>10542.5</text:p>
              </table:table-cell>
              <table:table-cell office:value-type="float" office:value="13480">
                <text:p>13480</text:p>
              </table:table-cell>
              <table:table-cell office:value-type="float" office:value="15717.5">
                <text:p>15717.5</text:p>
              </table:table-cell>
              <table:table-cell office:value-type="float" office:value="8890">
                <text:p>8890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902.5">
                <text:p>11902.5</text:p>
              </table:table-cell>
              <table:table-cell office:value-type="float" office:value="15725">
                <text:p>15725</text:p>
              </table:table-cell>
              <table:table-cell office:value-type="float" office:value="9827.5">
                <text:p>9827.5</text:p>
              </table:table-cell>
              <table:table-cell office:value-type="float" office:value="12875">
                <text:p>12875</text:p>
              </table:table-cell>
              <table:table-cell office:value-type="float" office:value="15087.5">
                <text:p>15087.5</text:p>
              </table:table-cell>
              <table:table-cell office:value-type="float" office:value="8690">
                <text:p>8690</text:p>
              </table:table-cell>
              <table:table-cell office:value-type="float" office:value="7010">
                <text:p>701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902.5">
                <text:p>10902.5</text:p>
              </table:table-cell>
              <table:table-cell office:value-type="float" office:value="15400">
                <text:p>15400</text:p>
              </table:table-cell>
              <table:table-cell office:value-type="float" office:value="9472.5">
                <text:p>9472.5</text:p>
              </table:table-cell>
              <table:table-cell office:value-type="float" office:value="13595">
                <text:p>13595</text:p>
              </table:table-cell>
              <table:table-cell office:value-type="float" office:value="14182.5">
                <text:p>14182.5</text:p>
              </table:table-cell>
              <table:table-cell office:value-type="float" office:value="8930">
                <text:p>8930</text:p>
              </table:table-cell>
              <table:table-cell office:value-type="float" office:value="6050">
                <text:p>605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142.5">
                <text:p>11142.5</text:p>
              </table:table-cell>
              <table:table-cell office:value-type="float" office:value="15430">
                <text:p>15430</text:p>
              </table:table-cell>
              <table:table-cell office:value-type="float" office:value="9312.5">
                <text:p>9312.5</text:p>
              </table:table-cell>
              <table:table-cell office:value-type="float" office:value="13515">
                <text:p>13515</text:p>
              </table:table-cell>
              <table:table-cell office:value-type="float" office:value="14122.5">
                <text:p>14122.5</text:p>
              </table:table-cell>
              <table:table-cell office:value-type="float" office:value="9185">
                <text:p>9185</text:p>
              </table:table-cell>
              <table:table-cell office:value-type="float" office:value="6145">
                <text:p>61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272.5">
                <text:p>11272.5</text:p>
              </table:table-cell>
              <table:table-cell office:value-type="float" office:value="15835">
                <text:p>15835</text:p>
              </table:table-cell>
              <table:table-cell office:value-type="float" office:value="9582.5">
                <text:p>9582.5</text:p>
              </table:table-cell>
              <table:table-cell office:value-type="float" office:value="13620">
                <text:p>13620</text:p>
              </table:table-cell>
              <table:table-cell office:value-type="float" office:value="14367.5">
                <text:p>14367.5</text:p>
              </table:table-cell>
              <table:table-cell office:value-type="float" office:value="9200">
                <text:p>9200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532.5">
                <text:p>11532.5</text:p>
              </table:table-cell>
              <table:table-cell office:value-type="float" office:value="15510">
                <text:p>15510</text:p>
              </table:table-cell>
              <table:table-cell office:value-type="float" office:value="9825">
                <text:p>9825</text:p>
              </table:table-cell>
              <table:table-cell office:value-type="float" office:value="14005">
                <text:p>14005</text:p>
              </table:table-cell>
              <table:table-cell office:value-type="float" office:value="15252.5">
                <text:p>15252.5</text:p>
              </table:table-cell>
              <table:table-cell office:value-type="float" office:value="9335">
                <text:p>9335</text:p>
              </table:table-cell>
              <table:table-cell office:value-type="float" office:value="6845">
                <text:p>68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467.5">
                <text:p>11467.5</text:p>
              </table:table-cell>
              <table:table-cell office:value-type="float" office:value="15300">
                <text:p>15300</text:p>
              </table:table-cell>
              <table:table-cell office:value-type="float" office:value="9875">
                <text:p>9875</text:p>
              </table:table-cell>
              <table:table-cell office:value-type="float" office:value="13960">
                <text:p>13960</text:p>
              </table:table-cell>
              <table:table-cell office:value-type="float" office:value="15237.5">
                <text:p>15237.5</text:p>
              </table:table-cell>
              <table:table-cell office:value-type="float" office:value="9095">
                <text:p>9095</text:p>
              </table:table-cell>
              <table:table-cell office:value-type="float" office:value="6625">
                <text:p>66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532.5">
                <text:p>11532.5</text:p>
              </table:table-cell>
              <table:table-cell office:value-type="float" office:value="15285">
                <text:p>15285</text:p>
              </table:table-cell>
              <table:table-cell office:value-type="float" office:value="9935">
                <text:p>9935</text:p>
              </table:table-cell>
              <table:table-cell office:value-type="float" office:value="13815">
                <text:p>13815</text:p>
              </table:table-cell>
              <table:table-cell office:value-type="float" office:value="15152.5">
                <text:p>15152.5</text:p>
              </table:table-cell>
              <table:table-cell office:value-type="float" office:value="8975">
                <text:p>8975</text:p>
              </table:table-cell>
              <table:table-cell office:value-type="float" office:value="6660">
                <text:p>666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447.5">
                <text:p>11447.5</text:p>
              </table:table-cell>
              <table:table-cell office:value-type="float" office:value="14800">
                <text:p>14800</text:p>
              </table:table-cell>
              <table:table-cell office:value-type="float" office:value="9690">
                <text:p>9690</text:p>
              </table:table-cell>
              <table:table-cell office:value-type="float" office:value="13740">
                <text:p>13740</text:p>
              </table:table-cell>
              <table:table-cell office:value-type="float" office:value="14962.5">
                <text:p>14962.5</text:p>
              </table:table-cell>
              <table:table-cell office:value-type="float" office:value="8960">
                <text:p>8960</text:p>
              </table:table-cell>
              <table:table-cell office:value-type="float" office:value="6270">
                <text:p>627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412.5">
                <text:p>11412.5</text:p>
              </table:table-cell>
              <table:table-cell office:value-type="float" office:value="15020">
                <text:p>15020</text:p>
              </table:table-cell>
              <table:table-cell office:value-type="float" office:value="9405">
                <text:p>9405</text:p>
              </table:table-cell>
              <table:table-cell office:value-type="float" office:value="13575">
                <text:p>13575</text:p>
              </table:table-cell>
              <table:table-cell office:value-type="float" office:value="14912.5">
                <text:p>14912.5</text:p>
              </table:table-cell>
              <table:table-cell office:value-type="float" office:value="8880">
                <text:p>8880</text:p>
              </table:table-cell>
              <table:table-cell office:value-type="float" office:value="6135">
                <text:p>61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427.5">
                <text:p>11427.5</text:p>
              </table:table-cell>
              <table:table-cell office:value-type="float" office:value="15245">
                <text:p>15245</text:p>
              </table:table-cell>
              <table:table-cell office:value-type="float" office:value="9370">
                <text:p>9370</text:p>
              </table:table-cell>
              <table:table-cell office:value-type="float" office:value="13555">
                <text:p>13555</text:p>
              </table:table-cell>
              <table:table-cell office:value-type="float" office:value="14957.5">
                <text:p>14957.5</text:p>
              </table:table-cell>
              <table:table-cell office:value-type="float" office:value="8850">
                <text:p>8850</text:p>
              </table:table-cell>
              <table:table-cell office:value-type="float" office:value="6050">
                <text:p>605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592.5">
                <text:p>11592.5</text:p>
              </table:table-cell>
              <table:table-cell office:value-type="float" office:value="15320">
                <text:p>15320</text:p>
              </table:table-cell>
              <table:table-cell office:value-type="float" office:value="9420">
                <text:p>9420</text:p>
              </table:table-cell>
              <table:table-cell office:value-type="float" office:value="13995">
                <text:p>13995</text:p>
              </table:table-cell>
              <table:table-cell office:value-type="float" office:value="15567.5">
                <text:p>15567.5</text:p>
              </table:table-cell>
              <table:table-cell office:value-type="float" office:value="8825">
                <text:p>8825</text:p>
              </table:table-cell>
              <table:table-cell office:value-type="float" office:value="6305">
                <text:p>63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437.5">
                <text:p>11437.5</text:p>
              </table:table-cell>
              <table:table-cell office:value-type="float" office:value="15327.5">
                <text:p>15327.5</text:p>
              </table:table-cell>
              <table:table-cell office:value-type="float" office:value="9140">
                <text:p>9140</text:p>
              </table:table-cell>
              <table:table-cell office:value-type="float" office:value="13600">
                <text:p>13600</text:p>
              </table:table-cell>
              <table:table-cell office:value-type="float" office:value="15207.5">
                <text:p>15207.5</text:p>
              </table:table-cell>
              <table:table-cell office:value-type="float" office:value="8460">
                <text:p>8460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367.5">
                <text:p>11367.5</text:p>
              </table:table-cell>
              <table:table-cell office:value-type="float" office:value="15307.5">
                <text:p>15307.5</text:p>
              </table:table-cell>
              <table:table-cell office:value-type="float" office:value="9085">
                <text:p>9085</text:p>
              </table:table-cell>
              <table:table-cell office:value-type="float" office:value="13882.5">
                <text:p>13882.5</text:p>
              </table:table-cell>
              <table:table-cell office:value-type="float" office:value="14867.5">
                <text:p>14867.5</text:p>
              </table:table-cell>
              <table:table-cell office:value-type="float" office:value="8480">
                <text:p>8480</text:p>
              </table:table-cell>
              <table:table-cell office:value-type="float" office:value="6095">
                <text:p>60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107.5">
                <text:p>11107.5</text:p>
              </table:table-cell>
              <table:table-cell office:value-type="float" office:value="15197.5">
                <text:p>15197.5</text:p>
              </table:table-cell>
              <table:table-cell office:value-type="float" office:value="8680">
                <text:p>8680</text:p>
              </table:table-cell>
              <table:table-cell office:value-type="float" office:value="13582.5">
                <text:p>13582.5</text:p>
              </table:table-cell>
              <table:table-cell office:value-type="float" office:value="15097.5">
                <text:p>15097.5</text:p>
              </table:table-cell>
              <table:table-cell office:value-type="float" office:value="8010">
                <text:p>8010</text:p>
              </table:table-cell>
              <table:table-cell office:value-type="float" office:value="5795">
                <text:p>579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602.5">
                <text:p>11602.5</text:p>
              </table:table-cell>
              <table:table-cell office:value-type="float" office:value="15322.5">
                <text:p>15322.5</text:p>
              </table:table-cell>
              <table:table-cell office:value-type="float" office:value="8230">
                <text:p>8230</text:p>
              </table:table-cell>
              <table:table-cell office:value-type="float" office:value="14387.5">
                <text:p>14387.5</text:p>
              </table:table-cell>
              <table:table-cell office:value-type="float" office:value="15627.5">
                <text:p>15627.5</text:p>
              </table:table-cell>
              <table:table-cell office:value-type="float" office:value="8790">
                <text:p>8790</text:p>
              </table:table-cell>
              <table:table-cell office:value-type="float" office:value="5700">
                <text:p>57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832.5">
                <text:p>10832.5</text:p>
              </table:table-cell>
              <table:table-cell office:value-type="float" office:value="15230">
                <text:p>15230</text:p>
              </table:table-cell>
              <table:table-cell office:value-type="float" office:value="7440">
                <text:p>7440</text:p>
              </table:table-cell>
              <table:table-cell office:value-type="float" office:value="14172.5">
                <text:p>14172.5</text:p>
              </table:table-cell>
              <table:table-cell office:value-type="float" office:value="15147.5">
                <text:p>15147.5</text:p>
              </table:table-cell>
              <table:table-cell office:value-type="float" office:value="8070">
                <text:p>8070</text:p>
              </table:table-cell>
              <table:table-cell office:value-type="float" office:value="6317.5">
                <text:p>6317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002.5">
                <text:p>11002.5</text:p>
              </table:table-cell>
              <table:table-cell office:value-type="float" office:value="15205">
                <text:p>15205</text:p>
              </table:table-cell>
              <table:table-cell office:value-type="float" office:value="7445">
                <text:p>7445</text:p>
              </table:table-cell>
              <table:table-cell office:value-type="float" office:value="14527.5">
                <text:p>14527.5</text:p>
              </table:table-cell>
              <table:table-cell office:value-type="float" office:value="15372.5">
                <text:p>15372.5</text:p>
              </table:table-cell>
              <table:table-cell office:value-type="float" office:value="7685">
                <text:p>7685</text:p>
              </table:table-cell>
              <table:table-cell office:value-type="float" office:value="5782.5">
                <text:p>5782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947.5">
                <text:p>10947.5</text:p>
              </table:table-cell>
              <table:table-cell office:value-type="float" office:value="15315">
                <text:p>15315</text:p>
              </table:table-cell>
              <table:table-cell office:value-type="float" office:value="7695">
                <text:p>7695</text:p>
              </table:table-cell>
              <table:table-cell office:value-type="float" office:value="14377.5">
                <text:p>14377.5</text:p>
              </table:table-cell>
              <table:table-cell office:value-type="float" office:value="15082.5">
                <text:p>15082.5</text:p>
              </table:table-cell>
              <table:table-cell office:value-type="float" office:value="7965">
                <text:p>7965</text:p>
              </table:table-cell>
              <table:table-cell office:value-type="float" office:value="5917.5">
                <text:p>5917.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467.5">
                <text:p>10467.5</text:p>
              </table:table-cell>
              <table:table-cell office:value-type="float" office:value="15335">
                <text:p>15335</text:p>
              </table:table-cell>
              <table:table-cell office:value-type="float" office:value="7405">
                <text:p>7405</text:p>
              </table:table-cell>
              <table:table-cell office:value-type="float" office:value="14207.5">
                <text:p>14207.5</text:p>
              </table:table-cell>
              <table:table-cell office:value-type="float" office:value="14822.5">
                <text:p>14822.5</text:p>
              </table:table-cell>
              <table:table-cell office:value-type="float" office:value="7550">
                <text:p>7550</text:p>
              </table:table-cell>
              <table:table-cell office:value-type="float" office:value="6192.5">
                <text:p>6192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542.5">
                <text:p>10542.5</text:p>
              </table:table-cell>
              <table:table-cell office:value-type="float" office:value="14775">
                <text:p>14775</text:p>
              </table:table-cell>
              <table:table-cell office:value-type="float" office:value="7385">
                <text:p>7385</text:p>
              </table:table-cell>
              <table:table-cell office:value-type="float" office:value="14127.5">
                <text:p>14127.5</text:p>
              </table:table-cell>
              <table:table-cell office:value-type="float" office:value="14467.5">
                <text:p>14467.5</text:p>
              </table:table-cell>
              <table:table-cell office:value-type="float" office:value="7060">
                <text:p>7060</text:p>
              </table:table-cell>
              <table:table-cell office:value-type="float" office:value="5967.5">
                <text:p>5967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502.5">
                <text:p>10502.5</text:p>
              </table:table-cell>
              <table:table-cell office:value-type="float" office:value="14885">
                <text:p>14885</text:p>
              </table:table-cell>
              <table:table-cell office:value-type="float" office:value="7345">
                <text:p>7345</text:p>
              </table:table-cell>
              <table:table-cell office:value-type="float" office:value="14097.5">
                <text:p>14097.5</text:p>
              </table:table-cell>
              <table:table-cell office:value-type="float" office:value="14477.5">
                <text:p>14477.5</text:p>
              </table:table-cell>
              <table:table-cell office:value-type="float" office:value="7105">
                <text:p>7105</text:p>
              </table:table-cell>
              <table:table-cell office:value-type="float" office:value="5807.5">
                <text:p>5807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317.5">
                <text:p>11317.5</text:p>
              </table:table-cell>
              <table:table-cell office:value-type="float" office:value="15580">
                <text:p>15580</text:p>
              </table:table-cell>
              <table:table-cell office:value-type="float" office:value="7565">
                <text:p>7565</text:p>
              </table:table-cell>
              <table:table-cell office:value-type="float" office:value="14722.5">
                <text:p>14722.5</text:p>
              </table:table-cell>
              <table:table-cell office:value-type="float" office:value="15132.5">
                <text:p>15132.5</text:p>
              </table:table-cell>
              <table:table-cell office:value-type="float" office:value="7560">
                <text:p>7560</text:p>
              </table:table-cell>
              <table:table-cell office:value-type="float" office:value="6177.5">
                <text:p>6177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237.5">
                <text:p>11237.5</text:p>
              </table:table-cell>
              <table:table-cell office:value-type="float" office:value="15770">
                <text:p>15770</text:p>
              </table:table-cell>
              <table:table-cell office:value-type="float" office:value="7445">
                <text:p>7445</text:p>
              </table:table-cell>
              <table:table-cell office:value-type="float" office:value="14902.5">
                <text:p>14902.5</text:p>
              </table:table-cell>
              <table:table-cell office:value-type="float" office:value="15232.5">
                <text:p>15232.5</text:p>
              </table:table-cell>
              <table:table-cell office:value-type="float" office:value="7685">
                <text:p>7685</text:p>
              </table:table-cell>
              <table:table-cell office:value-type="float" office:value="6297.5">
                <text:p>6297.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317.5">
                <text:p>11317.5</text:p>
              </table:table-cell>
              <table:table-cell office:value-type="float" office:value="15675">
                <text:p>15675</text:p>
              </table:table-cell>
              <table:table-cell office:value-type="float" office:value="7340">
                <text:p>7340</text:p>
              </table:table-cell>
              <table:table-cell office:value-type="float" office:value="14827.5">
                <text:p>14827.5</text:p>
              </table:table-cell>
              <table:table-cell office:value-type="float" office:value="15327.5">
                <text:p>15327.5</text:p>
              </table:table-cell>
              <table:table-cell office:value-type="float" office:value="7715">
                <text:p>7715</text:p>
              </table:table-cell>
              <table:table-cell office:value-type="float" office:value="6307.5">
                <text:p>6307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997.5">
                <text:p>10997.5</text:p>
              </table:table-cell>
              <table:table-cell office:value-type="float" office:value="15930">
                <text:p>15930</text:p>
              </table:table-cell>
              <table:table-cell office:value-type="float" office:value="7335">
                <text:p>7335</text:p>
              </table:table-cell>
              <table:table-cell office:value-type="float" office:value="14432.5">
                <text:p>14432.5</text:p>
              </table:table-cell>
              <table:table-cell office:value-type="float" office:value="15187.5">
                <text:p>15187.5</text:p>
              </table:table-cell>
              <table:table-cell office:value-type="float" office:value="7730">
                <text:p>7730</text:p>
              </table:table-cell>
              <table:table-cell office:value-type="float" office:value="5962.5">
                <text:p>5962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017.5">
                <text:p>11017.5</text:p>
              </table:table-cell>
              <table:table-cell office:value-type="float" office:value="15875">
                <text:p>15875</text:p>
              </table:table-cell>
              <table:table-cell office:value-type="float" office:value="7115">
                <text:p>7115</text:p>
              </table:table-cell>
              <table:table-cell office:value-type="float" office:value="14352.5">
                <text:p>14352.5</text:p>
              </table:table-cell>
              <table:table-cell office:value-type="float" office:value="14982.5">
                <text:p>14982.5</text:p>
              </table:table-cell>
              <table:table-cell office:value-type="float" office:value="7855">
                <text:p>7855</text:p>
              </table:table-cell>
              <table:table-cell office:value-type="float" office:value="5977.5">
                <text:p>5977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432.5">
                <text:p>11432.5</text:p>
              </table:table-cell>
              <table:table-cell office:value-type="float" office:value="15645">
                <text:p>15645</text:p>
              </table:table-cell>
              <table:table-cell office:value-type="float" office:value="7090">
                <text:p>7090</text:p>
              </table:table-cell>
              <table:table-cell office:value-type="float" office:value="15312.5">
                <text:p>15312.5</text:p>
              </table:table-cell>
              <table:table-cell office:value-type="float" office:value="15202.5">
                <text:p>15202.5</text:p>
              </table:table-cell>
              <table:table-cell office:value-type="float" office:value="7930">
                <text:p>7930</text:p>
              </table:table-cell>
              <table:table-cell office:value-type="float" office:value="6247.5">
                <text:p>6247.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392.5">
                <text:p>11392.5</text:p>
              </table:table-cell>
              <table:table-cell office:value-type="float" office:value="15595">
                <text:p>15595</text:p>
              </table:table-cell>
              <table:table-cell office:value-type="float" office:value="7280">
                <text:p>7280</text:p>
              </table:table-cell>
              <table:table-cell office:value-type="float" office:value="15047.5">
                <text:p>15047.5</text:p>
              </table:table-cell>
              <table:table-cell office:value-type="float" office:value="15177.5">
                <text:p>15177.5</text:p>
              </table:table-cell>
              <table:table-cell office:value-type="float" office:value="7940">
                <text:p>7940</text:p>
              </table:table-cell>
              <table:table-cell office:value-type="float" office:value="6232.5">
                <text:p>6232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377.5">
                <text:p>11377.5</text:p>
              </table:table-cell>
              <table:table-cell office:value-type="float" office:value="15330">
                <text:p>15330</text:p>
              </table:table-cell>
              <table:table-cell office:value-type="float" office:value="7465">
                <text:p>7465</text:p>
              </table:table-cell>
              <table:table-cell office:value-type="float" office:value="14787.5">
                <text:p>14787.5</text:p>
              </table:table-cell>
              <table:table-cell office:value-type="float" office:value="15177.5">
                <text:p>15177.5</text:p>
              </table:table-cell>
              <table:table-cell office:value-type="float" office:value="7775">
                <text:p>7775</text:p>
              </table:table-cell>
              <table:table-cell office:value-type="float" office:value="6052.5">
                <text:p>6052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487.5">
                <text:p>11487.5</text:p>
              </table:table-cell>
              <table:table-cell office:value-type="float" office:value="15585">
                <text:p>15585</text:p>
              </table:table-cell>
              <table:table-cell office:value-type="float" office:value="7460">
                <text:p>7460</text:p>
              </table:table-cell>
              <table:table-cell office:value-type="float" office:value="14807.5">
                <text:p>14807.5</text:p>
              </table:table-cell>
              <table:table-cell office:value-type="float" office:value="15187.5">
                <text:p>15187.5</text:p>
              </table:table-cell>
              <table:table-cell office:value-type="float" office:value="7675">
                <text:p>7675</text:p>
              </table:table-cell>
              <table:table-cell office:value-type="float" office:value="5997.5">
                <text:p>5997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547.5">
                <text:p>11547.5</text:p>
              </table:table-cell>
              <table:table-cell office:value-type="float" office:value="15410">
                <text:p>15410</text:p>
              </table:table-cell>
              <table:table-cell office:value-type="float" office:value="7585">
                <text:p>7585</text:p>
              </table:table-cell>
              <table:table-cell office:value-type="float" office:value="14887.5">
                <text:p>14887.5</text:p>
              </table:table-cell>
              <table:table-cell office:value-type="float" office:value="14977.5">
                <text:p>14977.5</text:p>
              </table:table-cell>
              <table:table-cell office:value-type="float" office:value="7790">
                <text:p>7790</text:p>
              </table:table-cell>
              <table:table-cell office:value-type="float" office:value="5962.5">
                <text:p>5962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407.5">
                <text:p>11407.5</text:p>
              </table:table-cell>
              <table:table-cell office:value-type="float" office:value="15305">
                <text:p>15305</text:p>
              </table:table-cell>
              <table:table-cell office:value-type="float" office:value="7600">
                <text:p>7600</text:p>
              </table:table-cell>
              <table:table-cell office:value-type="float" office:value="14512.5">
                <text:p>14512.5</text:p>
              </table:table-cell>
              <table:table-cell office:value-type="float" office:value="15122.5">
                <text:p>15122.5</text:p>
              </table:table-cell>
              <table:table-cell office:value-type="float" office:value="7855">
                <text:p>7855</text:p>
              </table:table-cell>
              <table:table-cell office:value-type="float" office:value="6072.5">
                <text:p>6072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850">
                <text:p>10850</text:p>
              </table:table-cell>
              <table:table-cell office:value-type="float" office:value="15140">
                <text:p>15140</text:p>
              </table:table-cell>
              <table:table-cell office:value-type="float" office:value="7275">
                <text:p>7275</text:p>
              </table:table-cell>
              <table:table-cell office:value-type="float" office:value="13897.5">
                <text:p>13897.5</text:p>
              </table:table-cell>
              <table:table-cell office:value-type="float" office:value="14482.5">
                <text:p>14482.5</text:p>
              </table:table-cell>
              <table:table-cell office:value-type="float" office:value="7597.5">
                <text:p>7597.5</text:p>
              </table:table-cell>
              <table:table-cell office:value-type="float" office:value="5762.5">
                <text:p>5762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090">
                <text:p>11090</text:p>
              </table:table-cell>
              <table:table-cell office:value-type="float" office:value="15065">
                <text:p>15065</text:p>
              </table:table-cell>
              <table:table-cell office:value-type="float" office:value="7195">
                <text:p>7195</text:p>
              </table:table-cell>
              <table:table-cell office:value-type="float" office:value="13752.5">
                <text:p>13752.5</text:p>
              </table:table-cell>
              <table:table-cell office:value-type="float" office:value="14572.5">
                <text:p>14572.5</text:p>
              </table:table-cell>
              <table:table-cell office:value-type="float" office:value="7707.5">
                <text:p>7707.5</text:p>
              </table:table-cell>
              <table:table-cell office:value-type="float" office:value="5817.5">
                <text:p>5817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385">
                <text:p>11385</text:p>
              </table:table-cell>
              <table:table-cell office:value-type="float" office:value="15075">
                <text:p>15075</text:p>
              </table:table-cell>
              <table:table-cell office:value-type="float" office:value="7260">
                <text:p>7260</text:p>
              </table:table-cell>
              <table:table-cell office:value-type="float" office:value="13782.5">
                <text:p>13782.5</text:p>
              </table:table-cell>
              <table:table-cell office:value-type="float" office:value="14742.5">
                <text:p>14742.5</text:p>
              </table:table-cell>
              <table:table-cell office:value-type="float" office:value="7667.5">
                <text:p>7667.5</text:p>
              </table:table-cell>
              <table:table-cell office:value-type="float" office:value="5957.5">
                <text:p>5957.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575">
                <text:p>11575</text:p>
              </table:table-cell>
              <table:table-cell office:value-type="float" office:value="15177.5">
                <text:p>15177.5</text:p>
              </table:table-cell>
              <table:table-cell office:value-type="float" office:value="7060">
                <text:p>7060</text:p>
              </table:table-cell>
              <table:table-cell office:value-type="float" office:value="13732.5">
                <text:p>13732.5</text:p>
              </table:table-cell>
              <table:table-cell office:value-type="float" office:value="14762.5">
                <text:p>14762.5</text:p>
              </table:table-cell>
              <table:table-cell office:value-type="float" office:value="7577.5">
                <text:p>7577.5</text:p>
              </table:table-cell>
              <table:table-cell office:value-type="float" office:value="5932.5">
                <text:p>5932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545">
                <text:p>11545</text:p>
              </table:table-cell>
              <table:table-cell office:value-type="float" office:value="15112.5">
                <text:p>15112.5</text:p>
              </table:table-cell>
              <table:table-cell office:value-type="float" office:value="6935">
                <text:p>6935</text:p>
              </table:table-cell>
              <table:table-cell office:value-type="float" office:value="13772.5">
                <text:p>13772.5</text:p>
              </table:table-cell>
              <table:table-cell office:value-type="float" office:value="14772.5">
                <text:p>14772.5</text:p>
              </table:table-cell>
              <table:table-cell office:value-type="float" office:value="7597.5">
                <text:p>7597.5</text:p>
              </table:table-cell>
              <table:table-cell office:value-type="float" office:value="6017.5">
                <text:p>6017.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430">
                <text:p>11430</text:p>
              </table:table-cell>
              <table:table-cell office:value-type="float" office:value="15042.5">
                <text:p>15042.5</text:p>
              </table:table-cell>
              <table:table-cell office:value-type="float" office:value="6810">
                <text:p>6810</text:p>
              </table:table-cell>
              <table:table-cell office:value-type="float" office:value="13752.5">
                <text:p>13752.5</text:p>
              </table:table-cell>
              <table:table-cell office:value-type="float" office:value="14512.5">
                <text:p>14512.5</text:p>
              </table:table-cell>
              <table:table-cell office:value-type="float" office:value="7522.5">
                <text:p>7522.5</text:p>
              </table:table-cell>
              <table:table-cell office:value-type="float" office:value="5812.5">
                <text:p>5812.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210">
                <text:p>11210</text:p>
              </table:table-cell>
              <table:table-cell office:value-type="float" office:value="14802.5">
                <text:p>14802.5</text:p>
              </table:table-cell>
              <table:table-cell office:value-type="float" office:value="6620">
                <text:p>6620</text:p>
              </table:table-cell>
              <table:table-cell office:value-type="float" office:value="13532.5">
                <text:p>13532.5</text:p>
              </table:table-cell>
              <table:table-cell office:value-type="float" office:value="14307.5">
                <text:p>14307.5</text:p>
              </table:table-cell>
              <table:table-cell office:value-type="float" office:value="7712.5">
                <text:p>7712.5</text:p>
              </table:table-cell>
              <table:table-cell office:value-type="float" office:value="5887.5">
                <text:p>5887.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357.5">
                <text:p>11357.5</text:p>
              </table:table-cell>
              <table:table-cell office:value-type="float" office:value="14975">
                <text:p>14975</text:p>
              </table:table-cell>
              <table:table-cell office:value-type="float" office:value="6877.5">
                <text:p>6877.5</text:p>
              </table:table-cell>
              <table:table-cell office:value-type="float" office:value="13470">
                <text:p>13470</text:p>
              </table:table-cell>
              <table:table-cell office:value-type="float" office:value="14040">
                <text:p>14040</text:p>
              </table:table-cell>
              <table:table-cell office:value-type="float" office:value="7930">
                <text:p>7930</text:p>
              </table:table-cell>
              <table:table-cell office:value-type="float" office:value="5865">
                <text:p>586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362.5">
                <text:p>11362.5</text:p>
              </table:table-cell>
              <table:table-cell office:value-type="float" office:value="14915">
                <text:p>14915</text:p>
              </table:table-cell>
              <table:table-cell office:value-type="float" office:value="6862.5">
                <text:p>6862.5</text:p>
              </table:table-cell>
              <table:table-cell office:value-type="float" office:value="13320">
                <text:p>13320</text:p>
              </table:table-cell>
              <table:table-cell office:value-type="float" office:value="14155">
                <text:p>14155</text:p>
              </table:table-cell>
              <table:table-cell office:value-type="float" office:value="7760">
                <text:p>7760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387.5">
                <text:p>11387.5</text:p>
              </table:table-cell>
              <table:table-cell office:value-type="float" office:value="14805">
                <text:p>14805</text:p>
              </table:table-cell>
              <table:table-cell office:value-type="float" office:value="6922.5">
                <text:p>6922.5</text:p>
              </table:table-cell>
              <table:table-cell office:value-type="float" office:value="13405">
                <text:p>13405</text:p>
              </table:table-cell>
              <table:table-cell office:value-type="float" office:value="14280">
                <text:p>14280</text:p>
              </table:table-cell>
              <table:table-cell office:value-type="float" office:value="7785">
                <text:p>7785</text:p>
              </table:table-cell>
              <table:table-cell office:value-type="float" office:value="5795">
                <text:p>57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202.5">
                <text:p>11202.5</text:p>
              </table:table-cell>
              <table:table-cell office:value-type="float" office:value="15105">
                <text:p>15105</text:p>
              </table:table-cell>
              <table:table-cell office:value-type="float" office:value="7102.5">
                <text:p>7102.5</text:p>
              </table:table-cell>
              <table:table-cell office:value-type="float" office:value="13415">
                <text:p>13415</text:p>
              </table:table-cell>
              <table:table-cell office:value-type="float" office:value="13875">
                <text:p>13875</text:p>
              </table:table-cell>
              <table:table-cell office:value-type="float" office:value="7735">
                <text:p>7735</text:p>
              </table:table-cell>
              <table:table-cell office:value-type="float" office:value="6050">
                <text:p>605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217.5">
                <text:p>11217.5</text:p>
              </table:table-cell>
              <table:table-cell office:value-type="float" office:value="15330">
                <text:p>15330</text:p>
              </table:table-cell>
              <table:table-cell office:value-type="float" office:value="7352.5">
                <text:p>7352.5</text:p>
              </table:table-cell>
              <table:table-cell office:value-type="float" office:value="13265">
                <text:p>13265</text:p>
              </table:table-cell>
              <table:table-cell office:value-type="float" office:value="13580">
                <text:p>13580</text:p>
              </table:table-cell>
              <table:table-cell office:value-type="float" office:value="7820">
                <text:p>7820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197.5">
                <text:p>11197.5</text:p>
              </table:table-cell>
              <table:table-cell office:value-type="float" office:value="15305">
                <text:p>15305</text:p>
              </table:table-cell>
              <table:table-cell office:value-type="float" office:value="7327.5">
                <text:p>7327.5</text:p>
              </table:table-cell>
              <table:table-cell office:value-type="float" office:value="13520">
                <text:p>13520</text:p>
              </table:table-cell>
              <table:table-cell office:value-type="float" office:value="13615">
                <text:p>13615</text:p>
              </table:table-cell>
              <table:table-cell office:value-type="float" office:value="7987.5">
                <text:p>7987.5</text:p>
              </table:table-cell>
              <table:table-cell office:value-type="float" office:value="6722.5">
                <text:p>6722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407.5">
                <text:p>11407.5</text:p>
              </table:table-cell>
              <table:table-cell office:value-type="float" office:value="15135">
                <text:p>15135</text:p>
              </table:table-cell>
              <table:table-cell office:value-type="float" office:value="7297.5">
                <text:p>7297.5</text:p>
              </table:table-cell>
              <table:table-cell office:value-type="float" office:value="13400">
                <text:p>13400</text:p>
              </table:table-cell>
              <table:table-cell office:value-type="float" office:value="13380">
                <text:p>13380</text:p>
              </table:table-cell>
              <table:table-cell office:value-type="float" office:value="8112.5">
                <text:p>8112.5</text:p>
              </table:table-cell>
              <table:table-cell office:value-type="float" office:value="6657.5">
                <text:p>6657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857.5">
                <text:p>11857.5</text:p>
              </table:table-cell>
              <table:table-cell office:value-type="float" office:value="14955">
                <text:p>14955</text:p>
              </table:table-cell>
              <table:table-cell office:value-type="float" office:value="7405">
                <text:p>7405</text:p>
              </table:table-cell>
              <table:table-cell office:value-type="float" office:value="15025">
                <text:p>15025</text:p>
              </table:table-cell>
              <table:table-cell office:value-type="float" office:value="12595">
                <text:p>12595</text:p>
              </table:table-cell>
              <table:table-cell office:value-type="float" office:value="7552.5">
                <text:p>7552.5</text:p>
              </table:table-cell>
              <table:table-cell office:value-type="float" office:value="6007.5">
                <text:p>6007.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652.5">
                <text:p>11652.5</text:p>
              </table:table-cell>
              <table:table-cell office:value-type="float" office:value="14735">
                <text:p>14735</text:p>
              </table:table-cell>
              <table:table-cell office:value-type="float" office:value="7225">
                <text:p>7225</text:p>
              </table:table-cell>
              <table:table-cell office:value-type="float" office:value="14875">
                <text:p>14875</text:p>
              </table:table-cell>
              <table:table-cell office:value-type="float" office:value="12385">
                <text:p>12385</text:p>
              </table:table-cell>
              <table:table-cell office:value-type="float" office:value="7552.5">
                <text:p>7552.5</text:p>
              </table:table-cell>
              <table:table-cell office:value-type="float" office:value="5787.5">
                <text:p>5787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242.5">
                <text:p>11242.5</text:p>
              </table:table-cell>
              <table:table-cell office:value-type="float" office:value="14835">
                <text:p>14835</text:p>
              </table:table-cell>
              <table:table-cell office:value-type="float" office:value="6755">
                <text:p>6755</text:p>
              </table:table-cell>
              <table:table-cell office:value-type="float" office:value="14585">
                <text:p>14585</text:p>
              </table:table-cell>
              <table:table-cell office:value-type="float" office:value="11880">
                <text:p>11880</text:p>
              </table:table-cell>
              <table:table-cell office:value-type="float" office:value="7022.5">
                <text:p>7022.5</text:p>
              </table:table-cell>
              <table:table-cell office:value-type="float" office:value="5892.5">
                <text:p>5892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087.5">
                <text:p>11087.5</text:p>
              </table:table-cell>
              <table:table-cell office:value-type="float" office:value="14905">
                <text:p>14905</text:p>
              </table:table-cell>
              <table:table-cell office:value-type="float" office:value="6890">
                <text:p>6890</text:p>
              </table:table-cell>
              <table:table-cell office:value-type="float" office:value="14710">
                <text:p>14710</text:p>
              </table:table-cell>
              <table:table-cell office:value-type="float" office:value="12040">
                <text:p>12040</text:p>
              </table:table-cell>
              <table:table-cell office:value-type="float" office:value="7012.5">
                <text:p>7012.5</text:p>
              </table:table-cell>
              <table:table-cell office:value-type="float" office:value="5782.5">
                <text:p>5782.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017.5">
                <text:p>11017.5</text:p>
              </table:table-cell>
              <table:table-cell office:value-type="float" office:value="14675">
                <text:p>14675</text:p>
              </table:table-cell>
              <table:table-cell office:value-type="float" office:value="6770">
                <text:p>6770</text:p>
              </table:table-cell>
              <table:table-cell office:value-type="float" office:value="14720">
                <text:p>14720</text:p>
              </table:table-cell>
              <table:table-cell office:value-type="float" office:value="11890">
                <text:p>11890</text:p>
              </table:table-cell>
              <table:table-cell office:value-type="float" office:value="6772.5">
                <text:p>6772.5</text:p>
              </table:table-cell>
              <table:table-cell office:value-type="float" office:value="5577.5">
                <text:p>5577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212.5">
                <text:p>12212.5</text:p>
              </table:table-cell>
              <table:table-cell office:value-type="float" office:value="15290">
                <text:p>15290</text:p>
              </table:table-cell>
              <table:table-cell office:value-type="float" office:value="7447.5">
                <text:p>7447.5</text:p>
              </table:table-cell>
              <table:table-cell office:value-type="float" office:value="14500">
                <text:p>14500</text:p>
              </table:table-cell>
              <table:table-cell office:value-type="float" office:value="12232.5">
                <text:p>12232.5</text:p>
              </table:table-cell>
              <table:table-cell office:value-type="float" office:value="7435">
                <text:p>7435</text:p>
              </table:table-cell>
              <table:table-cell office:value-type="float" office:value="5717.5">
                <text:p>5717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012.5">
                <text:p>12012.5</text:p>
              </table:table-cell>
              <table:table-cell office:value-type="float" office:value="15020">
                <text:p>15020</text:p>
              </table:table-cell>
              <table:table-cell office:value-type="float" office:value="7242.5">
                <text:p>7242.5</text:p>
              </table:table-cell>
              <table:table-cell office:value-type="float" office:value="14605">
                <text:p>14605</text:p>
              </table:table-cell>
              <table:table-cell office:value-type="float" office:value="12112.5">
                <text:p>12112.5</text:p>
              </table:table-cell>
              <table:table-cell office:value-type="float" office:value="6925">
                <text:p>6925</text:p>
              </table:table-cell>
              <table:table-cell office:value-type="float" office:value="5787.5">
                <text:p>5787.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442.5">
                <text:p>11442.5</text:p>
              </table:table-cell>
              <table:table-cell office:value-type="float" office:value="14745">
                <text:p>14745</text:p>
              </table:table-cell>
              <table:table-cell office:value-type="float" office:value="7117.5">
                <text:p>7117.5</text:p>
              </table:table-cell>
              <table:table-cell office:value-type="float" office:value="14065">
                <text:p>14065</text:p>
              </table:table-cell>
              <table:table-cell office:value-type="float" office:value="11667.5">
                <text:p>11667.5</text:p>
              </table:table-cell>
              <table:table-cell office:value-type="float" office:value="6370">
                <text:p>6370</text:p>
              </table:table-cell>
              <table:table-cell office:value-type="float" office:value="5412.5">
                <text:p>5412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642.5">
                <text:p>11642.5</text:p>
              </table:table-cell>
              <table:table-cell office:value-type="float" office:value="14740">
                <text:p>14740</text:p>
              </table:table-cell>
              <table:table-cell office:value-type="float" office:value="8367.5">
                <text:p>8367.5</text:p>
              </table:table-cell>
              <table:table-cell office:value-type="float" office:value="14360">
                <text:p>14360</text:p>
              </table:table-cell>
              <table:table-cell office:value-type="float" office:value="12107.5">
                <text:p>12107.5</text:p>
              </table:table-cell>
              <table:table-cell office:value-type="float" office:value="7505">
                <text:p>7505</text:p>
              </table:table-cell>
              <table:table-cell office:value-type="float" office:value="6077.5">
                <text:p>6077.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297.5">
                <text:p>12297.5</text:p>
              </table:table-cell>
              <table:table-cell office:value-type="float" office:value="15305">
                <text:p>15305</text:p>
              </table:table-cell>
              <table:table-cell office:value-type="float" office:value="8082.5">
                <text:p>8082.5</text:p>
              </table:table-cell>
              <table:table-cell office:value-type="float" office:value="14345">
                <text:p>14345</text:p>
              </table:table-cell>
              <table:table-cell office:value-type="float" office:value="12637.5">
                <text:p>12637.5</text:p>
              </table:table-cell>
              <table:table-cell office:value-type="float" office:value="7935">
                <text:p>7935</text:p>
              </table:table-cell>
              <table:table-cell office:value-type="float" office:value="6662.5">
                <text:p>6662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327.5">
                <text:p>12327.5</text:p>
              </table:table-cell>
              <table:table-cell office:value-type="float" office:value="15390">
                <text:p>15390</text:p>
              </table:table-cell>
              <table:table-cell office:value-type="float" office:value="8077.5">
                <text:p>8077.5</text:p>
              </table:table-cell>
              <table:table-cell office:value-type="float" office:value="14345">
                <text:p>14345</text:p>
              </table:table-cell>
              <table:table-cell office:value-type="float" office:value="12627.5">
                <text:p>12627.5</text:p>
              </table:table-cell>
              <table:table-cell office:value-type="float" office:value="8080">
                <text:p>8080</text:p>
              </table:table-cell>
              <table:table-cell office:value-type="float" office:value="6627.5">
                <text:p>6627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422.5">
                <text:p>12422.5</text:p>
              </table:table-cell>
              <table:table-cell office:value-type="float" office:value="16325">
                <text:p>16325</text:p>
              </table:table-cell>
              <table:table-cell office:value-type="float" office:value="8552.5">
                <text:p>8552.5</text:p>
              </table:table-cell>
              <table:table-cell office:value-type="float" office:value="14625">
                <text:p>14625</text:p>
              </table:table-cell>
              <table:table-cell office:value-type="float" office:value="13297.5">
                <text:p>13297.5</text:p>
              </table:table-cell>
              <table:table-cell office:value-type="float" office:value="7940">
                <text:p>7940</text:p>
              </table:table-cell>
              <table:table-cell office:value-type="float" office:value="6537.5">
                <text:p>6537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332.5">
                <text:p>12332.5</text:p>
              </table:table-cell>
              <table:table-cell office:value-type="float" office:value="16225">
                <text:p>16225</text:p>
              </table:table-cell>
              <table:table-cell office:value-type="float" office:value="8432.5">
                <text:p>8432.5</text:p>
              </table:table-cell>
              <table:table-cell office:value-type="float" office:value="14365">
                <text:p>14365</text:p>
              </table:table-cell>
              <table:table-cell office:value-type="float" office:value="13137.5">
                <text:p>13137.5</text:p>
              </table:table-cell>
              <table:table-cell office:value-type="float" office:value="7795">
                <text:p>7795</text:p>
              </table:table-cell>
              <table:table-cell office:value-type="float" office:value="6472.5">
                <text:p>6472.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232.5">
                <text:p>12232.5</text:p>
              </table:table-cell>
              <table:table-cell office:value-type="float" office:value="16245">
                <text:p>16245</text:p>
              </table:table-cell>
              <table:table-cell office:value-type="float" office:value="8752.5">
                <text:p>8752.5</text:p>
              </table:table-cell>
              <table:table-cell office:value-type="float" office:value="13820">
                <text:p>13820</text:p>
              </table:table-cell>
              <table:table-cell office:value-type="float" office:value="13127.5">
                <text:p>13127.5</text:p>
              </table:table-cell>
              <table:table-cell office:value-type="float" office:value="8070">
                <text:p>8070</text:p>
              </table:table-cell>
              <table:table-cell office:value-type="float" office:value="6635">
                <text:p>66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035">
                <text:p>12035</text:p>
              </table:table-cell>
              <table:table-cell office:value-type="float" office:value="16352.5">
                <text:p>16352.5</text:p>
              </table:table-cell>
              <table:table-cell office:value-type="float" office:value="8520">
                <text:p>8520</text:p>
              </table:table-cell>
              <table:table-cell office:value-type="float" office:value="14257.5">
                <text:p>14257.5</text:p>
              </table:table-cell>
              <table:table-cell office:value-type="float" office:value="13620">
                <text:p>13620</text:p>
              </table:table-cell>
              <table:table-cell office:value-type="float" office:value="7972.5">
                <text:p>7972.5</text:p>
              </table:table-cell>
              <table:table-cell office:value-type="float" office:value="6827.5">
                <text:p>6827.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380">
                <text:p>13380</text:p>
              </table:table-cell>
              <table:table-cell office:value-type="float" office:value="17307.5">
                <text:p>17307.5</text:p>
              </table:table-cell>
              <table:table-cell office:value-type="float" office:value="10172.5">
                <text:p>10172.5</text:p>
              </table:table-cell>
              <table:table-cell office:value-type="float" office:value="14992.5">
                <text:p>14992.5</text:p>
              </table:table-cell>
              <table:table-cell office:value-type="float" office:value="13555">
                <text:p>13555</text:p>
              </table:table-cell>
              <table:table-cell office:value-type="float" office:value="7742.5">
                <text:p>7742.5</text:p>
              </table:table-cell>
              <table:table-cell office:value-type="float" office:value="7542.5">
                <text:p>7542.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660">
                <text:p>13660</text:p>
              </table:table-cell>
              <table:table-cell office:value-type="float" office:value="17727.5">
                <text:p>17727.5</text:p>
              </table:table-cell>
              <table:table-cell office:value-type="float" office:value="10197.5">
                <text:p>10197.5</text:p>
              </table:table-cell>
              <table:table-cell office:value-type="float" office:value="15202.5">
                <text:p>15202.5</text:p>
              </table:table-cell>
              <table:table-cell office:value-type="float" office:value="13765">
                <text:p>13765</text:p>
              </table:table-cell>
              <table:table-cell office:value-type="float" office:value="7642.5">
                <text:p>7642.5</text:p>
              </table:table-cell>
              <table:table-cell office:value-type="float" office:value="7542.5">
                <text:p>7542.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325">
                <text:p>14325</text:p>
              </table:table-cell>
              <table:table-cell office:value-type="float" office:value="18335">
                <text:p>18335</text:p>
              </table:table-cell>
              <table:table-cell office:value-type="float" office:value="10257.5">
                <text:p>10257.5</text:p>
              </table:table-cell>
              <table:table-cell office:value-type="float" office:value="15422.5">
                <text:p>15422.5</text:p>
              </table:table-cell>
              <table:table-cell office:value-type="float" office:value="14497.5">
                <text:p>14497.5</text:p>
              </table:table-cell>
              <table:table-cell office:value-type="float" office:value="8095">
                <text:p>8095</text:p>
              </table:table-cell>
              <table:table-cell office:value-type="float" office:value="8097.5">
                <text:p>8097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615">
                <text:p>14615</text:p>
              </table:table-cell>
              <table:table-cell office:value-type="float" office:value="18520">
                <text:p>18520</text:p>
              </table:table-cell>
              <table:table-cell office:value-type="float" office:value="10777.5">
                <text:p>10777.5</text:p>
              </table:table-cell>
              <table:table-cell office:value-type="float" office:value="15887.5">
                <text:p>15887.5</text:p>
              </table:table-cell>
              <table:table-cell office:value-type="float" office:value="14342.5">
                <text:p>14342.5</text:p>
              </table:table-cell>
              <table:table-cell office:value-type="float" office:value="8120">
                <text:p>8120</text:p>
              </table:table-cell>
              <table:table-cell office:value-type="float" office:value="8547.5">
                <text:p>8547.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535">
                <text:p>14535</text:p>
              </table:table-cell>
              <table:table-cell office:value-type="float" office:value="18465">
                <text:p>18465</text:p>
              </table:table-cell>
              <table:table-cell office:value-type="float" office:value="10397.5">
                <text:p>10397.5</text:p>
              </table:table-cell>
              <table:table-cell office:value-type="float" office:value="15642.5">
                <text:p>15642.5</text:p>
              </table:table-cell>
              <table:table-cell office:value-type="float" office:value="14352.5">
                <text:p>14352.5</text:p>
              </table:table-cell>
              <table:table-cell office:value-type="float" office:value="8080">
                <text:p>8080</text:p>
              </table:table-cell>
              <table:table-cell office:value-type="float" office:value="8322.5">
                <text:p>8322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815">
                <text:p>14815</text:p>
              </table:table-cell>
              <table:table-cell office:value-type="float" office:value="18405">
                <text:p>18405</text:p>
              </table:table-cell>
              <table:table-cell office:value-type="float" office:value="10177.5">
                <text:p>10177.5</text:p>
              </table:table-cell>
              <table:table-cell office:value-type="float" office:value="15577.5">
                <text:p>15577.5</text:p>
              </table:table-cell>
              <table:table-cell office:value-type="float" office:value="14277.5">
                <text:p>14277.5</text:p>
              </table:table-cell>
              <table:table-cell office:value-type="float" office:value="7910">
                <text:p>7910</text:p>
              </table:table-cell>
              <table:table-cell office:value-type="float" office:value="8262.5">
                <text:p>8262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110">
                <text:p>15110</text:p>
              </table:table-cell>
              <table:table-cell office:value-type="float" office:value="18275">
                <text:p>18275</text:p>
              </table:table-cell>
              <table:table-cell office:value-type="float" office:value="9682.5">
                <text:p>9682.5</text:p>
              </table:table-cell>
              <table:table-cell office:value-type="float" office:value="15287.5">
                <text:p>15287.5</text:p>
              </table:table-cell>
              <table:table-cell office:value-type="float" office:value="14167.5">
                <text:p>14167.5</text:p>
              </table:table-cell>
              <table:table-cell office:value-type="float" office:value="7720">
                <text:p>7720</text:p>
              </table:table-cell>
              <table:table-cell office:value-type="float" office:value="8367.5">
                <text:p>8367.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710">
                <text:p>14710</text:p>
              </table:table-cell>
              <table:table-cell office:value-type="float" office:value="18075">
                <text:p>18075</text:p>
              </table:table-cell>
              <table:table-cell office:value-type="float" office:value="9797.5">
                <text:p>9797.5</text:p>
              </table:table-cell>
              <table:table-cell office:value-type="float" office:value="15332.5">
                <text:p>15332.5</text:p>
              </table:table-cell>
              <table:table-cell office:value-type="float" office:value="13697.5">
                <text:p>13697.5</text:p>
              </table:table-cell>
              <table:table-cell office:value-type="float" office:value="7260">
                <text:p>7260</text:p>
              </table:table-cell>
              <table:table-cell office:value-type="float" office:value="8327.5">
                <text:p>8327.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890">
                <text:p>14890</text:p>
              </table:table-cell>
              <table:table-cell office:value-type="float" office:value="17855">
                <text:p>17855</text:p>
              </table:table-cell>
              <table:table-cell office:value-type="float" office:value="9492.5">
                <text:p>9492.5</text:p>
              </table:table-cell>
              <table:table-cell office:value-type="float" office:value="15402.5">
                <text:p>15402.5</text:p>
              </table:table-cell>
              <table:table-cell office:value-type="float" office:value="14002.5">
                <text:p>14002.5</text:p>
              </table:table-cell>
              <table:table-cell office:value-type="float" office:value="7390">
                <text:p>7390</text:p>
              </table:table-cell>
              <table:table-cell office:value-type="float" office:value="8867.5">
                <text:p>8867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245">
                <text:p>15245</text:p>
              </table:table-cell>
              <table:table-cell office:value-type="float" office:value="17780">
                <text:p>17780</text:p>
              </table:table-cell>
              <table:table-cell office:value-type="float" office:value="9632.5">
                <text:p>9632.5</text:p>
              </table:table-cell>
              <table:table-cell office:value-type="float" office:value="15232.5">
                <text:p>15232.5</text:p>
              </table:table-cell>
              <table:table-cell office:value-type="float" office:value="13882.5">
                <text:p>13882.5</text:p>
              </table:table-cell>
              <table:table-cell office:value-type="float" office:value="7280">
                <text:p>7280</text:p>
              </table:table-cell>
              <table:table-cell office:value-type="float" office:value="9037.5">
                <text:p>9037.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565">
                <text:p>15565</text:p>
              </table:table-cell>
              <table:table-cell office:value-type="float" office:value="17790">
                <text:p>17790</text:p>
              </table:table-cell>
              <table:table-cell office:value-type="float" office:value="9677.5">
                <text:p>9677.5</text:p>
              </table:table-cell>
              <table:table-cell office:value-type="float" office:value="15117.5">
                <text:p>15117.5</text:p>
              </table:table-cell>
              <table:table-cell office:value-type="float" office:value="13862.5">
                <text:p>13862.5</text:p>
              </table:table-cell>
              <table:table-cell office:value-type="float" office:value="7375">
                <text:p>7375</text:p>
              </table:table-cell>
              <table:table-cell office:value-type="float" office:value="9152.5">
                <text:p>9152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775">
                <text:p>15775</text:p>
              </table:table-cell>
              <table:table-cell office:value-type="float" office:value="17795">
                <text:p>17795</text:p>
              </table:table-cell>
              <table:table-cell office:value-type="float" office:value="9867.5">
                <text:p>9867.5</text:p>
              </table:table-cell>
              <table:table-cell office:value-type="float" office:value="15287.5">
                <text:p>15287.5</text:p>
              </table:table-cell>
              <table:table-cell office:value-type="float" office:value="14022.5">
                <text:p>14022.5</text:p>
              </table:table-cell>
              <table:table-cell office:value-type="float" office:value="7445">
                <text:p>7445</text:p>
              </table:table-cell>
              <table:table-cell office:value-type="float" office:value="9180">
                <text:p>918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120">
                <text:p>16120</text:p>
              </table:table-cell>
              <table:table-cell office:value-type="float" office:value="17825">
                <text:p>17825</text:p>
              </table:table-cell>
              <table:table-cell office:value-type="float" office:value="10312.5">
                <text:p>10312.5</text:p>
              </table:table-cell>
              <table:table-cell office:value-type="float" office:value="15467.5">
                <text:p>15467.5</text:p>
              </table:table-cell>
              <table:table-cell office:value-type="float" office:value="14372.5">
                <text:p>14372.5</text:p>
              </table:table-cell>
              <table:table-cell office:value-type="float" office:value="7810">
                <text:p>7810</text:p>
              </table:table-cell>
              <table:table-cell office:value-type="float" office:value="9285">
                <text:p>928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275">
                <text:p>16275</text:p>
              </table:table-cell>
              <table:table-cell office:value-type="float" office:value="17765">
                <text:p>17765</text:p>
              </table:table-cell>
              <table:table-cell office:value-type="float" office:value="10042.5">
                <text:p>10042.5</text:p>
              </table:table-cell>
              <table:table-cell office:value-type="float" office:value="15422.5">
                <text:p>15422.5</text:p>
              </table:table-cell>
              <table:table-cell office:value-type="float" office:value="14302.5">
                <text:p>14302.5</text:p>
              </table:table-cell>
              <table:table-cell office:value-type="float" office:value="7565">
                <text:p>7565</text:p>
              </table:table-cell>
              <table:table-cell office:value-type="float" office:value="9010">
                <text:p>901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560">
                <text:p>16560</text:p>
              </table:table-cell>
              <table:table-cell office:value-type="float" office:value="17765">
                <text:p>17765</text:p>
              </table:table-cell>
              <table:table-cell office:value-type="float" office:value="10082.5">
                <text:p>10082.5</text:p>
              </table:table-cell>
              <table:table-cell office:value-type="float" office:value="15912.5">
                <text:p>15912.5</text:p>
              </table:table-cell>
              <table:table-cell office:value-type="float" office:value="14547.5">
                <text:p>14547.5</text:p>
              </table:table-cell>
              <table:table-cell office:value-type="float" office:value="7640">
                <text:p>7640</text:p>
              </table:table-cell>
              <table:table-cell office:value-type="float" office:value="8765">
                <text:p>876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440">
                <text:p>16440</text:p>
              </table:table-cell>
              <table:table-cell office:value-type="float" office:value="17570">
                <text:p>17570</text:p>
              </table:table-cell>
              <table:table-cell office:value-type="float" office:value="9897.5">
                <text:p>9897.5</text:p>
              </table:table-cell>
              <table:table-cell office:value-type="float" office:value="15552.5">
                <text:p>15552.5</text:p>
              </table:table-cell>
              <table:table-cell office:value-type="float" office:value="14572.5">
                <text:p>14572.5</text:p>
              </table:table-cell>
              <table:table-cell office:value-type="float" office:value="7205">
                <text:p>7205</text:p>
              </table:table-cell>
              <table:table-cell office:value-type="float" office:value="8570">
                <text:p>857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025">
                <text:p>16025</text:p>
              </table:table-cell>
              <table:table-cell office:value-type="float" office:value="17490">
                <text:p>17490</text:p>
              </table:table-cell>
              <table:table-cell office:value-type="float" office:value="10275">
                <text:p>10275</text:p>
              </table:table-cell>
              <table:table-cell office:value-type="float" office:value="15252.5">
                <text:p>15252.5</text:p>
              </table:table-cell>
              <table:table-cell office:value-type="float" office:value="14922.5">
                <text:p>14922.5</text:p>
              </table:table-cell>
              <table:table-cell office:value-type="float" office:value="7600">
                <text:p>7600</text:p>
              </table:table-cell>
              <table:table-cell office:value-type="float" office:value="8300">
                <text:p>83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115">
                <text:p>16115</text:p>
              </table:table-cell>
              <table:table-cell office:value-type="float" office:value="17675">
                <text:p>17675</text:p>
              </table:table-cell>
              <table:table-cell office:value-type="float" office:value="10245">
                <text:p>10245</text:p>
              </table:table-cell>
              <table:table-cell office:value-type="float" office:value="15272.5">
                <text:p>15272.5</text:p>
              </table:table-cell>
              <table:table-cell office:value-type="float" office:value="14817.5">
                <text:p>14817.5</text:p>
              </table:table-cell>
              <table:table-cell office:value-type="float" office:value="7415">
                <text:p>7415</text:p>
              </table:table-cell>
              <table:table-cell office:value-type="float" office:value="8175">
                <text:p>81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355">
                <text:p>16355</text:p>
              </table:table-cell>
              <table:table-cell office:value-type="float" office:value="16950">
                <text:p>16950</text:p>
              </table:table-cell>
              <table:table-cell office:value-type="float" office:value="9965">
                <text:p>9965</text:p>
              </table:table-cell>
              <table:table-cell office:value-type="float" office:value="14782.5">
                <text:p>14782.5</text:p>
              </table:table-cell>
              <table:table-cell office:value-type="float" office:value="14387.5">
                <text:p>14387.5</text:p>
              </table:table-cell>
              <table:table-cell office:value-type="float" office:value="6955">
                <text:p>6955</text:p>
              </table:table-cell>
              <table:table-cell office:value-type="float" office:value="7435">
                <text:p>743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110">
                <text:p>16110</text:p>
              </table:table-cell>
              <table:table-cell office:value-type="float" office:value="16580">
                <text:p>16580</text:p>
              </table:table-cell>
              <table:table-cell office:value-type="float" office:value="9630">
                <text:p>9630</text:p>
              </table:table-cell>
              <table:table-cell office:value-type="float" office:value="14342.5">
                <text:p>14342.5</text:p>
              </table:table-cell>
              <table:table-cell office:value-type="float" office:value="14665">
                <text:p>14665</text:p>
              </table:table-cell>
              <table:table-cell office:value-type="float" office:value="6390">
                <text:p>6390</text:p>
              </table:table-cell>
              <table:table-cell office:value-type="float" office:value="7220">
                <text:p>722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025">
                <text:p>16025</text:p>
              </table:table-cell>
              <table:table-cell office:value-type="float" office:value="16285">
                <text:p>16285</text:p>
              </table:table-cell>
              <table:table-cell office:value-type="float" office:value="9640">
                <text:p>9640</text:p>
              </table:table-cell>
              <table:table-cell office:value-type="float" office:value="14227.5">
                <text:p>14227.5</text:p>
              </table:table-cell>
              <table:table-cell office:value-type="float" office:value="14490">
                <text:p>14490</text:p>
              </table:table-cell>
              <table:table-cell office:value-type="float" office:value="6305">
                <text:p>6305</text:p>
              </table:table-cell>
              <table:table-cell office:value-type="float" office:value="7435">
                <text:p>743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560">
                <text:p>16560</text:p>
              </table:table-cell>
              <table:table-cell office:value-type="float" office:value="16220">
                <text:p>16220</text:p>
              </table:table-cell>
              <table:table-cell office:value-type="float" office:value="9585">
                <text:p>9585</text:p>
              </table:table-cell>
              <table:table-cell office:value-type="float" office:value="14457.5">
                <text:p>14457.5</text:p>
              </table:table-cell>
              <table:table-cell office:value-type="float" office:value="14395">
                <text:p>14395</text:p>
              </table:table-cell>
              <table:table-cell office:value-type="float" office:value="6315">
                <text:p>6315</text:p>
              </table:table-cell>
              <table:table-cell office:value-type="float" office:value="8020">
                <text:p>802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340">
                <text:p>16340</text:p>
              </table:table-cell>
              <table:table-cell office:value-type="float" office:value="15985">
                <text:p>15985</text:p>
              </table:table-cell>
              <table:table-cell office:value-type="float" office:value="9600">
                <text:p>9600</text:p>
              </table:table-cell>
              <table:table-cell office:value-type="float" office:value="14652.5">
                <text:p>14652.5</text:p>
              </table:table-cell>
              <table:table-cell office:value-type="float" office:value="14485">
                <text:p>14485</text:p>
              </table:table-cell>
              <table:table-cell office:value-type="float" office:value="6510">
                <text:p>6510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345">
                <text:p>16345</text:p>
              </table:table-cell>
              <table:table-cell office:value-type="float" office:value="16445">
                <text:p>16445</text:p>
              </table:table-cell>
              <table:table-cell office:value-type="float" office:value="9855">
                <text:p>9855</text:p>
              </table:table-cell>
              <table:table-cell office:value-type="float" office:value="14542.5">
                <text:p>14542.5</text:p>
              </table:table-cell>
              <table:table-cell office:value-type="float" office:value="14545">
                <text:p>14545</text:p>
              </table:table-cell>
              <table:table-cell office:value-type="float" office:value="6830">
                <text:p>6830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855">
                <text:p>15855</text:p>
              </table:table-cell>
              <table:table-cell office:value-type="float" office:value="16645">
                <text:p>16645</text:p>
              </table:table-cell>
              <table:table-cell office:value-type="float" office:value="9865">
                <text:p>9865</text:p>
              </table:table-cell>
              <table:table-cell office:value-type="float" office:value="14057.5">
                <text:p>14057.5</text:p>
              </table:table-cell>
              <table:table-cell office:value-type="float" office:value="14365">
                <text:p>14365</text:p>
              </table:table-cell>
              <table:table-cell office:value-type="float" office:value="6770">
                <text:p>6770</text:p>
              </table:table-cell>
              <table:table-cell office:value-type="float" office:value="8295">
                <text:p>829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875">
                <text:p>15875</text:p>
              </table:table-cell>
              <table:table-cell office:value-type="float" office:value="16410">
                <text:p>16410</text:p>
              </table:table-cell>
              <table:table-cell office:value-type="float" office:value="9675">
                <text:p>9675</text:p>
              </table:table-cell>
              <table:table-cell office:value-type="float" office:value="14157.5">
                <text:p>14157.5</text:p>
              </table:table-cell>
              <table:table-cell office:value-type="float" office:value="14180">
                <text:p>14180</text:p>
              </table:table-cell>
              <table:table-cell office:value-type="float" office:value="6620">
                <text:p>6620</text:p>
              </table:table-cell>
              <table:table-cell office:value-type="float" office:value="8130">
                <text:p>813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250">
                <text:p>16250</text:p>
              </table:table-cell>
              <table:table-cell office:value-type="float" office:value="16320">
                <text:p>16320</text:p>
              </table:table-cell>
              <table:table-cell office:value-type="float" office:value="9955">
                <text:p>9955</text:p>
              </table:table-cell>
              <table:table-cell office:value-type="float" office:value="14147.5">
                <text:p>14147.5</text:p>
              </table:table-cell>
              <table:table-cell office:value-type="float" office:value="13825">
                <text:p>13825</text:p>
              </table:table-cell>
              <table:table-cell office:value-type="float" office:value="6380">
                <text:p>6380</text:p>
              </table:table-cell>
              <table:table-cell office:value-type="float" office:value="8682.5">
                <text:p>8682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120">
                <text:p>16120</text:p>
              </table:table-cell>
              <table:table-cell office:value-type="float" office:value="16365">
                <text:p>16365</text:p>
              </table:table-cell>
              <table:table-cell office:value-type="float" office:value="9885">
                <text:p>9885</text:p>
              </table:table-cell>
              <table:table-cell office:value-type="float" office:value="14282.5">
                <text:p>14282.5</text:p>
              </table:table-cell>
              <table:table-cell office:value-type="float" office:value="13705">
                <text:p>13705</text:p>
              </table:table-cell>
              <table:table-cell office:value-type="float" office:value="6495">
                <text:p>6495</text:p>
              </table:table-cell>
              <table:table-cell office:value-type="float" office:value="8767.5">
                <text:p>8767.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815">
                <text:p>15815</text:p>
              </table:table-cell>
              <table:table-cell office:value-type="float" office:value="16680">
                <text:p>16680</text:p>
              </table:table-cell>
              <table:table-cell office:value-type="float" office:value="9650">
                <text:p>9650</text:p>
              </table:table-cell>
              <table:table-cell office:value-type="float" office:value="14642.5">
                <text:p>14642.5</text:p>
              </table:table-cell>
              <table:table-cell office:value-type="float" office:value="14065">
                <text:p>14065</text:p>
              </table:table-cell>
              <table:table-cell office:value-type="float" office:value="6050">
                <text:p>6050</text:p>
              </table:table-cell>
              <table:table-cell office:value-type="float" office:value="8282.5">
                <text:p>8282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845">
                <text:p>15845</text:p>
              </table:table-cell>
              <table:table-cell office:value-type="float" office:value="16490">
                <text:p>16490</text:p>
              </table:table-cell>
              <table:table-cell office:value-type="float" office:value="9775">
                <text:p>9775</text:p>
              </table:table-cell>
              <table:table-cell office:value-type="float" office:value="14737.5">
                <text:p>14737.5</text:p>
              </table:table-cell>
              <table:table-cell office:value-type="float" office:value="14090">
                <text:p>14090</text:p>
              </table:table-cell>
              <table:table-cell office:value-type="float" office:value="6010">
                <text:p>6010</text:p>
              </table:table-cell>
              <table:table-cell office:value-type="float" office:value="8242.5">
                <text:p>8242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205">
                <text:p>16205</text:p>
              </table:table-cell>
              <table:table-cell office:value-type="float" office:value="16385">
                <text:p>16385</text:p>
              </table:table-cell>
              <table:table-cell office:value-type="float" office:value="9725">
                <text:p>9725</text:p>
              </table:table-cell>
              <table:table-cell office:value-type="float" office:value="15042.5">
                <text:p>15042.5</text:p>
              </table:table-cell>
              <table:table-cell office:value-type="float" office:value="14600">
                <text:p>14600</text:p>
              </table:table-cell>
              <table:table-cell office:value-type="float" office:value="6170">
                <text:p>6170</text:p>
              </table:table-cell>
              <table:table-cell office:value-type="float" office:value="8697.5">
                <text:p>8697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190">
                <text:p>16190</text:p>
              </table:table-cell>
              <table:table-cell office:value-type="float" office:value="16295">
                <text:p>16295</text:p>
              </table:table-cell>
              <table:table-cell office:value-type="float" office:value="9450">
                <text:p>9450</text:p>
              </table:table-cell>
              <table:table-cell office:value-type="float" office:value="14372.5">
                <text:p>14372.5</text:p>
              </table:table-cell>
              <table:table-cell office:value-type="float" office:value="14380">
                <text:p>14380</text:p>
              </table:table-cell>
              <table:table-cell office:value-type="float" office:value="5670">
                <text:p>5670</text:p>
              </table:table-cell>
              <table:table-cell office:value-type="float" office:value="8497.5">
                <text:p>8497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985">
                <text:p>15985</text:p>
              </table:table-cell>
              <table:table-cell office:value-type="float" office:value="16450">
                <text:p>16450</text:p>
              </table:table-cell>
              <table:table-cell office:value-type="float" office:value="9250">
                <text:p>9250</text:p>
              </table:table-cell>
              <table:table-cell office:value-type="float" office:value="14277.5">
                <text:p>14277.5</text:p>
              </table:table-cell>
              <table:table-cell office:value-type="float" office:value="14385">
                <text:p>14385</text:p>
              </table:table-cell>
              <table:table-cell office:value-type="float" office:value="5465">
                <text:p>5465</text:p>
              </table:table-cell>
              <table:table-cell office:value-type="float" office:value="8407.5">
                <text:p>8407.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010">
                <text:p>16010</text:p>
              </table:table-cell>
              <table:table-cell office:value-type="float" office:value="16440">
                <text:p>16440</text:p>
              </table:table-cell>
              <table:table-cell office:value-type="float" office:value="8920">
                <text:p>8920</text:p>
              </table:table-cell>
              <table:table-cell office:value-type="float" office:value="14212.5">
                <text:p>14212.5</text:p>
              </table:table-cell>
              <table:table-cell office:value-type="float" office:value="14010">
                <text:p>14010</text:p>
              </table:table-cell>
              <table:table-cell office:value-type="float" office:value="5255">
                <text:p>5255</text:p>
              </table:table-cell>
              <table:table-cell office:value-type="float" office:value="8922.5">
                <text:p>8922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017.5">
                <text:p>16017.5</text:p>
              </table:table-cell>
              <table:table-cell office:value-type="float" office:value="16632.5">
                <text:p>16632.5</text:p>
              </table:table-cell>
              <table:table-cell office:value-type="float" office:value="9122.5">
                <text:p>9122.5</text:p>
              </table:table-cell>
              <table:table-cell office:value-type="float" office:value="14330">
                <text:p>14330</text:p>
              </table:table-cell>
              <table:table-cell office:value-type="float" office:value="14022.5">
                <text:p>14022.5</text:p>
              </table:table-cell>
              <table:table-cell office:value-type="float" office:value="5362.5">
                <text:p>5362.5</text:p>
              </table:table-cell>
              <table:table-cell office:value-type="float" office:value="9130">
                <text:p>913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132.5">
                <text:p>16132.5</text:p>
              </table:table-cell>
              <table:table-cell office:value-type="float" office:value="16567.5">
                <text:p>16567.5</text:p>
              </table:table-cell>
              <table:table-cell office:value-type="float" office:value="9112.5">
                <text:p>9112.5</text:p>
              </table:table-cell>
              <table:table-cell office:value-type="float" office:value="14370">
                <text:p>14370</text:p>
              </table:table-cell>
              <table:table-cell office:value-type="float" office:value="14092.5">
                <text:p>14092.5</text:p>
              </table:table-cell>
              <table:table-cell office:value-type="float" office:value="5422.5">
                <text:p>5422.5</text:p>
              </table:table-cell>
              <table:table-cell office:value-type="float" office:value="9265">
                <text:p>926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527.5">
                <text:p>16527.5</text:p>
              </table:table-cell>
              <table:table-cell office:value-type="float" office:value="17317.5">
                <text:p>17317.5</text:p>
              </table:table-cell>
              <table:table-cell office:value-type="float" office:value="9460">
                <text:p>9460</text:p>
              </table:table-cell>
              <table:table-cell office:value-type="float" office:value="14720">
                <text:p>14720</text:p>
              </table:table-cell>
              <table:table-cell office:value-type="float" office:value="14572.5">
                <text:p>14572.5</text:p>
              </table:table-cell>
              <table:table-cell office:value-type="float" office:value="5567.5">
                <text:p>5567.5</text:p>
              </table:table-cell>
              <table:table-cell office:value-type="float" office:value="9360">
                <text:p>936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7162.5">
                <text:p>17162.5</text:p>
              </table:table-cell>
              <table:table-cell office:value-type="float" office:value="17282.5">
                <text:p>17282.5</text:p>
              </table:table-cell>
              <table:table-cell office:value-type="float" office:value="9315">
                <text:p>9315</text:p>
              </table:table-cell>
              <table:table-cell office:value-type="float" office:value="15030">
                <text:p>15030</text:p>
              </table:table-cell>
              <table:table-cell office:value-type="float" office:value="14687.5">
                <text:p>14687.5</text:p>
              </table:table-cell>
              <table:table-cell office:value-type="float" office:value="5412.5">
                <text:p>5412.5</text:p>
              </table:table-cell>
              <table:table-cell office:value-type="float" office:value="9290">
                <text:p>929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7300">
                <text:p>17300</text:p>
              </table:table-cell>
              <table:table-cell office:value-type="float" office:value="17027.5">
                <text:p>17027.5</text:p>
              </table:table-cell>
              <table:table-cell office:value-type="float" office:value="8980">
                <text:p>8980</text:p>
              </table:table-cell>
              <table:table-cell office:value-type="float" office:value="15250">
                <text:p>15250</text:p>
              </table:table-cell>
              <table:table-cell office:value-type="float" office:value="14592.5">
                <text:p>14592.5</text:p>
              </table:table-cell>
              <table:table-cell office:value-type="float" office:value="5342.5">
                <text:p>5342.5</text:p>
              </table:table-cell>
              <table:table-cell office:value-type="float" office:value="8965">
                <text:p>89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7155">
                <text:p>17155</text:p>
              </table:table-cell>
              <table:table-cell office:value-type="float" office:value="16377.5">
                <text:p>16377.5</text:p>
              </table:table-cell>
              <table:table-cell office:value-type="float" office:value="8210">
                <text:p>8210</text:p>
              </table:table-cell>
              <table:table-cell office:value-type="float" office:value="14665">
                <text:p>14665</text:p>
              </table:table-cell>
              <table:table-cell office:value-type="float" office:value="14757.5">
                <text:p>14757.5</text:p>
              </table:table-cell>
              <table:table-cell office:value-type="float" office:value="5627.5">
                <text:p>5627.5</text:p>
              </table:table-cell>
              <table:table-cell office:value-type="float" office:value="8965">
                <text:p>896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175">
                <text:p>17175</text:p>
              </table:table-cell>
              <table:table-cell office:value-type="float" office:value="16292.5">
                <text:p>16292.5</text:p>
              </table:table-cell>
              <table:table-cell office:value-type="float" office:value="8130">
                <text:p>8130</text:p>
              </table:table-cell>
              <table:table-cell office:value-type="float" office:value="14805">
                <text:p>14805</text:p>
              </table:table-cell>
              <table:table-cell office:value-type="float" office:value="14622.5">
                <text:p>14622.5</text:p>
              </table:table-cell>
              <table:table-cell office:value-type="float" office:value="5512.5">
                <text:p>5512.5</text:p>
              </table:table-cell>
              <table:table-cell office:value-type="float" office:value="9005">
                <text:p>90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290">
                <text:p>17290</text:p>
              </table:table-cell>
              <table:table-cell office:value-type="float" office:value="16342.5">
                <text:p>16342.5</text:p>
              </table:table-cell>
              <table:table-cell office:value-type="float" office:value="8445">
                <text:p>8445</text:p>
              </table:table-cell>
              <table:table-cell office:value-type="float" office:value="15030">
                <text:p>15030</text:p>
              </table:table-cell>
              <table:table-cell office:value-type="float" office:value="14872.5">
                <text:p>14872.5</text:p>
              </table:table-cell>
              <table:table-cell office:value-type="float" office:value="5477.5">
                <text:p>5477.5</text:p>
              </table:table-cell>
              <table:table-cell office:value-type="float" office:value="9240">
                <text:p>924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240">
                <text:p>17240</text:p>
              </table:table-cell>
              <table:table-cell office:value-type="float" office:value="16297.5">
                <text:p>16297.5</text:p>
              </table:table-cell>
              <table:table-cell office:value-type="float" office:value="7945">
                <text:p>7945</text:p>
              </table:table-cell>
              <table:table-cell office:value-type="float" office:value="14885">
                <text:p>14885</text:p>
              </table:table-cell>
              <table:table-cell office:value-type="float" office:value="14542.5">
                <text:p>14542.5</text:p>
              </table:table-cell>
              <table:table-cell office:value-type="float" office:value="5437.5">
                <text:p>5437.5</text:p>
              </table:table-cell>
              <table:table-cell office:value-type="float" office:value="9440">
                <text:p>944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430">
                <text:p>17430</text:p>
              </table:table-cell>
              <table:table-cell office:value-type="float" office:value="16587.5">
                <text:p>16587.5</text:p>
              </table:table-cell>
              <table:table-cell office:value-type="float" office:value="8435">
                <text:p>8435</text:p>
              </table:table-cell>
              <table:table-cell office:value-type="float" office:value="15297.5">
                <text:p>15297.5</text:p>
              </table:table-cell>
              <table:table-cell office:value-type="float" office:value="14002.5">
                <text:p>14002.5</text:p>
              </table:table-cell>
              <table:table-cell office:value-type="float" office:value="5677.5">
                <text:p>5677.5</text:p>
              </table:table-cell>
              <table:table-cell office:value-type="float" office:value="9932.5">
                <text:p>9932.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305">
                <text:p>17305</text:p>
              </table:table-cell>
              <table:table-cell office:value-type="float" office:value="16492.5">
                <text:p>16492.5</text:p>
              </table:table-cell>
              <table:table-cell office:value-type="float" office:value="8410">
                <text:p>8410</text:p>
              </table:table-cell>
              <table:table-cell office:value-type="float" office:value="15302.5">
                <text:p>15302.5</text:p>
              </table:table-cell>
              <table:table-cell office:value-type="float" office:value="13952.5">
                <text:p>13952.5</text:p>
              </table:table-cell>
              <table:table-cell office:value-type="float" office:value="5647.5">
                <text:p>5647.5</text:p>
              </table:table-cell>
              <table:table-cell office:value-type="float" office:value="9757.5">
                <text:p>9757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040">
                <text:p>17040</text:p>
              </table:table-cell>
              <table:table-cell office:value-type="float" office:value="16502.5">
                <text:p>16502.5</text:p>
              </table:table-cell>
              <table:table-cell office:value-type="float" office:value="8170">
                <text:p>8170</text:p>
              </table:table-cell>
              <table:table-cell office:value-type="float" office:value="15017.5">
                <text:p>15017.5</text:p>
              </table:table-cell>
              <table:table-cell office:value-type="float" office:value="13867.5">
                <text:p>13867.5</text:p>
              </table:table-cell>
              <table:table-cell office:value-type="float" office:value="5607.5">
                <text:p>5607.5</text:p>
              </table:table-cell>
              <table:table-cell office:value-type="float" office:value="9557.5">
                <text:p>9557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085">
                <text:p>17085</text:p>
              </table:table-cell>
              <table:table-cell office:value-type="float" office:value="16487.5">
                <text:p>16487.5</text:p>
              </table:table-cell>
              <table:table-cell office:value-type="float" office:value="8525">
                <text:p>8525</text:p>
              </table:table-cell>
              <table:table-cell office:value-type="float" office:value="15185">
                <text:p>15185</text:p>
              </table:table-cell>
              <table:table-cell office:value-type="float" office:value="13652.5">
                <text:p>13652.5</text:p>
              </table:table-cell>
              <table:table-cell office:value-type="float" office:value="5905">
                <text:p>5905</text:p>
              </table:table-cell>
              <table:table-cell office:value-type="float" office:value="9740">
                <text:p>974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8055">
                <text:p>18055</text:p>
              </table:table-cell>
              <table:table-cell office:value-type="float" office:value="16782.5">
                <text:p>16782.5</text:p>
              </table:table-cell>
              <table:table-cell office:value-type="float" office:value="9130">
                <text:p>9130</text:p>
              </table:table-cell>
              <table:table-cell office:value-type="float" office:value="15510">
                <text:p>15510</text:p>
              </table:table-cell>
              <table:table-cell office:value-type="float" office:value="13652.5">
                <text:p>13652.5</text:p>
              </table:table-cell>
              <table:table-cell office:value-type="float" office:value="6670">
                <text:p>6670</text:p>
              </table:table-cell>
              <table:table-cell office:value-type="float" office:value="10390">
                <text:p>1039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8810">
                <text:p>18810</text:p>
              </table:table-cell>
              <table:table-cell office:value-type="float" office:value="16517.5">
                <text:p>16517.5</text:p>
              </table:table-cell>
              <table:table-cell office:value-type="float" office:value="8800">
                <text:p>8800</text:p>
              </table:table-cell>
              <table:table-cell office:value-type="float" office:value="15585">
                <text:p>15585</text:p>
              </table:table-cell>
              <table:table-cell office:value-type="float" office:value="12702.5">
                <text:p>12702.5</text:p>
              </table:table-cell>
              <table:table-cell office:value-type="float" office:value="6675">
                <text:p>6675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415">
                <text:p>17415</text:p>
              </table:table-cell>
              <table:table-cell office:value-type="float" office:value="15557.5">
                <text:p>15557.5</text:p>
              </table:table-cell>
              <table:table-cell office:value-type="float" office:value="7625">
                <text:p>7625</text:p>
              </table:table-cell>
              <table:table-cell office:value-type="float" office:value="15235">
                <text:p>15235</text:p>
              </table:table-cell>
              <table:table-cell office:value-type="float" office:value="12712.5">
                <text:p>12712.5</text:p>
              </table:table-cell>
              <table:table-cell office:value-type="float" office:value="6500">
                <text:p>6500</text:p>
              </table:table-cell>
              <table:table-cell office:value-type="float" office:value="9390">
                <text:p>939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320">
                <text:p>17320</text:p>
              </table:table-cell>
              <table:table-cell office:value-type="float" office:value="15632.5">
                <text:p>15632.5</text:p>
              </table:table-cell>
              <table:table-cell office:value-type="float" office:value="7965">
                <text:p>7965</text:p>
              </table:table-cell>
              <table:table-cell office:value-type="float" office:value="15310">
                <text:p>15310</text:p>
              </table:table-cell>
              <table:table-cell office:value-type="float" office:value="12817.5">
                <text:p>12817.5</text:p>
              </table:table-cell>
              <table:table-cell office:value-type="float" office:value="6625">
                <text:p>6625</text:p>
              </table:table-cell>
              <table:table-cell office:value-type="float" office:value="9575">
                <text:p>95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290">
                <text:p>17290</text:p>
              </table:table-cell>
              <table:table-cell office:value-type="float" office:value="15590">
                <text:p>15590</text:p>
              </table:table-cell>
              <table:table-cell office:value-type="float" office:value="7940">
                <text:p>7940</text:p>
              </table:table-cell>
              <table:table-cell office:value-type="float" office:value="15330">
                <text:p>15330</text:p>
              </table:table-cell>
              <table:table-cell office:value-type="float" office:value="12660">
                <text:p>12660</text:p>
              </table:table-cell>
              <table:table-cell office:value-type="float" office:value="6975">
                <text:p>6975</text:p>
              </table:table-cell>
              <table:table-cell office:value-type="float" office:value="9430">
                <text:p>943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495">
                <text:p>17495</text:p>
              </table:table-cell>
              <table:table-cell office:value-type="float" office:value="15615">
                <text:p>15615</text:p>
              </table:table-cell>
              <table:table-cell office:value-type="float" office:value="8425">
                <text:p>8425</text:p>
              </table:table-cell>
              <table:table-cell office:value-type="float" office:value="15175">
                <text:p>15175</text:p>
              </table:table-cell>
              <table:table-cell office:value-type="float" office:value="13045">
                <text:p>13045</text:p>
              </table:table-cell>
              <table:table-cell office:value-type="float" office:value="7340">
                <text:p>7340</text:p>
              </table:table-cell>
              <table:table-cell office:value-type="float" office:value="9625">
                <text:p>96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230">
                <text:p>17230</text:p>
              </table:table-cell>
              <table:table-cell office:value-type="float" office:value="15465">
                <text:p>15465</text:p>
              </table:table-cell>
              <table:table-cell office:value-type="float" office:value="8735">
                <text:p>8735</text:p>
              </table:table-cell>
              <table:table-cell office:value-type="float" office:value="14880">
                <text:p>14880</text:p>
              </table:table-cell>
              <table:table-cell office:value-type="float" office:value="12585">
                <text:p>12585</text:p>
              </table:table-cell>
              <table:table-cell office:value-type="float" office:value="7140">
                <text:p>7140</text:p>
              </table:table-cell>
              <table:table-cell office:value-type="float" office:value="9725">
                <text:p>97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780">
                <text:p>16780</text:p>
              </table:table-cell>
              <table:table-cell office:value-type="float" office:value="15195">
                <text:p>15195</text:p>
              </table:table-cell>
              <table:table-cell office:value-type="float" office:value="8695">
                <text:p>8695</text:p>
              </table:table-cell>
              <table:table-cell office:value-type="float" office:value="14462.5">
                <text:p>14462.5</text:p>
              </table:table-cell>
              <table:table-cell office:value-type="float" office:value="12150">
                <text:p>12150</text:p>
              </table:table-cell>
              <table:table-cell office:value-type="float" office:value="7410">
                <text:p>7410</text:p>
              </table:table-cell>
              <table:table-cell office:value-type="float" office:value="9915">
                <text:p>99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7315">
                <text:p>17315</text:p>
              </table:table-cell>
              <table:table-cell office:value-type="float" office:value="15425">
                <text:p>15425</text:p>
              </table:table-cell>
              <table:table-cell office:value-type="float" office:value="9060">
                <text:p>9060</text:p>
              </table:table-cell>
              <table:table-cell office:value-type="float" office:value="14605">
                <text:p>14605</text:p>
              </table:table-cell>
              <table:table-cell office:value-type="float" office:value="12335">
                <text:p>12335</text:p>
              </table:table-cell>
              <table:table-cell office:value-type="float" office:value="7630">
                <text:p>7630</text:p>
              </table:table-cell>
              <table:table-cell office:value-type="float" office:value="10140">
                <text:p>1014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7195">
                <text:p>17195</text:p>
              </table:table-cell>
              <table:table-cell office:value-type="float" office:value="15380">
                <text:p>15380</text:p>
              </table:table-cell>
              <table:table-cell office:value-type="float" office:value="8605">
                <text:p>8605</text:p>
              </table:table-cell>
              <table:table-cell office:value-type="float" office:value="14195">
                <text:p>14195</text:p>
              </table:table-cell>
              <table:table-cell office:value-type="float" office:value="11905">
                <text:p>11905</text:p>
              </table:table-cell>
              <table:table-cell office:value-type="float" office:value="7570">
                <text:p>7570</text:p>
              </table:table-cell>
              <table:table-cell office:value-type="float" office:value="10005">
                <text:p>1000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335">
                <text:p>17335</text:p>
              </table:table-cell>
              <table:table-cell office:value-type="float" office:value="15415">
                <text:p>15415</text:p>
              </table:table-cell>
              <table:table-cell office:value-type="float" office:value="8615">
                <text:p>8615</text:p>
              </table:table-cell>
              <table:table-cell office:value-type="float" office:value="14040">
                <text:p>14040</text:p>
              </table:table-cell>
              <table:table-cell office:value-type="float" office:value="11900">
                <text:p>11900</text:p>
              </table:table-cell>
              <table:table-cell office:value-type="float" office:value="7345">
                <text:p>7345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885">
                <text:p>16885</text:p>
              </table:table-cell>
              <table:table-cell office:value-type="float" office:value="15540">
                <text:p>15540</text:p>
              </table:table-cell>
              <table:table-cell office:value-type="float" office:value="8830">
                <text:p>8830</text:p>
              </table:table-cell>
              <table:table-cell office:value-type="float" office:value="13980">
                <text:p>13980</text:p>
              </table:table-cell>
              <table:table-cell office:value-type="float" office:value="11990">
                <text:p>11990</text:p>
              </table:table-cell>
              <table:table-cell office:value-type="float" office:value="7445">
                <text:p>7445</text:p>
              </table:table-cell>
              <table:table-cell office:value-type="float" office:value="10045">
                <text:p>1004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070">
                <text:p>17070</text:p>
              </table:table-cell>
              <table:table-cell office:value-type="float" office:value="15345">
                <text:p>15345</text:p>
              </table:table-cell>
              <table:table-cell office:value-type="float" office:value="9147.5">
                <text:p>9147.5</text:p>
              </table:table-cell>
              <table:table-cell office:value-type="float" office:value="14240">
                <text:p>14240</text:p>
              </table:table-cell>
              <table:table-cell office:value-type="float" office:value="12330">
                <text:p>12330</text:p>
              </table:table-cell>
              <table:table-cell office:value-type="float" office:value="7545">
                <text:p>7545</text:p>
              </table:table-cell>
              <table:table-cell office:value-type="float" office:value="9925">
                <text:p>99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100">
                <text:p>17100</text:p>
              </table:table-cell>
              <table:table-cell office:value-type="float" office:value="15030">
                <text:p>15030</text:p>
              </table:table-cell>
              <table:table-cell office:value-type="float" office:value="9062.5">
                <text:p>9062.5</text:p>
              </table:table-cell>
              <table:table-cell office:value-type="float" office:value="14095">
                <text:p>14095</text:p>
              </table:table-cell>
              <table:table-cell office:value-type="float" office:value="12140">
                <text:p>12140</text:p>
              </table:table-cell>
              <table:table-cell office:value-type="float" office:value="7680">
                <text:p>7680</text:p>
              </table:table-cell>
              <table:table-cell office:value-type="float" office:value="9980">
                <text:p>998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022.5">
                <text:p>17022.5</text:p>
              </table:table-cell>
              <table:table-cell office:value-type="float" office:value="14707.5">
                <text:p>14707.5</text:p>
              </table:table-cell>
              <table:table-cell office:value-type="float" office:value="9755">
                <text:p>9755</text:p>
              </table:table-cell>
              <table:table-cell office:value-type="float" office:value="14157.5">
                <text:p>14157.5</text:p>
              </table:table-cell>
              <table:table-cell office:value-type="float" office:value="11822.5">
                <text:p>11822.5</text:p>
              </table:table-cell>
              <table:table-cell office:value-type="float" office:value="7642.5">
                <text:p>7642.5</text:p>
              </table:table-cell>
              <table:table-cell office:value-type="float" office:value="9632.5">
                <text:p>9632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397.5">
                <text:p>17397.5</text:p>
              </table:table-cell>
              <table:table-cell office:value-type="float" office:value="14937.5">
                <text:p>14937.5</text:p>
              </table:table-cell>
              <table:table-cell office:value-type="float" office:value="10105">
                <text:p>10105</text:p>
              </table:table-cell>
              <table:table-cell office:value-type="float" office:value="14497.5">
                <text:p>14497.5</text:p>
              </table:table-cell>
              <table:table-cell office:value-type="float" office:value="12040">
                <text:p>12040</text:p>
              </table:table-cell>
              <table:table-cell office:value-type="float" office:value="7632.5">
                <text:p>7632.5</text:p>
              </table:table-cell>
              <table:table-cell office:value-type="float" office:value="9592.5">
                <text:p>9592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107.5">
                <text:p>17107.5</text:p>
              </table:table-cell>
              <table:table-cell office:value-type="float" office:value="14762.5">
                <text:p>14762.5</text:p>
              </table:table-cell>
              <table:table-cell office:value-type="float" office:value="10005">
                <text:p>10005</text:p>
              </table:table-cell>
              <table:table-cell office:value-type="float" office:value="13972.5">
                <text:p>13972.5</text:p>
              </table:table-cell>
              <table:table-cell office:value-type="float" office:value="11800">
                <text:p>11800</text:p>
              </table:table-cell>
              <table:table-cell office:value-type="float" office:value="7442.5">
                <text:p>7442.5</text:p>
              </table:table-cell>
              <table:table-cell office:value-type="float" office:value="9367.5">
                <text:p>9367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782.5">
                <text:p>16782.5</text:p>
              </table:table-cell>
              <table:table-cell office:value-type="float" office:value="14727.5">
                <text:p>14727.5</text:p>
              </table:table-cell>
              <table:table-cell office:value-type="float" office:value="9885">
                <text:p>9885</text:p>
              </table:table-cell>
              <table:table-cell office:value-type="float" office:value="13477.5">
                <text:p>13477.5</text:p>
              </table:table-cell>
              <table:table-cell office:value-type="float" office:value="11700">
                <text:p>11700</text:p>
              </table:table-cell>
              <table:table-cell office:value-type="float" office:value="7062.5">
                <text:p>7062.5</text:p>
              </table:table-cell>
              <table:table-cell office:value-type="float" office:value="9327.5">
                <text:p>9327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912.5">
                <text:p>16912.5</text:p>
              </table:table-cell>
              <table:table-cell office:value-type="float" office:value="15007.5">
                <text:p>15007.5</text:p>
              </table:table-cell>
              <table:table-cell office:value-type="float" office:value="10005">
                <text:p>10005</text:p>
              </table:table-cell>
              <table:table-cell office:value-type="float" office:value="13517.5">
                <text:p>13517.5</text:p>
              </table:table-cell>
              <table:table-cell office:value-type="float" office:value="11630">
                <text:p>11630</text:p>
              </table:table-cell>
              <table:table-cell office:value-type="float" office:value="7312.5">
                <text:p>7312.5</text:p>
              </table:table-cell>
              <table:table-cell office:value-type="float" office:value="9347.5">
                <text:p>9347.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002.5">
                <text:p>17002.5</text:p>
              </table:table-cell>
              <table:table-cell office:value-type="float" office:value="15042.5">
                <text:p>15042.5</text:p>
              </table:table-cell>
              <table:table-cell office:value-type="float" office:value="10175">
                <text:p>10175</text:p>
              </table:table-cell>
              <table:table-cell office:value-type="float" office:value="13517.5">
                <text:p>13517.5</text:p>
              </table:table-cell>
              <table:table-cell office:value-type="float" office:value="11380">
                <text:p>11380</text:p>
              </table:table-cell>
              <table:table-cell office:value-type="float" office:value="7367.5">
                <text:p>7367.5</text:p>
              </table:table-cell>
              <table:table-cell office:value-type="float" office:value="9532.5">
                <text:p>9532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965">
                <text:p>16965</text:p>
              </table:table-cell>
              <table:table-cell office:value-type="float" office:value="15120">
                <text:p>15120</text:p>
              </table:table-cell>
              <table:table-cell office:value-type="float" office:value="10317.5">
                <text:p>10317.5</text:p>
              </table:table-cell>
              <table:table-cell office:value-type="float" office:value="13600">
                <text:p>13600</text:p>
              </table:table-cell>
              <table:table-cell office:value-type="float" office:value="11282.5">
                <text:p>11282.5</text:p>
              </table:table-cell>
              <table:table-cell office:value-type="float" office:value="7790">
                <text:p>7790</text:p>
              </table:table-cell>
              <table:table-cell office:value-type="float" office:value="9315">
                <text:p>93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475">
                <text:p>17475</text:p>
              </table:table-cell>
              <table:table-cell office:value-type="float" office:value="14070">
                <text:p>14070</text:p>
              </table:table-cell>
              <table:table-cell office:value-type="float" office:value="10442.5">
                <text:p>10442.5</text:p>
              </table:table-cell>
              <table:table-cell office:value-type="float" office:value="14215">
                <text:p>14215</text:p>
              </table:table-cell>
              <table:table-cell office:value-type="float" office:value="11162.5">
                <text:p>11162.5</text:p>
              </table:table-cell>
              <table:table-cell office:value-type="float" office:value="8835">
                <text:p>8835</text:p>
              </table:table-cell>
              <table:table-cell office:value-type="float" office:value="9625">
                <text:p>96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7645">
                <text:p>17645</text:p>
              </table:table-cell>
              <table:table-cell office:value-type="float" office:value="14370">
                <text:p>14370</text:p>
              </table:table-cell>
              <table:table-cell office:value-type="float" office:value="10822.5">
                <text:p>10822.5</text:p>
              </table:table-cell>
              <table:table-cell office:value-type="float" office:value="14995">
                <text:p>14995</text:p>
              </table:table-cell>
              <table:table-cell office:value-type="float" office:value="11502.5">
                <text:p>11502.5</text:p>
              </table:table-cell>
              <table:table-cell office:value-type="float" office:value="9030">
                <text:p>9030</text:p>
              </table:table-cell>
              <table:table-cell office:value-type="float" office:value="9720">
                <text:p>972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7500">
                <text:p>17500</text:p>
              </table:table-cell>
              <table:table-cell office:value-type="float" office:value="14895">
                <text:p>14895</text:p>
              </table:table-cell>
              <table:table-cell office:value-type="float" office:value="10767.5">
                <text:p>10767.5</text:p>
              </table:table-cell>
              <table:table-cell office:value-type="float" office:value="15050">
                <text:p>15050</text:p>
              </table:table-cell>
              <table:table-cell office:value-type="float" office:value="11532.5">
                <text:p>11532.5</text:p>
              </table:table-cell>
              <table:table-cell office:value-type="float" office:value="9010">
                <text:p>9010</text:p>
              </table:table-cell>
              <table:table-cell office:value-type="float" office:value="9630">
                <text:p>963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445">
                <text:p>17445</text:p>
              </table:table-cell>
              <table:table-cell office:value-type="float" office:value="14940">
                <text:p>14940</text:p>
              </table:table-cell>
              <table:table-cell office:value-type="float" office:value="10642.5">
                <text:p>10642.5</text:p>
              </table:table-cell>
              <table:table-cell office:value-type="float" office:value="15075">
                <text:p>15075</text:p>
              </table:table-cell>
              <table:table-cell office:value-type="float" office:value="11392.5">
                <text:p>11392.5</text:p>
              </table:table-cell>
              <table:table-cell office:value-type="float" office:value="9120">
                <text:p>9120</text:p>
              </table:table-cell>
              <table:table-cell office:value-type="float" office:value="9460">
                <text:p>946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405">
                <text:p>17405</text:p>
              </table:table-cell>
              <table:table-cell office:value-type="float" office:value="14800">
                <text:p>14800</text:p>
              </table:table-cell>
              <table:table-cell office:value-type="float" office:value="10492.5">
                <text:p>10492.5</text:p>
              </table:table-cell>
              <table:table-cell office:value-type="float" office:value="15245">
                <text:p>15245</text:p>
              </table:table-cell>
              <table:table-cell office:value-type="float" office:value="11402.5">
                <text:p>11402.5</text:p>
              </table:table-cell>
              <table:table-cell office:value-type="float" office:value="9105">
                <text:p>9105</text:p>
              </table:table-cell>
              <table:table-cell office:value-type="float" office:value="9425">
                <text:p>94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470">
                <text:p>17470</text:p>
              </table:table-cell>
              <table:table-cell office:value-type="float" office:value="15190">
                <text:p>15190</text:p>
              </table:table-cell>
              <table:table-cell office:value-type="float" office:value="10557.5">
                <text:p>10557.5</text:p>
              </table:table-cell>
              <table:table-cell office:value-type="float" office:value="15135">
                <text:p>15135</text:p>
              </table:table-cell>
              <table:table-cell office:value-type="float" office:value="11672.5">
                <text:p>11672.5</text:p>
              </table:table-cell>
              <table:table-cell office:value-type="float" office:value="9045">
                <text:p>9045</text:p>
              </table:table-cell>
              <table:table-cell office:value-type="float" office:value="9720">
                <text:p>972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200">
                <text:p>17200</text:p>
              </table:table-cell>
              <table:table-cell office:value-type="float" office:value="14725">
                <text:p>14725</text:p>
              </table:table-cell>
              <table:table-cell office:value-type="float" office:value="10757.5">
                <text:p>10757.5</text:p>
              </table:table-cell>
              <table:table-cell office:value-type="float" office:value="14910">
                <text:p>14910</text:p>
              </table:table-cell>
              <table:table-cell office:value-type="float" office:value="12002.5">
                <text:p>12002.5</text:p>
              </table:table-cell>
              <table:table-cell office:value-type="float" office:value="8930">
                <text:p>8930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6800">
                <text:p>16800</text:p>
              </table:table-cell>
              <table:table-cell office:value-type="float" office:value="14250">
                <text:p>14250</text:p>
              </table:table-cell>
              <table:table-cell office:value-type="float" office:value="10907.5">
                <text:p>10907.5</text:p>
              </table:table-cell>
              <table:table-cell office:value-type="float" office:value="14625">
                <text:p>14625</text:p>
              </table:table-cell>
              <table:table-cell office:value-type="float" office:value="11752.5">
                <text:p>11752.5</text:p>
              </table:table-cell>
              <table:table-cell office:value-type="float" office:value="8647.5">
                <text:p>8647.5</text:p>
              </table:table-cell>
              <table:table-cell office:value-type="float" office:value="9735">
                <text:p>97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300">
                <text:p>17300</text:p>
              </table:table-cell>
              <table:table-cell office:value-type="float" office:value="14432.5">
                <text:p>14432.5</text:p>
              </table:table-cell>
              <table:table-cell office:value-type="float" office:value="11407.5">
                <text:p>11407.5</text:p>
              </table:table-cell>
              <table:table-cell office:value-type="float" office:value="15610">
                <text:p>15610</text:p>
              </table:table-cell>
              <table:table-cell office:value-type="float" office:value="12082.5">
                <text:p>12082.5</text:p>
              </table:table-cell>
              <table:table-cell office:value-type="float" office:value="8832.5">
                <text:p>8832.5</text:p>
              </table:table-cell>
              <table:table-cell office:value-type="float" office:value="10285">
                <text:p>1028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395">
                <text:p>17395</text:p>
              </table:table-cell>
              <table:table-cell office:value-type="float" office:value="14037.5">
                <text:p>14037.5</text:p>
              </table:table-cell>
              <table:table-cell office:value-type="float" office:value="10925">
                <text:p>10925</text:p>
              </table:table-cell>
              <table:table-cell office:value-type="float" office:value="15010">
                <text:p>15010</text:p>
              </table:table-cell>
              <table:table-cell office:value-type="float" office:value="12245">
                <text:p>12245</text:p>
              </table:table-cell>
              <table:table-cell office:value-type="float" office:value="8105">
                <text:p>8105</text:p>
              </table:table-cell>
              <table:table-cell office:value-type="float" office:value="10275">
                <text:p>102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770">
                <text:p>17770</text:p>
              </table:table-cell>
              <table:table-cell office:value-type="float" office:value="13762.5">
                <text:p>13762.5</text:p>
              </table:table-cell>
              <table:table-cell office:value-type="float" office:value="10675">
                <text:p>10675</text:p>
              </table:table-cell>
              <table:table-cell office:value-type="float" office:value="14965">
                <text:p>14965</text:p>
              </table:table-cell>
              <table:table-cell office:value-type="float" office:value="12130">
                <text:p>12130</text:p>
              </table:table-cell>
              <table:table-cell office:value-type="float" office:value="8010">
                <text:p>8010</text:p>
              </table:table-cell>
              <table:table-cell office:value-type="float" office:value="10020">
                <text:p>1002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915">
                <text:p>17915</text:p>
              </table:table-cell>
              <table:table-cell office:value-type="float" office:value="13927.5">
                <text:p>13927.5</text:p>
              </table:table-cell>
              <table:table-cell office:value-type="float" office:value="10595">
                <text:p>10595</text:p>
              </table:table-cell>
              <table:table-cell office:value-type="float" office:value="14795">
                <text:p>14795</text:p>
              </table:table-cell>
              <table:table-cell office:value-type="float" office:value="11970">
                <text:p>11970</text:p>
              </table:table-cell>
              <table:table-cell office:value-type="float" office:value="8425">
                <text:p>8425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755">
                <text:p>18755</text:p>
              </table:table-cell>
              <table:table-cell office:value-type="float" office:value="14167.5">
                <text:p>14167.5</text:p>
              </table:table-cell>
              <table:table-cell office:value-type="float" office:value="10685">
                <text:p>10685</text:p>
              </table:table-cell>
              <table:table-cell office:value-type="float" office:value="16887.5">
                <text:p>16887.5</text:p>
              </table:table-cell>
              <table:table-cell office:value-type="float" office:value="12700">
                <text:p>12700</text:p>
              </table:table-cell>
              <table:table-cell office:value-type="float" office:value="9395">
                <text:p>9395</text:p>
              </table:table-cell>
              <table:table-cell office:value-type="float" office:value="9875">
                <text:p>98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730">
                <text:p>18730</text:p>
              </table:table-cell>
              <table:table-cell office:value-type="float" office:value="14177.5">
                <text:p>14177.5</text:p>
              </table:table-cell>
              <table:table-cell office:value-type="float" office:value="10690">
                <text:p>10690</text:p>
              </table:table-cell>
              <table:table-cell office:value-type="float" office:value="17002.5">
                <text:p>17002.5</text:p>
              </table:table-cell>
              <table:table-cell office:value-type="float" office:value="12810">
                <text:p>12810</text:p>
              </table:table-cell>
              <table:table-cell office:value-type="float" office:value="9620">
                <text:p>9620</text:p>
              </table:table-cell>
              <table:table-cell office:value-type="float" office:value="9775">
                <text:p>97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425">
                <text:p>18425</text:p>
              </table:table-cell>
              <table:table-cell office:value-type="float" office:value="13872.5">
                <text:p>13872.5</text:p>
              </table:table-cell>
              <table:table-cell office:value-type="float" office:value="10575">
                <text:p>10575</text:p>
              </table:table-cell>
              <table:table-cell office:value-type="float" office:value="16802.5">
                <text:p>16802.5</text:p>
              </table:table-cell>
              <table:table-cell office:value-type="float" office:value="12950">
                <text:p>12950</text:p>
              </table:table-cell>
              <table:table-cell office:value-type="float" office:value="9465">
                <text:p>9465</text:p>
              </table:table-cell>
              <table:table-cell office:value-type="float" office:value="9455">
                <text:p>94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595">
                <text:p>18595</text:p>
              </table:table-cell>
              <table:table-cell office:value-type="float" office:value="13662.5">
                <text:p>13662.5</text:p>
              </table:table-cell>
              <table:table-cell office:value-type="float" office:value="10510">
                <text:p>10510</text:p>
              </table:table-cell>
              <table:table-cell office:value-type="float" office:value="16712.5">
                <text:p>16712.5</text:p>
              </table:table-cell>
              <table:table-cell office:value-type="float" office:value="13000">
                <text:p>13000</text:p>
              </table:table-cell>
              <table:table-cell office:value-type="float" office:value="9490">
                <text:p>9490</text:p>
              </table:table-cell>
              <table:table-cell office:value-type="float" office:value="9275">
                <text:p>92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610">
                <text:p>18610</text:p>
              </table:table-cell>
              <table:table-cell office:value-type="float" office:value="13912.5">
                <text:p>13912.5</text:p>
              </table:table-cell>
              <table:table-cell office:value-type="float" office:value="10685">
                <text:p>10685</text:p>
              </table:table-cell>
              <table:table-cell office:value-type="float" office:value="16722.5">
                <text:p>16722.5</text:p>
              </table:table-cell>
              <table:table-cell office:value-type="float" office:value="12845">
                <text:p>12845</text:p>
              </table:table-cell>
              <table:table-cell office:value-type="float" office:value="9275">
                <text:p>9275</text:p>
              </table:table-cell>
              <table:table-cell office:value-type="float" office:value="9425">
                <text:p>94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8805">
                <text:p>18805</text:p>
              </table:table-cell>
              <table:table-cell office:value-type="float" office:value="13917.5">
                <text:p>13917.5</text:p>
              </table:table-cell>
              <table:table-cell office:value-type="float" office:value="10605">
                <text:p>10605</text:p>
              </table:table-cell>
              <table:table-cell office:value-type="float" office:value="16807.5">
                <text:p>16807.5</text:p>
              </table:table-cell>
              <table:table-cell office:value-type="float" office:value="12760">
                <text:p>12760</text:p>
              </table:table-cell>
              <table:table-cell office:value-type="float" office:value="9480">
                <text:p>9480</text:p>
              </table:table-cell>
              <table:table-cell office:value-type="float" office:value="9380">
                <text:p>938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9635">
                <text:p>19635</text:p>
              </table:table-cell>
              <table:table-cell office:value-type="float" office:value="14642.5">
                <text:p>14642.5</text:p>
              </table:table-cell>
              <table:table-cell office:value-type="float" office:value="11070">
                <text:p>11070</text:p>
              </table:table-cell>
              <table:table-cell office:value-type="float" office:value="17377.5">
                <text:p>17377.5</text:p>
              </table:table-cell>
              <table:table-cell office:value-type="float" office:value="13330">
                <text:p>13330</text:p>
              </table:table-cell>
              <table:table-cell office:value-type="float" office:value="10265">
                <text:p>10265</text:p>
              </table:table-cell>
              <table:table-cell office:value-type="float" office:value="9670">
                <text:p>967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9790">
                <text:p>19790</text:p>
              </table:table-cell>
              <table:table-cell office:value-type="float" office:value="14757.5">
                <text:p>14757.5</text:p>
              </table:table-cell>
              <table:table-cell office:value-type="float" office:value="10970">
                <text:p>10970</text:p>
              </table:table-cell>
              <table:table-cell office:value-type="float" office:value="17427.5">
                <text:p>17427.5</text:p>
              </table:table-cell>
              <table:table-cell office:value-type="float" office:value="13825">
                <text:p>13825</text:p>
              </table:table-cell>
              <table:table-cell office:value-type="float" office:value="10375">
                <text:p>10375</text:p>
              </table:table-cell>
              <table:table-cell office:value-type="float" office:value="10335">
                <text:p>1033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025">
                <text:p>20025</text:p>
              </table:table-cell>
              <table:table-cell office:value-type="float" office:value="15115">
                <text:p>15115</text:p>
              </table:table-cell>
              <table:table-cell office:value-type="float" office:value="11172.5">
                <text:p>11172.5</text:p>
              </table:table-cell>
              <table:table-cell office:value-type="float" office:value="17312.5">
                <text:p>17312.5</text:p>
              </table:table-cell>
              <table:table-cell office:value-type="float" office:value="13775">
                <text:p>13775</text:p>
              </table:table-cell>
              <table:table-cell office:value-type="float" office:value="10650">
                <text:p>10650</text:p>
              </table:table-cell>
              <table:table-cell office:value-type="float" office:value="10155">
                <text:p>1015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500">
                <text:p>19500</text:p>
              </table:table-cell>
              <table:table-cell office:value-type="float" office:value="14867.5">
                <text:p>14867.5</text:p>
              </table:table-cell>
              <table:table-cell office:value-type="float" office:value="11050">
                <text:p>11050</text:p>
              </table:table-cell>
              <table:table-cell office:value-type="float" office:value="17100">
                <text:p>17100</text:p>
              </table:table-cell>
              <table:table-cell office:value-type="float" office:value="13390">
                <text:p>13390</text:p>
              </table:table-cell>
              <table:table-cell office:value-type="float" office:value="10365">
                <text:p>10365</text:p>
              </table:table-cell>
              <table:table-cell office:value-type="float" office:value="9850">
                <text:p>985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9425">
                <text:p>19425</text:p>
              </table:table-cell>
              <table:table-cell office:value-type="float" office:value="14927.5">
                <text:p>14927.5</text:p>
              </table:table-cell>
              <table:table-cell office:value-type="float" office:value="10975">
                <text:p>10975</text:p>
              </table:table-cell>
              <table:table-cell office:value-type="float" office:value="17300">
                <text:p>17300</text:p>
              </table:table-cell>
              <table:table-cell office:value-type="float" office:value="13305">
                <text:p>13305</text:p>
              </table:table-cell>
              <table:table-cell office:value-type="float" office:value="10470">
                <text:p>10470</text:p>
              </table:table-cell>
              <table:table-cell office:value-type="float" office:value="9920">
                <text:p>992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9290">
                <text:p>19290</text:p>
              </table:table-cell>
              <table:table-cell office:value-type="float" office:value="14722.5">
                <text:p>14722.5</text:p>
              </table:table-cell>
              <table:table-cell office:value-type="float" office:value="10835">
                <text:p>10835</text:p>
              </table:table-cell>
              <table:table-cell office:value-type="float" office:value="17260">
                <text:p>17260</text:p>
              </table:table-cell>
              <table:table-cell office:value-type="float" office:value="13595">
                <text:p>13595</text:p>
              </table:table-cell>
              <table:table-cell office:value-type="float" office:value="10460">
                <text:p>10460</text:p>
              </table:table-cell>
              <table:table-cell office:value-type="float" office:value="10075">
                <text:p>100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9505">
                <text:p>19505</text:p>
              </table:table-cell>
              <table:table-cell office:value-type="float" office:value="14982.5">
                <text:p>14982.5</text:p>
              </table:table-cell>
              <table:table-cell office:value-type="float" office:value="11010">
                <text:p>11010</text:p>
              </table:table-cell>
              <table:table-cell office:value-type="float" office:value="17655">
                <text:p>17655</text:p>
              </table:table-cell>
              <table:table-cell office:value-type="float" office:value="13570">
                <text:p>13570</text:p>
              </table:table-cell>
              <table:table-cell office:value-type="float" office:value="10705">
                <text:p>10705</text:p>
              </table:table-cell>
              <table:table-cell office:value-type="float" office:value="10195">
                <text:p>101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9615">
                <text:p>19615</text:p>
              </table:table-cell>
              <table:table-cell office:value-type="float" office:value="15302.5">
                <text:p>15302.5</text:p>
              </table:table-cell>
              <table:table-cell office:value-type="float" office:value="11062.5">
                <text:p>11062.5</text:p>
              </table:table-cell>
              <table:table-cell office:value-type="float" office:value="17875">
                <text:p>17875</text:p>
              </table:table-cell>
              <table:table-cell office:value-type="float" office:value="13920">
                <text:p>13920</text:p>
              </table:table-cell>
              <table:table-cell office:value-type="float" office:value="11220">
                <text:p>11220</text:p>
              </table:table-cell>
              <table:table-cell office:value-type="float" office:value="9920">
                <text:p>992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695">
                <text:p>19695</text:p>
              </table:table-cell>
              <table:table-cell office:value-type="float" office:value="15032.5">
                <text:p>15032.5</text:p>
              </table:table-cell>
              <table:table-cell office:value-type="float" office:value="10842.5">
                <text:p>10842.5</text:p>
              </table:table-cell>
              <table:table-cell office:value-type="float" office:value="18025">
                <text:p>18025</text:p>
              </table:table-cell>
              <table:table-cell office:value-type="float" office:value="14105">
                <text:p>14105</text:p>
              </table:table-cell>
              <table:table-cell office:value-type="float" office:value="11480">
                <text:p>11480</text:p>
              </table:table-cell>
              <table:table-cell office:value-type="float" office:value="9650">
                <text:p>965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595">
                <text:p>19595</text:p>
              </table:table-cell>
              <table:table-cell office:value-type="float" office:value="14887.5">
                <text:p>14887.5</text:p>
              </table:table-cell>
              <table:table-cell office:value-type="float" office:value="10237.5">
                <text:p>10237.5</text:p>
              </table:table-cell>
              <table:table-cell office:value-type="float" office:value="17650">
                <text:p>17650</text:p>
              </table:table-cell>
              <table:table-cell office:value-type="float" office:value="13795">
                <text:p>13795</text:p>
              </table:table-cell>
              <table:table-cell office:value-type="float" office:value="11130">
                <text:p>11130</text:p>
              </table:table-cell>
              <table:table-cell office:value-type="float" office:value="9455">
                <text:p>945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795">
                <text:p>19795</text:p>
              </table:table-cell>
              <table:table-cell office:value-type="float" office:value="15207.5">
                <text:p>15207.5</text:p>
              </table:table-cell>
              <table:table-cell office:value-type="float" office:value="10392.5">
                <text:p>10392.5</text:p>
              </table:table-cell>
              <table:table-cell office:value-type="float" office:value="17570">
                <text:p>17570</text:p>
              </table:table-cell>
              <table:table-cell office:value-type="float" office:value="13735">
                <text:p>13735</text:p>
              </table:table-cell>
              <table:table-cell office:value-type="float" office:value="11080">
                <text:p>11080</text:p>
              </table:table-cell>
              <table:table-cell office:value-type="float" office:value="9465">
                <text:p>946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790">
                <text:p>19790</text:p>
              </table:table-cell>
              <table:table-cell office:value-type="float" office:value="15055">
                <text:p>15055</text:p>
              </table:table-cell>
              <table:table-cell office:value-type="float" office:value="10412.5">
                <text:p>10412.5</text:p>
              </table:table-cell>
              <table:table-cell office:value-type="float" office:value="17605">
                <text:p>17605</text:p>
              </table:table-cell>
              <table:table-cell office:value-type="float" office:value="13740">
                <text:p>13740</text:p>
              </table:table-cell>
              <table:table-cell office:value-type="float" office:value="11095">
                <text:p>11095</text:p>
              </table:table-cell>
              <table:table-cell office:value-type="float" office:value="9470">
                <text:p>947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605">
                <text:p>19605</text:p>
              </table:table-cell>
              <table:table-cell office:value-type="float" office:value="15290">
                <text:p>15290</text:p>
              </table:table-cell>
              <table:table-cell office:value-type="float" office:value="10012.5">
                <text:p>10012.5</text:p>
              </table:table-cell>
              <table:table-cell office:value-type="float" office:value="17320">
                <text:p>17320</text:p>
              </table:table-cell>
              <table:table-cell office:value-type="float" office:value="13610">
                <text:p>13610</text:p>
              </table:table-cell>
              <table:table-cell office:value-type="float" office:value="10610">
                <text:p>10610</text:p>
              </table:table-cell>
              <table:table-cell office:value-type="float" office:value="9352.5">
                <text:p>9352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270">
                <text:p>19270</text:p>
              </table:table-cell>
              <table:table-cell office:value-type="float" office:value="15595">
                <text:p>15595</text:p>
              </table:table-cell>
              <table:table-cell office:value-type="float" office:value="9722.5">
                <text:p>9722.5</text:p>
              </table:table-cell>
              <table:table-cell office:value-type="float" office:value="17045">
                <text:p>17045</text:p>
              </table:table-cell>
              <table:table-cell office:value-type="float" office:value="13305">
                <text:p>13305</text:p>
              </table:table-cell>
              <table:table-cell office:value-type="float" office:value="10940">
                <text:p>10940</text:p>
              </table:table-cell>
              <table:table-cell office:value-type="float" office:value="9042.5">
                <text:p>9042.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360">
                <text:p>19360</text:p>
              </table:table-cell>
              <table:table-cell office:value-type="float" office:value="15525">
                <text:p>15525</text:p>
              </table:table-cell>
              <table:table-cell office:value-type="float" office:value="9597.5">
                <text:p>9597.5</text:p>
              </table:table-cell>
              <table:table-cell office:value-type="float" office:value="16945">
                <text:p>16945</text:p>
              </table:table-cell>
              <table:table-cell office:value-type="float" office:value="13370">
                <text:p>13370</text:p>
              </table:table-cell>
              <table:table-cell office:value-type="float" office:value="11025">
                <text:p>11025</text:p>
              </table:table-cell>
              <table:table-cell office:value-type="float" office:value="9182.5">
                <text:p>9182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8715">
                <text:p>18715</text:p>
              </table:table-cell>
              <table:table-cell office:value-type="float" office:value="15810">
                <text:p>15810</text:p>
              </table:table-cell>
              <table:table-cell office:value-type="float" office:value="8927.5">
                <text:p>8927.5</text:p>
              </table:table-cell>
              <table:table-cell office:value-type="float" office:value="15875">
                <text:p>15875</text:p>
              </table:table-cell>
              <table:table-cell office:value-type="float" office:value="12910">
                <text:p>12910</text:p>
              </table:table-cell>
              <table:table-cell office:value-type="float" office:value="10820">
                <text:p>10820</text:p>
              </table:table-cell>
              <table:table-cell office:value-type="float" office:value="8267.5">
                <text:p>8267.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8320">
                <text:p>18320</text:p>
              </table:table-cell>
              <table:table-cell office:value-type="float" office:value="14945">
                <text:p>14945</text:p>
              </table:table-cell>
              <table:table-cell office:value-type="float" office:value="8017.5">
                <text:p>8017.5</text:p>
              </table:table-cell>
              <table:table-cell office:value-type="float" office:value="15880">
                <text:p>15880</text:p>
              </table:table-cell>
              <table:table-cell office:value-type="float" office:value="13067.5">
                <text:p>13067.5</text:p>
              </table:table-cell>
              <table:table-cell office:value-type="float" office:value="10125">
                <text:p>10125</text:p>
              </table:table-cell>
              <table:table-cell office:value-type="float" office:value="7112.5">
                <text:p>7112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7905">
                <text:p>17905</text:p>
              </table:table-cell>
              <table:table-cell office:value-type="float" office:value="14450">
                <text:p>14450</text:p>
              </table:table-cell>
              <table:table-cell office:value-type="float" office:value="7582.5">
                <text:p>7582.5</text:p>
              </table:table-cell>
              <table:table-cell office:value-type="float" office:value="15865">
                <text:p>15865</text:p>
              </table:table-cell>
              <table:table-cell office:value-type="float" office:value="12587.5">
                <text:p>12587.5</text:p>
              </table:table-cell>
              <table:table-cell office:value-type="float" office:value="9840">
                <text:p>9840</text:p>
              </table:table-cell>
              <table:table-cell office:value-type="float" office:value="6847.5">
                <text:p>6847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770">
                <text:p>17770</text:p>
              </table:table-cell>
              <table:table-cell office:value-type="float" office:value="14280">
                <text:p>14280</text:p>
              </table:table-cell>
              <table:table-cell office:value-type="float" office:value="7452.5">
                <text:p>7452.5</text:p>
              </table:table-cell>
              <table:table-cell office:value-type="float" office:value="15955">
                <text:p>15955</text:p>
              </table:table-cell>
              <table:table-cell office:value-type="float" office:value="12387.5">
                <text:p>12387.5</text:p>
              </table:table-cell>
              <table:table-cell office:value-type="float" office:value="9875">
                <text:p>9875</text:p>
              </table:table-cell>
              <table:table-cell office:value-type="float" office:value="6757.5">
                <text:p>6757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7475">
                <text:p>17475</text:p>
              </table:table-cell>
              <table:table-cell office:value-type="float" office:value="14260">
                <text:p>14260</text:p>
              </table:table-cell>
              <table:table-cell office:value-type="float" office:value="7187.5">
                <text:p>7187.5</text:p>
              </table:table-cell>
              <table:table-cell office:value-type="float" office:value="16070">
                <text:p>16070</text:p>
              </table:table-cell>
              <table:table-cell office:value-type="float" office:value="12232.5">
                <text:p>12232.5</text:p>
              </table:table-cell>
              <table:table-cell office:value-type="float" office:value="9755">
                <text:p>9755</text:p>
              </table:table-cell>
              <table:table-cell office:value-type="float" office:value="6702.5">
                <text:p>6702.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320">
                <text:p>17320</text:p>
              </table:table-cell>
              <table:table-cell office:value-type="float" office:value="14070">
                <text:p>14070</text:p>
              </table:table-cell>
              <table:table-cell office:value-type="float" office:value="7217.5">
                <text:p>7217.5</text:p>
              </table:table-cell>
              <table:table-cell office:value-type="float" office:value="15625">
                <text:p>15625</text:p>
              </table:table-cell>
              <table:table-cell office:value-type="float" office:value="12342.5">
                <text:p>12342.5</text:p>
              </table:table-cell>
              <table:table-cell office:value-type="float" office:value="9890">
                <text:p>9890</text:p>
              </table:table-cell>
              <table:table-cell office:value-type="float" office:value="6887.5">
                <text:p>6887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7450">
                <text:p>17450</text:p>
              </table:table-cell>
              <table:table-cell office:value-type="float" office:value="13755">
                <text:p>13755</text:p>
              </table:table-cell>
              <table:table-cell office:value-type="float" office:value="7107.5">
                <text:p>7107.5</text:p>
              </table:table-cell>
              <table:table-cell office:value-type="float" office:value="15620">
                <text:p>15620</text:p>
              </table:table-cell>
              <table:table-cell office:value-type="float" office:value="12432.5">
                <text:p>12432.5</text:p>
              </table:table-cell>
              <table:table-cell office:value-type="float" office:value="9985">
                <text:p>9985</text:p>
              </table:table-cell>
              <table:table-cell office:value-type="float" office:value="6947.5">
                <text:p>6947.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7420">
                <text:p>17420</text:p>
              </table:table-cell>
              <table:table-cell office:value-type="float" office:value="13725">
                <text:p>13725</text:p>
              </table:table-cell>
              <table:table-cell office:value-type="float" office:value="7012.5">
                <text:p>7012.5</text:p>
              </table:table-cell>
              <table:table-cell office:value-type="float" office:value="15555">
                <text:p>15555</text:p>
              </table:table-cell>
              <table:table-cell office:value-type="float" office:value="12257.5">
                <text:p>12257.5</text:p>
              </table:table-cell>
              <table:table-cell office:value-type="float" office:value="9755">
                <text:p>9755</text:p>
              </table:table-cell>
              <table:table-cell office:value-type="float" office:value="6747.5">
                <text:p>6747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605">
                <text:p>17605</text:p>
              </table:table-cell>
              <table:table-cell office:value-type="float" office:value="14350">
                <text:p>14350</text:p>
              </table:table-cell>
              <table:table-cell office:value-type="float" office:value="7137.5">
                <text:p>7137.5</text:p>
              </table:table-cell>
              <table:table-cell office:value-type="float" office:value="15690">
                <text:p>15690</text:p>
              </table:table-cell>
              <table:table-cell office:value-type="float" office:value="12917.5">
                <text:p>12917.5</text:p>
              </table:table-cell>
              <table:table-cell office:value-type="float" office:value="10115">
                <text:p>10115</text:p>
              </table:table-cell>
              <table:table-cell office:value-type="float" office:value="7337.5">
                <text:p>7337.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8110">
                <text:p>18110</text:p>
              </table:table-cell>
              <table:table-cell office:value-type="float" office:value="14440">
                <text:p>14440</text:p>
              </table:table-cell>
              <table:table-cell office:value-type="float" office:value="7932.5">
                <text:p>7932.5</text:p>
              </table:table-cell>
              <table:table-cell office:value-type="float" office:value="16755">
                <text:p>16755</text:p>
              </table:table-cell>
              <table:table-cell office:value-type="float" office:value="13527.5">
                <text:p>13527.5</text:p>
              </table:table-cell>
              <table:table-cell office:value-type="float" office:value="10960">
                <text:p>10960</text:p>
              </table:table-cell>
              <table:table-cell office:value-type="float" office:value="7982.5">
                <text:p>7982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7990">
                <text:p>17990</text:p>
              </table:table-cell>
              <table:table-cell office:value-type="float" office:value="14055">
                <text:p>14055</text:p>
              </table:table-cell>
              <table:table-cell office:value-type="float" office:value="7782.5">
                <text:p>7782.5</text:p>
              </table:table-cell>
              <table:table-cell office:value-type="float" office:value="16580">
                <text:p>16580</text:p>
              </table:table-cell>
              <table:table-cell office:value-type="float" office:value="13117.5">
                <text:p>13117.5</text:p>
              </table:table-cell>
              <table:table-cell office:value-type="float" office:value="10875">
                <text:p>10875</text:p>
              </table:table-cell>
              <table:table-cell office:value-type="float" office:value="7937.5">
                <text:p>7937.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935">
                <text:p>17935</text:p>
              </table:table-cell>
              <table:table-cell office:value-type="float" office:value="14090">
                <text:p>14090</text:p>
              </table:table-cell>
              <table:table-cell office:value-type="float" office:value="7192.5">
                <text:p>7192.5</text:p>
              </table:table-cell>
              <table:table-cell office:value-type="float" office:value="16255">
                <text:p>16255</text:p>
              </table:table-cell>
              <table:table-cell office:value-type="float" office:value="13282.5">
                <text:p>13282.5</text:p>
              </table:table-cell>
              <table:table-cell office:value-type="float" office:value="11085">
                <text:p>11085</text:p>
              </table:table-cell>
              <table:table-cell office:value-type="float" office:value="7752.5">
                <text:p>7752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7685">
                <text:p>17685</text:p>
              </table:table-cell>
              <table:table-cell office:value-type="float" office:value="13455">
                <text:p>13455</text:p>
              </table:table-cell>
              <table:table-cell office:value-type="float" office:value="7025">
                <text:p>7025</text:p>
              </table:table-cell>
              <table:table-cell office:value-type="float" office:value="16280">
                <text:p>16280</text:p>
              </table:table-cell>
              <table:table-cell office:value-type="float" office:value="12822.5">
                <text:p>12822.5</text:p>
              </table:table-cell>
              <table:table-cell office:value-type="float" office:value="10860">
                <text:p>10860</text:p>
              </table:table-cell>
              <table:table-cell office:value-type="float" office:value="7357.5">
                <text:p>7357.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7995">
                <text:p>17995</text:p>
              </table:table-cell>
              <table:table-cell office:value-type="float" office:value="13625">
                <text:p>13625</text:p>
              </table:table-cell>
              <table:table-cell office:value-type="float" office:value="7395">
                <text:p>7395</text:p>
              </table:table-cell>
              <table:table-cell office:value-type="float" office:value="16545">
                <text:p>16545</text:p>
              </table:table-cell>
              <table:table-cell office:value-type="float" office:value="12947.5">
                <text:p>12947.5</text:p>
              </table:table-cell>
              <table:table-cell office:value-type="float" office:value="11145">
                <text:p>11145</text:p>
              </table:table-cell>
              <table:table-cell office:value-type="float" office:value="7567.5">
                <text:p>7567.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8412.5">
                <text:p>18412.5</text:p>
              </table:table-cell>
              <table:table-cell office:value-type="float" office:value="13332.5">
                <text:p>13332.5</text:p>
              </table:table-cell>
              <table:table-cell office:value-type="float" office:value="7617.5">
                <text:p>7617.5</text:p>
              </table:table-cell>
              <table:table-cell office:value-type="float" office:value="17172.5">
                <text:p>17172.5</text:p>
              </table:table-cell>
              <table:table-cell office:value-type="float" office:value="13315">
                <text:p>13315</text:p>
              </table:table-cell>
              <table:table-cell office:value-type="float" office:value="11900">
                <text:p>11900</text:p>
              </table:table-cell>
              <table:table-cell office:value-type="float" office:value="7955">
                <text:p>795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9167.5">
                <text:p>19167.5</text:p>
              </table:table-cell>
              <table:table-cell office:value-type="float" office:value="12852.5">
                <text:p>12852.5</text:p>
              </table:table-cell>
              <table:table-cell office:value-type="float" office:value="7475">
                <text:p>7475</text:p>
              </table:table-cell>
              <table:table-cell office:value-type="float" office:value="16672.5">
                <text:p>16672.5</text:p>
              </table:table-cell>
              <table:table-cell office:value-type="float" office:value="12885">
                <text:p>12885</text:p>
              </table:table-cell>
              <table:table-cell office:value-type="float" office:value="11505">
                <text:p>11505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9307.5">
                <text:p>19307.5</text:p>
              </table:table-cell>
              <table:table-cell office:value-type="float" office:value="12922.5">
                <text:p>12922.5</text:p>
              </table:table-cell>
              <table:table-cell office:value-type="float" office:value="7530">
                <text:p>7530</text:p>
              </table:table-cell>
              <table:table-cell office:value-type="float" office:value="16692.5">
                <text:p>16692.5</text:p>
              </table:table-cell>
              <table:table-cell office:value-type="float" office:value="12945">
                <text:p>12945</text:p>
              </table:table-cell>
              <table:table-cell office:value-type="float" office:value="11760">
                <text:p>11760</text:p>
              </table:table-cell>
              <table:table-cell office:value-type="float" office:value="7575">
                <text:p>75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9157.5">
                <text:p>19157.5</text:p>
              </table:table-cell>
              <table:table-cell office:value-type="float" office:value="12997.5">
                <text:p>12997.5</text:p>
              </table:table-cell>
              <table:table-cell office:value-type="float" office:value="7690">
                <text:p>7690</text:p>
              </table:table-cell>
              <table:table-cell office:value-type="float" office:value="16612.5">
                <text:p>16612.5</text:p>
              </table:table-cell>
              <table:table-cell office:value-type="float" office:value="12845">
                <text:p>12845</text:p>
              </table:table-cell>
              <table:table-cell office:value-type="float" office:value="11560">
                <text:p>11560</text:p>
              </table:table-cell>
              <table:table-cell office:value-type="float" office:value="7410">
                <text:p>741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8992.5">
                <text:p>18992.5</text:p>
              </table:table-cell>
              <table:table-cell office:value-type="float" office:value="12877.5">
                <text:p>12877.5</text:p>
              </table:table-cell>
              <table:table-cell office:value-type="float" office:value="7785">
                <text:p>7785</text:p>
              </table:table-cell>
              <table:table-cell office:value-type="float" office:value="16427.5">
                <text:p>16427.5</text:p>
              </table:table-cell>
              <table:table-cell office:value-type="float" office:value="12885">
                <text:p>12885</text:p>
              </table:table-cell>
              <table:table-cell office:value-type="float" office:value="11590">
                <text:p>11590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962.5">
                <text:p>18962.5</text:p>
              </table:table-cell>
              <table:table-cell office:value-type="float" office:value="13072.5">
                <text:p>13072.5</text:p>
              </table:table-cell>
              <table:table-cell office:value-type="float" office:value="8045">
                <text:p>8045</text:p>
              </table:table-cell>
              <table:table-cell office:value-type="float" office:value="16472.5">
                <text:p>16472.5</text:p>
              </table:table-cell>
              <table:table-cell office:value-type="float" office:value="12930">
                <text:p>12930</text:p>
              </table:table-cell>
              <table:table-cell office:value-type="float" office:value="11510">
                <text:p>11510</text:p>
              </table:table-cell>
              <table:table-cell office:value-type="float" office:value="7355">
                <text:p>73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9067.5">
                <text:p>19067.5</text:p>
              </table:table-cell>
              <table:table-cell office:value-type="float" office:value="12997.5">
                <text:p>12997.5</text:p>
              </table:table-cell>
              <table:table-cell office:value-type="float" office:value="8130">
                <text:p>8130</text:p>
              </table:table-cell>
              <table:table-cell office:value-type="float" office:value="16612.5">
                <text:p>16612.5</text:p>
              </table:table-cell>
              <table:table-cell office:value-type="float" office:value="12905">
                <text:p>12905</text:p>
              </table:table-cell>
              <table:table-cell office:value-type="float" office:value="11710">
                <text:p>11710</text:p>
              </table:table-cell>
              <table:table-cell office:value-type="float" office:value="7290">
                <text:p>729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9257.5">
                <text:p>19257.5</text:p>
              </table:table-cell>
              <table:table-cell office:value-type="float" office:value="12867.5">
                <text:p>12867.5</text:p>
              </table:table-cell>
              <table:table-cell office:value-type="float" office:value="8415">
                <text:p>8415</text:p>
              </table:table-cell>
              <table:table-cell office:value-type="float" office:value="16557.5">
                <text:p>16557.5</text:p>
              </table:table-cell>
              <table:table-cell office:value-type="float" office:value="13035">
                <text:p>13035</text:p>
              </table:table-cell>
              <table:table-cell office:value-type="float" office:value="11700">
                <text:p>11700</text:p>
              </table:table-cell>
              <table:table-cell office:value-type="float" office:value="7245">
                <text:p>724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9202.5">
                <text:p>19202.5</text:p>
              </table:table-cell>
              <table:table-cell office:value-type="float" office:value="12687.5">
                <text:p>12687.5</text:p>
              </table:table-cell>
              <table:table-cell office:value-type="float" office:value="8340">
                <text:p>8340</text:p>
              </table:table-cell>
              <table:table-cell office:value-type="float" office:value="16502.5">
                <text:p>16502.5</text:p>
              </table:table-cell>
              <table:table-cell office:value-type="float" office:value="13010">
                <text:p>13010</text:p>
              </table:table-cell>
              <table:table-cell office:value-type="float" office:value="11530">
                <text:p>11530</text:p>
              </table:table-cell>
              <table:table-cell office:value-type="float" office:value="7445">
                <text:p>744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357.5">
                <text:p>20357.5</text:p>
              </table:table-cell>
              <table:table-cell office:value-type="float" office:value="13487.5">
                <text:p>13487.5</text:p>
              </table:table-cell>
              <table:table-cell office:value-type="float" office:value="8455">
                <text:p>8455</text:p>
              </table:table-cell>
              <table:table-cell office:value-type="float" office:value="16342.5">
                <text:p>16342.5</text:p>
              </table:table-cell>
              <table:table-cell office:value-type="float" office:value="12980">
                <text:p>12980</text:p>
              </table:table-cell>
              <table:table-cell office:value-type="float" office:value="11690">
                <text:p>11690</text:p>
              </table:table-cell>
              <table:table-cell office:value-type="float" office:value="7725">
                <text:p>77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312.5">
                <text:p>20312.5</text:p>
              </table:table-cell>
              <table:table-cell office:value-type="float" office:value="13677.5">
                <text:p>13677.5</text:p>
              </table:table-cell>
              <table:table-cell office:value-type="float" office:value="8300">
                <text:p>8300</text:p>
              </table:table-cell>
              <table:table-cell office:value-type="float" office:value="16302.5">
                <text:p>16302.5</text:p>
              </table:table-cell>
              <table:table-cell office:value-type="float" office:value="13045">
                <text:p>13045</text:p>
              </table:table-cell>
              <table:table-cell office:value-type="float" office:value="11640">
                <text:p>11640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547.5">
                <text:p>20547.5</text:p>
              </table:table-cell>
              <table:table-cell office:value-type="float" office:value="13692.5">
                <text:p>13692.5</text:p>
              </table:table-cell>
              <table:table-cell office:value-type="float" office:value="8235">
                <text:p>8235</text:p>
              </table:table-cell>
              <table:table-cell office:value-type="float" office:value="16447.5">
                <text:p>16447.5</text:p>
              </table:table-cell>
              <table:table-cell office:value-type="float" office:value="13150">
                <text:p>13150</text:p>
              </table:table-cell>
              <table:table-cell office:value-type="float" office:value="11695">
                <text:p>11695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267.5">
                <text:p>20267.5</text:p>
              </table:table-cell>
              <table:table-cell office:value-type="float" office:value="14082.5">
                <text:p>14082.5</text:p>
              </table:table-cell>
              <table:table-cell office:value-type="float" office:value="8190">
                <text:p>8190</text:p>
              </table:table-cell>
              <table:table-cell office:value-type="float" office:value="16457.5">
                <text:p>16457.5</text:p>
              </table:table-cell>
              <table:table-cell office:value-type="float" office:value="12855">
                <text:p>12855</text:p>
              </table:table-cell>
              <table:table-cell office:value-type="float" office:value="11665">
                <text:p>11665</text:p>
              </table:table-cell>
              <table:table-cell office:value-type="float" office:value="7170">
                <text:p>717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352.5">
                <text:p>20352.5</text:p>
              </table:table-cell>
              <table:table-cell office:value-type="float" office:value="13967.5">
                <text:p>13967.5</text:p>
              </table:table-cell>
              <table:table-cell office:value-type="float" office:value="8235">
                <text:p>8235</text:p>
              </table:table-cell>
              <table:table-cell office:value-type="float" office:value="16252.5">
                <text:p>16252.5</text:p>
              </table:table-cell>
              <table:table-cell office:value-type="float" office:value="12500">
                <text:p>12500</text:p>
              </table:table-cell>
              <table:table-cell office:value-type="float" office:value="11600">
                <text:p>11600</text:p>
              </table:table-cell>
              <table:table-cell office:value-type="float" office:value="6860">
                <text:p>686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0782.5">
                <text:p>20782.5</text:p>
              </table:table-cell>
              <table:table-cell office:value-type="float" office:value="13477.5">
                <text:p>13477.5</text:p>
              </table:table-cell>
              <table:table-cell office:value-type="float" office:value="7515">
                <text:p>7515</text:p>
              </table:table-cell>
              <table:table-cell office:value-type="float" office:value="15632.5">
                <text:p>15632.5</text:p>
              </table:table-cell>
              <table:table-cell office:value-type="float" office:value="12295">
                <text:p>12295</text:p>
              </table:table-cell>
              <table:table-cell office:value-type="float" office:value="11185">
                <text:p>11185</text:p>
              </table:table-cell>
              <table:table-cell office:value-type="float" office:value="6965">
                <text:p>696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870">
                <text:p>20870</text:p>
              </table:table-cell>
              <table:table-cell office:value-type="float" office:value="13872.5">
                <text:p>13872.5</text:p>
              </table:table-cell>
              <table:table-cell office:value-type="float" office:value="7925">
                <text:p>7925</text:p>
              </table:table-cell>
              <table:table-cell office:value-type="float" office:value="16252.5">
                <text:p>16252.5</text:p>
              </table:table-cell>
              <table:table-cell office:value-type="float" office:value="13210">
                <text:p>13210</text:p>
              </table:table-cell>
              <table:table-cell office:value-type="float" office:value="11455">
                <text:p>11455</text:p>
              </table:table-cell>
              <table:table-cell office:value-type="float" office:value="7875">
                <text:p>787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1280">
                <text:p>21280</text:p>
              </table:table-cell>
              <table:table-cell office:value-type="float" office:value="14202.5">
                <text:p>14202.5</text:p>
              </table:table-cell>
              <table:table-cell office:value-type="float" office:value="8355">
                <text:p>8355</text:p>
              </table:table-cell>
              <table:table-cell office:value-type="float" office:value="16967.5">
                <text:p>16967.5</text:p>
              </table:table-cell>
              <table:table-cell office:value-type="float" office:value="13765">
                <text:p>13765</text:p>
              </table:table-cell>
              <table:table-cell office:value-type="float" office:value="11655">
                <text:p>11655</text:p>
              </table:table-cell>
              <table:table-cell office:value-type="float" office:value="8180">
                <text:p>818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1510">
                <text:p>21510</text:p>
              </table:table-cell>
              <table:table-cell office:value-type="float" office:value="14252.5">
                <text:p>14252.5</text:p>
              </table:table-cell>
              <table:table-cell office:value-type="float" office:value="8635">
                <text:p>8635</text:p>
              </table:table-cell>
              <table:table-cell office:value-type="float" office:value="17252.5">
                <text:p>17252.5</text:p>
              </table:table-cell>
              <table:table-cell office:value-type="float" office:value="13950">
                <text:p>13950</text:p>
              </table:table-cell>
              <table:table-cell office:value-type="float" office:value="11940">
                <text:p>11940</text:p>
              </table:table-cell>
              <table:table-cell office:value-type="float" office:value="8655">
                <text:p>865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2145">
                <text:p>22145</text:p>
              </table:table-cell>
              <table:table-cell office:value-type="float" office:value="14507.5">
                <text:p>14507.5</text:p>
              </table:table-cell>
              <table:table-cell office:value-type="float" office:value="9715">
                <text:p>9715</text:p>
              </table:table-cell>
              <table:table-cell office:value-type="float" office:value="17360">
                <text:p>17360</text:p>
              </table:table-cell>
              <table:table-cell office:value-type="float" office:value="13945">
                <text:p>13945</text:p>
              </table:table-cell>
              <table:table-cell office:value-type="float" office:value="11970">
                <text:p>11970</text:p>
              </table:table-cell>
              <table:table-cell office:value-type="float" office:value="9045">
                <text:p>904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2295">
                <text:p>22295</text:p>
              </table:table-cell>
              <table:table-cell office:value-type="float" office:value="14592.5">
                <text:p>14592.5</text:p>
              </table:table-cell>
              <table:table-cell office:value-type="float" office:value="9635">
                <text:p>9635</text:p>
              </table:table-cell>
              <table:table-cell office:value-type="float" office:value="17370">
                <text:p>17370</text:p>
              </table:table-cell>
              <table:table-cell office:value-type="float" office:value="13925">
                <text:p>13925</text:p>
              </table:table-cell>
              <table:table-cell office:value-type="float" office:value="12110">
                <text:p>1211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1590">
                <text:p>21590</text:p>
              </table:table-cell>
              <table:table-cell office:value-type="float" office:value="14387.5">
                <text:p>14387.5</text:p>
              </table:table-cell>
              <table:table-cell office:value-type="float" office:value="10060">
                <text:p>10060</text:p>
              </table:table-cell>
              <table:table-cell office:value-type="float" office:value="17090">
                <text:p>17090</text:p>
              </table:table-cell>
              <table:table-cell office:value-type="float" office:value="13690">
                <text:p>13690</text:p>
              </table:table-cell>
              <table:table-cell office:value-type="float" office:value="11460">
                <text:p>11460</text:p>
              </table:table-cell>
              <table:table-cell office:value-type="float" office:value="8735">
                <text:p>873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1670">
                <text:p>21670</text:p>
              </table:table-cell>
              <table:table-cell office:value-type="float" office:value="15017.5">
                <text:p>15017.5</text:p>
              </table:table-cell>
              <table:table-cell office:value-type="float" office:value="10537.5">
                <text:p>10537.5</text:p>
              </table:table-cell>
              <table:table-cell office:value-type="float" office:value="17345">
                <text:p>17345</text:p>
              </table:table-cell>
              <table:table-cell office:value-type="float" office:value="13615">
                <text:p>13615</text:p>
              </table:table-cell>
              <table:table-cell office:value-type="float" office:value="11655">
                <text:p>11655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1070">
                <text:p>21070</text:p>
              </table:table-cell>
              <table:table-cell office:value-type="float" office:value="13972.5">
                <text:p>13972.5</text:p>
              </table:table-cell>
              <table:table-cell office:value-type="float" office:value="10252.5">
                <text:p>10252.5</text:p>
              </table:table-cell>
              <table:table-cell office:value-type="float" office:value="16690">
                <text:p>16690</text:p>
              </table:table-cell>
              <table:table-cell office:value-type="float" office:value="12725">
                <text:p>12725</text:p>
              </table:table-cell>
              <table:table-cell office:value-type="float" office:value="11190">
                <text:p>11190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870">
                <text:p>20870</text:p>
              </table:table-cell>
              <table:table-cell office:value-type="float" office:value="13617.5">
                <text:p>13617.5</text:p>
              </table:table-cell>
              <table:table-cell office:value-type="float" office:value="10117.5">
                <text:p>10117.5</text:p>
              </table:table-cell>
              <table:table-cell office:value-type="float" office:value="16670">
                <text:p>16670</text:p>
              </table:table-cell>
              <table:table-cell office:value-type="float" office:value="12465">
                <text:p>12465</text:p>
              </table:table-cell>
              <table:table-cell office:value-type="float" office:value="10905">
                <text:p>10905</text:p>
              </table:table-cell>
              <table:table-cell office:value-type="float" office:value="8245">
                <text:p>824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700">
                <text:p>20700</text:p>
              </table:table-cell>
              <table:table-cell office:value-type="float" office:value="13742.5">
                <text:p>13742.5</text:p>
              </table:table-cell>
              <table:table-cell office:value-type="float" office:value="9852.5">
                <text:p>9852.5</text:p>
              </table:table-cell>
              <table:table-cell office:value-type="float" office:value="16580">
                <text:p>16580</text:p>
              </table:table-cell>
              <table:table-cell office:value-type="float" office:value="12280">
                <text:p>12280</text:p>
              </table:table-cell>
              <table:table-cell office:value-type="float" office:value="10775">
                <text:p>10775</text:p>
              </table:table-cell>
              <table:table-cell office:value-type="float" office:value="8050">
                <text:p>805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0510">
                <text:p>20510</text:p>
              </table:table-cell>
              <table:table-cell office:value-type="float" office:value="13847.5">
                <text:p>13847.5</text:p>
              </table:table-cell>
              <table:table-cell office:value-type="float" office:value="10002.5">
                <text:p>10002.5</text:p>
              </table:table-cell>
              <table:table-cell office:value-type="float" office:value="16640">
                <text:p>16640</text:p>
              </table:table-cell>
              <table:table-cell office:value-type="float" office:value="12335">
                <text:p>12335</text:p>
              </table:table-cell>
              <table:table-cell office:value-type="float" office:value="10695">
                <text:p>10695</text:p>
              </table:table-cell>
              <table:table-cell office:value-type="float" office:value="8045">
                <text:p>804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465">
                <text:p>20465</text:p>
              </table:table-cell>
              <table:table-cell office:value-type="float" office:value="13802.5">
                <text:p>13802.5</text:p>
              </table:table-cell>
              <table:table-cell office:value-type="float" office:value="10117.5">
                <text:p>10117.5</text:p>
              </table:table-cell>
              <table:table-cell office:value-type="float" office:value="16960">
                <text:p>16960</text:p>
              </table:table-cell>
              <table:table-cell office:value-type="float" office:value="12375">
                <text:p>12375</text:p>
              </table:table-cell>
              <table:table-cell office:value-type="float" office:value="11025">
                <text:p>11025</text:p>
              </table:table-cell>
              <table:table-cell office:value-type="float" office:value="8155">
                <text:p>815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0365">
                <text:p>20365</text:p>
              </table:table-cell>
              <table:table-cell office:value-type="float" office:value="13652.5">
                <text:p>13652.5</text:p>
              </table:table-cell>
              <table:table-cell office:value-type="float" office:value="10247.5">
                <text:p>10247.5</text:p>
              </table:table-cell>
              <table:table-cell office:value-type="float" office:value="16825">
                <text:p>16825</text:p>
              </table:table-cell>
              <table:table-cell office:value-type="float" office:value="12175">
                <text:p>12175</text:p>
              </table:table-cell>
              <table:table-cell office:value-type="float" office:value="10890">
                <text:p>10890</text:p>
              </table:table-cell>
              <table:table-cell office:value-type="float" office:value="7915">
                <text:p>791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9980">
                <text:p>19980</text:p>
              </table:table-cell>
              <table:table-cell office:value-type="float" office:value="14957.5">
                <text:p>14957.5</text:p>
              </table:table-cell>
              <table:table-cell office:value-type="float" office:value="10462.5">
                <text:p>10462.5</text:p>
              </table:table-cell>
              <table:table-cell office:value-type="float" office:value="17645">
                <text:p>17645</text:p>
              </table:table-cell>
              <table:table-cell office:value-type="float" office:value="12575">
                <text:p>12575</text:p>
              </table:table-cell>
              <table:table-cell office:value-type="float" office:value="11550">
                <text:p>11550</text:p>
              </table:table-cell>
              <table:table-cell office:value-type="float" office:value="8495">
                <text:p>849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0000">
                <text:p>20000</text:p>
              </table:table-cell>
              <table:table-cell office:value-type="float" office:value="14707.5">
                <text:p>14707.5</text:p>
              </table:table-cell>
              <table:table-cell office:value-type="float" office:value="10417.5">
                <text:p>10417.5</text:p>
              </table:table-cell>
              <table:table-cell office:value-type="float" office:value="17495">
                <text:p>17495</text:p>
              </table:table-cell>
              <table:table-cell office:value-type="float" office:value="12605">
                <text:p>12605</text:p>
              </table:table-cell>
              <table:table-cell office:value-type="float" office:value="11185">
                <text:p>11185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225">
                <text:p>20225</text:p>
              </table:table-cell>
              <table:table-cell office:value-type="float" office:value="14982.5">
                <text:p>14982.5</text:p>
              </table:table-cell>
              <table:table-cell office:value-type="float" office:value="10212.5">
                <text:p>10212.5</text:p>
              </table:table-cell>
              <table:table-cell office:value-type="float" office:value="17410">
                <text:p>17410</text:p>
              </table:table-cell>
              <table:table-cell office:value-type="float" office:value="13090">
                <text:p>13090</text:p>
              </table:table-cell>
              <table:table-cell office:value-type="float" office:value="11340">
                <text:p>11340</text:p>
              </table:table-cell>
              <table:table-cell office:value-type="float" office:value="8995">
                <text:p>899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9970">
                <text:p>19970</text:p>
              </table:table-cell>
              <table:table-cell office:value-type="float" office:value="15157.5">
                <text:p>15157.5</text:p>
              </table:table-cell>
              <table:table-cell office:value-type="float" office:value="10147.5">
                <text:p>10147.5</text:p>
              </table:table-cell>
              <table:table-cell office:value-type="float" office:value="17310">
                <text:p>17310</text:p>
              </table:table-cell>
              <table:table-cell office:value-type="float" office:value="12885">
                <text:p>12885</text:p>
              </table:table-cell>
              <table:table-cell office:value-type="float" office:value="11305">
                <text:p>11305</text:p>
              </table:table-cell>
              <table:table-cell office:value-type="float" office:value="8895">
                <text:p>889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065">
                <text:p>20065</text:p>
              </table:table-cell>
              <table:table-cell office:value-type="float" office:value="15107.5">
                <text:p>15107.5</text:p>
              </table:table-cell>
              <table:table-cell office:value-type="float" office:value="10132.5">
                <text:p>10132.5</text:p>
              </table:table-cell>
              <table:table-cell office:value-type="float" office:value="17345">
                <text:p>17345</text:p>
              </table:table-cell>
              <table:table-cell office:value-type="float" office:value="12865">
                <text:p>12865</text:p>
              </table:table-cell>
              <table:table-cell office:value-type="float" office:value="11475">
                <text:p>11475</text:p>
              </table:table-cell>
              <table:table-cell office:value-type="float" office:value="8790">
                <text:p>879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350">
                <text:p>20350</text:p>
              </table:table-cell>
              <table:table-cell office:value-type="float" office:value="15237.5">
                <text:p>15237.5</text:p>
              </table:table-cell>
              <table:table-cell office:value-type="float" office:value="10287.5">
                <text:p>10287.5</text:p>
              </table:table-cell>
              <table:table-cell office:value-type="float" office:value="17140">
                <text:p>17140</text:p>
              </table:table-cell>
              <table:table-cell office:value-type="float" office:value="13170">
                <text:p>13170</text:p>
              </table:table-cell>
              <table:table-cell office:value-type="float" office:value="11570">
                <text:p>11570</text:p>
              </table:table-cell>
              <table:table-cell office:value-type="float" office:value="8665">
                <text:p>866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0245">
                <text:p>20245</text:p>
              </table:table-cell>
              <table:table-cell office:value-type="float" office:value="15247.5">
                <text:p>15247.5</text:p>
              </table:table-cell>
              <table:table-cell office:value-type="float" office:value="10137.5">
                <text:p>10137.5</text:p>
              </table:table-cell>
              <table:table-cell office:value-type="float" office:value="17635">
                <text:p>17635</text:p>
              </table:table-cell>
              <table:table-cell office:value-type="float" office:value="12735">
                <text:p>12735</text:p>
              </table:table-cell>
              <table:table-cell office:value-type="float" office:value="11050">
                <text:p>11050</text:p>
              </table:table-cell>
              <table:table-cell office:value-type="float" office:value="8975">
                <text:p>897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835">
                <text:p>19835</text:p>
              </table:table-cell>
              <table:table-cell office:value-type="float" office:value="15072.5">
                <text:p>15072.5</text:p>
              </table:table-cell>
              <table:table-cell office:value-type="float" office:value="10132.5">
                <text:p>10132.5</text:p>
              </table:table-cell>
              <table:table-cell office:value-type="float" office:value="17385">
                <text:p>17385</text:p>
              </table:table-cell>
              <table:table-cell office:value-type="float" office:value="12920">
                <text:p>12920</text:p>
              </table:table-cell>
              <table:table-cell office:value-type="float" office:value="10755">
                <text:p>10755</text:p>
              </table:table-cell>
              <table:table-cell office:value-type="float" office:value="8735">
                <text:p>873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9745">
                <text:p>19745</text:p>
              </table:table-cell>
              <table:table-cell office:value-type="float" office:value="15182.5">
                <text:p>15182.5</text:p>
              </table:table-cell>
              <table:table-cell office:value-type="float" office:value="9862.5">
                <text:p>9862.5</text:p>
              </table:table-cell>
              <table:table-cell office:value-type="float" office:value="17220">
                <text:p>17220</text:p>
              </table:table-cell>
              <table:table-cell office:value-type="float" office:value="12755">
                <text:p>12755</text:p>
              </table:table-cell>
              <table:table-cell office:value-type="float" office:value="10570">
                <text:p>10570</text:p>
              </table:table-cell>
              <table:table-cell office:value-type="float" office:value="8610">
                <text:p>861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9310">
                <text:p>19310</text:p>
              </table:table-cell>
              <table:table-cell office:value-type="float" office:value="15367.5">
                <text:p>15367.5</text:p>
              </table:table-cell>
              <table:table-cell office:value-type="float" office:value="9687.5">
                <text:p>9687.5</text:p>
              </table:table-cell>
              <table:table-cell office:value-type="float" office:value="16930">
                <text:p>16930</text:p>
              </table:table-cell>
              <table:table-cell office:value-type="float" office:value="11960">
                <text:p>11960</text:p>
              </table:table-cell>
              <table:table-cell office:value-type="float" office:value="10350">
                <text:p>10350</text:p>
              </table:table-cell>
              <table:table-cell office:value-type="float" office:value="8625">
                <text:p>86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465">
                <text:p>19465</text:p>
              </table:table-cell>
              <table:table-cell office:value-type="float" office:value="15367.5">
                <text:p>15367.5</text:p>
              </table:table-cell>
              <table:table-cell office:value-type="float" office:value="9617.5">
                <text:p>9617.5</text:p>
              </table:table-cell>
              <table:table-cell office:value-type="float" office:value="16675">
                <text:p>16675</text:p>
              </table:table-cell>
              <table:table-cell office:value-type="float" office:value="11525">
                <text:p>11525</text:p>
              </table:table-cell>
              <table:table-cell office:value-type="float" office:value="10315">
                <text:p>10315</text:p>
              </table:table-cell>
              <table:table-cell office:value-type="float" office:value="8640">
                <text:p>864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9860">
                <text:p>19860</text:p>
              </table:table-cell>
              <table:table-cell office:value-type="float" office:value="15272.5">
                <text:p>15272.5</text:p>
              </table:table-cell>
              <table:table-cell office:value-type="float" office:value="9617.5">
                <text:p>9617.5</text:p>
              </table:table-cell>
              <table:table-cell office:value-type="float" office:value="16810">
                <text:p>16810</text:p>
              </table:table-cell>
              <table:table-cell office:value-type="float" office:value="11620">
                <text:p>11620</text:p>
              </table:table-cell>
              <table:table-cell office:value-type="float" office:value="10355">
                <text:p>10355</text:p>
              </table:table-cell>
              <table:table-cell office:value-type="float" office:value="8635">
                <text:p>86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9700">
                <text:p>19700</text:p>
              </table:table-cell>
              <table:table-cell office:value-type="float" office:value="15052.5">
                <text:p>15052.5</text:p>
              </table:table-cell>
              <table:table-cell office:value-type="float" office:value="9017.5">
                <text:p>9017.5</text:p>
              </table:table-cell>
              <table:table-cell office:value-type="float" office:value="16820">
                <text:p>16820</text:p>
              </table:table-cell>
              <table:table-cell office:value-type="float" office:value="11005">
                <text:p>11005</text:p>
              </table:table-cell>
              <table:table-cell office:value-type="float" office:value="10335">
                <text:p>10335</text:p>
              </table:table-cell>
              <table:table-cell office:value-type="float" office:value="8835">
                <text:p>883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9285">
                <text:p>19285</text:p>
              </table:table-cell>
              <table:table-cell office:value-type="float" office:value="14912.5">
                <text:p>14912.5</text:p>
              </table:table-cell>
              <table:table-cell office:value-type="float" office:value="8917.5">
                <text:p>8917.5</text:p>
              </table:table-cell>
              <table:table-cell office:value-type="float" office:value="16840">
                <text:p>16840</text:p>
              </table:table-cell>
              <table:table-cell office:value-type="float" office:value="11220">
                <text:p>11220</text:p>
              </table:table-cell>
              <table:table-cell office:value-type="float" office:value="10140">
                <text:p>10140</text:p>
              </table:table-cell>
              <table:table-cell office:value-type="float" office:value="9045">
                <text:p>904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9455">
                <text:p>19455</text:p>
              </table:table-cell>
              <table:table-cell office:value-type="float" office:value="15132.5">
                <text:p>15132.5</text:p>
              </table:table-cell>
              <table:table-cell office:value-type="float" office:value="9292.5">
                <text:p>9292.5</text:p>
              </table:table-cell>
              <table:table-cell office:value-type="float" office:value="16805">
                <text:p>16805</text:p>
              </table:table-cell>
              <table:table-cell office:value-type="float" office:value="11655">
                <text:p>11655</text:p>
              </table:table-cell>
              <table:table-cell office:value-type="float" office:value="10740">
                <text:p>10740</text:p>
              </table:table-cell>
              <table:table-cell office:value-type="float" office:value="9597.5">
                <text:p>9597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9962.5">
                <text:p>19962.5</text:p>
              </table:table-cell>
              <table:table-cell office:value-type="float" office:value="15257.5">
                <text:p>15257.5</text:p>
              </table:table-cell>
              <table:table-cell office:value-type="float" office:value="9477.5">
                <text:p>9477.5</text:p>
              </table:table-cell>
              <table:table-cell office:value-type="float" office:value="17155">
                <text:p>17155</text:p>
              </table:table-cell>
              <table:table-cell office:value-type="float" office:value="11840">
                <text:p>11840</text:p>
              </table:table-cell>
              <table:table-cell office:value-type="float" office:value="10945">
                <text:p>10945</text:p>
              </table:table-cell>
              <table:table-cell office:value-type="float" office:value="10185">
                <text:p>1018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9692.5">
                <text:p>19692.5</text:p>
              </table:table-cell>
              <table:table-cell office:value-type="float" office:value="15292.5">
                <text:p>15292.5</text:p>
              </table:table-cell>
              <table:table-cell office:value-type="float" office:value="9372.5">
                <text:p>9372.5</text:p>
              </table:table-cell>
              <table:table-cell office:value-type="float" office:value="16905">
                <text:p>16905</text:p>
              </table:table-cell>
              <table:table-cell office:value-type="float" office:value="11585">
                <text:p>11585</text:p>
              </table:table-cell>
              <table:table-cell office:value-type="float" office:value="10545">
                <text:p>10545</text:p>
              </table:table-cell>
              <table:table-cell office:value-type="float" office:value="9945">
                <text:p>994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9552.5">
                <text:p>19552.5</text:p>
              </table:table-cell>
              <table:table-cell office:value-type="float" office:value="14832.5">
                <text:p>14832.5</text:p>
              </table:table-cell>
              <table:table-cell office:value-type="float" office:value="9152.5">
                <text:p>9152.5</text:p>
              </table:table-cell>
              <table:table-cell office:value-type="float" office:value="17225">
                <text:p>17225</text:p>
              </table:table-cell>
              <table:table-cell office:value-type="float" office:value="11190">
                <text:p>11190</text:p>
              </table:table-cell>
              <table:table-cell office:value-type="float" office:value="10310">
                <text:p>10310</text:p>
              </table:table-cell>
              <table:table-cell office:value-type="float" office:value="10190">
                <text:p>1019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9477.5">
                <text:p>19477.5</text:p>
              </table:table-cell>
              <table:table-cell office:value-type="float" office:value="15170">
                <text:p>15170</text:p>
              </table:table-cell>
              <table:table-cell office:value-type="float" office:value="8872.5">
                <text:p>8872.5</text:p>
              </table:table-cell>
              <table:table-cell office:value-type="float" office:value="16895">
                <text:p>16895</text:p>
              </table:table-cell>
              <table:table-cell office:value-type="float" office:value="10865">
                <text:p>10865</text:p>
              </table:table-cell>
              <table:table-cell office:value-type="float" office:value="9870">
                <text:p>9870</text:p>
              </table:table-cell>
              <table:table-cell office:value-type="float" office:value="9420">
                <text:p>942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9927.5">
                <text:p>19927.5</text:p>
              </table:table-cell>
              <table:table-cell office:value-type="float" office:value="15395">
                <text:p>15395</text:p>
              </table:table-cell>
              <table:table-cell office:value-type="float" office:value="9182.5">
                <text:p>9182.5</text:p>
              </table:table-cell>
              <table:table-cell office:value-type="float" office:value="16955">
                <text:p>16955</text:p>
              </table:table-cell>
              <table:table-cell office:value-type="float" office:value="10910">
                <text:p>10910</text:p>
              </table:table-cell>
              <table:table-cell office:value-type="float" office:value="10280">
                <text:p>10280</text:p>
              </table:table-cell>
              <table:table-cell office:value-type="float" office:value="9700">
                <text:p>970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0442.5">
                <text:p>20442.5</text:p>
              </table:table-cell>
              <table:table-cell office:value-type="float" office:value="15290">
                <text:p>15290</text:p>
              </table:table-cell>
              <table:table-cell office:value-type="float" office:value="9497.5">
                <text:p>9497.5</text:p>
              </table:table-cell>
              <table:table-cell office:value-type="float" office:value="17190">
                <text:p>17190</text:p>
              </table:table-cell>
              <table:table-cell office:value-type="float" office:value="11470">
                <text:p>11470</text:p>
              </table:table-cell>
              <table:table-cell office:value-type="float" office:value="10620">
                <text:p>10620</text:p>
              </table:table-cell>
              <table:table-cell office:value-type="float" office:value="10115">
                <text:p>1011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0327.5">
                <text:p>20327.5</text:p>
              </table:table-cell>
              <table:table-cell office:value-type="float" office:value="15425">
                <text:p>15425</text:p>
              </table:table-cell>
              <table:table-cell office:value-type="float" office:value="9537.5">
                <text:p>9537.5</text:p>
              </table:table-cell>
              <table:table-cell office:value-type="float" office:value="17115">
                <text:p>17115</text:p>
              </table:table-cell>
              <table:table-cell office:value-type="float" office:value="11410">
                <text:p>11410</text:p>
              </table:table-cell>
              <table:table-cell office:value-type="float" office:value="10775">
                <text:p>10775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0222.5">
                <text:p>20222.5</text:p>
              </table:table-cell>
              <table:table-cell office:value-type="float" office:value="15940">
                <text:p>15940</text:p>
              </table:table-cell>
              <table:table-cell office:value-type="float" office:value="9962.5">
                <text:p>9962.5</text:p>
              </table:table-cell>
              <table:table-cell office:value-type="float" office:value="17185">
                <text:p>17185</text:p>
              </table:table-cell>
              <table:table-cell office:value-type="float" office:value="11800">
                <text:p>11800</text:p>
              </table:table-cell>
              <table:table-cell office:value-type="float" office:value="11045">
                <text:p>11045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9940">
                <text:p>19940</text:p>
              </table:table-cell>
              <table:table-cell office:value-type="float" office:value="16055">
                <text:p>16055</text:p>
              </table:table-cell>
              <table:table-cell office:value-type="float" office:value="10107.5">
                <text:p>10107.5</text:p>
              </table:table-cell>
              <table:table-cell office:value-type="float" office:value="17267.5">
                <text:p>17267.5</text:p>
              </table:table-cell>
              <table:table-cell office:value-type="float" office:value="11752.5">
                <text:p>11752.5</text:p>
              </table:table-cell>
              <table:table-cell office:value-type="float" office:value="11057.5">
                <text:p>11057.5</text:p>
              </table:table-cell>
              <table:table-cell office:value-type="float" office:value="10062.5">
                <text:p>10062.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9585">
                <text:p>19585</text:p>
              </table:table-cell>
              <table:table-cell office:value-type="float" office:value="15805">
                <text:p>15805</text:p>
              </table:table-cell>
              <table:table-cell office:value-type="float" office:value="10032.5">
                <text:p>10032.5</text:p>
              </table:table-cell>
              <table:table-cell office:value-type="float" office:value="17007.5">
                <text:p>17007.5</text:p>
              </table:table-cell>
              <table:table-cell office:value-type="float" office:value="11487.5">
                <text:p>11487.5</text:p>
              </table:table-cell>
              <table:table-cell office:value-type="float" office:value="11062.5">
                <text:p>11062.5</text:p>
              </table:table-cell>
              <table:table-cell office:value-type="float" office:value="10112.5">
                <text:p>10112.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9227.5">
                <text:p>19227.5</text:p>
              </table:table-cell>
              <table:table-cell office:value-type="float" office:value="15145">
                <text:p>15145</text:p>
              </table:table-cell>
              <table:table-cell office:value-type="float" office:value="9662.5">
                <text:p>9662.5</text:p>
              </table:table-cell>
              <table:table-cell office:value-type="float" office:value="16797.5">
                <text:p>16797.5</text:p>
              </table:table-cell>
              <table:table-cell office:value-type="float" office:value="11207.5">
                <text:p>11207.5</text:p>
              </table:table-cell>
              <table:table-cell office:value-type="float" office:value="10542.5">
                <text:p>10542.5</text:p>
              </table:table-cell>
              <table:table-cell office:value-type="float" office:value="9837.5">
                <text:p>9837.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522.5">
                <text:p>19522.5</text:p>
              </table:table-cell>
              <table:table-cell office:value-type="float" office:value="15370">
                <text:p>15370</text:p>
              </table:table-cell>
              <table:table-cell office:value-type="float" office:value="10107.5">
                <text:p>10107.5</text:p>
              </table:table-cell>
              <table:table-cell office:value-type="float" office:value="17202.5">
                <text:p>17202.5</text:p>
              </table:table-cell>
              <table:table-cell office:value-type="float" office:value="11432.5">
                <text:p>11432.5</text:p>
              </table:table-cell>
              <table:table-cell office:value-type="float" office:value="10867.5">
                <text:p>10867.5</text:p>
              </table:table-cell>
              <table:table-cell office:value-type="float" office:value="10052.5">
                <text:p>10052.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612.5">
                <text:p>19612.5</text:p>
              </table:table-cell>
              <table:table-cell office:value-type="float" office:value="15245">
                <text:p>15245</text:p>
              </table:table-cell>
              <table:table-cell office:value-type="float" office:value="9967.5">
                <text:p>9967.5</text:p>
              </table:table-cell>
              <table:table-cell office:value-type="float" office:value="17157.5">
                <text:p>17157.5</text:p>
              </table:table-cell>
              <table:table-cell office:value-type="float" office:value="10962.5">
                <text:p>10962.5</text:p>
              </table:table-cell>
              <table:table-cell office:value-type="float" office:value="10737.5">
                <text:p>10737.5</text:p>
              </table:table-cell>
              <table:table-cell office:value-type="float" office:value="9912.5">
                <text:p>9912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9497.5">
                <text:p>19497.5</text:p>
              </table:table-cell>
              <table:table-cell office:value-type="float" office:value="15255">
                <text:p>15255</text:p>
              </table:table-cell>
              <table:table-cell office:value-type="float" office:value="10022.5">
                <text:p>10022.5</text:p>
              </table:table-cell>
              <table:table-cell office:value-type="float" office:value="17272.5">
                <text:p>17272.5</text:p>
              </table:table-cell>
              <table:table-cell office:value-type="float" office:value="10902.5">
                <text:p>10902.5</text:p>
              </table:table-cell>
              <table:table-cell office:value-type="float" office:value="10822.5">
                <text:p>10822.5</text:p>
              </table:table-cell>
              <table:table-cell office:value-type="float" office:value="9977.5">
                <text:p>9977.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9527.5">
                <text:p>19527.5</text:p>
              </table:table-cell>
              <table:table-cell office:value-type="float" office:value="15375">
                <text:p>15375</text:p>
              </table:table-cell>
              <table:table-cell office:value-type="float" office:value="9912.5">
                <text:p>9912.5</text:p>
              </table:table-cell>
              <table:table-cell office:value-type="float" office:value="17377.5">
                <text:p>17377.5</text:p>
              </table:table-cell>
              <table:table-cell office:value-type="float" office:value="10832.5">
                <text:p>10832.5</text:p>
              </table:table-cell>
              <table:table-cell office:value-type="float" office:value="10827.5">
                <text:p>10827.5</text:p>
              </table:table-cell>
              <table:table-cell office:value-type="float" office:value="10227.5">
                <text:p>10227.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9627.5">
                <text:p>19627.5</text:p>
              </table:table-cell>
              <table:table-cell office:value-type="float" office:value="15390">
                <text:p>15390</text:p>
              </table:table-cell>
              <table:table-cell office:value-type="float" office:value="9932.5">
                <text:p>9932.5</text:p>
              </table:table-cell>
              <table:table-cell office:value-type="float" office:value="17242.5">
                <text:p>17242.5</text:p>
              </table:table-cell>
              <table:table-cell office:value-type="float" office:value="10832.5">
                <text:p>10832.5</text:p>
              </table:table-cell>
              <table:table-cell office:value-type="float" office:value="10912.5">
                <text:p>10912.5</text:p>
              </table:table-cell>
              <table:table-cell office:value-type="float" office:value="10307.5">
                <text:p>10307.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9037.5">
                <text:p>19037.5</text:p>
              </table:table-cell>
              <table:table-cell office:value-type="float" office:value="14745">
                <text:p>14745</text:p>
              </table:table-cell>
              <table:table-cell office:value-type="float" office:value="9832.5">
                <text:p>9832.5</text:p>
              </table:table-cell>
              <table:table-cell office:value-type="float" office:value="17217.5">
                <text:p>17217.5</text:p>
              </table:table-cell>
              <table:table-cell office:value-type="float" office:value="10492.5">
                <text:p>10492.5</text:p>
              </table:table-cell>
              <table:table-cell office:value-type="float" office:value="10870">
                <text:p>10870</text:p>
              </table:table-cell>
              <table:table-cell office:value-type="float" office:value="10192.5">
                <text:p>10192.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962.5">
                <text:p>18962.5</text:p>
              </table:table-cell>
              <table:table-cell office:value-type="float" office:value="14490">
                <text:p>14490</text:p>
              </table:table-cell>
              <table:table-cell office:value-type="float" office:value="9772.5">
                <text:p>9772.5</text:p>
              </table:table-cell>
              <table:table-cell office:value-type="float" office:value="17297.5">
                <text:p>17297.5</text:p>
              </table:table-cell>
              <table:table-cell office:value-type="float" office:value="10427.5">
                <text:p>10427.5</text:p>
              </table:table-cell>
              <table:table-cell office:value-type="float" office:value="10925">
                <text:p>10925</text:p>
              </table:table-cell>
              <table:table-cell office:value-type="float" office:value="9897.5">
                <text:p>9897.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997.5">
                <text:p>18997.5</text:p>
              </table:table-cell>
              <table:table-cell office:value-type="float" office:value="14715">
                <text:p>14715</text:p>
              </table:table-cell>
              <table:table-cell office:value-type="float" office:value="9792.5">
                <text:p>9792.5</text:p>
              </table:table-cell>
              <table:table-cell office:value-type="float" office:value="17562.5">
                <text:p>17562.5</text:p>
              </table:table-cell>
              <table:table-cell office:value-type="float" office:value="10537.5">
                <text:p>10537.5</text:p>
              </table:table-cell>
              <table:table-cell office:value-type="float" office:value="10870">
                <text:p>10870</text:p>
              </table:table-cell>
              <table:table-cell office:value-type="float" office:value="9882.5">
                <text:p>9882.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045">
                <text:p>19045</text:p>
              </table:table-cell>
              <table:table-cell office:value-type="float" office:value="15227.5">
                <text:p>15227.5</text:p>
              </table:table-cell>
              <table:table-cell office:value-type="float" office:value="9857.5">
                <text:p>9857.5</text:p>
              </table:table-cell>
              <table:table-cell office:value-type="float" office:value="17632.5">
                <text:p>17632.5</text:p>
              </table:table-cell>
              <table:table-cell office:value-type="float" office:value="10787.5">
                <text:p>10787.5</text:p>
              </table:table-cell>
              <table:table-cell office:value-type="float" office:value="10967.5">
                <text:p>10967.5</text:p>
              </table:table-cell>
              <table:table-cell office:value-type="float" office:value="9152.5">
                <text:p>9152.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005">
                <text:p>19005</text:p>
              </table:table-cell>
              <table:table-cell office:value-type="float" office:value="15277.5">
                <text:p>15277.5</text:p>
              </table:table-cell>
              <table:table-cell office:value-type="float" office:value="9622.5">
                <text:p>9622.5</text:p>
              </table:table-cell>
              <table:table-cell office:value-type="float" office:value="17522.5">
                <text:p>17522.5</text:p>
              </table:table-cell>
              <table:table-cell office:value-type="float" office:value="10672.5">
                <text:p>10672.5</text:p>
              </table:table-cell>
              <table:table-cell office:value-type="float" office:value="10972.5">
                <text:p>10972.5</text:p>
              </table:table-cell>
              <table:table-cell office:value-type="float" office:value="9177.5">
                <text:p>9177.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960">
                <text:p>18960</text:p>
              </table:table-cell>
              <table:table-cell office:value-type="float" office:value="15267.5">
                <text:p>15267.5</text:p>
              </table:table-cell>
              <table:table-cell office:value-type="float" office:value="9582.5">
                <text:p>9582.5</text:p>
              </table:table-cell>
              <table:table-cell office:value-type="float" office:value="17612.5">
                <text:p>17612.5</text:p>
              </table:table-cell>
              <table:table-cell office:value-type="float" office:value="10987.5">
                <text:p>10987.5</text:p>
              </table:table-cell>
              <table:table-cell office:value-type="float" office:value="10797.5">
                <text:p>10797.5</text:p>
              </table:table-cell>
              <table:table-cell office:value-type="float" office:value="9062.5">
                <text:p>9062.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965">
                <text:p>18965</text:p>
              </table:table-cell>
              <table:table-cell office:value-type="float" office:value="15277.5">
                <text:p>15277.5</text:p>
              </table:table-cell>
              <table:table-cell office:value-type="float" office:value="9637.5">
                <text:p>9637.5</text:p>
              </table:table-cell>
              <table:table-cell office:value-type="float" office:value="17537.5">
                <text:p>17537.5</text:p>
              </table:table-cell>
              <table:table-cell office:value-type="float" office:value="11127.5">
                <text:p>11127.5</text:p>
              </table:table-cell>
              <table:table-cell office:value-type="float" office:value="10642.5">
                <text:p>10642.5</text:p>
              </table:table-cell>
              <table:table-cell office:value-type="float" office:value="8967.5">
                <text:p>8967.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975">
                <text:p>18975</text:p>
              </table:table-cell>
              <table:table-cell office:value-type="float" office:value="14787.5">
                <text:p>14787.5</text:p>
              </table:table-cell>
              <table:table-cell office:value-type="float" office:value="9452.5">
                <text:p>9452.5</text:p>
              </table:table-cell>
              <table:table-cell office:value-type="float" office:value="17822.5">
                <text:p>17822.5</text:p>
              </table:table-cell>
              <table:table-cell office:value-type="float" office:value="11437.5">
                <text:p>11437.5</text:p>
              </table:table-cell>
              <table:table-cell office:value-type="float" office:value="10787.5">
                <text:p>10787.5</text:p>
              </table:table-cell>
              <table:table-cell office:value-type="float" office:value="8822.5">
                <text:p>8822.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485">
                <text:p>18485</text:p>
              </table:table-cell>
              <table:table-cell office:value-type="float" office:value="14337.5">
                <text:p>14337.5</text:p>
              </table:table-cell>
              <table:table-cell office:value-type="float" office:value="8652.5">
                <text:p>8652.5</text:p>
              </table:table-cell>
              <table:table-cell office:value-type="float" office:value="17327.5">
                <text:p>17327.5</text:p>
              </table:table-cell>
              <table:table-cell office:value-type="float" office:value="12012.5">
                <text:p>12012.5</text:p>
              </table:table-cell>
              <table:table-cell office:value-type="float" office:value="10272.5">
                <text:p>10272.5</text:p>
              </table:table-cell>
              <table:table-cell office:value-type="float" office:value="8362.5">
                <text:p>8362.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485">
                <text:p>18485</text:p>
              </table:table-cell>
              <table:table-cell office:value-type="float" office:value="14432.5">
                <text:p>14432.5</text:p>
              </table:table-cell>
              <table:table-cell office:value-type="float" office:value="8307.5">
                <text:p>8307.5</text:p>
              </table:table-cell>
              <table:table-cell office:value-type="float" office:value="17182.5">
                <text:p>17182.5</text:p>
              </table:table-cell>
              <table:table-cell office:value-type="float" office:value="11912.5">
                <text:p>11912.5</text:p>
              </table:table-cell>
              <table:table-cell office:value-type="float" office:value="10092.5">
                <text:p>10092.5</text:p>
              </table:table-cell>
              <table:table-cell office:value-type="float" office:value="8177.5">
                <text:p>8177.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185">
                <text:p>18185</text:p>
              </table:table-cell>
              <table:table-cell office:value-type="float" office:value="14577.5">
                <text:p>14577.5</text:p>
              </table:table-cell>
              <table:table-cell office:value-type="float" office:value="8387.5">
                <text:p>8387.5</text:p>
              </table:table-cell>
              <table:table-cell office:value-type="float" office:value="17072.5">
                <text:p>17072.5</text:p>
              </table:table-cell>
              <table:table-cell office:value-type="float" office:value="11972.5">
                <text:p>11972.5</text:p>
              </table:table-cell>
              <table:table-cell office:value-type="float" office:value="9917.5">
                <text:p>9917.5</text:p>
              </table:table-cell>
              <table:table-cell office:value-type="float" office:value="8422.5">
                <text:p>8422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230">
                <text:p>18230</text:p>
              </table:table-cell>
              <table:table-cell office:value-type="float" office:value="14337.5">
                <text:p>14337.5</text:p>
              </table:table-cell>
              <table:table-cell office:value-type="float" office:value="9052.5">
                <text:p>9052.5</text:p>
              </table:table-cell>
              <table:table-cell office:value-type="float" office:value="16662.5">
                <text:p>16662.5</text:p>
              </table:table-cell>
              <table:table-cell office:value-type="float" office:value="12172.5">
                <text:p>12172.5</text:p>
              </table:table-cell>
              <table:table-cell office:value-type="float" office:value="9627.5">
                <text:p>9627.5</text:p>
              </table:table-cell>
              <table:table-cell office:value-type="float" office:value="7537.5">
                <text:p>7537.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365">
                <text:p>18365</text:p>
              </table:table-cell>
              <table:table-cell office:value-type="float" office:value="14417.5">
                <text:p>14417.5</text:p>
              </table:table-cell>
              <table:table-cell office:value-type="float" office:value="8837.5">
                <text:p>8837.5</text:p>
              </table:table-cell>
              <table:table-cell office:value-type="float" office:value="16497.5">
                <text:p>16497.5</text:p>
              </table:table-cell>
              <table:table-cell office:value-type="float" office:value="12212.5">
                <text:p>12212.5</text:p>
              </table:table-cell>
              <table:table-cell office:value-type="float" office:value="9627.5">
                <text:p>9627.5</text:p>
              </table:table-cell>
              <table:table-cell office:value-type="float" office:value="7530">
                <text:p>753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665">
                <text:p>17665</text:p>
              </table:table-cell>
              <table:table-cell office:value-type="float" office:value="14172.5">
                <text:p>14172.5</text:p>
              </table:table-cell>
              <table:table-cell office:value-type="float" office:value="8492.5">
                <text:p>8492.5</text:p>
              </table:table-cell>
              <table:table-cell office:value-type="float" office:value="16275">
                <text:p>16275</text:p>
              </table:table-cell>
              <table:table-cell office:value-type="float" office:value="11835">
                <text:p>11835</text:p>
              </table:table-cell>
              <table:table-cell office:value-type="float" office:value="9627.5">
                <text:p>9627.5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7390">
                <text:p>17390</text:p>
              </table:table-cell>
              <table:table-cell office:value-type="float" office:value="14387.5">
                <text:p>14387.5</text:p>
              </table:table-cell>
              <table:table-cell office:value-type="float" office:value="8307.5">
                <text:p>8307.5</text:p>
              </table:table-cell>
              <table:table-cell office:value-type="float" office:value="16245">
                <text:p>16245</text:p>
              </table:table-cell>
              <table:table-cell office:value-type="float" office:value="11710">
                <text:p>11710</text:p>
              </table:table-cell>
              <table:table-cell office:value-type="float" office:value="9492.5">
                <text:p>9492.5</text:p>
              </table:table-cell>
              <table:table-cell office:value-type="float" office:value="7045">
                <text:p>704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7225">
                <text:p>17225</text:p>
              </table:table-cell>
              <table:table-cell office:value-type="float" office:value="14117.5">
                <text:p>14117.5</text:p>
              </table:table-cell>
              <table:table-cell office:value-type="float" office:value="8780">
                <text:p>8780</text:p>
              </table:table-cell>
              <table:table-cell office:value-type="float" office:value="16250">
                <text:p>16250</text:p>
              </table:table-cell>
              <table:table-cell office:value-type="float" office:value="11245">
                <text:p>11245</text:p>
              </table:table-cell>
              <table:table-cell office:value-type="float" office:value="9117.5">
                <text:p>9117.5</text:p>
              </table:table-cell>
              <table:table-cell office:value-type="float" office:value="7060">
                <text:p>706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7280">
                <text:p>17280</text:p>
              </table:table-cell>
              <table:table-cell office:value-type="float" office:value="14002.5">
                <text:p>14002.5</text:p>
              </table:table-cell>
              <table:table-cell office:value-type="float" office:value="8750">
                <text:p>8750</text:p>
              </table:table-cell>
              <table:table-cell office:value-type="float" office:value="16350">
                <text:p>16350</text:p>
              </table:table-cell>
              <table:table-cell office:value-type="float" office:value="11350">
                <text:p>11350</text:p>
              </table:table-cell>
              <table:table-cell office:value-type="float" office:value="9472.5">
                <text:p>9472.5</text:p>
              </table:table-cell>
              <table:table-cell office:value-type="float" office:value="6520">
                <text:p>652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7375">
                <text:p>17375</text:p>
              </table:table-cell>
              <table:table-cell office:value-type="float" office:value="14152.5">
                <text:p>14152.5</text:p>
              </table:table-cell>
              <table:table-cell office:value-type="float" office:value="9025">
                <text:p>9025</text:p>
              </table:table-cell>
              <table:table-cell office:value-type="float" office:value="16295">
                <text:p>16295</text:p>
              </table:table-cell>
              <table:table-cell office:value-type="float" office:value="11415">
                <text:p>11415</text:p>
              </table:table-cell>
              <table:table-cell office:value-type="float" office:value="9512.5">
                <text:p>9512.5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7110">
                <text:p>17110</text:p>
              </table:table-cell>
              <table:table-cell office:value-type="float" office:value="14237.5">
                <text:p>14237.5</text:p>
              </table:table-cell>
              <table:table-cell office:value-type="float" office:value="8505">
                <text:p>8505</text:p>
              </table:table-cell>
              <table:table-cell office:value-type="float" office:value="16430">
                <text:p>16430</text:p>
              </table:table-cell>
              <table:table-cell office:value-type="float" office:value="11265">
                <text:p>11265</text:p>
              </table:table-cell>
              <table:table-cell office:value-type="float" office:value="9367.5">
                <text:p>9367.5</text:p>
              </table:table-cell>
              <table:table-cell office:value-type="float" office:value="6635">
                <text:p>663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7065">
                <text:p>17065</text:p>
              </table:table-cell>
              <table:table-cell office:value-type="float" office:value="14397.5">
                <text:p>14397.5</text:p>
              </table:table-cell>
              <table:table-cell office:value-type="float" office:value="8575">
                <text:p>8575</text:p>
              </table:table-cell>
              <table:table-cell office:value-type="float" office:value="16335">
                <text:p>16335</text:p>
              </table:table-cell>
              <table:table-cell office:value-type="float" office:value="11245">
                <text:p>11245</text:p>
              </table:table-cell>
              <table:table-cell office:value-type="float" office:value="9367.5">
                <text:p>9367.5</text:p>
              </table:table-cell>
              <table:table-cell office:value-type="float" office:value="6590">
                <text:p>659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7185">
                <text:p>17185</text:p>
              </table:table-cell>
              <table:table-cell office:value-type="float" office:value="14477.5">
                <text:p>14477.5</text:p>
              </table:table-cell>
              <table:table-cell office:value-type="float" office:value="8640">
                <text:p>8640</text:p>
              </table:table-cell>
              <table:table-cell office:value-type="float" office:value="16660">
                <text:p>16660</text:p>
              </table:table-cell>
              <table:table-cell office:value-type="float" office:value="11435">
                <text:p>11435</text:p>
              </table:table-cell>
              <table:table-cell office:value-type="float" office:value="9620">
                <text:p>9620</text:p>
              </table:table-cell>
              <table:table-cell office:value-type="float" office:value="6515">
                <text:p>65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7485">
                <text:p>17485</text:p>
              </table:table-cell>
              <table:table-cell office:value-type="float" office:value="14792.5">
                <text:p>14792.5</text:p>
              </table:table-cell>
              <table:table-cell office:value-type="float" office:value="8855">
                <text:p>8855</text:p>
              </table:table-cell>
              <table:table-cell office:value-type="float" office:value="16625">
                <text:p>16625</text:p>
              </table:table-cell>
              <table:table-cell office:value-type="float" office:value="11875">
                <text:p>11875</text:p>
              </table:table-cell>
              <table:table-cell office:value-type="float" office:value="9670">
                <text:p>9670</text:p>
              </table:table-cell>
              <table:table-cell office:value-type="float" office:value="6835">
                <text:p>683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450">
                <text:p>17450</text:p>
              </table:table-cell>
              <table:table-cell office:value-type="float" office:value="14737.5">
                <text:p>14737.5</text:p>
              </table:table-cell>
              <table:table-cell office:value-type="float" office:value="8670">
                <text:p>8670</text:p>
              </table:table-cell>
              <table:table-cell office:value-type="float" office:value="16050">
                <text:p>16050</text:p>
              </table:table-cell>
              <table:table-cell office:value-type="float" office:value="12375">
                <text:p>12375</text:p>
              </table:table-cell>
              <table:table-cell office:value-type="float" office:value="9545">
                <text:p>9545</text:p>
              </table:table-cell>
              <table:table-cell office:value-type="float" office:value="6990">
                <text:p>699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7485">
                <text:p>17485</text:p>
              </table:table-cell>
              <table:table-cell office:value-type="float" office:value="14862.5">
                <text:p>14862.5</text:p>
              </table:table-cell>
              <table:table-cell office:value-type="float" office:value="8715">
                <text:p>8715</text:p>
              </table:table-cell>
              <table:table-cell office:value-type="float" office:value="16005">
                <text:p>16005</text:p>
              </table:table-cell>
              <table:table-cell office:value-type="float" office:value="12425">
                <text:p>12425</text:p>
              </table:table-cell>
              <table:table-cell office:value-type="float" office:value="9445">
                <text:p>9445</text:p>
              </table:table-cell>
              <table:table-cell office:value-type="float" office:value="7005">
                <text:p>700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7630">
                <text:p>17630</text:p>
              </table:table-cell>
              <table:table-cell office:value-type="float" office:value="14747.5">
                <text:p>14747.5</text:p>
              </table:table-cell>
              <table:table-cell office:value-type="float" office:value="8775">
                <text:p>8775</text:p>
              </table:table-cell>
              <table:table-cell office:value-type="float" office:value="15980">
                <text:p>15980</text:p>
              </table:table-cell>
              <table:table-cell office:value-type="float" office:value="12550">
                <text:p>12550</text:p>
              </table:table-cell>
              <table:table-cell office:value-type="float" office:value="9857.5">
                <text:p>9857.5</text:p>
              </table:table-cell>
              <table:table-cell office:value-type="float" office:value="7290">
                <text:p>729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8060">
                <text:p>18060</text:p>
              </table:table-cell>
              <table:table-cell office:value-type="float" office:value="14702.5">
                <text:p>14702.5</text:p>
              </table:table-cell>
              <table:table-cell office:value-type="float" office:value="9580">
                <text:p>9580</text:p>
              </table:table-cell>
              <table:table-cell office:value-type="float" office:value="15795">
                <text:p>15795</text:p>
              </table:table-cell>
              <table:table-cell office:value-type="float" office:value="12725">
                <text:p>12725</text:p>
              </table:table-cell>
              <table:table-cell office:value-type="float" office:value="10267.5">
                <text:p>10267.5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7905">
                <text:p>17905</text:p>
              </table:table-cell>
              <table:table-cell office:value-type="float" office:value="14637.5">
                <text:p>14637.5</text:p>
              </table:table-cell>
              <table:table-cell office:value-type="float" office:value="9400">
                <text:p>9400</text:p>
              </table:table-cell>
              <table:table-cell office:value-type="float" office:value="15640">
                <text:p>15640</text:p>
              </table:table-cell>
              <table:table-cell office:value-type="float" office:value="12665">
                <text:p>12665</text:p>
              </table:table-cell>
              <table:table-cell office:value-type="float" office:value="10022.5">
                <text:p>10022.5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7635">
                <text:p>17635</text:p>
              </table:table-cell>
              <table:table-cell office:value-type="float" office:value="14332.5">
                <text:p>14332.5</text:p>
              </table:table-cell>
              <table:table-cell office:value-type="float" office:value="9390">
                <text:p>9390</text:p>
              </table:table-cell>
              <table:table-cell office:value-type="float" office:value="15785">
                <text:p>15785</text:p>
              </table:table-cell>
              <table:table-cell office:value-type="float" office:value="12870">
                <text:p>12870</text:p>
              </table:table-cell>
              <table:table-cell office:value-type="float" office:value="9327.5">
                <text:p>9327.5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7960">
                <text:p>17960</text:p>
              </table:table-cell>
              <table:table-cell office:value-type="float" office:value="14772.5">
                <text:p>14772.5</text:p>
              </table:table-cell>
              <table:table-cell office:value-type="float" office:value="9310">
                <text:p>9310</text:p>
              </table:table-cell>
              <table:table-cell office:value-type="float" office:value="15990">
                <text:p>15990</text:p>
              </table:table-cell>
              <table:table-cell office:value-type="float" office:value="12520">
                <text:p>12520</text:p>
              </table:table-cell>
              <table:table-cell office:value-type="float" office:value="9627.5">
                <text:p>9627.5</text:p>
              </table:table-cell>
              <table:table-cell office:value-type="float" office:value="6585">
                <text:p>658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8160">
                <text:p>18160</text:p>
              </table:table-cell>
              <table:table-cell office:value-type="float" office:value="14522.5">
                <text:p>14522.5</text:p>
              </table:table-cell>
              <table:table-cell office:value-type="float" office:value="9530">
                <text:p>9530</text:p>
              </table:table-cell>
              <table:table-cell office:value-type="float" office:value="16130">
                <text:p>16130</text:p>
              </table:table-cell>
              <table:table-cell office:value-type="float" office:value="12820">
                <text:p>12820</text:p>
              </table:table-cell>
              <table:table-cell office:value-type="float" office:value="9867.5">
                <text:p>9867.5</text:p>
              </table:table-cell>
              <table:table-cell office:value-type="float" office:value="6770">
                <text:p>677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7995">
                <text:p>17995</text:p>
              </table:table-cell>
              <table:table-cell office:value-type="float" office:value="14407.5">
                <text:p>14407.5</text:p>
              </table:table-cell>
              <table:table-cell office:value-type="float" office:value="9685">
                <text:p>9685</text:p>
              </table:table-cell>
              <table:table-cell office:value-type="float" office:value="15950">
                <text:p>15950</text:p>
              </table:table-cell>
              <table:table-cell office:value-type="float" office:value="12725">
                <text:p>12725</text:p>
              </table:table-cell>
              <table:table-cell office:value-type="float" office:value="9812.5">
                <text:p>9812.5</text:p>
              </table:table-cell>
              <table:table-cell office:value-type="float" office:value="6630">
                <text:p>663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8150">
                <text:p>18150</text:p>
              </table:table-cell>
              <table:table-cell office:value-type="float" office:value="13817.5">
                <text:p>13817.5</text:p>
              </table:table-cell>
              <table:table-cell office:value-type="float" office:value="9615">
                <text:p>9615</text:p>
              </table:table-cell>
              <table:table-cell office:value-type="float" office:value="15705">
                <text:p>15705</text:p>
              </table:table-cell>
              <table:table-cell office:value-type="float" office:value="12815">
                <text:p>12815</text:p>
              </table:table-cell>
              <table:table-cell office:value-type="float" office:value="9837.5">
                <text:p>9837.5</text:p>
              </table:table-cell>
              <table:table-cell office:value-type="float" office:value="6210">
                <text:p>621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8025">
                <text:p>18025</text:p>
              </table:table-cell>
              <table:table-cell office:value-type="float" office:value="13692.5">
                <text:p>13692.5</text:p>
              </table:table-cell>
              <table:table-cell office:value-type="float" office:value="9520">
                <text:p>9520</text:p>
              </table:table-cell>
              <table:table-cell office:value-type="float" office:value="15520">
                <text:p>15520</text:p>
              </table:table-cell>
              <table:table-cell office:value-type="float" office:value="12855">
                <text:p>12855</text:p>
              </table:table-cell>
              <table:table-cell office:value-type="float" office:value="9937.5">
                <text:p>9937.5</text:p>
              </table:table-cell>
              <table:table-cell office:value-type="float" office:value="6015">
                <text:p>601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845">
                <text:p>17845</text:p>
              </table:table-cell>
              <table:table-cell office:value-type="float" office:value="13247.5">
                <text:p>13247.5</text:p>
              </table:table-cell>
              <table:table-cell office:value-type="float" office:value="8820">
                <text:p>8820</text:p>
              </table:table-cell>
              <table:table-cell office:value-type="float" office:value="14935">
                <text:p>14935</text:p>
              </table:table-cell>
              <table:table-cell office:value-type="float" office:value="12810">
                <text:p>12810</text:p>
              </table:table-cell>
              <table:table-cell office:value-type="float" office:value="9217.5">
                <text:p>9217.5</text:p>
              </table:table-cell>
              <table:table-cell office:value-type="float" office:value="5885">
                <text:p>588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8040">
                <text:p>18040</text:p>
              </table:table-cell>
              <table:table-cell office:value-type="float" office:value="12977.5">
                <text:p>12977.5</text:p>
              </table:table-cell>
              <table:table-cell office:value-type="float" office:value="8275">
                <text:p>8275</text:p>
              </table:table-cell>
              <table:table-cell office:value-type="float" office:value="14595">
                <text:p>14595</text:p>
              </table:table-cell>
              <table:table-cell office:value-type="float" office:value="12595">
                <text:p>12595</text:p>
              </table:table-cell>
              <table:table-cell office:value-type="float" office:value="8837.5">
                <text:p>8837.5</text:p>
              </table:table-cell>
              <table:table-cell office:value-type="float" office:value="5585">
                <text:p>558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7915">
                <text:p>17915</text:p>
              </table:table-cell>
              <table:table-cell office:value-type="float" office:value="13017.5">
                <text:p>13017.5</text:p>
              </table:table-cell>
              <table:table-cell office:value-type="float" office:value="8155">
                <text:p>8155</text:p>
              </table:table-cell>
              <table:table-cell office:value-type="float" office:value="14505">
                <text:p>14505</text:p>
              </table:table-cell>
              <table:table-cell office:value-type="float" office:value="12475">
                <text:p>12475</text:p>
              </table:table-cell>
              <table:table-cell office:value-type="float" office:value="8782.5">
                <text:p>8782.5</text:p>
              </table:table-cell>
              <table:table-cell office:value-type="float" office:value="5520">
                <text:p>552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7750">
                <text:p>17750</text:p>
              </table:table-cell>
              <table:table-cell office:value-type="float" office:value="13162.5">
                <text:p>13162.5</text:p>
              </table:table-cell>
              <table:table-cell office:value-type="float" office:value="7950">
                <text:p>7950</text:p>
              </table:table-cell>
              <table:table-cell office:value-type="float" office:value="14820">
                <text:p>14820</text:p>
              </table:table-cell>
              <table:table-cell office:value-type="float" office:value="12420">
                <text:p>12420</text:p>
              </table:table-cell>
              <table:table-cell office:value-type="float" office:value="8485">
                <text:p>8485</text:p>
              </table:table-cell>
              <table:table-cell office:value-type="float" office:value="5775">
                <text:p>577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7525">
                <text:p>17525</text:p>
              </table:table-cell>
              <table:table-cell office:value-type="float" office:value="13272.5">
                <text:p>13272.5</text:p>
              </table:table-cell>
              <table:table-cell office:value-type="float" office:value="7725">
                <text:p>7725</text:p>
              </table:table-cell>
              <table:table-cell office:value-type="float" office:value="15215">
                <text:p>15215</text:p>
              </table:table-cell>
              <table:table-cell office:value-type="float" office:value="12735">
                <text:p>12735</text:p>
              </table:table-cell>
              <table:table-cell office:value-type="float" office:value="8530">
                <text:p>8530</text:p>
              </table:table-cell>
              <table:table-cell office:value-type="float" office:value="5505">
                <text:p>55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130">
                <text:p>17130</text:p>
              </table:table-cell>
              <table:table-cell office:value-type="float" office:value="13017.5">
                <text:p>13017.5</text:p>
              </table:table-cell>
              <table:table-cell office:value-type="float" office:value="7650">
                <text:p>7650</text:p>
              </table:table-cell>
              <table:table-cell office:value-type="float" office:value="15100">
                <text:p>15100</text:p>
              </table:table-cell>
              <table:table-cell office:value-type="float" office:value="12700">
                <text:p>12700</text:p>
              </table:table-cell>
              <table:table-cell office:value-type="float" office:value="8605">
                <text:p>8605</text:p>
              </table:table-cell>
              <table:table-cell office:value-type="float" office:value="5365">
                <text:p>536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7925">
                <text:p>17925</text:p>
              </table:table-cell>
              <table:table-cell office:value-type="float" office:value="12922.5">
                <text:p>12922.5</text:p>
              </table:table-cell>
              <table:table-cell office:value-type="float" office:value="8265">
                <text:p>8265</text:p>
              </table:table-cell>
              <table:table-cell office:value-type="float" office:value="15325">
                <text:p>15325</text:p>
              </table:table-cell>
              <table:table-cell office:value-type="float" office:value="12697.5">
                <text:p>12697.5</text:p>
              </table:table-cell>
              <table:table-cell office:value-type="float" office:value="8645">
                <text:p>8645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227.5">
                <text:p>17227.5</text:p>
              </table:table-cell>
              <table:table-cell office:value-type="float" office:value="13072.5">
                <text:p>13072.5</text:p>
              </table:table-cell>
              <table:table-cell office:value-type="float" office:value="7835">
                <text:p>7835</text:p>
              </table:table-cell>
              <table:table-cell office:value-type="float" office:value="15225">
                <text:p>15225</text:p>
              </table:table-cell>
              <table:table-cell office:value-type="float" office:value="12852.5">
                <text:p>12852.5</text:p>
              </table:table-cell>
              <table:table-cell office:value-type="float" office:value="8515">
                <text:p>8515</text:p>
              </table:table-cell>
              <table:table-cell office:value-type="float" office:value="5285">
                <text:p>528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6832.5">
                <text:p>16832.5</text:p>
              </table:table-cell>
              <table:table-cell office:value-type="float" office:value="12947.5">
                <text:p>12947.5</text:p>
              </table:table-cell>
              <table:table-cell office:value-type="float" office:value="7755">
                <text:p>7755</text:p>
              </table:table-cell>
              <table:table-cell office:value-type="float" office:value="15305">
                <text:p>15305</text:p>
              </table:table-cell>
              <table:table-cell office:value-type="float" office:value="12947.5">
                <text:p>12947.5</text:p>
              </table:table-cell>
              <table:table-cell office:value-type="float" office:value="8230">
                <text:p>8230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7067.5">
                <text:p>17067.5</text:p>
              </table:table-cell>
              <table:table-cell office:value-type="float" office:value="13287.5">
                <text:p>13287.5</text:p>
              </table:table-cell>
              <table:table-cell office:value-type="float" office:value="9720">
                <text:p>9720</text:p>
              </table:table-cell>
              <table:table-cell office:value-type="float" office:value="15755">
                <text:p>15755</text:p>
              </table:table-cell>
              <table:table-cell office:value-type="float" office:value="14097.5">
                <text:p>14097.5</text:p>
              </table:table-cell>
              <table:table-cell office:value-type="float" office:value="8175">
                <text:p>8175</text:p>
              </table:table-cell>
              <table:table-cell office:value-type="float" office:value="5820">
                <text:p>582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7422.5">
                <text:p>17422.5</text:p>
              </table:table-cell>
              <table:table-cell office:value-type="float" office:value="13482.5">
                <text:p>13482.5</text:p>
              </table:table-cell>
              <table:table-cell office:value-type="float" office:value="9625">
                <text:p>9625</text:p>
              </table:table-cell>
              <table:table-cell office:value-type="float" office:value="15707.5">
                <text:p>15707.5</text:p>
              </table:table-cell>
              <table:table-cell office:value-type="float" office:value="14372.5">
                <text:p>14372.5</text:p>
              </table:table-cell>
              <table:table-cell office:value-type="float" office:value="8365">
                <text:p>8365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7157.5">
                <text:p>17157.5</text:p>
              </table:table-cell>
              <table:table-cell office:value-type="float" office:value="13132.5">
                <text:p>13132.5</text:p>
              </table:table-cell>
              <table:table-cell office:value-type="float" office:value="9670">
                <text:p>9670</text:p>
              </table:table-cell>
              <table:table-cell office:value-type="float" office:value="15557.5">
                <text:p>15557.5</text:p>
              </table:table-cell>
              <table:table-cell office:value-type="float" office:value="14397.5">
                <text:p>14397.5</text:p>
              </table:table-cell>
              <table:table-cell office:value-type="float" office:value="8235">
                <text:p>8235</text:p>
              </table:table-cell>
              <table:table-cell office:value-type="float" office:value="5705">
                <text:p>570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7067.5">
                <text:p>17067.5</text:p>
              </table:table-cell>
              <table:table-cell office:value-type="float" office:value="13192.5">
                <text:p>13192.5</text:p>
              </table:table-cell>
              <table:table-cell office:value-type="float" office:value="9865">
                <text:p>9865</text:p>
              </table:table-cell>
              <table:table-cell office:value-type="float" office:value="15572.5">
                <text:p>15572.5</text:p>
              </table:table-cell>
              <table:table-cell office:value-type="float" office:value="14742.5">
                <text:p>14742.5</text:p>
              </table:table-cell>
              <table:table-cell office:value-type="float" office:value="8345">
                <text:p>8345</text:p>
              </table:table-cell>
              <table:table-cell office:value-type="float" office:value="6030">
                <text:p>603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6225">
                <text:p>16225</text:p>
              </table:table-cell>
              <table:table-cell office:value-type="float" office:value="13525">
                <text:p>13525</text:p>
              </table:table-cell>
              <table:table-cell office:value-type="float" office:value="9757.5">
                <text:p>9757.5</text:p>
              </table:table-cell>
              <table:table-cell office:value-type="float" office:value="15245">
                <text:p>15245</text:p>
              </table:table-cell>
              <table:table-cell office:value-type="float" office:value="14640">
                <text:p>14640</text:p>
              </table:table-cell>
              <table:table-cell office:value-type="float" office:value="7357.5">
                <text:p>7357.5</text:p>
              </table:table-cell>
              <table:table-cell office:value-type="float" office:value="5702.5">
                <text:p>5702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6410">
                <text:p>16410</text:p>
              </table:table-cell>
              <table:table-cell office:value-type="float" office:value="13860">
                <text:p>13860</text:p>
              </table:table-cell>
              <table:table-cell office:value-type="float" office:value="10162.5">
                <text:p>10162.5</text:p>
              </table:table-cell>
              <table:table-cell office:value-type="float" office:value="15580">
                <text:p>15580</text:p>
              </table:table-cell>
              <table:table-cell office:value-type="float" office:value="15135">
                <text:p>15135</text:p>
              </table:table-cell>
              <table:table-cell office:value-type="float" office:value="7637.5">
                <text:p>7637.5</text:p>
              </table:table-cell>
              <table:table-cell office:value-type="float" office:value="6137.5">
                <text:p>6137.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6555">
                <text:p>16555</text:p>
              </table:table-cell>
              <table:table-cell office:value-type="float" office:value="13780">
                <text:p>13780</text:p>
              </table:table-cell>
              <table:table-cell office:value-type="float" office:value="10242.5">
                <text:p>10242.5</text:p>
              </table:table-cell>
              <table:table-cell office:value-type="float" office:value="15775">
                <text:p>15775</text:p>
              </table:table-cell>
              <table:table-cell office:value-type="float" office:value="15070">
                <text:p>15070</text:p>
              </table:table-cell>
              <table:table-cell office:value-type="float" office:value="7875">
                <text:p>7875</text:p>
              </table:table-cell>
              <table:table-cell office:value-type="float" office:value="5997.5">
                <text:p>5997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160">
                <text:p>16160</text:p>
              </table:table-cell>
              <table:table-cell office:value-type="float" office:value="13390">
                <text:p>13390</text:p>
              </table:table-cell>
              <table:table-cell office:value-type="float" office:value="9422.5">
                <text:p>9422.5</text:p>
              </table:table-cell>
              <table:table-cell office:value-type="float" office:value="15700">
                <text:p>15700</text:p>
              </table:table-cell>
              <table:table-cell office:value-type="float" office:value="14610">
                <text:p>14610</text:p>
              </table:table-cell>
              <table:table-cell office:value-type="float" office:value="7105">
                <text:p>7105</text:p>
              </table:table-cell>
              <table:table-cell office:value-type="float" office:value="5442.5">
                <text:p>5442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875">
                <text:p>15875</text:p>
              </table:table-cell>
              <table:table-cell office:value-type="float" office:value="13470">
                <text:p>13470</text:p>
              </table:table-cell>
              <table:table-cell office:value-type="float" office:value="9857.5">
                <text:p>9857.5</text:p>
              </table:table-cell>
              <table:table-cell office:value-type="float" office:value="15700">
                <text:p>15700</text:p>
              </table:table-cell>
              <table:table-cell office:value-type="float" office:value="14625">
                <text:p>14625</text:p>
              </table:table-cell>
              <table:table-cell office:value-type="float" office:value="7000">
                <text:p>7000</text:p>
              </table:table-cell>
              <table:table-cell office:value-type="float" office:value="5542.5">
                <text:p>5542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6010">
                <text:p>16010</text:p>
              </table:table-cell>
              <table:table-cell office:value-type="float" office:value="13575">
                <text:p>13575</text:p>
              </table:table-cell>
              <table:table-cell office:value-type="float" office:value="10082.5">
                <text:p>10082.5</text:p>
              </table:table-cell>
              <table:table-cell office:value-type="float" office:value="15670">
                <text:p>15670</text:p>
              </table:table-cell>
              <table:table-cell office:value-type="float" office:value="14635">
                <text:p>14635</text:p>
              </table:table-cell>
              <table:table-cell office:value-type="float" office:value="7100">
                <text:p>7100</text:p>
              </table:table-cell>
              <table:table-cell office:value-type="float" office:value="5707.5">
                <text:p>5707.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665">
                <text:p>15665</text:p>
              </table:table-cell>
              <table:table-cell office:value-type="float" office:value="13937.5">
                <text:p>13937.5</text:p>
              </table:table-cell>
              <table:table-cell office:value-type="float" office:value="9982.5">
                <text:p>9982.5</text:p>
              </table:table-cell>
              <table:table-cell office:value-type="float" office:value="15625">
                <text:p>15625</text:p>
              </table:table-cell>
              <table:table-cell office:value-type="float" office:value="14565">
                <text:p>14565</text:p>
              </table:table-cell>
              <table:table-cell office:value-type="float" office:value="7040">
                <text:p>7040</text:p>
              </table:table-cell>
              <table:table-cell office:value-type="float" office:value="5282.5">
                <text:p>5282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435">
                <text:p>15435</text:p>
              </table:table-cell>
              <table:table-cell office:value-type="float" office:value="13472.5">
                <text:p>13472.5</text:p>
              </table:table-cell>
              <table:table-cell office:value-type="float" office:value="9612.5">
                <text:p>9612.5</text:p>
              </table:table-cell>
              <table:table-cell office:value-type="float" office:value="15085">
                <text:p>15085</text:p>
              </table:table-cell>
              <table:table-cell office:value-type="float" office:value="14070">
                <text:p>14070</text:p>
              </table:table-cell>
              <table:table-cell office:value-type="float" office:value="6870">
                <text:p>6870</text:p>
              </table:table-cell>
              <table:table-cell office:value-type="float" office:value="5102.5">
                <text:p>5102.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745">
                <text:p>15745</text:p>
              </table:table-cell>
              <table:table-cell office:value-type="float" office:value="13642.5">
                <text:p>13642.5</text:p>
              </table:table-cell>
              <table:table-cell office:value-type="float" office:value="9727.5">
                <text:p>9727.5</text:p>
              </table:table-cell>
              <table:table-cell office:value-type="float" office:value="15480">
                <text:p>15480</text:p>
              </table:table-cell>
              <table:table-cell office:value-type="float" office:value="14165">
                <text:p>14165</text:p>
              </table:table-cell>
              <table:table-cell office:value-type="float" office:value="7040">
                <text:p>7040</text:p>
              </table:table-cell>
              <table:table-cell office:value-type="float" office:value="5197.5">
                <text:p>5197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655">
                <text:p>15655</text:p>
              </table:table-cell>
              <table:table-cell office:value-type="float" office:value="13442.5">
                <text:p>13442.5</text:p>
              </table:table-cell>
              <table:table-cell office:value-type="float" office:value="9442.5">
                <text:p>9442.5</text:p>
              </table:table-cell>
              <table:table-cell office:value-type="float" office:value="15355">
                <text:p>15355</text:p>
              </table:table-cell>
              <table:table-cell office:value-type="float" office:value="13920">
                <text:p>13920</text:p>
              </table:table-cell>
              <table:table-cell office:value-type="float" office:value="6910">
                <text:p>6910</text:p>
              </table:table-cell>
              <table:table-cell office:value-type="float" office:value="5172.5">
                <text:p>5172.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5325">
                <text:p>15325</text:p>
              </table:table-cell>
              <table:table-cell office:value-type="float" office:value="13512.5">
                <text:p>13512.5</text:p>
              </table:table-cell>
              <table:table-cell office:value-type="float" office:value="8867.5">
                <text:p>8867.5</text:p>
              </table:table-cell>
              <table:table-cell office:value-type="float" office:value="15080">
                <text:p>15080</text:p>
              </table:table-cell>
              <table:table-cell office:value-type="float" office:value="13650">
                <text:p>13650</text:p>
              </table:table-cell>
              <table:table-cell office:value-type="float" office:value="6505">
                <text:p>6505</text:p>
              </table:table-cell>
              <table:table-cell office:value-type="float" office:value="4892.5">
                <text:p>4892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270">
                <text:p>15270</text:p>
              </table:table-cell>
              <table:table-cell office:value-type="float" office:value="13537.5">
                <text:p>13537.5</text:p>
              </table:table-cell>
              <table:table-cell office:value-type="float" office:value="8937.5">
                <text:p>8937.5</text:p>
              </table:table-cell>
              <table:table-cell office:value-type="float" office:value="15390">
                <text:p>15390</text:p>
              </table:table-cell>
              <table:table-cell office:value-type="float" office:value="13535">
                <text:p>13535</text:p>
              </table:table-cell>
              <table:table-cell office:value-type="float" office:value="6370">
                <text:p>6370</text:p>
              </table:table-cell>
              <table:table-cell office:value-type="float" office:value="4922.5">
                <text:p>4922.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5035">
                <text:p>15035</text:p>
              </table:table-cell>
              <table:table-cell office:value-type="float" office:value="13487.5">
                <text:p>13487.5</text:p>
              </table:table-cell>
              <table:table-cell office:value-type="float" office:value="8882.5">
                <text:p>8882.5</text:p>
              </table:table-cell>
              <table:table-cell office:value-type="float" office:value="15370">
                <text:p>15370</text:p>
              </table:table-cell>
              <table:table-cell office:value-type="float" office:value="13495">
                <text:p>13495</text:p>
              </table:table-cell>
              <table:table-cell office:value-type="float" office:value="6400">
                <text:p>6400</text:p>
              </table:table-cell>
              <table:table-cell office:value-type="float" office:value="4772.5">
                <text:p>4772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5315">
                <text:p>15315</text:p>
              </table:table-cell>
              <table:table-cell office:value-type="float" office:value="13662.5">
                <text:p>13662.5</text:p>
              </table:table-cell>
              <table:table-cell office:value-type="float" office:value="9042.5">
                <text:p>9042.5</text:p>
              </table:table-cell>
              <table:table-cell office:value-type="float" office:value="15385">
                <text:p>15385</text:p>
              </table:table-cell>
              <table:table-cell office:value-type="float" office:value="13925">
                <text:p>13925</text:p>
              </table:table-cell>
              <table:table-cell office:value-type="float" office:value="6425">
                <text:p>6425</text:p>
              </table:table-cell>
              <table:table-cell office:value-type="float" office:value="4842.5">
                <text:p>4842.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420">
                <text:p>15420</text:p>
              </table:table-cell>
              <table:table-cell office:value-type="float" office:value="13647.5">
                <text:p>13647.5</text:p>
              </table:table-cell>
              <table:table-cell office:value-type="float" office:value="9302.5">
                <text:p>9302.5</text:p>
              </table:table-cell>
              <table:table-cell office:value-type="float" office:value="15230">
                <text:p>15230</text:p>
              </table:table-cell>
              <table:table-cell office:value-type="float" office:value="13910">
                <text:p>13910</text:p>
              </table:table-cell>
              <table:table-cell office:value-type="float" office:value="6335">
                <text:p>6335</text:p>
              </table:table-cell>
              <table:table-cell office:value-type="float" office:value="4667.5">
                <text:p>4667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265">
                <text:p>15265</text:p>
              </table:table-cell>
              <table:table-cell office:value-type="float" office:value="13602.5">
                <text:p>13602.5</text:p>
              </table:table-cell>
              <table:table-cell office:value-type="float" office:value="9322.5">
                <text:p>9322.5</text:p>
              </table:table-cell>
              <table:table-cell office:value-type="float" office:value="15535">
                <text:p>15535</text:p>
              </table:table-cell>
              <table:table-cell office:value-type="float" office:value="13495">
                <text:p>13495</text:p>
              </table:table-cell>
              <table:table-cell office:value-type="float" office:value="6265">
                <text:p>6265</text:p>
              </table:table-cell>
              <table:table-cell office:value-type="float" office:value="4627.5">
                <text:p>4627.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015">
                <text:p>15015</text:p>
              </table:table-cell>
              <table:table-cell office:value-type="float" office:value="12482.5">
                <text:p>12482.5</text:p>
              </table:table-cell>
              <table:table-cell office:value-type="float" office:value="8447.5">
                <text:p>8447.5</text:p>
              </table:table-cell>
              <table:table-cell office:value-type="float" office:value="15725">
                <text:p>15725</text:p>
              </table:table-cell>
              <table:table-cell office:value-type="float" office:value="13180">
                <text:p>13180</text:p>
              </table:table-cell>
              <table:table-cell office:value-type="float" office:value="5055">
                <text:p>5055</text:p>
              </table:table-cell>
              <table:table-cell office:value-type="float" office:value="4087.5">
                <text:p>4087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190">
                <text:p>15190</text:p>
              </table:table-cell>
              <table:table-cell office:value-type="float" office:value="12457.5">
                <text:p>12457.5</text:p>
              </table:table-cell>
              <table:table-cell office:value-type="float" office:value="8527.5">
                <text:p>8527.5</text:p>
              </table:table-cell>
              <table:table-cell office:value-type="float" office:value="15745">
                <text:p>15745</text:p>
              </table:table-cell>
              <table:table-cell office:value-type="float" office:value="13435">
                <text:p>13435</text:p>
              </table:table-cell>
              <table:table-cell office:value-type="float" office:value="5140">
                <text:p>5140</text:p>
              </table:table-cell>
              <table:table-cell office:value-type="float" office:value="4257.5">
                <text:p>4257.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147.5">
                <text:p>15147.5</text:p>
              </table:table-cell>
              <table:table-cell office:value-type="float" office:value="12017.5">
                <text:p>12017.5</text:p>
              </table:table-cell>
              <table:table-cell office:value-type="float" office:value="7877.5">
                <text:p>7877.5</text:p>
              </table:table-cell>
              <table:table-cell office:value-type="float" office:value="15205">
                <text:p>15205</text:p>
              </table:table-cell>
              <table:table-cell office:value-type="float" office:value="13342.5">
                <text:p>13342.5</text:p>
              </table:table-cell>
              <table:table-cell office:value-type="float" office:value="4775">
                <text:p>4775</text:p>
              </table:table-cell>
              <table:table-cell office:value-type="float" office:value="4372.5">
                <text:p>4372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962.5">
                <text:p>14962.5</text:p>
              </table:table-cell>
              <table:table-cell office:value-type="float" office:value="12940">
                <text:p>12940</text:p>
              </table:table-cell>
              <table:table-cell office:value-type="float" office:value="8427.5">
                <text:p>8427.5</text:p>
              </table:table-cell>
              <table:table-cell office:value-type="float" office:value="16410">
                <text:p>16410</text:p>
              </table:table-cell>
              <table:table-cell office:value-type="float" office:value="13847.5">
                <text:p>13847.5</text:p>
              </table:table-cell>
              <table:table-cell office:value-type="float" office:value="4990">
                <text:p>4990</text:p>
              </table:table-cell>
              <table:table-cell office:value-type="float" office:value="4622.5">
                <text:p>4622.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890">
                <text:p>14890</text:p>
              </table:table-cell>
              <table:table-cell office:value-type="float" office:value="13292.5">
                <text:p>13292.5</text:p>
              </table:table-cell>
              <table:table-cell office:value-type="float" office:value="8772.5">
                <text:p>8772.5</text:p>
              </table:table-cell>
              <table:table-cell office:value-type="float" office:value="16227.5">
                <text:p>16227.5</text:p>
              </table:table-cell>
              <table:table-cell office:value-type="float" office:value="13830">
                <text:p>13830</text:p>
              </table:table-cell>
              <table:table-cell office:value-type="float" office:value="5007.5">
                <text:p>5007.5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540">
                <text:p>14540</text:p>
              </table:table-cell>
              <table:table-cell office:value-type="float" office:value="13062.5">
                <text:p>13062.5</text:p>
              </table:table-cell>
              <table:table-cell office:value-type="float" office:value="8727.5">
                <text:p>8727.5</text:p>
              </table:table-cell>
              <table:table-cell office:value-type="float" office:value="16047.5">
                <text:p>16047.5</text:p>
              </table:table-cell>
              <table:table-cell office:value-type="float" office:value="13935">
                <text:p>13935</text:p>
              </table:table-cell>
              <table:table-cell office:value-type="float" office:value="4612.5">
                <text:p>4612.5</text:p>
              </table:table-cell>
              <table:table-cell office:value-type="float" office:value="3945">
                <text:p>394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610">
                <text:p>14610</text:p>
              </table:table-cell>
              <table:table-cell office:value-type="float" office:value="13292.5">
                <text:p>13292.5</text:p>
              </table:table-cell>
              <table:table-cell office:value-type="float" office:value="8992.5">
                <text:p>8992.5</text:p>
              </table:table-cell>
              <table:table-cell office:value-type="float" office:value="15737.5">
                <text:p>15737.5</text:p>
              </table:table-cell>
              <table:table-cell office:value-type="float" office:value="13825">
                <text:p>13825</text:p>
              </table:table-cell>
              <table:table-cell office:value-type="float" office:value="5030">
                <text:p>5030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4520">
                <text:p>14520</text:p>
              </table:table-cell>
              <table:table-cell office:value-type="float" office:value="13242.5">
                <text:p>13242.5</text:p>
              </table:table-cell>
              <table:table-cell office:value-type="float" office:value="9152.5">
                <text:p>9152.5</text:p>
              </table:table-cell>
              <table:table-cell office:value-type="float" office:value="15962.5">
                <text:p>15962.5</text:p>
              </table:table-cell>
              <table:table-cell office:value-type="float" office:value="14060">
                <text:p>14060</text:p>
              </table:table-cell>
              <table:table-cell office:value-type="float" office:value="5205">
                <text:p>5205</text:p>
              </table:table-cell>
              <table:table-cell office:value-type="float" office:value="4445">
                <text:p>444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720">
                <text:p>14720</text:p>
              </table:table-cell>
              <table:table-cell office:value-type="float" office:value="13307.5">
                <text:p>13307.5</text:p>
              </table:table-cell>
              <table:table-cell office:value-type="float" office:value="9047.5">
                <text:p>9047.5</text:p>
              </table:table-cell>
              <table:table-cell office:value-type="float" office:value="16637.5">
                <text:p>16637.5</text:p>
              </table:table-cell>
              <table:table-cell office:value-type="float" office:value="14205">
                <text:p>14205</text:p>
              </table:table-cell>
              <table:table-cell office:value-type="float" office:value="4940">
                <text:p>4940</text:p>
              </table:table-cell>
              <table:table-cell office:value-type="float" office:value="4195">
                <text:p>419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370">
                <text:p>14370</text:p>
              </table:table-cell>
              <table:table-cell office:value-type="float" office:value="12882.5">
                <text:p>12882.5</text:p>
              </table:table-cell>
              <table:table-cell office:value-type="float" office:value="8417.5">
                <text:p>8417.5</text:p>
              </table:table-cell>
              <table:table-cell office:value-type="float" office:value="17122.5">
                <text:p>17122.5</text:p>
              </table:table-cell>
              <table:table-cell office:value-type="float" office:value="14470">
                <text:p>14470</text:p>
              </table:table-cell>
              <table:table-cell office:value-type="float" office:value="5980">
                <text:p>5980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440">
                <text:p>14440</text:p>
              </table:table-cell>
              <table:table-cell office:value-type="float" office:value="13037.5">
                <text:p>13037.5</text:p>
              </table:table-cell>
              <table:table-cell office:value-type="float" office:value="8642.5">
                <text:p>8642.5</text:p>
              </table:table-cell>
              <table:table-cell office:value-type="float" office:value="17287.5">
                <text:p>17287.5</text:p>
              </table:table-cell>
              <table:table-cell office:value-type="float" office:value="14275">
                <text:p>14275</text:p>
              </table:table-cell>
              <table:table-cell office:value-type="float" office:value="6005">
                <text:p>6005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095">
                <text:p>14095</text:p>
              </table:table-cell>
              <table:table-cell office:value-type="float" office:value="12422.5">
                <text:p>12422.5</text:p>
              </table:table-cell>
              <table:table-cell office:value-type="float" office:value="8547.5">
                <text:p>8547.5</text:p>
              </table:table-cell>
              <table:table-cell office:value-type="float" office:value="16932.5">
                <text:p>16932.5</text:p>
              </table:table-cell>
              <table:table-cell office:value-type="float" office:value="14340">
                <text:p>14340</text:p>
              </table:table-cell>
              <table:table-cell office:value-type="float" office:value="5665">
                <text:p>5665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252.5">
                <text:p>14252.5</text:p>
              </table:table-cell>
              <table:table-cell office:value-type="float" office:value="12267.5">
                <text:p>12267.5</text:p>
              </table:table-cell>
              <table:table-cell office:value-type="float" office:value="8312.5">
                <text:p>8312.5</text:p>
              </table:table-cell>
              <table:table-cell office:value-type="float" office:value="16895">
                <text:p>16895</text:p>
              </table:table-cell>
              <table:table-cell office:value-type="float" office:value="14285">
                <text:p>14285</text:p>
              </table:table-cell>
              <table:table-cell office:value-type="float" office:value="5870">
                <text:p>5870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652.5">
                <text:p>13652.5</text:p>
              </table:table-cell>
              <table:table-cell office:value-type="float" office:value="11947.5">
                <text:p>11947.5</text:p>
              </table:table-cell>
              <table:table-cell office:value-type="float" office:value="8122.5">
                <text:p>8122.5</text:p>
              </table:table-cell>
              <table:table-cell office:value-type="float" office:value="16810">
                <text:p>16810</text:p>
              </table:table-cell>
              <table:table-cell office:value-type="float" office:value="14155">
                <text:p>14155</text:p>
              </table:table-cell>
              <table:table-cell office:value-type="float" office:value="5775">
                <text:p>5775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182.5">
                <text:p>13182.5</text:p>
              </table:table-cell>
              <table:table-cell office:value-type="float" office:value="11127.5">
                <text:p>11127.5</text:p>
              </table:table-cell>
              <table:table-cell office:value-type="float" office:value="7322.5">
                <text:p>7322.5</text:p>
              </table:table-cell>
              <table:table-cell office:value-type="float" office:value="16657.5">
                <text:p>16657.5</text:p>
              </table:table-cell>
              <table:table-cell office:value-type="float" office:value="13500">
                <text:p>13500</text:p>
              </table:table-cell>
              <table:table-cell office:value-type="float" office:value="4875">
                <text:p>4875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897.5">
                <text:p>12897.5</text:p>
              </table:table-cell>
              <table:table-cell office:value-type="float" office:value="11282.5">
                <text:p>11282.5</text:p>
              </table:table-cell>
              <table:table-cell office:value-type="float" office:value="7227.5">
                <text:p>7227.5</text:p>
              </table:table-cell>
              <table:table-cell office:value-type="float" office:value="16887.5">
                <text:p>16887.5</text:p>
              </table:table-cell>
              <table:table-cell office:value-type="float" office:value="12957.5">
                <text:p>12957.5</text:p>
              </table:table-cell>
              <table:table-cell office:value-type="float" office:value="5210">
                <text:p>5210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302.5">
                <text:p>12302.5</text:p>
              </table:table-cell>
              <table:table-cell office:value-type="float" office:value="11257.5">
                <text:p>11257.5</text:p>
              </table:table-cell>
              <table:table-cell office:value-type="float" office:value="6407.5">
                <text:p>6407.5</text:p>
              </table:table-cell>
              <table:table-cell office:value-type="float" office:value="16892.5">
                <text:p>16892.5</text:p>
              </table:table-cell>
              <table:table-cell office:value-type="float" office:value="12192.5">
                <text:p>12192.5</text:p>
              </table:table-cell>
              <table:table-cell office:value-type="float" office:value="5147.5">
                <text:p>5147.5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987.5">
                <text:p>11987.5</text:p>
              </table:table-cell>
              <table:table-cell office:value-type="float" office:value="11057.5">
                <text:p>11057.5</text:p>
              </table:table-cell>
              <table:table-cell office:value-type="float" office:value="6247.5">
                <text:p>6247.5</text:p>
              </table:table-cell>
              <table:table-cell office:value-type="float" office:value="16802.5">
                <text:p>16802.5</text:p>
              </table:table-cell>
              <table:table-cell office:value-type="float" office:value="12347.5">
                <text:p>12347.5</text:p>
              </table:table-cell>
              <table:table-cell office:value-type="float" office:value="5337.5">
                <text:p>5337.5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432.5">
                <text:p>12432.5</text:p>
              </table:table-cell>
              <table:table-cell office:value-type="float" office:value="11102.5">
                <text:p>11102.5</text:p>
              </table:table-cell>
              <table:table-cell office:value-type="float" office:value="6397.5">
                <text:p>6397.5</text:p>
              </table:table-cell>
              <table:table-cell office:value-type="float" office:value="16772.5">
                <text:p>16772.5</text:p>
              </table:table-cell>
              <table:table-cell office:value-type="float" office:value="13010">
                <text:p>13010</text:p>
              </table:table-cell>
              <table:table-cell office:value-type="float" office:value="5272.5">
                <text:p>5272.5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412.5">
                <text:p>12412.5</text:p>
              </table:table-cell>
              <table:table-cell office:value-type="float" office:value="11257.5">
                <text:p>11257.5</text:p>
              </table:table-cell>
              <table:table-cell office:value-type="float" office:value="6332.5">
                <text:p>6332.5</text:p>
              </table:table-cell>
              <table:table-cell office:value-type="float" office:value="16857.5">
                <text:p>16857.5</text:p>
              </table:table-cell>
              <table:table-cell office:value-type="float" office:value="13005">
                <text:p>13005</text:p>
              </table:table-cell>
              <table:table-cell office:value-type="float" office:value="5452.5">
                <text:p>5452.5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812.5">
                <text:p>12812.5</text:p>
              </table:table-cell>
              <table:table-cell office:value-type="float" office:value="11187.5">
                <text:p>11187.5</text:p>
              </table:table-cell>
              <table:table-cell office:value-type="float" office:value="5882.5">
                <text:p>5882.5</text:p>
              </table:table-cell>
              <table:table-cell office:value-type="float" office:value="17217.5">
                <text:p>17217.5</text:p>
              </table:table-cell>
              <table:table-cell office:value-type="float" office:value="12600">
                <text:p>12600</text:p>
              </table:table-cell>
              <table:table-cell office:value-type="float" office:value="5312.5">
                <text:p>5312.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047.5">
                <text:p>13047.5</text:p>
              </table:table-cell>
              <table:table-cell office:value-type="float" office:value="11102.5">
                <text:p>11102.5</text:p>
              </table:table-cell>
              <table:table-cell office:value-type="float" office:value="6542.5">
                <text:p>6542.5</text:p>
              </table:table-cell>
              <table:table-cell office:value-type="float" office:value="17672.5">
                <text:p>17672.5</text:p>
              </table:table-cell>
              <table:table-cell office:value-type="float" office:value="13155">
                <text:p>13155</text:p>
              </table:table-cell>
              <table:table-cell office:value-type="float" office:value="6412.5">
                <text:p>6412.5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717.5">
                <text:p>12717.5</text:p>
              </table:table-cell>
              <table:table-cell office:value-type="float" office:value="11302.5">
                <text:p>11302.5</text:p>
              </table:table-cell>
              <table:table-cell office:value-type="float" office:value="6665">
                <text:p>6665</text:p>
              </table:table-cell>
              <table:table-cell office:value-type="float" office:value="17542.5">
                <text:p>17542.5</text:p>
              </table:table-cell>
              <table:table-cell office:value-type="float" office:value="13552.5">
                <text:p>13552.5</text:p>
              </table:table-cell>
              <table:table-cell office:value-type="float" office:value="6467.5">
                <text:p>6467.5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457.5">
                <text:p>12457.5</text:p>
              </table:table-cell>
              <table:table-cell office:value-type="float" office:value="11300">
                <text:p>11300</text:p>
              </table:table-cell>
              <table:table-cell office:value-type="float" office:value="7010">
                <text:p>7010</text:p>
              </table:table-cell>
              <table:table-cell office:value-type="float" office:value="17767.5">
                <text:p>17767.5</text:p>
              </table:table-cell>
              <table:table-cell office:value-type="float" office:value="13322.5">
                <text:p>13322.5</text:p>
              </table:table-cell>
              <table:table-cell office:value-type="float" office:value="6162.5">
                <text:p>6162.5</text:p>
              </table:table-cell>
              <table:table-cell office:value-type="float" office:value="2975">
                <text:p>297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422.5">
                <text:p>12422.5</text:p>
              </table:table-cell>
              <table:table-cell office:value-type="float" office:value="11320">
                <text:p>11320</text:p>
              </table:table-cell>
              <table:table-cell office:value-type="float" office:value="7105">
                <text:p>7105</text:p>
              </table:table-cell>
              <table:table-cell office:value-type="float" office:value="18037.5">
                <text:p>18037.5</text:p>
              </table:table-cell>
              <table:table-cell office:value-type="float" office:value="12972.5">
                <text:p>12972.5</text:p>
              </table:table-cell>
              <table:table-cell office:value-type="float" office:value="6367.5">
                <text:p>6367.5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157.5">
                <text:p>12157.5</text:p>
              </table:table-cell>
              <table:table-cell office:value-type="float" office:value="11220">
                <text:p>11220</text:p>
              </table:table-cell>
              <table:table-cell office:value-type="float" office:value="7570">
                <text:p>7570</text:p>
              </table:table-cell>
              <table:table-cell office:value-type="float" office:value="18067.5">
                <text:p>18067.5</text:p>
              </table:table-cell>
              <table:table-cell office:value-type="float" office:value="12857.5">
                <text:p>12857.5</text:p>
              </table:table-cell>
              <table:table-cell office:value-type="float" office:value="6637.5">
                <text:p>6637.5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507.5">
                <text:p>12507.5</text:p>
              </table:table-cell>
              <table:table-cell office:value-type="float" office:value="11220">
                <text:p>11220</text:p>
              </table:table-cell>
              <table:table-cell office:value-type="float" office:value="7540">
                <text:p>7540</text:p>
              </table:table-cell>
              <table:table-cell office:value-type="float" office:value="17757.5">
                <text:p>17757.5</text:p>
              </table:table-cell>
              <table:table-cell office:value-type="float" office:value="12812.5">
                <text:p>12812.5</text:p>
              </table:table-cell>
              <table:table-cell office:value-type="float" office:value="6737.5">
                <text:p>6737.5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442.5">
                <text:p>12442.5</text:p>
              </table:table-cell>
              <table:table-cell office:value-type="float" office:value="11135">
                <text:p>11135</text:p>
              </table:table-cell>
              <table:table-cell office:value-type="float" office:value="7460">
                <text:p>7460</text:p>
              </table:table-cell>
              <table:table-cell office:value-type="float" office:value="17972.5">
                <text:p>17972.5</text:p>
              </table:table-cell>
              <table:table-cell office:value-type="float" office:value="12907.5">
                <text:p>12907.5</text:p>
              </table:table-cell>
              <table:table-cell office:value-type="float" office:value="7377.5">
                <text:p>7377.5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032.5">
                <text:p>12032.5</text:p>
              </table:table-cell>
              <table:table-cell office:value-type="float" office:value="10785">
                <text:p>10785</text:p>
              </table:table-cell>
              <table:table-cell office:value-type="float" office:value="7085">
                <text:p>7085</text:p>
              </table:table-cell>
              <table:table-cell office:value-type="float" office:value="17607.5">
                <text:p>17607.5</text:p>
              </table:table-cell>
              <table:table-cell office:value-type="float" office:value="12357.5">
                <text:p>12357.5</text:p>
              </table:table-cell>
              <table:table-cell office:value-type="float" office:value="7192.5">
                <text:p>7192.5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357.5">
                <text:p>12357.5</text:p>
              </table:table-cell>
              <table:table-cell office:value-type="float" office:value="10595">
                <text:p>10595</text:p>
              </table:table-cell>
              <table:table-cell office:value-type="float" office:value="6925">
                <text:p>6925</text:p>
              </table:table-cell>
              <table:table-cell office:value-type="float" office:value="17312.5">
                <text:p>17312.5</text:p>
              </table:table-cell>
              <table:table-cell office:value-type="float" office:value="12002.5">
                <text:p>12002.5</text:p>
              </table:table-cell>
              <table:table-cell office:value-type="float" office:value="6907.5">
                <text:p>6907.5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437.5">
                <text:p>12437.5</text:p>
              </table:table-cell>
              <table:table-cell office:value-type="float" office:value="9490">
                <text:p>9490</text:p>
              </table:table-cell>
              <table:table-cell office:value-type="float" office:value="6625">
                <text:p>6625</text:p>
              </table:table-cell>
              <table:table-cell office:value-type="float" office:value="17335">
                <text:p>17335</text:p>
              </table:table-cell>
              <table:table-cell office:value-type="float" office:value="11997.5">
                <text:p>11997.5</text:p>
              </table:table-cell>
              <table:table-cell office:value-type="float" office:value="7437.5">
                <text:p>7437.5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620">
                <text:p>12620</text:p>
              </table:table-cell>
              <table:table-cell office:value-type="float" office:value="8760">
                <text:p>8760</text:p>
              </table:table-cell>
              <table:table-cell office:value-type="float" office:value="6600">
                <text:p>6600</text:p>
              </table:table-cell>
              <table:table-cell office:value-type="float" office:value="17295">
                <text:p>17295</text:p>
              </table:table-cell>
              <table:table-cell office:value-type="float" office:value="12147.5">
                <text:p>12147.5</text:p>
              </table:table-cell>
              <table:table-cell office:value-type="float" office:value="6832.5">
                <text:p>6832.5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475">
                <text:p>12475</text:p>
              </table:table-cell>
              <table:table-cell office:value-type="float" office:value="8655">
                <text:p>8655</text:p>
              </table:table-cell>
              <table:table-cell office:value-type="float" office:value="6510">
                <text:p>6510</text:p>
              </table:table-cell>
              <table:table-cell office:value-type="float" office:value="17405">
                <text:p>17405</text:p>
              </table:table-cell>
              <table:table-cell office:value-type="float" office:value="12117.5">
                <text:p>12117.5</text:p>
              </table:table-cell>
              <table:table-cell office:value-type="float" office:value="6617.5">
                <text:p>6617.5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2640">
                <text:p>12640</text:p>
              </table:table-cell>
              <table:table-cell office:value-type="float" office:value="9545">
                <text:p>9545</text:p>
              </table:table-cell>
              <table:table-cell office:value-type="float" office:value="6865">
                <text:p>6865</text:p>
              </table:table-cell>
              <table:table-cell office:value-type="float" office:value="17635">
                <text:p>17635</text:p>
              </table:table-cell>
              <table:table-cell office:value-type="float" office:value="12567.5">
                <text:p>12567.5</text:p>
              </table:table-cell>
              <table:table-cell office:value-type="float" office:value="6952.5">
                <text:p>6952.5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825">
                <text:p>12825</text:p>
              </table:table-cell>
              <table:table-cell office:value-type="float" office:value="9705">
                <text:p>9705</text:p>
              </table:table-cell>
              <table:table-cell office:value-type="float" office:value="6950">
                <text:p>6950</text:p>
              </table:table-cell>
              <table:table-cell office:value-type="float" office:value="17760">
                <text:p>17760</text:p>
              </table:table-cell>
              <table:table-cell office:value-type="float" office:value="12727.5">
                <text:p>12727.5</text:p>
              </table:table-cell>
              <table:table-cell office:value-type="float" office:value="7152.5">
                <text:p>7152.5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152.5">
                <text:p>13152.5</text:p>
              </table:table-cell>
              <table:table-cell office:value-type="float" office:value="10400">
                <text:p>10400</text:p>
              </table:table-cell>
              <table:table-cell office:value-type="float" office:value="7500">
                <text:p>7500</text:p>
              </table:table-cell>
              <table:table-cell office:value-type="float" office:value="18150">
                <text:p>18150</text:p>
              </table:table-cell>
              <table:table-cell office:value-type="float" office:value="12342.5">
                <text:p>12342.5</text:p>
              </table:table-cell>
              <table:table-cell office:value-type="float" office:value="7317.5">
                <text:p>7317.5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27.5">
                <text:p>13027.5</text:p>
              </table:table-cell>
              <table:table-cell office:value-type="float" office:value="10435">
                <text:p>10435</text:p>
              </table:table-cell>
              <table:table-cell office:value-type="float" office:value="7520">
                <text:p>7520</text:p>
              </table:table-cell>
              <table:table-cell office:value-type="float" office:value="18500">
                <text:p>18500</text:p>
              </table:table-cell>
              <table:table-cell office:value-type="float" office:value="12142.5">
                <text:p>12142.5</text:p>
              </table:table-cell>
              <table:table-cell office:value-type="float" office:value="7247.5">
                <text:p>7247.5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022.5">
                <text:p>13022.5</text:p>
              </table:table-cell>
              <table:table-cell office:value-type="float" office:value="10425">
                <text:p>10425</text:p>
              </table:table-cell>
              <table:table-cell office:value-type="float" office:value="7850">
                <text:p>7850</text:p>
              </table:table-cell>
              <table:table-cell office:value-type="float" office:value="18540">
                <text:p>18540</text:p>
              </table:table-cell>
              <table:table-cell office:value-type="float" office:value="12372.5">
                <text:p>12372.5</text:p>
              </table:table-cell>
              <table:table-cell office:value-type="float" office:value="7447.5">
                <text:p>7447.5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2687.5">
                <text:p>12687.5</text:p>
              </table:table-cell>
              <table:table-cell office:value-type="float" office:value="9840">
                <text:p>9840</text:p>
              </table:table-cell>
              <table:table-cell office:value-type="float" office:value="7525">
                <text:p>7525</text:p>
              </table:table-cell>
              <table:table-cell office:value-type="float" office:value="18075">
                <text:p>18075</text:p>
              </table:table-cell>
              <table:table-cell office:value-type="float" office:value="12207.5">
                <text:p>12207.5</text:p>
              </table:table-cell>
              <table:table-cell office:value-type="float" office:value="7522.5">
                <text:p>7522.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132.5">
                <text:p>14132.5</text:p>
              </table:table-cell>
              <table:table-cell office:value-type="float" office:value="9885">
                <text:p>9885</text:p>
              </table:table-cell>
              <table:table-cell office:value-type="float" office:value="7660">
                <text:p>7660</text:p>
              </table:table-cell>
              <table:table-cell office:value-type="float" office:value="18650">
                <text:p>18650</text:p>
              </table:table-cell>
              <table:table-cell office:value-type="float" office:value="12737.5">
                <text:p>12737.5</text:p>
              </table:table-cell>
              <table:table-cell office:value-type="float" office:value="8267.5">
                <text:p>8267.5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612.5">
                <text:p>14612.5</text:p>
              </table:table-cell>
              <table:table-cell office:value-type="float" office:value="10360">
                <text:p>10360</text:p>
              </table:table-cell>
              <table:table-cell office:value-type="float" office:value="7700">
                <text:p>7700</text:p>
              </table:table-cell>
              <table:table-cell office:value-type="float" office:value="18655">
                <text:p>18655</text:p>
              </table:table-cell>
              <table:table-cell office:value-type="float" office:value="12937.5">
                <text:p>12937.5</text:p>
              </table:table-cell>
              <table:table-cell office:value-type="float" office:value="8207.5">
                <text:p>8207.5</text:p>
              </table:table-cell>
              <table:table-cell office:value-type="float" office:value="3815">
                <text:p>381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482.5">
                <text:p>14482.5</text:p>
              </table:table-cell>
              <table:table-cell office:value-type="float" office:value="11425">
                <text:p>11425</text:p>
              </table:table-cell>
              <table:table-cell office:value-type="float" office:value="7325">
                <text:p>7325</text:p>
              </table:table-cell>
              <table:table-cell office:value-type="float" office:value="18095">
                <text:p>18095</text:p>
              </table:table-cell>
              <table:table-cell office:value-type="float" office:value="12672.5">
                <text:p>12672.5</text:p>
              </table:table-cell>
              <table:table-cell office:value-type="float" office:value="8292.5">
                <text:p>8292.5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672.5">
                <text:p>14672.5</text:p>
              </table:table-cell>
              <table:table-cell office:value-type="float" office:value="11520">
                <text:p>11520</text:p>
              </table:table-cell>
              <table:table-cell office:value-type="float" office:value="7430">
                <text:p>7430</text:p>
              </table:table-cell>
              <table:table-cell office:value-type="float" office:value="18330">
                <text:p>18330</text:p>
              </table:table-cell>
              <table:table-cell office:value-type="float" office:value="12677.5">
                <text:p>12677.5</text:p>
              </table:table-cell>
              <table:table-cell office:value-type="float" office:value="8962.5">
                <text:p>8962.5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757.5">
                <text:p>14757.5</text:p>
              </table:table-cell>
              <table:table-cell office:value-type="float" office:value="11905">
                <text:p>11905</text:p>
              </table:table-cell>
              <table:table-cell office:value-type="float" office:value="7640">
                <text:p>7640</text:p>
              </table:table-cell>
              <table:table-cell office:value-type="float" office:value="18785">
                <text:p>18785</text:p>
              </table:table-cell>
              <table:table-cell office:value-type="float" office:value="12827.5">
                <text:p>12827.5</text:p>
              </table:table-cell>
              <table:table-cell office:value-type="float" office:value="9242.5">
                <text:p>9242.5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062.5">
                <text:p>14062.5</text:p>
              </table:table-cell>
              <table:table-cell office:value-type="float" office:value="10980">
                <text:p>10980</text:p>
              </table:table-cell>
              <table:table-cell office:value-type="float" office:value="7200">
                <text:p>7200</text:p>
              </table:table-cell>
              <table:table-cell office:value-type="float" office:value="17780">
                <text:p>17780</text:p>
              </table:table-cell>
              <table:table-cell office:value-type="float" office:value="12057.5">
                <text:p>12057.5</text:p>
              </table:table-cell>
              <table:table-cell office:value-type="float" office:value="8282.5">
                <text:p>8282.5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127.5">
                <text:p>14127.5</text:p>
              </table:table-cell>
              <table:table-cell office:value-type="float" office:value="10960">
                <text:p>10960</text:p>
              </table:table-cell>
              <table:table-cell office:value-type="float" office:value="7245">
                <text:p>7245</text:p>
              </table:table-cell>
              <table:table-cell office:value-type="float" office:value="17585">
                <text:p>17585</text:p>
              </table:table-cell>
              <table:table-cell office:value-type="float" office:value="12057.5">
                <text:p>12057.5</text:p>
              </table:table-cell>
              <table:table-cell office:value-type="float" office:value="8532.5">
                <text:p>8532.5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5032.5">
                <text:p>15032.5</text:p>
              </table:table-cell>
              <table:table-cell office:value-type="float" office:value="11540">
                <text:p>11540</text:p>
              </table:table-cell>
              <table:table-cell office:value-type="float" office:value="7225">
                <text:p>7225</text:p>
              </table:table-cell>
              <table:table-cell office:value-type="float" office:value="18410">
                <text:p>18410</text:p>
              </table:table-cell>
              <table:table-cell office:value-type="float" office:value="11787.5">
                <text:p>11787.5</text:p>
              </table:table-cell>
              <table:table-cell office:value-type="float" office:value="8257.5">
                <text:p>8257.5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737.5">
                <text:p>14737.5</text:p>
              </table:table-cell>
              <table:table-cell office:value-type="float" office:value="12282.5">
                <text:p>12282.5</text:p>
              </table:table-cell>
              <table:table-cell office:value-type="float" office:value="7230">
                <text:p>7230</text:p>
              </table:table-cell>
              <table:table-cell office:value-type="float" office:value="17685">
                <text:p>17685</text:p>
              </table:table-cell>
              <table:table-cell office:value-type="float" office:value="11957.5">
                <text:p>11957.5</text:p>
              </table:table-cell>
              <table:table-cell office:value-type="float" office:value="8567.5">
                <text:p>8567.5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452.5">
                <text:p>14452.5</text:p>
              </table:table-cell>
              <table:table-cell office:value-type="float" office:value="12357.5">
                <text:p>12357.5</text:p>
              </table:table-cell>
              <table:table-cell office:value-type="float" office:value="7195">
                <text:p>7195</text:p>
              </table:table-cell>
              <table:table-cell office:value-type="float" office:value="17295">
                <text:p>17295</text:p>
              </table:table-cell>
              <table:table-cell office:value-type="float" office:value="11752.5">
                <text:p>11752.5</text:p>
              </table:table-cell>
              <table:table-cell office:value-type="float" office:value="8647.5">
                <text:p>8647.5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052.5">
                <text:p>14052.5</text:p>
              </table:table-cell>
              <table:table-cell office:value-type="float" office:value="12422.5">
                <text:p>12422.5</text:p>
              </table:table-cell>
              <table:table-cell office:value-type="float" office:value="7395">
                <text:p>7395</text:p>
              </table:table-cell>
              <table:table-cell office:value-type="float" office:value="17120">
                <text:p>17120</text:p>
              </table:table-cell>
              <table:table-cell office:value-type="float" office:value="11622.5">
                <text:p>11622.5</text:p>
              </table:table-cell>
              <table:table-cell office:value-type="float" office:value="8292.5">
                <text:p>8292.5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017.5">
                <text:p>14017.5</text:p>
              </table:table-cell>
              <table:table-cell office:value-type="float" office:value="12237.5">
                <text:p>12237.5</text:p>
              </table:table-cell>
              <table:table-cell office:value-type="float" office:value="7465">
                <text:p>7465</text:p>
              </table:table-cell>
              <table:table-cell office:value-type="float" office:value="17110">
                <text:p>17110</text:p>
              </table:table-cell>
              <table:table-cell office:value-type="float" office:value="11557.5">
                <text:p>11557.5</text:p>
              </table:table-cell>
              <table:table-cell office:value-type="float" office:value="8177.5">
                <text:p>8177.5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222.5">
                <text:p>14222.5</text:p>
              </table:table-cell>
              <table:table-cell office:value-type="float" office:value="12057.5">
                <text:p>12057.5</text:p>
              </table:table-cell>
              <table:table-cell office:value-type="float" office:value="7390">
                <text:p>7390</text:p>
              </table:table-cell>
              <table:table-cell office:value-type="float" office:value="16940">
                <text:p>16940</text:p>
              </table:table-cell>
              <table:table-cell office:value-type="float" office:value="11342.5">
                <text:p>11342.5</text:p>
              </table:table-cell>
              <table:table-cell office:value-type="float" office:value="7852.5">
                <text:p>7852.5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852.5">
                <text:p>14852.5</text:p>
              </table:table-cell>
              <table:table-cell office:value-type="float" office:value="12647.5">
                <text:p>12647.5</text:p>
              </table:table-cell>
              <table:table-cell office:value-type="float" office:value="7905">
                <text:p>7905</text:p>
              </table:table-cell>
              <table:table-cell office:value-type="float" office:value="17515">
                <text:p>17515</text:p>
              </table:table-cell>
              <table:table-cell office:value-type="float" office:value="11855">
                <text:p>11855</text:p>
              </table:table-cell>
              <table:table-cell office:value-type="float" office:value="8457.5">
                <text:p>8457.5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707.5">
                <text:p>14707.5</text:p>
              </table:table-cell>
              <table:table-cell office:value-type="float" office:value="12710">
                <text:p>12710</text:p>
              </table:table-cell>
              <table:table-cell office:value-type="float" office:value="8007.5">
                <text:p>8007.5</text:p>
              </table:table-cell>
              <table:table-cell office:value-type="float" office:value="17687.5">
                <text:p>17687.5</text:p>
              </table:table-cell>
              <table:table-cell office:value-type="float" office:value="11825">
                <text:p>11825</text:p>
              </table:table-cell>
              <table:table-cell office:value-type="float" office:value="8117.5">
                <text:p>8117.5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912.5">
                <text:p>14912.5</text:p>
              </table:table-cell>
              <table:table-cell office:value-type="float" office:value="12870">
                <text:p>12870</text:p>
              </table:table-cell>
              <table:table-cell office:value-type="float" office:value="8352.5">
                <text:p>8352.5</text:p>
              </table:table-cell>
              <table:table-cell office:value-type="float" office:value="18012.5">
                <text:p>18012.5</text:p>
              </table:table-cell>
              <table:table-cell office:value-type="float" office:value="12205">
                <text:p>12205</text:p>
              </table:table-cell>
              <table:table-cell office:value-type="float" office:value="8497.5">
                <text:p>8497.5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367.5">
                <text:p>14367.5</text:p>
              </table:table-cell>
              <table:table-cell office:value-type="float" office:value="12905">
                <text:p>12905</text:p>
              </table:table-cell>
              <table:table-cell office:value-type="float" office:value="7912.5">
                <text:p>7912.5</text:p>
              </table:table-cell>
              <table:table-cell office:value-type="float" office:value="18137.5">
                <text:p>18137.5</text:p>
              </table:table-cell>
              <table:table-cell office:value-type="float" office:value="12200">
                <text:p>12200</text:p>
              </table:table-cell>
              <table:table-cell office:value-type="float" office:value="7637.5">
                <text:p>7637.5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517.5">
                <text:p>14517.5</text:p>
              </table:table-cell>
              <table:table-cell office:value-type="float" office:value="12800">
                <text:p>12800</text:p>
              </table:table-cell>
              <table:table-cell office:value-type="float" office:value="7892.5">
                <text:p>7892.5</text:p>
              </table:table-cell>
              <table:table-cell office:value-type="float" office:value="17887.5">
                <text:p>17887.5</text:p>
              </table:table-cell>
              <table:table-cell office:value-type="float" office:value="12105">
                <text:p>12105</text:p>
              </table:table-cell>
              <table:table-cell office:value-type="float" office:value="7517.5">
                <text:p>7517.5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477.5">
                <text:p>14477.5</text:p>
              </table:table-cell>
              <table:table-cell office:value-type="float" office:value="12415">
                <text:p>12415</text:p>
              </table:table-cell>
              <table:table-cell office:value-type="float" office:value="7807.5">
                <text:p>7807.5</text:p>
              </table:table-cell>
              <table:table-cell office:value-type="float" office:value="17487.5">
                <text:p>17487.5</text:p>
              </table:table-cell>
              <table:table-cell office:value-type="float" office:value="12060">
                <text:p>12060</text:p>
              </table:table-cell>
              <table:table-cell office:value-type="float" office:value="7462.5">
                <text:p>7462.5</text:p>
              </table:table-cell>
              <table:table-cell office:value-type="float" office:value="4620">
                <text:p>462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957.5">
                <text:p>13957.5</text:p>
              </table:table-cell>
              <table:table-cell office:value-type="float" office:value="11770">
                <text:p>11770</text:p>
              </table:table-cell>
              <table:table-cell office:value-type="float" office:value="6827.5">
                <text:p>6827.5</text:p>
              </table:table-cell>
              <table:table-cell office:value-type="float" office:value="17077.5">
                <text:p>17077.5</text:p>
              </table:table-cell>
              <table:table-cell office:value-type="float" office:value="12352.5">
                <text:p>12352.5</text:p>
              </table:table-cell>
              <table:table-cell office:value-type="float" office:value="6322.5">
                <text:p>6322.5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392.5">
                <text:p>14392.5</text:p>
              </table:table-cell>
              <table:table-cell office:value-type="float" office:value="11772.5">
                <text:p>11772.5</text:p>
              </table:table-cell>
              <table:table-cell office:value-type="float" office:value="6457.5">
                <text:p>6457.5</text:p>
              </table:table-cell>
              <table:table-cell office:value-type="float" office:value="16957.5">
                <text:p>16957.5</text:p>
              </table:table-cell>
              <table:table-cell office:value-type="float" office:value="12645">
                <text:p>12645</text:p>
              </table:table-cell>
              <table:table-cell office:value-type="float" office:value="6240">
                <text:p>6240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885">
                <text:p>14885</text:p>
              </table:table-cell>
              <table:table-cell office:value-type="float" office:value="11587.5">
                <text:p>11587.5</text:p>
              </table:table-cell>
              <table:table-cell office:value-type="float" office:value="6447.5">
                <text:p>6447.5</text:p>
              </table:table-cell>
              <table:table-cell office:value-type="float" office:value="16927.5">
                <text:p>16927.5</text:p>
              </table:table-cell>
              <table:table-cell office:value-type="float" office:value="12850">
                <text:p>12850</text:p>
              </table:table-cell>
              <table:table-cell office:value-type="float" office:value="5905">
                <text:p>5905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5165">
                <text:p>15165</text:p>
              </table:table-cell>
              <table:table-cell office:value-type="float" office:value="11932.5">
                <text:p>11932.5</text:p>
              </table:table-cell>
              <table:table-cell office:value-type="float" office:value="6692.5">
                <text:p>6692.5</text:p>
              </table:table-cell>
              <table:table-cell office:value-type="float" office:value="17270">
                <text:p>17270</text:p>
              </table:table-cell>
              <table:table-cell office:value-type="float" office:value="13232.5">
                <text:p>13232.5</text:p>
              </table:table-cell>
              <table:table-cell office:value-type="float" office:value="6185">
                <text:p>6185</text:p>
              </table:table-cell>
              <table:table-cell office:value-type="float" office:value="4405">
                <text:p>44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100">
                <text:p>15100</text:p>
              </table:table-cell>
              <table:table-cell office:value-type="float" office:value="11992.5">
                <text:p>11992.5</text:p>
              </table:table-cell>
              <table:table-cell office:value-type="float" office:value="6632.5">
                <text:p>6632.5</text:p>
              </table:table-cell>
              <table:table-cell office:value-type="float" office:value="17410">
                <text:p>17410</text:p>
              </table:table-cell>
              <table:table-cell office:value-type="float" office:value="13117.5">
                <text:p>13117.5</text:p>
              </table:table-cell>
              <table:table-cell office:value-type="float" office:value="6225">
                <text:p>6225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5135">
                <text:p>15135</text:p>
              </table:table-cell>
              <table:table-cell office:value-type="float" office:value="11982.5">
                <text:p>11982.5</text:p>
              </table:table-cell>
              <table:table-cell office:value-type="float" office:value="6587.5">
                <text:p>6587.5</text:p>
              </table:table-cell>
              <table:table-cell office:value-type="float" office:value="17410">
                <text:p>17410</text:p>
              </table:table-cell>
              <table:table-cell office:value-type="float" office:value="13042.5">
                <text:p>13042.5</text:p>
              </table:table-cell>
              <table:table-cell office:value-type="float" office:value="6125">
                <text:p>6125</text:p>
              </table:table-cell>
              <table:table-cell office:value-type="float" office:value="4330">
                <text:p>433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155">
                <text:p>15155</text:p>
              </table:table-cell>
              <table:table-cell office:value-type="float" office:value="12262.5">
                <text:p>12262.5</text:p>
              </table:table-cell>
              <table:table-cell office:value-type="float" office:value="6817.5">
                <text:p>6817.5</text:p>
              </table:table-cell>
              <table:table-cell office:value-type="float" office:value="17435">
                <text:p>17435</text:p>
              </table:table-cell>
              <table:table-cell office:value-type="float" office:value="12897.5">
                <text:p>12897.5</text:p>
              </table:table-cell>
              <table:table-cell office:value-type="float" office:value="6470">
                <text:p>6470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540">
                <text:p>15540</text:p>
              </table:table-cell>
              <table:table-cell office:value-type="float" office:value="12557.5">
                <text:p>12557.5</text:p>
              </table:table-cell>
              <table:table-cell office:value-type="float" office:value="7212.5">
                <text:p>7212.5</text:p>
              </table:table-cell>
              <table:table-cell office:value-type="float" office:value="17385">
                <text:p>17385</text:p>
              </table:table-cell>
              <table:table-cell office:value-type="float" office:value="12822.5">
                <text:p>12822.5</text:p>
              </table:table-cell>
              <table:table-cell office:value-type="float" office:value="6680">
                <text:p>6680</text:p>
              </table:table-cell>
              <table:table-cell office:value-type="float" office:value="4765">
                <text:p>476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5650">
                <text:p>15650</text:p>
              </table:table-cell>
              <table:table-cell office:value-type="float" office:value="12067.5">
                <text:p>12067.5</text:p>
              </table:table-cell>
              <table:table-cell office:value-type="float" office:value="6692.5">
                <text:p>6692.5</text:p>
              </table:table-cell>
              <table:table-cell office:value-type="float" office:value="16500">
                <text:p>16500</text:p>
              </table:table-cell>
              <table:table-cell office:value-type="float" office:value="12557.5">
                <text:p>12557.5</text:p>
              </table:table-cell>
              <table:table-cell office:value-type="float" office:value="7327.5">
                <text:p>7327.5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535">
                <text:p>15535</text:p>
              </table:table-cell>
              <table:table-cell office:value-type="float" office:value="11817.5">
                <text:p>11817.5</text:p>
              </table:table-cell>
              <table:table-cell office:value-type="float" office:value="6787.5">
                <text:p>6787.5</text:p>
              </table:table-cell>
              <table:table-cell office:value-type="float" office:value="16320">
                <text:p>16320</text:p>
              </table:table-cell>
              <table:table-cell office:value-type="float" office:value="12302.5">
                <text:p>12302.5</text:p>
              </table:table-cell>
              <table:table-cell office:value-type="float" office:value="7102.5">
                <text:p>7102.5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525">
                <text:p>15525</text:p>
              </table:table-cell>
              <table:table-cell office:value-type="float" office:value="11702.5">
                <text:p>11702.5</text:p>
              </table:table-cell>
              <table:table-cell office:value-type="float" office:value="6897.5">
                <text:p>6897.5</text:p>
              </table:table-cell>
              <table:table-cell office:value-type="float" office:value="16305">
                <text:p>16305</text:p>
              </table:table-cell>
              <table:table-cell office:value-type="float" office:value="12312.5">
                <text:p>12312.5</text:p>
              </table:table-cell>
              <table:table-cell office:value-type="float" office:value="7142.5">
                <text:p>7142.5</text:p>
              </table:table-cell>
              <table:table-cell office:value-type="float" office:value="3505">
                <text:p>350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6285">
                <text:p>16285</text:p>
              </table:table-cell>
              <table:table-cell office:value-type="float" office:value="11827.5">
                <text:p>11827.5</text:p>
              </table:table-cell>
              <table:table-cell office:value-type="float" office:value="7232.5">
                <text:p>7232.5</text:p>
              </table:table-cell>
              <table:table-cell office:value-type="float" office:value="16435">
                <text:p>16435</text:p>
              </table:table-cell>
              <table:table-cell office:value-type="float" office:value="12352.5">
                <text:p>12352.5</text:p>
              </table:table-cell>
              <table:table-cell office:value-type="float" office:value="6697.5">
                <text:p>6697.5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6812.5">
                <text:p>16812.5</text:p>
              </table:table-cell>
              <table:table-cell office:value-type="float" office:value="11810">
                <text:p>11810</text:p>
              </table:table-cell>
              <table:table-cell office:value-type="float" office:value="7577.5">
                <text:p>7577.5</text:p>
              </table:table-cell>
              <table:table-cell office:value-type="float" office:value="16177.5">
                <text:p>16177.5</text:p>
              </table:table-cell>
              <table:table-cell office:value-type="float" office:value="12240">
                <text:p>12240</text:p>
              </table:table-cell>
              <table:table-cell office:value-type="float" office:value="6470">
                <text:p>6470</text:p>
              </table:table-cell>
              <table:table-cell office:value-type="float" office:value="2902.5">
                <text:p>2902.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7142.5">
                <text:p>17142.5</text:p>
              </table:table-cell>
              <table:table-cell office:value-type="float" office:value="12505">
                <text:p>12505</text:p>
              </table:table-cell>
              <table:table-cell office:value-type="float" office:value="7452.5">
                <text:p>7452.5</text:p>
              </table:table-cell>
              <table:table-cell office:value-type="float" office:value="16532.5">
                <text:p>16532.5</text:p>
              </table:table-cell>
              <table:table-cell office:value-type="float" office:value="12270">
                <text:p>12270</text:p>
              </table:table-cell>
              <table:table-cell office:value-type="float" office:value="6925">
                <text:p>6925</text:p>
              </table:table-cell>
              <table:table-cell office:value-type="float" office:value="3527.5">
                <text:p>3527.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6762.5">
                <text:p>16762.5</text:p>
              </table:table-cell>
              <table:table-cell office:value-type="float" office:value="12810">
                <text:p>12810</text:p>
              </table:table-cell>
              <table:table-cell office:value-type="float" office:value="6777.5">
                <text:p>6777.5</text:p>
              </table:table-cell>
              <table:table-cell office:value-type="float" office:value="16670">
                <text:p>16670</text:p>
              </table:table-cell>
              <table:table-cell office:value-type="float" office:value="12200">
                <text:p>12200</text:p>
              </table:table-cell>
              <table:table-cell office:value-type="float" office:value="6675">
                <text:p>6675</text:p>
              </table:table-cell>
              <table:table-cell office:value-type="float" office:value="2947.5">
                <text:p>2947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6637.5">
                <text:p>16637.5</text:p>
              </table:table-cell>
              <table:table-cell office:value-type="float" office:value="12955">
                <text:p>12955</text:p>
              </table:table-cell>
              <table:table-cell office:value-type="float" office:value="6877.5">
                <text:p>6877.5</text:p>
              </table:table-cell>
              <table:table-cell office:value-type="float" office:value="17210">
                <text:p>17210</text:p>
              </table:table-cell>
              <table:table-cell office:value-type="float" office:value="12900">
                <text:p>12900</text:p>
              </table:table-cell>
              <table:table-cell office:value-type="float" office:value="6765">
                <text:p>6765</text:p>
              </table:table-cell>
              <table:table-cell office:value-type="float" office:value="3237.5">
                <text:p>3237.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6952.5">
                <text:p>16952.5</text:p>
              </table:table-cell>
              <table:table-cell office:value-type="float" office:value="12485">
                <text:p>12485</text:p>
              </table:table-cell>
              <table:table-cell office:value-type="float" office:value="6687.5">
                <text:p>6687.5</text:p>
              </table:table-cell>
              <table:table-cell office:value-type="float" office:value="16717.5">
                <text:p>16717.5</text:p>
              </table:table-cell>
              <table:table-cell office:value-type="float" office:value="12330">
                <text:p>12330</text:p>
              </table:table-cell>
              <table:table-cell office:value-type="float" office:value="6325">
                <text:p>6325</text:p>
              </table:table-cell>
              <table:table-cell office:value-type="float" office:value="2712.5">
                <text:p>2712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7112.5">
                <text:p>17112.5</text:p>
              </table:table-cell>
              <table:table-cell office:value-type="float" office:value="12795">
                <text:p>12795</text:p>
              </table:table-cell>
              <table:table-cell office:value-type="float" office:value="6427.5">
                <text:p>6427.5</text:p>
              </table:table-cell>
              <table:table-cell office:value-type="float" office:value="17212.5">
                <text:p>17212.5</text:p>
              </table:table-cell>
              <table:table-cell office:value-type="float" office:value="12525">
                <text:p>12525</text:p>
              </table:table-cell>
              <table:table-cell office:value-type="float" office:value="6340">
                <text:p>6340</text:p>
              </table:table-cell>
              <table:table-cell office:value-type="float" office:value="2592.5">
                <text:p>2592.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6877.5">
                <text:p>16877.5</text:p>
              </table:table-cell>
              <table:table-cell office:value-type="float" office:value="12955">
                <text:p>12955</text:p>
              </table:table-cell>
              <table:table-cell office:value-type="float" office:value="5952.5">
                <text:p>5952.5</text:p>
              </table:table-cell>
              <table:table-cell office:value-type="float" office:value="16872.5">
                <text:p>16872.5</text:p>
              </table:table-cell>
              <table:table-cell office:value-type="float" office:value="12220">
                <text:p>12220</text:p>
              </table:table-cell>
              <table:table-cell office:value-type="float" office:value="6060">
                <text:p>6060</text:p>
              </table:table-cell>
              <table:table-cell office:value-type="float" office:value="2327.5">
                <text:p>2327.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6747.5">
                <text:p>16747.5</text:p>
              </table:table-cell>
              <table:table-cell office:value-type="float" office:value="12760">
                <text:p>12760</text:p>
              </table:table-cell>
              <table:table-cell office:value-type="float" office:value="5862.5">
                <text:p>5862.5</text:p>
              </table:table-cell>
              <table:table-cell office:value-type="float" office:value="16717.5">
                <text:p>16717.5</text:p>
              </table:table-cell>
              <table:table-cell office:value-type="float" office:value="12210">
                <text:p>12210</text:p>
              </table:table-cell>
              <table:table-cell office:value-type="float" office:value="6060">
                <text:p>6060</text:p>
              </table:table-cell>
              <table:table-cell office:value-type="float" office:value="2357.5">
                <text:p>2357.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6022.5">
                <text:p>16022.5</text:p>
              </table:table-cell>
              <table:table-cell office:value-type="float" office:value="12985">
                <text:p>12985</text:p>
              </table:table-cell>
              <table:table-cell office:value-type="float" office:value="5527.5">
                <text:p>5527.5</text:p>
              </table:table-cell>
              <table:table-cell office:value-type="float" office:value="17162.5">
                <text:p>17162.5</text:p>
              </table:table-cell>
              <table:table-cell office:value-type="float" office:value="12430">
                <text:p>12430</text:p>
              </table:table-cell>
              <table:table-cell office:value-type="float" office:value="5925">
                <text:p>5925</text:p>
              </table:table-cell>
              <table:table-cell office:value-type="float" office:value="2237.5">
                <text:p>2237.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6077.5">
                <text:p>16077.5</text:p>
              </table:table-cell>
              <table:table-cell office:value-type="float" office:value="13100">
                <text:p>13100</text:p>
              </table:table-cell>
              <table:table-cell office:value-type="float" office:value="5197.5">
                <text:p>5197.5</text:p>
              </table:table-cell>
              <table:table-cell office:value-type="float" office:value="17290">
                <text:p>17290</text:p>
              </table:table-cell>
              <table:table-cell office:value-type="float" office:value="12175">
                <text:p>12175</text:p>
              </table:table-cell>
              <table:table-cell office:value-type="float" office:value="5595">
                <text:p>5595</text:p>
              </table:table-cell>
              <table:table-cell office:value-type="float" office:value="2307.5">
                <text:p>2307.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537.5">
                <text:p>15537.5</text:p>
              </table:table-cell>
              <table:table-cell office:value-type="float" office:value="13520">
                <text:p>13520</text:p>
              </table:table-cell>
              <table:table-cell office:value-type="float" office:value="4197.5">
                <text:p>4197.5</text:p>
              </table:table-cell>
              <table:table-cell office:value-type="float" office:value="16755">
                <text:p>16755</text:p>
              </table:table-cell>
              <table:table-cell office:value-type="float" office:value="11020">
                <text:p>11020</text:p>
              </table:table-cell>
              <table:table-cell office:value-type="float" office:value="4875">
                <text:p>4875</text:p>
              </table:table-cell>
              <table:table-cell office:value-type="float" office:value="1657.5">
                <text:p>1657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457.5">
                <text:p>15457.5</text:p>
              </table:table-cell>
              <table:table-cell office:value-type="float" office:value="13515">
                <text:p>13515</text:p>
              </table:table-cell>
              <table:table-cell office:value-type="float" office:value="3722.5">
                <text:p>3722.5</text:p>
              </table:table-cell>
              <table:table-cell office:value-type="float" office:value="16095">
                <text:p>16095</text:p>
              </table:table-cell>
              <table:table-cell office:value-type="float" office:value="11050">
                <text:p>11050</text:p>
              </table:table-cell>
              <table:table-cell office:value-type="float" office:value="4345">
                <text:p>4345</text:p>
              </table:table-cell>
              <table:table-cell office:value-type="float" office:value="1967.5">
                <text:p>1967.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235">
                <text:p>15235</text:p>
              </table:table-cell>
              <table:table-cell office:value-type="float" office:value="13255">
                <text:p>13255</text:p>
              </table:table-cell>
              <table:table-cell office:value-type="float" office:value="3410">
                <text:p>3410</text:p>
              </table:table-cell>
              <table:table-cell office:value-type="float" office:value="15810">
                <text:p>15810</text:p>
              </table:table-cell>
              <table:table-cell office:value-type="float" office:value="11015">
                <text:p>11015</text:p>
              </table:table-cell>
              <table:table-cell office:value-type="float" office:value="4020">
                <text:p>4020</text:p>
              </table:table-cell>
              <table:table-cell office:value-type="float" office:value="1732.5">
                <text:p>1732.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235">
                <text:p>16235</text:p>
              </table:table-cell>
              <table:table-cell office:value-type="float" office:value="14330">
                <text:p>14330</text:p>
              </table:table-cell>
              <table:table-cell office:value-type="float" office:value="3545">
                <text:p>3545</text:p>
              </table:table-cell>
              <table:table-cell office:value-type="float" office:value="16440">
                <text:p>16440</text:p>
              </table:table-cell>
              <table:table-cell office:value-type="float" office:value="11870">
                <text:p>11870</text:p>
              </table:table-cell>
              <table:table-cell office:value-type="float" office:value="5170">
                <text:p>5170</text:p>
              </table:table-cell>
              <table:table-cell office:value-type="float" office:value="2227.5">
                <text:p>2227.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535">
                <text:p>16535</text:p>
              </table:table-cell>
              <table:table-cell office:value-type="float" office:value="14400">
                <text:p>14400</text:p>
              </table:table-cell>
              <table:table-cell office:value-type="float" office:value="3610">
                <text:p>3610</text:p>
              </table:table-cell>
              <table:table-cell office:value-type="float" office:value="16685">
                <text:p>16685</text:p>
              </table:table-cell>
              <table:table-cell office:value-type="float" office:value="12020">
                <text:p>12020</text:p>
              </table:table-cell>
              <table:table-cell office:value-type="float" office:value="5555">
                <text:p>5555</text:p>
              </table:table-cell>
              <table:table-cell office:value-type="float" office:value="2557.5">
                <text:p>2557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405">
                <text:p>16405</text:p>
              </table:table-cell>
              <table:table-cell office:value-type="float" office:value="14300">
                <text:p>14300</text:p>
              </table:table-cell>
              <table:table-cell office:value-type="float" office:value="3625">
                <text:p>3625</text:p>
              </table:table-cell>
              <table:table-cell office:value-type="float" office:value="16625">
                <text:p>16625</text:p>
              </table:table-cell>
              <table:table-cell office:value-type="float" office:value="11635">
                <text:p>11635</text:p>
              </table:table-cell>
              <table:table-cell office:value-type="float" office:value="5385">
                <text:p>5385</text:p>
              </table:table-cell>
              <table:table-cell office:value-type="float" office:value="2517.5">
                <text:p>2517.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6550">
                <text:p>16550</text:p>
              </table:table-cell>
              <table:table-cell office:value-type="float" office:value="14145">
                <text:p>14145</text:p>
              </table:table-cell>
              <table:table-cell office:value-type="float" office:value="3460">
                <text:p>3460</text:p>
              </table:table-cell>
              <table:table-cell office:value-type="float" office:value="16610">
                <text:p>16610</text:p>
              </table:table-cell>
              <table:table-cell office:value-type="float" office:value="11660">
                <text:p>11660</text:p>
              </table:table-cell>
              <table:table-cell office:value-type="float" office:value="5360">
                <text:p>5360</text:p>
              </table:table-cell>
              <table:table-cell office:value-type="float" office:value="2522.5">
                <text:p>2522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7565">
                <text:p>17565</text:p>
              </table:table-cell>
              <table:table-cell office:value-type="float" office:value="14350">
                <text:p>14350</text:p>
              </table:table-cell>
              <table:table-cell office:value-type="float" office:value="3670">
                <text:p>3670</text:p>
              </table:table-cell>
              <table:table-cell office:value-type="float" office:value="17170">
                <text:p>17170</text:p>
              </table:table-cell>
              <table:table-cell office:value-type="float" office:value="12315">
                <text:p>12315</text:p>
              </table:table-cell>
              <table:table-cell office:value-type="float" office:value="5660">
                <text:p>5660</text:p>
              </table:table-cell>
              <table:table-cell office:value-type="float" office:value="2837.5">
                <text:p>2837.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7635">
                <text:p>17635</text:p>
              </table:table-cell>
              <table:table-cell office:value-type="float" office:value="14340">
                <text:p>14340</text:p>
              </table:table-cell>
              <table:table-cell office:value-type="float" office:value="3770">
                <text:p>3770</text:p>
              </table:table-cell>
              <table:table-cell office:value-type="float" office:value="17480">
                <text:p>17480</text:p>
              </table:table-cell>
              <table:table-cell office:value-type="float" office:value="12345">
                <text:p>12345</text:p>
              </table:table-cell>
              <table:table-cell office:value-type="float" office:value="5795">
                <text:p>5795</text:p>
              </table:table-cell>
              <table:table-cell office:value-type="float" office:value="2837.5">
                <text:p>2837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7755">
                <text:p>17755</text:p>
              </table:table-cell>
              <table:table-cell office:value-type="float" office:value="14480">
                <text:p>14480</text:p>
              </table:table-cell>
              <table:table-cell office:value-type="float" office:value="3995">
                <text:p>3995</text:p>
              </table:table-cell>
              <table:table-cell office:value-type="float" office:value="17745">
                <text:p>17745</text:p>
              </table:table-cell>
              <table:table-cell office:value-type="float" office:value="12560">
                <text:p>12560</text:p>
              </table:table-cell>
              <table:table-cell office:value-type="float" office:value="6030">
                <text:p>6030</text:p>
              </table:table-cell>
              <table:table-cell office:value-type="float" office:value="3067.5">
                <text:p>3067.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7297.5">
                <text:p>17297.5</text:p>
              </table:table-cell>
              <table:table-cell office:value-type="float" office:value="14292.5">
                <text:p>14292.5</text:p>
              </table:table-cell>
              <table:table-cell office:value-type="float" office:value="3817.5">
                <text:p>3817.5</text:p>
              </table:table-cell>
              <table:table-cell office:value-type="float" office:value="17757.5">
                <text:p>17757.5</text:p>
              </table:table-cell>
              <table:table-cell office:value-type="float" office:value="12342.5">
                <text:p>12342.5</text:p>
              </table:table-cell>
              <table:table-cell office:value-type="float" office:value="5437.5">
                <text:p>5437.5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7742.5">
                <text:p>17742.5</text:p>
              </table:table-cell>
              <table:table-cell office:value-type="float" office:value="14612.5">
                <text:p>14612.5</text:p>
              </table:table-cell>
              <table:table-cell office:value-type="float" office:value="4452.5">
                <text:p>4452.5</text:p>
              </table:table-cell>
              <table:table-cell office:value-type="float" office:value="18437.5">
                <text:p>18437.5</text:p>
              </table:table-cell>
              <table:table-cell office:value-type="float" office:value="12182.5">
                <text:p>12182.5</text:p>
              </table:table-cell>
              <table:table-cell office:value-type="float" office:value="5667.5">
                <text:p>5667.5</text:p>
              </table:table-cell>
              <table:table-cell office:value-type="float" office:value="2895">
                <text:p>289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7782.5">
                <text:p>17782.5</text:p>
              </table:table-cell>
              <table:table-cell office:value-type="float" office:value="14857.5">
                <text:p>14857.5</text:p>
              </table:table-cell>
              <table:table-cell office:value-type="float" office:value="4412.5">
                <text:p>4412.5</text:p>
              </table:table-cell>
              <table:table-cell office:value-type="float" office:value="18212.5">
                <text:p>18212.5</text:p>
              </table:table-cell>
              <table:table-cell office:value-type="float" office:value="12372.5">
                <text:p>12372.5</text:p>
              </table:table-cell>
              <table:table-cell office:value-type="float" office:value="5702.5">
                <text:p>5702.5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7807.5">
                <text:p>17807.5</text:p>
              </table:table-cell>
              <table:table-cell office:value-type="float" office:value="15307.5">
                <text:p>15307.5</text:p>
              </table:table-cell>
              <table:table-cell office:value-type="float" office:value="4512.5">
                <text:p>4512.5</text:p>
              </table:table-cell>
              <table:table-cell office:value-type="float" office:value="18417.5">
                <text:p>18417.5</text:p>
              </table:table-cell>
              <table:table-cell office:value-type="float" office:value="12357.5">
                <text:p>12357.5</text:p>
              </table:table-cell>
              <table:table-cell office:value-type="float" office:value="5762.5">
                <text:p>5762.5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8585">
                <text:p>18585</text:p>
              </table:table-cell>
              <table:table-cell office:value-type="float" office:value="15662.5">
                <text:p>15662.5</text:p>
              </table:table-cell>
              <table:table-cell office:value-type="float" office:value="5692.5">
                <text:p>5692.5</text:p>
              </table:table-cell>
              <table:table-cell office:value-type="float" office:value="18402.5">
                <text:p>18402.5</text:p>
              </table:table-cell>
              <table:table-cell office:value-type="float" office:value="13745">
                <text:p>13745</text:p>
              </table:table-cell>
              <table:table-cell office:value-type="float" office:value="6207.5">
                <text:p>6207.5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8145">
                <text:p>18145</text:p>
              </table:table-cell>
              <table:table-cell office:value-type="float" office:value="14887.5">
                <text:p>14887.5</text:p>
              </table:table-cell>
              <table:table-cell office:value-type="float" office:value="6057.5">
                <text:p>6057.5</text:p>
              </table:table-cell>
              <table:table-cell office:value-type="float" office:value="17612.5">
                <text:p>17612.5</text:p>
              </table:table-cell>
              <table:table-cell office:value-type="float" office:value="13365">
                <text:p>13365</text:p>
              </table:table-cell>
              <table:table-cell office:value-type="float" office:value="5987.5">
                <text:p>5987.5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500">
                <text:p>17500</text:p>
              </table:table-cell>
              <table:table-cell office:value-type="float" office:value="14152.5">
                <text:p>14152.5</text:p>
              </table:table-cell>
              <table:table-cell office:value-type="float" office:value="5287.5">
                <text:p>5287.5</text:p>
              </table:table-cell>
              <table:table-cell office:value-type="float" office:value="17882.5">
                <text:p>17882.5</text:p>
              </table:table-cell>
              <table:table-cell office:value-type="float" office:value="13715">
                <text:p>13715</text:p>
              </table:table-cell>
              <table:table-cell office:value-type="float" office:value="5402.5">
                <text:p>5402.5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7150">
                <text:p>17150</text:p>
              </table:table-cell>
              <table:table-cell office:value-type="float" office:value="14032.5">
                <text:p>14032.5</text:p>
              </table:table-cell>
              <table:table-cell office:value-type="float" office:value="5317.5">
                <text:p>5317.5</text:p>
              </table:table-cell>
              <table:table-cell office:value-type="float" office:value="17297.5">
                <text:p>17297.5</text:p>
              </table:table-cell>
              <table:table-cell office:value-type="float" office:value="13075">
                <text:p>13075</text:p>
              </table:table-cell>
              <table:table-cell office:value-type="float" office:value="4737.5">
                <text:p>4737.5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7035">
                <text:p>17035</text:p>
              </table:table-cell>
              <table:table-cell office:value-type="float" office:value="14032.5">
                <text:p>14032.5</text:p>
              </table:table-cell>
              <table:table-cell office:value-type="float" office:value="5417.5">
                <text:p>5417.5</text:p>
              </table:table-cell>
              <table:table-cell office:value-type="float" office:value="17432.5">
                <text:p>17432.5</text:p>
              </table:table-cell>
              <table:table-cell office:value-type="float" office:value="13345">
                <text:p>13345</text:p>
              </table:table-cell>
              <table:table-cell office:value-type="float" office:value="4362.5">
                <text:p>4362.5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6855">
                <text:p>16855</text:p>
              </table:table-cell>
              <table:table-cell office:value-type="float" office:value="13982.5">
                <text:p>13982.5</text:p>
              </table:table-cell>
              <table:table-cell office:value-type="float" office:value="5222.5">
                <text:p>5222.5</text:p>
              </table:table-cell>
              <table:table-cell office:value-type="float" office:value="17267.5">
                <text:p>17267.5</text:p>
              </table:table-cell>
              <table:table-cell office:value-type="float" office:value="13470">
                <text:p>13470</text:p>
              </table:table-cell>
              <table:table-cell office:value-type="float" office:value="4307.5">
                <text:p>4307.5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6930">
                <text:p>16930</text:p>
              </table:table-cell>
              <table:table-cell office:value-type="float" office:value="13857.5">
                <text:p>13857.5</text:p>
              </table:table-cell>
              <table:table-cell office:value-type="float" office:value="5282.5">
                <text:p>5282.5</text:p>
              </table:table-cell>
              <table:table-cell office:value-type="float" office:value="17157.5">
                <text:p>17157.5</text:p>
              </table:table-cell>
              <table:table-cell office:value-type="float" office:value="13545">
                <text:p>13545</text:p>
              </table:table-cell>
              <table:table-cell office:value-type="float" office:value="4207.5">
                <text:p>4207.5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7220">
                <text:p>17220</text:p>
              </table:table-cell>
              <table:table-cell office:value-type="float" office:value="14397.5">
                <text:p>14397.5</text:p>
              </table:table-cell>
              <table:table-cell office:value-type="float" office:value="5527.5">
                <text:p>5527.5</text:p>
              </table:table-cell>
              <table:table-cell office:value-type="float" office:value="17167.5">
                <text:p>17167.5</text:p>
              </table:table-cell>
              <table:table-cell office:value-type="float" office:value="13565">
                <text:p>13565</text:p>
              </table:table-cell>
              <table:table-cell office:value-type="float" office:value="4637.5">
                <text:p>4637.5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225">
                <text:p>17225</text:p>
              </table:table-cell>
              <table:table-cell office:value-type="float" office:value="14277.5">
                <text:p>14277.5</text:p>
              </table:table-cell>
              <table:table-cell office:value-type="float" office:value="5077.5">
                <text:p>5077.5</text:p>
              </table:table-cell>
              <table:table-cell office:value-type="float" office:value="17207.5">
                <text:p>17207.5</text:p>
              </table:table-cell>
              <table:table-cell office:value-type="float" office:value="13325">
                <text:p>13325</text:p>
              </table:table-cell>
              <table:table-cell office:value-type="float" office:value="4392.5">
                <text:p>4392.5</text:p>
              </table:table-cell>
              <table:table-cell office:value-type="float" office:value="2955">
                <text:p>295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7592.5">
                <text:p>17592.5</text:p>
              </table:table-cell>
              <table:table-cell office:value-type="float" office:value="14320">
                <text:p>14320</text:p>
              </table:table-cell>
              <table:table-cell office:value-type="float" office:value="4927.5">
                <text:p>4927.5</text:p>
              </table:table-cell>
              <table:table-cell office:value-type="float" office:value="17557.5">
                <text:p>17557.5</text:p>
              </table:table-cell>
              <table:table-cell office:value-type="float" office:value="13210">
                <text:p>13210</text:p>
              </table:table-cell>
              <table:table-cell office:value-type="float" office:value="4447.5">
                <text:p>4447.5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7742.5">
                <text:p>17742.5</text:p>
              </table:table-cell>
              <table:table-cell office:value-type="float" office:value="15110">
                <text:p>15110</text:p>
              </table:table-cell>
              <table:table-cell office:value-type="float" office:value="5252.5">
                <text:p>5252.5</text:p>
              </table:table-cell>
              <table:table-cell office:value-type="float" office:value="18022.5">
                <text:p>18022.5</text:p>
              </table:table-cell>
              <table:table-cell office:value-type="float" office:value="13990">
                <text:p>13990</text:p>
              </table:table-cell>
              <table:table-cell office:value-type="float" office:value="5197.5">
                <text:p>5197.5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8052.5">
                <text:p>18052.5</text:p>
              </table:table-cell>
              <table:table-cell office:value-type="float" office:value="15530">
                <text:p>15530</text:p>
              </table:table-cell>
              <table:table-cell office:value-type="float" office:value="5712.5">
                <text:p>5712.5</text:p>
              </table:table-cell>
              <table:table-cell office:value-type="float" office:value="18087.5">
                <text:p>18087.5</text:p>
              </table:table-cell>
              <table:table-cell office:value-type="float" office:value="14340">
                <text:p>14340</text:p>
              </table:table-cell>
              <table:table-cell office:value-type="float" office:value="5467.5">
                <text:p>5467.5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8347.5">
                <text:p>18347.5</text:p>
              </table:table-cell>
              <table:table-cell office:value-type="float" office:value="14910">
                <text:p>14910</text:p>
              </table:table-cell>
              <table:table-cell office:value-type="float" office:value="5722.5">
                <text:p>5722.5</text:p>
              </table:table-cell>
              <table:table-cell office:value-type="float" office:value="17967.5">
                <text:p>17967.5</text:p>
              </table:table-cell>
              <table:table-cell office:value-type="float" office:value="14215">
                <text:p>14215</text:p>
              </table:table-cell>
              <table:table-cell office:value-type="float" office:value="5452.5">
                <text:p>5452.5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8377.5">
                <text:p>18377.5</text:p>
              </table:table-cell>
              <table:table-cell office:value-type="float" office:value="14285">
                <text:p>14285</text:p>
              </table:table-cell>
              <table:table-cell office:value-type="float" office:value="6445">
                <text:p>6445</text:p>
              </table:table-cell>
              <table:table-cell office:value-type="float" office:value="17757.5">
                <text:p>17757.5</text:p>
              </table:table-cell>
              <table:table-cell office:value-type="float" office:value="13920">
                <text:p>13920</text:p>
              </table:table-cell>
              <table:table-cell office:value-type="float" office:value="5967.5">
                <text:p>5967.5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8340">
                <text:p>18340</text:p>
              </table:table-cell>
              <table:table-cell office:value-type="float" office:value="14015">
                <text:p>14015</text:p>
              </table:table-cell>
              <table:table-cell office:value-type="float" office:value="6377.5">
                <text:p>6377.5</text:p>
              </table:table-cell>
              <table:table-cell office:value-type="float" office:value="17992.5">
                <text:p>17992.5</text:p>
              </table:table-cell>
              <table:table-cell office:value-type="float" office:value="14137.5">
                <text:p>14137.5</text:p>
              </table:table-cell>
              <table:table-cell office:value-type="float" office:value="5812.5">
                <text:p>5812.5</text:p>
              </table:table-cell>
              <table:table-cell office:value-type="float" office:value="5747.5">
                <text:p>5747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8152.5">
                <text:p>18152.5</text:p>
              </table:table-cell>
              <table:table-cell office:value-type="float" office:value="14087.5">
                <text:p>14087.5</text:p>
              </table:table-cell>
              <table:table-cell office:value-type="float" office:value="6495">
                <text:p>6495</text:p>
              </table:table-cell>
              <table:table-cell office:value-type="float" office:value="17540">
                <text:p>17540</text:p>
              </table:table-cell>
              <table:table-cell office:value-type="float" office:value="14000">
                <text:p>14000</text:p>
              </table:table-cell>
              <table:table-cell office:value-type="float" office:value="5535">
                <text:p>5535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7982.5">
                <text:p>17982.5</text:p>
              </table:table-cell>
              <table:table-cell office:value-type="float" office:value="13972.5">
                <text:p>13972.5</text:p>
              </table:table-cell>
              <table:table-cell office:value-type="float" office:value="6320">
                <text:p>6320</text:p>
              </table:table-cell>
              <table:table-cell office:value-type="float" office:value="17405">
                <text:p>17405</text:p>
              </table:table-cell>
              <table:table-cell office:value-type="float" office:value="14335">
                <text:p>14335</text:p>
              </table:table-cell>
              <table:table-cell office:value-type="float" office:value="5355">
                <text:p>5355</text:p>
              </table:table-cell>
              <table:table-cell office:value-type="float" office:value="5140">
                <text:p>514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8137.5">
                <text:p>18137.5</text:p>
              </table:table-cell>
              <table:table-cell office:value-type="float" office:value="13632.5">
                <text:p>13632.5</text:p>
              </table:table-cell>
              <table:table-cell office:value-type="float" office:value="6715">
                <text:p>6715</text:p>
              </table:table-cell>
              <table:table-cell office:value-type="float" office:value="17600">
                <text:p>17600</text:p>
              </table:table-cell>
              <table:table-cell office:value-type="float" office:value="13610">
                <text:p>13610</text:p>
              </table:table-cell>
              <table:table-cell office:value-type="float" office:value="5862.5">
                <text:p>5862.5</text:p>
              </table:table-cell>
              <table:table-cell office:value-type="float" office:value="4970">
                <text:p>497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7615">
                <text:p>17615</text:p>
              </table:table-cell>
              <table:table-cell office:value-type="float" office:value="13890">
                <text:p>13890</text:p>
              </table:table-cell>
              <table:table-cell office:value-type="float" office:value="6352.5">
                <text:p>6352.5</text:p>
              </table:table-cell>
              <table:table-cell office:value-type="float" office:value="17647.5">
                <text:p>17647.5</text:p>
              </table:table-cell>
              <table:table-cell office:value-type="float" office:value="13202.5">
                <text:p>13202.5</text:p>
              </table:table-cell>
              <table:table-cell office:value-type="float" office:value="5710">
                <text:p>5710</text:p>
              </table:table-cell>
              <table:table-cell office:value-type="float" office:value="4667.5">
                <text:p>4667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7540">
                <text:p>17540</text:p>
              </table:table-cell>
              <table:table-cell office:value-type="float" office:value="13895">
                <text:p>13895</text:p>
              </table:table-cell>
              <table:table-cell office:value-type="float" office:value="6247.5">
                <text:p>6247.5</text:p>
              </table:table-cell>
              <table:table-cell office:value-type="float" office:value="17922.5">
                <text:p>17922.5</text:p>
              </table:table-cell>
              <table:table-cell office:value-type="float" office:value="13575">
                <text:p>13575</text:p>
              </table:table-cell>
              <table:table-cell office:value-type="float" office:value="5820">
                <text:p>5820</text:p>
              </table:table-cell>
              <table:table-cell office:value-type="float" office:value="5072.5">
                <text:p>5072.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7355">
                <text:p>17355</text:p>
              </table:table-cell>
              <table:table-cell office:value-type="float" office:value="13875">
                <text:p>13875</text:p>
              </table:table-cell>
              <table:table-cell office:value-type="float" office:value="6117.5">
                <text:p>6117.5</text:p>
              </table:table-cell>
              <table:table-cell office:value-type="float" office:value="17777.5">
                <text:p>17777.5</text:p>
              </table:table-cell>
              <table:table-cell office:value-type="float" office:value="13385">
                <text:p>13385</text:p>
              </table:table-cell>
              <table:table-cell office:value-type="float" office:value="5585">
                <text:p>5585</text:p>
              </table:table-cell>
              <table:table-cell office:value-type="float" office:value="5012.5">
                <text:p>5012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7440">
                <text:p>17440</text:p>
              </table:table-cell>
              <table:table-cell office:value-type="float" office:value="13380">
                <text:p>13380</text:p>
              </table:table-cell>
              <table:table-cell office:value-type="float" office:value="5722.5">
                <text:p>5722.5</text:p>
              </table:table-cell>
              <table:table-cell office:value-type="float" office:value="17822.5">
                <text:p>17822.5</text:p>
              </table:table-cell>
              <table:table-cell office:value-type="float" office:value="13345">
                <text:p>13345</text:p>
              </table:table-cell>
              <table:table-cell office:value-type="float" office:value="5325">
                <text:p>5325</text:p>
              </table:table-cell>
              <table:table-cell office:value-type="float" office:value="4967.5">
                <text:p>4967.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7715">
                <text:p>17715</text:p>
              </table:table-cell>
              <table:table-cell office:value-type="float" office:value="13480">
                <text:p>13480</text:p>
              </table:table-cell>
              <table:table-cell office:value-type="float" office:value="6057.5">
                <text:p>6057.5</text:p>
              </table:table-cell>
              <table:table-cell office:value-type="float" office:value="17992.5">
                <text:p>17992.5</text:p>
              </table:table-cell>
              <table:table-cell office:value-type="float" office:value="13470">
                <text:p>13470</text:p>
              </table:table-cell>
              <table:table-cell office:value-type="float" office:value="5460">
                <text:p>5460</text:p>
              </table:table-cell>
              <table:table-cell office:value-type="float" office:value="5142.5">
                <text:p>5142.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7285">
                <text:p>17285</text:p>
              </table:table-cell>
              <table:table-cell office:value-type="float" office:value="13275">
                <text:p>13275</text:p>
              </table:table-cell>
              <table:table-cell office:value-type="float" office:value="5617.5">
                <text:p>5617.5</text:p>
              </table:table-cell>
              <table:table-cell office:value-type="float" office:value="17687.5">
                <text:p>17687.5</text:p>
              </table:table-cell>
              <table:table-cell office:value-type="float" office:value="12440">
                <text:p>12440</text:p>
              </table:table-cell>
              <table:table-cell office:value-type="float" office:value="4995">
                <text:p>4995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7725">
                <text:p>17725</text:p>
              </table:table-cell>
              <table:table-cell office:value-type="float" office:value="13415">
                <text:p>13415</text:p>
              </table:table-cell>
              <table:table-cell office:value-type="float" office:value="5677.5">
                <text:p>5677.5</text:p>
              </table:table-cell>
              <table:table-cell office:value-type="float" office:value="17772.5">
                <text:p>17772.5</text:p>
              </table:table-cell>
              <table:table-cell office:value-type="float" office:value="12455">
                <text:p>12455</text:p>
              </table:table-cell>
              <table:table-cell office:value-type="float" office:value="5220">
                <text:p>5220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7810">
                <text:p>17810</text:p>
              </table:table-cell>
              <table:table-cell office:value-type="float" office:value="13000">
                <text:p>13000</text:p>
              </table:table-cell>
              <table:table-cell office:value-type="float" office:value="5547.5">
                <text:p>5547.5</text:p>
              </table:table-cell>
              <table:table-cell office:value-type="float" office:value="18002.5">
                <text:p>18002.5</text:p>
              </table:table-cell>
              <table:table-cell office:value-type="float" office:value="12530">
                <text:p>12530</text:p>
              </table:table-cell>
              <table:table-cell office:value-type="float" office:value="4705">
                <text:p>4705</text:p>
              </table:table-cell>
              <table:table-cell office:value-type="float" office:value="5190">
                <text:p>519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7480">
                <text:p>17480</text:p>
              </table:table-cell>
              <table:table-cell office:value-type="float" office:value="12365">
                <text:p>12365</text:p>
              </table:table-cell>
              <table:table-cell office:value-type="float" office:value="4982.5">
                <text:p>4982.5</text:p>
              </table:table-cell>
              <table:table-cell office:value-type="float" office:value="17957.5">
                <text:p>17957.5</text:p>
              </table:table-cell>
              <table:table-cell office:value-type="float" office:value="11975">
                <text:p>11975</text:p>
              </table:table-cell>
              <table:table-cell office:value-type="float" office:value="4330">
                <text:p>4330</text:p>
              </table:table-cell>
              <table:table-cell office:value-type="float" office:value="4535">
                <text:p>453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7285">
                <text:p>17285</text:p>
              </table:table-cell>
              <table:table-cell office:value-type="float" office:value="11795">
                <text:p>11795</text:p>
              </table:table-cell>
              <table:table-cell office:value-type="float" office:value="4522.5">
                <text:p>4522.5</text:p>
              </table:table-cell>
              <table:table-cell office:value-type="float" office:value="18367.5">
                <text:p>18367.5</text:p>
              </table:table-cell>
              <table:table-cell office:value-type="float" office:value="11855">
                <text:p>11855</text:p>
              </table:table-cell>
              <table:table-cell office:value-type="float" office:value="4035">
                <text:p>4035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7005">
                <text:p>17005</text:p>
              </table:table-cell>
              <table:table-cell office:value-type="float" office:value="11810">
                <text:p>11810</text:p>
              </table:table-cell>
              <table:table-cell office:value-type="float" office:value="4432.5">
                <text:p>4432.5</text:p>
              </table:table-cell>
              <table:table-cell office:value-type="float" office:value="18302.5">
                <text:p>18302.5</text:p>
              </table:table-cell>
              <table:table-cell office:value-type="float" office:value="11835">
                <text:p>11835</text:p>
              </table:table-cell>
              <table:table-cell office:value-type="float" office:value="4010">
                <text:p>4010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7100">
                <text:p>17100</text:p>
              </table:table-cell>
              <table:table-cell office:value-type="float" office:value="11845">
                <text:p>11845</text:p>
              </table:table-cell>
              <table:table-cell office:value-type="float" office:value="4437.5">
                <text:p>4437.5</text:p>
              </table:table-cell>
              <table:table-cell office:value-type="float" office:value="18037.5">
                <text:p>18037.5</text:p>
              </table:table-cell>
              <table:table-cell office:value-type="float" office:value="11950">
                <text:p>11950</text:p>
              </table:table-cell>
              <table:table-cell office:value-type="float" office:value="3920">
                <text:p>3920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7010">
                <text:p>17010</text:p>
              </table:table-cell>
              <table:table-cell office:value-type="float" office:value="11900">
                <text:p>11900</text:p>
              </table:table-cell>
              <table:table-cell office:value-type="float" office:value="4367.5">
                <text:p>4367.5</text:p>
              </table:table-cell>
              <table:table-cell office:value-type="float" office:value="18027.5">
                <text:p>18027.5</text:p>
              </table:table-cell>
              <table:table-cell office:value-type="float" office:value="11765">
                <text:p>11765</text:p>
              </table:table-cell>
              <table:table-cell office:value-type="float" office:value="3840">
                <text:p>3840</text:p>
              </table:table-cell>
              <table:table-cell office:value-type="float" office:value="3415">
                <text:p>341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7015">
                <text:p>17015</text:p>
              </table:table-cell>
              <table:table-cell office:value-type="float" office:value="11742.5">
                <text:p>11742.5</text:p>
              </table:table-cell>
              <table:table-cell office:value-type="float" office:value="3837.5">
                <text:p>3837.5</text:p>
              </table:table-cell>
              <table:table-cell office:value-type="float" office:value="18067.5">
                <text:p>18067.5</text:p>
              </table:table-cell>
              <table:table-cell office:value-type="float" office:value="11495">
                <text:p>11495</text:p>
              </table:table-cell>
              <table:table-cell office:value-type="float" office:value="3822.5">
                <text:p>3822.5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7395">
                <text:p>17395</text:p>
              </table:table-cell>
              <table:table-cell office:value-type="float" office:value="12092.5">
                <text:p>12092.5</text:p>
              </table:table-cell>
              <table:table-cell office:value-type="float" office:value="4752.5">
                <text:p>4752.5</text:p>
              </table:table-cell>
              <table:table-cell office:value-type="float" office:value="18567.5">
                <text:p>18567.5</text:p>
              </table:table-cell>
              <table:table-cell office:value-type="float" office:value="12435">
                <text:p>12435</text:p>
              </table:table-cell>
              <table:table-cell office:value-type="float" office:value="4347.5">
                <text:p>4347.5</text:p>
              </table:table-cell>
              <table:table-cell office:value-type="float" office:value="3535">
                <text:p>353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7665">
                <text:p>17665</text:p>
              </table:table-cell>
              <table:table-cell office:value-type="float" office:value="12482.5">
                <text:p>12482.5</text:p>
              </table:table-cell>
              <table:table-cell office:value-type="float" office:value="5145">
                <text:p>5145</text:p>
              </table:table-cell>
              <table:table-cell office:value-type="float" office:value="19447.5">
                <text:p>19447.5</text:p>
              </table:table-cell>
              <table:table-cell office:value-type="float" office:value="12955">
                <text:p>12955</text:p>
              </table:table-cell>
              <table:table-cell office:value-type="float" office:value="4667.5">
                <text:p>4667.5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7305">
                <text:p>17305</text:p>
              </table:table-cell>
              <table:table-cell office:value-type="float" office:value="12767.5">
                <text:p>12767.5</text:p>
              </table:table-cell>
              <table:table-cell office:value-type="float" office:value="4520">
                <text:p>4520</text:p>
              </table:table-cell>
              <table:table-cell office:value-type="float" office:value="18727.5">
                <text:p>18727.5</text:p>
              </table:table-cell>
              <table:table-cell office:value-type="float" office:value="13540">
                <text:p>13540</text:p>
              </table:table-cell>
              <table:table-cell office:value-type="float" office:value="4577.5">
                <text:p>4577.5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7420">
                <text:p>17420</text:p>
              </table:table-cell>
              <table:table-cell office:value-type="float" office:value="13222.5">
                <text:p>13222.5</text:p>
              </table:table-cell>
              <table:table-cell office:value-type="float" office:value="4585">
                <text:p>4585</text:p>
              </table:table-cell>
              <table:table-cell office:value-type="float" office:value="19157.5">
                <text:p>19157.5</text:p>
              </table:table-cell>
              <table:table-cell office:value-type="float" office:value="13470">
                <text:p>13470</text:p>
              </table:table-cell>
              <table:table-cell office:value-type="float" office:value="5377.5">
                <text:p>5377.5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7792.5">
                <text:p>17792.5</text:p>
              </table:table-cell>
              <table:table-cell office:value-type="float" office:value="13512.5">
                <text:p>13512.5</text:p>
              </table:table-cell>
              <table:table-cell office:value-type="float" office:value="4910">
                <text:p>4910</text:p>
              </table:table-cell>
              <table:table-cell office:value-type="float" office:value="19147.5">
                <text:p>19147.5</text:p>
              </table:table-cell>
              <table:table-cell office:value-type="float" office:value="13930">
                <text:p>13930</text:p>
              </table:table-cell>
              <table:table-cell office:value-type="float" office:value="5620">
                <text:p>5620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7687.5">
                <text:p>17687.5</text:p>
              </table:table-cell>
              <table:table-cell office:value-type="float" office:value="13367.5">
                <text:p>13367.5</text:p>
              </table:table-cell>
              <table:table-cell office:value-type="float" office:value="4875">
                <text:p>4875</text:p>
              </table:table-cell>
              <table:table-cell office:value-type="float" office:value="19312.5">
                <text:p>19312.5</text:p>
              </table:table-cell>
              <table:table-cell office:value-type="float" office:value="13700">
                <text:p>13700</text:p>
              </table:table-cell>
              <table:table-cell office:value-type="float" office:value="5655">
                <text:p>5655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8152.5">
                <text:p>18152.5</text:p>
              </table:table-cell>
              <table:table-cell office:value-type="float" office:value="12962.5">
                <text:p>12962.5</text:p>
              </table:table-cell>
              <table:table-cell office:value-type="float" office:value="4700">
                <text:p>4700</text:p>
              </table:table-cell>
              <table:table-cell office:value-type="float" office:value="19232.5">
                <text:p>19232.5</text:p>
              </table:table-cell>
              <table:table-cell office:value-type="float" office:value="13385">
                <text:p>13385</text:p>
              </table:table-cell>
              <table:table-cell office:value-type="float" office:value="5000">
                <text:p>5000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8227.5">
                <text:p>18227.5</text:p>
              </table:table-cell>
              <table:table-cell office:value-type="float" office:value="13087.5">
                <text:p>13087.5</text:p>
              </table:table-cell>
              <table:table-cell office:value-type="float" office:value="4610">
                <text:p>4610</text:p>
              </table:table-cell>
              <table:table-cell office:value-type="float" office:value="19217.5">
                <text:p>19217.5</text:p>
              </table:table-cell>
              <table:table-cell office:value-type="float" office:value="13395">
                <text:p>13395</text:p>
              </table:table-cell>
              <table:table-cell office:value-type="float" office:value="4995">
                <text:p>4995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7927.5">
                <text:p>17927.5</text:p>
              </table:table-cell>
              <table:table-cell office:value-type="float" office:value="12982.5">
                <text:p>12982.5</text:p>
              </table:table-cell>
              <table:table-cell office:value-type="float" office:value="4760">
                <text:p>4760</text:p>
              </table:table-cell>
              <table:table-cell office:value-type="float" office:value="19137.5">
                <text:p>19137.5</text:p>
              </table:table-cell>
              <table:table-cell office:value-type="float" office:value="13310">
                <text:p>13310</text:p>
              </table:table-cell>
              <table:table-cell office:value-type="float" office:value="5195">
                <text:p>5195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8002.5">
                <text:p>18002.5</text:p>
              </table:table-cell>
              <table:table-cell office:value-type="float" office:value="12912.5">
                <text:p>12912.5</text:p>
              </table:table-cell>
              <table:table-cell office:value-type="float" office:value="4730">
                <text:p>4730</text:p>
              </table:table-cell>
              <table:table-cell office:value-type="float" office:value="19127.5">
                <text:p>19127.5</text:p>
              </table:table-cell>
              <table:table-cell office:value-type="float" office:value="13120">
                <text:p>13120</text:p>
              </table:table-cell>
              <table:table-cell office:value-type="float" office:value="5010">
                <text:p>5010</text:p>
              </table:table-cell>
              <table:table-cell office:value-type="float" office:value="3335">
                <text:p>333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8827.5">
                <text:p>18827.5</text:p>
              </table:table-cell>
              <table:table-cell office:value-type="float" office:value="13942.5">
                <text:p>13942.5</text:p>
              </table:table-cell>
              <table:table-cell office:value-type="float" office:value="4765">
                <text:p>4765</text:p>
              </table:table-cell>
              <table:table-cell office:value-type="float" office:value="19767.5">
                <text:p>19767.5</text:p>
              </table:table-cell>
              <table:table-cell office:value-type="float" office:value="13575">
                <text:p>13575</text:p>
              </table:table-cell>
              <table:table-cell office:value-type="float" office:value="5900">
                <text:p>5900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8737.5">
                <text:p>18737.5</text:p>
              </table:table-cell>
              <table:table-cell office:value-type="float" office:value="14037.5">
                <text:p>14037.5</text:p>
              </table:table-cell>
              <table:table-cell office:value-type="float" office:value="4745">
                <text:p>4745</text:p>
              </table:table-cell>
              <table:table-cell office:value-type="float" office:value="19897.5">
                <text:p>19897.5</text:p>
              </table:table-cell>
              <table:table-cell office:value-type="float" office:value="13705">
                <text:p>13705</text:p>
              </table:table-cell>
              <table:table-cell office:value-type="float" office:value="6255">
                <text:p>6255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7765">
                <text:p>17765</text:p>
              </table:table-cell>
              <table:table-cell office:value-type="float" office:value="13655">
                <text:p>13655</text:p>
              </table:table-cell>
              <table:table-cell office:value-type="float" office:value="4912.5">
                <text:p>4912.5</text:p>
              </table:table-cell>
              <table:table-cell office:value-type="float" office:value="19420">
                <text:p>19420</text:p>
              </table:table-cell>
              <table:table-cell office:value-type="float" office:value="13412.5">
                <text:p>13412.5</text:p>
              </table:table-cell>
              <table:table-cell office:value-type="float" office:value="5912.5">
                <text:p>5912.5</text:p>
              </table:table-cell>
              <table:table-cell office:value-type="float" office:value="2947.5">
                <text:p>2947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8165">
                <text:p>18165</text:p>
              </table:table-cell>
              <table:table-cell office:value-type="float" office:value="13725">
                <text:p>13725</text:p>
              </table:table-cell>
              <table:table-cell office:value-type="float" office:value="5012.5">
                <text:p>5012.5</text:p>
              </table:table-cell>
              <table:table-cell office:value-type="float" office:value="19695">
                <text:p>19695</text:p>
              </table:table-cell>
              <table:table-cell office:value-type="float" office:value="13567.5">
                <text:p>13567.5</text:p>
              </table:table-cell>
              <table:table-cell office:value-type="float" office:value="5947.5">
                <text:p>5947.5</text:p>
              </table:table-cell>
              <table:table-cell office:value-type="float" office:value="3027.5">
                <text:p>3027.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8082.5">
                <text:p>18082.5</text:p>
              </table:table-cell>
              <table:table-cell office:value-type="float" office:value="13300">
                <text:p>13300</text:p>
              </table:table-cell>
              <table:table-cell office:value-type="float" office:value="4777.5">
                <text:p>4777.5</text:p>
              </table:table-cell>
              <table:table-cell office:value-type="float" office:value="19315">
                <text:p>19315</text:p>
              </table:table-cell>
              <table:table-cell office:value-type="float" office:value="13232.5">
                <text:p>13232.5</text:p>
              </table:table-cell>
              <table:table-cell office:value-type="float" office:value="6077.5">
                <text:p>6077.5</text:p>
              </table:table-cell>
              <table:table-cell office:value-type="float" office:value="3327.5">
                <text:p>3327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7502.5">
                <text:p>17502.5</text:p>
              </table:table-cell>
              <table:table-cell office:value-type="float" office:value="12890">
                <text:p>12890</text:p>
              </table:table-cell>
              <table:table-cell office:value-type="float" office:value="4727.5">
                <text:p>4727.5</text:p>
              </table:table-cell>
              <table:table-cell office:value-type="float" office:value="19540">
                <text:p>19540</text:p>
              </table:table-cell>
              <table:table-cell office:value-type="float" office:value="13137.5">
                <text:p>13137.5</text:p>
              </table:table-cell>
              <table:table-cell office:value-type="float" office:value="6117.5">
                <text:p>6117.5</text:p>
              </table:table-cell>
              <table:table-cell office:value-type="float" office:value="3392.5">
                <text:p>3392.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7582.5">
                <text:p>17582.5</text:p>
              </table:table-cell>
              <table:table-cell office:value-type="float" office:value="12620">
                <text:p>12620</text:p>
              </table:table-cell>
              <table:table-cell office:value-type="float" office:value="4717.5">
                <text:p>4717.5</text:p>
              </table:table-cell>
              <table:table-cell office:value-type="float" office:value="19480">
                <text:p>19480</text:p>
              </table:table-cell>
              <table:table-cell office:value-type="float" office:value="13402.5">
                <text:p>13402.5</text:p>
              </table:table-cell>
              <table:table-cell office:value-type="float" office:value="6377.5">
                <text:p>6377.5</text:p>
              </table:table-cell>
              <table:table-cell office:value-type="float" office:value="3122.5">
                <text:p>3122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7547.5">
                <text:p>17547.5</text:p>
              </table:table-cell>
              <table:table-cell office:value-type="float" office:value="12275">
                <text:p>12275</text:p>
              </table:table-cell>
              <table:table-cell office:value-type="float" office:value="4437.5">
                <text:p>4437.5</text:p>
              </table:table-cell>
              <table:table-cell office:value-type="float" office:value="19335">
                <text:p>19335</text:p>
              </table:table-cell>
              <table:table-cell office:value-type="float" office:value="13077.5">
                <text:p>13077.5</text:p>
              </table:table-cell>
              <table:table-cell office:value-type="float" office:value="6307.5">
                <text:p>6307.5</text:p>
              </table:table-cell>
              <table:table-cell office:value-type="float" office:value="2862.5">
                <text:p>2862.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7152.5">
                <text:p>17152.5</text:p>
              </table:table-cell>
              <table:table-cell office:value-type="float" office:value="11855">
                <text:p>11855</text:p>
              </table:table-cell>
              <table:table-cell office:value-type="float" office:value="4427.5">
                <text:p>4427.5</text:p>
              </table:table-cell>
              <table:table-cell office:value-type="float" office:value="19640">
                <text:p>19640</text:p>
              </table:table-cell>
              <table:table-cell office:value-type="float" office:value="13117.5">
                <text:p>13117.5</text:p>
              </table:table-cell>
              <table:table-cell office:value-type="float" office:value="6347.5">
                <text:p>6347.5</text:p>
              </table:table-cell>
              <table:table-cell office:value-type="float" office:value="3122.5">
                <text:p>3122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6797.5">
                <text:p>16797.5</text:p>
              </table:table-cell>
              <table:table-cell office:value-type="float" office:value="11720">
                <text:p>11720</text:p>
              </table:table-cell>
              <table:table-cell office:value-type="float" office:value="4487.5">
                <text:p>4487.5</text:p>
              </table:table-cell>
              <table:table-cell office:value-type="float" office:value="19415">
                <text:p>19415</text:p>
              </table:table-cell>
              <table:table-cell office:value-type="float" office:value="12852.5">
                <text:p>12852.5</text:p>
              </table:table-cell>
              <table:table-cell office:value-type="float" office:value="6212.5">
                <text:p>6212.5</text:p>
              </table:table-cell>
              <table:table-cell office:value-type="float" office:value="2732.5">
                <text:p>2732.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6865">
                <text:p>16865</text:p>
              </table:table-cell>
              <table:table-cell office:value-type="float" office:value="11057.5">
                <text:p>11057.5</text:p>
              </table:table-cell>
              <table:table-cell office:value-type="float" office:value="3687.5">
                <text:p>3687.5</text:p>
              </table:table-cell>
              <table:table-cell office:value-type="float" office:value="18612.5">
                <text:p>18612.5</text:p>
              </table:table-cell>
              <table:table-cell office:value-type="float" office:value="12030">
                <text:p>12030</text:p>
              </table:table-cell>
              <table:table-cell office:value-type="float" office:value="5930">
                <text:p>5930</text:p>
              </table:table-cell>
              <table:table-cell office:value-type="float" office:value="2292.5">
                <text:p>2292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6800">
                <text:p>16800</text:p>
              </table:table-cell>
              <table:table-cell office:value-type="float" office:value="11127.5">
                <text:p>11127.5</text:p>
              </table:table-cell>
              <table:table-cell office:value-type="float" office:value="3662.5">
                <text:p>3662.5</text:p>
              </table:table-cell>
              <table:table-cell office:value-type="float" office:value="18512.5">
                <text:p>18512.5</text:p>
              </table:table-cell>
              <table:table-cell office:value-type="float" office:value="12125">
                <text:p>12125</text:p>
              </table:table-cell>
              <table:table-cell office:value-type="float" office:value="5970">
                <text:p>5970</text:p>
              </table:table-cell>
              <table:table-cell office:value-type="float" office:value="2222.5">
                <text:p>2222.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6920">
                <text:p>16920</text:p>
              </table:table-cell>
              <table:table-cell office:value-type="float" office:value="11447.5">
                <text:p>11447.5</text:p>
              </table:table-cell>
              <table:table-cell office:value-type="float" office:value="3992.5">
                <text:p>3992.5</text:p>
              </table:table-cell>
              <table:table-cell office:value-type="float" office:value="18702.5">
                <text:p>18702.5</text:p>
              </table:table-cell>
              <table:table-cell office:value-type="float" office:value="12450">
                <text:p>12450</text:p>
              </table:table-cell>
              <table:table-cell office:value-type="float" office:value="6345">
                <text:p>6345</text:p>
              </table:table-cell>
              <table:table-cell office:value-type="float" office:value="2882.5">
                <text:p>2882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6855">
                <text:p>16855</text:p>
              </table:table-cell>
              <table:table-cell office:value-type="float" office:value="11192.5">
                <text:p>11192.5</text:p>
              </table:table-cell>
              <table:table-cell office:value-type="float" office:value="3897.5">
                <text:p>3897.5</text:p>
              </table:table-cell>
              <table:table-cell office:value-type="float" office:value="18547.5">
                <text:p>18547.5</text:p>
              </table:table-cell>
              <table:table-cell office:value-type="float" office:value="12375">
                <text:p>12375</text:p>
              </table:table-cell>
              <table:table-cell office:value-type="float" office:value="6170">
                <text:p>6170</text:p>
              </table:table-cell>
              <table:table-cell office:value-type="float" office:value="2927.5">
                <text:p>2927.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7167.5">
                <text:p>17167.5</text:p>
              </table:table-cell>
              <table:table-cell office:value-type="float" office:value="11102.5">
                <text:p>11102.5</text:p>
              </table:table-cell>
              <table:table-cell office:value-type="float" office:value="4192.5">
                <text:p>4192.5</text:p>
              </table:table-cell>
              <table:table-cell office:value-type="float" office:value="19085">
                <text:p>19085</text:p>
              </table:table-cell>
              <table:table-cell office:value-type="float" office:value="12445">
                <text:p>12445</text:p>
              </table:table-cell>
              <table:table-cell office:value-type="float" office:value="6085">
                <text:p>6085</text:p>
              </table:table-cell>
              <table:table-cell office:value-type="float" office:value="3067.5">
                <text:p>3067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7637.5">
                <text:p>17637.5</text:p>
              </table:table-cell>
              <table:table-cell office:value-type="float" office:value="11525">
                <text:p>11525</text:p>
              </table:table-cell>
              <table:table-cell office:value-type="float" office:value="4022.5">
                <text:p>4022.5</text:p>
              </table:table-cell>
              <table:table-cell office:value-type="float" office:value="19015">
                <text:p>19015</text:p>
              </table:table-cell>
              <table:table-cell office:value-type="float" office:value="12000">
                <text:p>12000</text:p>
              </table:table-cell>
              <table:table-cell office:value-type="float" office:value="5580">
                <text:p>5580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7582.5">
                <text:p>17582.5</text:p>
              </table:table-cell>
              <table:table-cell office:value-type="float" office:value="11265">
                <text:p>11265</text:p>
              </table:table-cell>
              <table:table-cell office:value-type="float" office:value="3752.5">
                <text:p>3752.5</text:p>
              </table:table-cell>
              <table:table-cell office:value-type="float" office:value="19000">
                <text:p>19000</text:p>
              </table:table-cell>
              <table:table-cell office:value-type="float" office:value="12030">
                <text:p>12030</text:p>
              </table:table-cell>
              <table:table-cell office:value-type="float" office:value="5300">
                <text:p>530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6822.5">
                <text:p>16822.5</text:p>
              </table:table-cell>
              <table:table-cell office:value-type="float" office:value="10830">
                <text:p>10830</text:p>
              </table:table-cell>
              <table:table-cell office:value-type="float" office:value="4437.5">
                <text:p>4437.5</text:p>
              </table:table-cell>
              <table:table-cell office:value-type="float" office:value="18055">
                <text:p>18055</text:p>
              </table:table-cell>
              <table:table-cell office:value-type="float" office:value="12910">
                <text:p>12910</text:p>
              </table:table-cell>
              <table:table-cell office:value-type="float" office:value="5135">
                <text:p>5135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6412.5">
                <text:p>16412.5</text:p>
              </table:table-cell>
              <table:table-cell office:value-type="float" office:value="10920">
                <text:p>10920</text:p>
              </table:table-cell>
              <table:table-cell office:value-type="float" office:value="3982.5">
                <text:p>3982.5</text:p>
              </table:table-cell>
              <table:table-cell office:value-type="float" office:value="18340">
                <text:p>18340</text:p>
              </table:table-cell>
              <table:table-cell office:value-type="float" office:value="13345">
                <text:p>13345</text:p>
              </table:table-cell>
              <table:table-cell office:value-type="float" office:value="5627.5">
                <text:p>5627.5</text:p>
              </table:table-cell>
              <table:table-cell office:value-type="float" office:value="2975">
                <text:p>297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607.5">
                <text:p>16607.5</text:p>
              </table:table-cell>
              <table:table-cell office:value-type="float" office:value="11420">
                <text:p>11420</text:p>
              </table:table-cell>
              <table:table-cell office:value-type="float" office:value="4167.5">
                <text:p>4167.5</text:p>
              </table:table-cell>
              <table:table-cell office:value-type="float" office:value="18770">
                <text:p>18770</text:p>
              </table:table-cell>
              <table:table-cell office:value-type="float" office:value="14257.5">
                <text:p>14257.5</text:p>
              </table:table-cell>
              <table:table-cell office:value-type="float" office:value="5605">
                <text:p>5605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817.5">
                <text:p>16817.5</text:p>
              </table:table-cell>
              <table:table-cell office:value-type="float" office:value="11350">
                <text:p>11350</text:p>
              </table:table-cell>
              <table:table-cell office:value-type="float" office:value="4432.5">
                <text:p>4432.5</text:p>
              </table:table-cell>
              <table:table-cell office:value-type="float" office:value="18820">
                <text:p>18820</text:p>
              </table:table-cell>
              <table:table-cell office:value-type="float" office:value="14437.5">
                <text:p>14437.5</text:p>
              </table:table-cell>
              <table:table-cell office:value-type="float" office:value="5580">
                <text:p>5580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397.5">
                <text:p>16397.5</text:p>
              </table:table-cell>
              <table:table-cell office:value-type="float" office:value="11235">
                <text:p>11235</text:p>
              </table:table-cell>
              <table:table-cell office:value-type="float" office:value="3617.5">
                <text:p>3617.5</text:p>
              </table:table-cell>
              <table:table-cell office:value-type="float" office:value="17810">
                <text:p>17810</text:p>
              </table:table-cell>
              <table:table-cell office:value-type="float" office:value="13907.5">
                <text:p>13907.5</text:p>
              </table:table-cell>
              <table:table-cell office:value-type="float" office:value="4875">
                <text:p>4875</text:p>
              </table:table-cell>
              <table:table-cell office:value-type="float" office:value="4702.5">
                <text:p>4702.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432.5">
                <text:p>16432.5</text:p>
              </table:table-cell>
              <table:table-cell office:value-type="float" office:value="11220">
                <text:p>11220</text:p>
              </table:table-cell>
              <table:table-cell office:value-type="float" office:value="3532.5">
                <text:p>3532.5</text:p>
              </table:table-cell>
              <table:table-cell office:value-type="float" office:value="17770">
                <text:p>17770</text:p>
              </table:table-cell>
              <table:table-cell office:value-type="float" office:value="13942.5">
                <text:p>13942.5</text:p>
              </table:table-cell>
              <table:table-cell office:value-type="float" office:value="5165">
                <text:p>5165</text:p>
              </table:table-cell>
              <table:table-cell office:value-type="float" office:value="4852.5">
                <text:p>4852.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572.5">
                <text:p>16572.5</text:p>
              </table:table-cell>
              <table:table-cell office:value-type="float" office:value="11070">
                <text:p>11070</text:p>
              </table:table-cell>
              <table:table-cell office:value-type="float" office:value="3417.5">
                <text:p>3417.5</text:p>
              </table:table-cell>
              <table:table-cell office:value-type="float" office:value="17540">
                <text:p>17540</text:p>
              </table:table-cell>
              <table:table-cell office:value-type="float" office:value="14047.5">
                <text:p>14047.5</text:p>
              </table:table-cell>
              <table:table-cell office:value-type="float" office:value="5205">
                <text:p>5205</text:p>
              </table:table-cell>
              <table:table-cell office:value-type="float" office:value="4647.5">
                <text:p>4647.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662.5">
                <text:p>16662.5</text:p>
              </table:table-cell>
              <table:table-cell office:value-type="float" office:value="11250">
                <text:p>11250</text:p>
              </table:table-cell>
              <table:table-cell office:value-type="float" office:value="3802.5">
                <text:p>3802.5</text:p>
              </table:table-cell>
              <table:table-cell office:value-type="float" office:value="17415">
                <text:p>17415</text:p>
              </table:table-cell>
              <table:table-cell office:value-type="float" office:value="14012.5">
                <text:p>14012.5</text:p>
              </table:table-cell>
              <table:table-cell office:value-type="float" office:value="5265">
                <text:p>5265</text:p>
              </table:table-cell>
              <table:table-cell office:value-type="float" office:value="4542.5">
                <text:p>4542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7090">
                <text:p>17090</text:p>
              </table:table-cell>
              <table:table-cell office:value-type="float" office:value="11102.5">
                <text:p>11102.5</text:p>
              </table:table-cell>
              <table:table-cell office:value-type="float" office:value="3390">
                <text:p>3390</text:p>
              </table:table-cell>
              <table:table-cell office:value-type="float" office:value="18197.5">
                <text:p>18197.5</text:p>
              </table:table-cell>
              <table:table-cell office:value-type="float" office:value="14300">
                <text:p>14300</text:p>
              </table:table-cell>
              <table:table-cell office:value-type="float" office:value="5477.5">
                <text:p>5477.5</text:p>
              </table:table-cell>
              <table:table-cell office:value-type="float" office:value="4685">
                <text:p>468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622.5">
                <text:p>16622.5</text:p>
              </table:table-cell>
              <table:table-cell office:value-type="float" office:value="11120">
                <text:p>11120</text:p>
              </table:table-cell>
              <table:table-cell office:value-type="float" office:value="3467.5">
                <text:p>3467.5</text:p>
              </table:table-cell>
              <table:table-cell office:value-type="float" office:value="18030">
                <text:p>18030</text:p>
              </table:table-cell>
              <table:table-cell office:value-type="float" office:value="14485">
                <text:p>14485</text:p>
              </table:table-cell>
              <table:table-cell office:value-type="float" office:value="6095">
                <text:p>6095</text:p>
              </table:table-cell>
              <table:table-cell office:value-type="float" office:value="4777.5">
                <text:p>4777.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072.5">
                <text:p>16072.5</text:p>
              </table:table-cell>
              <table:table-cell office:value-type="float" office:value="10860">
                <text:p>10860</text:p>
              </table:table-cell>
              <table:table-cell office:value-type="float" office:value="3092.5">
                <text:p>3092.5</text:p>
              </table:table-cell>
              <table:table-cell office:value-type="float" office:value="17910">
                <text:p>17910</text:p>
              </table:table-cell>
              <table:table-cell office:value-type="float" office:value="14030">
                <text:p>14030</text:p>
              </table:table-cell>
              <table:table-cell office:value-type="float" office:value="6015">
                <text:p>6015</text:p>
              </table:table-cell>
              <table:table-cell office:value-type="float" office:value="4302.5">
                <text:p>4302.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202.5">
                <text:p>16202.5</text:p>
              </table:table-cell>
              <table:table-cell office:value-type="float" office:value="10930">
                <text:p>10930</text:p>
              </table:table-cell>
              <table:table-cell office:value-type="float" office:value="3092.5">
                <text:p>3092.5</text:p>
              </table:table-cell>
              <table:table-cell office:value-type="float" office:value="18330">
                <text:p>18330</text:p>
              </table:table-cell>
              <table:table-cell office:value-type="float" office:value="14220">
                <text:p>14220</text:p>
              </table:table-cell>
              <table:table-cell office:value-type="float" office:value="5875">
                <text:p>5875</text:p>
              </table:table-cell>
              <table:table-cell office:value-type="float" office:value="4905">
                <text:p>490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952.5">
                <text:p>15952.5</text:p>
              </table:table-cell>
              <table:table-cell office:value-type="float" office:value="10275">
                <text:p>10275</text:p>
              </table:table-cell>
              <table:table-cell office:value-type="float" office:value="3542.5">
                <text:p>3542.5</text:p>
              </table:table-cell>
              <table:table-cell office:value-type="float" office:value="18415">
                <text:p>18415</text:p>
              </table:table-cell>
              <table:table-cell office:value-type="float" office:value="13530">
                <text:p>13530</text:p>
              </table:table-cell>
              <table:table-cell office:value-type="float" office:value="5260">
                <text:p>5260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597.5">
                <text:p>15597.5</text:p>
              </table:table-cell>
              <table:table-cell office:value-type="float" office:value="10532.5">
                <text:p>10532.5</text:p>
              </table:table-cell>
              <table:table-cell office:value-type="float" office:value="3527.5">
                <text:p>3527.5</text:p>
              </table:table-cell>
              <table:table-cell office:value-type="float" office:value="18622.5">
                <text:p>18622.5</text:p>
              </table:table-cell>
              <table:table-cell office:value-type="float" office:value="13405">
                <text:p>13405</text:p>
              </table:table-cell>
              <table:table-cell office:value-type="float" office:value="5190">
                <text:p>5190</text:p>
              </table:table-cell>
              <table:table-cell office:value-type="float" office:value="4510">
                <text:p>451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395">
                <text:p>15395</text:p>
              </table:table-cell>
              <table:table-cell office:value-type="float" office:value="10282.5">
                <text:p>10282.5</text:p>
              </table:table-cell>
              <table:table-cell office:value-type="float" office:value="3470">
                <text:p>3470</text:p>
              </table:table-cell>
              <table:table-cell office:value-type="float" office:value="18082.5">
                <text:p>18082.5</text:p>
              </table:table-cell>
              <table:table-cell office:value-type="float" office:value="13115">
                <text:p>13115</text:p>
              </table:table-cell>
              <table:table-cell office:value-type="float" office:value="4865">
                <text:p>4865</text:p>
              </table:table-cell>
              <table:table-cell office:value-type="float" office:value="4812.5">
                <text:p>4812.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175">
                <text:p>15175</text:p>
              </table:table-cell>
              <table:table-cell office:value-type="float" office:value="10372.5">
                <text:p>10372.5</text:p>
              </table:table-cell>
              <table:table-cell office:value-type="float" office:value="3520">
                <text:p>3520</text:p>
              </table:table-cell>
              <table:table-cell office:value-type="float" office:value="17957.5">
                <text:p>17957.5</text:p>
              </table:table-cell>
              <table:table-cell office:value-type="float" office:value="13030">
                <text:p>13030</text:p>
              </table:table-cell>
              <table:table-cell office:value-type="float" office:value="4940">
                <text:p>4940</text:p>
              </table:table-cell>
              <table:table-cell office:value-type="float" office:value="4722.5">
                <text:p>4722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520">
                <text:p>15520</text:p>
              </table:table-cell>
              <table:table-cell office:value-type="float" office:value="10472.5">
                <text:p>10472.5</text:p>
              </table:table-cell>
              <table:table-cell office:value-type="float" office:value="3315">
                <text:p>3315</text:p>
              </table:table-cell>
              <table:table-cell office:value-type="float" office:value="18057.5">
                <text:p>18057.5</text:p>
              </table:table-cell>
              <table:table-cell office:value-type="float" office:value="13240">
                <text:p>13240</text:p>
              </table:table-cell>
              <table:table-cell office:value-type="float" office:value="4785">
                <text:p>4785</text:p>
              </table:table-cell>
              <table:table-cell office:value-type="float" office:value="4927.5">
                <text:p>4927.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505">
                <text:p>15505</text:p>
              </table:table-cell>
              <table:table-cell office:value-type="float" office:value="10402.5">
                <text:p>10402.5</text:p>
              </table:table-cell>
              <table:table-cell office:value-type="float" office:value="3555">
                <text:p>3555</text:p>
              </table:table-cell>
              <table:table-cell office:value-type="float" office:value="18352.5">
                <text:p>18352.5</text:p>
              </table:table-cell>
              <table:table-cell office:value-type="float" office:value="13350">
                <text:p>13350</text:p>
              </table:table-cell>
              <table:table-cell office:value-type="float" office:value="4990">
                <text:p>4990</text:p>
              </table:table-cell>
              <table:table-cell office:value-type="float" office:value="5620">
                <text:p>562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555">
                <text:p>15555</text:p>
              </table:table-cell>
              <table:table-cell office:value-type="float" office:value="10572.5">
                <text:p>10572.5</text:p>
              </table:table-cell>
              <table:table-cell office:value-type="float" office:value="3665">
                <text:p>3665</text:p>
              </table:table-cell>
              <table:table-cell office:value-type="float" office:value="18562.5">
                <text:p>18562.5</text:p>
              </table:table-cell>
              <table:table-cell office:value-type="float" office:value="13510">
                <text:p>13510</text:p>
              </table:table-cell>
              <table:table-cell office:value-type="float" office:value="5415">
                <text:p>5415</text:p>
              </table:table-cell>
              <table:table-cell office:value-type="float" office:value="5870">
                <text:p>587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570">
                <text:p>15570</text:p>
              </table:table-cell>
              <table:table-cell office:value-type="float" office:value="10602.5">
                <text:p>10602.5</text:p>
              </table:table-cell>
              <table:table-cell office:value-type="float" office:value="3745">
                <text:p>3745</text:p>
              </table:table-cell>
              <table:table-cell office:value-type="float" office:value="18427.5">
                <text:p>18427.5</text:p>
              </table:table-cell>
              <table:table-cell office:value-type="float" office:value="13365">
                <text:p>13365</text:p>
              </table:table-cell>
              <table:table-cell office:value-type="float" office:value="5515">
                <text:p>5515</text:p>
              </table:table-cell>
              <table:table-cell office:value-type="float" office:value="5755">
                <text:p>575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475">
                <text:p>16475</text:p>
              </table:table-cell>
              <table:table-cell office:value-type="float" office:value="10717.5">
                <text:p>10717.5</text:p>
              </table:table-cell>
              <table:table-cell office:value-type="float" office:value="3960">
                <text:p>3960</text:p>
              </table:table-cell>
              <table:table-cell office:value-type="float" office:value="18912.5">
                <text:p>18912.5</text:p>
              </table:table-cell>
              <table:table-cell office:value-type="float" office:value="13895">
                <text:p>13895</text:p>
              </table:table-cell>
              <table:table-cell office:value-type="float" office:value="5620">
                <text:p>5620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480">
                <text:p>16480</text:p>
              </table:table-cell>
              <table:table-cell office:value-type="float" office:value="10922.5">
                <text:p>10922.5</text:p>
              </table:table-cell>
              <table:table-cell office:value-type="float" office:value="3745">
                <text:p>3745</text:p>
              </table:table-cell>
              <table:table-cell office:value-type="float" office:value="18587.5">
                <text:p>18587.5</text:p>
              </table:table-cell>
              <table:table-cell office:value-type="float" office:value="13380">
                <text:p>13380</text:p>
              </table:table-cell>
              <table:table-cell office:value-type="float" office:value="5545">
                <text:p>5545</text:p>
              </table:table-cell>
              <table:table-cell office:value-type="float" office:value="5875">
                <text:p>587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450">
                <text:p>16450</text:p>
              </table:table-cell>
              <table:table-cell office:value-type="float" office:value="10742.5">
                <text:p>10742.5</text:p>
              </table:table-cell>
              <table:table-cell office:value-type="float" office:value="3780">
                <text:p>3780</text:p>
              </table:table-cell>
              <table:table-cell office:value-type="float" office:value="18372.5">
                <text:p>18372.5</text:p>
              </table:table-cell>
              <table:table-cell office:value-type="float" office:value="13515">
                <text:p>13515</text:p>
              </table:table-cell>
              <table:table-cell office:value-type="float" office:value="5625">
                <text:p>5625</text:p>
              </table:table-cell>
              <table:table-cell office:value-type="float" office:value="5825">
                <text:p>58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680">
                <text:p>16680</text:p>
              </table:table-cell>
              <table:table-cell office:value-type="float" office:value="11077.5">
                <text:p>11077.5</text:p>
              </table:table-cell>
              <table:table-cell office:value-type="float" office:value="3725">
                <text:p>3725</text:p>
              </table:table-cell>
              <table:table-cell office:value-type="float" office:value="18322.5">
                <text:p>18322.5</text:p>
              </table:table-cell>
              <table:table-cell office:value-type="float" office:value="13560">
                <text:p>13560</text:p>
              </table:table-cell>
              <table:table-cell office:value-type="float" office:value="5505">
                <text:p>5505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180">
                <text:p>16180</text:p>
              </table:table-cell>
              <table:table-cell office:value-type="float" office:value="10637.5">
                <text:p>10637.5</text:p>
              </table:table-cell>
              <table:table-cell office:value-type="float" office:value="3727.5">
                <text:p>3727.5</text:p>
              </table:table-cell>
              <table:table-cell office:value-type="float" office:value="17762.5">
                <text:p>17762.5</text:p>
              </table:table-cell>
              <table:table-cell office:value-type="float" office:value="13667.5">
                <text:p>13667.5</text:p>
              </table:table-cell>
              <table:table-cell office:value-type="float" office:value="5340">
                <text:p>5340</text:p>
              </table:table-cell>
              <table:table-cell office:value-type="float" office:value="6155">
                <text:p>615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155">
                <text:p>16155</text:p>
              </table:table-cell>
              <table:table-cell office:value-type="float" office:value="10542.5">
                <text:p>10542.5</text:p>
              </table:table-cell>
              <table:table-cell office:value-type="float" office:value="3797.5">
                <text:p>3797.5</text:p>
              </table:table-cell>
              <table:table-cell office:value-type="float" office:value="17537.5">
                <text:p>17537.5</text:p>
              </table:table-cell>
              <table:table-cell office:value-type="float" office:value="13537.5">
                <text:p>13537.5</text:p>
              </table:table-cell>
              <table:table-cell office:value-type="float" office:value="4980">
                <text:p>4980</text:p>
              </table:table-cell>
              <table:table-cell office:value-type="float" office:value="6035">
                <text:p>603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170">
                <text:p>16170</text:p>
              </table:table-cell>
              <table:table-cell office:value-type="float" office:value="10657.5">
                <text:p>10657.5</text:p>
              </table:table-cell>
              <table:table-cell office:value-type="float" office:value="3762.5">
                <text:p>3762.5</text:p>
              </table:table-cell>
              <table:table-cell office:value-type="float" office:value="17517.5">
                <text:p>17517.5</text:p>
              </table:table-cell>
              <table:table-cell office:value-type="float" office:value="13637.5">
                <text:p>13637.5</text:p>
              </table:table-cell>
              <table:table-cell office:value-type="float" office:value="4985">
                <text:p>4985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230">
                <text:p>16230</text:p>
              </table:table-cell>
              <table:table-cell office:value-type="float" office:value="10522.5">
                <text:p>10522.5</text:p>
              </table:table-cell>
              <table:table-cell office:value-type="float" office:value="3622.5">
                <text:p>3622.5</text:p>
              </table:table-cell>
              <table:table-cell office:value-type="float" office:value="18302.5">
                <text:p>18302.5</text:p>
              </table:table-cell>
              <table:table-cell office:value-type="float" office:value="12252.5">
                <text:p>12252.5</text:p>
              </table:table-cell>
              <table:table-cell office:value-type="float" office:value="3635">
                <text:p>3635</text:p>
              </table:table-cell>
              <table:table-cell office:value-type="float" office:value="5720">
                <text:p>572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760">
                <text:p>16760</text:p>
              </table:table-cell>
              <table:table-cell office:value-type="float" office:value="10827.5">
                <text:p>10827.5</text:p>
              </table:table-cell>
              <table:table-cell office:value-type="float" office:value="3322.5">
                <text:p>3322.5</text:p>
              </table:table-cell>
              <table:table-cell office:value-type="float" office:value="18222.5">
                <text:p>18222.5</text:p>
              </table:table-cell>
              <table:table-cell office:value-type="float" office:value="12872.5">
                <text:p>12872.5</text:p>
              </table:table-cell>
              <table:table-cell office:value-type="float" office:value="3740">
                <text:p>3740</text:p>
              </table:table-cell>
              <table:table-cell office:value-type="float" office:value="6030">
                <text:p>603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062.5">
                <text:p>16062.5</text:p>
              </table:table-cell>
              <table:table-cell office:value-type="float" office:value="10702.5">
                <text:p>10702.5</text:p>
              </table:table-cell>
              <table:table-cell office:value-type="float" office:value="3132.5">
                <text:p>3132.5</text:p>
              </table:table-cell>
              <table:table-cell office:value-type="float" office:value="18750">
                <text:p>18750</text:p>
              </table:table-cell>
              <table:table-cell office:value-type="float" office:value="12227.5">
                <text:p>12227.5</text:p>
              </table:table-cell>
              <table:table-cell office:value-type="float" office:value="3675">
                <text:p>3675</text:p>
              </table:table-cell>
              <table:table-cell office:value-type="float" office:value="5255">
                <text:p>525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522.5">
                <text:p>15522.5</text:p>
              </table:table-cell>
              <table:table-cell office:value-type="float" office:value="10817.5">
                <text:p>10817.5</text:p>
              </table:table-cell>
              <table:table-cell office:value-type="float" office:value="2817.5">
                <text:p>2817.5</text:p>
              </table:table-cell>
              <table:table-cell office:value-type="float" office:value="18470">
                <text:p>18470</text:p>
              </table:table-cell>
              <table:table-cell office:value-type="float" office:value="12027.5">
                <text:p>12027.5</text:p>
              </table:table-cell>
              <table:table-cell office:value-type="float" office:value="3470">
                <text:p>3470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5662.5">
                <text:p>15662.5</text:p>
              </table:table-cell>
              <table:table-cell office:value-type="float" office:value="10802.5">
                <text:p>10802.5</text:p>
              </table:table-cell>
              <table:table-cell office:value-type="float" office:value="2952.5">
                <text:p>2952.5</text:p>
              </table:table-cell>
              <table:table-cell office:value-type="float" office:value="18665">
                <text:p>18665</text:p>
              </table:table-cell>
              <table:table-cell office:value-type="float" office:value="12057.5">
                <text:p>12057.5</text:p>
              </table:table-cell>
              <table:table-cell office:value-type="float" office:value="3635">
                <text:p>3635</text:p>
              </table:table-cell>
              <table:table-cell office:value-type="float" office:value="5315">
                <text:p>531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5717.5">
                <text:p>15717.5</text:p>
              </table:table-cell>
              <table:table-cell office:value-type="float" office:value="10632.5">
                <text:p>10632.5</text:p>
              </table:table-cell>
              <table:table-cell office:value-type="float" office:value="2812.5">
                <text:p>2812.5</text:p>
              </table:table-cell>
              <table:table-cell office:value-type="float" office:value="18455">
                <text:p>18455</text:p>
              </table:table-cell>
              <table:table-cell office:value-type="float" office:value="12292.5">
                <text:p>12292.5</text:p>
              </table:table-cell>
              <table:table-cell office:value-type="float" office:value="3570">
                <text:p>3570</text:p>
              </table:table-cell>
              <table:table-cell office:value-type="float" office:value="5225">
                <text:p>522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5987.5">
                <text:p>15987.5</text:p>
              </table:table-cell>
              <table:table-cell office:value-type="float" office:value="10652.5">
                <text:p>10652.5</text:p>
              </table:table-cell>
              <table:table-cell office:value-type="float" office:value="2882.5">
                <text:p>2882.5</text:p>
              </table:table-cell>
              <table:table-cell office:value-type="float" office:value="18485">
                <text:p>18485</text:p>
              </table:table-cell>
              <table:table-cell office:value-type="float" office:value="12212.5">
                <text:p>12212.5</text:p>
              </table:table-cell>
              <table:table-cell office:value-type="float" office:value="3555">
                <text:p>3555</text:p>
              </table:table-cell>
              <table:table-cell office:value-type="float" office:value="5295">
                <text:p>529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5932.5">
                <text:p>15932.5</text:p>
              </table:table-cell>
              <table:table-cell office:value-type="float" office:value="10662.5">
                <text:p>10662.5</text:p>
              </table:table-cell>
              <table:table-cell office:value-type="float" office:value="2767.5">
                <text:p>2767.5</text:p>
              </table:table-cell>
              <table:table-cell office:value-type="float" office:value="18465">
                <text:p>18465</text:p>
              </table:table-cell>
              <table:table-cell office:value-type="float" office:value="12307.5">
                <text:p>12307.5</text:p>
              </table:table-cell>
              <table:table-cell office:value-type="float" office:value="3900">
                <text:p>3900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5625">
                <text:p>15625</text:p>
              </table:table-cell>
              <table:table-cell office:value-type="float" office:value="10820">
                <text:p>10820</text:p>
              </table:table-cell>
              <table:table-cell office:value-type="float" office:value="2550">
                <text:p>2550</text:p>
              </table:table-cell>
              <table:table-cell office:value-type="float" office:value="18212.5">
                <text:p>18212.5</text:p>
              </table:table-cell>
              <table:table-cell office:value-type="float" office:value="12505">
                <text:p>12505</text:p>
              </table:table-cell>
              <table:table-cell office:value-type="float" office:value="3847.5">
                <text:p>3847.5</text:p>
              </table:table-cell>
              <table:table-cell office:value-type="float" office:value="4937.5">
                <text:p>4937.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5525">
                <text:p>15525</text:p>
              </table:table-cell>
              <table:table-cell office:value-type="float" office:value="11010">
                <text:p>11010</text:p>
              </table:table-cell>
              <table:table-cell office:value-type="float" office:value="2540">
                <text:p>2540</text:p>
              </table:table-cell>
              <table:table-cell office:value-type="float" office:value="18582.5">
                <text:p>18582.5</text:p>
              </table:table-cell>
              <table:table-cell office:value-type="float" office:value="12370">
                <text:p>12370</text:p>
              </table:table-cell>
              <table:table-cell office:value-type="float" office:value="3582.5">
                <text:p>3582.5</text:p>
              </table:table-cell>
              <table:table-cell office:value-type="float" office:value="5142.5">
                <text:p>5142.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245">
                <text:p>16245</text:p>
              </table:table-cell>
              <table:table-cell office:value-type="float" office:value="11715">
                <text:p>11715</text:p>
              </table:table-cell>
              <table:table-cell office:value-type="float" office:value="3555">
                <text:p>3555</text:p>
              </table:table-cell>
              <table:table-cell office:value-type="float" office:value="19172.5">
                <text:p>19172.5</text:p>
              </table:table-cell>
              <table:table-cell office:value-type="float" office:value="13190">
                <text:p>13190</text:p>
              </table:table-cell>
              <table:table-cell office:value-type="float" office:value="4327.5">
                <text:p>4327.5</text:p>
              </table:table-cell>
              <table:table-cell office:value-type="float" office:value="6017.5">
                <text:p>6017.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275">
                <text:p>16275</text:p>
              </table:table-cell>
              <table:table-cell office:value-type="float" office:value="11905">
                <text:p>11905</text:p>
              </table:table-cell>
              <table:table-cell office:value-type="float" office:value="3640">
                <text:p>3640</text:p>
              </table:table-cell>
              <table:table-cell office:value-type="float" office:value="19142.5">
                <text:p>19142.5</text:p>
              </table:table-cell>
              <table:table-cell office:value-type="float" office:value="13195">
                <text:p>13195</text:p>
              </table:table-cell>
              <table:table-cell office:value-type="float" office:value="4322.5">
                <text:p>4322.5</text:p>
              </table:table-cell>
              <table:table-cell office:value-type="float" office:value="6172.5">
                <text:p>6172.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5805">
                <text:p>15805</text:p>
              </table:table-cell>
              <table:table-cell office:value-type="float" office:value="11920">
                <text:p>11920</text:p>
              </table:table-cell>
              <table:table-cell office:value-type="float" office:value="3245">
                <text:p>3245</text:p>
              </table:table-cell>
              <table:table-cell office:value-type="float" office:value="18907.5">
                <text:p>18907.5</text:p>
              </table:table-cell>
              <table:table-cell office:value-type="float" office:value="12805">
                <text:p>12805</text:p>
              </table:table-cell>
              <table:table-cell office:value-type="float" office:value="4167.5">
                <text:p>4167.5</text:p>
              </table:table-cell>
              <table:table-cell office:value-type="float" office:value="6397.5">
                <text:p>6397.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5895">
                <text:p>15895</text:p>
              </table:table-cell>
              <table:table-cell office:value-type="float" office:value="11830">
                <text:p>11830</text:p>
              </table:table-cell>
              <table:table-cell office:value-type="float" office:value="3040">
                <text:p>3040</text:p>
              </table:table-cell>
              <table:table-cell office:value-type="float" office:value="19007.5">
                <text:p>19007.5</text:p>
              </table:table-cell>
              <table:table-cell office:value-type="float" office:value="12790">
                <text:p>12790</text:p>
              </table:table-cell>
              <table:table-cell office:value-type="float" office:value="3972.5">
                <text:p>3972.5</text:p>
              </table:table-cell>
              <table:table-cell office:value-type="float" office:value="6382.5">
                <text:p>6382.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5850">
                <text:p>15850</text:p>
              </table:table-cell>
              <table:table-cell office:value-type="float" office:value="12020">
                <text:p>12020</text:p>
              </table:table-cell>
              <table:table-cell office:value-type="float" office:value="3050">
                <text:p>3050</text:p>
              </table:table-cell>
              <table:table-cell office:value-type="float" office:value="18737.5">
                <text:p>18737.5</text:p>
              </table:table-cell>
              <table:table-cell office:value-type="float" office:value="12785">
                <text:p>12785</text:p>
              </table:table-cell>
              <table:table-cell office:value-type="float" office:value="4072.5">
                <text:p>4072.5</text:p>
              </table:table-cell>
              <table:table-cell office:value-type="float" office:value="6192.5">
                <text:p>6192.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7127.5">
                <text:p>17127.5</text:p>
              </table:table-cell>
              <table:table-cell office:value-type="float" office:value="12042.5">
                <text:p>12042.5</text:p>
              </table:table-cell>
              <table:table-cell office:value-type="float" office:value="4570">
                <text:p>4570</text:p>
              </table:table-cell>
              <table:table-cell office:value-type="float" office:value="18480">
                <text:p>18480</text:p>
              </table:table-cell>
              <table:table-cell office:value-type="float" office:value="13682.5">
                <text:p>13682.5</text:p>
              </table:table-cell>
              <table:table-cell office:value-type="float" office:value="5015">
                <text:p>5015</text:p>
              </table:table-cell>
              <table:table-cell office:value-type="float" office:value="6890">
                <text:p>689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457.5">
                <text:p>16457.5</text:p>
              </table:table-cell>
              <table:table-cell office:value-type="float" office:value="11467.5">
                <text:p>11467.5</text:p>
              </table:table-cell>
              <table:table-cell office:value-type="float" office:value="4515">
                <text:p>4515</text:p>
              </table:table-cell>
              <table:table-cell office:value-type="float" office:value="18310">
                <text:p>18310</text:p>
              </table:table-cell>
              <table:table-cell office:value-type="float" office:value="13222.5">
                <text:p>13222.5</text:p>
              </table:table-cell>
              <table:table-cell office:value-type="float" office:value="4405">
                <text:p>4405</text:p>
              </table:table-cell>
              <table:table-cell office:value-type="float" office:value="7417.5">
                <text:p>7417.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5852.5">
                <text:p>15852.5</text:p>
              </table:table-cell>
              <table:table-cell office:value-type="float" office:value="11507.5">
                <text:p>11507.5</text:p>
              </table:table-cell>
              <table:table-cell office:value-type="float" office:value="4275">
                <text:p>4275</text:p>
              </table:table-cell>
              <table:table-cell office:value-type="float" office:value="17915">
                <text:p>17915</text:p>
              </table:table-cell>
              <table:table-cell office:value-type="float" office:value="12927.5">
                <text:p>12927.5</text:p>
              </table:table-cell>
              <table:table-cell office:value-type="float" office:value="4455">
                <text:p>4455</text:p>
              </table:table-cell>
              <table:table-cell office:value-type="float" office:value="6792.5">
                <text:p>6792.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5355">
                <text:p>15355</text:p>
              </table:table-cell>
              <table:table-cell office:value-type="float" office:value="11330">
                <text:p>11330</text:p>
              </table:table-cell>
              <table:table-cell office:value-type="float" office:value="3752.5">
                <text:p>3752.5</text:p>
              </table:table-cell>
              <table:table-cell office:value-type="float" office:value="17607.5">
                <text:p>17607.5</text:p>
              </table:table-cell>
              <table:table-cell office:value-type="float" office:value="12655">
                <text:p>12655</text:p>
              </table:table-cell>
              <table:table-cell office:value-type="float" office:value="4177.5">
                <text:p>4177.5</text:p>
              </table:table-cell>
              <table:table-cell office:value-type="float" office:value="6755">
                <text:p>675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5010">
                <text:p>15010</text:p>
              </table:table-cell>
              <table:table-cell office:value-type="float" office:value="11485">
                <text:p>11485</text:p>
              </table:table-cell>
              <table:table-cell office:value-type="float" office:value="3327.5">
                <text:p>3327.5</text:p>
              </table:table-cell>
              <table:table-cell office:value-type="float" office:value="17832.5">
                <text:p>17832.5</text:p>
              </table:table-cell>
              <table:table-cell office:value-type="float" office:value="12565">
                <text:p>12565</text:p>
              </table:table-cell>
              <table:table-cell office:value-type="float" office:value="4367.5">
                <text:p>4367.5</text:p>
              </table:table-cell>
              <table:table-cell office:value-type="float" office:value="6510">
                <text:p>651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5572.5">
                <text:p>15572.5</text:p>
              </table:table-cell>
              <table:table-cell office:value-type="float" office:value="11255">
                <text:p>11255</text:p>
              </table:table-cell>
              <table:table-cell office:value-type="float" office:value="4282.5">
                <text:p>4282.5</text:p>
              </table:table-cell>
              <table:table-cell office:value-type="float" office:value="18202.5">
                <text:p>18202.5</text:p>
              </table:table-cell>
              <table:table-cell office:value-type="float" office:value="13762.5">
                <text:p>13762.5</text:p>
              </table:table-cell>
              <table:table-cell office:value-type="float" office:value="4952.5">
                <text:p>4952.5</text:p>
              </table:table-cell>
              <table:table-cell office:value-type="float" office:value="7205">
                <text:p>720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5582.5">
                <text:p>15582.5</text:p>
              </table:table-cell>
              <table:table-cell office:value-type="float" office:value="11120">
                <text:p>11120</text:p>
              </table:table-cell>
              <table:table-cell office:value-type="float" office:value="4107.5">
                <text:p>4107.5</text:p>
              </table:table-cell>
              <table:table-cell office:value-type="float" office:value="18022.5">
                <text:p>18022.5</text:p>
              </table:table-cell>
              <table:table-cell office:value-type="float" office:value="13637.5">
                <text:p>13637.5</text:p>
              </table:table-cell>
              <table:table-cell office:value-type="float" office:value="4737.5">
                <text:p>4737.5</text:p>
              </table:table-cell>
              <table:table-cell office:value-type="float" office:value="7090">
                <text:p>709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5960">
                <text:p>15960</text:p>
              </table:table-cell>
              <table:table-cell office:value-type="float" office:value="11397.5">
                <text:p>11397.5</text:p>
              </table:table-cell>
              <table:table-cell office:value-type="float" office:value="4565">
                <text:p>4565</text:p>
              </table:table-cell>
              <table:table-cell office:value-type="float" office:value="18140">
                <text:p>18140</text:p>
              </table:table-cell>
              <table:table-cell office:value-type="float" office:value="13755">
                <text:p>13755</text:p>
              </table:table-cell>
              <table:table-cell office:value-type="float" office:value="5395">
                <text:p>5395</text:p>
              </table:table-cell>
              <table:table-cell office:value-type="float" office:value="7537.5">
                <text:p>7537.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215">
                <text:p>16215</text:p>
              </table:table-cell>
              <table:table-cell office:value-type="float" office:value="11337.5">
                <text:p>11337.5</text:p>
              </table:table-cell>
              <table:table-cell office:value-type="float" office:value="4310">
                <text:p>4310</text:p>
              </table:table-cell>
              <table:table-cell office:value-type="float" office:value="18585">
                <text:p>18585</text:p>
              </table:table-cell>
              <table:table-cell office:value-type="float" office:value="13585">
                <text:p>13585</text:p>
              </table:table-cell>
              <table:table-cell office:value-type="float" office:value="4875">
                <text:p>4875</text:p>
              </table:table-cell>
              <table:table-cell office:value-type="float" office:value="7127.5">
                <text:p>7127.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295">
                <text:p>16295</text:p>
              </table:table-cell>
              <table:table-cell office:value-type="float" office:value="11422.5">
                <text:p>11422.5</text:p>
              </table:table-cell>
              <table:table-cell office:value-type="float" office:value="4300">
                <text:p>4300</text:p>
              </table:table-cell>
              <table:table-cell office:value-type="float" office:value="18735">
                <text:p>18735</text:p>
              </table:table-cell>
              <table:table-cell office:value-type="float" office:value="13900">
                <text:p>13900</text:p>
              </table:table-cell>
              <table:table-cell office:value-type="float" office:value="4905">
                <text:p>4905</text:p>
              </table:table-cell>
              <table:table-cell office:value-type="float" office:value="7277.5">
                <text:p>7277.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115">
                <text:p>16115</text:p>
              </table:table-cell>
              <table:table-cell office:value-type="float" office:value="11337.5">
                <text:p>11337.5</text:p>
              </table:table-cell>
              <table:table-cell office:value-type="float" office:value="4210">
                <text:p>4210</text:p>
              </table:table-cell>
              <table:table-cell office:value-type="float" office:value="18655">
                <text:p>18655</text:p>
              </table:table-cell>
              <table:table-cell office:value-type="float" office:value="13985">
                <text:p>13985</text:p>
              </table:table-cell>
              <table:table-cell office:value-type="float" office:value="4605">
                <text:p>4605</text:p>
              </table:table-cell>
              <table:table-cell office:value-type="float" office:value="7312.5">
                <text:p>7312.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092.5">
                <text:p>16092.5</text:p>
              </table:table-cell>
              <table:table-cell office:value-type="float" office:value="10645">
                <text:p>10645</text:p>
              </table:table-cell>
              <table:table-cell office:value-type="float" office:value="2992.5">
                <text:p>2992.5</text:p>
              </table:table-cell>
              <table:table-cell office:value-type="float" office:value="18867.5">
                <text:p>18867.5</text:p>
              </table:table-cell>
              <table:table-cell office:value-type="float" office:value="13587.5">
                <text:p>13587.5</text:p>
              </table:table-cell>
              <table:table-cell office:value-type="float" office:value="4722.5">
                <text:p>4722.5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5772.5">
                <text:p>15772.5</text:p>
              </table:table-cell>
              <table:table-cell office:value-type="float" office:value="10885">
                <text:p>10885</text:p>
              </table:table-cell>
              <table:table-cell office:value-type="float" office:value="2987.5">
                <text:p>2987.5</text:p>
              </table:table-cell>
              <table:table-cell office:value-type="float" office:value="18997.5">
                <text:p>18997.5</text:p>
              </table:table-cell>
              <table:table-cell office:value-type="float" office:value="13502.5">
                <text:p>13502.5</text:p>
              </table:table-cell>
              <table:table-cell office:value-type="float" office:value="4737.5">
                <text:p>4737.5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5397.5">
                <text:p>15397.5</text:p>
              </table:table-cell>
              <table:table-cell office:value-type="float" office:value="11200">
                <text:p>11200</text:p>
              </table:table-cell>
              <table:table-cell office:value-type="float" office:value="2687.5">
                <text:p>2687.5</text:p>
              </table:table-cell>
              <table:table-cell office:value-type="float" office:value="19377.5">
                <text:p>19377.5</text:p>
              </table:table-cell>
              <table:table-cell office:value-type="float" office:value="14172.5">
                <text:p>14172.5</text:p>
              </table:table-cell>
              <table:table-cell office:value-type="float" office:value="5872.5">
                <text:p>5872.5</text:p>
              </table:table-cell>
              <table:table-cell office:value-type="float" office:value="6910">
                <text:p>691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4972.5">
                <text:p>14972.5</text:p>
              </table:table-cell>
              <table:table-cell office:value-type="float" office:value="10100">
                <text:p>10100</text:p>
              </table:table-cell>
              <table:table-cell office:value-type="float" office:value="2527.5">
                <text:p>2527.5</text:p>
              </table:table-cell>
              <table:table-cell office:value-type="float" office:value="18382.5">
                <text:p>18382.5</text:p>
              </table:table-cell>
              <table:table-cell office:value-type="float" office:value="15065">
                <text:p>15065</text:p>
              </table:table-cell>
              <table:table-cell office:value-type="float" office:value="5427.5">
                <text:p>5427.5</text:p>
              </table:table-cell>
              <table:table-cell office:value-type="float" office:value="5680">
                <text:p>568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4700">
                <text:p>14700</text:p>
              </table:table-cell>
              <table:table-cell office:value-type="float" office:value="10395">
                <text:p>10395</text:p>
              </table:table-cell>
              <table:table-cell office:value-type="float" office:value="2807.5">
                <text:p>2807.5</text:p>
              </table:table-cell>
              <table:table-cell office:value-type="float" office:value="17982.5">
                <text:p>17982.5</text:p>
              </table:table-cell>
              <table:table-cell office:value-type="float" office:value="15335">
                <text:p>15335</text:p>
              </table:table-cell>
              <table:table-cell office:value-type="float" office:value="5257.5">
                <text:p>5257.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4570">
                <text:p>14570</text:p>
              </table:table-cell>
              <table:table-cell office:value-type="float" office:value="10140">
                <text:p>10140</text:p>
              </table:table-cell>
              <table:table-cell office:value-type="float" office:value="2577.5">
                <text:p>2577.5</text:p>
              </table:table-cell>
              <table:table-cell office:value-type="float" office:value="18175">
                <text:p>18175</text:p>
              </table:table-cell>
              <table:table-cell office:value-type="float" office:value="15550">
                <text:p>15550</text:p>
              </table:table-cell>
              <table:table-cell office:value-type="float" office:value="5237.5">
                <text:p>5237.5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4230">
                <text:p>14230</text:p>
              </table:table-cell>
              <table:table-cell office:value-type="float" office:value="9770">
                <text:p>9770</text:p>
              </table:table-cell>
              <table:table-cell office:value-type="float" office:value="2342.5">
                <text:p>2342.5</text:p>
              </table:table-cell>
              <table:table-cell office:value-type="float" office:value="17965">
                <text:p>17965</text:p>
              </table:table-cell>
              <table:table-cell office:value-type="float" office:value="15520">
                <text:p>15520</text:p>
              </table:table-cell>
              <table:table-cell office:value-type="float" office:value="4882.5">
                <text:p>4882.5</text:p>
              </table:table-cell>
              <table:table-cell office:value-type="float" office:value="5190">
                <text:p>519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4195">
                <text:p>14195</text:p>
              </table:table-cell>
              <table:table-cell office:value-type="float" office:value="10117.5">
                <text:p>10117.5</text:p>
              </table:table-cell>
              <table:table-cell office:value-type="float" office:value="2677.5">
                <text:p>2677.5</text:p>
              </table:table-cell>
              <table:table-cell office:value-type="float" office:value="18107.5">
                <text:p>18107.5</text:p>
              </table:table-cell>
              <table:table-cell office:value-type="float" office:value="15435">
                <text:p>15435</text:p>
              </table:table-cell>
              <table:table-cell office:value-type="float" office:value="5152.5">
                <text:p>5152.5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4085">
                <text:p>14085</text:p>
              </table:table-cell>
              <table:table-cell office:value-type="float" office:value="10367.5">
                <text:p>10367.5</text:p>
              </table:table-cell>
              <table:table-cell office:value-type="float" office:value="2687.5">
                <text:p>2687.5</text:p>
              </table:table-cell>
              <table:table-cell office:value-type="float" office:value="18082.5">
                <text:p>18082.5</text:p>
              </table:table-cell>
              <table:table-cell office:value-type="float" office:value="15360">
                <text:p>15360</text:p>
              </table:table-cell>
              <table:table-cell office:value-type="float" office:value="5087.5">
                <text:p>5087.5</text:p>
              </table:table-cell>
              <table:table-cell office:value-type="float" office:value="5380">
                <text:p>538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4200">
                <text:p>14200</text:p>
              </table:table-cell>
              <table:table-cell office:value-type="float" office:value="10642.5">
                <text:p>10642.5</text:p>
              </table:table-cell>
              <table:table-cell office:value-type="float" office:value="2667.5">
                <text:p>2667.5</text:p>
              </table:table-cell>
              <table:table-cell office:value-type="float" office:value="18362.5">
                <text:p>18362.5</text:p>
              </table:table-cell>
              <table:table-cell office:value-type="float" office:value="15225">
                <text:p>15225</text:p>
              </table:table-cell>
              <table:table-cell office:value-type="float" office:value="5107.5">
                <text:p>5107.5</text:p>
              </table:table-cell>
              <table:table-cell office:value-type="float" office:value="5540">
                <text:p>554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4205">
                <text:p>14205</text:p>
              </table:table-cell>
              <table:table-cell office:value-type="float" office:value="10552.5">
                <text:p>10552.5</text:p>
              </table:table-cell>
              <table:table-cell office:value-type="float" office:value="2612.5">
                <text:p>2612.5</text:p>
              </table:table-cell>
              <table:table-cell office:value-type="float" office:value="18612.5">
                <text:p>18612.5</text:p>
              </table:table-cell>
              <table:table-cell office:value-type="float" office:value="15290">
                <text:p>15290</text:p>
              </table:table-cell>
              <table:table-cell office:value-type="float" office:value="5257.5">
                <text:p>5257.5</text:p>
              </table:table-cell>
              <table:table-cell office:value-type="float" office:value="5165">
                <text:p>516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4325">
                <text:p>14325</text:p>
              </table:table-cell>
              <table:table-cell office:value-type="float" office:value="10357.5">
                <text:p>10357.5</text:p>
              </table:table-cell>
              <table:table-cell office:value-type="float" office:value="2702.5">
                <text:p>2702.5</text:p>
              </table:table-cell>
              <table:table-cell office:value-type="float" office:value="18412.5">
                <text:p>18412.5</text:p>
              </table:table-cell>
              <table:table-cell office:value-type="float" office:value="15245">
                <text:p>15245</text:p>
              </table:table-cell>
              <table:table-cell office:value-type="float" office:value="5192.5">
                <text:p>5192.5</text:p>
              </table:table-cell>
              <table:table-cell office:value-type="float" office:value="5065">
                <text:p>506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4190">
                <text:p>14190</text:p>
              </table:table-cell>
              <table:table-cell office:value-type="float" office:value="10042.5">
                <text:p>10042.5</text:p>
              </table:table-cell>
              <table:table-cell office:value-type="float" office:value="2587.5">
                <text:p>2587.5</text:p>
              </table:table-cell>
              <table:table-cell office:value-type="float" office:value="18382.5">
                <text:p>18382.5</text:p>
              </table:table-cell>
              <table:table-cell office:value-type="float" office:value="14735">
                <text:p>14735</text:p>
              </table:table-cell>
              <table:table-cell office:value-type="float" office:value="5360">
                <text:p>5360</text:p>
              </table:table-cell>
              <table:table-cell office:value-type="float" office:value="4915">
                <text:p>491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4352.5">
                <text:p>14352.5</text:p>
              </table:table-cell>
              <table:table-cell office:value-type="float" office:value="10232.5">
                <text:p>10232.5</text:p>
              </table:table-cell>
              <table:table-cell office:value-type="float" office:value="2577.5">
                <text:p>2577.5</text:p>
              </table:table-cell>
              <table:table-cell office:value-type="float" office:value="18610">
                <text:p>18610</text:p>
              </table:table-cell>
              <table:table-cell office:value-type="float" office:value="14597.5">
                <text:p>14597.5</text:p>
              </table:table-cell>
              <table:table-cell office:value-type="float" office:value="5202.5">
                <text:p>5202.5</text:p>
              </table:table-cell>
              <table:table-cell office:value-type="float" office:value="5152.5">
                <text:p>5152.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3927.5">
                <text:p>13927.5</text:p>
              </table:table-cell>
              <table:table-cell office:value-type="float" office:value="10117.5">
                <text:p>10117.5</text:p>
              </table:table-cell>
              <table:table-cell office:value-type="float" office:value="2362.5">
                <text:p>2362.5</text:p>
              </table:table-cell>
              <table:table-cell office:value-type="float" office:value="18365">
                <text:p>18365</text:p>
              </table:table-cell>
              <table:table-cell office:value-type="float" office:value="14577.5">
                <text:p>14577.5</text:p>
              </table:table-cell>
              <table:table-cell office:value-type="float" office:value="4837.5">
                <text:p>4837.5</text:p>
              </table:table-cell>
              <table:table-cell office:value-type="float" office:value="5312.5">
                <text:p>5312.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4177.5">
                <text:p>14177.5</text:p>
              </table:table-cell>
              <table:table-cell office:value-type="float" office:value="10352.5">
                <text:p>10352.5</text:p>
              </table:table-cell>
              <table:table-cell office:value-type="float" office:value="2372.5">
                <text:p>2372.5</text:p>
              </table:table-cell>
              <table:table-cell office:value-type="float" office:value="18470">
                <text:p>18470</text:p>
              </table:table-cell>
              <table:table-cell office:value-type="float" office:value="14607.5">
                <text:p>14607.5</text:p>
              </table:table-cell>
              <table:table-cell office:value-type="float" office:value="4972.5">
                <text:p>4972.5</text:p>
              </table:table-cell>
              <table:table-cell office:value-type="float" office:value="5447.5">
                <text:p>5447.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4357.5">
                <text:p>14357.5</text:p>
              </table:table-cell>
              <table:table-cell office:value-type="float" office:value="10037.5">
                <text:p>10037.5</text:p>
              </table:table-cell>
              <table:table-cell office:value-type="float" office:value="2267.5">
                <text:p>2267.5</text:p>
              </table:table-cell>
              <table:table-cell office:value-type="float" office:value="18455">
                <text:p>18455</text:p>
              </table:table-cell>
              <table:table-cell office:value-type="float" office:value="14562.5">
                <text:p>14562.5</text:p>
              </table:table-cell>
              <table:table-cell office:value-type="float" office:value="5217.5">
                <text:p>5217.5</text:p>
              </table:table-cell>
              <table:table-cell office:value-type="float" office:value="5477.5">
                <text:p>5477.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4487.5">
                <text:p>14487.5</text:p>
              </table:table-cell>
              <table:table-cell office:value-type="float" office:value="10952.5">
                <text:p>10952.5</text:p>
              </table:table-cell>
              <table:table-cell office:value-type="float" office:value="2167.5">
                <text:p>2167.5</text:p>
              </table:table-cell>
              <table:table-cell office:value-type="float" office:value="18510">
                <text:p>18510</text:p>
              </table:table-cell>
              <table:table-cell office:value-type="float" office:value="14467.5">
                <text:p>14467.5</text:p>
              </table:table-cell>
              <table:table-cell office:value-type="float" office:value="4232.5">
                <text:p>4232.5</text:p>
              </table:table-cell>
              <table:table-cell office:value-type="float" office:value="6262.5">
                <text:p>6262.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4002.5">
                <text:p>14002.5</text:p>
              </table:table-cell>
              <table:table-cell office:value-type="float" office:value="10752.5">
                <text:p>10752.5</text:p>
              </table:table-cell>
              <table:table-cell office:value-type="float" office:value="2012.5">
                <text:p>2012.5</text:p>
              </table:table-cell>
              <table:table-cell office:value-type="float" office:value="18355">
                <text:p>18355</text:p>
              </table:table-cell>
              <table:table-cell office:value-type="float" office:value="14347.5">
                <text:p>14347.5</text:p>
              </table:table-cell>
              <table:table-cell office:value-type="float" office:value="4162.5">
                <text:p>4162.5</text:p>
              </table:table-cell>
              <table:table-cell office:value-type="float" office:value="6112.5">
                <text:p>6112.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3337.5">
                <text:p>13337.5</text:p>
              </table:table-cell>
              <table:table-cell office:value-type="float" office:value="9602.5">
                <text:p>9602.5</text:p>
              </table:table-cell>
              <table:table-cell office:value-type="float" office:value="837.5">
                <text:p>837.5</text:p>
              </table:table-cell>
              <table:table-cell office:value-type="float" office:value="18670">
                <text:p>18670</text:p>
              </table:table-cell>
              <table:table-cell office:value-type="float" office:value="13187.5">
                <text:p>13187.5</text:p>
              </table:table-cell>
              <table:table-cell office:value-type="float" office:value="3427.5">
                <text:p>3427.5</text:p>
              </table:table-cell>
              <table:table-cell office:value-type="float" office:value="4882.5">
                <text:p>4882.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3370">
                <text:p>13370</text:p>
              </table:table-cell>
              <table:table-cell office:value-type="float" office:value="9435">
                <text:p>9435</text:p>
              </table:table-cell>
              <table:table-cell office:value-type="float" office:value="1100">
                <text:p>1100</text:p>
              </table:table-cell>
              <table:table-cell office:value-type="float" office:value="18995">
                <text:p>18995</text:p>
              </table:table-cell>
              <table:table-cell office:value-type="float" office:value="13495">
                <text:p>13495</text:p>
              </table:table-cell>
              <table:table-cell office:value-type="float" office:value="3300">
                <text:p>3300</text:p>
              </table:table-cell>
              <table:table-cell office:value-type="float" office:value="4965">
                <text:p>496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3945">
                <text:p>13945</text:p>
              </table:table-cell>
              <table:table-cell office:value-type="float" office:value="9750">
                <text:p>9750</text:p>
              </table:table-cell>
              <table:table-cell office:value-type="float" office:value="1630">
                <text:p>1630</text:p>
              </table:table-cell>
              <table:table-cell office:value-type="float" office:value="19250">
                <text:p>19250</text:p>
              </table:table-cell>
              <table:table-cell office:value-type="float" office:value="13865">
                <text:p>13865</text:p>
              </table:table-cell>
              <table:table-cell office:value-type="float" office:value="3660">
                <text:p>3660</text:p>
              </table:table-cell>
              <table:table-cell office:value-type="float" office:value="5225">
                <text:p>522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4337.5">
                <text:p>14337.5</text:p>
              </table:table-cell>
              <table:table-cell office:value-type="float" office:value="9755">
                <text:p>9755</text:p>
              </table:table-cell>
              <table:table-cell office:value-type="float" office:value="1545">
                <text:p>1545</text:p>
              </table:table-cell>
              <table:table-cell office:value-type="float" office:value="19185">
                <text:p>19185</text:p>
              </table:table-cell>
              <table:table-cell office:value-type="float" office:value="13640">
                <text:p>13640</text:p>
              </table:table-cell>
              <table:table-cell office:value-type="float" office:value="3090">
                <text:p>3090</text:p>
              </table:table-cell>
              <table:table-cell office:value-type="float" office:value="4925">
                <text:p>492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4217.5">
                <text:p>14217.5</text:p>
              </table:table-cell>
              <table:table-cell office:value-type="float" office:value="9850">
                <text:p>9850</text:p>
              </table:table-cell>
              <table:table-cell office:value-type="float" office:value="1575">
                <text:p>1575</text:p>
              </table:table-cell>
              <table:table-cell office:value-type="float" office:value="19285">
                <text:p>19285</text:p>
              </table:table-cell>
              <table:table-cell office:value-type="float" office:value="13930">
                <text:p>13930</text:p>
              </table:table-cell>
              <table:table-cell office:value-type="float" office:value="2720">
                <text:p>2720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3942.5">
                <text:p>13942.5</text:p>
              </table:table-cell>
              <table:table-cell office:value-type="float" office:value="9840">
                <text:p>9840</text:p>
              </table:table-cell>
              <table:table-cell office:value-type="float" office:value="1585">
                <text:p>1585</text:p>
              </table:table-cell>
              <table:table-cell office:value-type="float" office:value="19080">
                <text:p>19080</text:p>
              </table:table-cell>
              <table:table-cell office:value-type="float" office:value="13925">
                <text:p>13925</text:p>
              </table:table-cell>
              <table:table-cell office:value-type="float" office:value="2770">
                <text:p>2770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3842.5">
                <text:p>13842.5</text:p>
              </table:table-cell>
              <table:table-cell office:value-type="float" office:value="9385">
                <text:p>9385</text:p>
              </table:table-cell>
              <table:table-cell office:value-type="float" office:value="1330">
                <text:p>1330</text:p>
              </table:table-cell>
              <table:table-cell office:value-type="float" office:value="19175">
                <text:p>19175</text:p>
              </table:table-cell>
              <table:table-cell office:value-type="float" office:value="13770">
                <text:p>13770</text:p>
              </table:table-cell>
              <table:table-cell office:value-type="float" office:value="2897.5">
                <text:p>2897.5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4427.5">
                <text:p>14427.5</text:p>
              </table:table-cell>
              <table:table-cell office:value-type="float" office:value="9530">
                <text:p>9530</text:p>
              </table:table-cell>
              <table:table-cell office:value-type="float" office:value="1600">
                <text:p>1600</text:p>
              </table:table-cell>
              <table:table-cell office:value-type="float" office:value="19235">
                <text:p>19235</text:p>
              </table:table-cell>
              <table:table-cell office:value-type="float" office:value="13870">
                <text:p>13870</text:p>
              </table:table-cell>
              <table:table-cell office:value-type="float" office:value="3142.5">
                <text:p>3142.5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4227.5">
                <text:p>14227.5</text:p>
              </table:table-cell>
              <table:table-cell office:value-type="float" office:value="9485">
                <text:p>9485</text:p>
              </table:table-cell>
              <table:table-cell office:value-type="float" office:value="1565">
                <text:p>1565</text:p>
              </table:table-cell>
              <table:table-cell office:value-type="float" office:value="19115">
                <text:p>19115</text:p>
              </table:table-cell>
              <table:table-cell office:value-type="float" office:value="13980">
                <text:p>13980</text:p>
              </table:table-cell>
              <table:table-cell office:value-type="float" office:value="3092.5">
                <text:p>3092.5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4452.5">
                <text:p>14452.5</text:p>
              </table:table-cell>
              <table:table-cell office:value-type="float" office:value="9595">
                <text:p>9595</text:p>
              </table:table-cell>
              <table:table-cell office:value-type="float" office:value="2035">
                <text:p>2035</text:p>
              </table:table-cell>
              <table:table-cell office:value-type="float" office:value="18930">
                <text:p>18930</text:p>
              </table:table-cell>
              <table:table-cell office:value-type="float" office:value="14185">
                <text:p>14185</text:p>
              </table:table-cell>
              <table:table-cell office:value-type="float" office:value="3407.5">
                <text:p>3407.5</text:p>
              </table:table-cell>
              <table:table-cell office:value-type="float" office:value="4735">
                <text:p>473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4487.5">
                <text:p>14487.5</text:p>
              </table:table-cell>
              <table:table-cell office:value-type="float" office:value="9695">
                <text:p>9695</text:p>
              </table:table-cell>
              <table:table-cell office:value-type="float" office:value="1945">
                <text:p>1945</text:p>
              </table:table-cell>
              <table:table-cell office:value-type="float" office:value="19085">
                <text:p>19085</text:p>
              </table:table-cell>
              <table:table-cell office:value-type="float" office:value="14355">
                <text:p>14355</text:p>
              </table:table-cell>
              <table:table-cell office:value-type="float" office:value="3837.5">
                <text:p>3837.5</text:p>
              </table:table-cell>
              <table:table-cell office:value-type="float" office:value="5205">
                <text:p>520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5517.5">
                <text:p>15517.5</text:p>
              </table:table-cell>
              <table:table-cell office:value-type="float" office:value="10600">
                <text:p>10600</text:p>
              </table:table-cell>
              <table:table-cell office:value-type="float" office:value="2805">
                <text:p>2805</text:p>
              </table:table-cell>
              <table:table-cell office:value-type="float" office:value="20435">
                <text:p>20435</text:p>
              </table:table-cell>
              <table:table-cell office:value-type="float" office:value="15140">
                <text:p>15140</text:p>
              </table:table-cell>
              <table:table-cell office:value-type="float" office:value="5862.5">
                <text:p>5862.5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5342.5">
                <text:p>15342.5</text:p>
              </table:table-cell>
              <table:table-cell office:value-type="float" office:value="10445">
                <text:p>10445</text:p>
              </table:table-cell>
              <table:table-cell office:value-type="float" office:value="2530">
                <text:p>2530</text:p>
              </table:table-cell>
              <table:table-cell office:value-type="float" office:value="20130">
                <text:p>20130</text:p>
              </table:table-cell>
              <table:table-cell office:value-type="float" office:value="15150">
                <text:p>15150</text:p>
              </table:table-cell>
              <table:table-cell office:value-type="float" office:value="5652.5">
                <text:p>5652.5</text:p>
              </table:table-cell>
              <table:table-cell office:value-type="float" office:value="5515">
                <text:p>551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4987.5">
                <text:p>14987.5</text:p>
              </table:table-cell>
              <table:table-cell office:value-type="float" office:value="9920">
                <text:p>9920</text:p>
              </table:table-cell>
              <table:table-cell office:value-type="float" office:value="2670">
                <text:p>2670</text:p>
              </table:table-cell>
              <table:table-cell office:value-type="float" office:value="20130">
                <text:p>20130</text:p>
              </table:table-cell>
              <table:table-cell office:value-type="float" office:value="14995">
                <text:p>14995</text:p>
              </table:table-cell>
              <table:table-cell office:value-type="float" office:value="5697.5">
                <text:p>5697.5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5067.5">
                <text:p>15067.5</text:p>
              </table:table-cell>
              <table:table-cell office:value-type="float" office:value="9930">
                <text:p>9930</text:p>
              </table:table-cell>
              <table:table-cell office:value-type="float" office:value="2625">
                <text:p>2625</text:p>
              </table:table-cell>
              <table:table-cell office:value-type="float" office:value="20110">
                <text:p>20110</text:p>
              </table:table-cell>
              <table:table-cell office:value-type="float" office:value="15070">
                <text:p>15070</text:p>
              </table:table-cell>
              <table:table-cell office:value-type="float" office:value="5532.5">
                <text:p>5532.5</text:p>
              </table:table-cell>
              <table:table-cell office:value-type="float" office:value="5435">
                <text:p>543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972.5">
                <text:p>14972.5</text:p>
              </table:table-cell>
              <table:table-cell office:value-type="float" office:value="9975">
                <text:p>9975</text:p>
              </table:table-cell>
              <table:table-cell office:value-type="float" office:value="2590">
                <text:p>2590</text:p>
              </table:table-cell>
              <table:table-cell office:value-type="float" office:value="20025">
                <text:p>20025</text:p>
              </table:table-cell>
              <table:table-cell office:value-type="float" office:value="15335">
                <text:p>15335</text:p>
              </table:table-cell>
              <table:table-cell office:value-type="float" office:value="5607.5">
                <text:p>5607.5</text:p>
              </table:table-cell>
              <table:table-cell office:value-type="float" office:value="5505">
                <text:p>550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4977.5">
                <text:p>14977.5</text:p>
              </table:table-cell>
              <table:table-cell office:value-type="float" office:value="10040">
                <text:p>10040</text:p>
              </table:table-cell>
              <table:table-cell office:value-type="float" office:value="2680">
                <text:p>2680</text:p>
              </table:table-cell>
              <table:table-cell office:value-type="float" office:value="20005">
                <text:p>20005</text:p>
              </table:table-cell>
              <table:table-cell office:value-type="float" office:value="15170">
                <text:p>15170</text:p>
              </table:table-cell>
              <table:table-cell office:value-type="float" office:value="5517.5">
                <text:p>5517.5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5002.5">
                <text:p>15002.5</text:p>
              </table:table-cell>
              <table:table-cell office:value-type="float" office:value="9770">
                <text:p>9770</text:p>
              </table:table-cell>
              <table:table-cell office:value-type="float" office:value="2580">
                <text:p>2580</text:p>
              </table:table-cell>
              <table:table-cell office:value-type="float" office:value="19850">
                <text:p>19850</text:p>
              </table:table-cell>
              <table:table-cell office:value-type="float" office:value="15100">
                <text:p>15100</text:p>
              </table:table-cell>
              <table:table-cell office:value-type="float" office:value="5512.5">
                <text:p>5512.5</text:p>
              </table:table-cell>
              <table:table-cell office:value-type="float" office:value="5660">
                <text:p>566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4537.5">
                <text:p>14537.5</text:p>
              </table:table-cell>
              <table:table-cell office:value-type="float" office:value="9945">
                <text:p>9945</text:p>
              </table:table-cell>
              <table:table-cell office:value-type="float" office:value="2360">
                <text:p>2360</text:p>
              </table:table-cell>
              <table:table-cell office:value-type="float" office:value="20055">
                <text:p>20055</text:p>
              </table:table-cell>
              <table:table-cell office:value-type="float" office:value="14780">
                <text:p>14780</text:p>
              </table:table-cell>
              <table:table-cell office:value-type="float" office:value="5187.5">
                <text:p>5187.5</text:p>
              </table:table-cell>
              <table:table-cell office:value-type="float" office:value="6285">
                <text:p>628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4632.5">
                <text:p>14632.5</text:p>
              </table:table-cell>
              <table:table-cell office:value-type="float" office:value="9830">
                <text:p>9830</text:p>
              </table:table-cell>
              <table:table-cell office:value-type="float" office:value="2507.5">
                <text:p>2507.5</text:p>
              </table:table-cell>
              <table:table-cell office:value-type="float" office:value="20130">
                <text:p>20130</text:p>
              </table:table-cell>
              <table:table-cell office:value-type="float" office:value="15042.5">
                <text:p>15042.5</text:p>
              </table:table-cell>
              <table:table-cell office:value-type="float" office:value="5457.5">
                <text:p>5457.5</text:p>
              </table:table-cell>
              <table:table-cell office:value-type="float" office:value="6155">
                <text:p>615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4512.5">
                <text:p>14512.5</text:p>
              </table:table-cell>
              <table:table-cell office:value-type="float" office:value="9850">
                <text:p>9850</text:p>
              </table:table-cell>
              <table:table-cell office:value-type="float" office:value="2572.5">
                <text:p>2572.5</text:p>
              </table:table-cell>
              <table:table-cell office:value-type="float" office:value="20160">
                <text:p>20160</text:p>
              </table:table-cell>
              <table:table-cell office:value-type="float" office:value="14732.5">
                <text:p>14732.5</text:p>
              </table:table-cell>
              <table:table-cell office:value-type="float" office:value="5687.5">
                <text:p>5687.5</text:p>
              </table:table-cell>
              <table:table-cell office:value-type="float" office:value="6345">
                <text:p>634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4512.5">
                <text:p>14512.5</text:p>
              </table:table-cell>
              <table:table-cell office:value-type="float" office:value="9810">
                <text:p>9810</text:p>
              </table:table-cell>
              <table:table-cell office:value-type="float" office:value="2507.5">
                <text:p>2507.5</text:p>
              </table:table-cell>
              <table:table-cell office:value-type="float" office:value="20220">
                <text:p>20220</text:p>
              </table:table-cell>
              <table:table-cell office:value-type="float" office:value="15432.5">
                <text:p>15432.5</text:p>
              </table:table-cell>
              <table:table-cell office:value-type="float" office:value="5422.5">
                <text:p>5422.5</text:p>
              </table:table-cell>
              <table:table-cell office:value-type="float" office:value="6090">
                <text:p>609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4562.5">
                <text:p>14562.5</text:p>
              </table:table-cell>
              <table:table-cell office:value-type="float" office:value="9720">
                <text:p>9720</text:p>
              </table:table-cell>
              <table:table-cell office:value-type="float" office:value="2407.5">
                <text:p>2407.5</text:p>
              </table:table-cell>
              <table:table-cell office:value-type="float" office:value="20140">
                <text:p>20140</text:p>
              </table:table-cell>
              <table:table-cell office:value-type="float" office:value="15382.5">
                <text:p>15382.5</text:p>
              </table:table-cell>
              <table:table-cell office:value-type="float" office:value="5362.5">
                <text:p>5362.5</text:p>
              </table:table-cell>
              <table:table-cell office:value-type="float" office:value="6175">
                <text:p>617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4487.5">
                <text:p>14487.5</text:p>
              </table:table-cell>
              <table:table-cell office:value-type="float" office:value="9945">
                <text:p>9945</text:p>
              </table:table-cell>
              <table:table-cell office:value-type="float" office:value="2352.5">
                <text:p>2352.5</text:p>
              </table:table-cell>
              <table:table-cell office:value-type="float" office:value="20280">
                <text:p>20280</text:p>
              </table:table-cell>
              <table:table-cell office:value-type="float" office:value="15412.5">
                <text:p>15412.5</text:p>
              </table:table-cell>
              <table:table-cell office:value-type="float" office:value="5587.5">
                <text:p>5587.5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4317.5">
                <text:p>14317.5</text:p>
              </table:table-cell>
              <table:table-cell office:value-type="float" office:value="10155">
                <text:p>10155</text:p>
              </table:table-cell>
              <table:table-cell office:value-type="float" office:value="2262.5">
                <text:p>2262.5</text:p>
              </table:table-cell>
              <table:table-cell office:value-type="float" office:value="20135">
                <text:p>20135</text:p>
              </table:table-cell>
              <table:table-cell office:value-type="float" office:value="15582.5">
                <text:p>15582.5</text:p>
              </table:table-cell>
              <table:table-cell office:value-type="float" office:value="5792.5">
                <text:p>5792.5</text:p>
              </table:table-cell>
              <table:table-cell office:value-type="float" office:value="6215">
                <text:p>621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4272.5">
                <text:p>14272.5</text:p>
              </table:table-cell>
              <table:table-cell office:value-type="float" office:value="9800">
                <text:p>9800</text:p>
              </table:table-cell>
              <table:table-cell office:value-type="float" office:value="2212.5">
                <text:p>2212.5</text:p>
              </table:table-cell>
              <table:table-cell office:value-type="float" office:value="19875">
                <text:p>19875</text:p>
              </table:table-cell>
              <table:table-cell office:value-type="float" office:value="15487.5">
                <text:p>15487.5</text:p>
              </table:table-cell>
              <table:table-cell office:value-type="float" office:value="5677.5">
                <text:p>5677.5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4247.5">
                <text:p>14247.5</text:p>
              </table:table-cell>
              <table:table-cell office:value-type="float" office:value="9685">
                <text:p>9685</text:p>
              </table:table-cell>
              <table:table-cell office:value-type="float" office:value="2097.5">
                <text:p>2097.5</text:p>
              </table:table-cell>
              <table:table-cell office:value-type="float" office:value="19750">
                <text:p>19750</text:p>
              </table:table-cell>
              <table:table-cell office:value-type="float" office:value="15522.5">
                <text:p>15522.5</text:p>
              </table:table-cell>
              <table:table-cell office:value-type="float" office:value="5432.5">
                <text:p>5432.5</text:p>
              </table:table-cell>
              <table:table-cell office:value-type="float" office:value="5725">
                <text:p>572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4187.5">
                <text:p>14187.5</text:p>
              </table:table-cell>
              <table:table-cell office:value-type="float" office:value="9760">
                <text:p>9760</text:p>
              </table:table-cell>
              <table:table-cell office:value-type="float" office:value="2357.5">
                <text:p>2357.5</text:p>
              </table:table-cell>
              <table:table-cell office:value-type="float" office:value="19690">
                <text:p>19690</text:p>
              </table:table-cell>
              <table:table-cell office:value-type="float" office:value="15512.5">
                <text:p>15512.5</text:p>
              </table:table-cell>
              <table:table-cell office:value-type="float" office:value="5272.5">
                <text:p>5272.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4092.5">
                <text:p>14092.5</text:p>
              </table:table-cell>
              <table:table-cell office:value-type="float" office:value="9925">
                <text:p>9925</text:p>
              </table:table-cell>
              <table:table-cell office:value-type="float" office:value="2692.5">
                <text:p>2692.5</text:p>
              </table:table-cell>
              <table:table-cell office:value-type="float" office:value="19640">
                <text:p>19640</text:p>
              </table:table-cell>
              <table:table-cell office:value-type="float" office:value="15392.5">
                <text:p>15392.5</text:p>
              </table:table-cell>
              <table:table-cell office:value-type="float" office:value="5607.5">
                <text:p>5607.5</text:p>
              </table:table-cell>
              <table:table-cell office:value-type="float" office:value="5485">
                <text:p>548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3682.5">
                <text:p>13682.5</text:p>
              </table:table-cell>
              <table:table-cell office:value-type="float" office:value="9960">
                <text:p>9960</text:p>
              </table:table-cell>
              <table:table-cell office:value-type="float" office:value="2712.5">
                <text:p>2712.5</text:p>
              </table:table-cell>
              <table:table-cell office:value-type="float" office:value="19575">
                <text:p>19575</text:p>
              </table:table-cell>
              <table:table-cell office:value-type="float" office:value="15487.5">
                <text:p>15487.5</text:p>
              </table:table-cell>
              <table:table-cell office:value-type="float" office:value="5827.5">
                <text:p>5827.5</text:p>
              </table:table-cell>
              <table:table-cell office:value-type="float" office:value="5615">
                <text:p>561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3512.5">
                <text:p>13512.5</text:p>
              </table:table-cell>
              <table:table-cell office:value-type="float" office:value="10115">
                <text:p>10115</text:p>
              </table:table-cell>
              <table:table-cell office:value-type="float" office:value="2832.5">
                <text:p>2832.5</text:p>
              </table:table-cell>
              <table:table-cell office:value-type="float" office:value="19560">
                <text:p>19560</text:p>
              </table:table-cell>
              <table:table-cell office:value-type="float" office:value="15302.5">
                <text:p>15302.5</text:p>
              </table:table-cell>
              <table:table-cell office:value-type="float" office:value="5622.5">
                <text:p>5622.5</text:p>
              </table:table-cell>
              <table:table-cell office:value-type="float" office:value="5725">
                <text:p>572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4155">
                <text:p>14155</text:p>
              </table:table-cell>
              <table:table-cell office:value-type="float" office:value="10240">
                <text:p>10240</text:p>
              </table:table-cell>
              <table:table-cell office:value-type="float" office:value="2682.5">
                <text:p>2682.5</text:p>
              </table:table-cell>
              <table:table-cell office:value-type="float" office:value="20147.5">
                <text:p>20147.5</text:p>
              </table:table-cell>
              <table:table-cell office:value-type="float" office:value="15037.5">
                <text:p>15037.5</text:p>
              </table:table-cell>
              <table:table-cell office:value-type="float" office:value="5672.5">
                <text:p>5672.5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4205">
                <text:p>14205</text:p>
              </table:table-cell>
              <table:table-cell office:value-type="float" office:value="10210">
                <text:p>10210</text:p>
              </table:table-cell>
              <table:table-cell office:value-type="float" office:value="2862.5">
                <text:p>2862.5</text:p>
              </table:table-cell>
              <table:table-cell office:value-type="float" office:value="20477.5">
                <text:p>20477.5</text:p>
              </table:table-cell>
              <table:table-cell office:value-type="float" office:value="14792.5">
                <text:p>14792.5</text:p>
              </table:table-cell>
              <table:table-cell office:value-type="float" office:value="5967.5">
                <text:p>5967.5</text:p>
              </table:table-cell>
              <table:table-cell office:value-type="float" office:value="5820">
                <text:p>582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3900">
                <text:p>13900</text:p>
              </table:table-cell>
              <table:table-cell office:value-type="float" office:value="10085">
                <text:p>10085</text:p>
              </table:table-cell>
              <table:table-cell office:value-type="float" office:value="2667.5">
                <text:p>2667.5</text:p>
              </table:table-cell>
              <table:table-cell office:value-type="float" office:value="20047.5">
                <text:p>20047.5</text:p>
              </table:table-cell>
              <table:table-cell office:value-type="float" office:value="14432.5">
                <text:p>14432.5</text:p>
              </table:table-cell>
              <table:table-cell office:value-type="float" office:value="5717.5">
                <text:p>5717.5</text:p>
              </table:table-cell>
              <table:table-cell office:value-type="float" office:value="5525">
                <text:p>552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3970">
                <text:p>13970</text:p>
              </table:table-cell>
              <table:table-cell office:value-type="float" office:value="10220">
                <text:p>10220</text:p>
              </table:table-cell>
              <table:table-cell office:value-type="float" office:value="2677.5">
                <text:p>2677.5</text:p>
              </table:table-cell>
              <table:table-cell office:value-type="float" office:value="20262.5">
                <text:p>20262.5</text:p>
              </table:table-cell>
              <table:table-cell office:value-type="float" office:value="14362.5">
                <text:p>14362.5</text:p>
              </table:table-cell>
              <table:table-cell office:value-type="float" office:value="5837.5">
                <text:p>5837.5</text:p>
              </table:table-cell>
              <table:table-cell office:value-type="float" office:value="5640">
                <text:p>564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3955">
                <text:p>13955</text:p>
              </table:table-cell>
              <table:table-cell office:value-type="float" office:value="10835">
                <text:p>10835</text:p>
              </table:table-cell>
              <table:table-cell office:value-type="float" office:value="2897.5">
                <text:p>2897.5</text:p>
              </table:table-cell>
              <table:table-cell office:value-type="float" office:value="20877.5">
                <text:p>20877.5</text:p>
              </table:table-cell>
              <table:table-cell office:value-type="float" office:value="14792.5">
                <text:p>14792.5</text:p>
              </table:table-cell>
              <table:table-cell office:value-type="float" office:value="6382.5">
                <text:p>6382.5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4140">
                <text:p>14140</text:p>
              </table:table-cell>
              <table:table-cell office:value-type="float" office:value="11250">
                <text:p>11250</text:p>
              </table:table-cell>
              <table:table-cell office:value-type="float" office:value="3252.5">
                <text:p>3252.5</text:p>
              </table:table-cell>
              <table:table-cell office:value-type="float" office:value="21012.5">
                <text:p>21012.5</text:p>
              </table:table-cell>
              <table:table-cell office:value-type="float" office:value="14962.5">
                <text:p>14962.5</text:p>
              </table:table-cell>
              <table:table-cell office:value-type="float" office:value="6462.5">
                <text:p>6462.5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4405">
                <text:p>14405</text:p>
              </table:table-cell>
              <table:table-cell office:value-type="float" office:value="11360">
                <text:p>11360</text:p>
              </table:table-cell>
              <table:table-cell office:value-type="float" office:value="2765">
                <text:p>2765</text:p>
              </table:table-cell>
              <table:table-cell office:value-type="float" office:value="21707.5">
                <text:p>21707.5</text:p>
              </table:table-cell>
              <table:table-cell office:value-type="float" office:value="15497.5">
                <text:p>15497.5</text:p>
              </table:table-cell>
              <table:table-cell office:value-type="float" office:value="7007.5">
                <text:p>7007.5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4875">
                <text:p>14875</text:p>
              </table:table-cell>
              <table:table-cell office:value-type="float" office:value="10995">
                <text:p>10995</text:p>
              </table:table-cell>
              <table:table-cell office:value-type="float" office:value="2755">
                <text:p>2755</text:p>
              </table:table-cell>
              <table:table-cell office:value-type="float" office:value="21240">
                <text:p>21240</text:p>
              </table:table-cell>
              <table:table-cell office:value-type="float" office:value="15407.5">
                <text:p>15407.5</text:p>
              </table:table-cell>
              <table:table-cell office:value-type="float" office:value="7282.5">
                <text:p>7282.5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4875">
                <text:p>14875</text:p>
              </table:table-cell>
              <table:table-cell office:value-type="float" office:value="10515">
                <text:p>10515</text:p>
              </table:table-cell>
              <table:table-cell office:value-type="float" office:value="1950">
                <text:p>1950</text:p>
              </table:table-cell>
              <table:table-cell office:value-type="float" office:value="21070">
                <text:p>21070</text:p>
              </table:table-cell>
              <table:table-cell office:value-type="float" office:value="15127.5">
                <text:p>15127.5</text:p>
              </table:table-cell>
              <table:table-cell office:value-type="float" office:value="6677.5">
                <text:p>6677.5</text:p>
              </table:table-cell>
              <table:table-cell office:value-type="float" office:value="5295">
                <text:p>529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5210">
                <text:p>15210</text:p>
              </table:table-cell>
              <table:table-cell office:value-type="float" office:value="10720">
                <text:p>10720</text:p>
              </table:table-cell>
              <table:table-cell office:value-type="float" office:value="2577.5">
                <text:p>2577.5</text:p>
              </table:table-cell>
              <table:table-cell office:value-type="float" office:value="21775">
                <text:p>21775</text:p>
              </table:table-cell>
              <table:table-cell office:value-type="float" office:value="15582.5">
                <text:p>15582.5</text:p>
              </table:table-cell>
              <table:table-cell office:value-type="float" office:value="7437.5">
                <text:p>7437.5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5355">
                <text:p>15355</text:p>
              </table:table-cell>
              <table:table-cell office:value-type="float" office:value="10790">
                <text:p>10790</text:p>
              </table:table-cell>
              <table:table-cell office:value-type="float" office:value="2667.5">
                <text:p>2667.5</text:p>
              </table:table-cell>
              <table:table-cell office:value-type="float" office:value="21980">
                <text:p>21980</text:p>
              </table:table-cell>
              <table:table-cell office:value-type="float" office:value="15282.5">
                <text:p>15282.5</text:p>
              </table:table-cell>
              <table:table-cell office:value-type="float" office:value="7682.5">
                <text:p>7682.5</text:p>
              </table:table-cell>
              <table:table-cell office:value-type="float" office:value="5947.5">
                <text:p>5947.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5467.5">
                <text:p>15467.5</text:p>
              </table:table-cell>
              <table:table-cell office:value-type="float" office:value="10632.5">
                <text:p>10632.5</text:p>
              </table:table-cell>
              <table:table-cell office:value-type="float" office:value="2990">
                <text:p>2990</text:p>
              </table:table-cell>
              <table:table-cell office:value-type="float" office:value="22167.5">
                <text:p>22167.5</text:p>
              </table:table-cell>
              <table:table-cell office:value-type="float" office:value="15680">
                <text:p>15680</text:p>
              </table:table-cell>
              <table:table-cell office:value-type="float" office:value="8020">
                <text:p>8020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5280">
                <text:p>15280</text:p>
              </table:table-cell>
              <table:table-cell office:value-type="float" office:value="10712.5">
                <text:p>10712.5</text:p>
              </table:table-cell>
              <table:table-cell office:value-type="float" office:value="3147.5">
                <text:p>3147.5</text:p>
              </table:table-cell>
              <table:table-cell office:value-type="float" office:value="21830">
                <text:p>21830</text:p>
              </table:table-cell>
              <table:table-cell office:value-type="float" office:value="15855">
                <text:p>15855</text:p>
              </table:table-cell>
              <table:table-cell office:value-type="float" office:value="7397.5">
                <text:p>7397.5</text:p>
              </table:table-cell>
              <table:table-cell office:value-type="float" office:value="5502.5">
                <text:p>5502.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5590">
                <text:p>15590</text:p>
              </table:table-cell>
              <table:table-cell office:value-type="float" office:value="11362.5">
                <text:p>11362.5</text:p>
              </table:table-cell>
              <table:table-cell office:value-type="float" office:value="3082.5">
                <text:p>3082.5</text:p>
              </table:table-cell>
              <table:table-cell office:value-type="float" office:value="22075">
                <text:p>22075</text:p>
              </table:table-cell>
              <table:table-cell office:value-type="float" office:value="16365">
                <text:p>16365</text:p>
              </table:table-cell>
              <table:table-cell office:value-type="float" office:value="8177.5">
                <text:p>8177.5</text:p>
              </table:table-cell>
              <table:table-cell office:value-type="float" office:value="5242.5">
                <text:p>5242.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5665">
                <text:p>15665</text:p>
              </table:table-cell>
              <table:table-cell office:value-type="float" office:value="11342.5">
                <text:p>11342.5</text:p>
              </table:table-cell>
              <table:table-cell office:value-type="float" office:value="3257.5">
                <text:p>3257.5</text:p>
              </table:table-cell>
              <table:table-cell office:value-type="float" office:value="21870">
                <text:p>21870</text:p>
              </table:table-cell>
              <table:table-cell office:value-type="float" office:value="16700">
                <text:p>16700</text:p>
              </table:table-cell>
              <table:table-cell office:value-type="float" office:value="8672.5">
                <text:p>8672.5</text:p>
              </table:table-cell>
              <table:table-cell office:value-type="float" office:value="5557.5">
                <text:p>5557.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500">
                <text:p>15500</text:p>
              </table:table-cell>
              <table:table-cell office:value-type="float" office:value="11102.5">
                <text:p>11102.5</text:p>
              </table:table-cell>
              <table:table-cell office:value-type="float" office:value="2982.5">
                <text:p>2982.5</text:p>
              </table:table-cell>
              <table:table-cell office:value-type="float" office:value="22265">
                <text:p>22265</text:p>
              </table:table-cell>
              <table:table-cell office:value-type="float" office:value="16745">
                <text:p>16745</text:p>
              </table:table-cell>
              <table:table-cell office:value-type="float" office:value="8462.5">
                <text:p>8462.5</text:p>
              </table:table-cell>
              <table:table-cell office:value-type="float" office:value="5642.5">
                <text:p>5642.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5420">
                <text:p>15420</text:p>
              </table:table-cell>
              <table:table-cell office:value-type="float" office:value="10267.5">
                <text:p>10267.5</text:p>
              </table:table-cell>
              <table:table-cell office:value-type="float" office:value="2472.5">
                <text:p>2472.5</text:p>
              </table:table-cell>
              <table:table-cell office:value-type="float" office:value="22155">
                <text:p>22155</text:p>
              </table:table-cell>
              <table:table-cell office:value-type="float" office:value="16735">
                <text:p>16735</text:p>
              </table:table-cell>
              <table:table-cell office:value-type="float" office:value="8617.5">
                <text:p>8617.5</text:p>
              </table:table-cell>
              <table:table-cell office:value-type="float" office:value="5492.5">
                <text:p>5492.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5825">
                <text:p>15825</text:p>
              </table:table-cell>
              <table:table-cell office:value-type="float" office:value="9852.5">
                <text:p>9852.5</text:p>
              </table:table-cell>
              <table:table-cell office:value-type="float" office:value="2232.5">
                <text:p>2232.5</text:p>
              </table:table-cell>
              <table:table-cell office:value-type="float" office:value="21790">
                <text:p>21790</text:p>
              </table:table-cell>
              <table:table-cell office:value-type="float" office:value="16580">
                <text:p>16580</text:p>
              </table:table-cell>
              <table:table-cell office:value-type="float" office:value="8877.5">
                <text:p>8877.5</text:p>
              </table:table-cell>
              <table:table-cell office:value-type="float" office:value="5577.5">
                <text:p>5577.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5815">
                <text:p>15815</text:p>
              </table:table-cell>
              <table:table-cell office:value-type="float" office:value="9692.5">
                <text:p>9692.5</text:p>
              </table:table-cell>
              <table:table-cell office:value-type="float" office:value="2217.5">
                <text:p>2217.5</text:p>
              </table:table-cell>
              <table:table-cell office:value-type="float" office:value="21945">
                <text:p>21945</text:p>
              </table:table-cell>
              <table:table-cell office:value-type="float" office:value="16450">
                <text:p>16450</text:p>
              </table:table-cell>
              <table:table-cell office:value-type="float" office:value="9002.5">
                <text:p>9002.5</text:p>
              </table:table-cell>
              <table:table-cell office:value-type="float" office:value="5722.5">
                <text:p>5722.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5680">
                <text:p>15680</text:p>
              </table:table-cell>
              <table:table-cell office:value-type="float" office:value="9397.5">
                <text:p>9397.5</text:p>
              </table:table-cell>
              <table:table-cell office:value-type="float" office:value="2087.5">
                <text:p>2087.5</text:p>
              </table:table-cell>
              <table:table-cell office:value-type="float" office:value="21745">
                <text:p>21745</text:p>
              </table:table-cell>
              <table:table-cell office:value-type="float" office:value="16960">
                <text:p>16960</text:p>
              </table:table-cell>
              <table:table-cell office:value-type="float" office:value="8507.5">
                <text:p>8507.5</text:p>
              </table:table-cell>
              <table:table-cell office:value-type="float" office:value="5022.5">
                <text:p>5022.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5875">
                <text:p>15875</text:p>
              </table:table-cell>
              <table:table-cell office:value-type="float" office:value="9302.5">
                <text:p>9302.5</text:p>
              </table:table-cell>
              <table:table-cell office:value-type="float" office:value="2022.5">
                <text:p>2022.5</text:p>
              </table:table-cell>
              <table:table-cell office:value-type="float" office:value="21495">
                <text:p>21495</text:p>
              </table:table-cell>
              <table:table-cell office:value-type="float" office:value="16940">
                <text:p>16940</text:p>
              </table:table-cell>
              <table:table-cell office:value-type="float" office:value="8557.5">
                <text:p>8557.5</text:p>
              </table:table-cell>
              <table:table-cell office:value-type="float" office:value="4957.5">
                <text:p>4957.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5925">
                <text:p>15925</text:p>
              </table:table-cell>
              <table:table-cell office:value-type="float" office:value="9147.5">
                <text:p>9147.5</text:p>
              </table:table-cell>
              <table:table-cell office:value-type="float" office:value="2082.5">
                <text:p>2082.5</text:p>
              </table:table-cell>
              <table:table-cell office:value-type="float" office:value="21672.5">
                <text:p>21672.5</text:p>
              </table:table-cell>
              <table:table-cell office:value-type="float" office:value="16690">
                <text:p>16690</text:p>
              </table:table-cell>
              <table:table-cell office:value-type="float" office:value="8647.5">
                <text:p>8647.5</text:p>
              </table:table-cell>
              <table:table-cell office:value-type="float" office:value="5037.5">
                <text:p>5037.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6015">
                <text:p>16015</text:p>
              </table:table-cell>
              <table:table-cell office:value-type="float" office:value="9582.5">
                <text:p>9582.5</text:p>
              </table:table-cell>
              <table:table-cell office:value-type="float" office:value="1962.5">
                <text:p>1962.5</text:p>
              </table:table-cell>
              <table:table-cell office:value-type="float" office:value="21832.5">
                <text:p>21832.5</text:p>
              </table:table-cell>
              <table:table-cell office:value-type="float" office:value="16765">
                <text:p>16765</text:p>
              </table:table-cell>
              <table:table-cell office:value-type="float" office:value="8182.5">
                <text:p>8182.5</text:p>
              </table:table-cell>
              <table:table-cell office:value-type="float" office:value="5497.5">
                <text:p>5497.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5925">
                <text:p>15925</text:p>
              </table:table-cell>
              <table:table-cell office:value-type="float" office:value="9797.5">
                <text:p>9797.5</text:p>
              </table:table-cell>
              <table:table-cell office:value-type="float" office:value="1987.5">
                <text:p>1987.5</text:p>
              </table:table-cell>
              <table:table-cell office:value-type="float" office:value="21402.5">
                <text:p>21402.5</text:p>
              </table:table-cell>
              <table:table-cell office:value-type="float" office:value="16785">
                <text:p>16785</text:p>
              </table:table-cell>
              <table:table-cell office:value-type="float" office:value="7902.5">
                <text:p>7902.5</text:p>
              </table:table-cell>
              <table:table-cell office:value-type="float" office:value="5307.5">
                <text:p>5307.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6200">
                <text:p>16200</text:p>
              </table:table-cell>
              <table:table-cell office:value-type="float" office:value="10292.5">
                <text:p>10292.5</text:p>
              </table:table-cell>
              <table:table-cell office:value-type="float" office:value="2457.5">
                <text:p>2457.5</text:p>
              </table:table-cell>
              <table:table-cell office:value-type="float" office:value="21457.5">
                <text:p>21457.5</text:p>
              </table:table-cell>
              <table:table-cell office:value-type="float" office:value="17085">
                <text:p>17085</text:p>
              </table:table-cell>
              <table:table-cell office:value-type="float" office:value="8585">
                <text:p>8585</text:p>
              </table:table-cell>
              <table:table-cell office:value-type="float" office:value="5817.5">
                <text:p>5817.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6150">
                <text:p>16150</text:p>
              </table:table-cell>
              <table:table-cell office:value-type="float" office:value="10482.5">
                <text:p>10482.5</text:p>
              </table:table-cell>
              <table:table-cell office:value-type="float" office:value="2467.5">
                <text:p>2467.5</text:p>
              </table:table-cell>
              <table:table-cell office:value-type="float" office:value="21537.5">
                <text:p>21537.5</text:p>
              </table:table-cell>
              <table:table-cell office:value-type="float" office:value="17295">
                <text:p>17295</text:p>
              </table:table-cell>
              <table:table-cell office:value-type="float" office:value="8720">
                <text:p>8720</text:p>
              </table:table-cell>
              <table:table-cell office:value-type="float" office:value="5772.5">
                <text:p>5772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6220">
                <text:p>16220</text:p>
              </table:table-cell>
              <table:table-cell office:value-type="float" office:value="10587.5">
                <text:p>10587.5</text:p>
              </table:table-cell>
              <table:table-cell office:value-type="float" office:value="2602.5">
                <text:p>2602.5</text:p>
              </table:table-cell>
              <table:table-cell office:value-type="float" office:value="21337.5">
                <text:p>21337.5</text:p>
              </table:table-cell>
              <table:table-cell office:value-type="float" office:value="17417.5">
                <text:p>17417.5</text:p>
              </table:table-cell>
              <table:table-cell office:value-type="float" office:value="9115">
                <text:p>9115</text:p>
              </table:table-cell>
              <table:table-cell office:value-type="float" office:value="5915">
                <text:p>591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6425">
                <text:p>16425</text:p>
              </table:table-cell>
              <table:table-cell office:value-type="float" office:value="10517.5">
                <text:p>10517.5</text:p>
              </table:table-cell>
              <table:table-cell office:value-type="float" office:value="2362.5">
                <text:p>2362.5</text:p>
              </table:table-cell>
              <table:table-cell office:value-type="float" office:value="21792.5">
                <text:p>21792.5</text:p>
              </table:table-cell>
              <table:table-cell office:value-type="float" office:value="17567.5">
                <text:p>17567.5</text:p>
              </table:table-cell>
              <table:table-cell office:value-type="float" office:value="8850">
                <text:p>8850</text:p>
              </table:table-cell>
              <table:table-cell office:value-type="float" office:value="6395">
                <text:p>639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6480">
                <text:p>16480</text:p>
              </table:table-cell>
              <table:table-cell office:value-type="float" office:value="10532.5">
                <text:p>10532.5</text:p>
              </table:table-cell>
              <table:table-cell office:value-type="float" office:value="2597.5">
                <text:p>2597.5</text:p>
              </table:table-cell>
              <table:table-cell office:value-type="float" office:value="21797.5">
                <text:p>21797.5</text:p>
              </table:table-cell>
              <table:table-cell office:value-type="float" office:value="17677.5">
                <text:p>17677.5</text:p>
              </table:table-cell>
              <table:table-cell office:value-type="float" office:value="8930">
                <text:p>8930</text:p>
              </table:table-cell>
              <table:table-cell office:value-type="float" office:value="6445">
                <text:p>644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6775">
                <text:p>16775</text:p>
              </table:table-cell>
              <table:table-cell office:value-type="float" office:value="10837.5">
                <text:p>10837.5</text:p>
              </table:table-cell>
              <table:table-cell office:value-type="float" office:value="2892.5">
                <text:p>2892.5</text:p>
              </table:table-cell>
              <table:table-cell office:value-type="float" office:value="22002.5">
                <text:p>22002.5</text:p>
              </table:table-cell>
              <table:table-cell office:value-type="float" office:value="18017.5">
                <text:p>18017.5</text:p>
              </table:table-cell>
              <table:table-cell office:value-type="float" office:value="9030">
                <text:p>9030</text:p>
              </table:table-cell>
              <table:table-cell office:value-type="float" office:value="6570">
                <text:p>657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7055">
                <text:p>17055</text:p>
              </table:table-cell>
              <table:table-cell office:value-type="float" office:value="10807.5">
                <text:p>10807.5</text:p>
              </table:table-cell>
              <table:table-cell office:value-type="float" office:value="3012.5">
                <text:p>3012.5</text:p>
              </table:table-cell>
              <table:table-cell office:value-type="float" office:value="21662.5">
                <text:p>21662.5</text:p>
              </table:table-cell>
              <table:table-cell office:value-type="float" office:value="17917.5">
                <text:p>17917.5</text:p>
              </table:table-cell>
              <table:table-cell office:value-type="float" office:value="9155">
                <text:p>9155</text:p>
              </table:table-cell>
              <table:table-cell office:value-type="float" office:value="6565">
                <text:p>656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7642.5">
                <text:p>17642.5</text:p>
              </table:table-cell>
              <table:table-cell office:value-type="float" office:value="11192.5">
                <text:p>11192.5</text:p>
              </table:table-cell>
              <table:table-cell office:value-type="float" office:value="3097.5">
                <text:p>3097.5</text:p>
              </table:table-cell>
              <table:table-cell office:value-type="float" office:value="21932.5">
                <text:p>21932.5</text:p>
              </table:table-cell>
              <table:table-cell office:value-type="float" office:value="18017.5">
                <text:p>18017.5</text:p>
              </table:table-cell>
              <table:table-cell office:value-type="float" office:value="8735">
                <text:p>8735</text:p>
              </table:table-cell>
              <table:table-cell office:value-type="float" office:value="6265">
                <text:p>626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7947.5">
                <text:p>17947.5</text:p>
              </table:table-cell>
              <table:table-cell office:value-type="float" office:value="11387.5">
                <text:p>11387.5</text:p>
              </table:table-cell>
              <table:table-cell office:value-type="float" office:value="3422.5">
                <text:p>3422.5</text:p>
              </table:table-cell>
              <table:table-cell office:value-type="float" office:value="22197.5">
                <text:p>22197.5</text:p>
              </table:table-cell>
              <table:table-cell office:value-type="float" office:value="17947.5">
                <text:p>17947.5</text:p>
              </table:table-cell>
              <table:table-cell office:value-type="float" office:value="8800">
                <text:p>880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7852.5">
                <text:p>17852.5</text:p>
              </table:table-cell>
              <table:table-cell office:value-type="float" office:value="11407.5">
                <text:p>11407.5</text:p>
              </table:table-cell>
              <table:table-cell office:value-type="float" office:value="3227.5">
                <text:p>3227.5</text:p>
              </table:table-cell>
              <table:table-cell office:value-type="float" office:value="22172.5">
                <text:p>22172.5</text:p>
              </table:table-cell>
              <table:table-cell office:value-type="float" office:value="18102.5">
                <text:p>18102.5</text:p>
              </table:table-cell>
              <table:table-cell office:value-type="float" office:value="8830">
                <text:p>8830</text:p>
              </table:table-cell>
              <table:table-cell office:value-type="float" office:value="6255">
                <text:p>625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7492.5">
                <text:p>17492.5</text:p>
              </table:table-cell>
              <table:table-cell office:value-type="float" office:value="11062.5">
                <text:p>11062.5</text:p>
              </table:table-cell>
              <table:table-cell office:value-type="float" office:value="2707.5">
                <text:p>2707.5</text:p>
              </table:table-cell>
              <table:table-cell office:value-type="float" office:value="22062.5">
                <text:p>22062.5</text:p>
              </table:table-cell>
              <table:table-cell office:value-type="float" office:value="18027.5">
                <text:p>18027.5</text:p>
              </table:table-cell>
              <table:table-cell office:value-type="float" office:value="9040">
                <text:p>9040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7472.5">
                <text:p>17472.5</text:p>
              </table:table-cell>
              <table:table-cell office:value-type="float" office:value="11077.5">
                <text:p>11077.5</text:p>
              </table:table-cell>
              <table:table-cell office:value-type="float" office:value="2792.5">
                <text:p>2792.5</text:p>
              </table:table-cell>
              <table:table-cell office:value-type="float" office:value="22017.5">
                <text:p>22017.5</text:p>
              </table:table-cell>
              <table:table-cell office:value-type="float" office:value="18192.5">
                <text:p>18192.5</text:p>
              </table:table-cell>
              <table:table-cell office:value-type="float" office:value="9100">
                <text:p>9100</text:p>
              </table:table-cell>
              <table:table-cell office:value-type="float" office:value="6125">
                <text:p>612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7797.5">
                <text:p>17797.5</text:p>
              </table:table-cell>
              <table:table-cell office:value-type="float" office:value="10512.5">
                <text:p>10512.5</text:p>
              </table:table-cell>
              <table:table-cell office:value-type="float" office:value="2457.5">
                <text:p>2457.5</text:p>
              </table:table-cell>
              <table:table-cell office:value-type="float" office:value="21927.5">
                <text:p>21927.5</text:p>
              </table:table-cell>
              <table:table-cell office:value-type="float" office:value="17897.5">
                <text:p>17897.5</text:p>
              </table:table-cell>
              <table:table-cell office:value-type="float" office:value="8780">
                <text:p>8780</text:p>
              </table:table-cell>
              <table:table-cell office:value-type="float" office:value="6125">
                <text:p>612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7892.5">
                <text:p>17892.5</text:p>
              </table:table-cell>
              <table:table-cell office:value-type="float" office:value="10462.5">
                <text:p>10462.5</text:p>
              </table:table-cell>
              <table:table-cell office:value-type="float" office:value="2572.5">
                <text:p>2572.5</text:p>
              </table:table-cell>
              <table:table-cell office:value-type="float" office:value="21957.5">
                <text:p>21957.5</text:p>
              </table:table-cell>
              <table:table-cell office:value-type="float" office:value="17957.5">
                <text:p>17957.5</text:p>
              </table:table-cell>
              <table:table-cell office:value-type="float" office:value="8685">
                <text:p>8685</text:p>
              </table:table-cell>
              <table:table-cell office:value-type="float" office:value="6355">
                <text:p>635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7697.5">
                <text:p>17697.5</text:p>
              </table:table-cell>
              <table:table-cell office:value-type="float" office:value="10007.5">
                <text:p>10007.5</text:p>
              </table:table-cell>
              <table:table-cell office:value-type="float" office:value="2197.5">
                <text:p>2197.5</text:p>
              </table:table-cell>
              <table:table-cell office:value-type="float" office:value="21557.5">
                <text:p>21557.5</text:p>
              </table:table-cell>
              <table:table-cell office:value-type="float" office:value="18152.5">
                <text:p>18152.5</text:p>
              </table:table-cell>
              <table:table-cell office:value-type="float" office:value="8710">
                <text:p>8710</text:p>
              </table:table-cell>
              <table:table-cell office:value-type="float" office:value="6175">
                <text:p>617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7937.5">
                <text:p>17937.5</text:p>
              </table:table-cell>
              <table:table-cell office:value-type="float" office:value="10072.5">
                <text:p>10072.5</text:p>
              </table:table-cell>
              <table:table-cell office:value-type="float" office:value="2467.5">
                <text:p>2467.5</text:p>
              </table:table-cell>
              <table:table-cell office:value-type="float" office:value="21422.5">
                <text:p>21422.5</text:p>
              </table:table-cell>
              <table:table-cell office:value-type="float" office:value="18192.5">
                <text:p>18192.5</text:p>
              </table:table-cell>
              <table:table-cell office:value-type="float" office:value="8695">
                <text:p>8695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057.5">
                <text:p>18057.5</text:p>
              </table:table-cell>
              <table:table-cell office:value-type="float" office:value="9992.5">
                <text:p>9992.5</text:p>
              </table:table-cell>
              <table:table-cell office:value-type="float" office:value="2317.5">
                <text:p>2317.5</text:p>
              </table:table-cell>
              <table:table-cell office:value-type="float" office:value="21282.5">
                <text:p>21282.5</text:p>
              </table:table-cell>
              <table:table-cell office:value-type="float" office:value="17992.5">
                <text:p>17992.5</text:p>
              </table:table-cell>
              <table:table-cell office:value-type="float" office:value="8645">
                <text:p>8645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7452.5">
                <text:p>17452.5</text:p>
              </table:table-cell>
              <table:table-cell office:value-type="float" office:value="9792.5">
                <text:p>9792.5</text:p>
              </table:table-cell>
              <table:table-cell office:value-type="float" office:value="1902.5">
                <text:p>1902.5</text:p>
              </table:table-cell>
              <table:table-cell office:value-type="float" office:value="21542.5">
                <text:p>21542.5</text:p>
              </table:table-cell>
              <table:table-cell office:value-type="float" office:value="17917.5">
                <text:p>17917.5</text:p>
              </table:table-cell>
              <table:table-cell office:value-type="float" office:value="8015">
                <text:p>8015</text:p>
              </table:table-cell>
              <table:table-cell office:value-type="float" office:value="5355">
                <text:p>535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7062.5">
                <text:p>17062.5</text:p>
              </table:table-cell>
              <table:table-cell office:value-type="float" office:value="9347.5">
                <text:p>9347.5</text:p>
              </table:table-cell>
              <table:table-cell office:value-type="float" office:value="1642.5">
                <text:p>1642.5</text:p>
              </table:table-cell>
              <table:table-cell office:value-type="float" office:value="21372.5">
                <text:p>21372.5</text:p>
              </table:table-cell>
              <table:table-cell office:value-type="float" office:value="17587.5">
                <text:p>17587.5</text:p>
              </table:table-cell>
              <table:table-cell office:value-type="float" office:value="7700">
                <text:p>7700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7107.5">
                <text:p>17107.5</text:p>
              </table:table-cell>
              <table:table-cell office:value-type="float" office:value="9227.5">
                <text:p>9227.5</text:p>
              </table:table-cell>
              <table:table-cell office:value-type="float" office:value="1542.5">
                <text:p>1542.5</text:p>
              </table:table-cell>
              <table:table-cell office:value-type="float" office:value="21572.5">
                <text:p>21572.5</text:p>
              </table:table-cell>
              <table:table-cell office:value-type="float" office:value="17502.5">
                <text:p>17502.5</text:p>
              </table:table-cell>
              <table:table-cell office:value-type="float" office:value="7635">
                <text:p>7635</text:p>
              </table:table-cell>
              <table:table-cell office:value-type="float" office:value="5215">
                <text:p>521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7192.5">
                <text:p>17192.5</text:p>
              </table:table-cell>
              <table:table-cell office:value-type="float" office:value="9427.5">
                <text:p>9427.5</text:p>
              </table:table-cell>
              <table:table-cell office:value-type="float" office:value="1852.5">
                <text:p>1852.5</text:p>
              </table:table-cell>
              <table:table-cell office:value-type="float" office:value="21602.5">
                <text:p>21602.5</text:p>
              </table:table-cell>
              <table:table-cell office:value-type="float" office:value="17547.5">
                <text:p>17547.5</text:p>
              </table:table-cell>
              <table:table-cell office:value-type="float" office:value="7625">
                <text:p>7625</text:p>
              </table:table-cell>
              <table:table-cell office:value-type="float" office:value="5210">
                <text:p>521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7402.5">
                <text:p>17402.5</text:p>
              </table:table-cell>
              <table:table-cell office:value-type="float" office:value="8415">
                <text:p>8415</text:p>
              </table:table-cell>
              <table:table-cell office:value-type="float" office:value="3232.5">
                <text:p>3232.5</text:p>
              </table:table-cell>
              <table:table-cell office:value-type="float" office:value="21065">
                <text:p>21065</text:p>
              </table:table-cell>
              <table:table-cell office:value-type="float" office:value="17515">
                <text:p>17515</text:p>
              </table:table-cell>
              <table:table-cell office:value-type="float" office:value="9110">
                <text:p>9110</text:p>
              </table:table-cell>
              <table:table-cell office:value-type="float" office:value="4517.5">
                <text:p>4517.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7807.5">
                <text:p>17807.5</text:p>
              </table:table-cell>
              <table:table-cell office:value-type="float" office:value="8575">
                <text:p>8575</text:p>
              </table:table-cell>
              <table:table-cell office:value-type="float" office:value="3312.5">
                <text:p>3312.5</text:p>
              </table:table-cell>
              <table:table-cell office:value-type="float" office:value="21550">
                <text:p>21550</text:p>
              </table:table-cell>
              <table:table-cell office:value-type="float" office:value="17780">
                <text:p>17780</text:p>
              </table:table-cell>
              <table:table-cell office:value-type="float" office:value="9225">
                <text:p>9225</text:p>
              </table:table-cell>
              <table:table-cell office:value-type="float" office:value="4797.5">
                <text:p>4797.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7767.5">
                <text:p>17767.5</text:p>
              </table:table-cell>
              <table:table-cell office:value-type="float" office:value="8635">
                <text:p>8635</text:p>
              </table:table-cell>
              <table:table-cell office:value-type="float" office:value="3407.5">
                <text:p>3407.5</text:p>
              </table:table-cell>
              <table:table-cell office:value-type="float" office:value="21690">
                <text:p>21690</text:p>
              </table:table-cell>
              <table:table-cell office:value-type="float" office:value="17890">
                <text:p>17890</text:p>
              </table:table-cell>
              <table:table-cell office:value-type="float" office:value="9180">
                <text:p>9180</text:p>
              </table:table-cell>
              <table:table-cell office:value-type="float" office:value="4977.5">
                <text:p>4977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202.5">
                <text:p>18202.5</text:p>
              </table:table-cell>
              <table:table-cell office:value-type="float" office:value="8155">
                <text:p>8155</text:p>
              </table:table-cell>
              <table:table-cell office:value-type="float" office:value="3747.5">
                <text:p>3747.5</text:p>
              </table:table-cell>
              <table:table-cell office:value-type="float" office:value="21760">
                <text:p>21760</text:p>
              </table:table-cell>
              <table:table-cell office:value-type="float" office:value="17630">
                <text:p>17630</text:p>
              </table:table-cell>
              <table:table-cell office:value-type="float" office:value="9550">
                <text:p>9550</text:p>
              </table:table-cell>
              <table:table-cell office:value-type="float" office:value="5137.5">
                <text:p>5137.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852.5">
                <text:p>18852.5</text:p>
              </table:table-cell>
              <table:table-cell office:value-type="float" office:value="8645">
                <text:p>8645</text:p>
              </table:table-cell>
              <table:table-cell office:value-type="float" office:value="4152.5">
                <text:p>4152.5</text:p>
              </table:table-cell>
              <table:table-cell office:value-type="float" office:value="22170">
                <text:p>22170</text:p>
              </table:table-cell>
              <table:table-cell office:value-type="float" office:value="17735">
                <text:p>17735</text:p>
              </table:table-cell>
              <table:table-cell office:value-type="float" office:value="10380">
                <text:p>10380</text:p>
              </table:table-cell>
              <table:table-cell office:value-type="float" office:value="5957.5">
                <text:p>5957.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947.5">
                <text:p>18947.5</text:p>
              </table:table-cell>
              <table:table-cell office:value-type="float" office:value="8655">
                <text:p>8655</text:p>
              </table:table-cell>
              <table:table-cell office:value-type="float" office:value="4057.5">
                <text:p>4057.5</text:p>
              </table:table-cell>
              <table:table-cell office:value-type="float" office:value="22470">
                <text:p>22470</text:p>
              </table:table-cell>
              <table:table-cell office:value-type="float" office:value="17645">
                <text:p>17645</text:p>
              </table:table-cell>
              <table:table-cell office:value-type="float" office:value="10680">
                <text:p>10680</text:p>
              </table:table-cell>
              <table:table-cell office:value-type="float" office:value="5987.5">
                <text:p>5987.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9052.5">
                <text:p>19052.5</text:p>
              </table:table-cell>
              <table:table-cell office:value-type="float" office:value="7410">
                <text:p>7410</text:p>
              </table:table-cell>
              <table:table-cell office:value-type="float" office:value="3387.5">
                <text:p>3387.5</text:p>
              </table:table-cell>
              <table:table-cell office:value-type="float" office:value="22890">
                <text:p>22890</text:p>
              </table:table-cell>
              <table:table-cell office:value-type="float" office:value="16710">
                <text:p>16710</text:p>
              </table:table-cell>
              <table:table-cell office:value-type="float" office:value="10415">
                <text:p>10415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882.5">
                <text:p>18882.5</text:p>
              </table:table-cell>
              <table:table-cell office:value-type="float" office:value="7115">
                <text:p>7115</text:p>
              </table:table-cell>
              <table:table-cell office:value-type="float" office:value="3077.5">
                <text:p>3077.5</text:p>
              </table:table-cell>
              <table:table-cell office:value-type="float" office:value="22535">
                <text:p>22535</text:p>
              </table:table-cell>
              <table:table-cell office:value-type="float" office:value="16440">
                <text:p>16440</text:p>
              </table:table-cell>
              <table:table-cell office:value-type="float" office:value="10255">
                <text:p>10255</text:p>
              </table:table-cell>
              <table:table-cell office:value-type="float" office:value="6260">
                <text:p>626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650">
                <text:p>18650</text:p>
              </table:table-cell>
              <table:table-cell office:value-type="float" office:value="7337.5">
                <text:p>7337.5</text:p>
              </table:table-cell>
              <table:table-cell office:value-type="float" office:value="3132.5">
                <text:p>3132.5</text:p>
              </table:table-cell>
              <table:table-cell office:value-type="float" office:value="22377.5">
                <text:p>22377.5</text:p>
              </table:table-cell>
              <table:table-cell office:value-type="float" office:value="16287.5">
                <text:p>16287.5</text:p>
              </table:table-cell>
              <table:table-cell office:value-type="float" office:value="10187.5">
                <text:p>10187.5</text:p>
              </table:table-cell>
              <table:table-cell office:value-type="float" office:value="6292.5">
                <text:p>6292.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745">
                <text:p>18745</text:p>
              </table:table-cell>
              <table:table-cell office:value-type="float" office:value="7467.5">
                <text:p>7467.5</text:p>
              </table:table-cell>
              <table:table-cell office:value-type="float" office:value="3402.5">
                <text:p>3402.5</text:p>
              </table:table-cell>
              <table:table-cell office:value-type="float" office:value="22657.5">
                <text:p>22657.5</text:p>
              </table:table-cell>
              <table:table-cell office:value-type="float" office:value="16047.5">
                <text:p>16047.5</text:p>
              </table:table-cell>
              <table:table-cell office:value-type="float" office:value="9962.5">
                <text:p>9962.5</text:p>
              </table:table-cell>
              <table:table-cell office:value-type="float" office:value="6687.5">
                <text:p>6687.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9365">
                <text:p>19365</text:p>
              </table:table-cell>
              <table:table-cell office:value-type="float" office:value="8017.5">
                <text:p>8017.5</text:p>
              </table:table-cell>
              <table:table-cell office:value-type="float" office:value="3237.5">
                <text:p>3237.5</text:p>
              </table:table-cell>
              <table:table-cell office:value-type="float" office:value="23012.5">
                <text:p>23012.5</text:p>
              </table:table-cell>
              <table:table-cell office:value-type="float" office:value="16177.5">
                <text:p>16177.5</text:p>
              </table:table-cell>
              <table:table-cell office:value-type="float" office:value="10042.5">
                <text:p>10042.5</text:p>
              </table:table-cell>
              <table:table-cell office:value-type="float" office:value="6697.5">
                <text:p>6697.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9540">
                <text:p>19540</text:p>
              </table:table-cell>
              <table:table-cell office:value-type="float" office:value="8172.5">
                <text:p>8172.5</text:p>
              </table:table-cell>
              <table:table-cell office:value-type="float" office:value="3067.5">
                <text:p>3067.5</text:p>
              </table:table-cell>
              <table:table-cell office:value-type="float" office:value="23107.5">
                <text:p>23107.5</text:p>
              </table:table-cell>
              <table:table-cell office:value-type="float" office:value="16692.5">
                <text:p>16692.5</text:p>
              </table:table-cell>
              <table:table-cell office:value-type="float" office:value="9822.5">
                <text:p>9822.5</text:p>
              </table:table-cell>
              <table:table-cell office:value-type="float" office:value="7277.5">
                <text:p>7277.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9505">
                <text:p>19505</text:p>
              </table:table-cell>
              <table:table-cell office:value-type="float" office:value="8412.5">
                <text:p>8412.5</text:p>
              </table:table-cell>
              <table:table-cell office:value-type="float" office:value="3242.5">
                <text:p>3242.5</text:p>
              </table:table-cell>
              <table:table-cell office:value-type="float" office:value="23237.5">
                <text:p>23237.5</text:p>
              </table:table-cell>
              <table:table-cell office:value-type="float" office:value="16957.5">
                <text:p>16957.5</text:p>
              </table:table-cell>
              <table:table-cell office:value-type="float" office:value="9597.5">
                <text:p>9597.5</text:p>
              </table:table-cell>
              <table:table-cell office:value-type="float" office:value="7652.5">
                <text:p>7652.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9365">
                <text:p>19365</text:p>
              </table:table-cell>
              <table:table-cell office:value-type="float" office:value="8682.5">
                <text:p>8682.5</text:p>
              </table:table-cell>
              <table:table-cell office:value-type="float" office:value="2892.5">
                <text:p>2892.5</text:p>
              </table:table-cell>
              <table:table-cell office:value-type="float" office:value="23347.5">
                <text:p>23347.5</text:p>
              </table:table-cell>
              <table:table-cell office:value-type="float" office:value="17557.5">
                <text:p>17557.5</text:p>
              </table:table-cell>
              <table:table-cell office:value-type="float" office:value="9917.5">
                <text:p>9917.5</text:p>
              </table:table-cell>
              <table:table-cell office:value-type="float" office:value="7867.5">
                <text:p>7867.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9650">
                <text:p>19650</text:p>
              </table:table-cell>
              <table:table-cell office:value-type="float" office:value="8902.5">
                <text:p>8902.5</text:p>
              </table:table-cell>
              <table:table-cell office:value-type="float" office:value="3132.5">
                <text:p>3132.5</text:p>
              </table:table-cell>
              <table:table-cell office:value-type="float" office:value="23172.5">
                <text:p>23172.5</text:p>
              </table:table-cell>
              <table:table-cell office:value-type="float" office:value="18467.5">
                <text:p>18467.5</text:p>
              </table:table-cell>
              <table:table-cell office:value-type="float" office:value="10067.5">
                <text:p>10067.5</text:p>
              </table:table-cell>
              <table:table-cell office:value-type="float" office:value="8447.5">
                <text:p>8447.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9300">
                <text:p>19300</text:p>
              </table:table-cell>
              <table:table-cell office:value-type="float" office:value="8737.5">
                <text:p>8737.5</text:p>
              </table:table-cell>
              <table:table-cell office:value-type="float" office:value="2552.5">
                <text:p>2552.5</text:p>
              </table:table-cell>
              <table:table-cell office:value-type="float" office:value="22577.5">
                <text:p>22577.5</text:p>
              </table:table-cell>
              <table:table-cell office:value-type="float" office:value="18117.5">
                <text:p>18117.5</text:p>
              </table:table-cell>
              <table:table-cell office:value-type="float" office:value="9817.5">
                <text:p>9817.5</text:p>
              </table:table-cell>
              <table:table-cell office:value-type="float" office:value="8262.5">
                <text:p>8262.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9635">
                <text:p>19635</text:p>
              </table:table-cell>
              <table:table-cell office:value-type="float" office:value="9217.5">
                <text:p>9217.5</text:p>
              </table:table-cell>
              <table:table-cell office:value-type="float" office:value="3202.5">
                <text:p>3202.5</text:p>
              </table:table-cell>
              <table:table-cell office:value-type="float" office:value="23127.5">
                <text:p>23127.5</text:p>
              </table:table-cell>
              <table:table-cell office:value-type="float" office:value="18042.5">
                <text:p>18042.5</text:p>
              </table:table-cell>
              <table:table-cell office:value-type="float" office:value="10192.5">
                <text:p>10192.5</text:p>
              </table:table-cell>
              <table:table-cell office:value-type="float" office:value="8377.5">
                <text:p>8377.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9335">
                <text:p>19335</text:p>
              </table:table-cell>
              <table:table-cell office:value-type="float" office:value="9512.5">
                <text:p>9512.5</text:p>
              </table:table-cell>
              <table:table-cell office:value-type="float" office:value="2627.5">
                <text:p>2627.5</text:p>
              </table:table-cell>
              <table:table-cell office:value-type="float" office:value="23477.5">
                <text:p>23477.5</text:p>
              </table:table-cell>
              <table:table-cell office:value-type="float" office:value="18062.5">
                <text:p>18062.5</text:p>
              </table:table-cell>
              <table:table-cell office:value-type="float" office:value="9672.5">
                <text:p>9672.5</text:p>
              </table:table-cell>
              <table:table-cell office:value-type="float" office:value="8622.5">
                <text:p>8622.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040">
                <text:p>19040</text:p>
              </table:table-cell>
              <table:table-cell office:value-type="float" office:value="9872.5">
                <text:p>9872.5</text:p>
              </table:table-cell>
              <table:table-cell office:value-type="float" office:value="2682.5">
                <text:p>2682.5</text:p>
              </table:table-cell>
              <table:table-cell office:value-type="float" office:value="23787.5">
                <text:p>23787.5</text:p>
              </table:table-cell>
              <table:table-cell office:value-type="float" office:value="17872.5">
                <text:p>17872.5</text:p>
              </table:table-cell>
              <table:table-cell office:value-type="float" office:value="9852.5">
                <text:p>9852.5</text:p>
              </table:table-cell>
              <table:table-cell office:value-type="float" office:value="8592.5">
                <text:p>8592.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9295">
                <text:p>19295</text:p>
              </table:table-cell>
              <table:table-cell office:value-type="float" office:value="9922.5">
                <text:p>9922.5</text:p>
              </table:table-cell>
              <table:table-cell office:value-type="float" office:value="2742.5">
                <text:p>2742.5</text:p>
              </table:table-cell>
              <table:table-cell office:value-type="float" office:value="23762.5">
                <text:p>23762.5</text:p>
              </table:table-cell>
              <table:table-cell office:value-type="float" office:value="17847.5">
                <text:p>17847.5</text:p>
              </table:table-cell>
              <table:table-cell office:value-type="float" office:value="9682.5">
                <text:p>9682.5</text:p>
              </table:table-cell>
              <table:table-cell office:value-type="float" office:value="8437.5">
                <text:p>8437.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9405">
                <text:p>19405</text:p>
              </table:table-cell>
              <table:table-cell office:value-type="float" office:value="9752.5">
                <text:p>9752.5</text:p>
              </table:table-cell>
              <table:table-cell office:value-type="float" office:value="2557.5">
                <text:p>2557.5</text:p>
              </table:table-cell>
              <table:table-cell office:value-type="float" office:value="23917.5">
                <text:p>23917.5</text:p>
              </table:table-cell>
              <table:table-cell office:value-type="float" office:value="17942.5">
                <text:p>17942.5</text:p>
              </table:table-cell>
              <table:table-cell office:value-type="float" office:value="9572.5">
                <text:p>9572.5</text:p>
              </table:table-cell>
              <table:table-cell office:value-type="float" office:value="8492.5">
                <text:p>8492.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9345">
                <text:p>19345</text:p>
              </table:table-cell>
              <table:table-cell office:value-type="float" office:value="9762.5">
                <text:p>9762.5</text:p>
              </table:table-cell>
              <table:table-cell office:value-type="float" office:value="2587.5">
                <text:p>2587.5</text:p>
              </table:table-cell>
              <table:table-cell office:value-type="float" office:value="23747.5">
                <text:p>23747.5</text:p>
              </table:table-cell>
              <table:table-cell office:value-type="float" office:value="17927.5">
                <text:p>17927.5</text:p>
              </table:table-cell>
              <table:table-cell office:value-type="float" office:value="9687.5">
                <text:p>9687.5</text:p>
              </table:table-cell>
              <table:table-cell office:value-type="float" office:value="8547.5">
                <text:p>8547.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9580">
                <text:p>19580</text:p>
              </table:table-cell>
              <table:table-cell office:value-type="float" office:value="9502.5">
                <text:p>9502.5</text:p>
              </table:table-cell>
              <table:table-cell office:value-type="float" office:value="2597.5">
                <text:p>2597.5</text:p>
              </table:table-cell>
              <table:table-cell office:value-type="float" office:value="23607.5">
                <text:p>23607.5</text:p>
              </table:table-cell>
              <table:table-cell office:value-type="float" office:value="17742.5">
                <text:p>17742.5</text:p>
              </table:table-cell>
              <table:table-cell office:value-type="float" office:value="9432.5">
                <text:p>9432.5</text:p>
              </table:table-cell>
              <table:table-cell office:value-type="float" office:value="8612.5">
                <text:p>8612.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9350">
                <text:p>19350</text:p>
              </table:table-cell>
              <table:table-cell office:value-type="float" office:value="9412.5">
                <text:p>9412.5</text:p>
              </table:table-cell>
              <table:table-cell office:value-type="float" office:value="2472.5">
                <text:p>2472.5</text:p>
              </table:table-cell>
              <table:table-cell office:value-type="float" office:value="23642.5">
                <text:p>23642.5</text:p>
              </table:table-cell>
              <table:table-cell office:value-type="float" office:value="17707.5">
                <text:p>17707.5</text:p>
              </table:table-cell>
              <table:table-cell office:value-type="float" office:value="9627.5">
                <text:p>9627.5</text:p>
              </table:table-cell>
              <table:table-cell office:value-type="float" office:value="8587.5">
                <text:p>8587.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075">
                <text:p>19075</text:p>
              </table:table-cell>
              <table:table-cell office:value-type="float" office:value="9240">
                <text:p>9240</text:p>
              </table:table-cell>
              <table:table-cell office:value-type="float" office:value="2232.5">
                <text:p>2232.5</text:p>
              </table:table-cell>
              <table:table-cell office:value-type="float" office:value="23417.5">
                <text:p>23417.5</text:p>
              </table:table-cell>
              <table:table-cell office:value-type="float" office:value="17527.5">
                <text:p>17527.5</text:p>
              </table:table-cell>
              <table:table-cell office:value-type="float" office:value="9777.5">
                <text:p>9777.5</text:p>
              </table:table-cell>
              <table:table-cell office:value-type="float" office:value="8252.5">
                <text:p>8252.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707.5">
                <text:p>18707.5</text:p>
              </table:table-cell>
              <table:table-cell office:value-type="float" office:value="9182.5">
                <text:p>9182.5</text:p>
              </table:table-cell>
              <table:table-cell office:value-type="float" office:value="2100">
                <text:p>2100</text:p>
              </table:table-cell>
              <table:table-cell office:value-type="float" office:value="23105">
                <text:p>23105</text:p>
              </table:table-cell>
              <table:table-cell office:value-type="float" office:value="17530">
                <text:p>17530</text:p>
              </table:table-cell>
              <table:table-cell office:value-type="float" office:value="9485">
                <text:p>9485</text:p>
              </table:table-cell>
              <table:table-cell office:value-type="float" office:value="8240">
                <text:p>824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892.5">
                <text:p>18892.5</text:p>
              </table:table-cell>
              <table:table-cell office:value-type="float" office:value="9665">
                <text:p>9665</text:p>
              </table:table-cell>
              <table:table-cell office:value-type="float" office:value="2417.5">
                <text:p>2417.5</text:p>
              </table:table-cell>
              <table:table-cell office:value-type="float" office:value="23032.5">
                <text:p>23032.5</text:p>
              </table:table-cell>
              <table:table-cell office:value-type="float" office:value="17367.5">
                <text:p>17367.5</text:p>
              </table:table-cell>
              <table:table-cell office:value-type="float" office:value="9607.5">
                <text:p>9607.5</text:p>
              </table:table-cell>
              <table:table-cell office:value-type="float" office:value="8507.5">
                <text:p>8507.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042.5">
                <text:p>19042.5</text:p>
              </table:table-cell>
              <table:table-cell office:value-type="float" office:value="9625">
                <text:p>9625</text:p>
              </table:table-cell>
              <table:table-cell office:value-type="float" office:value="2642.5">
                <text:p>2642.5</text:p>
              </table:table-cell>
              <table:table-cell office:value-type="float" office:value="22952.5">
                <text:p>22952.5</text:p>
              </table:table-cell>
              <table:table-cell office:value-type="float" office:value="17242.5">
                <text:p>17242.5</text:p>
              </table:table-cell>
              <table:table-cell office:value-type="float" office:value="10040">
                <text:p>10040</text:p>
              </table:table-cell>
              <table:table-cell office:value-type="float" office:value="8437.5">
                <text:p>8437.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9262.5">
                <text:p>19262.5</text:p>
              </table:table-cell>
              <table:table-cell office:value-type="float" office:value="9560">
                <text:p>9560</text:p>
              </table:table-cell>
              <table:table-cell office:value-type="float" office:value="3127.5">
                <text:p>3127.5</text:p>
              </table:table-cell>
              <table:table-cell office:value-type="float" office:value="23222.5">
                <text:p>23222.5</text:p>
              </table:table-cell>
              <table:table-cell office:value-type="float" office:value="17537.5">
                <text:p>17537.5</text:p>
              </table:table-cell>
              <table:table-cell office:value-type="float" office:value="10530">
                <text:p>10530</text:p>
              </table:table-cell>
              <table:table-cell office:value-type="float" office:value="8797.5">
                <text:p>8797.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9667.5">
                <text:p>19667.5</text:p>
              </table:table-cell>
              <table:table-cell office:value-type="float" office:value="9870">
                <text:p>9870</text:p>
              </table:table-cell>
              <table:table-cell office:value-type="float" office:value="3237.5">
                <text:p>3237.5</text:p>
              </table:table-cell>
              <table:table-cell office:value-type="float" office:value="23252.5">
                <text:p>23252.5</text:p>
              </table:table-cell>
              <table:table-cell office:value-type="float" office:value="17472.5">
                <text:p>17472.5</text:p>
              </table:table-cell>
              <table:table-cell office:value-type="float" office:value="10515">
                <text:p>10515</text:p>
              </table:table-cell>
              <table:table-cell office:value-type="float" office:value="8827.5">
                <text:p>8827.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227.5">
                <text:p>19227.5</text:p>
              </table:table-cell>
              <table:table-cell office:value-type="float" office:value="10265">
                <text:p>10265</text:p>
              </table:table-cell>
              <table:table-cell office:value-type="float" office:value="3512.5">
                <text:p>3512.5</text:p>
              </table:table-cell>
              <table:table-cell office:value-type="float" office:value="23377.5">
                <text:p>23377.5</text:p>
              </table:table-cell>
              <table:table-cell office:value-type="float" office:value="17902.5">
                <text:p>17902.5</text:p>
              </table:table-cell>
              <table:table-cell office:value-type="float" office:value="10660">
                <text:p>10660</text:p>
              </table:table-cell>
              <table:table-cell office:value-type="float" office:value="9172.5">
                <text:p>9172.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0092.5">
                <text:p>20092.5</text:p>
              </table:table-cell>
              <table:table-cell office:value-type="float" office:value="10817.5">
                <text:p>10817.5</text:p>
              </table:table-cell>
              <table:table-cell office:value-type="float" office:value="3485">
                <text:p>3485</text:p>
              </table:table-cell>
              <table:table-cell office:value-type="float" office:value="24027.5">
                <text:p>24027.5</text:p>
              </table:table-cell>
              <table:table-cell office:value-type="float" office:value="18672.5">
                <text:p>18672.5</text:p>
              </table:table-cell>
              <table:table-cell office:value-type="float" office:value="11160">
                <text:p>11160</text:p>
              </table:table-cell>
              <table:table-cell office:value-type="float" office:value="9377.5">
                <text:p>9377.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0722.5">
                <text:p>20722.5</text:p>
              </table:table-cell>
              <table:table-cell office:value-type="float" office:value="11412.5">
                <text:p>11412.5</text:p>
              </table:table-cell>
              <table:table-cell office:value-type="float" office:value="4125">
                <text:p>4125</text:p>
              </table:table-cell>
              <table:table-cell office:value-type="float" office:value="24682.5">
                <text:p>24682.5</text:p>
              </table:table-cell>
              <table:table-cell office:value-type="float" office:value="19232.5">
                <text:p>19232.5</text:p>
              </table:table-cell>
              <table:table-cell office:value-type="float" office:value="11865">
                <text:p>11865</text:p>
              </table:table-cell>
              <table:table-cell office:value-type="float" office:value="10552.5">
                <text:p>10552.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0587.5">
                <text:p>20587.5</text:p>
              </table:table-cell>
              <table:table-cell office:value-type="float" office:value="11417.5">
                <text:p>11417.5</text:p>
              </table:table-cell>
              <table:table-cell office:value-type="float" office:value="4130">
                <text:p>4130</text:p>
              </table:table-cell>
              <table:table-cell office:value-type="float" office:value="24627.5">
                <text:p>24627.5</text:p>
              </table:table-cell>
              <table:table-cell office:value-type="float" office:value="19237.5">
                <text:p>19237.5</text:p>
              </table:table-cell>
              <table:table-cell office:value-type="float" office:value="11870">
                <text:p>11870</text:p>
              </table:table-cell>
              <table:table-cell office:value-type="float" office:value="10437.5">
                <text:p>10437.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0622.5">
                <text:p>20622.5</text:p>
              </table:table-cell>
              <table:table-cell office:value-type="float" office:value="11627.5">
                <text:p>11627.5</text:p>
              </table:table-cell>
              <table:table-cell office:value-type="float" office:value="4190">
                <text:p>4190</text:p>
              </table:table-cell>
              <table:table-cell office:value-type="float" office:value="24587.5">
                <text:p>24587.5</text:p>
              </table:table-cell>
              <table:table-cell office:value-type="float" office:value="19207.5">
                <text:p>19207.5</text:p>
              </table:table-cell>
              <table:table-cell office:value-type="float" office:value="12100">
                <text:p>12100</text:p>
              </table:table-cell>
              <table:table-cell office:value-type="float" office:value="10502.5">
                <text:p>10502.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0677.5">
                <text:p>20677.5</text:p>
              </table:table-cell>
              <table:table-cell office:value-type="float" office:value="11607.5">
                <text:p>11607.5</text:p>
              </table:table-cell>
              <table:table-cell office:value-type="float" office:value="3845">
                <text:p>3845</text:p>
              </table:table-cell>
              <table:table-cell office:value-type="float" office:value="24462.5">
                <text:p>24462.5</text:p>
              </table:table-cell>
              <table:table-cell office:value-type="float" office:value="19222.5">
                <text:p>19222.5</text:p>
              </table:table-cell>
              <table:table-cell office:value-type="float" office:value="12105">
                <text:p>12105</text:p>
              </table:table-cell>
              <table:table-cell office:value-type="float" office:value="10562.5">
                <text:p>10562.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822.5">
                <text:p>20822.5</text:p>
              </table:table-cell>
              <table:table-cell office:value-type="float" office:value="11272.5">
                <text:p>11272.5</text:p>
              </table:table-cell>
              <table:table-cell office:value-type="float" office:value="4342.5">
                <text:p>4342.5</text:p>
              </table:table-cell>
              <table:table-cell office:value-type="float" office:value="24577.5">
                <text:p>24577.5</text:p>
              </table:table-cell>
              <table:table-cell office:value-type="float" office:value="19707.5">
                <text:p>19707.5</text:p>
              </table:table-cell>
              <table:table-cell office:value-type="float" office:value="12045">
                <text:p>12045</text:p>
              </table:table-cell>
              <table:table-cell office:value-type="float" office:value="10982.5">
                <text:p>10982.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1237.5">
                <text:p>21237.5</text:p>
              </table:table-cell>
              <table:table-cell office:value-type="float" office:value="11162.5">
                <text:p>11162.5</text:p>
              </table:table-cell>
              <table:table-cell office:value-type="float" office:value="4392.5">
                <text:p>4392.5</text:p>
              </table:table-cell>
              <table:table-cell office:value-type="float" office:value="24417.5">
                <text:p>24417.5</text:p>
              </table:table-cell>
              <table:table-cell office:value-type="float" office:value="19342.5">
                <text:p>19342.5</text:p>
              </table:table-cell>
              <table:table-cell office:value-type="float" office:value="11640">
                <text:p>11640</text:p>
              </table:table-cell>
              <table:table-cell office:value-type="float" office:value="10782.5">
                <text:p>10782.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1097.5">
                <text:p>21097.5</text:p>
              </table:table-cell>
              <table:table-cell office:value-type="float" office:value="11042.5">
                <text:p>11042.5</text:p>
              </table:table-cell>
              <table:table-cell office:value-type="float" office:value="4137.5">
                <text:p>4137.5</text:p>
              </table:table-cell>
              <table:table-cell office:value-type="float" office:value="24432.5">
                <text:p>24432.5</text:p>
              </table:table-cell>
              <table:table-cell office:value-type="float" office:value="19262.5">
                <text:p>19262.5</text:p>
              </table:table-cell>
              <table:table-cell office:value-type="float" office:value="11410">
                <text:p>11410</text:p>
              </table:table-cell>
              <table:table-cell office:value-type="float" office:value="10632.5">
                <text:p>10632.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1082.5">
                <text:p>21082.5</text:p>
              </table:table-cell>
              <table:table-cell office:value-type="float" office:value="10852.5">
                <text:p>10852.5</text:p>
              </table:table-cell>
              <table:table-cell office:value-type="float" office:value="4152.5">
                <text:p>4152.5</text:p>
              </table:table-cell>
              <table:table-cell office:value-type="float" office:value="24592.5">
                <text:p>24592.5</text:p>
              </table:table-cell>
              <table:table-cell office:value-type="float" office:value="19577.5">
                <text:p>19577.5</text:p>
              </table:table-cell>
              <table:table-cell office:value-type="float" office:value="11320">
                <text:p>11320</text:p>
              </table:table-cell>
              <table:table-cell office:value-type="float" office:value="10637.5">
                <text:p>10637.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1127.5">
                <text:p>21127.5</text:p>
              </table:table-cell>
              <table:table-cell office:value-type="float" office:value="11295">
                <text:p>11295</text:p>
              </table:table-cell>
              <table:table-cell office:value-type="float" office:value="4882.5">
                <text:p>4882.5</text:p>
              </table:table-cell>
              <table:table-cell office:value-type="float" office:value="24982.5">
                <text:p>24982.5</text:p>
              </table:table-cell>
              <table:table-cell office:value-type="float" office:value="19752.5">
                <text:p>19752.5</text:p>
              </table:table-cell>
              <table:table-cell office:value-type="float" office:value="11735">
                <text:p>11735</text:p>
              </table:table-cell>
              <table:table-cell office:value-type="float" office:value="10602.5">
                <text:p>10602.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802.5">
                <text:p>20802.5</text:p>
              </table:table-cell>
              <table:table-cell office:value-type="float" office:value="10820">
                <text:p>10820</text:p>
              </table:table-cell>
              <table:table-cell office:value-type="float" office:value="4962.5">
                <text:p>4962.5</text:p>
              </table:table-cell>
              <table:table-cell office:value-type="float" office:value="25147.5">
                <text:p>25147.5</text:p>
              </table:table-cell>
              <table:table-cell office:value-type="float" office:value="19642.5">
                <text:p>19642.5</text:p>
              </table:table-cell>
              <table:table-cell office:value-type="float" office:value="11110">
                <text:p>11110</text:p>
              </table:table-cell>
              <table:table-cell office:value-type="float" office:value="10402.5">
                <text:p>10402.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862.5">
                <text:p>20862.5</text:p>
              </table:table-cell>
              <table:table-cell office:value-type="float" office:value="11115">
                <text:p>11115</text:p>
              </table:table-cell>
              <table:table-cell office:value-type="float" office:value="5042.5">
                <text:p>5042.5</text:p>
              </table:table-cell>
              <table:table-cell office:value-type="float" office:value="25137.5">
                <text:p>25137.5</text:p>
              </table:table-cell>
              <table:table-cell office:value-type="float" office:value="19517.5">
                <text:p>19517.5</text:p>
              </table:table-cell>
              <table:table-cell office:value-type="float" office:value="11050">
                <text:p>11050</text:p>
              </table:table-cell>
              <table:table-cell office:value-type="float" office:value="10527.5">
                <text:p>10527.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1052.5">
                <text:p>21052.5</text:p>
              </table:table-cell>
              <table:table-cell office:value-type="float" office:value="10895">
                <text:p>10895</text:p>
              </table:table-cell>
              <table:table-cell office:value-type="float" office:value="4867.5">
                <text:p>4867.5</text:p>
              </table:table-cell>
              <table:table-cell office:value-type="float" office:value="25107.5">
                <text:p>25107.5</text:p>
              </table:table-cell>
              <table:table-cell office:value-type="float" office:value="19207.5">
                <text:p>19207.5</text:p>
              </table:table-cell>
              <table:table-cell office:value-type="float" office:value="11370">
                <text:p>11370</text:p>
              </table:table-cell>
              <table:table-cell office:value-type="float" office:value="10327.5">
                <text:p>10327.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0872.5">
                <text:p>20872.5</text:p>
              </table:table-cell>
              <table:table-cell office:value-type="float" office:value="10645">
                <text:p>10645</text:p>
              </table:table-cell>
              <table:table-cell office:value-type="float" office:value="4527.5">
                <text:p>4527.5</text:p>
              </table:table-cell>
              <table:table-cell office:value-type="float" office:value="25007.5">
                <text:p>25007.5</text:p>
              </table:table-cell>
              <table:table-cell office:value-type="float" office:value="19082.5">
                <text:p>19082.5</text:p>
              </table:table-cell>
              <table:table-cell office:value-type="float" office:value="11150">
                <text:p>11150</text:p>
              </table:table-cell>
              <table:table-cell office:value-type="float" office:value="10242.5">
                <text:p>10242.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0612.5">
                <text:p>20612.5</text:p>
              </table:table-cell>
              <table:table-cell office:value-type="float" office:value="10460">
                <text:p>10460</text:p>
              </table:table-cell>
              <table:table-cell office:value-type="float" office:value="4387.5">
                <text:p>4387.5</text:p>
              </table:table-cell>
              <table:table-cell office:value-type="float" office:value="24767.5">
                <text:p>24767.5</text:p>
              </table:table-cell>
              <table:table-cell office:value-type="float" office:value="19207.5">
                <text:p>19207.5</text:p>
              </table:table-cell>
              <table:table-cell office:value-type="float" office:value="11000">
                <text:p>11000</text:p>
              </table:table-cell>
              <table:table-cell office:value-type="float" office:value="10057.5">
                <text:p>10057.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0807.5">
                <text:p>20807.5</text:p>
              </table:table-cell>
              <table:table-cell office:value-type="float" office:value="10155">
                <text:p>10155</text:p>
              </table:table-cell>
              <table:table-cell office:value-type="float" office:value="4322.5">
                <text:p>4322.5</text:p>
              </table:table-cell>
              <table:table-cell office:value-type="float" office:value="24612.5">
                <text:p>24612.5</text:p>
              </table:table-cell>
              <table:table-cell office:value-type="float" office:value="19342.5">
                <text:p>19342.5</text:p>
              </table:table-cell>
              <table:table-cell office:value-type="float" office:value="11150">
                <text:p>11150</text:p>
              </table:table-cell>
              <table:table-cell office:value-type="float" office:value="10257.5">
                <text:p>10257.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1157.5">
                <text:p>21157.5</text:p>
              </table:table-cell>
              <table:table-cell office:value-type="float" office:value="10535">
                <text:p>10535</text:p>
              </table:table-cell>
              <table:table-cell office:value-type="float" office:value="4297.5">
                <text:p>4297.5</text:p>
              </table:table-cell>
              <table:table-cell office:value-type="float" office:value="24517.5">
                <text:p>24517.5</text:p>
              </table:table-cell>
              <table:table-cell office:value-type="float" office:value="19682.5">
                <text:p>19682.5</text:p>
              </table:table-cell>
              <table:table-cell office:value-type="float" office:value="11495">
                <text:p>11495</text:p>
              </table:table-cell>
              <table:table-cell office:value-type="float" office:value="10652.5">
                <text:p>10652.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0837.5">
                <text:p>20837.5</text:p>
              </table:table-cell>
              <table:table-cell office:value-type="float" office:value="10592.5">
                <text:p>10592.5</text:p>
              </table:table-cell>
              <table:table-cell office:value-type="float" office:value="4182.5">
                <text:p>4182.5</text:p>
              </table:table-cell>
              <table:table-cell office:value-type="float" office:value="24132.5">
                <text:p>24132.5</text:p>
              </table:table-cell>
              <table:table-cell office:value-type="float" office:value="19757.5">
                <text:p>19757.5</text:p>
              </table:table-cell>
              <table:table-cell office:value-type="float" office:value="11295">
                <text:p>11295</text:p>
              </table:table-cell>
              <table:table-cell office:value-type="float" office:value="10552.5">
                <text:p>10552.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0477.5">
                <text:p>20477.5</text:p>
              </table:table-cell>
              <table:table-cell office:value-type="float" office:value="10467.5">
                <text:p>10467.5</text:p>
              </table:table-cell>
              <table:table-cell office:value-type="float" office:value="4387.5">
                <text:p>4387.5</text:p>
              </table:table-cell>
              <table:table-cell office:value-type="float" office:value="23777.5">
                <text:p>23777.5</text:p>
              </table:table-cell>
              <table:table-cell office:value-type="float" office:value="19622.5">
                <text:p>19622.5</text:p>
              </table:table-cell>
              <table:table-cell office:value-type="float" office:value="11465">
                <text:p>11465</text:p>
              </table:table-cell>
              <table:table-cell office:value-type="float" office:value="10307.5">
                <text:p>10307.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0572.5">
                <text:p>20572.5</text:p>
              </table:table-cell>
              <table:table-cell office:value-type="float" office:value="10367.5">
                <text:p>10367.5</text:p>
              </table:table-cell>
              <table:table-cell office:value-type="float" office:value="4437.5">
                <text:p>4437.5</text:p>
              </table:table-cell>
              <table:table-cell office:value-type="float" office:value="23622.5">
                <text:p>23622.5</text:p>
              </table:table-cell>
              <table:table-cell office:value-type="float" office:value="19752.5">
                <text:p>19752.5</text:p>
              </table:table-cell>
              <table:table-cell office:value-type="float" office:value="11610">
                <text:p>11610</text:p>
              </table:table-cell>
              <table:table-cell office:value-type="float" office:value="10357.5">
                <text:p>10357.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0677.5">
                <text:p>20677.5</text:p>
              </table:table-cell>
              <table:table-cell office:value-type="float" office:value="9992.5">
                <text:p>9992.5</text:p>
              </table:table-cell>
              <table:table-cell office:value-type="float" office:value="4622.5">
                <text:p>4622.5</text:p>
              </table:table-cell>
              <table:table-cell office:value-type="float" office:value="23517.5">
                <text:p>23517.5</text:p>
              </table:table-cell>
              <table:table-cell office:value-type="float" office:value="19202.5">
                <text:p>19202.5</text:p>
              </table:table-cell>
              <table:table-cell office:value-type="float" office:value="11680">
                <text:p>11680</text:p>
              </table:table-cell>
              <table:table-cell office:value-type="float" office:value="10807.5">
                <text:p>10807.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802.5">
                <text:p>20802.5</text:p>
              </table:table-cell>
              <table:table-cell office:value-type="float" office:value="10012.5">
                <text:p>10012.5</text:p>
              </table:table-cell>
              <table:table-cell office:value-type="float" office:value="4882.5">
                <text:p>4882.5</text:p>
              </table:table-cell>
              <table:table-cell office:value-type="float" office:value="23612.5">
                <text:p>23612.5</text:p>
              </table:table-cell>
              <table:table-cell office:value-type="float" office:value="19337.5">
                <text:p>19337.5</text:p>
              </table:table-cell>
              <table:table-cell office:value-type="float" office:value="11675">
                <text:p>11675</text:p>
              </table:table-cell>
              <table:table-cell office:value-type="float" office:value="10837.5">
                <text:p>10837.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1387.5">
                <text:p>21387.5</text:p>
              </table:table-cell>
              <table:table-cell office:value-type="float" office:value="9597.5">
                <text:p>9597.5</text:p>
              </table:table-cell>
              <table:table-cell office:value-type="float" office:value="5330">
                <text:p>5330</text:p>
              </table:table-cell>
              <table:table-cell office:value-type="float" office:value="24047.5">
                <text:p>24047.5</text:p>
              </table:table-cell>
              <table:table-cell office:value-type="float" office:value="19397.5">
                <text:p>19397.5</text:p>
              </table:table-cell>
              <table:table-cell office:value-type="float" office:value="11865">
                <text:p>11865</text:p>
              </table:table-cell>
              <table:table-cell office:value-type="float" office:value="10767.5">
                <text:p>10767.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1552.5">
                <text:p>21552.5</text:p>
              </table:table-cell>
              <table:table-cell office:value-type="float" office:value="9362.5">
                <text:p>9362.5</text:p>
              </table:table-cell>
              <table:table-cell office:value-type="float" office:value="5305">
                <text:p>5305</text:p>
              </table:table-cell>
              <table:table-cell office:value-type="float" office:value="24057.5">
                <text:p>24057.5</text:p>
              </table:table-cell>
              <table:table-cell office:value-type="float" office:value="19152.5">
                <text:p>19152.5</text:p>
              </table:table-cell>
              <table:table-cell office:value-type="float" office:value="11730">
                <text:p>11730</text:p>
              </table:table-cell>
              <table:table-cell office:value-type="float" office:value="10847.5">
                <text:p>10847.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1562.5">
                <text:p>21562.5</text:p>
              </table:table-cell>
              <table:table-cell office:value-type="float" office:value="9497.5">
                <text:p>9497.5</text:p>
              </table:table-cell>
              <table:table-cell office:value-type="float" office:value="5030">
                <text:p>5030</text:p>
              </table:table-cell>
              <table:table-cell office:value-type="float" office:value="23917.5">
                <text:p>23917.5</text:p>
              </table:table-cell>
              <table:table-cell office:value-type="float" office:value="19212.5">
                <text:p>19212.5</text:p>
              </table:table-cell>
              <table:table-cell office:value-type="float" office:value="11590">
                <text:p>11590</text:p>
              </table:table-cell>
              <table:table-cell office:value-type="float" office:value="10787.5">
                <text:p>10787.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1847.5">
                <text:p>21847.5</text:p>
              </table:table-cell>
              <table:table-cell office:value-type="float" office:value="9722.5">
                <text:p>9722.5</text:p>
              </table:table-cell>
              <table:table-cell office:value-type="float" office:value="5120">
                <text:p>5120</text:p>
              </table:table-cell>
              <table:table-cell office:value-type="float" office:value="24117.5">
                <text:p>24117.5</text:p>
              </table:table-cell>
              <table:table-cell office:value-type="float" office:value="19332.5">
                <text:p>19332.5</text:p>
              </table:table-cell>
              <table:table-cell office:value-type="float" office:value="11690">
                <text:p>11690</text:p>
              </table:table-cell>
              <table:table-cell office:value-type="float" office:value="11092.5">
                <text:p>11092.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1772.5">
                <text:p>21772.5</text:p>
              </table:table-cell>
              <table:table-cell office:value-type="float" office:value="9442.5">
                <text:p>9442.5</text:p>
              </table:table-cell>
              <table:table-cell office:value-type="float" office:value="5260">
                <text:p>5260</text:p>
              </table:table-cell>
              <table:table-cell office:value-type="float" office:value="23817.5">
                <text:p>23817.5</text:p>
              </table:table-cell>
              <table:table-cell office:value-type="float" office:value="19147.5">
                <text:p>19147.5</text:p>
              </table:table-cell>
              <table:table-cell office:value-type="float" office:value="11550">
                <text:p>11550</text:p>
              </table:table-cell>
              <table:table-cell office:value-type="float" office:value="11132.5">
                <text:p>11132.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1232.5">
                <text:p>21232.5</text:p>
              </table:table-cell>
              <table:table-cell office:value-type="float" office:value="8442.5">
                <text:p>8442.5</text:p>
              </table:table-cell>
              <table:table-cell office:value-type="float" office:value="5430">
                <text:p>5430</text:p>
              </table:table-cell>
              <table:table-cell office:value-type="float" office:value="22702.5">
                <text:p>22702.5</text:p>
              </table:table-cell>
              <table:table-cell office:value-type="float" office:value="19147.5">
                <text:p>19147.5</text:p>
              </table:table-cell>
              <table:table-cell office:value-type="float" office:value="11035">
                <text:p>11035</text:p>
              </table:table-cell>
              <table:table-cell office:value-type="float" office:value="10572.5">
                <text:p>10572.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1277.5">
                <text:p>21277.5</text:p>
              </table:table-cell>
              <table:table-cell office:value-type="float" office:value="8287.5">
                <text:p>8287.5</text:p>
              </table:table-cell>
              <table:table-cell office:value-type="float" office:value="5510">
                <text:p>5510</text:p>
              </table:table-cell>
              <table:table-cell office:value-type="float" office:value="23017.5">
                <text:p>23017.5</text:p>
              </table:table-cell>
              <table:table-cell office:value-type="float" office:value="19512.5">
                <text:p>19512.5</text:p>
              </table:table-cell>
              <table:table-cell office:value-type="float" office:value="10775">
                <text:p>10775</text:p>
              </table:table-cell>
              <table:table-cell office:value-type="float" office:value="10972.5">
                <text:p>10972.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1672.5">
                <text:p>21672.5</text:p>
              </table:table-cell>
              <table:table-cell office:value-type="float" office:value="8722.5">
                <text:p>8722.5</text:p>
              </table:table-cell>
              <table:table-cell office:value-type="float" office:value="5795">
                <text:p>5795</text:p>
              </table:table-cell>
              <table:table-cell office:value-type="float" office:value="23732.5">
                <text:p>23732.5</text:p>
              </table:table-cell>
              <table:table-cell office:value-type="float" office:value="18937.5">
                <text:p>18937.5</text:p>
              </table:table-cell>
              <table:table-cell office:value-type="float" office:value="10185">
                <text:p>10185</text:p>
              </table:table-cell>
              <table:table-cell office:value-type="float" office:value="9927.5">
                <text:p>9927.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1832.5">
                <text:p>21832.5</text:p>
              </table:table-cell>
              <table:table-cell office:value-type="float" office:value="8742.5">
                <text:p>8742.5</text:p>
              </table:table-cell>
              <table:table-cell office:value-type="float" office:value="5830">
                <text:p>5830</text:p>
              </table:table-cell>
              <table:table-cell office:value-type="float" office:value="23567.5">
                <text:p>23567.5</text:p>
              </table:table-cell>
              <table:table-cell office:value-type="float" office:value="18812.5">
                <text:p>18812.5</text:p>
              </table:table-cell>
              <table:table-cell office:value-type="float" office:value="10280">
                <text:p>10280</text:p>
              </table:table-cell>
              <table:table-cell office:value-type="float" office:value="9742.5">
                <text:p>9742.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1717.5">
                <text:p>21717.5</text:p>
              </table:table-cell>
              <table:table-cell office:value-type="float" office:value="9087.5">
                <text:p>9087.5</text:p>
              </table:table-cell>
              <table:table-cell office:value-type="float" office:value="5850">
                <text:p>5850</text:p>
              </table:table-cell>
              <table:table-cell office:value-type="float" office:value="23787.5">
                <text:p>23787.5</text:p>
              </table:table-cell>
              <table:table-cell office:value-type="float" office:value="18892.5">
                <text:p>18892.5</text:p>
              </table:table-cell>
              <table:table-cell office:value-type="float" office:value="10540">
                <text:p>10540</text:p>
              </table:table-cell>
              <table:table-cell office:value-type="float" office:value="9777.5">
                <text:p>9777.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1892.5">
                <text:p>21892.5</text:p>
              </table:table-cell>
              <table:table-cell office:value-type="float" office:value="9152.5">
                <text:p>9152.5</text:p>
              </table:table-cell>
              <table:table-cell office:value-type="float" office:value="5995">
                <text:p>5995</text:p>
              </table:table-cell>
              <table:table-cell office:value-type="float" office:value="23747.5">
                <text:p>23747.5</text:p>
              </table:table-cell>
              <table:table-cell office:value-type="float" office:value="18907.5">
                <text:p>18907.5</text:p>
              </table:table-cell>
              <table:table-cell office:value-type="float" office:value="10635">
                <text:p>10635</text:p>
              </table:table-cell>
              <table:table-cell office:value-type="float" office:value="9852.5">
                <text:p>9852.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1822.5">
                <text:p>21822.5</text:p>
              </table:table-cell>
              <table:table-cell office:value-type="float" office:value="9202.5">
                <text:p>9202.5</text:p>
              </table:table-cell>
              <table:table-cell office:value-type="float" office:value="6060">
                <text:p>6060</text:p>
              </table:table-cell>
              <table:table-cell office:value-type="float" office:value="24062.5">
                <text:p>24062.5</text:p>
              </table:table-cell>
              <table:table-cell office:value-type="float" office:value="19072.5">
                <text:p>19072.5</text:p>
              </table:table-cell>
              <table:table-cell office:value-type="float" office:value="10335">
                <text:p>10335</text:p>
              </table:table-cell>
              <table:table-cell office:value-type="float" office:value="9562.5">
                <text:p>9562.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1217.5">
                <text:p>21217.5</text:p>
              </table:table-cell>
              <table:table-cell office:value-type="float" office:value="9517.5">
                <text:p>9517.5</text:p>
              </table:table-cell>
              <table:table-cell office:value-type="float" office:value="6120">
                <text:p>6120</text:p>
              </table:table-cell>
              <table:table-cell office:value-type="float" office:value="24092.5">
                <text:p>24092.5</text:p>
              </table:table-cell>
              <table:table-cell office:value-type="float" office:value="19057.5">
                <text:p>19057.5</text:p>
              </table:table-cell>
              <table:table-cell office:value-type="float" office:value="10155">
                <text:p>10155</text:p>
              </table:table-cell>
              <table:table-cell office:value-type="float" office:value="9232.5">
                <text:p>9232.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1042.5">
                <text:p>21042.5</text:p>
              </table:table-cell>
              <table:table-cell office:value-type="float" office:value="9412.5">
                <text:p>9412.5</text:p>
              </table:table-cell>
              <table:table-cell office:value-type="float" office:value="6120">
                <text:p>6120</text:p>
              </table:table-cell>
              <table:table-cell office:value-type="float" office:value="23957.5">
                <text:p>23957.5</text:p>
              </table:table-cell>
              <table:table-cell office:value-type="float" office:value="19227.5">
                <text:p>19227.5</text:p>
              </table:table-cell>
              <table:table-cell office:value-type="float" office:value="10310">
                <text:p>10310</text:p>
              </table:table-cell>
              <table:table-cell office:value-type="float" office:value="9327.5">
                <text:p>9327.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0862.5">
                <text:p>20862.5</text:p>
              </table:table-cell>
              <table:table-cell office:value-type="float" office:value="9182.5">
                <text:p>9182.5</text:p>
              </table:table-cell>
              <table:table-cell office:value-type="float" office:value="5575">
                <text:p>5575</text:p>
              </table:table-cell>
              <table:table-cell office:value-type="float" office:value="24267.5">
                <text:p>24267.5</text:p>
              </table:table-cell>
              <table:table-cell office:value-type="float" office:value="18707.5">
                <text:p>18707.5</text:p>
              </table:table-cell>
              <table:table-cell office:value-type="float" office:value="9760">
                <text:p>9760</text:p>
              </table:table-cell>
              <table:table-cell office:value-type="float" office:value="8917.5">
                <text:p>8917.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0942.5">
                <text:p>20942.5</text:p>
              </table:table-cell>
              <table:table-cell office:value-type="float" office:value="9622.5">
                <text:p>9622.5</text:p>
              </table:table-cell>
              <table:table-cell office:value-type="float" office:value="6150">
                <text:p>6150</text:p>
              </table:table-cell>
              <table:table-cell office:value-type="float" office:value="24132.5">
                <text:p>24132.5</text:p>
              </table:table-cell>
              <table:table-cell office:value-type="float" office:value="18797.5">
                <text:p>18797.5</text:p>
              </table:table-cell>
              <table:table-cell office:value-type="float" office:value="9800">
                <text:p>9800</text:p>
              </table:table-cell>
              <table:table-cell office:value-type="float" office:value="9400">
                <text:p>940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895">
                <text:p>20895</text:p>
              </table:table-cell>
              <table:table-cell office:value-type="float" office:value="9982.5">
                <text:p>9982.5</text:p>
              </table:table-cell>
              <table:table-cell office:value-type="float" office:value="6060">
                <text:p>6060</text:p>
              </table:table-cell>
              <table:table-cell office:value-type="float" office:value="24187.5">
                <text:p>24187.5</text:p>
              </table:table-cell>
              <table:table-cell office:value-type="float" office:value="19102.5">
                <text:p>19102.5</text:p>
              </table:table-cell>
              <table:table-cell office:value-type="float" office:value="10165">
                <text:p>10165</text:p>
              </table:table-cell>
              <table:table-cell office:value-type="float" office:value="9575">
                <text:p>957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832.5">
                <text:p>20832.5</text:p>
              </table:table-cell>
              <table:table-cell office:value-type="float" office:value="9170">
                <text:p>9170</text:p>
              </table:table-cell>
              <table:table-cell office:value-type="float" office:value="5997.5">
                <text:p>5997.5</text:p>
              </table:table-cell>
              <table:table-cell office:value-type="float" office:value="24100">
                <text:p>24100</text:p>
              </table:table-cell>
              <table:table-cell office:value-type="float" office:value="18500">
                <text:p>18500</text:p>
              </table:table-cell>
              <table:table-cell office:value-type="float" office:value="9737.5">
                <text:p>9737.5</text:p>
              </table:table-cell>
              <table:table-cell office:value-type="float" office:value="9937.5">
                <text:p>9937.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842.5">
                <text:p>20842.5</text:p>
              </table:table-cell>
              <table:table-cell office:value-type="float" office:value="9200">
                <text:p>9200</text:p>
              </table:table-cell>
              <table:table-cell office:value-type="float" office:value="5812.5">
                <text:p>5812.5</text:p>
              </table:table-cell>
              <table:table-cell office:value-type="float" office:value="24080">
                <text:p>24080</text:p>
              </table:table-cell>
              <table:table-cell office:value-type="float" office:value="18475">
                <text:p>18475</text:p>
              </table:table-cell>
              <table:table-cell office:value-type="float" office:value="9782.5">
                <text:p>9782.5</text:p>
              </table:table-cell>
              <table:table-cell office:value-type="float" office:value="9842.5">
                <text:p>9842.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0667.5">
                <text:p>20667.5</text:p>
              </table:table-cell>
              <table:table-cell office:value-type="float" office:value="9745">
                <text:p>9745</text:p>
              </table:table-cell>
              <table:table-cell office:value-type="float" office:value="6137.5">
                <text:p>6137.5</text:p>
              </table:table-cell>
              <table:table-cell office:value-type="float" office:value="23330">
                <text:p>23330</text:p>
              </table:table-cell>
              <table:table-cell office:value-type="float" office:value="19060">
                <text:p>19060</text:p>
              </table:table-cell>
              <table:table-cell office:value-type="float" office:value="9747.5">
                <text:p>9747.5</text:p>
              </table:table-cell>
              <table:table-cell office:value-type="float" office:value="9987.5">
                <text:p>9987.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617.5">
                <text:p>20617.5</text:p>
              </table:table-cell>
              <table:table-cell office:value-type="float" office:value="9655">
                <text:p>9655</text:p>
              </table:table-cell>
              <table:table-cell office:value-type="float" office:value="6187.5">
                <text:p>6187.5</text:p>
              </table:table-cell>
              <table:table-cell office:value-type="float" office:value="22845">
                <text:p>22845</text:p>
              </table:table-cell>
              <table:table-cell office:value-type="float" office:value="19065">
                <text:p>19065</text:p>
              </table:table-cell>
              <table:table-cell office:value-type="float" office:value="9982.5">
                <text:p>9982.5</text:p>
              </table:table-cell>
              <table:table-cell office:value-type="float" office:value="9757.5">
                <text:p>9757.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0617.5">
                <text:p>20617.5</text:p>
              </table:table-cell>
              <table:table-cell office:value-type="float" office:value="9415">
                <text:p>9415</text:p>
              </table:table-cell>
              <table:table-cell office:value-type="float" office:value="5827.5">
                <text:p>5827.5</text:p>
              </table:table-cell>
              <table:table-cell office:value-type="float" office:value="22655">
                <text:p>22655</text:p>
              </table:table-cell>
              <table:table-cell office:value-type="float" office:value="19045">
                <text:p>19045</text:p>
              </table:table-cell>
              <table:table-cell office:value-type="float" office:value="9882.5">
                <text:p>9882.5</text:p>
              </table:table-cell>
              <table:table-cell office:value-type="float" office:value="9712.5">
                <text:p>9712.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0625">
                <text:p>20625</text:p>
              </table:table-cell>
              <table:table-cell office:value-type="float" office:value="9390">
                <text:p>9390</text:p>
              </table:table-cell>
              <table:table-cell office:value-type="float" office:value="5692.5">
                <text:p>5692.5</text:p>
              </table:table-cell>
              <table:table-cell office:value-type="float" office:value="22665">
                <text:p>22665</text:p>
              </table:table-cell>
              <table:table-cell office:value-type="float" office:value="19170">
                <text:p>19170</text:p>
              </table:table-cell>
              <table:table-cell office:value-type="float" office:value="9872.5">
                <text:p>9872.5</text:p>
              </table:table-cell>
              <table:table-cell office:value-type="float" office:value="10237.5">
                <text:p>10237.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0807.5">
                <text:p>20807.5</text:p>
              </table:table-cell>
              <table:table-cell office:value-type="float" office:value="9145">
                <text:p>9145</text:p>
              </table:table-cell>
              <table:table-cell office:value-type="float" office:value="5397.5">
                <text:p>5397.5</text:p>
              </table:table-cell>
              <table:table-cell office:value-type="float" office:value="22642.5">
                <text:p>22642.5</text:p>
              </table:table-cell>
              <table:table-cell office:value-type="float" office:value="19030">
                <text:p>19030</text:p>
              </table:table-cell>
              <table:table-cell office:value-type="float" office:value="9657.5">
                <text:p>9657.5</text:p>
              </table:table-cell>
              <table:table-cell office:value-type="float" office:value="10087.5">
                <text:p>10087.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522.5">
                <text:p>20522.5</text:p>
              </table:table-cell>
              <table:table-cell office:value-type="float" office:value="9260">
                <text:p>9260</text:p>
              </table:table-cell>
              <table:table-cell office:value-type="float" office:value="5567.5">
                <text:p>5567.5</text:p>
              </table:table-cell>
              <table:table-cell office:value-type="float" office:value="22727.5">
                <text:p>22727.5</text:p>
              </table:table-cell>
              <table:table-cell office:value-type="float" office:value="19010">
                <text:p>19010</text:p>
              </table:table-cell>
              <table:table-cell office:value-type="float" office:value="9527.5">
                <text:p>9527.5</text:p>
              </table:table-cell>
              <table:table-cell office:value-type="float" office:value="9847.5">
                <text:p>9847.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452.5">
                <text:p>20452.5</text:p>
              </table:table-cell>
              <table:table-cell office:value-type="float" office:value="9450">
                <text:p>9450</text:p>
              </table:table-cell>
              <table:table-cell office:value-type="float" office:value="5677.5">
                <text:p>5677.5</text:p>
              </table:table-cell>
              <table:table-cell office:value-type="float" office:value="22672.5">
                <text:p>22672.5</text:p>
              </table:table-cell>
              <table:table-cell office:value-type="float" office:value="18970">
                <text:p>18970</text:p>
              </table:table-cell>
              <table:table-cell office:value-type="float" office:value="9882.5">
                <text:p>9882.5</text:p>
              </table:table-cell>
              <table:table-cell office:value-type="float" office:value="10072.5">
                <text:p>10072.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0422.5">
                <text:p>20422.5</text:p>
              </table:table-cell>
              <table:table-cell office:value-type="float" office:value="9790">
                <text:p>9790</text:p>
              </table:table-cell>
              <table:table-cell office:value-type="float" office:value="5662.5">
                <text:p>5662.5</text:p>
              </table:table-cell>
              <table:table-cell office:value-type="float" office:value="22902.5">
                <text:p>22902.5</text:p>
              </table:table-cell>
              <table:table-cell office:value-type="float" office:value="19290">
                <text:p>19290</text:p>
              </table:table-cell>
              <table:table-cell office:value-type="float" office:value="9517.5">
                <text:p>9517.5</text:p>
              </table:table-cell>
              <table:table-cell office:value-type="float" office:value="9952.5">
                <text:p>9952.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657.5">
                <text:p>20657.5</text:p>
              </table:table-cell>
              <table:table-cell office:value-type="float" office:value="10025">
                <text:p>10025</text:p>
              </table:table-cell>
              <table:table-cell office:value-type="float" office:value="5672.5">
                <text:p>5672.5</text:p>
              </table:table-cell>
              <table:table-cell office:value-type="float" office:value="22452.5">
                <text:p>22452.5</text:p>
              </table:table-cell>
              <table:table-cell office:value-type="float" office:value="19280">
                <text:p>19280</text:p>
              </table:table-cell>
              <table:table-cell office:value-type="float" office:value="9732.5">
                <text:p>9732.5</text:p>
              </table:table-cell>
              <table:table-cell office:value-type="float" office:value="9942.5">
                <text:p>9942.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817.5">
                <text:p>20817.5</text:p>
              </table:table-cell>
              <table:table-cell office:value-type="float" office:value="9800">
                <text:p>9800</text:p>
              </table:table-cell>
              <table:table-cell office:value-type="float" office:value="5927.5">
                <text:p>5927.5</text:p>
              </table:table-cell>
              <table:table-cell office:value-type="float" office:value="23055">
                <text:p>23055</text:p>
              </table:table-cell>
              <table:table-cell office:value-type="float" office:value="19745">
                <text:p>19745</text:p>
              </table:table-cell>
              <table:table-cell office:value-type="float" office:value="9932.5">
                <text:p>9932.5</text:p>
              </table:table-cell>
              <table:table-cell office:value-type="float" office:value="10202.5">
                <text:p>1020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